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2.023cm"/>
    </style:style>
    <style:style style:name="co15" style:family="table-column">
      <style:table-column-properties fo:break-before="auto" style:column-width="2.323cm"/>
    </style:style>
    <style:style style:name="co16" style:family="table-column">
      <style:table-column-properties fo:break-before="auto" style:column-width="1.859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6soil_water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9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8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RUNOF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ISCHG</text:p>
          </table:table-cell>
          <table:table-cell office:value-type="string" calcext:value-type="string">
            <text:p>SNOWPACK</text:p>
          </table:table-cell>
          <table:table-cell office:value-type="string" calcext:value-type="string">
            <text:p>WTR_1</text:p>
          </table:table-cell>
          <table:table-cell office:value-type="string" calcext:value-type="string">
            <text:p>WTR_2</text:p>
          </table:table-cell>
          <table:table-cell office:value-type="string" calcext:value-type="string">
            <text:p>WTR_3</text:p>
          </table:table-cell>
          <table:table-cell office:value-type="string" calcext:value-type="string">
            <text:p>WTR_4</text:p>
          </table:table-cell>
          <table:table-cell office:value-type="string" calcext:value-type="string">
            <text:p>WTR_5</text:p>
          </table:table-cell>
          <table:table-cell office:value-type="string" calcext:value-type="string">
            <text:p>WTR_6</text:p>
          </table:table-cell>
          <table:table-cell office:value-type="string" calcext:value-type="string">
            <text:p>WTR_7</text:p>
          </table:table-cell>
          <table:table-cell office:value-type="string" calcext:value-type="string">
            <text:p>WTR_8</text:p>
          </table:table-cell>
          <table:table-cell office:value-type="string" calcext:value-type="string">
            <text:p>WTR_9</text:p>
          </table:table-cell>
          <table:table-cell office:value-type="string" calcext:value-type="string">
            <text:p>WTR_10</text:p>
          </table:table-cell>
          <table:table-cell office:value-type="string" calcext:value-type="string">
            <text:p>WTR_11</text:p>
          </table:table-cell>
          <table:table-cell office:value-type="string" calcext:value-type="string">
            <text:p>WTR_12</text:p>
          </table:table-cell>
          <table:table-cell office:value-type="string" calcext:value-type="string">
            <text:p>WTR_13</text:p>
          </table:table-cell>
          <table:table-cell office:value-type="string" calcext:value-type="string">
            <text:p>SURF_WTR</text:p>
          </table:table-cell>
          <table:table-cell office:value-type="string" calcext:value-type="string">
            <text:p>ICE_1</text:p>
          </table:table-cell>
          <table:table-cell office:value-type="string" calcext:value-type="string">
            <text:p>ICE_2</text:p>
          </table:table-cell>
          <table:table-cell office:value-type="string" calcext:value-type="string">
            <text:p>ICE_3</text:p>
          </table:table-cell>
          <table:table-cell office:value-type="string" calcext:value-type="string">
            <text:p>ICE_4</text:p>
          </table:table-cell>
          <table:table-cell office:value-type="string" calcext:value-type="string">
            <text:p>ICE_5</text:p>
          </table:table-cell>
          <table:table-cell office:value-type="string" calcext:value-type="string">
            <text:p>ICE_6</text:p>
          </table:table-cell>
          <table:table-cell office:value-type="string" calcext:value-type="string">
            <text:p>ICE_7</text:p>
          </table:table-cell>
          <table:table-cell office:value-type="string" calcext:value-type="string">
            <text:p>ICE_8</text:p>
          </table:table-cell>
          <table:table-cell office:value-type="string" calcext:value-type="string">
            <text:p>ICE_9</text:p>
          </table:table-cell>
          <table:table-cell office:value-type="string" calcext:value-type="string">
            <text:p>ICE_10</text:p>
          </table:table-cell>
          <table:table-cell office:value-type="string" calcext:value-type="string">
            <text:p>ICE_11</text:p>
          </table:table-cell>
          <table:table-cell office:value-type="string" calcext:value-type="string">
            <text:p>ICE_12</text:p>
          </table:table-cell>
          <table:table-cell office:value-type="string" calcext:value-type="string">
            <text:p>ICE_13</text:p>
          </table:table-cell>
          <table:table-cell office:value-type="string" calcext:value-type="string">
            <text:p>SURF_ICE</text:p>
          </table:table-cell>
          <table:table-cell office:value-type="string" calcext:value-type="string">
            <text:p>PSI_1</text:p>
          </table:table-cell>
          <table:table-cell office:value-type="string" calcext:value-type="string">
            <text:p>PSI_2</text:p>
          </table:table-cell>
          <table:table-cell office:value-type="string" calcext:value-type="string">
            <text:p>PSI_3</text:p>
          </table:table-cell>
          <table:table-cell office:value-type="string" calcext:value-type="string">
            <text:p>PSI_4</text:p>
          </table:table-cell>
          <table:table-cell office:value-type="string" calcext:value-type="string">
            <text:p>PSI_5</text:p>
          </table:table-cell>
          <table:table-cell office:value-type="string" calcext:value-type="string">
            <text:p>PSI_6</text:p>
          </table:table-cell>
          <table:table-cell office:value-type="string" calcext:value-type="string">
            <text:p>PSI_7</text:p>
          </table:table-cell>
          <table:table-cell office:value-type="string" calcext:value-type="string">
            <text:p>PSI_8</text:p>
          </table:table-cell>
          <table:table-cell office:value-type="string" calcext:value-type="string">
            <text:p>PSI_9</text:p>
          </table:table-cell>
          <table:table-cell office:value-type="string" calcext:value-type="string">
            <text:p>PSI_10</text:p>
          </table:table-cell>
          <table:table-cell office:value-type="string" calcext:value-type="string">
            <text:p>TILE_DRG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SI_SURF</text:p>
          </table:table-cell>
          <table:table-cell office:value-type="string" calcext:value-type="string">
            <text:p>SURF_ELEV</text:p>
          </table:table-cell>
          <table:table-cell office:value-type="string" calcext:value-type="string">
            <text:p>ACTV_LYR</text:p>
          </table:table-cell>
          <table:table-cell office:value-type="string" calcext:value-type="string">
            <text:p>WTR_TB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6" calcext:value-type="float">
            <text:p>1012006</text:p>
          </table:table-cell>
          <table:table-cell office:value-type="float" office:value="5.4" calcext:value-type="float">
            <text:p>5.4</text:p>
          </table:table-cell>
          <table:table-cell office:value-type="float" office:value="0.2408789" calcext:value-type="float">
            <text:p>0.2408789</text:p>
          </table:table-cell>
          <table:table-cell office:value-type="float" office:value="0" calcext:value-type="float">
            <text:p>0</text:p>
          </table:table-cell>
          <table:table-cell office:value-type="float" office:value="1038.861" calcext:value-type="float">
            <text:p>1038.861</text:p>
          </table:table-cell>
          <table:table-cell office:value-type="float" office:value="0.03267553" calcext:value-type="float">
            <text:p>0.03267553</text:p>
          </table:table-cell>
          <table:table-cell office:value-type="float" office:value="0" calcext:value-type="float">
            <text:p>0</text:p>
          </table:table-cell>
          <table:table-cell office:value-type="float" office:value="0.4675476" calcext:value-type="float">
            <text:p>0.4675476</text:p>
          </table:table-cell>
          <table:table-cell office:value-type="float" office:value="0.265488" calcext:value-type="float">
            <text:p>0.265488</text:p>
          </table:table-cell>
          <table:table-cell office:value-type="float" office:value="0.2655989" calcext:value-type="float">
            <text:p>0.2655989</text:p>
          </table:table-cell>
          <table:table-cell office:value-type="float" office:value="0.2641159" calcext:value-type="float">
            <text:p>0.2641159</text:p>
          </table:table-cell>
          <table:table-cell office:value-type="float" office:value="0.2634258" calcext:value-type="float">
            <text:p>0.2634258</text:p>
          </table:table-cell>
          <table:table-cell office:value-type="float" office:value="0.2376221" calcext:value-type="float">
            <text:p>0.2376221</text:p>
          </table:table-cell>
          <table:table-cell office:value-type="float" office:value="0.2473886" calcext:value-type="float">
            <text:p>0.2473886</text:p>
          </table:table-cell>
          <table:table-cell office:value-type="float" office:value="0.3312614" calcext:value-type="float">
            <text:p>0.3312614</text:p>
          </table:table-cell>
          <table:table-cell office:value-type="float" office:value="0.3266766" calcext:value-type="float">
            <text:p>0.3266766</text:p>
          </table:table-cell>
          <table:table-cell office:value-type="float" office:value="0.3545374" calcext:value-type="float">
            <text:p>0.3545374</text:p>
          </table:table-cell>
          <table:table-cell office:value-type="float" office:value="0.375086" calcext:value-type="float">
            <text:p>0.375086</text:p>
          </table:table-cell>
          <table:table-cell office:value-type="float" office:value="0.3910529" calcext:value-type="float">
            <text:p>0.3910529</text:p>
          </table:table-cell>
          <table:table-cell office:value-type="float" office:value="0.4623737" calcext:value-type="float">
            <text:p>0.4623737</text:p>
          </table:table-cell>
          <table:table-cell office:value-type="float" office:value="0" calcext:value-type="float">
            <text:p>0</text:p>
          </table:table-cell>
          <table:table-cell office:value-type="float" office:value="0.006412768" calcext:value-type="float">
            <text:p>0.006412768</text:p>
          </table:table-cell>
          <table:table-cell office:value-type="float" office:value="0.00000001387849" calcext:value-type="float">
            <text:p>1.387849E-08</text:p>
          </table:table-cell>
          <table:table-cell office:value-type="float" office:value="0.0000000000004663872" calcext:value-type="float">
            <text:p>4.663872E-13</text:p>
          </table:table-cell>
          <table:table-cell office:value-type="float" office:value="0.000000005192491" calcext:value-type="float">
            <text:p>5.192491E-09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537296" calcext:value-type="float">
            <text:p>-0.005537296</text:p>
          </table:table-cell>
          <table:table-cell office:value-type="float" office:value="-0.09189994" calcext:value-type="float">
            <text:p>-0.09189994</text:p>
          </table:table-cell>
          <table:table-cell office:value-type="float" office:value="-0.09061427" calcext:value-type="float">
            <text:p>-0.09061427</text:p>
          </table:table-cell>
          <table:table-cell office:value-type="float" office:value="-0.0991594" calcext:value-type="float">
            <text:p>-0.0991594</text:p>
          </table:table-cell>
          <table:table-cell office:value-type="float" office:value="-0.09661502" calcext:value-type="float">
            <text:p>-0.09661502</text:p>
          </table:table-cell>
          <table:table-cell office:value-type="float" office:value="-0.08587178" calcext:value-type="float">
            <text:p>-0.08587178</text:p>
          </table:table-cell>
          <table:table-cell office:value-type="float" office:value="-0.06457212" calcext:value-type="float">
            <text:p>-0.06457212</text:p>
          </table:table-cell>
          <table:table-cell office:value-type="float" office:value="-0.06360116" calcext:value-type="float">
            <text:p>-0.06360116</text:p>
          </table:table-cell>
          <table:table-cell office:value-type="float" office:value="-0.05647125" calcext:value-type="float">
            <text:p>-0.05647125</text:p>
          </table:table-cell>
          <table:table-cell office:value-type="float" office:value="-0.02918509" calcext:value-type="float">
            <text:p>-0.02918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793956" calcext:value-type="float">
            <text:p>-0.004793956</text:p>
          </table:table-cell>
          <table:table-cell office:value-type="float" office:value="0.04105575" calcext:value-type="float">
            <text:p>0.04105575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87054" calcext:value-type="float">
            <text:p>-2.387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6" calcext:value-type="float">
            <text:p>2012006</text:p>
          </table:table-cell>
          <table:table-cell office:value-type="float" office:value="10" calcext:value-type="float">
            <text:p>10</text:p>
          </table:table-cell>
          <table:table-cell office:value-type="float" office:value="0.3236996" calcext:value-type="float">
            <text:p>0.3236996</text:p>
          </table:table-cell>
          <table:table-cell office:value-type="float" office:value="0" calcext:value-type="float">
            <text:p>0</text:p>
          </table:table-cell>
          <table:table-cell office:value-type="float" office:value="1042.78" calcext:value-type="float">
            <text:p>1042.78</text:p>
          </table:table-cell>
          <table:table-cell office:value-type="float" office:value="0.6309761" calcext:value-type="float">
            <text:p>0.6309761</text:p>
          </table:table-cell>
          <table:table-cell office:value-type="float" office:value="0" calcext:value-type="float">
            <text:p>0</text:p>
          </table:table-cell>
          <table:table-cell office:value-type="float" office:value="0.2751738" calcext:value-type="float">
            <text:p>0.2751738</text:p>
          </table:table-cell>
          <table:table-cell office:value-type="float" office:value="0.2954117" calcext:value-type="float">
            <text:p>0.2954117</text:p>
          </table:table-cell>
          <table:table-cell office:value-type="float" office:value="0.280041" calcext:value-type="float">
            <text:p>0.280041</text:p>
          </table:table-cell>
          <table:table-cell office:value-type="float" office:value="0.2753219" calcext:value-type="float">
            <text:p>0.2753219</text:p>
          </table:table-cell>
          <table:table-cell office:value-type="float" office:value="0.2705151" calcext:value-type="float">
            <text:p>0.2705151</text:p>
          </table:table-cell>
          <table:table-cell office:value-type="float" office:value="0.2409567" calcext:value-type="float">
            <text:p>0.2409567</text:p>
          </table:table-cell>
          <table:table-cell office:value-type="float" office:value="0.2853358" calcext:value-type="float">
            <text:p>0.2853358</text:p>
          </table:table-cell>
          <table:table-cell office:value-type="float" office:value="0.3341074" calcext:value-type="float">
            <text:p>0.3341074</text:p>
          </table:table-cell>
          <table:table-cell office:value-type="float" office:value="0.3270451" calcext:value-type="float">
            <text:p>0.3270451</text:p>
          </table:table-cell>
          <table:table-cell office:value-type="float" office:value="0.3546079" calcext:value-type="float">
            <text:p>0.3546079</text:p>
          </table:table-cell>
          <table:table-cell office:value-type="float" office:value="0.3751437" calcext:value-type="float">
            <text:p>0.3751437</text:p>
          </table:table-cell>
          <table:table-cell office:value-type="float" office:value="0.3910119" calcext:value-type="float">
            <text:p>0.3910119</text:p>
          </table:table-cell>
          <table:table-cell office:value-type="float" office:value="0.4623734" calcext:value-type="float">
            <text:p>0.4623734</text:p>
          </table:table-cell>
          <table:table-cell office:value-type="float" office:value="0" calcext:value-type="float">
            <text:p>0</text:p>
          </table:table-cell>
          <table:table-cell office:value-type="float" office:value="0.01784339" calcext:value-type="float">
            <text:p>0.01784339</text:p>
          </table:table-cell>
          <table:table-cell office:value-type="float" office:value="1.946331E-015" calcext:value-type="float">
            <text:p>1.946331E-15</text:p>
          </table:table-cell>
          <table:table-cell office:value-type="float" office:value="0.0000000000004136698" calcext:value-type="float">
            <text:p>4.136698E-13</text:p>
          </table:table-cell>
          <table:table-cell office:value-type="float" office:value="0.00000000003132379" calcext:value-type="float">
            <text:p>3.132379E-11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663075" calcext:value-type="float">
            <text:p>-0.06663075</text:p>
          </table:table-cell>
          <table:table-cell office:value-type="float" office:value="-0.03947292" calcext:value-type="float">
            <text:p>-0.03947292</text:p>
          </table:table-cell>
          <table:table-cell office:value-type="float" office:value="-0.06041824" calcext:value-type="float">
            <text:p>-0.06041824</text:p>
          </table:table-cell>
          <table:table-cell office:value-type="float" office:value="-0.06874055" calcext:value-type="float">
            <text:p>-0.06874055</text:p>
          </table:table-cell>
          <table:table-cell office:value-type="float" office:value="-0.07881121" calcext:value-type="float">
            <text:p>-0.07881121</text:p>
          </table:table-cell>
          <table:table-cell office:value-type="float" office:value="-0.07726116" calcext:value-type="float">
            <text:p>-0.07726116</text:p>
          </table:table-cell>
          <table:table-cell office:value-type="float" office:value="-0.01914968" calcext:value-type="float">
            <text:p>-0.01914968</text:p>
          </table:table-cell>
          <table:table-cell office:value-type="float" office:value="-0.05905439" calcext:value-type="float">
            <text:p>-0.05905439</text:p>
          </table:table-cell>
          <table:table-cell office:value-type="float" office:value="-0.05588022" calcext:value-type="float">
            <text:p>-0.05588022</text:p>
          </table:table-cell>
          <table:table-cell office:value-type="float" office:value="-0.02908591" calcext:value-type="float">
            <text:p>-0.02908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766474" calcext:value-type="float">
            <text:p>-0.08766474</text:p>
          </table:table-cell>
          <table:table-cell office:value-type="float" office:value="0.04075978" calcext:value-type="float">
            <text:p>0.0407597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041" calcext:value-type="float">
            <text:p>-2.390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6" calcext:value-type="float">
            <text:p>3012006</text:p>
          </table:table-cell>
          <table:table-cell office:value-type="float" office:value="10" calcext:value-type="float">
            <text:p>10</text:p>
          </table:table-cell>
          <table:table-cell office:value-type="float" office:value="0.3962682" calcext:value-type="float">
            <text:p>0.3962682</text:p>
          </table:table-cell>
          <table:table-cell office:value-type="float" office:value="0" calcext:value-type="float">
            <text:p>0</text:p>
          </table:table-cell>
          <table:table-cell office:value-type="float" office:value="1042.324" calcext:value-type="float">
            <text:p>1042.324</text:p>
          </table:table-cell>
          <table:table-cell office:value-type="float" office:value="1.014838" calcext:value-type="float">
            <text:p>1.014838</text:p>
          </table:table-cell>
          <table:table-cell office:value-type="float" office:value="0" calcext:value-type="float">
            <text:p>0</text:p>
          </table:table-cell>
          <table:table-cell office:value-type="float" office:value="0.271823" calcext:value-type="float">
            <text:p>0.271823</text:p>
          </table:table-cell>
          <table:table-cell office:value-type="float" office:value="0.2773106" calcext:value-type="float">
            <text:p>0.2773106</text:p>
          </table:table-cell>
          <table:table-cell office:value-type="float" office:value="0.2789683" calcext:value-type="float">
            <text:p>0.2789683</text:p>
          </table:table-cell>
          <table:table-cell office:value-type="float" office:value="0.2756483" calcext:value-type="float">
            <text:p>0.2756483</text:p>
          </table:table-cell>
          <table:table-cell office:value-type="float" office:value="0.2735873" calcext:value-type="float">
            <text:p>0.2735873</text:p>
          </table:table-cell>
          <table:table-cell office:value-type="float" office:value="0.2445669" calcext:value-type="float">
            <text:p>0.2445669</text:p>
          </table:table-cell>
          <table:table-cell office:value-type="float" office:value="0.2786904" calcext:value-type="float">
            <text:p>0.2786904</text:p>
          </table:table-cell>
          <table:table-cell office:value-type="float" office:value="0.3371031" calcext:value-type="float">
            <text:p>0.3371031</text:p>
          </table:table-cell>
          <table:table-cell office:value-type="float" office:value="0.3274704" calcext:value-type="float">
            <text:p>0.3274704</text:p>
          </table:table-cell>
          <table:table-cell office:value-type="float" office:value="0.3546833" calcext:value-type="float">
            <text:p>0.3546833</text:p>
          </table:table-cell>
          <table:table-cell office:value-type="float" office:value="0.3751958" calcext:value-type="float">
            <text:p>0.3751958</text:p>
          </table:table-cell>
          <table:table-cell office:value-type="float" office:value="0.3909611" calcext:value-type="float">
            <text:p>0.390961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5254171" calcext:value-type="float">
            <text:p>5.254171E-06</text:p>
          </table:table-cell>
          <table:table-cell office:value-type="float" office:value="1.933308E-015" calcext:value-type="float">
            <text:p>1.933308E-15</text:p>
          </table:table-cell>
          <table:table-cell office:value-type="float" office:value="0.0000000000003476811" calcext:value-type="float">
            <text:p>3.476811E-13</text:p>
          </table:table-cell>
          <table:table-cell office:value-type="float" office:value="0.0000000000244101" calcext:value-type="float">
            <text:p>2.44101E-11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482859" calcext:value-type="float">
            <text:p>-0.07482859</text:p>
          </table:table-cell>
          <table:table-cell office:value-type="float" office:value="-0.06493963" calcext:value-type="float">
            <text:p>-0.06493963</text:p>
          </table:table-cell>
          <table:table-cell office:value-type="float" office:value="-0.06206403" calcext:value-type="float">
            <text:p>-0.06206403</text:p>
          </table:table-cell>
          <table:table-cell office:value-type="float" office:value="-0.0681267" calcext:value-type="float">
            <text:p>-0.0681267</text:p>
          </table:table-cell>
          <table:table-cell office:value-type="float" office:value="-0.0722219" calcext:value-type="float">
            <text:p>-0.0722219</text:p>
          </table:table-cell>
          <table:table-cell office:value-type="float" office:value="-0.06894618" calcext:value-type="float">
            <text:p>-0.06894618</text:p>
          </table:table-cell>
          <table:table-cell office:value-type="float" office:value="-0.02316262" calcext:value-type="float">
            <text:p>-0.02316262</text:p>
          </table:table-cell>
          <table:table-cell office:value-type="float" office:value="-0.05459622" calcext:value-type="float">
            <text:p>-0.05459622</text:p>
          </table:table-cell>
          <table:table-cell office:value-type="float" office:value="-0.05520647" calcext:value-type="float">
            <text:p>-0.05520647</text:p>
          </table:table-cell>
          <table:table-cell office:value-type="float" office:value="-0.02898034" calcext:value-type="float">
            <text:p>-0.02898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32698" calcext:value-type="float">
            <text:p>-0.0832698</text:p>
          </table:table-cell>
          <table:table-cell office:value-type="float" office:value="0.04069376" calcext:value-type="float">
            <text:p>0.04069376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3436" calcext:value-type="float">
            <text:p>-2.3934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6" calcext:value-type="float">
            <text:p>4012006</text:p>
          </table:table-cell>
          <table:table-cell office:value-type="float" office:value="10" calcext:value-type="float">
            <text:p>10</text:p>
          </table:table-cell>
          <table:table-cell office:value-type="float" office:value="1.105982" calcext:value-type="float">
            <text:p>1.105982</text:p>
          </table:table-cell>
          <table:table-cell office:value-type="float" office:value="0" calcext:value-type="float">
            <text:p>0</text:p>
          </table:table-cell>
          <table:table-cell office:value-type="float" office:value="1041.465" calcext:value-type="float">
            <text:p>1041.465</text:p>
          </table:table-cell>
          <table:table-cell office:value-type="float" office:value="1.164096" calcext:value-type="float">
            <text:p>1.164096</text:p>
          </table:table-cell>
          <table:table-cell office:value-type="float" office:value="0" calcext:value-type="float">
            <text:p>0</text:p>
          </table:table-cell>
          <table:table-cell office:value-type="float" office:value="0.2795036" calcext:value-type="float">
            <text:p>0.2795036</text:p>
          </table:table-cell>
          <table:table-cell office:value-type="float" office:value="0.2804815" calcext:value-type="float">
            <text:p>0.2804815</text:p>
          </table:table-cell>
          <table:table-cell office:value-type="float" office:value="0.2774769" calcext:value-type="float">
            <text:p>0.2774769</text:p>
          </table:table-cell>
          <table:table-cell office:value-type="float" office:value="0.2759729" calcext:value-type="float">
            <text:p>0.2759729</text:p>
          </table:table-cell>
          <table:table-cell office:value-type="float" office:value="0.2755893" calcext:value-type="float">
            <text:p>0.2755893</text:p>
          </table:table-cell>
          <table:table-cell office:value-type="float" office:value="0.2475214" calcext:value-type="float">
            <text:p>0.2475214</text:p>
          </table:table-cell>
          <table:table-cell office:value-type="float" office:value="0.2677866" calcext:value-type="float">
            <text:p>0.2677866</text:p>
          </table:table-cell>
          <table:table-cell office:value-type="float" office:value="0.3391528" calcext:value-type="float">
            <text:p>0.3391528</text:p>
          </table:table-cell>
          <table:table-cell office:value-type="float" office:value="0.3279368" calcext:value-type="float">
            <text:p>0.3279368</text:p>
          </table:table-cell>
          <table:table-cell office:value-type="float" office:value="0.3547638" calcext:value-type="float">
            <text:p>0.3547638</text:p>
          </table:table-cell>
          <table:table-cell office:value-type="float" office:value="0.375243" calcext:value-type="float">
            <text:p>0.375243</text:p>
          </table:table-cell>
          <table:table-cell office:value-type="float" office:value="0.3909033" calcext:value-type="float">
            <text:p>0.390903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2957392" calcext:value-type="float">
            <text:p>2.957392E-06</text:p>
          </table:table-cell>
          <table:table-cell office:value-type="float" office:value="1.933254E-015" calcext:value-type="float">
            <text:p>1.933254E-15</text:p>
          </table:table-cell>
          <table:table-cell office:value-type="float" office:value="0.0000000000002166745" calcext:value-type="float">
            <text:p>2.166745E-13</text:p>
          </table:table-cell>
          <table:table-cell office:value-type="float" office:value="0.00000000001548697" calcext:value-type="float">
            <text:p>1.548697E-11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998981" calcext:value-type="float">
            <text:p>-0.05998981</text:p>
          </table:table-cell>
          <table:table-cell office:value-type="float" office:value="-0.05954423" calcext:value-type="float">
            <text:p>-0.05954423</text:p>
          </table:table-cell>
          <table:table-cell office:value-type="float" office:value="-0.06473767" calcext:value-type="float">
            <text:p>-0.06473767</text:p>
          </table:table-cell>
          <table:table-cell office:value-type="float" office:value="-0.06751342" calcext:value-type="float">
            <text:p>-0.06751342</text:p>
          </table:table-cell>
          <table:table-cell office:value-type="float" office:value="-0.06826379" calcext:value-type="float">
            <text:p>-0.06826379</text:p>
          </table:table-cell>
          <table:table-cell office:value-type="float" office:value="-0.06285314" calcext:value-type="float">
            <text:p>-0.06285314</text:p>
          </table:table-cell>
          <table:table-cell office:value-type="float" office:value="-0.03240249" calcext:value-type="float">
            <text:p>-0.03240249</text:p>
          </table:table-cell>
          <table:table-cell office:value-type="float" office:value="-0.05175776" calcext:value-type="float">
            <text:p>-0.05175776</text:p>
          </table:table-cell>
          <table:table-cell office:value-type="float" office:value="-0.05447745" calcext:value-type="float">
            <text:p>-0.05447745</text:p>
          </table:table-cell>
          <table:table-cell office:value-type="float" office:value="-0.02886807" calcext:value-type="float">
            <text:p>-0.02886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567993" calcext:value-type="float">
            <text:p>-0.06567993</text:p>
          </table:table-cell>
          <table:table-cell office:value-type="float" office:value="0.0406929" calcext:value-type="float">
            <text:p>0.040692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6464" calcext:value-type="float">
            <text:p>-2.396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6" calcext:value-type="float">
            <text:p>5012006</text:p>
          </table:table-cell>
          <table:table-cell office:value-type="float" office:value="10" calcext:value-type="float">
            <text:p>10</text:p>
          </table:table-cell>
          <table:table-cell office:value-type="float" office:value="1.329227" calcext:value-type="float">
            <text:p>1.329227</text:p>
          </table:table-cell>
          <table:table-cell office:value-type="float" office:value="0" calcext:value-type="float">
            <text:p>0</text:p>
          </table:table-cell>
          <table:table-cell office:value-type="float" office:value="1041.242" calcext:value-type="float">
            <text:p>1041.242</text:p>
          </table:table-cell>
          <table:table-cell office:value-type="float" office:value="1.164098" calcext:value-type="float">
            <text:p>1.164098</text:p>
          </table:table-cell>
          <table:table-cell office:value-type="float" office:value="0" calcext:value-type="float">
            <text:p>0</text:p>
          </table:table-cell>
          <table:table-cell office:value-type="float" office:value="0.2553801" calcext:value-type="float">
            <text:p>0.2553801</text:p>
          </table:table-cell>
          <table:table-cell office:value-type="float" office:value="0.272302" calcext:value-type="float">
            <text:p>0.272302</text:p>
          </table:table-cell>
          <table:table-cell office:value-type="float" office:value="0.2761352" calcext:value-type="float">
            <text:p>0.2761352</text:p>
          </table:table-cell>
          <table:table-cell office:value-type="float" office:value="0.2763985" calcext:value-type="float">
            <text:p>0.2763985</text:p>
          </table:table-cell>
          <table:table-cell office:value-type="float" office:value="0.2771361" calcext:value-type="float">
            <text:p>0.2771361</text:p>
          </table:table-cell>
          <table:table-cell office:value-type="float" office:value="0.249325" calcext:value-type="float">
            <text:p>0.249325</text:p>
          </table:table-cell>
          <table:table-cell office:value-type="float" office:value="0.2602877" calcext:value-type="float">
            <text:p>0.2602877</text:p>
          </table:table-cell>
          <table:table-cell office:value-type="float" office:value="0.3402523" calcext:value-type="float">
            <text:p>0.3402523</text:p>
          </table:table-cell>
          <table:table-cell office:value-type="float" office:value="0.3284197" calcext:value-type="float">
            <text:p>0.3284197</text:p>
          </table:table-cell>
          <table:table-cell office:value-type="float" office:value="0.3548495" calcext:value-type="float">
            <text:p>0.3548495</text:p>
          </table:table-cell>
          <table:table-cell office:value-type="float" office:value="0.3752857" calcext:value-type="float">
            <text:p>0.3752857</text:p>
          </table:table-cell>
          <table:table-cell office:value-type="float" office:value="0.3908389" calcext:value-type="float">
            <text:p>0.3908389</text:p>
          </table:table-cell>
          <table:table-cell office:value-type="float" office:value="0.4623745" calcext:value-type="float">
            <text:p>0.4623745</text:p>
          </table:table-cell>
          <table:table-cell office:value-type="float" office:value="0" calcext:value-type="float">
            <text:p>0</text:p>
          </table:table-cell>
          <table:table-cell office:value-type="float" office:value="0.00013839" calcext:value-type="float">
            <text:p>0.00013839</text:p>
          </table:table-cell>
          <table:table-cell office:value-type="float" office:value="1.933307E-015" calcext:value-type="float">
            <text:p>1.933307E-15</text:p>
          </table:table-cell>
          <table:table-cell office:value-type="float" office:value="0.000000000000144058" calcext:value-type="float">
            <text:p>1.44058E-13</text:p>
          </table:table-cell>
          <table:table-cell office:value-type="float" office:value="0.000000000009579358" calcext:value-type="float">
            <text:p>9.579358E-12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85725" calcext:value-type="float">
            <text:p>-0.1185725</text:p>
          </table:table-cell>
          <table:table-cell office:value-type="float" office:value="-0.07456955" calcext:value-type="float">
            <text:p>-0.07456955</text:p>
          </table:table-cell>
          <table:table-cell office:value-type="float" office:value="-0.06714561" calcext:value-type="float">
            <text:p>-0.06714561</text:p>
          </table:table-cell>
          <table:table-cell office:value-type="float" office:value="-0.06671371" calcext:value-type="float">
            <text:p>-0.06671371</text:p>
          </table:table-cell>
          <table:table-cell office:value-type="float" office:value="-0.06538085" calcext:value-type="float">
            <text:p>-0.06538085</text:p>
          </table:table-cell>
          <table:table-cell office:value-type="float" office:value="-0.05944073" calcext:value-type="float">
            <text:p>-0.05944073</text:p>
          </table:table-cell>
          <table:table-cell office:value-type="float" office:value="-0.03981236" calcext:value-type="float">
            <text:p>-0.03981236</text:p>
          </table:table-cell>
          <table:table-cell office:value-type="float" office:value="-0.05029849" calcext:value-type="float">
            <text:p>-0.05029849</text:p>
          </table:table-cell>
          <table:table-cell office:value-type="float" office:value="-0.05373332" calcext:value-type="float">
            <text:p>-0.05373332</text:p>
          </table:table-cell>
          <table:table-cell office:value-type="float" office:value="-0.02874927" calcext:value-type="float">
            <text:p>-0.02874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57763" calcext:value-type="float">
            <text:p>-0.1757763</text:p>
          </table:table-cell>
          <table:table-cell office:value-type="float" office:value="0.04069255" calcext:value-type="float">
            <text:p>0.0406925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9384" calcext:value-type="float">
            <text:p>-2.3993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6" calcext:value-type="float">
            <text:p>6012006</text:p>
          </table:table-cell>
          <table:table-cell office:value-type="float" office:value="10" calcext:value-type="float">
            <text:p>10</text:p>
          </table:table-cell>
          <table:table-cell office:value-type="float" office:value="1.699538" calcext:value-type="float">
            <text:p>1.699538</text:p>
          </table:table-cell>
          <table:table-cell office:value-type="float" office:value="0" calcext:value-type="float">
            <text:p>0</text:p>
          </table:table-cell>
          <table:table-cell office:value-type="float" office:value="1041.279" calcext:value-type="float">
            <text:p>1041.279</text:p>
          </table:table-cell>
          <table:table-cell office:value-type="float" office:value="0.7564104" calcext:value-type="float">
            <text:p>0.7564104</text:p>
          </table:table-cell>
          <table:table-cell office:value-type="float" office:value="0" calcext:value-type="float">
            <text:p>0</text:p>
          </table:table-cell>
          <table:table-cell office:value-type="float" office:value="0.2727319" calcext:value-type="float">
            <text:p>0.2727319</text:p>
          </table:table-cell>
          <table:table-cell office:value-type="float" office:value="0.2677319" calcext:value-type="float">
            <text:p>0.2677319</text:p>
          </table:table-cell>
          <table:table-cell office:value-type="float" office:value="0.2735766" calcext:value-type="float">
            <text:p>0.2735766</text:p>
          </table:table-cell>
          <table:table-cell office:value-type="float" office:value="0.2764181" calcext:value-type="float">
            <text:p>0.2764181</text:p>
          </table:table-cell>
          <table:table-cell office:value-type="float" office:value="0.2781219" calcext:value-type="float">
            <text:p>0.2781219</text:p>
          </table:table-cell>
          <table:table-cell office:value-type="float" office:value="0.2502964" calcext:value-type="float">
            <text:p>0.2502964</text:p>
          </table:table-cell>
          <table:table-cell office:value-type="float" office:value="0.2560448" calcext:value-type="float">
            <text:p>0.2560448</text:p>
          </table:table-cell>
          <table:table-cell office:value-type="float" office:value="0.3407032" calcext:value-type="float">
            <text:p>0.3407032</text:p>
          </table:table-cell>
          <table:table-cell office:value-type="float" office:value="0.3288961" calcext:value-type="float">
            <text:p>0.3288961</text:p>
          </table:table-cell>
          <table:table-cell office:value-type="float" office:value="0.35494" calcext:value-type="float">
            <text:p>0.35494</text:p>
          </table:table-cell>
          <table:table-cell office:value-type="float" office:value="0.3753265" calcext:value-type="float">
            <text:p>0.3753265</text:p>
          </table:table-cell>
          <table:table-cell office:value-type="float" office:value="0.3908322" calcext:value-type="float">
            <text:p>0.3908322</text:p>
          </table:table-cell>
          <table:table-cell office:value-type="float" office:value="0.461955" calcext:value-type="float">
            <text:p>0.461955</text:p>
          </table:table-cell>
          <table:table-cell office:value-type="float" office:value="0" calcext:value-type="float">
            <text:p>0</text:p>
          </table:table-cell>
          <table:table-cell office:value-type="float" office:value="0.000001770765" calcext:value-type="float">
            <text:p>1.770765E-06</text:p>
          </table:table-cell>
          <table:table-cell office:value-type="float" office:value="1.997633E-015" calcext:value-type="float">
            <text:p>1.997633E-15</text:p>
          </table:table-cell>
          <table:table-cell office:value-type="float" office:value="0.0000000000001053829" calcext:value-type="float">
            <text:p>1.053829E-13</text:p>
          </table:table-cell>
          <table:table-cell office:value-type="float" office:value="0.000000000006525401" calcext:value-type="float">
            <text:p>6.525401E-12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169023" calcext:value-type="float">
            <text:p>-0.07169023</text:p>
          </table:table-cell>
          <table:table-cell office:value-type="float" office:value="-0.08542822" calcext:value-type="float">
            <text:p>-0.08542822</text:p>
          </table:table-cell>
          <table:table-cell office:value-type="float" office:value="-0.0721454" calcext:value-type="float">
            <text:p>-0.0721454</text:p>
          </table:table-cell>
          <table:table-cell office:value-type="float" office:value="-0.06666781" calcext:value-type="float">
            <text:p>-0.06666781</text:p>
          </table:table-cell>
          <table:table-cell office:value-type="float" office:value="-0.06360343" calcext:value-type="float">
            <text:p>-0.06360343</text:p>
          </table:table-cell>
          <table:table-cell office:value-type="float" office:value="-0.05768203" calcext:value-type="float">
            <text:p>-0.05768203</text:p>
          </table:table-cell>
          <table:table-cell office:value-type="float" office:value="-0.04479093" calcext:value-type="float">
            <text:p>-0.04479093</text:p>
          </table:table-cell>
          <table:table-cell office:value-type="float" office:value="-0.04971173" calcext:value-type="float">
            <text:p>-0.04971173</text:p>
          </table:table-cell>
          <table:table-cell office:value-type="float" office:value="-0.05301017" calcext:value-type="float">
            <text:p>-0.05301017</text:p>
          </table:table-cell>
          <table:table-cell office:value-type="float" office:value="-0.02862406" calcext:value-type="float">
            <text:p>-0.02862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133756" calcext:value-type="float">
            <text:p>-0.08133756</text:p>
          </table:table-cell>
          <table:table-cell office:value-type="float" office:value="0.04069193" calcext:value-type="float">
            <text:p>0.04069193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073" calcext:value-type="float">
            <text:p>-2.390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6" calcext:value-type="float">
            <text:p>7012006</text:p>
          </table:table-cell>
          <table:table-cell office:value-type="float" office:value="10" calcext:value-type="float">
            <text:p>10</text:p>
          </table:table-cell>
          <table:table-cell office:value-type="float" office:value="1.970667" calcext:value-type="float">
            <text:p>1.970667</text:p>
          </table:table-cell>
          <table:table-cell office:value-type="float" office:value="0" calcext:value-type="float">
            <text:p>0</text:p>
          </table:table-cell>
          <table:table-cell office:value-type="float" office:value="1041.008" calcext:value-type="float">
            <text:p>1041.008</text:p>
          </table:table-cell>
          <table:table-cell office:value-type="float" office:value="0.7564111" calcext:value-type="float">
            <text:p>0.7564111</text:p>
          </table:table-cell>
          <table:table-cell office:value-type="float" office:value="0" calcext:value-type="float">
            <text:p>0</text:p>
          </table:table-cell>
          <table:table-cell office:value-type="float" office:value="0.285119" calcext:value-type="float">
            <text:p>0.285119</text:p>
          </table:table-cell>
          <table:table-cell office:value-type="float" office:value="0.2711972" calcext:value-type="float">
            <text:p>0.2711972</text:p>
          </table:table-cell>
          <table:table-cell office:value-type="float" office:value="0.2724127" calcext:value-type="float">
            <text:p>0.2724127</text:p>
          </table:table-cell>
          <table:table-cell office:value-type="float" office:value="0.2761361" calcext:value-type="float">
            <text:p>0.2761361</text:p>
          </table:table-cell>
          <table:table-cell office:value-type="float" office:value="0.2784658" calcext:value-type="float">
            <text:p>0.2784658</text:p>
          </table:table-cell>
          <table:table-cell office:value-type="float" office:value="0.2506838" calcext:value-type="float">
            <text:p>0.2506838</text:p>
          </table:table-cell>
          <table:table-cell office:value-type="float" office:value="0.2537357" calcext:value-type="float">
            <text:p>0.2537357</text:p>
          </table:table-cell>
          <table:table-cell office:value-type="float" office:value="0.3408411" calcext:value-type="float">
            <text:p>0.3408411</text:p>
          </table:table-cell>
          <table:table-cell office:value-type="float" office:value="0.3293561" calcext:value-type="float">
            <text:p>0.3293561</text:p>
          </table:table-cell>
          <table:table-cell office:value-type="float" office:value="0.3550345" calcext:value-type="float">
            <text:p>0.3550345</text:p>
          </table:table-cell>
          <table:table-cell office:value-type="float" office:value="0.3753685" calcext:value-type="float">
            <text:p>0.3753685</text:p>
          </table:table-cell>
          <table:table-cell office:value-type="float" office:value="0.3908162" calcext:value-type="float">
            <text:p>0.3908162</text:p>
          </table:table-cell>
          <table:table-cell office:value-type="float" office:value="0.4620963" calcext:value-type="float">
            <text:p>0.4620963</text:p>
          </table:table-cell>
          <table:table-cell office:value-type="float" office:value="0" calcext:value-type="float">
            <text:p>0</text:p>
          </table:table-cell>
          <table:table-cell office:value-type="float" office:value="0.000001142031" calcext:value-type="float">
            <text:p>1.142031E-06</text:p>
          </table:table-cell>
          <table:table-cell office:value-type="float" office:value="1.997571E-015" calcext:value-type="float">
            <text:p>1.997571E-15</text:p>
          </table:table-cell>
          <table:table-cell office:value-type="float" office:value="0.00000000000006799369" calcext:value-type="float">
            <text:p>6.799369E-14</text:p>
          </table:table-cell>
          <table:table-cell office:value-type="float" office:value="0.000000000004075563" calcext:value-type="float">
            <text:p>4.075563E-12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159831" calcext:value-type="float">
            <text:p>-0.05159831</text:p>
          </table:table-cell>
          <table:table-cell office:value-type="float" office:value="-0.07753021" calcext:value-type="float">
            <text:p>-0.07753021</text:p>
          </table:table-cell>
          <table:table-cell office:value-type="float" office:value="-0.07459693" calcext:value-type="float">
            <text:p>-0.07459693</text:p>
          </table:table-cell>
          <table:table-cell office:value-type="float" office:value="-0.06719288" calcext:value-type="float">
            <text:p>-0.06719288</text:p>
          </table:table-cell>
          <table:table-cell office:value-type="float" office:value="-0.06299236" calcext:value-type="float">
            <text:p>-0.06299236</text:p>
          </table:table-cell>
          <table:table-cell office:value-type="float" office:value="-0.05699479" calcext:value-type="float">
            <text:p>-0.05699479</text:p>
          </table:table-cell>
          <table:table-cell office:value-type="float" office:value="-0.04779629" calcext:value-type="float">
            <text:p>-0.04779629</text:p>
          </table:table-cell>
          <table:table-cell office:value-type="float" office:value="-0.04953269" calcext:value-type="float">
            <text:p>-0.04953269</text:p>
          </table:table-cell>
          <table:table-cell office:value-type="float" office:value="-0.05232181" calcext:value-type="float">
            <text:p>-0.05232181</text:p>
          </table:table-cell>
          <table:table-cell office:value-type="float" office:value="-0.02849406" calcext:value-type="float">
            <text:p>-0.02849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228044" calcext:value-type="float">
            <text:p>-0.05228044</text:p>
          </table:table-cell>
          <table:table-cell office:value-type="float" office:value="0.04069126" calcext:value-type="float">
            <text:p>0.04069126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5229" calcext:value-type="float">
            <text:p>-2.3952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6" calcext:value-type="float">
            <text:p>8012006</text:p>
          </table:table-cell>
          <table:table-cell office:value-type="float" office:value="10" calcext:value-type="float">
            <text:p>10</text:p>
          </table:table-cell>
          <table:table-cell office:value-type="float" office:value="2.091806" calcext:value-type="float">
            <text:p>2.091806</text:p>
          </table:table-cell>
          <table:table-cell office:value-type="float" office:value="0" calcext:value-type="float">
            <text:p>0</text:p>
          </table:table-cell>
          <table:table-cell office:value-type="float" office:value="1040.887" calcext:value-type="float">
            <text:p>1040.887</text:p>
          </table:table-cell>
          <table:table-cell office:value-type="float" office:value="0.7564113" calcext:value-type="float">
            <text:p>0.7564113</text:p>
          </table:table-cell>
          <table:table-cell office:value-type="float" office:value="0" calcext:value-type="float">
            <text:p>0</text:p>
          </table:table-cell>
          <table:table-cell office:value-type="float" office:value="0.2608221" calcext:value-type="float">
            <text:p>0.2608221</text:p>
          </table:table-cell>
          <table:table-cell office:value-type="float" office:value="0.2690628" calcext:value-type="float">
            <text:p>0.2690628</text:p>
          </table:table-cell>
          <table:table-cell office:value-type="float" office:value="0.2726834" calcext:value-type="float">
            <text:p>0.2726834</text:p>
          </table:table-cell>
          <table:table-cell office:value-type="float" office:value="0.2760446" calcext:value-type="float">
            <text:p>0.2760446</text:p>
          </table:table-cell>
          <table:table-cell office:value-type="float" office:value="0.2785305" calcext:value-type="float">
            <text:p>0.2785305</text:p>
          </table:table-cell>
          <table:table-cell office:value-type="float" office:value="0.2507892" calcext:value-type="float">
            <text:p>0.2507892</text:p>
          </table:table-cell>
          <table:table-cell office:value-type="float" office:value="0.2523347" calcext:value-type="float">
            <text:p>0.2523347</text:p>
          </table:table-cell>
          <table:table-cell office:value-type="float" office:value="0.340817" calcext:value-type="float">
            <text:p>0.340817</text:p>
          </table:table-cell>
          <table:table-cell office:value-type="float" office:value="0.3298803" calcext:value-type="float">
            <text:p>0.3298803</text:p>
          </table:table-cell>
          <table:table-cell office:value-type="float" office:value="0.3550788" calcext:value-type="float">
            <text:p>0.3550788</text:p>
          </table:table-cell>
          <table:table-cell office:value-type="float" office:value="0.3754082" calcext:value-type="float">
            <text:p>0.3754082</text:p>
          </table:table-cell>
          <table:table-cell office:value-type="float" office:value="0.3907796" calcext:value-type="float">
            <text:p>0.3907796</text:p>
          </table:table-cell>
          <table:table-cell office:value-type="float" office:value="0.4621599" calcext:value-type="float">
            <text:p>0.4621599</text:p>
          </table:table-cell>
          <table:table-cell office:value-type="float" office:value="0" calcext:value-type="float">
            <text:p>0</text:p>
          </table:table-cell>
          <table:table-cell office:value-type="float" office:value="0.0000008856164" calcext:value-type="float">
            <text:p>8.856164E-07</text:p>
          </table:table-cell>
          <table:table-cell office:value-type="float" office:value="1.997624E-015" calcext:value-type="float">
            <text:p>1.997624E-15</text:p>
          </table:table-cell>
          <table:table-cell office:value-type="float" office:value="0.00000000000004507641" calcext:value-type="float">
            <text:p>4.507641E-14</text:p>
          </table:table-cell>
          <table:table-cell office:value-type="float" office:value="0.000000000002494975" calcext:value-type="float">
            <text:p>2.494975E-12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26171" calcext:value-type="float">
            <text:p>-0.1026171</text:p>
          </table:table-cell>
          <table:table-cell office:value-type="float" office:value="-0.08195015" calcext:value-type="float">
            <text:p>-0.08195015</text:p>
          </table:table-cell>
          <table:table-cell office:value-type="float" office:value="-0.07400829" calcext:value-type="float">
            <text:p>-0.07400829</text:p>
          </table:table-cell>
          <table:table-cell office:value-type="float" office:value="-0.06736866" calcext:value-type="float">
            <text:p>-0.06736866</text:p>
          </table:table-cell>
          <table:table-cell office:value-type="float" office:value="-0.0628779" calcext:value-type="float">
            <text:p>-0.0628779</text:p>
          </table:table-cell>
          <table:table-cell office:value-type="float" office:value="-0.05680794" calcext:value-type="float">
            <text:p>-0.05680794</text:p>
          </table:table-cell>
          <table:table-cell office:value-type="float" office:value="-0.04972861" calcext:value-type="float">
            <text:p>-0.04972861</text:p>
          </table:table-cell>
          <table:table-cell office:value-type="float" office:value="-0.04956189" calcext:value-type="float">
            <text:p>-0.04956189</text:p>
          </table:table-cell>
          <table:table-cell office:value-type="float" office:value="-0.05155092" calcext:value-type="float">
            <text:p>-0.05155092</text:p>
          </table:table-cell>
          <table:table-cell office:value-type="float" office:value="-0.0284324" calcext:value-type="float">
            <text:p>-0.0284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12606" calcext:value-type="float">
            <text:p>-0.1212606</text:p>
          </table:table-cell>
          <table:table-cell office:value-type="float" office:value="0.04069079" calcext:value-type="float">
            <text:p>0.0406907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8836" calcext:value-type="float">
            <text:p>-2.3988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6" calcext:value-type="float">
            <text:p>9012006</text:p>
          </table:table-cell>
          <table:table-cell office:value-type="float" office:value="10" calcext:value-type="float">
            <text:p>10</text:p>
          </table:table-cell>
          <table:table-cell office:value-type="float" office:value="2.230789" calcext:value-type="float">
            <text:p>2.230789</text:p>
          </table:table-cell>
          <table:table-cell office:value-type="float" office:value="0" calcext:value-type="float">
            <text:p>0</text:p>
          </table:table-cell>
          <table:table-cell office:value-type="float" office:value="1041.451" calcext:value-type="float">
            <text:p>1041.451</text:p>
          </table:table-cell>
          <table:table-cell office:value-type="float" office:value="0.05414301" calcext:value-type="float">
            <text:p>0.05414301</text:p>
          </table:table-cell>
          <table:table-cell office:value-type="float" office:value="0" calcext:value-type="float">
            <text:p>0</text:p>
          </table:table-cell>
          <table:table-cell office:value-type="float" office:value="0.2112052" calcext:value-type="float">
            <text:p>0.2112052</text:p>
          </table:table-cell>
          <table:table-cell office:value-type="float" office:value="0.2591378" calcext:value-type="float">
            <text:p>0.2591378</text:p>
          </table:table-cell>
          <table:table-cell office:value-type="float" office:value="0.2711912" calcext:value-type="float">
            <text:p>0.2711912</text:p>
          </table:table-cell>
          <table:table-cell office:value-type="float" office:value="0.2758351" calcext:value-type="float">
            <text:p>0.2758351</text:p>
          </table:table-cell>
          <table:table-cell office:value-type="float" office:value="0.2784965" calcext:value-type="float">
            <text:p>0.2784965</text:p>
          </table:table-cell>
          <table:table-cell office:value-type="float" office:value="0.2507449" calcext:value-type="float">
            <text:p>0.2507449</text:p>
          </table:table-cell>
          <table:table-cell office:value-type="float" office:value="0.251449" calcext:value-type="float">
            <text:p>0.251449</text:p>
          </table:table-cell>
          <table:table-cell office:value-type="float" office:value="0.3407261" calcext:value-type="float">
            <text:p>0.3407261</text:p>
          </table:table-cell>
          <table:table-cell office:value-type="float" office:value="0.330385" calcext:value-type="float">
            <text:p>0.330385</text:p>
          </table:table-cell>
          <table:table-cell office:value-type="float" office:value="0.3551251" calcext:value-type="float">
            <text:p>0.3551251</text:p>
          </table:table-cell>
          <table:table-cell office:value-type="float" office:value="0.3754491" calcext:value-type="float">
            <text:p>0.3754491</text:p>
          </table:table-cell>
          <table:table-cell office:value-type="float" office:value="0.3909325" calcext:value-type="float">
            <text:p>0.3909325</text:p>
          </table:table-cell>
          <table:table-cell office:value-type="float" office:value="0.4600312" calcext:value-type="float">
            <text:p>0.4600312</text:p>
          </table:table-cell>
          <table:table-cell office:value-type="float" office:value="0" calcext:value-type="float">
            <text:p>0</text:p>
          </table:table-cell>
          <table:table-cell office:value-type="float" office:value="0.0104303" calcext:value-type="float">
            <text:p>0.0104303</text:p>
          </table:table-cell>
          <table:table-cell office:value-type="float" office:value="1.997664E-015" calcext:value-type="float">
            <text:p>1.997664E-15</text:p>
          </table:table-cell>
          <table:table-cell office:value-type="float" office:value="0.00000000000003406574" calcext:value-type="float">
            <text:p>3.406574E-14</text:p>
          </table:table-cell>
          <table:table-cell office:value-type="float" office:value="0.000000000001699456" calcext:value-type="float">
            <text:p>1.699456E-12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07844" calcext:value-type="float">
            <text:p>-0.4907844</text:p>
          </table:table-cell>
          <table:table-cell office:value-type="float" office:value="-0.1092669" calcext:value-type="float">
            <text:p>-0.1092669</text:p>
          </table:table-cell>
          <table:table-cell office:value-type="float" office:value="-0.07714555" calcext:value-type="float">
            <text:p>-0.07714555</text:p>
          </table:table-cell>
          <table:table-cell office:value-type="float" office:value="-0.06775511" calcext:value-type="float">
            <text:p>-0.06775511</text:p>
          </table:table-cell>
          <table:table-cell office:value-type="float" office:value="-0.06293423" calcext:value-type="float">
            <text:p>-0.06293423</text:p>
          </table:table-cell>
          <table:table-cell office:value-type="float" office:value="-0.05688272" calcext:value-type="float">
            <text:p>-0.05688272</text:p>
          </table:table-cell>
          <table:table-cell office:value-type="float" office:value="-0.05099551" calcext:value-type="float">
            <text:p>-0.05099551</text:p>
          </table:table-cell>
          <table:table-cell office:value-type="float" office:value="-0.04967734" calcext:value-type="float">
            <text:p>-0.04967734</text:p>
          </table:table-cell>
          <table:table-cell office:value-type="float" office:value="-0.05081907" calcext:value-type="float">
            <text:p>-0.05081907</text:p>
          </table:table-cell>
          <table:table-cell office:value-type="float" office:value="-0.02836915" calcext:value-type="float">
            <text:p>-0.02836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98675" calcext:value-type="float">
            <text:p>-1.498675</text:p>
          </table:table-cell>
          <table:table-cell office:value-type="float" office:value="0.04069879" calcext:value-type="float">
            <text:p>0.0406987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0326" calcext:value-type="float">
            <text:p>-2.3703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6" calcext:value-type="float">
            <text:p>10012006</text:p>
          </table:table-cell>
          <table:table-cell office:value-type="float" office:value="10" calcext:value-type="float">
            <text:p>10</text:p>
          </table:table-cell>
          <table:table-cell office:value-type="float" office:value="2.615088" calcext:value-type="float">
            <text:p>2.615088</text:p>
          </table:table-cell>
          <table:table-cell office:value-type="float" office:value="0" calcext:value-type="float">
            <text:p>0</text:p>
          </table:table-cell>
          <table:table-cell office:value-type="float" office:value="1041.533" calcext:value-type="float">
            <text:p>1041.533</text:p>
          </table:table-cell>
          <table:table-cell office:value-type="float" office:value="-0.4124029" calcext:value-type="float">
            <text:p>-0.4124029</text:p>
          </table:table-cell>
          <table:table-cell office:value-type="float" office:value="0" calcext:value-type="float">
            <text:p>0</text:p>
          </table:table-cell>
          <table:table-cell office:value-type="float" office:value="0.2364423" calcext:value-type="float">
            <text:p>0.2364423</text:p>
          </table:table-cell>
          <table:table-cell office:value-type="float" office:value="0.2539287" calcext:value-type="float">
            <text:p>0.2539287</text:p>
          </table:table-cell>
          <table:table-cell office:value-type="float" office:value="0.2686128" calcext:value-type="float">
            <text:p>0.2686128</text:p>
          </table:table-cell>
          <table:table-cell office:value-type="float" office:value="0.2752287" calcext:value-type="float">
            <text:p>0.2752287</text:p>
          </table:table-cell>
          <table:table-cell office:value-type="float" office:value="0.2782243" calcext:value-type="float">
            <text:p>0.2782243</text:p>
          </table:table-cell>
          <table:table-cell office:value-type="float" office:value="0.2505845" calcext:value-type="float">
            <text:p>0.2505845</text:p>
          </table:table-cell>
          <table:table-cell office:value-type="float" office:value="0.2508989" calcext:value-type="float">
            <text:p>0.2508989</text:p>
          </table:table-cell>
          <table:table-cell office:value-type="float" office:value="0.34061" calcext:value-type="float">
            <text:p>0.34061</text:p>
          </table:table-cell>
          <table:table-cell office:value-type="float" office:value="0.3308575" calcext:value-type="float">
            <text:p>0.3308575</text:p>
          </table:table-cell>
          <table:table-cell office:value-type="float" office:value="0.3551807" calcext:value-type="float">
            <text:p>0.3551807</text:p>
          </table:table-cell>
          <table:table-cell office:value-type="float" office:value="0.3754972" calcext:value-type="float">
            <text:p>0.3754972</text:p>
          </table:table-cell>
          <table:table-cell office:value-type="float" office:value="0.3910163" calcext:value-type="float">
            <text:p>0.3910163</text:p>
          </table:table-cell>
          <table:table-cell office:value-type="float" office:value="0.462065" calcext:value-type="float">
            <text:p>0.462065</text:p>
          </table:table-cell>
          <table:table-cell office:value-type="float" office:value="0" calcext:value-type="float">
            <text:p>0</text:p>
          </table:table-cell>
          <table:table-cell office:value-type="float" office:value="0.01138794" calcext:value-type="float">
            <text:p>0.01138794</text:p>
          </table:table-cell>
          <table:table-cell office:value-type="float" office:value="1.99162E-015" calcext:value-type="float">
            <text:p>1.99162E-15</text:p>
          </table:table-cell>
          <table:table-cell office:value-type="float" office:value="0.00000000000002962551" calcext:value-type="float">
            <text:p>2.962551E-14</text:p>
          </table:table-cell>
          <table:table-cell office:value-type="float" office:value="0.000000000001314266" calcext:value-type="float">
            <text:p>1.314266E-12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25304" calcext:value-type="float">
            <text:p>-0.2125304</text:p>
          </table:table-cell>
          <table:table-cell office:value-type="float" office:value="-0.1279969" calcext:value-type="float">
            <text:p>-0.1279969</text:p>
          </table:table-cell>
          <table:table-cell office:value-type="float" office:value="-0.08304817" calcext:value-type="float">
            <text:p>-0.08304817</text:p>
          </table:table-cell>
          <table:table-cell office:value-type="float" office:value="-0.06890879" calcext:value-type="float">
            <text:p>-0.06890879</text:p>
          </table:table-cell>
          <table:table-cell office:value-type="float" office:value="-0.06340541" calcext:value-type="float">
            <text:p>-0.06340541</text:p>
          </table:table-cell>
          <table:table-cell office:value-type="float" office:value="-0.05716022" calcext:value-type="float">
            <text:p>-0.05716022</text:p>
          </table:table-cell>
          <table:table-cell office:value-type="float" office:value="-0.05180125" calcext:value-type="float">
            <text:p>-0.05180125</text:p>
          </table:table-cell>
          <table:table-cell office:value-type="float" office:value="-0.0498258" calcext:value-type="float">
            <text:p>-0.0498258</text:p>
          </table:table-cell>
          <table:table-cell office:value-type="float" office:value="-0.05014431" calcext:value-type="float">
            <text:p>-0.05014431</text:p>
          </table:table-cell>
          <table:table-cell office:value-type="float" office:value="-0.02829346" calcext:value-type="float">
            <text:p>-0.02829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21127" calcext:value-type="float">
            <text:p>-0.3221127</text:p>
          </table:table-cell>
          <table:table-cell office:value-type="float" office:value="0.04069917" calcext:value-type="float">
            <text:p>0.0406991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0863" calcext:value-type="float">
            <text:p>-2.3808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6" calcext:value-type="float">
            <text:p>11012006</text:p>
          </table:table-cell>
          <table:table-cell office:value-type="float" office:value="10" calcext:value-type="float">
            <text:p>10</text:p>
          </table:table-cell>
          <table:table-cell office:value-type="float" office:value="2.948924" calcext:value-type="float">
            <text:p>2.948924</text:p>
          </table:table-cell>
          <table:table-cell office:value-type="float" office:value="0" calcext:value-type="float">
            <text:p>0</text:p>
          </table:table-cell>
          <table:table-cell office:value-type="float" office:value="1041.199" calcext:value-type="float">
            <text:p>1041.199</text:p>
          </table:table-cell>
          <table:table-cell office:value-type="float" office:value="-0.4124025" calcext:value-type="float">
            <text:p>-0.4124025</text:p>
          </table:table-cell>
          <table:table-cell office:value-type="float" office:value="0" calcext:value-type="float">
            <text:p>0</text:p>
          </table:table-cell>
          <table:table-cell office:value-type="float" office:value="0.2930103" calcext:value-type="float">
            <text:p>0.2930103</text:p>
          </table:table-cell>
          <table:table-cell office:value-type="float" office:value="0.2561697" calcext:value-type="float">
            <text:p>0.2561697</text:p>
          </table:table-cell>
          <table:table-cell office:value-type="float" office:value="0.2670173" calcext:value-type="float">
            <text:p>0.2670173</text:p>
          </table:table-cell>
          <table:table-cell office:value-type="float" office:value="0.2744328" calcext:value-type="float">
            <text:p>0.2744328</text:p>
          </table:table-cell>
          <table:table-cell office:value-type="float" office:value="0.2777534" calcext:value-type="float">
            <text:p>0.2777534</text:p>
          </table:table-cell>
          <table:table-cell office:value-type="float" office:value="0.250353" calcext:value-type="float">
            <text:p>0.250353</text:p>
          </table:table-cell>
          <table:table-cell office:value-type="float" office:value="0.2504924" calcext:value-type="float">
            <text:p>0.2504924</text:p>
          </table:table-cell>
          <table:table-cell office:value-type="float" office:value="0.3404908" calcext:value-type="float">
            <text:p>0.3404908</text:p>
          </table:table-cell>
          <table:table-cell office:value-type="float" office:value="0.3313027" calcext:value-type="float">
            <text:p>0.3313027</text:p>
          </table:table-cell>
          <table:table-cell office:value-type="float" office:value="0.3552489" calcext:value-type="float">
            <text:p>0.3552489</text:p>
          </table:table-cell>
          <table:table-cell office:value-type="float" office:value="0.3755359" calcext:value-type="float">
            <text:p>0.3755359</text:p>
          </table:table-cell>
          <table:table-cell office:value-type="float" office:value="0.3910364" calcext:value-type="float">
            <text:p>0.391036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4643963" calcext:value-type="float">
            <text:p>4.643963E-07</text:p>
          </table:table-cell>
          <table:table-cell office:value-type="float" office:value="1.95037E-015" calcext:value-type="float">
            <text:p>1.95037E-15</text:p>
          </table:table-cell>
          <table:table-cell office:value-type="float" office:value="0.00000000000002187789" calcext:value-type="float">
            <text:p>2.187789E-14</text:p>
          </table:table-cell>
          <table:table-cell office:value-type="float" office:value="0.0000000000009304323" calcext:value-type="float">
            <text:p>9.304323E-13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248472" calcext:value-type="float">
            <text:p>-0.04248472</text:p>
          </table:table-cell>
          <table:table-cell office:value-type="float" office:value="-0.1203857" calcext:value-type="float">
            <text:p>-0.1203857</text:p>
          </table:table-cell>
          <table:table-cell office:value-type="float" office:value="-0.08698209" calcext:value-type="float">
            <text:p>-0.08698209</text:p>
          </table:table-cell>
          <table:table-cell office:value-type="float" office:value="-0.07045878" calcext:value-type="float">
            <text:p>-0.07045878</text:p>
          </table:table-cell>
          <table:table-cell office:value-type="float" office:value="-0.06423415" calcext:value-type="float">
            <text:p>-0.06423415</text:p>
          </table:table-cell>
          <table:table-cell office:value-type="float" office:value="-0.05756518" calcext:value-type="float">
            <text:p>-0.05756518</text:p>
          </table:table-cell>
          <table:table-cell office:value-type="float" office:value="-0.05240448" calcext:value-type="float">
            <text:p>-0.05240448</text:p>
          </table:table-cell>
          <table:table-cell office:value-type="float" office:value="-0.04997899" calcext:value-type="float">
            <text:p>-0.04997899</text:p>
          </table:table-cell>
          <table:table-cell office:value-type="float" office:value="-0.04951814" calcext:value-type="float">
            <text:p>-0.04951814</text:p>
          </table:table-cell>
          <table:table-cell office:value-type="float" office:value="-0.0282018" calcext:value-type="float">
            <text:p>-0.028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05673" calcext:value-type="float">
            <text:p>-0.04105673</text:p>
          </table:table-cell>
          <table:table-cell office:value-type="float" office:value="0.04068937" calcext:value-type="float">
            <text:p>0.0406893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7084" calcext:value-type="float">
            <text:p>-2.3870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6" calcext:value-type="float">
            <text:p>12012006</text:p>
          </table:table-cell>
          <table:table-cell office:value-type="float" office:value="10.2" calcext:value-type="float">
            <text:p>10.2</text:p>
          </table:table-cell>
          <table:table-cell office:value-type="float" office:value="3.827209" calcext:value-type="float">
            <text:p>3.827209</text:p>
          </table:table-cell>
          <table:table-cell office:value-type="float" office:value="0" calcext:value-type="float">
            <text:p>0</text:p>
          </table:table-cell>
          <table:table-cell office:value-type="float" office:value="1040.52" calcext:value-type="float">
            <text:p>1040.52</text:p>
          </table:table-cell>
          <table:table-cell office:value-type="float" office:value="-0.4123674" calcext:value-type="float">
            <text:p>-0.4123674</text:p>
          </table:table-cell>
          <table:table-cell office:value-type="float" office:value="0" calcext:value-type="float">
            <text:p>0</text:p>
          </table:table-cell>
          <table:table-cell office:value-type="float" office:value="0.2618852" calcext:value-type="float">
            <text:p>0.2618852</text:p>
          </table:table-cell>
          <table:table-cell office:value-type="float" office:value="0.2639356" calcext:value-type="float">
            <text:p>0.2639356</text:p>
          </table:table-cell>
          <table:table-cell office:value-type="float" office:value="0.2675886" calcext:value-type="float">
            <text:p>0.2675886</text:p>
          </table:table-cell>
          <table:table-cell office:value-type="float" office:value="0.2738172" calcext:value-type="float">
            <text:p>0.2738172</text:p>
          </table:table-cell>
          <table:table-cell office:value-type="float" office:value="0.2772007" calcext:value-type="float">
            <text:p>0.2772007</text:p>
          </table:table-cell>
          <table:table-cell office:value-type="float" office:value="0.2500638" calcext:value-type="float">
            <text:p>0.2500638</text:p>
          </table:table-cell>
          <table:table-cell office:value-type="float" office:value="0.2501653" calcext:value-type="float">
            <text:p>0.2501653</text:p>
          </table:table-cell>
          <table:table-cell office:value-type="float" office:value="0.3403758" calcext:value-type="float">
            <text:p>0.3403758</text:p>
          </table:table-cell>
          <table:table-cell office:value-type="float" office:value="0.3317497" calcext:value-type="float">
            <text:p>0.3317497</text:p>
          </table:table-cell>
          <table:table-cell office:value-type="float" office:value="0.3553776" calcext:value-type="float">
            <text:p>0.3553776</text:p>
          </table:table-cell>
          <table:table-cell office:value-type="float" office:value="0.375469" calcext:value-type="float">
            <text:p>0.375469</text:p>
          </table:table-cell>
          <table:table-cell office:value-type="float" office:value="0.3910262" calcext:value-type="float">
            <text:p>0.391026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2272274" calcext:value-type="float">
            <text:p>2.272274E-07</text:p>
          </table:table-cell>
          <table:table-cell office:value-type="float" office:value="1.950502E-015" calcext:value-type="float">
            <text:p>1.950502E-15</text:p>
          </table:table-cell>
          <table:table-cell office:value-type="float" office:value="0.00000000000001185942" calcext:value-type="float">
            <text:p>1.185942E-14</text:p>
          </table:table-cell>
          <table:table-cell office:value-type="float" office:value="0.0000000000004980552" calcext:value-type="float">
            <text:p>4.980552E-13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11372" calcext:value-type="float">
            <text:p>-0.1011372</text:p>
          </table:table-cell>
          <table:table-cell office:value-type="float" office:value="-0.09515572" calcext:value-type="float">
            <text:p>-0.09515572</text:p>
          </table:table-cell>
          <table:table-cell office:value-type="float" office:value="-0.08559497" calcext:value-type="float">
            <text:p>-0.08559497</text:p>
          </table:table-cell>
          <table:table-cell office:value-type="float" office:value="-0.07169714" calcext:value-type="float">
            <text:p>-0.07169714</text:p>
          </table:table-cell>
          <table:table-cell office:value-type="float" office:value="-0.06522779" calcext:value-type="float">
            <text:p>-0.06522779</text:p>
          </table:table-cell>
          <table:table-cell office:value-type="float" office:value="-0.05807604" calcext:value-type="float">
            <text:p>-0.05807604</text:p>
          </table:table-cell>
          <table:table-cell office:value-type="float" office:value="-0.05289554" calcext:value-type="float">
            <text:p>-0.05289554</text:p>
          </table:table-cell>
          <table:table-cell office:value-type="float" office:value="-0.05012724" calcext:value-type="float">
            <text:p>-0.05012724</text:p>
          </table:table-cell>
          <table:table-cell office:value-type="float" office:value="-0.04889751" calcext:value-type="float">
            <text:p>-0.04889751</text:p>
          </table:table-cell>
          <table:table-cell office:value-type="float" office:value="-0.02802747" calcext:value-type="float">
            <text:p>-0.02802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44768" calcext:value-type="float">
            <text:p>-0.1044768</text:p>
          </table:table-cell>
          <table:table-cell office:value-type="float" office:value="0.04068819" calcext:value-type="float">
            <text:p>0.0406881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036" calcext:value-type="float">
            <text:p>-2.390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6" calcext:value-type="float">
            <text:p>13012006</text:p>
          </table:table-cell>
          <table:table-cell office:value-type="float" office:value="10.2" calcext:value-type="float">
            <text:p>10.2</text:p>
          </table:table-cell>
          <table:table-cell office:value-type="float" office:value="4.59099" calcext:value-type="float">
            <text:p>4.59099</text:p>
          </table:table-cell>
          <table:table-cell office:value-type="float" office:value="0" calcext:value-type="float">
            <text:p>0</text:p>
          </table:table-cell>
          <table:table-cell office:value-type="float" office:value="1039.756" calcext:value-type="float">
            <text:p>1039.756</text:p>
          </table:table-cell>
          <table:table-cell office:value-type="float" office:value="-0.4123673" calcext:value-type="float">
            <text:p>-0.4123673</text:p>
          </table:table-cell>
          <table:table-cell office:value-type="float" office:value="0" calcext:value-type="float">
            <text:p>0</text:p>
          </table:table-cell>
          <table:table-cell office:value-type="float" office:value="0.2306287" calcext:value-type="float">
            <text:p>0.2306287</text:p>
          </table:table-cell>
          <table:table-cell office:value-type="float" office:value="0.2595685" calcext:value-type="float">
            <text:p>0.2595685</text:p>
          </table:table-cell>
          <table:table-cell office:value-type="float" office:value="0.2676967" calcext:value-type="float">
            <text:p>0.2676967</text:p>
          </table:table-cell>
          <table:table-cell office:value-type="float" office:value="0.2735267" calcext:value-type="float">
            <text:p>0.2735267</text:p>
          </table:table-cell>
          <table:table-cell office:value-type="float" office:value="0.2767875" calcext:value-type="float">
            <text:p>0.2767875</text:p>
          </table:table-cell>
          <table:table-cell office:value-type="float" office:value="0.2497465" calcext:value-type="float">
            <text:p>0.2497465</text:p>
          </table:table-cell>
          <table:table-cell office:value-type="float" office:value="0.2498812" calcext:value-type="float">
            <text:p>0.2498812</text:p>
          </table:table-cell>
          <table:table-cell office:value-type="float" office:value="0.3402677" calcext:value-type="float">
            <text:p>0.3402677</text:p>
          </table:table-cell>
          <table:table-cell office:value-type="float" office:value="0.3321705" calcext:value-type="float">
            <text:p>0.3321705</text:p>
          </table:table-cell>
          <table:table-cell office:value-type="float" office:value="0.3555031" calcext:value-type="float">
            <text:p>0.3555031</text:p>
          </table:table-cell>
          <table:table-cell office:value-type="float" office:value="0.3754225" calcext:value-type="float">
            <text:p>0.3754225</text:p>
          </table:table-cell>
          <table:table-cell office:value-type="float" office:value="0.3909931" calcext:value-type="float">
            <text:p>0.390993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125072" calcext:value-type="float">
            <text:p>1.25072E-07</text:p>
          </table:table-cell>
          <table:table-cell office:value-type="float" office:value="1.950562E-015" calcext:value-type="float">
            <text:p>1.950562E-15</text:p>
          </table:table-cell>
          <table:table-cell office:value-type="float" office:value="6.590062E-015" calcext:value-type="float">
            <text:p>6.590062E-15</text:p>
          </table:table-cell>
          <table:table-cell office:value-type="float" office:value="0.0000000000002522589" calcext:value-type="float">
            <text:p>2.522589E-13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6921" calcext:value-type="float">
            <text:p>-0.256921</text:p>
          </table:table-cell>
          <table:table-cell office:value-type="float" office:value="-0.1078427" calcext:value-type="float">
            <text:p>-0.1078427</text:p>
          </table:table-cell>
          <table:table-cell office:value-type="float" office:value="-0.0852935" calcext:value-type="float">
            <text:p>-0.0852935</text:p>
          </table:table-cell>
          <table:table-cell office:value-type="float" office:value="-0.07228721" calcext:value-type="float">
            <text:p>-0.07228721</text:p>
          </table:table-cell>
          <table:table-cell office:value-type="float" office:value="-0.06598382" calcext:value-type="float">
            <text:p>-0.06598382</text:p>
          </table:table-cell>
          <table:table-cell office:value-type="float" office:value="-0.05864339" calcext:value-type="float">
            <text:p>-0.05864339</text:p>
          </table:table-cell>
          <table:table-cell office:value-type="float" office:value="-0.05332592" calcext:value-type="float">
            <text:p>-0.05332592</text:p>
          </table:table-cell>
          <table:table-cell office:value-type="float" office:value="-0.05026722" calcext:value-type="float">
            <text:p>-0.05026722</text:p>
          </table:table-cell>
          <table:table-cell office:value-type="float" office:value="-0.04832137" calcext:value-type="float">
            <text:p>-0.04832137</text:p>
          </table:table-cell>
          <table:table-cell office:value-type="float" office:value="-0.02785873" calcext:value-type="float">
            <text:p>-0.02785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50649" calcext:value-type="float">
            <text:p>-0.6150649</text:p>
          </table:table-cell>
          <table:table-cell office:value-type="float" office:value="0.04068728" calcext:value-type="float">
            <text:p>0.0406872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3478" calcext:value-type="float">
            <text:p>-2.3934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6" calcext:value-type="float">
            <text:p>14012006</text:p>
          </table:table-cell>
          <table:table-cell office:value-type="float" office:value="10.2" calcext:value-type="float">
            <text:p>10.2</text:p>
          </table:table-cell>
          <table:table-cell office:value-type="float" office:value="5.394674" calcext:value-type="float">
            <text:p>5.394674</text:p>
          </table:table-cell>
          <table:table-cell office:value-type="float" office:value="0" calcext:value-type="float">
            <text:p>0</text:p>
          </table:table-cell>
          <table:table-cell office:value-type="float" office:value="1038.953" calcext:value-type="float">
            <text:p>1038.953</text:p>
          </table:table-cell>
          <table:table-cell office:value-type="float" office:value="-0.4123673" calcext:value-type="float">
            <text:p>-0.4123673</text:p>
          </table:table-cell>
          <table:table-cell office:value-type="float" office:value="0" calcext:value-type="float">
            <text:p>0</text:p>
          </table:table-cell>
          <table:table-cell office:value-type="float" office:value="0.2441259" calcext:value-type="float">
            <text:p>0.2441259</text:p>
          </table:table-cell>
          <table:table-cell office:value-type="float" office:value="0.2522689" calcext:value-type="float">
            <text:p>0.2522689</text:p>
          </table:table-cell>
          <table:table-cell office:value-type="float" office:value="0.2663158" calcext:value-type="float">
            <text:p>0.2663158</text:p>
          </table:table-cell>
          <table:table-cell office:value-type="float" office:value="0.2730388" calcext:value-type="float">
            <text:p>0.2730388</text:p>
          </table:table-cell>
          <table:table-cell office:value-type="float" office:value="0.276445" calcext:value-type="float">
            <text:p>0.276445</text:p>
          </table:table-cell>
          <table:table-cell office:value-type="float" office:value="0.2494532" calcext:value-type="float">
            <text:p>0.2494532</text:p>
          </table:table-cell>
          <table:table-cell office:value-type="float" office:value="0.2496267" calcext:value-type="float">
            <text:p>0.2496267</text:p>
          </table:table-cell>
          <table:table-cell office:value-type="float" office:value="0.3401666" calcext:value-type="float">
            <text:p>0.3401666</text:p>
          </table:table-cell>
          <table:table-cell office:value-type="float" office:value="0.3325668" calcext:value-type="float">
            <text:p>0.3325668</text:p>
          </table:table-cell>
          <table:table-cell office:value-type="float" office:value="0.3556259" calcext:value-type="float">
            <text:p>0.3556259</text:p>
          </table:table-cell>
          <table:table-cell office:value-type="float" office:value="0.3753918" calcext:value-type="float">
            <text:p>0.3753918</text:p>
          </table:table-cell>
          <table:table-cell office:value-type="float" office:value="0.3909431" calcext:value-type="float">
            <text:p>0.3909431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0.00000006493943" calcext:value-type="float">
            <text:p>6.493943E-08</text:p>
          </table:table-cell>
          <table:table-cell office:value-type="float" office:value="1.950589E-015" calcext:value-type="float">
            <text:p>1.950589E-15</text:p>
          </table:table-cell>
          <table:table-cell office:value-type="float" office:value="4.054249E-015" calcext:value-type="float">
            <text:p>4.054249E-15</text:p>
          </table:table-cell>
          <table:table-cell office:value-type="float" office:value="0.0000000000001357422" calcext:value-type="float">
            <text:p>1.357422E-13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4055" calcext:value-type="float">
            <text:p>-0.174055</text:p>
          </table:table-cell>
          <table:table-cell office:value-type="float" office:value="-0.1348001" calcext:value-type="float">
            <text:p>-0.1348001</text:p>
          </table:table-cell>
          <table:table-cell office:value-type="float" office:value="-0.08872633" calcext:value-type="float">
            <text:p>-0.08872633</text:p>
          </table:table-cell>
          <table:table-cell office:value-type="float" office:value="-0.07327716" calcext:value-type="float">
            <text:p>-0.07327716</text:p>
          </table:table-cell>
          <table:table-cell office:value-type="float" office:value="-0.06661554" calcext:value-type="float">
            <text:p>-0.06661554</text:p>
          </table:table-cell>
          <table:table-cell office:value-type="float" office:value="-0.05917478" calcext:value-type="float">
            <text:p>-0.05917478</text:p>
          </table:table-cell>
          <table:table-cell office:value-type="float" office:value="-0.05371489" calcext:value-type="float">
            <text:p>-0.05371489</text:p>
          </table:table-cell>
          <table:table-cell office:value-type="float" office:value="-0.05039842" calcext:value-type="float">
            <text:p>-0.05039842</text:p>
          </table:table-cell>
          <table:table-cell office:value-type="float" office:value="-0.04778549" calcext:value-type="float">
            <text:p>-0.04778549</text:p>
          </table:table-cell>
          <table:table-cell office:value-type="float" office:value="-0.02769455" calcext:value-type="float">
            <text:p>-0.02769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93631" calcext:value-type="float">
            <text:p>-0.1793631</text:p>
          </table:table-cell>
          <table:table-cell office:value-type="float" office:value="0.04068618" calcext:value-type="float">
            <text:p>0.0406861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6467" calcext:value-type="float">
            <text:p>-2.3964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6" calcext:value-type="float">
            <text:p>15012006</text:p>
          </table:table-cell>
          <table:table-cell office:value-type="float" office:value="10.2" calcext:value-type="float">
            <text:p>10.2</text:p>
          </table:table-cell>
          <table:table-cell office:value-type="float" office:value="6.696175" calcext:value-type="float">
            <text:p>6.696175</text:p>
          </table:table-cell>
          <table:table-cell office:value-type="float" office:value="0" calcext:value-type="float">
            <text:p>0</text:p>
          </table:table-cell>
          <table:table-cell office:value-type="float" office:value="1037.651" calcext:value-type="float">
            <text:p>1037.651</text:p>
          </table:table-cell>
          <table:table-cell office:value-type="float" office:value="-0.4123671" calcext:value-type="float">
            <text:p>-0.4123671</text:p>
          </table:table-cell>
          <table:table-cell office:value-type="float" office:value="0" calcext:value-type="float">
            <text:p>0</text:p>
          </table:table-cell>
          <table:table-cell office:value-type="float" office:value="0.2209094" calcext:value-type="float">
            <text:p>0.2209094</text:p>
          </table:table-cell>
          <table:table-cell office:value-type="float" office:value="0.2495411" calcext:value-type="float">
            <text:p>0.2495411</text:p>
          </table:table-cell>
          <table:table-cell office:value-type="float" office:value="0.2650219" calcext:value-type="float">
            <text:p>0.2650219</text:p>
          </table:table-cell>
          <table:table-cell office:value-type="float" office:value="0.2722149" calcext:value-type="float">
            <text:p>0.2722149</text:p>
          </table:table-cell>
          <table:table-cell office:value-type="float" office:value="0.2759619" calcext:value-type="float">
            <text:p>0.2759619</text:p>
          </table:table-cell>
          <table:table-cell office:value-type="float" office:value="0.2491909" calcext:value-type="float">
            <text:p>0.2491909</text:p>
          </table:table-cell>
          <table:table-cell office:value-type="float" office:value="0.2494009" calcext:value-type="float">
            <text:p>0.2494009</text:p>
          </table:table-cell>
          <table:table-cell office:value-type="float" office:value="0.340073" calcext:value-type="float">
            <text:p>0.340073</text:p>
          </table:table-cell>
          <table:table-cell office:value-type="float" office:value="0.3329406" calcext:value-type="float">
            <text:p>0.3329406</text:p>
          </table:table-cell>
          <table:table-cell office:value-type="float" office:value="0.3557463" calcext:value-type="float">
            <text:p>0.3557463</text:p>
          </table:table-cell>
          <table:table-cell office:value-type="float" office:value="0.3753733" calcext:value-type="float">
            <text:p>0.3753733</text:p>
          </table:table-cell>
          <table:table-cell office:value-type="float" office:value="0.3908803" calcext:value-type="float">
            <text:p>0.390880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222548" calcext:value-type="float">
            <text:p>2.22548E-08</text:p>
          </table:table-cell>
          <table:table-cell office:value-type="float" office:value="1.950592E-015" calcext:value-type="float">
            <text:p>1.950592E-15</text:p>
          </table:table-cell>
          <table:table-cell office:value-type="float" office:value="2.201106E-015" calcext:value-type="float">
            <text:p>2.201106E-15</text:p>
          </table:table-cell>
          <table:table-cell office:value-type="float" office:value="0.00000000000005824424" calcext:value-type="float">
            <text:p>5.824424E-14</text:p>
          </table:table-cell>
          <table:table-cell office:value-type="float" office:value="9.445252E-016" calcext:value-type="float">
            <text:p>9.4452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57065" calcext:value-type="float">
            <text:p>-0.3757065</text:p>
          </table:table-cell>
          <table:table-cell office:value-type="float" office:value="-0.146307" calcext:value-type="float">
            <text:p>-0.146307</text:p>
          </table:table-cell>
          <table:table-cell office:value-type="float" office:value="-0.09213495" calcext:value-type="float">
            <text:p>-0.09213495</text:p>
          </table:table-cell>
          <table:table-cell office:value-type="float" office:value="-0.07500073" calcext:value-type="float">
            <text:p>-0.07500073</text:p>
          </table:table-cell>
          <table:table-cell office:value-type="float" office:value="-0.06751467" calcext:value-type="float">
            <text:p>-0.06751467</text:p>
          </table:table-cell>
          <table:table-cell office:value-type="float" office:value="-0.05965306" calcext:value-type="float">
            <text:p>-0.05965306</text:p>
          </table:table-cell>
          <table:table-cell office:value-type="float" office:value="-0.0540626" calcext:value-type="float">
            <text:p>-0.0540626</text:p>
          </table:table-cell>
          <table:table-cell office:value-type="float" office:value="-0.0505203" calcext:value-type="float">
            <text:p>-0.0505203</text:p>
          </table:table-cell>
          <table:table-cell office:value-type="float" office:value="-0.0472861" calcext:value-type="float">
            <text:p>-0.0472861</text:p>
          </table:table-cell>
          <table:table-cell office:value-type="float" office:value="-0.02753448" calcext:value-type="float">
            <text:p>-0.02753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38772" calcext:value-type="float">
            <text:p>-0.4938772</text:p>
          </table:table-cell>
          <table:table-cell office:value-type="float" office:value="0.04068419" calcext:value-type="float">
            <text:p>0.0406841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934" calcext:value-type="float">
            <text:p>-2.399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6" calcext:value-type="float">
            <text:p>16012006</text:p>
          </table:table-cell>
          <table:table-cell office:value-type="float" office:value="10.2" calcext:value-type="float">
            <text:p>10.2</text:p>
          </table:table-cell>
          <table:table-cell office:value-type="float" office:value="6.838026" calcext:value-type="float">
            <text:p>6.838026</text:p>
          </table:table-cell>
          <table:table-cell office:value-type="float" office:value="0" calcext:value-type="float">
            <text:p>0</text:p>
          </table:table-cell>
          <table:table-cell office:value-type="float" office:value="1038.215" calcext:value-type="float">
            <text:p>1038.215</text:p>
          </table:table-cell>
          <table:table-cell office:value-type="float" office:value="-1.117405" calcext:value-type="float">
            <text:p>-1.117405</text:p>
          </table:table-cell>
          <table:table-cell office:value-type="float" office:value="0" calcext:value-type="float">
            <text:p>0</text:p>
          </table:table-cell>
          <table:table-cell office:value-type="float" office:value="0.2109888" calcext:value-type="float">
            <text:p>0.2109888</text:p>
          </table:table-cell>
          <table:table-cell office:value-type="float" office:value="0.2456136" calcext:value-type="float">
            <text:p>0.2456136</text:p>
          </table:table-cell>
          <table:table-cell office:value-type="float" office:value="0.263542" calcext:value-type="float">
            <text:p>0.263542</text:p>
          </table:table-cell>
          <table:table-cell office:value-type="float" office:value="0.2714361" calcext:value-type="float">
            <text:p>0.2714361</text:p>
          </table:table-cell>
          <table:table-cell office:value-type="float" office:value="0.2753577" calcext:value-type="float">
            <text:p>0.2753577</text:p>
          </table:table-cell>
          <table:table-cell office:value-type="float" office:value="0.2488927" calcext:value-type="float">
            <text:p>0.2488927</text:p>
          </table:table-cell>
          <table:table-cell office:value-type="float" office:value="0.2491914" calcext:value-type="float">
            <text:p>0.2491914</text:p>
          </table:table-cell>
          <table:table-cell office:value-type="float" office:value="0.3399868" calcext:value-type="float">
            <text:p>0.3399868</text:p>
          </table:table-cell>
          <table:table-cell office:value-type="float" office:value="0.3332934" calcext:value-type="float">
            <text:p>0.3332934</text:p>
          </table:table-cell>
          <table:table-cell office:value-type="float" office:value="0.3558644" calcext:value-type="float">
            <text:p>0.3558644</text:p>
          </table:table-cell>
          <table:table-cell office:value-type="float" office:value="0.3753786" calcext:value-type="float">
            <text:p>0.3753786</text:p>
          </table:table-cell>
          <table:table-cell office:value-type="float" office:value="0.3913162" calcext:value-type="float">
            <text:p>0.3913162</text:p>
          </table:table-cell>
          <table:table-cell office:value-type="float" office:value="0.4520323" calcext:value-type="float">
            <text:p>0.4520323</text:p>
          </table:table-cell>
          <table:table-cell office:value-type="float" office:value="0" calcext:value-type="float">
            <text:p>0</text:p>
          </table:table-cell>
          <table:table-cell office:value-type="float" office:value="0.00000001123352" calcext:value-type="float">
            <text:p>1.123352E-08</text:p>
          </table:table-cell>
          <table:table-cell office:value-type="float" office:value="1.95058E-015" calcext:value-type="float">
            <text:p>1.95058E-15</text:p>
          </table:table-cell>
          <table:table-cell office:value-type="float" office:value="1.939133E-015" calcext:value-type="float">
            <text:p>1.939133E-15</text:p>
          </table:table-cell>
          <table:table-cell office:value-type="float" office:value="0.00000000000002463953" calcext:value-type="float">
            <text:p>2.463953E-14</text:p>
          </table:table-cell>
          <table:table-cell office:value-type="float" office:value="9.445239E-016" calcext:value-type="float">
            <text:p>9.445239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184943" calcext:value-type="float">
            <text:p>-0.5184943</text:p>
          </table:table-cell>
          <table:table-cell office:value-type="float" office:value="-0.1652319" calcext:value-type="float">
            <text:p>-0.1652319</text:p>
          </table:table-cell>
          <table:table-cell office:value-type="float" office:value="-0.09620034" calcext:value-type="float">
            <text:p>-0.09620034</text:p>
          </table:table-cell>
          <table:table-cell office:value-type="float" office:value="-0.07668267" calcext:value-type="float">
            <text:p>-0.07668267</text:p>
          </table:table-cell>
          <table:table-cell office:value-type="float" office:value="-0.06866293" calcext:value-type="float">
            <text:p>-0.06866293</text:p>
          </table:table-cell>
          <table:table-cell office:value-type="float" office:value="-0.06020174" calcext:value-type="float">
            <text:p>-0.06020174</text:p>
          </table:table-cell>
          <table:table-cell office:value-type="float" office:value="-0.05438711" calcext:value-type="float">
            <text:p>-0.05438711</text:p>
          </table:table-cell>
          <table:table-cell office:value-type="float" office:value="-0.05063285" calcext:value-type="float">
            <text:p>-0.05063285</text:p>
          </table:table-cell>
          <table:table-cell office:value-type="float" office:value="-0.04681998" calcext:value-type="float">
            <text:p>-0.04681998</text:p>
          </table:table-cell>
          <table:table-cell office:value-type="float" office:value="-0.02737859" calcext:value-type="float">
            <text:p>-0.02737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27801" calcext:value-type="float">
            <text:p>-1.227801</text:p>
          </table:table-cell>
          <table:table-cell office:value-type="float" office:value="0.04068348" calcext:value-type="float">
            <text:p>0.0406834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00618" calcext:value-type="float">
            <text:p>-2.3006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6" calcext:value-type="float">
            <text:p>17012006</text:p>
          </table:table-cell>
          <table:table-cell office:value-type="float" office:value="10.2" calcext:value-type="float">
            <text:p>10.2</text:p>
          </table:table-cell>
          <table:table-cell office:value-type="float" office:value="7.374094" calcext:value-type="float">
            <text:p>7.374094</text:p>
          </table:table-cell>
          <table:table-cell office:value-type="float" office:value="0" calcext:value-type="float">
            <text:p>0</text:p>
          </table:table-cell>
          <table:table-cell office:value-type="float" office:value="1038.527" calcext:value-type="float">
            <text:p>1038.527</text:p>
          </table:table-cell>
          <table:table-cell office:value-type="float" office:value="-1.965933" calcext:value-type="float">
            <text:p>-1.965933</text:p>
          </table:table-cell>
          <table:table-cell office:value-type="float" office:value="0" calcext:value-type="float">
            <text:p>0</text:p>
          </table:table-cell>
          <table:table-cell office:value-type="float" office:value="0.1891239" calcext:value-type="float">
            <text:p>0.1891239</text:p>
          </table:table-cell>
          <table:table-cell office:value-type="float" office:value="0.2395719" calcext:value-type="float">
            <text:p>0.2395719</text:p>
          </table:table-cell>
          <table:table-cell office:value-type="float" office:value="0.2621069" calcext:value-type="float">
            <text:p>0.2621069</text:p>
          </table:table-cell>
          <table:table-cell office:value-type="float" office:value="0.2708899" calcext:value-type="float">
            <text:p>0.2708899</text:p>
          </table:table-cell>
          <table:table-cell office:value-type="float" office:value="0.2748327" calcext:value-type="float">
            <text:p>0.2748327</text:p>
          </table:table-cell>
          <table:table-cell office:value-type="float" office:value="0.2485678" calcext:value-type="float">
            <text:p>0.2485678</text:p>
          </table:table-cell>
          <table:table-cell office:value-type="float" office:value="0.248987" calcext:value-type="float">
            <text:p>0.248987</text:p>
          </table:table-cell>
          <table:table-cell office:value-type="float" office:value="0.3399068" calcext:value-type="float">
            <text:p>0.3399068</text:p>
          </table:table-cell>
          <table:table-cell office:value-type="float" office:value="0.333627" calcext:value-type="float">
            <text:p>0.333627</text:p>
          </table:table-cell>
          <table:table-cell office:value-type="float" office:value="0.3559801" calcext:value-type="float">
            <text:p>0.3559801</text:p>
          </table:table-cell>
          <table:table-cell office:value-type="float" office:value="0.3754243" calcext:value-type="float">
            <text:p>0.3754243</text:p>
          </table:table-cell>
          <table:table-cell office:value-type="float" office:value="0.3916613" calcext:value-type="float">
            <text:p>0.3916613</text:p>
          </table:table-cell>
          <table:table-cell office:value-type="float" office:value="0.4570923" calcext:value-type="float">
            <text:p>0.4570923</text:p>
          </table:table-cell>
          <table:table-cell office:value-type="float" office:value="0" calcext:value-type="float">
            <text:p>0</text:p>
          </table:table-cell>
          <table:table-cell office:value-type="float" office:value="0.003787963" calcext:value-type="float">
            <text:p>0.003787963</text:p>
          </table:table-cell>
          <table:table-cell office:value-type="float" office:value="1.946593E-015" calcext:value-type="float">
            <text:p>1.946593E-15</text:p>
          </table:table-cell>
          <table:table-cell office:value-type="float" office:value="1.939217E-015" calcext:value-type="float">
            <text:p>1.939217E-15</text:p>
          </table:table-cell>
          <table:table-cell office:value-type="float" office:value="0.0000000000000141162" calcext:value-type="float">
            <text:p>1.41162E-14</text:p>
          </table:table-cell>
          <table:table-cell office:value-type="float" office:value="9.445239E-016" calcext:value-type="float">
            <text:p>9.445239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56379" calcext:value-type="float">
            <text:p>-1.156379</text:p>
          </table:table-cell>
          <table:table-cell office:value-type="float" office:value="-0.2001539" calcext:value-type="float">
            <text:p>-0.2001539</text:p>
          </table:table-cell>
          <table:table-cell office:value-type="float" office:value="-0.100335" calcext:value-type="float">
            <text:p>-0.100335</text:p>
          </table:table-cell>
          <table:table-cell office:value-type="float" office:value="-0.07787397" calcext:value-type="float">
            <text:p>-0.07787397</text:p>
          </table:table-cell>
          <table:table-cell office:value-type="float" office:value="-0.06968031" calcext:value-type="float">
            <text:p>-0.06968031</text:p>
          </table:table-cell>
          <table:table-cell office:value-type="float" office:value="-0.06080661" calcext:value-type="float">
            <text:p>-0.06080661</text:p>
          </table:table-cell>
          <table:table-cell office:value-type="float" office:value="-0.05470606" calcext:value-type="float">
            <text:p>-0.05470606</text:p>
          </table:table-cell>
          <table:table-cell office:value-type="float" office:value="-0.05073742" calcext:value-type="float">
            <text:p>-0.05073742</text:p>
          </table:table-cell>
          <table:table-cell office:value-type="float" office:value="-0.04638398" calcext:value-type="float">
            <text:p>-0.04638398</text:p>
          </table:table-cell>
          <table:table-cell office:value-type="float" office:value="-0.02722668" calcext:value-type="float">
            <text:p>-0.02722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79626" calcext:value-type="float">
            <text:p>-4.679626</text:p>
          </table:table-cell>
          <table:table-cell office:value-type="float" office:value="0.0406859" calcext:value-type="float">
            <text:p>0.040685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34433" calcext:value-type="float">
            <text:p>-2.3344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6" calcext:value-type="float">
            <text:p>18012006</text:p>
          </table:table-cell>
          <table:table-cell office:value-type="float" office:value="10.2" calcext:value-type="float">
            <text:p>10.2</text:p>
          </table:table-cell>
          <table:table-cell office:value-type="float" office:value="7.963696" calcext:value-type="float">
            <text:p>7.963696</text:p>
          </table:table-cell>
          <table:table-cell office:value-type="float" office:value="0" calcext:value-type="float">
            <text:p>0</text:p>
          </table:table-cell>
          <table:table-cell office:value-type="float" office:value="1038.745" calcext:value-type="float">
            <text:p>1038.745</text:p>
          </table:table-cell>
          <table:table-cell office:value-type="float" office:value="-2.773988" calcext:value-type="float">
            <text:p>-2.773988</text:p>
          </table:table-cell>
          <table:table-cell office:value-type="float" office:value="0" calcext:value-type="float">
            <text:p>0</text:p>
          </table:table-cell>
          <table:table-cell office:value-type="float" office:value="0.2097907" calcext:value-type="float">
            <text:p>0.2097907</text:p>
          </table:table-cell>
          <table:table-cell office:value-type="float" office:value="0.2345166" calcext:value-type="float">
            <text:p>0.2345166</text:p>
          </table:table-cell>
          <table:table-cell office:value-type="float" office:value="0.2606324" calcext:value-type="float">
            <text:p>0.2606324</text:p>
          </table:table-cell>
          <table:table-cell office:value-type="float" office:value="0.2700876" calcext:value-type="float">
            <text:p>0.2700876</text:p>
          </table:table-cell>
          <table:table-cell office:value-type="float" office:value="0.2743192" calcext:value-type="float">
            <text:p>0.2743192</text:p>
          </table:table-cell>
          <table:table-cell office:value-type="float" office:value="0.2482733" calcext:value-type="float">
            <text:p>0.2482733</text:p>
          </table:table-cell>
          <table:table-cell office:value-type="float" office:value="0.2488492" calcext:value-type="float">
            <text:p>0.2488492</text:p>
          </table:table-cell>
          <table:table-cell office:value-type="float" office:value="0.3398364" calcext:value-type="float">
            <text:p>0.3398364</text:p>
          </table:table-cell>
          <table:table-cell office:value-type="float" office:value="0.3339593" calcext:value-type="float">
            <text:p>0.3339593</text:p>
          </table:table-cell>
          <table:table-cell office:value-type="float" office:value="0.3560792" calcext:value-type="float">
            <text:p>0.3560792</text:p>
          </table:table-cell>
          <table:table-cell office:value-type="float" office:value="0.3754883" calcext:value-type="float">
            <text:p>0.3754883</text:p>
          </table:table-cell>
          <table:table-cell office:value-type="float" office:value="0.3917881" calcext:value-type="float">
            <text:p>0.3917881</text:p>
          </table:table-cell>
          <table:table-cell office:value-type="float" office:value="0.4614331" calcext:value-type="float">
            <text:p>0.46143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4720295" calcext:value-type="float">
            <text:p>4.720295E-09</text:p>
          </table:table-cell>
          <table:table-cell office:value-type="float" office:value="1.99209E-015" calcext:value-type="float">
            <text:p>1.99209E-15</text:p>
          </table:table-cell>
          <table:table-cell office:value-type="float" office:value="1.939232E-015" calcext:value-type="float">
            <text:p>1.939232E-15</text:p>
          </table:table-cell>
          <table:table-cell office:value-type="float" office:value="9.312298E-015" calcext:value-type="float">
            <text:p>9.312298E-15</text:p>
          </table:table-cell>
          <table:table-cell office:value-type="float" office:value="9.445239E-016" calcext:value-type="float">
            <text:p>9.445239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36976" calcext:value-type="float">
            <text:p>-0.5636976</text:p>
          </table:table-cell>
          <table:table-cell office:value-type="float" office:value="-0.2362656" calcext:value-type="float">
            <text:p>-0.2362656</text:p>
          </table:table-cell>
          <table:table-cell office:value-type="float" office:value="-0.104753" calcext:value-type="float">
            <text:p>-0.104753</text:p>
          </table:table-cell>
          <table:table-cell office:value-type="float" office:value="-0.07966729" calcext:value-type="float">
            <text:p>-0.07966729</text:p>
          </table:table-cell>
          <table:table-cell office:value-type="float" office:value="-0.07069122" calcext:value-type="float">
            <text:p>-0.07069122</text:p>
          </table:table-cell>
          <table:table-cell office:value-type="float" office:value="-0.0613627" calcext:value-type="float">
            <text:p>-0.0613627</text:p>
          </table:table-cell>
          <table:table-cell office:value-type="float" office:value="-0.05492412" calcext:value-type="float">
            <text:p>-0.05492412</text:p>
          </table:table-cell>
          <table:table-cell office:value-type="float" office:value="-0.05083004" calcext:value-type="float">
            <text:p>-0.05083004</text:p>
          </table:table-cell>
          <table:table-cell office:value-type="float" office:value="-0.04595517" calcext:value-type="float">
            <text:p>-0.04595517</text:p>
          </table:table-cell>
          <table:table-cell office:value-type="float" office:value="-0.02709645" calcext:value-type="float">
            <text:p>-0.02709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126792" calcext:value-type="float">
            <text:p>-0.5126792</text:p>
          </table:table-cell>
          <table:table-cell office:value-type="float" office:value="0.04068188" calcext:value-type="float">
            <text:p>0.0406818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61113" calcext:value-type="float">
            <text:p>-2.3611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6" calcext:value-type="float">
            <text:p>19012006</text:p>
          </table:table-cell>
          <table:table-cell office:value-type="float" office:value="10.2" calcext:value-type="float">
            <text:p>10.2</text:p>
          </table:table-cell>
          <table:table-cell office:value-type="float" office:value="8.259474" calcext:value-type="float">
            <text:p>8.259474</text:p>
          </table:table-cell>
          <table:table-cell office:value-type="float" office:value="0" calcext:value-type="float">
            <text:p>0</text:p>
          </table:table-cell>
          <table:table-cell office:value-type="float" office:value="1038.549" calcext:value-type="float">
            <text:p>1038.549</text:p>
          </table:table-cell>
          <table:table-cell office:value-type="float" office:value="-2.873905" calcext:value-type="float">
            <text:p>-2.873905</text:p>
          </table:table-cell>
          <table:table-cell office:value-type="float" office:value="0" calcext:value-type="float">
            <text:p>0</text:p>
          </table:table-cell>
          <table:table-cell office:value-type="float" office:value="0.2089362" calcext:value-type="float">
            <text:p>0.2089362</text:p>
          </table:table-cell>
          <table:table-cell office:value-type="float" office:value="0.2329624" calcext:value-type="float">
            <text:p>0.2329624</text:p>
          </table:table-cell>
          <table:table-cell office:value-type="float" office:value="0.2595077" calcext:value-type="float">
            <text:p>0.2595077</text:p>
          </table:table-cell>
          <table:table-cell office:value-type="float" office:value="0.269143" calcext:value-type="float">
            <text:p>0.269143</text:p>
          </table:table-cell>
          <table:table-cell office:value-type="float" office:value="0.2737289" calcext:value-type="float">
            <text:p>0.2737289</text:p>
          </table:table-cell>
          <table:table-cell office:value-type="float" office:value="0.2480018" calcext:value-type="float">
            <text:p>0.2480018</text:p>
          </table:table-cell>
          <table:table-cell office:value-type="float" office:value="0.2487526" calcext:value-type="float">
            <text:p>0.2487526</text:p>
          </table:table-cell>
          <table:table-cell office:value-type="float" office:value="0.3397905" calcext:value-type="float">
            <text:p>0.3397905</text:p>
          </table:table-cell>
          <table:table-cell office:value-type="float" office:value="0.3343219" calcext:value-type="float">
            <text:p>0.3343219</text:p>
          </table:table-cell>
          <table:table-cell office:value-type="float" office:value="0.3561341" calcext:value-type="float">
            <text:p>0.3561341</text:p>
          </table:table-cell>
          <table:table-cell office:value-type="float" office:value="0.3755532" calcext:value-type="float">
            <text:p>0.3755532</text:p>
          </table:table-cell>
          <table:table-cell office:value-type="float" office:value="0.3918005" calcext:value-type="float">
            <text:p>0.39180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14616" calcext:value-type="float">
            <text:p>2.714616E-09</text:p>
          </table:table-cell>
          <table:table-cell office:value-type="float" office:value="1.99209E-015" calcext:value-type="float">
            <text:p>1.99209E-15</text:p>
          </table:table-cell>
          <table:table-cell office:value-type="float" office:value="1.939261E-015" calcext:value-type="float">
            <text:p>1.939261E-15</text:p>
          </table:table-cell>
          <table:table-cell office:value-type="float" office:value="5.50323E-015" calcext:value-type="float">
            <text:p>5.50323E-15</text:p>
          </table:table-cell>
          <table:table-cell office:value-type="float" office:value="9.445239E-016" calcext:value-type="float">
            <text:p>9.445239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89647" calcext:value-type="float">
            <text:p>-0.5689647</text:p>
          </table:table-cell>
          <table:table-cell office:value-type="float" office:value="-0.2486503" calcext:value-type="float">
            <text:p>-0.2486503</text:p>
          </table:table-cell>
          <table:table-cell office:value-type="float" office:value="-0.1083377" calcext:value-type="float">
            <text:p>-0.1083377</text:p>
          </table:table-cell>
          <table:table-cell office:value-type="float" office:value="-0.08184598" calcext:value-type="float">
            <text:p>-0.08184598</text:p>
          </table:table-cell>
          <table:table-cell office:value-type="float" office:value="-0.07187011" calcext:value-type="float">
            <text:p>-0.07187011</text:p>
          </table:table-cell>
          <table:table-cell office:value-type="float" office:value="-0.06187838" calcext:value-type="float">
            <text:p>-0.06187838</text:p>
          </table:table-cell>
          <table:table-cell office:value-type="float" office:value="-0.0550759" calcext:value-type="float">
            <text:p>-0.0550759</text:p>
          </table:table-cell>
          <table:table-cell office:value-type="float" office:value="-0.05089048" calcext:value-type="float">
            <text:p>-0.05089048</text:p>
          </table:table-cell>
          <table:table-cell office:value-type="float" office:value="-0.04549113" calcext:value-type="float">
            <text:p>-0.04549113</text:p>
          </table:table-cell>
          <table:table-cell office:value-type="float" office:value="-0.02702519" calcext:value-type="float">
            <text:p>-0.02702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667749" calcext:value-type="float">
            <text:p>-0.9667749</text:p>
          </table:table-cell>
          <table:table-cell office:value-type="float" office:value="0.04068107" calcext:value-type="float">
            <text:p>0.0406810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1346" calcext:value-type="float">
            <text:p>-2.3713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6" calcext:value-type="float">
            <text:p>20012006</text:p>
          </table:table-cell>
          <table:table-cell office:value-type="float" office:value="10.4" calcext:value-type="float">
            <text:p>10.4</text:p>
          </table:table-cell>
          <table:table-cell office:value-type="float" office:value="8.268703" calcext:value-type="float">
            <text:p>8.268703</text:p>
          </table:table-cell>
          <table:table-cell office:value-type="float" office:value="0" calcext:value-type="float">
            <text:p>0</text:p>
          </table:table-cell>
          <table:table-cell office:value-type="float" office:value="1038.74" calcext:value-type="float">
            <text:p>1038.74</text:p>
          </table:table-cell>
          <table:table-cell office:value-type="float" office:value="-2.873905" calcext:value-type="float">
            <text:p>-2.873905</text:p>
          </table:table-cell>
          <table:table-cell office:value-type="float" office:value="1.378405" calcext:value-type="float">
            <text:p>1.378405</text:p>
          </table:table-cell>
          <table:table-cell office:value-type="float" office:value="0.1819962" calcext:value-type="float">
            <text:p>0.1819962</text:p>
          </table:table-cell>
          <table:table-cell office:value-type="float" office:value="0.2300751" calcext:value-type="float">
            <text:p>0.2300751</text:p>
          </table:table-cell>
          <table:table-cell office:value-type="float" office:value="0.2586481" calcext:value-type="float">
            <text:p>0.2586481</text:p>
          </table:table-cell>
          <table:table-cell office:value-type="float" office:value="0.2682951" calcext:value-type="float">
            <text:p>0.2682951</text:p>
          </table:table-cell>
          <table:table-cell office:value-type="float" office:value="0.2730721" calcext:value-type="float">
            <text:p>0.2730721</text:p>
          </table:table-cell>
          <table:table-cell office:value-type="float" office:value="0.2477014" calcext:value-type="float">
            <text:p>0.2477014</text:p>
          </table:table-cell>
          <table:table-cell office:value-type="float" office:value="0.2486396" calcext:value-type="float">
            <text:p>0.2486396</text:p>
          </table:table-cell>
          <table:table-cell office:value-type="float" office:value="0.3397572" calcext:value-type="float">
            <text:p>0.3397572</text:p>
          </table:table-cell>
          <table:table-cell office:value-type="float" office:value="0.3346604" calcext:value-type="float">
            <text:p>0.3346604</text:p>
          </table:table-cell>
          <table:table-cell office:value-type="float" office:value="0.3561957" calcext:value-type="float">
            <text:p>0.3561957</text:p>
          </table:table-cell>
          <table:table-cell office:value-type="float" office:value="0.3756134" calcext:value-type="float">
            <text:p>0.3756134</text:p>
          </table:table-cell>
          <table:table-cell office:value-type="float" office:value="0.3917838" calcext:value-type="float">
            <text:p>0.3917838</text:p>
          </table:table-cell>
          <table:table-cell office:value-type="float" office:value="0.4623732" calcext:value-type="float">
            <text:p>0.4623732</text:p>
          </table:table-cell>
          <table:table-cell office:value-type="float" office:value="0" calcext:value-type="float">
            <text:p>0</text:p>
          </table:table-cell>
          <table:table-cell office:value-type="float" office:value="0.005932736" calcext:value-type="float">
            <text:p>0.005932736</text:p>
          </table:table-cell>
          <table:table-cell office:value-type="float" office:value="1.99209E-015" calcext:value-type="float">
            <text:p>1.99209E-15</text:p>
          </table:table-cell>
          <table:table-cell office:value-type="float" office:value="1.939267E-015" calcext:value-type="float">
            <text:p>1.939267E-15</text:p>
          </table:table-cell>
          <table:table-cell office:value-type="float" office:value="3.674764E-015" calcext:value-type="float">
            <text:p>3.674764E-15</text:p>
          </table:table-cell>
          <table:table-cell office:value-type="float" office:value="9.445239E-016" calcext:value-type="float">
            <text:p>9.445239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62718" calcext:value-type="float">
            <text:p>-1.562718</text:p>
          </table:table-cell>
          <table:table-cell office:value-type="float" office:value="-0.2733147" calcext:value-type="float">
            <text:p>-0.2733147</text:p>
          </table:table-cell>
          <table:table-cell office:value-type="float" office:value="-0.1111249" calcext:value-type="float">
            <text:p>-0.1111249</text:p>
          </table:table-cell>
          <table:table-cell office:value-type="float" office:value="-0.08385925" calcext:value-type="float">
            <text:p>-0.08385925</text:p>
          </table:table-cell>
          <table:table-cell office:value-type="float" office:value="-0.07321115" calcext:value-type="float">
            <text:p>-0.07321115</text:p>
          </table:table-cell>
          <table:table-cell office:value-type="float" office:value="-0.06245486" calcext:value-type="float">
            <text:p>-0.06245486</text:p>
          </table:table-cell>
          <table:table-cell office:value-type="float" office:value="-0.05525423" calcext:value-type="float">
            <text:p>-0.05525423</text:p>
          </table:table-cell>
          <table:table-cell office:value-type="float" office:value="-0.05093449" calcext:value-type="float">
            <text:p>-0.05093449</text:p>
          </table:table-cell>
          <table:table-cell office:value-type="float" office:value="-0.04506248" calcext:value-type="float">
            <text:p>-0.04506248</text:p>
          </table:table-cell>
          <table:table-cell office:value-type="float" office:value="-0.02694522" calcext:value-type="float">
            <text:p>-0.02694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62182" calcext:value-type="float">
            <text:p>-5.262182</text:p>
          </table:table-cell>
          <table:table-cell office:value-type="float" office:value="0.04068544" calcext:value-type="float">
            <text:p>0.0406854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4852" calcext:value-type="float">
            <text:p>-2.3748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6" calcext:value-type="float">
            <text:p>21012006</text:p>
          </table:table-cell>
          <table:table-cell office:value-type="float" office:value="10.5" calcext:value-type="float">
            <text:p>10.5</text:p>
          </table:table-cell>
          <table:table-cell office:value-type="float" office:value="8.931753" calcext:value-type="float">
            <text:p>8.931753</text:p>
          </table:table-cell>
          <table:table-cell office:value-type="float" office:value="0" calcext:value-type="float">
            <text:p>0</text:p>
          </table:table-cell>
          <table:table-cell office:value-type="float" office:value="1038.177" calcext:value-type="float">
            <text:p>1038.177</text:p>
          </table:table-cell>
          <table:table-cell office:value-type="float" office:value="-2.87385" calcext:value-type="float">
            <text:p>-2.87385</text:p>
          </table:table-cell>
          <table:table-cell office:value-type="float" office:value="0" calcext:value-type="float">
            <text:p>0</text:p>
          </table:table-cell>
          <table:table-cell office:value-type="float" office:value="0.204898" calcext:value-type="float">
            <text:p>0.204898</text:p>
          </table:table-cell>
          <table:table-cell office:value-type="float" office:value="0.2261811" calcext:value-type="float">
            <text:p>0.2261811</text:p>
          </table:table-cell>
          <table:table-cell office:value-type="float" office:value="0.2579695" calcext:value-type="float">
            <text:p>0.2579695</text:p>
          </table:table-cell>
          <table:table-cell office:value-type="float" office:value="0.2674818" calcext:value-type="float">
            <text:p>0.2674818</text:p>
          </table:table-cell>
          <table:table-cell office:value-type="float" office:value="0.2724055" calcext:value-type="float">
            <text:p>0.2724055</text:p>
          </table:table-cell>
          <table:table-cell office:value-type="float" office:value="0.2473737" calcext:value-type="float">
            <text:p>0.2473737</text:p>
          </table:table-cell>
          <table:table-cell office:value-type="float" office:value="0.2485136" calcext:value-type="float">
            <text:p>0.2485136</text:p>
          </table:table-cell>
          <table:table-cell office:value-type="float" office:value="0.3397331" calcext:value-type="float">
            <text:p>0.3397331</text:p>
          </table:table-cell>
          <table:table-cell office:value-type="float" office:value="0.3349774" calcext:value-type="float">
            <text:p>0.3349774</text:p>
          </table:table-cell>
          <table:table-cell office:value-type="float" office:value="0.3562625" calcext:value-type="float">
            <text:p>0.3562625</text:p>
          </table:table-cell>
          <table:table-cell office:value-type="float" office:value="0.3756681" calcext:value-type="float">
            <text:p>0.3756681</text:p>
          </table:table-cell>
          <table:table-cell office:value-type="float" office:value="0.3917345" calcext:value-type="float">
            <text:p>0.39173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8492" calcext:value-type="float">
            <text:p>1.38492E-09</text:p>
          </table:table-cell>
          <table:table-cell office:value-type="float" office:value="1.952554E-015" calcext:value-type="float">
            <text:p>1.952554E-15</text:p>
          </table:table-cell>
          <table:table-cell office:value-type="float" office:value="1.939261E-015" calcext:value-type="float">
            <text:p>1.939261E-15</text:p>
          </table:table-cell>
          <table:table-cell office:value-type="float" office:value="2.843357E-015" calcext:value-type="float">
            <text:p>2.843357E-15</text:p>
          </table:table-cell>
          <table:table-cell office:value-type="float" office:value="9.445239E-016" calcext:value-type="float">
            <text:p>9.445239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637245" calcext:value-type="float">
            <text:p>-0.6637245</text:p>
          </table:table-cell>
          <table:table-cell office:value-type="float" office:value="-0.3122009" calcext:value-type="float">
            <text:p>-0.3122009</text:p>
          </table:table-cell>
          <table:table-cell office:value-type="float" office:value="-0.1134143" calcext:value-type="float">
            <text:p>-0.1134143</text:p>
          </table:table-cell>
          <table:table-cell office:value-type="float" office:value="-0.08584408" calcext:value-type="float">
            <text:p>-0.08584408</text:p>
          </table:table-cell>
          <table:table-cell office:value-type="float" office:value="-0.07460172" calcext:value-type="float">
            <text:p>-0.07460172</text:p>
          </table:table-cell>
          <table:table-cell office:value-type="float" office:value="-0.06309068" calcext:value-type="float">
            <text:p>-0.06309068</text:p>
          </table:table-cell>
          <table:table-cell office:value-type="float" office:value="-0.05545389" calcext:value-type="float">
            <text:p>-0.05545389</text:p>
          </table:table-cell>
          <table:table-cell office:value-type="float" office:value="-0.05096612" calcext:value-type="float">
            <text:p>-0.05096612</text:p>
          </table:table-cell>
          <table:table-cell office:value-type="float" office:value="-0.04466515" calcext:value-type="float">
            <text:p>-0.04466515</text:p>
          </table:table-cell>
          <table:table-cell office:value-type="float" office:value="-0.02685913" calcext:value-type="float">
            <text:p>-0.02685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18805" calcext:value-type="float">
            <text:p>-0.9418805</text:p>
          </table:table-cell>
          <table:table-cell office:value-type="float" office:value="0.0406797" calcext:value-type="float">
            <text:p>0.040679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7997" calcext:value-type="float">
            <text:p>-2.3779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6" calcext:value-type="float">
            <text:p>22012006</text:p>
          </table:table-cell>
          <table:table-cell office:value-type="float" office:value="10.5" calcext:value-type="float">
            <text:p>10.5</text:p>
          </table:table-cell>
          <table:table-cell office:value-type="float" office:value="9.158314" calcext:value-type="float">
            <text:p>9.158314</text:p>
          </table:table-cell>
          <table:table-cell office:value-type="float" office:value="0" calcext:value-type="float">
            <text:p>0</text:p>
          </table:table-cell>
          <table:table-cell office:value-type="float" office:value="1037.951" calcext:value-type="float">
            <text:p>1037.951</text:p>
          </table:table-cell>
          <table:table-cell office:value-type="float" office:value="-2.87385" calcext:value-type="float">
            <text:p>-2.87385</text:p>
          </table:table-cell>
          <table:table-cell office:value-type="float" office:value="0" calcext:value-type="float">
            <text:p>0</text:p>
          </table:table-cell>
          <table:table-cell office:value-type="float" office:value="0.1805919" calcext:value-type="float">
            <text:p>0.1805919</text:p>
          </table:table-cell>
          <table:table-cell office:value-type="float" office:value="0.2233044" calcext:value-type="float">
            <text:p>0.2233044</text:p>
          </table:table-cell>
          <table:table-cell office:value-type="float" office:value="0.2569281" calcext:value-type="float">
            <text:p>0.2569281</text:p>
          </table:table-cell>
          <table:table-cell office:value-type="float" office:value="0.2671148" calcext:value-type="float">
            <text:p>0.2671148</text:p>
          </table:table-cell>
          <table:table-cell office:value-type="float" office:value="0.2718496" calcext:value-type="float">
            <text:p>0.2718496</text:p>
          </table:table-cell>
          <table:table-cell office:value-type="float" office:value="0.2470268" calcext:value-type="float">
            <text:p>0.2470268</text:p>
          </table:table-cell>
          <table:table-cell office:value-type="float" office:value="0.2483758" calcext:value-type="float">
            <text:p>0.2483758</text:p>
          </table:table-cell>
          <table:table-cell office:value-type="float" office:value="0.3397148" calcext:value-type="float">
            <text:p>0.3397148</text:p>
          </table:table-cell>
          <table:table-cell office:value-type="float" office:value="0.335275" calcext:value-type="float">
            <text:p>0.335275</text:p>
          </table:table-cell>
          <table:table-cell office:value-type="float" office:value="0.3563334" calcext:value-type="float">
            <text:p>0.3563334</text:p>
          </table:table-cell>
          <table:table-cell office:value-type="float" office:value="0.3757176" calcext:value-type="float">
            <text:p>0.3757176</text:p>
          </table:table-cell>
          <table:table-cell office:value-type="float" office:value="0.3916792" calcext:value-type="float">
            <text:p>0.3916792</text:p>
          </table:table-cell>
          <table:table-cell office:value-type="float" office:value="0.4623743" calcext:value-type="float">
            <text:p>0.4623743</text:p>
          </table:table-cell>
          <table:table-cell office:value-type="float" office:value="0" calcext:value-type="float">
            <text:p>0</text:p>
          </table:table-cell>
          <table:table-cell office:value-type="float" office:value="0.003190778" calcext:value-type="float">
            <text:p>0.003190778</text:p>
          </table:table-cell>
          <table:table-cell office:value-type="float" office:value="0.0000258021" calcext:value-type="float">
            <text:p>2.58021E-05</text:p>
          </table:table-cell>
          <table:table-cell office:value-type="float" office:value="1.939253E-015" calcext:value-type="float">
            <text:p>1.939253E-15</text:p>
          </table:table-cell>
          <table:table-cell office:value-type="float" office:value="2.252065E-015" calcext:value-type="float">
            <text:p>2.252065E-15</text:p>
          </table:table-cell>
          <table:table-cell office:value-type="float" office:value="9.445239E-016" calcext:value-type="float">
            <text:p>9.445239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0025" calcext:value-type="float">
            <text:p>-1.70025</text:p>
          </table:table-cell>
          <table:table-cell office:value-type="float" office:value="-0.3437127" calcext:value-type="float">
            <text:p>-0.3437127</text:p>
          </table:table-cell>
          <table:table-cell office:value-type="float" office:value="-0.1169752" calcext:value-type="float">
            <text:p>-0.1169752</text:p>
          </table:table-cell>
          <table:table-cell office:value-type="float" office:value="-0.08676603" calcext:value-type="float">
            <text:p>-0.08676603</text:p>
          </table:table-cell>
          <table:table-cell office:value-type="float" office:value="-0.07578862" calcext:value-type="float">
            <text:p>-0.07578862</text:p>
          </table:table-cell>
          <table:table-cell office:value-type="float" office:value="-0.06377219" calcext:value-type="float">
            <text:p>-0.06377219</text:p>
          </table:table-cell>
          <table:table-cell office:value-type="float" office:value="-0.0556733" calcext:value-type="float">
            <text:p>-0.0556733</text:p>
          </table:table-cell>
          <table:table-cell office:value-type="float" office:value="-0.05099026" calcext:value-type="float">
            <text:p>-0.05099026</text:p>
          </table:table-cell>
          <table:table-cell office:value-type="float" office:value="-0.04429579" calcext:value-type="float">
            <text:p>-0.04429579</text:p>
          </table:table-cell>
          <table:table-cell office:value-type="float" office:value="-0.02676797" calcext:value-type="float">
            <text:p>-0.02676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73277" calcext:value-type="float">
            <text:p>-4.773277</text:p>
          </table:table-cell>
          <table:table-cell office:value-type="float" office:value="0.04068194" calcext:value-type="float">
            <text:p>0.0406819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1083" calcext:value-type="float">
            <text:p>-2.3810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6" calcext:value-type="float">
            <text:p>23012006</text:p>
          </table:table-cell>
          <table:table-cell office:value-type="float" office:value="10.5" calcext:value-type="float">
            <text:p>10.5</text:p>
          </table:table-cell>
          <table:table-cell office:value-type="float" office:value="9.801918" calcext:value-type="float">
            <text:p>9.801918</text:p>
          </table:table-cell>
          <table:table-cell office:value-type="float" office:value="0" calcext:value-type="float">
            <text:p>0</text:p>
          </table:table-cell>
          <table:table-cell office:value-type="float" office:value="1037.307" calcext:value-type="float">
            <text:p>1037.307</text:p>
          </table:table-cell>
          <table:table-cell office:value-type="float" office:value="-2.87385" calcext:value-type="float">
            <text:p>-2.87385</text:p>
          </table:table-cell>
          <table:table-cell office:value-type="float" office:value="0" calcext:value-type="float">
            <text:p>0</text:p>
          </table:table-cell>
          <table:table-cell office:value-type="float" office:value="0.1992113" calcext:value-type="float">
            <text:p>0.1992113</text:p>
          </table:table-cell>
          <table:table-cell office:value-type="float" office:value="0.2198645" calcext:value-type="float">
            <text:p>0.2198645</text:p>
          </table:table-cell>
          <table:table-cell office:value-type="float" office:value="0.2562226" calcext:value-type="float">
            <text:p>0.2562226</text:p>
          </table:table-cell>
          <table:table-cell office:value-type="float" office:value="0.2666771" calcext:value-type="float">
            <text:p>0.2666771</text:p>
          </table:table-cell>
          <table:table-cell office:value-type="float" office:value="0.2714093" calcext:value-type="float">
            <text:p>0.2714093</text:p>
          </table:table-cell>
          <table:table-cell office:value-type="float" office:value="0.2466858" calcext:value-type="float">
            <text:p>0.2466858</text:p>
          </table:table-cell>
          <table:table-cell office:value-type="float" office:value="0.2482302" calcext:value-type="float">
            <text:p>0.2482302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3355549" calcext:value-type="float">
            <text:p>0.3355549</text:p>
          </table:table-cell>
          <table:table-cell office:value-type="float" office:value="0.3564072" calcext:value-type="float">
            <text:p>0.3564072</text:p>
          </table:table-cell>
          <table:table-cell office:value-type="float" office:value="0.3757624" calcext:value-type="float">
            <text:p>0.3757624</text:p>
          </table:table-cell>
          <table:table-cell office:value-type="float" office:value="0.3916178" calcext:value-type="float">
            <text:p>0.391617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27047" calcext:value-type="float">
            <text:p>7.27047E-10</text:p>
          </table:table-cell>
          <table:table-cell office:value-type="float" office:value="1.990545E-015" calcext:value-type="float">
            <text:p>1.990545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951257E-015" calcext:value-type="float">
            <text:p>1.951257E-15</text:p>
          </table:table-cell>
          <table:table-cell office:value-type="float" office:value="9.445239E-016" calcext:value-type="float">
            <text:p>9.445239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309014" calcext:value-type="float">
            <text:p>-0.8309014</text:p>
          </table:table-cell>
          <table:table-cell office:value-type="float" office:value="-0.3882985" calcext:value-type="float">
            <text:p>-0.3882985</text:p>
          </table:table-cell>
          <table:table-cell office:value-type="float" office:value="-0.1195021" calcext:value-type="float">
            <text:p>-0.1195021</text:p>
          </table:table-cell>
          <table:table-cell office:value-type="float" office:value="-0.0878661" calcext:value-type="float">
            <text:p>-0.0878661</text:p>
          </table:table-cell>
          <table:table-cell office:value-type="float" office:value="-0.07674076" calcext:value-type="float">
            <text:p>-0.07674076</text:p>
          </table:table-cell>
          <table:table-cell office:value-type="float" office:value="-0.0644507" calcext:value-type="float">
            <text:p>-0.0644507</text:p>
          </table:table-cell>
          <table:table-cell office:value-type="float" office:value="-0.05590618" calcext:value-type="float">
            <text:p>-0.05590618</text:p>
          </table:table-cell>
          <table:table-cell office:value-type="float" office:value="-0.05100987" calcext:value-type="float">
            <text:p>-0.05100987</text:p>
          </table:table-cell>
          <table:table-cell office:value-type="float" office:value="-0.04395146" calcext:value-type="float">
            <text:p>-0.04395146</text:p>
          </table:table-cell>
          <table:table-cell office:value-type="float" office:value="-0.02667337" calcext:value-type="float">
            <text:p>-0.02667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72443" calcext:value-type="float">
            <text:p>-0.9772443</text:p>
          </table:table-cell>
          <table:table-cell office:value-type="float" office:value="0.04067834" calcext:value-type="float">
            <text:p>0.0406783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4026" calcext:value-type="float">
            <text:p>-2.3840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6" calcext:value-type="float">
            <text:p>24012006</text:p>
          </table:table-cell>
          <table:table-cell office:value-type="float" office:value="10.5" calcext:value-type="float">
            <text:p>10.5</text:p>
          </table:table-cell>
          <table:table-cell office:value-type="float" office:value="11.0443" calcext:value-type="float">
            <text:p>11.0443</text:p>
          </table:table-cell>
          <table:table-cell office:value-type="float" office:value="0" calcext:value-type="float">
            <text:p>0</text:p>
          </table:table-cell>
          <table:table-cell office:value-type="float" office:value="1036.065" calcext:value-type="float">
            <text:p>1036.065</text:p>
          </table:table-cell>
          <table:table-cell office:value-type="float" office:value="-2.87385" calcext:value-type="float">
            <text:p>-2.87385</text:p>
          </table:table-cell>
          <table:table-cell office:value-type="float" office:value="0" calcext:value-type="float">
            <text:p>0</text:p>
          </table:table-cell>
          <table:table-cell office:value-type="float" office:value="0.172457" calcext:value-type="float">
            <text:p>0.172457</text:p>
          </table:table-cell>
          <table:table-cell office:value-type="float" office:value="0.217971" calcext:value-type="float">
            <text:p>0.217971</text:p>
          </table:table-cell>
          <table:table-cell office:value-type="float" office:value="0.2555888" calcext:value-type="float">
            <text:p>0.2555888</text:p>
          </table:table-cell>
          <table:table-cell office:value-type="float" office:value="0.2661984" calcext:value-type="float">
            <text:p>0.2661984</text:p>
          </table:table-cell>
          <table:table-cell office:value-type="float" office:value="0.2709703" calcext:value-type="float">
            <text:p>0.2709703</text:p>
          </table:table-cell>
          <table:table-cell office:value-type="float" office:value="0.2463537" calcext:value-type="float">
            <text:p>0.2463537</text:p>
          </table:table-cell>
          <table:table-cell office:value-type="float" office:value="0.248082" calcext:value-type="float">
            <text:p>0.248082</text:p>
          </table:table-cell>
          <table:table-cell office:value-type="float" office:value="0.339688" calcext:value-type="float">
            <text:p>0.339688</text:p>
          </table:table-cell>
          <table:table-cell office:value-type="float" office:value="0.3358186" calcext:value-type="float">
            <text:p>0.3358186</text:p>
          </table:table-cell>
          <table:table-cell office:value-type="float" office:value="0.3564823" calcext:value-type="float">
            <text:p>0.3564823</text:p>
          </table:table-cell>
          <table:table-cell office:value-type="float" office:value="0.3758031" calcext:value-type="float">
            <text:p>0.3758031</text:p>
          </table:table-cell>
          <table:table-cell office:value-type="float" office:value="0.3915516" calcext:value-type="float">
            <text:p>0.391551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27461" calcext:value-type="float">
            <text:p>3.27461E-10</text:p>
          </table:table-cell>
          <table:table-cell office:value-type="float" office:value="1.990541E-015" calcext:value-type="float">
            <text:p>1.990541E-15</text:p>
          </table:table-cell>
          <table:table-cell office:value-type="float" office:value="1.939238E-015" calcext:value-type="float">
            <text:p>1.939238E-15</text:p>
          </table:table-cell>
          <table:table-cell office:value-type="float" office:value="1.951249E-015" calcext:value-type="float">
            <text:p>1.951249E-15</text:p>
          </table:table-cell>
          <table:table-cell office:value-type="float" office:value="9.445239E-016" calcext:value-type="float">
            <text:p>9.445239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68684" calcext:value-type="float">
            <text:p>-2.468684</text:p>
          </table:table-cell>
          <table:table-cell office:value-type="float" office:value="-0.4144611" calcext:value-type="float">
            <text:p>-0.4144611</text:p>
          </table:table-cell>
          <table:table-cell office:value-type="float" office:value="-0.1217948" calcext:value-type="float">
            <text:p>-0.1217948</text:p>
          </table:table-cell>
          <table:table-cell office:value-type="float" office:value="-0.08908898" calcext:value-type="float">
            <text:p>-0.08908898</text:p>
          </table:table-cell>
          <table:table-cell office:value-type="float" office:value="-0.07770293" calcext:value-type="float">
            <text:p>-0.07770293</text:p>
          </table:table-cell>
          <table:table-cell office:value-type="float" office:value="-0.06511919" calcext:value-type="float">
            <text:p>-0.06511919</text:p>
          </table:table-cell>
          <table:table-cell office:value-type="float" office:value="-0.05614457" calcext:value-type="float">
            <text:p>-0.05614457</text:p>
          </table:table-cell>
          <table:table-cell office:value-type="float" office:value="-0.05102561" calcext:value-type="float">
            <text:p>-0.05102561</text:p>
          </table:table-cell>
          <table:table-cell office:value-type="float" office:value="-0.04362978" calcext:value-type="float">
            <text:p>-0.04362978</text:p>
          </table:table-cell>
          <table:table-cell office:value-type="float" office:value="-0.02657735" calcext:value-type="float">
            <text:p>-0.02657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561148" calcext:value-type="float">
            <text:p>-6.561148</text:p>
          </table:table-cell>
          <table:table-cell office:value-type="float" office:value="0.0406766" calcext:value-type="float">
            <text:p>0.0406766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6897" calcext:value-type="float">
            <text:p>-2.3868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6" calcext:value-type="float">
            <text:p>25012006</text:p>
          </table:table-cell>
          <table:table-cell office:value-type="float" office:value="10.5" calcext:value-type="float">
            <text:p>10.5</text:p>
          </table:table-cell>
          <table:table-cell office:value-type="float" office:value="12.01593" calcext:value-type="float">
            <text:p>12.01593</text:p>
          </table:table-cell>
          <table:table-cell office:value-type="float" office:value="0" calcext:value-type="float">
            <text:p>0</text:p>
          </table:table-cell>
          <table:table-cell office:value-type="float" office:value="1035.093" calcext:value-type="float">
            <text:p>1035.093</text:p>
          </table:table-cell>
          <table:table-cell office:value-type="float" office:value="-2.87385" calcext:value-type="float">
            <text:p>-2.87385</text:p>
          </table:table-cell>
          <table:table-cell office:value-type="float" office:value="0" calcext:value-type="float">
            <text:p>0</text:p>
          </table:table-cell>
          <table:table-cell office:value-type="float" office:value="0.1529161" calcext:value-type="float">
            <text:p>0.1529161</text:p>
          </table:table-cell>
          <table:table-cell office:value-type="float" office:value="0.2128686" calcext:value-type="float">
            <text:p>0.2128686</text:p>
          </table:table-cell>
          <table:table-cell office:value-type="float" office:value="0.2551237" calcext:value-type="float">
            <text:p>0.2551237</text:p>
          </table:table-cell>
          <table:table-cell office:value-type="float" office:value="0.2656852" calcext:value-type="float">
            <text:p>0.2656852</text:p>
          </table:table-cell>
          <table:table-cell office:value-type="float" office:value="0.2705245" calcext:value-type="float">
            <text:p>0.2705245</text:p>
          </table:table-cell>
          <table:table-cell office:value-type="float" office:value="0.2460316" calcext:value-type="float">
            <text:p>0.2460316</text:p>
          </table:table-cell>
          <table:table-cell office:value-type="float" office:value="0.2479312" calcext:value-type="float">
            <text:p>0.2479312</text:p>
          </table:table-cell>
          <table:table-cell office:value-type="float" office:value="0.3396761" calcext:value-type="float">
            <text:p>0.3396761</text:p>
          </table:table-cell>
          <table:table-cell office:value-type="float" office:value="0.3360673" calcext:value-type="float">
            <text:p>0.3360673</text:p>
          </table:table-cell>
          <table:table-cell office:value-type="float" office:value="0.3565583" calcext:value-type="float">
            <text:p>0.3565583</text:p>
          </table:table-cell>
          <table:table-cell office:value-type="float" office:value="0.3758401" calcext:value-type="float">
            <text:p>0.3758401</text:p>
          </table:table-cell>
          <table:table-cell office:value-type="float" office:value="0.3914811" calcext:value-type="float">
            <text:p>0.391481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9197" calcext:value-type="float">
            <text:p>1.39197E-10</text:p>
          </table:table-cell>
          <table:table-cell office:value-type="float" office:value="1.955073E-015" calcext:value-type="float">
            <text:p>1.955073E-15</text:p>
          </table:table-cell>
          <table:table-cell office:value-type="float" office:value="1.939233E-015" calcext:value-type="float">
            <text:p>1.939233E-15</text:p>
          </table:table-cell>
          <table:table-cell office:value-type="float" office:value="1.951242E-015" calcext:value-type="float">
            <text:p>1.951242E-15</text:p>
          </table:table-cell>
          <table:table-cell office:value-type="float" office:value="9.445239E-016" calcext:value-type="float">
            <text:p>9.445239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411017" calcext:value-type="float">
            <text:p>-6.411017</text:p>
          </table:table-cell>
          <table:table-cell office:value-type="float" office:value="-0.4971928" calcext:value-type="float">
            <text:p>-0.4971928</text:p>
          </table:table-cell>
          <table:table-cell office:value-type="float" office:value="-0.1235263" calcext:value-type="float">
            <text:p>-0.1235263</text:p>
          </table:table-cell>
          <table:table-cell office:value-type="float" office:value="-0.09041599" calcext:value-type="float">
            <text:p>-0.09041599</text:p>
          </table:table-cell>
          <table:table-cell office:value-type="float" office:value="-0.07869623" calcext:value-type="float">
            <text:p>-0.07869623</text:p>
          </table:table-cell>
          <table:table-cell office:value-type="float" office:value="-0.06577703" calcext:value-type="float">
            <text:p>-0.06577703</text:p>
          </table:table-cell>
          <table:table-cell office:value-type="float" office:value="-0.05638813" calcext:value-type="float">
            <text:p>-0.05638813</text:p>
          </table:table-cell>
          <table:table-cell office:value-type="float" office:value="-0.05104139" calcext:value-type="float">
            <text:p>-0.05104139</text:p>
          </table:table-cell>
          <table:table-cell office:value-type="float" office:value="-0.04332866" calcext:value-type="float">
            <text:p>-0.04332866</text:p>
          </table:table-cell>
          <table:table-cell office:value-type="float" office:value="-0.02648066" calcext:value-type="float">
            <text:p>-0.02648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474205" calcext:value-type="float">
            <text:p>-9.474205</text:p>
          </table:table-cell>
          <table:table-cell office:value-type="float" office:value="0.0406758" calcext:value-type="float">
            <text:p>0.040675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968" calcext:value-type="float">
            <text:p>-2.389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6" calcext:value-type="float">
            <text:p>26012006</text:p>
          </table:table-cell>
          <table:table-cell office:value-type="float" office:value="10.5" calcext:value-type="float">
            <text:p>10.5</text:p>
          </table:table-cell>
          <table:table-cell office:value-type="float" office:value="12.6114" calcext:value-type="float">
            <text:p>12.6114</text:p>
          </table:table-cell>
          <table:table-cell office:value-type="float" office:value="0" calcext:value-type="float">
            <text:p>0</text:p>
          </table:table-cell>
          <table:table-cell office:value-type="float" office:value="1034.499" calcext:value-type="float">
            <text:p>1034.499</text:p>
          </table:table-cell>
          <table:table-cell office:value-type="float" office:value="-2.87385" calcext:value-type="float">
            <text:p>-2.87385</text:p>
          </table:table-cell>
          <table:table-cell office:value-type="float" office:value="0" calcext:value-type="float">
            <text:p>0</text:p>
          </table:table-cell>
          <table:table-cell office:value-type="float" office:value="0.1441309" calcext:value-type="float">
            <text:p>0.1441309</text:p>
          </table:table-cell>
          <table:table-cell office:value-type="float" office:value="0.2082783" calcext:value-type="float">
            <text:p>0.2082783</text:p>
          </table:table-cell>
          <table:table-cell office:value-type="float" office:value="0.2546285" calcext:value-type="float">
            <text:p>0.2546285</text:p>
          </table:table-cell>
          <table:table-cell office:value-type="float" office:value="0.2650208" calcext:value-type="float">
            <text:p>0.2650208</text:p>
          </table:table-cell>
          <table:table-cell office:value-type="float" office:value="0.2701046" calcext:value-type="float">
            <text:p>0.2701046</text:p>
          </table:table-cell>
          <table:table-cell office:value-type="float" office:value="0.2457911" calcext:value-type="float">
            <text:p>0.2457911</text:p>
          </table:table-cell>
          <table:table-cell office:value-type="float" office:value="0.2477895" calcext:value-type="float">
            <text:p>0.2477895</text:p>
          </table:table-cell>
          <table:table-cell office:value-type="float" office:value="0.3396642" calcext:value-type="float">
            <text:p>0.3396642</text:p>
          </table:table-cell>
          <table:table-cell office:value-type="float" office:value="0.3363023" calcext:value-type="float">
            <text:p>0.3363023</text:p>
          </table:table-cell>
          <table:table-cell office:value-type="float" office:value="0.356637" calcext:value-type="float">
            <text:p>0.356637</text:p>
          </table:table-cell>
          <table:table-cell office:value-type="float" office:value="0.3758739" calcext:value-type="float">
            <text:p>0.3758739</text:p>
          </table:table-cell>
          <table:table-cell office:value-type="float" office:value="0.3914075" calcext:value-type="float">
            <text:p>0.391407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099058" calcext:value-type="float">
            <text:p>4.099058E-11</text:p>
          </table:table-cell>
          <table:table-cell office:value-type="float" office:value="1.955067E-015" calcext:value-type="float">
            <text:p>1.955067E-15</text:p>
          </table:table-cell>
          <table:table-cell office:value-type="float" office:value="1.939229E-015" calcext:value-type="float">
            <text:p>1.939229E-15</text:p>
          </table:table-cell>
          <table:table-cell office:value-type="float" office:value="1.951233E-015" calcext:value-type="float">
            <text:p>1.951233E-15</text:p>
          </table:table-cell>
          <table:table-cell office:value-type="float" office:value="9.445239E-016" calcext:value-type="float">
            <text:p>9.445239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03063" calcext:value-type="float">
            <text:p>-10.03063</text:p>
          </table:table-cell>
          <table:table-cell office:value-type="float" office:value="-0.5878692" calcext:value-type="float">
            <text:p>-0.5878692</text:p>
          </table:table-cell>
          <table:table-cell office:value-type="float" office:value="-0.1253998" calcext:value-type="float">
            <text:p>-0.1253998</text:p>
          </table:table-cell>
          <table:table-cell office:value-type="float" office:value="-0.09217933" calcext:value-type="float">
            <text:p>-0.09217933</text:p>
          </table:table-cell>
          <table:table-cell office:value-type="float" office:value="-0.07964016" calcext:value-type="float">
            <text:p>-0.07964016</text:p>
          </table:table-cell>
          <table:table-cell office:value-type="float" office:value="-0.06627114" calcext:value-type="float">
            <text:p>-0.06627114</text:p>
          </table:table-cell>
          <table:table-cell office:value-type="float" office:value="-0.05661857" calcext:value-type="float">
            <text:p>-0.05661857</text:p>
          </table:table-cell>
          <table:table-cell office:value-type="float" office:value="-0.05105703" calcext:value-type="float">
            <text:p>-0.05105703</text:p>
          </table:table-cell>
          <table:table-cell office:value-type="float" office:value="-0.04304639" calcext:value-type="float">
            <text:p>-0.04304639</text:p>
          </table:table-cell>
          <table:table-cell office:value-type="float" office:value="-0.02638083" calcext:value-type="float">
            <text:p>-0.02638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99757" calcext:value-type="float">
            <text:p>-20.99757</text:p>
          </table:table-cell>
          <table:table-cell office:value-type="float" office:value="0.04067514" calcext:value-type="float">
            <text:p>0.0406751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2389" calcext:value-type="float">
            <text:p>-2.3923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6" calcext:value-type="float">
            <text:p>27012006</text:p>
          </table:table-cell>
          <table:table-cell office:value-type="float" office:value="10.5" calcext:value-type="float">
            <text:p>10.5</text:p>
          </table:table-cell>
          <table:table-cell office:value-type="float" office:value="12.88523" calcext:value-type="float">
            <text:p>12.88523</text:p>
          </table:table-cell>
          <table:table-cell office:value-type="float" office:value="0" calcext:value-type="float">
            <text:p>0</text:p>
          </table:table-cell>
          <table:table-cell office:value-type="float" office:value="1034.225" calcext:value-type="float">
            <text:p>1034.225</text:p>
          </table:table-cell>
          <table:table-cell office:value-type="float" office:value="-2.87385" calcext:value-type="float">
            <text:p>-2.87385</text:p>
          </table:table-cell>
          <table:table-cell office:value-type="float" office:value="0" calcext:value-type="float">
            <text:p>0</text:p>
          </table:table-cell>
          <table:table-cell office:value-type="float" office:value="0.1443706" calcext:value-type="float">
            <text:p>0.1443706</text:p>
          </table:table-cell>
          <table:table-cell office:value-type="float" office:value="0.2042258" calcext:value-type="float">
            <text:p>0.2042258</text:p>
          </table:table-cell>
          <table:table-cell office:value-type="float" office:value="0.254146" calcext:value-type="float">
            <text:p>0.254146</text:p>
          </table:table-cell>
          <table:table-cell office:value-type="float" office:value="0.2644535" calcext:value-type="float">
            <text:p>0.2644535</text:p>
          </table:table-cell>
          <table:table-cell office:value-type="float" office:value="0.2697088" calcext:value-type="float">
            <text:p>0.2697088</text:p>
          </table:table-cell>
          <table:table-cell office:value-type="float" office:value="0.2455361" calcext:value-type="float">
            <text:p>0.2455361</text:p>
          </table:table-cell>
          <table:table-cell office:value-type="float" office:value="0.2476575" calcext:value-type="float">
            <text:p>0.2476575</text:p>
          </table:table-cell>
          <table:table-cell office:value-type="float" office:value="0.3396522" calcext:value-type="float">
            <text:p>0.3396522</text:p>
          </table:table-cell>
          <table:table-cell office:value-type="float" office:value="0.3365244" calcext:value-type="float">
            <text:p>0.3365244</text:p>
          </table:table-cell>
          <table:table-cell office:value-type="float" office:value="0.3567145" calcext:value-type="float">
            <text:p>0.3567145</text:p>
          </table:table-cell>
          <table:table-cell office:value-type="float" office:value="0.3759045" calcext:value-type="float">
            <text:p>0.3759045</text:p>
          </table:table-cell>
          <table:table-cell office:value-type="float" office:value="0.3913311" calcext:value-type="float">
            <text:p>0.391331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7641254" calcext:value-type="float">
            <text:p>7.641254E-12</text:p>
          </table:table-cell>
          <table:table-cell office:value-type="float" office:value="1.955056E-015" calcext:value-type="float">
            <text:p>1.955056E-15</text:p>
          </table:table-cell>
          <table:table-cell office:value-type="float" office:value="1.939226E-015" calcext:value-type="float">
            <text:p>1.939226E-15</text:p>
          </table:table-cell>
          <table:table-cell office:value-type="float" office:value="1.951222E-015" calcext:value-type="float">
            <text:p>1.951222E-15</text:p>
          </table:table-cell>
          <table:table-cell office:value-type="float" office:value="9.445221E-016" calcext:value-type="float">
            <text:p>9.445221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3909" calcext:value-type="float">
            <text:p>-9.93909</text:p>
          </table:table-cell>
          <table:table-cell office:value-type="float" office:value="-0.6840738" calcext:value-type="float">
            <text:p>-0.6840738</text:p>
          </table:table-cell>
          <table:table-cell office:value-type="float" office:value="-0.1272096" calcext:value-type="float">
            <text:p>-0.1272096</text:p>
          </table:table-cell>
          <table:table-cell office:value-type="float" office:value="-0.09371031" calcext:value-type="float">
            <text:p>-0.09371031</text:p>
          </table:table-cell>
          <table:table-cell office:value-type="float" office:value="-0.08056161" calcext:value-type="float">
            <text:p>-0.08056161</text:p>
          </table:table-cell>
          <table:table-cell office:value-type="float" office:value="-0.06679983" calcext:value-type="float">
            <text:p>-0.06679983</text:p>
          </table:table-cell>
          <table:table-cell office:value-type="float" office:value="-0.05683394" calcext:value-type="float">
            <text:p>-0.05683394</text:p>
          </table:table-cell>
          <table:table-cell office:value-type="float" office:value="-0.05107282" calcext:value-type="float">
            <text:p>-0.05107282</text:p>
          </table:table-cell>
          <table:table-cell office:value-type="float" office:value="-0.04278141" calcext:value-type="float">
            <text:p>-0.04278141</text:p>
          </table:table-cell>
          <table:table-cell office:value-type="float" office:value="-0.02628282" calcext:value-type="float">
            <text:p>-0.02628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76403" calcext:value-type="float">
            <text:p>-17.76403</text:p>
          </table:table-cell>
          <table:table-cell office:value-type="float" office:value="0.04067424" calcext:value-type="float">
            <text:p>0.0406742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5019" calcext:value-type="float">
            <text:p>-2.3950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6" calcext:value-type="float">
            <text:p>2801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2.79145" calcext:value-type="float">
            <text:p>12.79145</text:p>
          </table:table-cell>
          <table:table-cell office:value-type="float" office:value="0" calcext:value-type="float">
            <text:p>0</text:p>
          </table:table-cell>
          <table:table-cell office:value-type="float" office:value="1057.444" calcext:value-type="float">
            <text:p>1057.444</text:p>
          </table:table-cell>
          <table:table-cell office:value-type="float" office:value="-2.599893" calcext:value-type="float">
            <text:p>-2.599893</text:p>
          </table:table-cell>
          <table:table-cell office:value-type="float" office:value="0" calcext:value-type="float">
            <text:p>0</text:p>
          </table:table-cell>
          <table:table-cell office:value-type="float" office:value="0.4953832" calcext:value-type="float">
            <text:p>0.4953832</text:p>
          </table:table-cell>
          <table:table-cell office:value-type="float" office:value="0.5081182" calcext:value-type="float">
            <text:p>0.5081182</text:p>
          </table:table-cell>
          <table:table-cell office:value-type="float" office:value="0.2623453" calcext:value-type="float">
            <text:p>0.2623453</text:p>
          </table:table-cell>
          <table:table-cell office:value-type="float" office:value="0.2711963" calcext:value-type="float">
            <text:p>0.2711963</text:p>
          </table:table-cell>
          <table:table-cell office:value-type="float" office:value="0.2715141" calcext:value-type="float">
            <text:p>0.2715141</text:p>
          </table:table-cell>
          <table:table-cell office:value-type="float" office:value="0.2464484" calcext:value-type="float">
            <text:p>0.2464484</text:p>
          </table:table-cell>
          <table:table-cell office:value-type="float" office:value="0.2694504" calcext:value-type="float">
            <text:p>0.2694504</text:p>
          </table:table-cell>
          <table:table-cell office:value-type="float" office:value="0.3406199" calcext:value-type="float">
            <text:p>0.3406199</text:p>
          </table:table-cell>
          <table:table-cell office:value-type="float" office:value="0.3367426" calcext:value-type="float">
            <text:p>0.3367426</text:p>
          </table:table-cell>
          <table:table-cell office:value-type="float" office:value="0.3567896" calcext:value-type="float">
            <text:p>0.3567896</text:p>
          </table:table-cell>
          <table:table-cell office:value-type="float" office:value="0.3759321" calcext:value-type="float">
            <text:p>0.3759321</text:p>
          </table:table-cell>
          <table:table-cell office:value-type="float" office:value="0.3912526" calcext:value-type="float">
            <text:p>0.39125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8027E-015" calcext:value-type="float">
            <text:p>1.938027E-15</text:p>
          </table:table-cell>
          <table:table-cell office:value-type="float" office:value="1.955041E-015" calcext:value-type="float">
            <text:p>1.955041E-15</text:p>
          </table:table-cell>
          <table:table-cell office:value-type="float" office:value="1.939226E-015" calcext:value-type="float">
            <text:p>1.939226E-15</text:p>
          </table:table-cell>
          <table:table-cell office:value-type="float" office:value="1.95121E-015" calcext:value-type="float">
            <text:p>1.95121E-15</text:p>
          </table:table-cell>
          <table:table-cell office:value-type="float" office:value="9.445199E-016" calcext:value-type="float">
            <text:p>9.445199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619259" calcext:value-type="float">
            <text:p>-0.001619259</text:p>
          </table:table-cell>
          <table:table-cell office:value-type="float" office:value="-0.00137472" calcext:value-type="float">
            <text:p>-0.00137472</text:p>
          </table:table-cell>
          <table:table-cell office:value-type="float" office:value="-0.100244" calcext:value-type="float">
            <text:p>-0.100244</text:p>
          </table:table-cell>
          <table:table-cell office:value-type="float" office:value="-0.07715731" calcext:value-type="float">
            <text:p>-0.07715731</text:p>
          </table:table-cell>
          <table:table-cell office:value-type="float" office:value="-0.07658128" calcext:value-type="float">
            <text:p>-0.07658128</text:p>
          </table:table-cell>
          <table:table-cell office:value-type="float" office:value="-0.06497852" calcext:value-type="float">
            <text:p>-0.06497852</text:p>
          </table:table-cell>
          <table:table-cell office:value-type="float" office:value="-0.03075623" calcext:value-type="float">
            <text:p>-0.03075623</text:p>
          </table:table-cell>
          <table:table-cell office:value-type="float" office:value="-0.04984085" calcext:value-type="float">
            <text:p>-0.04984085</text:p>
          </table:table-cell>
          <table:table-cell office:value-type="float" office:value="-0.04252331" calcext:value-type="float">
            <text:p>-0.04252331</text:p>
          </table:table-cell>
          <table:table-cell office:value-type="float" office:value="-0.02618843" calcext:value-type="float">
            <text:p>-0.02618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4067191" calcext:value-type="float">
            <text:p>0.04067191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7584" calcext:value-type="float">
            <text:p>-2.3975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6" calcext:value-type="float">
            <text:p>2901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3.5676" calcext:value-type="float">
            <text:p>13.5676</text:p>
          </table:table-cell>
          <table:table-cell office:value-type="float" office:value="0" calcext:value-type="float">
            <text:p>0</text:p>
          </table:table-cell>
          <table:table-cell office:value-type="float" office:value="1056.35" calcext:value-type="float">
            <text:p>1056.35</text:p>
          </table:table-cell>
          <table:table-cell office:value-type="float" office:value="-2.281477" calcext:value-type="float">
            <text:p>-2.281477</text:p>
          </table:table-cell>
          <table:table-cell office:value-type="float" office:value="0" calcext:value-type="float">
            <text:p>0</text:p>
          </table:table-cell>
          <table:table-cell office:value-type="float" office:value="0.359543" calcext:value-type="float">
            <text:p>0.359543</text:p>
          </table:table-cell>
          <table:table-cell office:value-type="float" office:value="0.3749575" calcext:value-type="float">
            <text:p>0.3749575</text:p>
          </table:table-cell>
          <table:table-cell office:value-type="float" office:value="0.2878351" calcext:value-type="float">
            <text:p>0.2878351</text:p>
          </table:table-cell>
          <table:table-cell office:value-type="float" office:value="0.2732064" calcext:value-type="float">
            <text:p>0.2732064</text:p>
          </table:table-cell>
          <table:table-cell office:value-type="float" office:value="0.2739403" calcext:value-type="float">
            <text:p>0.2739403</text:p>
          </table:table-cell>
          <table:table-cell office:value-type="float" office:value="0.2503913" calcext:value-type="float">
            <text:p>0.2503913</text:p>
          </table:table-cell>
          <table:table-cell office:value-type="float" office:value="0.3073406" calcext:value-type="float">
            <text:p>0.3073406</text:p>
          </table:table-cell>
          <table:table-cell office:value-type="float" office:value="0.3447644" calcext:value-type="float">
            <text:p>0.3447644</text:p>
          </table:table-cell>
          <table:table-cell office:value-type="float" office:value="0.3370319" calcext:value-type="float">
            <text:p>0.3370319</text:p>
          </table:table-cell>
          <table:table-cell office:value-type="float" office:value="0.3568666" calcext:value-type="float">
            <text:p>0.3568666</text:p>
          </table:table-cell>
          <table:table-cell office:value-type="float" office:value="0.3759572" calcext:value-type="float">
            <text:p>0.3759572</text:p>
          </table:table-cell>
          <table:table-cell office:value-type="float" office:value="0.3912044" calcext:value-type="float">
            <text:p>0.3912044</text:p>
          </table:table-cell>
          <table:table-cell office:value-type="float" office:value="0.449493" calcext:value-type="float">
            <text:p>0.449493</text:p>
          </table:table-cell>
          <table:table-cell office:value-type="float" office:value="0" calcext:value-type="float">
            <text:p>0</text:p>
          </table:table-cell>
          <table:table-cell office:value-type="float" office:value="1.938132E-015" calcext:value-type="float">
            <text:p>1.938132E-15</text:p>
          </table:table-cell>
          <table:table-cell office:value-type="float" office:value="1.955032E-015" calcext:value-type="float">
            <text:p>1.955032E-15</text:p>
          </table:table-cell>
          <table:table-cell office:value-type="float" office:value="1.939226E-015" calcext:value-type="float">
            <text:p>1.939226E-15</text:p>
          </table:table-cell>
          <table:table-cell office:value-type="float" office:value="1.951197E-015" calcext:value-type="float">
            <text:p>1.951197E-15</text:p>
          </table:table-cell>
          <table:table-cell office:value-type="float" office:value="9.445195E-016" calcext:value-type="float">
            <text:p>9.445195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84629" calcext:value-type="float">
            <text:p>-0.01084629</text:p>
          </table:table-cell>
          <table:table-cell office:value-type="float" office:value="-0.008557177" calcext:value-type="float">
            <text:p>-0.008557177</text:p>
          </table:table-cell>
          <table:table-cell office:value-type="float" office:value="-0.04916258" calcext:value-type="float">
            <text:p>-0.04916258</text:p>
          </table:table-cell>
          <table:table-cell office:value-type="float" office:value="-0.07308959" calcext:value-type="float">
            <text:p>-0.07308959</text:p>
          </table:table-cell>
          <table:table-cell office:value-type="float" office:value="-0.07153571" calcext:value-type="float">
            <text:p>-0.07153571</text:p>
          </table:table-cell>
          <table:table-cell office:value-type="float" office:value="-0.05759104" calcext:value-type="float">
            <text:p>-0.05759104</text:p>
          </table:table-cell>
          <table:table-cell office:value-type="float" office:value="-0.01060503" calcext:value-type="float">
            <text:p>-0.01060503</text:p>
          </table:table-cell>
          <table:table-cell office:value-type="float" office:value="-0.04486153" calcext:value-type="float">
            <text:p>-0.04486153</text:p>
          </table:table-cell>
          <table:table-cell office:value-type="float" office:value="-0.04218481" calcext:value-type="float">
            <text:p>-0.04218481</text:p>
          </table:table-cell>
          <table:table-cell office:value-type="float" office:value="-0.02609193" calcext:value-type="float">
            <text:p>-0.02609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26957" calcext:value-type="float">
            <text:p>-0.01226957</text:p>
          </table:table-cell>
          <table:table-cell office:value-type="float" office:value="0.04080289" calcext:value-type="float">
            <text:p>0.0408028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285886" calcext:value-type="float">
            <text:p>-2.2858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6" calcext:value-type="float">
            <text:p>3001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3.77254" calcext:value-type="float">
            <text:p>13.77254</text:p>
          </table:table-cell>
          <table:table-cell office:value-type="float" office:value="0" calcext:value-type="float">
            <text:p>0</text:p>
          </table:table-cell>
          <table:table-cell office:value-type="float" office:value="1056.475" calcext:value-type="float">
            <text:p>1056.475</text:p>
          </table:table-cell>
          <table:table-cell office:value-type="float" office:value="-2.611727" calcext:value-type="float">
            <text:p>-2.611727</text:p>
          </table:table-cell>
          <table:table-cell office:value-type="float" office:value="0" calcext:value-type="float">
            <text:p>0</text:p>
          </table:table-cell>
          <table:table-cell office:value-type="float" office:value="0.2692409" calcext:value-type="float">
            <text:p>0.2692409</text:p>
          </table:table-cell>
          <table:table-cell office:value-type="float" office:value="0.2949265" calcext:value-type="float">
            <text:p>0.2949265</text:p>
          </table:table-cell>
          <table:table-cell office:value-type="float" office:value="0.2945232" calcext:value-type="float">
            <text:p>0.2945232</text:p>
          </table:table-cell>
          <table:table-cell office:value-type="float" office:value="0.2814898" calcext:value-type="float">
            <text:p>0.2814898</text:p>
          </table:table-cell>
          <table:table-cell office:value-type="float" office:value="0.2798189" calcext:value-type="float">
            <text:p>0.2798189</text:p>
          </table:table-cell>
          <table:table-cell office:value-type="float" office:value="0.2560003" calcext:value-type="float">
            <text:p>0.2560003</text:p>
          </table:table-cell>
          <table:table-cell office:value-type="float" office:value="0.3167006" calcext:value-type="float">
            <text:p>0.3167006</text:p>
          </table:table-cell>
          <table:table-cell office:value-type="float" office:value="0.3506537" calcext:value-type="float">
            <text:p>0.3506537</text:p>
          </table:table-cell>
          <table:table-cell office:value-type="float" office:value="0.3374754" calcext:value-type="float">
            <text:p>0.3374754</text:p>
          </table:table-cell>
          <table:table-cell office:value-type="float" office:value="0.3569469" calcext:value-type="float">
            <text:p>0.3569469</text:p>
          </table:table-cell>
          <table:table-cell office:value-type="float" office:value="0.3760033" calcext:value-type="float">
            <text:p>0.3760033</text:p>
          </table:table-cell>
          <table:table-cell office:value-type="float" office:value="0.3916988" calcext:value-type="float">
            <text:p>0.3916988</text:p>
          </table:table-cell>
          <table:table-cell office:value-type="float" office:value="0.4539071" calcext:value-type="float">
            <text:p>0.4539071</text:p>
          </table:table-cell>
          <table:table-cell office:value-type="float" office:value="0" calcext:value-type="float">
            <text:p>0</text:p>
          </table:table-cell>
          <table:table-cell office:value-type="float" office:value="1.938218E-015" calcext:value-type="float">
            <text:p>1.938218E-15</text:p>
          </table:table-cell>
          <table:table-cell office:value-type="float" office:value="1.95503E-015" calcext:value-type="float">
            <text:p>1.95503E-15</text:p>
          </table:table-cell>
          <table:table-cell office:value-type="float" office:value="1.939224E-015" calcext:value-type="float">
            <text:p>1.939224E-15</text:p>
          </table:table-cell>
          <table:table-cell office:value-type="float" office:value="1.951187E-015" calcext:value-type="float">
            <text:p>1.951187E-15</text:p>
          </table:table-cell>
          <table:table-cell office:value-type="float" office:value="9.445195E-016" calcext:value-type="float">
            <text:p>9.445195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789898" calcext:value-type="float">
            <text:p>-0.07789898</text:p>
          </table:table-cell>
          <table:table-cell office:value-type="float" office:value="-0.04001543" calcext:value-type="float">
            <text:p>-0.04001543</text:p>
          </table:table-cell>
          <table:table-cell office:value-type="float" office:value="-0.04082756" calcext:value-type="float">
            <text:p>-0.04082756</text:p>
          </table:table-cell>
          <table:table-cell office:value-type="float" office:value="-0.05806872" calcext:value-type="float">
            <text:p>-0.05806872</text:p>
          </table:table-cell>
          <table:table-cell office:value-type="float" office:value="-0.06080364" calcext:value-type="float">
            <text:p>-0.06080364</text:p>
          </table:table-cell>
          <table:table-cell office:value-type="float" office:value="-0.04861661" calcext:value-type="float">
            <text:p>-0.04861661</text:p>
          </table:table-cell>
          <table:table-cell office:value-type="float" office:value="-0.00799258" calcext:value-type="float">
            <text:p>-0.00799258</text:p>
          </table:table-cell>
          <table:table-cell office:value-type="float" office:value="-0.03867533" calcext:value-type="float">
            <text:p>-0.03867533</text:p>
          </table:table-cell>
          <table:table-cell office:value-type="float" office:value="-0.04167151" calcext:value-type="float">
            <text:p>-0.04167151</text:p>
          </table:table-cell>
          <table:table-cell office:value-type="float" office:value="-0.0259917" calcext:value-type="float">
            <text:p>-0.0259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33652" calcext:value-type="float">
            <text:p>-0.1233652</text:p>
          </table:table-cell>
          <table:table-cell office:value-type="float" office:value="0.04074603" calcext:value-type="float">
            <text:p>0.04074603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13936" calcext:value-type="float">
            <text:p>-2.3139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6" calcext:value-type="float">
            <text:p>3101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4.23898" calcext:value-type="float">
            <text:p>14.23898</text:p>
          </table:table-cell>
          <table:table-cell office:value-type="float" office:value="0" calcext:value-type="float">
            <text:p>0</text:p>
          </table:table-cell>
          <table:table-cell office:value-type="float" office:value="1056.5" calcext:value-type="float">
            <text:p>1056.5</text:p>
          </table:table-cell>
          <table:table-cell office:value-type="float" office:value="-3.103435" calcext:value-type="float">
            <text:p>-3.103435</text:p>
          </table:table-cell>
          <table:table-cell office:value-type="float" office:value="0" calcext:value-type="float">
            <text:p>0</text:p>
          </table:table-cell>
          <table:table-cell office:value-type="float" office:value="0.2976006" calcext:value-type="float">
            <text:p>0.2976006</text:p>
          </table:table-cell>
          <table:table-cell office:value-type="float" office:value="0.2868183" calcext:value-type="float">
            <text:p>0.2868183</text:p>
          </table:table-cell>
          <table:table-cell office:value-type="float" office:value="0.2872852" calcext:value-type="float">
            <text:p>0.2872852</text:p>
          </table:table-cell>
          <table:table-cell office:value-type="float" office:value="0.2852018" calcext:value-type="float">
            <text:p>0.2852018</text:p>
          </table:table-cell>
          <table:table-cell office:value-type="float" office:value="0.2863315" calcext:value-type="float">
            <text:p>0.2863315</text:p>
          </table:table-cell>
          <table:table-cell office:value-type="float" office:value="0.2618504" calcext:value-type="float">
            <text:p>0.2618504</text:p>
          </table:table-cell>
          <table:table-cell office:value-type="float" office:value="0.2952754" calcext:value-type="float">
            <text:p>0.2952754</text:p>
          </table:table-cell>
          <table:table-cell office:value-type="float" office:value="0.3565177" calcext:value-type="float">
            <text:p>0.3565177</text:p>
          </table:table-cell>
          <table:table-cell office:value-type="float" office:value="0.3380865" calcext:value-type="float">
            <text:p>0.3380865</text:p>
          </table:table-cell>
          <table:table-cell office:value-type="float" office:value="0.3570357" calcext:value-type="float">
            <text:p>0.3570357</text:p>
          </table:table-cell>
          <table:table-cell office:value-type="float" office:value="0.3760746" calcext:value-type="float">
            <text:p>0.3760746</text:p>
          </table:table-cell>
          <table:table-cell office:value-type="float" office:value="0.3919595" calcext:value-type="float">
            <text:p>0.3919595</text:p>
          </table:table-cell>
          <table:table-cell office:value-type="float" office:value="0.4587109" calcext:value-type="float">
            <text:p>0.4587109</text:p>
          </table:table-cell>
          <table:table-cell office:value-type="float" office:value="0" calcext:value-type="float">
            <text:p>0</text:p>
          </table:table-cell>
          <table:table-cell office:value-type="float" office:value="1.957597E-015" calcext:value-type="float">
            <text:p>1.957597E-15</text:p>
          </table:table-cell>
          <table:table-cell office:value-type="float" office:value="1.955023E-015" calcext:value-type="float">
            <text:p>1.955023E-15</text:p>
          </table:table-cell>
          <table:table-cell office:value-type="float" office:value="1.939221E-015" calcext:value-type="float">
            <text:p>1.939221E-15</text:p>
          </table:table-cell>
          <table:table-cell office:value-type="float" office:value="1.951177E-015" calcext:value-type="float">
            <text:p>1.951177E-15</text:p>
          </table:table-cell>
          <table:table-cell office:value-type="float" office:value="9.445195E-016" calcext:value-type="float">
            <text:p>9.445195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48516" calcext:value-type="float">
            <text:p>-0.03748516</text:p>
          </table:table-cell>
          <table:table-cell office:value-type="float" office:value="-0.05037619" calcext:value-type="float">
            <text:p>-0.05037619</text:p>
          </table:table-cell>
          <table:table-cell office:value-type="float" office:value="-0.04951283" calcext:value-type="float">
            <text:p>-0.04951283</text:p>
          </table:table-cell>
          <table:table-cell office:value-type="float" office:value="-0.05243257" calcext:value-type="float">
            <text:p>-0.05243257</text:p>
          </table:table-cell>
          <table:table-cell office:value-type="float" office:value="-0.05090236" calcext:value-type="float">
            <text:p>-0.05090236</text:p>
          </table:table-cell>
          <table:table-cell office:value-type="float" office:value="-0.04087491" calcext:value-type="float">
            <text:p>-0.04087491</text:p>
          </table:table-cell>
          <table:table-cell office:value-type="float" office:value="-0.0142223" calcext:value-type="float">
            <text:p>-0.0142223</text:p>
          </table:table-cell>
          <table:table-cell office:value-type="float" office:value="-0.03343571" calcext:value-type="float">
            <text:p>-0.03343571</text:p>
          </table:table-cell>
          <table:table-cell office:value-type="float" office:value="-0.0409746" calcext:value-type="float">
            <text:p>-0.0409746</text:p>
          </table:table-cell>
          <table:table-cell office:value-type="float" office:value="-0.02588147" calcext:value-type="float">
            <text:p>-0.02588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687693" calcext:value-type="float">
            <text:p>-0.03687693</text:p>
          </table:table-cell>
          <table:table-cell office:value-type="float" office:value="0.04066781" calcext:value-type="float">
            <text:p>0.04066781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44932" calcext:value-type="float">
            <text:p>-2.3449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6" calcext:value-type="float">
            <text:p>1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5.11635" calcext:value-type="float">
            <text:p>15.11635</text:p>
          </table:table-cell>
          <table:table-cell office:value-type="float" office:value="0" calcext:value-type="float">
            <text:p>0</text:p>
          </table:table-cell>
          <table:table-cell office:value-type="float" office:value="1056.249" calcext:value-type="float">
            <text:p>1056.249</text:p>
          </table:table-cell>
          <table:table-cell office:value-type="float" office:value="-3.729408" calcext:value-type="float">
            <text:p>-3.729408</text:p>
          </table:table-cell>
          <table:table-cell office:value-type="float" office:value="0" calcext:value-type="float">
            <text:p>0</text:p>
          </table:table-cell>
          <table:table-cell office:value-type="float" office:value="0.2804554" calcext:value-type="float">
            <text:p>0.2804554</text:p>
          </table:table-cell>
          <table:table-cell office:value-type="float" office:value="0.2835815" calcext:value-type="float">
            <text:p>0.2835815</text:p>
          </table:table-cell>
          <table:table-cell office:value-type="float" office:value="0.286401" calcext:value-type="float">
            <text:p>0.286401</text:p>
          </table:table-cell>
          <table:table-cell office:value-type="float" office:value="0.2873088" calcext:value-type="float">
            <text:p>0.2873088</text:p>
          </table:table-cell>
          <table:table-cell office:value-type="float" office:value="0.2905975" calcext:value-type="float">
            <text:p>0.2905975</text:p>
          </table:table-cell>
          <table:table-cell office:value-type="float" office:value="0.2650692" calcext:value-type="float">
            <text:p>0.2650692</text:p>
          </table:table-cell>
          <table:table-cell office:value-type="float" office:value="0.2774389" calcext:value-type="float">
            <text:p>0.2774389</text:p>
          </table:table-cell>
          <table:table-cell office:value-type="float" office:value="0.3588346" calcext:value-type="float">
            <text:p>0.3588346</text:p>
          </table:table-cell>
          <table:table-cell office:value-type="float" office:value="0.3389454" calcext:value-type="float">
            <text:p>0.3389454</text:p>
          </table:table-cell>
          <table:table-cell office:value-type="float" office:value="0.3571033" calcext:value-type="float">
            <text:p>0.3571033</text:p>
          </table:table-cell>
          <table:table-cell office:value-type="float" office:value="0.3761533" calcext:value-type="float">
            <text:p>0.3761533</text:p>
          </table:table-cell>
          <table:table-cell office:value-type="float" office:value="0.3920405" calcext:value-type="float">
            <text:p>0.3920405</text:p>
          </table:table-cell>
          <table:table-cell office:value-type="float" office:value="0.4622793" calcext:value-type="float">
            <text:p>0.4622793</text:p>
          </table:table-cell>
          <table:table-cell office:value-type="float" office:value="0" calcext:value-type="float">
            <text:p>0</text:p>
          </table:table-cell>
          <table:table-cell office:value-type="float" office:value="1.957704E-015" calcext:value-type="float">
            <text:p>1.957704E-15</text:p>
          </table:table-cell>
          <table:table-cell office:value-type="float" office:value="1.955013E-015" calcext:value-type="float">
            <text:p>1.955013E-15</text:p>
          </table:table-cell>
          <table:table-cell office:value-type="float" office:value="1.939219E-015" calcext:value-type="float">
            <text:p>1.939219E-15</text:p>
          </table:table-cell>
          <table:table-cell office:value-type="float" office:value="1.951166E-015" calcext:value-type="float">
            <text:p>1.951166E-15</text:p>
          </table:table-cell>
          <table:table-cell office:value-type="float" office:value="9.445195E-016" calcext:value-type="float">
            <text:p>9.445195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962593" calcext:value-type="float">
            <text:p>-0.05962593</text:p>
          </table:table-cell>
          <table:table-cell office:value-type="float" office:value="-0.05472006" calcext:value-type="float">
            <text:p>-0.05472006</text:p>
          </table:table-cell>
          <table:table-cell office:value-type="float" office:value="-0.05070478" calcext:value-type="float">
            <text:p>-0.05070478</text:p>
          </table:table-cell>
          <table:table-cell office:value-type="float" office:value="-0.04954324" calcext:value-type="float">
            <text:p>-0.04954324</text:p>
          </table:table-cell>
          <table:table-cell office:value-type="float" office:value="-0.04540024" calcext:value-type="float">
            <text:p>-0.04540024</text:p>
          </table:table-cell>
          <table:table-cell office:value-type="float" office:value="-0.03718859" calcext:value-type="float">
            <text:p>-0.03718859</text:p>
          </table:table-cell>
          <table:table-cell office:value-type="float" office:value="-0.02408955" calcext:value-type="float">
            <text:p>-0.02408955</text:p>
          </table:table-cell>
          <table:table-cell office:value-type="float" office:value="-0.02955082" calcext:value-type="float">
            <text:p>-0.02955082</text:p>
          </table:table-cell>
          <table:table-cell office:value-type="float" office:value="-0.04001724" calcext:value-type="float">
            <text:p>-0.04001724</text:p>
          </table:table-cell>
          <table:table-cell office:value-type="float" office:value="-0.02579747" calcext:value-type="float">
            <text:p>-0.02579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103143" calcext:value-type="float">
            <text:p>-0.06103143</text:p>
          </table:table-cell>
          <table:table-cell office:value-type="float" office:value="0.0406652" calcext:value-type="float">
            <text:p>0.0406652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67853" calcext:value-type="float">
            <text:p>-2.3678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6.33681" calcext:value-type="float">
            <text:p>16.33681</text:p>
          </table:table-cell>
          <table:table-cell office:value-type="float" office:value="0" calcext:value-type="float">
            <text:p>0</text:p>
          </table:table-cell>
          <table:table-cell office:value-type="float" office:value="1055.029" calcext:value-type="float">
            <text:p>1055.029</text:p>
          </table:table-cell>
          <table:table-cell office:value-type="float" office:value="-3.729408" calcext:value-type="float">
            <text:p>-3.729408</text:p>
          </table:table-cell>
          <table:table-cell office:value-type="float" office:value="0" calcext:value-type="float">
            <text:p>0</text:p>
          </table:table-cell>
          <table:table-cell office:value-type="float" office:value="0.2487923" calcext:value-type="float">
            <text:p>0.2487923</text:p>
          </table:table-cell>
          <table:table-cell office:value-type="float" office:value="0.2745067" calcext:value-type="float">
            <text:p>0.2745067</text:p>
          </table:table-cell>
          <table:table-cell office:value-type="float" office:value="0.2843559" calcext:value-type="float">
            <text:p>0.2843559</text:p>
          </table:table-cell>
          <table:table-cell office:value-type="float" office:value="0.2885191" calcext:value-type="float">
            <text:p>0.2885191</text:p>
          </table:table-cell>
          <table:table-cell office:value-type="float" office:value="0.292475" calcext:value-type="float">
            <text:p>0.292475</text:p>
          </table:table-cell>
          <table:table-cell office:value-type="float" office:value="0.2657276" calcext:value-type="float">
            <text:p>0.2657276</text:p>
          </table:table-cell>
          <table:table-cell office:value-type="float" office:value="0.2714162" calcext:value-type="float">
            <text:p>0.2714162</text:p>
          </table:table-cell>
          <table:table-cell office:value-type="float" office:value="0.3588154" calcext:value-type="float">
            <text:p>0.3588154</text:p>
          </table:table-cell>
          <table:table-cell office:value-type="float" office:value="0.3398519" calcext:value-type="float">
            <text:p>0.3398519</text:p>
          </table:table-cell>
          <table:table-cell office:value-type="float" office:value="0.3571775" calcext:value-type="float">
            <text:p>0.3571775</text:p>
          </table:table-cell>
          <table:table-cell office:value-type="float" office:value="0.3762284" calcext:value-type="float">
            <text:p>0.3762284</text:p>
          </table:table-cell>
          <table:table-cell office:value-type="float" office:value="0.3920456" calcext:value-type="float">
            <text:p>0.39204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782E-015" calcext:value-type="float">
            <text:p>1.95782E-15</text:p>
          </table:table-cell>
          <table:table-cell office:value-type="float" office:value="1.955001E-015" calcext:value-type="float">
            <text:p>1.955001E-15</text:p>
          </table:table-cell>
          <table:table-cell office:value-type="float" office:value="1.939218E-015" calcext:value-type="float">
            <text:p>1.939218E-15</text:p>
          </table:table-cell>
          <table:table-cell office:value-type="float" office:value="1.951154E-015" calcext:value-type="float">
            <text:p>1.951154E-15</text:p>
          </table:table-cell>
          <table:table-cell office:value-type="float" office:value="9.445185E-016" calcext:value-type="float">
            <text:p>9.445185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60672" calcext:value-type="float">
            <text:p>-0.1460672</text:p>
          </table:table-cell>
          <table:table-cell office:value-type="float" office:value="-0.07004793" calcext:value-type="float">
            <text:p>-0.07004793</text:p>
          </table:table-cell>
          <table:table-cell office:value-type="float" office:value="-0.05356026" calcext:value-type="float">
            <text:p>-0.05356026</text:p>
          </table:table-cell>
          <table:table-cell office:value-type="float" office:value="-0.04794642" calcext:value-type="float">
            <text:p>-0.04794642</text:p>
          </table:table-cell>
          <table:table-cell office:value-type="float" office:value="-0.04318158" calcext:value-type="float">
            <text:p>-0.04318158</text:p>
          </table:table-cell>
          <table:table-cell office:value-type="float" office:value="-0.0364747" calcext:value-type="float">
            <text:p>-0.0364747</text:p>
          </table:table-cell>
          <table:table-cell office:value-type="float" office:value="-0.02900165" calcext:value-type="float">
            <text:p>-0.02900165</text:p>
          </table:table-cell>
          <table:table-cell office:value-type="float" office:value="-0.02956795" calcext:value-type="float">
            <text:p>-0.02956795</text:p>
          </table:table-cell>
          <table:table-cell office:value-type="float" office:value="-0.03902991" calcext:value-type="float">
            <text:p>-0.03902991</text:p>
          </table:table-cell>
          <table:table-cell office:value-type="float" office:value="-0.02570624" calcext:value-type="float">
            <text:p>-0.02570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71964" calcext:value-type="float">
            <text:p>-0.2371964</text:p>
          </table:table-cell>
          <table:table-cell office:value-type="float" office:value="0.04066171" calcext:value-type="float">
            <text:p>0.04066171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2219" calcext:value-type="float">
            <text:p>-2.3722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6" calcext:value-type="float">
            <text:p>3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7.34267" calcext:value-type="float">
            <text:p>17.34267</text:p>
          </table:table-cell>
          <table:table-cell office:value-type="float" office:value="0" calcext:value-type="float">
            <text:p>0</text:p>
          </table:table-cell>
          <table:table-cell office:value-type="float" office:value="1054.023" calcext:value-type="float">
            <text:p>1054.023</text:p>
          </table:table-cell>
          <table:table-cell office:value-type="float" office:value="-3.729408" calcext:value-type="float">
            <text:p>-3.729408</text:p>
          </table:table-cell>
          <table:table-cell office:value-type="float" office:value="0" calcext:value-type="float">
            <text:p>0</text:p>
          </table:table-cell>
          <table:table-cell office:value-type="float" office:value="0.2254411" calcext:value-type="float">
            <text:p>0.2254411</text:p>
          </table:table-cell>
          <table:table-cell office:value-type="float" office:value="0.2652877" calcext:value-type="float">
            <text:p>0.2652877</text:p>
          </table:table-cell>
          <table:table-cell office:value-type="float" office:value="0.281294" calcext:value-type="float">
            <text:p>0.281294</text:p>
          </table:table-cell>
          <table:table-cell office:value-type="float" office:value="0.2883418" calcext:value-type="float">
            <text:p>0.2883418</text:p>
          </table:table-cell>
          <table:table-cell office:value-type="float" office:value="0.2927229" calcext:value-type="float">
            <text:p>0.2927229</text:p>
          </table:table-cell>
          <table:table-cell office:value-type="float" office:value="0.2655574" calcext:value-type="float">
            <text:p>0.2655574</text:p>
          </table:table-cell>
          <table:table-cell office:value-type="float" office:value="0.2688063" calcext:value-type="float">
            <text:p>0.2688063</text:p>
          </table:table-cell>
          <table:table-cell office:value-type="float" office:value="0.3583279" calcext:value-type="float">
            <text:p>0.3583279</text:p>
          </table:table-cell>
          <table:table-cell office:value-type="float" office:value="0.3406653" calcext:value-type="float">
            <text:p>0.3406653</text:p>
          </table:table-cell>
          <table:table-cell office:value-type="float" office:value="0.3572717" calcext:value-type="float">
            <text:p>0.3572717</text:p>
          </table:table-cell>
          <table:table-cell office:value-type="float" office:value="0.3762993" calcext:value-type="float">
            <text:p>0.3762993</text:p>
          </table:table-cell>
          <table:table-cell office:value-type="float" office:value="0.3920276" calcext:value-type="float">
            <text:p>0.392027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7929E-015" calcext:value-type="float">
            <text:p>1.957929E-15</text:p>
          </table:table-cell>
          <table:table-cell office:value-type="float" office:value="1.954988E-015" calcext:value-type="float">
            <text:p>1.954988E-15</text:p>
          </table:table-cell>
          <table:table-cell office:value-type="float" office:value="1.939219E-015" calcext:value-type="float">
            <text:p>1.939219E-15</text:p>
          </table:table-cell>
          <table:table-cell office:value-type="float" office:value="1.951142E-015" calcext:value-type="float">
            <text:p>1.951142E-15</text:p>
          </table:table-cell>
          <table:table-cell office:value-type="float" office:value="9.445167E-016" calcext:value-type="float">
            <text:p>9.445167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63574" calcext:value-type="float">
            <text:p>-0.3063574</text:p>
          </table:table-cell>
          <table:table-cell office:value-type="float" office:value="-0.09126124" calcext:value-type="float">
            <text:p>-0.09126124</text:p>
          </table:table-cell>
          <table:table-cell office:value-type="float" office:value="-0.05820298" calcext:value-type="float">
            <text:p>-0.05820298</text:p>
          </table:table-cell>
          <table:table-cell office:value-type="float" office:value="-0.0481636" calcext:value-type="float">
            <text:p>-0.0481636</text:p>
          </table:table-cell>
          <table:table-cell office:value-type="float" office:value="-0.04289035" calcext:value-type="float">
            <text:p>-0.04289035</text:p>
          </table:table-cell>
          <table:table-cell office:value-type="float" office:value="-0.036648" calcext:value-type="float">
            <text:p>-0.036648</text:p>
          </table:table-cell>
          <table:table-cell office:value-type="float" office:value="-0.03146531" calcext:value-type="float">
            <text:p>-0.03146531</text:p>
          </table:table-cell>
          <table:table-cell office:value-type="float" office:value="-0.03044585" calcext:value-type="float">
            <text:p>-0.03044585</text:p>
          </table:table-cell>
          <table:table-cell office:value-type="float" office:value="-0.03816635" calcext:value-type="float">
            <text:p>-0.03816635</text:p>
          </table:table-cell>
          <table:table-cell office:value-type="float" office:value="-0.02559073" calcext:value-type="float">
            <text:p>-0.02559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645833" calcext:value-type="float">
            <text:p>-0.8645833</text:p>
          </table:table-cell>
          <table:table-cell office:value-type="float" office:value="0.04065948" calcext:value-type="float">
            <text:p>0.0406594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5362" calcext:value-type="float">
            <text:p>-2.3753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6" calcext:value-type="float">
            <text:p>4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8.16262" calcext:value-type="float">
            <text:p>18.16262</text:p>
          </table:table-cell>
          <table:table-cell office:value-type="float" office:value="0" calcext:value-type="float">
            <text:p>0</text:p>
          </table:table-cell>
          <table:table-cell office:value-type="float" office:value="1053.203" calcext:value-type="float">
            <text:p>1053.203</text:p>
          </table:table-cell>
          <table:table-cell office:value-type="float" office:value="-3.729408" calcext:value-type="float">
            <text:p>-3.729408</text:p>
          </table:table-cell>
          <table:table-cell office:value-type="float" office:value="0" calcext:value-type="float">
            <text:p>0</text:p>
          </table:table-cell>
          <table:table-cell office:value-type="float" office:value="0.2096704" calcext:value-type="float">
            <text:p>0.2096704</text:p>
          </table:table-cell>
          <table:table-cell office:value-type="float" office:value="0.259094" calcext:value-type="float">
            <text:p>0.259094</text:p>
          </table:table-cell>
          <table:table-cell office:value-type="float" office:value="0.2786826" calcext:value-type="float">
            <text:p>0.2786826</text:p>
          </table:table-cell>
          <table:table-cell office:value-type="float" office:value="0.2876106" calcext:value-type="float">
            <text:p>0.2876106</text:p>
          </table:table-cell>
          <table:table-cell office:value-type="float" office:value="0.2924218" calcext:value-type="float">
            <text:p>0.2924218</text:p>
          </table:table-cell>
          <table:table-cell office:value-type="float" office:value="0.2650489" calcext:value-type="float">
            <text:p>0.2650489</text:p>
          </table:table-cell>
          <table:table-cell office:value-type="float" office:value="0.2673799" calcext:value-type="float">
            <text:p>0.2673799</text:p>
          </table:table-cell>
          <table:table-cell office:value-type="float" office:value="0.3577899" calcext:value-type="float">
            <text:p>0.3577899</text:p>
          </table:table-cell>
          <table:table-cell office:value-type="float" office:value="0.3413787" calcext:value-type="float">
            <text:p>0.3413787</text:p>
          </table:table-cell>
          <table:table-cell office:value-type="float" office:value="0.3573804" calcext:value-type="float">
            <text:p>0.3573804</text:p>
          </table:table-cell>
          <table:table-cell office:value-type="float" office:value="0.3763668" calcext:value-type="float">
            <text:p>0.3763668</text:p>
          </table:table-cell>
          <table:table-cell office:value-type="float" office:value="0.3919862" calcext:value-type="float">
            <text:p>0.3919862</text:p>
          </table:table-cell>
          <table:table-cell office:value-type="float" office:value="0.462374" calcext:value-type="float">
            <text:p>0.462374</text:p>
          </table:table-cell>
          <table:table-cell office:value-type="float" office:value="0" calcext:value-type="float">
            <text:p>0</text:p>
          </table:table-cell>
          <table:table-cell office:value-type="float" office:value="0.001630569" calcext:value-type="float">
            <text:p>0.001630569</text:p>
          </table:table-cell>
          <table:table-cell office:value-type="float" office:value="1.944593E-015" calcext:value-type="float">
            <text:p>1.944593E-15</text:p>
          </table:table-cell>
          <table:table-cell office:value-type="float" office:value="1.939217E-015" calcext:value-type="float">
            <text:p>1.939217E-15</text:p>
          </table:table-cell>
          <table:table-cell office:value-type="float" office:value="1.95113E-015" calcext:value-type="float">
            <text:p>1.95113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199766" calcext:value-type="float">
            <text:p>-0.5199766</text:p>
          </table:table-cell>
          <table:table-cell office:value-type="float" office:value="-0.109523" calcext:value-type="float">
            <text:p>-0.109523</text:p>
          </table:table-cell>
          <table:table-cell office:value-type="float" office:value="-0.06254499" calcext:value-type="float">
            <text:p>-0.06254499</text:p>
          </table:table-cell>
          <table:table-cell office:value-type="float" office:value="-0.04910397" calcext:value-type="float">
            <text:p>-0.04910397</text:p>
          </table:table-cell>
          <table:table-cell office:value-type="float" office:value="-0.04322249" calcext:value-type="float">
            <text:p>-0.04322249</text:p>
          </table:table-cell>
          <table:table-cell office:value-type="float" office:value="-0.03718812" calcext:value-type="float">
            <text:p>-0.03718812</text:p>
          </table:table-cell>
          <table:table-cell office:value-type="float" office:value="-0.0329047" calcext:value-type="float">
            <text:p>-0.0329047</text:p>
          </table:table-cell>
          <table:table-cell office:value-type="float" office:value="-0.03145108" calcext:value-type="float">
            <text:p>-0.03145108</text:p>
          </table:table-cell>
          <table:table-cell office:value-type="float" office:value="-0.03742629" calcext:value-type="float">
            <text:p>-0.03742629</text:p>
          </table:table-cell>
          <table:table-cell office:value-type="float" office:value="-0.02545783" calcext:value-type="float">
            <text:p>-0.02545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09255" calcext:value-type="float">
            <text:p>-2.009255</text:p>
          </table:table-cell>
          <table:table-cell office:value-type="float" office:value="0.04065952" calcext:value-type="float">
            <text:p>0.04065952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8261" calcext:value-type="float">
            <text:p>-2.3782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6" calcext:value-type="float">
            <text:p>5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8.65172" calcext:value-type="float">
            <text:p>18.65172</text:p>
          </table:table-cell>
          <table:table-cell office:value-type="float" office:value="0" calcext:value-type="float">
            <text:p>0</text:p>
          </table:table-cell>
          <table:table-cell office:value-type="float" office:value="1052.714" calcext:value-type="float">
            <text:p>1052.714</text:p>
          </table:table-cell>
          <table:table-cell office:value-type="float" office:value="-3.729408" calcext:value-type="float">
            <text:p>-3.729408</text:p>
          </table:table-cell>
          <table:table-cell office:value-type="float" office:value="0" calcext:value-type="float">
            <text:p>0</text:p>
          </table:table-cell>
          <table:table-cell office:value-type="float" office:value="0.1968684" calcext:value-type="float">
            <text:p>0.1968684</text:p>
          </table:table-cell>
          <table:table-cell office:value-type="float" office:value="0.254395" calcext:value-type="float">
            <text:p>0.254395</text:p>
          </table:table-cell>
          <table:table-cell office:value-type="float" office:value="0.2767132" calcext:value-type="float">
            <text:p>0.2767132</text:p>
          </table:table-cell>
          <table:table-cell office:value-type="float" office:value="0.2863704" calcext:value-type="float">
            <text:p>0.2863704</text:p>
          </table:table-cell>
          <table:table-cell office:value-type="float" office:value="0.2915513" calcext:value-type="float">
            <text:p>0.2915513</text:p>
          </table:table-cell>
          <table:table-cell office:value-type="float" office:value="0.2643872" calcext:value-type="float">
            <text:p>0.2643872</text:p>
          </table:table-cell>
          <table:table-cell office:value-type="float" office:value="0.2662642" calcext:value-type="float">
            <text:p>0.2662642</text:p>
          </table:table-cell>
          <table:table-cell office:value-type="float" office:value="0.3573157" calcext:value-type="float">
            <text:p>0.3573157</text:p>
          </table:table-cell>
          <table:table-cell office:value-type="float" office:value="0.3420017" calcext:value-type="float">
            <text:p>0.3420017</text:p>
          </table:table-cell>
          <table:table-cell office:value-type="float" office:value="0.3574993" calcext:value-type="float">
            <text:p>0.3574993</text:p>
          </table:table-cell>
          <table:table-cell office:value-type="float" office:value="0.3764314" calcext:value-type="float">
            <text:p>0.3764314</text:p>
          </table:table-cell>
          <table:table-cell office:value-type="float" office:value="0.3919389" calcext:value-type="float">
            <text:p>0.3919389</text:p>
          </table:table-cell>
          <table:table-cell office:value-type="float" office:value="0.4623733" calcext:value-type="float">
            <text:p>0.4623733</text:p>
          </table:table-cell>
          <table:table-cell office:value-type="float" office:value="0" calcext:value-type="float">
            <text:p>0</text:p>
          </table:table-cell>
          <table:table-cell office:value-type="float" office:value="0.0060277" calcext:value-type="float">
            <text:p>0.0060277</text:p>
          </table:table-cell>
          <table:table-cell office:value-type="float" office:value="1.978763E-015" calcext:value-type="float">
            <text:p>1.978763E-15</text:p>
          </table:table-cell>
          <table:table-cell office:value-type="float" office:value="1.939212E-015" calcext:value-type="float">
            <text:p>1.939212E-15</text:p>
          </table:table-cell>
          <table:table-cell office:value-type="float" office:value="1.951123E-015" calcext:value-type="float">
            <text:p>1.951123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531278" calcext:value-type="float">
            <text:p>-0.8531278</text:p>
          </table:table-cell>
          <table:table-cell office:value-type="float" office:value="-0.1261775" calcext:value-type="float">
            <text:p>-0.1261775</text:p>
          </table:table-cell>
          <table:table-cell office:value-type="float" office:value="-0.06607343" calcext:value-type="float">
            <text:p>-0.06607343</text:p>
          </table:table-cell>
          <table:table-cell office:value-type="float" office:value="-0.05076172" calcext:value-type="float">
            <text:p>-0.05076172</text:p>
          </table:table-cell>
          <table:table-cell office:value-type="float" office:value="-0.04422103" calcext:value-type="float">
            <text:p>-0.04422103</text:p>
          </table:table-cell>
          <table:table-cell office:value-type="float" office:value="-0.0379052" calcext:value-type="float">
            <text:p>-0.0379052</text:p>
          </table:table-cell>
          <table:table-cell office:value-type="float" office:value="-0.0339154" calcext:value-type="float">
            <text:p>-0.0339154</text:p>
          </table:table-cell>
          <table:table-cell office:value-type="float" office:value="-0.0323668" calcext:value-type="float">
            <text:p>-0.0323668</text:p>
          </table:table-cell>
          <table:table-cell office:value-type="float" office:value="-0.036793" calcext:value-type="float">
            <text:p>-0.036793</text:p>
          </table:table-cell>
          <table:table-cell office:value-type="float" office:value="-0.02531374" calcext:value-type="float">
            <text:p>-0.02531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99016" calcext:value-type="float">
            <text:p>-2.999016</text:p>
          </table:table-cell>
          <table:table-cell office:value-type="float" office:value="0.04066236" calcext:value-type="float">
            <text:p>0.04066236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1078" calcext:value-type="float">
            <text:p>-2.3810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6" calcext:value-type="float">
            <text:p>6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9.12206" calcext:value-type="float">
            <text:p>19.12206</text:p>
          </table:table-cell>
          <table:table-cell office:value-type="float" office:value="0" calcext:value-type="float">
            <text:p>0</text:p>
          </table:table-cell>
          <table:table-cell office:value-type="float" office:value="1052.244" calcext:value-type="float">
            <text:p>1052.244</text:p>
          </table:table-cell>
          <table:table-cell office:value-type="float" office:value="-3.729408" calcext:value-type="float">
            <text:p>-3.729408</text:p>
          </table:table-cell>
          <table:table-cell office:value-type="float" office:value="0" calcext:value-type="float">
            <text:p>0</text:p>
          </table:table-cell>
          <table:table-cell office:value-type="float" office:value="0.2291632" calcext:value-type="float">
            <text:p>0.2291632</text:p>
          </table:table-cell>
          <table:table-cell office:value-type="float" office:value="0.2503804" calcext:value-type="float">
            <text:p>0.2503804</text:p>
          </table:table-cell>
          <table:table-cell office:value-type="float" office:value="0.2751448" calcext:value-type="float">
            <text:p>0.2751448</text:p>
          </table:table-cell>
          <table:table-cell office:value-type="float" office:value="0.2854633" calcext:value-type="float">
            <text:p>0.2854633</text:p>
          </table:table-cell>
          <table:table-cell office:value-type="float" office:value="0.2905475" calcext:value-type="float">
            <text:p>0.2905475</text:p>
          </table:table-cell>
          <table:table-cell office:value-type="float" office:value="0.2635956" calcext:value-type="float">
            <text:p>0.2635956</text:p>
          </table:table-cell>
          <table:table-cell office:value-type="float" office:value="0.2652615" calcext:value-type="float">
            <text:p>0.2652615</text:p>
          </table:table-cell>
          <table:table-cell office:value-type="float" office:value="0.3569097" calcext:value-type="float">
            <text:p>0.3569097</text:p>
          </table:table-cell>
          <table:table-cell office:value-type="float" office:value="0.3425476" calcext:value-type="float">
            <text:p>0.3425476</text:p>
          </table:table-cell>
          <table:table-cell office:value-type="float" office:value="0.3576245" calcext:value-type="float">
            <text:p>0.3576245</text:p>
          </table:table-cell>
          <table:table-cell office:value-type="float" office:value="0.3764939" calcext:value-type="float">
            <text:p>0.3764939</text:p>
          </table:table-cell>
          <table:table-cell office:value-type="float" office:value="0.3918859" calcext:value-type="float">
            <text:p>0.391885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55186E-015" calcext:value-type="float">
            <text:p>1.955186E-15</text:p>
          </table:table-cell>
          <table:table-cell office:value-type="float" office:value="1.957954E-015" calcext:value-type="float">
            <text:p>1.957954E-15</text:p>
          </table:table-cell>
          <table:table-cell office:value-type="float" office:value="1.939203E-015" calcext:value-type="float">
            <text:p>1.939203E-15</text:p>
          </table:table-cell>
          <table:table-cell office:value-type="float" office:value="1.951119E-015" calcext:value-type="float">
            <text:p>1.951119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49179" calcext:value-type="float">
            <text:p>-0.2849179</text:p>
          </table:table-cell>
          <table:table-cell office:value-type="float" office:value="-0.1427014" calcext:value-type="float">
            <text:p>-0.1427014</text:p>
          </table:table-cell>
          <table:table-cell office:value-type="float" office:value="-0.06903951" calcext:value-type="float">
            <text:p>-0.06903951</text:p>
          </table:table-cell>
          <table:table-cell office:value-type="float" office:value="-0.05202632" calcext:value-type="float">
            <text:p>-0.05202632</text:p>
          </table:table-cell>
          <table:table-cell office:value-type="float" office:value="-0.04541336" calcext:value-type="float">
            <text:p>-0.04541336</text:p>
          </table:table-cell>
          <table:table-cell office:value-type="float" office:value="-0.03878462" calcext:value-type="float">
            <text:p>-0.03878462</text:p>
          </table:table-cell>
          <table:table-cell office:value-type="float" office:value="-0.03484051" calcext:value-type="float">
            <text:p>-0.03484051</text:p>
          </table:table-cell>
          <table:table-cell office:value-type="float" office:value="-0.03306996" calcext:value-type="float">
            <text:p>-0.03306996</text:p>
          </table:table-cell>
          <table:table-cell office:value-type="float" office:value="-0.03624792" calcext:value-type="float">
            <text:p>-0.03624792</text:p>
          </table:table-cell>
          <table:table-cell office:value-type="float" office:value="-0.02516246" calcext:value-type="float">
            <text:p>-0.02516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40976" calcext:value-type="float">
            <text:p>-0.2940976</text:p>
          </table:table-cell>
          <table:table-cell office:value-type="float" office:value="0.04065651" calcext:value-type="float">
            <text:p>0.04065651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3746" calcext:value-type="float">
            <text:p>-2.3837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6" calcext:value-type="float">
            <text:p>7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19.95369" calcext:value-type="float">
            <text:p>19.95369</text:p>
          </table:table-cell>
          <table:table-cell office:value-type="float" office:value="0" calcext:value-type="float">
            <text:p>0</text:p>
          </table:table-cell>
          <table:table-cell office:value-type="float" office:value="1051.412" calcext:value-type="float">
            <text:p>1051.412</text:p>
          </table:table-cell>
          <table:table-cell office:value-type="float" office:value="-3.729408" calcext:value-type="float">
            <text:p>-3.729408</text:p>
          </table:table-cell>
          <table:table-cell office:value-type="float" office:value="0" calcext:value-type="float">
            <text:p>0</text:p>
          </table:table-cell>
          <table:table-cell office:value-type="float" office:value="0.2225641" calcext:value-type="float">
            <text:p>0.2225641</text:p>
          </table:table-cell>
          <table:table-cell office:value-type="float" office:value="0.2482538" calcext:value-type="float">
            <text:p>0.2482538</text:p>
          </table:table-cell>
          <table:table-cell office:value-type="float" office:value="0.2737892" calcext:value-type="float">
            <text:p>0.2737892</text:p>
          </table:table-cell>
          <table:table-cell office:value-type="float" office:value="0.2846754" calcext:value-type="float">
            <text:p>0.2846754</text:p>
          </table:table-cell>
          <table:table-cell office:value-type="float" office:value="0.289724" calcext:value-type="float">
            <text:p>0.289724</text:p>
          </table:table-cell>
          <table:table-cell office:value-type="float" office:value="0.262774" calcext:value-type="float">
            <text:p>0.262774</text:p>
          </table:table-cell>
          <table:table-cell office:value-type="float" office:value="0.2644413" calcext:value-type="float">
            <text:p>0.2644413</text:p>
          </table:table-cell>
          <table:table-cell office:value-type="float" office:value="0.3564642" calcext:value-type="float">
            <text:p>0.3564642</text:p>
          </table:table-cell>
          <table:table-cell office:value-type="float" office:value="0.3430926" calcext:value-type="float">
            <text:p>0.3430926</text:p>
          </table:table-cell>
          <table:table-cell office:value-type="float" office:value="0.3577347" calcext:value-type="float">
            <text:p>0.3577347</text:p>
          </table:table-cell>
          <table:table-cell office:value-type="float" office:value="0.3765543" calcext:value-type="float">
            <text:p>0.3765543</text:p>
          </table:table-cell>
          <table:table-cell office:value-type="float" office:value="0.3918307" calcext:value-type="float">
            <text:p>0.39183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1812E-015" calcext:value-type="float">
            <text:p>1.991812E-15</text:p>
          </table:table-cell>
          <table:table-cell office:value-type="float" office:value="1.957952E-015" calcext:value-type="float">
            <text:p>1.957952E-15</text:p>
          </table:table-cell>
          <table:table-cell office:value-type="float" office:value="1.939197E-015" calcext:value-type="float">
            <text:p>1.939197E-15</text:p>
          </table:table-cell>
          <table:table-cell office:value-type="float" office:value="1.951113E-015" calcext:value-type="float">
            <text:p>1.951113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407146" calcext:value-type="float">
            <text:p>-0.3407146</text:p>
          </table:table-cell>
          <table:table-cell office:value-type="float" office:value="-0.1523621" calcext:value-type="float">
            <text:p>-0.1523621</text:p>
          </table:table-cell>
          <table:table-cell office:value-type="float" office:value="-0.07171259" calcext:value-type="float">
            <text:p>-0.07171259</text:p>
          </table:table-cell>
          <table:table-cell office:value-type="float" office:value="-0.05314021" calcext:value-type="float">
            <text:p>-0.05314021</text:p>
          </table:table-cell>
          <table:table-cell office:value-type="float" office:value="-0.04641577" calcext:value-type="float">
            <text:p>-0.04641577</text:p>
          </table:table-cell>
          <table:table-cell office:value-type="float" office:value="-0.03972226" calcext:value-type="float">
            <text:p>-0.03972226</text:p>
          </table:table-cell>
          <table:table-cell office:value-type="float" office:value="-0.03561976" calcext:value-type="float">
            <text:p>-0.03561976</text:p>
          </table:table-cell>
          <table:table-cell office:value-type="float" office:value="-0.03343344" calcext:value-type="float">
            <text:p>-0.03343344</text:p>
          </table:table-cell>
          <table:table-cell office:value-type="float" office:value="-0.0357137" calcext:value-type="float">
            <text:p>-0.0357137</text:p>
          </table:table-cell>
          <table:table-cell office:value-type="float" office:value="-0.02502978" calcext:value-type="float">
            <text:p>-0.02502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99596" calcext:value-type="float">
            <text:p>-0.7499596</text:p>
          </table:table-cell>
          <table:table-cell office:value-type="float" office:value="0.04065423" calcext:value-type="float">
            <text:p>0.04065423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6355" calcext:value-type="float">
            <text:p>-2.3863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6" calcext:value-type="float">
            <text:p>8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0.76818" calcext:value-type="float">
            <text:p>20.76818</text:p>
          </table:table-cell>
          <table:table-cell office:value-type="float" office:value="0" calcext:value-type="float">
            <text:p>0</text:p>
          </table:table-cell>
          <table:table-cell office:value-type="float" office:value="1050.598" calcext:value-type="float">
            <text:p>1050.598</text:p>
          </table:table-cell>
          <table:table-cell office:value-type="float" office:value="-3.729408" calcext:value-type="float">
            <text:p>-3.729408</text:p>
          </table:table-cell>
          <table:table-cell office:value-type="float" office:value="0" calcext:value-type="float">
            <text:p>0</text:p>
          </table:table-cell>
          <table:table-cell office:value-type="float" office:value="0.1861892" calcext:value-type="float">
            <text:p>0.1861892</text:p>
          </table:table-cell>
          <table:table-cell office:value-type="float" office:value="0.2441766" calcext:value-type="float">
            <text:p>0.2441766</text:p>
          </table:table-cell>
          <table:table-cell office:value-type="float" office:value="0.2728516" calcext:value-type="float">
            <text:p>0.2728516</text:p>
          </table:table-cell>
          <table:table-cell office:value-type="float" office:value="0.2835419" calcext:value-type="float">
            <text:p>0.2835419</text:p>
          </table:table-cell>
          <table:table-cell office:value-type="float" office:value="0.2883946" calcext:value-type="float">
            <text:p>0.2883946</text:p>
          </table:table-cell>
          <table:table-cell office:value-type="float" office:value="0.2620191" calcext:value-type="float">
            <text:p>0.2620191</text:p>
          </table:table-cell>
          <table:table-cell office:value-type="float" office:value="0.2638662" calcext:value-type="float">
            <text:p>0.2638662</text:p>
          </table:table-cell>
          <table:table-cell office:value-type="float" office:value="0.3560196" calcext:value-type="float">
            <text:p>0.3560196</text:p>
          </table:table-cell>
          <table:table-cell office:value-type="float" office:value="0.3436194" calcext:value-type="float">
            <text:p>0.3436194</text:p>
          </table:table-cell>
          <table:table-cell office:value-type="float" office:value="0.3578371" calcext:value-type="float">
            <text:p>0.3578371</text:p>
          </table:table-cell>
          <table:table-cell office:value-type="float" office:value="0.3766111" calcext:value-type="float">
            <text:p>0.3766111</text:p>
          </table:table-cell>
          <table:table-cell office:value-type="float" office:value="0.3917722" calcext:value-type="float">
            <text:p>0.3917722</text:p>
          </table:table-cell>
          <table:table-cell office:value-type="float" office:value="0.4623728" calcext:value-type="float">
            <text:p>0.4623728</text:p>
          </table:table-cell>
          <table:table-cell office:value-type="float" office:value="0" calcext:value-type="float">
            <text:p>0</text:p>
          </table:table-cell>
          <table:table-cell office:value-type="float" office:value="0.006690332" calcext:value-type="float">
            <text:p>0.006690332</text:p>
          </table:table-cell>
          <table:table-cell office:value-type="float" office:value="1.99342E-015" calcext:value-type="float">
            <text:p>1.99342E-15</text:p>
          </table:table-cell>
          <table:table-cell office:value-type="float" office:value="1.939192E-015" calcext:value-type="float">
            <text:p>1.939192E-15</text:p>
          </table:table-cell>
          <table:table-cell office:value-type="float" office:value="1.951106E-015" calcext:value-type="float">
            <text:p>1.951106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82593" calcext:value-type="float">
            <text:p>-1.282593</text:p>
          </table:table-cell>
          <table:table-cell office:value-type="float" office:value="-0.1728772" calcext:value-type="float">
            <text:p>-0.1728772</text:p>
          </table:table-cell>
          <table:table-cell office:value-type="float" office:value="-0.07364867" calcext:value-type="float">
            <text:p>-0.07364867</text:p>
          </table:table-cell>
          <table:table-cell office:value-type="float" office:value="-0.05478976" calcext:value-type="float">
            <text:p>-0.05478976</text:p>
          </table:table-cell>
          <table:table-cell office:value-type="float" office:value="-0.04808483" calcext:value-type="float">
            <text:p>-0.04808483</text:p>
          </table:table-cell>
          <table:table-cell office:value-type="float" office:value="-0.04061002" calcext:value-type="float">
            <text:p>-0.04061002</text:p>
          </table:table-cell>
          <table:table-cell office:value-type="float" office:value="-0.03617838" calcext:value-type="float">
            <text:p>-0.03617838</text:p>
          </table:table-cell>
          <table:table-cell office:value-type="float" office:value="-0.03380163" calcext:value-type="float">
            <text:p>-0.03380163</text:p>
          </table:table-cell>
          <table:table-cell office:value-type="float" office:value="-0.03520465" calcext:value-type="float">
            <text:p>-0.03520465</text:p>
          </table:table-cell>
          <table:table-cell office:value-type="float" office:value="-0.02490772" calcext:value-type="float">
            <text:p>-0.02490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16157" calcext:value-type="float">
            <text:p>-5.316157</text:p>
          </table:table-cell>
          <table:table-cell office:value-type="float" office:value="0.04065822" calcext:value-type="float">
            <text:p>0.04065822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8904" calcext:value-type="float">
            <text:p>-2.3889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6" calcext:value-type="float">
            <text:p>9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1.2215" calcext:value-type="float">
            <text:p>21.2215</text:p>
          </table:table-cell>
          <table:table-cell office:value-type="float" office:value="0" calcext:value-type="float">
            <text:p>0</text:p>
          </table:table-cell>
          <table:table-cell office:value-type="float" office:value="1050.145" calcext:value-type="float">
            <text:p>1050.145</text:p>
          </table:table-cell>
          <table:table-cell office:value-type="float" office:value="-3.729408" calcext:value-type="float">
            <text:p>-3.729408</text:p>
          </table:table-cell>
          <table:table-cell office:value-type="float" office:value="0" calcext:value-type="float">
            <text:p>0</text:p>
          </table:table-cell>
          <table:table-cell office:value-type="float" office:value="0.2018177" calcext:value-type="float">
            <text:p>0.2018177</text:p>
          </table:table-cell>
          <table:table-cell office:value-type="float" office:value="0.2403619" calcext:value-type="float">
            <text:p>0.2403619</text:p>
          </table:table-cell>
          <table:table-cell office:value-type="float" office:value="0.2716845" calcext:value-type="float">
            <text:p>0.2716845</text:p>
          </table:table-cell>
          <table:table-cell office:value-type="float" office:value="0.2822248" calcext:value-type="float">
            <text:p>0.2822248</text:p>
          </table:table-cell>
          <table:table-cell office:value-type="float" office:value="0.2874988" calcext:value-type="float">
            <text:p>0.2874988</text:p>
          </table:table-cell>
          <table:table-cell office:value-type="float" office:value="0.2613386" calcext:value-type="float">
            <text:p>0.2613386</text:p>
          </table:table-cell>
          <table:table-cell office:value-type="float" office:value="0.2633503" calcext:value-type="float">
            <text:p>0.2633503</text:p>
          </table:table-cell>
          <table:table-cell office:value-type="float" office:value="0.3556157" calcext:value-type="float">
            <text:p>0.3556157</text:p>
          </table:table-cell>
          <table:table-cell office:value-type="float" office:value="0.3440873" calcext:value-type="float">
            <text:p>0.3440873</text:p>
          </table:table-cell>
          <table:table-cell office:value-type="float" office:value="0.3579461" calcext:value-type="float">
            <text:p>0.3579461</text:p>
          </table:table-cell>
          <table:table-cell office:value-type="float" office:value="0.3766645" calcext:value-type="float">
            <text:p>0.3766645</text:p>
          </table:table-cell>
          <table:table-cell office:value-type="float" office:value="0.3917104" calcext:value-type="float">
            <text:p>0.39171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6612999" calcext:value-type="float">
            <text:p>0.0006612999</text:p>
          </table:table-cell>
          <table:table-cell office:value-type="float" office:value="1.980516E-015" calcext:value-type="float">
            <text:p>1.980516E-15</text:p>
          </table:table-cell>
          <table:table-cell office:value-type="float" office:value="1.939183E-015" calcext:value-type="float">
            <text:p>1.939183E-15</text:p>
          </table:table-cell>
          <table:table-cell office:value-type="float" office:value="1.951102E-015" calcext:value-type="float">
            <text:p>1.951102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44064" calcext:value-type="float">
            <text:p>-0.7344064</text:p>
          </table:table-cell>
          <table:table-cell office:value-type="float" office:value="-0.1954313" calcext:value-type="float">
            <text:p>-0.1954313</text:p>
          </table:table-cell>
          <table:table-cell office:value-type="float" office:value="-0.07608479" calcext:value-type="float">
            <text:p>-0.07608479</text:p>
          </table:table-cell>
          <table:table-cell office:value-type="float" office:value="-0.05679018" calcext:value-type="float">
            <text:p>-0.05679018</text:p>
          </table:table-cell>
          <table:table-cell office:value-type="float" office:value="-0.04926225" calcext:value-type="float">
            <text:p>-0.04926225</text:p>
          </table:table-cell>
          <table:table-cell office:value-type="float" office:value="-0.04142658" calcext:value-type="float">
            <text:p>-0.04142658</text:p>
          </table:table-cell>
          <table:table-cell office:value-type="float" office:value="-0.03668609" calcext:value-type="float">
            <text:p>-0.03668609</text:p>
          </table:table-cell>
          <table:table-cell office:value-type="float" office:value="-0.03413997" calcext:value-type="float">
            <text:p>-0.03413997</text:p>
          </table:table-cell>
          <table:table-cell office:value-type="float" office:value="-0.03475911" calcext:value-type="float">
            <text:p>-0.03475911</text:p>
          </table:table-cell>
          <table:table-cell office:value-type="float" office:value="-0.02477826" calcext:value-type="float">
            <text:p>-0.02477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04831" calcext:value-type="float">
            <text:p>-1.704831</text:p>
          </table:table-cell>
          <table:table-cell office:value-type="float" office:value="0.04065235" calcext:value-type="float">
            <text:p>0.0406523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1321" calcext:value-type="float">
            <text:p>-2.3913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6" calcext:value-type="float">
            <text:p>10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1.66324" calcext:value-type="float">
            <text:p>21.66324</text:p>
          </table:table-cell>
          <table:table-cell office:value-type="float" office:value="0" calcext:value-type="float">
            <text:p>0</text:p>
          </table:table-cell>
          <table:table-cell office:value-type="float" office:value="1049.703" calcext:value-type="float">
            <text:p>1049.703</text:p>
          </table:table-cell>
          <table:table-cell office:value-type="float" office:value="-3.729408" calcext:value-type="float">
            <text:p>-3.729408</text:p>
          </table:table-cell>
          <table:table-cell office:value-type="float" office:value="0" calcext:value-type="float">
            <text:p>0</text:p>
          </table:table-cell>
          <table:table-cell office:value-type="float" office:value="0.1953672" calcext:value-type="float">
            <text:p>0.1953672</text:p>
          </table:table-cell>
          <table:table-cell office:value-type="float" office:value="0.2375106" calcext:value-type="float">
            <text:p>0.2375106</text:p>
          </table:table-cell>
          <table:table-cell office:value-type="float" office:value="0.2707746" calcext:value-type="float">
            <text:p>0.2707746</text:p>
          </table:table-cell>
          <table:table-cell office:value-type="float" office:value="0.2810515" calcext:value-type="float">
            <text:p>0.2810515</text:p>
          </table:table-cell>
          <table:table-cell office:value-type="float" office:value="0.2868285" calcext:value-type="float">
            <text:p>0.2868285</text:p>
          </table:table-cell>
          <table:table-cell office:value-type="float" office:value="0.2607016" calcext:value-type="float">
            <text:p>0.2607016</text:p>
          </table:table-cell>
          <table:table-cell office:value-type="float" office:value="0.2628232" calcext:value-type="float">
            <text:p>0.2628232</text:p>
          </table:table-cell>
          <table:table-cell office:value-type="float" office:value="0.3552549" calcext:value-type="float">
            <text:p>0.3552549</text:p>
          </table:table-cell>
          <table:table-cell office:value-type="float" office:value="0.3444998" calcext:value-type="float">
            <text:p>0.3444998</text:p>
          </table:table-cell>
          <table:table-cell office:value-type="float" office:value="0.3580594" calcext:value-type="float">
            <text:p>0.3580594</text:p>
          </table:table-cell>
          <table:table-cell office:value-type="float" office:value="0.3767155" calcext:value-type="float">
            <text:p>0.3767155</text:p>
          </table:table-cell>
          <table:table-cell office:value-type="float" office:value="0.3916474" calcext:value-type="float">
            <text:p>0.3916474</text:p>
          </table:table-cell>
          <table:table-cell office:value-type="float" office:value="0.462374" calcext:value-type="float">
            <text:p>0.462374</text:p>
          </table:table-cell>
          <table:table-cell office:value-type="float" office:value="0" calcext:value-type="float">
            <text:p>0</text:p>
          </table:table-cell>
          <table:table-cell office:value-type="float" office:value="0.001883134" calcext:value-type="float">
            <text:p>0.001883134</text:p>
          </table:table-cell>
          <table:table-cell office:value-type="float" office:value="1.967787E-015" calcext:value-type="float">
            <text:p>1.967787E-15</text:p>
          </table:table-cell>
          <table:table-cell office:value-type="float" office:value="1.939173E-015" calcext:value-type="float">
            <text:p>1.939173E-15</text:p>
          </table:table-cell>
          <table:table-cell office:value-type="float" office:value="1.951099E-015" calcext:value-type="float">
            <text:p>1.951099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179513" calcext:value-type="float">
            <text:p>-0.9179513</text:p>
          </table:table-cell>
          <table:table-cell office:value-type="float" office:value="-0.2141441" calcext:value-type="float">
            <text:p>-0.2141441</text:p>
          </table:table-cell>
          <table:table-cell office:value-type="float" office:value="-0.0781052" calcext:value-type="float">
            <text:p>-0.0781052</text:p>
          </table:table-cell>
          <table:table-cell office:value-type="float" office:value="-0.05864675" calcext:value-type="float">
            <text:p>-0.05864675</text:p>
          </table:table-cell>
          <table:table-cell office:value-type="float" office:value="-0.05014738" calcext:value-type="float">
            <text:p>-0.05014738</text:p>
          </table:table-cell>
          <table:table-cell office:value-type="float" office:value="-0.04220844" calcext:value-type="float">
            <text:p>-0.04220844</text:p>
          </table:table-cell>
          <table:table-cell office:value-type="float" office:value="-0.03721321" calcext:value-type="float">
            <text:p>-0.03721321</text:p>
          </table:table-cell>
          <table:table-cell office:value-type="float" office:value="-0.03444584" calcext:value-type="float">
            <text:p>-0.03444584</text:p>
          </table:table-cell>
          <table:table-cell office:value-type="float" office:value="-0.03437157" calcext:value-type="float">
            <text:p>-0.03437157</text:p>
          </table:table-cell>
          <table:table-cell office:value-type="float" office:value="-0.0246444" calcext:value-type="float">
            <text:p>-0.0246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34343" calcext:value-type="float">
            <text:p>-2.934343</text:p>
          </table:table-cell>
          <table:table-cell office:value-type="float" office:value="0.04065218" calcext:value-type="float">
            <text:p>0.0406521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37" calcext:value-type="float">
            <text:p>-2.39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6" calcext:value-type="float">
            <text:p>11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2.03481" calcext:value-type="float">
            <text:p>22.03481</text:p>
          </table:table-cell>
          <table:table-cell office:value-type="float" office:value="0" calcext:value-type="float">
            <text:p>0</text:p>
          </table:table-cell>
          <table:table-cell office:value-type="float" office:value="1049.331" calcext:value-type="float">
            <text:p>1049.331</text:p>
          </table:table-cell>
          <table:table-cell office:value-type="float" office:value="-3.729408" calcext:value-type="float">
            <text:p>-3.729408</text:p>
          </table:table-cell>
          <table:table-cell office:value-type="float" office:value="0" calcext:value-type="float">
            <text:p>0</text:p>
          </table:table-cell>
          <table:table-cell office:value-type="float" office:value="0.1670823" calcext:value-type="float">
            <text:p>0.1670823</text:p>
          </table:table-cell>
          <table:table-cell office:value-type="float" office:value="0.2287352" calcext:value-type="float">
            <text:p>0.2287352</text:p>
          </table:table-cell>
          <table:table-cell office:value-type="float" office:value="0.2698445" calcext:value-type="float">
            <text:p>0.2698445</text:p>
          </table:table-cell>
          <table:table-cell office:value-type="float" office:value="0.2800789" calcext:value-type="float">
            <text:p>0.2800789</text:p>
          </table:table-cell>
          <table:table-cell office:value-type="float" office:value="0.2859614" calcext:value-type="float">
            <text:p>0.2859614</text:p>
          </table:table-cell>
          <table:table-cell office:value-type="float" office:value="0.2600533" calcext:value-type="float">
            <text:p>0.2600533</text:p>
          </table:table-cell>
          <table:table-cell office:value-type="float" office:value="0.2622994" calcext:value-type="float">
            <text:p>0.2622994</text:p>
          </table:table-cell>
          <table:table-cell office:value-type="float" office:value="0.3549285" calcext:value-type="float">
            <text:p>0.3549285</text:p>
          </table:table-cell>
          <table:table-cell office:value-type="float" office:value="0.3448637" calcext:value-type="float">
            <text:p>0.3448637</text:p>
          </table:table-cell>
          <table:table-cell office:value-type="float" office:value="0.3581739" calcext:value-type="float">
            <text:p>0.3581739</text:p>
          </table:table-cell>
          <table:table-cell office:value-type="float" office:value="0.3767643" calcext:value-type="float">
            <text:p>0.3767643</text:p>
          </table:table-cell>
          <table:table-cell office:value-type="float" office:value="0.391583" calcext:value-type="float">
            <text:p>0.391583</text:p>
          </table:table-cell>
          <table:table-cell office:value-type="float" office:value="0.4623656" calcext:value-type="float">
            <text:p>0.4623656</text:p>
          </table:table-cell>
          <table:table-cell office:value-type="float" office:value="0" calcext:value-type="float">
            <text:p>0</text:p>
          </table:table-cell>
          <table:table-cell office:value-type="float" office:value="0.0143273" calcext:value-type="float">
            <text:p>0.0143273</text:p>
          </table:table-cell>
          <table:table-cell office:value-type="float" office:value="0.005155536" calcext:value-type="float">
            <text:p>0.005155536</text:p>
          </table:table-cell>
          <table:table-cell office:value-type="float" office:value="1.939162E-015" calcext:value-type="float">
            <text:p>1.939162E-15</text:p>
          </table:table-cell>
          <table:table-cell office:value-type="float" office:value="1.951099E-015" calcext:value-type="float">
            <text:p>1.951099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70297" calcext:value-type="float">
            <text:p>-3.070297</text:p>
          </table:table-cell>
          <table:table-cell office:value-type="float" office:value="-0.2811655" calcext:value-type="float">
            <text:p>-0.2811655</text:p>
          </table:table-cell>
          <table:table-cell office:value-type="float" office:value="-0.08020055" calcext:value-type="float">
            <text:p>-0.08020055</text:p>
          </table:table-cell>
          <table:table-cell office:value-type="float" office:value="-0.06023372" calcext:value-type="float">
            <text:p>-0.06023372</text:p>
          </table:table-cell>
          <table:table-cell office:value-type="float" office:value="-0.05132922" calcext:value-type="float">
            <text:p>-0.05132922</text:p>
          </table:table-cell>
          <table:table-cell office:value-type="float" office:value="-0.04302064" calcext:value-type="float">
            <text:p>-0.04302064</text:p>
          </table:table-cell>
          <table:table-cell office:value-type="float" office:value="-0.03774612" calcext:value-type="float">
            <text:p>-0.03774612</text:p>
          </table:table-cell>
          <table:table-cell office:value-type="float" office:value="-0.03472458" calcext:value-type="float">
            <text:p>-0.03472458</text:p>
          </table:table-cell>
          <table:table-cell office:value-type="float" office:value="-0.03403371" calcext:value-type="float">
            <text:p>-0.03403371</text:p>
          </table:table-cell>
          <table:table-cell office:value-type="float" office:value="-0.02451001" calcext:value-type="float">
            <text:p>-0.0245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33421" calcext:value-type="float">
            <text:p>-10.33421</text:p>
          </table:table-cell>
          <table:table-cell office:value-type="float" office:value="0.04067813" calcext:value-type="float">
            <text:p>0.04067813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6167" calcext:value-type="float">
            <text:p>-2.3961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6" calcext:value-type="float">
            <text:p>12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2.32881" calcext:value-type="float">
            <text:p>22.32881</text:p>
          </table:table-cell>
          <table:table-cell office:value-type="float" office:value="0" calcext:value-type="float">
            <text:p>0</text:p>
          </table:table-cell>
          <table:table-cell office:value-type="float" office:value="1049.037" calcext:value-type="float">
            <text:p>1049.037</text:p>
          </table:table-cell>
          <table:table-cell office:value-type="float" office:value="-3.729408" calcext:value-type="float">
            <text:p>-3.729408</text:p>
          </table:table-cell>
          <table:table-cell office:value-type="float" office:value="0" calcext:value-type="float">
            <text:p>0</text:p>
          </table:table-cell>
          <table:table-cell office:value-type="float" office:value="0.1588182" calcext:value-type="float">
            <text:p>0.1588182</text:p>
          </table:table-cell>
          <table:table-cell office:value-type="float" office:value="0.2032991" calcext:value-type="float">
            <text:p>0.2032991</text:p>
          </table:table-cell>
          <table:table-cell office:value-type="float" office:value="0.2689765" calcext:value-type="float">
            <text:p>0.2689765</text:p>
          </table:table-cell>
          <table:table-cell office:value-type="float" office:value="0.2798972" calcext:value-type="float">
            <text:p>0.2798972</text:p>
          </table:table-cell>
          <table:table-cell office:value-type="float" office:value="0.2853452" calcext:value-type="float">
            <text:p>0.2853452</text:p>
          </table:table-cell>
          <table:table-cell office:value-type="float" office:value="0.2594118" calcext:value-type="float">
            <text:p>0.2594118</text:p>
          </table:table-cell>
          <table:table-cell office:value-type="float" office:value="0.2617996" calcext:value-type="float">
            <text:p>0.2617996</text:p>
          </table:table-cell>
          <table:table-cell office:value-type="float" office:value="0.3546145" calcext:value-type="float">
            <text:p>0.3546145</text:p>
          </table:table-cell>
          <table:table-cell office:value-type="float" office:value="0.3451903" calcext:value-type="float">
            <text:p>0.3451903</text:p>
          </table:table-cell>
          <table:table-cell office:value-type="float" office:value="0.3582884" calcext:value-type="float">
            <text:p>0.3582884</text:p>
          </table:table-cell>
          <table:table-cell office:value-type="float" office:value="0.3768113" calcext:value-type="float">
            <text:p>0.3768113</text:p>
          </table:table-cell>
          <table:table-cell office:value-type="float" office:value="0.3915142" calcext:value-type="float">
            <text:p>0.3915142</text:p>
          </table:table-cell>
          <table:table-cell office:value-type="float" office:value="0.4623318" calcext:value-type="float">
            <text:p>0.4623318</text:p>
          </table:table-cell>
          <table:table-cell office:value-type="float" office:value="0" calcext:value-type="float">
            <text:p>0</text:p>
          </table:table-cell>
          <table:table-cell office:value-type="float" office:value="0.01129776" calcext:value-type="float">
            <text:p>0.01129776</text:p>
          </table:table-cell>
          <table:table-cell office:value-type="float" office:value="0.02926207" calcext:value-type="float">
            <text:p>0.02926207</text:p>
          </table:table-cell>
          <table:table-cell office:value-type="float" office:value="0.0008394871" calcext:value-type="float">
            <text:p>0.0008394871</text:p>
          </table:table-cell>
          <table:table-cell office:value-type="float" office:value="1.951099E-015" calcext:value-type="float">
            <text:p>1.951099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37964" calcext:value-type="float">
            <text:p>-4.637964</text:p>
          </table:table-cell>
          <table:table-cell office:value-type="float" office:value="-0.6915759" calcext:value-type="float">
            <text:p>-0.6915759</text:p>
          </table:table-cell>
          <table:table-cell office:value-type="float" office:value="-0.08200484" calcext:value-type="float">
            <text:p>-0.08200484</text:p>
          </table:table-cell>
          <table:table-cell office:value-type="float" office:value="-0.06054374" calcext:value-type="float">
            <text:p>-0.06054374</text:p>
          </table:table-cell>
          <table:table-cell office:value-type="float" office:value="-0.0521945" calcext:value-type="float">
            <text:p>-0.0521945</text:p>
          </table:table-cell>
          <table:table-cell office:value-type="float" office:value="-0.04384274" calcext:value-type="float">
            <text:p>-0.04384274</text:p>
          </table:table-cell>
          <table:table-cell office:value-type="float" office:value="-0.03826264" calcext:value-type="float">
            <text:p>-0.03826264</text:p>
          </table:table-cell>
          <table:table-cell office:value-type="float" office:value="-0.03499525" calcext:value-type="float">
            <text:p>-0.03499525</text:p>
          </table:table-cell>
          <table:table-cell office:value-type="float" office:value="-0.03373358" calcext:value-type="float">
            <text:p>-0.03373358</text:p>
          </table:table-cell>
          <table:table-cell office:value-type="float" office:value="-0.02437656" calcext:value-type="float">
            <text:p>-0.02437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20853" calcext:value-type="float">
            <text:p>-14.20853</text:p>
          </table:table-cell>
          <table:table-cell office:value-type="float" office:value="0.04075586" calcext:value-type="float">
            <text:p>0.04075586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8807" calcext:value-type="float">
            <text:p>-2.3988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6" calcext:value-type="float">
            <text:p>13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3.80125" calcext:value-type="float">
            <text:p>23.80125</text:p>
          </table:table-cell>
          <table:table-cell office:value-type="float" office:value="0" calcext:value-type="float">
            <text:p>0</text:p>
          </table:table-cell>
          <table:table-cell office:value-type="float" office:value="1047.937" calcext:value-type="float">
            <text:p>1047.937</text:p>
          </table:table-cell>
          <table:table-cell office:value-type="float" office:value="-4.102021" calcext:value-type="float">
            <text:p>-4.102021</text:p>
          </table:table-cell>
          <table:table-cell office:value-type="float" office:value="0" calcext:value-type="float">
            <text:p>0</text:p>
          </table:table-cell>
          <table:table-cell office:value-type="float" office:value="0.1793886" calcext:value-type="float">
            <text:p>0.1793886</text:p>
          </table:table-cell>
          <table:table-cell office:value-type="float" office:value="0.2270128" calcext:value-type="float">
            <text:p>0.2270128</text:p>
          </table:table-cell>
          <table:table-cell office:value-type="float" office:value="0.2703382" calcext:value-type="float">
            <text:p>0.2703382</text:p>
          </table:table-cell>
          <table:table-cell office:value-type="float" office:value="0.2789658" calcext:value-type="float">
            <text:p>0.2789658</text:p>
          </table:table-cell>
          <table:table-cell office:value-type="float" office:value="0.2845971" calcext:value-type="float">
            <text:p>0.2845971</text:p>
          </table:table-cell>
          <table:table-cell office:value-type="float" office:value="0.2588045" calcext:value-type="float">
            <text:p>0.2588045</text:p>
          </table:table-cell>
          <table:table-cell office:value-type="float" office:value="0.2613225" calcext:value-type="float">
            <text:p>0.2613225</text:p>
          </table:table-cell>
          <table:table-cell office:value-type="float" office:value="0.3543108" calcext:value-type="float">
            <text:p>0.3543108</text:p>
          </table:table-cell>
          <table:table-cell office:value-type="float" office:value="0.3454831" calcext:value-type="float">
            <text:p>0.3454831</text:p>
          </table:table-cell>
          <table:table-cell office:value-type="float" office:value="0.3584028" calcext:value-type="float">
            <text:p>0.3584028</text:p>
          </table:table-cell>
          <table:table-cell office:value-type="float" office:value="0.3768573" calcext:value-type="float">
            <text:p>0.3768573</text:p>
          </table:table-cell>
          <table:table-cell office:value-type="float" office:value="0.3914857" calcext:value-type="float">
            <text:p>0.3914857</text:p>
          </table:table-cell>
          <table:table-cell office:value-type="float" office:value="0.4619171" calcext:value-type="float">
            <text:p>0.461917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203925" calcext:value-type="float">
            <text:p>1.203925E-10</text:p>
          </table:table-cell>
          <table:table-cell office:value-type="float" office:value="0.000340713" calcext:value-type="float">
            <text:p>0.000340713</text:p>
          </table:table-cell>
          <table:table-cell office:value-type="float" office:value="1.971473E-015" calcext:value-type="float">
            <text:p>1.971473E-15</text:p>
          </table:table-cell>
          <table:table-cell office:value-type="float" office:value="1.951098E-015" calcext:value-type="float">
            <text:p>1.951098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47623" calcext:value-type="float">
            <text:p>-1.847623</text:p>
          </table:table-cell>
          <table:table-cell office:value-type="float" office:value="-0.3019824" calcext:value-type="float">
            <text:p>-0.3019824</text:p>
          </table:table-cell>
          <table:table-cell office:value-type="float" office:value="-0.07909363" calcext:value-type="float">
            <text:p>-0.07909363</text:p>
          </table:table-cell>
          <table:table-cell office:value-type="float" office:value="-0.06212011" calcext:value-type="float">
            <text:p>-0.06212011</text:p>
          </table:table-cell>
          <table:table-cell office:value-type="float" office:value="-0.05325738" calcext:value-type="float">
            <text:p>-0.05325738</text:p>
          </table:table-cell>
          <table:table-cell office:value-type="float" office:value="-0.04463682" calcext:value-type="float">
            <text:p>-0.04463682</text:p>
          </table:table-cell>
          <table:table-cell office:value-type="float" office:value="-0.03876317" calcext:value-type="float">
            <text:p>-0.03876317</text:p>
          </table:table-cell>
          <table:table-cell office:value-type="float" office:value="-0.03525908" calcext:value-type="float">
            <text:p>-0.03525908</text:p>
          </table:table-cell>
          <table:table-cell office:value-type="float" office:value="-0.03346702" calcext:value-type="float">
            <text:p>-0.03346702</text:p>
          </table:table-cell>
          <table:table-cell office:value-type="float" office:value="-0.02424373" calcext:value-type="float">
            <text:p>-0.02424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43273" calcext:value-type="float">
            <text:p>-3.643273</text:p>
          </table:table-cell>
          <table:table-cell office:value-type="float" office:value="0.04064689" calcext:value-type="float">
            <text:p>0.0406468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9101" calcext:value-type="float">
            <text:p>-2.3891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6" calcext:value-type="float">
            <text:p>14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4.88084" calcext:value-type="float">
            <text:p>24.88084</text:p>
          </table:table-cell>
          <table:table-cell office:value-type="float" office:value="0" calcext:value-type="float">
            <text:p>0</text:p>
          </table:table-cell>
          <table:table-cell office:value-type="float" office:value="1046.857" calcext:value-type="float">
            <text:p>1046.857</text:p>
          </table:table-cell>
          <table:table-cell office:value-type="float" office:value="-4.102021" calcext:value-type="float">
            <text:p>-4.102021</text:p>
          </table:table-cell>
          <table:table-cell office:value-type="float" office:value="0" calcext:value-type="float">
            <text:p>0</text:p>
          </table:table-cell>
          <table:table-cell office:value-type="float" office:value="0.1587201" calcext:value-type="float">
            <text:p>0.1587201</text:p>
          </table:table-cell>
          <table:table-cell office:value-type="float" office:value="0.2230509" calcext:value-type="float">
            <text:p>0.2230509</text:p>
          </table:table-cell>
          <table:table-cell office:value-type="float" office:value="0.2696967" calcext:value-type="float">
            <text:p>0.2696967</text:p>
          </table:table-cell>
          <table:table-cell office:value-type="float" office:value="0.2786417" calcext:value-type="float">
            <text:p>0.2786417</text:p>
          </table:table-cell>
          <table:table-cell office:value-type="float" office:value="0.2840309" calcext:value-type="float">
            <text:p>0.2840309</text:p>
          </table:table-cell>
          <table:table-cell office:value-type="float" office:value="0.258215" calcext:value-type="float">
            <text:p>0.258215</text:p>
          </table:table-cell>
          <table:table-cell office:value-type="float" office:value="0.2608635" calcext:value-type="float">
            <text:p>0.2608635</text:p>
          </table:table-cell>
          <table:table-cell office:value-type="float" office:value="0.3540157" calcext:value-type="float">
            <text:p>0.3540157</text:p>
          </table:table-cell>
          <table:table-cell office:value-type="float" office:value="0.3457453" calcext:value-type="float">
            <text:p>0.3457453</text:p>
          </table:table-cell>
          <table:table-cell office:value-type="float" office:value="0.3585168" calcext:value-type="float">
            <text:p>0.3585168</text:p>
          </table:table-cell>
          <table:table-cell office:value-type="float" office:value="0.3769057" calcext:value-type="float">
            <text:p>0.3769057</text:p>
          </table:table-cell>
          <table:table-cell office:value-type="float" office:value="0.3914794" calcext:value-type="float">
            <text:p>0.3914794</text:p>
          </table:table-cell>
          <table:table-cell office:value-type="float" office:value="0.462089" calcext:value-type="float">
            <text:p>0.462089</text:p>
          </table:table-cell>
          <table:table-cell office:value-type="float" office:value="0" calcext:value-type="float">
            <text:p>0</text:p>
          </table:table-cell>
          <table:table-cell office:value-type="float" office:value="1.939091E-015" calcext:value-type="float">
            <text:p>1.939091E-15</text:p>
          </table:table-cell>
          <table:table-cell office:value-type="float" office:value="1.955008E-015" calcext:value-type="float">
            <text:p>1.955008E-15</text:p>
          </table:table-cell>
          <table:table-cell office:value-type="float" office:value="1.971466E-015" calcext:value-type="float">
            <text:p>1.971466E-15</text:p>
          </table:table-cell>
          <table:table-cell office:value-type="float" office:value="1.951094E-015" calcext:value-type="float">
            <text:p>1.951094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57097" calcext:value-type="float">
            <text:p>-4.757097</text:p>
          </table:table-cell>
          <table:table-cell office:value-type="float" office:value="-0.3470765" calcext:value-type="float">
            <text:p>-0.3470765</text:p>
          </table:table-cell>
          <table:table-cell office:value-type="float" office:value="-0.0805214" calcext:value-type="float">
            <text:p>-0.0805214</text:p>
          </table:table-cell>
          <table:table-cell office:value-type="float" office:value="-0.06268869" calcext:value-type="float">
            <text:p>-0.06268869</text:p>
          </table:table-cell>
          <table:table-cell office:value-type="float" office:value="-0.05408296" calcext:value-type="float">
            <text:p>-0.05408296</text:p>
          </table:table-cell>
          <table:table-cell office:value-type="float" office:value="-0.04542371" calcext:value-type="float">
            <text:p>-0.04542371</text:p>
          </table:table-cell>
          <table:table-cell office:value-type="float" office:value="-0.03925186" calcext:value-type="float">
            <text:p>-0.03925186</text:p>
          </table:table-cell>
          <table:table-cell office:value-type="float" office:value="-0.03551777" calcext:value-type="float">
            <text:p>-0.03551777</text:p>
          </table:table-cell>
          <table:table-cell office:value-type="float" office:value="-0.03323023" calcext:value-type="float">
            <text:p>-0.03323023</text:p>
          </table:table-cell>
          <table:table-cell office:value-type="float" office:value="-0.02411207" calcext:value-type="float">
            <text:p>-0.02411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26408" calcext:value-type="float">
            <text:p>-10.26408</text:p>
          </table:table-cell>
          <table:table-cell office:value-type="float" office:value="0.0406438" calcext:value-type="float">
            <text:p>0.040643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3253" calcext:value-type="float">
            <text:p>-2.3932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6" calcext:value-type="float">
            <text:p>15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5.34128" calcext:value-type="float">
            <text:p>25.34128</text:p>
          </table:table-cell>
          <table:table-cell office:value-type="float" office:value="0" calcext:value-type="float">
            <text:p>0</text:p>
          </table:table-cell>
          <table:table-cell office:value-type="float" office:value="1046.396" calcext:value-type="float">
            <text:p>1046.396</text:p>
          </table:table-cell>
          <table:table-cell office:value-type="float" office:value="-4.102021" calcext:value-type="float">
            <text:p>-4.102021</text:p>
          </table:table-cell>
          <table:table-cell office:value-type="float" office:value="0" calcext:value-type="float">
            <text:p>0</text:p>
          </table:table-cell>
          <table:table-cell office:value-type="float" office:value="0.1521013" calcext:value-type="float">
            <text:p>0.1521013</text:p>
          </table:table-cell>
          <table:table-cell office:value-type="float" office:value="0.2182986" calcext:value-type="float">
            <text:p>0.2182986</text:p>
          </table:table-cell>
          <table:table-cell office:value-type="float" office:value="0.2689215" calcext:value-type="float">
            <text:p>0.2689215</text:p>
          </table:table-cell>
          <table:table-cell office:value-type="float" office:value="0.27858" calcext:value-type="float">
            <text:p>0.27858</text:p>
          </table:table-cell>
          <table:table-cell office:value-type="float" office:value="0.2835177" calcext:value-type="float">
            <text:p>0.2835177</text:p>
          </table:table-cell>
          <table:table-cell office:value-type="float" office:value="0.2577089" calcext:value-type="float">
            <text:p>0.2577089</text:p>
          </table:table-cell>
          <table:table-cell office:value-type="float" office:value="0.260477" calcext:value-type="float">
            <text:p>0.260477</text:p>
          </table:table-cell>
          <table:table-cell office:value-type="float" office:value="0.3537284" calcext:value-type="float">
            <text:p>0.3537284</text:p>
          </table:table-cell>
          <table:table-cell office:value-type="float" office:value="0.3459795" calcext:value-type="float">
            <text:p>0.3459795</text:p>
          </table:table-cell>
          <table:table-cell office:value-type="float" office:value="0.3586275" calcext:value-type="float">
            <text:p>0.3586275</text:p>
          </table:table-cell>
          <table:table-cell office:value-type="float" office:value="0.3769543" calcext:value-type="float">
            <text:p>0.3769543</text:p>
          </table:table-cell>
          <table:table-cell office:value-type="float" office:value="0.3914527" calcext:value-type="float">
            <text:p>0.3914527</text:p>
          </table:table-cell>
          <table:table-cell office:value-type="float" office:value="0.4622192" calcext:value-type="float">
            <text:p>0.4622192</text:p>
          </table:table-cell>
          <table:table-cell office:value-type="float" office:value="0" calcext:value-type="float">
            <text:p>0</text:p>
          </table:table-cell>
          <table:table-cell office:value-type="float" office:value="1.939165E-015" calcext:value-type="float">
            <text:p>1.939165E-15</text:p>
          </table:table-cell>
          <table:table-cell office:value-type="float" office:value="1.955008E-015" calcext:value-type="float">
            <text:p>1.955008E-15</text:p>
          </table:table-cell>
          <table:table-cell office:value-type="float" office:value="1.971462E-015" calcext:value-type="float">
            <text:p>1.971462E-15</text:p>
          </table:table-cell>
          <table:table-cell office:value-type="float" office:value="1.951087E-015" calcext:value-type="float">
            <text:p>1.951087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78792" calcext:value-type="float">
            <text:p>-6.678792</text:p>
          </table:table-cell>
          <table:table-cell office:value-type="float" office:value="-0.4096178" calcext:value-type="float">
            <text:p>-0.4096178</text:p>
          </table:table-cell>
          <table:table-cell office:value-type="float" office:value="-0.08234876" calcext:value-type="float">
            <text:p>-0.08234876</text:p>
          </table:table-cell>
          <table:table-cell office:value-type="float" office:value="-0.06278593" calcext:value-type="float">
            <text:p>-0.06278593</text:p>
          </table:table-cell>
          <table:table-cell office:value-type="float" office:value="-0.05483144" calcext:value-type="float">
            <text:p>-0.05483144</text:p>
          </table:table-cell>
          <table:table-cell office:value-type="float" office:value="-0.04611366" calcext:value-type="float">
            <text:p>-0.04611366</text:p>
          </table:table-cell>
          <table:table-cell office:value-type="float" office:value="-0.03967188" calcext:value-type="float">
            <text:p>-0.03967188</text:p>
          </table:table-cell>
          <table:table-cell office:value-type="float" office:value="-0.03577159" calcext:value-type="float">
            <text:p>-0.03577159</text:p>
          </table:table-cell>
          <table:table-cell office:value-type="float" office:value="-0.03302034" calcext:value-type="float">
            <text:p>-0.03302034</text:p>
          </table:table-cell>
          <table:table-cell office:value-type="float" office:value="-0.02398494" calcext:value-type="float">
            <text:p>-0.02398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36881" calcext:value-type="float">
            <text:p>-10.36881</text:p>
          </table:table-cell>
          <table:table-cell office:value-type="float" office:value="0.04064306" calcext:value-type="float">
            <text:p>0.04064306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6852" calcext:value-type="float">
            <text:p>-2.3968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6" calcext:value-type="float">
            <text:p>16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5.74883" calcext:value-type="float">
            <text:p>25.74883</text:p>
          </table:table-cell>
          <table:table-cell office:value-type="float" office:value="0" calcext:value-type="float">
            <text:p>0</text:p>
          </table:table-cell>
          <table:table-cell office:value-type="float" office:value="1045.989" calcext:value-type="float">
            <text:p>1045.989</text:p>
          </table:table-cell>
          <table:table-cell office:value-type="float" office:value="-4.102021" calcext:value-type="float">
            <text:p>-4.102021</text:p>
          </table:table-cell>
          <table:table-cell office:value-type="float" office:value="0" calcext:value-type="float">
            <text:p>0</text:p>
          </table:table-cell>
          <table:table-cell office:value-type="float" office:value="0.1473627" calcext:value-type="float">
            <text:p>0.1473627</text:p>
          </table:table-cell>
          <table:table-cell office:value-type="float" office:value="0.2071884" calcext:value-type="float">
            <text:p>0.2071884</text:p>
          </table:table-cell>
          <table:table-cell office:value-type="float" office:value="0.2684751" calcext:value-type="float">
            <text:p>0.2684751</text:p>
          </table:table-cell>
          <table:table-cell office:value-type="float" office:value="0.2781356" calcext:value-type="float">
            <text:p>0.2781356</text:p>
          </table:table-cell>
          <table:table-cell office:value-type="float" office:value="0.2827688" calcext:value-type="float">
            <text:p>0.2827688</text:p>
          </table:table-cell>
          <table:table-cell office:value-type="float" office:value="0.2572821" calcext:value-type="float">
            <text:p>0.2572821</text:p>
          </table:table-cell>
          <table:table-cell office:value-type="float" office:value="0.260271" calcext:value-type="float">
            <text:p>0.260271</text:p>
          </table:table-cell>
          <table:table-cell office:value-type="float" office:value="0.3534705" calcext:value-type="float">
            <text:p>0.3534705</text:p>
          </table:table-cell>
          <table:table-cell office:value-type="float" office:value="0.3461834" calcext:value-type="float">
            <text:p>0.3461834</text:p>
          </table:table-cell>
          <table:table-cell office:value-type="float" office:value="0.3587384" calcext:value-type="float">
            <text:p>0.3587384</text:p>
          </table:table-cell>
          <table:table-cell office:value-type="float" office:value="0.3770028" calcext:value-type="float">
            <text:p>0.3770028</text:p>
          </table:table-cell>
          <table:table-cell office:value-type="float" office:value="0.3914132" calcext:value-type="float">
            <text:p>0.3914132</text:p>
          </table:table-cell>
          <table:table-cell office:value-type="float" office:value="0.4622318" calcext:value-type="float">
            <text:p>0.4622318</text:p>
          </table:table-cell>
          <table:table-cell office:value-type="float" office:value="0" calcext:value-type="float">
            <text:p>0</text:p>
          </table:table-cell>
          <table:table-cell office:value-type="float" office:value="0.000000002681193" calcext:value-type="float">
            <text:p>2.681193E-09</text:p>
          </table:table-cell>
          <table:table-cell office:value-type="float" office:value="0.008401509" calcext:value-type="float">
            <text:p>0.008401509</text:p>
          </table:table-cell>
          <table:table-cell office:value-type="float" office:value="1.971452E-015" calcext:value-type="float">
            <text:p>1.971452E-15</text:p>
          </table:table-cell>
          <table:table-cell office:value-type="float" office:value="1.951084E-015" calcext:value-type="float">
            <text:p>1.951084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424006" calcext:value-type="float">
            <text:p>-8.424006</text:p>
          </table:table-cell>
          <table:table-cell office:value-type="float" office:value="-0.5997321" calcext:value-type="float">
            <text:p>-0.5997321</text:p>
          </table:table-cell>
          <table:table-cell office:value-type="float" office:value="-0.08342826" calcext:value-type="float">
            <text:p>-0.08342826</text:p>
          </table:table-cell>
          <table:table-cell office:value-type="float" office:value="-0.06355844" calcext:value-type="float">
            <text:p>-0.06355844</text:p>
          </table:table-cell>
          <table:table-cell office:value-type="float" office:value="-0.05596738" calcext:value-type="float">
            <text:p>-0.05596738</text:p>
          </table:table-cell>
          <table:table-cell office:value-type="float" office:value="-0.0467023" calcext:value-type="float">
            <text:p>-0.0467023</text:p>
          </table:table-cell>
          <table:table-cell office:value-type="float" office:value="-0.03989521" calcext:value-type="float">
            <text:p>-0.03989521</text:p>
          </table:table-cell>
          <table:table-cell office:value-type="float" office:value="-0.03600133" calcext:value-type="float">
            <text:p>-0.03600133</text:p>
          </table:table-cell>
          <table:table-cell office:value-type="float" office:value="-0.03271359" calcext:value-type="float">
            <text:p>-0.03271359</text:p>
          </table:table-cell>
          <table:table-cell office:value-type="float" office:value="-0.02385848" calcext:value-type="float">
            <text:p>-0.02385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16076" calcext:value-type="float">
            <text:p>-18.16076</text:p>
          </table:table-cell>
          <table:table-cell office:value-type="float" office:value="0.04066967" calcext:value-type="float">
            <text:p>0.0406696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9517" calcext:value-type="float">
            <text:p>-2.3995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6" calcext:value-type="float">
            <text:p>17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6.13718" calcext:value-type="float">
            <text:p>26.13718</text:p>
          </table:table-cell>
          <table:table-cell office:value-type="float" office:value="0" calcext:value-type="float">
            <text:p>0</text:p>
          </table:table-cell>
          <table:table-cell office:value-type="float" office:value="1046.415" calcext:value-type="float">
            <text:p>1046.415</text:p>
          </table:table-cell>
          <table:table-cell office:value-type="float" office:value="-4.916049" calcext:value-type="float">
            <text:p>-4.916049</text:p>
          </table:table-cell>
          <table:table-cell office:value-type="float" office:value="0" calcext:value-type="float">
            <text:p>0</text:p>
          </table:table-cell>
          <table:table-cell office:value-type="float" office:value="0.1409573" calcext:value-type="float">
            <text:p>0.1409573</text:p>
          </table:table-cell>
          <table:table-cell office:value-type="float" office:value="0.1810943" calcext:value-type="float">
            <text:p>0.1810943</text:p>
          </table:table-cell>
          <table:table-cell office:value-type="float" office:value="0.2583191" calcext:value-type="float">
            <text:p>0.2583191</text:p>
          </table:table-cell>
          <table:table-cell office:value-type="float" office:value="0.276619" calcext:value-type="float">
            <text:p>0.276619</text:p>
          </table:table-cell>
          <table:table-cell office:value-type="float" office:value="0.2820315" calcext:value-type="float">
            <text:p>0.2820315</text:p>
          </table:table-cell>
          <table:table-cell office:value-type="float" office:value="0.2568943" calcext:value-type="float">
            <text:p>0.2568943</text:p>
          </table:table-cell>
          <table:table-cell office:value-type="float" office:value="0.2600075" calcext:value-type="float">
            <text:p>0.2600075</text:p>
          </table:table-cell>
          <table:table-cell office:value-type="float" office:value="0.3532542" calcext:value-type="float">
            <text:p>0.3532542</text:p>
          </table:table-cell>
          <table:table-cell office:value-type="float" office:value="0.3463549" calcext:value-type="float">
            <text:p>0.3463549</text:p>
          </table:table-cell>
          <table:table-cell office:value-type="float" office:value="0.3588493" calcext:value-type="float">
            <text:p>0.3588493</text:p>
          </table:table-cell>
          <table:table-cell office:value-type="float" office:value="0.3770641" calcext:value-type="float">
            <text:p>0.3770641</text:p>
          </table:table-cell>
          <table:table-cell office:value-type="float" office:value="0.3917287" calcext:value-type="float">
            <text:p>0.3917287</text:p>
          </table:table-cell>
          <table:table-cell office:value-type="float" office:value="0.4572671" calcext:value-type="float">
            <text:p>0.4572671</text:p>
          </table:table-cell>
          <table:table-cell office:value-type="float" office:value="0" calcext:value-type="float">
            <text:p>0</text:p>
          </table:table-cell>
          <table:table-cell office:value-type="float" office:value="0.000000009882317" calcext:value-type="float">
            <text:p>9.882317E-09</text:p>
          </table:table-cell>
          <table:table-cell office:value-type="float" office:value="0.03393735" calcext:value-type="float">
            <text:p>0.03393735</text:p>
          </table:table-cell>
          <table:table-cell office:value-type="float" office:value="0.01255849" calcext:value-type="float">
            <text:p>0.01255849</text:p>
          </table:table-cell>
          <table:table-cell office:value-type="float" office:value="1.951085E-015" calcext:value-type="float">
            <text:p>1.951085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86431" calcext:value-type="float">
            <text:p>-11.86431</text:p>
          </table:table-cell>
          <table:table-cell office:value-type="float" office:value="-1.696398" calcext:value-type="float">
            <text:p>-1.696398</text:p>
          </table:table-cell>
          <table:table-cell office:value-type="float" office:value="-0.1112391" calcext:value-type="float">
            <text:p>-0.1112391</text:p>
          </table:table-cell>
          <table:table-cell office:value-type="float" office:value="-0.06624793" calcext:value-type="float">
            <text:p>-0.06624793</text:p>
          </table:table-cell>
          <table:table-cell office:value-type="float" office:value="-0.05709588" calcext:value-type="float">
            <text:p>-0.05709588</text:p>
          </table:table-cell>
          <table:table-cell office:value-type="float" office:value="-0.04724484" calcext:value-type="float">
            <text:p>-0.04724484</text:p>
          </table:table-cell>
          <table:table-cell office:value-type="float" office:value="-0.04018342" calcext:value-type="float">
            <text:p>-0.04018342</text:p>
          </table:table-cell>
          <table:table-cell office:value-type="float" office:value="-0.03619567" calcext:value-type="float">
            <text:p>-0.03619567</text:p>
          </table:table-cell>
          <table:table-cell office:value-type="float" office:value="-0.03244493" calcext:value-type="float">
            <text:p>-0.03244493</text:p>
          </table:table-cell>
          <table:table-cell office:value-type="float" office:value="-0.02373264" calcext:value-type="float">
            <text:p>-0.02373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77323" calcext:value-type="float">
            <text:p>-23.77323</text:p>
          </table:table-cell>
          <table:table-cell office:value-type="float" office:value="0.0408015" calcext:value-type="float">
            <text:p>0.040801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45335" calcext:value-type="float">
            <text:p>-2.3453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6" calcext:value-type="float">
            <text:p>18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6.54696" calcext:value-type="float">
            <text:p>26.54696</text:p>
          </table:table-cell>
          <table:table-cell office:value-type="float" office:value="0" calcext:value-type="float">
            <text:p>0</text:p>
          </table:table-cell>
          <table:table-cell office:value-type="float" office:value="1046.816" calcext:value-type="float">
            <text:p>1046.816</text:p>
          </table:table-cell>
          <table:table-cell office:value-type="float" office:value="-5.726301" calcext:value-type="float">
            <text:p>-5.726301</text:p>
          </table:table-cell>
          <table:table-cell office:value-type="float" office:value="0" calcext:value-type="float">
            <text:p>0</text:p>
          </table:table-cell>
          <table:table-cell office:value-type="float" office:value="0.1338195" calcext:value-type="float">
            <text:p>0.1338195</text:p>
          </table:table-cell>
          <table:table-cell office:value-type="float" office:value="0.1800722" calcext:value-type="float">
            <text:p>0.1800722</text:p>
          </table:table-cell>
          <table:table-cell office:value-type="float" office:value="0.2324412" calcext:value-type="float">
            <text:p>0.2324412</text:p>
          </table:table-cell>
          <table:table-cell office:value-type="float" office:value="0.2748073" calcext:value-type="float">
            <text:p>0.2748073</text:p>
          </table:table-cell>
          <table:table-cell office:value-type="float" office:value="0.2814295" calcext:value-type="float">
            <text:p>0.2814295</text:p>
          </table:table-cell>
          <table:table-cell office:value-type="float" office:value="0.2564699" calcext:value-type="float">
            <text:p>0.2564699</text:p>
          </table:table-cell>
          <table:table-cell office:value-type="float" office:value="0.2597142" calcext:value-type="float">
            <text:p>0.2597142</text:p>
          </table:table-cell>
          <table:table-cell office:value-type="float" office:value="0.3530817" calcext:value-type="float">
            <text:p>0.3530817</text:p>
          </table:table-cell>
          <table:table-cell office:value-type="float" office:value="0.3465005" calcext:value-type="float">
            <text:p>0.3465005</text:p>
          </table:table-cell>
          <table:table-cell office:value-type="float" office:value="0.3589602" calcext:value-type="float">
            <text:p>0.3589602</text:p>
          </table:table-cell>
          <table:table-cell office:value-type="float" office:value="0.3771424" calcext:value-type="float">
            <text:p>0.3771424</text:p>
          </table:table-cell>
          <table:table-cell office:value-type="float" office:value="0.3919182" calcext:value-type="float">
            <text:p>0.3919182</text:p>
          </table:table-cell>
          <table:table-cell office:value-type="float" office:value="0.4606516" calcext:value-type="float">
            <text:p>0.4606516</text:p>
          </table:table-cell>
          <table:table-cell office:value-type="float" office:value="0" calcext:value-type="float">
            <text:p>0</text:p>
          </table:table-cell>
          <table:table-cell office:value-type="float" office:value="0.00000001112395" calcext:value-type="float">
            <text:p>1.112395E-08</text:p>
          </table:table-cell>
          <table:table-cell office:value-type="float" office:value="0.0332481" calcext:value-type="float">
            <text:p>0.0332481</text:p>
          </table:table-cell>
          <table:table-cell office:value-type="float" office:value="0.04291315" calcext:value-type="float">
            <text:p>0.04291315</text:p>
          </table:table-cell>
          <table:table-cell office:value-type="float" office:value="1.951085E-015" calcext:value-type="float">
            <text:p>1.951085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74563" calcext:value-type="float">
            <text:p>-17.74563</text:p>
          </table:table-cell>
          <table:table-cell office:value-type="float" office:value="-1.772239" calcext:value-type="float">
            <text:p>-1.772239</text:p>
          </table:table-cell>
          <table:table-cell office:value-type="float" office:value="-0.2502988" calcext:value-type="float">
            <text:p>-0.2502988</text:p>
          </table:table-cell>
          <table:table-cell office:value-type="float" office:value="-0.06972592" calcext:value-type="float">
            <text:p>-0.06972592</text:p>
          </table:table-cell>
          <table:table-cell office:value-type="float" office:value="-0.05804596" calcext:value-type="float">
            <text:p>-0.05804596</text:p>
          </table:table-cell>
          <table:table-cell office:value-type="float" office:value="-0.04784665" calcext:value-type="float">
            <text:p>-0.04784665</text:p>
          </table:table-cell>
          <table:table-cell office:value-type="float" office:value="-0.04050791" calcext:value-type="float">
            <text:p>-0.04050791</text:p>
          </table:table-cell>
          <table:table-cell office:value-type="float" office:value="-0.03635111" calcext:value-type="float">
            <text:p>-0.03635111</text:p>
          </table:table-cell>
          <table:table-cell office:value-type="float" office:value="-0.03221859" calcext:value-type="float">
            <text:p>-0.03221859</text:p>
          </table:table-cell>
          <table:table-cell office:value-type="float" office:value="-0.02360746" calcext:value-type="float">
            <text:p>-0.02360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36981" calcext:value-type="float">
            <text:p>-36.36981</text:p>
          </table:table-cell>
          <table:table-cell office:value-type="float" office:value="0.04092054" calcext:value-type="float">
            <text:p>0.04092054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64274" calcext:value-type="float">
            <text:p>-2.3642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6" calcext:value-type="float">
            <text:p>19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6.7152" calcext:value-type="float">
            <text:p>26.7152</text:p>
          </table:table-cell>
          <table:table-cell office:value-type="float" office:value="0" calcext:value-type="float">
            <text:p>0</text:p>
          </table:table-cell>
          <table:table-cell office:value-type="float" office:value="1047.007" calcext:value-type="float">
            <text:p>1047.007</text:p>
          </table:table-cell>
          <table:table-cell office:value-type="float" office:value="-6.085572" calcext:value-type="float">
            <text:p>-6.085572</text:p>
          </table:table-cell>
          <table:table-cell office:value-type="float" office:value="0" calcext:value-type="float">
            <text:p>0</text:p>
          </table:table-cell>
          <table:table-cell office:value-type="float" office:value="0.1333891" calcext:value-type="float">
            <text:p>0.1333891</text:p>
          </table:table-cell>
          <table:table-cell office:value-type="float" office:value="0.1858149" calcext:value-type="float">
            <text:p>0.1858149</text:p>
          </table:table-cell>
          <table:table-cell office:value-type="float" office:value="0.2139147" calcext:value-type="float">
            <text:p>0.2139147</text:p>
          </table:table-cell>
          <table:table-cell office:value-type="float" office:value="0.2745417" calcext:value-type="float">
            <text:p>0.2745417</text:p>
          </table:table-cell>
          <table:table-cell office:value-type="float" office:value="0.280762" calcext:value-type="float">
            <text:p>0.280762</text:p>
          </table:table-cell>
          <table:table-cell office:value-type="float" office:value="0.2560134" calcext:value-type="float">
            <text:p>0.2560134</text:p>
          </table:table-cell>
          <table:table-cell office:value-type="float" office:value="0.2594229" calcext:value-type="float">
            <text:p>0.2594229</text:p>
          </table:table-cell>
          <table:table-cell office:value-type="float" office:value="0.3529172" calcext:value-type="float">
            <text:p>0.3529172</text:p>
          </table:table-cell>
          <table:table-cell office:value-type="float" office:value="0.3466246" calcext:value-type="float">
            <text:p>0.3466246</text:p>
          </table:table-cell>
          <table:table-cell office:value-type="float" office:value="0.3590695" calcext:value-type="float">
            <text:p>0.3590695</text:p>
          </table:table-cell>
          <table:table-cell office:value-type="float" office:value="0.3772273" calcext:value-type="float">
            <text:p>0.3772273</text:p>
          </table:table-cell>
          <table:table-cell office:value-type="float" office:value="0.3919998" calcext:value-type="float">
            <text:p>0.3919998</text:p>
          </table:table-cell>
          <table:table-cell office:value-type="float" office:value="0.4623694" calcext:value-type="float">
            <text:p>0.46236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6943089" calcext:value-type="float">
            <text:p>6.943089E-09</text:p>
          </table:table-cell>
          <table:table-cell office:value-type="float" office:value="0.02407957" calcext:value-type="float">
            <text:p>0.02407957</text:p>
          </table:table-cell>
          <table:table-cell office:value-type="float" office:value="0.06460461" calcext:value-type="float">
            <text:p>0.06460461</text:p>
          </table:table-cell>
          <table:table-cell office:value-type="float" office:value="1.951084E-015" calcext:value-type="float">
            <text:p>1.951084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296" calcext:value-type="float">
            <text:p>-18.296</text:p>
          </table:table-cell>
          <table:table-cell office:value-type="float" office:value="-1.396598" calcext:value-type="float">
            <text:p>-1.396598</text:p>
          </table:table-cell>
          <table:table-cell office:value-type="float" office:value="-0.4768445" calcext:value-type="float">
            <text:p>-0.4768445</text:p>
          </table:table-cell>
          <table:table-cell office:value-type="float" office:value="-0.07026333" calcext:value-type="float">
            <text:p>-0.07026333</text:p>
          </table:table-cell>
          <table:table-cell office:value-type="float" office:value="-0.059124" calcext:value-type="float">
            <text:p>-0.059124</text:p>
          </table:table-cell>
          <table:table-cell office:value-type="float" office:value="-0.04850375" calcext:value-type="float">
            <text:p>-0.04850375</text:p>
          </table:table-cell>
          <table:table-cell office:value-type="float" office:value="-0.04083292" calcext:value-type="float">
            <text:p>-0.04083292</text:p>
          </table:table-cell>
          <table:table-cell office:value-type="float" office:value="-0.0365" calcext:value-type="float">
            <text:p>-0.0365</text:p>
          </table:table-cell>
          <table:table-cell office:value-type="float" office:value="-0.03202708" calcext:value-type="float">
            <text:p>-0.03202708</text:p>
          </table:table-cell>
          <table:table-cell office:value-type="float" office:value="-0.02348476" calcext:value-type="float">
            <text:p>-0.02348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34313" calcext:value-type="float">
            <text:p>-29.34313</text:p>
          </table:table-cell>
          <table:table-cell office:value-type="float" office:value="0.04097775" calcext:value-type="float">
            <text:p>0.04097775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76174" calcext:value-type="float">
            <text:p>-2.3761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6" calcext:value-type="float">
            <text:p>20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6.85813" calcext:value-type="float">
            <text:p>26.85813</text:p>
          </table:table-cell>
          <table:table-cell office:value-type="float" office:value="0" calcext:value-type="float">
            <text:p>0</text:p>
          </table:table-cell>
          <table:table-cell office:value-type="float" office:value="1046.864" calcext:value-type="float">
            <text:p>1046.864</text:p>
          </table:table-cell>
          <table:table-cell office:value-type="float" office:value="-6.085572" calcext:value-type="float">
            <text:p>-6.085572</text:p>
          </table:table-cell>
          <table:table-cell office:value-type="float" office:value="0" calcext:value-type="float">
            <text:p>0</text:p>
          </table:table-cell>
          <table:table-cell office:value-type="float" office:value="0.1359529" calcext:value-type="float">
            <text:p>0.1359529</text:p>
          </table:table-cell>
          <table:table-cell office:value-type="float" office:value="0.2000604" calcext:value-type="float">
            <text:p>0.2000604</text:p>
          </table:table-cell>
          <table:table-cell office:value-type="float" office:value="0.2196621" calcext:value-type="float">
            <text:p>0.2196621</text:p>
          </table:table-cell>
          <table:table-cell office:value-type="float" office:value="0.2744959" calcext:value-type="float">
            <text:p>0.2744959</text:p>
          </table:table-cell>
          <table:table-cell office:value-type="float" office:value="0.2803907" calcext:value-type="float">
            <text:p>0.2803907</text:p>
          </table:table-cell>
          <table:table-cell office:value-type="float" office:value="0.255575" calcext:value-type="float">
            <text:p>0.255575</text:p>
          </table:table-cell>
          <table:table-cell office:value-type="float" office:value="0.2591332" calcext:value-type="float">
            <text:p>0.2591332</text:p>
          </table:table-cell>
          <table:table-cell office:value-type="float" office:value="0.3527574" calcext:value-type="float">
            <text:p>0.3527574</text:p>
          </table:table-cell>
          <table:table-cell office:value-type="float" office:value="0.3467301" calcext:value-type="float">
            <text:p>0.3467301</text:p>
          </table:table-cell>
          <table:table-cell office:value-type="float" office:value="0.3591768" calcext:value-type="float">
            <text:p>0.3591768</text:p>
          </table:table-cell>
          <table:table-cell office:value-type="float" office:value="0.3773116" calcext:value-type="float">
            <text:p>0.3773116</text:p>
          </table:table-cell>
          <table:table-cell office:value-type="float" office:value="0.3920222" calcext:value-type="float">
            <text:p>0.3920222</text:p>
          </table:table-cell>
          <table:table-cell office:value-type="float" office:value="0.4623712" calcext:value-type="float">
            <text:p>0.46237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74191" calcext:value-type="float">
            <text:p>1.374191E-09</text:p>
          </table:table-cell>
          <table:table-cell office:value-type="float" office:value="0.004949445" calcext:value-type="float">
            <text:p>0.004949445</text:p>
          </table:table-cell>
          <table:table-cell office:value-type="float" office:value="0.06025996" calcext:value-type="float">
            <text:p>0.06025996</text:p>
          </table:table-cell>
          <table:table-cell office:value-type="float" office:value="1.937157E-015" calcext:value-type="float">
            <text:p>1.937157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78995" calcext:value-type="float">
            <text:p>-15.78995</text:p>
          </table:table-cell>
          <table:table-cell office:value-type="float" office:value="-0.7921163" calcext:value-type="float">
            <text:p>-0.7921163</text:p>
          </table:table-cell>
          <table:table-cell office:value-type="float" office:value="-0.3906764" calcext:value-type="float">
            <text:p>-0.3906764</text:p>
          </table:table-cell>
          <table:table-cell office:value-type="float" office:value="-0.07034393" calcext:value-type="float">
            <text:p>-0.07034393</text:p>
          </table:table-cell>
          <table:table-cell office:value-type="float" office:value="-0.059733" calcext:value-type="float">
            <text:p>-0.059733</text:p>
          </table:table-cell>
          <table:table-cell office:value-type="float" office:value="-0.04914522" calcext:value-type="float">
            <text:p>-0.04914522</text:p>
          </table:table-cell>
          <table:table-cell office:value-type="float" office:value="-0.04115926" calcext:value-type="float">
            <text:p>-0.04115926</text:p>
          </table:table-cell>
          <table:table-cell office:value-type="float" office:value="-0.0366453" calcext:value-type="float">
            <text:p>-0.0366453</text:p>
          </table:table-cell>
          <table:table-cell office:value-type="float" office:value="-0.03186511" calcext:value-type="float">
            <text:p>-0.03186511</text:p>
          </table:table-cell>
          <table:table-cell office:value-type="float" office:value="-0.02336498" calcext:value-type="float">
            <text:p>-0.02336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60774" calcext:value-type="float">
            <text:p>-25.60774</text:p>
          </table:table-cell>
          <table:table-cell office:value-type="float" office:value="0.04089848" calcext:value-type="float">
            <text:p>0.04089848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37833" calcext:value-type="float">
            <text:p>-2.378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6" calcext:value-type="float">
            <text:p>21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7.04592" calcext:value-type="float">
            <text:p>27.04592</text:p>
          </table:table-cell>
          <table:table-cell office:value-type="float" office:value="0" calcext:value-type="float">
            <text:p>0</text:p>
          </table:table-cell>
          <table:table-cell office:value-type="float" office:value="1046.676" calcext:value-type="float">
            <text:p>1046.676</text:p>
          </table:table-cell>
          <table:table-cell office:value-type="float" office:value="-6.085572" calcext:value-type="float">
            <text:p>-6.085572</text:p>
          </table:table-cell>
          <table:table-cell office:value-type="float" office:value="0" calcext:value-type="float">
            <text:p>0</text:p>
          </table:table-cell>
          <table:table-cell office:value-type="float" office:value="0.1394113" calcext:value-type="float">
            <text:p>0.1394113</text:p>
          </table:table-cell>
          <table:table-cell office:value-type="float" office:value="0.1986239" calcext:value-type="float">
            <text:p>0.1986239</text:p>
          </table:table-cell>
          <table:table-cell office:value-type="float" office:value="0.240173" calcext:value-type="float">
            <text:p>0.240173</text:p>
          </table:table-cell>
          <table:table-cell office:value-type="float" office:value="0.2734745" calcext:value-type="float">
            <text:p>0.2734745</text:p>
          </table:table-cell>
          <table:table-cell office:value-type="float" office:value="0.2799772" calcext:value-type="float">
            <text:p>0.2799772</text:p>
          </table:table-cell>
          <table:table-cell office:value-type="float" office:value="0.2551853" calcext:value-type="float">
            <text:p>0.2551853</text:p>
          </table:table-cell>
          <table:table-cell office:value-type="float" office:value="0.2588524" calcext:value-type="float">
            <text:p>0.2588524</text:p>
          </table:table-cell>
          <table:table-cell office:value-type="float" office:value="0.3525999" calcext:value-type="float">
            <text:p>0.3525999</text:p>
          </table:table-cell>
          <table:table-cell office:value-type="float" office:value="0.3468195" calcext:value-type="float">
            <text:p>0.3468195</text:p>
          </table:table-cell>
          <table:table-cell office:value-type="float" office:value="0.3592812" calcext:value-type="float">
            <text:p>0.3592812</text:p>
          </table:table-cell>
          <table:table-cell office:value-type="float" office:value="0.3773938" calcext:value-type="float">
            <text:p>0.3773938</text:p>
          </table:table-cell>
          <table:table-cell office:value-type="float" office:value="0.3920349" calcext:value-type="float">
            <text:p>0.3920349</text:p>
          </table:table-cell>
          <table:table-cell office:value-type="float" office:value="0.4623713" calcext:value-type="float">
            <text:p>0.46237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34771" calcext:value-type="float">
            <text:p>8.34771E-10</text:p>
          </table:table-cell>
          <table:table-cell office:value-type="float" office:value="0.002129219" calcext:value-type="float">
            <text:p>0.002129219</text:p>
          </table:table-cell>
          <table:table-cell office:value-type="float" office:value="0.04030019" calcext:value-type="float">
            <text:p>0.04030019</text:p>
          </table:table-cell>
          <table:table-cell office:value-type="float" office:value="1.937157E-015" calcext:value-type="float">
            <text:p>1.937157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01957" calcext:value-type="float">
            <text:p>-13.01957</text:p>
          </table:table-cell>
          <table:table-cell office:value-type="float" office:value="-0.8395854" calcext:value-type="float">
            <text:p>-0.8395854</text:p>
          </table:table-cell>
          <table:table-cell office:value-type="float" office:value="-0.1962391" calcext:value-type="float">
            <text:p>-0.1962391</text:p>
          </table:table-cell>
          <table:table-cell office:value-type="float" office:value="-0.07235131" calcext:value-type="float">
            <text:p>-0.07235131</text:p>
          </table:table-cell>
          <table:table-cell office:value-type="float" office:value="-0.06040577" calcext:value-type="float">
            <text:p>-0.06040577</text:p>
          </table:table-cell>
          <table:table-cell office:value-type="float" office:value="-0.04972324" calcext:value-type="float">
            <text:p>-0.04972324</text:p>
          </table:table-cell>
          <table:table-cell office:value-type="float" office:value="-0.0414785" calcext:value-type="float">
            <text:p>-0.0414785</text:p>
          </table:table-cell>
          <table:table-cell office:value-type="float" office:value="-0.03678913" calcext:value-type="float">
            <text:p>-0.03678913</text:p>
          </table:table-cell>
          <table:table-cell office:value-type="float" office:value="-0.03172842" calcext:value-type="float">
            <text:p>-0.03172842</text:p>
          </table:table-cell>
          <table:table-cell office:value-type="float" office:value="-0.02324904" calcext:value-type="float">
            <text:p>-0.02324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17443" calcext:value-type="float">
            <text:p>-22.17443</text:p>
          </table:table-cell>
          <table:table-cell office:value-type="float" office:value="0.0408089" calcext:value-type="float">
            <text:p>0.040808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0253" calcext:value-type="float">
            <text:p>-2.3802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6" calcext:value-type="float">
            <text:p>22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7.2675" calcext:value-type="float">
            <text:p>27.2675</text:p>
          </table:table-cell>
          <table:table-cell office:value-type="float" office:value="0" calcext:value-type="float">
            <text:p>0</text:p>
          </table:table-cell>
          <table:table-cell office:value-type="float" office:value="1046.455" calcext:value-type="float">
            <text:p>1046.455</text:p>
          </table:table-cell>
          <table:table-cell office:value-type="float" office:value="-6.085572" calcext:value-type="float">
            <text:p>-6.085572</text:p>
          </table:table-cell>
          <table:table-cell office:value-type="float" office:value="0" calcext:value-type="float">
            <text:p>0</text:p>
          </table:table-cell>
          <table:table-cell office:value-type="float" office:value="0.1414794" calcext:value-type="float">
            <text:p>0.1414794</text:p>
          </table:table-cell>
          <table:table-cell office:value-type="float" office:value="0.1969503" calcext:value-type="float">
            <text:p>0.1969503</text:p>
          </table:table-cell>
          <table:table-cell office:value-type="float" office:value="0.2660861" calcext:value-type="float">
            <text:p>0.2660861</text:p>
          </table:table-cell>
          <table:table-cell office:value-type="float" office:value="0.2729532" calcext:value-type="float">
            <text:p>0.2729532</text:p>
          </table:table-cell>
          <table:table-cell office:value-type="float" office:value="0.2792028" calcext:value-type="float">
            <text:p>0.2792028</text:p>
          </table:table-cell>
          <table:table-cell office:value-type="float" office:value="0.2547647" calcext:value-type="float">
            <text:p>0.2547647</text:p>
          </table:table-cell>
          <table:table-cell office:value-type="float" office:value="0.2585791" calcext:value-type="float">
            <text:p>0.2585791</text:p>
          </table:table-cell>
          <table:table-cell office:value-type="float" office:value="0.3524449" calcext:value-type="float">
            <text:p>0.3524449</text:p>
          </table:table-cell>
          <table:table-cell office:value-type="float" office:value="0.3468951" calcext:value-type="float">
            <text:p>0.3468951</text:p>
          </table:table-cell>
          <table:table-cell office:value-type="float" office:value="0.3593828" calcext:value-type="float">
            <text:p>0.3593828</text:p>
          </table:table-cell>
          <table:table-cell office:value-type="float" office:value="0.3774734" calcext:value-type="float">
            <text:p>0.3774734</text:p>
          </table:table-cell>
          <table:table-cell office:value-type="float" office:value="0.3920402" calcext:value-type="float">
            <text:p>0.3920402</text:p>
          </table:table-cell>
          <table:table-cell office:value-type="float" office:value="0.4623714" calcext:value-type="float">
            <text:p>0.46237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967402" calcext:value-type="float">
            <text:p>2.967402E-10</text:p>
          </table:table-cell>
          <table:table-cell office:value-type="float" office:value="0.001116716" calcext:value-type="float">
            <text:p>0.001116716</text:p>
          </table:table-cell>
          <table:table-cell office:value-type="float" office:value="0.0132227" calcext:value-type="float">
            <text:p>0.0132227</text:p>
          </table:table-cell>
          <table:table-cell office:value-type="float" office:value="1.937157E-015" calcext:value-type="float">
            <text:p>1.937157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7517" calcext:value-type="float">
            <text:p>-11.57517</text:p>
          </table:table-cell>
          <table:table-cell office:value-type="float" office:value="-0.8997273" calcext:value-type="float">
            <text:p>-0.8997273</text:p>
          </table:table-cell>
          <table:table-cell office:value-type="float" office:value="-0.08904232" calcext:value-type="float">
            <text:p>-0.08904232</text:p>
          </table:table-cell>
          <table:table-cell office:value-type="float" office:value="-0.07348767" calcext:value-type="float">
            <text:p>-0.07348767</text:p>
          </table:table-cell>
          <table:table-cell office:value-type="float" office:value="-0.06171441" calcext:value-type="float">
            <text:p>-0.06171441</text:p>
          </table:table-cell>
          <table:table-cell office:value-type="float" office:value="-0.05035459" calcext:value-type="float">
            <text:p>-0.05035459</text:p>
          </table:table-cell>
          <table:table-cell office:value-type="float" office:value="-0.04179185" calcext:value-type="float">
            <text:p>-0.04179185</text:p>
          </table:table-cell>
          <table:table-cell office:value-type="float" office:value="-0.03693118" calcext:value-type="float">
            <text:p>-0.03693118</text:p>
          </table:table-cell>
          <table:table-cell office:value-type="float" office:value="-0.03161361" calcext:value-type="float">
            <text:p>-0.03161361</text:p>
          </table:table-cell>
          <table:table-cell office:value-type="float" office:value="-0.02313698" calcext:value-type="float">
            <text:p>-0.02313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27827" calcext:value-type="float">
            <text:p>-22.27827</text:p>
          </table:table-cell>
          <table:table-cell office:value-type="float" office:value="0.04069647" calcext:value-type="float">
            <text:p>0.0406964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1864" calcext:value-type="float">
            <text:p>-2.3818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6" calcext:value-type="float">
            <text:p>23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7.49723" calcext:value-type="float">
            <text:p>27.49723</text:p>
          </table:table-cell>
          <table:table-cell office:value-type="float" office:value="0" calcext:value-type="float">
            <text:p>0</text:p>
          </table:table-cell>
          <table:table-cell office:value-type="float" office:value="1046.225" calcext:value-type="float">
            <text:p>1046.225</text:p>
          </table:table-cell>
          <table:table-cell office:value-type="float" office:value="-6.085572" calcext:value-type="float">
            <text:p>-6.085572</text:p>
          </table:table-cell>
          <table:table-cell office:value-type="float" office:value="0" calcext:value-type="float">
            <text:p>0</text:p>
          </table:table-cell>
          <table:table-cell office:value-type="float" office:value="0.1404195" calcext:value-type="float">
            <text:p>0.1404195</text:p>
          </table:table-cell>
          <table:table-cell office:value-type="float" office:value="0.1956633" calcext:value-type="float">
            <text:p>0.1956633</text:p>
          </table:table-cell>
          <table:table-cell office:value-type="float" office:value="0.2763638" calcext:value-type="float">
            <text:p>0.2763638</text:p>
          </table:table-cell>
          <table:table-cell office:value-type="float" office:value="0.2747139" calcext:value-type="float">
            <text:p>0.2747139</text:p>
          </table:table-cell>
          <table:table-cell office:value-type="float" office:value="0.2792328" calcext:value-type="float">
            <text:p>0.2792328</text:p>
          </table:table-cell>
          <table:table-cell office:value-type="float" office:value="0.2543667" calcext:value-type="float">
            <text:p>0.2543667</text:p>
          </table:table-cell>
          <table:table-cell office:value-type="float" office:value="0.2583053" calcext:value-type="float">
            <text:p>0.2583053</text:p>
          </table:table-cell>
          <table:table-cell office:value-type="float" office:value="0.3522899" calcext:value-type="float">
            <text:p>0.3522899</text:p>
          </table:table-cell>
          <table:table-cell office:value-type="float" office:value="0.3469584" calcext:value-type="float">
            <text:p>0.3469584</text:p>
          </table:table-cell>
          <table:table-cell office:value-type="float" office:value="0.3594807" calcext:value-type="float">
            <text:p>0.3594807</text:p>
          </table:table-cell>
          <table:table-cell office:value-type="float" office:value="0.3775495" calcext:value-type="float">
            <text:p>0.3775495</text:p>
          </table:table-cell>
          <table:table-cell office:value-type="float" office:value="0.3920391" calcext:value-type="float">
            <text:p>0.392039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6113E-015" calcext:value-type="float">
            <text:p>1.966113E-15</text:p>
          </table:table-cell>
          <table:table-cell office:value-type="float" office:value="1.95364E-015" calcext:value-type="float">
            <text:p>1.95364E-15</text:p>
          </table:table-cell>
          <table:table-cell office:value-type="float" office:value="1.977142E-015" calcext:value-type="float">
            <text:p>1.977142E-15</text:p>
          </table:table-cell>
          <table:table-cell office:value-type="float" office:value="1.937157E-015" calcext:value-type="float">
            <text:p>1.937157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31766" calcext:value-type="float">
            <text:p>-12.31766</text:p>
          </table:table-cell>
          <table:table-cell office:value-type="float" office:value="-0.951955" calcext:value-type="float">
            <text:p>-0.951955</text:p>
          </table:table-cell>
          <table:table-cell office:value-type="float" office:value="-0.06667962" calcext:value-type="float">
            <text:p>-0.06667962</text:p>
          </table:table-cell>
          <table:table-cell office:value-type="float" office:value="-0.06998355" calcext:value-type="float">
            <text:p>-0.06998355</text:p>
          </table:table-cell>
          <table:table-cell office:value-type="float" office:value="-0.06168617" calcext:value-type="float">
            <text:p>-0.06168617</text:p>
          </table:table-cell>
          <table:table-cell office:value-type="float" office:value="-0.0509631" calcext:value-type="float">
            <text:p>-0.0509631</text:p>
          </table:table-cell>
          <table:table-cell office:value-type="float" office:value="-0.04210852" calcext:value-type="float">
            <text:p>-0.04210852</text:p>
          </table:table-cell>
          <table:table-cell office:value-type="float" office:value="-0.03707388" calcext:value-type="float">
            <text:p>-0.03707388</text:p>
          </table:table-cell>
          <table:table-cell office:value-type="float" office:value="-0.03151771" calcext:value-type="float">
            <text:p>-0.03151771</text:p>
          </table:table-cell>
          <table:table-cell office:value-type="float" office:value="-0.02302932" calcext:value-type="float">
            <text:p>-0.02302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089" calcext:value-type="float">
            <text:p>-20.089</text:p>
          </table:table-cell>
          <table:table-cell office:value-type="float" office:value="0.04063949" calcext:value-type="float">
            <text:p>0.0406394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3915" calcext:value-type="float">
            <text:p>-2.3839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6" calcext:value-type="float">
            <text:p>24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7.73212" calcext:value-type="float">
            <text:p>27.73212</text:p>
          </table:table-cell>
          <table:table-cell office:value-type="float" office:value="0" calcext:value-type="float">
            <text:p>0</text:p>
          </table:table-cell>
          <table:table-cell office:value-type="float" office:value="1045.991" calcext:value-type="float">
            <text:p>1045.991</text:p>
          </table:table-cell>
          <table:table-cell office:value-type="float" office:value="-6.085572" calcext:value-type="float">
            <text:p>-6.085572</text:p>
          </table:table-cell>
          <table:table-cell office:value-type="float" office:value="0" calcext:value-type="float">
            <text:p>0</text:p>
          </table:table-cell>
          <table:table-cell office:value-type="float" office:value="0.1433211" calcext:value-type="float">
            <text:p>0.1433211</text:p>
          </table:table-cell>
          <table:table-cell office:value-type="float" office:value="0.1932032" calcext:value-type="float">
            <text:p>0.1932032</text:p>
          </table:table-cell>
          <table:table-cell office:value-type="float" office:value="0.2735145" calcext:value-type="float">
            <text:p>0.2735145</text:p>
          </table:table-cell>
          <table:table-cell office:value-type="float" office:value="0.2762907" calcext:value-type="float">
            <text:p>0.2762907</text:p>
          </table:table-cell>
          <table:table-cell office:value-type="float" office:value="0.2801525" calcext:value-type="float">
            <text:p>0.2801525</text:p>
          </table:table-cell>
          <table:table-cell office:value-type="float" office:value="0.2541859" calcext:value-type="float">
            <text:p>0.2541859</text:p>
          </table:table-cell>
          <table:table-cell office:value-type="float" office:value="0.2580599" calcext:value-type="float">
            <text:p>0.2580599</text:p>
          </table:table-cell>
          <table:table-cell office:value-type="float" office:value="0.3521349" calcext:value-type="float">
            <text:p>0.3521349</text:p>
          </table:table-cell>
          <table:table-cell office:value-type="float" office:value="0.3470106" calcext:value-type="float">
            <text:p>0.3470106</text:p>
          </table:table-cell>
          <table:table-cell office:value-type="float" office:value="0.359575" calcext:value-type="float">
            <text:p>0.359575</text:p>
          </table:table-cell>
          <table:table-cell office:value-type="float" office:value="0.3776225" calcext:value-type="float">
            <text:p>0.3776225</text:p>
          </table:table-cell>
          <table:table-cell office:value-type="float" office:value="0.39203" calcext:value-type="float">
            <text:p>0.3920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413E-015" calcext:value-type="float">
            <text:p>1.937413E-15</text:p>
          </table:table-cell>
          <table:table-cell office:value-type="float" office:value="1.959128E-015" calcext:value-type="float">
            <text:p>1.959128E-15</text:p>
          </table:table-cell>
          <table:table-cell office:value-type="float" office:value="1.964867E-015" calcext:value-type="float">
            <text:p>1.964867E-15</text:p>
          </table:table-cell>
          <table:table-cell office:value-type="float" office:value="1.937152E-015" calcext:value-type="float">
            <text:p>1.937152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46207" calcext:value-type="float">
            <text:p>-10.46207</text:p>
          </table:table-cell>
          <table:table-cell office:value-type="float" office:value="-1.049953" calcext:value-type="float">
            <text:p>-1.049953</text:p>
          </table:table-cell>
          <table:table-cell office:value-type="float" office:value="-0.07224689" calcext:value-type="float">
            <text:p>-0.07224689</text:p>
          </table:table-cell>
          <table:table-cell office:value-type="float" office:value="-0.06692477" calcext:value-type="float">
            <text:p>-0.06692477</text:p>
          </table:table-cell>
          <table:table-cell office:value-type="float" office:value="-0.0601421" calcext:value-type="float">
            <text:p>-0.0601421</text:p>
          </table:table-cell>
          <table:table-cell office:value-type="float" office:value="-0.05124526" calcext:value-type="float">
            <text:p>-0.05124526</text:p>
          </table:table-cell>
          <table:table-cell office:value-type="float" office:value="-0.04239517" calcext:value-type="float">
            <text:p>-0.04239517</text:p>
          </table:table-cell>
          <table:table-cell office:value-type="float" office:value="-0.03721718" calcext:value-type="float">
            <text:p>-0.03721718</text:p>
          </table:table-cell>
          <table:table-cell office:value-type="float" office:value="-0.03143871" calcext:value-type="float">
            <text:p>-0.03143871</text:p>
          </table:table-cell>
          <table:table-cell office:value-type="float" office:value="-0.02292621" calcext:value-type="float">
            <text:p>-0.02292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09383" calcext:value-type="float">
            <text:p>-21.09383</text:p>
          </table:table-cell>
          <table:table-cell office:value-type="float" office:value="0.04063818" calcext:value-type="float">
            <text:p>0.0406381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6336" calcext:value-type="float">
            <text:p>-2.3863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6" calcext:value-type="float">
            <text:p>25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7.98985" calcext:value-type="float">
            <text:p>27.98985</text:p>
          </table:table-cell>
          <table:table-cell office:value-type="float" office:value="0" calcext:value-type="float">
            <text:p>0</text:p>
          </table:table-cell>
          <table:table-cell office:value-type="float" office:value="1045.733" calcext:value-type="float">
            <text:p>1045.733</text:p>
          </table:table-cell>
          <table:table-cell office:value-type="float" office:value="-6.085572" calcext:value-type="float">
            <text:p>-6.085572</text:p>
          </table:table-cell>
          <table:table-cell office:value-type="float" office:value="0" calcext:value-type="float">
            <text:p>0</text:p>
          </table:table-cell>
          <table:table-cell office:value-type="float" office:value="0.1412507" calcext:value-type="float">
            <text:p>0.1412507</text:p>
          </table:table-cell>
          <table:table-cell office:value-type="float" office:value="0.1907815" calcext:value-type="float">
            <text:p>0.1907815</text:p>
          </table:table-cell>
          <table:table-cell office:value-type="float" office:value="0.2719769" calcext:value-type="float">
            <text:p>0.2719769</text:p>
          </table:table-cell>
          <table:table-cell office:value-type="float" office:value="0.2767123" calcext:value-type="float">
            <text:p>0.2767123</text:p>
          </table:table-cell>
          <table:table-cell office:value-type="float" office:value="0.2803715" calcext:value-type="float">
            <text:p>0.2803715</text:p>
          </table:table-cell>
          <table:table-cell office:value-type="float" office:value="0.2541505" calcext:value-type="float">
            <text:p>0.2541505</text:p>
          </table:table-cell>
          <table:table-cell office:value-type="float" office:value="0.2578732" calcext:value-type="float">
            <text:p>0.2578732</text:p>
          </table:table-cell>
          <table:table-cell office:value-type="float" office:value="0.351983" calcext:value-type="float">
            <text:p>0.351983</text:p>
          </table:table-cell>
          <table:table-cell office:value-type="float" office:value="0.3470533" calcext:value-type="float">
            <text:p>0.3470533</text:p>
          </table:table-cell>
          <table:table-cell office:value-type="float" office:value="0.3596651" calcext:value-type="float">
            <text:p>0.3596651</text:p>
          </table:table-cell>
          <table:table-cell office:value-type="float" office:value="0.3776918" calcext:value-type="float">
            <text:p>0.3776918</text:p>
          </table:table-cell>
          <table:table-cell office:value-type="float" office:value="0.3920124" calcext:value-type="float">
            <text:p>0.392012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486E-015" calcext:value-type="float">
            <text:p>1.937486E-15</text:p>
          </table:table-cell>
          <table:table-cell office:value-type="float" office:value="1.959127E-015" calcext:value-type="float">
            <text:p>1.959127E-15</text:p>
          </table:table-cell>
          <table:table-cell office:value-type="float" office:value="1.96486E-015" calcext:value-type="float">
            <text:p>1.96486E-15</text:p>
          </table:table-cell>
          <table:table-cell office:value-type="float" office:value="1.937147E-015" calcext:value-type="float">
            <text:p>1.937147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74942" calcext:value-type="float">
            <text:p>-11.74942</text:p>
          </table:table-cell>
          <table:table-cell office:value-type="float" office:value="-1.156487" calcext:value-type="float">
            <text:p>-1.156487</text:p>
          </table:table-cell>
          <table:table-cell office:value-type="float" office:value="-0.07548647" calcext:value-type="float">
            <text:p>-0.07548647</text:p>
          </table:table-cell>
          <table:table-cell office:value-type="float" office:value="-0.06613058" calcext:value-type="float">
            <text:p>-0.06613058</text:p>
          </table:table-cell>
          <table:table-cell office:value-type="float" office:value="-0.05976765" calcext:value-type="float">
            <text:p>-0.05976765</text:p>
          </table:table-cell>
          <table:table-cell office:value-type="float" office:value="-0.05130046" calcext:value-type="float">
            <text:p>-0.05130046</text:p>
          </table:table-cell>
          <table:table-cell office:value-type="float" office:value="-0.04261483" calcext:value-type="float">
            <text:p>-0.04261483</text:p>
          </table:table-cell>
          <table:table-cell office:value-type="float" office:value="-0.03735839" calcext:value-type="float">
            <text:p>-0.03735839</text:p>
          </table:table-cell>
          <table:table-cell office:value-type="float" office:value="-0.0313743" calcext:value-type="float">
            <text:p>-0.0313743</text:p>
          </table:table-cell>
          <table:table-cell office:value-type="float" office:value="-0.02282809" calcext:value-type="float">
            <text:p>-0.02282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52387" calcext:value-type="float">
            <text:p>-19.52387</text:p>
          </table:table-cell>
          <table:table-cell office:value-type="float" office:value="0.04063756" calcext:value-type="float">
            <text:p>0.04063756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8641" calcext:value-type="float">
            <text:p>-2.3886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6" calcext:value-type="float">
            <text:p>26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8.2471" calcext:value-type="float">
            <text:p>28.2471</text:p>
          </table:table-cell>
          <table:table-cell office:value-type="float" office:value="0" calcext:value-type="float">
            <text:p>0</text:p>
          </table:table-cell>
          <table:table-cell office:value-type="float" office:value="1045.476" calcext:value-type="float">
            <text:p>1045.476</text:p>
          </table:table-cell>
          <table:table-cell office:value-type="float" office:value="-6.085572" calcext:value-type="float">
            <text:p>-6.085572</text:p>
          </table:table-cell>
          <table:table-cell office:value-type="float" office:value="0" calcext:value-type="float">
            <text:p>0</text:p>
          </table:table-cell>
          <table:table-cell office:value-type="float" office:value="0.1410131" calcext:value-type="float">
            <text:p>0.1410131</text:p>
          </table:table-cell>
          <table:table-cell office:value-type="float" office:value="0.1886748" calcext:value-type="float">
            <text:p>0.1886748</text:p>
          </table:table-cell>
          <table:table-cell office:value-type="float" office:value="0.2712739" calcext:value-type="float">
            <text:p>0.2712739</text:p>
          </table:table-cell>
          <table:table-cell office:value-type="float" office:value="0.2766549" calcext:value-type="float">
            <text:p>0.2766549</text:p>
          </table:table-cell>
          <table:table-cell office:value-type="float" office:value="0.2803407" calcext:value-type="float">
            <text:p>0.2803407</text:p>
          </table:table-cell>
          <table:table-cell office:value-type="float" office:value="0.254107" calcext:value-type="float">
            <text:p>0.254107</text:p>
          </table:table-cell>
          <table:table-cell office:value-type="float" office:value="0.2577293" calcext:value-type="float">
            <text:p>0.2577293</text:p>
          </table:table-cell>
          <table:table-cell office:value-type="float" office:value="0.3518393" calcext:value-type="float">
            <text:p>0.3518393</text:p>
          </table:table-cell>
          <table:table-cell office:value-type="float" office:value="0.3470924" calcext:value-type="float">
            <text:p>0.3470924</text:p>
          </table:table-cell>
          <table:table-cell office:value-type="float" office:value="0.3597573" calcext:value-type="float">
            <text:p>0.3597573</text:p>
          </table:table-cell>
          <table:table-cell office:value-type="float" office:value="0.3777421" calcext:value-type="float">
            <text:p>0.3777421</text:p>
          </table:table-cell>
          <table:table-cell office:value-type="float" office:value="0.3919879" calcext:value-type="float">
            <text:p>0.391987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1977E-015" calcext:value-type="float">
            <text:p>1.991977E-15</text:p>
          </table:table-cell>
          <table:table-cell office:value-type="float" office:value="1.969528E-015" calcext:value-type="float">
            <text:p>1.969528E-15</text:p>
          </table:table-cell>
          <table:table-cell office:value-type="float" office:value="1.964853E-015" calcext:value-type="float">
            <text:p>1.964853E-15</text:p>
          </table:table-cell>
          <table:table-cell office:value-type="float" office:value="1.937141E-015" calcext:value-type="float">
            <text:p>1.937141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86305" calcext:value-type="float">
            <text:p>-11.86305</text:p>
          </table:table-cell>
          <table:table-cell office:value-type="float" office:value="-1.259837" calcext:value-type="float">
            <text:p>-1.259837</text:p>
          </table:table-cell>
          <table:table-cell office:value-type="float" office:value="-0.07700678" calcext:value-type="float">
            <text:p>-0.07700678</text:p>
          </table:table-cell>
          <table:table-cell office:value-type="float" office:value="-0.06623049" calcext:value-type="float">
            <text:p>-0.06623049</text:p>
          </table:table-cell>
          <table:table-cell office:value-type="float" office:value="-0.05981763" calcext:value-type="float">
            <text:p>-0.05981763</text:p>
          </table:table-cell>
          <table:table-cell office:value-type="float" office:value="-0.05136761" calcext:value-type="float">
            <text:p>-0.05136761</text:p>
          </table:table-cell>
          <table:table-cell office:value-type="float" office:value="-0.04278513" calcext:value-type="float">
            <text:p>-0.04278513</text:p>
          </table:table-cell>
          <table:table-cell office:value-type="float" office:value="-0.03749247" calcext:value-type="float">
            <text:p>-0.03749247</text:p>
          </table:table-cell>
          <table:table-cell office:value-type="float" office:value="-0.03131583" calcext:value-type="float">
            <text:p>-0.03131583</text:p>
          </table:table-cell>
          <table:table-cell office:value-type="float" office:value="-0.02272853" calcext:value-type="float">
            <text:p>-0.02272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77389" calcext:value-type="float">
            <text:p>-22.77389</text:p>
          </table:table-cell>
          <table:table-cell office:value-type="float" office:value="0.04063669" calcext:value-type="float">
            <text:p>0.0406366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0846" calcext:value-type="float">
            <text:p>-2.3908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6" calcext:value-type="float">
            <text:p>27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8.48314" calcext:value-type="float">
            <text:p>28.48314</text:p>
          </table:table-cell>
          <table:table-cell office:value-type="float" office:value="0" calcext:value-type="float">
            <text:p>0</text:p>
          </table:table-cell>
          <table:table-cell office:value-type="float" office:value="1045.24" calcext:value-type="float">
            <text:p>1045.24</text:p>
          </table:table-cell>
          <table:table-cell office:value-type="float" office:value="-6.085572" calcext:value-type="float">
            <text:p>-6.085572</text:p>
          </table:table-cell>
          <table:table-cell office:value-type="float" office:value="0" calcext:value-type="float">
            <text:p>0</text:p>
          </table:table-cell>
          <table:table-cell office:value-type="float" office:value="0.1410419" calcext:value-type="float">
            <text:p>0.1410419</text:p>
          </table:table-cell>
          <table:table-cell office:value-type="float" office:value="0.1868948" calcext:value-type="float">
            <text:p>0.1868948</text:p>
          </table:table-cell>
          <table:table-cell office:value-type="float" office:value="0.2704082" calcext:value-type="float">
            <text:p>0.2704082</text:p>
          </table:table-cell>
          <table:table-cell office:value-type="float" office:value="0.27637" calcext:value-type="float">
            <text:p>0.27637</text:p>
          </table:table-cell>
          <table:table-cell office:value-type="float" office:value="0.2805091" calcext:value-type="float">
            <text:p>0.2805091</text:p>
          </table:table-cell>
          <table:table-cell office:value-type="float" office:value="0.254065" calcext:value-type="float">
            <text:p>0.254065</text:p>
          </table:table-cell>
          <table:table-cell office:value-type="float" office:value="0.2576094" calcext:value-type="float">
            <text:p>0.2576094</text:p>
          </table:table-cell>
          <table:table-cell office:value-type="float" office:value="0.3517071" calcext:value-type="float">
            <text:p>0.3517071</text:p>
          </table:table-cell>
          <table:table-cell office:value-type="float" office:value="0.3471451" calcext:value-type="float">
            <text:p>0.3471451</text:p>
          </table:table-cell>
          <table:table-cell office:value-type="float" office:value="0.3598705" calcext:value-type="float">
            <text:p>0.3598705</text:p>
          </table:table-cell>
          <table:table-cell office:value-type="float" office:value="0.3777313" calcext:value-type="float">
            <text:p>0.3777313</text:p>
          </table:table-cell>
          <table:table-cell office:value-type="float" office:value="0.3919541" calcext:value-type="float">
            <text:p>0.391954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2077E-015" calcext:value-type="float">
            <text:p>1.992077E-15</text:p>
          </table:table-cell>
          <table:table-cell office:value-type="float" office:value="1.969521E-015" calcext:value-type="float">
            <text:p>1.969521E-15</text:p>
          </table:table-cell>
          <table:table-cell office:value-type="float" office:value="1.96485E-015" calcext:value-type="float">
            <text:p>1.96485E-15</text:p>
          </table:table-cell>
          <table:table-cell office:value-type="float" office:value="1.937131E-015" calcext:value-type="float">
            <text:p>1.937131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82317" calcext:value-type="float">
            <text:p>-11.82317</text:p>
          </table:table-cell>
          <table:table-cell office:value-type="float" office:value="-1.355402" calcext:value-type="float">
            <text:p>-1.355402</text:p>
          </table:table-cell>
          <table:table-cell office:value-type="float" office:value="-0.0789173" calcext:value-type="float">
            <text:p>-0.0789173</text:p>
          </table:table-cell>
          <table:table-cell office:value-type="float" office:value="-0.06675462" calcext:value-type="float">
            <text:p>-0.06675462</text:p>
          </table:table-cell>
          <table:table-cell office:value-type="float" office:value="-0.0595467" calcext:value-type="float">
            <text:p>-0.0595467</text:p>
          </table:table-cell>
          <table:table-cell office:value-type="float" office:value="-0.05143321" calcext:value-type="float">
            <text:p>-0.05143321</text:p>
          </table:table-cell>
          <table:table-cell office:value-type="float" office:value="-0.04292731" calcext:value-type="float">
            <text:p>-0.04292731</text:p>
          </table:table-cell>
          <table:table-cell office:value-type="float" office:value="-0.03761628" calcext:value-type="float">
            <text:p>-0.03761628</text:p>
          </table:table-cell>
          <table:table-cell office:value-type="float" office:value="-0.03123692" calcext:value-type="float">
            <text:p>-0.03123692</text:p>
          </table:table-cell>
          <table:table-cell office:value-type="float" office:value="-0.02260634" calcext:value-type="float">
            <text:p>-0.02260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5007" calcext:value-type="float">
            <text:p>-24.25007</text:p>
          </table:table-cell>
          <table:table-cell office:value-type="float" office:value="0.04063561" calcext:value-type="float">
            <text:p>0.04063561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2953" calcext:value-type="float">
            <text:p>-2.3929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6" calcext:value-type="float">
            <text:p>2802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8.72134" calcext:value-type="float">
            <text:p>28.72134</text:p>
          </table:table-cell>
          <table:table-cell office:value-type="float" office:value="0" calcext:value-type="float">
            <text:p>0</text:p>
          </table:table-cell>
          <table:table-cell office:value-type="float" office:value="1045.001" calcext:value-type="float">
            <text:p>1045.001</text:p>
          </table:table-cell>
          <table:table-cell office:value-type="float" office:value="-6.085572" calcext:value-type="float">
            <text:p>-6.085572</text:p>
          </table:table-cell>
          <table:table-cell office:value-type="float" office:value="0" calcext:value-type="float">
            <text:p>0</text:p>
          </table:table-cell>
          <table:table-cell office:value-type="float" office:value="0.13914" calcext:value-type="float">
            <text:p>0.13914</text:p>
          </table:table-cell>
          <table:table-cell office:value-type="float" office:value="0.1854844" calcext:value-type="float">
            <text:p>0.1854844</text:p>
          </table:table-cell>
          <table:table-cell office:value-type="float" office:value="0.2693553" calcext:value-type="float">
            <text:p>0.2693553</text:p>
          </table:table-cell>
          <table:table-cell office:value-type="float" office:value="0.2761541" calcext:value-type="float">
            <text:p>0.2761541</text:p>
          </table:table-cell>
          <table:table-cell office:value-type="float" office:value="0.2805461" calcext:value-type="float">
            <text:p>0.2805461</text:p>
          </table:table-cell>
          <table:table-cell office:value-type="float" office:value="0.2540538" calcext:value-type="float">
            <text:p>0.2540538</text:p>
          </table:table-cell>
          <table:table-cell office:value-type="float" office:value="0.2575115" calcext:value-type="float">
            <text:p>0.2575115</text:p>
          </table:table-cell>
          <table:table-cell office:value-type="float" office:value="0.3515871" calcext:value-type="float">
            <text:p>0.3515871</text:p>
          </table:table-cell>
          <table:table-cell office:value-type="float" office:value="0.3471899" calcext:value-type="float">
            <text:p>0.3471899</text:p>
          </table:table-cell>
          <table:table-cell office:value-type="float" office:value="0.3599741" calcext:value-type="float">
            <text:p>0.3599741</text:p>
          </table:table-cell>
          <table:table-cell office:value-type="float" office:value="0.3777297" calcext:value-type="float">
            <text:p>0.3777297</text:p>
          </table:table-cell>
          <table:table-cell office:value-type="float" office:value="0.3919116" calcext:value-type="float">
            <text:p>0.391911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2192E-015" calcext:value-type="float">
            <text:p>1.992192E-15</text:p>
          </table:table-cell>
          <table:table-cell office:value-type="float" office:value="1.969512E-015" calcext:value-type="float">
            <text:p>1.969512E-15</text:p>
          </table:table-cell>
          <table:table-cell office:value-type="float" office:value="1.964848E-015" calcext:value-type="float">
            <text:p>1.964848E-15</text:p>
          </table:table-cell>
          <table:table-cell office:value-type="float" office:value="1.937119E-015" calcext:value-type="float">
            <text:p>1.937119E-15</text:p>
          </table:table-cell>
          <table:table-cell office:value-type="float" office:value="9.445163E-016" calcext:value-type="float">
            <text:p>9.44516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15302" calcext:value-type="float">
            <text:p>-13.15302</text:p>
          </table:table-cell>
          <table:table-cell office:value-type="float" office:value="-1.436074" calcext:value-type="float">
            <text:p>-1.436074</text:p>
          </table:table-cell>
          <table:table-cell office:value-type="float" office:value="-0.08133527" calcext:value-type="float">
            <text:p>-0.08133527</text:p>
          </table:table-cell>
          <table:table-cell office:value-type="float" office:value="-0.0671625" calcext:value-type="float">
            <text:p>-0.0671625</text:p>
          </table:table-cell>
          <table:table-cell office:value-type="float" office:value="-0.05948203" calcext:value-type="float">
            <text:p>-0.05948203</text:p>
          </table:table-cell>
          <table:table-cell office:value-type="float" office:value="-0.05145054" calcext:value-type="float">
            <text:p>-0.05145054</text:p>
          </table:table-cell>
          <table:table-cell office:value-type="float" office:value="-0.043044" calcext:value-type="float">
            <text:p>-0.043044</text:p>
          </table:table-cell>
          <table:table-cell office:value-type="float" office:value="-0.03772916" calcext:value-type="float">
            <text:p>-0.03772916</text:p>
          </table:table-cell>
          <table:table-cell office:value-type="float" office:value="-0.03116976" calcext:value-type="float">
            <text:p>-0.03116976</text:p>
          </table:table-cell>
          <table:table-cell office:value-type="float" office:value="-0.02249518" calcext:value-type="float">
            <text:p>-0.02249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47206" calcext:value-type="float">
            <text:p>-24.47206</text:p>
          </table:table-cell>
          <table:table-cell office:value-type="float" office:value="0.04063464" calcext:value-type="float">
            <text:p>0.0406346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4977" calcext:value-type="float">
            <text:p>-2.3949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6" calcext:value-type="float">
            <text:p>103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8.90263" calcext:value-type="float">
            <text:p>28.90263</text:p>
          </table:table-cell>
          <table:table-cell office:value-type="float" office:value="0" calcext:value-type="float">
            <text:p>0</text:p>
          </table:table-cell>
          <table:table-cell office:value-type="float" office:value="1044.82" calcext:value-type="float">
            <text:p>1044.82</text:p>
          </table:table-cell>
          <table:table-cell office:value-type="float" office:value="-6.085572" calcext:value-type="float">
            <text:p>-6.085572</text:p>
          </table:table-cell>
          <table:table-cell office:value-type="float" office:value="0" calcext:value-type="float">
            <text:p>0</text:p>
          </table:table-cell>
          <table:table-cell office:value-type="float" office:value="0.1395043" calcext:value-type="float">
            <text:p>0.1395043</text:p>
          </table:table-cell>
          <table:table-cell office:value-type="float" office:value="0.1837574" calcext:value-type="float">
            <text:p>0.1837574</text:p>
          </table:table-cell>
          <table:table-cell office:value-type="float" office:value="0.2688089" calcext:value-type="float">
            <text:p>0.2688089</text:p>
          </table:table-cell>
          <table:table-cell office:value-type="float" office:value="0.2760107" calcext:value-type="float">
            <text:p>0.2760107</text:p>
          </table:table-cell>
          <table:table-cell office:value-type="float" office:value="0.2804899" calcext:value-type="float">
            <text:p>0.2804899</text:p>
          </table:table-cell>
          <table:table-cell office:value-type="float" office:value="0.2540306" calcext:value-type="float">
            <text:p>0.2540306</text:p>
          </table:table-cell>
          <table:table-cell office:value-type="float" office:value="0.2574292" calcext:value-type="float">
            <text:p>0.2574292</text:p>
          </table:table-cell>
          <table:table-cell office:value-type="float" office:value="0.3514855" calcext:value-type="float">
            <text:p>0.3514855</text:p>
          </table:table-cell>
          <table:table-cell office:value-type="float" office:value="0.3472285" calcext:value-type="float">
            <text:p>0.3472285</text:p>
          </table:table-cell>
          <table:table-cell office:value-type="float" office:value="0.3600653" calcext:value-type="float">
            <text:p>0.3600653</text:p>
          </table:table-cell>
          <table:table-cell office:value-type="float" office:value="0.3777345" calcext:value-type="float">
            <text:p>0.3777345</text:p>
          </table:table-cell>
          <table:table-cell office:value-type="float" office:value="0.3918635" calcext:value-type="float">
            <text:p>0.391863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2338E-015" calcext:value-type="float">
            <text:p>1.992338E-15</text:p>
          </table:table-cell>
          <table:table-cell office:value-type="float" office:value="1.969498E-015" calcext:value-type="float">
            <text:p>1.969498E-15</text:p>
          </table:table-cell>
          <table:table-cell office:value-type="float" office:value="1.964842E-015" calcext:value-type="float">
            <text:p>1.964842E-15</text:p>
          </table:table-cell>
          <table:table-cell office:value-type="float" office:value="1.937109E-015" calcext:value-type="float">
            <text:p>1.937109E-15</text:p>
          </table:table-cell>
          <table:table-cell office:value-type="float" office:value="9.445106E-016" calcext:value-type="float">
            <text:p>9.445106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91732" calcext:value-type="float">
            <text:p>-12.91732</text:p>
          </table:table-cell>
          <table:table-cell office:value-type="float" office:value="-1.54358" calcext:value-type="float">
            <text:p>-1.54358</text:p>
          </table:table-cell>
          <table:table-cell office:value-type="float" office:value="-0.08261529" calcext:value-type="float">
            <text:p>-0.08261529</text:p>
          </table:table-cell>
          <table:table-cell office:value-type="float" office:value="-0.06742951" calcext:value-type="float">
            <text:p>-0.06742951</text:p>
          </table:table-cell>
          <table:table-cell office:value-type="float" office:value="-0.05957293" calcext:value-type="float">
            <text:p>-0.05957293</text:p>
          </table:table-cell>
          <table:table-cell office:value-type="float" office:value="-0.05148629" calcext:value-type="float">
            <text:p>-0.05148629</text:p>
          </table:table-cell>
          <table:table-cell office:value-type="float" office:value="-0.04314229" calcext:value-type="float">
            <text:p>-0.04314229</text:p>
          </table:table-cell>
          <table:table-cell office:value-type="float" office:value="-0.03782558" calcext:value-type="float">
            <text:p>-0.03782558</text:p>
          </table:table-cell>
          <table:table-cell office:value-type="float" office:value="-0.03111217" calcext:value-type="float">
            <text:p>-0.03111217</text:p>
          </table:table-cell>
          <table:table-cell office:value-type="float" office:value="-0.02239744" calcext:value-type="float">
            <text:p>-0.02239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01671" calcext:value-type="float">
            <text:p>-22.01671</text:p>
          </table:table-cell>
          <table:table-cell office:value-type="float" office:value="0.04063306" calcext:value-type="float">
            <text:p>0.04063306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6936" calcext:value-type="float">
            <text:p>-2.39693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6" calcext:value-type="float">
            <text:p>203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9.12657" calcext:value-type="float">
            <text:p>29.12657</text:p>
          </table:table-cell>
          <table:table-cell office:value-type="float" office:value="0" calcext:value-type="float">
            <text:p>0</text:p>
          </table:table-cell>
          <table:table-cell office:value-type="float" office:value="1044.597" calcext:value-type="float">
            <text:p>1044.597</text:p>
          </table:table-cell>
          <table:table-cell office:value-type="float" office:value="-6.085572" calcext:value-type="float">
            <text:p>-6.085572</text:p>
          </table:table-cell>
          <table:table-cell office:value-type="float" office:value="0" calcext:value-type="float">
            <text:p>0</text:p>
          </table:table-cell>
          <table:table-cell office:value-type="float" office:value="0.1389402" calcext:value-type="float">
            <text:p>0.1389402</text:p>
          </table:table-cell>
          <table:table-cell office:value-type="float" office:value="0.1823252" calcext:value-type="float">
            <text:p>0.1823252</text:p>
          </table:table-cell>
          <table:table-cell office:value-type="float" office:value="0.2682225" calcext:value-type="float">
            <text:p>0.2682225</text:p>
          </table:table-cell>
          <table:table-cell office:value-type="float" office:value="0.2757762" calcext:value-type="float">
            <text:p>0.2757762</text:p>
          </table:table-cell>
          <table:table-cell office:value-type="float" office:value="0.2803749" calcext:value-type="float">
            <text:p>0.2803749</text:p>
          </table:table-cell>
          <table:table-cell office:value-type="float" office:value="0.2539893" calcext:value-type="float">
            <text:p>0.2539893</text:p>
          </table:table-cell>
          <table:table-cell office:value-type="float" office:value="0.2573615" calcext:value-type="float">
            <text:p>0.2573615</text:p>
          </table:table-cell>
          <table:table-cell office:value-type="float" office:value="0.3514414" calcext:value-type="float">
            <text:p>0.3514414</text:p>
          </table:table-cell>
          <table:table-cell office:value-type="float" office:value="0.3472629" calcext:value-type="float">
            <text:p>0.3472629</text:p>
          </table:table-cell>
          <table:table-cell office:value-type="float" office:value="0.3601194" calcext:value-type="float">
            <text:p>0.3601194</text:p>
          </table:table-cell>
          <table:table-cell office:value-type="float" office:value="0.3777422" calcext:value-type="float">
            <text:p>0.3777422</text:p>
          </table:table-cell>
          <table:table-cell office:value-type="float" office:value="0.3918104" calcext:value-type="float">
            <text:p>0.391810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2481E-015" calcext:value-type="float">
            <text:p>1.992481E-15</text:p>
          </table:table-cell>
          <table:table-cell office:value-type="float" office:value="1.969488E-015" calcext:value-type="float">
            <text:p>1.969488E-15</text:p>
          </table:table-cell>
          <table:table-cell office:value-type="float" office:value="1.964834E-015" calcext:value-type="float">
            <text:p>1.964834E-15</text:p>
          </table:table-cell>
          <table:table-cell office:value-type="float" office:value="1.937102E-015" calcext:value-type="float">
            <text:p>1.937102E-15</text:p>
          </table:table-cell>
          <table:table-cell office:value-type="float" office:value="9.445016E-016" calcext:value-type="float">
            <text:p>9.445016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30522" calcext:value-type="float">
            <text:p>-13.30522</text:p>
          </table:table-cell>
          <table:table-cell office:value-type="float" office:value="-1.639446" calcext:value-type="float">
            <text:p>-1.639446</text:p>
          </table:table-cell>
          <table:table-cell office:value-type="float" office:value="-0.084015" calcext:value-type="float">
            <text:p>-0.084015</text:p>
          </table:table-cell>
          <table:table-cell office:value-type="float" office:value="-0.06787059" calcext:value-type="float">
            <text:p>-0.06787059</text:p>
          </table:table-cell>
          <table:table-cell office:value-type="float" office:value="-0.05976029" calcext:value-type="float">
            <text:p>-0.05976029</text:p>
          </table:table-cell>
          <table:table-cell office:value-type="float" office:value="-0.05155011" calcext:value-type="float">
            <text:p>-0.05155011</text:p>
          </table:table-cell>
          <table:table-cell office:value-type="float" office:value="-0.0432234" calcext:value-type="float">
            <text:p>-0.0432234</text:p>
          </table:table-cell>
          <table:table-cell office:value-type="float" office:value="-0.03786719" calcext:value-type="float">
            <text:p>-0.03786719</text:p>
          </table:table-cell>
          <table:table-cell office:value-type="float" office:value="-0.03106084" calcext:value-type="float">
            <text:p>-0.03106084</text:p>
          </table:table-cell>
          <table:table-cell office:value-type="float" office:value="-0.02233991" calcext:value-type="float">
            <text:p>-0.02233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99805" calcext:value-type="float">
            <text:p>-23.99805</text:p>
          </table:table-cell>
          <table:table-cell office:value-type="float" office:value="0.04063199" calcext:value-type="float">
            <text:p>0.0406319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8829" calcext:value-type="float">
            <text:p>-2.3988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6" calcext:value-type="float">
            <text:p>3032006</text:p>
          </table:table-cell>
          <table:table-cell office:value-type="float" office:value="33.90001" calcext:value-type="float">
            <text:p>33.90001</text:p>
          </table:table-cell>
          <table:table-cell office:value-type="float" office:value="29.34852" calcext:value-type="float">
            <text:p>29.34852</text:p>
          </table:table-cell>
          <table:table-cell office:value-type="float" office:value="0" calcext:value-type="float">
            <text:p>0</text:p>
          </table:table-cell>
          <table:table-cell office:value-type="float" office:value="1044.694" calcext:value-type="float">
            <text:p>1044.694</text:p>
          </table:table-cell>
          <table:table-cell office:value-type="float" office:value="-6.404968" calcext:value-type="float">
            <text:p>-6.404968</text:p>
          </table:table-cell>
          <table:table-cell office:value-type="float" office:value="0" calcext:value-type="float">
            <text:p>0</text:p>
          </table:table-cell>
          <table:table-cell office:value-type="float" office:value="0.1378307" calcext:value-type="float">
            <text:p>0.1378307</text:p>
          </table:table-cell>
          <table:table-cell office:value-type="float" office:value="0.1809645" calcext:value-type="float">
            <text:p>0.1809645</text:p>
          </table:table-cell>
          <table:table-cell office:value-type="float" office:value="0.267586" calcext:value-type="float">
            <text:p>0.267586</text:p>
          </table:table-cell>
          <table:table-cell office:value-type="float" office:value="0.2754711" calcext:value-type="float">
            <text:p>0.2754711</text:p>
          </table:table-cell>
          <table:table-cell office:value-type="float" office:value="0.2802052" calcext:value-type="float">
            <text:p>0.2802052</text:p>
          </table:table-cell>
          <table:table-cell office:value-type="float" office:value="0.2539282" calcext:value-type="float">
            <text:p>0.2539282</text:p>
          </table:table-cell>
          <table:table-cell office:value-type="float" office:value="0.2573035" calcext:value-type="float">
            <text:p>0.2573035</text:p>
          </table:table-cell>
          <table:table-cell office:value-type="float" office:value="0.3514012" calcext:value-type="float">
            <text:p>0.3514012</text:p>
          </table:table-cell>
          <table:table-cell office:value-type="float" office:value="0.3472925" calcext:value-type="float">
            <text:p>0.3472925</text:p>
          </table:table-cell>
          <table:table-cell office:value-type="float" office:value="0.3601697" calcext:value-type="float">
            <text:p>0.3601697</text:p>
          </table:table-cell>
          <table:table-cell office:value-type="float" office:value="0.3777513" calcext:value-type="float">
            <text:p>0.3777513</text:p>
          </table:table-cell>
          <table:table-cell office:value-type="float" office:value="0.3918729" calcext:value-type="float">
            <text:p>0.3918729</text:p>
          </table:table-cell>
          <table:table-cell office:value-type="float" office:value="0.457778" calcext:value-type="float">
            <text:p>0.457778</text:p>
          </table:table-cell>
          <table:table-cell office:value-type="float" office:value="0" calcext:value-type="float">
            <text:p>0</text:p>
          </table:table-cell>
          <table:table-cell office:value-type="float" office:value="1.992593E-015" calcext:value-type="float">
            <text:p>1.992593E-15</text:p>
          </table:table-cell>
          <table:table-cell office:value-type="float" office:value="1.969481E-015" calcext:value-type="float">
            <text:p>1.969481E-15</text:p>
          </table:table-cell>
          <table:table-cell office:value-type="float" office:value="1.96483E-015" calcext:value-type="float">
            <text:p>1.96483E-15</text:p>
          </table:table-cell>
          <table:table-cell office:value-type="float" office:value="1.937091E-015" calcext:value-type="float">
            <text:p>1.937091E-15</text:p>
          </table:table-cell>
          <table:table-cell office:value-type="float" office:value="9.444994E-016" calcext:value-type="float">
            <text:p>9.444994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16394" calcext:value-type="float">
            <text:p>-14.16394</text:p>
          </table:table-cell>
          <table:table-cell office:value-type="float" office:value="-1.738442" calcext:value-type="float">
            <text:p>-1.738442</text:p>
          </table:table-cell>
          <table:table-cell office:value-type="float" office:value="-0.08556466" calcext:value-type="float">
            <text:p>-0.08556466</text:p>
          </table:table-cell>
          <table:table-cell office:value-type="float" office:value="-0.06844991" calcext:value-type="float">
            <text:p>-0.06844991</text:p>
          </table:table-cell>
          <table:table-cell office:value-type="float" office:value="-0.06003855" calcext:value-type="float">
            <text:p>-0.06003855</text:p>
          </table:table-cell>
          <table:table-cell office:value-type="float" office:value="-0.05164485" calcext:value-type="float">
            <text:p>-0.05164485</text:p>
          </table:table-cell>
          <table:table-cell office:value-type="float" office:value="-0.04329293" calcext:value-type="float">
            <text:p>-0.04329293</text:p>
          </table:table-cell>
          <table:table-cell office:value-type="float" office:value="-0.03790533" calcext:value-type="float">
            <text:p>-0.03790533</text:p>
          </table:table-cell>
          <table:table-cell office:value-type="float" office:value="-0.03101687" calcext:value-type="float">
            <text:p>-0.03101687</text:p>
          </table:table-cell>
          <table:table-cell office:value-type="float" office:value="-0.02228653" calcext:value-type="float">
            <text:p>-0.02228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37509" calcext:value-type="float">
            <text:p>-24.37509</text:p>
          </table:table-cell>
          <table:table-cell office:value-type="float" office:value="0.04063127" calcext:value-type="float">
            <text:p>0.0406312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5439" calcext:value-type="float">
            <text:p>-2.354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6" calcext:value-type="float">
            <text:p>4032006</text:p>
          </table:table-cell>
          <table:table-cell office:value-type="float" office:value="34.20002" calcext:value-type="float">
            <text:p>34.20002</text:p>
          </table:table-cell>
          <table:table-cell office:value-type="float" office:value="29.44757" calcext:value-type="float">
            <text:p>29.44757</text:p>
          </table:table-cell>
          <table:table-cell office:value-type="float" office:value="0" calcext:value-type="float">
            <text:p>0</text:p>
          </table:table-cell>
          <table:table-cell office:value-type="float" office:value="1045.704" calcext:value-type="float">
            <text:p>1045.704</text:p>
          </table:table-cell>
          <table:table-cell office:value-type="float" office:value="-7.213892" calcext:value-type="float">
            <text:p>-7.213892</text:p>
          </table:table-cell>
          <table:table-cell office:value-type="float" office:value="0" calcext:value-type="float">
            <text:p>0</text:p>
          </table:table-cell>
          <table:table-cell office:value-type="float" office:value="0.1518161" calcext:value-type="float">
            <text:p>0.1518161</text:p>
          </table:table-cell>
          <table:table-cell office:value-type="float" office:value="0.1801048" calcext:value-type="float">
            <text:p>0.1801048</text:p>
          </table:table-cell>
          <table:table-cell office:value-type="float" office:value="0.2669444" calcext:value-type="float">
            <text:p>0.2669444</text:p>
          </table:table-cell>
          <table:table-cell office:value-type="float" office:value="0.2751088" calcext:value-type="float">
            <text:p>0.2751088</text:p>
          </table:table-cell>
          <table:table-cell office:value-type="float" office:value="0.2799849" calcext:value-type="float">
            <text:p>0.2799849</text:p>
          </table:table-cell>
          <table:table-cell office:value-type="float" office:value="0.2538451" calcext:value-type="float">
            <text:p>0.2538451</text:p>
          </table:table-cell>
          <table:table-cell office:value-type="float" office:value="0.2572483" calcext:value-type="float">
            <text:p>0.2572483</text:p>
          </table:table-cell>
          <table:table-cell office:value-type="float" office:value="0.3513644" calcext:value-type="float">
            <text:p>0.3513644</text:p>
          </table:table-cell>
          <table:table-cell office:value-type="float" office:value="0.3473178" calcext:value-type="float">
            <text:p>0.3473178</text:p>
          </table:table-cell>
          <table:table-cell office:value-type="float" office:value="0.3602165" calcext:value-type="float">
            <text:p>0.3602165</text:p>
          </table:table-cell>
          <table:table-cell office:value-type="float" office:value="0.3777742" calcext:value-type="float">
            <text:p>0.3777742</text:p>
          </table:table-cell>
          <table:table-cell office:value-type="float" office:value="0.3920549" calcext:value-type="float">
            <text:p>0.3920549</text:p>
          </table:table-cell>
          <table:table-cell office:value-type="float" office:value="0.4606329" calcext:value-type="float">
            <text:p>0.4606329</text:p>
          </table:table-cell>
          <table:table-cell office:value-type="float" office:value="0" calcext:value-type="float">
            <text:p>0</text:p>
          </table:table-cell>
          <table:table-cell office:value-type="float" office:value="1.992702E-015" calcext:value-type="float">
            <text:p>1.992702E-15</text:p>
          </table:table-cell>
          <table:table-cell office:value-type="float" office:value="1.969468E-015" calcext:value-type="float">
            <text:p>1.969468E-15</text:p>
          </table:table-cell>
          <table:table-cell office:value-type="float" office:value="1.964831E-015" calcext:value-type="float">
            <text:p>1.964831E-15</text:p>
          </table:table-cell>
          <table:table-cell office:value-type="float" office:value="1.937078E-015" calcext:value-type="float">
            <text:p>1.937078E-15</text:p>
          </table:table-cell>
          <table:table-cell office:value-type="float" office:value="9.444985E-016" calcext:value-type="float">
            <text:p>9.444985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775379" calcext:value-type="float">
            <text:p>-6.775379</text:p>
          </table:table-cell>
          <table:table-cell office:value-type="float" office:value="-1.802703" calcext:value-type="float">
            <text:p>-1.802703</text:p>
          </table:table-cell>
          <table:table-cell office:value-type="float" office:value="-0.08716097" calcext:value-type="float">
            <text:p>-0.08716097</text:p>
          </table:table-cell>
          <table:table-cell office:value-type="float" office:value="-0.06914634" calcext:value-type="float">
            <text:p>-0.06914634</text:p>
          </table:table-cell>
          <table:table-cell office:value-type="float" office:value="-0.06040229" calcext:value-type="float">
            <text:p>-0.06040229</text:p>
          </table:table-cell>
          <table:table-cell office:value-type="float" office:value="-0.05177419" calcext:value-type="float">
            <text:p>-0.05177419</text:p>
          </table:table-cell>
          <table:table-cell office:value-type="float" office:value="-0.04335908" calcext:value-type="float">
            <text:p>-0.04335908</text:p>
          </table:table-cell>
          <table:table-cell office:value-type="float" office:value="-0.03794005" calcext:value-type="float">
            <text:p>-0.03794005</text:p>
          </table:table-cell>
          <table:table-cell office:value-type="float" office:value="-0.03097926" calcext:value-type="float">
            <text:p>-0.03097926</text:p>
          </table:table-cell>
          <table:table-cell office:value-type="float" office:value="-0.02223704" calcext:value-type="float">
            <text:p>-0.02223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440471" calcext:value-type="float">
            <text:p>-7.440471</text:p>
          </table:table-cell>
          <table:table-cell office:value-type="float" office:value="0.0406305" calcext:value-type="float">
            <text:p>0.040630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67127" calcext:value-type="float">
            <text:p>-2.3671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6" calcext:value-type="float">
            <text:p>5032006</text:p>
          </table:table-cell>
          <table:table-cell office:value-type="float" office:value="35.50002" calcext:value-type="float">
            <text:p>35.50002</text:p>
          </table:table-cell>
          <table:table-cell office:value-type="float" office:value="31.05748" calcext:value-type="float">
            <text:p>31.05748</text:p>
          </table:table-cell>
          <table:table-cell office:value-type="float" office:value="0" calcext:value-type="float">
            <text:p>0</text:p>
          </table:table-cell>
          <table:table-cell office:value-type="float" office:value="1045.751" calcext:value-type="float">
            <text:p>1045.751</text:p>
          </table:table-cell>
          <table:table-cell office:value-type="float" office:value="-7.571368" calcext:value-type="float">
            <text:p>-7.571368</text:p>
          </table:table-cell>
          <table:table-cell office:value-type="float" office:value="0" calcext:value-type="float">
            <text:p>0</text:p>
          </table:table-cell>
          <table:table-cell office:value-type="float" office:value="0.1499006" calcext:value-type="float">
            <text:p>0.1499006</text:p>
          </table:table-cell>
          <table:table-cell office:value-type="float" office:value="0.1811921" calcext:value-type="float">
            <text:p>0.1811921</text:p>
          </table:table-cell>
          <table:table-cell office:value-type="float" office:value="0.2664561" calcext:value-type="float">
            <text:p>0.2664561</text:p>
          </table:table-cell>
          <table:table-cell office:value-type="float" office:value="0.2747261" calcext:value-type="float">
            <text:p>0.2747261</text:p>
          </table:table-cell>
          <table:table-cell office:value-type="float" office:value="0.2797262" calcext:value-type="float">
            <text:p>0.2797262</text:p>
          </table:table-cell>
          <table:table-cell office:value-type="float" office:value="0.253739" calcext:value-type="float">
            <text:p>0.253739</text:p>
          </table:table-cell>
          <table:table-cell office:value-type="float" office:value="0.2571896" calcext:value-type="float">
            <text:p>0.2571896</text:p>
          </table:table-cell>
          <table:table-cell office:value-type="float" office:value="0.3513298" calcext:value-type="float">
            <text:p>0.3513298</text:p>
          </table:table-cell>
          <table:table-cell office:value-type="float" office:value="0.3473397" calcext:value-type="float">
            <text:p>0.3473397</text:p>
          </table:table-cell>
          <table:table-cell office:value-type="float" office:value="0.3602607" calcext:value-type="float">
            <text:p>0.3602607</text:p>
          </table:table-cell>
          <table:table-cell office:value-type="float" office:value="0.3778064" calcext:value-type="float">
            <text:p>0.3778064</text:p>
          </table:table-cell>
          <table:table-cell office:value-type="float" office:value="0.3921379" calcext:value-type="float">
            <text:p>0.3921379</text:p>
          </table:table-cell>
          <table:table-cell office:value-type="float" office:value="0.4623365" calcext:value-type="float">
            <text:p>0.4623365</text:p>
          </table:table-cell>
          <table:table-cell office:value-type="float" office:value="0" calcext:value-type="float">
            <text:p>0</text:p>
          </table:table-cell>
          <table:table-cell office:value-type="float" office:value="1.992825E-015" calcext:value-type="float">
            <text:p>1.992825E-15</text:p>
          </table:table-cell>
          <table:table-cell office:value-type="float" office:value="1.96946E-015" calcext:value-type="float">
            <text:p>1.96946E-15</text:p>
          </table:table-cell>
          <table:table-cell office:value-type="float" office:value="1.964824E-015" calcext:value-type="float">
            <text:p>1.964824E-15</text:p>
          </table:table-cell>
          <table:table-cell office:value-type="float" office:value="1.937069E-015" calcext:value-type="float">
            <text:p>1.937069E-15</text:p>
          </table:table-cell>
          <table:table-cell office:value-type="float" office:value="9.444949E-016" calcext:value-type="float">
            <text:p>9.444949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355769" calcext:value-type="float">
            <text:p>-7.355769</text:p>
          </table:table-cell>
          <table:table-cell office:value-type="float" office:value="-1.721486" calcext:value-type="float">
            <text:p>-1.721486</text:p>
          </table:table-cell>
          <table:table-cell office:value-type="float" office:value="-0.08840432" calcext:value-type="float">
            <text:p>-0.08840432</text:p>
          </table:table-cell>
          <table:table-cell office:value-type="float" office:value="-0.06989152" calcext:value-type="float">
            <text:p>-0.06989152</text:p>
          </table:table-cell>
          <table:table-cell office:value-type="float" office:value="-0.06083327" calcext:value-type="float">
            <text:p>-0.06083327</text:p>
          </table:table-cell>
          <table:table-cell office:value-type="float" office:value="-0.05193979" calcext:value-type="float">
            <text:p>-0.05193979</text:p>
          </table:table-cell>
          <table:table-cell office:value-type="float" office:value="-0.04342961" calcext:value-type="float">
            <text:p>-0.04342961</text:p>
          </table:table-cell>
          <table:table-cell office:value-type="float" office:value="-0.03797286" calcext:value-type="float">
            <text:p>-0.03797286</text:p>
          </table:table-cell>
          <table:table-cell office:value-type="float" office:value="-0.03094668" calcext:value-type="float">
            <text:p>-0.03094668</text:p>
          </table:table-cell>
          <table:table-cell office:value-type="float" office:value="-0.02219037" calcext:value-type="float">
            <text:p>-0.02219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07364" calcext:value-type="float">
            <text:p>-16.07364</text:p>
          </table:table-cell>
          <table:table-cell office:value-type="float" office:value="0.04062779" calcext:value-type="float">
            <text:p>0.0406277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8053" calcext:value-type="float">
            <text:p>-2.3780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6" calcext:value-type="float">
            <text:p>6032006</text:p>
          </table:table-cell>
          <table:table-cell office:value-type="float" office:value="35.50002" calcext:value-type="float">
            <text:p>35.50002</text:p>
          </table:table-cell>
          <table:table-cell office:value-type="float" office:value="31.35969" calcext:value-type="float">
            <text:p>31.35969</text:p>
          </table:table-cell>
          <table:table-cell office:value-type="float" office:value="0" calcext:value-type="float">
            <text:p>0</text:p>
          </table:table-cell>
          <table:table-cell office:value-type="float" office:value="1045.45" calcext:value-type="float">
            <text:p>1045.45</text:p>
          </table:table-cell>
          <table:table-cell office:value-type="float" office:value="-7.571368" calcext:value-type="float">
            <text:p>-7.571368</text:p>
          </table:table-cell>
          <table:table-cell office:value-type="float" office:value="0" calcext:value-type="float">
            <text:p>0</text:p>
          </table:table-cell>
          <table:table-cell office:value-type="float" office:value="0.1425564" calcext:value-type="float">
            <text:p>0.1425564</text:p>
          </table:table-cell>
          <table:table-cell office:value-type="float" office:value="0.1804399" calcext:value-type="float">
            <text:p>0.1804399</text:p>
          </table:table-cell>
          <table:table-cell office:value-type="float" office:value="0.2660378" calcext:value-type="float">
            <text:p>0.2660378</text:p>
          </table:table-cell>
          <table:table-cell office:value-type="float" office:value="0.2743659" calcext:value-type="float">
            <text:p>0.2743659</text:p>
          </table:table-cell>
          <table:table-cell office:value-type="float" office:value="0.2794555" calcext:value-type="float">
            <text:p>0.2794555</text:p>
          </table:table-cell>
          <table:table-cell office:value-type="float" office:value="0.2536117" calcext:value-type="float">
            <text:p>0.2536117</text:p>
          </table:table-cell>
          <table:table-cell office:value-type="float" office:value="0.2571253" calcext:value-type="float">
            <text:p>0.2571253</text:p>
          </table:table-cell>
          <table:table-cell office:value-type="float" office:value="0.351297" calcext:value-type="float">
            <text:p>0.351297</text:p>
          </table:table-cell>
          <table:table-cell office:value-type="float" office:value="0.3473585" calcext:value-type="float">
            <text:p>0.3473585</text:p>
          </table:table-cell>
          <table:table-cell office:value-type="float" office:value="0.3603032" calcext:value-type="float">
            <text:p>0.3603032</text:p>
          </table:table-cell>
          <table:table-cell office:value-type="float" office:value="0.3778416" calcext:value-type="float">
            <text:p>0.3778416</text:p>
          </table:table-cell>
          <table:table-cell office:value-type="float" office:value="0.3921616" calcext:value-type="float">
            <text:p>0.392161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2955E-015" calcext:value-type="float">
            <text:p>1.992955E-15</text:p>
          </table:table-cell>
          <table:table-cell office:value-type="float" office:value="1.969451E-015" calcext:value-type="float">
            <text:p>1.969451E-15</text:p>
          </table:table-cell>
          <table:table-cell office:value-type="float" office:value="1.964818E-015" calcext:value-type="float">
            <text:p>1.964818E-15</text:p>
          </table:table-cell>
          <table:table-cell office:value-type="float" office:value="1.93706E-015" calcext:value-type="float">
            <text:p>1.93706E-15</text:p>
          </table:table-cell>
          <table:table-cell office:value-type="float" office:value="9.444878E-016" calcext:value-type="float">
            <text:p>9.444878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90891" calcext:value-type="float">
            <text:p>-10.90891</text:p>
          </table:table-cell>
          <table:table-cell office:value-type="float" office:value="-1.777252" calcext:value-type="float">
            <text:p>-1.777252</text:p>
          </table:table-cell>
          <table:table-cell office:value-type="float" office:value="-0.08947857" calcext:value-type="float">
            <text:p>-0.08947857</text:p>
          </table:table-cell>
          <table:table-cell office:value-type="float" office:value="-0.07060105" calcext:value-type="float">
            <text:p>-0.07060105</text:p>
          </table:table-cell>
          <table:table-cell office:value-type="float" office:value="-0.06128826" calcext:value-type="float">
            <text:p>-0.06128826</text:p>
          </table:table-cell>
          <table:table-cell office:value-type="float" office:value="-0.05213946" calcext:value-type="float">
            <text:p>-0.05213946</text:p>
          </table:table-cell>
          <table:table-cell office:value-type="float" office:value="-0.0435069" calcext:value-type="float">
            <text:p>-0.0435069</text:p>
          </table:table-cell>
          <table:table-cell office:value-type="float" office:value="-0.03800399" calcext:value-type="float">
            <text:p>-0.03800399</text:p>
          </table:table-cell>
          <table:table-cell office:value-type="float" office:value="-0.03091879" calcext:value-type="float">
            <text:p>-0.03091879</text:p>
          </table:table-cell>
          <table:table-cell office:value-type="float" office:value="-0.02214557" calcext:value-type="float">
            <text:p>-0.0221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67595" calcext:value-type="float">
            <text:p>-19.67595</text:p>
          </table:table-cell>
          <table:table-cell office:value-type="float" office:value="0.04062673" calcext:value-type="float">
            <text:p>0.04062673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105" calcext:value-type="float">
            <text:p>-2.381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6" calcext:value-type="float">
            <text:p>7032006</text:p>
          </table:table-cell>
          <table:table-cell office:value-type="float" office:value="35.50002" calcext:value-type="float">
            <text:p>35.50002</text:p>
          </table:table-cell>
          <table:table-cell office:value-type="float" office:value="31.60373" calcext:value-type="float">
            <text:p>31.60373</text:p>
          </table:table-cell>
          <table:table-cell office:value-type="float" office:value="0" calcext:value-type="float">
            <text:p>0</text:p>
          </table:table-cell>
          <table:table-cell office:value-type="float" office:value="1045.205" calcext:value-type="float">
            <text:p>1045.205</text:p>
          </table:table-cell>
          <table:table-cell office:value-type="float" office:value="-7.571368" calcext:value-type="float">
            <text:p>-7.571368</text:p>
          </table:table-cell>
          <table:table-cell office:value-type="float" office:value="0" calcext:value-type="float">
            <text:p>0</text:p>
          </table:table-cell>
          <table:table-cell office:value-type="float" office:value="0.1393306" calcext:value-type="float">
            <text:p>0.1393306</text:p>
          </table:table-cell>
          <table:table-cell office:value-type="float" office:value="0.1793965" calcext:value-type="float">
            <text:p>0.1793965</text:p>
          </table:table-cell>
          <table:table-cell office:value-type="float" office:value="0.265734" calcext:value-type="float">
            <text:p>0.265734</text:p>
          </table:table-cell>
          <table:table-cell office:value-type="float" office:value="0.274013" calcext:value-type="float">
            <text:p>0.274013</text:p>
          </table:table-cell>
          <table:table-cell office:value-type="float" office:value="0.2791815" calcext:value-type="float">
            <text:p>0.2791815</text:p>
          </table:table-cell>
          <table:table-cell office:value-type="float" office:value="0.2534687" calcext:value-type="float">
            <text:p>0.2534687</text:p>
          </table:table-cell>
          <table:table-cell office:value-type="float" office:value="0.2570543" calcext:value-type="float">
            <text:p>0.2570543</text:p>
          </table:table-cell>
          <table:table-cell office:value-type="float" office:value="0.3512643" calcext:value-type="float">
            <text:p>0.3512643</text:p>
          </table:table-cell>
          <table:table-cell office:value-type="float" office:value="0.3473749" calcext:value-type="float">
            <text:p>0.3473749</text:p>
          </table:table-cell>
          <table:table-cell office:value-type="float" office:value="0.3603424" calcext:value-type="float">
            <text:p>0.3603424</text:p>
          </table:table-cell>
          <table:table-cell office:value-type="float" office:value="0.377875" calcext:value-type="float">
            <text:p>0.377875</text:p>
          </table:table-cell>
          <table:table-cell office:value-type="float" office:value="0.3921687" calcext:value-type="float">
            <text:p>0.392168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3086E-015" calcext:value-type="float">
            <text:p>1.993086E-15</text:p>
          </table:table-cell>
          <table:table-cell office:value-type="float" office:value="1.969442E-015" calcext:value-type="float">
            <text:p>1.969442E-15</text:p>
          </table:table-cell>
          <table:table-cell office:value-type="float" office:value="1.964812E-015" calcext:value-type="float">
            <text:p>1.964812E-15</text:p>
          </table:table-cell>
          <table:table-cell office:value-type="float" office:value="1.937052E-015" calcext:value-type="float">
            <text:p>1.937052E-15</text:p>
          </table:table-cell>
          <table:table-cell office:value-type="float" office:value="9.444802E-016" calcext:value-type="float">
            <text:p>9.44480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0431" calcext:value-type="float">
            <text:p>-13.0431</text:p>
          </table:table-cell>
          <table:table-cell office:value-type="float" office:value="-1.857128" calcext:value-type="float">
            <text:p>-1.857128</text:p>
          </table:table-cell>
          <table:table-cell office:value-type="float" office:value="-0.09028821" calcext:value-type="float">
            <text:p>-0.09028821</text:p>
          </table:table-cell>
          <table:table-cell office:value-type="float" office:value="-0.07130502" calcext:value-type="float">
            <text:p>-0.07130502</text:p>
          </table:table-cell>
          <table:table-cell office:value-type="float" office:value="-0.06175283" calcext:value-type="float">
            <text:p>-0.06175283</text:p>
          </table:table-cell>
          <table:table-cell office:value-type="float" office:value="-0.05236495" calcext:value-type="float">
            <text:p>-0.05236495</text:p>
          </table:table-cell>
          <table:table-cell office:value-type="float" office:value="-0.04359254" calcext:value-type="float">
            <text:p>-0.04359254</text:p>
          </table:table-cell>
          <table:table-cell office:value-type="float" office:value="-0.03803498" calcext:value-type="float">
            <text:p>-0.03803498</text:p>
          </table:table-cell>
          <table:table-cell office:value-type="float" office:value="-0.03089459" calcext:value-type="float">
            <text:p>-0.03089459</text:p>
          </table:table-cell>
          <table:table-cell office:value-type="float" office:value="-0.02210437" calcext:value-type="float">
            <text:p>-0.02210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15732" calcext:value-type="float">
            <text:p>-21.15732</text:p>
          </table:table-cell>
          <table:table-cell office:value-type="float" office:value="0.04062583" calcext:value-type="float">
            <text:p>0.04062583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3495" calcext:value-type="float">
            <text:p>-2.3834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6" calcext:value-type="float">
            <text:p>8032006</text:p>
          </table:table-cell>
          <table:table-cell office:value-type="float" office:value="37.50004" calcext:value-type="float">
            <text:p>37.50004</text:p>
          </table:table-cell>
          <table:table-cell office:value-type="float" office:value="31.62624" calcext:value-type="float">
            <text:p>31.62624</text:p>
          </table:table-cell>
          <table:table-cell office:value-type="float" office:value="0" calcext:value-type="float">
            <text:p>0</text:p>
          </table:table-cell>
          <table:table-cell office:value-type="float" office:value="1047.182" calcext:value-type="float">
            <text:p>1047.182</text:p>
          </table:table-cell>
          <table:table-cell office:value-type="float" office:value="-7.570834" calcext:value-type="float">
            <text:p>-7.570834</text:p>
          </table:table-cell>
          <table:table-cell office:value-type="float" office:value="0" calcext:value-type="float">
            <text:p>0</text:p>
          </table:table-cell>
          <table:table-cell office:value-type="float" office:value="0.1833378" calcext:value-type="float">
            <text:p>0.1833378</text:p>
          </table:table-cell>
          <table:table-cell office:value-type="float" office:value="0.1797349" calcext:value-type="float">
            <text:p>0.1797349</text:p>
          </table:table-cell>
          <table:table-cell office:value-type="float" office:value="0.2658805" calcext:value-type="float">
            <text:p>0.2658805</text:p>
          </table:table-cell>
          <table:table-cell office:value-type="float" office:value="0.2737844" calcext:value-type="float">
            <text:p>0.2737844</text:p>
          </table:table-cell>
          <table:table-cell office:value-type="float" office:value="0.2789371" calcext:value-type="float">
            <text:p>0.2789371</text:p>
          </table:table-cell>
          <table:table-cell office:value-type="float" office:value="0.2533154" calcext:value-type="float">
            <text:p>0.2533154</text:p>
          </table:table-cell>
          <table:table-cell office:value-type="float" office:value="0.2569759" calcext:value-type="float">
            <text:p>0.2569759</text:p>
          </table:table-cell>
          <table:table-cell office:value-type="float" office:value="0.3512289" calcext:value-type="float">
            <text:p>0.3512289</text:p>
          </table:table-cell>
          <table:table-cell office:value-type="float" office:value="0.3473889" calcext:value-type="float">
            <text:p>0.3473889</text:p>
          </table:table-cell>
          <table:table-cell office:value-type="float" office:value="0.3603801" calcext:value-type="float">
            <text:p>0.3603801</text:p>
          </table:table-cell>
          <table:table-cell office:value-type="float" office:value="0.377908" calcext:value-type="float">
            <text:p>0.377908</text:p>
          </table:table-cell>
          <table:table-cell office:value-type="float" office:value="0.3921621" calcext:value-type="float">
            <text:p>0.392162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3199E-015" calcext:value-type="float">
            <text:p>1.993199E-15</text:p>
          </table:table-cell>
          <table:table-cell office:value-type="float" office:value="1.969429E-015" calcext:value-type="float">
            <text:p>1.969429E-15</text:p>
          </table:table-cell>
          <table:table-cell office:value-type="float" office:value="1.964811E-015" calcext:value-type="float">
            <text:p>1.964811E-15</text:p>
          </table:table-cell>
          <table:table-cell office:value-type="float" office:value="1.937041E-015" calcext:value-type="float">
            <text:p>1.937041E-15</text:p>
          </table:table-cell>
          <table:table-cell office:value-type="float" office:value="9.444767E-016" calcext:value-type="float">
            <text:p>9.444767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0554" calcext:value-type="float">
            <text:p>-1.60554</text:p>
          </table:table-cell>
          <table:table-cell office:value-type="float" office:value="-1.834979" calcext:value-type="float">
            <text:p>-1.834979</text:p>
          </table:table-cell>
          <table:table-cell office:value-type="float" office:value="-0.08990353" calcext:value-type="float">
            <text:p>-0.08990353</text:p>
          </table:table-cell>
          <table:table-cell office:value-type="float" office:value="-0.07176749" calcext:value-type="float">
            <text:p>-0.07176749</text:p>
          </table:table-cell>
          <table:table-cell office:value-type="float" office:value="-0.06217161" calcext:value-type="float">
            <text:p>-0.06217161</text:p>
          </table:table-cell>
          <table:table-cell office:value-type="float" office:value="-0.05260807" calcext:value-type="float">
            <text:p>-0.05260807</text:p>
          </table:table-cell>
          <table:table-cell office:value-type="float" office:value="-0.04368718" calcext:value-type="float">
            <text:p>-0.04368718</text:p>
          </table:table-cell>
          <table:table-cell office:value-type="float" office:value="-0.03806867" calcext:value-type="float">
            <text:p>-0.03806867</text:p>
          </table:table-cell>
          <table:table-cell office:value-type="float" office:value="-0.03087384" calcext:value-type="float">
            <text:p>-0.03087384</text:p>
          </table:table-cell>
          <table:table-cell office:value-type="float" office:value="-0.02206487" calcext:value-type="float">
            <text:p>-0.02206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7653" calcext:value-type="float">
            <text:p>-0.267653</text:p>
          </table:table-cell>
          <table:table-cell office:value-type="float" office:value="0.04062469" calcext:value-type="float">
            <text:p>0.0406246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5809" calcext:value-type="float">
            <text:p>-2.3858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6" calcext:value-type="float">
            <text:p>9032006</text:p>
          </table:table-cell>
          <table:table-cell office:value-type="float" office:value="37.50004" calcext:value-type="float">
            <text:p>37.50004</text:p>
          </table:table-cell>
          <table:table-cell office:value-type="float" office:value="33.46789" calcext:value-type="float">
            <text:p>33.46789</text:p>
          </table:table-cell>
          <table:table-cell office:value-type="float" office:value="0" calcext:value-type="float">
            <text:p>0</text:p>
          </table:table-cell>
          <table:table-cell office:value-type="float" office:value="1045.341" calcext:value-type="float">
            <text:p>1045.341</text:p>
          </table:table-cell>
          <table:table-cell office:value-type="float" office:value="-7.570834" calcext:value-type="float">
            <text:p>-7.570834</text:p>
          </table:table-cell>
          <table:table-cell office:value-type="float" office:value="0" calcext:value-type="float">
            <text:p>0</text:p>
          </table:table-cell>
          <table:table-cell office:value-type="float" office:value="0.1520441" calcext:value-type="float">
            <text:p>0.1520441</text:p>
          </table:table-cell>
          <table:table-cell office:value-type="float" office:value="0.1827198" calcext:value-type="float">
            <text:p>0.1827198</text:p>
          </table:table-cell>
          <table:table-cell office:value-type="float" office:value="0.2655833" calcext:value-type="float">
            <text:p>0.2655833</text:p>
          </table:table-cell>
          <table:table-cell office:value-type="float" office:value="0.2735823" calcext:value-type="float">
            <text:p>0.2735823</text:p>
          </table:table-cell>
          <table:table-cell office:value-type="float" office:value="0.278736" calcext:value-type="float">
            <text:p>0.278736</text:p>
          </table:table-cell>
          <table:table-cell office:value-type="float" office:value="0.2531637" calcext:value-type="float">
            <text:p>0.2531637</text:p>
          </table:table-cell>
          <table:table-cell office:value-type="float" office:value="0.2568927" calcext:value-type="float">
            <text:p>0.2568927</text:p>
          </table:table-cell>
          <table:table-cell office:value-type="float" office:value="0.3511922" calcext:value-type="float">
            <text:p>0.3511922</text:p>
          </table:table-cell>
          <table:table-cell office:value-type="float" office:value="0.3474006" calcext:value-type="float">
            <text:p>0.3474006</text:p>
          </table:table-cell>
          <table:table-cell office:value-type="float" office:value="0.3604158" calcext:value-type="float">
            <text:p>0.3604158</text:p>
          </table:table-cell>
          <table:table-cell office:value-type="float" office:value="0.3779385" calcext:value-type="float">
            <text:p>0.3779385</text:p>
          </table:table-cell>
          <table:table-cell office:value-type="float" office:value="0.3921441" calcext:value-type="float">
            <text:p>0.392144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3318E-015" calcext:value-type="float">
            <text:p>1.993318E-15</text:p>
          </table:table-cell>
          <table:table-cell office:value-type="float" office:value="1.969422E-015" calcext:value-type="float">
            <text:p>1.969422E-15</text:p>
          </table:table-cell>
          <table:table-cell office:value-type="float" office:value="1.964806E-015" calcext:value-type="float">
            <text:p>1.964806E-15</text:p>
          </table:table-cell>
          <table:table-cell office:value-type="float" office:value="1.937031E-015" calcext:value-type="float">
            <text:p>1.937031E-15</text:p>
          </table:table-cell>
          <table:table-cell office:value-type="float" office:value="9.44474E-016" calcext:value-type="float">
            <text:p>9.44474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39691" calcext:value-type="float">
            <text:p>-6.639691</text:p>
          </table:table-cell>
          <table:table-cell office:value-type="float" office:value="-1.612986" calcext:value-type="float">
            <text:p>-1.612986</text:p>
          </table:table-cell>
          <table:table-cell office:value-type="float" office:value="-0.09067115" calcext:value-type="float">
            <text:p>-0.09067115</text:p>
          </table:table-cell>
          <table:table-cell office:value-type="float" office:value="-0.07217585" calcext:value-type="float">
            <text:p>-0.07217585</text:p>
          </table:table-cell>
          <table:table-cell office:value-type="float" office:value="-0.06251806" calcext:value-type="float">
            <text:p>-0.06251806</text:p>
          </table:table-cell>
          <table:table-cell office:value-type="float" office:value="-0.05284992" calcext:value-type="float">
            <text:p>-0.05284992</text:p>
          </table:table-cell>
          <table:table-cell office:value-type="float" office:value="-0.04378812" calcext:value-type="float">
            <text:p>-0.04378812</text:p>
          </table:table-cell>
          <table:table-cell office:value-type="float" office:value="-0.03810342" calcext:value-type="float">
            <text:p>-0.03810342</text:p>
          </table:table-cell>
          <table:table-cell office:value-type="float" office:value="-0.03085646" calcext:value-type="float">
            <text:p>-0.03085646</text:p>
          </table:table-cell>
          <table:table-cell office:value-type="float" office:value="-0.0220275" calcext:value-type="float">
            <text:p>-0.0220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18484" calcext:value-type="float">
            <text:p>-10.18484</text:p>
          </table:table-cell>
          <table:table-cell office:value-type="float" office:value="0.04062172" calcext:value-type="float">
            <text:p>0.04062172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8009" calcext:value-type="float">
            <text:p>-2.3880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6" calcext:value-type="float">
            <text:p>10032006</text:p>
          </table:table-cell>
          <table:table-cell office:value-type="float" office:value="37.50004" calcext:value-type="float">
            <text:p>37.50004</text:p>
          </table:table-cell>
          <table:table-cell office:value-type="float" office:value="33.83926" calcext:value-type="float">
            <text:p>33.83926</text:p>
          </table:table-cell>
          <table:table-cell office:value-type="float" office:value="0" calcext:value-type="float">
            <text:p>0</text:p>
          </table:table-cell>
          <table:table-cell office:value-type="float" office:value="1044.969" calcext:value-type="float">
            <text:p>1044.969</text:p>
          </table:table-cell>
          <table:table-cell office:value-type="float" office:value="-7.570834" calcext:value-type="float">
            <text:p>-7.570834</text:p>
          </table:table-cell>
          <table:table-cell office:value-type="float" office:value="0" calcext:value-type="float">
            <text:p>0</text:p>
          </table:table-cell>
          <table:table-cell office:value-type="float" office:value="0.1450245" calcext:value-type="float">
            <text:p>0.1450245</text:p>
          </table:table-cell>
          <table:table-cell office:value-type="float" office:value="0.1815887" calcext:value-type="float">
            <text:p>0.1815887</text:p>
          </table:table-cell>
          <table:table-cell office:value-type="float" office:value="0.2653392" calcext:value-type="float">
            <text:p>0.2653392</text:p>
          </table:table-cell>
          <table:table-cell office:value-type="float" office:value="0.2733333" calcext:value-type="float">
            <text:p>0.2733333</text:p>
          </table:table-cell>
          <table:table-cell office:value-type="float" office:value="0.2781938" calcext:value-type="float">
            <text:p>0.2781938</text:p>
          </table:table-cell>
          <table:table-cell office:value-type="float" office:value="0.2530231" calcext:value-type="float">
            <text:p>0.2530231</text:p>
          </table:table-cell>
          <table:table-cell office:value-type="float" office:value="0.2569619" calcext:value-type="float">
            <text:p>0.2569619</text:p>
          </table:table-cell>
          <table:table-cell office:value-type="float" office:value="0.3511583" calcext:value-type="float">
            <text:p>0.3511583</text:p>
          </table:table-cell>
          <table:table-cell office:value-type="float" office:value="0.3474103" calcext:value-type="float">
            <text:p>0.3474103</text:p>
          </table:table-cell>
          <table:table-cell office:value-type="float" office:value="0.3604486" calcext:value-type="float">
            <text:p>0.3604486</text:p>
          </table:table-cell>
          <table:table-cell office:value-type="float" office:value="0.3779661" calcext:value-type="float">
            <text:p>0.3779661</text:p>
          </table:table-cell>
          <table:table-cell office:value-type="float" office:value="0.3921178" calcext:value-type="float">
            <text:p>0.392117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346E-015" calcext:value-type="float">
            <text:p>1.99346E-15</text:p>
          </table:table-cell>
          <table:table-cell office:value-type="float" office:value="1.969409E-015" calcext:value-type="float">
            <text:p>1.969409E-15</text:p>
          </table:table-cell>
          <table:table-cell office:value-type="float" office:value="1.9648E-015" calcext:value-type="float">
            <text:p>1.9648E-15</text:p>
          </table:table-cell>
          <table:table-cell office:value-type="float" office:value="1.937023E-015" calcext:value-type="float">
            <text:p>1.937023E-15</text:p>
          </table:table-cell>
          <table:table-cell office:value-type="float" office:value="9.444668E-016" calcext:value-type="float">
            <text:p>9.444668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549067" calcext:value-type="float">
            <text:p>-9.549067</text:p>
          </table:table-cell>
          <table:table-cell office:value-type="float" office:value="-1.691477" calcext:value-type="float">
            <text:p>-1.691477</text:p>
          </table:table-cell>
          <table:table-cell office:value-type="float" office:value="-0.09131166" calcext:value-type="float">
            <text:p>-0.09131166</text:p>
          </table:table-cell>
          <table:table-cell office:value-type="float" office:value="-0.07268073" calcext:value-type="float">
            <text:p>-0.07268073</text:p>
          </table:table-cell>
          <table:table-cell office:value-type="float" office:value="-0.06345401" calcext:value-type="float">
            <text:p>-0.06345401</text:p>
          </table:table-cell>
          <table:table-cell office:value-type="float" office:value="-0.05307518" calcext:value-type="float">
            <text:p>-0.05307518</text:p>
          </table:table-cell>
          <table:table-cell office:value-type="float" office:value="-0.04370714" calcext:value-type="float">
            <text:p>-0.04370714</text:p>
          </table:table-cell>
          <table:table-cell office:value-type="float" office:value="-0.03813586" calcext:value-type="float">
            <text:p>-0.03813586</text:p>
          </table:table-cell>
          <table:table-cell office:value-type="float" office:value="-0.03084216" calcext:value-type="float">
            <text:p>-0.03084216</text:p>
          </table:table-cell>
          <table:table-cell office:value-type="float" office:value="-0.02199321" calcext:value-type="float">
            <text:p>-0.02199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81066" calcext:value-type="float">
            <text:p>-16.81066</text:p>
          </table:table-cell>
          <table:table-cell office:value-type="float" office:value="0.04062026" calcext:value-type="float">
            <text:p>0.04062026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0113" calcext:value-type="float">
            <text:p>-2.3901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6" calcext:value-type="float">
            <text:p>11032006</text:p>
          </table:table-cell>
          <table:table-cell office:value-type="float" office:value="37.50004" calcext:value-type="float">
            <text:p>37.50004</text:p>
          </table:table-cell>
          <table:table-cell office:value-type="float" office:value="34.11831" calcext:value-type="float">
            <text:p>34.11831</text:p>
          </table:table-cell>
          <table:table-cell office:value-type="float" office:value="0" calcext:value-type="float">
            <text:p>0</text:p>
          </table:table-cell>
          <table:table-cell office:value-type="float" office:value="1044.69" calcext:value-type="float">
            <text:p>1044.69</text:p>
          </table:table-cell>
          <table:table-cell office:value-type="float" office:value="-7.570834" calcext:value-type="float">
            <text:p>-7.570834</text:p>
          </table:table-cell>
          <table:table-cell office:value-type="float" office:value="0" calcext:value-type="float">
            <text:p>0</text:p>
          </table:table-cell>
          <table:table-cell office:value-type="float" office:value="0.1421019" calcext:value-type="float">
            <text:p>0.1421019</text:p>
          </table:table-cell>
          <table:table-cell office:value-type="float" office:value="0.1805138" calcext:value-type="float">
            <text:p>0.1805138</text:p>
          </table:table-cell>
          <table:table-cell office:value-type="float" office:value="0.264954" calcext:value-type="float">
            <text:p>0.264954</text:p>
          </table:table-cell>
          <table:table-cell office:value-type="float" office:value="0.2729539" calcext:value-type="float">
            <text:p>0.2729539</text:p>
          </table:table-cell>
          <table:table-cell office:value-type="float" office:value="0.2777115" calcext:value-type="float">
            <text:p>0.2777115</text:p>
          </table:table-cell>
          <table:table-cell office:value-type="float" office:value="0.2528561" calcext:value-type="float">
            <text:p>0.2528561</text:p>
          </table:table-cell>
          <table:table-cell office:value-type="float" office:value="0.2570589" calcext:value-type="float">
            <text:p>0.2570589</text:p>
          </table:table-cell>
          <table:table-cell office:value-type="float" office:value="0.3511447" calcext:value-type="float">
            <text:p>0.3511447</text:p>
          </table:table-cell>
          <table:table-cell office:value-type="float" office:value="0.347419" calcext:value-type="float">
            <text:p>0.347419</text:p>
          </table:table-cell>
          <table:table-cell office:value-type="float" office:value="0.3604802" calcext:value-type="float">
            <text:p>0.3604802</text:p>
          </table:table-cell>
          <table:table-cell office:value-type="float" office:value="0.3779908" calcext:value-type="float">
            <text:p>0.3779908</text:p>
          </table:table-cell>
          <table:table-cell office:value-type="float" office:value="0.3920839" calcext:value-type="float">
            <text:p>0.392083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3623E-015" calcext:value-type="float">
            <text:p>1.993623E-15</text:p>
          </table:table-cell>
          <table:table-cell office:value-type="float" office:value="1.969399E-015" calcext:value-type="float">
            <text:p>1.969399E-15</text:p>
          </table:table-cell>
          <table:table-cell office:value-type="float" office:value="1.964789E-015" calcext:value-type="float">
            <text:p>1.964789E-15</text:p>
          </table:table-cell>
          <table:table-cell office:value-type="float" office:value="1.937017E-015" calcext:value-type="float">
            <text:p>1.937017E-15</text:p>
          </table:table-cell>
          <table:table-cell office:value-type="float" office:value="9.444535E-016" calcext:value-type="float">
            <text:p>9.444535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16514" calcext:value-type="float">
            <text:p>-11.16514</text:p>
          </table:table-cell>
          <table:table-cell office:value-type="float" office:value="-1.771533" calcext:value-type="float">
            <text:p>-1.771533</text:p>
          </table:table-cell>
          <table:table-cell office:value-type="float" office:value="-0.09233519" calcext:value-type="float">
            <text:p>-0.09233519</text:p>
          </table:table-cell>
          <table:table-cell office:value-type="float" office:value="-0.07346076" calcext:value-type="float">
            <text:p>-0.07346076</text:p>
          </table:table-cell>
          <table:table-cell office:value-type="float" office:value="-0.06431159" calcext:value-type="float">
            <text:p>-0.06431159</text:p>
          </table:table-cell>
          <table:table-cell office:value-type="float" office:value="-0.05334386" calcext:value-type="float">
            <text:p>-0.05334386</text:p>
          </table:table-cell>
          <table:table-cell office:value-type="float" office:value="-0.04358854" calcext:value-type="float">
            <text:p>-0.04358854</text:p>
          </table:table-cell>
          <table:table-cell office:value-type="float" office:value="-0.03814905" calcext:value-type="float">
            <text:p>-0.03814905</text:p>
          </table:table-cell>
          <table:table-cell office:value-type="float" office:value="-0.03082938" calcext:value-type="float">
            <text:p>-0.03082938</text:p>
          </table:table-cell>
          <table:table-cell office:value-type="float" office:value="-0.02196022" calcext:value-type="float">
            <text:p>-0.02196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1421" calcext:value-type="float">
            <text:p>-21.51421</text:p>
          </table:table-cell>
          <table:table-cell office:value-type="float" office:value="0.04061885" calcext:value-type="float">
            <text:p>0.0406188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2129" calcext:value-type="float">
            <text:p>-2.3921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6" calcext:value-type="float">
            <text:p>12032006</text:p>
          </table:table-cell>
          <table:table-cell office:value-type="float" office:value="40.20006" calcext:value-type="float">
            <text:p>40.20006</text:p>
          </table:table-cell>
          <table:table-cell office:value-type="float" office:value="34.24261" calcext:value-type="float">
            <text:p>34.24261</text:p>
          </table:table-cell>
          <table:table-cell office:value-type="float" office:value="0" calcext:value-type="float">
            <text:p>0</text:p>
          </table:table-cell>
          <table:table-cell office:value-type="float" office:value="1047.265" calcext:value-type="float">
            <text:p>1047.265</text:p>
          </table:table-cell>
          <table:table-cell office:value-type="float" office:value="-7.570055" calcext:value-type="float">
            <text:p>-7.570055</text:p>
          </table:table-cell>
          <table:table-cell office:value-type="float" office:value="0" calcext:value-type="float">
            <text:p>0</text:p>
          </table:table-cell>
          <table:table-cell office:value-type="float" office:value="0.1900009" calcext:value-type="float">
            <text:p>0.1900009</text:p>
          </table:table-cell>
          <table:table-cell office:value-type="float" office:value="0.1818341" calcext:value-type="float">
            <text:p>0.1818341</text:p>
          </table:table-cell>
          <table:table-cell office:value-type="float" office:value="0.2645611" calcext:value-type="float">
            <text:p>0.2645611</text:p>
          </table:table-cell>
          <table:table-cell office:value-type="float" office:value="0.2725517" calcext:value-type="float">
            <text:p>0.2725517</text:p>
          </table:table-cell>
          <table:table-cell office:value-type="float" office:value="0.2773446" calcext:value-type="float">
            <text:p>0.2773446</text:p>
          </table:table-cell>
          <table:table-cell office:value-type="float" office:value="0.2526767" calcext:value-type="float">
            <text:p>0.2526767</text:p>
          </table:table-cell>
          <table:table-cell office:value-type="float" office:value="0.2570791" calcext:value-type="float">
            <text:p>0.2570791</text:p>
          </table:table-cell>
          <table:table-cell office:value-type="float" office:value="0.3511404" calcext:value-type="float">
            <text:p>0.3511404</text:p>
          </table:table-cell>
          <table:table-cell office:value-type="float" office:value="0.3474276" calcext:value-type="float">
            <text:p>0.3474276</text:p>
          </table:table-cell>
          <table:table-cell office:value-type="float" office:value="0.3605088" calcext:value-type="float">
            <text:p>0.3605088</text:p>
          </table:table-cell>
          <table:table-cell office:value-type="float" office:value="0.3780123" calcext:value-type="float">
            <text:p>0.3780123</text:p>
          </table:table-cell>
          <table:table-cell office:value-type="float" office:value="0.3920438" calcext:value-type="float">
            <text:p>0.392043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3759E-015" calcext:value-type="float">
            <text:p>1.993759E-15</text:p>
          </table:table-cell>
          <table:table-cell office:value-type="float" office:value="1.969392E-015" calcext:value-type="float">
            <text:p>1.969392E-15</text:p>
          </table:table-cell>
          <table:table-cell office:value-type="float" office:value="1.964781E-015" calcext:value-type="float">
            <text:p>1.964781E-15</text:p>
          </table:table-cell>
          <table:table-cell office:value-type="float" office:value="1.937013E-015" calcext:value-type="float">
            <text:p>1.937013E-15</text:p>
          </table:table-cell>
          <table:table-cell office:value-type="float" office:value="9.444397E-016" calcext:value-type="float">
            <text:p>9.444397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18688" calcext:value-type="float">
            <text:p>-1.218688</text:p>
          </table:table-cell>
          <table:table-cell office:value-type="float" office:value="-1.678955" calcext:value-type="float">
            <text:p>-1.678955</text:p>
          </table:table-cell>
          <table:table-cell office:value-type="float" office:value="-0.09340243" calcext:value-type="float">
            <text:p>-0.09340243</text:p>
          </table:table-cell>
          <table:table-cell office:value-type="float" office:value="-0.0742996" calcext:value-type="float">
            <text:p>-0.0742996</text:p>
          </table:table-cell>
          <table:table-cell office:value-type="float" office:value="-0.06497049" calcext:value-type="float">
            <text:p>-0.06497049</text:p>
          </table:table-cell>
          <table:table-cell office:value-type="float" office:value="-0.05363455" calcext:value-type="float">
            <text:p>-0.05363455</text:p>
          </table:table-cell>
          <table:table-cell office:value-type="float" office:value="-0.04356342" calcext:value-type="float">
            <text:p>-0.04356342</text:p>
          </table:table-cell>
          <table:table-cell office:value-type="float" office:value="-0.03815312" calcext:value-type="float">
            <text:p>-0.03815312</text:p>
          </table:table-cell>
          <table:table-cell office:value-type="float" office:value="-0.03081655" calcext:value-type="float">
            <text:p>-0.03081655</text:p>
          </table:table-cell>
          <table:table-cell office:value-type="float" office:value="-0.02193041" calcext:value-type="float">
            <text:p>-0.02193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30087" calcext:value-type="float">
            <text:p>-0.1630087</text:p>
          </table:table-cell>
          <table:table-cell office:value-type="float" office:value="0.04061764" calcext:value-type="float">
            <text:p>0.0406176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4066" calcext:value-type="float">
            <text:p>-2.3940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6" calcext:value-type="float">
            <text:p>13032006</text:p>
          </table:table-cell>
          <table:table-cell office:value-type="float" office:value="41.10006" calcext:value-type="float">
            <text:p>41.10006</text:p>
          </table:table-cell>
          <table:table-cell office:value-type="float" office:value="35.71103" calcext:value-type="float">
            <text:p>35.71103</text:p>
          </table:table-cell>
          <table:table-cell office:value-type="float" office:value="0" calcext:value-type="float">
            <text:p>0</text:p>
          </table:table-cell>
          <table:table-cell office:value-type="float" office:value="1046.697" calcext:value-type="float">
            <text:p>1046.697</text:p>
          </table:table-cell>
          <table:table-cell office:value-type="float" office:value="-7.56983" calcext:value-type="float">
            <text:p>-7.56983</text:p>
          </table:table-cell>
          <table:table-cell office:value-type="float" office:value="0" calcext:value-type="float">
            <text:p>0</text:p>
          </table:table-cell>
          <table:table-cell office:value-type="float" office:value="0.1986346" calcext:value-type="float">
            <text:p>0.1986346</text:p>
          </table:table-cell>
          <table:table-cell office:value-type="float" office:value="0.1876291" calcext:value-type="float">
            <text:p>0.1876291</text:p>
          </table:table-cell>
          <table:table-cell office:value-type="float" office:value="0.264439" calcext:value-type="float">
            <text:p>0.264439</text:p>
          </table:table-cell>
          <table:table-cell office:value-type="float" office:value="0.2722232" calcext:value-type="float">
            <text:p>0.2722232</text:p>
          </table:table-cell>
          <table:table-cell office:value-type="float" office:value="0.2770222" calcext:value-type="float">
            <text:p>0.2770222</text:p>
          </table:table-cell>
          <table:table-cell office:value-type="float" office:value="0.2524933" calcext:value-type="float">
            <text:p>0.2524933</text:p>
          </table:table-cell>
          <table:table-cell office:value-type="float" office:value="0.2570571" calcext:value-type="float">
            <text:p>0.2570571</text:p>
          </table:table-cell>
          <table:table-cell office:value-type="float" office:value="0.3511375" calcext:value-type="float">
            <text:p>0.3511375</text:p>
          </table:table-cell>
          <table:table-cell office:value-type="float" office:value="0.3474363" calcext:value-type="float">
            <text:p>0.3474363</text:p>
          </table:table-cell>
          <table:table-cell office:value-type="float" office:value="0.3605365" calcext:value-type="float">
            <text:p>0.3605365</text:p>
          </table:table-cell>
          <table:table-cell office:value-type="float" office:value="0.3780307" calcext:value-type="float">
            <text:p>0.3780307</text:p>
          </table:table-cell>
          <table:table-cell office:value-type="float" office:value="0.3919992" calcext:value-type="float">
            <text:p>0.391999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3877E-015" calcext:value-type="float">
            <text:p>1.993877E-15</text:p>
          </table:table-cell>
          <table:table-cell office:value-type="float" office:value="1.969381E-015" calcext:value-type="float">
            <text:p>1.969381E-15</text:p>
          </table:table-cell>
          <table:table-cell office:value-type="float" office:value="1.964779E-015" calcext:value-type="float">
            <text:p>1.964779E-15</text:p>
          </table:table-cell>
          <table:table-cell office:value-type="float" office:value="1.937002E-015" calcext:value-type="float">
            <text:p>1.937002E-15</text:p>
          </table:table-cell>
          <table:table-cell office:value-type="float" office:value="9.444361E-016" calcext:value-type="float">
            <text:p>9.444361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4631" calcext:value-type="float">
            <text:p>-0.804631</text:p>
          </table:table-cell>
          <table:table-cell office:value-type="float" office:value="-1.318924" calcext:value-type="float">
            <text:p>-1.318924</text:p>
          </table:table-cell>
          <table:table-cell office:value-type="float" office:value="-0.09373172" calcext:value-type="float">
            <text:p>-0.09373172</text:p>
          </table:table-cell>
          <table:table-cell office:value-type="float" office:value="-0.07499447" calcext:value-type="float">
            <text:p>-0.07499447</text:p>
          </table:table-cell>
          <table:table-cell office:value-type="float" office:value="-0.06555579" calcext:value-type="float">
            <text:p>-0.06555579</text:p>
          </table:table-cell>
          <table:table-cell office:value-type="float" office:value="-0.05393346" calcext:value-type="float">
            <text:p>-0.05393346</text:p>
          </table:table-cell>
          <table:table-cell office:value-type="float" office:value="-0.04358955" calcext:value-type="float">
            <text:p>-0.04358955</text:p>
          </table:table-cell>
          <table:table-cell office:value-type="float" office:value="-0.03815594" calcext:value-type="float">
            <text:p>-0.03815594</text:p>
          </table:table-cell>
          <table:table-cell office:value-type="float" office:value="-0.0308038" calcext:value-type="float">
            <text:p>-0.0308038</text:p>
          </table:table-cell>
          <table:table-cell office:value-type="float" office:value="-0.02190154" calcext:value-type="float">
            <text:p>-0.02190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45635" calcext:value-type="float">
            <text:p>-2.345635</text:p>
          </table:table-cell>
          <table:table-cell office:value-type="float" office:value="0.0406145" calcext:value-type="float">
            <text:p>0.040614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5942" calcext:value-type="float">
            <text:p>-2.3959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6" calcext:value-type="float">
            <text:p>14032006</text:p>
          </table:table-cell>
          <table:table-cell office:value-type="float" office:value="41.10006" calcext:value-type="float">
            <text:p>41.10006</text:p>
          </table:table-cell>
          <table:table-cell office:value-type="float" office:value="37.71383" calcext:value-type="float">
            <text:p>37.71383</text:p>
          </table:table-cell>
          <table:table-cell office:value-type="float" office:value="0" calcext:value-type="float">
            <text:p>0</text:p>
          </table:table-cell>
          <table:table-cell office:value-type="float" office:value="1044.694" calcext:value-type="float">
            <text:p>1044.694</text:p>
          </table:table-cell>
          <table:table-cell office:value-type="float" office:value="-7.56983" calcext:value-type="float">
            <text:p>-7.56983</text:p>
          </table:table-cell>
          <table:table-cell office:value-type="float" office:value="0" calcext:value-type="float">
            <text:p>0</text:p>
          </table:table-cell>
          <table:table-cell office:value-type="float" office:value="0.1491259" calcext:value-type="float">
            <text:p>0.1491259</text:p>
          </table:table-cell>
          <table:table-cell office:value-type="float" office:value="0.1880464" calcext:value-type="float">
            <text:p>0.1880464</text:p>
          </table:table-cell>
          <table:table-cell office:value-type="float" office:value="0.2642164" calcext:value-type="float">
            <text:p>0.2642164</text:p>
          </table:table-cell>
          <table:table-cell office:value-type="float" office:value="0.2719352" calcext:value-type="float">
            <text:p>0.2719352</text:p>
          </table:table-cell>
          <table:table-cell office:value-type="float" office:value="0.2767411" calcext:value-type="float">
            <text:p>0.2767411</text:p>
          </table:table-cell>
          <table:table-cell office:value-type="float" office:value="0.2523107" calcext:value-type="float">
            <text:p>0.2523107</text:p>
          </table:table-cell>
          <table:table-cell office:value-type="float" office:value="0.257011" calcext:value-type="float">
            <text:p>0.257011</text:p>
          </table:table-cell>
          <table:table-cell office:value-type="float" office:value="0.3511318" calcext:value-type="float">
            <text:p>0.3511318</text:p>
          </table:table-cell>
          <table:table-cell office:value-type="float" office:value="0.347445" calcext:value-type="float">
            <text:p>0.347445</text:p>
          </table:table-cell>
          <table:table-cell office:value-type="float" office:value="0.3605615" calcext:value-type="float">
            <text:p>0.3605615</text:p>
          </table:table-cell>
          <table:table-cell office:value-type="float" office:value="0.3780454" calcext:value-type="float">
            <text:p>0.3780454</text:p>
          </table:table-cell>
          <table:table-cell office:value-type="float" office:value="0.3919508" calcext:value-type="float">
            <text:p>0.391950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3988E-015" calcext:value-type="float">
            <text:p>1.993988E-15</text:p>
          </table:table-cell>
          <table:table-cell office:value-type="float" office:value="1.969375E-015" calcext:value-type="float">
            <text:p>1.969375E-15</text:p>
          </table:table-cell>
          <table:table-cell office:value-type="float" office:value="1.964776E-015" calcext:value-type="float">
            <text:p>1.964776E-15</text:p>
          </table:table-cell>
          <table:table-cell office:value-type="float" office:value="1.936991E-015" calcext:value-type="float">
            <text:p>1.936991E-15</text:p>
          </table:table-cell>
          <table:table-cell office:value-type="float" office:value="9.444335E-016" calcext:value-type="float">
            <text:p>9.444335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699364" calcext:value-type="float">
            <text:p>-7.699364</text:p>
          </table:table-cell>
          <table:table-cell office:value-type="float" office:value="-1.292919" calcext:value-type="float">
            <text:p>-1.292919</text:p>
          </table:table-cell>
          <table:table-cell office:value-type="float" office:value="-0.09434303" calcext:value-type="float">
            <text:p>-0.09434303</text:p>
          </table:table-cell>
          <table:table-cell office:value-type="float" office:value="-0.07560885" calcext:value-type="float">
            <text:p>-0.07560885</text:p>
          </table:table-cell>
          <table:table-cell office:value-type="float" office:value="-0.06607059" calcext:value-type="float">
            <text:p>-0.06607059</text:p>
          </table:table-cell>
          <table:table-cell office:value-type="float" office:value="-0.05423326" calcext:value-type="float">
            <text:p>-0.05423326</text:p>
          </table:table-cell>
          <table:table-cell office:value-type="float" office:value="-0.04364513" calcext:value-type="float">
            <text:p>-0.04364513</text:p>
          </table:table-cell>
          <table:table-cell office:value-type="float" office:value="-0.03816125" calcext:value-type="float">
            <text:p>-0.03816125</text:p>
          </table:table-cell>
          <table:table-cell office:value-type="float" office:value="-0.03079096" calcext:value-type="float">
            <text:p>-0.03079096</text:p>
          </table:table-cell>
          <table:table-cell office:value-type="float" office:value="-0.0218756" calcext:value-type="float">
            <text:p>-0.021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96364" calcext:value-type="float">
            <text:p>-13.96364</text:p>
          </table:table-cell>
          <table:table-cell office:value-type="float" office:value="0.0406115" calcext:value-type="float">
            <text:p>0.040611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7759" calcext:value-type="float">
            <text:p>-2.3977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6" calcext:value-type="float">
            <text:p>15032006</text:p>
          </table:table-cell>
          <table:table-cell office:value-type="float" office:value="41.80006" calcext:value-type="float">
            <text:p>41.80006</text:p>
          </table:table-cell>
          <table:table-cell office:value-type="float" office:value="38.14884" calcext:value-type="float">
            <text:p>38.14884</text:p>
          </table:table-cell>
          <table:table-cell office:value-type="float" office:value="0" calcext:value-type="float">
            <text:p>0</text:p>
          </table:table-cell>
          <table:table-cell office:value-type="float" office:value="1044.959" calcext:value-type="float">
            <text:p>1044.959</text:p>
          </table:table-cell>
          <table:table-cell office:value-type="float" office:value="-7.569622" calcext:value-type="float">
            <text:p>-7.569622</text:p>
          </table:table-cell>
          <table:table-cell office:value-type="float" office:value="0" calcext:value-type="float">
            <text:p>0</text:p>
          </table:table-cell>
          <table:table-cell office:value-type="float" office:value="0.1494486" calcext:value-type="float">
            <text:p>0.1494486</text:p>
          </table:table-cell>
          <table:table-cell office:value-type="float" office:value="0.1864568" calcext:value-type="float">
            <text:p>0.1864568</text:p>
          </table:table-cell>
          <table:table-cell office:value-type="float" office:value="0.2638661" calcext:value-type="float">
            <text:p>0.2638661</text:p>
          </table:table-cell>
          <table:table-cell office:value-type="float" office:value="0.2715713" calcext:value-type="float">
            <text:p>0.2715713</text:p>
          </table:table-cell>
          <table:table-cell office:value-type="float" office:value="0.2765069" calcext:value-type="float">
            <text:p>0.2765069</text:p>
          </table:table-cell>
          <table:table-cell office:value-type="float" office:value="0.2521666" calcext:value-type="float">
            <text:p>0.2521666</text:p>
          </table:table-cell>
          <table:table-cell office:value-type="float" office:value="0.2569525" calcext:value-type="float">
            <text:p>0.2569525</text:p>
          </table:table-cell>
          <table:table-cell office:value-type="float" office:value="0.3511217" calcext:value-type="float">
            <text:p>0.3511217</text:p>
          </table:table-cell>
          <table:table-cell office:value-type="float" office:value="0.3474526" calcext:value-type="float">
            <text:p>0.3474526</text:p>
          </table:table-cell>
          <table:table-cell office:value-type="float" office:value="0.3605856" calcext:value-type="float">
            <text:p>0.3605856</text:p>
          </table:table-cell>
          <table:table-cell office:value-type="float" office:value="0.3780571" calcext:value-type="float">
            <text:p>0.3780571</text:p>
          </table:table-cell>
          <table:table-cell office:value-type="float" office:value="0.3918989" calcext:value-type="float">
            <text:p>0.391898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4113E-015" calcext:value-type="float">
            <text:p>1.994113E-15</text:p>
          </table:table-cell>
          <table:table-cell office:value-type="float" office:value="1.969367E-015" calcext:value-type="float">
            <text:p>1.969367E-15</text:p>
          </table:table-cell>
          <table:table-cell office:value-type="float" office:value="1.96477E-015" calcext:value-type="float">
            <text:p>1.96477E-15</text:p>
          </table:table-cell>
          <table:table-cell office:value-type="float" office:value="1.936981E-015" calcext:value-type="float">
            <text:p>1.936981E-15</text:p>
          </table:table-cell>
          <table:table-cell office:value-type="float" office:value="9.444286E-016" calcext:value-type="float">
            <text:p>9.444286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55774" calcext:value-type="float">
            <text:p>-7.755774</text:p>
          </table:table-cell>
          <table:table-cell office:value-type="float" office:value="-1.380441" calcext:value-type="float">
            <text:p>-1.380441</text:p>
          </table:table-cell>
          <table:table-cell office:value-type="float" office:value="-0.09530585" calcext:value-type="float">
            <text:p>-0.09530585</text:p>
          </table:table-cell>
          <table:table-cell office:value-type="float" office:value="-0.07638672" calcext:value-type="float">
            <text:p>-0.07638672</text:p>
          </table:table-cell>
          <table:table-cell office:value-type="float" office:value="-0.06650369" calcext:value-type="float">
            <text:p>-0.06650369</text:p>
          </table:table-cell>
          <table:table-cell office:value-type="float" office:value="-0.05447288" calcext:value-type="float">
            <text:p>-0.05447288</text:p>
          </table:table-cell>
          <table:table-cell office:value-type="float" office:value="-0.04371579" calcext:value-type="float">
            <text:p>-0.04371579</text:p>
          </table:table-cell>
          <table:table-cell office:value-type="float" office:value="-0.03817087" calcext:value-type="float">
            <text:p>-0.03817087</text:p>
          </table:table-cell>
          <table:table-cell office:value-type="float" office:value="-0.03077969" calcext:value-type="float">
            <text:p>-0.03077969</text:p>
          </table:table-cell>
          <table:table-cell office:value-type="float" office:value="-0.0218505" calcext:value-type="float">
            <text:p>-0.0218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29697" calcext:value-type="float">
            <text:p>-2.429697</text:p>
          </table:table-cell>
          <table:table-cell office:value-type="float" office:value="0.04061022" calcext:value-type="float">
            <text:p>0.04061022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9519" calcext:value-type="float">
            <text:p>-2.3995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6" calcext:value-type="float">
            <text:p>16032006</text:p>
          </table:table-cell>
          <table:table-cell office:value-type="float" office:value="41.90006" calcext:value-type="float">
            <text:p>41.90006</text:p>
          </table:table-cell>
          <table:table-cell office:value-type="float" office:value="38.55223" calcext:value-type="float">
            <text:p>38.55223</text:p>
          </table:table-cell>
          <table:table-cell office:value-type="float" office:value="0" calcext:value-type="float">
            <text:p>0</text:p>
          </table:table-cell>
          <table:table-cell office:value-type="float" office:value="1045.061" calcext:value-type="float">
            <text:p>1045.061</text:p>
          </table:table-cell>
          <table:table-cell office:value-type="float" office:value="-7.975869" calcext:value-type="float">
            <text:p>-7.975869</text:p>
          </table:table-cell>
          <table:table-cell office:value-type="float" office:value="0" calcext:value-type="float">
            <text:p>0</text:p>
          </table:table-cell>
          <table:table-cell office:value-type="float" office:value="0.160293" calcext:value-type="float">
            <text:p>0.160293</text:p>
          </table:table-cell>
          <table:table-cell office:value-type="float" office:value="0.1862241" calcext:value-type="float">
            <text:p>0.1862241</text:p>
          </table:table-cell>
          <table:table-cell office:value-type="float" office:value="0.2629424" calcext:value-type="float">
            <text:p>0.2629424</text:p>
          </table:table-cell>
          <table:table-cell office:value-type="float" office:value="0.2714967" calcext:value-type="float">
            <text:p>0.2714967</text:p>
          </table:table-cell>
          <table:table-cell office:value-type="float" office:value="0.2763613" calcext:value-type="float">
            <text:p>0.2763613</text:p>
          </table:table-cell>
          <table:table-cell office:value-type="float" office:value="0.2520883" calcext:value-type="float">
            <text:p>0.2520883</text:p>
          </table:table-cell>
          <table:table-cell office:value-type="float" office:value="0.2569006" calcext:value-type="float">
            <text:p>0.2569006</text:p>
          </table:table-cell>
          <table:table-cell office:value-type="float" office:value="0.3511082" calcext:value-type="float">
            <text:p>0.3511082</text:p>
          </table:table-cell>
          <table:table-cell office:value-type="float" office:value="0.3474591" calcext:value-type="float">
            <text:p>0.3474591</text:p>
          </table:table-cell>
          <table:table-cell office:value-type="float" office:value="0.3606072" calcext:value-type="float">
            <text:p>0.3606072</text:p>
          </table:table-cell>
          <table:table-cell office:value-type="float" office:value="0.3780673" calcext:value-type="float">
            <text:p>0.3780673</text:p>
          </table:table-cell>
          <table:table-cell office:value-type="float" office:value="0.3919034" calcext:value-type="float">
            <text:p>0.3919034</text:p>
          </table:table-cell>
          <table:table-cell office:value-type="float" office:value="0.4619512" calcext:value-type="float">
            <text:p>0.4619512</text:p>
          </table:table-cell>
          <table:table-cell office:value-type="float" office:value="0" calcext:value-type="float">
            <text:p>0</text:p>
          </table:table-cell>
          <table:table-cell office:value-type="float" office:value="1.994242E-015" calcext:value-type="float">
            <text:p>1.994242E-15</text:p>
          </table:table-cell>
          <table:table-cell office:value-type="float" office:value="1.969357E-015" calcext:value-type="float">
            <text:p>1.969357E-15</text:p>
          </table:table-cell>
          <table:table-cell office:value-type="float" office:value="1.964766E-015" calcext:value-type="float">
            <text:p>1.964766E-15</text:p>
          </table:table-cell>
          <table:table-cell office:value-type="float" office:value="1.936974E-015" calcext:value-type="float">
            <text:p>1.936974E-15</text:p>
          </table:table-cell>
          <table:table-cell office:value-type="float" office:value="9.444192E-016" calcext:value-type="float">
            <text:p>9.44419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35438" calcext:value-type="float">
            <text:p>-4.435438</text:p>
          </table:table-cell>
          <table:table-cell office:value-type="float" office:value="-1.394223" calcext:value-type="float">
            <text:p>-1.394223</text:p>
          </table:table-cell>
          <table:table-cell office:value-type="float" office:value="-0.0979028" calcext:value-type="float">
            <text:p>-0.0979028</text:p>
          </table:table-cell>
          <table:table-cell office:value-type="float" office:value="-0.07655542" calcext:value-type="float">
            <text:p>-0.07655542</text:p>
          </table:table-cell>
          <table:table-cell office:value-type="float" office:value="-0.06677563" calcext:value-type="float">
            <text:p>-0.06677563</text:p>
          </table:table-cell>
          <table:table-cell office:value-type="float" office:value="-0.05460248" calcext:value-type="float">
            <text:p>-0.05460248</text:p>
          </table:table-cell>
          <table:table-cell office:value-type="float" office:value="-0.0437789" calcext:value-type="float">
            <text:p>-0.0437789</text:p>
          </table:table-cell>
          <table:table-cell office:value-type="float" office:value="-0.03818367" calcext:value-type="float">
            <text:p>-0.03818367</text:p>
          </table:table-cell>
          <table:table-cell office:value-type="float" office:value="-0.03077011" calcext:value-type="float">
            <text:p>-0.03077011</text:p>
          </table:table-cell>
          <table:table-cell office:value-type="float" office:value="-0.02182813" calcext:value-type="float">
            <text:p>-0.02182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99617" calcext:value-type="float">
            <text:p>-5.599617</text:p>
          </table:table-cell>
          <table:table-cell office:value-type="float" office:value="0.04060902" calcext:value-type="float">
            <text:p>0.04060902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9714" calcext:value-type="float">
            <text:p>-2.3897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6" calcext:value-type="float">
            <text:p>17032006</text:p>
          </table:table-cell>
          <table:table-cell office:value-type="float" office:value="41.90006" calcext:value-type="float">
            <text:p>41.90006</text:p>
          </table:table-cell>
          <table:table-cell office:value-type="float" office:value="39.17648" calcext:value-type="float">
            <text:p>39.17648</text:p>
          </table:table-cell>
          <table:table-cell office:value-type="float" office:value="0" calcext:value-type="float">
            <text:p>0</text:p>
          </table:table-cell>
          <table:table-cell office:value-type="float" office:value="1044.438" calcext:value-type="float">
            <text:p>1044.438</text:p>
          </table:table-cell>
          <table:table-cell office:value-type="float" office:value="-7.975869" calcext:value-type="float">
            <text:p>-7.975869</text:p>
          </table:table-cell>
          <table:table-cell office:value-type="float" office:value="0" calcext:value-type="float">
            <text:p>0</text:p>
          </table:table-cell>
          <table:table-cell office:value-type="float" office:value="0.1453815" calcext:value-type="float">
            <text:p>0.1453815</text:p>
          </table:table-cell>
          <table:table-cell office:value-type="float" office:value="0.1853821" calcext:value-type="float">
            <text:p>0.1853821</text:p>
          </table:table-cell>
          <table:table-cell office:value-type="float" office:value="0.2623526" calcext:value-type="float">
            <text:p>0.2623526</text:p>
          </table:table-cell>
          <table:table-cell office:value-type="float" office:value="0.2712422" calcext:value-type="float">
            <text:p>0.2712422</text:p>
          </table:table-cell>
          <table:table-cell office:value-type="float" office:value="0.2762058" calcext:value-type="float">
            <text:p>0.2762058</text:p>
          </table:table-cell>
          <table:table-cell office:value-type="float" office:value="0.2520062" calcext:value-type="float">
            <text:p>0.2520062</text:p>
          </table:table-cell>
          <table:table-cell office:value-type="float" office:value="0.2568523" calcext:value-type="float">
            <text:p>0.2568523</text:p>
          </table:table-cell>
          <table:table-cell office:value-type="float" office:value="0.351092" calcext:value-type="float">
            <text:p>0.351092</text:p>
          </table:table-cell>
          <table:table-cell office:value-type="float" office:value="0.3474656" calcext:value-type="float">
            <text:p>0.3474656</text:p>
          </table:table-cell>
          <table:table-cell office:value-type="float" office:value="0.3606284" calcext:value-type="float">
            <text:p>0.3606284</text:p>
          </table:table-cell>
          <table:table-cell office:value-type="float" office:value="0.3780785" calcext:value-type="float">
            <text:p>0.3780785</text:p>
          </table:table-cell>
          <table:table-cell office:value-type="float" office:value="0.3919049" calcext:value-type="float">
            <text:p>0.3919049</text:p>
          </table:table-cell>
          <table:table-cell office:value-type="float" office:value="0.4621421" calcext:value-type="float">
            <text:p>0.4621421</text:p>
          </table:table-cell>
          <table:table-cell office:value-type="float" office:value="0" calcext:value-type="float">
            <text:p>0</text:p>
          </table:table-cell>
          <table:table-cell office:value-type="float" office:value="1.99435E-015" calcext:value-type="float">
            <text:p>1.99435E-15</text:p>
          </table:table-cell>
          <table:table-cell office:value-type="float" office:value="1.969348E-015" calcext:value-type="float">
            <text:p>1.969348E-15</text:p>
          </table:table-cell>
          <table:table-cell office:value-type="float" office:value="1.964765E-015" calcext:value-type="float">
            <text:p>1.964765E-15</text:p>
          </table:table-cell>
          <table:table-cell office:value-type="float" office:value="1.936962E-015" calcext:value-type="float">
            <text:p>1.936962E-15</text:p>
          </table:table-cell>
          <table:table-cell office:value-type="float" office:value="9.444188E-016" calcext:value-type="float">
            <text:p>9.444188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355196" calcext:value-type="float">
            <text:p>-9.355196</text:p>
          </table:table-cell>
          <table:table-cell office:value-type="float" office:value="-1.442203" calcext:value-type="float">
            <text:p>-1.442203</text:p>
          </table:table-cell>
          <table:table-cell office:value-type="float" office:value="-0.09963491" calcext:value-type="float">
            <text:p>-0.09963491</text:p>
          </table:table-cell>
          <table:table-cell office:value-type="float" office:value="-0.07710874" calcext:value-type="float">
            <text:p>-0.07710874</text:p>
          </table:table-cell>
          <table:table-cell office:value-type="float" office:value="-0.06706438" calcext:value-type="float">
            <text:p>-0.06706438</text:p>
          </table:table-cell>
          <table:table-cell office:value-type="float" office:value="-0.05473863" calcext:value-type="float">
            <text:p>-0.05473863</text:p>
          </table:table-cell>
          <table:table-cell office:value-type="float" office:value="-0.0438376" calcext:value-type="float">
            <text:p>-0.0438376</text:p>
          </table:table-cell>
          <table:table-cell office:value-type="float" office:value="-0.03819908" calcext:value-type="float">
            <text:p>-0.03819908</text:p>
          </table:table-cell>
          <table:table-cell office:value-type="float" office:value="-0.03076054" calcext:value-type="float">
            <text:p>-0.03076054</text:p>
          </table:table-cell>
          <table:table-cell office:value-type="float" office:value="-0.0218061" calcext:value-type="float">
            <text:p>-0.0218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46734" calcext:value-type="float">
            <text:p>-17.46734</text:p>
          </table:table-cell>
          <table:table-cell office:value-type="float" office:value="0.04060811" calcext:value-type="float">
            <text:p>0.04060811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3578" calcext:value-type="float">
            <text:p>-2.3935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6" calcext:value-type="float">
            <text:p>18032006</text:p>
          </table:table-cell>
          <table:table-cell office:value-type="float" office:value="41.90006" calcext:value-type="float">
            <text:p>41.90006</text:p>
          </table:table-cell>
          <table:table-cell office:value-type="float" office:value="39.24023" calcext:value-type="float">
            <text:p>39.24023</text:p>
          </table:table-cell>
          <table:table-cell office:value-type="float" office:value="0" calcext:value-type="float">
            <text:p>0</text:p>
          </table:table-cell>
          <table:table-cell office:value-type="float" office:value="1044.373" calcext:value-type="float">
            <text:p>1044.373</text:p>
          </table:table-cell>
          <table:table-cell office:value-type="float" office:value="-7.975869" calcext:value-type="float">
            <text:p>-7.975869</text:p>
          </table:table-cell>
          <table:table-cell office:value-type="float" office:value="0" calcext:value-type="float">
            <text:p>0</text:p>
          </table:table-cell>
          <table:table-cell office:value-type="float" office:value="0.1482375" calcext:value-type="float">
            <text:p>0.1482375</text:p>
          </table:table-cell>
          <table:table-cell office:value-type="float" office:value="0.1836354" calcext:value-type="float">
            <text:p>0.1836354</text:p>
          </table:table-cell>
          <table:table-cell office:value-type="float" office:value="0.2622388" calcext:value-type="float">
            <text:p>0.2622388</text:p>
          </table:table-cell>
          <table:table-cell office:value-type="float" office:value="0.2710142" calcext:value-type="float">
            <text:p>0.2710142</text:p>
          </table:table-cell>
          <table:table-cell office:value-type="float" office:value="0.2760194" calcext:value-type="float">
            <text:p>0.2760194</text:p>
          </table:table-cell>
          <table:table-cell office:value-type="float" office:value="0.2519148" calcext:value-type="float">
            <text:p>0.2519148</text:p>
          </table:table-cell>
          <table:table-cell office:value-type="float" office:value="0.2568048" calcext:value-type="float">
            <text:p>0.2568048</text:p>
          </table:table-cell>
          <table:table-cell office:value-type="float" office:value="0.3510742" calcext:value-type="float">
            <text:p>0.3510742</text:p>
          </table:table-cell>
          <table:table-cell office:value-type="float" office:value="0.3474707" calcext:value-type="float">
            <text:p>0.3474707</text:p>
          </table:table-cell>
          <table:table-cell office:value-type="float" office:value="0.3606464" calcext:value-type="float">
            <text:p>0.3606464</text:p>
          </table:table-cell>
          <table:table-cell office:value-type="float" office:value="0.3780887" calcext:value-type="float">
            <text:p>0.3780887</text:p>
          </table:table-cell>
          <table:table-cell office:value-type="float" office:value="0.3918842" calcext:value-type="float">
            <text:p>0.3918842</text:p>
          </table:table-cell>
          <table:table-cell office:value-type="float" office:value="0.462282" calcext:value-type="float">
            <text:p>0.462282</text:p>
          </table:table-cell>
          <table:table-cell office:value-type="float" office:value="0" calcext:value-type="float">
            <text:p>0</text:p>
          </table:table-cell>
          <table:table-cell office:value-type="float" office:value="1.994453E-015" calcext:value-type="float">
            <text:p>1.994453E-15</text:p>
          </table:table-cell>
          <table:table-cell office:value-type="float" office:value="1.969338E-015" calcext:value-type="float">
            <text:p>1.969338E-15</text:p>
          </table:table-cell>
          <table:table-cell office:value-type="float" office:value="1.964765E-015" calcext:value-type="float">
            <text:p>1.964765E-15</text:p>
          </table:table-cell>
          <table:table-cell office:value-type="float" office:value="1.93695E-015" calcext:value-type="float">
            <text:p>1.93695E-15</text:p>
          </table:table-cell>
          <table:table-cell office:value-type="float" office:value="9.444175E-016" calcext:value-type="float">
            <text:p>9.444175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122197" calcext:value-type="float">
            <text:p>-8.122197</text:p>
          </table:table-cell>
          <table:table-cell office:value-type="float" office:value="-1.552075" calcext:value-type="float">
            <text:p>-1.552075</text:p>
          </table:table-cell>
          <table:table-cell office:value-type="float" office:value="-0.09996138" calcext:value-type="float">
            <text:p>-0.09996138</text:p>
          </table:table-cell>
          <table:table-cell office:value-type="float" office:value="-0.07761086" calcext:value-type="float">
            <text:p>-0.07761086</text:p>
          </table:table-cell>
          <table:table-cell office:value-type="float" office:value="-0.06741393" calcext:value-type="float">
            <text:p>-0.06741393</text:p>
          </table:table-cell>
          <table:table-cell office:value-type="float" office:value="-0.0548908" calcext:value-type="float">
            <text:p>-0.0548908</text:p>
          </table:table-cell>
          <table:table-cell office:value-type="float" office:value="-0.04389541" calcext:value-type="float">
            <text:p>-0.04389541</text:p>
          </table:table-cell>
          <table:table-cell office:value-type="float" office:value="-0.03821617" calcext:value-type="float">
            <text:p>-0.03821617</text:p>
          </table:table-cell>
          <table:table-cell office:value-type="float" office:value="-0.03075297" calcext:value-type="float">
            <text:p>-0.03075297</text:p>
          </table:table-cell>
          <table:table-cell office:value-type="float" office:value="-0.02178757" calcext:value-type="float">
            <text:p>-0.02178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28964" calcext:value-type="float">
            <text:p>-10.28964</text:p>
          </table:table-cell>
          <table:table-cell office:value-type="float" office:value="0.04060747" calcext:value-type="float">
            <text:p>0.0406074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681" calcext:value-type="float">
            <text:p>-2.396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6" calcext:value-type="float">
            <text:p>19032006</text:p>
          </table:table-cell>
          <table:table-cell office:value-type="float" office:value="44.70006" calcext:value-type="float">
            <text:p>44.70006</text:p>
          </table:table-cell>
          <table:table-cell office:value-type="float" office:value="39.66" calcext:value-type="float">
            <text:p>39.66</text:p>
          </table:table-cell>
          <table:table-cell office:value-type="float" office:value="0" calcext:value-type="float">
            <text:p>0</text:p>
          </table:table-cell>
          <table:table-cell office:value-type="float" office:value="1046.753" calcext:value-type="float">
            <text:p>1046.753</text:p>
          </table:table-cell>
          <table:table-cell office:value-type="float" office:value="-7.975606" calcext:value-type="float">
            <text:p>-7.975606</text:p>
          </table:table-cell>
          <table:table-cell office:value-type="float" office:value="11.46358" calcext:value-type="float">
            <text:p>11.46358</text:p>
          </table:table-cell>
          <table:table-cell office:value-type="float" office:value="0.1721064" calcext:value-type="float">
            <text:p>0.1721064</text:p>
          </table:table-cell>
          <table:table-cell office:value-type="float" office:value="0.183573" calcext:value-type="float">
            <text:p>0.183573</text:p>
          </table:table-cell>
          <table:table-cell office:value-type="float" office:value="0.2619962" calcext:value-type="float">
            <text:p>0.2619962</text:p>
          </table:table-cell>
          <table:table-cell office:value-type="float" office:value="0.2708048" calcext:value-type="float">
            <text:p>0.2708048</text:p>
          </table:table-cell>
          <table:table-cell office:value-type="float" office:value="0.2758406" calcext:value-type="float">
            <text:p>0.2758406</text:p>
          </table:table-cell>
          <table:table-cell office:value-type="float" office:value="0.2518161" calcext:value-type="float">
            <text:p>0.2518161</text:p>
          </table:table-cell>
          <table:table-cell office:value-type="float" office:value="0.2567387" calcext:value-type="float">
            <text:p>0.2567387</text:p>
          </table:table-cell>
          <table:table-cell office:value-type="float" office:value="0.3510545" calcext:value-type="float">
            <text:p>0.3510545</text:p>
          </table:table-cell>
          <table:table-cell office:value-type="float" office:value="0.3474783" calcext:value-type="float">
            <text:p>0.3474783</text:p>
          </table:table-cell>
          <table:table-cell office:value-type="float" office:value="0.3606643" calcext:value-type="float">
            <text:p>0.3606643</text:p>
          </table:table-cell>
          <table:table-cell office:value-type="float" office:value="0.3780978" calcext:value-type="float">
            <text:p>0.3780978</text:p>
          </table:table-cell>
          <table:table-cell office:value-type="float" office:value="0.3918495" calcext:value-type="float">
            <text:p>0.3918495</text:p>
          </table:table-cell>
          <table:table-cell office:value-type="float" office:value="0.4623409" calcext:value-type="float">
            <text:p>0.4623409</text:p>
          </table:table-cell>
          <table:table-cell office:value-type="float" office:value="0" calcext:value-type="float">
            <text:p>0</text:p>
          </table:table-cell>
          <table:table-cell office:value-type="float" office:value="1.994552E-015" calcext:value-type="float">
            <text:p>1.994552E-15</text:p>
          </table:table-cell>
          <table:table-cell office:value-type="float" office:value="1.96933E-015" calcext:value-type="float">
            <text:p>1.96933E-15</text:p>
          </table:table-cell>
          <table:table-cell office:value-type="float" office:value="1.964764E-015" calcext:value-type="float">
            <text:p>1.964764E-15</text:p>
          </table:table-cell>
          <table:table-cell office:value-type="float" office:value="1.936937E-015" calcext:value-type="float">
            <text:p>1.936937E-15</text:p>
          </table:table-cell>
          <table:table-cell office:value-type="float" office:value="9.44417E-016" calcext:value-type="float">
            <text:p>9.44417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64486" calcext:value-type="float">
            <text:p>-2.564486</text:p>
          </table:table-cell>
          <table:table-cell office:value-type="float" office:value="-1.55832" calcext:value-type="float">
            <text:p>-1.55832</text:p>
          </table:table-cell>
          <table:table-cell office:value-type="float" office:value="-0.1006769" calcext:value-type="float">
            <text:p>-0.1006769</text:p>
          </table:table-cell>
          <table:table-cell office:value-type="float" office:value="-0.07807404" calcext:value-type="float">
            <text:p>-0.07807404</text:p>
          </table:table-cell>
          <table:table-cell office:value-type="float" office:value="-0.06775118" calcext:value-type="float">
            <text:p>-0.06775118</text:p>
          </table:table-cell>
          <table:table-cell office:value-type="float" office:value="-0.05505567" calcext:value-type="float">
            <text:p>-0.05505567</text:p>
          </table:table-cell>
          <table:table-cell office:value-type="float" office:value="-0.04397409" calcext:value-type="float">
            <text:p>-0.04397409</text:p>
          </table:table-cell>
          <table:table-cell office:value-type="float" office:value="-0.03823491" calcext:value-type="float">
            <text:p>-0.03823491</text:p>
          </table:table-cell>
          <table:table-cell office:value-type="float" office:value="-0.03074226" calcext:value-type="float">
            <text:p>-0.03074226</text:p>
          </table:table-cell>
          <table:table-cell office:value-type="float" office:value="-0.02176906" calcext:value-type="float">
            <text:p>-0.02176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08686" calcext:value-type="float">
            <text:p>-2.608686</text:p>
          </table:table-cell>
          <table:table-cell office:value-type="float" office:value="0.04060617" calcext:value-type="float">
            <text:p>0.0406061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9194" calcext:value-type="float">
            <text:p>-2.39919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6" calcext:value-type="float">
            <text:p>20032006</text:p>
          </table:table-cell>
          <table:table-cell office:value-type="float" office:value="48.80007" calcext:value-type="float">
            <text:p>48.80007</text:p>
          </table:table-cell>
          <table:table-cell office:value-type="float" office:value="40.03181" calcext:value-type="float">
            <text:p>40.03181</text:p>
          </table:table-cell>
          <table:table-cell office:value-type="float" office:value="0" calcext:value-type="float">
            <text:p>0</text:p>
          </table:table-cell>
          <table:table-cell office:value-type="float" office:value="1050.897" calcext:value-type="float">
            <text:p>1050.897</text:p>
          </table:table-cell>
          <table:table-cell office:value-type="float" office:value="-8.391357" calcext:value-type="float">
            <text:p>-8.391357</text:p>
          </table:table-cell>
          <table:table-cell office:value-type="float" office:value="14.5119" calcext:value-type="float">
            <text:p>14.5119</text:p>
          </table:table-cell>
          <table:table-cell office:value-type="float" office:value="0.2208536" calcext:value-type="float">
            <text:p>0.2208536</text:p>
          </table:table-cell>
          <table:table-cell office:value-type="float" office:value="0.187299" calcext:value-type="float">
            <text:p>0.187299</text:p>
          </table:table-cell>
          <table:table-cell office:value-type="float" office:value="0.261788" calcext:value-type="float">
            <text:p>0.261788</text:p>
          </table:table-cell>
          <table:table-cell office:value-type="float" office:value="0.2706101" calcext:value-type="float">
            <text:p>0.2706101</text:p>
          </table:table-cell>
          <table:table-cell office:value-type="float" office:value="0.2756657" calcext:value-type="float">
            <text:p>0.2756657</text:p>
          </table:table-cell>
          <table:table-cell office:value-type="float" office:value="0.2517045" calcext:value-type="float">
            <text:p>0.2517045</text:p>
          </table:table-cell>
          <table:table-cell office:value-type="float" office:value="0.2565791" calcext:value-type="float">
            <text:p>0.2565791</text:p>
          </table:table-cell>
          <table:table-cell office:value-type="float" office:value="0.351034" calcext:value-type="float">
            <text:p>0.351034</text:p>
          </table:table-cell>
          <table:table-cell office:value-type="float" office:value="0.3475058" calcext:value-type="float">
            <text:p>0.3475058</text:p>
          </table:table-cell>
          <table:table-cell office:value-type="float" office:value="0.3606822" calcext:value-type="float">
            <text:p>0.3606822</text:p>
          </table:table-cell>
          <table:table-cell office:value-type="float" office:value="0.3781061" calcext:value-type="float">
            <text:p>0.3781061</text:p>
          </table:table-cell>
          <table:table-cell office:value-type="float" office:value="0.3918649" calcext:value-type="float">
            <text:p>0.3918649</text:p>
          </table:table-cell>
          <table:table-cell office:value-type="float" office:value="0.4619459" calcext:value-type="float">
            <text:p>0.4619459</text:p>
          </table:table-cell>
          <table:table-cell office:value-type="float" office:value="0" calcext:value-type="float">
            <text:p>0</text:p>
          </table:table-cell>
          <table:table-cell office:value-type="float" office:value="1.994643E-015" calcext:value-type="float">
            <text:p>1.994643E-15</text:p>
          </table:table-cell>
          <table:table-cell office:value-type="float" office:value="1.969327E-015" calcext:value-type="float">
            <text:p>1.969327E-15</text:p>
          </table:table-cell>
          <table:table-cell office:value-type="float" office:value="1.964763E-015" calcext:value-type="float">
            <text:p>1.964763E-15</text:p>
          </table:table-cell>
          <table:table-cell office:value-type="float" office:value="1.936927E-015" calcext:value-type="float">
            <text:p>1.936927E-15</text:p>
          </table:table-cell>
          <table:table-cell office:value-type="float" office:value="9.444165E-016" calcext:value-type="float">
            <text:p>9.444165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1E-016" calcext:value-type="float">
            <text:p>9.738341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38857" calcext:value-type="float">
            <text:p>-0.3838857</text:p>
          </table:table-cell>
          <table:table-cell office:value-type="float" office:value="-1.337805" calcext:value-type="float">
            <text:p>-1.337805</text:p>
          </table:table-cell>
          <table:table-cell office:value-type="float" office:value="-0.1012853" calcext:value-type="float">
            <text:p>-0.1012853</text:p>
          </table:table-cell>
          <table:table-cell office:value-type="float" office:value="-0.07850761" calcext:value-type="float">
            <text:p>-0.07850761</text:p>
          </table:table-cell>
          <table:table-cell office:value-type="float" office:value="-0.06808287" calcext:value-type="float">
            <text:p>-0.06808287</text:p>
          </table:table-cell>
          <table:table-cell office:value-type="float" office:value="-0.05524255" calcext:value-type="float">
            <text:p>-0.05524255</text:p>
          </table:table-cell>
          <table:table-cell office:value-type="float" office:value="-0.04417008" calcext:value-type="float">
            <text:p>-0.04417008</text:p>
          </table:table-cell>
          <table:table-cell office:value-type="float" office:value="-0.03825438" calcext:value-type="float">
            <text:p>-0.03825438</text:p>
          </table:table-cell>
          <table:table-cell office:value-type="float" office:value="-0.03070169" calcext:value-type="float">
            <text:p>-0.03070169</text:p>
          </table:table-cell>
          <table:table-cell office:value-type="float" office:value="-0.02175063" calcext:value-type="float">
            <text:p>-0.02175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074305" calcext:value-type="float">
            <text:p>-0.07074305</text:p>
          </table:table-cell>
          <table:table-cell office:value-type="float" office:value="0.04060458" calcext:value-type="float">
            <text:p>0.0406045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9477" calcext:value-type="float">
            <text:p>-2.3894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6" calcext:value-type="float">
            <text:p>21032006</text:p>
          </table:table-cell>
          <table:table-cell office:value-type="float" office:value="50.80008" calcext:value-type="float">
            <text:p>50.80008</text:p>
          </table:table-cell>
          <table:table-cell office:value-type="float" office:value="40.57914" calcext:value-type="float">
            <text:p>40.57914</text:p>
          </table:table-cell>
          <table:table-cell office:value-type="float" office:value="0" calcext:value-type="float">
            <text:p>0</text:p>
          </table:table-cell>
          <table:table-cell office:value-type="float" office:value="1052.35" calcext:value-type="float">
            <text:p>1052.35</text:p>
          </table:table-cell>
          <table:table-cell office:value-type="float" office:value="-8.390793" calcext:value-type="float">
            <text:p>-8.390793</text:p>
          </table:table-cell>
          <table:table-cell office:value-type="float" office:value="14.66205" calcext:value-type="float">
            <text:p>14.66205</text:p>
          </table:table-cell>
          <table:table-cell office:value-type="float" office:value="0.2886741" calcext:value-type="float">
            <text:p>0.2886741</text:p>
          </table:table-cell>
          <table:table-cell office:value-type="float" office:value="0.1944174" calcext:value-type="float">
            <text:p>0.1944174</text:p>
          </table:table-cell>
          <table:table-cell office:value-type="float" office:value="0.261293" calcext:value-type="float">
            <text:p>0.261293</text:p>
          </table:table-cell>
          <table:table-cell office:value-type="float" office:value="0.2703086" calcext:value-type="float">
            <text:p>0.2703086</text:p>
          </table:table-cell>
          <table:table-cell office:value-type="float" office:value="0.2759032" calcext:value-type="float">
            <text:p>0.2759032</text:p>
          </table:table-cell>
          <table:table-cell office:value-type="float" office:value="0.2516094" calcext:value-type="float">
            <text:p>0.2516094</text:p>
          </table:table-cell>
          <table:table-cell office:value-type="float" office:value="0.2564607" calcext:value-type="float">
            <text:p>0.2564607</text:p>
          </table:table-cell>
          <table:table-cell office:value-type="float" office:value="0.3510054" calcext:value-type="float">
            <text:p>0.3510054</text:p>
          </table:table-cell>
          <table:table-cell office:value-type="float" office:value="0.3475289" calcext:value-type="float">
            <text:p>0.3475289</text:p>
          </table:table-cell>
          <table:table-cell office:value-type="float" office:value="0.3607001" calcext:value-type="float">
            <text:p>0.3607001</text:p>
          </table:table-cell>
          <table:table-cell office:value-type="float" office:value="0.3781163" calcext:value-type="float">
            <text:p>0.3781163</text:p>
          </table:table-cell>
          <table:table-cell office:value-type="float" office:value="0.3918764" calcext:value-type="float">
            <text:p>0.3918764</text:p>
          </table:table-cell>
          <table:table-cell office:value-type="float" office:value="0.4621386" calcext:value-type="float">
            <text:p>0.4621386</text:p>
          </table:table-cell>
          <table:table-cell office:value-type="float" office:value="0" calcext:value-type="float">
            <text:p>0</text:p>
          </table:table-cell>
          <table:table-cell office:value-type="float" office:value="1.994733E-015" calcext:value-type="float">
            <text:p>1.994733E-15</text:p>
          </table:table-cell>
          <table:table-cell office:value-type="float" office:value="1.969323E-015" calcext:value-type="float">
            <text:p>1.969323E-15</text:p>
          </table:table-cell>
          <table:table-cell office:value-type="float" office:value="1.964763E-015" calcext:value-type="float">
            <text:p>1.964763E-15</text:p>
          </table:table-cell>
          <table:table-cell office:value-type="float" office:value="1.936914E-015" calcext:value-type="float">
            <text:p>1.936914E-15</text:p>
          </table:table-cell>
          <table:table-cell office:value-type="float" office:value="9.444165E-016" calcext:value-type="float">
            <text:p>9.444165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04301" calcext:value-type="float">
            <text:p>-0.04604301</text:p>
          </table:table-cell>
          <table:table-cell office:value-type="float" office:value="-1.004199" calcext:value-type="float">
            <text:p>-1.004199</text:p>
          </table:table-cell>
          <table:table-cell office:value-type="float" office:value="-0.1027677" calcext:value-type="float">
            <text:p>-0.1027677</text:p>
          </table:table-cell>
          <table:table-cell office:value-type="float" office:value="-0.07918165" calcext:value-type="float">
            <text:p>-0.07918165</text:p>
          </table:table-cell>
          <table:table-cell office:value-type="float" office:value="-0.06764061" calcext:value-type="float">
            <text:p>-0.06764061</text:p>
          </table:table-cell>
          <table:table-cell office:value-type="float" office:value="-0.05540372" calcext:value-type="float">
            <text:p>-0.05540372</text:p>
          </table:table-cell>
          <table:table-cell office:value-type="float" office:value="-0.04431591" calcext:value-type="float">
            <text:p>-0.04431591</text:p>
          </table:table-cell>
          <table:table-cell office:value-type="float" office:value="-0.03828174" calcext:value-type="float">
            <text:p>-0.03828174</text:p>
          </table:table-cell>
          <table:table-cell office:value-type="float" office:value="-0.03066782" calcext:value-type="float">
            <text:p>-0.03066782</text:p>
          </table:table-cell>
          <table:table-cell office:value-type="float" office:value="-0.02173219" calcext:value-type="float">
            <text:p>-0.02173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037598" calcext:value-type="float">
            <text:p>-0.05037598</text:p>
          </table:table-cell>
          <table:table-cell office:value-type="float" office:value="0.04060177" calcext:value-type="float">
            <text:p>0.0406017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3406" calcext:value-type="float">
            <text:p>-2.3934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6" calcext:value-type="float">
            <text:p>22032006</text:p>
          </table:table-cell>
          <table:table-cell office:value-type="float" office:value="50.80008" calcext:value-type="float">
            <text:p>50.80008</text:p>
          </table:table-cell>
          <table:table-cell office:value-type="float" office:value="41.7613" calcext:value-type="float">
            <text:p>41.7613</text:p>
          </table:table-cell>
          <table:table-cell office:value-type="float" office:value="0" calcext:value-type="float">
            <text:p>0</text:p>
          </table:table-cell>
          <table:table-cell office:value-type="float" office:value="1051.167" calcext:value-type="float">
            <text:p>1051.167</text:p>
          </table:table-cell>
          <table:table-cell office:value-type="float" office:value="-8.390238" calcext:value-type="float">
            <text:p>-8.390238</text:p>
          </table:table-cell>
          <table:table-cell office:value-type="float" office:value="1.819987" calcext:value-type="float">
            <text:p>1.819987</text:p>
          </table:table-cell>
          <table:table-cell office:value-type="float" office:value="0.2867905" calcext:value-type="float">
            <text:p>0.2867905</text:p>
          </table:table-cell>
          <table:table-cell office:value-type="float" office:value="0.2020193" calcext:value-type="float">
            <text:p>0.2020193</text:p>
          </table:table-cell>
          <table:table-cell office:value-type="float" office:value="0.2607644" calcext:value-type="float">
            <text:p>0.2607644</text:p>
          </table:table-cell>
          <table:table-cell office:value-type="float" office:value="0.270035" calcext:value-type="float">
            <text:p>0.270035</text:p>
          </table:table-cell>
          <table:table-cell office:value-type="float" office:value="0.2759534" calcext:value-type="float">
            <text:p>0.2759534</text:p>
          </table:table-cell>
          <table:table-cell office:value-type="float" office:value="0.2515618" calcext:value-type="float">
            <text:p>0.2515618</text:p>
          </table:table-cell>
          <table:table-cell office:value-type="float" office:value="0.2563739" calcext:value-type="float">
            <text:p>0.2563739</text:p>
          </table:table-cell>
          <table:table-cell office:value-type="float" office:value="0.3509727" calcext:value-type="float">
            <text:p>0.3509727</text:p>
          </table:table-cell>
          <table:table-cell office:value-type="float" office:value="0.3475479" calcext:value-type="float">
            <text:p>0.3475479</text:p>
          </table:table-cell>
          <table:table-cell office:value-type="float" office:value="0.360718" calcext:value-type="float">
            <text:p>0.360718</text:p>
          </table:table-cell>
          <table:table-cell office:value-type="float" office:value="0.3781266" calcext:value-type="float">
            <text:p>0.3781266</text:p>
          </table:table-cell>
          <table:table-cell office:value-type="float" office:value="0.3918636" calcext:value-type="float">
            <text:p>0.3918636</text:p>
          </table:table-cell>
          <table:table-cell office:value-type="float" office:value="0.462282" calcext:value-type="float">
            <text:p>0.462282</text:p>
          </table:table-cell>
          <table:table-cell office:value-type="float" office:value="0" calcext:value-type="float">
            <text:p>0</text:p>
          </table:table-cell>
          <table:table-cell office:value-type="float" office:value="1.994826E-015" calcext:value-type="float">
            <text:p>1.994826E-15</text:p>
          </table:table-cell>
          <table:table-cell office:value-type="float" office:value="1.969316E-015" calcext:value-type="float">
            <text:p>1.969316E-15</text:p>
          </table:table-cell>
          <table:table-cell office:value-type="float" office:value="1.964762E-015" calcext:value-type="float">
            <text:p>1.964762E-15</text:p>
          </table:table-cell>
          <table:table-cell office:value-type="float" office:value="1.936903E-015" calcext:value-type="float">
            <text:p>1.936903E-15</text:p>
          </table:table-cell>
          <table:table-cell office:value-type="float" office:value="9.444156E-016" calcext:value-type="float">
            <text:p>9.444156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3E-016" calcext:value-type="float">
            <text:p>9.738343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771804" calcext:value-type="float">
            <text:p>-0.04771804</text:p>
          </table:table-cell>
          <table:table-cell office:value-type="float" office:value="-0.7472975" calcext:value-type="float">
            <text:p>-0.7472975</text:p>
          </table:table-cell>
          <table:table-cell office:value-type="float" office:value="-0.10439" calcext:value-type="float">
            <text:p>-0.10439</text:p>
          </table:table-cell>
          <table:table-cell office:value-type="float" office:value="-0.07980213" calcext:value-type="float">
            <text:p>-0.07980213</text:p>
          </table:table-cell>
          <table:table-cell office:value-type="float" office:value="-0.0675407" calcext:value-type="float">
            <text:p>-0.0675407</text:p>
          </table:table-cell>
          <table:table-cell office:value-type="float" office:value="-0.05548435" calcext:value-type="float">
            <text:p>-0.05548435</text:p>
          </table:table-cell>
          <table:table-cell office:value-type="float" office:value="-0.04442318" calcext:value-type="float">
            <text:p>-0.04442318</text:p>
          </table:table-cell>
          <table:table-cell office:value-type="float" office:value="-0.03831296" calcext:value-type="float">
            <text:p>-0.03831296</text:p>
          </table:table-cell>
          <table:table-cell office:value-type="float" office:value="-0.03063993" calcext:value-type="float">
            <text:p>-0.03063993</text:p>
          </table:table-cell>
          <table:table-cell office:value-type="float" office:value="-0.02171375" calcext:value-type="float">
            <text:p>-0.02171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543232" calcext:value-type="float">
            <text:p>-0.05543232</text:p>
          </table:table-cell>
          <table:table-cell office:value-type="float" office:value="0.04059767" calcext:value-type="float">
            <text:p>0.0405976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6703" calcext:value-type="float">
            <text:p>-2.3967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6" calcext:value-type="float">
            <text:p>23032006</text:p>
          </table:table-cell>
          <table:table-cell office:value-type="float" office:value="50.80008" calcext:value-type="float">
            <text:p>50.80008</text:p>
          </table:table-cell>
          <table:table-cell office:value-type="float" office:value="43.49017" calcext:value-type="float">
            <text:p>43.49017</text:p>
          </table:table-cell>
          <table:table-cell office:value-type="float" office:value="0" calcext:value-type="float">
            <text:p>0</text:p>
          </table:table-cell>
          <table:table-cell office:value-type="float" office:value="1049.188" calcext:value-type="float">
            <text:p>1049.188</text:p>
          </table:table-cell>
          <table:table-cell office:value-type="float" office:value="-8.139074" calcext:value-type="float">
            <text:p>-8.139074</text:p>
          </table:table-cell>
          <table:table-cell office:value-type="float" office:value="0" calcext:value-type="float">
            <text:p>0</text:p>
          </table:table-cell>
          <table:table-cell office:value-type="float" office:value="0.2447317" calcext:value-type="float">
            <text:p>0.2447317</text:p>
          </table:table-cell>
          <table:table-cell office:value-type="float" office:value="0.2083459" calcext:value-type="float">
            <text:p>0.2083459</text:p>
          </table:table-cell>
          <table:table-cell office:value-type="float" office:value="0.2601859" calcext:value-type="float">
            <text:p>0.2601859</text:p>
          </table:table-cell>
          <table:table-cell office:value-type="float" office:value="0.2697531" calcext:value-type="float">
            <text:p>0.2697531</text:p>
          </table:table-cell>
          <table:table-cell office:value-type="float" office:value="0.2758997" calcext:value-type="float">
            <text:p>0.2758997</text:p>
          </table:table-cell>
          <table:table-cell office:value-type="float" office:value="0.25184" calcext:value-type="float">
            <text:p>0.25184</text:p>
          </table:table-cell>
          <table:table-cell office:value-type="float" office:value="0.259362" calcext:value-type="float">
            <text:p>0.259362</text:p>
          </table:table-cell>
          <table:table-cell office:value-type="float" office:value="0.3512397" calcext:value-type="float">
            <text:p>0.3512397</text:p>
          </table:table-cell>
          <table:table-cell office:value-type="float" office:value="0.3475557" calcext:value-type="float">
            <text:p>0.3475557</text:p>
          </table:table-cell>
          <table:table-cell office:value-type="float" office:value="0.3607344" calcext:value-type="float">
            <text:p>0.3607344</text:p>
          </table:table-cell>
          <table:table-cell office:value-type="float" office:value="0.3781354" calcext:value-type="float">
            <text:p>0.3781354</text:p>
          </table:table-cell>
          <table:table-cell office:value-type="float" office:value="0.3918352" calcext:value-type="float">
            <text:p>0.3918352</text:p>
          </table:table-cell>
          <table:table-cell office:value-type="float" office:value="0.4623438" calcext:value-type="float">
            <text:p>0.4623438</text:p>
          </table:table-cell>
          <table:table-cell office:value-type="float" office:value="0" calcext:value-type="float">
            <text:p>0</text:p>
          </table:table-cell>
          <table:table-cell office:value-type="float" office:value="1.946632E-015" calcext:value-type="float">
            <text:p>1.946632E-15</text:p>
          </table:table-cell>
          <table:table-cell office:value-type="float" office:value="1.969309E-015" calcext:value-type="float">
            <text:p>1.969309E-15</text:p>
          </table:table-cell>
          <table:table-cell office:value-type="float" office:value="1.964762E-015" calcext:value-type="float">
            <text:p>1.964762E-15</text:p>
          </table:table-cell>
          <table:table-cell office:value-type="float" office:value="1.93689E-015" calcext:value-type="float">
            <text:p>1.93689E-15</text:p>
          </table:table-cell>
          <table:table-cell office:value-type="float" office:value="9.444156E-016" calcext:value-type="float">
            <text:p>9.444156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40771" calcext:value-type="float">
            <text:p>-0.1640771</text:p>
          </table:table-cell>
          <table:table-cell office:value-type="float" office:value="-0.5891827" calcext:value-type="float">
            <text:p>-0.5891827</text:p>
          </table:table-cell>
          <table:table-cell office:value-type="float" office:value="-0.1061921" calcext:value-type="float">
            <text:p>-0.1061921</text:p>
          </table:table-cell>
          <table:table-cell office:value-type="float" office:value="-0.08044599" calcext:value-type="float">
            <text:p>-0.08044599</text:p>
          </table:table-cell>
          <table:table-cell office:value-type="float" office:value="-0.06764191" calcext:value-type="float">
            <text:p>-0.06764191</text:p>
          </table:table-cell>
          <table:table-cell office:value-type="float" office:value="-0.05502119" calcext:value-type="float">
            <text:p>-0.05502119</text:p>
          </table:table-cell>
          <table:table-cell office:value-type="float" office:value="-0.04088767" calcext:value-type="float">
            <text:p>-0.04088767</text:p>
          </table:table-cell>
          <table:table-cell office:value-type="float" office:value="-0.03806122" calcext:value-type="float">
            <text:p>-0.03806122</text:p>
          </table:table-cell>
          <table:table-cell office:value-type="float" office:value="-0.03062822" calcext:value-type="float">
            <text:p>-0.03062822</text:p>
          </table:table-cell>
          <table:table-cell office:value-type="float" office:value="-0.02169671" calcext:value-type="float">
            <text:p>-0.02169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23125" calcext:value-type="float">
            <text:p>-0.2423125</text:p>
          </table:table-cell>
          <table:table-cell office:value-type="float" office:value="0.04059248" calcext:value-type="float">
            <text:p>0.0405924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9134" calcext:value-type="float">
            <text:p>-2.3991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6" calcext:value-type="float">
            <text:p>24032006</text:p>
          </table:table-cell>
          <table:table-cell office:value-type="float" office:value="50.80008" calcext:value-type="float">
            <text:p>50.80008</text:p>
          </table:table-cell>
          <table:table-cell office:value-type="float" office:value="44.65767" calcext:value-type="float">
            <text:p>44.65767</text:p>
          </table:table-cell>
          <table:table-cell office:value-type="float" office:value="0" calcext:value-type="float">
            <text:p>0</text:p>
          </table:table-cell>
          <table:table-cell office:value-type="float" office:value="1048.6" calcext:value-type="float">
            <text:p>1048.6</text:p>
          </table:table-cell>
          <table:table-cell office:value-type="float" office:value="-8.719335" calcext:value-type="float">
            <text:p>-8.719335</text:p>
          </table:table-cell>
          <table:table-cell office:value-type="float" office:value="0" calcext:value-type="float">
            <text:p>0</text:p>
          </table:table-cell>
          <table:table-cell office:value-type="float" office:value="0.2158963" calcext:value-type="float">
            <text:p>0.2158963</text:p>
          </table:table-cell>
          <table:table-cell office:value-type="float" office:value="0.2118704" calcext:value-type="float">
            <text:p>0.2118704</text:p>
          </table:table-cell>
          <table:table-cell office:value-type="float" office:value="0.259638" calcext:value-type="float">
            <text:p>0.259638</text:p>
          </table:table-cell>
          <table:table-cell office:value-type="float" office:value="0.2694794" calcext:value-type="float">
            <text:p>0.2694794</text:p>
          </table:table-cell>
          <table:table-cell office:value-type="float" office:value="0.2758304" calcext:value-type="float">
            <text:p>0.2758304</text:p>
          </table:table-cell>
          <table:table-cell office:value-type="float" office:value="0.251952" calcext:value-type="float">
            <text:p>0.251952</text:p>
          </table:table-cell>
          <table:table-cell office:value-type="float" office:value="0.2582818" calcext:value-type="float">
            <text:p>0.2582818</text:p>
          </table:table-cell>
          <table:table-cell office:value-type="float" office:value="0.3514146" calcext:value-type="float">
            <text:p>0.3514146</text:p>
          </table:table-cell>
          <table:table-cell office:value-type="float" office:value="0.3475662" calcext:value-type="float">
            <text:p>0.3475662</text:p>
          </table:table-cell>
          <table:table-cell office:value-type="float" office:value="0.3607487" calcext:value-type="float">
            <text:p>0.3607487</text:p>
          </table:table-cell>
          <table:table-cell office:value-type="float" office:value="0.3781488" calcext:value-type="float">
            <text:p>0.3781488</text:p>
          </table:table-cell>
          <table:table-cell office:value-type="float" office:value="0.392067" calcext:value-type="float">
            <text:p>0.392067</text:p>
          </table:table-cell>
          <table:table-cell office:value-type="float" office:value="0.4565536" calcext:value-type="float">
            <text:p>0.4565536</text:p>
          </table:table-cell>
          <table:table-cell office:value-type="float" office:value="0" calcext:value-type="float">
            <text:p>0</text:p>
          </table:table-cell>
          <table:table-cell office:value-type="float" office:value="1.983912E-015" calcext:value-type="float">
            <text:p>1.983912E-15</text:p>
          </table:table-cell>
          <table:table-cell office:value-type="float" office:value="1.969305E-015" calcext:value-type="float">
            <text:p>1.969305E-15</text:p>
          </table:table-cell>
          <table:table-cell office:value-type="float" office:value="1.96476E-015" calcext:value-type="float">
            <text:p>1.96476E-15</text:p>
          </table:table-cell>
          <table:table-cell office:value-type="float" office:value="1.936879E-015" calcext:value-type="float">
            <text:p>1.936879E-15</text:p>
          </table:table-cell>
          <table:table-cell office:value-type="float" office:value="9.444156E-016" calcext:value-type="float">
            <text:p>9.444156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92424" calcext:value-type="float">
            <text:p>-0.4392424</text:p>
          </table:table-cell>
          <table:table-cell office:value-type="float" office:value="-0.5174144" calcext:value-type="float">
            <text:p>-0.5174144</text:p>
          </table:table-cell>
          <table:table-cell office:value-type="float" office:value="-0.1079161" calcext:value-type="float">
            <text:p>-0.1079161</text:p>
          </table:table-cell>
          <table:table-cell office:value-type="float" office:value="-0.08107661" calcext:value-type="float">
            <text:p>-0.08107661</text:p>
          </table:table-cell>
          <table:table-cell office:value-type="float" office:value="-0.0677719" calcext:value-type="float">
            <text:p>-0.0677719</text:p>
          </table:table-cell>
          <table:table-cell office:value-type="float" office:value="-0.05483105" calcext:value-type="float">
            <text:p>-0.05483105</text:p>
          </table:table-cell>
          <table:table-cell office:value-type="float" office:value="-0.04212954" calcext:value-type="float">
            <text:p>-0.04212954</text:p>
          </table:table-cell>
          <table:table-cell office:value-type="float" office:value="-0.037894" calcext:value-type="float">
            <text:p>-0.037894</text:p>
          </table:table-cell>
          <table:table-cell office:value-type="float" office:value="-0.03061299" calcext:value-type="float">
            <text:p>-0.03061299</text:p>
          </table:table-cell>
          <table:table-cell office:value-type="float" office:value="-0.02168203" calcext:value-type="float">
            <text:p>-0.02168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451371" calcext:value-type="float">
            <text:p>-0.6451371</text:p>
          </table:table-cell>
          <table:table-cell office:value-type="float" office:value="0.04058934" calcext:value-type="float">
            <text:p>0.0405893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40071" calcext:value-type="float">
            <text:p>-2.3400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6" calcext:value-type="float">
            <text:p>25032006</text:p>
          </table:table-cell>
          <table:table-cell office:value-type="float" office:value="50.80008" calcext:value-type="float">
            <text:p>50.80008</text:p>
          </table:table-cell>
          <table:table-cell office:value-type="float" office:value="45.90268" calcext:value-type="float">
            <text:p>45.90268</text:p>
          </table:table-cell>
          <table:table-cell office:value-type="float" office:value="0" calcext:value-type="float">
            <text:p>0</text:p>
          </table:table-cell>
          <table:table-cell office:value-type="float" office:value="1048.17" calcext:value-type="float">
            <text:p>1048.17</text:p>
          </table:table-cell>
          <table:table-cell office:value-type="float" office:value="-9.534786" calcext:value-type="float">
            <text:p>-9.534786</text:p>
          </table:table-cell>
          <table:table-cell office:value-type="float" office:value="0" calcext:value-type="float">
            <text:p>0</text:p>
          </table:table-cell>
          <table:table-cell office:value-type="float" office:value="0.1960135" calcext:value-type="float">
            <text:p>0.1960135</text:p>
          </table:table-cell>
          <table:table-cell office:value-type="float" office:value="0.2138671" calcext:value-type="float">
            <text:p>0.2138671</text:p>
          </table:table-cell>
          <table:table-cell office:value-type="float" office:value="0.2591573" calcext:value-type="float">
            <text:p>0.2591573</text:p>
          </table:table-cell>
          <table:table-cell office:value-type="float" office:value="0.2691638" calcext:value-type="float">
            <text:p>0.2691638</text:p>
          </table:table-cell>
          <table:table-cell office:value-type="float" office:value="0.2756918" calcext:value-type="float">
            <text:p>0.2756918</text:p>
          </table:table-cell>
          <table:table-cell office:value-type="float" office:value="0.2519387" calcext:value-type="float">
            <text:p>0.2519387</text:p>
          </table:table-cell>
          <table:table-cell office:value-type="float" office:value="0.2576985" calcext:value-type="float">
            <text:p>0.2576985</text:p>
          </table:table-cell>
          <table:table-cell office:value-type="float" office:value="0.3514792" calcext:value-type="float">
            <text:p>0.3514792</text:p>
          </table:table-cell>
          <table:table-cell office:value-type="float" office:value="0.3475814" calcext:value-type="float">
            <text:p>0.3475814</text:p>
          </table:table-cell>
          <table:table-cell office:value-type="float" office:value="0.360763" calcext:value-type="float">
            <text:p>0.360763</text:p>
          </table:table-cell>
          <table:table-cell office:value-type="float" office:value="0.3781798" calcext:value-type="float">
            <text:p>0.3781798</text:p>
          </table:table-cell>
          <table:table-cell office:value-type="float" office:value="0.3922981" calcext:value-type="float">
            <text:p>0.3922981</text:p>
          </table:table-cell>
          <table:table-cell office:value-type="float" office:value="0.4602448" calcext:value-type="float">
            <text:p>0.4602448</text:p>
          </table:table-cell>
          <table:table-cell office:value-type="float" office:value="0" calcext:value-type="float">
            <text:p>0</text:p>
          </table:table-cell>
          <table:table-cell office:value-type="float" office:value="1.984002E-015" calcext:value-type="float">
            <text:p>1.984002E-15</text:p>
          </table:table-cell>
          <table:table-cell office:value-type="float" office:value="1.9693E-015" calcext:value-type="float">
            <text:p>1.9693E-15</text:p>
          </table:table-cell>
          <table:table-cell office:value-type="float" office:value="1.96476E-015" calcext:value-type="float">
            <text:p>1.96476E-15</text:p>
          </table:table-cell>
          <table:table-cell office:value-type="float" office:value="1.936867E-015" calcext:value-type="float">
            <text:p>1.936867E-15</text:p>
          </table:table-cell>
          <table:table-cell office:value-type="float" office:value="9.444152E-016" calcext:value-type="float">
            <text:p>9.444152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169779" calcext:value-type="float">
            <text:p>-0.9169779</text:p>
          </table:table-cell>
          <table:table-cell office:value-type="float" office:value="-0.480638" calcext:value-type="float">
            <text:p>-0.480638</text:p>
          </table:table-cell>
          <table:table-cell office:value-type="float" office:value="-0.1094802" calcext:value-type="float">
            <text:p>-0.1094802</text:p>
          </table:table-cell>
          <table:table-cell office:value-type="float" office:value="-0.08181143" calcext:value-type="float">
            <text:p>-0.08181143</text:p>
          </table:table-cell>
          <table:table-cell office:value-type="float" office:value="-0.06803329" calcext:value-type="float">
            <text:p>-0.06803329</text:p>
          </table:table-cell>
          <table:table-cell office:value-type="float" office:value="-0.05485173" calcext:value-type="float">
            <text:p>-0.05485173</text:p>
          </table:table-cell>
          <table:table-cell office:value-type="float" office:value="-0.04281777" calcext:value-type="float">
            <text:p>-0.04281777</text:p>
          </table:table-cell>
          <table:table-cell office:value-type="float" office:value="-0.03783219" calcext:value-type="float">
            <text:p>-0.03783219</text:p>
          </table:table-cell>
          <table:table-cell office:value-type="float" office:value="-0.03059078" calcext:value-type="float">
            <text:p>-0.03059078</text:p>
          </table:table-cell>
          <table:table-cell office:value-type="float" office:value="-0.02166731" calcext:value-type="float">
            <text:p>-0.02166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59886" calcext:value-type="float">
            <text:p>-2.059886</text:p>
          </table:table-cell>
          <table:table-cell office:value-type="float" office:value="0.04058545" calcext:value-type="float">
            <text:p>0.0405854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60303" calcext:value-type="float">
            <text:p>-2.3603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6" calcext:value-type="float">
            <text:p>26032006</text:p>
          </table:table-cell>
          <table:table-cell office:value-type="float" office:value="51.70007" calcext:value-type="float">
            <text:p>51.70007</text:p>
          </table:table-cell>
          <table:table-cell office:value-type="float" office:value="47.65367" calcext:value-type="float">
            <text:p>47.65367</text:p>
          </table:table-cell>
          <table:table-cell office:value-type="float" office:value="0" calcext:value-type="float">
            <text:p>0</text:p>
          </table:table-cell>
          <table:table-cell office:value-type="float" office:value="1047.752" calcext:value-type="float">
            <text:p>1047.752</text:p>
          </table:table-cell>
          <table:table-cell office:value-type="float" office:value="-9.968058" calcext:value-type="float">
            <text:p>-9.968058</text:p>
          </table:table-cell>
          <table:table-cell office:value-type="float" office:value="0" calcext:value-type="float">
            <text:p>0</text:p>
          </table:table-cell>
          <table:table-cell office:value-type="float" office:value="0.1606154" calcext:value-type="float">
            <text:p>0.1606154</text:p>
          </table:table-cell>
          <table:table-cell office:value-type="float" office:value="0.2111479" calcext:value-type="float">
            <text:p>0.2111479</text:p>
          </table:table-cell>
          <table:table-cell office:value-type="float" office:value="0.2587316" calcext:value-type="float">
            <text:p>0.2587316</text:p>
          </table:table-cell>
          <table:table-cell office:value-type="float" office:value="0.2688653" calcext:value-type="float">
            <text:p>0.2688653</text:p>
          </table:table-cell>
          <table:table-cell office:value-type="float" office:value="0.2755035" calcext:value-type="float">
            <text:p>0.2755035</text:p>
          </table:table-cell>
          <table:table-cell office:value-type="float" office:value="0.2518593" calcext:value-type="float">
            <text:p>0.2518593</text:p>
          </table:table-cell>
          <table:table-cell office:value-type="float" office:value="0.2573673" calcext:value-type="float">
            <text:p>0.2573673</text:p>
          </table:table-cell>
          <table:table-cell office:value-type="float" office:value="0.351488" calcext:value-type="float">
            <text:p>0.351488</text:p>
          </table:table-cell>
          <table:table-cell office:value-type="float" office:value="0.3475966" calcext:value-type="float">
            <text:p>0.3475966</text:p>
          </table:table-cell>
          <table:table-cell office:value-type="float" office:value="0.3607793" calcext:value-type="float">
            <text:p>0.3607793</text:p>
          </table:table-cell>
          <table:table-cell office:value-type="float" office:value="0.3782178" calcext:value-type="float">
            <text:p>0.3782178</text:p>
          </table:table-cell>
          <table:table-cell office:value-type="float" office:value="0.3924093" calcext:value-type="float">
            <text:p>0.3924093</text:p>
          </table:table-cell>
          <table:table-cell office:value-type="float" office:value="0.4623466" calcext:value-type="float">
            <text:p>0.4623466</text:p>
          </table:table-cell>
          <table:table-cell office:value-type="float" office:value="0" calcext:value-type="float">
            <text:p>0</text:p>
          </table:table-cell>
          <table:table-cell office:value-type="float" office:value="1.984104E-015" calcext:value-type="float">
            <text:p>1.984104E-15</text:p>
          </table:table-cell>
          <table:table-cell office:value-type="float" office:value="1.969292E-015" calcext:value-type="float">
            <text:p>1.969292E-15</text:p>
          </table:table-cell>
          <table:table-cell office:value-type="float" office:value="1.96476E-015" calcext:value-type="float">
            <text:p>1.96476E-15</text:p>
          </table:table-cell>
          <table:table-cell office:value-type="float" office:value="1.936855E-015" calcext:value-type="float">
            <text:p>1.936855E-15</text:p>
          </table:table-cell>
          <table:table-cell office:value-type="float" office:value="9.444147E-016" calcext:value-type="float">
            <text:p>9.444147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03216" calcext:value-type="float">
            <text:p>-4.503216</text:p>
          </table:table-cell>
          <table:table-cell office:value-type="float" office:value="-0.5294558" calcext:value-type="float">
            <text:p>-0.5294558</text:p>
          </table:table-cell>
          <table:table-cell office:value-type="float" office:value="-0.1108627" calcext:value-type="float">
            <text:p>-0.1108627</text:p>
          </table:table-cell>
          <table:table-cell office:value-type="float" office:value="-0.08251314" calcext:value-type="float">
            <text:p>-0.08251314</text:p>
          </table:table-cell>
          <table:table-cell office:value-type="float" office:value="-0.0683914" calcext:value-type="float">
            <text:p>-0.0683914</text:p>
          </table:table-cell>
          <table:table-cell office:value-type="float" office:value="-0.05498339" calcext:value-type="float">
            <text:p>-0.05498339</text:p>
          </table:table-cell>
          <table:table-cell office:value-type="float" office:value="-0.04321397" calcext:value-type="float">
            <text:p>-0.04321397</text:p>
          </table:table-cell>
          <table:table-cell office:value-type="float" office:value="-0.03782353" calcext:value-type="float">
            <text:p>-0.03782353</text:p>
          </table:table-cell>
          <table:table-cell office:value-type="float" office:value="-0.0305686" calcext:value-type="float">
            <text:p>-0.0305686</text:p>
          </table:table-cell>
          <table:table-cell office:value-type="float" office:value="-0.0216507" calcext:value-type="float">
            <text:p>-0.0216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79729" calcext:value-type="float">
            <text:p>-0.9479729</text:p>
          </table:table-cell>
          <table:table-cell office:value-type="float" office:value="0.04058177" calcext:value-type="float">
            <text:p>0.0405817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3299" calcext:value-type="float">
            <text:p>-2.3732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6" calcext:value-type="float">
            <text:p>27032006</text:p>
          </table:table-cell>
          <table:table-cell office:value-type="float" office:value="53.20008" calcext:value-type="float">
            <text:p>53.20008</text:p>
          </table:table-cell>
          <table:table-cell office:value-type="float" office:value="47.98669" calcext:value-type="float">
            <text:p>47.98669</text:p>
          </table:table-cell>
          <table:table-cell office:value-type="float" office:value="0" calcext:value-type="float">
            <text:p>0</text:p>
          </table:table-cell>
          <table:table-cell office:value-type="float" office:value="1048.919" calcext:value-type="float">
            <text:p>1048.919</text:p>
          </table:table-cell>
          <table:table-cell office:value-type="float" office:value="-9.967642" calcext:value-type="float">
            <text:p>-9.967642</text:p>
          </table:table-cell>
          <table:table-cell office:value-type="float" office:value="0" calcext:value-type="float">
            <text:p>0</text:p>
          </table:table-cell>
          <table:table-cell office:value-type="float" office:value="0.2189338" calcext:value-type="float">
            <text:p>0.2189338</text:p>
          </table:table-cell>
          <table:table-cell office:value-type="float" office:value="0.2123059" calcext:value-type="float">
            <text:p>0.2123059</text:p>
          </table:table-cell>
          <table:table-cell office:value-type="float" office:value="0.2581194" calcext:value-type="float">
            <text:p>0.2581194</text:p>
          </table:table-cell>
          <table:table-cell office:value-type="float" office:value="0.2685143" calcext:value-type="float">
            <text:p>0.2685143</text:p>
          </table:table-cell>
          <table:table-cell office:value-type="float" office:value="0.2752754" calcext:value-type="float">
            <text:p>0.2752754</text:p>
          </table:table-cell>
          <table:table-cell office:value-type="float" office:value="0.2517431" calcext:value-type="float">
            <text:p>0.2517431</text:p>
          </table:table-cell>
          <table:table-cell office:value-type="float" office:value="0.2571624" calcext:value-type="float">
            <text:p>0.2571624</text:p>
          </table:table-cell>
          <table:table-cell office:value-type="float" office:value="0.351469" calcext:value-type="float">
            <text:p>0.351469</text:p>
          </table:table-cell>
          <table:table-cell office:value-type="float" office:value="0.3476105" calcext:value-type="float">
            <text:p>0.3476105</text:p>
          </table:table-cell>
          <table:table-cell office:value-type="float" office:value="0.3607973" calcext:value-type="float">
            <text:p>0.3607973</text:p>
          </table:table-cell>
          <table:table-cell office:value-type="float" office:value="0.3782563" calcext:value-type="float">
            <text:p>0.3782563</text:p>
          </table:table-cell>
          <table:table-cell office:value-type="float" office:value="0.3924499" calcext:value-type="float">
            <text:p>0.39244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422E-015" calcext:value-type="float">
            <text:p>1.98422E-15</text:p>
          </table:table-cell>
          <table:table-cell office:value-type="float" office:value="1.969277E-015" calcext:value-type="float">
            <text:p>1.969277E-15</text:p>
          </table:table-cell>
          <table:table-cell office:value-type="float" office:value="1.96476E-015" calcext:value-type="float">
            <text:p>1.96476E-15</text:p>
          </table:table-cell>
          <table:table-cell office:value-type="float" office:value="1.936842E-015" calcext:value-type="float">
            <text:p>1.936842E-15</text:p>
          </table:table-cell>
          <table:table-cell office:value-type="float" office:value="9.444138E-016" calcext:value-type="float">
            <text:p>9.444138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7E-036" calcext:value-type="float">
            <text:p>1.754567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52304" calcext:value-type="float">
            <text:p>-0.4052304</text:p>
          </table:table-cell>
          <table:table-cell office:value-type="float" office:value="-0.5093303" calcext:value-type="float">
            <text:p>-0.5093303</text:p>
          </table:table-cell>
          <table:table-cell office:value-type="float" office:value="-0.1129143" calcext:value-type="float">
            <text:p>-0.1129143</text:p>
          </table:table-cell>
          <table:table-cell office:value-type="float" office:value="-0.08334569" calcext:value-type="float">
            <text:p>-0.08334569</text:p>
          </table:table-cell>
          <table:table-cell office:value-type="float" office:value="-0.0688279" calcext:value-type="float">
            <text:p>-0.0688279</text:p>
          </table:table-cell>
          <table:table-cell office:value-type="float" office:value="-0.05517754" calcext:value-type="float">
            <text:p>-0.05517754</text:p>
          </table:table-cell>
          <table:table-cell office:value-type="float" office:value="-0.043461" calcext:value-type="float">
            <text:p>-0.043461</text:p>
          </table:table-cell>
          <table:table-cell office:value-type="float" office:value="-0.03784125" calcext:value-type="float">
            <text:p>-0.03784125</text:p>
          </table:table-cell>
          <table:table-cell office:value-type="float" office:value="-0.0305482" calcext:value-type="float">
            <text:p>-0.0305482</text:p>
          </table:table-cell>
          <table:table-cell office:value-type="float" office:value="-0.0216322" calcext:value-type="float">
            <text:p>-0.0216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47561" calcext:value-type="float">
            <text:p>-0.2747561</text:p>
          </table:table-cell>
          <table:table-cell office:value-type="float" office:value="0.04057799" calcext:value-type="float">
            <text:p>0.0405779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6238" calcext:value-type="float">
            <text:p>-2.3762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6" calcext:value-type="float">
            <text:p>28032006</text:p>
          </table:table-cell>
          <table:table-cell office:value-type="float" office:value="53.20008" calcext:value-type="float">
            <text:p>53.20008</text:p>
          </table:table-cell>
          <table:table-cell office:value-type="float" office:value="48.78947" calcext:value-type="float">
            <text:p>48.78947</text:p>
          </table:table-cell>
          <table:table-cell office:value-type="float" office:value="0" calcext:value-type="float">
            <text:p>0</text:p>
          </table:table-cell>
          <table:table-cell office:value-type="float" office:value="1048.117" calcext:value-type="float">
            <text:p>1048.117</text:p>
          </table:table-cell>
          <table:table-cell office:value-type="float" office:value="-9.967642" calcext:value-type="float">
            <text:p>-9.967642</text:p>
          </table:table-cell>
          <table:table-cell office:value-type="float" office:value="0" calcext:value-type="float">
            <text:p>0</text:p>
          </table:table-cell>
          <table:table-cell office:value-type="float" office:value="0.2028917" calcext:value-type="float">
            <text:p>0.2028917</text:p>
          </table:table-cell>
          <table:table-cell office:value-type="float" office:value="0.2163413" calcext:value-type="float">
            <text:p>0.2163413</text:p>
          </table:table-cell>
          <table:table-cell office:value-type="float" office:value="0.2578665" calcext:value-type="float">
            <text:p>0.2578665</text:p>
          </table:table-cell>
          <table:table-cell office:value-type="float" office:value="0.2681935" calcext:value-type="float">
            <text:p>0.2681935</text:p>
          </table:table-cell>
          <table:table-cell office:value-type="float" office:value="0.2750199" calcext:value-type="float">
            <text:p>0.2750199</text:p>
          </table:table-cell>
          <table:table-cell office:value-type="float" office:value="0.2516038" calcext:value-type="float">
            <text:p>0.2516038</text:p>
          </table:table-cell>
          <table:table-cell office:value-type="float" office:value="0.257016" calcext:value-type="float">
            <text:p>0.257016</text:p>
          </table:table-cell>
          <table:table-cell office:value-type="float" office:value="0.3514357" calcext:value-type="float">
            <text:p>0.3514357</text:p>
          </table:table-cell>
          <table:table-cell office:value-type="float" office:value="0.3476219" calcext:value-type="float">
            <text:p>0.3476219</text:p>
          </table:table-cell>
          <table:table-cell office:value-type="float" office:value="0.360815" calcext:value-type="float">
            <text:p>0.360815</text:p>
          </table:table-cell>
          <table:table-cell office:value-type="float" office:value="0.3782932" calcext:value-type="float">
            <text:p>0.3782932</text:p>
          </table:table-cell>
          <table:table-cell office:value-type="float" office:value="0.3924675" calcext:value-type="float">
            <text:p>0.392467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84328E-015" calcext:value-type="float">
            <text:p>1.984328E-15</text:p>
          </table:table-cell>
          <table:table-cell office:value-type="float" office:value="1.969266E-015" calcext:value-type="float">
            <text:p>1.969266E-15</text:p>
          </table:table-cell>
          <table:table-cell office:value-type="float" office:value="1.96476E-015" calcext:value-type="float">
            <text:p>1.96476E-15</text:p>
          </table:table-cell>
          <table:table-cell office:value-type="float" office:value="1.936829E-015" calcext:value-type="float">
            <text:p>1.936829E-15</text:p>
          </table:table-cell>
          <table:table-cell office:value-type="float" office:value="9.444129E-016" calcext:value-type="float">
            <text:p>9.444129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9117" calcext:value-type="float">
            <text:p>-0.719117</text:p>
          </table:table-cell>
          <table:table-cell office:value-type="float" office:value="-0.4401143" calcext:value-type="float">
            <text:p>-0.4401143</text:p>
          </table:table-cell>
          <table:table-cell office:value-type="float" office:value="-0.1137514" calcext:value-type="float">
            <text:p>-0.1137514</text:p>
          </table:table-cell>
          <table:table-cell office:value-type="float" office:value="-0.08411682" calcext:value-type="float">
            <text:p>-0.08411682</text:p>
          </table:table-cell>
          <table:table-cell office:value-type="float" office:value="-0.06932157" calcext:value-type="float">
            <text:p>-0.06932157</text:p>
          </table:table-cell>
          <table:table-cell office:value-type="float" office:value="-0.05541155" calcext:value-type="float">
            <text:p>-0.05541155</text:p>
          </table:table-cell>
          <table:table-cell office:value-type="float" office:value="-0.04363813" calcext:value-type="float">
            <text:p>-0.04363813</text:p>
          </table:table-cell>
          <table:table-cell office:value-type="float" office:value="-0.03787265" calcext:value-type="float">
            <text:p>-0.03787265</text:p>
          </table:table-cell>
          <table:table-cell office:value-type="float" office:value="-0.0305316" calcext:value-type="float">
            <text:p>-0.0305316</text:p>
          </table:table-cell>
          <table:table-cell office:value-type="float" office:value="-0.02161399" calcext:value-type="float">
            <text:p>-0.02161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076091" calcext:value-type="float">
            <text:p>-0.9076091</text:p>
          </table:table-cell>
          <table:table-cell office:value-type="float" office:value="0.04057346" calcext:value-type="float">
            <text:p>0.04057346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8644" calcext:value-type="float">
            <text:p>-2.3786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6" calcext:value-type="float">
            <text:p>29032006</text:p>
          </table:table-cell>
          <table:table-cell office:value-type="float" office:value="54.00008" calcext:value-type="float">
            <text:p>54.00008</text:p>
          </table:table-cell>
          <table:table-cell office:value-type="float" office:value="51.01735" calcext:value-type="float">
            <text:p>51.01735</text:p>
          </table:table-cell>
          <table:table-cell office:value-type="float" office:value="0" calcext:value-type="float">
            <text:p>0</text:p>
          </table:table-cell>
          <table:table-cell office:value-type="float" office:value="1046.689" calcext:value-type="float">
            <text:p>1046.689</text:p>
          </table:table-cell>
          <table:table-cell office:value-type="float" office:value="-9.967415" calcext:value-type="float">
            <text:p>-9.967415</text:p>
          </table:table-cell>
          <table:table-cell office:value-type="float" office:value="0" calcext:value-type="float">
            <text:p>0</text:p>
          </table:table-cell>
          <table:table-cell office:value-type="float" office:value="0.1607759" calcext:value-type="float">
            <text:p>0.1607759</text:p>
          </table:table-cell>
          <table:table-cell office:value-type="float" office:value="0.2159502" calcext:value-type="float">
            <text:p>0.2159502</text:p>
          </table:table-cell>
          <table:table-cell office:value-type="float" office:value="0.2567589" calcext:value-type="float">
            <text:p>0.2567589</text:p>
          </table:table-cell>
          <table:table-cell office:value-type="float" office:value="0.2683153" calcext:value-type="float">
            <text:p>0.2683153</text:p>
          </table:table-cell>
          <table:table-cell office:value-type="float" office:value="0.2748892" calcext:value-type="float">
            <text:p>0.2748892</text:p>
          </table:table-cell>
          <table:table-cell office:value-type="float" office:value="0.2514592" calcext:value-type="float">
            <text:p>0.2514592</text:p>
          </table:table-cell>
          <table:table-cell office:value-type="float" office:value="0.2568991" calcext:value-type="float">
            <text:p>0.2568991</text:p>
          </table:table-cell>
          <table:table-cell office:value-type="float" office:value="0.3513945" calcext:value-type="float">
            <text:p>0.3513945</text:p>
          </table:table-cell>
          <table:table-cell office:value-type="float" office:value="0.3476301" calcext:value-type="float">
            <text:p>0.3476301</text:p>
          </table:table-cell>
          <table:table-cell office:value-type="float" office:value="0.360833" calcext:value-type="float">
            <text:p>0.360833</text:p>
          </table:table-cell>
          <table:table-cell office:value-type="float" office:value="0.3783271" calcext:value-type="float">
            <text:p>0.3783271</text:p>
          </table:table-cell>
          <table:table-cell office:value-type="float" office:value="0.3924701" calcext:value-type="float">
            <text:p>0.3924701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84451E-015" calcext:value-type="float">
            <text:p>1.984451E-15</text:p>
          </table:table-cell>
          <table:table-cell office:value-type="float" office:value="1.969257E-015" calcext:value-type="float">
            <text:p>1.969257E-15</text:p>
          </table:table-cell>
          <table:table-cell office:value-type="float" office:value="1.964756E-015" calcext:value-type="float">
            <text:p>1.964756E-15</text:p>
          </table:table-cell>
          <table:table-cell office:value-type="float" office:value="1.936818E-015" calcext:value-type="float">
            <text:p>1.936818E-15</text:p>
          </table:table-cell>
          <table:table-cell office:value-type="float" office:value="9.444103E-016" calcext:value-type="float">
            <text:p>9.444103E-16</text:p>
          </table:table-cell>
          <table:table-cell office:value-type="float" office:value="1.932224E-015" calcext:value-type="float">
            <text:p>1.932224E-15</text:p>
          </table:table-cell>
          <table:table-cell office:value-type="float" office:value="9.33955E-016" calcext:value-type="float">
            <text:p>9.33955E-16</text:p>
          </table:table-cell>
          <table:table-cell office:value-type="float" office:value="9.738342E-016" calcext:value-type="float">
            <text:p>9.738342E-16</text:p>
          </table:table-cell>
          <table:table-cell office:value-type="float" office:value="1.477996E-020" calcext:value-type="float">
            <text:p>1.477996E-20</text:p>
          </table:table-cell>
          <table:table-cell office:value-type="float" office:value="1.146156E-025" calcext:value-type="float">
            <text:p>1.146156E-25</text:p>
          </table:table-cell>
          <table:table-cell office:value-type="float" office:value="7.331194E-031" calcext:value-type="float">
            <text:p>7.331194E-31</text:p>
          </table:table-cell>
          <table:table-cell office:value-type="float" office:value="1.754568E-036" calcext:value-type="float">
            <text:p>1.754568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317516" calcext:value-type="float">
            <text:p>-4.317516</text:p>
          </table:table-cell>
          <table:table-cell office:value-type="float" office:value="-0.4452817" calcext:value-type="float">
            <text:p>-0.4452817</text:p>
          </table:table-cell>
          <table:table-cell office:value-type="float" office:value="-0.1175738" calcext:value-type="float">
            <text:p>-0.1175738</text:p>
          </table:table-cell>
          <table:table-cell office:value-type="float" office:value="-0.08383048" calcext:value-type="float">
            <text:p>-0.08383048</text:p>
          </table:table-cell>
          <table:table-cell office:value-type="float" office:value="-0.06957892" calcext:value-type="float">
            <text:p>-0.06957892</text:p>
          </table:table-cell>
          <table:table-cell office:value-type="float" office:value="-0.05565623" calcext:value-type="float">
            <text:p>-0.05565623</text:p>
          </table:table-cell>
          <table:table-cell office:value-type="float" office:value="-0.04378006" calcext:value-type="float">
            <text:p>-0.04378006</text:p>
          </table:table-cell>
          <table:table-cell office:value-type="float" office:value="-0.03791143" calcext:value-type="float">
            <text:p>-0.03791143</text:p>
          </table:table-cell>
          <table:table-cell office:value-type="float" office:value="-0.0305195" calcext:value-type="float">
            <text:p>-0.0305195</text:p>
          </table:table-cell>
          <table:table-cell office:value-type="float" office:value="-0.02159557" calcext:value-type="float">
            <text:p>-0.02159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361762" calcext:value-type="float">
            <text:p>-8.361762</text:p>
          </table:table-cell>
          <table:table-cell office:value-type="float" office:value="0.04056535" calcext:value-type="float">
            <text:p>0.0405653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0915" calcext:value-type="float">
            <text:p>-2.3809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6" calcext:value-type="float">
            <text:p>30032006</text:p>
          </table:table-cell>
          <table:table-cell office:value-type="float" office:value="124.1001" calcext:value-type="float">
            <text:p>124.1001</text:p>
          </table:table-cell>
          <table:table-cell office:value-type="float" office:value="51.64063" calcext:value-type="float">
            <text:p>51.64063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85.631" calcext:value-type="float">
            <text:p>1085.631</text:p>
          </table:table-cell>
          <table:table-cell office:value-type="float" office:value="-9.558884" calcext:value-type="float">
            <text:p>-9.558884</text:p>
          </table:table-cell>
          <table:table-cell office:value-type="float" office:value="0" calcext:value-type="float">
            <text:p>0</text:p>
          </table:table-cell>
          <table:table-cell office:value-type="float" office:value="0.4778301" calcext:value-type="float">
            <text:p>0.4778301</text:p>
          </table:table-cell>
          <table:table-cell office:value-type="float" office:value="0.48732" calcext:value-type="float">
            <text:p>0.48732</text:p>
          </table:table-cell>
          <table:table-cell office:value-type="float" office:value="0.5093194" calcext:value-type="float">
            <text:p>0.5093194</text:p>
          </table:table-cell>
          <table:table-cell office:value-type="float" office:value="0.3290918" calcext:value-type="float">
            <text:p>0.3290918</text:p>
          </table:table-cell>
          <table:table-cell office:value-type="float" office:value="0.2886182" calcext:value-type="float">
            <text:p>0.2886182</text:p>
          </table:table-cell>
          <table:table-cell office:value-type="float" office:value="0.2538141" calcext:value-type="float">
            <text:p>0.2538141</text:p>
          </table:table-cell>
          <table:table-cell office:value-type="float" office:value="0.3032646" calcext:value-type="float">
            <text:p>0.3032646</text:p>
          </table:table-cell>
          <table:table-cell office:value-type="float" office:value="0.3541797" calcext:value-type="float">
            <text:p>0.3541797</text:p>
          </table:table-cell>
          <table:table-cell office:value-type="float" office:value="0.3476715" calcext:value-type="float">
            <text:p>0.3476715</text:p>
          </table:table-cell>
          <table:table-cell office:value-type="float" office:value="0.3608516" calcext:value-type="float">
            <text:p>0.3608516</text:p>
          </table:table-cell>
          <table:table-cell office:value-type="float" office:value="0.3783581" calcext:value-type="float">
            <text:p>0.3783581</text:p>
          </table:table-cell>
          <table:table-cell office:value-type="float" office:value="0.3924607" calcext:value-type="float">
            <text:p>0.39246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7567E-015" calcext:value-type="float">
            <text:p>1.987567E-15</text:p>
          </table:table-cell>
          <table:table-cell office:value-type="float" office:value="1.96924E-015" calcext:value-type="float">
            <text:p>1.96924E-15</text:p>
          </table:table-cell>
          <table:table-cell office:value-type="float" office:value="1.964737E-015" calcext:value-type="float">
            <text:p>1.964737E-15</text:p>
          </table:table-cell>
          <table:table-cell office:value-type="float" office:value="1.936516E-015" calcext:value-type="float">
            <text:p>1.936516E-15</text:p>
          </table:table-cell>
          <table:table-cell office:value-type="float" office:value="9.448833E-016" calcext:value-type="float">
            <text:p>9.448833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005492" calcext:value-type="float">
            <text:p>-0.002005492</text:p>
          </table:table-cell>
          <table:table-cell office:value-type="float" office:value="-0.001763503" calcext:value-type="float">
            <text:p>-0.001763503</text:p>
          </table:table-cell>
          <table:table-cell office:value-type="float" office:value="-0.001343657" calcext:value-type="float">
            <text:p>-0.001343657</text:p>
          </table:table-cell>
          <table:table-cell office:value-type="float" office:value="-0.02042154" calcext:value-type="float">
            <text:p>-0.02042154</text:p>
          </table:table-cell>
          <table:table-cell office:value-type="float" office:value="-0.04854307" calcext:value-type="float">
            <text:p>-0.04854307</text:p>
          </table:table-cell>
          <table:table-cell office:value-type="float" office:value="-0.05195103" calcext:value-type="float">
            <text:p>-0.05195103</text:p>
          </table:table-cell>
          <table:table-cell office:value-type="float" office:value="-0.01136983" calcext:value-type="float">
            <text:p>-0.01136983</text:p>
          </table:table-cell>
          <table:table-cell office:value-type="float" office:value="-0.03542879" calcext:value-type="float">
            <text:p>-0.03542879</text:p>
          </table:table-cell>
          <table:table-cell office:value-type="float" office:value="-0.03046132" calcext:value-type="float">
            <text:p>-0.03046132</text:p>
          </table:table-cell>
          <table:table-cell office:value-type="float" office:value="-0.0215766" calcext:value-type="float">
            <text:p>-0.021576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06574582" calcext:value-type="float">
            <text:p>-0.0006574582</text:p>
          </table:table-cell>
          <table:table-cell office:value-type="float" office:value="0.04054404" calcext:value-type="float">
            <text:p>0.0405440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3313" calcext:value-type="float">
            <text:p>-2.3833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6" calcext:value-type="float">
            <text:p>31032006</text:p>
          </table:table-cell>
          <table:table-cell office:value-type="float" office:value="124.1001" calcext:value-type="float">
            <text:p>124.1001</text:p>
          </table:table-cell>
          <table:table-cell office:value-type="float" office:value="53.25746" calcext:value-type="float">
            <text:p>53.25746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84.014" calcext:value-type="float">
            <text:p>1084.014</text:p>
          </table:table-cell>
          <table:table-cell office:value-type="float" office:value="-9.558884" calcext:value-type="float">
            <text:p>-9.558884</text:p>
          </table:table-cell>
          <table:table-cell office:value-type="float" office:value="0" calcext:value-type="float">
            <text:p>0</text:p>
          </table:table-cell>
          <table:table-cell office:value-type="float" office:value="0.3957459" calcext:value-type="float">
            <text:p>0.3957459</text:p>
          </table:table-cell>
          <table:table-cell office:value-type="float" office:value="0.3974275" calcext:value-type="float">
            <text:p>0.3974275</text:p>
          </table:table-cell>
          <table:table-cell office:value-type="float" office:value="0.4019452" calcext:value-type="float">
            <text:p>0.4019452</text:p>
          </table:table-cell>
          <table:table-cell office:value-type="float" office:value="0.407438" calcext:value-type="float">
            <text:p>0.407438</text:p>
          </table:table-cell>
          <table:table-cell office:value-type="float" office:value="0.411107" calcext:value-type="float">
            <text:p>0.411107</text:p>
          </table:table-cell>
          <table:table-cell office:value-type="float" office:value="0.2677141" calcext:value-type="float">
            <text:p>0.2677141</text:p>
          </table:table-cell>
          <table:table-cell office:value-type="float" office:value="0.2808254" calcext:value-type="float">
            <text:p>0.2808254</text:p>
          </table:table-cell>
          <table:table-cell office:value-type="float" office:value="0.3583309" calcext:value-type="float">
            <text:p>0.3583309</text:p>
          </table:table-cell>
          <table:table-cell office:value-type="float" office:value="0.3479588" calcext:value-type="float">
            <text:p>0.3479588</text:p>
          </table:table-cell>
          <table:table-cell office:value-type="float" office:value="0.360901" calcext:value-type="float">
            <text:p>0.360901</text:p>
          </table:table-cell>
          <table:table-cell office:value-type="float" office:value="0.3784245" calcext:value-type="float">
            <text:p>0.3784245</text:p>
          </table:table-cell>
          <table:table-cell office:value-type="float" office:value="0.3923909" calcext:value-type="float">
            <text:p>0.392390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7775E-015" calcext:value-type="float">
            <text:p>1.987775E-15</text:p>
          </table:table-cell>
          <table:table-cell office:value-type="float" office:value="1.969219E-015" calcext:value-type="float">
            <text:p>1.969219E-15</text:p>
          </table:table-cell>
          <table:table-cell office:value-type="float" office:value="1.964724E-015" calcext:value-type="float">
            <text:p>1.964724E-15</text:p>
          </table:table-cell>
          <table:table-cell office:value-type="float" office:value="1.936513E-015" calcext:value-type="float">
            <text:p>1.936513E-15</text:p>
          </table:table-cell>
          <table:table-cell office:value-type="float" office:value="9.448662E-016" calcext:value-type="float">
            <text:p>9.448662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464359" calcext:value-type="float">
            <text:p>-0.006464359</text:p>
          </table:table-cell>
          <table:table-cell office:value-type="float" office:value="-0.006224574" calcext:value-type="float">
            <text:p>-0.006224574</text:p>
          </table:table-cell>
          <table:table-cell office:value-type="float" office:value="-0.005811471" calcext:value-type="float">
            <text:p>-0.005811471</text:p>
          </table:table-cell>
          <table:table-cell office:value-type="float" office:value="-0.00537867" calcext:value-type="float">
            <text:p>-0.00537867</text:p>
          </table:table-cell>
          <table:table-cell office:value-type="float" office:value="-0.00508694" calcext:value-type="float">
            <text:p>-0.00508694</text:p>
          </table:table-cell>
          <table:table-cell office:value-type="float" office:value="-0.03464705" calcext:value-type="float">
            <text:p>-0.03464705</text:p>
          </table:table-cell>
          <table:table-cell office:value-type="float" office:value="-0.02173343" calcext:value-type="float">
            <text:p>-0.02173343</text:p>
          </table:table-cell>
          <table:table-cell office:value-type="float" office:value="-0.03048801" calcext:value-type="float">
            <text:p>-0.03048801</text:p>
          </table:table-cell>
          <table:table-cell office:value-type="float" office:value="-0.03004995" calcext:value-type="float">
            <text:p>-0.03004995</text:p>
          </table:table-cell>
          <table:table-cell office:value-type="float" office:value="-0.02152653" calcext:value-type="float">
            <text:p>-0.0215265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6727815" calcext:value-type="float">
            <text:p>-0.006727815</text:p>
          </table:table-cell>
          <table:table-cell office:value-type="float" office:value="0.0405268" calcext:value-type="float">
            <text:p>0.040526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5371" calcext:value-type="float">
            <text:p>-2.3853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6" calcext:value-type="float">
            <text:p>1042006</text:p>
          </table:table-cell>
          <table:table-cell office:value-type="float" office:value="132.0001" calcext:value-type="float">
            <text:p>132.0001</text:p>
          </table:table-cell>
          <table:table-cell office:value-type="float" office:value="56.81713" calcext:value-type="float">
            <text:p>56.81713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88.194" calcext:value-type="float">
            <text:p>1088.194</text:p>
          </table:table-cell>
          <table:table-cell office:value-type="float" office:value="-9.39875" calcext:value-type="float">
            <text:p>-9.39875</text:p>
          </table:table-cell>
          <table:table-cell office:value-type="float" office:value="0" calcext:value-type="float">
            <text:p>0</text:p>
          </table:table-cell>
          <table:table-cell office:value-type="float" office:value="0.4605241" calcext:value-type="float">
            <text:p>0.4605241</text:p>
          </table:table-cell>
          <table:table-cell office:value-type="float" office:value="0.4595315" calcext:value-type="float">
            <text:p>0.4595315</text:p>
          </table:table-cell>
          <table:table-cell office:value-type="float" office:value="0.412074" calcext:value-type="float">
            <text:p>0.412074</text:p>
          </table:table-cell>
          <table:table-cell office:value-type="float" office:value="0.385159" calcext:value-type="float">
            <text:p>0.385159</text:p>
          </table:table-cell>
          <table:table-cell office:value-type="float" office:value="0.3809308" calcext:value-type="float">
            <text:p>0.3809308</text:p>
          </table:table-cell>
          <table:table-cell office:value-type="float" office:value="0.2858177" calcext:value-type="float">
            <text:p>0.2858177</text:p>
          </table:table-cell>
          <table:table-cell office:value-type="float" office:value="0.2820364" calcext:value-type="float">
            <text:p>0.2820364</text:p>
          </table:table-cell>
          <table:table-cell office:value-type="float" office:value="0.3599226" calcext:value-type="float">
            <text:p>0.3599226</text:p>
          </table:table-cell>
          <table:table-cell office:value-type="float" office:value="0.3484489" calcext:value-type="float">
            <text:p>0.3484489</text:p>
          </table:table-cell>
          <table:table-cell office:value-type="float" office:value="0.3609765" calcext:value-type="float">
            <text:p>0.3609765</text:p>
          </table:table-cell>
          <table:table-cell office:value-type="float" office:value="0.3784878" calcext:value-type="float">
            <text:p>0.3784878</text:p>
          </table:table-cell>
          <table:table-cell office:value-type="float" office:value="0.3923152" calcext:value-type="float">
            <text:p>0.392315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7992E-015" calcext:value-type="float">
            <text:p>1.987992E-15</text:p>
          </table:table-cell>
          <table:table-cell office:value-type="float" office:value="1.9692E-015" calcext:value-type="float">
            <text:p>1.9692E-15</text:p>
          </table:table-cell>
          <table:table-cell office:value-type="float" office:value="1.964711E-015" calcext:value-type="float">
            <text:p>1.964711E-15</text:p>
          </table:table-cell>
          <table:table-cell office:value-type="float" office:value="1.936507E-015" calcext:value-type="float">
            <text:p>1.936507E-15</text:p>
          </table:table-cell>
          <table:table-cell office:value-type="float" office:value="9.448498E-016" calcext:value-type="float">
            <text:p>9.448498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406877" calcext:value-type="float">
            <text:p>-0.002406877</text:p>
          </table:table-cell>
          <table:table-cell office:value-type="float" office:value="-0.002395342" calcext:value-type="float">
            <text:p>-0.002395342</text:p>
          </table:table-cell>
          <table:table-cell office:value-type="float" office:value="-0.005497449" calcext:value-type="float">
            <text:p>-0.005497449</text:p>
          </table:table-cell>
          <table:table-cell office:value-type="float" office:value="-0.007823668" calcext:value-type="float">
            <text:p>-0.007823668</text:p>
          </table:table-cell>
          <table:table-cell office:value-type="float" office:value="-0.00817851" calcext:value-type="float">
            <text:p>-0.00817851</text:p>
          </table:table-cell>
          <table:table-cell office:value-type="float" office:value="-0.02108947" calcext:value-type="float">
            <text:p>-0.02108947</text:p>
          </table:table-cell>
          <table:table-cell office:value-type="float" office:value="-0.02101357" calcext:value-type="float">
            <text:p>-0.02101357</text:p>
          </table:table-cell>
          <table:table-cell office:value-type="float" office:value="-0.02769858" calcext:value-type="float">
            <text:p>-0.02769858</text:p>
          </table:table-cell>
          <table:table-cell office:value-type="float" office:value="-0.02935677" calcext:value-type="float">
            <text:p>-0.02935677</text:p>
          </table:table-cell>
          <table:table-cell office:value-type="float" office:value="-0.02145001" calcext:value-type="float">
            <text:p>-0.0214500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2112254" calcext:value-type="float">
            <text:p>-0.002112254</text:p>
          </table:table-cell>
          <table:table-cell office:value-type="float" office:value="0.04049543" calcext:value-type="float">
            <text:p>0.04049543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7395" calcext:value-type="float">
            <text:p>-2.3873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6" calcext:value-type="float">
            <text:p>2042006</text:p>
          </table:table-cell>
          <table:table-cell office:value-type="float" office:value="139.8001" calcext:value-type="float">
            <text:p>139.8001</text:p>
          </table:table-cell>
          <table:table-cell office:value-type="float" office:value="57.09519" calcext:value-type="float">
            <text:p>57.09519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95.705" calcext:value-type="float">
            <text:p>1095.705</text:p>
          </table:table-cell>
          <table:table-cell office:value-type="float" office:value="-9.38783" calcext:value-type="float">
            <text:p>-9.38783</text:p>
          </table:table-cell>
          <table:table-cell office:value-type="float" office:value="0" calcext:value-type="float">
            <text:p>0</text:p>
          </table:table-cell>
          <table:table-cell office:value-type="float" office:value="0.4228108" calcext:value-type="float">
            <text:p>0.4228108</text:p>
          </table:table-cell>
          <table:table-cell office:value-type="float" office:value="0.4261044" calcext:value-type="float">
            <text:p>0.4261044</text:p>
          </table:table-cell>
          <table:table-cell office:value-type="float" office:value="0.4325336" calcext:value-type="float">
            <text:p>0.4325336</text:p>
          </table:table-cell>
          <table:table-cell office:value-type="float" office:value="0.4399969" calcext:value-type="float">
            <text:p>0.4399969</text:p>
          </table:table-cell>
          <table:table-cell office:value-type="float" office:value="0.4454694" calcext:value-type="float">
            <text:p>0.4454694</text:p>
          </table:table-cell>
          <table:table-cell office:value-type="float" office:value="0.3143284" calcext:value-type="float">
            <text:p>0.3143284</text:p>
          </table:table-cell>
          <table:table-cell office:value-type="float" office:value="0.2864593" calcext:value-type="float">
            <text:p>0.2864593</text:p>
          </table:table-cell>
          <table:table-cell office:value-type="float" office:value="0.3613312" calcext:value-type="float">
            <text:p>0.3613312</text:p>
          </table:table-cell>
          <table:table-cell office:value-type="float" office:value="0.3490326" calcext:value-type="float">
            <text:p>0.3490326</text:p>
          </table:table-cell>
          <table:table-cell office:value-type="float" office:value="0.3610778" calcext:value-type="float">
            <text:p>0.3610778</text:p>
          </table:table-cell>
          <table:table-cell office:value-type="float" office:value="0.3785434" calcext:value-type="float">
            <text:p>0.3785434</text:p>
          </table:table-cell>
          <table:table-cell office:value-type="float" office:value="0.392245" calcext:value-type="float">
            <text:p>0.3922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8222E-015" calcext:value-type="float">
            <text:p>1.988222E-15</text:p>
          </table:table-cell>
          <table:table-cell office:value-type="float" office:value="1.969175E-015" calcext:value-type="float">
            <text:p>1.969175E-15</text:p>
          </table:table-cell>
          <table:table-cell office:value-type="float" office:value="1.964699E-015" calcext:value-type="float">
            <text:p>1.964699E-15</text:p>
          </table:table-cell>
          <table:table-cell office:value-type="float" office:value="1.9365E-015" calcext:value-type="float">
            <text:p>1.9365E-15</text:p>
          </table:table-cell>
          <table:table-cell office:value-type="float" office:value="9.448337E-016" calcext:value-type="float">
            <text:p>9.448337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273487" calcext:value-type="float">
            <text:p>-0.004273487</text:p>
          </table:table-cell>
          <table:table-cell office:value-type="float" office:value="-0.004041321" calcext:value-type="float">
            <text:p>-0.004041321</text:p>
          </table:table-cell>
          <table:table-cell office:value-type="float" office:value="-0.003693055" calcext:value-type="float">
            <text:p>-0.003693055</text:p>
          </table:table-cell>
          <table:table-cell office:value-type="float" office:value="-0.003355127" calcext:value-type="float">
            <text:p>-0.003355127</text:p>
          </table:table-cell>
          <table:table-cell office:value-type="float" office:value="-0.003102997" calcext:value-type="float">
            <text:p>-0.003102997</text:p>
          </table:table-cell>
          <table:table-cell office:value-type="float" office:value="-0.01034961" calcext:value-type="float">
            <text:p>-0.01034961</text:p>
          </table:table-cell>
          <table:table-cell office:value-type="float" office:value="-0.01856077" calcext:value-type="float">
            <text:p>-0.01856077</text:p>
          </table:table-cell>
          <table:table-cell office:value-type="float" office:value="-0.02545912" calcext:value-type="float">
            <text:p>-0.02545912</text:p>
          </table:table-cell>
          <table:table-cell office:value-type="float" office:value="-0.02855203" calcext:value-type="float">
            <text:p>-0.02855203</text:p>
          </table:table-cell>
          <table:table-cell office:value-type="float" office:value="-0.02134741" calcext:value-type="float">
            <text:p>-0.0213474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4527748" calcext:value-type="float">
            <text:p>-0.004527748</text:p>
          </table:table-cell>
          <table:table-cell office:value-type="float" office:value="0.04047881" calcext:value-type="float">
            <text:p>0.04047881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938" calcext:value-type="float">
            <text:p>-2.389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6" calcext:value-type="float">
            <text:p>3042006</text:p>
          </table:table-cell>
          <table:table-cell office:value-type="float" office:value="139.8001" calcext:value-type="float">
            <text:p>139.8001</text:p>
          </table:table-cell>
          <table:table-cell office:value-type="float" office:value="60.65901" calcext:value-type="float">
            <text:p>60.65901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92.141" calcext:value-type="float">
            <text:p>1092.141</text:p>
          </table:table-cell>
          <table:table-cell office:value-type="float" office:value="-9.38783" calcext:value-type="float">
            <text:p>-9.38783</text:p>
          </table:table-cell>
          <table:table-cell office:value-type="float" office:value="0" calcext:value-type="float">
            <text:p>0</text:p>
          </table:table-cell>
          <table:table-cell office:value-type="float" office:value="0.3815148" calcext:value-type="float">
            <text:p>0.3815148</text:p>
          </table:table-cell>
          <table:table-cell office:value-type="float" office:value="0.3845633" calcext:value-type="float">
            <text:p>0.3845633</text:p>
          </table:table-cell>
          <table:table-cell office:value-type="float" office:value="0.3891647" calcext:value-type="float">
            <text:p>0.3891647</text:p>
          </table:table-cell>
          <table:table-cell office:value-type="float" office:value="0.3935603" calcext:value-type="float">
            <text:p>0.3935603</text:p>
          </table:table-cell>
          <table:table-cell office:value-type="float" office:value="0.3954206" calcext:value-type="float">
            <text:p>0.3954206</text:p>
          </table:table-cell>
          <table:table-cell office:value-type="float" office:value="0.3329374" calcext:value-type="float">
            <text:p>0.3329374</text:p>
          </table:table-cell>
          <table:table-cell office:value-type="float" office:value="0.3120163" calcext:value-type="float">
            <text:p>0.3120163</text:p>
          </table:table-cell>
          <table:table-cell office:value-type="float" office:value="0.36468" calcext:value-type="float">
            <text:p>0.36468</text:p>
          </table:table-cell>
          <table:table-cell office:value-type="float" office:value="0.3497435" calcext:value-type="float">
            <text:p>0.3497435</text:p>
          </table:table-cell>
          <table:table-cell office:value-type="float" office:value="0.3612058" calcext:value-type="float">
            <text:p>0.3612058</text:p>
          </table:table-cell>
          <table:table-cell office:value-type="float" office:value="0.3785953" calcext:value-type="float">
            <text:p>0.3785953</text:p>
          </table:table-cell>
          <table:table-cell office:value-type="float" office:value="0.3921779" calcext:value-type="float">
            <text:p>0.39217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8457E-015" calcext:value-type="float">
            <text:p>1.988457E-15</text:p>
          </table:table-cell>
          <table:table-cell office:value-type="float" office:value="1.969154E-015" calcext:value-type="float">
            <text:p>1.969154E-15</text:p>
          </table:table-cell>
          <table:table-cell office:value-type="float" office:value="1.964687E-015" calcext:value-type="float">
            <text:p>1.964687E-15</text:p>
          </table:table-cell>
          <table:table-cell office:value-type="float" office:value="1.93649E-015" calcext:value-type="float">
            <text:p>1.93649E-15</text:p>
          </table:table-cell>
          <table:table-cell office:value-type="float" office:value="9.448194E-016" calcext:value-type="float">
            <text:p>9.448194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983518" calcext:value-type="float">
            <text:p>-0.007983518</text:p>
          </table:table-cell>
          <table:table-cell office:value-type="float" office:value="-0.007600028" calcext:value-type="float">
            <text:p>-0.007600028</text:p>
          </table:table-cell>
          <table:table-cell office:value-type="float" office:value="-0.00707815" calcext:value-type="float">
            <text:p>-0.00707815</text:p>
          </table:table-cell>
          <table:table-cell office:value-type="float" office:value="-0.006639792" calcext:value-type="float">
            <text:p>-0.006639792</text:p>
          </table:table-cell>
          <table:table-cell office:value-type="float" office:value="-0.006449998" calcext:value-type="float">
            <text:p>-0.006449998</text:p>
          </table:table-cell>
          <table:table-cell office:value-type="float" office:value="-0.00661454" calcext:value-type="float">
            <text:p>-0.00661454</text:p>
          </table:table-cell>
          <table:table-cell office:value-type="float" office:value="-0.009070834" calcext:value-type="float">
            <text:p>-0.009070834</text:p>
          </table:table-cell>
          <table:table-cell office:value-type="float" office:value="-0.02090503" calcext:value-type="float">
            <text:p>-0.02090503</text:p>
          </table:table-cell>
          <table:table-cell office:value-type="float" office:value="-0.02760571" calcext:value-type="float">
            <text:p>-0.02760571</text:p>
          </table:table-cell>
          <table:table-cell office:value-type="float" office:value="-0.02121871" calcext:value-type="float">
            <text:p>-0.0212187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8300924" calcext:value-type="float">
            <text:p>-0.008300924</text:p>
          </table:table-cell>
          <table:table-cell office:value-type="float" office:value="0.04044838" calcext:value-type="float">
            <text:p>0.0404483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1321" calcext:value-type="float">
            <text:p>-2.39132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6" calcext:value-type="float">
            <text:p>4042006</text:p>
          </table:table-cell>
          <table:table-cell office:value-type="float" office:value="139.8001" calcext:value-type="float">
            <text:p>139.8001</text:p>
          </table:table-cell>
          <table:table-cell office:value-type="float" office:value="64.18246" calcext:value-type="float">
            <text:p>64.18246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88.453" calcext:value-type="float">
            <text:p>1088.453</text:p>
          </table:table-cell>
          <table:table-cell office:value-type="float" office:value="-9.222872" calcext:value-type="float">
            <text:p>-9.222872</text:p>
          </table:table-cell>
          <table:table-cell office:value-type="float" office:value="0" calcext:value-type="float">
            <text:p>0</text:p>
          </table:table-cell>
          <table:table-cell office:value-type="float" office:value="0.3479238" calcext:value-type="float">
            <text:p>0.3479238</text:p>
          </table:table-cell>
          <table:table-cell office:value-type="float" office:value="0.3516107" calcext:value-type="float">
            <text:p>0.3516107</text:p>
          </table:table-cell>
          <table:table-cell office:value-type="float" office:value="0.3625779" calcext:value-type="float">
            <text:p>0.3625779</text:p>
          </table:table-cell>
          <table:table-cell office:value-type="float" office:value="0.3725142" calcext:value-type="float">
            <text:p>0.3725142</text:p>
          </table:table-cell>
          <table:table-cell office:value-type="float" office:value="0.377617" calcext:value-type="float">
            <text:p>0.377617</text:p>
          </table:table-cell>
          <table:table-cell office:value-type="float" office:value="0.3265566" calcext:value-type="float">
            <text:p>0.3265566</text:p>
          </table:table-cell>
          <table:table-cell office:value-type="float" office:value="0.3173491" calcext:value-type="float">
            <text:p>0.3173491</text:p>
          </table:table-cell>
          <table:table-cell office:value-type="float" office:value="0.3698182" calcext:value-type="float">
            <text:p>0.3698182</text:p>
          </table:table-cell>
          <table:table-cell office:value-type="float" office:value="0.3507812" calcext:value-type="float">
            <text:p>0.3507812</text:p>
          </table:table-cell>
          <table:table-cell office:value-type="float" office:value="0.3613692" calcext:value-type="float">
            <text:p>0.3613692</text:p>
          </table:table-cell>
          <table:table-cell office:value-type="float" office:value="0.3786474" calcext:value-type="float">
            <text:p>0.3786474</text:p>
          </table:table-cell>
          <table:table-cell office:value-type="float" office:value="0.3921138" calcext:value-type="float">
            <text:p>0.39211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8695E-015" calcext:value-type="float">
            <text:p>1.988695E-15</text:p>
          </table:table-cell>
          <table:table-cell office:value-type="float" office:value="1.969133E-015" calcext:value-type="float">
            <text:p>1.969133E-15</text:p>
          </table:table-cell>
          <table:table-cell office:value-type="float" office:value="1.964679E-015" calcext:value-type="float">
            <text:p>1.964679E-15</text:p>
          </table:table-cell>
          <table:table-cell office:value-type="float" office:value="1.936476E-015" calcext:value-type="float">
            <text:p>1.936476E-15</text:p>
          </table:table-cell>
          <table:table-cell office:value-type="float" office:value="9.448034E-016" calcext:value-type="float">
            <text:p>9.448034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21138" calcext:value-type="float">
            <text:p>-0.01421138</text:p>
          </table:table-cell>
          <table:table-cell office:value-type="float" office:value="-0.01326276" calcext:value-type="float">
            <text:p>-0.01326276</text:p>
          </table:table-cell>
          <table:table-cell office:value-type="float" office:value="-0.01092968" calcext:value-type="float">
            <text:p>-0.01092968</text:p>
          </table:table-cell>
          <table:table-cell office:value-type="float" office:value="-0.009289676" calcext:value-type="float">
            <text:p>-0.009289676</text:p>
          </table:table-cell>
          <table:table-cell office:value-type="float" office:value="-0.008552486" calcext:value-type="float">
            <text:p>-0.008552486</text:p>
          </table:table-cell>
          <table:table-cell office:value-type="float" office:value="-0.007651831" calcext:value-type="float">
            <text:p>-0.007651831</text:p>
          </table:table-cell>
          <table:table-cell office:value-type="float" office:value="-0.007819145" calcext:value-type="float">
            <text:p>-0.007819145</text:p>
          </table:table-cell>
          <table:table-cell office:value-type="float" office:value="-0.01544337" calcext:value-type="float">
            <text:p>-0.01544337</text:p>
          </table:table-cell>
          <table:table-cell office:value-type="float" office:value="-0.02628297" calcext:value-type="float">
            <text:p>-0.02628297</text:p>
          </table:table-cell>
          <table:table-cell office:value-type="float" office:value="-0.02105566" calcext:value-type="float">
            <text:p>-0.0210556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458361" calcext:value-type="float">
            <text:p>-0.01458361</text:p>
          </table:table-cell>
          <table:table-cell office:value-type="float" office:value="0.04041464" calcext:value-type="float">
            <text:p>0.0404146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3223" calcext:value-type="float">
            <text:p>-2.3932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6" calcext:value-type="float">
            <text:p>5042006</text:p>
          </table:table-cell>
          <table:table-cell office:value-type="float" office:value="139.8001" calcext:value-type="float">
            <text:p>139.8001</text:p>
          </table:table-cell>
          <table:table-cell office:value-type="float" office:value="68.47289" calcext:value-type="float">
            <text:p>68.47289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84.162" calcext:value-type="float">
            <text:p>1084.162</text:p>
          </table:table-cell>
          <table:table-cell office:value-type="float" office:value="-9.222872" calcext:value-type="float">
            <text:p>-9.222872</text:p>
          </table:table-cell>
          <table:table-cell office:value-type="float" office:value="0" calcext:value-type="float">
            <text:p>0</text:p>
          </table:table-cell>
          <table:table-cell office:value-type="float" office:value="0.3095495" calcext:value-type="float">
            <text:p>0.3095495</text:p>
          </table:table-cell>
          <table:table-cell office:value-type="float" office:value="0.324464" calcext:value-type="float">
            <text:p>0.324464</text:p>
          </table:table-cell>
          <table:table-cell office:value-type="float" office:value="0.346878" calcext:value-type="float">
            <text:p>0.346878</text:p>
          </table:table-cell>
          <table:table-cell office:value-type="float" office:value="0.3593943" calcext:value-type="float">
            <text:p>0.3593943</text:p>
          </table:table-cell>
          <table:table-cell office:value-type="float" office:value="0.364838" calcext:value-type="float">
            <text:p>0.364838</text:p>
          </table:table-cell>
          <table:table-cell office:value-type="float" office:value="0.3178582" calcext:value-type="float">
            <text:p>0.3178582</text:p>
          </table:table-cell>
          <table:table-cell office:value-type="float" office:value="0.3105454" calcext:value-type="float">
            <text:p>0.3105454</text:p>
          </table:table-cell>
          <table:table-cell office:value-type="float" office:value="0.3725567" calcext:value-type="float">
            <text:p>0.3725567</text:p>
          </table:table-cell>
          <table:table-cell office:value-type="float" office:value="0.3520716" calcext:value-type="float">
            <text:p>0.3520716</text:p>
          </table:table-cell>
          <table:table-cell office:value-type="float" office:value="0.3615763" calcext:value-type="float">
            <text:p>0.3615763</text:p>
          </table:table-cell>
          <table:table-cell office:value-type="float" office:value="0.3787037" calcext:value-type="float">
            <text:p>0.3787037</text:p>
          </table:table-cell>
          <table:table-cell office:value-type="float" office:value="0.392053" calcext:value-type="float">
            <text:p>0.39205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8974E-015" calcext:value-type="float">
            <text:p>1.988974E-15</text:p>
          </table:table-cell>
          <table:table-cell office:value-type="float" office:value="1.969106E-015" calcext:value-type="float">
            <text:p>1.969106E-15</text:p>
          </table:table-cell>
          <table:table-cell office:value-type="float" office:value="1.964668E-015" calcext:value-type="float">
            <text:p>1.964668E-15</text:p>
          </table:table-cell>
          <table:table-cell office:value-type="float" office:value="1.936463E-015" calcext:value-type="float">
            <text:p>1.936463E-15</text:p>
          </table:table-cell>
          <table:table-cell office:value-type="float" office:value="9.447861E-016" calcext:value-type="float">
            <text:p>9.447861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2409" calcext:value-type="float">
            <text:p>-0.0292409</text:p>
          </table:table-cell>
          <table:table-cell office:value-type="float" office:value="-0.02163456" calcext:value-type="float">
            <text:p>-0.02163456</text:p>
          </table:table-cell>
          <table:table-cell office:value-type="float" office:value="-0.01430408" calcext:value-type="float">
            <text:p>-0.01430408</text:p>
          </table:table-cell>
          <table:table-cell office:value-type="float" office:value="-0.01156687" calcext:value-type="float">
            <text:p>-0.01156687</text:p>
          </table:table-cell>
          <table:table-cell office:value-type="float" office:value="-0.01055421" calcext:value-type="float">
            <text:p>-0.01055421</text:p>
          </table:table-cell>
          <table:table-cell office:value-type="float" office:value="-0.009390234" calcext:value-type="float">
            <text:p>-0.009390234</text:p>
          </table:table-cell>
          <table:table-cell office:value-type="float" office:value="-0.009384894" calcext:value-type="float">
            <text:p>-0.009384894</text:p>
          </table:table-cell>
          <table:table-cell office:value-type="float" office:value="-0.01314216" calcext:value-type="float">
            <text:p>-0.01314216</text:p>
          </table:table-cell>
          <table:table-cell office:value-type="float" office:value="-0.02473009" calcext:value-type="float">
            <text:p>-0.02473009</text:p>
          </table:table-cell>
          <table:table-cell office:value-type="float" office:value="-0.02085067" calcext:value-type="float">
            <text:p>-0.0208506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3183532" calcext:value-type="float">
            <text:p>-0.03183532</text:p>
          </table:table-cell>
          <table:table-cell office:value-type="float" office:value="0.04036761" calcext:value-type="float">
            <text:p>0.04036761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5075" calcext:value-type="float">
            <text:p>-2.3950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6" calcext:value-type="float">
            <text:p>6042006</text:p>
          </table:table-cell>
          <table:table-cell office:value-type="float" office:value="156.3001" calcext:value-type="float">
            <text:p>156.3001</text:p>
          </table:table-cell>
          <table:table-cell office:value-type="float" office:value="72.45314" calcext:value-type="float">
            <text:p>72.45314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96.475" calcext:value-type="float">
            <text:p>1096.475</text:p>
          </table:table-cell>
          <table:table-cell office:value-type="float" office:value="-9.016027" calcext:value-type="float">
            <text:p>-9.016027</text:p>
          </table:table-cell>
          <table:table-cell office:value-type="float" office:value="0" calcext:value-type="float">
            <text:p>0</text:p>
          </table:table-cell>
          <table:table-cell office:value-type="float" office:value="0.4186401" calcext:value-type="float">
            <text:p>0.4186401</text:p>
          </table:table-cell>
          <table:table-cell office:value-type="float" office:value="0.4201851" calcext:value-type="float">
            <text:p>0.4201851</text:p>
          </table:table-cell>
          <table:table-cell office:value-type="float" office:value="0.4129743" calcext:value-type="float">
            <text:p>0.4129743</text:p>
          </table:table-cell>
          <table:table-cell office:value-type="float" office:value="0.3825189" calcext:value-type="float">
            <text:p>0.3825189</text:p>
          </table:table-cell>
          <table:table-cell office:value-type="float" office:value="0.3710061" calcext:value-type="float">
            <text:p>0.3710061</text:p>
          </table:table-cell>
          <table:table-cell office:value-type="float" office:value="0.3157108" calcext:value-type="float">
            <text:p>0.3157108</text:p>
          </table:table-cell>
          <table:table-cell office:value-type="float" office:value="0.321602" calcext:value-type="float">
            <text:p>0.321602</text:p>
          </table:table-cell>
          <table:table-cell office:value-type="float" office:value="0.3745809" calcext:value-type="float">
            <text:p>0.3745809</text:p>
          </table:table-cell>
          <table:table-cell office:value-type="float" office:value="0.353567" calcext:value-type="float">
            <text:p>0.353567</text:p>
          </table:table-cell>
          <table:table-cell office:value-type="float" office:value="0.3618372" calcext:value-type="float">
            <text:p>0.3618372</text:p>
          </table:table-cell>
          <table:table-cell office:value-type="float" office:value="0.378768" calcext:value-type="float">
            <text:p>0.378768</text:p>
          </table:table-cell>
          <table:table-cell office:value-type="float" office:value="0.3919957" calcext:value-type="float">
            <text:p>0.391995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89298E-015" calcext:value-type="float">
            <text:p>1.989298E-15</text:p>
          </table:table-cell>
          <table:table-cell office:value-type="float" office:value="1.969079E-015" calcext:value-type="float">
            <text:p>1.969079E-15</text:p>
          </table:table-cell>
          <table:table-cell office:value-type="float" office:value="1.96465E-015" calcext:value-type="float">
            <text:p>1.96465E-15</text:p>
          </table:table-cell>
          <table:table-cell office:value-type="float" office:value="1.936448E-015" calcext:value-type="float">
            <text:p>1.936448E-15</text:p>
          </table:table-cell>
          <table:table-cell office:value-type="float" office:value="9.447687E-016" calcext:value-type="float">
            <text:p>9.447687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422635" calcext:value-type="float">
            <text:p>-0.004422635</text:p>
          </table:table-cell>
          <table:table-cell office:value-type="float" office:value="-0.004297336" calcext:value-type="float">
            <text:p>-0.004297336</text:p>
          </table:table-cell>
          <table:table-cell office:value-type="float" office:value="-0.004867902" calcext:value-type="float">
            <text:p>-0.004867902</text:p>
          </table:table-cell>
          <table:table-cell office:value-type="float" office:value="-0.008163093" calcext:value-type="float">
            <text:p>-0.008163093</text:p>
          </table:table-cell>
          <table:table-cell office:value-type="float" office:value="-0.009807732" calcext:value-type="float">
            <text:p>-0.009807732</text:p>
          </table:table-cell>
          <table:table-cell office:value-type="float" office:value="-0.009951243" calcext:value-type="float">
            <text:p>-0.009951243</text:p>
          </table:table-cell>
          <table:table-cell office:value-type="float" office:value="-0.006939307" calcext:value-type="float">
            <text:p>-0.006939307</text:p>
          </table:table-cell>
          <table:table-cell office:value-type="float" office:value="-0.01170748" calcext:value-type="float">
            <text:p>-0.01170748</text:p>
          </table:table-cell>
          <table:table-cell office:value-type="float" office:value="-0.0230471" calcext:value-type="float">
            <text:p>-0.0230471</text:p>
          </table:table-cell>
          <table:table-cell office:value-type="float" office:value="-0.02059552" calcext:value-type="float">
            <text:p>-0.0205955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4667068" calcext:value-type="float">
            <text:p>-0.004667068</text:p>
          </table:table-cell>
          <table:table-cell office:value-type="float" office:value="0.04031815" calcext:value-type="float">
            <text:p>0.0403181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6882" calcext:value-type="float">
            <text:p>-2.3968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6" calcext:value-type="float">
            <text:p>7042006</text:p>
          </table:table-cell>
          <table:table-cell office:value-type="float" office:value="156.5001" calcext:value-type="float">
            <text:p>156.5001</text:p>
          </table:table-cell>
          <table:table-cell office:value-type="float" office:value="73.23899" calcext:value-type="float">
            <text:p>73.23899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95.89" calcext:value-type="float">
            <text:p>1095.89</text:p>
          </table:table-cell>
          <table:table-cell office:value-type="float" office:value="-9.015978" calcext:value-type="float">
            <text:p>-9.015978</text:p>
          </table:table-cell>
          <table:table-cell office:value-type="float" office:value="0" calcext:value-type="float">
            <text:p>0</text:p>
          </table:table-cell>
          <table:table-cell office:value-type="float" office:value="0.3810235" calcext:value-type="float">
            <text:p>0.3810235</text:p>
          </table:table-cell>
          <table:table-cell office:value-type="float" office:value="0.3825037" calcext:value-type="float">
            <text:p>0.3825037</text:p>
          </table:table-cell>
          <table:table-cell office:value-type="float" office:value="0.3852784" calcext:value-type="float">
            <text:p>0.3852784</text:p>
          </table:table-cell>
          <table:table-cell office:value-type="float" office:value="0.3881127" calcext:value-type="float">
            <text:p>0.3881127</text:p>
          </table:table-cell>
          <table:table-cell office:value-type="float" office:value="0.3893893" calcext:value-type="float">
            <text:p>0.3893893</text:p>
          </table:table-cell>
          <table:table-cell office:value-type="float" office:value="0.3291173" calcext:value-type="float">
            <text:p>0.3291173</text:p>
          </table:table-cell>
          <table:table-cell office:value-type="float" office:value="0.3176206" calcext:value-type="float">
            <text:p>0.3176206</text:p>
          </table:table-cell>
          <table:table-cell office:value-type="float" office:value="0.3765206" calcext:value-type="float">
            <text:p>0.3765206</text:p>
          </table:table-cell>
          <table:table-cell office:value-type="float" office:value="0.3549946" calcext:value-type="float">
            <text:p>0.3549946</text:p>
          </table:table-cell>
          <table:table-cell office:value-type="float" office:value="0.3621488" calcext:value-type="float">
            <text:p>0.3621488</text:p>
          </table:table-cell>
          <table:table-cell office:value-type="float" office:value="0.3788441" calcext:value-type="float">
            <text:p>0.3788441</text:p>
          </table:table-cell>
          <table:table-cell office:value-type="float" office:value="0.3919414" calcext:value-type="float">
            <text:p>0.391941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89585E-015" calcext:value-type="float">
            <text:p>1.989585E-15</text:p>
          </table:table-cell>
          <table:table-cell office:value-type="float" office:value="1.969052E-015" calcext:value-type="float">
            <text:p>1.969052E-15</text:p>
          </table:table-cell>
          <table:table-cell office:value-type="float" office:value="1.964638E-015" calcext:value-type="float">
            <text:p>1.964638E-15</text:p>
          </table:table-cell>
          <table:table-cell office:value-type="float" office:value="1.936431E-015" calcext:value-type="float">
            <text:p>1.936431E-15</text:p>
          </table:table-cell>
          <table:table-cell office:value-type="float" office:value="9.447526E-016" calcext:value-type="float">
            <text:p>9.447526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080996" calcext:value-type="float">
            <text:p>-0.008080996</text:p>
          </table:table-cell>
          <table:table-cell office:value-type="float" office:value="-0.007869341" calcext:value-type="float">
            <text:p>-0.007869341</text:p>
          </table:table-cell>
          <table:table-cell office:value-type="float" office:value="-0.007532165" calcext:value-type="float">
            <text:p>-0.007532165</text:p>
          </table:table-cell>
          <table:table-cell office:value-type="float" office:value="-0.007241299" calcext:value-type="float">
            <text:p>-0.007241299</text:p>
          </table:table-cell>
          <table:table-cell office:value-type="float" office:value="-0.007099723" calcext:value-type="float">
            <text:p>-0.007099723</text:p>
          </table:table-cell>
          <table:table-cell office:value-type="float" office:value="-0.007230596" calcext:value-type="float">
            <text:p>-0.007230596</text:p>
          </table:table-cell>
          <table:table-cell office:value-type="float" office:value="-0.007795598" calcext:value-type="float">
            <text:p>-0.007795598</text:p>
          </table:table-cell>
          <table:table-cell office:value-type="float" office:value="-0.01045905" calcext:value-type="float">
            <text:p>-0.01045905</text:p>
          </table:table-cell>
          <table:table-cell office:value-type="float" office:value="-0.02155242" calcext:value-type="float">
            <text:p>-0.02155242</text:p>
          </table:table-cell>
          <table:table-cell office:value-type="float" office:value="-0.02029488" calcext:value-type="float">
            <text:p>-0.02029488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8362439" calcext:value-type="float">
            <text:p>-0.008362439</text:p>
          </table:table-cell>
          <table:table-cell office:value-type="float" office:value="0.04029513" calcext:value-type="float">
            <text:p>0.04029513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8644" calcext:value-type="float">
            <text:p>-2.3986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6" calcext:value-type="float">
            <text:p>8042006</text:p>
          </table:table-cell>
          <table:table-cell office:value-type="float" office:value="156.5001" calcext:value-type="float">
            <text:p>156.5001</text:p>
          </table:table-cell>
          <table:table-cell office:value-type="float" office:value="77.05451" calcext:value-type="float">
            <text:p>77.05451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92.111" calcext:value-type="float">
            <text:p>1092.111</text:p>
          </table:table-cell>
          <table:table-cell office:value-type="float" office:value="-9.05248" calcext:value-type="float">
            <text:p>-9.05248</text:p>
          </table:table-cell>
          <table:table-cell office:value-type="float" office:value="0" calcext:value-type="float">
            <text:p>0</text:p>
          </table:table-cell>
          <table:table-cell office:value-type="float" office:value="0.3391979" calcext:value-type="float">
            <text:p>0.3391979</text:p>
          </table:table-cell>
          <table:table-cell office:value-type="float" office:value="0.3446305" calcext:value-type="float">
            <text:p>0.3446305</text:p>
          </table:table-cell>
          <table:table-cell office:value-type="float" office:value="0.3587868" calcext:value-type="float">
            <text:p>0.3587868</text:p>
          </table:table-cell>
          <table:table-cell office:value-type="float" office:value="0.3702568" calcext:value-type="float">
            <text:p>0.3702568</text:p>
          </table:table-cell>
          <table:table-cell office:value-type="float" office:value="0.3759133" calcext:value-type="float">
            <text:p>0.3759133</text:p>
          </table:table-cell>
          <table:table-cell office:value-type="float" office:value="0.3261188" calcext:value-type="float">
            <text:p>0.3261188</text:p>
          </table:table-cell>
          <table:table-cell office:value-type="float" office:value="0.3190937" calcext:value-type="float">
            <text:p>0.3190937</text:p>
          </table:table-cell>
          <table:table-cell office:value-type="float" office:value="0.3792155" calcext:value-type="float">
            <text:p>0.3792155</text:p>
          </table:table-cell>
          <table:table-cell office:value-type="float" office:value="0.3564931" calcext:value-type="float">
            <text:p>0.3564931</text:p>
          </table:table-cell>
          <table:table-cell office:value-type="float" office:value="0.362503" calcext:value-type="float">
            <text:p>0.362503</text:p>
          </table:table-cell>
          <table:table-cell office:value-type="float" office:value="0.3789341" calcext:value-type="float">
            <text:p>0.3789341</text:p>
          </table:table-cell>
          <table:table-cell office:value-type="float" office:value="0.3919112" calcext:value-type="float">
            <text:p>0.3919112</text:p>
          </table:table-cell>
          <table:table-cell office:value-type="float" office:value="0.4613117" calcext:value-type="float">
            <text:p>0.4613117</text:p>
          </table:table-cell>
          <table:table-cell office:value-type="float" office:value="0" calcext:value-type="float">
            <text:p>0</text:p>
          </table:table-cell>
          <table:table-cell office:value-type="float" office:value="1.989839E-015" calcext:value-type="float">
            <text:p>1.989839E-15</text:p>
          </table:table-cell>
          <table:table-cell office:value-type="float" office:value="1.96903E-015" calcext:value-type="float">
            <text:p>1.96903E-15</text:p>
          </table:table-cell>
          <table:table-cell office:value-type="float" office:value="1.96463E-015" calcext:value-type="float">
            <text:p>1.96463E-15</text:p>
          </table:table-cell>
          <table:table-cell office:value-type="float" office:value="1.936415E-015" calcext:value-type="float">
            <text:p>1.936415E-15</text:p>
          </table:table-cell>
          <table:table-cell office:value-type="float" office:value="9.44738E-016" calcext:value-type="float">
            <text:p>9.44738E-16</text:p>
          </table:table-cell>
          <table:table-cell office:value-type="float" office:value="1.932076E-015" calcext:value-type="float">
            <text:p>1.932076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57249" calcext:value-type="float">
            <text:p>-0.01657249</text:p>
          </table:table-cell>
          <table:table-cell office:value-type="float" office:value="-0.01499614" calcext:value-type="float">
            <text:p>-0.01499614</text:p>
          </table:table-cell>
          <table:table-cell office:value-type="float" office:value="-0.01165226" calcext:value-type="float">
            <text:p>-0.01165226</text:p>
          </table:table-cell>
          <table:table-cell office:value-type="float" office:value="-0.009642436" calcext:value-type="float">
            <text:p>-0.009642436</text:p>
          </table:table-cell>
          <table:table-cell office:value-type="float" office:value="-0.008789415" calcext:value-type="float">
            <text:p>-0.008789415</text:p>
          </table:table-cell>
          <table:table-cell office:value-type="float" office:value="-0.007731993" calcext:value-type="float">
            <text:p>-0.007731993</text:p>
          </table:table-cell>
          <table:table-cell office:value-type="float" office:value="-0.007474384" calcext:value-type="float">
            <text:p>-0.007474384</text:p>
          </table:table-cell>
          <table:table-cell office:value-type="float" office:value="-0.008961347" calcext:value-type="float">
            <text:p>-0.008961347</text:p>
          </table:table-cell>
          <table:table-cell office:value-type="float" office:value="-0.02009933" calcext:value-type="float">
            <text:p>-0.02009933</text:p>
          </table:table-cell>
          <table:table-cell office:value-type="float" office:value="-0.01995881" calcext:value-type="float">
            <text:p>-0.0199588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712306" calcext:value-type="float">
            <text:p>-0.01712306</text:p>
          </table:table-cell>
          <table:table-cell office:value-type="float" office:value="0.04025417" calcext:value-type="float">
            <text:p>0.0402541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7362" calcext:value-type="float">
            <text:p>-2.3873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6" calcext:value-type="float">
            <text:p>9042006</text:p>
          </table:table-cell>
          <table:table-cell office:value-type="float" office:value="156.5001" calcext:value-type="float">
            <text:p>156.5001</text:p>
          </table:table-cell>
          <table:table-cell office:value-type="float" office:value="80.75608" calcext:value-type="float">
            <text:p>80.75608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88.633" calcext:value-type="float">
            <text:p>1088.633</text:p>
          </table:table-cell>
          <table:table-cell office:value-type="float" office:value="-9.276341" calcext:value-type="float">
            <text:p>-9.276341</text:p>
          </table:table-cell>
          <table:table-cell office:value-type="float" office:value="0" calcext:value-type="float">
            <text:p>0</text:p>
          </table:table-cell>
          <table:table-cell office:value-type="float" office:value="0.3120643" calcext:value-type="float">
            <text:p>0.3120643</text:p>
          </table:table-cell>
          <table:table-cell office:value-type="float" office:value="0.3251425" calcext:value-type="float">
            <text:p>0.3251425</text:p>
          </table:table-cell>
          <table:table-cell office:value-type="float" office:value="0.3459284" calcext:value-type="float">
            <text:p>0.3459284</text:p>
          </table:table-cell>
          <table:table-cell office:value-type="float" office:value="0.3584333" calcext:value-type="float">
            <text:p>0.3584333</text:p>
          </table:table-cell>
          <table:table-cell office:value-type="float" office:value="0.3642395" calcext:value-type="float">
            <text:p>0.3642395</text:p>
          </table:table-cell>
          <table:table-cell office:value-type="float" office:value="0.3182498" calcext:value-type="float">
            <text:p>0.3182498</text:p>
          </table:table-cell>
          <table:table-cell office:value-type="float" office:value="0.3132654" calcext:value-type="float">
            <text:p>0.3132654</text:p>
          </table:table-cell>
          <table:table-cell office:value-type="float" office:value="0.3793217" calcext:value-type="float">
            <text:p>0.3793217</text:p>
          </table:table-cell>
          <table:table-cell office:value-type="float" office:value="0.3581928" calcext:value-type="float">
            <text:p>0.3581928</text:p>
          </table:table-cell>
          <table:table-cell office:value-type="float" office:value="0.3629237" calcext:value-type="float">
            <text:p>0.3629237</text:p>
          </table:table-cell>
          <table:table-cell office:value-type="float" office:value="0.3790451" calcext:value-type="float">
            <text:p>0.3790451</text:p>
          </table:table-cell>
          <table:table-cell office:value-type="float" office:value="0.3919356" calcext:value-type="float">
            <text:p>0.3919356</text:p>
          </table:table-cell>
          <table:table-cell office:value-type="float" office:value="0.4620471" calcext:value-type="float">
            <text:p>0.4620471</text:p>
          </table:table-cell>
          <table:table-cell office:value-type="float" office:value="0" calcext:value-type="float">
            <text:p>0</text:p>
          </table:table-cell>
          <table:table-cell office:value-type="float" office:value="1.990101E-015" calcext:value-type="float">
            <text:p>1.990101E-15</text:p>
          </table:table-cell>
          <table:table-cell office:value-type="float" office:value="1.969007E-015" calcext:value-type="float">
            <text:p>1.969007E-15</text:p>
          </table:table-cell>
          <table:table-cell office:value-type="float" office:value="1.964621E-015" calcext:value-type="float">
            <text:p>1.964621E-15</text:p>
          </table:table-cell>
          <table:table-cell office:value-type="float" office:value="1.936398E-015" calcext:value-type="float">
            <text:p>1.936398E-15</text:p>
          </table:table-cell>
          <table:table-cell office:value-type="float" office:value="9.447237E-016" calcext:value-type="float">
            <text:p>9.447237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777584" calcext:value-type="float">
            <text:p>-0.02777584</text:p>
          </table:table-cell>
          <table:table-cell office:value-type="float" office:value="-0.02138118" calcext:value-type="float">
            <text:p>-0.02138118</text:p>
          </table:table-cell>
          <table:table-cell office:value-type="float" office:value="-0.01455873" calcext:value-type="float">
            <text:p>-0.01455873</text:p>
          </table:table-cell>
          <table:table-cell office:value-type="float" office:value="-0.01176069" calcext:value-type="float">
            <text:p>-0.01176069</text:p>
          </table:table-cell>
          <table:table-cell office:value-type="float" office:value="-0.01066241" calcext:value-type="float">
            <text:p>-0.01066241</text:p>
          </table:table-cell>
          <table:table-cell office:value-type="float" office:value="-0.009306342" calcext:value-type="float">
            <text:p>-0.009306342</text:p>
          </table:table-cell>
          <table:table-cell office:value-type="float" office:value="-0.008725121" calcext:value-type="float">
            <text:p>-0.008725121</text:p>
          </table:table-cell>
          <table:table-cell office:value-type="float" office:value="-0.008899402" calcext:value-type="float">
            <text:p>-0.008899402</text:p>
          </table:table-cell>
          <table:table-cell office:value-type="float" office:value="-0.01856825" calcext:value-type="float">
            <text:p>-0.01856825</text:p>
          </table:table-cell>
          <table:table-cell office:value-type="float" office:value="-0.01956712" calcext:value-type="float">
            <text:p>-0.0195671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2996784" calcext:value-type="float">
            <text:p>-0.02996784</text:p>
          </table:table-cell>
          <table:table-cell office:value-type="float" office:value="0.04019955" calcext:value-type="float">
            <text:p>0.0401995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1617" calcext:value-type="float">
            <text:p>-2.3916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6" calcext:value-type="float">
            <text:p>10042006</text:p>
          </table:table-cell>
          <table:table-cell office:value-type="float" office:value="156.5001" calcext:value-type="float">
            <text:p>156.5001</text:p>
          </table:table-cell>
          <table:table-cell office:value-type="float" office:value="86.0461" calcext:value-type="float">
            <text:p>86.0461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83.343" calcext:value-type="float">
            <text:p>1083.343</text:p>
          </table:table-cell>
          <table:table-cell office:value-type="float" office:value="-9.276341" calcext:value-type="float">
            <text:p>-9.276341</text:p>
          </table:table-cell>
          <table:table-cell office:value-type="float" office:value="0" calcext:value-type="float">
            <text:p>0</text:p>
          </table:table-cell>
          <table:table-cell office:value-type="float" office:value="0.2282041" calcext:value-type="float">
            <text:p>0.2282041</text:p>
          </table:table-cell>
          <table:table-cell office:value-type="float" office:value="0.3215652" calcext:value-type="float">
            <text:p>0.3215652</text:p>
          </table:table-cell>
          <table:table-cell office:value-type="float" office:value="0.337753" calcext:value-type="float">
            <text:p>0.337753</text:p>
          </table:table-cell>
          <table:table-cell office:value-type="float" office:value="0.3487166" calcext:value-type="float">
            <text:p>0.3487166</text:p>
          </table:table-cell>
          <table:table-cell office:value-type="float" office:value="0.3544194" calcext:value-type="float">
            <text:p>0.3544194</text:p>
          </table:table-cell>
          <table:table-cell office:value-type="float" office:value="0.3119526" calcext:value-type="float">
            <text:p>0.3119526</text:p>
          </table:table-cell>
          <table:table-cell office:value-type="float" office:value="0.3085496" calcext:value-type="float">
            <text:p>0.3085496</text:p>
          </table:table-cell>
          <table:table-cell office:value-type="float" office:value="0.3784297" calcext:value-type="float">
            <text:p>0.3784297</text:p>
          </table:table-cell>
          <table:table-cell office:value-type="float" office:value="0.3595862" calcext:value-type="float">
            <text:p>0.3595862</text:p>
          </table:table-cell>
          <table:table-cell office:value-type="float" office:value="0.3633759" calcext:value-type="float">
            <text:p>0.3633759</text:p>
          </table:table-cell>
          <table:table-cell office:value-type="float" office:value="0.3791778" calcext:value-type="float">
            <text:p>0.3791778</text:p>
          </table:table-cell>
          <table:table-cell office:value-type="float" office:value="0.3919419" calcext:value-type="float">
            <text:p>0.3919419</text:p>
          </table:table-cell>
          <table:table-cell office:value-type="float" office:value="0.4622242" calcext:value-type="float">
            <text:p>0.4622242</text:p>
          </table:table-cell>
          <table:table-cell office:value-type="float" office:value="0" calcext:value-type="float">
            <text:p>0</text:p>
          </table:table-cell>
          <table:table-cell office:value-type="float" office:value="1.990404E-015" calcext:value-type="float">
            <text:p>1.990404E-15</text:p>
          </table:table-cell>
          <table:table-cell office:value-type="float" office:value="1.968984E-015" calcext:value-type="float">
            <text:p>1.968984E-15</text:p>
          </table:table-cell>
          <table:table-cell office:value-type="float" office:value="1.964601E-015" calcext:value-type="float">
            <text:p>1.964601E-15</text:p>
          </table:table-cell>
          <table:table-cell office:value-type="float" office:value="1.936384E-015" calcext:value-type="float">
            <text:p>1.936384E-15</text:p>
          </table:table-cell>
          <table:table-cell office:value-type="float" office:value="9.447094E-016" calcext:value-type="float">
            <text:p>9.447094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15995" calcext:value-type="float">
            <text:p>-0.2915995</text:p>
          </table:table-cell>
          <table:table-cell office:value-type="float" office:value="-0.02285681" calcext:value-type="float">
            <text:p>-0.02285681</text:p>
          </table:table-cell>
          <table:table-cell office:value-type="float" office:value="-0.01689133" calcext:value-type="float">
            <text:p>-0.01689133</text:p>
          </table:table-cell>
          <table:table-cell office:value-type="float" office:value="-0.01392125" calcext:value-type="float">
            <text:p>-0.01392125</text:p>
          </table:table-cell>
          <table:table-cell office:value-type="float" office:value="-0.01261157" calcext:value-type="float">
            <text:p>-0.01261157</text:p>
          </table:table-cell>
          <table:table-cell office:value-type="float" office:value="-0.01082554" calcext:value-type="float">
            <text:p>-0.01082554</text:p>
          </table:table-cell>
          <table:table-cell office:value-type="float" office:value="-0.009909786" calcext:value-type="float">
            <text:p>-0.009909786</text:p>
          </table:table-cell>
          <table:table-cell office:value-type="float" office:value="-0.009359871" calcext:value-type="float">
            <text:p>-0.009359871</text:p>
          </table:table-cell>
          <table:table-cell office:value-type="float" office:value="-0.017405" calcext:value-type="float">
            <text:p>-0.017405</text:p>
          </table:table-cell>
          <table:table-cell office:value-type="float" office:value="-0.01915492" calcext:value-type="float">
            <text:p>-0.0191549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6317394" calcext:value-type="float">
            <text:p>-0.6317394</text:p>
          </table:table-cell>
          <table:table-cell office:value-type="float" office:value="0.04013946" calcext:value-type="float">
            <text:p>0.04013946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5223" calcext:value-type="float">
            <text:p>-2.39522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6" calcext:value-type="float">
            <text:p>11042006</text:p>
          </table:table-cell>
          <table:table-cell office:value-type="float" office:value="156.5001" calcext:value-type="float">
            <text:p>156.5001</text:p>
          </table:table-cell>
          <table:table-cell office:value-type="float" office:value="88.37489" calcext:value-type="float">
            <text:p>88.37489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81.014" calcext:value-type="float">
            <text:p>1081.014</text:p>
          </table:table-cell>
          <table:table-cell office:value-type="float" office:value="-9.276341" calcext:value-type="float">
            <text:p>-9.276341</text:p>
          </table:table-cell>
          <table:table-cell office:value-type="float" office:value="0" calcext:value-type="float">
            <text:p>0</text:p>
          </table:table-cell>
          <table:table-cell office:value-type="float" office:value="0.1870076" calcext:value-type="float">
            <text:p>0.1870076</text:p>
          </table:table-cell>
          <table:table-cell office:value-type="float" office:value="0.3258527" calcext:value-type="float">
            <text:p>0.3258527</text:p>
          </table:table-cell>
          <table:table-cell office:value-type="float" office:value="0.3348047" calcext:value-type="float">
            <text:p>0.3348047</text:p>
          </table:table-cell>
          <table:table-cell office:value-type="float" office:value="0.3435095" calcext:value-type="float">
            <text:p>0.3435095</text:p>
          </table:table-cell>
          <table:table-cell office:value-type="float" office:value="0.3484347" calcext:value-type="float">
            <text:p>0.3484347</text:p>
          </table:table-cell>
          <table:table-cell office:value-type="float" office:value="0.3072545" calcext:value-type="float">
            <text:p>0.3072545</text:p>
          </table:table-cell>
          <table:table-cell office:value-type="float" office:value="0.3046986" calcext:value-type="float">
            <text:p>0.3046986</text:p>
          </table:table-cell>
          <table:table-cell office:value-type="float" office:value="0.3770966" calcext:value-type="float">
            <text:p>0.3770966</text:p>
          </table:table-cell>
          <table:table-cell office:value-type="float" office:value="0.3607386" calcext:value-type="float">
            <text:p>0.3607386</text:p>
          </table:table-cell>
          <table:table-cell office:value-type="float" office:value="0.3638448" calcext:value-type="float">
            <text:p>0.3638448</text:p>
          </table:table-cell>
          <table:table-cell office:value-type="float" office:value="0.3793287" calcext:value-type="float">
            <text:p>0.3793287</text:p>
          </table:table-cell>
          <table:table-cell office:value-type="float" office:value="0.3919379" calcext:value-type="float">
            <text:p>0.3919379</text:p>
          </table:table-cell>
          <table:table-cell office:value-type="float" office:value="0.4623283" calcext:value-type="float">
            <text:p>0.4623283</text:p>
          </table:table-cell>
          <table:table-cell office:value-type="float" office:value="0" calcext:value-type="float">
            <text:p>0</text:p>
          </table:table-cell>
          <table:table-cell office:value-type="float" office:value="1.990744E-015" calcext:value-type="float">
            <text:p>1.990744E-15</text:p>
          </table:table-cell>
          <table:table-cell office:value-type="float" office:value="1.968954E-015" calcext:value-type="float">
            <text:p>1.968954E-15</text:p>
          </table:table-cell>
          <table:table-cell office:value-type="float" office:value="1.964583E-015" calcext:value-type="float">
            <text:p>1.964583E-15</text:p>
          </table:table-cell>
          <table:table-cell office:value-type="float" office:value="1.936365E-015" calcext:value-type="float">
            <text:p>1.936365E-15</text:p>
          </table:table-cell>
          <table:table-cell office:value-type="float" office:value="9.446961E-016" calcext:value-type="float">
            <text:p>9.446961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57118" calcext:value-type="float">
            <text:p>-1.257118</text:p>
          </table:table-cell>
          <table:table-cell office:value-type="float" office:value="-0.02108118" calcext:value-type="float">
            <text:p>-0.02108118</text:p>
          </table:table-cell>
          <table:table-cell office:value-type="float" office:value="-0.01783819" calcext:value-type="float">
            <text:p>-0.01783819</text:p>
          </table:table-cell>
          <table:table-cell office:value-type="float" office:value="-0.01527542" calcext:value-type="float">
            <text:p>-0.01527542</text:p>
          </table:table-cell>
          <table:table-cell office:value-type="float" office:value="-0.01400378" calcext:value-type="float">
            <text:p>-0.01400378</text:p>
          </table:table-cell>
          <table:table-cell office:value-type="float" office:value="-0.01214613" calcext:value-type="float">
            <text:p>-0.01214613</text:p>
          </table:table-cell>
          <table:table-cell office:value-type="float" office:value="-0.01101031" calcext:value-type="float">
            <text:p>-0.01101031</text:p>
          </table:table-cell>
          <table:table-cell office:value-type="float" office:value="-0.01009728" calcext:value-type="float">
            <text:p>-0.01009728</text:p>
          </table:table-cell>
          <table:table-cell office:value-type="float" office:value="-0.01650411" calcext:value-type="float">
            <text:p>-0.01650411</text:p>
          </table:table-cell>
          <table:table-cell office:value-type="float" office:value="-0.01873739" calcext:value-type="float">
            <text:p>-0.0187373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9.865439" calcext:value-type="float">
            <text:p>-9.865439</text:p>
          </table:table-cell>
          <table:table-cell office:value-type="float" office:value="0.04010477" calcext:value-type="float">
            <text:p>0.0401047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8003" calcext:value-type="float">
            <text:p>-2.3980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6" calcext:value-type="float">
            <text:p>12042006</text:p>
          </table:table-cell>
          <table:table-cell office:value-type="float" office:value="156.5001" calcext:value-type="float">
            <text:p>156.5001</text:p>
          </table:table-cell>
          <table:table-cell office:value-type="float" office:value="89.19209" calcext:value-type="float">
            <text:p>89.19209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80.305" calcext:value-type="float">
            <text:p>1080.305</text:p>
          </table:table-cell>
          <table:table-cell office:value-type="float" office:value="-9.384095" calcext:value-type="float">
            <text:p>-9.384095</text:p>
          </table:table-cell>
          <table:table-cell office:value-type="float" office:value="0" calcext:value-type="float">
            <text:p>0</text:p>
          </table:table-cell>
          <table:table-cell office:value-type="float" office:value="0.1795812" calcext:value-type="float">
            <text:p>0.1795812</text:p>
          </table:table-cell>
          <table:table-cell office:value-type="float" office:value="0.3277069" calcext:value-type="float">
            <text:p>0.3277069</text:p>
          </table:table-cell>
          <table:table-cell office:value-type="float" office:value="0.3345655" calcext:value-type="float">
            <text:p>0.3345655</text:p>
          </table:table-cell>
          <table:table-cell office:value-type="float" office:value="0.3412233" calcext:value-type="float">
            <text:p>0.3412233</text:p>
          </table:table-cell>
          <table:table-cell office:value-type="float" office:value="0.3453248" calcext:value-type="float">
            <text:p>0.3453248</text:p>
          </table:table-cell>
          <table:table-cell office:value-type="float" office:value="0.3041229" calcext:value-type="float">
            <text:p>0.3041229</text:p>
          </table:table-cell>
          <table:table-cell office:value-type="float" office:value="0.3016714" calcext:value-type="float">
            <text:p>0.3016714</text:p>
          </table:table-cell>
          <table:table-cell office:value-type="float" office:value="0.3754852" calcext:value-type="float">
            <text:p>0.3754852</text:p>
          </table:table-cell>
          <table:table-cell office:value-type="float" office:value="0.3617405" calcext:value-type="float">
            <text:p>0.3617405</text:p>
          </table:table-cell>
          <table:table-cell office:value-type="float" office:value="0.364383" calcext:value-type="float">
            <text:p>0.364383</text:p>
          </table:table-cell>
          <table:table-cell office:value-type="float" office:value="0.379489" calcext:value-type="float">
            <text:p>0.379489</text:p>
          </table:table-cell>
          <table:table-cell office:value-type="float" office:value="0.3919425" calcext:value-type="float">
            <text:p>0.3919425</text:p>
          </table:table-cell>
          <table:table-cell office:value-type="float" office:value="0.4610973" calcext:value-type="float">
            <text:p>0.4610973</text:p>
          </table:table-cell>
          <table:table-cell office:value-type="float" office:value="0" calcext:value-type="float">
            <text:p>0</text:p>
          </table:table-cell>
          <table:table-cell office:value-type="float" office:value="1.991118E-015" calcext:value-type="float">
            <text:p>1.991118E-15</text:p>
          </table:table-cell>
          <table:table-cell office:value-type="float" office:value="1.968923E-015" calcext:value-type="float">
            <text:p>1.968923E-15</text:p>
          </table:table-cell>
          <table:table-cell office:value-type="float" office:value="1.96456E-015" calcext:value-type="float">
            <text:p>1.96456E-15</text:p>
          </table:table-cell>
          <table:table-cell office:value-type="float" office:value="1.936347E-015" calcext:value-type="float">
            <text:p>1.936347E-15</text:p>
          </table:table-cell>
          <table:table-cell office:value-type="float" office:value="9.446823E-016" calcext:value-type="float">
            <text:p>9.446823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32996" calcext:value-type="float">
            <text:p>-1.732996</text:p>
          </table:table-cell>
          <table:table-cell office:value-type="float" office:value="-0.02033919" calcext:value-type="float">
            <text:p>-0.02033919</text:p>
          </table:table-cell>
          <table:table-cell office:value-type="float" office:value="-0.01791344" calcext:value-type="float">
            <text:p>-0.01791344</text:p>
          </table:table-cell>
          <table:table-cell office:value-type="float" office:value="-0.0159169" calcext:value-type="float">
            <text:p>-0.0159169</text:p>
          </table:table-cell>
          <table:table-cell office:value-type="float" office:value="-0.01479522" calcext:value-type="float">
            <text:p>-0.01479522</text:p>
          </table:table-cell>
          <table:table-cell office:value-type="float" office:value="-0.0131283" calcext:value-type="float">
            <text:p>-0.0131283</text:p>
          </table:table-cell>
          <table:table-cell office:value-type="float" office:value="-0.01197351" calcext:value-type="float">
            <text:p>-0.01197351</text:p>
          </table:table-cell>
          <table:table-cell office:value-type="float" office:value="-0.0110789" calcext:value-type="float">
            <text:p>-0.0110789</text:p>
          </table:table-cell>
          <table:table-cell office:value-type="float" office:value="-0.01575574" calcext:value-type="float">
            <text:p>-0.01575574</text:p>
          </table:table-cell>
          <table:table-cell office:value-type="float" office:value="-0.01827043" calcext:value-type="float">
            <text:p>-0.0182704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4.00045" calcext:value-type="float">
            <text:p>-24.00045</text:p>
          </table:table-cell>
          <table:table-cell office:value-type="float" office:value="0.04007015" calcext:value-type="float">
            <text:p>0.0400701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6682" calcext:value-type="float">
            <text:p>-2.3866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6" calcext:value-type="float">
            <text:p>13042006</text:p>
          </table:table-cell>
          <table:table-cell office:value-type="float" office:value="156.5001" calcext:value-type="float">
            <text:p>156.5001</text:p>
          </table:table-cell>
          <table:table-cell office:value-type="float" office:value="89.81305" calcext:value-type="float">
            <text:p>89.81305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79.988" calcext:value-type="float">
            <text:p>1079.988</text:p>
          </table:table-cell>
          <table:table-cell office:value-type="float" office:value="-9.688454" calcext:value-type="float">
            <text:p>-9.688454</text:p>
          </table:table-cell>
          <table:table-cell office:value-type="float" office:value="0" calcext:value-type="float">
            <text:p>0</text:p>
          </table:table-cell>
          <table:table-cell office:value-type="float" office:value="0.1694874" calcext:value-type="float">
            <text:p>0.1694874</text:p>
          </table:table-cell>
          <table:table-cell office:value-type="float" office:value="0.327584" calcext:value-type="float">
            <text:p>0.327584</text:p>
          </table:table-cell>
          <table:table-cell office:value-type="float" office:value="0.3336931" calcext:value-type="float">
            <text:p>0.3336931</text:p>
          </table:table-cell>
          <table:table-cell office:value-type="float" office:value="0.3393671" calcext:value-type="float">
            <text:p>0.3393671</text:p>
          </table:table-cell>
          <table:table-cell office:value-type="float" office:value="0.3428682" calcext:value-type="float">
            <text:p>0.3428682</text:p>
          </table:table-cell>
          <table:table-cell office:value-type="float" office:value="0.3017439" calcext:value-type="float">
            <text:p>0.3017439</text:p>
          </table:table-cell>
          <table:table-cell office:value-type="float" office:value="0.2991767" calcext:value-type="float">
            <text:p>0.2991767</text:p>
          </table:table-cell>
          <table:table-cell office:value-type="float" office:value="0.3742228" calcext:value-type="float">
            <text:p>0.3742228</text:p>
          </table:table-cell>
          <table:table-cell office:value-type="float" office:value="0.3623744" calcext:value-type="float">
            <text:p>0.3623744</text:p>
          </table:table-cell>
          <table:table-cell office:value-type="float" office:value="0.3649799" calcext:value-type="float">
            <text:p>0.3649799</text:p>
          </table:table-cell>
          <table:table-cell office:value-type="float" office:value="0.3796591" calcext:value-type="float">
            <text:p>0.3796591</text:p>
          </table:table-cell>
          <table:table-cell office:value-type="float" office:value="0.3920096" calcext:value-type="float">
            <text:p>0.3920096</text:p>
          </table:table-cell>
          <table:table-cell office:value-type="float" office:value="0.4620309" calcext:value-type="float">
            <text:p>0.4620309</text:p>
          </table:table-cell>
          <table:table-cell office:value-type="float" office:value="0" calcext:value-type="float">
            <text:p>0</text:p>
          </table:table-cell>
          <table:table-cell office:value-type="float" office:value="1.991547E-015" calcext:value-type="float">
            <text:p>1.991547E-15</text:p>
          </table:table-cell>
          <table:table-cell office:value-type="float" office:value="1.968894E-015" calcext:value-type="float">
            <text:p>1.968894E-15</text:p>
          </table:table-cell>
          <table:table-cell office:value-type="float" office:value="1.964528E-015" calcext:value-type="float">
            <text:p>1.964528E-15</text:p>
          </table:table-cell>
          <table:table-cell office:value-type="float" office:value="1.936328E-015" calcext:value-type="float">
            <text:p>1.936328E-15</text:p>
          </table:table-cell>
          <table:table-cell office:value-type="float" office:value="9.446636E-016" calcext:value-type="float">
            <text:p>9.446636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41676" calcext:value-type="float">
            <text:p>-2.741676</text:p>
          </table:table-cell>
          <table:table-cell office:value-type="float" office:value="-0.02038217" calcext:value-type="float">
            <text:p>-0.02038217</text:p>
          </table:table-cell>
          <table:table-cell office:value-type="float" office:value="-0.01820148" calcext:value-type="float">
            <text:p>-0.01820148</text:p>
          </table:table-cell>
          <table:table-cell office:value-type="float" office:value="-0.01645752" calcext:value-type="float">
            <text:p>-0.01645752</text:p>
          </table:table-cell>
          <table:table-cell office:value-type="float" office:value="-0.01545712" calcext:value-type="float">
            <text:p>-0.01545712</text:p>
          </table:table-cell>
          <table:table-cell office:value-type="float" office:value="-0.01393178" calcext:value-type="float">
            <text:p>-0.01393178</text:p>
          </table:table-cell>
          <table:table-cell office:value-type="float" office:value="-0.01283758" calcext:value-type="float">
            <text:p>-0.01283758</text:p>
          </table:table-cell>
          <table:table-cell office:value-type="float" office:value="-0.01191695" calcext:value-type="float">
            <text:p>-0.01191695</text:p>
          </table:table-cell>
          <table:table-cell office:value-type="float" office:value="-0.01530205" calcext:value-type="float">
            <text:p>-0.01530205</text:p>
          </table:table-cell>
          <table:table-cell office:value-type="float" office:value="-0.01776554" calcext:value-type="float">
            <text:p>-0.01776554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3.78733" calcext:value-type="float">
            <text:p>-23.78733</text:p>
          </table:table-cell>
          <table:table-cell office:value-type="float" office:value="0.04004178" calcext:value-type="float">
            <text:p>0.0400417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104" calcext:value-type="float">
            <text:p>-2.391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6" calcext:value-type="float">
            <text:p>14042006</text:p>
          </table:table-cell>
          <table:table-cell office:value-type="float" office:value="156.5001" calcext:value-type="float">
            <text:p>156.5001</text:p>
          </table:table-cell>
          <table:table-cell office:value-type="float" office:value="90.38845" calcext:value-type="float">
            <text:p>90.38845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79.413" calcext:value-type="float">
            <text:p>1079.413</text:p>
          </table:table-cell>
          <table:table-cell office:value-type="float" office:value="-9.688454" calcext:value-type="float">
            <text:p>-9.688454</text:p>
          </table:table-cell>
          <table:table-cell office:value-type="float" office:value="0" calcext:value-type="float">
            <text:p>0</text:p>
          </table:table-cell>
          <table:table-cell office:value-type="float" office:value="0.174766" calcext:value-type="float">
            <text:p>0.174766</text:p>
          </table:table-cell>
          <table:table-cell office:value-type="float" office:value="0.3266453" calcext:value-type="float">
            <text:p>0.3266453</text:p>
          </table:table-cell>
          <table:table-cell office:value-type="float" office:value="0.332454" calcext:value-type="float">
            <text:p>0.332454</text:p>
          </table:table-cell>
          <table:table-cell office:value-type="float" office:value="0.3375051" calcext:value-type="float">
            <text:p>0.3375051</text:p>
          </table:table-cell>
          <table:table-cell office:value-type="float" office:value="0.3406344" calcext:value-type="float">
            <text:p>0.3406344</text:p>
          </table:table-cell>
          <table:table-cell office:value-type="float" office:value="0.2998038" calcext:value-type="float">
            <text:p>0.2998038</text:p>
          </table:table-cell>
          <table:table-cell office:value-type="float" office:value="0.2971099" calcext:value-type="float">
            <text:p>0.2971099</text:p>
          </table:table-cell>
          <table:table-cell office:value-type="float" office:value="0.3732026" calcext:value-type="float">
            <text:p>0.3732026</text:p>
          </table:table-cell>
          <table:table-cell office:value-type="float" office:value="0.3628071" calcext:value-type="float">
            <text:p>0.3628071</text:p>
          </table:table-cell>
          <table:table-cell office:value-type="float" office:value="0.3655334" calcext:value-type="float">
            <text:p>0.3655334</text:p>
          </table:table-cell>
          <table:table-cell office:value-type="float" office:value="0.3798616" calcext:value-type="float">
            <text:p>0.3798616</text:p>
          </table:table-cell>
          <table:table-cell office:value-type="float" office:value="0.3920557" calcext:value-type="float">
            <text:p>0.3920557</text:p>
          </table:table-cell>
          <table:table-cell office:value-type="float" office:value="0.4622214" calcext:value-type="float">
            <text:p>0.4622214</text:p>
          </table:table-cell>
          <table:table-cell office:value-type="float" office:value="0" calcext:value-type="float">
            <text:p>0</text:p>
          </table:table-cell>
          <table:table-cell office:value-type="float" office:value="1.989549E-015" calcext:value-type="float">
            <text:p>1.989549E-15</text:p>
          </table:table-cell>
          <table:table-cell office:value-type="float" office:value="1.968857E-015" calcext:value-type="float">
            <text:p>1.968857E-15</text:p>
          </table:table-cell>
          <table:table-cell office:value-type="float" office:value="1.964499E-015" calcext:value-type="float">
            <text:p>1.964499E-15</text:p>
          </table:table-cell>
          <table:table-cell office:value-type="float" office:value="1.936301E-015" calcext:value-type="float">
            <text:p>1.936301E-15</text:p>
          </table:table-cell>
          <table:table-cell office:value-type="float" office:value="9.446488E-016" calcext:value-type="float">
            <text:p>9.446488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04838" calcext:value-type="float">
            <text:p>-2.204838</text:p>
          </table:table-cell>
          <table:table-cell office:value-type="float" office:value="-0.02073763" calcext:value-type="float">
            <text:p>-0.02073763</text:p>
          </table:table-cell>
          <table:table-cell office:value-type="float" office:value="-0.01861923" calcext:value-type="float">
            <text:p>-0.01861923</text:p>
          </table:table-cell>
          <table:table-cell office:value-type="float" office:value="-0.01701914" calcext:value-type="float">
            <text:p>-0.01701914</text:p>
          </table:table-cell>
          <table:table-cell office:value-type="float" office:value="-0.01608511" calcext:value-type="float">
            <text:p>-0.01608511</text:p>
          </table:table-cell>
          <table:table-cell office:value-type="float" office:value="-0.01463003" calcext:value-type="float">
            <text:p>-0.01463003</text:p>
          </table:table-cell>
          <table:table-cell office:value-type="float" office:value="-0.01360649" calcext:value-type="float">
            <text:p>-0.01360649</text:p>
          </table:table-cell>
          <table:table-cell office:value-type="float" office:value="-0.01264259" calcext:value-type="float">
            <text:p>-0.01264259</text:p>
          </table:table-cell>
          <table:table-cell office:value-type="float" office:value="-0.01500018" calcext:value-type="float">
            <text:p>-0.01500018</text:p>
          </table:table-cell>
          <table:table-cell office:value-type="float" office:value="-0.0173104" calcext:value-type="float">
            <text:p>-0.0173104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50.29515" calcext:value-type="float">
            <text:p>-50.29515</text:p>
          </table:table-cell>
          <table:table-cell office:value-type="float" office:value="0.04002617" calcext:value-type="float">
            <text:p>0.0400261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4689" calcext:value-type="float">
            <text:p>-2.39468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6" calcext:value-type="float">
            <text:p>15042006</text:p>
          </table:table-cell>
          <table:table-cell office:value-type="float" office:value="158.3001" calcext:value-type="float">
            <text:p>158.3001</text:p>
          </table:table-cell>
          <table:table-cell office:value-type="float" office:value="91.47807" calcext:value-type="float">
            <text:p>91.47807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80.123" calcext:value-type="float">
            <text:p>1080.123</text:p>
          </table:table-cell>
          <table:table-cell office:value-type="float" office:value="-9.687912" calcext:value-type="float">
            <text:p>-9.687912</text:p>
          </table:table-cell>
          <table:table-cell office:value-type="float" office:value="0" calcext:value-type="float">
            <text:p>0</text:p>
          </table:table-cell>
          <table:table-cell office:value-type="float" office:value="0.1936535" calcext:value-type="float">
            <text:p>0.1936535</text:p>
          </table:table-cell>
          <table:table-cell office:value-type="float" office:value="0.3252671" calcext:value-type="float">
            <text:p>0.3252671</text:p>
          </table:table-cell>
          <table:table-cell office:value-type="float" office:value="0.3306696" calcext:value-type="float">
            <text:p>0.3306696</text:p>
          </table:table-cell>
          <table:table-cell office:value-type="float" office:value="0.3355574" calcext:value-type="float">
            <text:p>0.3355574</text:p>
          </table:table-cell>
          <table:table-cell office:value-type="float" office:value="0.3386664" calcext:value-type="float">
            <text:p>0.3386664</text:p>
          </table:table-cell>
          <table:table-cell office:value-type="float" office:value="0.298173" calcext:value-type="float">
            <text:p>0.298173</text:p>
          </table:table-cell>
          <table:table-cell office:value-type="float" office:value="0.2955081" calcext:value-type="float">
            <text:p>0.2955081</text:p>
          </table:table-cell>
          <table:table-cell office:value-type="float" office:value="0.3723951" calcext:value-type="float">
            <text:p>0.3723951</text:p>
          </table:table-cell>
          <table:table-cell office:value-type="float" office:value="0.3630578" calcext:value-type="float">
            <text:p>0.3630578</text:p>
          </table:table-cell>
          <table:table-cell office:value-type="float" office:value="0.366042" calcext:value-type="float">
            <text:p>0.366042</text:p>
          </table:table-cell>
          <table:table-cell office:value-type="float" office:value="0.3800838" calcext:value-type="float">
            <text:p>0.3800838</text:p>
          </table:table-cell>
          <table:table-cell office:value-type="float" office:value="0.3920898" calcext:value-type="float">
            <text:p>0.3920898</text:p>
          </table:table-cell>
          <table:table-cell office:value-type="float" office:value="0.4623439" calcext:value-type="float">
            <text:p>0.4623439</text:p>
          </table:table-cell>
          <table:table-cell office:value-type="float" office:value="0" calcext:value-type="float">
            <text:p>0</text:p>
          </table:table-cell>
          <table:table-cell office:value-type="float" office:value="1.990007E-015" calcext:value-type="float">
            <text:p>1.990007E-15</text:p>
          </table:table-cell>
          <table:table-cell office:value-type="float" office:value="1.968823E-015" calcext:value-type="float">
            <text:p>1.968823E-15</text:p>
          </table:table-cell>
          <table:table-cell office:value-type="float" office:value="1.96447E-015" calcext:value-type="float">
            <text:p>1.96447E-15</text:p>
          </table:table-cell>
          <table:table-cell office:value-type="float" office:value="1.936273E-015" calcext:value-type="float">
            <text:p>1.936273E-15</text:p>
          </table:table-cell>
          <table:table-cell office:value-type="float" office:value="9.446315E-016" calcext:value-type="float">
            <text:p>9.446315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5963" calcext:value-type="float">
            <text:p>-1.05963</text:p>
          </table:table-cell>
          <table:table-cell office:value-type="float" office:value="-0.02127526" calcext:value-type="float">
            <text:p>-0.02127526</text:p>
          </table:table-cell>
          <table:table-cell office:value-type="float" office:value="-0.01924242" calcext:value-type="float">
            <text:p>-0.01924242</text:p>
          </table:table-cell>
          <table:table-cell office:value-type="float" office:value="-0.01763242" calcext:value-type="float">
            <text:p>-0.01763242</text:p>
          </table:table-cell>
          <table:table-cell office:value-type="float" office:value="-0.01666753" calcext:value-type="float">
            <text:p>-0.01666753</text:p>
          </table:table-cell>
          <table:table-cell office:value-type="float" office:value="-0.01524584" calcext:value-type="float">
            <text:p>-0.01524584</text:p>
          </table:table-cell>
          <table:table-cell office:value-type="float" office:value="-0.01423821" calcext:value-type="float">
            <text:p>-0.01423821</text:p>
          </table:table-cell>
          <table:table-cell office:value-type="float" office:value="-0.01324977" calcext:value-type="float">
            <text:p>-0.01324977</text:p>
          </table:table-cell>
          <table:table-cell office:value-type="float" office:value="-0.01482753" calcext:value-type="float">
            <text:p>-0.01482753</text:p>
          </table:table-cell>
          <table:table-cell office:value-type="float" office:value="-0.01690311" calcext:value-type="float">
            <text:p>-0.0169031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.064655" calcext:value-type="float">
            <text:p>-1.064655</text:p>
          </table:table-cell>
          <table:table-cell office:value-type="float" office:value="0.0400148" calcext:value-type="float">
            <text:p>0.040014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7518" calcext:value-type="float">
            <text:p>-2.3975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6" calcext:value-type="float">
            <text:p>16042006</text:p>
          </table:table-cell>
          <table:table-cell office:value-type="float" office:value="158.3001" calcext:value-type="float">
            <text:p>158.3001</text:p>
          </table:table-cell>
          <table:table-cell office:value-type="float" office:value="92.78925" calcext:value-type="float">
            <text:p>92.78925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78.811" calcext:value-type="float">
            <text:p>1078.811</text:p>
          </table:table-cell>
          <table:table-cell office:value-type="float" office:value="-9.687912" calcext:value-type="float">
            <text:p>-9.687912</text:p>
          </table:table-cell>
          <table:table-cell office:value-type="float" office:value="0" calcext:value-type="float">
            <text:p>0</text:p>
          </table:table-cell>
          <table:table-cell office:value-type="float" office:value="0.1727129" calcext:value-type="float">
            <text:p>0.1727129</text:p>
          </table:table-cell>
          <table:table-cell office:value-type="float" office:value="0.3217656" calcext:value-type="float">
            <text:p>0.3217656</text:p>
          </table:table-cell>
          <table:table-cell office:value-type="float" office:value="0.3282111" calcext:value-type="float">
            <text:p>0.3282111</text:p>
          </table:table-cell>
          <table:table-cell office:value-type="float" office:value="0.3335913" calcext:value-type="float">
            <text:p>0.3335913</text:p>
          </table:table-cell>
          <table:table-cell office:value-type="float" office:value="0.3366544" calcext:value-type="float">
            <text:p>0.3366544</text:p>
          </table:table-cell>
          <table:table-cell office:value-type="float" office:value="0.2966337" calcext:value-type="float">
            <text:p>0.2966337</text:p>
          </table:table-cell>
          <table:table-cell office:value-type="float" office:value="0.2941456" calcext:value-type="float">
            <text:p>0.2941456</text:p>
          </table:table-cell>
          <table:table-cell office:value-type="float" office:value="0.3717289" calcext:value-type="float">
            <text:p>0.3717289</text:p>
          </table:table-cell>
          <table:table-cell office:value-type="float" office:value="0.363176" calcext:value-type="float">
            <text:p>0.363176</text:p>
          </table:table-cell>
          <table:table-cell office:value-type="float" office:value="0.3665043" calcext:value-type="float">
            <text:p>0.3665043</text:p>
          </table:table-cell>
          <table:table-cell office:value-type="float" office:value="0.3803168" calcext:value-type="float">
            <text:p>0.3803168</text:p>
          </table:table-cell>
          <table:table-cell office:value-type="float" office:value="0.3921184" calcext:value-type="float">
            <text:p>0.3921184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90411E-015" calcext:value-type="float">
            <text:p>1.990411E-15</text:p>
          </table:table-cell>
          <table:table-cell office:value-type="float" office:value="1.968797E-015" calcext:value-type="float">
            <text:p>1.968797E-15</text:p>
          </table:table-cell>
          <table:table-cell office:value-type="float" office:value="1.964446E-015" calcext:value-type="float">
            <text:p>1.964446E-15</text:p>
          </table:table-cell>
          <table:table-cell office:value-type="float" office:value="1.936249E-015" calcext:value-type="float">
            <text:p>1.936249E-15</text:p>
          </table:table-cell>
          <table:table-cell office:value-type="float" office:value="9.446154E-016" calcext:value-type="float">
            <text:p>9.446154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12456" calcext:value-type="float">
            <text:p>-2.512456</text:p>
          </table:table-cell>
          <table:table-cell office:value-type="float" office:value="-0.02275399" calcext:value-type="float">
            <text:p>-0.02275399</text:p>
          </table:table-cell>
          <table:table-cell office:value-type="float" office:value="-0.02014471" calcext:value-type="float">
            <text:p>-0.02014471</text:p>
          </table:table-cell>
          <table:table-cell office:value-type="float" office:value="-0.01827506" calcext:value-type="float">
            <text:p>-0.01827506</text:p>
          </table:table-cell>
          <table:table-cell office:value-type="float" office:value="-0.01728603" calcext:value-type="float">
            <text:p>-0.01728603</text:p>
          </table:table-cell>
          <table:table-cell office:value-type="float" office:value="-0.01585445" calcext:value-type="float">
            <text:p>-0.01585445</text:p>
          </table:table-cell>
          <table:table-cell office:value-type="float" office:value="-0.01480034" calcext:value-type="float">
            <text:p>-0.01480034</text:p>
          </table:table-cell>
          <table:table-cell office:value-type="float" office:value="-0.0137732" calcext:value-type="float">
            <text:p>-0.0137732</text:p>
          </table:table-cell>
          <table:table-cell office:value-type="float" office:value="-0.01474697" calcext:value-type="float">
            <text:p>-0.01474697</text:p>
          </table:table-cell>
          <table:table-cell office:value-type="float" office:value="-0.01654164" calcext:value-type="float">
            <text:p>-0.01654164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4.186514" calcext:value-type="float">
            <text:p>-4.186514</text:p>
          </table:table-cell>
          <table:table-cell office:value-type="float" office:value="0.0400001" calcext:value-type="float">
            <text:p>0.0400001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99372" calcext:value-type="float">
            <text:p>-2.39937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6" calcext:value-type="float">
            <text:p>17042006</text:p>
          </table:table-cell>
          <table:table-cell office:value-type="float" office:value="158.3001" calcext:value-type="float">
            <text:p>158.3001</text:p>
          </table:table-cell>
          <table:table-cell office:value-type="float" office:value="93.73513" calcext:value-type="float">
            <text:p>93.73513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78.468" calcext:value-type="float">
            <text:p>1078.468</text:p>
          </table:table-cell>
          <table:table-cell office:value-type="float" office:value="-10.29017" calcext:value-type="float">
            <text:p>-10.29017</text:p>
          </table:table-cell>
          <table:table-cell office:value-type="float" office:value="0" calcext:value-type="float">
            <text:p>0</text:p>
          </table:table-cell>
          <table:table-cell office:value-type="float" office:value="0.157658" calcext:value-type="float">
            <text:p>0.157658</text:p>
          </table:table-cell>
          <table:table-cell office:value-type="float" office:value="0.320145" calcext:value-type="float">
            <text:p>0.320145</text:p>
          </table:table-cell>
          <table:table-cell office:value-type="float" office:value="0.3261393" calcext:value-type="float">
            <text:p>0.3261393</text:p>
          </table:table-cell>
          <table:table-cell office:value-type="float" office:value="0.3313372" calcext:value-type="float">
            <text:p>0.3313372</text:p>
          </table:table-cell>
          <table:table-cell office:value-type="float" office:value="0.3344063" calcext:value-type="float">
            <text:p>0.3344063</text:p>
          </table:table-cell>
          <table:table-cell office:value-type="float" office:value="0.2951774" calcext:value-type="float">
            <text:p>0.2951774</text:p>
          </table:table-cell>
          <table:table-cell office:value-type="float" office:value="0.2928376" calcext:value-type="float">
            <text:p>0.2928376</text:p>
          </table:table-cell>
          <table:table-cell office:value-type="float" office:value="0.3711512" calcext:value-type="float">
            <text:p>0.3711512</text:p>
          </table:table-cell>
          <table:table-cell office:value-type="float" office:value="0.3632308" calcext:value-type="float">
            <text:p>0.3632308</text:p>
          </table:table-cell>
          <table:table-cell office:value-type="float" office:value="0.3669234" calcext:value-type="float">
            <text:p>0.3669234</text:p>
          </table:table-cell>
          <table:table-cell office:value-type="float" office:value="0.380564" calcext:value-type="float">
            <text:p>0.380564</text:p>
          </table:table-cell>
          <table:table-cell office:value-type="float" office:value="0.3924904" calcext:value-type="float">
            <text:p>0.3924904</text:p>
          </table:table-cell>
          <table:table-cell office:value-type="float" office:value="0.4549273" calcext:value-type="float">
            <text:p>0.4549273</text:p>
          </table:table-cell>
          <table:table-cell office:value-type="float" office:value="0" calcext:value-type="float">
            <text:p>0</text:p>
          </table:table-cell>
          <table:table-cell office:value-type="float" office:value="1.990773E-015" calcext:value-type="float">
            <text:p>1.990773E-15</text:p>
          </table:table-cell>
          <table:table-cell office:value-type="float" office:value="1.968778E-015" calcext:value-type="float">
            <text:p>1.968778E-15</text:p>
          </table:table-cell>
          <table:table-cell office:value-type="float" office:value="1.964416E-015" calcext:value-type="float">
            <text:p>1.964416E-15</text:p>
          </table:table-cell>
          <table:table-cell office:value-type="float" office:value="1.936232E-015" calcext:value-type="float">
            <text:p>1.936232E-15</text:p>
          </table:table-cell>
          <table:table-cell office:value-type="float" office:value="9.446003E-016" calcext:value-type="float">
            <text:p>9.446003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020285" calcext:value-type="float">
            <text:p>-5.020285</text:p>
          </table:table-cell>
          <table:table-cell office:value-type="float" office:value="-0.02346891" calcext:value-type="float">
            <text:p>-0.02346891</text:p>
          </table:table-cell>
          <table:table-cell office:value-type="float" office:value="-0.02094429" calcext:value-type="float">
            <text:p>-0.02094429</text:p>
          </table:table-cell>
          <table:table-cell office:value-type="float" office:value="-0.01904904" calcext:value-type="float">
            <text:p>-0.01904904</text:p>
          </table:table-cell>
          <table:table-cell office:value-type="float" office:value="-0.01800427" calcext:value-type="float">
            <text:p>-0.01800427</text:p>
          </table:table-cell>
          <table:table-cell office:value-type="float" office:value="-0.01645583" calcext:value-type="float">
            <text:p>-0.01645583</text:p>
          </table:table-cell>
          <table:table-cell office:value-type="float" office:value="-0.0153639" calcext:value-type="float">
            <text:p>-0.0153639</text:p>
          </table:table-cell>
          <table:table-cell office:value-type="float" office:value="-0.01424445" calcext:value-type="float">
            <text:p>-0.01424445</text:p>
          </table:table-cell>
          <table:table-cell office:value-type="float" office:value="-0.01470963" calcext:value-type="float">
            <text:p>-0.01470963</text:p>
          </table:table-cell>
          <table:table-cell office:value-type="float" office:value="-0.01622105" calcext:value-type="float">
            <text:p>-0.0162210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1.69925" calcext:value-type="float">
            <text:p>-11.69925</text:p>
          </table:table-cell>
          <table:table-cell office:value-type="float" office:value="0.03999176" calcext:value-type="float">
            <text:p>0.03999176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25449" calcext:value-type="float">
            <text:p>-2.32544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6" calcext:value-type="float">
            <text:p>18042006</text:p>
          </table:table-cell>
          <table:table-cell office:value-type="float" office:value="158.3001" calcext:value-type="float">
            <text:p>158.3001</text:p>
          </table:table-cell>
          <table:table-cell office:value-type="float" office:value="94.3651" calcext:value-type="float">
            <text:p>94.3651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78.664" calcext:value-type="float">
            <text:p>1078.664</text:p>
          </table:table-cell>
          <table:table-cell office:value-type="float" office:value="-11.11653" calcext:value-type="float">
            <text:p>-11.11653</text:p>
          </table:table-cell>
          <table:table-cell office:value-type="float" office:value="0" calcext:value-type="float">
            <text:p>0</text:p>
          </table:table-cell>
          <table:table-cell office:value-type="float" office:value="0.1491641" calcext:value-type="float">
            <text:p>0.1491641</text:p>
          </table:table-cell>
          <table:table-cell office:value-type="float" office:value="0.3193677" calcext:value-type="float">
            <text:p>0.3193677</text:p>
          </table:table-cell>
          <table:table-cell office:value-type="float" office:value="0.3243812" calcext:value-type="float">
            <text:p>0.3243812</text:p>
          </table:table-cell>
          <table:table-cell office:value-type="float" office:value="0.3293499" calcext:value-type="float">
            <text:p>0.3293499</text:p>
          </table:table-cell>
          <table:table-cell office:value-type="float" office:value="0.3325016" calcext:value-type="float">
            <text:p>0.3325016</text:p>
          </table:table-cell>
          <table:table-cell office:value-type="float" office:value="0.2938407" calcext:value-type="float">
            <text:p>0.2938407</text:p>
          </table:table-cell>
          <table:table-cell office:value-type="float" office:value="0.2916694" calcext:value-type="float">
            <text:p>0.2916694</text:p>
          </table:table-cell>
          <table:table-cell office:value-type="float" office:value="0.3706364" calcext:value-type="float">
            <text:p>0.3706364</text:p>
          </table:table-cell>
          <table:table-cell office:value-type="float" office:value="0.3632357" calcext:value-type="float">
            <text:p>0.3632357</text:p>
          </table:table-cell>
          <table:table-cell office:value-type="float" office:value="0.3673044" calcext:value-type="float">
            <text:p>0.3673044</text:p>
          </table:table-cell>
          <table:table-cell office:value-type="float" office:value="0.3808652" calcext:value-type="float">
            <text:p>0.3808652</text:p>
          </table:table-cell>
          <table:table-cell office:value-type="float" office:value="0.3929448" calcext:value-type="float">
            <text:p>0.3929448</text:p>
          </table:table-cell>
          <table:table-cell office:value-type="float" office:value="0.4591786" calcext:value-type="float">
            <text:p>0.4591786</text:p>
          </table:table-cell>
          <table:table-cell office:value-type="float" office:value="0" calcext:value-type="float">
            <text:p>0</text:p>
          </table:table-cell>
          <table:table-cell office:value-type="float" office:value="1.991119E-015" calcext:value-type="float">
            <text:p>1.991119E-15</text:p>
          </table:table-cell>
          <table:table-cell office:value-type="float" office:value="1.968759E-015" calcext:value-type="float">
            <text:p>1.968759E-15</text:p>
          </table:table-cell>
          <table:table-cell office:value-type="float" office:value="1.964389E-015" calcext:value-type="float">
            <text:p>1.964389E-15</text:p>
          </table:table-cell>
          <table:table-cell office:value-type="float" office:value="1.936216E-015" calcext:value-type="float">
            <text:p>1.936216E-15</text:p>
          </table:table-cell>
          <table:table-cell office:value-type="float" office:value="9.445847E-016" calcext:value-type="float">
            <text:p>9.445847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674604" calcext:value-type="float">
            <text:p>-7.674604</text:p>
          </table:table-cell>
          <table:table-cell office:value-type="float" office:value="-0.02383386" calcext:value-type="float">
            <text:p>-0.02383386</text:p>
          </table:table-cell>
          <table:table-cell office:value-type="float" office:value="-0.02165234" calcext:value-type="float">
            <text:p>-0.02165234</text:p>
          </table:table-cell>
          <table:table-cell office:value-type="float" office:value="-0.01976423" calcext:value-type="float">
            <text:p>-0.01976423</text:p>
          </table:table-cell>
          <table:table-cell office:value-type="float" office:value="-0.01864774" calcext:value-type="float">
            <text:p>-0.01864774</text:p>
          </table:table-cell>
          <table:table-cell office:value-type="float" office:value="-0.01702976" calcext:value-type="float">
            <text:p>-0.01702976</text:p>
          </table:table-cell>
          <table:table-cell office:value-type="float" office:value="-0.01588713" calcext:value-type="float">
            <text:p>-0.01588713</text:p>
          </table:table-cell>
          <table:table-cell office:value-type="float" office:value="-0.01467852" calcext:value-type="float">
            <text:p>-0.01467852</text:p>
          </table:table-cell>
          <table:table-cell office:value-type="float" office:value="-0.01470602" calcext:value-type="float">
            <text:p>-0.01470602</text:p>
          </table:table-cell>
          <table:table-cell office:value-type="float" office:value="-0.0159353" calcext:value-type="float">
            <text:p>-0.015935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8.53972" calcext:value-type="float">
            <text:p>-18.53972</text:p>
          </table:table-cell>
          <table:table-cell office:value-type="float" office:value="0.03998561" calcext:value-type="float">
            <text:p>0.03998561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51381" calcext:value-type="float">
            <text:p>-2.35138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6" calcext:value-type="float">
            <text:p>19042006</text:p>
          </table:table-cell>
          <table:table-cell office:value-type="float" office:value="158.3001" calcext:value-type="float">
            <text:p>158.3001</text:p>
          </table:table-cell>
          <table:table-cell office:value-type="float" office:value="94.74186" calcext:value-type="float">
            <text:p>94.74186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78.871" calcext:value-type="float">
            <text:p>1078.871</text:p>
          </table:table-cell>
          <table:table-cell office:value-type="float" office:value="-11.69983" calcext:value-type="float">
            <text:p>-11.69983</text:p>
          </table:table-cell>
          <table:table-cell office:value-type="float" office:value="0" calcext:value-type="float">
            <text:p>0</text:p>
          </table:table-cell>
          <table:table-cell office:value-type="float" office:value="0.1563494" calcext:value-type="float">
            <text:p>0.1563494</text:p>
          </table:table-cell>
          <table:table-cell office:value-type="float" office:value="0.3172549" calcext:value-type="float">
            <text:p>0.3172549</text:p>
          </table:table-cell>
          <table:table-cell office:value-type="float" office:value="0.3231569" calcext:value-type="float">
            <text:p>0.3231569</text:p>
          </table:table-cell>
          <table:table-cell office:value-type="float" office:value="0.328073" calcext:value-type="float">
            <text:p>0.328073</text:p>
          </table:table-cell>
          <table:table-cell office:value-type="float" office:value="0.3309561" calcext:value-type="float">
            <text:p>0.3309561</text:p>
          </table:table-cell>
          <table:table-cell office:value-type="float" office:value="0.2925516" calcext:value-type="float">
            <text:p>0.2925516</text:p>
          </table:table-cell>
          <table:table-cell office:value-type="float" office:value="0.2905891" calcext:value-type="float">
            <text:p>0.2905891</text:p>
          </table:table-cell>
          <table:table-cell office:value-type="float" office:value="0.3701632" calcext:value-type="float">
            <text:p>0.3701632</text:p>
          </table:table-cell>
          <table:table-cell office:value-type="float" office:value="0.3632007" calcext:value-type="float">
            <text:p>0.3632007</text:p>
          </table:table-cell>
          <table:table-cell office:value-type="float" office:value="0.3676519" calcext:value-type="float">
            <text:p>0.3676519</text:p>
          </table:table-cell>
          <table:table-cell office:value-type="float" office:value="0.381186" calcext:value-type="float">
            <text:p>0.381186</text:p>
          </table:table-cell>
          <table:table-cell office:value-type="float" office:value="0.3932174" calcext:value-type="float">
            <text:p>0.3932174</text:p>
          </table:table-cell>
          <table:table-cell office:value-type="float" office:value="0.4621875" calcext:value-type="float">
            <text:p>0.4621875</text:p>
          </table:table-cell>
          <table:table-cell office:value-type="float" office:value="0" calcext:value-type="float">
            <text:p>0</text:p>
          </table:table-cell>
          <table:table-cell office:value-type="float" office:value="1.991473E-015" calcext:value-type="float">
            <text:p>1.991473E-15</text:p>
          </table:table-cell>
          <table:table-cell office:value-type="float" office:value="1.968729E-015" calcext:value-type="float">
            <text:p>1.968729E-15</text:p>
          </table:table-cell>
          <table:table-cell office:value-type="float" office:value="1.964368E-015" calcext:value-type="float">
            <text:p>1.964368E-15</text:p>
          </table:table-cell>
          <table:table-cell office:value-type="float" office:value="1.936199E-015" calcext:value-type="float">
            <text:p>1.936199E-15</text:p>
          </table:table-cell>
          <table:table-cell office:value-type="float" office:value="9.445691E-016" calcext:value-type="float">
            <text:p>9.445691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69308" calcext:value-type="float">
            <text:p>-5.269308</text:p>
          </table:table-cell>
          <table:table-cell office:value-type="float" office:value="-0.02479567" calcext:value-type="float">
            <text:p>-0.02479567</text:p>
          </table:table-cell>
          <table:table-cell office:value-type="float" office:value="-0.02215898" calcext:value-type="float">
            <text:p>-0.02215898</text:p>
          </table:table-cell>
          <table:table-cell office:value-type="float" office:value="-0.02024076" calcext:value-type="float">
            <text:p>-0.02024076</text:p>
          </table:table-cell>
          <table:table-cell office:value-type="float" office:value="-0.01918782" calcext:value-type="float">
            <text:p>-0.01918782</text:p>
          </table:table-cell>
          <table:table-cell office:value-type="float" office:value="-0.01760555" calcext:value-type="float">
            <text:p>-0.01760555</text:p>
          </table:table-cell>
          <table:table-cell office:value-type="float" office:value="-0.01638917" calcext:value-type="float">
            <text:p>-0.01638917</text:p>
          </table:table-cell>
          <table:table-cell office:value-type="float" office:value="-0.01508953" calcext:value-type="float">
            <text:p>-0.01508953</text:p>
          </table:table-cell>
          <table:table-cell office:value-type="float" office:value="-0.01472936" calcext:value-type="float">
            <text:p>-0.01472936</text:p>
          </table:table-cell>
          <table:table-cell office:value-type="float" office:value="-0.01567937" calcext:value-type="float">
            <text:p>-0.0156793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0.88676" calcext:value-type="float">
            <text:p>-20.88676</text:p>
          </table:table-cell>
          <table:table-cell office:value-type="float" office:value="0.03997885" calcext:value-type="float">
            <text:p>0.0399788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69929" calcext:value-type="float">
            <text:p>-2.36992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6" calcext:value-type="float">
            <text:p>20042006</text:p>
          </table:table-cell>
          <table:table-cell office:value-type="float" office:value="158.3001" calcext:value-type="float">
            <text:p>158.3001</text:p>
          </table:table-cell>
          <table:table-cell office:value-type="float" office:value="95.14869" calcext:value-type="float">
            <text:p>95.14869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78.464" calcext:value-type="float">
            <text:p>1078.464</text:p>
          </table:table-cell>
          <table:table-cell office:value-type="float" office:value="-11.69983" calcext:value-type="float">
            <text:p>-11.69983</text:p>
          </table:table-cell>
          <table:table-cell office:value-type="float" office:value="0" calcext:value-type="float">
            <text:p>0</text:p>
          </table:table-cell>
          <table:table-cell office:value-type="float" office:value="0.1576635" calcext:value-type="float">
            <text:p>0.1576635</text:p>
          </table:table-cell>
          <table:table-cell office:value-type="float" office:value="0.3152701" calcext:value-type="float">
            <text:p>0.3152701</text:p>
          </table:table-cell>
          <table:table-cell office:value-type="float" office:value="0.3216142" calcext:value-type="float">
            <text:p>0.3216142</text:p>
          </table:table-cell>
          <table:table-cell office:value-type="float" office:value="0.3265854" calcext:value-type="float">
            <text:p>0.3265854</text:p>
          </table:table-cell>
          <table:table-cell office:value-type="float" office:value="0.3295381" calcext:value-type="float">
            <text:p>0.3295381</text:p>
          </table:table-cell>
          <table:table-cell office:value-type="float" office:value="0.2914574" calcext:value-type="float">
            <text:p>0.2914574</text:p>
          </table:table-cell>
          <table:table-cell office:value-type="float" office:value="0.2896066" calcext:value-type="float">
            <text:p>0.2896066</text:p>
          </table:table-cell>
          <table:table-cell office:value-type="float" office:value="0.3697281" calcext:value-type="float">
            <text:p>0.3697281</text:p>
          </table:table-cell>
          <table:table-cell office:value-type="float" office:value="0.3631329" calcext:value-type="float">
            <text:p>0.3631329</text:p>
          </table:table-cell>
          <table:table-cell office:value-type="float" office:value="0.367969" calcext:value-type="float">
            <text:p>0.367969</text:p>
          </table:table-cell>
          <table:table-cell office:value-type="float" office:value="0.3814968" calcext:value-type="float">
            <text:p>0.3814968</text:p>
          </table:table-cell>
          <table:table-cell office:value-type="float" office:value="0.3933788" calcext:value-type="float">
            <text:p>0.393378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1848E-015" calcext:value-type="float">
            <text:p>1.991848E-15</text:p>
          </table:table-cell>
          <table:table-cell office:value-type="float" office:value="1.968702E-015" calcext:value-type="float">
            <text:p>1.968702E-15</text:p>
          </table:table-cell>
          <table:table-cell office:value-type="float" office:value="1.964343E-015" calcext:value-type="float">
            <text:p>1.964343E-15</text:p>
          </table:table-cell>
          <table:table-cell office:value-type="float" office:value="1.93618E-015" calcext:value-type="float">
            <text:p>1.93618E-15</text:p>
          </table:table-cell>
          <table:table-cell office:value-type="float" office:value="9.445531E-016" calcext:value-type="float">
            <text:p>9.445531E-16</text:p>
          </table:table-cell>
          <table:table-cell office:value-type="float" office:value="1.932076E-015" calcext:value-type="float">
            <text:p>1.932076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17213" calcext:value-type="float">
            <text:p>-4.917213</text:p>
          </table:table-cell>
          <table:table-cell office:value-type="float" office:value="-0.02578011" calcext:value-type="float">
            <text:p>-0.02578011</text:p>
          </table:table-cell>
          <table:table-cell office:value-type="float" office:value="-0.02281588" calcext:value-type="float">
            <text:p>-0.02281588</text:p>
          </table:table-cell>
          <table:table-cell office:value-type="float" office:value="-0.02080902" calcext:value-type="float">
            <text:p>-0.02080902</text:p>
          </table:table-cell>
          <table:table-cell office:value-type="float" office:value="-0.01969716" calcext:value-type="float">
            <text:p>-0.01969716</text:p>
          </table:table-cell>
          <table:table-cell office:value-type="float" office:value="-0.0181118" calcext:value-type="float">
            <text:p>-0.0181118</text:p>
          </table:table-cell>
          <table:table-cell office:value-type="float" office:value="-0.016861" calcext:value-type="float">
            <text:p>-0.016861</text:p>
          </table:table-cell>
          <table:table-cell office:value-type="float" office:value="-0.01547837" calcext:value-type="float">
            <text:p>-0.01547837</text:p>
          </table:table-cell>
          <table:table-cell office:value-type="float" office:value="-0.01477497" calcext:value-type="float">
            <text:p>-0.01477497</text:p>
          </table:table-cell>
          <table:table-cell office:value-type="float" office:value="-0.0154495" calcext:value-type="float">
            <text:p>-0.015449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9.6783" calcext:value-type="float">
            <text:p>-19.6783</text:p>
          </table:table-cell>
          <table:table-cell office:value-type="float" office:value="0.03997355" calcext:value-type="float">
            <text:p>0.03997355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4336" calcext:value-type="float">
            <text:p>-2.37433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6" calcext:value-type="float">
            <text:p>21042006</text:p>
          </table:table-cell>
          <table:table-cell office:value-type="float" office:value="158.3001" calcext:value-type="float">
            <text:p>158.3001</text:p>
          </table:table-cell>
          <table:table-cell office:value-type="float" office:value="95.62891" calcext:value-type="float">
            <text:p>95.62891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77.984" calcext:value-type="float">
            <text:p>1077.984</text:p>
          </table:table-cell>
          <table:table-cell office:value-type="float" office:value="-11.69983" calcext:value-type="float">
            <text:p>-11.69983</text:p>
          </table:table-cell>
          <table:table-cell office:value-type="float" office:value="0" calcext:value-type="float">
            <text:p>0</text:p>
          </table:table-cell>
          <table:table-cell office:value-type="float" office:value="0.1639632" calcext:value-type="float">
            <text:p>0.1639632</text:p>
          </table:table-cell>
          <table:table-cell office:value-type="float" office:value="0.312917" calcext:value-type="float">
            <text:p>0.312917</text:p>
          </table:table-cell>
          <table:table-cell office:value-type="float" office:value="0.3195485" calcext:value-type="float">
            <text:p>0.3195485</text:p>
          </table:table-cell>
          <table:table-cell office:value-type="float" office:value="0.3247357" calcext:value-type="float">
            <text:p>0.3247357</text:p>
          </table:table-cell>
          <table:table-cell office:value-type="float" office:value="0.327669" calcext:value-type="float">
            <text:p>0.327669</text:p>
          </table:table-cell>
          <table:table-cell office:value-type="float" office:value="0.2903834" calcext:value-type="float">
            <text:p>0.2903834</text:p>
          </table:table-cell>
          <table:table-cell office:value-type="float" office:value="0.2887048" calcext:value-type="float">
            <text:p>0.2887048</text:p>
          </table:table-cell>
          <table:table-cell office:value-type="float" office:value="0.3693277" calcext:value-type="float">
            <text:p>0.3693277</text:p>
          </table:table-cell>
          <table:table-cell office:value-type="float" office:value="0.363039" calcext:value-type="float">
            <text:p>0.363039</text:p>
          </table:table-cell>
          <table:table-cell office:value-type="float" office:value="0.3682573" calcext:value-type="float">
            <text:p>0.3682573</text:p>
          </table:table-cell>
          <table:table-cell office:value-type="float" office:value="0.3817911" calcext:value-type="float">
            <text:p>0.3817911</text:p>
          </table:table-cell>
          <table:table-cell office:value-type="float" office:value="0.3934889" calcext:value-type="float">
            <text:p>0.393488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2232E-015" calcext:value-type="float">
            <text:p>1.992232E-15</text:p>
          </table:table-cell>
          <table:table-cell office:value-type="float" office:value="1.968675E-015" calcext:value-type="float">
            <text:p>1.968675E-15</text:p>
          </table:table-cell>
          <table:table-cell office:value-type="float" office:value="1.964318E-015" calcext:value-type="float">
            <text:p>1.964318E-15</text:p>
          </table:table-cell>
          <table:table-cell office:value-type="float" office:value="1.93616E-015" calcext:value-type="float">
            <text:p>1.93616E-15</text:p>
          </table:table-cell>
          <table:table-cell office:value-type="float" office:value="9.445366E-016" calcext:value-type="float">
            <text:p>9.445366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6328" calcext:value-type="float">
            <text:p>-3.56328</text:p>
          </table:table-cell>
          <table:table-cell office:value-type="float" office:value="-0.02699487" calcext:value-type="float">
            <text:p>-0.02699487</text:p>
          </table:table-cell>
          <table:table-cell office:value-type="float" office:value="-0.02373447" calcext:value-type="float">
            <text:p>-0.02373447</text:p>
          </table:table-cell>
          <table:table-cell office:value-type="float" office:value="-0.02154178" calcext:value-type="float">
            <text:p>-0.02154178</text:p>
          </table:table-cell>
          <table:table-cell office:value-type="float" office:value="-0.02039099" calcext:value-type="float">
            <text:p>-0.02039099</text:p>
          </table:table-cell>
          <table:table-cell office:value-type="float" office:value="-0.01862459" calcext:value-type="float">
            <text:p>-0.01862459</text:p>
          </table:table-cell>
          <table:table-cell office:value-type="float" office:value="-0.01730791" calcext:value-type="float">
            <text:p>-0.01730791</text:p>
          </table:table-cell>
          <table:table-cell office:value-type="float" office:value="-0.01584526" calcext:value-type="float">
            <text:p>-0.01584526</text:p>
          </table:table-cell>
          <table:table-cell office:value-type="float" office:value="-0.01483846" calcext:value-type="float">
            <text:p>-0.01483846</text:p>
          </table:table-cell>
          <table:table-cell office:value-type="float" office:value="-0.0152437" calcext:value-type="float">
            <text:p>-0.015243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4.64799" calcext:value-type="float">
            <text:p>-24.64799</text:p>
          </table:table-cell>
          <table:table-cell office:value-type="float" office:value="0.03996842" calcext:value-type="float">
            <text:p>0.03996842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6443" calcext:value-type="float">
            <text:p>-2.3764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6" calcext:value-type="float">
            <text:p>22042006</text:p>
          </table:table-cell>
          <table:table-cell office:value-type="float" office:value="158.3001" calcext:value-type="float">
            <text:p>158.3001</text:p>
          </table:table-cell>
          <table:table-cell office:value-type="float" office:value="96.11947" calcext:value-type="float">
            <text:p>96.11947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77.493" calcext:value-type="float">
            <text:p>1077.493</text:p>
          </table:table-cell>
          <table:table-cell office:value-type="float" office:value="-11.69983" calcext:value-type="float">
            <text:p>-11.69983</text:p>
          </table:table-cell>
          <table:table-cell office:value-type="float" office:value="0" calcext:value-type="float">
            <text:p>0</text:p>
          </table:table-cell>
          <table:table-cell office:value-type="float" office:value="0.1632913" calcext:value-type="float">
            <text:p>0.1632913</text:p>
          </table:table-cell>
          <table:table-cell office:value-type="float" office:value="0.3104711" calcext:value-type="float">
            <text:p>0.3104711</text:p>
          </table:table-cell>
          <table:table-cell office:value-type="float" office:value="0.3175314" calcext:value-type="float">
            <text:p>0.3175314</text:p>
          </table:table-cell>
          <table:table-cell office:value-type="float" office:value="0.3229778" calcext:value-type="float">
            <text:p>0.3229778</text:p>
          </table:table-cell>
          <table:table-cell office:value-type="float" office:value="0.3261113" calcext:value-type="float">
            <text:p>0.3261113</text:p>
          </table:table-cell>
          <table:table-cell office:value-type="float" office:value="0.2893603" calcext:value-type="float">
            <text:p>0.2893603</text:p>
          </table:table-cell>
          <table:table-cell office:value-type="float" office:value="0.2878918" calcext:value-type="float">
            <text:p>0.2878918</text:p>
          </table:table-cell>
          <table:table-cell office:value-type="float" office:value="0.3689615" calcext:value-type="float">
            <text:p>0.3689615</text:p>
          </table:table-cell>
          <table:table-cell office:value-type="float" office:value="0.3629247" calcext:value-type="float">
            <text:p>0.3629247</text:p>
          </table:table-cell>
          <table:table-cell office:value-type="float" office:value="0.3685186" calcext:value-type="float">
            <text:p>0.3685186</text:p>
          </table:table-cell>
          <table:table-cell office:value-type="float" office:value="0.3820668" calcext:value-type="float">
            <text:p>0.3820668</text:p>
          </table:table-cell>
          <table:table-cell office:value-type="float" office:value="0.3935833" calcext:value-type="float">
            <text:p>0.393583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2638E-015" calcext:value-type="float">
            <text:p>1.992638E-15</text:p>
          </table:table-cell>
          <table:table-cell office:value-type="float" office:value="1.968649E-015" calcext:value-type="float">
            <text:p>1.968649E-15</text:p>
          </table:table-cell>
          <table:table-cell office:value-type="float" office:value="1.964291E-015" calcext:value-type="float">
            <text:p>1.964291E-15</text:p>
          </table:table-cell>
          <table:table-cell office:value-type="float" office:value="1.936138E-015" calcext:value-type="float">
            <text:p>1.936138E-15</text:p>
          </table:table-cell>
          <table:table-cell office:value-type="float" office:value="9.44518E-016" calcext:value-type="float">
            <text:p>9.44518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93107" calcext:value-type="float">
            <text:p>-3.693107</text:p>
          </table:table-cell>
          <table:table-cell office:value-type="float" office:value="-0.02831229" calcext:value-type="float">
            <text:p>-0.02831229</text:p>
          </table:table-cell>
          <table:table-cell office:value-type="float" office:value="-0.02467623" calcext:value-type="float">
            <text:p>-0.02467623</text:p>
          </table:table-cell>
          <table:table-cell office:value-type="float" office:value="-0.0222724" calcext:value-type="float">
            <text:p>-0.0222724</text:p>
          </table:table-cell>
          <table:table-cell office:value-type="float" office:value="-0.02099672" calcext:value-type="float">
            <text:p>-0.02099672</text:p>
          </table:table-cell>
          <table:table-cell office:value-type="float" office:value="-0.0191278" calcext:value-type="float">
            <text:p>-0.0191278</text:p>
          </table:table-cell>
          <table:table-cell office:value-type="float" office:value="-0.01772137" calcext:value-type="float">
            <text:p>-0.01772137</text:p>
          </table:table-cell>
          <table:table-cell office:value-type="float" office:value="-0.01618879" calcext:value-type="float">
            <text:p>-0.01618879</text:p>
          </table:table-cell>
          <table:table-cell office:value-type="float" office:value="-0.01491624" calcext:value-type="float">
            <text:p>-0.01491624</text:p>
          </table:table-cell>
          <table:table-cell office:value-type="float" office:value="-0.01505962" calcext:value-type="float">
            <text:p>-0.0150596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3.53666" calcext:value-type="float">
            <text:p>-23.53666</text:p>
          </table:table-cell>
          <table:table-cell office:value-type="float" office:value="0.03996409" calcext:value-type="float">
            <text:p>0.0399640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8272" calcext:value-type="float">
            <text:p>-2.37827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6" calcext:value-type="float">
            <text:p>23042006</text:p>
          </table:table-cell>
          <table:table-cell office:value-type="float" office:value="158.3001" calcext:value-type="float">
            <text:p>158.3001</text:p>
          </table:table-cell>
          <table:table-cell office:value-type="float" office:value="96.62917" calcext:value-type="float">
            <text:p>96.62917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76.983" calcext:value-type="float">
            <text:p>1076.983</text:p>
          </table:table-cell>
          <table:table-cell office:value-type="float" office:value="-11.69983" calcext:value-type="float">
            <text:p>-11.69983</text:p>
          </table:table-cell>
          <table:table-cell office:value-type="float" office:value="0" calcext:value-type="float">
            <text:p>0</text:p>
          </table:table-cell>
          <table:table-cell office:value-type="float" office:value="0.1666675" calcext:value-type="float">
            <text:p>0.1666675</text:p>
          </table:table-cell>
          <table:table-cell office:value-type="float" office:value="0.3078071" calcext:value-type="float">
            <text:p>0.3078071</text:p>
          </table:table-cell>
          <table:table-cell office:value-type="float" office:value="0.3155467" calcext:value-type="float">
            <text:p>0.3155467</text:p>
          </table:table-cell>
          <table:table-cell office:value-type="float" office:value="0.3214391" calcext:value-type="float">
            <text:p>0.3214391</text:p>
          </table:table-cell>
          <table:table-cell office:value-type="float" office:value="0.3246503" calcext:value-type="float">
            <text:p>0.3246503</text:p>
          </table:table-cell>
          <table:table-cell office:value-type="float" office:value="0.2883329" calcext:value-type="float">
            <text:p>0.2883329</text:p>
          </table:table-cell>
          <table:table-cell office:value-type="float" office:value="0.2870729" calcext:value-type="float">
            <text:p>0.2870729</text:p>
          </table:table-cell>
          <table:table-cell office:value-type="float" office:value="0.3686143" calcext:value-type="float">
            <text:p>0.3686143</text:p>
          </table:table-cell>
          <table:table-cell office:value-type="float" office:value="0.3627863" calcext:value-type="float">
            <text:p>0.3627863</text:p>
          </table:table-cell>
          <table:table-cell office:value-type="float" office:value="0.3687594" calcext:value-type="float">
            <text:p>0.3687594</text:p>
          </table:table-cell>
          <table:table-cell office:value-type="float" office:value="0.3823265" calcext:value-type="float">
            <text:p>0.3823265</text:p>
          </table:table-cell>
          <table:table-cell office:value-type="float" office:value="0.393665" calcext:value-type="float">
            <text:p>0.39366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3057E-015" calcext:value-type="float">
            <text:p>1.993057E-15</text:p>
          </table:table-cell>
          <table:table-cell office:value-type="float" office:value="1.968621E-015" calcext:value-type="float">
            <text:p>1.968621E-15</text:p>
          </table:table-cell>
          <table:table-cell office:value-type="float" office:value="1.964262E-015" calcext:value-type="float">
            <text:p>1.964262E-15</text:p>
          </table:table-cell>
          <table:table-cell office:value-type="float" office:value="1.936115E-015" calcext:value-type="float">
            <text:p>1.936115E-15</text:p>
          </table:table-cell>
          <table:table-cell office:value-type="float" office:value="9.445005E-016" calcext:value-type="float">
            <text:p>9.445005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56821" calcext:value-type="float">
            <text:p>-3.156821</text:p>
          </table:table-cell>
          <table:table-cell office:value-type="float" office:value="-0.02987191" calcext:value-type="float">
            <text:p>-0.02987191</text:p>
          </table:table-cell>
          <table:table-cell office:value-type="float" office:value="-0.02564112" calcext:value-type="float">
            <text:p>-0.02564112</text:p>
          </table:table-cell>
          <table:table-cell office:value-type="float" office:value="-0.0229275" calcext:value-type="float">
            <text:p>-0.0229275</text:p>
          </table:table-cell>
          <table:table-cell office:value-type="float" office:value="-0.02158113" calcext:value-type="float">
            <text:p>-0.02158113</text:p>
          </table:table-cell>
          <table:table-cell office:value-type="float" office:value="-0.01964946" calcext:value-type="float">
            <text:p>-0.01964946</text:p>
          </table:table-cell>
          <table:table-cell office:value-type="float" office:value="-0.01814923" calcext:value-type="float">
            <text:p>-0.01814923</text:p>
          </table:table-cell>
          <table:table-cell office:value-type="float" office:value="-0.01652156" calcext:value-type="float">
            <text:p>-0.01652156</text:p>
          </table:table-cell>
          <table:table-cell office:value-type="float" office:value="-0.0150105" calcext:value-type="float">
            <text:p>-0.0150105</text:p>
          </table:table-cell>
          <table:table-cell office:value-type="float" office:value="-0.01489239" calcext:value-type="float">
            <text:p>-0.0148923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31.20533" calcext:value-type="float">
            <text:p>-31.20533</text:p>
          </table:table-cell>
          <table:table-cell office:value-type="float" office:value="0.03996018" calcext:value-type="float">
            <text:p>0.0399601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7986" calcext:value-type="float">
            <text:p>-2.379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6" calcext:value-type="float">
            <text:p>24042006</text:p>
          </table:table-cell>
          <table:table-cell office:value-type="float" office:value="167.0001" calcext:value-type="float">
            <text:p>167.0001</text:p>
          </table:table-cell>
          <table:table-cell office:value-type="float" office:value="98.36107" calcext:value-type="float">
            <text:p>98.36107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83.948" calcext:value-type="float">
            <text:p>1083.948</text:p>
          </table:table-cell>
          <table:table-cell office:value-type="float" office:value="-11.69716" calcext:value-type="float">
            <text:p>-11.69716</text:p>
          </table:table-cell>
          <table:table-cell office:value-type="float" office:value="0" calcext:value-type="float">
            <text:p>0</text:p>
          </table:table-cell>
          <table:table-cell office:value-type="float" office:value="0.4106075" calcext:value-type="float">
            <text:p>0.4106075</text:p>
          </table:table-cell>
          <table:table-cell office:value-type="float" office:value="0.3110926" calcext:value-type="float">
            <text:p>0.3110926</text:p>
          </table:table-cell>
          <table:table-cell office:value-type="float" office:value="0.3136087" calcext:value-type="float">
            <text:p>0.3136087</text:p>
          </table:table-cell>
          <table:table-cell office:value-type="float" office:value="0.3194618" calcext:value-type="float">
            <text:p>0.3194618</text:p>
          </table:table-cell>
          <table:table-cell office:value-type="float" office:value="0.3229483" calcext:value-type="float">
            <text:p>0.3229483</text:p>
          </table:table-cell>
          <table:table-cell office:value-type="float" office:value="0.2873155" calcext:value-type="float">
            <text:p>0.2873155</text:p>
          </table:table-cell>
          <table:table-cell office:value-type="float" office:value="0.2862836" calcext:value-type="float">
            <text:p>0.2862836</text:p>
          </table:table-cell>
          <table:table-cell office:value-type="float" office:value="0.3682881" calcext:value-type="float">
            <text:p>0.3682881</text:p>
          </table:table-cell>
          <table:table-cell office:value-type="float" office:value="0.3625754" calcext:value-type="float">
            <text:p>0.3625754</text:p>
          </table:table-cell>
          <table:table-cell office:value-type="float" office:value="0.3690075" calcext:value-type="float">
            <text:p>0.3690075</text:p>
          </table:table-cell>
          <table:table-cell office:value-type="float" office:value="0.3825874" calcext:value-type="float">
            <text:p>0.3825874</text:p>
          </table:table-cell>
          <table:table-cell office:value-type="float" office:value="0.3937382" calcext:value-type="float">
            <text:p>0.3937382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9346E-015" calcext:value-type="float">
            <text:p>1.99346E-15</text:p>
          </table:table-cell>
          <table:table-cell office:value-type="float" office:value="1.968593E-015" calcext:value-type="float">
            <text:p>1.968593E-15</text:p>
          </table:table-cell>
          <table:table-cell office:value-type="float" office:value="1.964238E-015" calcext:value-type="float">
            <text:p>1.964238E-15</text:p>
          </table:table-cell>
          <table:table-cell office:value-type="float" office:value="1.936091E-015" calcext:value-type="float">
            <text:p>1.936091E-15</text:p>
          </table:table-cell>
          <table:table-cell office:value-type="float" office:value="9.444826E-016" calcext:value-type="float">
            <text:p>9.444826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536203" calcext:value-type="float">
            <text:p>-0.005536203</text:p>
          </table:table-cell>
          <table:table-cell office:value-type="float" office:value="-0.0287251" calcext:value-type="float">
            <text:p>-0.0287251</text:p>
          </table:table-cell>
          <table:table-cell office:value-type="float" office:value="-0.02666024" calcext:value-type="float">
            <text:p>-0.02666024</text:p>
          </table:table-cell>
          <table:table-cell office:value-type="float" office:value="-0.0238102" calcext:value-type="float">
            <text:p>-0.0238102</text:p>
          </table:table-cell>
          <table:table-cell office:value-type="float" office:value="-0.02228312" calcext:value-type="float">
            <text:p>-0.02228312</text:p>
          </table:table-cell>
          <table:table-cell office:value-type="float" office:value="-0.02018038" calcext:value-type="float">
            <text:p>-0.02018038</text:p>
          </table:table-cell>
          <table:table-cell office:value-type="float" office:value="-0.01857274" calcext:value-type="float">
            <text:p>-0.01857274</text:p>
          </table:table-cell>
          <table:table-cell office:value-type="float" office:value="-0.01684092" calcext:value-type="float">
            <text:p>-0.01684092</text:p>
          </table:table-cell>
          <table:table-cell office:value-type="float" office:value="-0.01515626" calcext:value-type="float">
            <text:p>-0.01515626</text:p>
          </table:table-cell>
          <table:table-cell office:value-type="float" office:value="-0.01472168" calcext:value-type="float">
            <text:p>-0.01472168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5710579" calcext:value-type="float">
            <text:p>-0.005710579</text:p>
          </table:table-cell>
          <table:table-cell office:value-type="float" office:value="0.03995357" calcext:value-type="float">
            <text:p>0.0399535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1245" calcext:value-type="float">
            <text:p>-2.3812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6" calcext:value-type="float">
            <text:p>25042006</text:p>
          </table:table-cell>
          <table:table-cell office:value-type="float" office:value="169.9" calcext:value-type="float">
            <text:p>169.9</text:p>
          </table:table-cell>
          <table:table-cell office:value-type="float" office:value="98.88287" calcext:value-type="float">
            <text:p>98.88287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86.326" calcext:value-type="float">
            <text:p>1086.326</text:p>
          </table:table-cell>
          <table:table-cell office:value-type="float" office:value="-11.69632" calcext:value-type="float">
            <text:p>-11.69632</text:p>
          </table:table-cell>
          <table:table-cell office:value-type="float" office:value="0" calcext:value-type="float">
            <text:p>0</text:p>
          </table:table-cell>
          <table:table-cell office:value-type="float" office:value="0.3481021" calcext:value-type="float">
            <text:p>0.3481021</text:p>
          </table:table-cell>
          <table:table-cell office:value-type="float" office:value="0.3472829" calcext:value-type="float">
            <text:p>0.3472829</text:p>
          </table:table-cell>
          <table:table-cell office:value-type="float" office:value="0.3410069" calcext:value-type="float">
            <text:p>0.3410069</text:p>
          </table:table-cell>
          <table:table-cell office:value-type="float" office:value="0.3313038" calcext:value-type="float">
            <text:p>0.3313038</text:p>
          </table:table-cell>
          <table:table-cell office:value-type="float" office:value="0.3282026" calcext:value-type="float">
            <text:p>0.3282026</text:p>
          </table:table-cell>
          <table:table-cell office:value-type="float" office:value="0.2869944" calcext:value-type="float">
            <text:p>0.2869944</text:p>
          </table:table-cell>
          <table:table-cell office:value-type="float" office:value="0.2855708" calcext:value-type="float">
            <text:p>0.2855708</text:p>
          </table:table-cell>
          <table:table-cell office:value-type="float" office:value="0.3679854" calcext:value-type="float">
            <text:p>0.3679854</text:p>
          </table:table-cell>
          <table:table-cell office:value-type="float" office:value="0.3623645" calcext:value-type="float">
            <text:p>0.3623645</text:p>
          </table:table-cell>
          <table:table-cell office:value-type="float" office:value="0.3692209" calcext:value-type="float">
            <text:p>0.3692209</text:p>
          </table:table-cell>
          <table:table-cell office:value-type="float" office:value="0.3828307" calcext:value-type="float">
            <text:p>0.3828307</text:p>
          </table:table-cell>
          <table:table-cell office:value-type="float" office:value="0.3938047" calcext:value-type="float">
            <text:p>0.393804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3755E-015" calcext:value-type="float">
            <text:p>1.993755E-15</text:p>
          </table:table-cell>
          <table:table-cell office:value-type="float" office:value="1.968571E-015" calcext:value-type="float">
            <text:p>1.968571E-15</text:p>
          </table:table-cell>
          <table:table-cell office:value-type="float" office:value="1.964221E-015" calcext:value-type="float">
            <text:p>1.964221E-15</text:p>
          </table:table-cell>
          <table:table-cell office:value-type="float" office:value="1.936074E-015" calcext:value-type="float">
            <text:p>1.936074E-15</text:p>
          </table:table-cell>
          <table:table-cell office:value-type="float" office:value="9.444684E-016" calcext:value-type="float">
            <text:p>9.444684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03117" calcext:value-type="float">
            <text:p>-0.01403117</text:p>
          </table:table-cell>
          <table:table-cell office:value-type="float" office:value="-0.01420734" calcext:value-type="float">
            <text:p>-0.01420734</text:p>
          </table:table-cell>
          <table:table-cell office:value-type="float" office:value="-0.01592828" calcext:value-type="float">
            <text:p>-0.01592828</text:p>
          </table:table-cell>
          <table:table-cell office:value-type="float" office:value="-0.01912502" calcext:value-type="float">
            <text:p>-0.01912502</text:p>
          </table:table-cell>
          <table:table-cell office:value-type="float" office:value="-0.02025268" calcext:value-type="float">
            <text:p>-0.02025268</text:p>
          </table:table-cell>
          <table:table-cell office:value-type="float" office:value="-0.02036656" calcext:value-type="float">
            <text:p>-0.02036656</text:p>
          </table:table-cell>
          <table:table-cell office:value-type="float" office:value="-0.01896675" calcext:value-type="float">
            <text:p>-0.01896675</text:p>
          </table:table-cell>
          <table:table-cell office:value-type="float" office:value="-0.01714285" calcext:value-type="float">
            <text:p>-0.01714285</text:p>
          </table:table-cell>
          <table:table-cell office:value-type="float" office:value="-0.01530366" calcext:value-type="float">
            <text:p>-0.01530366</text:p>
          </table:table-cell>
          <table:table-cell office:value-type="float" office:value="-0.01457655" calcext:value-type="float">
            <text:p>-0.0145765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422913" calcext:value-type="float">
            <text:p>-0.01422913</text:p>
          </table:table-cell>
          <table:table-cell office:value-type="float" office:value="0.03994877" calcext:value-type="float">
            <text:p>0.0399487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2444" calcext:value-type="float">
            <text:p>-2.3824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6" calcext:value-type="float">
            <text:p>26042006</text:p>
          </table:table-cell>
          <table:table-cell office:value-type="float" office:value="169.9" calcext:value-type="float">
            <text:p>169.9</text:p>
          </table:table-cell>
          <table:table-cell office:value-type="float" office:value="103.3234" calcext:value-type="float">
            <text:p>103.3234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81.885" calcext:value-type="float">
            <text:p>1081.885</text:p>
          </table:table-cell>
          <table:table-cell office:value-type="float" office:value="-11.69632" calcext:value-type="float">
            <text:p>-11.69632</text:p>
          </table:table-cell>
          <table:table-cell office:value-type="float" office:value="0" calcext:value-type="float">
            <text:p>0</text:p>
          </table:table-cell>
          <table:table-cell office:value-type="float" office:value="0.2780879" calcext:value-type="float">
            <text:p>0.2780879</text:p>
          </table:table-cell>
          <table:table-cell office:value-type="float" office:value="0.3050016" calcext:value-type="float">
            <text:p>0.3050016</text:p>
          </table:table-cell>
          <table:table-cell office:value-type="float" office:value="0.3261079" calcext:value-type="float">
            <text:p>0.3261079</text:p>
          </table:table-cell>
          <table:table-cell office:value-type="float" office:value="0.3319231" calcext:value-type="float">
            <text:p>0.3319231</text:p>
          </table:table-cell>
          <table:table-cell office:value-type="float" office:value="0.3327526" calcext:value-type="float">
            <text:p>0.3327526</text:p>
          </table:table-cell>
          <table:table-cell office:value-type="float" office:value="0.2891965" calcext:value-type="float">
            <text:p>0.2891965</text:p>
          </table:table-cell>
          <table:table-cell office:value-type="float" office:value="0.2857869" calcext:value-type="float">
            <text:p>0.2857869</text:p>
          </table:table-cell>
          <table:table-cell office:value-type="float" office:value="0.3677495" calcext:value-type="float">
            <text:p>0.3677495</text:p>
          </table:table-cell>
          <table:table-cell office:value-type="float" office:value="0.3621666" calcext:value-type="float">
            <text:p>0.3621666</text:p>
          </table:table-cell>
          <table:table-cell office:value-type="float" office:value="0.3694039" calcext:value-type="float">
            <text:p>0.3694039</text:p>
          </table:table-cell>
          <table:table-cell office:value-type="float" office:value="0.3830561" calcext:value-type="float">
            <text:p>0.3830561</text:p>
          </table:table-cell>
          <table:table-cell office:value-type="float" office:value="0.3938667" calcext:value-type="float">
            <text:p>0.393866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4042E-015" calcext:value-type="float">
            <text:p>1.994042E-15</text:p>
          </table:table-cell>
          <table:table-cell office:value-type="float" office:value="1.968548E-015" calcext:value-type="float">
            <text:p>1.968548E-15</text:p>
          </table:table-cell>
          <table:table-cell office:value-type="float" office:value="1.964207E-015" calcext:value-type="float">
            <text:p>1.964207E-15</text:p>
          </table:table-cell>
          <table:table-cell office:value-type="float" office:value="1.936058E-015" calcext:value-type="float">
            <text:p>1.936058E-15</text:p>
          </table:table-cell>
          <table:table-cell office:value-type="float" office:value="9.444515E-016" calcext:value-type="float">
            <text:p>9.444515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436856" calcext:value-type="float">
            <text:p>-0.06436856</text:p>
          </table:table-cell>
          <table:table-cell office:value-type="float" office:value="-0.03141962" calcext:value-type="float">
            <text:p>-0.03141962</text:p>
          </table:table-cell>
          <table:table-cell office:value-type="float" office:value="-0.02090528" calcext:value-type="float">
            <text:p>-0.02090528</text:p>
          </table:table-cell>
          <table:table-cell office:value-type="float" office:value="-0.01881962" calcext:value-type="float">
            <text:p>-0.01881962</text:p>
          </table:table-cell>
          <table:table-cell office:value-type="float" office:value="-0.01855276" calcext:value-type="float">
            <text:p>-0.01855276</text:p>
          </table:table-cell>
          <table:table-cell office:value-type="float" office:value="-0.01922252" calcext:value-type="float">
            <text:p>-0.01922252</text:p>
          </table:table-cell>
          <table:table-cell office:value-type="float" office:value="-0.0188525" calcext:value-type="float">
            <text:p>-0.0188525</text:p>
          </table:table-cell>
          <table:table-cell office:value-type="float" office:value="-0.01738339" calcext:value-type="float">
            <text:p>-0.01738339</text:p>
          </table:table-cell>
          <table:table-cell office:value-type="float" office:value="-0.01544346" calcext:value-type="float">
            <text:p>-0.01544346</text:p>
          </table:table-cell>
          <table:table-cell office:value-type="float" office:value="-0.0144534" calcext:value-type="float">
            <text:p>-0.0144534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8001693" calcext:value-type="float">
            <text:p>-0.08001693</text:p>
          </table:table-cell>
          <table:table-cell office:value-type="float" office:value="0.03992484" calcext:value-type="float">
            <text:p>0.0399248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3483" calcext:value-type="float">
            <text:p>-2.38348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6" calcext:value-type="float">
            <text:p>27042006</text:p>
          </table:table-cell>
          <table:table-cell office:value-type="float" office:value="170.5" calcext:value-type="float">
            <text:p>170.5</text:p>
          </table:table-cell>
          <table:table-cell office:value-type="float" office:value="106.6466" calcext:value-type="float">
            <text:p>106.6466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79.162" calcext:value-type="float">
            <text:p>1079.162</text:p>
          </table:table-cell>
          <table:table-cell office:value-type="float" office:value="-11.69616" calcext:value-type="float">
            <text:p>-11.69616</text:p>
          </table:table-cell>
          <table:table-cell office:value-type="float" office:value="0" calcext:value-type="float">
            <text:p>0</text:p>
          </table:table-cell>
          <table:table-cell office:value-type="float" office:value="0.249197" calcext:value-type="float">
            <text:p>0.249197</text:p>
          </table:table-cell>
          <table:table-cell office:value-type="float" office:value="0.2917223" calcext:value-type="float">
            <text:p>0.2917223</text:p>
          </table:table-cell>
          <table:table-cell office:value-type="float" office:value="0.3148864" calcext:value-type="float">
            <text:p>0.3148864</text:p>
          </table:table-cell>
          <table:table-cell office:value-type="float" office:value="0.3242318" calcext:value-type="float">
            <text:p>0.3242318</text:p>
          </table:table-cell>
          <table:table-cell office:value-type="float" office:value="0.3274315" calcext:value-type="float">
            <text:p>0.3274315</text:p>
          </table:table-cell>
          <table:table-cell office:value-type="float" office:value="0.2891369" calcext:value-type="float">
            <text:p>0.2891369</text:p>
          </table:table-cell>
          <table:table-cell office:value-type="float" office:value="0.2861064" calcext:value-type="float">
            <text:p>0.2861064</text:p>
          </table:table-cell>
          <table:table-cell office:value-type="float" office:value="0.367651" calcext:value-type="float">
            <text:p>0.367651</text:p>
          </table:table-cell>
          <table:table-cell office:value-type="float" office:value="0.3619933" calcext:value-type="float">
            <text:p>0.3619933</text:p>
          </table:table-cell>
          <table:table-cell office:value-type="float" office:value="0.3695506" calcext:value-type="float">
            <text:p>0.3695506</text:p>
          </table:table-cell>
          <table:table-cell office:value-type="float" office:value="0.3832921" calcext:value-type="float">
            <text:p>0.3832921</text:p>
          </table:table-cell>
          <table:table-cell office:value-type="float" office:value="0.3939144" calcext:value-type="float">
            <text:p>0.393914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4339E-015" calcext:value-type="float">
            <text:p>1.994339E-15</text:p>
          </table:table-cell>
          <table:table-cell office:value-type="float" office:value="1.968526E-015" calcext:value-type="float">
            <text:p>1.968526E-15</text:p>
          </table:table-cell>
          <table:table-cell office:value-type="float" office:value="1.964194E-015" calcext:value-type="float">
            <text:p>1.964194E-15</text:p>
          </table:table-cell>
          <table:table-cell office:value-type="float" office:value="1.936039E-015" calcext:value-type="float">
            <text:p>1.936039E-15</text:p>
          </table:table-cell>
          <table:table-cell office:value-type="float" office:value="9.444372E-016" calcext:value-type="float">
            <text:p>9.444372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95343" calcext:value-type="float">
            <text:p>-0.1495343</text:p>
          </table:table-cell>
          <table:table-cell office:value-type="float" office:value="-0.04387241" calcext:value-type="float">
            <text:p>-0.04387241</text:p>
          </table:table-cell>
          <table:table-cell office:value-type="float" office:value="-0.02593708" calcext:value-type="float">
            <text:p>-0.02593708</text:p>
          </table:table-cell>
          <table:table-cell office:value-type="float" office:value="-0.02172972" calcext:value-type="float">
            <text:p>-0.02172972</text:p>
          </table:table-cell>
          <table:table-cell office:value-type="float" office:value="-0.02047437" calcext:value-type="float">
            <text:p>-0.02047437</text:p>
          </table:table-cell>
          <table:table-cell office:value-type="float" office:value="-0.01923979" calcext:value-type="float">
            <text:p>-0.01923979</text:p>
          </table:table-cell>
          <table:table-cell office:value-type="float" office:value="-0.01867361" calcext:value-type="float">
            <text:p>-0.01867361</text:p>
          </table:table-cell>
          <table:table-cell office:value-type="float" office:value="-0.01748537" calcext:value-type="float">
            <text:p>-0.01748537</text:p>
          </table:table-cell>
          <table:table-cell office:value-type="float" office:value="-0.01556702" calcext:value-type="float">
            <text:p>-0.01556702</text:p>
          </table:table-cell>
          <table:table-cell office:value-type="float" office:value="-0.01435524" calcext:value-type="float">
            <text:p>-0.01435524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2213791" calcext:value-type="float">
            <text:p>-0.2213791</text:p>
          </table:table-cell>
          <table:table-cell office:value-type="float" office:value="0.03989284" calcext:value-type="float">
            <text:p>0.0398928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4375" calcext:value-type="float">
            <text:p>-2.38437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6" calcext:value-type="float">
            <text:p>28042006</text:p>
          </table:table-cell>
          <table:table-cell office:value-type="float" office:value="206.9999" calcext:value-type="float">
            <text:p>206.9999</text:p>
          </table:table-cell>
          <table:table-cell office:value-type="float" office:value="106.9223" calcext:value-type="float">
            <text:p>106.9223</text:p>
          </table:table-cell>
          <table:table-cell office:value-type="float" office:value="30.127" calcext:value-type="float">
            <text:p>30.127</text:p>
          </table:table-cell>
          <table:table-cell office:value-type="float" office:value="1114.855" calcext:value-type="float">
            <text:p>1114.855</text:p>
          </table:table-cell>
          <table:table-cell office:value-type="float" office:value="-11.16434" calcext:value-type="float">
            <text:p>-11.16434</text:p>
          </table:table-cell>
          <table:table-cell office:value-type="float" office:value="0" calcext:value-type="float">
            <text:p>0</text:p>
          </table:table-cell>
          <table:table-cell office:value-type="float" office:value="0.4525262" calcext:value-type="float">
            <text:p>0.4525262</text:p>
          </table:table-cell>
          <table:table-cell office:value-type="float" office:value="0.4586783" calcext:value-type="float">
            <text:p>0.4586783</text:p>
          </table:table-cell>
          <table:table-cell office:value-type="float" office:value="0.4721574" calcext:value-type="float">
            <text:p>0.4721574</text:p>
          </table:table-cell>
          <table:table-cell office:value-type="float" office:value="0.4916504" calcext:value-type="float">
            <text:p>0.4916504</text:p>
          </table:table-cell>
          <table:table-cell office:value-type="float" office:value="0.5116532" calcext:value-type="float">
            <text:p>0.5116532</text:p>
          </table:table-cell>
          <table:table-cell office:value-type="float" office:value="0.3022252" calcext:value-type="float">
            <text:p>0.3022252</text:p>
          </table:table-cell>
          <table:table-cell office:value-type="float" office:value="0.2947043" calcext:value-type="float">
            <text:p>0.2947043</text:p>
          </table:table-cell>
          <table:table-cell office:value-type="float" office:value="0.3683816" calcext:value-type="float">
            <text:p>0.3683816</text:p>
          </table:table-cell>
          <table:table-cell office:value-type="float" office:value="0.3618849" calcext:value-type="float">
            <text:p>0.3618849</text:p>
          </table:table-cell>
          <table:table-cell office:value-type="float" office:value="0.3696774" calcext:value-type="float">
            <text:p>0.3696774</text:p>
          </table:table-cell>
          <table:table-cell office:value-type="float" office:value="0.383505" calcext:value-type="float">
            <text:p>0.383505</text:p>
          </table:table-cell>
          <table:table-cell office:value-type="float" office:value="0.3939645" calcext:value-type="float">
            <text:p>0.393964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3078E-015" calcext:value-type="float">
            <text:p>1.993078E-15</text:p>
          </table:table-cell>
          <table:table-cell office:value-type="float" office:value="1.968506E-015" calcext:value-type="float">
            <text:p>1.968506E-15</text:p>
          </table:table-cell>
          <table:table-cell office:value-type="float" office:value="1.964177E-015" calcext:value-type="float">
            <text:p>1.964177E-15</text:p>
          </table:table-cell>
          <table:table-cell office:value-type="float" office:value="1.936027E-015" calcext:value-type="float">
            <text:p>1.936027E-15</text:p>
          </table:table-cell>
          <table:table-cell office:value-type="float" office:value="9.44422E-016" calcext:value-type="float">
            <text:p>9.44422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81437" calcext:value-type="float">
            <text:p>-0.00281437</text:p>
          </table:table-cell>
          <table:table-cell office:value-type="float" office:value="-0.002575516" calcext:value-type="float">
            <text:p>-0.002575516</text:p>
          </table:table-cell>
          <table:table-cell office:value-type="float" office:value="-0.002160131" calcext:value-type="float">
            <text:p>-0.002160131</text:p>
          </table:table-cell>
          <table:table-cell office:value-type="float" office:value="-0.00170389" calcext:value-type="float">
            <text:p>-0.00170389</text:p>
          </table:table-cell>
          <table:table-cell office:value-type="float" office:value="-0.001335146" calcext:value-type="float">
            <text:p>-0.001335146</text:p>
          </table:table-cell>
          <table:table-cell office:value-type="float" office:value="-0.01394288" calcext:value-type="float">
            <text:p>-0.01394288</text:p>
          </table:table-cell>
          <table:table-cell office:value-type="float" office:value="-0.0145676" calcext:value-type="float">
            <text:p>-0.0145676</text:p>
          </table:table-cell>
          <table:table-cell office:value-type="float" office:value="-0.01676357" calcext:value-type="float">
            <text:p>-0.01676357</text:p>
          </table:table-cell>
          <table:table-cell office:value-type="float" office:value="-0.01564582" calcext:value-type="float">
            <text:p>-0.01564582</text:p>
          </table:table-cell>
          <table:table-cell office:value-type="float" office:value="-0.01427115" calcext:value-type="float">
            <text:p>-0.0142711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3061488" calcext:value-type="float">
            <text:p>-0.003061488</text:p>
          </table:table-cell>
          <table:table-cell office:value-type="float" office:value="0.03986567" calcext:value-type="float">
            <text:p>0.0398656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515" calcext:value-type="float">
            <text:p>-2.385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6" calcext:value-type="float">
            <text:p>29042006</text:p>
          </table:table-cell>
          <table:table-cell office:value-type="float" office:value="214.5999" calcext:value-type="float">
            <text:p>214.5999</text:p>
          </table:table-cell>
          <table:table-cell office:value-type="float" office:value="107.8484" calcext:value-type="float">
            <text:p>107.8484</text:p>
          </table:table-cell>
          <table:table-cell office:value-type="float" office:value="30.127" calcext:value-type="float">
            <text:p>30.127</text:p>
          </table:table-cell>
          <table:table-cell office:value-type="float" office:value="1121.457" calcext:value-type="float">
            <text:p>1121.457</text:p>
          </table:table-cell>
          <table:table-cell office:value-type="float" office:value="-11.09277" calcext:value-type="float">
            <text:p>-11.09277</text:p>
          </table:table-cell>
          <table:table-cell office:value-type="float" office:value="0" calcext:value-type="float">
            <text:p>0</text:p>
          </table:table-cell>
          <table:table-cell office:value-type="float" office:value="0.43044" calcext:value-type="float">
            <text:p>0.43044</text:p>
          </table:table-cell>
          <table:table-cell office:value-type="float" office:value="0.434449" calcext:value-type="float">
            <text:p>0.434449</text:p>
          </table:table-cell>
          <table:table-cell office:value-type="float" office:value="0.441713" calcext:value-type="float">
            <text:p>0.441713</text:p>
          </table:table-cell>
          <table:table-cell office:value-type="float" office:value="0.4498963" calcext:value-type="float">
            <text:p>0.4498963</text:p>
          </table:table-cell>
          <table:table-cell office:value-type="float" office:value="0.4556689" calcext:value-type="float">
            <text:p>0.4556689</text:p>
          </table:table-cell>
          <table:table-cell office:value-type="float" office:value="0.3774235" calcext:value-type="float">
            <text:p>0.3774235</text:p>
          </table:table-cell>
          <table:table-cell office:value-type="float" office:value="0.3598593" calcext:value-type="float">
            <text:p>0.3598593</text:p>
          </table:table-cell>
          <table:table-cell office:value-type="float" office:value="0.372117" calcext:value-type="float">
            <text:p>0.372117</text:p>
          </table:table-cell>
          <table:table-cell office:value-type="float" office:value="0.3620807" calcext:value-type="float">
            <text:p>0.3620807</text:p>
          </table:table-cell>
          <table:table-cell office:value-type="float" office:value="0.3697983" calcext:value-type="float">
            <text:p>0.3697983</text:p>
          </table:table-cell>
          <table:table-cell office:value-type="float" office:value="0.3836928" calcext:value-type="float">
            <text:p>0.3836928</text:p>
          </table:table-cell>
          <table:table-cell office:value-type="float" office:value="0.3940146" calcext:value-type="float">
            <text:p>0.394014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3356E-015" calcext:value-type="float">
            <text:p>1.993356E-15</text:p>
          </table:table-cell>
          <table:table-cell office:value-type="float" office:value="1.968483E-015" calcext:value-type="float">
            <text:p>1.968483E-15</text:p>
          </table:table-cell>
          <table:table-cell office:value-type="float" office:value="1.964164E-015" calcext:value-type="float">
            <text:p>1.964164E-15</text:p>
          </table:table-cell>
          <table:table-cell office:value-type="float" office:value="1.936012E-015" calcext:value-type="float">
            <text:p>1.936012E-15</text:p>
          </table:table-cell>
          <table:table-cell office:value-type="float" office:value="9.444061E-016" calcext:value-type="float">
            <text:p>9.444061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806007" calcext:value-type="float">
            <text:p>-0.003806007</text:p>
          </table:table-cell>
          <table:table-cell office:value-type="float" office:value="-0.003583835" calcext:value-type="float">
            <text:p>-0.003583835</text:p>
          </table:table-cell>
          <table:table-cell office:value-type="float" office:value="-0.003242085" calcext:value-type="float">
            <text:p>-0.003242085</text:p>
          </table:table-cell>
          <table:table-cell office:value-type="float" office:value="-0.002921398" calcext:value-type="float">
            <text:p>-0.002921398</text:p>
          </table:table-cell>
          <table:table-cell office:value-type="float" office:value="-0.002699473" calcext:value-type="float">
            <text:p>-0.002699473</text:p>
          </table:table-cell>
          <table:table-cell office:value-type="float" office:value="-0.002561031" calcext:value-type="float">
            <text:p>-0.002561031</text:p>
          </table:table-cell>
          <table:table-cell office:value-type="float" office:value="-0.002811662" calcext:value-type="float">
            <text:p>-0.002811662</text:p>
          </table:table-cell>
          <table:table-cell office:value-type="float" office:value="-0.01353479" calcext:value-type="float">
            <text:p>-0.01353479</text:p>
          </table:table-cell>
          <table:table-cell office:value-type="float" office:value="-0.01550978" calcext:value-type="float">
            <text:p>-0.01550978</text:p>
          </table:table-cell>
          <table:table-cell office:value-type="float" office:value="-0.01419163" calcext:value-type="float">
            <text:p>-0.0141916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4086019" calcext:value-type="float">
            <text:p>-0.004086019</text:p>
          </table:table-cell>
          <table:table-cell office:value-type="float" office:value="0.03983058" calcext:value-type="float">
            <text:p>0.03983058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5805" calcext:value-type="float">
            <text:p>-2.3858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6" calcext:value-type="float">
            <text:p>30042006</text:p>
          </table:table-cell>
          <table:table-cell office:value-type="float" office:value="218.5999" calcext:value-type="float">
            <text:p>218.5999</text:p>
          </table:table-cell>
          <table:table-cell office:value-type="float" office:value="108.4287" calcext:value-type="float">
            <text:p>108.4287</text:p>
          </table:table-cell>
          <table:table-cell office:value-type="float" office:value="30.127" calcext:value-type="float">
            <text:p>30.127</text:p>
          </table:table-cell>
          <table:table-cell office:value-type="float" office:value="1124.875" calcext:value-type="float">
            <text:p>1124.875</text:p>
          </table:table-cell>
          <table:table-cell office:value-type="float" office:value="-11.09153" calcext:value-type="float">
            <text:p>-11.09153</text:p>
          </table:table-cell>
          <table:table-cell office:value-type="float" office:value="0" calcext:value-type="float">
            <text:p>0</text:p>
          </table:table-cell>
          <table:table-cell office:value-type="float" office:value="0.4219593" calcext:value-type="float">
            <text:p>0.4219593</text:p>
          </table:table-cell>
          <table:table-cell office:value-type="float" office:value="0.4253217" calcext:value-type="float">
            <text:p>0.4253217</text:p>
          </table:table-cell>
          <table:table-cell office:value-type="float" office:value="0.4327379" calcext:value-type="float">
            <text:p>0.4327379</text:p>
          </table:table-cell>
          <table:table-cell office:value-type="float" office:value="0.442439" calcext:value-type="float">
            <text:p>0.442439</text:p>
          </table:table-cell>
          <table:table-cell office:value-type="float" office:value="0.4506333" calcext:value-type="float">
            <text:p>0.4506333</text:p>
          </table:table-cell>
          <table:table-cell office:value-type="float" office:value="0.3814915" calcext:value-type="float">
            <text:p>0.3814915</text:p>
          </table:table-cell>
          <table:table-cell office:value-type="float" office:value="0.3807015" calcext:value-type="float">
            <text:p>0.3807015</text:p>
          </table:table-cell>
          <table:table-cell office:value-type="float" office:value="0.3826024" calcext:value-type="float">
            <text:p>0.3826024</text:p>
          </table:table-cell>
          <table:table-cell office:value-type="float" office:value="0.3632516" calcext:value-type="float">
            <text:p>0.3632516</text:p>
          </table:table-cell>
          <table:table-cell office:value-type="float" office:value="0.3699539" calcext:value-type="float">
            <text:p>0.3699539</text:p>
          </table:table-cell>
          <table:table-cell office:value-type="float" office:value="0.3838621" calcext:value-type="float">
            <text:p>0.3838621</text:p>
          </table:table-cell>
          <table:table-cell office:value-type="float" office:value="0.3940647" calcext:value-type="float">
            <text:p>0.394064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3628E-015" calcext:value-type="float">
            <text:p>1.993628E-15</text:p>
          </table:table-cell>
          <table:table-cell office:value-type="float" office:value="1.968462E-015" calcext:value-type="float">
            <text:p>1.968462E-15</text:p>
          </table:table-cell>
          <table:table-cell office:value-type="float" office:value="1.964148E-015" calcext:value-type="float">
            <text:p>1.964148E-15</text:p>
          </table:table-cell>
          <table:table-cell office:value-type="float" office:value="1.936E-015" calcext:value-type="float">
            <text:p>1.936E-15</text:p>
          </table:table-cell>
          <table:table-cell office:value-type="float" office:value="9.443877E-016" calcext:value-type="float">
            <text:p>9.443877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327626" calcext:value-type="float">
            <text:p>-0.004327626</text:p>
          </table:table-cell>
          <table:table-cell office:value-type="float" office:value="-0.00410263" calcext:value-type="float">
            <text:p>-0.00410263</text:p>
          </table:table-cell>
          <table:table-cell office:value-type="float" office:value="-0.003694304" calcext:value-type="float">
            <text:p>-0.003694304</text:p>
          </table:table-cell>
          <table:table-cell office:value-type="float" office:value="-0.003252138" calcext:value-type="float">
            <text:p>-0.003252138</text:p>
          </table:table-cell>
          <table:table-cell office:value-type="float" office:value="-0.002907203" calcext:value-type="float">
            <text:p>-0.002907203</text:p>
          </table:table-cell>
          <table:table-cell office:value-type="float" office:value="-0.002364072" calcext:value-type="float">
            <text:p>-0.002364072</text:p>
          </table:table-cell>
          <table:table-cell office:value-type="float" office:value="-0.001701287" calcext:value-type="float">
            <text:p>-0.001701287</text:p>
          </table:table-cell>
          <table:table-cell office:value-type="float" office:value="-0.007452284" calcext:value-type="float">
            <text:p>-0.007452284</text:p>
          </table:table-cell>
          <table:table-cell office:value-type="float" office:value="-0.01470795" calcext:value-type="float">
            <text:p>-0.01470795</text:p>
          </table:table-cell>
          <table:table-cell office:value-type="float" office:value="-0.01409024" calcext:value-type="float">
            <text:p>-0.01409024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463471" calcext:value-type="float">
            <text:p>-0.00463471</text:p>
          </table:table-cell>
          <table:table-cell office:value-type="float" office:value="0.03980103" calcext:value-type="float">
            <text:p>0.03980103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386351" calcext:value-type="float">
            <text:p>-2.38635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6" calcext:value-type="float">
            <text:p>1052006</text:p>
          </table:table-cell>
          <table:table-cell office:value-type="float" office:value="218.5999" calcext:value-type="float">
            <text:p>218.5999</text:p>
          </table:table-cell>
          <table:table-cell office:value-type="float" office:value="112.1361" calcext:value-type="float">
            <text:p>112.1361</text:p>
          </table:table-cell>
          <table:table-cell office:value-type="float" office:value="30.127" calcext:value-type="float">
            <text:p>30.127</text:p>
          </table:table-cell>
          <table:table-cell office:value-type="float" office:value="1121.167" calcext:value-type="float">
            <text:p>1121.167</text:p>
          </table:table-cell>
          <table:table-cell office:value-type="float" office:value="-11.09153" calcext:value-type="float">
            <text:p>-11.09153</text:p>
          </table:table-cell>
          <table:table-cell office:value-type="float" office:value="0" calcext:value-type="float">
            <text:p>0</text:p>
          </table:table-cell>
          <table:table-cell office:value-type="float" office:value="0.4010134" calcext:value-type="float">
            <text:p>0.4010134</text:p>
          </table:table-cell>
          <table:table-cell office:value-type="float" office:value="0.4035369" calcext:value-type="float">
            <text:p>0.4035369</text:p>
          </table:table-cell>
          <table:table-cell office:value-type="float" office:value="0.4098852" calcext:value-type="float">
            <text:p>0.4098852</text:p>
          </table:table-cell>
          <table:table-cell office:value-type="float" office:value="0.4184452" calcext:value-type="float">
            <text:p>0.4184452</text:p>
          </table:table-cell>
          <table:table-cell office:value-type="float" office:value="0.4252219" calcext:value-type="float">
            <text:p>0.4252219</text:p>
          </table:table-cell>
          <table:table-cell office:value-type="float" office:value="0.3621495" calcext:value-type="float">
            <text:p>0.3621495</text:p>
          </table:table-cell>
          <table:table-cell office:value-type="float" office:value="0.3555844" calcext:value-type="float">
            <text:p>0.3555844</text:p>
          </table:table-cell>
          <table:table-cell office:value-type="float" office:value="0.3964955" calcext:value-type="float">
            <text:p>0.3964955</text:p>
          </table:table-cell>
          <table:table-cell office:value-type="float" office:value="0.3656012" calcext:value-type="float">
            <text:p>0.3656012</text:p>
          </table:table-cell>
          <table:table-cell office:value-type="float" office:value="0.3702163" calcext:value-type="float">
            <text:p>0.3702163</text:p>
          </table:table-cell>
          <table:table-cell office:value-type="float" office:value="0.3840238" calcext:value-type="float">
            <text:p>0.3840238</text:p>
          </table:table-cell>
          <table:table-cell office:value-type="float" office:value="0.3941146" calcext:value-type="float">
            <text:p>0.3941146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93923E-015" calcext:value-type="float">
            <text:p>1.993923E-15</text:p>
          </table:table-cell>
          <table:table-cell office:value-type="float" office:value="1.968439E-015" calcext:value-type="float">
            <text:p>1.968439E-15</text:p>
          </table:table-cell>
          <table:table-cell office:value-type="float" office:value="1.964133E-015" calcext:value-type="float">
            <text:p>1.964133E-15</text:p>
          </table:table-cell>
          <table:table-cell office:value-type="float" office:value="1.935985E-015" calcext:value-type="float">
            <text:p>1.935985E-15</text:p>
          </table:table-cell>
          <table:table-cell office:value-type="float" office:value="9.443713E-016" calcext:value-type="float">
            <text:p>9.443713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929128" calcext:value-type="float">
            <text:p>-0.005929128</text:p>
          </table:table-cell>
          <table:table-cell office:value-type="float" office:value="-0.005682948" calcext:value-type="float">
            <text:p>-0.005682948</text:p>
          </table:table-cell>
          <table:table-cell office:value-type="float" office:value="-0.005163356" calcext:value-type="float">
            <text:p>-0.005163356</text:p>
          </table:table-cell>
          <table:table-cell office:value-type="float" office:value="-0.004573943" calcext:value-type="float">
            <text:p>-0.004573943</text:p>
          </table:table-cell>
          <table:table-cell office:value-type="float" office:value="-0.004141951" calcext:value-type="float">
            <text:p>-0.004141951</text:p>
          </table:table-cell>
          <table:table-cell office:value-type="float" office:value="-0.003494786" calcext:value-type="float">
            <text:p>-0.003494786</text:p>
          </table:table-cell>
          <table:table-cell office:value-type="float" office:value="-0.003005736" calcext:value-type="float">
            <text:p>-0.003005736</text:p>
          </table:table-cell>
          <table:table-cell office:value-type="float" office:value="-0.003439805" calcext:value-type="float">
            <text:p>-0.003439805</text:p>
          </table:table-cell>
          <table:table-cell office:value-type="float" office:value="-0.0132235" calcext:value-type="float">
            <text:p>-0.0132235</text:p>
          </table:table-cell>
          <table:table-cell office:value-type="float" office:value="-0.01392166" calcext:value-type="float">
            <text:p>-0.0139216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6233853" calcext:value-type="float">
            <text:p>-0.006233853</text:p>
          </table:table-cell>
          <table:table-cell office:value-type="float" office:value="0.03973567" calcext:value-type="float">
            <text:p>0.03973567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86795" calcext:value-type="float">
            <text:p>-2.38679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6" calcext:value-type="float">
            <text:p>2052006</text:p>
          </table:table-cell>
          <table:table-cell office:value-type="float" office:value="219.2999" calcext:value-type="float">
            <text:p>219.2999</text:p>
          </table:table-cell>
          <table:table-cell office:value-type="float" office:value="116.8251" calcext:value-type="float">
            <text:p>116.8251</text:p>
          </table:table-cell>
          <table:table-cell office:value-type="float" office:value="30.127" calcext:value-type="float">
            <text:p>30.127</text:p>
          </table:table-cell>
          <table:table-cell office:value-type="float" office:value="1117.178" calcext:value-type="float">
            <text:p>1117.178</text:p>
          </table:table-cell>
          <table:table-cell office:value-type="float" office:value="-11.0913" calcext:value-type="float">
            <text:p>-11.0913</text:p>
          </table:table-cell>
          <table:table-cell office:value-type="float" office:value="0" calcext:value-type="float">
            <text:p>0</text:p>
          </table:table-cell>
          <table:table-cell office:value-type="float" office:value="0.3976656" calcext:value-type="float">
            <text:p>0.3976656</text:p>
          </table:table-cell>
          <table:table-cell office:value-type="float" office:value="0.3828534" calcext:value-type="float">
            <text:p>0.3828534</text:p>
          </table:table-cell>
          <table:table-cell office:value-type="float" office:value="0.3859127" calcext:value-type="float">
            <text:p>0.3859127</text:p>
          </table:table-cell>
          <table:table-cell office:value-type="float" office:value="0.3959338" calcext:value-type="float">
            <text:p>0.3959338</text:p>
          </table:table-cell>
          <table:table-cell office:value-type="float" office:value="0.4032706" calcext:value-type="float">
            <text:p>0.4032706</text:p>
          </table:table-cell>
          <table:table-cell office:value-type="float" office:value="0.347623" calcext:value-type="float">
            <text:p>0.347623</text:p>
          </table:table-cell>
          <table:table-cell office:value-type="float" office:value="0.3438306" calcext:value-type="float">
            <text:p>0.3438306</text:p>
          </table:table-cell>
          <table:table-cell office:value-type="float" office:value="0.3999486" calcext:value-type="float">
            <text:p>0.3999486</text:p>
          </table:table-cell>
          <table:table-cell office:value-type="float" office:value="0.368851" calcext:value-type="float">
            <text:p>0.368851</text:p>
          </table:table-cell>
          <table:table-cell office:value-type="float" office:value="0.3706883" calcext:value-type="float">
            <text:p>0.3706883</text:p>
          </table:table-cell>
          <table:table-cell office:value-type="float" office:value="0.3841983" calcext:value-type="float">
            <text:p>0.3841983</text:p>
          </table:table-cell>
          <table:table-cell office:value-type="float" office:value="0.3941664" calcext:value-type="float">
            <text:p>0.394166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4262E-015" calcext:value-type="float">
            <text:p>1.994262E-15</text:p>
          </table:table-cell>
          <table:table-cell office:value-type="float" office:value="1.968409E-015" calcext:value-type="float">
            <text:p>1.968409E-15</text:p>
          </table:table-cell>
          <table:table-cell office:value-type="float" office:value="1.964111E-015" calcext:value-type="float">
            <text:p>1.964111E-15</text:p>
          </table:table-cell>
          <table:table-cell office:value-type="float" office:value="1.935972E-015" calcext:value-type="float">
            <text:p>1.935972E-15</text:p>
          </table:table-cell>
          <table:table-cell office:value-type="float" office:value="9.443561E-016" calcext:value-type="float">
            <text:p>9.443561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70095" calcext:value-type="float">
            <text:p>-0.00670095</text:p>
          </table:table-cell>
          <table:table-cell office:value-type="float" office:value="-0.008166558" calcext:value-type="float">
            <text:p>-0.008166558</text:p>
          </table:table-cell>
          <table:table-cell office:value-type="float" office:value="-0.007512567" calcext:value-type="float">
            <text:p>-0.007512567</text:p>
          </table:table-cell>
          <table:table-cell office:value-type="float" office:value="-0.006411353" calcext:value-type="float">
            <text:p>-0.006411353</text:p>
          </table:table-cell>
          <table:table-cell office:value-type="float" office:value="-0.005725251" calcext:value-type="float">
            <text:p>-0.005725251</text:p>
          </table:table-cell>
          <table:table-cell office:value-type="float" office:value="-0.004767665" calcext:value-type="float">
            <text:p>-0.004767665</text:p>
          </table:table-cell>
          <table:table-cell office:value-type="float" office:value="-0.003996743" calcext:value-type="float">
            <text:p>-0.003996743</text:p>
          </table:table-cell>
          <table:table-cell office:value-type="float" office:value="-0.002833549" calcext:value-type="float">
            <text:p>-0.002833549</text:p>
          </table:table-cell>
          <table:table-cell office:value-type="float" office:value="-0.01141119" calcext:value-type="float">
            <text:p>-0.01141119</text:p>
          </table:table-cell>
          <table:table-cell office:value-type="float" office:value="-0.01362252" calcext:value-type="float">
            <text:p>-0.0136225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6719158" calcext:value-type="float">
            <text:p>-0.006719158</text:p>
          </table:table-cell>
          <table:table-cell office:value-type="float" office:value="0.03965645" calcext:value-type="float">
            <text:p>0.03965645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87141" calcext:value-type="float">
            <text:p>-2.3871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6" calcext:value-type="float">
            <text:p>3052006</text:p>
          </table:table-cell>
          <table:table-cell office:value-type="float" office:value="219.3999" calcext:value-type="float">
            <text:p>219.3999</text:p>
          </table:table-cell>
          <table:table-cell office:value-type="float" office:value="119.3507" calcext:value-type="float">
            <text:p>119.3507</text:p>
          </table:table-cell>
          <table:table-cell office:value-type="float" office:value="30.127" calcext:value-type="float">
            <text:p>30.127</text:p>
          </table:table-cell>
          <table:table-cell office:value-type="float" office:value="1114.752" calcext:value-type="float">
            <text:p>1114.752</text:p>
          </table:table-cell>
          <table:table-cell office:value-type="float" office:value="-11.09128" calcext:value-type="float">
            <text:p>-11.09128</text:p>
          </table:table-cell>
          <table:table-cell office:value-type="float" office:value="0" calcext:value-type="float">
            <text:p>0</text:p>
          </table:table-cell>
          <table:table-cell office:value-type="float" office:value="0.3711361" calcext:value-type="float">
            <text:p>0.3711361</text:p>
          </table:table-cell>
          <table:table-cell office:value-type="float" office:value="0.3734173" calcext:value-type="float">
            <text:p>0.3734173</text:p>
          </table:table-cell>
          <table:table-cell office:value-type="float" office:value="0.380006" calcext:value-type="float">
            <text:p>0.380006</text:p>
          </table:table-cell>
          <table:table-cell office:value-type="float" office:value="0.3883854" calcext:value-type="float">
            <text:p>0.3883854</text:p>
          </table:table-cell>
          <table:table-cell office:value-type="float" office:value="0.3944012" calcext:value-type="float">
            <text:p>0.3944012</text:p>
          </table:table-cell>
          <table:table-cell office:value-type="float" office:value="0.3404874" calcext:value-type="float">
            <text:p>0.3404874</text:p>
          </table:table-cell>
          <table:table-cell office:value-type="float" office:value="0.3370855" calcext:value-type="float">
            <text:p>0.3370855</text:p>
          </table:table-cell>
          <table:table-cell office:value-type="float" office:value="0.3961095" calcext:value-type="float">
            <text:p>0.3961095</text:p>
          </table:table-cell>
          <table:table-cell office:value-type="float" office:value="0.3722288" calcext:value-type="float">
            <text:p>0.3722288</text:p>
          </table:table-cell>
          <table:table-cell office:value-type="float" office:value="0.3713675" calcext:value-type="float">
            <text:p>0.3713675</text:p>
          </table:table-cell>
          <table:table-cell office:value-type="float" office:value="0.384403" calcext:value-type="float">
            <text:p>0.384403</text:p>
          </table:table-cell>
          <table:table-cell office:value-type="float" office:value="0.3942216" calcext:value-type="float">
            <text:p>0.394221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4608E-015" calcext:value-type="float">
            <text:p>1.994608E-15</text:p>
          </table:table-cell>
          <table:table-cell office:value-type="float" office:value="1.968385E-015" calcext:value-type="float">
            <text:p>1.968385E-15</text:p>
          </table:table-cell>
          <table:table-cell office:value-type="float" office:value="1.964089E-015" calcext:value-type="float">
            <text:p>1.964089E-15</text:p>
          </table:table-cell>
          <table:table-cell office:value-type="float" office:value="1.935956E-015" calcext:value-type="float">
            <text:p>1.935956E-15</text:p>
          </table:table-cell>
          <table:table-cell office:value-type="float" office:value="9.443384E-016" calcext:value-type="float">
            <text:p>9.443384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542625" calcext:value-type="float">
            <text:p>-0.009542625</text:p>
          </table:table-cell>
          <table:table-cell office:value-type="float" office:value="-0.009157518" calcext:value-type="float">
            <text:p>-0.009157518</text:p>
          </table:table-cell>
          <table:table-cell office:value-type="float" office:value="-0.00821207" calcext:value-type="float">
            <text:p>-0.00821207</text:p>
          </table:table-cell>
          <table:table-cell office:value-type="float" office:value="-0.007213089" calcext:value-type="float">
            <text:p>-0.007213089</text:p>
          </table:table-cell>
          <table:table-cell office:value-type="float" office:value="-0.006564342" calcext:value-type="float">
            <text:p>-0.006564342</text:p>
          </table:table-cell>
          <table:table-cell office:value-type="float" office:value="-0.005585118" calcext:value-type="float">
            <text:p>-0.005585118</text:p>
          </table:table-cell>
          <table:table-cell office:value-type="float" office:value="-0.004721238" calcext:value-type="float">
            <text:p>-0.004721238</text:p>
          </table:table-cell>
          <table:table-cell office:value-type="float" office:value="-0.003485239" calcext:value-type="float">
            <text:p>-0.003485239</text:p>
          </table:table-cell>
          <table:table-cell office:value-type="float" office:value="-0.009806676" calcext:value-type="float">
            <text:p>-0.009806676</text:p>
          </table:table-cell>
          <table:table-cell office:value-type="float" office:value="-0.01320379" calcext:value-type="float">
            <text:p>-0.0132037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9817151" calcext:value-type="float">
            <text:p>-0.009817151</text:p>
          </table:table-cell>
          <table:table-cell office:value-type="float" office:value="0.03960177" calcext:value-type="float">
            <text:p>0.03960177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87401" calcext:value-type="float">
            <text:p>-2.3874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6" calcext:value-type="float">
            <text:p>4052006</text:p>
          </table:table-cell>
          <table:table-cell office:value-type="float" office:value="219.3999" calcext:value-type="float">
            <text:p>219.3999</text:p>
          </table:table-cell>
          <table:table-cell office:value-type="float" office:value="122.1656" calcext:value-type="float">
            <text:p>122.1656</text:p>
          </table:table-cell>
          <table:table-cell office:value-type="float" office:value="30.127" calcext:value-type="float">
            <text:p>30.127</text:p>
          </table:table-cell>
          <table:table-cell office:value-type="float" office:value="1111.937" calcext:value-type="float">
            <text:p>1111.937</text:p>
          </table:table-cell>
          <table:table-cell office:value-type="float" office:value="-11.09128" calcext:value-type="float">
            <text:p>-11.09128</text:p>
          </table:table-cell>
          <table:table-cell office:value-type="float" office:value="0" calcext:value-type="float">
            <text:p>0</text:p>
          </table:table-cell>
          <table:table-cell office:value-type="float" office:value="0.357065" calcext:value-type="float">
            <text:p>0.357065</text:p>
          </table:table-cell>
          <table:table-cell office:value-type="float" office:value="0.3599313" calcext:value-type="float">
            <text:p>0.3599313</text:p>
          </table:table-cell>
          <table:table-cell office:value-type="float" office:value="0.3691564" calcext:value-type="float">
            <text:p>0.3691564</text:p>
          </table:table-cell>
          <table:table-cell office:value-type="float" office:value="0.3789842" calcext:value-type="float">
            <text:p>0.3789842</text:p>
          </table:table-cell>
          <table:table-cell office:value-type="float" office:value="0.3850919" calcext:value-type="float">
            <text:p>0.3850919</text:p>
          </table:table-cell>
          <table:table-cell office:value-type="float" office:value="0.3341189" calcext:value-type="float">
            <text:p>0.3341189</text:p>
          </table:table-cell>
          <table:table-cell office:value-type="float" office:value="0.3308787" calcext:value-type="float">
            <text:p>0.3308787</text:p>
          </table:table-cell>
          <table:table-cell office:value-type="float" office:value="0.391999" calcext:value-type="float">
            <text:p>0.391999</text:p>
          </table:table-cell>
          <table:table-cell office:value-type="float" office:value="0.3750771" calcext:value-type="float">
            <text:p>0.3750771</text:p>
          </table:table-cell>
          <table:table-cell office:value-type="float" office:value="0.3721877" calcext:value-type="float">
            <text:p>0.3721877</text:p>
          </table:table-cell>
          <table:table-cell office:value-type="float" office:value="0.3846489" calcext:value-type="float">
            <text:p>0.3846489</text:p>
          </table:table-cell>
          <table:table-cell office:value-type="float" office:value="0.3942824" calcext:value-type="float">
            <text:p>0.3942824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94927E-015" calcext:value-type="float">
            <text:p>1.994927E-15</text:p>
          </table:table-cell>
          <table:table-cell office:value-type="float" office:value="1.968357E-015" calcext:value-type="float">
            <text:p>1.968357E-15</text:p>
          </table:table-cell>
          <table:table-cell office:value-type="float" office:value="1.964073E-015" calcext:value-type="float">
            <text:p>1.964073E-15</text:p>
          </table:table-cell>
          <table:table-cell office:value-type="float" office:value="1.935939E-015" calcext:value-type="float">
            <text:p>1.935939E-15</text:p>
          </table:table-cell>
          <table:table-cell office:value-type="float" office:value="9.443237E-016" calcext:value-type="float">
            <text:p>9.443237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12772" calcext:value-type="float">
            <text:p>-0.01212772</text:p>
          </table:table-cell>
          <table:table-cell office:value-type="float" office:value="-0.01149273" calcext:value-type="float">
            <text:p>-0.01149273</text:p>
          </table:table-cell>
          <table:table-cell office:value-type="float" office:value="-0.009800033" calcext:value-type="float">
            <text:p>-0.009800033</text:p>
          </table:table-cell>
          <table:table-cell office:value-type="float" office:value="-0.008374019" calcext:value-type="float">
            <text:p>-0.008374019</text:p>
          </table:table-cell>
          <table:table-cell office:value-type="float" office:value="-0.007592465" calcext:value-type="float">
            <text:p>-0.007592465</text:p>
          </table:table-cell>
          <table:table-cell office:value-type="float" office:value="-0.00644028" calcext:value-type="float">
            <text:p>-0.00644028</text:p>
          </table:table-cell>
          <table:table-cell office:value-type="float" office:value="-0.005515703" calcext:value-type="float">
            <text:p>-0.005515703</text:p>
          </table:table-cell>
          <table:table-cell office:value-type="float" office:value="-0.004364968" calcext:value-type="float">
            <text:p>-0.004364968</text:p>
          </table:table-cell>
          <table:table-cell office:value-type="float" office:value="-0.008638784" calcext:value-type="float">
            <text:p>-0.008638784</text:p>
          </table:table-cell>
          <table:table-cell office:value-type="float" office:value="-0.01271569" calcext:value-type="float">
            <text:p>-0.0127156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243052" calcext:value-type="float">
            <text:p>-0.01243052</text:p>
          </table:table-cell>
          <table:table-cell office:value-type="float" office:value="0.03954471" calcext:value-type="float">
            <text:p>0.03954471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87571" calcext:value-type="float">
            <text:p>-2.38757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6" calcext:value-type="float">
            <text:p>5052006</text:p>
          </table:table-cell>
          <table:table-cell office:value-type="float" office:value="219.3999" calcext:value-type="float">
            <text:p>219.3999</text:p>
          </table:table-cell>
          <table:table-cell office:value-type="float" office:value="125.2519" calcext:value-type="float">
            <text:p>125.2519</text:p>
          </table:table-cell>
          <table:table-cell office:value-type="float" office:value="30.127" calcext:value-type="float">
            <text:p>30.127</text:p>
          </table:table-cell>
          <table:table-cell office:value-type="float" office:value="1108.851" calcext:value-type="float">
            <text:p>1108.851</text:p>
          </table:table-cell>
          <table:table-cell office:value-type="float" office:value="-11.09128" calcext:value-type="float">
            <text:p>-11.09128</text:p>
          </table:table-cell>
          <table:table-cell office:value-type="float" office:value="0" calcext:value-type="float">
            <text:p>0</text:p>
          </table:table-cell>
          <table:table-cell office:value-type="float" office:value="0.3393419" calcext:value-type="float">
            <text:p>0.3393419</text:p>
          </table:table-cell>
          <table:table-cell office:value-type="float" office:value="0.3442295" calcext:value-type="float">
            <text:p>0.3442295</text:p>
          </table:table-cell>
          <table:table-cell office:value-type="float" office:value="0.3579612" calcext:value-type="float">
            <text:p>0.3579612</text:p>
          </table:table-cell>
          <table:table-cell office:value-type="float" office:value="0.3697506" calcext:value-type="float">
            <text:p>0.3697506</text:p>
          </table:table-cell>
          <table:table-cell office:value-type="float" office:value="0.3761102" calcext:value-type="float">
            <text:p>0.3761102</text:p>
          </table:table-cell>
          <table:table-cell office:value-type="float" office:value="0.3277059" calcext:value-type="float">
            <text:p>0.3277059</text:p>
          </table:table-cell>
          <table:table-cell office:value-type="float" office:value="0.3246597" calcext:value-type="float">
            <text:p>0.3246597</text:p>
          </table:table-cell>
          <table:table-cell office:value-type="float" office:value="0.3883626" calcext:value-type="float">
            <text:p>0.3883626</text:p>
          </table:table-cell>
          <table:table-cell office:value-type="float" office:value="0.3772372" calcext:value-type="float">
            <text:p>0.3772372</text:p>
          </table:table-cell>
          <table:table-cell office:value-type="float" office:value="0.3731048" calcext:value-type="float">
            <text:p>0.3731048</text:p>
          </table:table-cell>
          <table:table-cell office:value-type="float" office:value="0.3849395" calcext:value-type="float">
            <text:p>0.3849395</text:p>
          </table:table-cell>
          <table:table-cell office:value-type="float" office:value="0.3943527" calcext:value-type="float">
            <text:p>0.394352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5237E-015" calcext:value-type="float">
            <text:p>1.995237E-15</text:p>
          </table:table-cell>
          <table:table-cell office:value-type="float" office:value="1.968332E-015" calcext:value-type="float">
            <text:p>1.968332E-15</text:p>
          </table:table-cell>
          <table:table-cell office:value-type="float" office:value="1.964057E-015" calcext:value-type="float">
            <text:p>1.964057E-15</text:p>
          </table:table-cell>
          <table:table-cell office:value-type="float" office:value="1.935924E-015" calcext:value-type="float">
            <text:p>1.935924E-15</text:p>
          </table:table-cell>
          <table:table-cell office:value-type="float" office:value="9.443072E-016" calcext:value-type="float">
            <text:p>9.443072E-16</text:p>
          </table:table-cell>
          <table:table-cell office:value-type="float" office:value="1.932076E-015" calcext:value-type="float">
            <text:p>1.932076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58998" calcext:value-type="float">
            <text:p>-0.01658998</text:p>
          </table:table-cell>
          <table:table-cell office:value-type="float" office:value="-0.01511149" calcext:value-type="float">
            <text:p>-0.01511149</text:p>
          </table:table-cell>
          <table:table-cell office:value-type="float" office:value="-0.01182582" calcext:value-type="float">
            <text:p>-0.01182582</text:p>
          </table:table-cell>
          <table:table-cell office:value-type="float" office:value="-0.009729028" calcext:value-type="float">
            <text:p>-0.009729028</text:p>
          </table:table-cell>
          <table:table-cell office:value-type="float" office:value="-0.008765692" calcext:value-type="float">
            <text:p>-0.008765692</text:p>
          </table:table-cell>
          <table:table-cell office:value-type="float" office:value="-0.007459593" calcext:value-type="float">
            <text:p>-0.007459593</text:p>
          </table:table-cell>
          <table:table-cell office:value-type="float" office:value="-0.006468515" calcext:value-type="float">
            <text:p>-0.006468515</text:p>
          </table:table-cell>
          <table:table-cell office:value-type="float" office:value="-0.005342369" calcext:value-type="float">
            <text:p>-0.005342369</text:p>
          </table:table-cell>
          <table:table-cell office:value-type="float" office:value="-0.00784711" calcext:value-type="float">
            <text:p>-0.00784711</text:p>
          </table:table-cell>
          <table:table-cell office:value-type="float" office:value="-0.01219134" calcext:value-type="float">
            <text:p>-0.01219134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705674" calcext:value-type="float">
            <text:p>-0.01705674</text:p>
          </table:table-cell>
          <table:table-cell office:value-type="float" office:value="0.03948168" calcext:value-type="float">
            <text:p>0.03948168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87649" calcext:value-type="float">
            <text:p>-2.38764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6" calcext:value-type="float">
            <text:p>6052006</text:p>
          </table:table-cell>
          <table:table-cell office:value-type="float" office:value="219.3999" calcext:value-type="float">
            <text:p>219.3999</text:p>
          </table:table-cell>
          <table:table-cell office:value-type="float" office:value="129.2697" calcext:value-type="float">
            <text:p>129.2697</text:p>
          </table:table-cell>
          <table:table-cell office:value-type="float" office:value="30.127" calcext:value-type="float">
            <text:p>30.127</text:p>
          </table:table-cell>
          <table:table-cell office:value-type="float" office:value="1104.833" calcext:value-type="float">
            <text:p>1104.833</text:p>
          </table:table-cell>
          <table:table-cell office:value-type="float" office:value="-11.09128" calcext:value-type="float">
            <text:p>-11.09128</text:p>
          </table:table-cell>
          <table:table-cell office:value-type="float" office:value="0" calcext:value-type="float">
            <text:p>0</text:p>
          </table:table-cell>
          <table:table-cell office:value-type="float" office:value="0.3059412" calcext:value-type="float">
            <text:p>0.3059412</text:p>
          </table:table-cell>
          <table:table-cell office:value-type="float" office:value="0.3227426" calcext:value-type="float">
            <text:p>0.3227426</text:p>
          </table:table-cell>
          <table:table-cell office:value-type="float" office:value="0.347141" calcext:value-type="float">
            <text:p>0.347141</text:p>
          </table:table-cell>
          <table:table-cell office:value-type="float" office:value="0.3599616" calcext:value-type="float">
            <text:p>0.3599616</text:p>
          </table:table-cell>
          <table:table-cell office:value-type="float" office:value="0.3666584" calcext:value-type="float">
            <text:p>0.3666584</text:p>
          </table:table-cell>
          <table:table-cell office:value-type="float" office:value="0.3213601" calcext:value-type="float">
            <text:p>0.3213601</text:p>
          </table:table-cell>
          <table:table-cell office:value-type="float" office:value="0.3190192" calcext:value-type="float">
            <text:p>0.3190192</text:p>
          </table:table-cell>
          <table:table-cell office:value-type="float" office:value="0.3856014" calcext:value-type="float">
            <text:p>0.3856014</text:p>
          </table:table-cell>
          <table:table-cell office:value-type="float" office:value="0.3780751" calcext:value-type="float">
            <text:p>0.3780751</text:p>
          </table:table-cell>
          <table:table-cell office:value-type="float" office:value="0.3741925" calcext:value-type="float">
            <text:p>0.3741925</text:p>
          </table:table-cell>
          <table:table-cell office:value-type="float" office:value="0.3853614" calcext:value-type="float">
            <text:p>0.3853614</text:p>
          </table:table-cell>
          <table:table-cell office:value-type="float" office:value="0.3944378" calcext:value-type="float">
            <text:p>0.3944378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95554E-015" calcext:value-type="float">
            <text:p>1.995554E-15</text:p>
          </table:table-cell>
          <table:table-cell office:value-type="float" office:value="1.968307E-015" calcext:value-type="float">
            <text:p>1.968307E-15</text:p>
          </table:table-cell>
          <table:table-cell office:value-type="float" office:value="1.964042E-015" calcext:value-type="float">
            <text:p>1.964042E-15</text:p>
          </table:table-cell>
          <table:table-cell office:value-type="float" office:value="1.935906E-015" calcext:value-type="float">
            <text:p>1.935906E-15</text:p>
          </table:table-cell>
          <table:table-cell office:value-type="float" office:value="9.442908E-016" calcext:value-type="float">
            <text:p>9.442908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38325" calcext:value-type="float">
            <text:p>-0.03138325</text:p>
          </table:table-cell>
          <table:table-cell office:value-type="float" office:value="-0.0223639" calcext:value-type="float">
            <text:p>-0.0223639</text:p>
          </table:table-cell>
          <table:table-cell office:value-type="float" office:value="-0.0142547" calcext:value-type="float">
            <text:p>-0.0142547</text:p>
          </table:table-cell>
          <table:table-cell office:value-type="float" office:value="-0.01146659" calcext:value-type="float">
            <text:p>-0.01146659</text:p>
          </table:table-cell>
          <table:table-cell office:value-type="float" office:value="-0.01025206" calcext:value-type="float">
            <text:p>-0.01025206</text:p>
          </table:table-cell>
          <table:table-cell office:value-type="float" office:value="-0.008648008" calcext:value-type="float">
            <text:p>-0.008648008</text:p>
          </table:table-cell>
          <table:table-cell office:value-type="float" office:value="-0.007492647" calcext:value-type="float">
            <text:p>-0.007492647</text:p>
          </table:table-cell>
          <table:table-cell office:value-type="float" office:value="-0.006235042" calcext:value-type="float">
            <text:p>-0.006235042</text:p>
          </table:table-cell>
          <table:table-cell office:value-type="float" office:value="-0.007558546" calcext:value-type="float">
            <text:p>-0.007558546</text:p>
          </table:table-cell>
          <table:table-cell office:value-type="float" office:value="-0.01159985" calcext:value-type="float">
            <text:p>-0.0115998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3443569" calcext:value-type="float">
            <text:p>-0.03443569</text:p>
          </table:table-cell>
          <table:table-cell office:value-type="float" office:value="0.03940007" calcext:value-type="float">
            <text:p>0.03940007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87633" calcext:value-type="float">
            <text:p>-2.38763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6" calcext:value-type="float">
            <text:p>7052006</text:p>
          </table:table-cell>
          <table:table-cell office:value-type="float" office:value="219.3999" calcext:value-type="float">
            <text:p>219.3999</text:p>
          </table:table-cell>
          <table:table-cell office:value-type="float" office:value="131.6118" calcext:value-type="float">
            <text:p>131.6118</text:p>
          </table:table-cell>
          <table:table-cell office:value-type="float" office:value="30.127" calcext:value-type="float">
            <text:p>30.127</text:p>
          </table:table-cell>
          <table:table-cell office:value-type="float" office:value="1102.491" calcext:value-type="float">
            <text:p>1102.491</text:p>
          </table:table-cell>
          <table:table-cell office:value-type="float" office:value="-11.09128" calcext:value-type="float">
            <text:p>-11.09128</text:p>
          </table:table-cell>
          <table:table-cell office:value-type="float" office:value="0" calcext:value-type="float">
            <text:p>0</text:p>
          </table:table-cell>
          <table:table-cell office:value-type="float" office:value="0.3027089" calcext:value-type="float">
            <text:p>0.3027089</text:p>
          </table:table-cell>
          <table:table-cell office:value-type="float" office:value="0.3162248" calcext:value-type="float">
            <text:p>0.3162248</text:p>
          </table:table-cell>
          <table:table-cell office:value-type="float" office:value="0.3384278" calcext:value-type="float">
            <text:p>0.3384278</text:p>
          </table:table-cell>
          <table:table-cell office:value-type="float" office:value="0.351175" calcext:value-type="float">
            <text:p>0.351175</text:p>
          </table:table-cell>
          <table:table-cell office:value-type="float" office:value="0.3580797" calcext:value-type="float">
            <text:p>0.3580797</text:p>
          </table:table-cell>
          <table:table-cell office:value-type="float" office:value="0.3155096" calcext:value-type="float">
            <text:p>0.3155096</text:p>
          </table:table-cell>
          <table:table-cell office:value-type="float" office:value="0.3141127" calcext:value-type="float">
            <text:p>0.3141127</text:p>
          </table:table-cell>
          <table:table-cell office:value-type="float" office:value="0.383351" calcext:value-type="float">
            <text:p>0.383351</text:p>
          </table:table-cell>
          <table:table-cell office:value-type="float" office:value="0.3781838" calcext:value-type="float">
            <text:p>0.3781838</text:p>
          </table:table-cell>
          <table:table-cell office:value-type="float" office:value="0.3751777" calcext:value-type="float">
            <text:p>0.3751777</text:p>
          </table:table-cell>
          <table:table-cell office:value-type="float" office:value="0.3858313" calcext:value-type="float">
            <text:p>0.3858313</text:p>
          </table:table-cell>
          <table:table-cell office:value-type="float" office:value="0.3945436" calcext:value-type="float">
            <text:p>0.3945436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95865E-015" calcext:value-type="float">
            <text:p>1.995865E-15</text:p>
          </table:table-cell>
          <table:table-cell office:value-type="float" office:value="1.968281E-015" calcext:value-type="float">
            <text:p>1.968281E-15</text:p>
          </table:table-cell>
          <table:table-cell office:value-type="float" office:value="1.964026E-015" calcext:value-type="float">
            <text:p>1.964026E-15</text:p>
          </table:table-cell>
          <table:table-cell office:value-type="float" office:value="1.935892E-015" calcext:value-type="float">
            <text:p>1.935892E-15</text:p>
          </table:table-cell>
          <table:table-cell office:value-type="float" office:value="9.442733E-016" calcext:value-type="float">
            <text:p>9.442733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43716" calcext:value-type="float">
            <text:p>-0.03343716</text:p>
          </table:table-cell>
          <table:table-cell office:value-type="float" office:value="-0.02535494" calcext:value-type="float">
            <text:p>-0.02535494</text:p>
          </table:table-cell>
          <table:table-cell office:value-type="float" office:value="-0.01668212" calcext:value-type="float">
            <text:p>-0.01668212</text:p>
          </table:table-cell>
          <table:table-cell office:value-type="float" office:value="-0.01334091" calcext:value-type="float">
            <text:p>-0.01334091</text:p>
          </table:table-cell>
          <table:table-cell office:value-type="float" office:value="-0.01184596" calcext:value-type="float">
            <text:p>-0.01184596</text:p>
          </table:table-cell>
          <table:table-cell office:value-type="float" office:value="-0.009937529" calcext:value-type="float">
            <text:p>-0.009937529</text:p>
          </table:table-cell>
          <table:table-cell office:value-type="float" office:value="-0.008531139" calcext:value-type="float">
            <text:p>-0.008531139</text:p>
          </table:table-cell>
          <table:table-cell office:value-type="float" office:value="-0.007076395" calcext:value-type="float">
            <text:p>-0.007076395</text:p>
          </table:table-cell>
          <table:table-cell office:value-type="float" office:value="-0.007521391" calcext:value-type="float">
            <text:p>-0.007521391</text:p>
          </table:table-cell>
          <table:table-cell office:value-type="float" office:value="-0.01108883" calcext:value-type="float">
            <text:p>-0.0110888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3586284" calcext:value-type="float">
            <text:p>-0.03586284</text:p>
          </table:table-cell>
          <table:table-cell office:value-type="float" office:value="0.03932947" calcext:value-type="float">
            <text:p>0.03932947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875" calcext:value-type="float">
            <text:p>-2.38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6" calcext:value-type="float">
            <text:p>8052006</text:p>
          </table:table-cell>
          <table:table-cell office:value-type="float" office:value="225.7" calcext:value-type="float">
            <text:p>225.7</text:p>
          </table:table-cell>
          <table:table-cell office:value-type="float" office:value="136.1302" calcext:value-type="float">
            <text:p>136.1302</text:p>
          </table:table-cell>
          <table:table-cell office:value-type="float" office:value="30.127" calcext:value-type="float">
            <text:p>30.127</text:p>
          </table:table-cell>
          <table:table-cell office:value-type="float" office:value="1104.271" calcext:value-type="float">
            <text:p>1104.271</text:p>
          </table:table-cell>
          <table:table-cell office:value-type="float" office:value="-11.08924" calcext:value-type="float">
            <text:p>-11.08924</text:p>
          </table:table-cell>
          <table:table-cell office:value-type="float" office:value="0" calcext:value-type="float">
            <text:p>0</text:p>
          </table:table-cell>
          <table:table-cell office:value-type="float" office:value="0.3786199" calcext:value-type="float">
            <text:p>0.3786199</text:p>
          </table:table-cell>
          <table:table-cell office:value-type="float" office:value="0.3493263" calcext:value-type="float">
            <text:p>0.3493263</text:p>
          </table:table-cell>
          <table:table-cell office:value-type="float" office:value="0.3360376" calcext:value-type="float">
            <text:p>0.3360376</text:p>
          </table:table-cell>
          <table:table-cell office:value-type="float" office:value="0.3448948" calcext:value-type="float">
            <text:p>0.3448948</text:p>
          </table:table-cell>
          <table:table-cell office:value-type="float" office:value="0.3513681" calcext:value-type="float">
            <text:p>0.3513681</text:p>
          </table:table-cell>
          <table:table-cell office:value-type="float" office:value="0.3107057" calcext:value-type="float">
            <text:p>0.3107057</text:p>
          </table:table-cell>
          <table:table-cell office:value-type="float" office:value="0.309912" calcext:value-type="float">
            <text:p>0.309912</text:p>
          </table:table-cell>
          <table:table-cell office:value-type="float" office:value="0.3813542" calcext:value-type="float">
            <text:p>0.3813542</text:p>
          </table:table-cell>
          <table:table-cell office:value-type="float" office:value="0.3779808" calcext:value-type="float">
            <text:p>0.3779808</text:p>
          </table:table-cell>
          <table:table-cell office:value-type="float" office:value="0.376027" calcext:value-type="float">
            <text:p>0.376027</text:p>
          </table:table-cell>
          <table:table-cell office:value-type="float" office:value="0.3863129" calcext:value-type="float">
            <text:p>0.3863129</text:p>
          </table:table-cell>
          <table:table-cell office:value-type="float" office:value="0.3946683" calcext:value-type="float">
            <text:p>0.394668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4303E-015" calcext:value-type="float">
            <text:p>1.994303E-15</text:p>
          </table:table-cell>
          <table:table-cell office:value-type="float" office:value="1.968251E-015" calcext:value-type="float">
            <text:p>1.968251E-15</text:p>
          </table:table-cell>
          <table:table-cell office:value-type="float" office:value="1.964006E-015" calcext:value-type="float">
            <text:p>1.964006E-15</text:p>
          </table:table-cell>
          <table:table-cell office:value-type="float" office:value="1.935876E-015" calcext:value-type="float">
            <text:p>1.935876E-15</text:p>
          </table:table-cell>
          <table:table-cell office:value-type="float" office:value="9.442599E-016" calcext:value-type="float">
            <text:p>9.442599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6758" calcext:value-type="float">
            <text:p>-0.0076758</text:p>
          </table:table-cell>
          <table:table-cell office:value-type="float" office:value="-0.01423997" calcext:value-type="float">
            <text:p>-0.01423997</text:p>
          </table:table-cell>
          <table:table-cell office:value-type="float" office:value="-0.01762198" calcext:value-type="float">
            <text:p>-0.01762198</text:p>
          </table:table-cell>
          <table:table-cell office:value-type="float" office:value="-0.01491956" calcext:value-type="float">
            <text:p>-0.01491956</text:p>
          </table:table-cell>
          <table:table-cell office:value-type="float" office:value="-0.01330477" calcext:value-type="float">
            <text:p>-0.01330477</text:p>
          </table:table-cell>
          <table:table-cell office:value-type="float" office:value="-0.01116149" calcext:value-type="float">
            <text:p>-0.01116149</text:p>
          </table:table-cell>
          <table:table-cell office:value-type="float" office:value="-0.009550883" calcext:value-type="float">
            <text:p>-0.009550883</text:p>
          </table:table-cell>
          <table:table-cell office:value-type="float" office:value="-0.007924049" calcext:value-type="float">
            <text:p>-0.007924049</text:p>
          </table:table-cell>
          <table:table-cell office:value-type="float" office:value="-0.007587275" calcext:value-type="float">
            <text:p>-0.007587275</text:p>
          </table:table-cell>
          <table:table-cell office:value-type="float" office:value="-0.01066739" calcext:value-type="float">
            <text:p>-0.0106673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7850332" calcext:value-type="float">
            <text:p>-0.007850332</text:p>
          </table:table-cell>
          <table:table-cell office:value-type="float" office:value="0.03922449" calcext:value-type="float">
            <text:p>0.03922449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87239" calcext:value-type="float">
            <text:p>-2.38723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6" calcext:value-type="float">
            <text:p>9052006</text:p>
          </table:table-cell>
          <table:table-cell office:value-type="float" office:value="225.7" calcext:value-type="float">
            <text:p>225.7</text:p>
          </table:table-cell>
          <table:table-cell office:value-type="float" office:value="141.9231" calcext:value-type="float">
            <text:p>141.9231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98.478" calcext:value-type="float">
            <text:p>1098.478</text:p>
          </table:table-cell>
          <table:table-cell office:value-type="float" office:value="-11.08924" calcext:value-type="float">
            <text:p>-11.08924</text:p>
          </table:table-cell>
          <table:table-cell office:value-type="float" office:value="0" calcext:value-type="float">
            <text:p>0</text:p>
          </table:table-cell>
          <table:table-cell office:value-type="float" office:value="0.2455346" calcext:value-type="float">
            <text:p>0.2455346</text:p>
          </table:table-cell>
          <table:table-cell office:value-type="float" office:value="0.320724" calcext:value-type="float">
            <text:p>0.320724</text:p>
          </table:table-cell>
          <table:table-cell office:value-type="float" office:value="0.3367438" calcext:value-type="float">
            <text:p>0.3367438</text:p>
          </table:table-cell>
          <table:table-cell office:value-type="float" office:value="0.3461574" calcext:value-type="float">
            <text:p>0.3461574</text:p>
          </table:table-cell>
          <table:table-cell office:value-type="float" office:value="0.3509523" calcext:value-type="float">
            <text:p>0.3509523</text:p>
          </table:table-cell>
          <table:table-cell office:value-type="float" office:value="0.3084999" calcext:value-type="float">
            <text:p>0.3084999</text:p>
          </table:table-cell>
          <table:table-cell office:value-type="float" office:value="0.3070222" calcext:value-type="float">
            <text:p>0.3070222</text:p>
          </table:table-cell>
          <table:table-cell office:value-type="float" office:value="0.3798329" calcext:value-type="float">
            <text:p>0.3798329</text:p>
          </table:table-cell>
          <table:table-cell office:value-type="float" office:value="0.3774278" calcext:value-type="float">
            <text:p>0.3774278</text:p>
          </table:table-cell>
          <table:table-cell office:value-type="float" office:value="0.3767465" calcext:value-type="float">
            <text:p>0.3767465</text:p>
          </table:table-cell>
          <table:table-cell office:value-type="float" office:value="0.3867899" calcext:value-type="float">
            <text:p>0.3867899</text:p>
          </table:table-cell>
          <table:table-cell office:value-type="float" office:value="0.3948082" calcext:value-type="float">
            <text:p>0.394808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4683E-015" calcext:value-type="float">
            <text:p>1.994683E-15</text:p>
          </table:table-cell>
          <table:table-cell office:value-type="float" office:value="1.968218E-015" calcext:value-type="float">
            <text:p>1.968218E-15</text:p>
          </table:table-cell>
          <table:table-cell office:value-type="float" office:value="1.963985E-015" calcext:value-type="float">
            <text:p>1.963985E-15</text:p>
          </table:table-cell>
          <table:table-cell office:value-type="float" office:value="1.935856E-015" calcext:value-type="float">
            <text:p>1.935856E-15</text:p>
          </table:table-cell>
          <table:table-cell office:value-type="float" office:value="9.442458E-016" calcext:value-type="float">
            <text:p>9.442458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80202" calcext:value-type="float">
            <text:p>-0.1680202</text:p>
          </table:table-cell>
          <table:table-cell office:value-type="float" office:value="-0.02320236" calcext:value-type="float">
            <text:p>-0.02320236</text:p>
          </table:table-cell>
          <table:table-cell office:value-type="float" office:value="-0.01718603" calcext:value-type="float">
            <text:p>-0.01718603</text:p>
          </table:table-cell>
          <table:table-cell office:value-type="float" office:value="-0.0145656" calcext:value-type="float">
            <text:p>-0.0145656</text:p>
          </table:table-cell>
          <table:table-cell office:value-type="float" office:value="-0.0133981" calcext:value-type="float">
            <text:p>-0.0133981</text:p>
          </table:table-cell>
          <table:table-cell office:value-type="float" office:value="-0.01178609" calcext:value-type="float">
            <text:p>-0.01178609</text:p>
          </table:table-cell>
          <table:table-cell office:value-type="float" office:value="-0.01033625" calcext:value-type="float">
            <text:p>-0.01033625</text:p>
          </table:table-cell>
          <table:table-cell office:value-type="float" office:value="-0.008639929" calcext:value-type="float">
            <text:p>-0.008639929</text:p>
          </table:table-cell>
          <table:table-cell office:value-type="float" office:value="-0.007773849" calcext:value-type="float">
            <text:p>-0.007773849</text:p>
          </table:table-cell>
          <table:table-cell office:value-type="float" office:value="-0.01032353" calcext:value-type="float">
            <text:p>-0.0103235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283218" calcext:value-type="float">
            <text:p>-0.283218</text:p>
          </table:table-cell>
          <table:table-cell office:value-type="float" office:value="0.03910892" calcext:value-type="float">
            <text:p>0.03910892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86837" calcext:value-type="float">
            <text:p>-2.38683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6" calcext:value-type="float">
            <text:p>10052006</text:p>
          </table:table-cell>
          <table:table-cell office:value-type="float" office:value="225.8" calcext:value-type="float">
            <text:p>225.8</text:p>
          </table:table-cell>
          <table:table-cell office:value-type="float" office:value="145.5602" calcext:value-type="float">
            <text:p>145.5602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94.941" calcext:value-type="float">
            <text:p>1094.941</text:p>
          </table:table-cell>
          <table:table-cell office:value-type="float" office:value="-11.08922" calcext:value-type="float">
            <text:p>-11.08922</text:p>
          </table:table-cell>
          <table:table-cell office:value-type="float" office:value="0" calcext:value-type="float">
            <text:p>0</text:p>
          </table:table-cell>
          <table:table-cell office:value-type="float" office:value="0.170488" calcext:value-type="float">
            <text:p>0.170488</text:p>
          </table:table-cell>
          <table:table-cell office:value-type="float" office:value="0.317275" calcext:value-type="float">
            <text:p>0.317275</text:p>
          </table:table-cell>
          <table:table-cell office:value-type="float" office:value="0.3296073" calcext:value-type="float">
            <text:p>0.3296073</text:p>
          </table:table-cell>
          <table:table-cell office:value-type="float" office:value="0.3399166" calcext:value-type="float">
            <text:p>0.3399166</text:p>
          </table:table-cell>
          <table:table-cell office:value-type="float" office:value="0.3456669" calcext:value-type="float">
            <text:p>0.3456669</text:p>
          </table:table-cell>
          <table:table-cell office:value-type="float" office:value="0.3056527" calcext:value-type="float">
            <text:p>0.3056527</text:p>
          </table:table-cell>
          <table:table-cell office:value-type="float" office:value="0.3046387" calcext:value-type="float">
            <text:p>0.3046387</text:p>
          </table:table-cell>
          <table:table-cell office:value-type="float" office:value="0.3785965" calcext:value-type="float">
            <text:p>0.3785965</text:p>
          </table:table-cell>
          <table:table-cell office:value-type="float" office:value="0.3767927" calcext:value-type="float">
            <text:p>0.3767927</text:p>
          </table:table-cell>
          <table:table-cell office:value-type="float" office:value="0.3773468" calcext:value-type="float">
            <text:p>0.3773468</text:p>
          </table:table-cell>
          <table:table-cell office:value-type="float" office:value="0.3872519" calcext:value-type="float">
            <text:p>0.3872519</text:p>
          </table:table-cell>
          <table:table-cell office:value-type="float" office:value="0.3949607" calcext:value-type="float">
            <text:p>0.394960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5049E-015" calcext:value-type="float">
            <text:p>1.995049E-15</text:p>
          </table:table-cell>
          <table:table-cell office:value-type="float" office:value="1.968191E-015" calcext:value-type="float">
            <text:p>1.968191E-15</text:p>
          </table:table-cell>
          <table:table-cell office:value-type="float" office:value="1.96396E-015" calcext:value-type="float">
            <text:p>1.96396E-15</text:p>
          </table:table-cell>
          <table:table-cell office:value-type="float" office:value="1.93584E-015" calcext:value-type="float">
            <text:p>1.93584E-15</text:p>
          </table:table-cell>
          <table:table-cell office:value-type="float" office:value="9.442305E-016" calcext:value-type="float">
            <text:p>9.442305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39244" calcext:value-type="float">
            <text:p>-2.739244</text:p>
          </table:table-cell>
          <table:table-cell office:value-type="float" office:value="-0.02484754" calcext:value-type="float">
            <text:p>-0.02484754</text:p>
          </table:table-cell>
          <table:table-cell office:value-type="float" office:value="-0.01963483" calcext:value-type="float">
            <text:p>-0.01963483</text:p>
          </table:table-cell>
          <table:table-cell office:value-type="float" office:value="-0.01629357" calcext:value-type="float">
            <text:p>-0.01629357</text:p>
          </table:table-cell>
          <table:table-cell office:value-type="float" office:value="-0.01470488" calcext:value-type="float">
            <text:p>-0.01470488</text:p>
          </table:table-cell>
          <table:table-cell office:value-type="float" office:value="-0.01263793" calcext:value-type="float">
            <text:p>-0.01263793</text:p>
          </table:table-cell>
          <table:table-cell office:value-type="float" office:value="-0.01103183" calcext:value-type="float">
            <text:p>-0.01103183</text:p>
          </table:table-cell>
          <table:table-cell office:value-type="float" office:value="-0.009271386" calcext:value-type="float">
            <text:p>-0.009271386</text:p>
          </table:table-cell>
          <table:table-cell office:value-type="float" office:value="-0.007994374" calcext:value-type="float">
            <text:p>-0.007994374</text:p>
          </table:table-cell>
          <table:table-cell office:value-type="float" office:value="-0.01004555" calcext:value-type="float">
            <text:p>-0.0100455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7.3366" calcext:value-type="float">
            <text:p>-7.3366</text:p>
          </table:table-cell>
          <table:table-cell office:value-type="float" office:value="0.03905907" calcext:value-type="float">
            <text:p>0.03905907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86291" calcext:value-type="float">
            <text:p>-2.38629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6" calcext:value-type="float">
            <text:p>11052006</text:p>
          </table:table-cell>
          <table:table-cell office:value-type="float" office:value="226.1" calcext:value-type="float">
            <text:p>226.1</text:p>
          </table:table-cell>
          <table:table-cell office:value-type="float" office:value="146.5831" calcext:value-type="float">
            <text:p>146.5831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94.218" calcext:value-type="float">
            <text:p>1094.218</text:p>
          </table:table-cell>
          <table:table-cell office:value-type="float" office:value="-11.08914" calcext:value-type="float">
            <text:p>-11.08914</text:p>
          </table:table-cell>
          <table:table-cell office:value-type="float" office:value="0" calcext:value-type="float">
            <text:p>0</text:p>
          </table:table-cell>
          <table:table-cell office:value-type="float" office:value="0.1708594" calcext:value-type="float">
            <text:p>0.1708594</text:p>
          </table:table-cell>
          <table:table-cell office:value-type="float" office:value="0.3214742" calcext:value-type="float">
            <text:p>0.3214742</text:p>
          </table:table-cell>
          <table:table-cell office:value-type="float" office:value="0.3296701" calcext:value-type="float">
            <text:p>0.3296701</text:p>
          </table:table-cell>
          <table:table-cell office:value-type="float" office:value="0.3374706" calcext:value-type="float">
            <text:p>0.3374706</text:p>
          </table:table-cell>
          <table:table-cell office:value-type="float" office:value="0.3422016" calcext:value-type="float">
            <text:p>0.3422016</text:p>
          </table:table-cell>
          <table:table-cell office:value-type="float" office:value="0.3029791" calcext:value-type="float">
            <text:p>0.3029791</text:p>
          </table:table-cell>
          <table:table-cell office:value-type="float" office:value="0.3024244" calcext:value-type="float">
            <text:p>0.3024244</text:p>
          </table:table-cell>
          <table:table-cell office:value-type="float" office:value="0.3774969" calcext:value-type="float">
            <text:p>0.3774969</text:p>
          </table:table-cell>
          <table:table-cell office:value-type="float" office:value="0.3760234" calcext:value-type="float">
            <text:p>0.3760234</text:p>
          </table:table-cell>
          <table:table-cell office:value-type="float" office:value="0.3778795" calcext:value-type="float">
            <text:p>0.3778795</text:p>
          </table:table-cell>
          <table:table-cell office:value-type="float" office:value="0.3877343" calcext:value-type="float">
            <text:p>0.3877343</text:p>
          </table:table-cell>
          <table:table-cell office:value-type="float" office:value="0.3951223" calcext:value-type="float">
            <text:p>0.395122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5412E-015" calcext:value-type="float">
            <text:p>1.995412E-15</text:p>
          </table:table-cell>
          <table:table-cell office:value-type="float" office:value="1.968159E-015" calcext:value-type="float">
            <text:p>1.968159E-15</text:p>
          </table:table-cell>
          <table:table-cell office:value-type="float" office:value="1.963942E-015" calcext:value-type="float">
            <text:p>1.963942E-15</text:p>
          </table:table-cell>
          <table:table-cell office:value-type="float" office:value="1.935822E-015" calcext:value-type="float">
            <text:p>1.935822E-15</text:p>
          </table:table-cell>
          <table:table-cell office:value-type="float" office:value="9.442127E-016" calcext:value-type="float">
            <text:p>9.442127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89252" calcext:value-type="float">
            <text:p>-2.589252</text:p>
          </table:table-cell>
          <table:table-cell office:value-type="float" office:value="-0.02289619" calcext:value-type="float">
            <text:p>-0.02289619</text:p>
          </table:table-cell>
          <table:table-cell office:value-type="float" office:value="-0.01961343" calcext:value-type="float">
            <text:p>-0.01961343</text:p>
          </table:table-cell>
          <table:table-cell office:value-type="float" office:value="-0.01703197" calcext:value-type="float">
            <text:p>-0.01703197</text:p>
          </table:table-cell>
          <table:table-cell office:value-type="float" office:value="-0.0156431" calcext:value-type="float">
            <text:p>-0.0156431</text:p>
          </table:table-cell>
          <table:table-cell office:value-type="float" office:value="-0.01350882" calcext:value-type="float">
            <text:p>-0.01350882</text:p>
          </table:table-cell>
          <table:table-cell office:value-type="float" office:value="-0.01172836" calcext:value-type="float">
            <text:p>-0.01172836</text:p>
          </table:table-cell>
          <table:table-cell office:value-type="float" office:value="-0.009873444" calcext:value-type="float">
            <text:p>-0.009873444</text:p>
          </table:table-cell>
          <table:table-cell office:value-type="float" office:value="-0.008269382" calcext:value-type="float">
            <text:p>-0.008269382</text:p>
          </table:table-cell>
          <table:table-cell office:value-type="float" office:value="-0.009806189" calcext:value-type="float">
            <text:p>-0.00980618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5.12277" calcext:value-type="float">
            <text:p>-15.12277</text:p>
          </table:table-cell>
          <table:table-cell office:value-type="float" office:value="0.03901453" calcext:value-type="float">
            <text:p>0.03901453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85603" calcext:value-type="float">
            <text:p>-2.38560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6" calcext:value-type="float">
            <text:p>12052006</text:p>
          </table:table-cell>
          <table:table-cell office:value-type="float" office:value="226.1" calcext:value-type="float">
            <text:p>226.1</text:p>
          </table:table-cell>
          <table:table-cell office:value-type="float" office:value="147.1747" calcext:value-type="float">
            <text:p>147.1747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90.588" calcext:value-type="float">
            <text:p>1090.588</text:p>
          </table:table-cell>
          <table:table-cell office:value-type="float" office:value="-11.08914" calcext:value-type="float">
            <text:p>-11.08914</text:p>
          </table:table-cell>
          <table:table-cell office:value-type="float" office:value="0" calcext:value-type="float">
            <text:p>0</text:p>
          </table:table-cell>
          <table:table-cell office:value-type="float" office:value="0.1699783" calcext:value-type="float">
            <text:p>0.1699783</text:p>
          </table:table-cell>
          <table:table-cell office:value-type="float" office:value="0.322193" calcext:value-type="float">
            <text:p>0.322193</text:p>
          </table:table-cell>
          <table:table-cell office:value-type="float" office:value="0.3293515" calcext:value-type="float">
            <text:p>0.3293515</text:p>
          </table:table-cell>
          <table:table-cell office:value-type="float" office:value="0.3362195" calcext:value-type="float">
            <text:p>0.3362195</text:p>
          </table:table-cell>
          <table:table-cell office:value-type="float" office:value="0.3407408" calcext:value-type="float">
            <text:p>0.3407408</text:p>
          </table:table-cell>
          <table:table-cell office:value-type="float" office:value="0.3010919" calcext:value-type="float">
            <text:p>0.3010919</text:p>
          </table:table-cell>
          <table:table-cell office:value-type="float" office:value="0.3003542" calcext:value-type="float">
            <text:p>0.3003542</text:p>
          </table:table-cell>
          <table:table-cell office:value-type="float" office:value="0.3765576" calcext:value-type="float">
            <text:p>0.3765576</text:p>
          </table:table-cell>
          <table:table-cell office:value-type="float" office:value="0.3750189" calcext:value-type="float">
            <text:p>0.3750189</text:p>
          </table:table-cell>
          <table:table-cell office:value-type="float" office:value="0.3782882" calcext:value-type="float">
            <text:p>0.3782882</text:p>
          </table:table-cell>
          <table:table-cell office:value-type="float" office:value="0.3883718" calcext:value-type="float">
            <text:p>0.3883718</text:p>
          </table:table-cell>
          <table:table-cell office:value-type="float" office:value="0.3953504" calcext:value-type="float">
            <text:p>0.395350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5799E-015" calcext:value-type="float">
            <text:p>1.995799E-15</text:p>
          </table:table-cell>
          <table:table-cell office:value-type="float" office:value="1.96813E-015" calcext:value-type="float">
            <text:p>1.96813E-15</text:p>
          </table:table-cell>
          <table:table-cell office:value-type="float" office:value="1.963916E-015" calcext:value-type="float">
            <text:p>1.963916E-15</text:p>
          </table:table-cell>
          <table:table-cell office:value-type="float" office:value="1.935802E-015" calcext:value-type="float">
            <text:p>1.935802E-15</text:p>
          </table:table-cell>
          <table:table-cell office:value-type="float" office:value="9.44199E-016" calcext:value-type="float">
            <text:p>9.44199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92036" calcext:value-type="float">
            <text:p>-2.692036</text:p>
          </table:table-cell>
          <table:table-cell office:value-type="float" office:value="-0.02257176" calcext:value-type="float">
            <text:p>-0.02257176</text:p>
          </table:table-cell>
          <table:table-cell office:value-type="float" office:value="-0.01972677" calcext:value-type="float">
            <text:p>-0.01972677</text:p>
          </table:table-cell>
          <table:table-cell office:value-type="float" office:value="-0.01742529" calcext:value-type="float">
            <text:p>-0.01742529</text:p>
          </table:table-cell>
          <table:table-cell office:value-type="float" office:value="-0.01606019" calcext:value-type="float">
            <text:p>-0.01606019</text:p>
          </table:table-cell>
          <table:table-cell office:value-type="float" office:value="-0.01416418" calcext:value-type="float">
            <text:p>-0.01416418</text:p>
          </table:table-cell>
          <table:table-cell office:value-type="float" office:value="-0.01242367" calcext:value-type="float">
            <text:p>-0.01242367</text:p>
          </table:table-cell>
          <table:table-cell office:value-type="float" office:value="-0.01042033" calcext:value-type="float">
            <text:p>-0.01042033</text:p>
          </table:table-cell>
          <table:table-cell office:value-type="float" office:value="-0.008645534" calcext:value-type="float">
            <text:p>-0.008645534</text:p>
          </table:table-cell>
          <table:table-cell office:value-type="float" office:value="-0.00962537" calcext:value-type="float">
            <text:p>-0.0096253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2.18609" calcext:value-type="float">
            <text:p>-22.18609</text:p>
          </table:table-cell>
          <table:table-cell office:value-type="float" office:value="0.03896821" calcext:value-type="float">
            <text:p>0.03896821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84743" calcext:value-type="float">
            <text:p>-2.38474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6" calcext:value-type="float">
            <text:p>13052006</text:p>
          </table:table-cell>
          <table:table-cell office:value-type="float" office:value="226.1" calcext:value-type="float">
            <text:p>226.1</text:p>
          </table:table-cell>
          <table:table-cell office:value-type="float" office:value="147.703" calcext:value-type="float">
            <text:p>147.703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90.06" calcext:value-type="float">
            <text:p>1090.06</text:p>
          </table:table-cell>
          <table:table-cell office:value-type="float" office:value="-11.08914" calcext:value-type="float">
            <text:p>-11.08914</text:p>
          </table:table-cell>
          <table:table-cell office:value-type="float" office:value="0" calcext:value-type="float">
            <text:p>0</text:p>
          </table:table-cell>
          <table:table-cell office:value-type="float" office:value="0.1617177" calcext:value-type="float">
            <text:p>0.1617177</text:p>
          </table:table-cell>
          <table:table-cell office:value-type="float" office:value="0.3218802" calcext:value-type="float">
            <text:p>0.3218802</text:p>
          </table:table-cell>
          <table:table-cell office:value-type="float" office:value="0.328634" calcext:value-type="float">
            <text:p>0.328634</text:p>
          </table:table-cell>
          <table:table-cell office:value-type="float" office:value="0.334991" calcext:value-type="float">
            <text:p>0.334991</text:p>
          </table:table-cell>
          <table:table-cell office:value-type="float" office:value="0.3389288" calcext:value-type="float">
            <text:p>0.3389288</text:p>
          </table:table-cell>
          <table:table-cell office:value-type="float" office:value="0.2996165" calcext:value-type="float">
            <text:p>0.2996165</text:p>
          </table:table-cell>
          <table:table-cell office:value-type="float" office:value="0.2988651" calcext:value-type="float">
            <text:p>0.2988651</text:p>
          </table:table-cell>
          <table:table-cell office:value-type="float" office:value="0.3757154" calcext:value-type="float">
            <text:p>0.3757154</text:p>
          </table:table-cell>
          <table:table-cell office:value-type="float" office:value="0.3740815" calcext:value-type="float">
            <text:p>0.3740815</text:p>
          </table:table-cell>
          <table:table-cell office:value-type="float" office:value="0.378568" calcext:value-type="float">
            <text:p>0.378568</text:p>
          </table:table-cell>
          <table:table-cell office:value-type="float" office:value="0.3889413" calcext:value-type="float">
            <text:p>0.3889413</text:p>
          </table:table-cell>
          <table:table-cell office:value-type="float" office:value="0.3955991" calcext:value-type="float">
            <text:p>0.395599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6201E-015" calcext:value-type="float">
            <text:p>1.996201E-15</text:p>
          </table:table-cell>
          <table:table-cell office:value-type="float" office:value="1.968099E-015" calcext:value-type="float">
            <text:p>1.968099E-15</text:p>
          </table:table-cell>
          <table:table-cell office:value-type="float" office:value="1.963892E-015" calcext:value-type="float">
            <text:p>1.963892E-15</text:p>
          </table:table-cell>
          <table:table-cell office:value-type="float" office:value="1.93578E-015" calcext:value-type="float">
            <text:p>1.93578E-15</text:p>
          </table:table-cell>
          <table:table-cell office:value-type="float" office:value="9.441824E-016" calcext:value-type="float">
            <text:p>9.441824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054976" calcext:value-type="float">
            <text:p>-4.054976</text:p>
          </table:table-cell>
          <table:table-cell office:value-type="float" office:value="-0.02271898" calcext:value-type="float">
            <text:p>-0.02271898</text:p>
          </table:table-cell>
          <table:table-cell office:value-type="float" office:value="-0.01999181" calcext:value-type="float">
            <text:p>-0.01999181</text:p>
          </table:table-cell>
          <table:table-cell office:value-type="float" office:value="-0.01781763" calcext:value-type="float">
            <text:p>-0.01781763</text:p>
          </table:table-cell>
          <table:table-cell office:value-type="float" office:value="-0.01659009" calcext:value-type="float">
            <text:p>-0.01659009</text:p>
          </table:table-cell>
          <table:table-cell office:value-type="float" office:value="-0.01470079" calcext:value-type="float">
            <text:p>-0.01470079</text:p>
          </table:table-cell>
          <table:table-cell office:value-type="float" office:value="-0.01295417" calcext:value-type="float">
            <text:p>-0.01295417</text:p>
          </table:table-cell>
          <table:table-cell office:value-type="float" office:value="-0.01093739" calcext:value-type="float">
            <text:p>-0.01093739</text:p>
          </table:table-cell>
          <table:table-cell office:value-type="float" office:value="-0.00901324" calcext:value-type="float">
            <text:p>-0.00901324</text:p>
          </table:table-cell>
          <table:table-cell office:value-type="float" office:value="-0.009503968" calcext:value-type="float">
            <text:p>-0.009503968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5.75293" calcext:value-type="float">
            <text:p>-15.75293</text:p>
          </table:table-cell>
          <table:table-cell office:value-type="float" office:value="0.0389444" calcext:value-type="float">
            <text:p>0.0389444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83662" calcext:value-type="float">
            <text:p>-2.38366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6" calcext:value-type="float">
            <text:p>14052006</text:p>
          </table:table-cell>
          <table:table-cell office:value-type="float" office:value="226.1" calcext:value-type="float">
            <text:p>226.1</text:p>
          </table:table-cell>
          <table:table-cell office:value-type="float" office:value="148.2274" calcext:value-type="float">
            <text:p>148.2274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89.536" calcext:value-type="float">
            <text:p>1089.536</text:p>
          </table:table-cell>
          <table:table-cell office:value-type="float" office:value="-11.08914" calcext:value-type="float">
            <text:p>-11.08914</text:p>
          </table:table-cell>
          <table:table-cell office:value-type="float" office:value="0" calcext:value-type="float">
            <text:p>0</text:p>
          </table:table-cell>
          <table:table-cell office:value-type="float" office:value="0.1523206" calcext:value-type="float">
            <text:p>0.1523206</text:p>
          </table:table-cell>
          <table:table-cell office:value-type="float" office:value="0.3221106" calcext:value-type="float">
            <text:p>0.3221106</text:p>
          </table:table-cell>
          <table:table-cell office:value-type="float" office:value="0.3280512" calcext:value-type="float">
            <text:p>0.3280512</text:p>
          </table:table-cell>
          <table:table-cell office:value-type="float" office:value="0.3337383" calcext:value-type="float">
            <text:p>0.3337383</text:p>
          </table:table-cell>
          <table:table-cell office:value-type="float" office:value="0.3373871" calcext:value-type="float">
            <text:p>0.3373871</text:p>
          </table:table-cell>
          <table:table-cell office:value-type="float" office:value="0.2983307" calcext:value-type="float">
            <text:p>0.2983307</text:p>
          </table:table-cell>
          <table:table-cell office:value-type="float" office:value="0.29763" calcext:value-type="float">
            <text:p>0.29763</text:p>
          </table:table-cell>
          <table:table-cell office:value-type="float" office:value="0.3750256" calcext:value-type="float">
            <text:p>0.3750256</text:p>
          </table:table-cell>
          <table:table-cell office:value-type="float" office:value="0.3733245" calcext:value-type="float">
            <text:p>0.3733245</text:p>
          </table:table-cell>
          <table:table-cell office:value-type="float" office:value="0.3786454" calcext:value-type="float">
            <text:p>0.3786454</text:p>
          </table:table-cell>
          <table:table-cell office:value-type="float" office:value="0.3894309" calcext:value-type="float">
            <text:p>0.3894309</text:p>
          </table:table-cell>
          <table:table-cell office:value-type="float" office:value="0.3958522" calcext:value-type="float">
            <text:p>0.395852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6575E-015" calcext:value-type="float">
            <text:p>1.996575E-15</text:p>
          </table:table-cell>
          <table:table-cell office:value-type="float" office:value="1.96807E-015" calcext:value-type="float">
            <text:p>1.96807E-15</text:p>
          </table:table-cell>
          <table:table-cell office:value-type="float" office:value="1.963869E-015" calcext:value-type="float">
            <text:p>1.963869E-15</text:p>
          </table:table-cell>
          <table:table-cell office:value-type="float" office:value="1.935763E-015" calcext:value-type="float">
            <text:p>1.935763E-15</text:p>
          </table:table-cell>
          <table:table-cell office:value-type="float" office:value="9.441655E-016" calcext:value-type="float">
            <text:p>9.441655E-16</text:p>
          </table:table-cell>
          <table:table-cell office:value-type="float" office:value="1.932076E-015" calcext:value-type="float">
            <text:p>1.932076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53929" calcext:value-type="float">
            <text:p>-6.53929</text:p>
          </table:table-cell>
          <table:table-cell office:value-type="float" office:value="-0.02261036" calcext:value-type="float">
            <text:p>-0.02261036</text:p>
          </table:table-cell>
          <table:table-cell office:value-type="float" office:value="-0.02021208" calcext:value-type="float">
            <text:p>-0.02021208</text:p>
          </table:table-cell>
          <table:table-cell office:value-type="float" office:value="-0.01823204" calcext:value-type="float">
            <text:p>-0.01823204</text:p>
          </table:table-cell>
          <table:table-cell office:value-type="float" office:value="-0.01706084" calcext:value-type="float">
            <text:p>-0.01706084</text:p>
          </table:table-cell>
          <table:table-cell office:value-type="float" office:value="-0.01518672" calcext:value-type="float">
            <text:p>-0.01518672</text:p>
          </table:table-cell>
          <table:table-cell office:value-type="float" office:value="-0.01341112" calcext:value-type="float">
            <text:p>-0.01341112</text:p>
          </table:table-cell>
          <table:table-cell office:value-type="float" office:value="-0.01138124" calcext:value-type="float">
            <text:p>-0.01138124</text:p>
          </table:table-cell>
          <table:table-cell office:value-type="float" office:value="-0.009322722" calcext:value-type="float">
            <text:p>-0.009322722</text:p>
          </table:table-cell>
          <table:table-cell office:value-type="float" office:value="-0.009469855" calcext:value-type="float">
            <text:p>-0.00946985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5.74531" calcext:value-type="float">
            <text:p>-15.74531</text:p>
          </table:table-cell>
          <table:table-cell office:value-type="float" office:value="0.03893546" calcext:value-type="float">
            <text:p>0.03893546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8237" calcext:value-type="float">
            <text:p>-2.382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6" calcext:value-type="float">
            <text:p>15052006</text:p>
          </table:table-cell>
          <table:table-cell office:value-type="float" office:value="226.1" calcext:value-type="float">
            <text:p>226.1</text:p>
          </table:table-cell>
          <table:table-cell office:value-type="float" office:value="148.6379" calcext:value-type="float">
            <text:p>148.6379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89.125" calcext:value-type="float">
            <text:p>1089.125</text:p>
          </table:table-cell>
          <table:table-cell office:value-type="float" office:value="-11.08914" calcext:value-type="float">
            <text:p>-11.08914</text:p>
          </table:table-cell>
          <table:table-cell office:value-type="float" office:value="0" calcext:value-type="float">
            <text:p>0</text:p>
          </table:table-cell>
          <table:table-cell office:value-type="float" office:value="0.153735" calcext:value-type="float">
            <text:p>0.153735</text:p>
          </table:table-cell>
          <table:table-cell office:value-type="float" office:value="0.3218164" calcext:value-type="float">
            <text:p>0.3218164</text:p>
          </table:table-cell>
          <table:table-cell office:value-type="float" office:value="0.3274442" calcext:value-type="float">
            <text:p>0.3274442</text:p>
          </table:table-cell>
          <table:table-cell office:value-type="float" office:value="0.3326755" calcext:value-type="float">
            <text:p>0.3326755</text:p>
          </table:table-cell>
          <table:table-cell office:value-type="float" office:value="0.3362251" calcext:value-type="float">
            <text:p>0.3362251</text:p>
          </table:table-cell>
          <table:table-cell office:value-type="float" office:value="0.2972526" calcext:value-type="float">
            <text:p>0.2972526</text:p>
          </table:table-cell>
          <table:table-cell office:value-type="float" office:value="0.2964564" calcext:value-type="float">
            <text:p>0.2964564</text:p>
          </table:table-cell>
          <table:table-cell office:value-type="float" office:value="0.3743854" calcext:value-type="float">
            <text:p>0.3743854</text:p>
          </table:table-cell>
          <table:table-cell office:value-type="float" office:value="0.3726278" calcext:value-type="float">
            <text:p>0.3726278</text:p>
          </table:table-cell>
          <table:table-cell office:value-type="float" office:value="0.3786655" calcext:value-type="float">
            <text:p>0.3786655</text:p>
          </table:table-cell>
          <table:table-cell office:value-type="float" office:value="0.3898426" calcext:value-type="float">
            <text:p>0.3898426</text:p>
          </table:table-cell>
          <table:table-cell office:value-type="float" office:value="0.3961014" calcext:value-type="float">
            <text:p>0.396101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6945E-015" calcext:value-type="float">
            <text:p>1.996945E-15</text:p>
          </table:table-cell>
          <table:table-cell office:value-type="float" office:value="1.968041E-015" calcext:value-type="float">
            <text:p>1.968041E-15</text:p>
          </table:table-cell>
          <table:table-cell office:value-type="float" office:value="1.963844E-015" calcext:value-type="float">
            <text:p>1.963844E-15</text:p>
          </table:table-cell>
          <table:table-cell office:value-type="float" office:value="1.935746E-015" calcext:value-type="float">
            <text:p>1.935746E-15</text:p>
          </table:table-cell>
          <table:table-cell office:value-type="float" office:value="9.44149E-016" calcext:value-type="float">
            <text:p>9.44149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50603" calcext:value-type="float">
            <text:p>-6.050603</text:p>
          </table:table-cell>
          <table:table-cell office:value-type="float" office:value="-0.02273842" calcext:value-type="float">
            <text:p>-0.02273842</text:p>
          </table:table-cell>
          <table:table-cell office:value-type="float" office:value="-0.02044206" calcext:value-type="float">
            <text:p>-0.02044206</text:p>
          </table:table-cell>
          <table:table-cell office:value-type="float" office:value="-0.01859082" calcext:value-type="float">
            <text:p>-0.01859082</text:p>
          </table:table-cell>
          <table:table-cell office:value-type="float" office:value="-0.01742468" calcext:value-type="float">
            <text:p>-0.01742468</text:p>
          </table:table-cell>
          <table:table-cell office:value-type="float" office:value="-0.01560889" calcext:value-type="float">
            <text:p>-0.01560889</text:p>
          </table:table-cell>
          <table:table-cell office:value-type="float" office:value="-0.0138628" calcext:value-type="float">
            <text:p>-0.0138628</text:p>
          </table:table-cell>
          <table:table-cell office:value-type="float" office:value="-0.01180945" calcext:value-type="float">
            <text:p>-0.01180945</text:p>
          </table:table-cell>
          <table:table-cell office:value-type="float" office:value="-0.009616969" calcext:value-type="float">
            <text:p>-0.009616969</text:p>
          </table:table-cell>
          <table:table-cell office:value-type="float" office:value="-0.009461139" calcext:value-type="float">
            <text:p>-0.00946113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7.23228" calcext:value-type="float">
            <text:p>-17.23228</text:p>
          </table:table-cell>
          <table:table-cell office:value-type="float" office:value="0.03892379" calcext:value-type="float">
            <text:p>0.03892379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80887" calcext:value-type="float">
            <text:p>-2.3808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6" calcext:value-type="float">
            <text:p>16052006</text:p>
          </table:table-cell>
          <table:table-cell office:value-type="float" office:value="226.1" calcext:value-type="float">
            <text:p>226.1</text:p>
          </table:table-cell>
          <table:table-cell office:value-type="float" office:value="149.0708" calcext:value-type="float">
            <text:p>149.0708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88.692" calcext:value-type="float">
            <text:p>1088.692</text:p>
          </table:table-cell>
          <table:table-cell office:value-type="float" office:value="-11.08914" calcext:value-type="float">
            <text:p>-11.08914</text:p>
          </table:table-cell>
          <table:table-cell office:value-type="float" office:value="0" calcext:value-type="float">
            <text:p>0</text:p>
          </table:table-cell>
          <table:table-cell office:value-type="float" office:value="0.1583303" calcext:value-type="float">
            <text:p>0.1583303</text:p>
          </table:table-cell>
          <table:table-cell office:value-type="float" office:value="0.3207865" calcext:value-type="float">
            <text:p>0.3207865</text:p>
          </table:table-cell>
          <table:table-cell office:value-type="float" office:value="0.326569" calcext:value-type="float">
            <text:p>0.326569</text:p>
          </table:table-cell>
          <table:table-cell office:value-type="float" office:value="0.3316761" calcext:value-type="float">
            <text:p>0.3316761</text:p>
          </table:table-cell>
          <table:table-cell office:value-type="float" office:value="0.3350951" calcext:value-type="float">
            <text:p>0.3350951</text:p>
          </table:table-cell>
          <table:table-cell office:value-type="float" office:value="0.2962783" calcext:value-type="float">
            <text:p>0.2962783</text:p>
          </table:table-cell>
          <table:table-cell office:value-type="float" office:value="0.2954059" calcext:value-type="float">
            <text:p>0.2954059</text:p>
          </table:table-cell>
          <table:table-cell office:value-type="float" office:value="0.3737902" calcext:value-type="float">
            <text:p>0.3737902</text:p>
          </table:table-cell>
          <table:table-cell office:value-type="float" office:value="0.3719659" calcext:value-type="float">
            <text:p>0.3719659</text:p>
          </table:table-cell>
          <table:table-cell office:value-type="float" office:value="0.3786554" calcext:value-type="float">
            <text:p>0.3786554</text:p>
          </table:table-cell>
          <table:table-cell office:value-type="float" office:value="0.3901905" calcext:value-type="float">
            <text:p>0.3901905</text:p>
          </table:table-cell>
          <table:table-cell office:value-type="float" office:value="0.3963441" calcext:value-type="float">
            <text:p>0.396344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7335E-015" calcext:value-type="float">
            <text:p>1.997335E-15</text:p>
          </table:table-cell>
          <table:table-cell office:value-type="float" office:value="1.96801E-015" calcext:value-type="float">
            <text:p>1.96801E-15</text:p>
          </table:table-cell>
          <table:table-cell office:value-type="float" office:value="1.96382E-015" calcext:value-type="float">
            <text:p>1.96382E-15</text:p>
          </table:table-cell>
          <table:table-cell office:value-type="float" office:value="1.935728E-015" calcext:value-type="float">
            <text:p>1.935728E-15</text:p>
          </table:table-cell>
          <table:table-cell office:value-type="float" office:value="9.441326E-016" calcext:value-type="float">
            <text:p>9.441326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38603" calcext:value-type="float">
            <text:p>-4.738603</text:p>
          </table:table-cell>
          <table:table-cell office:value-type="float" office:value="-0.02318402" calcext:value-type="float">
            <text:p>-0.02318402</text:p>
          </table:table-cell>
          <table:table-cell office:value-type="float" office:value="-0.02077823" calcext:value-type="float">
            <text:p>-0.02077823</text:p>
          </table:table-cell>
          <table:table-cell office:value-type="float" office:value="-0.01893543" calcext:value-type="float">
            <text:p>-0.01893543</text:p>
          </table:table-cell>
          <table:table-cell office:value-type="float" office:value="-0.01778675" calcext:value-type="float">
            <text:p>-0.01778675</text:p>
          </table:table-cell>
          <table:table-cell office:value-type="float" office:value="-0.01600103" calcext:value-type="float">
            <text:p>-0.01600103</text:p>
          </table:table-cell>
          <table:table-cell office:value-type="float" office:value="-0.01428144" calcext:value-type="float">
            <text:p>-0.01428144</text:p>
          </table:table-cell>
          <table:table-cell office:value-type="float" office:value="-0.0122228" calcext:value-type="float">
            <text:p>-0.0122228</text:p>
          </table:table-cell>
          <table:table-cell office:value-type="float" office:value="-0.009905614" calcext:value-type="float">
            <text:p>-0.009905614</text:p>
          </table:table-cell>
          <table:table-cell office:value-type="float" office:value="-0.0094653" calcext:value-type="float">
            <text:p>-0.009465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2.78332" calcext:value-type="float">
            <text:p>-22.78332</text:p>
          </table:table-cell>
          <table:table-cell office:value-type="float" office:value="0.03891161" calcext:value-type="float">
            <text:p>0.03891161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79234" calcext:value-type="float">
            <text:p>-2.3792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6" calcext:value-type="float">
            <text:p>17052006</text:p>
          </table:table-cell>
          <table:table-cell office:value-type="float" office:value="226.1" calcext:value-type="float">
            <text:p>226.1</text:p>
          </table:table-cell>
          <table:table-cell office:value-type="float" office:value="149.5753" calcext:value-type="float">
            <text:p>149.5753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88.188" calcext:value-type="float">
            <text:p>1088.188</text:p>
          </table:table-cell>
          <table:table-cell office:value-type="float" office:value="-11.08914" calcext:value-type="float">
            <text:p>-11.08914</text:p>
          </table:table-cell>
          <table:table-cell office:value-type="float" office:value="0" calcext:value-type="float">
            <text:p>0</text:p>
          </table:table-cell>
          <table:table-cell office:value-type="float" office:value="0.1686937" calcext:value-type="float">
            <text:p>0.1686937</text:p>
          </table:table-cell>
          <table:table-cell office:value-type="float" office:value="0.3191347" calcext:value-type="float">
            <text:p>0.3191347</text:p>
          </table:table-cell>
          <table:table-cell office:value-type="float" office:value="0.325039" calcext:value-type="float">
            <text:p>0.325039</text:p>
          </table:table-cell>
          <table:table-cell office:value-type="float" office:value="0.3303688" calcext:value-type="float">
            <text:p>0.3303688</text:p>
          </table:table-cell>
          <table:table-cell office:value-type="float" office:value="0.3339005" calcext:value-type="float">
            <text:p>0.3339005</text:p>
          </table:table-cell>
          <table:table-cell office:value-type="float" office:value="0.2952498" calcext:value-type="float">
            <text:p>0.2952498</text:p>
          </table:table-cell>
          <table:table-cell office:value-type="float" office:value="0.2944726" calcext:value-type="float">
            <text:p>0.2944726</text:p>
          </table:table-cell>
          <table:table-cell office:value-type="float" office:value="0.3732689" calcext:value-type="float">
            <text:p>0.3732689</text:p>
          </table:table-cell>
          <table:table-cell office:value-type="float" office:value="0.3713407" calcext:value-type="float">
            <text:p>0.3713407</text:p>
          </table:table-cell>
          <table:table-cell office:value-type="float" office:value="0.3786169" calcext:value-type="float">
            <text:p>0.3786169</text:p>
          </table:table-cell>
          <table:table-cell office:value-type="float" office:value="0.390485" calcext:value-type="float">
            <text:p>0.390485</text:p>
          </table:table-cell>
          <table:table-cell office:value-type="float" office:value="0.3965774" calcext:value-type="float">
            <text:p>0.39657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5332E-015" calcext:value-type="float">
            <text:p>1.995332E-15</text:p>
          </table:table-cell>
          <table:table-cell office:value-type="float" office:value="1.967978E-015" calcext:value-type="float">
            <text:p>1.967978E-15</text:p>
          </table:table-cell>
          <table:table-cell office:value-type="float" office:value="1.963795E-015" calcext:value-type="float">
            <text:p>1.963795E-15</text:p>
          </table:table-cell>
          <table:table-cell office:value-type="float" office:value="1.935704E-015" calcext:value-type="float">
            <text:p>1.935704E-15</text:p>
          </table:table-cell>
          <table:table-cell office:value-type="float" office:value="9.441156E-016" calcext:value-type="float">
            <text:p>9.441156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08641" calcext:value-type="float">
            <text:p>-2.908641</text:p>
          </table:table-cell>
          <table:table-cell office:value-type="float" office:value="-0.02391948" calcext:value-type="float">
            <text:p>-0.02391948</text:p>
          </table:table-cell>
          <table:table-cell office:value-type="float" office:value="-0.02138177" calcext:value-type="float">
            <text:p>-0.02138177</text:p>
          </table:table-cell>
          <table:table-cell office:value-type="float" office:value="-0.01939655" calcext:value-type="float">
            <text:p>-0.01939655</text:p>
          </table:table-cell>
          <table:table-cell office:value-type="float" office:value="-0.01817572" calcext:value-type="float">
            <text:p>-0.01817572</text:p>
          </table:table-cell>
          <table:table-cell office:value-type="float" office:value="-0.01642815" calcext:value-type="float">
            <text:p>-0.01642815</text:p>
          </table:table-cell>
          <table:table-cell office:value-type="float" office:value="-0.01466656" calcext:value-type="float">
            <text:p>-0.01466656</text:p>
          </table:table-cell>
          <table:table-cell office:value-type="float" office:value="-0.01259738" calcext:value-type="float">
            <text:p>-0.01259738</text:p>
          </table:table-cell>
          <table:table-cell office:value-type="float" office:value="-0.01018675" calcext:value-type="float">
            <text:p>-0.01018675</text:p>
          </table:table-cell>
          <table:table-cell office:value-type="float" office:value="-0.009481679" calcext:value-type="float">
            <text:p>-0.00948167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45.98471" calcext:value-type="float">
            <text:p>-45.98471</text:p>
          </table:table-cell>
          <table:table-cell office:value-type="float" office:value="0.03889979" calcext:value-type="float">
            <text:p>0.03889979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77431" calcext:value-type="float">
            <text:p>-2.37743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6" calcext:value-type="float">
            <text:p>18052006</text:p>
          </table:table-cell>
          <table:table-cell office:value-type="float" office:value="226.1" calcext:value-type="float">
            <text:p>226.1</text:p>
          </table:table-cell>
          <table:table-cell office:value-type="float" office:value="150.0619" calcext:value-type="float">
            <text:p>150.0619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87.701" calcext:value-type="float">
            <text:p>1087.701</text:p>
          </table:table-cell>
          <table:table-cell office:value-type="float" office:value="-11.08914" calcext:value-type="float">
            <text:p>-11.08914</text:p>
          </table:table-cell>
          <table:table-cell office:value-type="float" office:value="0" calcext:value-type="float">
            <text:p>0</text:p>
          </table:table-cell>
          <table:table-cell office:value-type="float" office:value="0.1664056" calcext:value-type="float">
            <text:p>0.1664056</text:p>
          </table:table-cell>
          <table:table-cell office:value-type="float" office:value="0.3173164" calcext:value-type="float">
            <text:p>0.3173164</text:p>
          </table:table-cell>
          <table:table-cell office:value-type="float" office:value="0.323545" calcext:value-type="float">
            <text:p>0.323545</text:p>
          </table:table-cell>
          <table:table-cell office:value-type="float" office:value="0.3289669" calcext:value-type="float">
            <text:p>0.3289669</text:p>
          </table:table-cell>
          <table:table-cell office:value-type="float" office:value="0.3323573" calcext:value-type="float">
            <text:p>0.3323573</text:p>
          </table:table-cell>
          <table:table-cell office:value-type="float" office:value="0.2943866" calcext:value-type="float">
            <text:p>0.2943866</text:p>
          </table:table-cell>
          <table:table-cell office:value-type="float" office:value="0.2937302" calcext:value-type="float">
            <text:p>0.2937302</text:p>
          </table:table-cell>
          <table:table-cell office:value-type="float" office:value="0.3727986" calcext:value-type="float">
            <text:p>0.3727986</text:p>
          </table:table-cell>
          <table:table-cell office:value-type="float" office:value="0.3707536" calcext:value-type="float">
            <text:p>0.3707536</text:p>
          </table:table-cell>
          <table:table-cell office:value-type="float" office:value="0.3785524" calcext:value-type="float">
            <text:p>0.3785524</text:p>
          </table:table-cell>
          <table:table-cell office:value-type="float" office:value="0.3907337" calcext:value-type="float">
            <text:p>0.3907337</text:p>
          </table:table-cell>
          <table:table-cell office:value-type="float" office:value="0.3968007" calcext:value-type="float">
            <text:p>0.39680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5779E-015" calcext:value-type="float">
            <text:p>1.995779E-15</text:p>
          </table:table-cell>
          <table:table-cell office:value-type="float" office:value="1.967942E-015" calcext:value-type="float">
            <text:p>1.967942E-15</text:p>
          </table:table-cell>
          <table:table-cell office:value-type="float" office:value="1.963771E-015" calcext:value-type="float">
            <text:p>1.963771E-15</text:p>
          </table:table-cell>
          <table:table-cell office:value-type="float" office:value="1.935675E-015" calcext:value-type="float">
            <text:p>1.935675E-15</text:p>
          </table:table-cell>
          <table:table-cell office:value-type="float" office:value="9.441022E-016" calcext:value-type="float">
            <text:p>9.441022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41997" calcext:value-type="float">
            <text:p>-3.241997</text:p>
          </table:table-cell>
          <table:table-cell office:value-type="float" office:value="-0.02477753" calcext:value-type="float">
            <text:p>-0.02477753</text:p>
          </table:table-cell>
          <table:table-cell office:value-type="float" office:value="-0.02199872" calcext:value-type="float">
            <text:p>-0.02199872</text:p>
          </table:table-cell>
          <table:table-cell office:value-type="float" office:value="-0.01990936" calcext:value-type="float">
            <text:p>-0.01990936</text:p>
          </table:table-cell>
          <table:table-cell office:value-type="float" office:value="-0.01870128" calcext:value-type="float">
            <text:p>-0.01870128</text:p>
          </table:table-cell>
          <table:table-cell office:value-type="float" office:value="-0.0167948" calcext:value-type="float">
            <text:p>-0.0167948</text:p>
          </table:table-cell>
          <table:table-cell office:value-type="float" office:value="-0.01497908" calcext:value-type="float">
            <text:p>-0.01497908</text:p>
          </table:table-cell>
          <table:table-cell office:value-type="float" office:value="-0.01294566" calcext:value-type="float">
            <text:p>-0.01294566</text:p>
          </table:table-cell>
          <table:table-cell office:value-type="float" office:value="-0.01045845" calcext:value-type="float">
            <text:p>-0.01045845</text:p>
          </table:table-cell>
          <table:table-cell office:value-type="float" office:value="-0.009509217" calcext:value-type="float">
            <text:p>-0.00950921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40.53401" calcext:value-type="float">
            <text:p>-40.53401</text:p>
          </table:table-cell>
          <table:table-cell office:value-type="float" office:value="0.03889269" calcext:value-type="float">
            <text:p>0.03889269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75504" calcext:value-type="float">
            <text:p>-2.37550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6" calcext:value-type="float">
            <text:p>19052006</text:p>
          </table:table-cell>
          <table:table-cell office:value-type="float" office:value="226.1" calcext:value-type="float">
            <text:p>226.1</text:p>
          </table:table-cell>
          <table:table-cell office:value-type="float" office:value="150.5582" calcext:value-type="float">
            <text:p>150.5582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87.205" calcext:value-type="float">
            <text:p>1087.205</text:p>
          </table:table-cell>
          <table:table-cell office:value-type="float" office:value="-11.08914" calcext:value-type="float">
            <text:p>-11.08914</text:p>
          </table:table-cell>
          <table:table-cell office:value-type="float" office:value="0" calcext:value-type="float">
            <text:p>0</text:p>
          </table:table-cell>
          <table:table-cell office:value-type="float" office:value="0.1698653" calcext:value-type="float">
            <text:p>0.1698653</text:p>
          </table:table-cell>
          <table:table-cell office:value-type="float" office:value="0.3151875" calcext:value-type="float">
            <text:p>0.3151875</text:p>
          </table:table-cell>
          <table:table-cell office:value-type="float" office:value="0.3221238" calcext:value-type="float">
            <text:p>0.3221238</text:p>
          </table:table-cell>
          <table:table-cell office:value-type="float" office:value="0.3278019" calcext:value-type="float">
            <text:p>0.3278019</text:p>
          </table:table-cell>
          <table:table-cell office:value-type="float" office:value="0.3311803" calcext:value-type="float">
            <text:p>0.3311803</text:p>
          </table:table-cell>
          <table:table-cell office:value-type="float" office:value="0.2934735" calcext:value-type="float">
            <text:p>0.2934735</text:p>
          </table:table-cell>
          <table:table-cell office:value-type="float" office:value="0.29281" calcext:value-type="float">
            <text:p>0.29281</text:p>
          </table:table-cell>
          <table:table-cell office:value-type="float" office:value="0.3724026" calcext:value-type="float">
            <text:p>0.3724026</text:p>
          </table:table-cell>
          <table:table-cell office:value-type="float" office:value="0.3701987" calcext:value-type="float">
            <text:p>0.3701987</text:p>
          </table:table-cell>
          <table:table-cell office:value-type="float" office:value="0.378465" calcext:value-type="float">
            <text:p>0.378465</text:p>
          </table:table-cell>
          <table:table-cell office:value-type="float" office:value="0.3909426" calcext:value-type="float">
            <text:p>0.3909426</text:p>
          </table:table-cell>
          <table:table-cell office:value-type="float" office:value="0.3970042" calcext:value-type="float">
            <text:p>0.3970042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96284E-015" calcext:value-type="float">
            <text:p>1.996284E-15</text:p>
          </table:table-cell>
          <table:table-cell office:value-type="float" office:value="1.967906E-015" calcext:value-type="float">
            <text:p>1.967906E-15</text:p>
          </table:table-cell>
          <table:table-cell office:value-type="float" office:value="1.963736E-015" calcext:value-type="float">
            <text:p>1.963736E-15</text:p>
          </table:table-cell>
          <table:table-cell office:value-type="float" office:value="1.935649E-015" calcext:value-type="float">
            <text:p>1.935649E-15</text:p>
          </table:table-cell>
          <table:table-cell office:value-type="float" office:value="9.440808E-016" calcext:value-type="float">
            <text:p>9.440808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16978" calcext:value-type="float">
            <text:p>-2.816978</text:p>
          </table:table-cell>
          <table:table-cell office:value-type="float" office:value="-0.02581855" calcext:value-type="float">
            <text:p>-0.02581855</text:p>
          </table:table-cell>
          <table:table-cell office:value-type="float" office:value="-0.02259729" calcext:value-type="float">
            <text:p>-0.02259729</text:p>
          </table:table-cell>
          <table:table-cell office:value-type="float" office:value="-0.02034378" calcext:value-type="float">
            <text:p>-0.02034378</text:p>
          </table:table-cell>
          <table:table-cell office:value-type="float" office:value="-0.01911025" calcext:value-type="float">
            <text:p>-0.01911025</text:p>
          </table:table-cell>
          <table:table-cell office:value-type="float" office:value="-0.01719358" calcext:value-type="float">
            <text:p>-0.01719358</text:p>
          </table:table-cell>
          <table:table-cell office:value-type="float" office:value="-0.01537762" calcext:value-type="float">
            <text:p>-0.01537762</text:p>
          </table:table-cell>
          <table:table-cell office:value-type="float" office:value="-0.01324679" calcext:value-type="float">
            <text:p>-0.01324679</text:p>
          </table:table-cell>
          <table:table-cell office:value-type="float" office:value="-0.01072237" calcext:value-type="float">
            <text:p>-0.01072237</text:p>
          </table:table-cell>
          <table:table-cell office:value-type="float" office:value="-0.009546804" calcext:value-type="float">
            <text:p>-0.009546804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57.00631" calcext:value-type="float">
            <text:p>-57.00631</text:p>
          </table:table-cell>
          <table:table-cell office:value-type="float" office:value="0.03888521" calcext:value-type="float">
            <text:p>0.03888521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734" calcext:value-type="float">
            <text:p>-2.37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6" calcext:value-type="float">
            <text:p>20052006</text:p>
          </table:table-cell>
          <table:table-cell office:value-type="float" office:value="226.2" calcext:value-type="float">
            <text:p>226.2</text:p>
          </table:table-cell>
          <table:table-cell office:value-type="float" office:value="151.3166" calcext:value-type="float">
            <text:p>151.3166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86.547" calcext:value-type="float">
            <text:p>1086.547</text:p>
          </table:table-cell>
          <table:table-cell office:value-type="float" office:value="-11.08912" calcext:value-type="float">
            <text:p>-11.08912</text:p>
          </table:table-cell>
          <table:table-cell office:value-type="float" office:value="0" calcext:value-type="float">
            <text:p>0</text:p>
          </table:table-cell>
          <table:table-cell office:value-type="float" office:value="0.1480479" calcext:value-type="float">
            <text:p>0.1480479</text:p>
          </table:table-cell>
          <table:table-cell office:value-type="float" office:value="0.313531" calcext:value-type="float">
            <text:p>0.313531</text:p>
          </table:table-cell>
          <table:table-cell office:value-type="float" office:value="0.3200791" calcext:value-type="float">
            <text:p>0.3200791</text:p>
          </table:table-cell>
          <table:table-cell office:value-type="float" office:value="0.3258854" calcext:value-type="float">
            <text:p>0.3258854</text:p>
          </table:table-cell>
          <table:table-cell office:value-type="float" office:value="0.3295345" calcext:value-type="float">
            <text:p>0.3295345</text:p>
          </table:table-cell>
          <table:table-cell office:value-type="float" office:value="0.2924686" calcext:value-type="float">
            <text:p>0.2924686</text:p>
          </table:table-cell>
          <table:table-cell office:value-type="float" office:value="0.2918934" calcext:value-type="float">
            <text:p>0.2918934</text:p>
          </table:table-cell>
          <table:table-cell office:value-type="float" office:value="0.3719724" calcext:value-type="float">
            <text:p>0.3719724</text:p>
          </table:table-cell>
          <table:table-cell office:value-type="float" office:value="0.3696817" calcext:value-type="float">
            <text:p>0.3696817</text:p>
          </table:table-cell>
          <table:table-cell office:value-type="float" office:value="0.3783579" calcext:value-type="float">
            <text:p>0.3783579</text:p>
          </table:table-cell>
          <table:table-cell office:value-type="float" office:value="0.3911149" calcext:value-type="float">
            <text:p>0.3911149</text:p>
          </table:table-cell>
          <table:table-cell office:value-type="float" office:value="0.3971903" calcext:value-type="float">
            <text:p>0.397190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6752E-015" calcext:value-type="float">
            <text:p>1.996752E-15</text:p>
          </table:table-cell>
          <table:table-cell office:value-type="float" office:value="1.967876E-015" calcext:value-type="float">
            <text:p>1.967876E-15</text:p>
          </table:table-cell>
          <table:table-cell office:value-type="float" office:value="1.963704E-015" calcext:value-type="float">
            <text:p>1.963704E-15</text:p>
          </table:table-cell>
          <table:table-cell office:value-type="float" office:value="1.935623E-015" calcext:value-type="float">
            <text:p>1.935623E-15</text:p>
          </table:table-cell>
          <table:table-cell office:value-type="float" office:value="9.440594E-016" calcext:value-type="float">
            <text:p>9.440594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76378" calcext:value-type="float">
            <text:p>-8.076378</text:p>
          </table:table-cell>
          <table:table-cell office:value-type="float" office:value="-0.02669679" calcext:value-type="float">
            <text:p>-0.02669679</text:p>
          </table:table-cell>
          <table:table-cell office:value-type="float" office:value="-0.0235003" calcext:value-type="float">
            <text:p>-0.0235003</text:p>
          </table:table-cell>
          <table:table-cell office:value-type="float" office:value="-0.02108463" calcext:value-type="float">
            <text:p>-0.02108463</text:p>
          </table:table-cell>
          <table:table-cell office:value-type="float" office:value="-0.01969982" calcext:value-type="float">
            <text:p>-0.01969982</text:p>
          </table:table-cell>
          <table:table-cell office:value-type="float" office:value="-0.01764483" calcext:value-type="float">
            <text:p>-0.01764483</text:p>
          </table:table-cell>
          <table:table-cell office:value-type="float" office:value="-0.01578688" calcext:value-type="float">
            <text:p>-0.01578688</text:p>
          </table:table-cell>
          <table:table-cell office:value-type="float" office:value="-0.01358158" calcext:value-type="float">
            <text:p>-0.01358158</text:p>
          </table:table-cell>
          <table:table-cell office:value-type="float" office:value="-0.01097456" calcext:value-type="float">
            <text:p>-0.01097456</text:p>
          </table:table-cell>
          <table:table-cell office:value-type="float" office:value="-0.009593075" calcext:value-type="float">
            <text:p>-0.00959307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8.66965" calcext:value-type="float">
            <text:p>-28.66965</text:p>
          </table:table-cell>
          <table:table-cell office:value-type="float" office:value="0.03888197" calcext:value-type="float">
            <text:p>0.03888197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71139" calcext:value-type="float">
            <text:p>-2.37113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6" calcext:value-type="float">
            <text:p>21052006</text:p>
          </table:table-cell>
          <table:table-cell office:value-type="float" office:value="226.3" calcext:value-type="float">
            <text:p>226.3</text:p>
          </table:table-cell>
          <table:table-cell office:value-type="float" office:value="152.128" calcext:value-type="float">
            <text:p>152.128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85.835" calcext:value-type="float">
            <text:p>1085.835</text:p>
          </table:table-cell>
          <table:table-cell office:value-type="float" office:value="-11.0891" calcext:value-type="float">
            <text:p>-11.0891</text:p>
          </table:table-cell>
          <table:table-cell office:value-type="float" office:value="0" calcext:value-type="float">
            <text:p>0</text:p>
          </table:table-cell>
          <table:table-cell office:value-type="float" office:value="0.1486017" calcext:value-type="float">
            <text:p>0.1486017</text:p>
          </table:table-cell>
          <table:table-cell office:value-type="float" office:value="0.3107498" calcext:value-type="float">
            <text:p>0.3107498</text:p>
          </table:table-cell>
          <table:table-cell office:value-type="float" office:value="0.3178968" calcext:value-type="float">
            <text:p>0.3178968</text:p>
          </table:table-cell>
          <table:table-cell office:value-type="float" office:value="0.32385" calcext:value-type="float">
            <text:p>0.32385</text:p>
          </table:table-cell>
          <table:table-cell office:value-type="float" office:value="0.3278854" calcext:value-type="float">
            <text:p>0.3278854</text:p>
          </table:table-cell>
          <table:table-cell office:value-type="float" office:value="0.2912625" calcext:value-type="float">
            <text:p>0.2912625</text:p>
          </table:table-cell>
          <table:table-cell office:value-type="float" office:value="0.2908961" calcext:value-type="float">
            <text:p>0.2908961</text:p>
          </table:table-cell>
          <table:table-cell office:value-type="float" office:value="0.3715105" calcext:value-type="float">
            <text:p>0.3715105</text:p>
          </table:table-cell>
          <table:table-cell office:value-type="float" office:value="0.3692369" calcext:value-type="float">
            <text:p>0.3692369</text:p>
          </table:table-cell>
          <table:table-cell office:value-type="float" office:value="0.3781873" calcext:value-type="float">
            <text:p>0.3781873</text:p>
          </table:table-cell>
          <table:table-cell office:value-type="float" office:value="0.3911684" calcext:value-type="float">
            <text:p>0.3911684</text:p>
          </table:table-cell>
          <table:table-cell office:value-type="float" office:value="0.3973554" calcext:value-type="float">
            <text:p>0.397355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721E-015" calcext:value-type="float">
            <text:p>1.99721E-15</text:p>
          </table:table-cell>
          <table:table-cell office:value-type="float" office:value="1.967841E-015" calcext:value-type="float">
            <text:p>1.967841E-15</text:p>
          </table:table-cell>
          <table:table-cell office:value-type="float" office:value="1.963679E-015" calcext:value-type="float">
            <text:p>1.963679E-15</text:p>
          </table:table-cell>
          <table:table-cell office:value-type="float" office:value="1.9356E-015" calcext:value-type="float">
            <text:p>1.9356E-15</text:p>
          </table:table-cell>
          <table:table-cell office:value-type="float" office:value="9.440337E-016" calcext:value-type="float">
            <text:p>9.440337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820425" calcext:value-type="float">
            <text:p>-7.820425</text:p>
          </table:table-cell>
          <table:table-cell office:value-type="float" office:value="-0.02819629" calcext:value-type="float">
            <text:p>-0.02819629</text:p>
          </table:table-cell>
          <table:table-cell office:value-type="float" office:value="-0.0245061" calcext:value-type="float">
            <text:p>-0.0245061</text:p>
          </table:table-cell>
          <table:table-cell office:value-type="float" office:value="-0.02190846" calcext:value-type="float">
            <text:p>-0.02190846</text:p>
          </table:table-cell>
          <table:table-cell office:value-type="float" office:value="-0.02031453" calcext:value-type="float">
            <text:p>-0.02031453</text:p>
          </table:table-cell>
          <table:table-cell office:value-type="float" office:value="-0.01820386" calcext:value-type="float">
            <text:p>-0.01820386</text:p>
          </table:table-cell>
          <table:table-cell office:value-type="float" office:value="-0.01624619" calcext:value-type="float">
            <text:p>-0.01624619</text:p>
          </table:table-cell>
          <table:table-cell office:value-type="float" office:value="-0.01395146" calcext:value-type="float">
            <text:p>-0.01395146</text:p>
          </table:table-cell>
          <table:table-cell office:value-type="float" office:value="-0.0111969" calcext:value-type="float">
            <text:p>-0.0111969</text:p>
          </table:table-cell>
          <table:table-cell office:value-type="float" office:value="-0.009666927" calcext:value-type="float">
            <text:p>-0.00966692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40.02555" calcext:value-type="float">
            <text:p>-40.02555</text:p>
          </table:table-cell>
          <table:table-cell office:value-type="float" office:value="0.03887832" calcext:value-type="float">
            <text:p>0.03887832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6823" calcext:value-type="float">
            <text:p>-2.3682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6" calcext:value-type="float">
            <text:p>22052006</text:p>
          </table:table-cell>
          <table:table-cell office:value-type="float" office:value="226.3" calcext:value-type="float">
            <text:p>226.3</text:p>
          </table:table-cell>
          <table:table-cell office:value-type="float" office:value="152.9419" calcext:value-type="float">
            <text:p>152.9419</text:p>
          </table:table-cell>
          <table:table-cell office:value-type="float" office:value="30.127" calcext:value-type="float">
            <text:p>30.127</text:p>
          </table:table-cell>
          <table:table-cell office:value-type="float" office:value="1085.021" calcext:value-type="float">
            <text:p>1085.021</text:p>
          </table:table-cell>
          <table:table-cell office:value-type="float" office:value="-11.0891" calcext:value-type="float">
            <text:p>-11.0891</text:p>
          </table:table-cell>
          <table:table-cell office:value-type="float" office:value="0" calcext:value-type="float">
            <text:p>0</text:p>
          </table:table-cell>
          <table:table-cell office:value-type="float" office:value="0.1503757" calcext:value-type="float">
            <text:p>0.1503757</text:p>
          </table:table-cell>
          <table:table-cell office:value-type="float" office:value="0.3062037" calcext:value-type="float">
            <text:p>0.3062037</text:p>
          </table:table-cell>
          <table:table-cell office:value-type="float" office:value="0.3145971" calcext:value-type="float">
            <text:p>0.3145971</text:p>
          </table:table-cell>
          <table:table-cell office:value-type="float" office:value="0.3216523" calcext:value-type="float">
            <text:p>0.3216523</text:p>
          </table:table-cell>
          <table:table-cell office:value-type="float" office:value="0.325555" calcext:value-type="float">
            <text:p>0.325555</text:p>
          </table:table-cell>
          <table:table-cell office:value-type="float" office:value="0.2899769" calcext:value-type="float">
            <text:p>0.2899769</text:p>
          </table:table-cell>
          <table:table-cell office:value-type="float" office:value="0.2899799" calcext:value-type="float">
            <text:p>0.2899799</text:p>
          </table:table-cell>
          <table:table-cell office:value-type="float" office:value="0.3710496" calcext:value-type="float">
            <text:p>0.3710496</text:p>
          </table:table-cell>
          <table:table-cell office:value-type="float" office:value="0.3688194" calcext:value-type="float">
            <text:p>0.3688194</text:p>
          </table:table-cell>
          <table:table-cell office:value-type="float" office:value="0.3779863" calcext:value-type="float">
            <text:p>0.3779863</text:p>
          </table:table-cell>
          <table:table-cell office:value-type="float" office:value="0.3911808" calcext:value-type="float">
            <text:p>0.3911808</text:p>
          </table:table-cell>
          <table:table-cell office:value-type="float" office:value="0.3975088" calcext:value-type="float">
            <text:p>0.3975088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97698E-015" calcext:value-type="float">
            <text:p>1.997698E-15</text:p>
          </table:table-cell>
          <table:table-cell office:value-type="float" office:value="1.967808E-015" calcext:value-type="float">
            <text:p>1.967808E-15</text:p>
          </table:table-cell>
          <table:table-cell office:value-type="float" office:value="1.963648E-015" calcext:value-type="float">
            <text:p>1.963648E-15</text:p>
          </table:table-cell>
          <table:table-cell office:value-type="float" office:value="1.93557E-015" calcext:value-type="float">
            <text:p>1.93557E-15</text:p>
          </table:table-cell>
          <table:table-cell office:value-type="float" office:value="9.440177E-016" calcext:value-type="float">
            <text:p>9.440177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38817" calcext:value-type="float">
            <text:p>-7.138817</text:p>
          </table:table-cell>
          <table:table-cell office:value-type="float" office:value="-0.03085141" calcext:value-type="float">
            <text:p>-0.03085141</text:p>
          </table:table-cell>
          <table:table-cell office:value-type="float" office:value="-0.02612234" calcext:value-type="float">
            <text:p>-0.02612234</text:p>
          </table:table-cell>
          <table:table-cell office:value-type="float" office:value="-0.02283597" calcext:value-type="float">
            <text:p>-0.02283597</text:p>
          </table:table-cell>
          <table:table-cell office:value-type="float" office:value="-0.02121642" calcext:value-type="float">
            <text:p>-0.02121642</text:p>
          </table:table-cell>
          <table:table-cell office:value-type="float" office:value="-0.01882313" calcext:value-type="float">
            <text:p>-0.01882313</text:p>
          </table:table-cell>
          <table:table-cell office:value-type="float" office:value="-0.01668173" calcext:value-type="float">
            <text:p>-0.01668173</text:p>
          </table:table-cell>
          <table:table-cell office:value-type="float" office:value="-0.01433085" calcext:value-type="float">
            <text:p>-0.01433085</text:p>
          </table:table-cell>
          <table:table-cell office:value-type="float" office:value="-0.01140943" calcext:value-type="float">
            <text:p>-0.01140943</text:p>
          </table:table-cell>
          <table:table-cell office:value-type="float" office:value="-0.009755298" calcext:value-type="float">
            <text:p>-0.009755298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41.21061" calcext:value-type="float">
            <text:p>-41.21061</text:p>
          </table:table-cell>
          <table:table-cell office:value-type="float" office:value="0.03887449" calcext:value-type="float">
            <text:p>0.03887449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65164" calcext:value-type="float">
            <text:p>-2.36516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6" calcext:value-type="float">
            <text:p>23052006</text:p>
          </table:table-cell>
          <table:table-cell office:value-type="float" office:value="243.4" calcext:value-type="float">
            <text:p>243.4</text:p>
          </table:table-cell>
          <table:table-cell office:value-type="float" office:value="154.0339" calcext:value-type="float">
            <text:p>154.0339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100.719" calcext:value-type="float">
            <text:p>1100.719</text:p>
          </table:table-cell>
          <table:table-cell office:value-type="float" office:value="-10.88068" calcext:value-type="float">
            <text:p>-10.88068</text:p>
          </table:table-cell>
          <table:table-cell office:value-type="float" office:value="0" calcext:value-type="float">
            <text:p>0</text:p>
          </table:table-cell>
          <table:table-cell office:value-type="float" office:value="0.4440864" calcext:value-type="float">
            <text:p>0.4440864</text:p>
          </table:table-cell>
          <table:table-cell office:value-type="float" office:value="0.4489028" calcext:value-type="float">
            <text:p>0.4489028</text:p>
          </table:table-cell>
          <table:table-cell office:value-type="float" office:value="0.3278225" calcext:value-type="float">
            <text:p>0.3278225</text:p>
          </table:table-cell>
          <table:table-cell office:value-type="float" office:value="0.3261863" calcext:value-type="float">
            <text:p>0.3261863</text:p>
          </table:table-cell>
          <table:table-cell office:value-type="float" office:value="0.3253091" calcext:value-type="float">
            <text:p>0.3253091</text:p>
          </table:table-cell>
          <table:table-cell office:value-type="float" office:value="0.2898888" calcext:value-type="float">
            <text:p>0.2898888</text:p>
          </table:table-cell>
          <table:table-cell office:value-type="float" office:value="0.3091553" calcext:value-type="float">
            <text:p>0.3091553</text:p>
          </table:table-cell>
          <table:table-cell office:value-type="float" office:value="0.3711241" calcext:value-type="float">
            <text:p>0.3711241</text:p>
          </table:table-cell>
          <table:table-cell office:value-type="float" office:value="0.3683846" calcext:value-type="float">
            <text:p>0.3683846</text:p>
          </table:table-cell>
          <table:table-cell office:value-type="float" office:value="0.3777826" calcext:value-type="float">
            <text:p>0.3777826</text:p>
          </table:table-cell>
          <table:table-cell office:value-type="float" office:value="0.3911827" calcext:value-type="float">
            <text:p>0.3911827</text:p>
          </table:table-cell>
          <table:table-cell office:value-type="float" office:value="0.3976562" calcext:value-type="float">
            <text:p>0.397656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8233E-015" calcext:value-type="float">
            <text:p>1.998233E-15</text:p>
          </table:table-cell>
          <table:table-cell office:value-type="float" office:value="1.967771E-015" calcext:value-type="float">
            <text:p>1.967771E-15</text:p>
          </table:table-cell>
          <table:table-cell office:value-type="float" office:value="1.963609E-015" calcext:value-type="float">
            <text:p>1.963609E-15</text:p>
          </table:table-cell>
          <table:table-cell office:value-type="float" office:value="1.935541E-015" calcext:value-type="float">
            <text:p>1.935541E-15</text:p>
          </table:table-cell>
          <table:table-cell office:value-type="float" office:value="9.439998E-016" calcext:value-type="float">
            <text:p>9.439998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103391" calcext:value-type="float">
            <text:p>-0.003103391</text:p>
          </table:table-cell>
          <table:table-cell office:value-type="float" office:value="-0.002883216" calcext:value-type="float">
            <text:p>-0.002883216</text:p>
          </table:table-cell>
          <table:table-cell office:value-type="float" office:value="-0.02093538" calcext:value-type="float">
            <text:p>-0.02093538</text:p>
          </table:table-cell>
          <table:table-cell office:value-type="float" office:value="-0.02097018" calcext:value-type="float">
            <text:p>-0.02097018</text:p>
          </table:table-cell>
          <table:table-cell office:value-type="float" office:value="-0.02138701" calcext:value-type="float">
            <text:p>-0.02138701</text:p>
          </table:table-cell>
          <table:table-cell office:value-type="float" office:value="-0.01891971" calcext:value-type="float">
            <text:p>-0.01891971</text:p>
          </table:table-cell>
          <table:table-cell office:value-type="float" office:value="-0.00967748" calcext:value-type="float">
            <text:p>-0.00967748</text:p>
          </table:table-cell>
          <table:table-cell office:value-type="float" office:value="-0.01430499" calcext:value-type="float">
            <text:p>-0.01430499</text:p>
          </table:table-cell>
          <table:table-cell office:value-type="float" office:value="-0.01163591" calcext:value-type="float">
            <text:p>-0.01163591</text:p>
          </table:table-cell>
          <table:table-cell office:value-type="float" office:value="-0.009845672" calcext:value-type="float">
            <text:p>-0.00984567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3350325" calcext:value-type="float">
            <text:p>-0.003350325</text:p>
          </table:table-cell>
          <table:table-cell office:value-type="float" office:value="0.0388695" calcext:value-type="float">
            <text:p>0.0388695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62154" calcext:value-type="float">
            <text:p>-2.36215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6" calcext:value-type="float">
            <text:p>24052006</text:p>
          </table:table-cell>
          <table:table-cell office:value-type="float" office:value="243.5" calcext:value-type="float">
            <text:p>243.5</text:p>
          </table:table-cell>
          <table:table-cell office:value-type="float" office:value="161.3657" calcext:value-type="float">
            <text:p>161.3657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93.487" calcext:value-type="float">
            <text:p>1093.487</text:p>
          </table:table-cell>
          <table:table-cell office:value-type="float" office:value="-10.88066" calcext:value-type="float">
            <text:p>-10.88066</text:p>
          </table:table-cell>
          <table:table-cell office:value-type="float" office:value="0" calcext:value-type="float">
            <text:p>0</text:p>
          </table:table-cell>
          <table:table-cell office:value-type="float" office:value="0.281661" calcext:value-type="float">
            <text:p>0.281661</text:p>
          </table:table-cell>
          <table:table-cell office:value-type="float" office:value="0.3138877" calcext:value-type="float">
            <text:p>0.3138877</text:p>
          </table:table-cell>
          <table:table-cell office:value-type="float" office:value="0.336589" calcext:value-type="float">
            <text:p>0.336589</text:p>
          </table:table-cell>
          <table:table-cell office:value-type="float" office:value="0.3434322" calcext:value-type="float">
            <text:p>0.3434322</text:p>
          </table:table-cell>
          <table:table-cell office:value-type="float" office:value="0.3444858" calcext:value-type="float">
            <text:p>0.3444858</text:p>
          </table:table-cell>
          <table:table-cell office:value-type="float" office:value="0.297214" calcext:value-type="float">
            <text:p>0.297214</text:p>
          </table:table-cell>
          <table:table-cell office:value-type="float" office:value="0.2954944" calcext:value-type="float">
            <text:p>0.2954944</text:p>
          </table:table-cell>
          <table:table-cell office:value-type="float" office:value="0.3721751" calcext:value-type="float">
            <text:p>0.3721751</text:p>
          </table:table-cell>
          <table:table-cell office:value-type="float" office:value="0.3682083" calcext:value-type="float">
            <text:p>0.3682083</text:p>
          </table:table-cell>
          <table:table-cell office:value-type="float" office:value="0.3776197" calcext:value-type="float">
            <text:p>0.3776197</text:p>
          </table:table-cell>
          <table:table-cell office:value-type="float" office:value="0.3910854" calcext:value-type="float">
            <text:p>0.3910854</text:p>
          </table:table-cell>
          <table:table-cell office:value-type="float" office:value="0.3977936" calcext:value-type="float">
            <text:p>0.39779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8753E-015" calcext:value-type="float">
            <text:p>1.998753E-15</text:p>
          </table:table-cell>
          <table:table-cell office:value-type="float" office:value="1.967737E-015" calcext:value-type="float">
            <text:p>1.967737E-15</text:p>
          </table:table-cell>
          <table:table-cell office:value-type="float" office:value="1.96357E-015" calcext:value-type="float">
            <text:p>1.96357E-15</text:p>
          </table:table-cell>
          <table:table-cell office:value-type="float" office:value="1.935512E-015" calcext:value-type="float">
            <text:p>1.935512E-15</text:p>
          </table:table-cell>
          <table:table-cell office:value-type="float" office:value="9.439842E-016" calcext:value-type="float">
            <text:p>9.439842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862033" calcext:value-type="float">
            <text:p>-0.05862033</text:p>
          </table:table-cell>
          <table:table-cell office:value-type="float" office:value="-0.02637464" calcext:value-type="float">
            <text:p>-0.02637464</text:p>
          </table:table-cell>
          <table:table-cell office:value-type="float" office:value="-0.01718937" calcext:value-type="float">
            <text:p>-0.01718937</text:p>
          </table:table-cell>
          <table:table-cell office:value-type="float" office:value="-0.01526672" calcext:value-type="float">
            <text:p>-0.01526672</text:p>
          </table:table-cell>
          <table:table-cell office:value-type="float" office:value="-0.01500611" calcext:value-type="float">
            <text:p>-0.01500611</text:p>
          </table:table-cell>
          <table:table-cell office:value-type="float" office:value="-0.01564551" calcext:value-type="float">
            <text:p>-0.01564551</text:p>
          </table:table-cell>
          <table:table-cell office:value-type="float" office:value="-0.01423827" calcext:value-type="float">
            <text:p>-0.01423827</text:p>
          </table:table-cell>
          <table:table-cell office:value-type="float" office:value="-0.01342649" calcext:value-type="float">
            <text:p>-0.01342649</text:p>
          </table:table-cell>
          <table:table-cell office:value-type="float" office:value="-0.01173031" calcext:value-type="float">
            <text:p>-0.01173031</text:p>
          </table:table-cell>
          <table:table-cell office:value-type="float" office:value="-0.009918886" calcext:value-type="float">
            <text:p>-0.00991888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7763632" calcext:value-type="float">
            <text:p>-0.07763632</text:p>
          </table:table-cell>
          <table:table-cell office:value-type="float" office:value="0.03882144" calcext:value-type="float">
            <text:p>0.03882144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59203" calcext:value-type="float">
            <text:p>-2.35920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6" calcext:value-type="float">
            <text:p>25052006</text:p>
          </table:table-cell>
          <table:table-cell office:value-type="float" office:value="243.5" calcext:value-type="float">
            <text:p>243.5</text:p>
          </table:table-cell>
          <table:table-cell office:value-type="float" office:value="166.9829" calcext:value-type="float">
            <text:p>166.9829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87.87" calcext:value-type="float">
            <text:p>1087.87</text:p>
          </table:table-cell>
          <table:table-cell office:value-type="float" office:value="-10.88066" calcext:value-type="float">
            <text:p>-10.88066</text:p>
          </table:table-cell>
          <table:table-cell office:value-type="float" office:value="0" calcext:value-type="float">
            <text:p>0</text:p>
          </table:table-cell>
          <table:table-cell office:value-type="float" office:value="0.1851757" calcext:value-type="float">
            <text:p>0.1851757</text:p>
          </table:table-cell>
          <table:table-cell office:value-type="float" office:value="0.3034485" calcext:value-type="float">
            <text:p>0.3034485</text:p>
          </table:table-cell>
          <table:table-cell office:value-type="float" office:value="0.3212796" calcext:value-type="float">
            <text:p>0.3212796</text:p>
          </table:table-cell>
          <table:table-cell office:value-type="float" office:value="0.3315955" calcext:value-type="float">
            <text:p>0.3315955</text:p>
          </table:table-cell>
          <table:table-cell office:value-type="float" office:value="0.3358994" calcext:value-type="float">
            <text:p>0.3358994</text:p>
          </table:table-cell>
          <table:table-cell office:value-type="float" office:value="0.2966335" calcext:value-type="float">
            <text:p>0.2966335</text:p>
          </table:table-cell>
          <table:table-cell office:value-type="float" office:value="0.293989" calcext:value-type="float">
            <text:p>0.293989</text:p>
          </table:table-cell>
          <table:table-cell office:value-type="float" office:value="0.3719113" calcext:value-type="float">
            <text:p>0.3719113</text:p>
          </table:table-cell>
          <table:table-cell office:value-type="float" office:value="0.3680714" calcext:value-type="float">
            <text:p>0.3680714</text:p>
          </table:table-cell>
          <table:table-cell office:value-type="float" office:value="0.377477" calcext:value-type="float">
            <text:p>0.377477</text:p>
          </table:table-cell>
          <table:table-cell office:value-type="float" office:value="0.3909747" calcext:value-type="float">
            <text:p>0.3909747</text:p>
          </table:table-cell>
          <table:table-cell office:value-type="float" office:value="0.3979154" calcext:value-type="float">
            <text:p>0.39791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9253E-015" calcext:value-type="float">
            <text:p>1.999253E-15</text:p>
          </table:table-cell>
          <table:table-cell office:value-type="float" office:value="1.967706E-015" calcext:value-type="float">
            <text:p>1.967706E-15</text:p>
          </table:table-cell>
          <table:table-cell office:value-type="float" office:value="1.963535E-015" calcext:value-type="float">
            <text:p>1.963535E-15</text:p>
          </table:table-cell>
          <table:table-cell office:value-type="float" office:value="1.935485E-015" calcext:value-type="float">
            <text:p>1.935485E-15</text:p>
          </table:table-cell>
          <table:table-cell office:value-type="float" office:value="9.439645E-016" calcext:value-type="float">
            <text:p>9.439645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44213" calcext:value-type="float">
            <text:p>-1.344213</text:p>
          </table:table-cell>
          <table:table-cell office:value-type="float" office:value="-0.03267631" calcext:value-type="float">
            <text:p>-0.03267631</text:p>
          </table:table-cell>
          <table:table-cell office:value-type="float" office:value="-0.02295511" calcext:value-type="float">
            <text:p>-0.02295511</text:p>
          </table:table-cell>
          <table:table-cell office:value-type="float" office:value="-0.01894271" calcext:value-type="float">
            <text:p>-0.01894271</text:p>
          </table:table-cell>
          <table:table-cell office:value-type="float" office:value="-0.01751353" calcext:value-type="float">
            <text:p>-0.01751353</text:p>
          </table:table-cell>
          <table:table-cell office:value-type="float" office:value="-0.01585231" calcext:value-type="float">
            <text:p>-0.01585231</text:p>
          </table:table-cell>
          <table:table-cell office:value-type="float" office:value="-0.01486897" calcext:value-type="float">
            <text:p>-0.01486897</text:p>
          </table:table-cell>
          <table:table-cell office:value-type="float" office:value="-0.0136322" calcext:value-type="float">
            <text:p>-0.0136322</text:p>
          </table:table-cell>
          <table:table-cell office:value-type="float" office:value="-0.01180293" calcext:value-type="float">
            <text:p>-0.01180293</text:p>
          </table:table-cell>
          <table:table-cell office:value-type="float" office:value="-0.009983257" calcext:value-type="float">
            <text:p>-0.00998325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3.73449" calcext:value-type="float">
            <text:p>-13.73449</text:p>
          </table:table-cell>
          <table:table-cell office:value-type="float" office:value="0.03876983" calcext:value-type="float">
            <text:p>0.03876983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56338" calcext:value-type="float">
            <text:p>-2.35633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6" calcext:value-type="float">
            <text:p>26052006</text:p>
          </table:table-cell>
          <table:table-cell office:value-type="float" office:value="246.0444" calcext:value-type="float">
            <text:p>246.0444</text:p>
          </table:table-cell>
          <table:table-cell office:value-type="float" office:value="168.6381" calcext:value-type="float">
            <text:p>168.6381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88.758" calcext:value-type="float">
            <text:p>1088.758</text:p>
          </table:table-cell>
          <table:table-cell office:value-type="float" office:value="-10.87984" calcext:value-type="float">
            <text:p>-10.87984</text:p>
          </table:table-cell>
          <table:table-cell office:value-type="float" office:value="0" calcext:value-type="float">
            <text:p>0</text:p>
          </table:table-cell>
          <table:table-cell office:value-type="float" office:value="0.1907914" calcext:value-type="float">
            <text:p>0.1907914</text:p>
          </table:table-cell>
          <table:table-cell office:value-type="float" office:value="0.3026507" calcext:value-type="float">
            <text:p>0.3026507</text:p>
          </table:table-cell>
          <table:table-cell office:value-type="float" office:value="0.3161674" calcext:value-type="float">
            <text:p>0.3161674</text:p>
          </table:table-cell>
          <table:table-cell office:value-type="float" office:value="0.325668" calcext:value-type="float">
            <text:p>0.325668</text:p>
          </table:table-cell>
          <table:table-cell office:value-type="float" office:value="0.3303418" calcext:value-type="float">
            <text:p>0.3303418</text:p>
          </table:table-cell>
          <table:table-cell office:value-type="float" office:value="0.2939514" calcext:value-type="float">
            <text:p>0.2939514</text:p>
          </table:table-cell>
          <table:table-cell office:value-type="float" office:value="0.2925069" calcext:value-type="float">
            <text:p>0.2925069</text:p>
          </table:table-cell>
          <table:table-cell office:value-type="float" office:value="0.3715498" calcext:value-type="float">
            <text:p>0.3715498</text:p>
          </table:table-cell>
          <table:table-cell office:value-type="float" office:value="0.3679053" calcext:value-type="float">
            <text:p>0.3679053</text:p>
          </table:table-cell>
          <table:table-cell office:value-type="float" office:value="0.3773375" calcext:value-type="float">
            <text:p>0.3773375</text:p>
          </table:table-cell>
          <table:table-cell office:value-type="float" office:value="0.3908869" calcext:value-type="float">
            <text:p>0.3908869</text:p>
          </table:table-cell>
          <table:table-cell office:value-type="float" office:value="0.3980256" calcext:value-type="float">
            <text:p>0.3980256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9975E-015" calcext:value-type="float">
            <text:p>1.99975E-15</text:p>
          </table:table-cell>
          <table:table-cell office:value-type="float" office:value="1.967674E-015" calcext:value-type="float">
            <text:p>1.967674E-15</text:p>
          </table:table-cell>
          <table:table-cell office:value-type="float" office:value="1.963497E-015" calcext:value-type="float">
            <text:p>1.963497E-15</text:p>
          </table:table-cell>
          <table:table-cell office:value-type="float" office:value="1.935465E-015" calcext:value-type="float">
            <text:p>1.935465E-15</text:p>
          </table:table-cell>
          <table:table-cell office:value-type="float" office:value="9.439374E-016" calcext:value-type="float">
            <text:p>9.439374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24621" calcext:value-type="float">
            <text:p>-1.224621</text:p>
          </table:table-cell>
          <table:table-cell office:value-type="float" office:value="-0.03320581" calcext:value-type="float">
            <text:p>-0.03320581</text:p>
          </table:table-cell>
          <table:table-cell office:value-type="float" office:value="-0.02533613" calcext:value-type="float">
            <text:p>-0.02533613</text:p>
          </table:table-cell>
          <table:table-cell office:value-type="float" office:value="-0.02116287" calcext:value-type="float">
            <text:p>-0.02116287</text:p>
          </table:table-cell>
          <table:table-cell office:value-type="float" office:value="-0.01940211" calcext:value-type="float">
            <text:p>-0.01940211</text:p>
          </table:table-cell>
          <table:table-cell office:value-type="float" office:value="-0.01697814" calcext:value-type="float">
            <text:p>-0.01697814</text:p>
          </table:table-cell>
          <table:table-cell office:value-type="float" office:value="-0.01551044" calcext:value-type="float">
            <text:p>-0.01551044</text:p>
          </table:table-cell>
          <table:table-cell office:value-type="float" office:value="-0.01392065" calcext:value-type="float">
            <text:p>-0.01392065</text:p>
          </table:table-cell>
          <table:table-cell office:value-type="float" office:value="-0.01189164" calcext:value-type="float">
            <text:p>-0.01189164</text:p>
          </table:table-cell>
          <table:table-cell office:value-type="float" office:value="-0.01004658" calcext:value-type="float">
            <text:p>-0.01004658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1526621" calcext:value-type="float">
            <text:p>-0.1526621</text:p>
          </table:table-cell>
          <table:table-cell office:value-type="float" office:value="0.0387515" calcext:value-type="float">
            <text:p>0.038751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3559" calcext:value-type="float">
            <text:p>-2.35355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6" calcext:value-type="float">
            <text:p>27052006</text:p>
          </table:table-cell>
          <table:table-cell office:value-type="float" office:value="247.3779" calcext:value-type="float">
            <text:p>247.3779</text:p>
          </table:table-cell>
          <table:table-cell office:value-type="float" office:value="173.9114" calcext:value-type="float">
            <text:p>173.9114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84.818" calcext:value-type="float">
            <text:p>1084.818</text:p>
          </table:table-cell>
          <table:table-cell office:value-type="float" office:value="-10.87944" calcext:value-type="float">
            <text:p>-10.87944</text:p>
          </table:table-cell>
          <table:table-cell office:value-type="float" office:value="0" calcext:value-type="float">
            <text:p>0</text:p>
          </table:table-cell>
          <table:table-cell office:value-type="float" office:value="0.1864276" calcext:value-type="float">
            <text:p>0.1864276</text:p>
          </table:table-cell>
          <table:table-cell office:value-type="float" office:value="0.2905625" calcext:value-type="float">
            <text:p>0.2905625</text:p>
          </table:table-cell>
          <table:table-cell office:value-type="float" office:value="0.3084702" calcext:value-type="float">
            <text:p>0.3084702</text:p>
          </table:table-cell>
          <table:table-cell office:value-type="float" office:value="0.3202709" calcext:value-type="float">
            <text:p>0.3202709</text:p>
          </table:table-cell>
          <table:table-cell office:value-type="float" office:value="0.3258294" calcext:value-type="float">
            <text:p>0.3258294</text:p>
          </table:table-cell>
          <table:table-cell office:value-type="float" office:value="0.291088" calcext:value-type="float">
            <text:p>0.291088</text:p>
          </table:table-cell>
          <table:table-cell office:value-type="float" office:value="0.2906476" calcext:value-type="float">
            <text:p>0.2906476</text:p>
          </table:table-cell>
          <table:table-cell office:value-type="float" office:value="0.3710016" calcext:value-type="float">
            <text:p>0.3710016</text:p>
          </table:table-cell>
          <table:table-cell office:value-type="float" office:value="0.367671" calcext:value-type="float">
            <text:p>0.367671</text:p>
          </table:table-cell>
          <table:table-cell office:value-type="float" office:value="0.3771994" calcext:value-type="float">
            <text:p>0.3771994</text:p>
          </table:table-cell>
          <table:table-cell office:value-type="float" office:value="0.3908162" calcext:value-type="float">
            <text:p>0.3908162</text:p>
          </table:table-cell>
          <table:table-cell office:value-type="float" office:value="0.3981283" calcext:value-type="float">
            <text:p>0.398128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987E-015" calcext:value-type="float">
            <text:p>1.92987E-15</text:p>
          </table:table-cell>
          <table:table-cell office:value-type="float" office:value="1.967641E-015" calcext:value-type="float">
            <text:p>1.967641E-15</text:p>
          </table:table-cell>
          <table:table-cell office:value-type="float" office:value="1.963462E-015" calcext:value-type="float">
            <text:p>1.963462E-15</text:p>
          </table:table-cell>
          <table:table-cell office:value-type="float" office:value="1.935444E-015" calcext:value-type="float">
            <text:p>1.935444E-15</text:p>
          </table:table-cell>
          <table:table-cell office:value-type="float" office:value="9.439067E-016" calcext:value-type="float">
            <text:p>9.439067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86774" calcext:value-type="float">
            <text:p>-1.286774</text:p>
          </table:table-cell>
          <table:table-cell office:value-type="float" office:value="-0.04545747" calcext:value-type="float">
            <text:p>-0.04545747</text:p>
          </table:table-cell>
          <table:table-cell office:value-type="float" office:value="-0.02946044" calcext:value-type="float">
            <text:p>-0.02946044</text:p>
          </table:table-cell>
          <table:table-cell office:value-type="float" office:value="-0.02343803" calcext:value-type="float">
            <text:p>-0.02343803</text:p>
          </table:table-cell>
          <table:table-cell office:value-type="float" office:value="-0.02110278" calcext:value-type="float">
            <text:p>-0.02110278</text:p>
          </table:table-cell>
          <table:table-cell office:value-type="float" office:value="-0.01828035" calcext:value-type="float">
            <text:p>-0.01828035</text:p>
          </table:table-cell>
          <table:table-cell office:value-type="float" office:value="-0.01636069" calcext:value-type="float">
            <text:p>-0.01636069</text:p>
          </table:table-cell>
          <table:table-cell office:value-type="float" office:value="-0.01437095" calcext:value-type="float">
            <text:p>-0.01437095</text:p>
          </table:table-cell>
          <table:table-cell office:value-type="float" office:value="-0.01201792" calcext:value-type="float">
            <text:p>-0.01201792</text:p>
          </table:table-cell>
          <table:table-cell office:value-type="float" office:value="-0.01010971" calcext:value-type="float">
            <text:p>-0.0101097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3.91015" calcext:value-type="float">
            <text:p>-23.91015</text:p>
          </table:table-cell>
          <table:table-cell office:value-type="float" office:value="0.03869387" calcext:value-type="float">
            <text:p>0.03869387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0863" calcext:value-type="float">
            <text:p>-2.35086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6" calcext:value-type="float">
            <text:p>28052006</text:p>
          </table:table-cell>
          <table:table-cell office:value-type="float" office:value="247.5049" calcext:value-type="float">
            <text:p>247.5049</text:p>
          </table:table-cell>
          <table:table-cell office:value-type="float" office:value="175.6688" calcext:value-type="float">
            <text:p>175.6688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83.188" calcext:value-type="float">
            <text:p>1083.188</text:p>
          </table:table-cell>
          <table:table-cell office:value-type="float" office:value="-10.87942" calcext:value-type="float">
            <text:p>-10.87942</text:p>
          </table:table-cell>
          <table:table-cell office:value-type="float" office:value="0" calcext:value-type="float">
            <text:p>0</text:p>
          </table:table-cell>
          <table:table-cell office:value-type="float" office:value="0.1694718" calcext:value-type="float">
            <text:p>0.1694718</text:p>
          </table:table-cell>
          <table:table-cell office:value-type="float" office:value="0.284783" calcext:value-type="float">
            <text:p>0.284783</text:p>
          </table:table-cell>
          <table:table-cell office:value-type="float" office:value="0.3021457" calcext:value-type="float">
            <text:p>0.3021457</text:p>
          </table:table-cell>
          <table:table-cell office:value-type="float" office:value="0.3147684" calcext:value-type="float">
            <text:p>0.3147684</text:p>
          </table:table-cell>
          <table:table-cell office:value-type="float" office:value="0.3209208" calcext:value-type="float">
            <text:p>0.3209208</text:p>
          </table:table-cell>
          <table:table-cell office:value-type="float" office:value="0.2883443" calcext:value-type="float">
            <text:p>0.2883443</text:p>
          </table:table-cell>
          <table:table-cell office:value-type="float" office:value="0.2888098" calcext:value-type="float">
            <text:p>0.2888098</text:p>
          </table:table-cell>
          <table:table-cell office:value-type="float" office:value="0.3703293" calcext:value-type="float">
            <text:p>0.3703293</text:p>
          </table:table-cell>
          <table:table-cell office:value-type="float" office:value="0.3673656" calcext:value-type="float">
            <text:p>0.3673656</text:p>
          </table:table-cell>
          <table:table-cell office:value-type="float" office:value="0.3770568" calcext:value-type="float">
            <text:p>0.3770568</text:p>
          </table:table-cell>
          <table:table-cell office:value-type="float" office:value="0.3907577" calcext:value-type="float">
            <text:p>0.3907577</text:p>
          </table:table-cell>
          <table:table-cell office:value-type="float" office:value="0.3982257" calcext:value-type="float">
            <text:p>0.3982257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30411E-015" calcext:value-type="float">
            <text:p>1.930411E-15</text:p>
          </table:table-cell>
          <table:table-cell office:value-type="float" office:value="1.967604E-015" calcext:value-type="float">
            <text:p>1.967604E-15</text:p>
          </table:table-cell>
          <table:table-cell office:value-type="float" office:value="1.963426E-015" calcext:value-type="float">
            <text:p>1.963426E-15</text:p>
          </table:table-cell>
          <table:table-cell office:value-type="float" office:value="1.935415E-015" calcext:value-type="float">
            <text:p>1.935415E-15</text:p>
          </table:table-cell>
          <table:table-cell office:value-type="float" office:value="9.438827E-016" calcext:value-type="float">
            <text:p>9.438827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49042" calcext:value-type="float">
            <text:p>-2.749042</text:p>
          </table:table-cell>
          <table:table-cell office:value-type="float" office:value="-0.05304356" calcext:value-type="float">
            <text:p>-0.05304356</text:p>
          </table:table-cell>
          <table:table-cell office:value-type="float" office:value="-0.03357586" calcext:value-type="float">
            <text:p>-0.03357586</text:p>
          </table:table-cell>
          <table:table-cell office:value-type="float" office:value="-0.02605862" calcext:value-type="float">
            <text:p>-0.02605862</text:p>
          </table:table-cell>
          <table:table-cell office:value-type="float" office:value="-0.02315608" calcext:value-type="float">
            <text:p>-0.02315608</text:p>
          </table:table-cell>
          <table:table-cell office:value-type="float" office:value="-0.0196381" calcext:value-type="float">
            <text:p>-0.0196381</text:p>
          </table:table-cell>
          <table:table-cell office:value-type="float" office:value="-0.0172539" calcext:value-type="float">
            <text:p>-0.0172539</text:p>
          </table:table-cell>
          <table:table-cell office:value-type="float" office:value="-0.01494503" calcext:value-type="float">
            <text:p>-0.01494503</text:p>
          </table:table-cell>
          <table:table-cell office:value-type="float" office:value="-0.01218468" calcext:value-type="float">
            <text:p>-0.01218468</text:p>
          </table:table-cell>
          <table:table-cell office:value-type="float" office:value="-0.01017529" calcext:value-type="float">
            <text:p>-0.0101752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8.98711" calcext:value-type="float">
            <text:p>-18.98711</text:p>
          </table:table-cell>
          <table:table-cell office:value-type="float" office:value="0.03867101" calcext:value-type="float">
            <text:p>0.03867101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48262" calcext:value-type="float">
            <text:p>-2.34826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6" calcext:value-type="float">
            <text:p>29052006</text:p>
          </table:table-cell>
          <table:table-cell office:value-type="float" office:value="247.8859" calcext:value-type="float">
            <text:p>247.8859</text:p>
          </table:table-cell>
          <table:table-cell office:value-type="float" office:value="177.6915" calcext:value-type="float">
            <text:p>177.6915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81.546" calcext:value-type="float">
            <text:p>1081.546</text:p>
          </table:table-cell>
          <table:table-cell office:value-type="float" office:value="-10.87935" calcext:value-type="float">
            <text:p>-10.87935</text:p>
          </table:table-cell>
          <table:table-cell office:value-type="float" office:value="0" calcext:value-type="float">
            <text:p>0</text:p>
          </table:table-cell>
          <table:table-cell office:value-type="float" office:value="0.1687265" calcext:value-type="float">
            <text:p>0.1687265</text:p>
          </table:table-cell>
          <table:table-cell office:value-type="float" office:value="0.2774803" calcext:value-type="float">
            <text:p>0.2774803</text:p>
          </table:table-cell>
          <table:table-cell office:value-type="float" office:value="0.2966248" calcext:value-type="float">
            <text:p>0.2966248</text:p>
          </table:table-cell>
          <table:table-cell office:value-type="float" office:value="0.3097006" calcext:value-type="float">
            <text:p>0.3097006</text:p>
          </table:table-cell>
          <table:table-cell office:value-type="float" office:value="0.3167762" calcext:value-type="float">
            <text:p>0.3167762</text:p>
          </table:table-cell>
          <table:table-cell office:value-type="float" office:value="0.2857313" calcext:value-type="float">
            <text:p>0.2857313</text:p>
          </table:table-cell>
          <table:table-cell office:value-type="float" office:value="0.2869344" calcext:value-type="float">
            <text:p>0.2869344</text:p>
          </table:table-cell>
          <table:table-cell office:value-type="float" office:value="0.3696149" calcext:value-type="float">
            <text:p>0.3696149</text:p>
          </table:table-cell>
          <table:table-cell office:value-type="float" office:value="0.3669709" calcext:value-type="float">
            <text:p>0.3669709</text:p>
          </table:table-cell>
          <table:table-cell office:value-type="float" office:value="0.3769024" calcext:value-type="float">
            <text:p>0.3769024</text:p>
          </table:table-cell>
          <table:table-cell office:value-type="float" office:value="0.3907073" calcext:value-type="float">
            <text:p>0.3907073</text:p>
          </table:table-cell>
          <table:table-cell office:value-type="float" office:value="0.3983185" calcext:value-type="float">
            <text:p>0.398318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0962E-015" calcext:value-type="float">
            <text:p>1.930962E-15</text:p>
          </table:table-cell>
          <table:table-cell office:value-type="float" office:value="1.967571E-015" calcext:value-type="float">
            <text:p>1.967571E-15</text:p>
          </table:table-cell>
          <table:table-cell office:value-type="float" office:value="1.963386E-015" calcext:value-type="float">
            <text:p>1.963386E-15</text:p>
          </table:table-cell>
          <table:table-cell office:value-type="float" office:value="1.935387E-015" calcext:value-type="float">
            <text:p>1.935387E-15</text:p>
          </table:table-cell>
          <table:table-cell office:value-type="float" office:value="9.438573E-016" calcext:value-type="float">
            <text:p>9.438573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19335" calcext:value-type="float">
            <text:p>-2.819335</text:p>
          </table:table-cell>
          <table:table-cell office:value-type="float" office:value="-0.06475882" calcext:value-type="float">
            <text:p>-0.06475882</text:p>
          </table:table-cell>
          <table:table-cell office:value-type="float" office:value="-0.03870017" calcext:value-type="float">
            <text:p>-0.03870017</text:p>
          </table:table-cell>
          <table:table-cell office:value-type="float" office:value="-0.02877547" calcext:value-type="float">
            <text:p>-0.02877547</text:p>
          </table:table-cell>
          <table:table-cell office:value-type="float" office:value="-0.02506523" calcext:value-type="float">
            <text:p>-0.02506523</text:p>
          </table:table-cell>
          <table:table-cell office:value-type="float" office:value="-0.02103946" calcext:value-type="float">
            <text:p>-0.02103946</text:p>
          </table:table-cell>
          <table:table-cell office:value-type="float" office:value="-0.01822346" calcext:value-type="float">
            <text:p>-0.01822346</text:p>
          </table:table-cell>
          <table:table-cell office:value-type="float" office:value="-0.01558122" calcext:value-type="float">
            <text:p>-0.01558122</text:p>
          </table:table-cell>
          <table:table-cell office:value-type="float" office:value="-0.01240402" calcext:value-type="float">
            <text:p>-0.01240402</text:p>
          </table:table-cell>
          <table:table-cell office:value-type="float" office:value="-0.01024677" calcext:value-type="float">
            <text:p>-0.0102467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5.22326" calcext:value-type="float">
            <text:p>-25.22326</text:p>
          </table:table-cell>
          <table:table-cell office:value-type="float" office:value="0.03865555" calcext:value-type="float">
            <text:p>0.0386555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45739" calcext:value-type="float">
            <text:p>-2.3457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6" calcext:value-type="float">
            <text:p>30052006</text:p>
          </table:table-cell>
          <table:table-cell office:value-type="float" office:value="247.8859" calcext:value-type="float">
            <text:p>247.8859</text:p>
          </table:table-cell>
          <table:table-cell office:value-type="float" office:value="179.3636" calcext:value-type="float">
            <text:p>179.3636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79.874" calcext:value-type="float">
            <text:p>1079.874</text:p>
          </table:table-cell>
          <table:table-cell office:value-type="float" office:value="-10.87935" calcext:value-type="float">
            <text:p>-10.87935</text:p>
          </table:table-cell>
          <table:table-cell office:value-type="float" office:value="0" calcext:value-type="float">
            <text:p>0</text:p>
          </table:table-cell>
          <table:table-cell office:value-type="float" office:value="0.1585803" calcext:value-type="float">
            <text:p>0.1585803</text:p>
          </table:table-cell>
          <table:table-cell office:value-type="float" office:value="0.2695135" calcext:value-type="float">
            <text:p>0.2695135</text:p>
          </table:table-cell>
          <table:table-cell office:value-type="float" office:value="0.2918274" calcext:value-type="float">
            <text:p>0.2918274</text:p>
          </table:table-cell>
          <table:table-cell office:value-type="float" office:value="0.3046246" calcext:value-type="float">
            <text:p>0.3046246</text:p>
          </table:table-cell>
          <table:table-cell office:value-type="float" office:value="0.312556" calcext:value-type="float">
            <text:p>0.312556</text:p>
          </table:table-cell>
          <table:table-cell office:value-type="float" office:value="0.2832132" calcext:value-type="float">
            <text:p>0.2832132</text:p>
          </table:table-cell>
          <table:table-cell office:value-type="float" office:value="0.2852438" calcext:value-type="float">
            <text:p>0.2852438</text:p>
          </table:table-cell>
          <table:table-cell office:value-type="float" office:value="0.3689221" calcext:value-type="float">
            <text:p>0.3689221</text:p>
          </table:table-cell>
          <table:table-cell office:value-type="float" office:value="0.3665143" calcext:value-type="float">
            <text:p>0.3665143</text:p>
          </table:table-cell>
          <table:table-cell office:value-type="float" office:value="0.3767267" calcext:value-type="float">
            <text:p>0.3767267</text:p>
          </table:table-cell>
          <table:table-cell office:value-type="float" office:value="0.3906611" calcext:value-type="float">
            <text:p>0.3906611</text:p>
          </table:table-cell>
          <table:table-cell office:value-type="float" office:value="0.3984076" calcext:value-type="float">
            <text:p>0.3984076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31506E-015" calcext:value-type="float">
            <text:p>1.931506E-15</text:p>
          </table:table-cell>
          <table:table-cell office:value-type="float" office:value="1.967539E-015" calcext:value-type="float">
            <text:p>1.967539E-15</text:p>
          </table:table-cell>
          <table:table-cell office:value-type="float" office:value="1.963345E-015" calcext:value-type="float">
            <text:p>1.963345E-15</text:p>
          </table:table-cell>
          <table:table-cell office:value-type="float" office:value="1.935356E-015" calcext:value-type="float">
            <text:p>1.935356E-15</text:p>
          </table:table-cell>
          <table:table-cell office:value-type="float" office:value="9.438372E-016" calcext:value-type="float">
            <text:p>9.438372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91789" calcext:value-type="float">
            <text:p>-4.691789</text:p>
          </table:table-cell>
          <table:table-cell office:value-type="float" office:value="-0.08100656" calcext:value-type="float">
            <text:p>-0.08100656</text:p>
          </table:table-cell>
          <table:table-cell office:value-type="float" office:value="-0.04389685" calcext:value-type="float">
            <text:p>-0.04389685</text:p>
          </table:table-cell>
          <table:table-cell office:value-type="float" office:value="-0.03183695" calcext:value-type="float">
            <text:p>-0.03183695</text:p>
          </table:table-cell>
          <table:table-cell office:value-type="float" office:value="-0.02721779" calcext:value-type="float">
            <text:p>-0.02721779</text:p>
          </table:table-cell>
          <table:table-cell office:value-type="float" office:value="-0.02249439" calcext:value-type="float">
            <text:p>-0.02249439</text:p>
          </table:table-cell>
          <table:table-cell office:value-type="float" office:value="-0.01914683" calcext:value-type="float">
            <text:p>-0.01914683</text:p>
          </table:table-cell>
          <table:table-cell office:value-type="float" office:value="-0.01622622" calcext:value-type="float">
            <text:p>-0.01622622</text:p>
          </table:table-cell>
          <table:table-cell office:value-type="float" office:value="-0.01266319" calcext:value-type="float">
            <text:p>-0.01266319</text:p>
          </table:table-cell>
          <table:table-cell office:value-type="float" office:value="-0.0103288" calcext:value-type="float">
            <text:p>-0.0103288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8.10904" calcext:value-type="float">
            <text:p>-28.10904</text:p>
          </table:table-cell>
          <table:table-cell office:value-type="float" office:value="0.03864595" calcext:value-type="float">
            <text:p>0.0386459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43303" calcext:value-type="float">
            <text:p>-2.34330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6" calcext:value-type="float">
            <text:p>31052006</text:p>
          </table:table-cell>
          <table:table-cell office:value-type="float" office:value="247.8859" calcext:value-type="float">
            <text:p>247.8859</text:p>
          </table:table-cell>
          <table:table-cell office:value-type="float" office:value="181.0163" calcext:value-type="float">
            <text:p>181.0163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78.221" calcext:value-type="float">
            <text:p>1078.221</text:p>
          </table:table-cell>
          <table:table-cell office:value-type="float" office:value="-10.87935" calcext:value-type="float">
            <text:p>-10.87935</text:p>
          </table:table-cell>
          <table:table-cell office:value-type="float" office:value="0" calcext:value-type="float">
            <text:p>0</text:p>
          </table:table-cell>
          <table:table-cell office:value-type="float" office:value="0.1537637" calcext:value-type="float">
            <text:p>0.1537637</text:p>
          </table:table-cell>
          <table:table-cell office:value-type="float" office:value="0.2601344" calcext:value-type="float">
            <text:p>0.2601344</text:p>
          </table:table-cell>
          <table:table-cell office:value-type="float" office:value="0.286824" calcext:value-type="float">
            <text:p>0.286824</text:p>
          </table:table-cell>
          <table:table-cell office:value-type="float" office:value="0.3002162" calcext:value-type="float">
            <text:p>0.3002162</text:p>
          </table:table-cell>
          <table:table-cell office:value-type="float" office:value="0.3083231" calcext:value-type="float">
            <text:p>0.3083231</text:p>
          </table:table-cell>
          <table:table-cell office:value-type="float" office:value="0.2807512" calcext:value-type="float">
            <text:p>0.2807512</text:p>
          </table:table-cell>
          <table:table-cell office:value-type="float" office:value="0.2833884" calcext:value-type="float">
            <text:p>0.2833884</text:p>
          </table:table-cell>
          <table:table-cell office:value-type="float" office:value="0.368194" calcext:value-type="float">
            <text:p>0.368194</text:p>
          </table:table-cell>
          <table:table-cell office:value-type="float" office:value="0.3660119" calcext:value-type="float">
            <text:p>0.3660119</text:p>
          </table:table-cell>
          <table:table-cell office:value-type="float" office:value="0.3765285" calcext:value-type="float">
            <text:p>0.3765285</text:p>
          </table:table-cell>
          <table:table-cell office:value-type="float" office:value="0.3906142" calcext:value-type="float">
            <text:p>0.3906142</text:p>
          </table:table-cell>
          <table:table-cell office:value-type="float" office:value="0.398493" calcext:value-type="float">
            <text:p>0.398493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32041E-015" calcext:value-type="float">
            <text:p>1.932041E-15</text:p>
          </table:table-cell>
          <table:table-cell office:value-type="float" office:value="1.96751E-015" calcext:value-type="float">
            <text:p>1.96751E-15</text:p>
          </table:table-cell>
          <table:table-cell office:value-type="float" office:value="1.963304E-015" calcext:value-type="float">
            <text:p>1.963304E-15</text:p>
          </table:table-cell>
          <table:table-cell office:value-type="float" office:value="1.935327E-015" calcext:value-type="float">
            <text:p>1.935327E-15</text:p>
          </table:table-cell>
          <table:table-cell office:value-type="float" office:value="9.438141E-016" calcext:value-type="float">
            <text:p>9.438141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54412" calcext:value-type="float">
            <text:p>-5.954412</text:p>
          </table:table-cell>
          <table:table-cell office:value-type="float" office:value="-0.1064712" calcext:value-type="float">
            <text:p>-0.1064712</text:p>
          </table:table-cell>
          <table:table-cell office:value-type="float" office:value="-0.05012663" calcext:value-type="float">
            <text:p>-0.05012663</text:p>
          </table:table-cell>
          <table:table-cell office:value-type="float" office:value="-0.03529651" calcext:value-type="float">
            <text:p>-0.03529651</text:p>
          </table:table-cell>
          <table:table-cell office:value-type="float" office:value="-0.02958185" calcext:value-type="float">
            <text:p>-0.02958185</text:p>
          </table:table-cell>
          <table:table-cell office:value-type="float" office:value="-0.0240288" calcext:value-type="float">
            <text:p>-0.0240288</text:p>
          </table:table-cell>
          <table:table-cell office:value-type="float" office:value="-0.02022335" calcext:value-type="float">
            <text:p>-0.02022335</text:p>
          </table:table-cell>
          <table:table-cell office:value-type="float" office:value="-0.01693422" calcext:value-type="float">
            <text:p>-0.01693422</text:p>
          </table:table-cell>
          <table:table-cell office:value-type="float" office:value="-0.01295516" calcext:value-type="float">
            <text:p>-0.01295516</text:p>
          </table:table-cell>
          <table:table-cell office:value-type="float" office:value="-0.01042211" calcext:value-type="float">
            <text:p>-0.0104221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5.12721" calcext:value-type="float">
            <text:p>-25.12721</text:p>
          </table:table-cell>
          <table:table-cell office:value-type="float" office:value="0.03863874" calcext:value-type="float">
            <text:p>0.03863874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40941" calcext:value-type="float">
            <text:p>-2.34094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6" calcext:value-type="float">
            <text:p>1062006</text:p>
          </table:table-cell>
          <table:table-cell office:value-type="float" office:value="247.8859" calcext:value-type="float">
            <text:p>247.8859</text:p>
          </table:table-cell>
          <table:table-cell office:value-type="float" office:value="182.7201" calcext:value-type="float">
            <text:p>182.7201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76.517" calcext:value-type="float">
            <text:p>1076.517</text:p>
          </table:table-cell>
          <table:table-cell office:value-type="float" office:value="-10.87935" calcext:value-type="float">
            <text:p>-10.87935</text:p>
          </table:table-cell>
          <table:table-cell office:value-type="float" office:value="0" calcext:value-type="float">
            <text:p>0</text:p>
          </table:table-cell>
          <table:table-cell office:value-type="float" office:value="0.1497844" calcext:value-type="float">
            <text:p>0.1497844</text:p>
          </table:table-cell>
          <table:table-cell office:value-type="float" office:value="0.2504896" calcext:value-type="float">
            <text:p>0.2504896</text:p>
          </table:table-cell>
          <table:table-cell office:value-type="float" office:value="0.2823662" calcext:value-type="float">
            <text:p>0.2823662</text:p>
          </table:table-cell>
          <table:table-cell office:value-type="float" office:value="0.2957896" calcext:value-type="float">
            <text:p>0.2957896</text:p>
          </table:table-cell>
          <table:table-cell office:value-type="float" office:value="0.3037255" calcext:value-type="float">
            <text:p>0.3037255</text:p>
          </table:table-cell>
          <table:table-cell office:value-type="float" office:value="0.2782807" calcext:value-type="float">
            <text:p>0.2782807</text:p>
          </table:table-cell>
          <table:table-cell office:value-type="float" office:value="0.2815853" calcext:value-type="float">
            <text:p>0.2815853</text:p>
          </table:table-cell>
          <table:table-cell office:value-type="float" office:value="0.3675013" calcext:value-type="float">
            <text:p>0.3675013</text:p>
          </table:table-cell>
          <table:table-cell office:value-type="float" office:value="0.3654663" calcext:value-type="float">
            <text:p>0.3654663</text:p>
          </table:table-cell>
          <table:table-cell office:value-type="float" office:value="0.3763104" calcext:value-type="float">
            <text:p>0.3763104</text:p>
          </table:table-cell>
          <table:table-cell office:value-type="float" office:value="0.3905645" calcext:value-type="float">
            <text:p>0.3905645</text:p>
          </table:table-cell>
          <table:table-cell office:value-type="float" office:value="0.3985747" calcext:value-type="float">
            <text:p>0.398574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2554E-015" calcext:value-type="float">
            <text:p>1.932554E-15</text:p>
          </table:table-cell>
          <table:table-cell office:value-type="float" office:value="1.967482E-015" calcext:value-type="float">
            <text:p>1.967482E-15</text:p>
          </table:table-cell>
          <table:table-cell office:value-type="float" office:value="1.963264E-015" calcext:value-type="float">
            <text:p>1.963264E-15</text:p>
          </table:table-cell>
          <table:table-cell office:value-type="float" office:value="1.935304E-015" calcext:value-type="float">
            <text:p>1.935304E-15</text:p>
          </table:table-cell>
          <table:table-cell office:value-type="float" office:value="9.437859E-016" calcext:value-type="float">
            <text:p>9.437859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343075" calcext:value-type="float">
            <text:p>-7.343075</text:p>
          </table:table-cell>
          <table:table-cell office:value-type="float" office:value="-0.1423901" calcext:value-type="float">
            <text:p>-0.1423901</text:p>
          </table:table-cell>
          <table:table-cell office:value-type="float" office:value="-0.05660336" calcext:value-type="float">
            <text:p>-0.05660336</text:p>
          </table:table-cell>
          <table:table-cell office:value-type="float" office:value="-0.03957139" calcext:value-type="float">
            <text:p>-0.03957139</text:p>
          </table:table-cell>
          <table:table-cell office:value-type="float" office:value="-0.03242176" calcext:value-type="float">
            <text:p>-0.03242176</text:p>
          </table:table-cell>
          <table:table-cell office:value-type="float" office:value="-0.02568618" calcext:value-type="float">
            <text:p>-0.02568618</text:p>
          </table:table-cell>
          <table:table-cell office:value-type="float" office:value="-0.02133348" calcext:value-type="float">
            <text:p>-0.02133348</text:p>
          </table:table-cell>
          <table:table-cell office:value-type="float" office:value="-0.0176375" calcext:value-type="float">
            <text:p>-0.0176375</text:p>
          </table:table-cell>
          <table:table-cell office:value-type="float" office:value="-0.01328032" calcext:value-type="float">
            <text:p>-0.01328032</text:p>
          </table:table-cell>
          <table:table-cell office:value-type="float" office:value="-0.01052585" calcext:value-type="float">
            <text:p>-0.0105258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30.39452" calcext:value-type="float">
            <text:p>-30.39452</text:p>
          </table:table-cell>
          <table:table-cell office:value-type="float" office:value="0.03863323" calcext:value-type="float">
            <text:p>0.0386332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38654" calcext:value-type="float">
            <text:p>-2.3386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6" calcext:value-type="float">
            <text:p>2062006</text:p>
          </table:table-cell>
          <table:table-cell office:value-type="float" office:value="249.9814" calcext:value-type="float">
            <text:p>249.9814</text:p>
          </table:table-cell>
          <table:table-cell office:value-type="float" office:value="184.6718" calcext:value-type="float">
            <text:p>184.6718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76.66" calcext:value-type="float">
            <text:p>1076.66</text:p>
          </table:table-cell>
          <table:table-cell office:value-type="float" office:value="-10.87868" calcext:value-type="float">
            <text:p>-10.87868</text:p>
          </table:table-cell>
          <table:table-cell office:value-type="float" office:value="0" calcext:value-type="float">
            <text:p>0</text:p>
          </table:table-cell>
          <table:table-cell office:value-type="float" office:value="0.1587716" calcext:value-type="float">
            <text:p>0.1587716</text:p>
          </table:table-cell>
          <table:table-cell office:value-type="float" office:value="0.2384249" calcext:value-type="float">
            <text:p>0.2384249</text:p>
          </table:table-cell>
          <table:table-cell office:value-type="float" office:value="0.2776634" calcext:value-type="float">
            <text:p>0.2776634</text:p>
          </table:table-cell>
          <table:table-cell office:value-type="float" office:value="0.2912787" calcext:value-type="float">
            <text:p>0.2912787</text:p>
          </table:table-cell>
          <table:table-cell office:value-type="float" office:value="0.2993819" calcext:value-type="float">
            <text:p>0.2993819</text:p>
          </table:table-cell>
          <table:table-cell office:value-type="float" office:value="0.2755042" calcext:value-type="float">
            <text:p>0.2755042</text:p>
          </table:table-cell>
          <table:table-cell office:value-type="float" office:value="0.279678" calcext:value-type="float">
            <text:p>0.279678</text:p>
          </table:table-cell>
          <table:table-cell office:value-type="float" office:value="0.3666885" calcext:value-type="float">
            <text:p>0.3666885</text:p>
          </table:table-cell>
          <table:table-cell office:value-type="float" office:value="0.3648868" calcext:value-type="float">
            <text:p>0.3648868</text:p>
          </table:table-cell>
          <table:table-cell office:value-type="float" office:value="0.3760641" calcext:value-type="float">
            <text:p>0.3760641</text:p>
          </table:table-cell>
          <table:table-cell office:value-type="float" office:value="0.3905087" calcext:value-type="float">
            <text:p>0.3905087</text:p>
          </table:table-cell>
          <table:table-cell office:value-type="float" office:value="0.3986466" calcext:value-type="float">
            <text:p>0.398646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306E-015" calcext:value-type="float">
            <text:p>1.93306E-15</text:p>
          </table:table-cell>
          <table:table-cell office:value-type="float" office:value="1.967454E-015" calcext:value-type="float">
            <text:p>1.967454E-15</text:p>
          </table:table-cell>
          <table:table-cell office:value-type="float" office:value="1.963226E-015" calcext:value-type="float">
            <text:p>1.963226E-15</text:p>
          </table:table-cell>
          <table:table-cell office:value-type="float" office:value="1.935281E-015" calcext:value-type="float">
            <text:p>1.935281E-15</text:p>
          </table:table-cell>
          <table:table-cell office:value-type="float" office:value="9.437584E-016" calcext:value-type="float">
            <text:p>9.437584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410818" calcext:value-type="float">
            <text:p>-5.410818</text:p>
          </table:table-cell>
          <table:table-cell office:value-type="float" office:value="-0.207801" calcext:value-type="float">
            <text:p>-0.207801</text:p>
          </table:table-cell>
          <table:table-cell office:value-type="float" office:value="-0.06441672" calcext:value-type="float">
            <text:p>-0.06441672</text:p>
          </table:table-cell>
          <table:table-cell office:value-type="float" office:value="-0.04454605" calcext:value-type="float">
            <text:p>-0.04454605</text:p>
          </table:table-cell>
          <table:table-cell office:value-type="float" office:value="-0.03607009" calcext:value-type="float">
            <text:p>-0.03607009</text:p>
          </table:table-cell>
          <table:table-cell office:value-type="float" office:value="-0.02771025" calcext:value-type="float">
            <text:p>-0.02771025</text:p>
          </table:table-cell>
          <table:table-cell office:value-type="float" office:value="-0.02258595" calcext:value-type="float">
            <text:p>-0.02258595</text:p>
          </table:table-cell>
          <table:table-cell office:value-type="float" office:value="-0.01850072" calcext:value-type="float">
            <text:p>-0.01850072</text:p>
          </table:table-cell>
          <table:table-cell office:value-type="float" office:value="-0.01363561" calcext:value-type="float">
            <text:p>-0.01363561</text:p>
          </table:table-cell>
          <table:table-cell office:value-type="float" office:value="-0.01064427" calcext:value-type="float">
            <text:p>-0.0106442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4409474" calcext:value-type="float">
            <text:p>-0.4409474</text:p>
          </table:table-cell>
          <table:table-cell office:value-type="float" office:value="0.03862823" calcext:value-type="float">
            <text:p>0.0386282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36399" calcext:value-type="float">
            <text:p>-2.33639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6" calcext:value-type="float">
            <text:p>3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191.2087" calcext:value-type="float">
            <text:p>191.2087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76.408" calcext:value-type="float">
            <text:p>1076.408</text:p>
          </table:table-cell>
          <table:table-cell office:value-type="float" office:value="-10.87659" calcext:value-type="float">
            <text:p>-10.87659</text:p>
          </table:table-cell>
          <table:table-cell office:value-type="float" office:value="0" calcext:value-type="float">
            <text:p>0</text:p>
          </table:table-cell>
          <table:table-cell office:value-type="float" office:value="0.2497886" calcext:value-type="float">
            <text:p>0.2497886</text:p>
          </table:table-cell>
          <table:table-cell office:value-type="float" office:value="0.2422723" calcext:value-type="float">
            <text:p>0.2422723</text:p>
          </table:table-cell>
          <table:table-cell office:value-type="float" office:value="0.271806" calcext:value-type="float">
            <text:p>0.271806</text:p>
          </table:table-cell>
          <table:table-cell office:value-type="float" office:value="0.2867346" calcext:value-type="float">
            <text:p>0.2867346</text:p>
          </table:table-cell>
          <table:table-cell office:value-type="float" office:value="0.2958885" calcext:value-type="float">
            <text:p>0.2958885</text:p>
          </table:table-cell>
          <table:table-cell office:value-type="float" office:value="0.2726299" calcext:value-type="float">
            <text:p>0.2726299</text:p>
          </table:table-cell>
          <table:table-cell office:value-type="float" office:value="0.2776897" calcext:value-type="float">
            <text:p>0.2776897</text:p>
          </table:table-cell>
          <table:table-cell office:value-type="float" office:value="0.3657994" calcext:value-type="float">
            <text:p>0.3657994</text:p>
          </table:table-cell>
          <table:table-cell office:value-type="float" office:value="0.3642975" calcext:value-type="float">
            <text:p>0.3642975</text:p>
          </table:table-cell>
          <table:table-cell office:value-type="float" office:value="0.3757935" calcext:value-type="float">
            <text:p>0.3757935</text:p>
          </table:table-cell>
          <table:table-cell office:value-type="float" office:value="0.3904429" calcext:value-type="float">
            <text:p>0.3904429</text:p>
          </table:table-cell>
          <table:table-cell office:value-type="float" office:value="0.398704" calcext:value-type="float">
            <text:p>0.39870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3541E-015" calcext:value-type="float">
            <text:p>1.933541E-15</text:p>
          </table:table-cell>
          <table:table-cell office:value-type="float" office:value="1.967422E-015" calcext:value-type="float">
            <text:p>1.967422E-15</text:p>
          </table:table-cell>
          <table:table-cell office:value-type="float" office:value="1.963192E-015" calcext:value-type="float">
            <text:p>1.963192E-15</text:p>
          </table:table-cell>
          <table:table-cell office:value-type="float" office:value="1.935256E-015" calcext:value-type="float">
            <text:p>1.935256E-15</text:p>
          </table:table-cell>
          <table:table-cell office:value-type="float" office:value="9.437369E-016" calcext:value-type="float">
            <text:p>9.437369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39916" calcext:value-type="float">
            <text:p>-0.1439916</text:p>
          </table:table-cell>
          <table:table-cell office:value-type="float" office:value="-0.1845801" calcext:value-type="float">
            <text:p>-0.1845801</text:p>
          </table:table-cell>
          <table:table-cell office:value-type="float" office:value="-0.07587979" calcext:value-type="float">
            <text:p>-0.07587979</text:p>
          </table:table-cell>
          <table:table-cell office:value-type="float" office:value="-0.05028503" calcext:value-type="float">
            <text:p>-0.05028503</text:p>
          </table:table-cell>
          <table:table-cell office:value-type="float" office:value="-0.03950046" calcext:value-type="float">
            <text:p>-0.03950046</text:p>
          </table:table-cell>
          <table:table-cell office:value-type="float" office:value="-0.02999252" calcext:value-type="float">
            <text:p>-0.02999252</text:p>
          </table:table-cell>
          <table:table-cell office:value-type="float" office:value="-0.02397385" calcext:value-type="float">
            <text:p>-0.02397385</text:p>
          </table:table-cell>
          <table:table-cell office:value-type="float" office:value="-0.01949816" calcext:value-type="float">
            <text:p>-0.01949816</text:p>
          </table:table-cell>
          <table:table-cell office:value-type="float" office:value="-0.01400655" calcext:value-type="float">
            <text:p>-0.01400655</text:p>
          </table:table-cell>
          <table:table-cell office:value-type="float" office:value="-0.01077612" calcext:value-type="float">
            <text:p>-0.0107761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1557891" calcext:value-type="float">
            <text:p>-0.1557891</text:p>
          </table:table-cell>
          <table:table-cell office:value-type="float" office:value="0.03857764" calcext:value-type="float">
            <text:p>0.03857764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34119" calcext:value-type="float">
            <text:p>-2.33411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6" calcext:value-type="float">
            <text:p>4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195.7903" calcext:value-type="float">
            <text:p>195.7903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71.827" calcext:value-type="float">
            <text:p>1071.827</text:p>
          </table:table-cell>
          <table:table-cell office:value-type="float" office:value="-10.87659" calcext:value-type="float">
            <text:p>-10.87659</text:p>
          </table:table-cell>
          <table:table-cell office:value-type="float" office:value="0" calcext:value-type="float">
            <text:p>0</text:p>
          </table:table-cell>
          <table:table-cell office:value-type="float" office:value="0.1716461" calcext:value-type="float">
            <text:p>0.1716461</text:p>
          </table:table-cell>
          <table:table-cell office:value-type="float" office:value="0.2311628" calcext:value-type="float">
            <text:p>0.2311628</text:p>
          </table:table-cell>
          <table:table-cell office:value-type="float" office:value="0.2663308" calcext:value-type="float">
            <text:p>0.2663308</text:p>
          </table:table-cell>
          <table:table-cell office:value-type="float" office:value="0.2822886" calcext:value-type="float">
            <text:p>0.2822886</text:p>
          </table:table-cell>
          <table:table-cell office:value-type="float" office:value="0.2918645" calcext:value-type="float">
            <text:p>0.2918645</text:p>
          </table:table-cell>
          <table:table-cell office:value-type="float" office:value="0.2698863" calcext:value-type="float">
            <text:p>0.2698863</text:p>
          </table:table-cell>
          <table:table-cell office:value-type="float" office:value="0.2757995" calcext:value-type="float">
            <text:p>0.2757995</text:p>
          </table:table-cell>
          <table:table-cell office:value-type="float" office:value="0.3649564" calcext:value-type="float">
            <text:p>0.3649564</text:p>
          </table:table-cell>
          <table:table-cell office:value-type="float" office:value="0.3636558" calcext:value-type="float">
            <text:p>0.3636558</text:p>
          </table:table-cell>
          <table:table-cell office:value-type="float" office:value="0.3755113" calcext:value-type="float">
            <text:p>0.3755113</text:p>
          </table:table-cell>
          <table:table-cell office:value-type="float" office:value="0.3903663" calcext:value-type="float">
            <text:p>0.3903663</text:p>
          </table:table-cell>
          <table:table-cell office:value-type="float" office:value="0.3987612" calcext:value-type="float">
            <text:p>0.398761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3992E-015" calcext:value-type="float">
            <text:p>1.933992E-15</text:p>
          </table:table-cell>
          <table:table-cell office:value-type="float" office:value="1.967395E-015" calcext:value-type="float">
            <text:p>1.967395E-15</text:p>
          </table:table-cell>
          <table:table-cell office:value-type="float" office:value="1.963159E-015" calcext:value-type="float">
            <text:p>1.963159E-15</text:p>
          </table:table-cell>
          <table:table-cell office:value-type="float" office:value="1.93523E-015" calcext:value-type="float">
            <text:p>1.93523E-15</text:p>
          </table:table-cell>
          <table:table-cell office:value-type="float" office:value="9.437165E-016" calcext:value-type="float">
            <text:p>9.437165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73595" calcext:value-type="float">
            <text:p>-2.473595</text:p>
          </table:table-cell>
          <table:table-cell office:value-type="float" office:value="-0.2636704" calcext:value-type="float">
            <text:p>-0.2636704</text:p>
          </table:table-cell>
          <table:table-cell office:value-type="float" office:value="-0.08876216" calcext:value-type="float">
            <text:p>-0.08876216</text:p>
          </table:table-cell>
          <table:table-cell office:value-type="float" office:value="-0.05670901" calcext:value-type="float">
            <text:p>-0.05670901</text:p>
          </table:table-cell>
          <table:table-cell office:value-type="float" office:value="-0.04389661" calcext:value-type="float">
            <text:p>-0.04389661</text:p>
          </table:table-cell>
          <table:table-cell office:value-type="float" office:value="-0.03237779" calcext:value-type="float">
            <text:p>-0.03237779</text:p>
          </table:table-cell>
          <table:table-cell office:value-type="float" office:value="-0.02538895" calcext:value-type="float">
            <text:p>-0.02538895</text:p>
          </table:table-cell>
          <table:table-cell office:value-type="float" office:value="-0.02049463" calcext:value-type="float">
            <text:p>-0.02049463</text:p>
          </table:table-cell>
          <table:table-cell office:value-type="float" office:value="-0.01442283" calcext:value-type="float">
            <text:p>-0.01442283</text:p>
          </table:table-cell>
          <table:table-cell office:value-type="float" office:value="-0.01091545" calcext:value-type="float">
            <text:p>-0.0109154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9.91452" calcext:value-type="float">
            <text:p>-19.91452</text:p>
          </table:table-cell>
          <table:table-cell office:value-type="float" office:value="0.03854466" calcext:value-type="float">
            <text:p>0.03854466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31948" calcext:value-type="float">
            <text:p>-2.33194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6" calcext:value-type="float">
            <text:p>5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198.1316" calcext:value-type="float">
            <text:p>198.1316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69.485" calcext:value-type="float">
            <text:p>1069.485</text:p>
          </table:table-cell>
          <table:table-cell office:value-type="float" office:value="-10.87659" calcext:value-type="float">
            <text:p>-10.87659</text:p>
          </table:table-cell>
          <table:table-cell office:value-type="float" office:value="0" calcext:value-type="float">
            <text:p>0</text:p>
          </table:table-cell>
          <table:table-cell office:value-type="float" office:value="0.1527005" calcext:value-type="float">
            <text:p>0.1527005</text:p>
          </table:table-cell>
          <table:table-cell office:value-type="float" office:value="0.2164335" calcext:value-type="float">
            <text:p>0.2164335</text:p>
          </table:table-cell>
          <table:table-cell office:value-type="float" office:value="0.2604724" calcext:value-type="float">
            <text:p>0.2604724</text:p>
          </table:table-cell>
          <table:table-cell office:value-type="float" office:value="0.2776793" calcext:value-type="float">
            <text:p>0.2776793</text:p>
          </table:table-cell>
          <table:table-cell office:value-type="float" office:value="0.2879653" calcext:value-type="float">
            <text:p>0.2879653</text:p>
          </table:table-cell>
          <table:table-cell office:value-type="float" office:value="0.2671871" calcext:value-type="float">
            <text:p>0.2671871</text:p>
          </table:table-cell>
          <table:table-cell office:value-type="float" office:value="0.2737813" calcext:value-type="float">
            <text:p>0.2737813</text:p>
          </table:table-cell>
          <table:table-cell office:value-type="float" office:value="0.3640522" calcext:value-type="float">
            <text:p>0.3640522</text:p>
          </table:table-cell>
          <table:table-cell office:value-type="float" office:value="0.3629344" calcext:value-type="float">
            <text:p>0.3629344</text:p>
          </table:table-cell>
          <table:table-cell office:value-type="float" office:value="0.3752128" calcext:value-type="float">
            <text:p>0.3752128</text:p>
          </table:table-cell>
          <table:table-cell office:value-type="float" office:value="0.3902794" calcext:value-type="float">
            <text:p>0.3902794</text:p>
          </table:table-cell>
          <table:table-cell office:value-type="float" office:value="0.3988158" calcext:value-type="float">
            <text:p>0.398815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4436E-015" calcext:value-type="float">
            <text:p>1.934436E-15</text:p>
          </table:table-cell>
          <table:table-cell office:value-type="float" office:value="1.967368E-015" calcext:value-type="float">
            <text:p>1.967368E-15</text:p>
          </table:table-cell>
          <table:table-cell office:value-type="float" office:value="1.963128E-015" calcext:value-type="float">
            <text:p>1.963128E-15</text:p>
          </table:table-cell>
          <table:table-cell office:value-type="float" office:value="1.935205E-015" calcext:value-type="float">
            <text:p>1.935205E-15</text:p>
          </table:table-cell>
          <table:table-cell office:value-type="float" office:value="9.436959E-016" calcext:value-type="float">
            <text:p>9.436959E-16</text:p>
          </table:table-cell>
          <table:table-cell office:value-type="float" office:value="1.932076E-015" calcext:value-type="float">
            <text:p>1.932076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67501" calcext:value-type="float">
            <text:p>-6.267501</text:p>
          </table:table-cell>
          <table:table-cell office:value-type="float" office:value="-0.4378218" calcext:value-type="float">
            <text:p>-0.4378218</text:p>
          </table:table-cell>
          <table:table-cell office:value-type="float" office:value="-0.1053481" calcext:value-type="float">
            <text:p>-0.1053481</text:p>
          </table:table-cell>
          <table:table-cell office:value-type="float" office:value="-0.06438741" calcext:value-type="float">
            <text:p>-0.06438741</text:p>
          </table:table-cell>
          <table:table-cell office:value-type="float" office:value="-0.04867771" calcext:value-type="float">
            <text:p>-0.04867771</text:p>
          </table:table-cell>
          <table:table-cell office:value-type="float" office:value="-0.03496106" calcext:value-type="float">
            <text:p>-0.03496106</text:p>
          </table:table-cell>
          <table:table-cell office:value-type="float" office:value="-0.02699443" calcext:value-type="float">
            <text:p>-0.02699443</text:p>
          </table:table-cell>
          <table:table-cell office:value-type="float" office:value="-0.02162343" calcext:value-type="float">
            <text:p>-0.02162343</text:p>
          </table:table-cell>
          <table:table-cell office:value-type="float" office:value="-0.01490708" calcext:value-type="float">
            <text:p>-0.01490708</text:p>
          </table:table-cell>
          <table:table-cell office:value-type="float" office:value="-0.0110649" calcext:value-type="float">
            <text:p>-0.011064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5.71456" calcext:value-type="float">
            <text:p>-25.71456</text:p>
          </table:table-cell>
          <table:table-cell office:value-type="float" office:value="0.0385325" calcext:value-type="float">
            <text:p>0.038532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9876" calcext:value-type="float">
            <text:p>-2.32987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6" calcext:value-type="float">
            <text:p>6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200.6399" calcext:value-type="float">
            <text:p>200.6399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66.977" calcext:value-type="float">
            <text:p>1066.977</text:p>
          </table:table-cell>
          <table:table-cell office:value-type="float" office:value="-10.87659" calcext:value-type="float">
            <text:p>-10.87659</text:p>
          </table:table-cell>
          <table:table-cell office:value-type="float" office:value="0" calcext:value-type="float">
            <text:p>0</text:p>
          </table:table-cell>
          <table:table-cell office:value-type="float" office:value="0.1456862" calcext:value-type="float">
            <text:p>0.1456862</text:p>
          </table:table-cell>
          <table:table-cell office:value-type="float" office:value="0.2025815" calcext:value-type="float">
            <text:p>0.2025815</text:p>
          </table:table-cell>
          <table:table-cell office:value-type="float" office:value="0.2532436" calcext:value-type="float">
            <text:p>0.2532436</text:p>
          </table:table-cell>
          <table:table-cell office:value-type="float" office:value="0.2716352" calcext:value-type="float">
            <text:p>0.2716352</text:p>
          </table:table-cell>
          <table:table-cell office:value-type="float" office:value="0.2824" calcext:value-type="float">
            <text:p>0.2824</text:p>
          </table:table-cell>
          <table:table-cell office:value-type="float" office:value="0.2640641" calcext:value-type="float">
            <text:p>0.2640641</text:p>
          </table:table-cell>
          <table:table-cell office:value-type="float" office:value="0.2713478" calcext:value-type="float">
            <text:p>0.2713478</text:p>
          </table:table-cell>
          <table:table-cell office:value-type="float" office:value="0.3630539" calcext:value-type="float">
            <text:p>0.3630539</text:p>
          </table:table-cell>
          <table:table-cell office:value-type="float" office:value="0.3621648" calcext:value-type="float">
            <text:p>0.3621648</text:p>
          </table:table-cell>
          <table:table-cell office:value-type="float" office:value="0.374889" calcext:value-type="float">
            <text:p>0.374889</text:p>
          </table:table-cell>
          <table:table-cell office:value-type="float" office:value="0.390181" calcext:value-type="float">
            <text:p>0.390181</text:p>
          </table:table-cell>
          <table:table-cell office:value-type="float" office:value="0.398867" calcext:value-type="float">
            <text:p>0.39886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4879E-015" calcext:value-type="float">
            <text:p>1.934879E-15</text:p>
          </table:table-cell>
          <table:table-cell office:value-type="float" office:value="1.967339E-015" calcext:value-type="float">
            <text:p>1.967339E-15</text:p>
          </table:table-cell>
          <table:table-cell office:value-type="float" office:value="1.963101E-015" calcext:value-type="float">
            <text:p>1.963101E-15</text:p>
          </table:table-cell>
          <table:table-cell office:value-type="float" office:value="1.935179E-015" calcext:value-type="float">
            <text:p>1.935179E-15</text:p>
          </table:table-cell>
          <table:table-cell office:value-type="float" office:value="9.436746E-016" calcext:value-type="float">
            <text:p>9.436746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047448" calcext:value-type="float">
            <text:p>-9.047448</text:p>
          </table:table-cell>
          <table:table-cell office:value-type="float" office:value="-0.7284989" calcext:value-type="float">
            <text:p>-0.7284989</text:p>
          </table:table-cell>
          <table:table-cell office:value-type="float" office:value="-0.1308651" calcext:value-type="float">
            <text:p>-0.1308651</text:p>
          </table:table-cell>
          <table:table-cell office:value-type="float" office:value="-0.07626255" calcext:value-type="float">
            <text:p>-0.07626255</text:p>
          </table:table-cell>
          <table:table-cell office:value-type="float" office:value="-0.05657967" calcext:value-type="float">
            <text:p>-0.05657967</text:p>
          </table:table-cell>
          <table:table-cell office:value-type="float" office:value="-0.03825175" calcext:value-type="float">
            <text:p>-0.03825175</text:p>
          </table:table-cell>
          <table:table-cell office:value-type="float" office:value="-0.02909523" calcext:value-type="float">
            <text:p>-0.02909523</text:p>
          </table:table-cell>
          <table:table-cell office:value-type="float" office:value="-0.02294574" calcext:value-type="float">
            <text:p>-0.02294574</text:p>
          </table:table-cell>
          <table:table-cell office:value-type="float" office:value="-0.01544212" calcext:value-type="float">
            <text:p>-0.01544212</text:p>
          </table:table-cell>
          <table:table-cell office:value-type="float" office:value="-0.01122942" calcext:value-type="float">
            <text:p>-0.0112294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36.31725" calcext:value-type="float">
            <text:p>-36.31725</text:p>
          </table:table-cell>
          <table:table-cell office:value-type="float" office:value="0.03852218" calcext:value-type="float">
            <text:p>0.0385221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7897" calcext:value-type="float">
            <text:p>-2.32789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6" calcext:value-type="float">
            <text:p>7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203.1781" calcext:value-type="float">
            <text:p>203.1781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64.439" calcext:value-type="float">
            <text:p>1064.439</text:p>
          </table:table-cell>
          <table:table-cell office:value-type="float" office:value="-10.87659" calcext:value-type="float">
            <text:p>-10.87659</text:p>
          </table:table-cell>
          <table:table-cell office:value-type="float" office:value="0" calcext:value-type="float">
            <text:p>0</text:p>
          </table:table-cell>
          <table:table-cell office:value-type="float" office:value="0.1390544" calcext:value-type="float">
            <text:p>0.1390544</text:p>
          </table:table-cell>
          <table:table-cell office:value-type="float" office:value="0.1927529" calcext:value-type="float">
            <text:p>0.1927529</text:p>
          </table:table-cell>
          <table:table-cell office:value-type="float" office:value="0.2445436" calcext:value-type="float">
            <text:p>0.2445436</text:p>
          </table:table-cell>
          <table:table-cell office:value-type="float" office:value="0.2651897" calcext:value-type="float">
            <text:p>0.2651897</text:p>
          </table:table-cell>
          <table:table-cell office:value-type="float" office:value="0.2767509" calcext:value-type="float">
            <text:p>0.2767509</text:p>
          </table:table-cell>
          <table:table-cell office:value-type="float" office:value="0.2605946" calcext:value-type="float">
            <text:p>0.2605946</text:p>
          </table:table-cell>
          <table:table-cell office:value-type="float" office:value="0.2687694" calcext:value-type="float">
            <text:p>0.2687694</text:p>
          </table:table-cell>
          <table:table-cell office:value-type="float" office:value="0.3619491" calcext:value-type="float">
            <text:p>0.3619491</text:p>
          </table:table-cell>
          <table:table-cell office:value-type="float" office:value="0.3612896" calcext:value-type="float">
            <text:p>0.3612896</text:p>
          </table:table-cell>
          <table:table-cell office:value-type="float" office:value="0.3745372" calcext:value-type="float">
            <text:p>0.3745372</text:p>
          </table:table-cell>
          <table:table-cell office:value-type="float" office:value="0.3900696" calcext:value-type="float">
            <text:p>0.3900696</text:p>
          </table:table-cell>
          <table:table-cell office:value-type="float" office:value="0.3989131" calcext:value-type="float">
            <text:p>0.398913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5325E-015" calcext:value-type="float">
            <text:p>1.935325E-15</text:p>
          </table:table-cell>
          <table:table-cell office:value-type="float" office:value="1.967313E-015" calcext:value-type="float">
            <text:p>1.967313E-15</text:p>
          </table:table-cell>
          <table:table-cell office:value-type="float" office:value="1.963071E-015" calcext:value-type="float">
            <text:p>1.963071E-15</text:p>
          </table:table-cell>
          <table:table-cell office:value-type="float" office:value="1.935152E-015" calcext:value-type="float">
            <text:p>1.935152E-15</text:p>
          </table:table-cell>
          <table:table-cell office:value-type="float" office:value="9.436541E-016" calcext:value-type="float">
            <text:p>9.436541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0959" calcext:value-type="float">
            <text:p>-13.0959</text:p>
          </table:table-cell>
          <table:table-cell office:value-type="float" office:value="-1.069006" calcext:value-type="float">
            <text:p>-1.069006</text:p>
          </table:table-cell>
          <table:table-cell office:value-type="float" office:value="-0.1711887" calcext:value-type="float">
            <text:p>-0.1711887</text:p>
          </table:table-cell>
          <table:table-cell office:value-type="float" office:value="-0.09177791" calcext:value-type="float">
            <text:p>-0.09177791</text:p>
          </table:table-cell>
          <table:table-cell office:value-type="float" office:value="-0.06611875" calcext:value-type="float">
            <text:p>-0.06611875</text:p>
          </table:table-cell>
          <table:table-cell office:value-type="float" office:value="-0.04232094" calcext:value-type="float">
            <text:p>-0.04232094</text:p>
          </table:table-cell>
          <table:table-cell office:value-type="float" office:value="-0.0315202" calcext:value-type="float">
            <text:p>-0.0315202</text:p>
          </table:table-cell>
          <table:table-cell office:value-type="float" office:value="-0.02450865" calcext:value-type="float">
            <text:p>-0.02450865</text:p>
          </table:table-cell>
          <table:table-cell office:value-type="float" office:value="-0.01607528" calcext:value-type="float">
            <text:p>-0.01607528</text:p>
          </table:table-cell>
          <table:table-cell office:value-type="float" office:value="-0.01141111" calcext:value-type="float">
            <text:p>-0.0114111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43.65235" calcext:value-type="float">
            <text:p>-43.65235</text:p>
          </table:table-cell>
          <table:table-cell office:value-type="float" office:value="0.03851479" calcext:value-type="float">
            <text:p>0.03851479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6009" calcext:value-type="float">
            <text:p>-2.3260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6" calcext:value-type="float">
            <text:p>8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205.5469" calcext:value-type="float">
            <text:p>205.5469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62.07" calcext:value-type="float">
            <text:p>1062.07</text:p>
          </table:table-cell>
          <table:table-cell office:value-type="float" office:value="-10.87659" calcext:value-type="float">
            <text:p>-10.87659</text:p>
          </table:table-cell>
          <table:table-cell office:value-type="float" office:value="0" calcext:value-type="float">
            <text:p>0</text:p>
          </table:table-cell>
          <table:table-cell office:value-type="float" office:value="0.1341551" calcext:value-type="float">
            <text:p>0.1341551</text:p>
          </table:table-cell>
          <table:table-cell office:value-type="float" office:value="0.1874286" calcext:value-type="float">
            <text:p>0.1874286</text:p>
          </table:table-cell>
          <table:table-cell office:value-type="float" office:value="0.2354839" calcext:value-type="float">
            <text:p>0.2354839</text:p>
          </table:table-cell>
          <table:table-cell office:value-type="float" office:value="0.2587819" calcext:value-type="float">
            <text:p>0.2587819</text:p>
          </table:table-cell>
          <table:table-cell office:value-type="float" office:value="0.2714461" calcext:value-type="float">
            <text:p>0.2714461</text:p>
          </table:table-cell>
          <table:table-cell office:value-type="float" office:value="0.2569908" calcext:value-type="float">
            <text:p>0.2569908</text:p>
          </table:table-cell>
          <table:table-cell office:value-type="float" office:value="0.266328" calcext:value-type="float">
            <text:p>0.266328</text:p>
          </table:table-cell>
          <table:table-cell office:value-type="float" office:value="0.3608327" calcext:value-type="float">
            <text:p>0.3608327</text:p>
          </table:table-cell>
          <table:table-cell office:value-type="float" office:value="0.3603535" calcext:value-type="float">
            <text:p>0.3603535</text:p>
          </table:table-cell>
          <table:table-cell office:value-type="float" office:value="0.3741401" calcext:value-type="float">
            <text:p>0.3741401</text:p>
          </table:table-cell>
          <table:table-cell office:value-type="float" office:value="0.3899309" calcext:value-type="float">
            <text:p>0.3899309</text:p>
          </table:table-cell>
          <table:table-cell office:value-type="float" office:value="0.3989526" calcext:value-type="float">
            <text:p>0.398952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5764E-015" calcext:value-type="float">
            <text:p>1.935764E-15</text:p>
          </table:table-cell>
          <table:table-cell office:value-type="float" office:value="1.967289E-015" calcext:value-type="float">
            <text:p>1.967289E-15</text:p>
          </table:table-cell>
          <table:table-cell office:value-type="float" office:value="1.96304E-015" calcext:value-type="float">
            <text:p>1.96304E-15</text:p>
          </table:table-cell>
          <table:table-cell office:value-type="float" office:value="1.935126E-015" calcext:value-type="float">
            <text:p>1.935126E-15</text:p>
          </table:table-cell>
          <table:table-cell office:value-type="float" office:value="9.436323E-016" calcext:value-type="float">
            <text:p>9.436323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3913" calcext:value-type="float">
            <text:p>-17.3913</text:p>
          </table:table-cell>
          <table:table-cell office:value-type="float" office:value="-1.327185" calcext:value-type="float">
            <text:p>-1.327185</text:p>
          </table:table-cell>
          <table:table-cell office:value-type="float" office:value="-0.2289438" calcext:value-type="float">
            <text:p>-0.2289438</text:p>
          </table:table-cell>
          <table:table-cell office:value-type="float" office:value="-0.1107784" calcext:value-type="float">
            <text:p>-0.1107784</text:p>
          </table:table-cell>
          <table:table-cell office:value-type="float" office:value="-0.07672816" calcext:value-type="float">
            <text:p>-0.07672816</text:p>
          </table:table-cell>
          <table:table-cell office:value-type="float" office:value="-0.04708857" calcext:value-type="float">
            <text:p>-0.04708857</text:p>
          </table:table-cell>
          <table:table-cell office:value-type="float" office:value="-0.03387229" calcext:value-type="float">
            <text:p>-0.03387229</text:p>
          </table:table-cell>
          <table:table-cell office:value-type="float" office:value="-0.02619749" calcext:value-type="float">
            <text:p>-0.02619749</text:p>
          </table:table-cell>
          <table:table-cell office:value-type="float" office:value="-0.01678416" calcext:value-type="float">
            <text:p>-0.01678416</text:p>
          </table:table-cell>
          <table:table-cell office:value-type="float" office:value="-0.0116201" calcext:value-type="float">
            <text:p>-0.011620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40.83202" calcext:value-type="float">
            <text:p>-40.83202</text:p>
          </table:table-cell>
          <table:table-cell office:value-type="float" office:value="0.03850966" calcext:value-type="float">
            <text:p>0.03850966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421" calcext:value-type="float">
            <text:p>-2.3242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6" calcext:value-type="float">
            <text:p>9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208.332" calcext:value-type="float">
            <text:p>208.332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59.285" calcext:value-type="float">
            <text:p>1059.285</text:p>
          </table:table-cell>
          <table:table-cell office:value-type="float" office:value="-10.87659" calcext:value-type="float">
            <text:p>-10.87659</text:p>
          </table:table-cell>
          <table:table-cell office:value-type="float" office:value="0" calcext:value-type="float">
            <text:p>0</text:p>
          </table:table-cell>
          <table:table-cell office:value-type="float" office:value="0.1336428" calcext:value-type="float">
            <text:p>0.1336428</text:p>
          </table:table-cell>
          <table:table-cell office:value-type="float" office:value="0.1822938" calcext:value-type="float">
            <text:p>0.1822938</text:p>
          </table:table-cell>
          <table:table-cell office:value-type="float" office:value="0.2243384" calcext:value-type="float">
            <text:p>0.2243384</text:p>
          </table:table-cell>
          <table:table-cell office:value-type="float" office:value="0.2501677" calcext:value-type="float">
            <text:p>0.2501677</text:p>
          </table:table-cell>
          <table:table-cell office:value-type="float" office:value="0.2644443" calcext:value-type="float">
            <text:p>0.2644443</text:p>
          </table:table-cell>
          <table:table-cell office:value-type="float" office:value="0.2531673" calcext:value-type="float">
            <text:p>0.2531673</text:p>
          </table:table-cell>
          <table:table-cell office:value-type="float" office:value="0.262989" calcext:value-type="float">
            <text:p>0.262989</text:p>
          </table:table-cell>
          <table:table-cell office:value-type="float" office:value="0.359459" calcext:value-type="float">
            <text:p>0.359459</text:p>
          </table:table-cell>
          <table:table-cell office:value-type="float" office:value="0.3593141" calcext:value-type="float">
            <text:p>0.3593141</text:p>
          </table:table-cell>
          <table:table-cell office:value-type="float" office:value="0.3737228" calcext:value-type="float">
            <text:p>0.3737228</text:p>
          </table:table-cell>
          <table:table-cell office:value-type="float" office:value="0.3897615" calcext:value-type="float">
            <text:p>0.3897615</text:p>
          </table:table-cell>
          <table:table-cell office:value-type="float" office:value="0.3989834" calcext:value-type="float">
            <text:p>0.398983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205E-015" calcext:value-type="float">
            <text:p>1.936205E-15</text:p>
          </table:table-cell>
          <table:table-cell office:value-type="float" office:value="1.967261E-015" calcext:value-type="float">
            <text:p>1.967261E-15</text:p>
          </table:table-cell>
          <table:table-cell office:value-type="float" office:value="1.963011E-015" calcext:value-type="float">
            <text:p>1.963011E-15</text:p>
          </table:table-cell>
          <table:table-cell office:value-type="float" office:value="1.935102E-015" calcext:value-type="float">
            <text:p>1.935102E-15</text:p>
          </table:table-cell>
          <table:table-cell office:value-type="float" office:value="9.436101E-016" calcext:value-type="float">
            <text:p>9.436101E-16</text:p>
          </table:table-cell>
          <table:table-cell office:value-type="float" office:value="1.932076E-015" calcext:value-type="float">
            <text:p>1.932076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93879" calcext:value-type="float">
            <text:p>-17.93879</text:p>
          </table:table-cell>
          <table:table-cell office:value-type="float" office:value="-1.643831" calcext:value-type="float">
            <text:p>-1.643831</text:p>
          </table:table-cell>
          <table:table-cell office:value-type="float" office:value="-0.3324783" calcext:value-type="float">
            <text:p>-0.3324783</text:p>
          </table:table-cell>
          <table:table-cell office:value-type="float" office:value="-0.1437348" calcext:value-type="float">
            <text:p>-0.1437348</text:p>
          </table:table-cell>
          <table:table-cell office:value-type="float" office:value="-0.09388831" calcext:value-type="float">
            <text:p>-0.09388831</text:p>
          </table:table-cell>
          <table:table-cell office:value-type="float" office:value="-0.05282107" calcext:value-type="float">
            <text:p>-0.05282107</text:p>
          </table:table-cell>
          <table:table-cell office:value-type="float" office:value="-0.03704804" calcext:value-type="float">
            <text:p>-0.03704804</text:p>
          </table:table-cell>
          <table:table-cell office:value-type="float" office:value="-0.02845084" calcext:value-type="float">
            <text:p>-0.02845084</text:p>
          </table:table-cell>
          <table:table-cell office:value-type="float" office:value="-0.01760975" calcext:value-type="float">
            <text:p>-0.01760975</text:p>
          </table:table-cell>
          <table:table-cell office:value-type="float" office:value="-0.01184392" calcext:value-type="float">
            <text:p>-0.0118439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36.90646" calcext:value-type="float">
            <text:p>-36.90646</text:p>
          </table:table-cell>
          <table:table-cell office:value-type="float" office:value="0.03850451" calcext:value-type="float">
            <text:p>0.03850451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2507" calcext:value-type="float">
            <text:p>-2.32250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6" calcext:value-type="float">
            <text:p>10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210.4171" calcext:value-type="float">
            <text:p>210.4171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57.199" calcext:value-type="float">
            <text:p>1057.199</text:p>
          </table:table-cell>
          <table:table-cell office:value-type="float" office:value="-10.87659" calcext:value-type="float">
            <text:p>-10.87659</text:p>
          </table:table-cell>
          <table:table-cell office:value-type="float" office:value="0" calcext:value-type="float">
            <text:p>0</text:p>
          </table:table-cell>
          <table:table-cell office:value-type="float" office:value="0.1314258" calcext:value-type="float">
            <text:p>0.1314258</text:p>
          </table:table-cell>
          <table:table-cell office:value-type="float" office:value="0.1814445" calcext:value-type="float">
            <text:p>0.1814445</text:p>
          </table:table-cell>
          <table:table-cell office:value-type="float" office:value="0.2166662" calcext:value-type="float">
            <text:p>0.2166662</text:p>
          </table:table-cell>
          <table:table-cell office:value-type="float" office:value="0.2437322" calcext:value-type="float">
            <text:p>0.2437322</text:p>
          </table:table-cell>
          <table:table-cell office:value-type="float" office:value="0.2600446" calcext:value-type="float">
            <text:p>0.2600446</text:p>
          </table:table-cell>
          <table:table-cell office:value-type="float" office:value="0.2497812" calcext:value-type="float">
            <text:p>0.2497812</text:p>
          </table:table-cell>
          <table:table-cell office:value-type="float" office:value="0.2604993" calcext:value-type="float">
            <text:p>0.2604993</text:p>
          </table:table-cell>
          <table:table-cell office:value-type="float" office:value="0.3584594" calcext:value-type="float">
            <text:p>0.3584594</text:p>
          </table:table-cell>
          <table:table-cell office:value-type="float" office:value="0.358343" calcext:value-type="float">
            <text:p>0.358343</text:p>
          </table:table-cell>
          <table:table-cell office:value-type="float" office:value="0.3732806" calcext:value-type="float">
            <text:p>0.3732806</text:p>
          </table:table-cell>
          <table:table-cell office:value-type="float" office:value="0.3895761" calcext:value-type="float">
            <text:p>0.3895761</text:p>
          </table:table-cell>
          <table:table-cell office:value-type="float" office:value="0.3990045" calcext:value-type="float">
            <text:p>0.399004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611E-015" calcext:value-type="float">
            <text:p>1.936611E-15</text:p>
          </table:table-cell>
          <table:table-cell office:value-type="float" office:value="1.967235E-015" calcext:value-type="float">
            <text:p>1.967235E-15</text:p>
          </table:table-cell>
          <table:table-cell office:value-type="float" office:value="1.962989E-015" calcext:value-type="float">
            <text:p>1.962989E-15</text:p>
          </table:table-cell>
          <table:table-cell office:value-type="float" office:value="1.935076E-015" calcext:value-type="float">
            <text:p>1.935076E-15</text:p>
          </table:table-cell>
          <table:table-cell office:value-type="float" office:value="9.435886E-016" calcext:value-type="float">
            <text:p>9.435886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42957" calcext:value-type="float">
            <text:p>-20.42957</text:p>
          </table:table-cell>
          <table:table-cell office:value-type="float" office:value="-1.705375" calcext:value-type="float">
            <text:p>-1.705375</text:p>
          </table:table-cell>
          <table:table-cell office:value-type="float" office:value="-0.4346421" calcext:value-type="float">
            <text:p>-0.4346421</text:p>
          </table:table-cell>
          <table:table-cell office:value-type="float" office:value="-0.175697" calcext:value-type="float">
            <text:p>-0.175697</text:p>
          </table:table-cell>
          <table:table-cell office:value-type="float" office:value="-0.1068454" calcext:value-type="float">
            <text:p>-0.1068454</text:p>
          </table:table-cell>
          <table:table-cell office:value-type="float" office:value="-0.05855577" calcext:value-type="float">
            <text:p>-0.05855577</text:p>
          </table:table-cell>
          <table:table-cell office:value-type="float" office:value="-0.03965147" calcext:value-type="float">
            <text:p>-0.03965147</text:p>
          </table:table-cell>
          <table:table-cell office:value-type="float" office:value="-0.03021555" calcext:value-type="float">
            <text:p>-0.03021555</text:p>
          </table:table-cell>
          <table:table-cell office:value-type="float" office:value="-0.01841991" calcext:value-type="float">
            <text:p>-0.01841991</text:p>
          </table:table-cell>
          <table:table-cell office:value-type="float" office:value="-0.01208616" calcext:value-type="float">
            <text:p>-0.0120861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36.56657" calcext:value-type="float">
            <text:p>-36.56657</text:p>
          </table:table-cell>
          <table:table-cell office:value-type="float" office:value="0.03850148" calcext:value-type="float">
            <text:p>0.0385014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0905" calcext:value-type="float">
            <text:p>-2.3209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6" calcext:value-type="float">
            <text:p>11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212.5711" calcext:value-type="float">
            <text:p>212.5711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55.045" calcext:value-type="float">
            <text:p>1055.045</text:p>
          </table:table-cell>
          <table:table-cell office:value-type="float" office:value="-10.87659" calcext:value-type="float">
            <text:p>-10.87659</text:p>
          </table:table-cell>
          <table:table-cell office:value-type="float" office:value="0" calcext:value-type="float">
            <text:p>0</text:p>
          </table:table-cell>
          <table:table-cell office:value-type="float" office:value="0.1314191" calcext:value-type="float">
            <text:p>0.1314191</text:p>
          </table:table-cell>
          <table:table-cell office:value-type="float" office:value="0.1807223" calcext:value-type="float">
            <text:p>0.1807223</text:p>
          </table:table-cell>
          <table:table-cell office:value-type="float" office:value="0.2093422" calcext:value-type="float">
            <text:p>0.2093422</text:p>
          </table:table-cell>
          <table:table-cell office:value-type="float" office:value="0.237122" calcext:value-type="float">
            <text:p>0.237122</text:p>
          </table:table-cell>
          <table:table-cell office:value-type="float" office:value="0.2545952" calcext:value-type="float">
            <text:p>0.2545952</text:p>
          </table:table-cell>
          <table:table-cell office:value-type="float" office:value="0.2464484" calcext:value-type="float">
            <text:p>0.2464484</text:p>
          </table:table-cell>
          <table:table-cell office:value-type="float" office:value="0.2577736" calcext:value-type="float">
            <text:p>0.2577736</text:p>
          </table:table-cell>
          <table:table-cell office:value-type="float" office:value="0.3574812" calcext:value-type="float">
            <text:p>0.3574812</text:p>
          </table:table-cell>
          <table:table-cell office:value-type="float" office:value="0.3572445" calcext:value-type="float">
            <text:p>0.3572445</text:p>
          </table:table-cell>
          <table:table-cell office:value-type="float" office:value="0.3728453" calcext:value-type="float">
            <text:p>0.3728453</text:p>
          </table:table-cell>
          <table:table-cell office:value-type="float" office:value="0.3893523" calcext:value-type="float">
            <text:p>0.3893523</text:p>
          </table:table-cell>
          <table:table-cell office:value-type="float" office:value="0.3990137" calcext:value-type="float">
            <text:p>0.399013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964E-015" calcext:value-type="float">
            <text:p>1.936964E-15</text:p>
          </table:table-cell>
          <table:table-cell office:value-type="float" office:value="1.967211E-015" calcext:value-type="float">
            <text:p>1.967211E-15</text:p>
          </table:table-cell>
          <table:table-cell office:value-type="float" office:value="1.962971E-015" calcext:value-type="float">
            <text:p>1.962971E-15</text:p>
          </table:table-cell>
          <table:table-cell office:value-type="float" office:value="1.935053E-015" calcext:value-type="float">
            <text:p>1.935053E-15</text:p>
          </table:table-cell>
          <table:table-cell office:value-type="float" office:value="9.435717E-016" calcext:value-type="float">
            <text:p>9.435717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44045" calcext:value-type="float">
            <text:p>-20.44045</text:p>
          </table:table-cell>
          <table:table-cell office:value-type="float" office:value="-1.758365" calcext:value-type="float">
            <text:p>-1.758365</text:p>
          </table:table-cell>
          <table:table-cell office:value-type="float" office:value="-0.5663487" calcext:value-type="float">
            <text:p>-0.5663487</text:p>
          </table:table-cell>
          <table:table-cell office:value-type="float" office:value="-0.2171439" calcext:value-type="float">
            <text:p>-0.2171439</text:p>
          </table:table-cell>
          <table:table-cell office:value-type="float" office:value="-0.1257357" calcext:value-type="float">
            <text:p>-0.1257357</text:p>
          </table:table-cell>
          <table:table-cell office:value-type="float" office:value="-0.06490138" calcext:value-type="float">
            <text:p>-0.06490138</text:p>
          </table:table-cell>
          <table:table-cell office:value-type="float" office:value="-0.04273898" calcext:value-type="float">
            <text:p>-0.04273898</text:p>
          </table:table-cell>
          <table:table-cell office:value-type="float" office:value="-0.03205517" calcext:value-type="float">
            <text:p>-0.03205517</text:p>
          </table:table-cell>
          <table:table-cell office:value-type="float" office:value="-0.01938392" calcext:value-type="float">
            <text:p>-0.01938392</text:p>
          </table:table-cell>
          <table:table-cell office:value-type="float" office:value="-0.0123299" calcext:value-type="float">
            <text:p>-0.012329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36.98841" calcext:value-type="float">
            <text:p>-36.98841</text:p>
          </table:table-cell>
          <table:table-cell office:value-type="float" office:value="0.0384989" calcext:value-type="float">
            <text:p>0.0384989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941" calcext:value-type="float">
            <text:p>-2.3194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6" calcext:value-type="float">
            <text:p>12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214.8494" calcext:value-type="float">
            <text:p>214.8494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52.767" calcext:value-type="float">
            <text:p>1052.767</text:p>
          </table:table-cell>
          <table:table-cell office:value-type="float" office:value="-10.87659" calcext:value-type="float">
            <text:p>-10.87659</text:p>
          </table:table-cell>
          <table:table-cell office:value-type="float" office:value="0" calcext:value-type="float">
            <text:p>0</text:p>
          </table:table-cell>
          <table:table-cell office:value-type="float" office:value="0.1310782" calcext:value-type="float">
            <text:p>0.1310782</text:p>
          </table:table-cell>
          <table:table-cell office:value-type="float" office:value="0.1797699" calcext:value-type="float">
            <text:p>0.1797699</text:p>
          </table:table-cell>
          <table:table-cell office:value-type="float" office:value="0.2026737" calcext:value-type="float">
            <text:p>0.2026737</text:p>
          </table:table-cell>
          <table:table-cell office:value-type="float" office:value="0.2300797" calcext:value-type="float">
            <text:p>0.2300797</text:p>
          </table:table-cell>
          <table:table-cell office:value-type="float" office:value="0.2481466" calcext:value-type="float">
            <text:p>0.2481466</text:p>
          </table:table-cell>
          <table:table-cell office:value-type="float" office:value="0.2429712" calcext:value-type="float">
            <text:p>0.2429712</text:p>
          </table:table-cell>
          <table:table-cell office:value-type="float" office:value="0.2549487" calcext:value-type="float">
            <text:p>0.2549487</text:p>
          </table:table-cell>
          <table:table-cell office:value-type="float" office:value="0.3564318" calcext:value-type="float">
            <text:p>0.3564318</text:p>
          </table:table-cell>
          <table:table-cell office:value-type="float" office:value="0.3560733" calcext:value-type="float">
            <text:p>0.3560733</text:p>
          </table:table-cell>
          <table:table-cell office:value-type="float" office:value="0.372372" calcext:value-type="float">
            <text:p>0.372372</text:p>
          </table:table-cell>
          <table:table-cell office:value-type="float" office:value="0.3891192" calcext:value-type="float">
            <text:p>0.3891192</text:p>
          </table:table-cell>
          <table:table-cell office:value-type="float" office:value="0.3990107" calcext:value-type="float">
            <text:p>0.39901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5463E-015" calcext:value-type="float">
            <text:p>1.935463E-15</text:p>
          </table:table-cell>
          <table:table-cell office:value-type="float" office:value="1.96719E-015" calcext:value-type="float">
            <text:p>1.96719E-15</text:p>
          </table:table-cell>
          <table:table-cell office:value-type="float" office:value="1.96295E-015" calcext:value-type="float">
            <text:p>1.96295E-15</text:p>
          </table:table-cell>
          <table:table-cell office:value-type="float" office:value="1.935038E-015" calcext:value-type="float">
            <text:p>1.935038E-15</text:p>
          </table:table-cell>
          <table:table-cell office:value-type="float" office:value="9.435565E-016" calcext:value-type="float">
            <text:p>9.435565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84487" calcext:value-type="float">
            <text:p>-20.84487</text:p>
          </table:table-cell>
          <table:table-cell office:value-type="float" office:value="-1.830988" calcext:value-type="float">
            <text:p>-1.830988</text:p>
          </table:table-cell>
          <table:table-cell office:value-type="float" office:value="-0.7268209" calcext:value-type="float">
            <text:p>-0.7268209</text:p>
          </table:table-cell>
          <table:table-cell office:value-type="float" office:value="-0.2738559" calcext:value-type="float">
            <text:p>-0.2738559</text:p>
          </table:table-cell>
          <table:table-cell office:value-type="float" office:value="-0.1531846" calcext:value-type="float">
            <text:p>-0.1531846</text:p>
          </table:table-cell>
          <table:table-cell office:value-type="float" office:value="-0.07236056" calcext:value-type="float">
            <text:p>-0.07236056</text:p>
          </table:table-cell>
          <table:table-cell office:value-type="float" office:value="-0.04623235" calcext:value-type="float">
            <text:p>-0.04623235</text:p>
          </table:table-cell>
          <table:table-cell office:value-type="float" office:value="-0.0334627" calcext:value-type="float">
            <text:p>-0.0334627</text:p>
          </table:table-cell>
          <table:table-cell office:value-type="float" office:value="-0.02047274" calcext:value-type="float">
            <text:p>-0.02047274</text:p>
          </table:table-cell>
          <table:table-cell office:value-type="float" office:value="-0.0126009" calcext:value-type="float">
            <text:p>-0.012600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38.6266" calcext:value-type="float">
            <text:p>-38.6266</text:p>
          </table:table-cell>
          <table:table-cell office:value-type="float" office:value="0.03849656" calcext:value-type="float">
            <text:p>0.03849656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8032" calcext:value-type="float">
            <text:p>-2.3180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6" calcext:value-type="float">
            <text:p>13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217.5339" calcext:value-type="float">
            <text:p>217.5339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50.083" calcext:value-type="float">
            <text:p>1050.083</text:p>
          </table:table-cell>
          <table:table-cell office:value-type="float" office:value="-10.87659" calcext:value-type="float">
            <text:p>-10.87659</text:p>
          </table:table-cell>
          <table:table-cell office:value-type="float" office:value="0" calcext:value-type="float">
            <text:p>0</text:p>
          </table:table-cell>
          <table:table-cell office:value-type="float" office:value="0.1294508" calcext:value-type="float">
            <text:p>0.1294508</text:p>
          </table:table-cell>
          <table:table-cell office:value-type="float" office:value="0.1784341" calcext:value-type="float">
            <text:p>0.1784341</text:p>
          </table:table-cell>
          <table:table-cell office:value-type="float" office:value="0.1959155" calcext:value-type="float">
            <text:p>0.1959155</text:p>
          </table:table-cell>
          <table:table-cell office:value-type="float" office:value="0.2215129" calcext:value-type="float">
            <text:p>0.2215129</text:p>
          </table:table-cell>
          <table:table-cell office:value-type="float" office:value="0.2396636" calcext:value-type="float">
            <text:p>0.2396636</text:p>
          </table:table-cell>
          <table:table-cell office:value-type="float" office:value="0.2391672" calcext:value-type="float">
            <text:p>0.2391672</text:p>
          </table:table-cell>
          <table:table-cell office:value-type="float" office:value="0.2516589" calcext:value-type="float">
            <text:p>0.2516589</text:p>
          </table:table-cell>
          <table:table-cell office:value-type="float" office:value="0.3548286" calcext:value-type="float">
            <text:p>0.3548286</text:p>
          </table:table-cell>
          <table:table-cell office:value-type="float" office:value="0.3549387" calcext:value-type="float">
            <text:p>0.3549387</text:p>
          </table:table-cell>
          <table:table-cell office:value-type="float" office:value="0.3718744" calcext:value-type="float">
            <text:p>0.3718744</text:p>
          </table:table-cell>
          <table:table-cell office:value-type="float" office:value="0.3888729" calcext:value-type="float">
            <text:p>0.3888729</text:p>
          </table:table-cell>
          <table:table-cell office:value-type="float" office:value="0.3989915" calcext:value-type="float">
            <text:p>0.398991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5773E-015" calcext:value-type="float">
            <text:p>1.935773E-15</text:p>
          </table:table-cell>
          <table:table-cell office:value-type="float" office:value="1.967167E-015" calcext:value-type="float">
            <text:p>1.967167E-15</text:p>
          </table:table-cell>
          <table:table-cell office:value-type="float" office:value="1.962933E-015" calcext:value-type="float">
            <text:p>1.962933E-15</text:p>
          </table:table-cell>
          <table:table-cell office:value-type="float" office:value="1.935022E-015" calcext:value-type="float">
            <text:p>1.935022E-15</text:p>
          </table:table-cell>
          <table:table-cell office:value-type="float" office:value="9.435392E-016" calcext:value-type="float">
            <text:p>9.435392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90572" calcext:value-type="float">
            <text:p>-22.90572</text:p>
          </table:table-cell>
          <table:table-cell office:value-type="float" office:value="-1.938966" calcext:value-type="float">
            <text:p>-1.938966</text:p>
          </table:table-cell>
          <table:table-cell office:value-type="float" office:value="-0.9437779" calcext:value-type="float">
            <text:p>-0.9437779</text:p>
          </table:table-cell>
          <table:table-cell office:value-type="float" office:value="-0.3666779" calcext:value-type="float">
            <text:p>-0.3666779</text:p>
          </table:table-cell>
          <table:table-cell office:value-type="float" office:value="-0.2002479" calcext:value-type="float">
            <text:p>-0.2002479</text:p>
          </table:table-cell>
          <table:table-cell office:value-type="float" office:value="-0.08166562" calcext:value-type="float">
            <text:p>-0.08166562</text:p>
          </table:table-cell>
          <table:table-cell office:value-type="float" office:value="-0.05071294" calcext:value-type="float">
            <text:p>-0.05071294</text:p>
          </table:table-cell>
          <table:table-cell office:value-type="float" office:value="-0.03480862" calcext:value-type="float">
            <text:p>-0.03480862</text:p>
          </table:table-cell>
          <table:table-cell office:value-type="float" office:value="-0.02158927" calcext:value-type="float">
            <text:p>-0.02158927</text:p>
          </table:table-cell>
          <table:table-cell office:value-type="float" office:value="-0.01289222" calcext:value-type="float">
            <text:p>-0.0128922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49.38368" calcext:value-type="float">
            <text:p>-49.38368</text:p>
          </table:table-cell>
          <table:table-cell office:value-type="float" office:value="0.03849419" calcext:value-type="float">
            <text:p>0.03849419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6783" calcext:value-type="float">
            <text:p>-2.31678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6" calcext:value-type="float">
            <text:p>14062006</text:p>
          </table:table-cell>
          <table:table-cell office:value-type="float" office:value="256.2679" calcext:value-type="float">
            <text:p>256.2679</text:p>
          </table:table-cell>
          <table:table-cell office:value-type="float" office:value="220.5142" calcext:value-type="float">
            <text:p>220.5142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47.103" calcext:value-type="float">
            <text:p>1047.103</text:p>
          </table:table-cell>
          <table:table-cell office:value-type="float" office:value="-10.87659" calcext:value-type="float">
            <text:p>-10.87659</text:p>
          </table:table-cell>
          <table:table-cell office:value-type="float" office:value="0" calcext:value-type="float">
            <text:p>0</text:p>
          </table:table-cell>
          <table:table-cell office:value-type="float" office:value="0.1286542" calcext:value-type="float">
            <text:p>0.1286542</text:p>
          </table:table-cell>
          <table:table-cell office:value-type="float" office:value="0.1770863" calcext:value-type="float">
            <text:p>0.1770863</text:p>
          </table:table-cell>
          <table:table-cell office:value-type="float" office:value="0.1896551" calcext:value-type="float">
            <text:p>0.1896551</text:p>
          </table:table-cell>
          <table:table-cell office:value-type="float" office:value="0.2118599" calcext:value-type="float">
            <text:p>0.2118599</text:p>
          </table:table-cell>
          <table:table-cell office:value-type="float" office:value="0.2294583" calcext:value-type="float">
            <text:p>0.2294583</text:p>
          </table:table-cell>
          <table:table-cell office:value-type="float" office:value="0.2348304" calcext:value-type="float">
            <text:p>0.2348304</text:p>
          </table:table-cell>
          <table:table-cell office:value-type="float" office:value="0.2478601" calcext:value-type="float">
            <text:p>0.2478601</text:p>
          </table:table-cell>
          <table:table-cell office:value-type="float" office:value="0.3528386" calcext:value-type="float">
            <text:p>0.3528386</text:p>
          </table:table-cell>
          <table:table-cell office:value-type="float" office:value="0.3537484" calcext:value-type="float">
            <text:p>0.3537484</text:p>
          </table:table-cell>
          <table:table-cell office:value-type="float" office:value="0.3713048" calcext:value-type="float">
            <text:p>0.3713048</text:p>
          </table:table-cell>
          <table:table-cell office:value-type="float" office:value="0.3886087" calcext:value-type="float">
            <text:p>0.3886087</text:p>
          </table:table-cell>
          <table:table-cell office:value-type="float" office:value="0.3989475" calcext:value-type="float">
            <text:p>0.398947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103E-015" calcext:value-type="float">
            <text:p>1.936103E-15</text:p>
          </table:table-cell>
          <table:table-cell office:value-type="float" office:value="1.96714E-015" calcext:value-type="float">
            <text:p>1.96714E-15</text:p>
          </table:table-cell>
          <table:table-cell office:value-type="float" office:value="1.962913E-015" calcext:value-type="float">
            <text:p>1.962913E-15</text:p>
          </table:table-cell>
          <table:table-cell office:value-type="float" office:value="1.935007E-015" calcext:value-type="float">
            <text:p>1.935007E-15</text:p>
          </table:table-cell>
          <table:table-cell office:value-type="float" office:value="9.435231E-016" calcext:value-type="float">
            <text:p>9.435231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03009" calcext:value-type="float">
            <text:p>-24.03009</text:p>
          </table:table-cell>
          <table:table-cell office:value-type="float" office:value="-2.055413" calcext:value-type="float">
            <text:p>-2.055413</text:p>
          </table:table-cell>
          <table:table-cell office:value-type="float" office:value="-1.212094" calcext:value-type="float">
            <text:p>-1.212094</text:p>
          </table:table-cell>
          <table:table-cell office:value-type="float" office:value="-0.516752" calcext:value-type="float">
            <text:p>-0.516752</text:p>
          </table:table-cell>
          <table:table-cell office:value-type="float" office:value="-0.2800356" calcext:value-type="float">
            <text:p>-0.2800356</text:p>
          </table:table-cell>
          <table:table-cell office:value-type="float" office:value="-0.09393246" calcext:value-type="float">
            <text:p>-0.09393246</text:p>
          </table:table-cell>
          <table:table-cell office:value-type="float" office:value="-0.05651914" calcext:value-type="float">
            <text:p>-0.05651914</text:p>
          </table:table-cell>
          <table:table-cell office:value-type="float" office:value="-0.03656705" calcext:value-type="float">
            <text:p>-0.03656705</text:p>
          </table:table-cell>
          <table:table-cell office:value-type="float" office:value="-0.02282905" calcext:value-type="float">
            <text:p>-0.02282905</text:p>
          </table:table-cell>
          <table:table-cell office:value-type="float" office:value="-0.01323451" calcext:value-type="float">
            <text:p>-0.0132345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50.00506" calcext:value-type="float">
            <text:p>-50.00506</text:p>
          </table:table-cell>
          <table:table-cell office:value-type="float" office:value="0.03849165" calcext:value-type="float">
            <text:p>0.0384916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5679" calcext:value-type="float">
            <text:p>-2.31567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6" calcext:value-type="float">
            <text:p>15062006</text:p>
          </table:table-cell>
          <table:table-cell office:value-type="float" office:value="257.8553" calcext:value-type="float">
            <text:p>257.8553</text:p>
          </table:table-cell>
          <table:table-cell office:value-type="float" office:value="223.5219" calcext:value-type="float">
            <text:p>223.5219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45.682" calcext:value-type="float">
            <text:p>1045.682</text:p>
          </table:table-cell>
          <table:table-cell office:value-type="float" office:value="-10.87614" calcext:value-type="float">
            <text:p>-10.87614</text:p>
          </table:table-cell>
          <table:table-cell office:value-type="float" office:value="0" calcext:value-type="float">
            <text:p>0</text:p>
          </table:table-cell>
          <table:table-cell office:value-type="float" office:value="0.1334495" calcext:value-type="float">
            <text:p>0.1334495</text:p>
          </table:table-cell>
          <table:table-cell office:value-type="float" office:value="0.1760907" calcext:value-type="float">
            <text:p>0.1760907</text:p>
          </table:table-cell>
          <table:table-cell office:value-type="float" office:value="0.1852625" calcext:value-type="float">
            <text:p>0.1852625</text:p>
          </table:table-cell>
          <table:table-cell office:value-type="float" office:value="0.203112" calcext:value-type="float">
            <text:p>0.203112</text:p>
          </table:table-cell>
          <table:table-cell office:value-type="float" office:value="0.2194074" calcext:value-type="float">
            <text:p>0.2194074</text:p>
          </table:table-cell>
          <table:table-cell office:value-type="float" office:value="0.2303045" calcext:value-type="float">
            <text:p>0.2303045</text:p>
          </table:table-cell>
          <table:table-cell office:value-type="float" office:value="0.2438359" calcext:value-type="float">
            <text:p>0.2438359</text:p>
          </table:table-cell>
          <table:table-cell office:value-type="float" office:value="0.3507149" calcext:value-type="float">
            <text:p>0.3507149</text:p>
          </table:table-cell>
          <table:table-cell office:value-type="float" office:value="0.3525479" calcext:value-type="float">
            <text:p>0.3525479</text:p>
          </table:table-cell>
          <table:table-cell office:value-type="float" office:value="0.3706619" calcext:value-type="float">
            <text:p>0.3706619</text:p>
          </table:table-cell>
          <table:table-cell office:value-type="float" office:value="0.3883245" calcext:value-type="float">
            <text:p>0.3883245</text:p>
          </table:table-cell>
          <table:table-cell office:value-type="float" office:value="0.3988871" calcext:value-type="float">
            <text:p>0.398887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446E-015" calcext:value-type="float">
            <text:p>1.936446E-15</text:p>
          </table:table-cell>
          <table:table-cell office:value-type="float" office:value="1.967115E-015" calcext:value-type="float">
            <text:p>1.967115E-15</text:p>
          </table:table-cell>
          <table:table-cell office:value-type="float" office:value="1.962887E-015" calcext:value-type="float">
            <text:p>1.962887E-15</text:p>
          </table:table-cell>
          <table:table-cell office:value-type="float" office:value="1.934994E-015" calcext:value-type="float">
            <text:p>1.934994E-15</text:p>
          </table:table-cell>
          <table:table-cell office:value-type="float" office:value="9.435058E-016" calcext:value-type="float">
            <text:p>9.435058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91426" calcext:value-type="float">
            <text:p>-19.91426</text:p>
          </table:table-cell>
          <table:table-cell office:value-type="float" office:value="-2.145943" calcext:value-type="float">
            <text:p>-2.145943</text:p>
          </table:table-cell>
          <table:table-cell office:value-type="float" office:value="-1.451905" calcext:value-type="float">
            <text:p>-1.451905</text:p>
          </table:table-cell>
          <table:table-cell office:value-type="float" office:value="-0.7149461" calcext:value-type="float">
            <text:p>-0.7149461</text:p>
          </table:table-cell>
          <table:table-cell office:value-type="float" office:value="-0.395329" calcext:value-type="float">
            <text:p>-0.395329</text:p>
          </table:table-cell>
          <table:table-cell office:value-type="float" office:value="-0.1090404" calcext:value-type="float">
            <text:p>-0.1090404</text:p>
          </table:table-cell>
          <table:table-cell office:value-type="float" office:value="-0.06350909" calcext:value-type="float">
            <text:p>-0.06350909</text:p>
          </table:table-cell>
          <table:table-cell office:value-type="float" office:value="-0.03855433" calcext:value-type="float">
            <text:p>-0.03855433</text:p>
          </table:table-cell>
          <table:table-cell office:value-type="float" office:value="-0.02415778" calcext:value-type="float">
            <text:p>-0.02415778</text:p>
          </table:table-cell>
          <table:table-cell office:value-type="float" office:value="-0.01363255" calcext:value-type="float">
            <text:p>-0.0136325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.369103" calcext:value-type="float">
            <text:p>-1.369103</text:p>
          </table:table-cell>
          <table:table-cell office:value-type="float" office:value="0.03848922" calcext:value-type="float">
            <text:p>0.03848922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4744" calcext:value-type="float">
            <text:p>-2.31474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6" calcext:value-type="float">
            <text:p>16062006</text:p>
          </table:table-cell>
          <table:table-cell office:value-type="float" office:value="262.9989" calcext:value-type="float">
            <text:p>262.9989</text:p>
          </table:table-cell>
          <table:table-cell office:value-type="float" office:value="230.2062" calcext:value-type="float">
            <text:p>230.2062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44.14" calcext:value-type="float">
            <text:p>1044.14</text:p>
          </table:table-cell>
          <table:table-cell office:value-type="float" office:value="-10.87453" calcext:value-type="float">
            <text:p>-10.87453</text:p>
          </table:table-cell>
          <table:table-cell office:value-type="float" office:value="0" calcext:value-type="float">
            <text:p>0</text:p>
          </table:table-cell>
          <table:table-cell office:value-type="float" office:value="0.2125125" calcext:value-type="float">
            <text:p>0.2125125</text:p>
          </table:table-cell>
          <table:table-cell office:value-type="float" office:value="0.1798725" calcext:value-type="float">
            <text:p>0.1798725</text:p>
          </table:table-cell>
          <table:table-cell office:value-type="float" office:value="0.1829693" calcext:value-type="float">
            <text:p>0.1829693</text:p>
          </table:table-cell>
          <table:table-cell office:value-type="float" office:value="0.1965762" calcext:value-type="float">
            <text:p>0.1965762</text:p>
          </table:table-cell>
          <table:table-cell office:value-type="float" office:value="0.2115323" calcext:value-type="float">
            <text:p>0.2115323</text:p>
          </table:table-cell>
          <table:table-cell office:value-type="float" office:value="0.2260691" calcext:value-type="float">
            <text:p>0.2260691</text:p>
          </table:table-cell>
          <table:table-cell office:value-type="float" office:value="0.2401407" calcext:value-type="float">
            <text:p>0.2401407</text:p>
          </table:table-cell>
          <table:table-cell office:value-type="float" office:value="0.3486709" calcext:value-type="float">
            <text:p>0.3486709</text:p>
          </table:table-cell>
          <table:table-cell office:value-type="float" office:value="0.3514813" calcext:value-type="float">
            <text:p>0.3514813</text:p>
          </table:table-cell>
          <table:table-cell office:value-type="float" office:value="0.3699986" calcext:value-type="float">
            <text:p>0.3699986</text:p>
          </table:table-cell>
          <table:table-cell office:value-type="float" office:value="0.3880231" calcext:value-type="float">
            <text:p>0.3880231</text:p>
          </table:table-cell>
          <table:table-cell office:value-type="float" office:value="0.3988167" calcext:value-type="float">
            <text:p>0.398816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767E-015" calcext:value-type="float">
            <text:p>1.936767E-15</text:p>
          </table:table-cell>
          <table:table-cell office:value-type="float" office:value="1.967093E-015" calcext:value-type="float">
            <text:p>1.967093E-15</text:p>
          </table:table-cell>
          <table:table-cell office:value-type="float" office:value="1.962865E-015" calcext:value-type="float">
            <text:p>1.962865E-15</text:p>
          </table:table-cell>
          <table:table-cell office:value-type="float" office:value="1.93498E-015" calcext:value-type="float">
            <text:p>1.93498E-15</text:p>
          </table:table-cell>
          <table:table-cell office:value-type="float" office:value="9.434892E-016" calcext:value-type="float">
            <text:p>9.434892E-16</text:p>
          </table:table-cell>
          <table:table-cell office:value-type="float" office:value="1.932076E-015" calcext:value-type="float">
            <text:p>1.932076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018944" calcext:value-type="float">
            <text:p>-0.5018944</text:p>
          </table:table-cell>
          <table:table-cell office:value-type="float" office:value="-1.826843" calcext:value-type="float">
            <text:p>-1.826843</text:p>
          </table:table-cell>
          <table:table-cell office:value-type="float" office:value="-1.598418" calcext:value-type="float">
            <text:p>-1.598418</text:p>
          </table:table-cell>
          <table:table-cell office:value-type="float" office:value="-0.9197734" calcext:value-type="float">
            <text:p>-0.9197734</text:p>
          </table:table-cell>
          <table:table-cell office:value-type="float" office:value="-0.5238651" calcext:value-type="float">
            <text:p>-0.5238651</text:p>
          </table:table-cell>
          <table:table-cell office:value-type="float" office:value="-0.1256921" calcext:value-type="float">
            <text:p>-0.1256921</text:p>
          </table:table-cell>
          <table:table-cell office:value-type="float" office:value="-0.07081161" calcext:value-type="float">
            <text:p>-0.07081161</text:p>
          </table:table-cell>
          <table:table-cell office:value-type="float" office:value="-0.0405811" calcext:value-type="float">
            <text:p>-0.0405811</text:p>
          </table:table-cell>
          <table:table-cell office:value-type="float" office:value="-0.02540611" calcext:value-type="float">
            <text:p>-0.02540611</text:p>
          </table:table-cell>
          <table:table-cell office:value-type="float" office:value="-0.01405726" calcext:value-type="float">
            <text:p>-0.0140572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612096" calcext:value-type="float">
            <text:p>-0.612096</text:p>
          </table:table-cell>
          <table:table-cell office:value-type="float" office:value="0.0384613" calcext:value-type="float">
            <text:p>0.038461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3988" calcext:value-type="float">
            <text:p>-2.31398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6" calcext:value-type="float">
            <text:p>17062006</text:p>
          </table:table-cell>
          <table:table-cell office:value-type="float" office:value="264.1418" calcext:value-type="float">
            <text:p>264.1418</text:p>
          </table:table-cell>
          <table:table-cell office:value-type="float" office:value="235.5122" calcext:value-type="float">
            <text:p>235.5122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39.977" calcext:value-type="float">
            <text:p>1039.977</text:p>
          </table:table-cell>
          <table:table-cell office:value-type="float" office:value="-10.87424" calcext:value-type="float">
            <text:p>-10.87424</text:p>
          </table:table-cell>
          <table:table-cell office:value-type="float" office:value="0" calcext:value-type="float">
            <text:p>0</text:p>
          </table:table-cell>
          <table:table-cell office:value-type="float" office:value="0.1480428" calcext:value-type="float">
            <text:p>0.1480428</text:p>
          </table:table-cell>
          <table:table-cell office:value-type="float" office:value="0.1802775" calcext:value-type="float">
            <text:p>0.1802775</text:p>
          </table:table-cell>
          <table:table-cell office:value-type="float" office:value="0.1825168" calcext:value-type="float">
            <text:p>0.1825168</text:p>
          </table:table-cell>
          <table:table-cell office:value-type="float" office:value="0.1923816" calcext:value-type="float">
            <text:p>0.1923816</text:p>
          </table:table-cell>
          <table:table-cell office:value-type="float" office:value="0.2060078" calcext:value-type="float">
            <text:p>0.2060078</text:p>
          </table:table-cell>
          <table:table-cell office:value-type="float" office:value="0.2220799" calcext:value-type="float">
            <text:p>0.2220799</text:p>
          </table:table-cell>
          <table:table-cell office:value-type="float" office:value="0.2368961" calcext:value-type="float">
            <text:p>0.2368961</text:p>
          </table:table-cell>
          <table:table-cell office:value-type="float" office:value="0.3467285" calcext:value-type="float">
            <text:p>0.3467285</text:p>
          </table:table-cell>
          <table:table-cell office:value-type="float" office:value="0.3504857" calcext:value-type="float">
            <text:p>0.3504857</text:p>
          </table:table-cell>
          <table:table-cell office:value-type="float" office:value="0.3693688" calcext:value-type="float">
            <text:p>0.3693688</text:p>
          </table:table-cell>
          <table:table-cell office:value-type="float" office:value="0.3877195" calcext:value-type="float">
            <text:p>0.3877195</text:p>
          </table:table-cell>
          <table:table-cell office:value-type="float" office:value="0.3987362" calcext:value-type="float">
            <text:p>0.3987362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37049E-015" calcext:value-type="float">
            <text:p>1.937049E-15</text:p>
          </table:table-cell>
          <table:table-cell office:value-type="float" office:value="1.967073E-015" calcext:value-type="float">
            <text:p>1.967073E-15</text:p>
          </table:table-cell>
          <table:table-cell office:value-type="float" office:value="1.962852E-015" calcext:value-type="float">
            <text:p>1.962852E-15</text:p>
          </table:table-cell>
          <table:table-cell office:value-type="float" office:value="1.934964E-015" calcext:value-type="float">
            <text:p>1.934964E-15</text:p>
          </table:table-cell>
          <table:table-cell office:value-type="float" office:value="9.434737E-016" calcext:value-type="float">
            <text:p>9.434737E-16</text:p>
          </table:table-cell>
          <table:table-cell office:value-type="float" office:value="1.932076E-015" calcext:value-type="float">
            <text:p>1.932076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99563" calcext:value-type="float">
            <text:p>-7.99563</text:p>
          </table:table-cell>
          <table:table-cell office:value-type="float" office:value="-1.790124" calcext:value-type="float">
            <text:p>-1.790124</text:p>
          </table:table-cell>
          <table:table-cell office:value-type="float" office:value="-1.629123" calcext:value-type="float">
            <text:p>-1.629123</text:p>
          </table:table-cell>
          <table:table-cell office:value-type="float" office:value="-1.086014" calcext:value-type="float">
            <text:p>-1.086014</text:p>
          </table:table-cell>
          <table:table-cell office:value-type="float" office:value="-0.6421856" calcext:value-type="float">
            <text:p>-0.6421856</text:p>
          </table:table-cell>
          <table:table-cell office:value-type="float" office:value="-0.1440499" calcext:value-type="float">
            <text:p>-0.1440499</text:p>
          </table:table-cell>
          <table:table-cell office:value-type="float" office:value="-0.07800972" calcext:value-type="float">
            <text:p>-0.07800972</text:p>
          </table:table-cell>
          <table:table-cell office:value-type="float" office:value="-0.04261911" calcext:value-type="float">
            <text:p>-0.04261911</text:p>
          </table:table-cell>
          <table:table-cell office:value-type="float" office:value="-0.02663271" calcext:value-type="float">
            <text:p>-0.02663271</text:p>
          </table:table-cell>
          <table:table-cell office:value-type="float" office:value="-0.01447267" calcext:value-type="float">
            <text:p>-0.0144726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5.92879" calcext:value-type="float">
            <text:p>-25.92879</text:p>
          </table:table-cell>
          <table:table-cell office:value-type="float" office:value="0.03843998" calcext:value-type="float">
            <text:p>0.0384399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341" calcext:value-type="float">
            <text:p>-2.3134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6" calcext:value-type="float">
            <text:p>18062006</text:p>
          </table:table-cell>
          <table:table-cell office:value-type="float" office:value="264.1418" calcext:value-type="float">
            <text:p>264.1418</text:p>
          </table:table-cell>
          <table:table-cell office:value-type="float" office:value="238.6135" calcext:value-type="float">
            <text:p>238.6135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36.875" calcext:value-type="float">
            <text:p>1036.875</text:p>
          </table:table-cell>
          <table:table-cell office:value-type="float" office:value="-10.87424" calcext:value-type="float">
            <text:p>-10.87424</text:p>
          </table:table-cell>
          <table:table-cell office:value-type="float" office:value="0" calcext:value-type="float">
            <text:p>0</text:p>
          </table:table-cell>
          <table:table-cell office:value-type="float" office:value="0.1362632" calcext:value-type="float">
            <text:p>0.1362632</text:p>
          </table:table-cell>
          <table:table-cell office:value-type="float" office:value="0.1761168" calcext:value-type="float">
            <text:p>0.1761168</text:p>
          </table:table-cell>
          <table:table-cell office:value-type="float" office:value="0.1805211" calcext:value-type="float">
            <text:p>0.1805211</text:p>
          </table:table-cell>
          <table:table-cell office:value-type="float" office:value="0.1876113" calcext:value-type="float">
            <text:p>0.1876113</text:p>
          </table:table-cell>
          <table:table-cell office:value-type="float" office:value="0.1983526" calcext:value-type="float">
            <text:p>0.1983526</text:p>
          </table:table-cell>
          <table:table-cell office:value-type="float" office:value="0.217251" calcext:value-type="float">
            <text:p>0.217251</text:p>
          </table:table-cell>
          <table:table-cell office:value-type="float" office:value="0.2319998" calcext:value-type="float">
            <text:p>0.2319998</text:p>
          </table:table-cell>
          <table:table-cell office:value-type="float" office:value="0.3443784" calcext:value-type="float">
            <text:p>0.3443784</text:p>
          </table:table-cell>
          <table:table-cell office:value-type="float" office:value="0.3493469" calcext:value-type="float">
            <text:p>0.3493469</text:p>
          </table:table-cell>
          <table:table-cell office:value-type="float" office:value="0.3686005" calcext:value-type="float">
            <text:p>0.3686005</text:p>
          </table:table-cell>
          <table:table-cell office:value-type="float" office:value="0.3874034" calcext:value-type="float">
            <text:p>0.3874034</text:p>
          </table:table-cell>
          <table:table-cell office:value-type="float" office:value="0.3986404" calcext:value-type="float">
            <text:p>0.3986404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37329E-015" calcext:value-type="float">
            <text:p>1.937329E-15</text:p>
          </table:table-cell>
          <table:table-cell office:value-type="float" office:value="1.96705E-015" calcext:value-type="float">
            <text:p>1.96705E-15</text:p>
          </table:table-cell>
          <table:table-cell office:value-type="float" office:value="1.96284E-015" calcext:value-type="float">
            <text:p>1.96284E-15</text:p>
          </table:table-cell>
          <table:table-cell office:value-type="float" office:value="1.934946E-015" calcext:value-type="float">
            <text:p>1.934946E-15</text:p>
          </table:table-cell>
          <table:table-cell office:value-type="float" office:value="9.434595E-016" calcext:value-type="float">
            <text:p>9.434595E-16</text:p>
          </table:table-cell>
          <table:table-cell office:value-type="float" office:value="1.932076E-015" calcext:value-type="float">
            <text:p>1.932076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32991" calcext:value-type="float">
            <text:p>-15.32991</text:p>
          </table:table-cell>
          <table:table-cell office:value-type="float" office:value="-2.144127" calcext:value-type="float">
            <text:p>-2.144127</text:p>
          </table:table-cell>
          <table:table-cell office:value-type="float" office:value="-1.773025" calcext:value-type="float">
            <text:p>-1.773025</text:p>
          </table:table-cell>
          <table:table-cell office:value-type="float" office:value="-1.317739" calcext:value-type="float">
            <text:p>-1.317739</text:p>
          </table:table-cell>
          <table:table-cell office:value-type="float" office:value="-0.8593019" calcext:value-type="float">
            <text:p>-0.8593019</text:p>
          </table:table-cell>
          <table:table-cell office:value-type="float" office:value="-0.1704643" calcext:value-type="float">
            <text:p>-0.1704643</text:p>
          </table:table-cell>
          <table:table-cell office:value-type="float" office:value="-0.09051339" calcext:value-type="float">
            <text:p>-0.09051339</text:p>
          </table:table-cell>
          <table:table-cell office:value-type="float" office:value="-0.04523646" calcext:value-type="float">
            <text:p>-0.04523646</text:p>
          </table:table-cell>
          <table:table-cell office:value-type="float" office:value="-0.02811304" calcext:value-type="float">
            <text:p>-0.02811304</text:p>
          </table:table-cell>
          <table:table-cell office:value-type="float" office:value="-0.01499735" calcext:value-type="float">
            <text:p>-0.0149973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44.55897" calcext:value-type="float">
            <text:p>-44.55897</text:p>
          </table:table-cell>
          <table:table-cell office:value-type="float" office:value="0.03843264" calcext:value-type="float">
            <text:p>0.03843264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3019" calcext:value-type="float">
            <text:p>-2.3130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6" calcext:value-type="float">
            <text:p>19062006</text:p>
          </table:table-cell>
          <table:table-cell office:value-type="float" office:value="264.1418" calcext:value-type="float">
            <text:p>264.1418</text:p>
          </table:table-cell>
          <table:table-cell office:value-type="float" office:value="241.4643" calcext:value-type="float">
            <text:p>241.4643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34.025" calcext:value-type="float">
            <text:p>1034.025</text:p>
          </table:table-cell>
          <table:table-cell office:value-type="float" office:value="-10.87424" calcext:value-type="float">
            <text:p>-10.87424</text:p>
          </table:table-cell>
          <table:table-cell office:value-type="float" office:value="0" calcext:value-type="float">
            <text:p>0</text:p>
          </table:table-cell>
          <table:table-cell office:value-type="float" office:value="0.1313935" calcext:value-type="float">
            <text:p>0.1313935</text:p>
          </table:table-cell>
          <table:table-cell office:value-type="float" office:value="0.1745741" calcext:value-type="float">
            <text:p>0.1745741</text:p>
          </table:table-cell>
          <table:table-cell office:value-type="float" office:value="0.1791068" calcext:value-type="float">
            <text:p>0.1791068</text:p>
          </table:table-cell>
          <table:table-cell office:value-type="float" office:value="0.1840674" calcext:value-type="float">
            <text:p>0.1840674</text:p>
          </table:table-cell>
          <table:table-cell office:value-type="float" office:value="0.1925272" calcext:value-type="float">
            <text:p>0.1925272</text:p>
          </table:table-cell>
          <table:table-cell office:value-type="float" office:value="0.2121416" calcext:value-type="float">
            <text:p>0.2121416</text:p>
          </table:table-cell>
          <table:table-cell office:value-type="float" office:value="0.2267669" calcext:value-type="float">
            <text:p>0.2267669</text:p>
          </table:table-cell>
          <table:table-cell office:value-type="float" office:value="0.3419665" calcext:value-type="float">
            <text:p>0.3419665</text:p>
          </table:table-cell>
          <table:table-cell office:value-type="float" office:value="0.3481337" calcext:value-type="float">
            <text:p>0.3481337</text:p>
          </table:table-cell>
          <table:table-cell office:value-type="float" office:value="0.367758" calcext:value-type="float">
            <text:p>0.367758</text:p>
          </table:table-cell>
          <table:table-cell office:value-type="float" office:value="0.3870926" calcext:value-type="float">
            <text:p>0.3870926</text:p>
          </table:table-cell>
          <table:table-cell office:value-type="float" office:value="0.3985406" calcext:value-type="float">
            <text:p>0.3985406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37612E-015" calcext:value-type="float">
            <text:p>1.937612E-15</text:p>
          </table:table-cell>
          <table:table-cell office:value-type="float" office:value="1.967028E-015" calcext:value-type="float">
            <text:p>1.967028E-15</text:p>
          </table:table-cell>
          <table:table-cell office:value-type="float" office:value="1.962824E-015" calcext:value-type="float">
            <text:p>1.962824E-15</text:p>
          </table:table-cell>
          <table:table-cell office:value-type="float" office:value="1.934934E-015" calcext:value-type="float">
            <text:p>1.934934E-15</text:p>
          </table:table-cell>
          <table:table-cell office:value-type="float" office:value="9.434434E-016" calcext:value-type="float">
            <text:p>9.434434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39286" calcext:value-type="float">
            <text:p>-20.39286</text:p>
          </table:table-cell>
          <table:table-cell office:value-type="float" office:value="-2.295663" calcext:value-type="float">
            <text:p>-2.295663</text:p>
          </table:table-cell>
          <table:table-cell office:value-type="float" office:value="-1.883657" calcext:value-type="float">
            <text:p>-1.883657</text:p>
          </table:table-cell>
          <table:table-cell office:value-type="float" office:value="-1.526288" calcext:value-type="float">
            <text:p>-1.526288</text:p>
          </table:table-cell>
          <table:table-cell office:value-type="float" office:value="-1.081613" calcext:value-type="float">
            <text:p>-1.081613</text:p>
          </table:table-cell>
          <table:table-cell office:value-type="float" office:value="-0.2045075" calcext:value-type="float">
            <text:p>-0.2045075</text:p>
          </table:table-cell>
          <table:table-cell office:value-type="float" office:value="-0.1064764" calcext:value-type="float">
            <text:p>-0.1064764</text:p>
          </table:table-cell>
          <table:table-cell office:value-type="float" office:value="-0.0481103" calcext:value-type="float">
            <text:p>-0.0481103</text:p>
          </table:table-cell>
          <table:table-cell office:value-type="float" office:value="-0.02978779" calcext:value-type="float">
            <text:p>-0.02978779</text:p>
          </table:table-cell>
          <table:table-cell office:value-type="float" office:value="-0.01559579" calcext:value-type="float">
            <text:p>-0.0155957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53.93852" calcext:value-type="float">
            <text:p>-53.93852</text:p>
          </table:table-cell>
          <table:table-cell office:value-type="float" office:value="0.0384276" calcext:value-type="float">
            <text:p>0.0384276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2811" calcext:value-type="float">
            <text:p>-2.31281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6" calcext:value-type="float">
            <text:p>20062006</text:p>
          </table:table-cell>
          <table:table-cell office:value-type="float" office:value="264.1418" calcext:value-type="float">
            <text:p>264.1418</text:p>
          </table:table-cell>
          <table:table-cell office:value-type="float" office:value="244.3774" calcext:value-type="float">
            <text:p>244.3774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31.111" calcext:value-type="float">
            <text:p>1031.111</text:p>
          </table:table-cell>
          <table:table-cell office:value-type="float" office:value="-10.87424" calcext:value-type="float">
            <text:p>-10.87424</text:p>
          </table:table-cell>
          <table:table-cell office:value-type="float" office:value="0" calcext:value-type="float">
            <text:p>0</text:p>
          </table:table-cell>
          <table:table-cell office:value-type="float" office:value="0.1286775" calcext:value-type="float">
            <text:p>0.1286775</text:p>
          </table:table-cell>
          <table:table-cell office:value-type="float" office:value="0.174005" calcext:value-type="float">
            <text:p>0.174005</text:p>
          </table:table-cell>
          <table:table-cell office:value-type="float" office:value="0.1777078" calcext:value-type="float">
            <text:p>0.1777078</text:p>
          </table:table-cell>
          <table:table-cell office:value-type="float" office:value="0.1811136" calcext:value-type="float">
            <text:p>0.1811136</text:p>
          </table:table-cell>
          <table:table-cell office:value-type="float" office:value="0.1878368" calcext:value-type="float">
            <text:p>0.1878368</text:p>
          </table:table-cell>
          <table:table-cell office:value-type="float" office:value="0.2065514" calcext:value-type="float">
            <text:p>0.2065514</text:p>
          </table:table-cell>
          <table:table-cell office:value-type="float" office:value="0.2207843" calcext:value-type="float">
            <text:p>0.2207843</text:p>
          </table:table-cell>
          <table:table-cell office:value-type="float" office:value="0.3393207" calcext:value-type="float">
            <text:p>0.3393207</text:p>
          </table:table-cell>
          <table:table-cell office:value-type="float" office:value="0.3468802" calcext:value-type="float">
            <text:p>0.3468802</text:p>
          </table:table-cell>
          <table:table-cell office:value-type="float" office:value="0.3668677" calcext:value-type="float">
            <text:p>0.3668677</text:p>
          </table:table-cell>
          <table:table-cell office:value-type="float" office:value="0.3867367" calcext:value-type="float">
            <text:p>0.3867367</text:p>
          </table:table-cell>
          <table:table-cell office:value-type="float" office:value="0.3984318" calcext:value-type="float">
            <text:p>0.398431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908E-015" calcext:value-type="float">
            <text:p>1.937908E-15</text:p>
          </table:table-cell>
          <table:table-cell office:value-type="float" office:value="1.967005E-015" calcext:value-type="float">
            <text:p>1.967005E-15</text:p>
          </table:table-cell>
          <table:table-cell office:value-type="float" office:value="1.962815E-015" calcext:value-type="float">
            <text:p>1.962815E-15</text:p>
          </table:table-cell>
          <table:table-cell office:value-type="float" office:value="1.934915E-015" calcext:value-type="float">
            <text:p>1.934915E-15</text:p>
          </table:table-cell>
          <table:table-cell office:value-type="float" office:value="9.434248E-016" calcext:value-type="float">
            <text:p>9.434248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98198" calcext:value-type="float">
            <text:p>-23.98198</text:p>
          </table:table-cell>
          <table:table-cell office:value-type="float" office:value="-2.353589" calcext:value-type="float">
            <text:p>-2.353589</text:p>
          </table:table-cell>
          <table:table-cell office:value-type="float" office:value="-2.001054" calcext:value-type="float">
            <text:p>-2.001054</text:p>
          </table:table-cell>
          <table:table-cell office:value-type="float" office:value="-1.728917" calcext:value-type="float">
            <text:p>-1.728917</text:p>
          </table:table-cell>
          <table:table-cell office:value-type="float" office:value="-1.307772" calcext:value-type="float">
            <text:p>-1.307772</text:p>
          </table:table-cell>
          <table:table-cell office:value-type="float" office:value="-0.2509198" calcext:value-type="float">
            <text:p>-0.2509198</text:p>
          </table:table-cell>
          <table:table-cell office:value-type="float" office:value="-0.1288145" calcext:value-type="float">
            <text:p>-0.1288145</text:p>
          </table:table-cell>
          <table:table-cell office:value-type="float" office:value="-0.05149886" calcext:value-type="float">
            <text:p>-0.05149886</text:p>
          </table:table-cell>
          <table:table-cell office:value-type="float" office:value="-0.03162786" calcext:value-type="float">
            <text:p>-0.03162786</text:p>
          </table:table-cell>
          <table:table-cell office:value-type="float" office:value="-0.01625673" calcext:value-type="float">
            <text:p>-0.0162567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50.50992" calcext:value-type="float">
            <text:p>-50.50992</text:p>
          </table:table-cell>
          <table:table-cell office:value-type="float" office:value="0.03842506" calcext:value-type="float">
            <text:p>0.03842506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2783" calcext:value-type="float">
            <text:p>-2.31278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6" calcext:value-type="float">
            <text:p>21062006</text:p>
          </table:table-cell>
          <table:table-cell office:value-type="float" office:value="264.1418" calcext:value-type="float">
            <text:p>264.1418</text:p>
          </table:table-cell>
          <table:table-cell office:value-type="float" office:value="247.0337" calcext:value-type="float">
            <text:p>247.0337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28.455" calcext:value-type="float">
            <text:p>1028.455</text:p>
          </table:table-cell>
          <table:table-cell office:value-type="float" office:value="-10.87424" calcext:value-type="float">
            <text:p>-10.87424</text:p>
          </table:table-cell>
          <table:table-cell office:value-type="float" office:value="0" calcext:value-type="float">
            <text:p>0</text:p>
          </table:table-cell>
          <table:table-cell office:value-type="float" office:value="0.1273498" calcext:value-type="float">
            <text:p>0.1273498</text:p>
          </table:table-cell>
          <table:table-cell office:value-type="float" office:value="0.173512" calcext:value-type="float">
            <text:p>0.173512</text:p>
          </table:table-cell>
          <table:table-cell office:value-type="float" office:value="0.1772969" calcext:value-type="float">
            <text:p>0.1772969</text:p>
          </table:table-cell>
          <table:table-cell office:value-type="float" office:value="0.1795847" calcext:value-type="float">
            <text:p>0.1795847</text:p>
          </table:table-cell>
          <table:table-cell office:value-type="float" office:value="0.185037" calcext:value-type="float">
            <text:p>0.185037</text:p>
          </table:table-cell>
          <table:table-cell office:value-type="float" office:value="0.201238" calcext:value-type="float">
            <text:p>0.201238</text:p>
          </table:table-cell>
          <table:table-cell office:value-type="float" office:value="0.2147598" calcext:value-type="float">
            <text:p>0.2147598</text:p>
          </table:table-cell>
          <table:table-cell office:value-type="float" office:value="0.3367561" calcext:value-type="float">
            <text:p>0.3367561</text:p>
          </table:table-cell>
          <table:table-cell office:value-type="float" office:value="0.3456579" calcext:value-type="float">
            <text:p>0.3456579</text:p>
          </table:table-cell>
          <table:table-cell office:value-type="float" office:value="0.3660285" calcext:value-type="float">
            <text:p>0.3660285</text:p>
          </table:table-cell>
          <table:table-cell office:value-type="float" office:value="0.386351" calcext:value-type="float">
            <text:p>0.386351</text:p>
          </table:table-cell>
          <table:table-cell office:value-type="float" office:value="0.3983164" calcext:value-type="float">
            <text:p>0.398316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202E-015" calcext:value-type="float">
            <text:p>1.938202E-15</text:p>
          </table:table-cell>
          <table:table-cell office:value-type="float" office:value="1.96698E-015" calcext:value-type="float">
            <text:p>1.96698E-15</text:p>
          </table:table-cell>
          <table:table-cell office:value-type="float" office:value="1.962801E-015" calcext:value-type="float">
            <text:p>1.962801E-15</text:p>
          </table:table-cell>
          <table:table-cell office:value-type="float" office:value="1.934902E-015" calcext:value-type="float">
            <text:p>1.934902E-15</text:p>
          </table:table-cell>
          <table:table-cell office:value-type="float" office:value="9.434073E-016" calcext:value-type="float">
            <text:p>9.434073E-16</text:p>
          </table:table-cell>
          <table:table-cell office:value-type="float" office:value="1.932076E-015" calcext:value-type="float">
            <text:p>1.932076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0359" calcext:value-type="float">
            <text:p>-26.0359</text:p>
          </table:table-cell>
          <table:table-cell office:value-type="float" office:value="-2.405225" calcext:value-type="float">
            <text:p>-2.405225</text:p>
          </table:table-cell>
          <table:table-cell office:value-type="float" office:value="-2.037118" calcext:value-type="float">
            <text:p>-2.037118</text:p>
          </table:table-cell>
          <table:table-cell office:value-type="float" office:value="-1.845554" calcext:value-type="float">
            <text:p>-1.845554</text:p>
          </table:table-cell>
          <table:table-cell office:value-type="float" office:value="-1.467667" calcext:value-type="float">
            <text:p>-1.467667</text:p>
          </table:table-cell>
          <table:table-cell office:value-type="float" office:value="-0.3063781" calcext:value-type="float">
            <text:p>-0.3063781</text:p>
          </table:table-cell>
          <table:table-cell office:value-type="float" office:value="-0.1568467" calcext:value-type="float">
            <text:p>-0.1568467</text:p>
          </table:table-cell>
          <table:table-cell office:value-type="float" office:value="-0.05504434" calcext:value-type="float">
            <text:p>-0.05504434</text:p>
          </table:table-cell>
          <table:table-cell office:value-type="float" office:value="-0.03330277" calcext:value-type="float">
            <text:p>-0.03330277</text:p>
          </table:table-cell>
          <table:table-cell office:value-type="float" office:value="-0.01690622" calcext:value-type="float">
            <text:p>-0.0169062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47.66815" calcext:value-type="float">
            <text:p>-47.66815</text:p>
          </table:table-cell>
          <table:table-cell office:value-type="float" office:value="0.03842186" calcext:value-type="float">
            <text:p>0.03842186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294" calcext:value-type="float">
            <text:p>-2.3129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6" calcext:value-type="float">
            <text:p>22062006</text:p>
          </table:table-cell>
          <table:table-cell office:value-type="float" office:value="265.7294" calcext:value-type="float">
            <text:p>265.7294</text:p>
          </table:table-cell>
          <table:table-cell office:value-type="float" office:value="249.7009" calcext:value-type="float">
            <text:p>249.7009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27.375" calcext:value-type="float">
            <text:p>1027.375</text:p>
          </table:table-cell>
          <table:table-cell office:value-type="float" office:value="-10.87382" calcext:value-type="float">
            <text:p>-10.87382</text:p>
          </table:table-cell>
          <table:table-cell office:value-type="float" office:value="0" calcext:value-type="float">
            <text:p>0</text:p>
          </table:table-cell>
          <table:table-cell office:value-type="float" office:value="0.1321483" calcext:value-type="float">
            <text:p>0.1321483</text:p>
          </table:table-cell>
          <table:table-cell office:value-type="float" office:value="0.1730926" calcext:value-type="float">
            <text:p>0.1730926</text:p>
          </table:table-cell>
          <table:table-cell office:value-type="float" office:value="0.1769736" calcext:value-type="float">
            <text:p>0.1769736</text:p>
          </table:table-cell>
          <table:table-cell office:value-type="float" office:value="0.1785985" calcext:value-type="float">
            <text:p>0.1785985</text:p>
          </table:table-cell>
          <table:table-cell office:value-type="float" office:value="0.1830998" calcext:value-type="float">
            <text:p>0.1830998</text:p>
          </table:table-cell>
          <table:table-cell office:value-type="float" office:value="0.1961443" calcext:value-type="float">
            <text:p>0.1961443</text:p>
          </table:table-cell>
          <table:table-cell office:value-type="float" office:value="0.2085091" calcext:value-type="float">
            <text:p>0.2085091</text:p>
          </table:table-cell>
          <table:table-cell office:value-type="float" office:value="0.3343258" calcext:value-type="float">
            <text:p>0.3343258</text:p>
          </table:table-cell>
          <table:table-cell office:value-type="float" office:value="0.3444234" calcext:value-type="float">
            <text:p>0.3444234</text:p>
          </table:table-cell>
          <table:table-cell office:value-type="float" office:value="0.3651867" calcext:value-type="float">
            <text:p>0.3651867</text:p>
          </table:table-cell>
          <table:table-cell office:value-type="float" office:value="0.3859367" calcext:value-type="float">
            <text:p>0.3859367</text:p>
          </table:table-cell>
          <table:table-cell office:value-type="float" office:value="0.3981912" calcext:value-type="float">
            <text:p>0.398191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48E-015" calcext:value-type="float">
            <text:p>1.93848E-15</text:p>
          </table:table-cell>
          <table:table-cell office:value-type="float" office:value="1.966959E-015" calcext:value-type="float">
            <text:p>1.966959E-15</text:p>
          </table:table-cell>
          <table:table-cell office:value-type="float" office:value="1.962787E-015" calcext:value-type="float">
            <text:p>1.962787E-15</text:p>
          </table:table-cell>
          <table:table-cell office:value-type="float" office:value="1.934887E-015" calcext:value-type="float">
            <text:p>1.934887E-15</text:p>
          </table:table-cell>
          <table:table-cell office:value-type="float" office:value="9.433909E-016" calcext:value-type="float">
            <text:p>9.433909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25804" calcext:value-type="float">
            <text:p>-21.25804</text:p>
          </table:table-cell>
          <table:table-cell office:value-type="float" office:value="-2.451747" calcext:value-type="float">
            <text:p>-2.451747</text:p>
          </table:table-cell>
          <table:table-cell office:value-type="float" office:value="-2.065995" calcext:value-type="float">
            <text:p>-2.065995</text:p>
          </table:table-cell>
          <table:table-cell office:value-type="float" office:value="-1.925583" calcext:value-type="float">
            <text:p>-1.925583</text:p>
          </table:table-cell>
          <table:table-cell office:value-type="float" office:value="-1.591598" calcext:value-type="float">
            <text:p>-1.591598</text:p>
          </table:table-cell>
          <table:table-cell office:value-type="float" office:value="-0.3728715" calcext:value-type="float">
            <text:p>-0.3728715</text:p>
          </table:table-cell>
          <table:table-cell office:value-type="float" office:value="-0.193585" calcext:value-type="float">
            <text:p>-0.193585</text:p>
          </table:table-cell>
          <table:table-cell office:value-type="float" office:value="-0.0586548" calcext:value-type="float">
            <text:p>-0.0586548</text:p>
          </table:table-cell>
          <table:table-cell office:value-type="float" office:value="-0.03443451" calcext:value-type="float">
            <text:p>-0.03443451</text:p>
          </table:table-cell>
          <table:table-cell office:value-type="float" office:value="-0.01758565" calcext:value-type="float">
            <text:p>-0.0175856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.676193" calcext:value-type="float">
            <text:p>-1.676193</text:p>
          </table:table-cell>
          <table:table-cell office:value-type="float" office:value="0.03841922" calcext:value-type="float">
            <text:p>0.03841922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3277" calcext:value-type="float">
            <text:p>-2.31327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6" calcext:value-type="float">
            <text:p>23062006</text:p>
          </table:table-cell>
          <table:table-cell office:value-type="float" office:value="270.9998" calcext:value-type="float">
            <text:p>270.9998</text:p>
          </table:table-cell>
          <table:table-cell office:value-type="float" office:value="255.568" calcext:value-type="float">
            <text:p>255.568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26.776" calcext:value-type="float">
            <text:p>1026.776</text:p>
          </table:table-cell>
          <table:table-cell office:value-type="float" office:value="-10.8722" calcext:value-type="float">
            <text:p>-10.8722</text:p>
          </table:table-cell>
          <table:table-cell office:value-type="float" office:value="0" calcext:value-type="float">
            <text:p>0</text:p>
          </table:table-cell>
          <table:table-cell office:value-type="float" office:value="0.223793" calcext:value-type="float">
            <text:p>0.223793</text:p>
          </table:table-cell>
          <table:table-cell office:value-type="float" office:value="0.1782024" calcext:value-type="float">
            <text:p>0.1782024</text:p>
          </table:table-cell>
          <table:table-cell office:value-type="float" office:value="0.1773922" calcext:value-type="float">
            <text:p>0.1773922</text:p>
          </table:table-cell>
          <table:table-cell office:value-type="float" office:value="0.1784525" calcext:value-type="float">
            <text:p>0.1784525</text:p>
          </table:table-cell>
          <table:table-cell office:value-type="float" office:value="0.1825167" calcext:value-type="float">
            <text:p>0.1825167</text:p>
          </table:table-cell>
          <table:table-cell office:value-type="float" office:value="0.1918817" calcext:value-type="float">
            <text:p>0.1918817</text:p>
          </table:table-cell>
          <table:table-cell office:value-type="float" office:value="0.203199" calcext:value-type="float">
            <text:p>0.203199</text:p>
          </table:table-cell>
          <table:table-cell office:value-type="float" office:value="0.3322152" calcext:value-type="float">
            <text:p>0.3322152</text:p>
          </table:table-cell>
          <table:table-cell office:value-type="float" office:value="0.3433017" calcext:value-type="float">
            <text:p>0.3433017</text:p>
          </table:table-cell>
          <table:table-cell office:value-type="float" office:value="0.3644186" calcext:value-type="float">
            <text:p>0.3644186</text:p>
          </table:table-cell>
          <table:table-cell office:value-type="float" office:value="0.3854673" calcext:value-type="float">
            <text:p>0.3854673</text:p>
          </table:table-cell>
          <table:table-cell office:value-type="float" office:value="0.3980576" calcext:value-type="float">
            <text:p>0.398057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731E-015" calcext:value-type="float">
            <text:p>1.938731E-15</text:p>
          </table:table-cell>
          <table:table-cell office:value-type="float" office:value="1.966943E-015" calcext:value-type="float">
            <text:p>1.966943E-15</text:p>
          </table:table-cell>
          <table:table-cell office:value-type="float" office:value="1.962778E-015" calcext:value-type="float">
            <text:p>1.962778E-15</text:p>
          </table:table-cell>
          <table:table-cell office:value-type="float" office:value="1.934867E-015" calcext:value-type="float">
            <text:p>1.934867E-15</text:p>
          </table:table-cell>
          <table:table-cell office:value-type="float" office:value="9.433748E-016" calcext:value-type="float">
            <text:p>9.433748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95248" calcext:value-type="float">
            <text:p>-0.3395248</text:p>
          </table:table-cell>
          <table:table-cell office:value-type="float" office:value="-1.963795" calcext:value-type="float">
            <text:p>-1.963795</text:p>
          </table:table-cell>
          <table:table-cell office:value-type="float" office:value="-2.028993" calcext:value-type="float">
            <text:p>-2.028993</text:p>
          </table:table-cell>
          <table:table-cell office:value-type="float" office:value="-1.937831" calcext:value-type="float">
            <text:p>-1.937831</text:p>
          </table:table-cell>
          <table:table-cell office:value-type="float" office:value="-1.630978" calcext:value-type="float">
            <text:p>-1.630978</text:p>
          </table:table-cell>
          <table:table-cell office:value-type="float" office:value="-0.4412801" calcext:value-type="float">
            <text:p>-0.4412801</text:p>
          </table:table-cell>
          <table:table-cell office:value-type="float" office:value="-0.2326549" calcext:value-type="float">
            <text:p>-0.2326549</text:p>
          </table:table-cell>
          <table:table-cell office:value-type="float" office:value="-0.06200447" calcext:value-type="float">
            <text:p>-0.06200447</text:p>
          </table:table-cell>
          <table:table-cell office:value-type="float" office:value="-0.03550121" calcext:value-type="float">
            <text:p>-0.03550121</text:p>
          </table:table-cell>
          <table:table-cell office:value-type="float" office:value="-0.01823096" calcext:value-type="float">
            <text:p>-0.0182309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3564649" calcext:value-type="float">
            <text:p>-0.3564649</text:p>
          </table:table-cell>
          <table:table-cell office:value-type="float" office:value="0.03839162" calcext:value-type="float">
            <text:p>0.03839162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3798" calcext:value-type="float">
            <text:p>-2.31379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6" calcext:value-type="float">
            <text:p>24062006</text:p>
          </table:table-cell>
          <table:table-cell office:value-type="float" office:value="272.5237" calcext:value-type="float">
            <text:p>272.5237</text:p>
          </table:table-cell>
          <table:table-cell office:value-type="float" office:value="261.0705" calcext:value-type="float">
            <text:p>261.0705</text:p>
          </table:table-cell>
          <table:table-cell office:value-type="float" office:value="30.2289" calcext:value-type="float">
            <text:p>30.2289</text:p>
          </table:table-cell>
          <table:table-cell office:value-type="float" office:value="1022.797" calcext:value-type="float">
            <text:p>1022.797</text:p>
          </table:table-cell>
          <table:table-cell office:value-type="float" office:value="-10.87177" calcext:value-type="float">
            <text:p>-10.87177</text:p>
          </table:table-cell>
          <table:table-cell office:value-type="float" office:value="0" calcext:value-type="float">
            <text:p>0</text:p>
          </table:table-cell>
          <table:table-cell office:value-type="float" office:value="0.1699047" calcext:value-type="float">
            <text:p>0.1699047</text:p>
          </table:table-cell>
          <table:table-cell office:value-type="float" office:value="0.1792923" calcext:value-type="float">
            <text:p>0.1792923</text:p>
          </table:table-cell>
          <table:table-cell office:value-type="float" office:value="0.1780481" calcext:value-type="float">
            <text:p>0.1780481</text:p>
          </table:table-cell>
          <table:table-cell office:value-type="float" office:value="0.1786553" calcext:value-type="float">
            <text:p>0.1786553</text:p>
          </table:table-cell>
          <table:table-cell office:value-type="float" office:value="0.1823135" calcext:value-type="float">
            <text:p>0.1823135</text:p>
          </table:table-cell>
          <table:table-cell office:value-type="float" office:value="0.1881319" calcext:value-type="float">
            <text:p>0.1881319</text:p>
          </table:table-cell>
          <table:table-cell office:value-type="float" office:value="0.1981159" calcext:value-type="float">
            <text:p>0.1981159</text:p>
          </table:table-cell>
          <table:table-cell office:value-type="float" office:value="0.3302337" calcext:value-type="float">
            <text:p>0.3302337</text:p>
          </table:table-cell>
          <table:table-cell office:value-type="float" office:value="0.3421557" calcext:value-type="float">
            <text:p>0.3421557</text:p>
          </table:table-cell>
          <table:table-cell office:value-type="float" office:value="0.3637002" calcext:value-type="float">
            <text:p>0.3637002</text:p>
          </table:table-cell>
          <table:table-cell office:value-type="float" office:value="0.3850639" calcext:value-type="float">
            <text:p>0.3850639</text:p>
          </table:table-cell>
          <table:table-cell office:value-type="float" office:value="0.3979114" calcext:value-type="float">
            <text:p>0.397911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5618E-015" calcext:value-type="float">
            <text:p>1.935618E-15</text:p>
          </table:table-cell>
          <table:table-cell office:value-type="float" office:value="1.966922E-015" calcext:value-type="float">
            <text:p>1.966922E-15</text:p>
          </table:table-cell>
          <table:table-cell office:value-type="float" office:value="1.962766E-015" calcext:value-type="float">
            <text:p>1.962766E-15</text:p>
          </table:table-cell>
          <table:table-cell office:value-type="float" office:value="1.934858E-015" calcext:value-type="float">
            <text:p>1.934858E-15</text:p>
          </table:table-cell>
          <table:table-cell office:value-type="float" office:value="9.433588E-016" calcext:value-type="float">
            <text:p>9.433588E-16</text:p>
          </table:table-cell>
          <table:table-cell office:value-type="float" office:value="1.932076E-015" calcext:value-type="float">
            <text:p>1.932076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76364" calcext:value-type="float">
            <text:p>-2.776364</text:p>
          </table:table-cell>
          <table:table-cell office:value-type="float" office:value="-1.870041" calcext:value-type="float">
            <text:p>-1.870041</text:p>
          </table:table-cell>
          <table:table-cell office:value-type="float" office:value="-1.972068" calcext:value-type="float">
            <text:p>-1.972068</text:p>
          </table:table-cell>
          <table:table-cell office:value-type="float" office:value="-1.920947" calcext:value-type="float">
            <text:p>-1.920947</text:p>
          </table:table-cell>
          <table:table-cell office:value-type="float" office:value="-1.64499" calcext:value-type="float">
            <text:p>-1.64499</text:p>
          </table:table-cell>
          <table:table-cell office:value-type="float" office:value="-0.5133269" calcext:value-type="float">
            <text:p>-0.5133269</text:p>
          </table:table-cell>
          <table:table-cell office:value-type="float" office:value="-0.2786049" calcext:value-type="float">
            <text:p>-0.2786049</text:p>
          </table:table-cell>
          <table:table-cell office:value-type="float" office:value="-0.06534569" calcext:value-type="float">
            <text:p>-0.06534569</text:p>
          </table:table-cell>
          <table:table-cell office:value-type="float" office:value="-0.03662654" calcext:value-type="float">
            <text:p>-0.03662654</text:p>
          </table:table-cell>
          <table:table-cell office:value-type="float" office:value="-0.01885752" calcext:value-type="float">
            <text:p>-0.0188575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5.06068" calcext:value-type="float">
            <text:p>-5.06068</text:p>
          </table:table-cell>
          <table:table-cell office:value-type="float" office:value="0.03836193" calcext:value-type="float">
            <text:p>0.0383619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451" calcext:value-type="float">
            <text:p>-2.3145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6" calcext:value-type="float">
            <text:p>25062006</text:p>
          </table:table-cell>
          <table:table-cell office:value-type="float" office:value="303.2239" calcext:value-type="float">
            <text:p>303.2239</text:p>
          </table:table-cell>
          <table:table-cell office:value-type="float" office:value="266.8132" calcext:value-type="float">
            <text:p>266.8132</text:p>
          </table:table-cell>
          <table:table-cell office:value-type="float" office:value="31.36814" calcext:value-type="float">
            <text:p>31.36814</text:p>
          </table:table-cell>
          <table:table-cell office:value-type="float" office:value="1046.105" calcext:value-type="float">
            <text:p>1046.105</text:p>
          </table:table-cell>
          <table:table-cell office:value-type="float" office:value="-10.36153" calcext:value-type="float">
            <text:p>-10.36153</text:p>
          </table:table-cell>
          <table:table-cell office:value-type="float" office:value="0" calcext:value-type="float">
            <text:p>0</text:p>
          </table:table-cell>
          <table:table-cell office:value-type="float" office:value="0.4705929" calcext:value-type="float">
            <text:p>0.4705929</text:p>
          </table:table-cell>
          <table:table-cell office:value-type="float" office:value="0.4793851" calcext:value-type="float">
            <text:p>0.4793851</text:p>
          </table:table-cell>
          <table:table-cell office:value-type="float" office:value="0.1815044" calcext:value-type="float">
            <text:p>0.1815044</text:p>
          </table:table-cell>
          <table:table-cell office:value-type="float" office:value="0.2011357" calcext:value-type="float">
            <text:p>0.2011357</text:p>
          </table:table-cell>
          <table:table-cell office:value-type="float" office:value="0.1852606" calcext:value-type="float">
            <text:p>0.1852606</text:p>
          </table:table-cell>
          <table:table-cell office:value-type="float" office:value="0.1861244" calcext:value-type="float">
            <text:p>0.1861244</text:p>
          </table:table-cell>
          <table:table-cell office:value-type="float" office:value="0.2485811" calcext:value-type="float">
            <text:p>0.2485811</text:p>
          </table:table-cell>
          <table:table-cell office:value-type="float" office:value="0.3293635" calcext:value-type="float">
            <text:p>0.3293635</text:p>
          </table:table-cell>
          <table:table-cell office:value-type="float" office:value="0.3413224" calcext:value-type="float">
            <text:p>0.3413224</text:p>
          </table:table-cell>
          <table:table-cell office:value-type="float" office:value="0.363208" calcext:value-type="float">
            <text:p>0.363208</text:p>
          </table:table-cell>
          <table:table-cell office:value-type="float" office:value="0.3847255" calcext:value-type="float">
            <text:p>0.3847255</text:p>
          </table:table-cell>
          <table:table-cell office:value-type="float" office:value="0.3977748" calcext:value-type="float">
            <text:p>0.397774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5825E-015" calcext:value-type="float">
            <text:p>1.935825E-15</text:p>
          </table:table-cell>
          <table:table-cell office:value-type="float" office:value="1.966905E-015" calcext:value-type="float">
            <text:p>1.966905E-15</text:p>
          </table:table-cell>
          <table:table-cell office:value-type="float" office:value="1.962755E-015" calcext:value-type="float">
            <text:p>1.962755E-15</text:p>
          </table:table-cell>
          <table:table-cell office:value-type="float" office:value="1.934851E-015" calcext:value-type="float">
            <text:p>1.934851E-15</text:p>
          </table:table-cell>
          <table:table-cell office:value-type="float" office:value="9.433428E-016" calcext:value-type="float">
            <text:p>9.433428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213048" calcext:value-type="float">
            <text:p>-0.002213048</text:p>
          </table:table-cell>
          <table:table-cell office:value-type="float" office:value="-0.00196542" calcext:value-type="float">
            <text:p>-0.00196542</text:p>
          </table:table-cell>
          <table:table-cell office:value-type="float" office:value="-1.703849" calcext:value-type="float">
            <text:p>-1.703849</text:p>
          </table:table-cell>
          <table:table-cell office:value-type="float" office:value="-0.7703743" calcext:value-type="float">
            <text:p>-0.7703743</text:p>
          </table:table-cell>
          <table:table-cell office:value-type="float" office:value="-1.455084" calcext:value-type="float">
            <text:p>-1.455084</text:p>
          </table:table-cell>
          <table:table-cell office:value-type="float" office:value="-0.5574619" calcext:value-type="float">
            <text:p>-0.5574619</text:p>
          </table:table-cell>
          <table:table-cell office:value-type="float" office:value="-0.05530728" calcext:value-type="float">
            <text:p>-0.05530728</text:p>
          </table:table-cell>
          <table:table-cell office:value-type="float" office:value="-0.06690551" calcext:value-type="float">
            <text:p>-0.06690551</text:p>
          </table:table-cell>
          <table:table-cell office:value-type="float" office:value="-0.03747608" calcext:value-type="float">
            <text:p>-0.03747608</text:p>
          </table:table-cell>
          <table:table-cell office:value-type="float" office:value="-0.01930161" calcext:value-type="float">
            <text:p>-0.0193016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3182509" calcext:value-type="float">
            <text:p>-0.003182509</text:p>
          </table:table-cell>
          <table:table-cell office:value-type="float" office:value="0.03832348" calcext:value-type="float">
            <text:p>0.0383234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5406" calcext:value-type="float">
            <text:p>-2.31540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6" calcext:value-type="float">
            <text:p>26062006</text:p>
          </table:table-cell>
          <table:table-cell office:value-type="float" office:value="303.2239" calcext:value-type="float">
            <text:p>303.2239</text:p>
          </table:table-cell>
          <table:table-cell office:value-type="float" office:value="273.2181" calcext:value-type="float">
            <text:p>273.2181</text:p>
          </table:table-cell>
          <table:table-cell office:value-type="float" office:value="31.36814" calcext:value-type="float">
            <text:p>31.36814</text:p>
          </table:table-cell>
          <table:table-cell office:value-type="float" office:value="1039.7" calcext:value-type="float">
            <text:p>1039.7</text:p>
          </table:table-cell>
          <table:table-cell office:value-type="float" office:value="-10.36153" calcext:value-type="float">
            <text:p>-10.36153</text:p>
          </table:table-cell>
          <table:table-cell office:value-type="float" office:value="0" calcext:value-type="float">
            <text:p>0</text:p>
          </table:table-cell>
          <table:table-cell office:value-type="float" office:value="0.3785953" calcext:value-type="float">
            <text:p>0.3785953</text:p>
          </table:table-cell>
          <table:table-cell office:value-type="float" office:value="0.3807247" calcext:value-type="float">
            <text:p>0.3807247</text:p>
          </table:table-cell>
          <table:table-cell office:value-type="float" office:value="0.1859092" calcext:value-type="float">
            <text:p>0.1859092</text:p>
          </table:table-cell>
          <table:table-cell office:value-type="float" office:value="0.1959097" calcext:value-type="float">
            <text:p>0.1959097</text:p>
          </table:table-cell>
          <table:table-cell office:value-type="float" office:value="0.1882341" calcext:value-type="float">
            <text:p>0.1882341</text:p>
          </table:table-cell>
          <table:table-cell office:value-type="float" office:value="0.1845592" calcext:value-type="float">
            <text:p>0.1845592</text:p>
          </table:table-cell>
          <table:table-cell office:value-type="float" office:value="0.2414376" calcext:value-type="float">
            <text:p>0.2414376</text:p>
          </table:table-cell>
          <table:table-cell office:value-type="float" office:value="0.3290649" calcext:value-type="float">
            <text:p>0.3290649</text:p>
          </table:table-cell>
          <table:table-cell office:value-type="float" office:value="0.3405961" calcext:value-type="float">
            <text:p>0.3405961</text:p>
          </table:table-cell>
          <table:table-cell office:value-type="float" office:value="0.3627682" calcext:value-type="float">
            <text:p>0.3627682</text:p>
          </table:table-cell>
          <table:table-cell office:value-type="float" office:value="0.3843942" calcext:value-type="float">
            <text:p>0.3843942</text:p>
          </table:table-cell>
          <table:table-cell office:value-type="float" office:value="0.3976351" calcext:value-type="float">
            <text:p>0.3976351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36052E-015" calcext:value-type="float">
            <text:p>1.936052E-15</text:p>
          </table:table-cell>
          <table:table-cell office:value-type="float" office:value="1.966878E-015" calcext:value-type="float">
            <text:p>1.966878E-15</text:p>
          </table:table-cell>
          <table:table-cell office:value-type="float" office:value="1.962743E-015" calcext:value-type="float">
            <text:p>1.962743E-15</text:p>
          </table:table-cell>
          <table:table-cell office:value-type="float" office:value="1.934847E-015" calcext:value-type="float">
            <text:p>1.934847E-15</text:p>
          </table:table-cell>
          <table:table-cell office:value-type="float" office:value="9.433258E-016" calcext:value-type="float">
            <text:p>9.433258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390282" calcext:value-type="float">
            <text:p>-0.008390282</text:p>
          </table:table-cell>
          <table:table-cell office:value-type="float" office:value="-0.008084604" calcext:value-type="float">
            <text:p>-0.008084604</text:p>
          </table:table-cell>
          <table:table-cell office:value-type="float" office:value="-1.415642" calcext:value-type="float">
            <text:p>-1.415642</text:p>
          </table:table-cell>
          <table:table-cell office:value-type="float" office:value="-0.9439685" calcext:value-type="float">
            <text:p>-0.9439685</text:p>
          </table:table-cell>
          <table:table-cell office:value-type="float" office:value="-1.286477" calcext:value-type="float">
            <text:p>-1.286477</text:p>
          </table:table-cell>
          <table:table-cell office:value-type="float" office:value="-0.5947357" calcext:value-type="float">
            <text:p>-0.5947357</text:p>
          </table:table-cell>
          <table:table-cell office:value-type="float" office:value="-0.06810135" calcext:value-type="float">
            <text:p>-0.06810135</text:p>
          </table:table-cell>
          <table:table-cell office:value-type="float" office:value="-0.06743125" calcext:value-type="float">
            <text:p>-0.06743125</text:p>
          </table:table-cell>
          <table:table-cell office:value-type="float" office:value="-0.03822977" calcext:value-type="float">
            <text:p>-0.03822977</text:p>
          </table:table-cell>
          <table:table-cell office:value-type="float" office:value="-0.01970598" calcext:value-type="float">
            <text:p>-0.01970598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866033" calcext:value-type="float">
            <text:p>-0.00866033</text:p>
          </table:table-cell>
          <table:table-cell office:value-type="float" office:value="0.03826201" calcext:value-type="float">
            <text:p>0.03826201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6453" calcext:value-type="float">
            <text:p>-2.31645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6" calcext:value-type="float">
            <text:p>27062006</text:p>
          </table:table-cell>
          <table:table-cell office:value-type="float" office:value="303.2239" calcext:value-type="float">
            <text:p>303.2239</text:p>
          </table:table-cell>
          <table:table-cell office:value-type="float" office:value="279.9556" calcext:value-type="float">
            <text:p>279.9556</text:p>
          </table:table-cell>
          <table:table-cell office:value-type="float" office:value="31.36814" calcext:value-type="float">
            <text:p>31.36814</text:p>
          </table:table-cell>
          <table:table-cell office:value-type="float" office:value="1032.963" calcext:value-type="float">
            <text:p>1032.963</text:p>
          </table:table-cell>
          <table:table-cell office:value-type="float" office:value="-10.36153" calcext:value-type="float">
            <text:p>-10.36153</text:p>
          </table:table-cell>
          <table:table-cell office:value-type="float" office:value="0" calcext:value-type="float">
            <text:p>0</text:p>
          </table:table-cell>
          <table:table-cell office:value-type="float" office:value="0.2987771" calcext:value-type="float">
            <text:p>0.2987771</text:p>
          </table:table-cell>
          <table:table-cell office:value-type="float" office:value="0.301694" calcext:value-type="float">
            <text:p>0.301694</text:p>
          </table:table-cell>
          <table:table-cell office:value-type="float" office:value="0.1878924" calcext:value-type="float">
            <text:p>0.1878924</text:p>
          </table:table-cell>
          <table:table-cell office:value-type="float" office:value="0.191876" calcext:value-type="float">
            <text:p>0.191876</text:p>
          </table:table-cell>
          <table:table-cell office:value-type="float" office:value="0.1885271" calcext:value-type="float">
            <text:p>0.1885271</text:p>
          </table:table-cell>
          <table:table-cell office:value-type="float" office:value="0.182818" calcext:value-type="float">
            <text:p>0.182818</text:p>
          </table:table-cell>
          <table:table-cell office:value-type="float" office:value="0.2348743" calcext:value-type="float">
            <text:p>0.2348743</text:p>
          </table:table-cell>
          <table:table-cell office:value-type="float" office:value="0.3281162" calcext:value-type="float">
            <text:p>0.3281162</text:p>
          </table:table-cell>
          <table:table-cell office:value-type="float" office:value="0.3398208" calcext:value-type="float">
            <text:p>0.3398208</text:p>
          </table:table-cell>
          <table:table-cell office:value-type="float" office:value="0.3622782" calcext:value-type="float">
            <text:p>0.3622782</text:p>
          </table:table-cell>
          <table:table-cell office:value-type="float" office:value="0.384027" calcext:value-type="float">
            <text:p>0.384027</text:p>
          </table:table-cell>
          <table:table-cell office:value-type="float" office:value="0.3974843" calcext:value-type="float">
            <text:p>0.397484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269E-015" calcext:value-type="float">
            <text:p>1.936269E-15</text:p>
          </table:table-cell>
          <table:table-cell office:value-type="float" office:value="1.966855E-015" calcext:value-type="float">
            <text:p>1.966855E-15</text:p>
          </table:table-cell>
          <table:table-cell office:value-type="float" office:value="1.96273E-015" calcext:value-type="float">
            <text:p>1.96273E-15</text:p>
          </table:table-cell>
          <table:table-cell office:value-type="float" office:value="1.934845E-015" calcext:value-type="float">
            <text:p>1.934845E-15</text:p>
          </table:table-cell>
          <table:table-cell office:value-type="float" office:value="9.433085E-016" calcext:value-type="float">
            <text:p>9.433085E-16</text:p>
          </table:table-cell>
          <table:table-cell office:value-type="float" office:value="1.932076E-015" calcext:value-type="float">
            <text:p>1.932076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653041" calcext:value-type="float">
            <text:p>-0.03653041</text:p>
          </table:table-cell>
          <table:table-cell office:value-type="float" office:value="-0.03384421" calcext:value-type="float">
            <text:p>-0.03384421</text:p>
          </table:table-cell>
          <table:table-cell office:value-type="float" office:value="-1.304616" calcext:value-type="float">
            <text:p>-1.304616</text:p>
          </table:table-cell>
          <table:table-cell office:value-type="float" office:value="-1.108323" calcext:value-type="float">
            <text:p>-1.108323</text:p>
          </table:table-cell>
          <table:table-cell office:value-type="float" office:value="-1.270819" calcext:value-type="float">
            <text:p>-1.270819</text:p>
          </table:table-cell>
          <table:table-cell office:value-type="float" office:value="-0.639541" calcext:value-type="float">
            <text:p>-0.639541</text:p>
          </table:table-cell>
          <table:table-cell office:value-type="float" office:value="-0.08289362" calcext:value-type="float">
            <text:p>-0.08289362</text:p>
          </table:table-cell>
          <table:table-cell office:value-type="float" office:value="-0.06915388" calcext:value-type="float">
            <text:p>-0.06915388</text:p>
          </table:table-cell>
          <table:table-cell office:value-type="float" office:value="-0.03905232" calcext:value-type="float">
            <text:p>-0.03905232</text:p>
          </table:table-cell>
          <table:table-cell office:value-type="float" office:value="-0.02016697" calcext:value-type="float">
            <text:p>-0.0201669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3772712" calcext:value-type="float">
            <text:p>-0.03772712</text:p>
          </table:table-cell>
          <table:table-cell office:value-type="float" office:value="0.03818715" calcext:value-type="float">
            <text:p>0.0381871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766" calcext:value-type="float">
            <text:p>-2.3176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6" calcext:value-type="float">
            <text:p>28062006</text:p>
          </table:table-cell>
          <table:table-cell office:value-type="float" office:value="303.2239" calcext:value-type="float">
            <text:p>303.2239</text:p>
          </table:table-cell>
          <table:table-cell office:value-type="float" office:value="286.5665" calcext:value-type="float">
            <text:p>286.5665</text:p>
          </table:table-cell>
          <table:table-cell office:value-type="float" office:value="31.36814" calcext:value-type="float">
            <text:p>31.36814</text:p>
          </table:table-cell>
          <table:table-cell office:value-type="float" office:value="1026.352" calcext:value-type="float">
            <text:p>1026.352</text:p>
          </table:table-cell>
          <table:table-cell office:value-type="float" office:value="-10.36153" calcext:value-type="float">
            <text:p>-10.36153</text:p>
          </table:table-cell>
          <table:table-cell office:value-type="float" office:value="0" calcext:value-type="float">
            <text:p>0</text:p>
          </table:table-cell>
          <table:table-cell office:value-type="float" office:value="0.231798" calcext:value-type="float">
            <text:p>0.231798</text:p>
          </table:table-cell>
          <table:table-cell office:value-type="float" office:value="0.2435068" calcext:value-type="float">
            <text:p>0.2435068</text:p>
          </table:table-cell>
          <table:table-cell office:value-type="float" office:value="0.1881756" calcext:value-type="float">
            <text:p>0.1881756</text:p>
          </table:table-cell>
          <table:table-cell office:value-type="float" office:value="0.1890958" calcext:value-type="float">
            <text:p>0.1890958</text:p>
          </table:table-cell>
          <table:table-cell office:value-type="float" office:value="0.1879048" calcext:value-type="float">
            <text:p>0.1879048</text:p>
          </table:table-cell>
          <table:table-cell office:value-type="float" office:value="0.18103" calcext:value-type="float">
            <text:p>0.18103</text:p>
          </table:table-cell>
          <table:table-cell office:value-type="float" office:value="0.2285533" calcext:value-type="float">
            <text:p>0.2285533</text:p>
          </table:table-cell>
          <table:table-cell office:value-type="float" office:value="0.3267914" calcext:value-type="float">
            <text:p>0.3267914</text:p>
          </table:table-cell>
          <table:table-cell office:value-type="float" office:value="0.3389468" calcext:value-type="float">
            <text:p>0.3389468</text:p>
          </table:table-cell>
          <table:table-cell office:value-type="float" office:value="0.3617467" calcext:value-type="float">
            <text:p>0.3617467</text:p>
          </table:table-cell>
          <table:table-cell office:value-type="float" office:value="0.3836026" calcext:value-type="float">
            <text:p>0.3836026</text:p>
          </table:table-cell>
          <table:table-cell office:value-type="float" office:value="0.3973185" calcext:value-type="float">
            <text:p>0.397318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469E-015" calcext:value-type="float">
            <text:p>1.936469E-15</text:p>
          </table:table-cell>
          <table:table-cell office:value-type="float" office:value="1.966839E-015" calcext:value-type="float">
            <text:p>1.966839E-15</text:p>
          </table:table-cell>
          <table:table-cell office:value-type="float" office:value="1.962717E-015" calcext:value-type="float">
            <text:p>1.962717E-15</text:p>
          </table:table-cell>
          <table:table-cell office:value-type="float" office:value="1.934841E-015" calcext:value-type="float">
            <text:p>1.934841E-15</text:p>
          </table:table-cell>
          <table:table-cell office:value-type="float" office:value="9.432933E-016" calcext:value-type="float">
            <text:p>9.432933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6694" calcext:value-type="float">
            <text:p>-0.256694</text:p>
          </table:table-cell>
          <table:table-cell office:value-type="float" office:value="-0.1763318" calcext:value-type="float">
            <text:p>-0.1763318</text:p>
          </table:table-cell>
          <table:table-cell office:value-type="float" office:value="-1.289202" calcext:value-type="float">
            <text:p>-1.289202</text:p>
          </table:table-cell>
          <table:table-cell office:value-type="float" office:value="-1.240345" calcext:value-type="float">
            <text:p>-1.240345</text:p>
          </table:table-cell>
          <table:table-cell office:value-type="float" office:value="-1.303309" calcext:value-type="float">
            <text:p>-1.303309</text:p>
          </table:table-cell>
          <table:table-cell office:value-type="float" office:value="-0.6895198" calcext:value-type="float">
            <text:p>-0.6895198</text:p>
          </table:table-cell>
          <table:table-cell office:value-type="float" office:value="-0.10067" calcext:value-type="float">
            <text:p>-0.10067</text:p>
          </table:table-cell>
          <table:table-cell office:value-type="float" office:value="-0.07164452" calcext:value-type="float">
            <text:p>-0.07164452</text:p>
          </table:table-cell>
          <table:table-cell office:value-type="float" office:value="-0.04000231" calcext:value-type="float">
            <text:p>-0.04000231</text:p>
          </table:table-cell>
          <table:table-cell office:value-type="float" office:value="-0.02067927" calcext:value-type="float">
            <text:p>-0.0206792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3296388" calcext:value-type="float">
            <text:p>-0.3296388</text:p>
          </table:table-cell>
          <table:table-cell office:value-type="float" office:value="0.03812256" calcext:value-type="float">
            <text:p>0.03812256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19032" calcext:value-type="float">
            <text:p>-2.3190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6" calcext:value-type="float">
            <text:p>29062006</text:p>
          </table:table-cell>
          <table:table-cell office:value-type="float" office:value="303.2239" calcext:value-type="float">
            <text:p>303.2239</text:p>
          </table:table-cell>
          <table:table-cell office:value-type="float" office:value="293.384" calcext:value-type="float">
            <text:p>293.384</text:p>
          </table:table-cell>
          <table:table-cell office:value-type="float" office:value="31.36814" calcext:value-type="float">
            <text:p>31.36814</text:p>
          </table:table-cell>
          <table:table-cell office:value-type="float" office:value="1019.534" calcext:value-type="float">
            <text:p>1019.534</text:p>
          </table:table-cell>
          <table:table-cell office:value-type="float" office:value="-10.36153" calcext:value-type="float">
            <text:p>-10.36153</text:p>
          </table:table-cell>
          <table:table-cell office:value-type="float" office:value="0" calcext:value-type="float">
            <text:p>0</text:p>
          </table:table-cell>
          <table:table-cell office:value-type="float" office:value="0.1504768" calcext:value-type="float">
            <text:p>0.1504768</text:p>
          </table:table-cell>
          <table:table-cell office:value-type="float" office:value="0.1970841" calcext:value-type="float">
            <text:p>0.1970841</text:p>
          </table:table-cell>
          <table:table-cell office:value-type="float" office:value="0.1851679" calcext:value-type="float">
            <text:p>0.1851679</text:p>
          </table:table-cell>
          <table:table-cell office:value-type="float" office:value="0.1856167" calcext:value-type="float">
            <text:p>0.1856167</text:p>
          </table:table-cell>
          <table:table-cell office:value-type="float" office:value="0.1853248" calcext:value-type="float">
            <text:p>0.1853248</text:p>
          </table:table-cell>
          <table:table-cell office:value-type="float" office:value="0.1785374" calcext:value-type="float">
            <text:p>0.1785374</text:p>
          </table:table-cell>
          <table:table-cell office:value-type="float" office:value="0.2205798" calcext:value-type="float">
            <text:p>0.2205798</text:p>
          </table:table-cell>
          <table:table-cell office:value-type="float" office:value="0.3246696" calcext:value-type="float">
            <text:p>0.3246696</text:p>
          </table:table-cell>
          <table:table-cell office:value-type="float" office:value="0.3377663" calcext:value-type="float">
            <text:p>0.3377663</text:p>
          </table:table-cell>
          <table:table-cell office:value-type="float" office:value="0.3610915" calcext:value-type="float">
            <text:p>0.3610915</text:p>
          </table:table-cell>
          <table:table-cell office:value-type="float" office:value="0.3829809" calcext:value-type="float">
            <text:p>0.3829809</text:p>
          </table:table-cell>
          <table:table-cell office:value-type="float" office:value="0.3971291" calcext:value-type="float">
            <text:p>0.397129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657E-015" calcext:value-type="float">
            <text:p>1.936657E-15</text:p>
          </table:table-cell>
          <table:table-cell office:value-type="float" office:value="1.966823E-015" calcext:value-type="float">
            <text:p>1.966823E-15</text:p>
          </table:table-cell>
          <table:table-cell office:value-type="float" office:value="1.962705E-015" calcext:value-type="float">
            <text:p>1.962705E-15</text:p>
          </table:table-cell>
          <table:table-cell office:value-type="float" office:value="1.934835E-015" calcext:value-type="float">
            <text:p>1.934835E-15</text:p>
          </table:table-cell>
          <table:table-cell office:value-type="float" office:value="9.432812E-016" calcext:value-type="float">
            <text:p>9.432812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30674" calcext:value-type="float">
            <text:p>-7.030674</text:p>
          </table:table-cell>
          <table:table-cell office:value-type="float" office:value="-0.8993582" calcext:value-type="float">
            <text:p>-0.8993582</text:p>
          </table:table-cell>
          <table:table-cell office:value-type="float" office:value="-1.458432" calcext:value-type="float">
            <text:p>-1.458432</text:p>
          </table:table-cell>
          <table:table-cell office:value-type="float" office:value="-1.431035" calcext:value-type="float">
            <text:p>-1.431035</text:p>
          </table:table-cell>
          <table:table-cell office:value-type="float" office:value="-1.44958" calcext:value-type="float">
            <text:p>-1.44958</text:p>
          </table:table-cell>
          <table:table-cell office:value-type="float" office:value="-0.7667539" calcext:value-type="float">
            <text:p>-0.7667539</text:p>
          </table:table-cell>
          <table:table-cell office:value-type="float" office:value="-0.1295942" calcext:value-type="float">
            <text:p>-0.1295942</text:p>
          </table:table-cell>
          <table:table-cell office:value-type="float" office:value="-0.07583835" calcext:value-type="float">
            <text:p>-0.07583835</text:p>
          </table:table-cell>
          <table:table-cell office:value-type="float" office:value="-0.04132571" calcext:value-type="float">
            <text:p>-0.04132571</text:p>
          </table:table-cell>
          <table:table-cell office:value-type="float" office:value="-0.02133004" calcext:value-type="float">
            <text:p>-0.02133004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4.35659" calcext:value-type="float">
            <text:p>-24.35659</text:p>
          </table:table-cell>
          <table:table-cell office:value-type="float" office:value="0.03808317" calcext:value-type="float">
            <text:p>0.03808317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0359" calcext:value-type="float">
            <text:p>-2.32035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6" calcext:value-type="float">
            <text:p>30062006</text:p>
          </table:table-cell>
          <table:table-cell office:value-type="float" office:value="304.7479" calcext:value-type="float">
            <text:p>304.7479</text:p>
          </table:table-cell>
          <table:table-cell office:value-type="float" office:value="297.9189" calcext:value-type="float">
            <text:p>297.9189</text:p>
          </table:table-cell>
          <table:table-cell office:value-type="float" office:value="31.36814" calcext:value-type="float">
            <text:p>31.36814</text:p>
          </table:table-cell>
          <table:table-cell office:value-type="float" office:value="1016.523" calcext:value-type="float">
            <text:p>1016.523</text:p>
          </table:table-cell>
          <table:table-cell office:value-type="float" office:value="-10.36116" calcext:value-type="float">
            <text:p>-10.36116</text:p>
          </table:table-cell>
          <table:table-cell office:value-type="float" office:value="0" calcext:value-type="float">
            <text:p>0</text:p>
          </table:table-cell>
          <table:table-cell office:value-type="float" office:value="0.1428515" calcext:value-type="float">
            <text:p>0.1428515</text:p>
          </table:table-cell>
          <table:table-cell office:value-type="float" office:value="0.1783244" calcext:value-type="float">
            <text:p>0.1783244</text:p>
          </table:table-cell>
          <table:table-cell office:value-type="float" office:value="0.1804071" calcext:value-type="float">
            <text:p>0.1804071</text:p>
          </table:table-cell>
          <table:table-cell office:value-type="float" office:value="0.1815106" calcext:value-type="float">
            <text:p>0.1815106</text:p>
          </table:table-cell>
          <table:table-cell office:value-type="float" office:value="0.181508" calcext:value-type="float">
            <text:p>0.181508</text:p>
          </table:table-cell>
          <table:table-cell office:value-type="float" office:value="0.1752494" calcext:value-type="float">
            <text:p>0.1752494</text:p>
          </table:table-cell>
          <table:table-cell office:value-type="float" office:value="0.2105537" calcext:value-type="float">
            <text:p>0.2105537</text:p>
          </table:table-cell>
          <table:table-cell office:value-type="float" office:value="0.3217527" calcext:value-type="float">
            <text:p>0.3217527</text:p>
          </table:table-cell>
          <table:table-cell office:value-type="float" office:value="0.3362636" calcext:value-type="float">
            <text:p>0.3362636</text:p>
          </table:table-cell>
          <table:table-cell office:value-type="float" office:value="0.3602826" calcext:value-type="float">
            <text:p>0.3602826</text:p>
          </table:table-cell>
          <table:table-cell office:value-type="float" office:value="0.3821436" calcext:value-type="float">
            <text:p>0.3821436</text:p>
          </table:table-cell>
          <table:table-cell office:value-type="float" office:value="0.3969369" calcext:value-type="float">
            <text:p>0.396936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6853E-015" calcext:value-type="float">
            <text:p>1.936853E-15</text:p>
          </table:table-cell>
          <table:table-cell office:value-type="float" office:value="1.966804E-015" calcext:value-type="float">
            <text:p>1.966804E-15</text:p>
          </table:table-cell>
          <table:table-cell office:value-type="float" office:value="1.962691E-015" calcext:value-type="float">
            <text:p>1.962691E-15</text:p>
          </table:table-cell>
          <table:table-cell office:value-type="float" office:value="1.934833E-015" calcext:value-type="float">
            <text:p>1.934833E-15</text:p>
          </table:table-cell>
          <table:table-cell office:value-type="float" office:value="9.432662E-016" calcext:value-type="float">
            <text:p>9.432662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63661" calcext:value-type="float">
            <text:p>-11.63661</text:p>
          </table:table-cell>
          <table:table-cell office:value-type="float" office:value="-1.948991" calcext:value-type="float">
            <text:p>-1.948991</text:p>
          </table:table-cell>
          <table:table-cell office:value-type="float" office:value="-1.782281" calcext:value-type="float">
            <text:p>-1.782281</text:p>
          </table:table-cell>
          <table:table-cell office:value-type="float" office:value="-1.70022" calcext:value-type="float">
            <text:p>-1.70022</text:p>
          </table:table-cell>
          <table:table-cell office:value-type="float" office:value="-1.701755" calcext:value-type="float">
            <text:p>-1.701755</text:p>
          </table:table-cell>
          <table:table-cell office:value-type="float" office:value="-0.8840173" calcext:value-type="float">
            <text:p>-0.8840173</text:p>
          </table:table-cell>
          <table:table-cell office:value-type="float" office:value="-0.1804495" calcext:value-type="float">
            <text:p>-0.1804495</text:p>
          </table:table-cell>
          <table:table-cell office:value-type="float" office:value="-0.08208015" calcext:value-type="float">
            <text:p>-0.08208015</text:p>
          </table:table-cell>
          <table:table-cell office:value-type="float" office:value="-0.04308194" calcext:value-type="float">
            <text:p>-0.04308194</text:p>
          </table:table-cell>
          <table:table-cell office:value-type="float" office:value="-0.02216356" calcext:value-type="float">
            <text:p>-0.0221635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.304476" calcext:value-type="float">
            <text:p>-2.304476</text:p>
          </table:table-cell>
          <table:table-cell office:value-type="float" office:value="0.03806196" calcext:value-type="float">
            <text:p>0.03806196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1636" calcext:value-type="float">
            <text:p>-2.32163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6" calcext:value-type="float">
            <text:p>1072006</text:p>
          </table:table-cell>
          <table:table-cell office:value-type="float" office:value="309.3198" calcext:value-type="float">
            <text:p>309.3198</text:p>
          </table:table-cell>
          <table:table-cell office:value-type="float" office:value="304.8309" calcext:value-type="float">
            <text:p>304.8309</text:p>
          </table:table-cell>
          <table:table-cell office:value-type="float" office:value="31.36814" calcext:value-type="float">
            <text:p>31.36814</text:p>
          </table:table-cell>
          <table:table-cell office:value-type="float" office:value="1014.182" calcext:value-type="float">
            <text:p>1014.182</text:p>
          </table:table-cell>
          <table:table-cell office:value-type="float" office:value="-10.35965" calcext:value-type="float">
            <text:p>-10.35965</text:p>
          </table:table-cell>
          <table:table-cell office:value-type="float" office:value="0" calcext:value-type="float">
            <text:p>0</text:p>
          </table:table-cell>
          <table:table-cell office:value-type="float" office:value="0.2187323" calcext:value-type="float">
            <text:p>0.2187323</text:p>
          </table:table-cell>
          <table:table-cell office:value-type="float" office:value="0.1789894" calcext:value-type="float">
            <text:p>0.1789894</text:p>
          </table:table-cell>
          <table:table-cell office:value-type="float" office:value="0.1784898" calcext:value-type="float">
            <text:p>0.1784898</text:p>
          </table:table-cell>
          <table:table-cell office:value-type="float" office:value="0.1793959" calcext:value-type="float">
            <text:p>0.1793959</text:p>
          </table:table-cell>
          <table:table-cell office:value-type="float" office:value="0.1797186" calcext:value-type="float">
            <text:p>0.1797186</text:p>
          </table:table-cell>
          <table:table-cell office:value-type="float" office:value="0.1724403" calcext:value-type="float">
            <text:p>0.1724403</text:p>
          </table:table-cell>
          <table:table-cell office:value-type="float" office:value="0.2013812" calcext:value-type="float">
            <text:p>0.2013812</text:p>
          </table:table-cell>
          <table:table-cell office:value-type="float" office:value="0.3189631" calcext:value-type="float">
            <text:p>0.3189631</text:p>
          </table:table-cell>
          <table:table-cell office:value-type="float" office:value="0.3347705" calcext:value-type="float">
            <text:p>0.3347705</text:p>
          </table:table-cell>
          <table:table-cell office:value-type="float" office:value="0.3594752" calcext:value-type="float">
            <text:p>0.3594752</text:p>
          </table:table-cell>
          <table:table-cell office:value-type="float" office:value="0.3813713" calcext:value-type="float">
            <text:p>0.3813713</text:p>
          </table:table-cell>
          <table:table-cell office:value-type="float" office:value="0.3967107" calcext:value-type="float">
            <text:p>0.396710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049E-015" calcext:value-type="float">
            <text:p>1.937049E-15</text:p>
          </table:table-cell>
          <table:table-cell office:value-type="float" office:value="1.966788E-015" calcext:value-type="float">
            <text:p>1.966788E-15</text:p>
          </table:table-cell>
          <table:table-cell office:value-type="float" office:value="1.962678E-015" calcext:value-type="float">
            <text:p>1.962678E-15</text:p>
          </table:table-cell>
          <table:table-cell office:value-type="float" office:value="1.934828E-015" calcext:value-type="float">
            <text:p>1.934828E-15</text:p>
          </table:table-cell>
          <table:table-cell office:value-type="float" office:value="9.432528E-016" calcext:value-type="float">
            <text:p>9.432528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81773" calcext:value-type="float">
            <text:p>-0.3981773</text:p>
          </table:table-cell>
          <table:table-cell office:value-type="float" office:value="-1.89953" calcext:value-type="float">
            <text:p>-1.89953</text:p>
          </table:table-cell>
          <table:table-cell office:value-type="float" office:value="-1.935499" calcext:value-type="float">
            <text:p>-1.935499</text:p>
          </table:table-cell>
          <table:table-cell office:value-type="float" office:value="-1.861001" calcext:value-type="float">
            <text:p>-1.861001</text:p>
          </table:table-cell>
          <table:table-cell office:value-type="float" office:value="-1.83665" calcext:value-type="float">
            <text:p>-1.83665</text:p>
          </table:table-cell>
          <table:table-cell office:value-type="float" office:value="-1.000496" calcext:value-type="float">
            <text:p>-1.000496</text:p>
          </table:table-cell>
          <table:table-cell office:value-type="float" office:value="-0.2478482" calcext:value-type="float">
            <text:p>-0.2478482</text:p>
          </table:table-cell>
          <table:table-cell office:value-type="float" office:value="-0.08859091" calcext:value-type="float">
            <text:p>-0.08859091</text:p>
          </table:table-cell>
          <table:table-cell office:value-type="float" office:value="-0.04491126" calcext:value-type="float">
            <text:p>-0.04491126</text:p>
          </table:table-cell>
          <table:table-cell office:value-type="float" office:value="-0.02303006" calcext:value-type="float">
            <text:p>-0.0230300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5211343" calcext:value-type="float">
            <text:p>-0.5211343</text:p>
          </table:table-cell>
          <table:table-cell office:value-type="float" office:value="0.03799005" calcext:value-type="float">
            <text:p>0.0379900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3093" calcext:value-type="float">
            <text:p>-2.32309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6" calcext:value-type="float">
            <text:p>2072006</text:p>
          </table:table-cell>
          <table:table-cell office:value-type="float" office:value="309.3198" calcext:value-type="float">
            <text:p>309.3198</text:p>
          </table:table-cell>
          <table:table-cell office:value-type="float" office:value="309.8038" calcext:value-type="float">
            <text:p>309.8038</text:p>
          </table:table-cell>
          <table:table-cell office:value-type="float" office:value="31.36814" calcext:value-type="float">
            <text:p>31.36814</text:p>
          </table:table-cell>
          <table:table-cell office:value-type="float" office:value="1009.209" calcext:value-type="float">
            <text:p>1009.209</text:p>
          </table:table-cell>
          <table:table-cell office:value-type="float" office:value="-10.35965" calcext:value-type="float">
            <text:p>-10.35965</text:p>
          </table:table-cell>
          <table:table-cell office:value-type="float" office:value="0" calcext:value-type="float">
            <text:p>0</text:p>
          </table:table-cell>
          <table:table-cell office:value-type="float" office:value="0.1492965" calcext:value-type="float">
            <text:p>0.1492965</text:p>
          </table:table-cell>
          <table:table-cell office:value-type="float" office:value="0.1774263" calcext:value-type="float">
            <text:p>0.1774263</text:p>
          </table:table-cell>
          <table:table-cell office:value-type="float" office:value="0.1781394" calcext:value-type="float">
            <text:p>0.1781394</text:p>
          </table:table-cell>
          <table:table-cell office:value-type="float" office:value="0.1786258" calcext:value-type="float">
            <text:p>0.1786258</text:p>
          </table:table-cell>
          <table:table-cell office:value-type="float" office:value="0.1791537" calcext:value-type="float">
            <text:p>0.1791537</text:p>
          </table:table-cell>
          <table:table-cell office:value-type="float" office:value="0.1698213" calcext:value-type="float">
            <text:p>0.1698213</text:p>
          </table:table-cell>
          <table:table-cell office:value-type="float" office:value="0.192028" calcext:value-type="float">
            <text:p>0.192028</text:p>
          </table:table-cell>
          <table:table-cell office:value-type="float" office:value="0.3159213" calcext:value-type="float">
            <text:p>0.3159213</text:p>
          </table:table-cell>
          <table:table-cell office:value-type="float" office:value="0.3331255" calcext:value-type="float">
            <text:p>0.3331255</text:p>
          </table:table-cell>
          <table:table-cell office:value-type="float" office:value="0.3585988" calcext:value-type="float">
            <text:p>0.3585988</text:p>
          </table:table-cell>
          <table:table-cell office:value-type="float" office:value="0.3806456" calcext:value-type="float">
            <text:p>0.3806456</text:p>
          </table:table-cell>
          <table:table-cell office:value-type="float" office:value="0.3964556" calcext:value-type="float">
            <text:p>0.396455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234E-015" calcext:value-type="float">
            <text:p>1.937234E-15</text:p>
          </table:table-cell>
          <table:table-cell office:value-type="float" office:value="1.966772E-015" calcext:value-type="float">
            <text:p>1.966772E-15</text:p>
          </table:table-cell>
          <table:table-cell office:value-type="float" office:value="1.962666E-015" calcext:value-type="float">
            <text:p>1.962666E-15</text:p>
          </table:table-cell>
          <table:table-cell office:value-type="float" office:value="1.934823E-015" calcext:value-type="float">
            <text:p>1.934823E-15</text:p>
          </table:table-cell>
          <table:table-cell office:value-type="float" office:value="9.432393E-016" calcext:value-type="float">
            <text:p>9.432393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482761" calcext:value-type="float">
            <text:p>-7.482761</text:p>
          </table:table-cell>
          <table:table-cell office:value-type="float" office:value="-2.027101" calcext:value-type="float">
            <text:p>-2.027101</text:p>
          </table:table-cell>
          <table:table-cell office:value-type="float" office:value="-1.964962" calcext:value-type="float">
            <text:p>-1.964962</text:p>
          </table:table-cell>
          <table:table-cell office:value-type="float" office:value="-1.923763" calcext:value-type="float">
            <text:p>-1.923763</text:p>
          </table:table-cell>
          <table:table-cell office:value-type="float" office:value="-1.881683" calcext:value-type="float">
            <text:p>-1.881683</text:p>
          </table:table-cell>
          <table:table-cell office:value-type="float" office:value="-1.124943" calcext:value-type="float">
            <text:p>-1.124943</text:p>
          </table:table-cell>
          <table:table-cell office:value-type="float" office:value="-0.3478125" calcext:value-type="float">
            <text:p>-0.3478125</text:p>
          </table:table-cell>
          <table:table-cell office:value-type="float" office:value="-0.09634975" calcext:value-type="float">
            <text:p>-0.09634975</text:p>
          </table:table-cell>
          <table:table-cell office:value-type="float" office:value="-0.04702639" calcext:value-type="float">
            <text:p>-0.04702639</text:p>
          </table:table-cell>
          <table:table-cell office:value-type="float" office:value="-0.02401282" calcext:value-type="float">
            <text:p>-0.0240128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9.5114" calcext:value-type="float">
            <text:p>-29.5114</text:p>
          </table:table-cell>
          <table:table-cell office:value-type="float" office:value="0.03795703" calcext:value-type="float">
            <text:p>0.0379570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477" calcext:value-type="float">
            <text:p>-2.3247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6" calcext:value-type="float">
            <text:p>3072006</text:p>
          </table:table-cell>
          <table:table-cell office:value-type="float" office:value="309.3198" calcext:value-type="float">
            <text:p>309.3198</text:p>
          </table:table-cell>
          <table:table-cell office:value-type="float" office:value="313.1146" calcext:value-type="float">
            <text:p>313.1146</text:p>
          </table:table-cell>
          <table:table-cell office:value-type="float" office:value="31.36814" calcext:value-type="float">
            <text:p>31.36814</text:p>
          </table:table-cell>
          <table:table-cell office:value-type="float" office:value="1005.898" calcext:value-type="float">
            <text:p>1005.898</text:p>
          </table:table-cell>
          <table:table-cell office:value-type="float" office:value="-10.35965" calcext:value-type="float">
            <text:p>-10.35965</text:p>
          </table:table-cell>
          <table:table-cell office:value-type="float" office:value="0" calcext:value-type="float">
            <text:p>0</text:p>
          </table:table-cell>
          <table:table-cell office:value-type="float" office:value="0.136343" calcext:value-type="float">
            <text:p>0.136343</text:p>
          </table:table-cell>
          <table:table-cell office:value-type="float" office:value="0.1752354" calcext:value-type="float">
            <text:p>0.1752354</text:p>
          </table:table-cell>
          <table:table-cell office:value-type="float" office:value="0.177502" calcext:value-type="float">
            <text:p>0.177502</text:p>
          </table:table-cell>
          <table:table-cell office:value-type="float" office:value="0.1779093" calcext:value-type="float">
            <text:p>0.1779093</text:p>
          </table:table-cell>
          <table:table-cell office:value-type="float" office:value="0.1783978" calcext:value-type="float">
            <text:p>0.1783978</text:p>
          </table:table-cell>
          <table:table-cell office:value-type="float" office:value="0.1674321" calcext:value-type="float">
            <text:p>0.1674321</text:p>
          </table:table-cell>
          <table:table-cell office:value-type="float" office:value="0.1832232" calcext:value-type="float">
            <text:p>0.1832232</text:p>
          </table:table-cell>
          <table:table-cell office:value-type="float" office:value="0.3127016" calcext:value-type="float">
            <text:p>0.3127016</text:p>
          </table:table-cell>
          <table:table-cell office:value-type="float" office:value="0.3313898" calcext:value-type="float">
            <text:p>0.3313898</text:p>
          </table:table-cell>
          <table:table-cell office:value-type="float" office:value="0.3577281" calcext:value-type="float">
            <text:p>0.3577281</text:p>
          </table:table-cell>
          <table:table-cell office:value-type="float" office:value="0.3798904" calcext:value-type="float">
            <text:p>0.3798904</text:p>
          </table:table-cell>
          <table:table-cell office:value-type="float" office:value="0.3961737" calcext:value-type="float">
            <text:p>0.39617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7412E-015" calcext:value-type="float">
            <text:p>1.937412E-15</text:p>
          </table:table-cell>
          <table:table-cell office:value-type="float" office:value="1.966757E-015" calcext:value-type="float">
            <text:p>1.966757E-15</text:p>
          </table:table-cell>
          <table:table-cell office:value-type="float" office:value="1.962653E-015" calcext:value-type="float">
            <text:p>1.962653E-15</text:p>
          </table:table-cell>
          <table:table-cell office:value-type="float" office:value="1.934815E-015" calcext:value-type="float">
            <text:p>1.934815E-15</text:p>
          </table:table-cell>
          <table:table-cell office:value-type="float" office:value="9.432319E-016" calcext:value-type="float">
            <text:p>9.432319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31391" calcext:value-type="float">
            <text:p>-15.31391</text:p>
          </table:table-cell>
          <table:table-cell office:value-type="float" office:value="-2.231339" calcext:value-type="float">
            <text:p>-2.231339</text:p>
          </table:table-cell>
          <table:table-cell office:value-type="float" office:value="-2.019941" calcext:value-type="float">
            <text:p>-2.019941</text:p>
          </table:table-cell>
          <table:table-cell office:value-type="float" office:value="-1.984288" calcext:value-type="float">
            <text:p>-1.984288</text:p>
          </table:table-cell>
          <table:table-cell office:value-type="float" office:value="-1.943865" calcext:value-type="float">
            <text:p>-1.943865</text:p>
          </table:table-cell>
          <table:table-cell office:value-type="float" office:value="-1.253887" calcext:value-type="float">
            <text:p>-1.253887</text:p>
          </table:table-cell>
          <table:table-cell office:value-type="float" office:value="-0.4860364" calcext:value-type="float">
            <text:p>-0.4860364</text:p>
          </table:table-cell>
          <table:table-cell office:value-type="float" office:value="-0.1054034" calcext:value-type="float">
            <text:p>-0.1054034</text:p>
          </table:table-cell>
          <table:table-cell office:value-type="float" office:value="-0.04937781" calcext:value-type="float">
            <text:p>-0.04937781</text:p>
          </table:table-cell>
          <table:table-cell office:value-type="float" office:value="-0.02503217" calcext:value-type="float">
            <text:p>-0.0250321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39.2322" calcext:value-type="float">
            <text:p>-39.2322</text:p>
          </table:table-cell>
          <table:table-cell office:value-type="float" office:value="0.0379398" calcext:value-type="float">
            <text:p>0.037939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6681" calcext:value-type="float">
            <text:p>-2.32668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6" calcext:value-type="float">
            <text:p>4072006</text:p>
          </table:table-cell>
          <table:table-cell office:value-type="float" office:value="309.3198" calcext:value-type="float">
            <text:p>309.3198</text:p>
          </table:table-cell>
          <table:table-cell office:value-type="float" office:value="316.0152" calcext:value-type="float">
            <text:p>316.0152</text:p>
          </table:table-cell>
          <table:table-cell office:value-type="float" office:value="31.36814" calcext:value-type="float">
            <text:p>31.36814</text:p>
          </table:table-cell>
          <table:table-cell office:value-type="float" office:value="1002.998" calcext:value-type="float">
            <text:p>1002.998</text:p>
          </table:table-cell>
          <table:table-cell office:value-type="float" office:value="-10.35965" calcext:value-type="float">
            <text:p>-10.35965</text:p>
          </table:table-cell>
          <table:table-cell office:value-type="float" office:value="0" calcext:value-type="float">
            <text:p>0</text:p>
          </table:table-cell>
          <table:table-cell office:value-type="float" office:value="0.132403" calcext:value-type="float">
            <text:p>0.132403</text:p>
          </table:table-cell>
          <table:table-cell office:value-type="float" office:value="0.1749365" calcext:value-type="float">
            <text:p>0.1749365</text:p>
          </table:table-cell>
          <table:table-cell office:value-type="float" office:value="0.1774442" calcext:value-type="float">
            <text:p>0.1774442</text:p>
          </table:table-cell>
          <table:table-cell office:value-type="float" office:value="0.1777249" calcext:value-type="float">
            <text:p>0.1777249</text:p>
          </table:table-cell>
          <table:table-cell office:value-type="float" office:value="0.1782093" calcext:value-type="float">
            <text:p>0.1782093</text:p>
          </table:table-cell>
          <table:table-cell office:value-type="float" office:value="0.1654962" calcext:value-type="float">
            <text:p>0.1654962</text:p>
          </table:table-cell>
          <table:table-cell office:value-type="float" office:value="0.1758824" calcext:value-type="float">
            <text:p>0.1758824</text:p>
          </table:table-cell>
          <table:table-cell office:value-type="float" office:value="0.3094921" calcext:value-type="float">
            <text:p>0.3094921</text:p>
          </table:table-cell>
          <table:table-cell office:value-type="float" office:value="0.3296454" calcext:value-type="float">
            <text:p>0.3296454</text:p>
          </table:table-cell>
          <table:table-cell office:value-type="float" office:value="0.356852" calcext:value-type="float">
            <text:p>0.356852</text:p>
          </table:table-cell>
          <table:table-cell office:value-type="float" office:value="0.3791385" calcext:value-type="float">
            <text:p>0.3791385</text:p>
          </table:table-cell>
          <table:table-cell office:value-type="float" office:value="0.3958702" calcext:value-type="float">
            <text:p>0.395870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582E-015" calcext:value-type="float">
            <text:p>1.937582E-15</text:p>
          </table:table-cell>
          <table:table-cell office:value-type="float" office:value="1.966744E-015" calcext:value-type="float">
            <text:p>1.966744E-15</text:p>
          </table:table-cell>
          <table:table-cell office:value-type="float" office:value="1.96264E-015" calcext:value-type="float">
            <text:p>1.96264E-15</text:p>
          </table:table-cell>
          <table:table-cell office:value-type="float" office:value="1.934803E-015" calcext:value-type="float">
            <text:p>1.934803E-15</text:p>
          </table:table-cell>
          <table:table-cell office:value-type="float" office:value="9.432305E-016" calcext:value-type="float">
            <text:p>9.432305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29143" calcext:value-type="float">
            <text:p>-19.29143</text:p>
          </table:table-cell>
          <table:table-cell office:value-type="float" office:value="-2.259762" calcext:value-type="float">
            <text:p>-2.259762</text:p>
          </table:table-cell>
          <table:table-cell office:value-type="float" office:value="-2.02498" calcext:value-type="float">
            <text:p>-2.02498</text:p>
          </table:table-cell>
          <table:table-cell office:value-type="float" office:value="-2.000213" calcext:value-type="float">
            <text:p>-2.000213</text:p>
          </table:table-cell>
          <table:table-cell office:value-type="float" office:value="-1.959687" calcext:value-type="float">
            <text:p>-1.959687</text:p>
          </table:table-cell>
          <table:table-cell office:value-type="float" office:value="-1.370712" calcext:value-type="float">
            <text:p>-1.370712</text:p>
          </table:table-cell>
          <table:table-cell office:value-type="float" office:value="-0.6506595" calcext:value-type="float">
            <text:p>-0.6506595</text:p>
          </table:table-cell>
          <table:table-cell office:value-type="float" office:value="-0.1153782" calcext:value-type="float">
            <text:p>-0.1153782</text:p>
          </table:table-cell>
          <table:table-cell office:value-type="float" office:value="-0.0518745" calcext:value-type="float">
            <text:p>-0.0518745</text:p>
          </table:table-cell>
          <table:table-cell office:value-type="float" office:value="-0.02610442" calcext:value-type="float">
            <text:p>-0.0261044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39.52288" calcext:value-type="float">
            <text:p>-39.52288</text:p>
          </table:table-cell>
          <table:table-cell office:value-type="float" office:value="0.0379288" calcext:value-type="float">
            <text:p>0.037928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8851" calcext:value-type="float">
            <text:p>-2.3288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6" calcext:value-type="float">
            <text:p>5072006</text:p>
          </table:table-cell>
          <table:table-cell office:value-type="float" office:value="309.3198" calcext:value-type="float">
            <text:p>309.3198</text:p>
          </table:table-cell>
          <table:table-cell office:value-type="float" office:value="318.7993" calcext:value-type="float">
            <text:p>318.7993</text:p>
          </table:table-cell>
          <table:table-cell office:value-type="float" office:value="31.36814" calcext:value-type="float">
            <text:p>31.36814</text:p>
          </table:table-cell>
          <table:table-cell office:value-type="float" office:value="1000.214" calcext:value-type="float">
            <text:p>1000.214</text:p>
          </table:table-cell>
          <table:table-cell office:value-type="float" office:value="-10.35965" calcext:value-type="float">
            <text:p>-10.35965</text:p>
          </table:table-cell>
          <table:table-cell office:value-type="float" office:value="0" calcext:value-type="float">
            <text:p>0</text:p>
          </table:table-cell>
          <table:table-cell office:value-type="float" office:value="0.132152" calcext:value-type="float">
            <text:p>0.132152</text:p>
          </table:table-cell>
          <table:table-cell office:value-type="float" office:value="0.174612" calcext:value-type="float">
            <text:p>0.174612</text:p>
          </table:table-cell>
          <table:table-cell office:value-type="float" office:value="0.1774026" calcext:value-type="float">
            <text:p>0.1774026</text:p>
          </table:table-cell>
          <table:table-cell office:value-type="float" office:value="0.1776337" calcext:value-type="float">
            <text:p>0.1776337</text:p>
          </table:table-cell>
          <table:table-cell office:value-type="float" office:value="0.1780467" calcext:value-type="float">
            <text:p>0.1780467</text:p>
          </table:table-cell>
          <table:table-cell office:value-type="float" office:value="0.1638732" calcext:value-type="float">
            <text:p>0.1638732</text:p>
          </table:table-cell>
          <table:table-cell office:value-type="float" office:value="0.1699782" calcext:value-type="float">
            <text:p>0.1699782</text:p>
          </table:table-cell>
          <table:table-cell office:value-type="float" office:value="0.3061599" calcext:value-type="float">
            <text:p>0.3061599</text:p>
          </table:table-cell>
          <table:table-cell office:value-type="float" office:value="0.3278448" calcext:value-type="float">
            <text:p>0.3278448</text:p>
          </table:table-cell>
          <table:table-cell office:value-type="float" office:value="0.3560171" calcext:value-type="float">
            <text:p>0.3560171</text:p>
          </table:table-cell>
          <table:table-cell office:value-type="float" office:value="0.3783822" calcext:value-type="float">
            <text:p>0.3783822</text:p>
          </table:table-cell>
          <table:table-cell office:value-type="float" office:value="0.3955444" calcext:value-type="float">
            <text:p>0.395544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739E-015" calcext:value-type="float">
            <text:p>1.937739E-15</text:p>
          </table:table-cell>
          <table:table-cell office:value-type="float" office:value="1.966733E-015" calcext:value-type="float">
            <text:p>1.966733E-15</text:p>
          </table:table-cell>
          <table:table-cell office:value-type="float" office:value="1.962631E-015" calcext:value-type="float">
            <text:p>1.962631E-15</text:p>
          </table:table-cell>
          <table:table-cell office:value-type="float" office:value="1.93479E-015" calcext:value-type="float">
            <text:p>1.93479E-15</text:p>
          </table:table-cell>
          <table:table-cell office:value-type="float" office:value="9.432305E-016" calcext:value-type="float">
            <text:p>9.432305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57048" calcext:value-type="float">
            <text:p>-19.57048</text:p>
          </table:table-cell>
          <table:table-cell office:value-type="float" office:value="-2.292346" calcext:value-type="float">
            <text:p>-2.292346</text:p>
          </table:table-cell>
          <table:table-cell office:value-type="float" office:value="-2.028603" calcext:value-type="float">
            <text:p>-2.028603</text:p>
          </table:table-cell>
          <table:table-cell office:value-type="float" office:value="-2.008126" calcext:value-type="float">
            <text:p>-2.008126</text:p>
          </table:table-cell>
          <table:table-cell office:value-type="float" office:value="-1.97339" calcext:value-type="float">
            <text:p>-1.97339</text:p>
          </table:table-cell>
          <table:table-cell office:value-type="float" office:value="-1.47819" calcext:value-type="float">
            <text:p>-1.47819</text:p>
          </table:table-cell>
          <table:table-cell office:value-type="float" office:value="-0.830036" calcext:value-type="float">
            <text:p>-0.830036</text:p>
          </table:table-cell>
          <table:table-cell office:value-type="float" office:value="-0.1268567" calcext:value-type="float">
            <text:p>-0.1268567</text:p>
          </table:table-cell>
          <table:table-cell office:value-type="float" office:value="-0.05459813" calcext:value-type="float">
            <text:p>-0.05459813</text:p>
          </table:table-cell>
          <table:table-cell office:value-type="float" office:value="-0.02717257" calcext:value-type="float">
            <text:p>-0.0271725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40.76814" calcext:value-type="float">
            <text:p>-40.76814</text:p>
          </table:table-cell>
          <table:table-cell office:value-type="float" office:value="0.03792054" calcext:value-type="float">
            <text:p>0.03792054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31301" calcext:value-type="float">
            <text:p>-2.3313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6" calcext:value-type="float">
            <text:p>6072006</text:p>
          </table:table-cell>
          <table:table-cell office:value-type="float" office:value="310.9073" calcext:value-type="float">
            <text:p>310.9073</text:p>
          </table:table-cell>
          <table:table-cell office:value-type="float" office:value="321.6904" calcext:value-type="float">
            <text:p>321.6904</text:p>
          </table:table-cell>
          <table:table-cell office:value-type="float" office:value="31.36814" calcext:value-type="float">
            <text:p>31.36814</text:p>
          </table:table-cell>
          <table:table-cell office:value-type="float" office:value="998.9103" calcext:value-type="float">
            <text:p>998.9103</text:p>
          </table:table-cell>
          <table:table-cell office:value-type="float" office:value="-10.35927" calcext:value-type="float">
            <text:p>-10.35927</text:p>
          </table:table-cell>
          <table:table-cell office:value-type="float" office:value="0" calcext:value-type="float">
            <text:p>0</text:p>
          </table:table-cell>
          <table:table-cell office:value-type="float" office:value="0.1365638" calcext:value-type="float">
            <text:p>0.1365638</text:p>
          </table:table-cell>
          <table:table-cell office:value-type="float" office:value="0.1744758" calcext:value-type="float">
            <text:p>0.1744758</text:p>
          </table:table-cell>
          <table:table-cell office:value-type="float" office:value="0.1770218" calcext:value-type="float">
            <text:p>0.1770218</text:p>
          </table:table-cell>
          <table:table-cell office:value-type="float" office:value="0.1772812" calcext:value-type="float">
            <text:p>0.1772812</text:p>
          </table:table-cell>
          <table:table-cell office:value-type="float" office:value="0.1775645" calcext:value-type="float">
            <text:p>0.1775645</text:p>
          </table:table-cell>
          <table:table-cell office:value-type="float" office:value="0.1624168" calcext:value-type="float">
            <text:p>0.1624168</text:p>
          </table:table-cell>
          <table:table-cell office:value-type="float" office:value="0.1650343" calcext:value-type="float">
            <text:p>0.1650343</text:p>
          </table:table-cell>
          <table:table-cell office:value-type="float" office:value="0.3026161" calcext:value-type="float">
            <text:p>0.3026161</text:p>
          </table:table-cell>
          <table:table-cell office:value-type="float" office:value="0.3259672" calcext:value-type="float">
            <text:p>0.3259672</text:p>
          </table:table-cell>
          <table:table-cell office:value-type="float" office:value="0.3550997" calcext:value-type="float">
            <text:p>0.3550997</text:p>
          </table:table-cell>
          <table:table-cell office:value-type="float" office:value="0.3775385" calcext:value-type="float">
            <text:p>0.3775385</text:p>
          </table:table-cell>
          <table:table-cell office:value-type="float" office:value="0.395306" calcext:value-type="float">
            <text:p>0.3953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7887E-015" calcext:value-type="float">
            <text:p>1.937887E-15</text:p>
          </table:table-cell>
          <table:table-cell office:value-type="float" office:value="1.966718E-015" calcext:value-type="float">
            <text:p>1.966718E-15</text:p>
          </table:table-cell>
          <table:table-cell office:value-type="float" office:value="1.962627E-015" calcext:value-type="float">
            <text:p>1.962627E-15</text:p>
          </table:table-cell>
          <table:table-cell office:value-type="float" office:value="1.934778E-015" calcext:value-type="float">
            <text:p>1.934778E-15</text:p>
          </table:table-cell>
          <table:table-cell office:value-type="float" office:value="9.432305E-016" calcext:value-type="float">
            <text:p>9.432305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29" calcext:value-type="float">
            <text:p>-16.529</text:p>
          </table:table-cell>
          <table:table-cell office:value-type="float" office:value="-2.307404" calcext:value-type="float">
            <text:p>-2.307404</text:p>
          </table:table-cell>
          <table:table-cell office:value-type="float" office:value="-2.06258" calcext:value-type="float">
            <text:p>-2.06258</text:p>
          </table:table-cell>
          <table:table-cell office:value-type="float" office:value="-2.039144" calcext:value-type="float">
            <text:p>-2.039144</text:p>
          </table:table-cell>
          <table:table-cell office:value-type="float" office:value="-2.015118" calcext:value-type="float">
            <text:p>-2.015118</text:p>
          </table:table-cell>
          <table:table-cell office:value-type="float" office:value="-1.582823" calcext:value-type="float">
            <text:p>-1.582823</text:p>
          </table:table-cell>
          <table:table-cell office:value-type="float" office:value="-1.024355" calcext:value-type="float">
            <text:p>-1.024355</text:p>
          </table:table-cell>
          <table:table-cell office:value-type="float" office:value="-0.1404855" calcext:value-type="float">
            <text:p>-0.1404855</text:p>
          </table:table-cell>
          <table:table-cell office:value-type="float" office:value="-0.05760894" calcext:value-type="float">
            <text:p>-0.05760894</text:p>
          </table:table-cell>
          <table:table-cell office:value-type="float" office:value="-0.02839695" calcext:value-type="float">
            <text:p>-0.0283969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.188006" calcext:value-type="float">
            <text:p>-2.188006</text:p>
          </table:table-cell>
          <table:table-cell office:value-type="float" office:value="0.03791318" calcext:value-type="float">
            <text:p>0.0379131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33971" calcext:value-type="float">
            <text:p>-2.3339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6" calcext:value-type="float">
            <text:p>7072006</text:p>
          </table:table-cell>
          <table:table-cell office:value-type="float" office:value="315.7968" calcext:value-type="float">
            <text:p>315.7968</text:p>
          </table:table-cell>
          <table:table-cell office:value-type="float" office:value="327.2328" calcext:value-type="float">
            <text:p>327.2328</text:p>
          </table:table-cell>
          <table:table-cell office:value-type="float" office:value="31.36814" calcext:value-type="float">
            <text:p>31.36814</text:p>
          </table:table-cell>
          <table:table-cell office:value-type="float" office:value="998.256" calcext:value-type="float">
            <text:p>998.256</text:p>
          </table:table-cell>
          <table:table-cell office:value-type="float" office:value="-10.35765" calcext:value-type="float">
            <text:p>-10.35765</text:p>
          </table:table-cell>
          <table:table-cell office:value-type="float" office:value="0" calcext:value-type="float">
            <text:p>0</text:p>
          </table:table-cell>
          <table:table-cell office:value-type="float" office:value="0.2417376" calcext:value-type="float">
            <text:p>0.2417376</text:p>
          </table:table-cell>
          <table:table-cell office:value-type="float" office:value="0.1786477" calcext:value-type="float">
            <text:p>0.1786477</text:p>
          </table:table-cell>
          <table:table-cell office:value-type="float" office:value="0.1773397" calcext:value-type="float">
            <text:p>0.1773397</text:p>
          </table:table-cell>
          <table:table-cell office:value-type="float" office:value="0.177433" calcext:value-type="float">
            <text:p>0.177433</text:p>
          </table:table-cell>
          <table:table-cell office:value-type="float" office:value="0.1777148" calcext:value-type="float">
            <text:p>0.1777148</text:p>
          </table:table-cell>
          <table:table-cell office:value-type="float" office:value="0.1614624" calcext:value-type="float">
            <text:p>0.1614624</text:p>
          </table:table-cell>
          <table:table-cell office:value-type="float" office:value="0.1618932" calcext:value-type="float">
            <text:p>0.1618932</text:p>
          </table:table-cell>
          <table:table-cell office:value-type="float" office:value="0.2994227" calcext:value-type="float">
            <text:p>0.2994227</text:p>
          </table:table-cell>
          <table:table-cell office:value-type="float" office:value="0.3242276" calcext:value-type="float">
            <text:p>0.3242276</text:p>
          </table:table-cell>
          <table:table-cell office:value-type="float" office:value="0.3542405" calcext:value-type="float">
            <text:p>0.3542405</text:p>
          </table:table-cell>
          <table:table-cell office:value-type="float" office:value="0.3768854" calcext:value-type="float">
            <text:p>0.3768854</text:p>
          </table:table-cell>
          <table:table-cell office:value-type="float" office:value="0.395054" calcext:value-type="float">
            <text:p>0.39505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025E-015" calcext:value-type="float">
            <text:p>1.938025E-15</text:p>
          </table:table-cell>
          <table:table-cell office:value-type="float" office:value="1.966702E-015" calcext:value-type="float">
            <text:p>1.966702E-15</text:p>
          </table:table-cell>
          <table:table-cell office:value-type="float" office:value="1.962627E-015" calcext:value-type="float">
            <text:p>1.962627E-15</text:p>
          </table:table-cell>
          <table:table-cell office:value-type="float" office:value="1.934765E-015" calcext:value-type="float">
            <text:p>1.934765E-15</text:p>
          </table:table-cell>
          <table:table-cell office:value-type="float" office:value="9.432305E-016" calcext:value-type="float">
            <text:p>9.432305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57379" calcext:value-type="float">
            <text:p>-0.1857379</text:p>
          </table:table-cell>
          <table:table-cell office:value-type="float" office:value="-1.928244" calcext:value-type="float">
            <text:p>-1.928244</text:p>
          </table:table-cell>
          <table:table-cell office:value-type="float" office:value="-2.034648" calcext:value-type="float">
            <text:p>-2.034648</text:p>
          </table:table-cell>
          <table:table-cell office:value-type="float" office:value="-2.025898" calcext:value-type="float">
            <text:p>-2.025898</text:p>
          </table:table-cell>
          <table:table-cell office:value-type="float" office:value="-2.002158" calcext:value-type="float">
            <text:p>-2.002158</text:p>
          </table:table-cell>
          <table:table-cell office:value-type="float" office:value="-1.655967" calcext:value-type="float">
            <text:p>-1.655967</text:p>
          </table:table-cell>
          <table:table-cell office:value-type="float" office:value="-1.174715" calcext:value-type="float">
            <text:p>-1.174715</text:p>
          </table:table-cell>
          <table:table-cell office:value-type="float" office:value="-0.1541901" calcext:value-type="float">
            <text:p>-0.1541901</text:p>
          </table:table-cell>
          <table:table-cell office:value-type="float" office:value="-0.0605629" calcext:value-type="float">
            <text:p>-0.0605629</text:p>
          </table:table-cell>
          <table:table-cell office:value-type="float" office:value="-0.02960042" calcext:value-type="float">
            <text:p>-0.0296004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1909904" calcext:value-type="float">
            <text:p>-0.1909904</text:p>
          </table:table-cell>
          <table:table-cell office:value-type="float" office:value="0.03785283" calcext:value-type="float">
            <text:p>0.0378528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36798" calcext:value-type="float">
            <text:p>-2.3367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6" calcext:value-type="float">
            <text:p>8072006</text:p>
          </table:table-cell>
          <table:table-cell office:value-type="float" office:value="316.1777" calcext:value-type="float">
            <text:p>316.1777</text:p>
          </table:table-cell>
          <table:table-cell office:value-type="float" office:value="332.5399" calcext:value-type="float">
            <text:p>332.5399</text:p>
          </table:table-cell>
          <table:table-cell office:value-type="float" office:value="31.36814" calcext:value-type="float">
            <text:p>31.36814</text:p>
          </table:table-cell>
          <table:table-cell office:value-type="float" office:value="993.3295" calcext:value-type="float">
            <text:p>993.3295</text:p>
          </table:table-cell>
          <table:table-cell office:value-type="float" office:value="-10.35765" calcext:value-type="float">
            <text:p>-10.35765</text:p>
          </table:table-cell>
          <table:table-cell office:value-type="float" office:value="0" calcext:value-type="float">
            <text:p>0</text:p>
          </table:table-cell>
          <table:table-cell office:value-type="float" office:value="0.1646862" calcext:value-type="float">
            <text:p>0.1646862</text:p>
          </table:table-cell>
          <table:table-cell office:value-type="float" office:value="0.1778979" calcext:value-type="float">
            <text:p>0.1778979</text:p>
          </table:table-cell>
          <table:table-cell office:value-type="float" office:value="0.177407" calcext:value-type="float">
            <text:p>0.177407</text:p>
          </table:table-cell>
          <table:table-cell office:value-type="float" office:value="0.177441" calcext:value-type="float">
            <text:p>0.177441</text:p>
          </table:table-cell>
          <table:table-cell office:value-type="float" office:value="0.1776513" calcext:value-type="float">
            <text:p>0.1776513</text:p>
          </table:table-cell>
          <table:table-cell office:value-type="float" office:value="0.1605943" calcext:value-type="float">
            <text:p>0.1605943</text:p>
          </table:table-cell>
          <table:table-cell office:value-type="float" office:value="0.1591929" calcext:value-type="float">
            <text:p>0.1591929</text:p>
          </table:table-cell>
          <table:table-cell office:value-type="float" office:value="0.2960126" calcext:value-type="float">
            <text:p>0.2960126</text:p>
          </table:table-cell>
          <table:table-cell office:value-type="float" office:value="0.3223756" calcext:value-type="float">
            <text:p>0.3223756</text:p>
          </table:table-cell>
          <table:table-cell office:value-type="float" office:value="0.353381" calcext:value-type="float">
            <text:p>0.353381</text:p>
          </table:table-cell>
          <table:table-cell office:value-type="float" office:value="0.376197" calcext:value-type="float">
            <text:p>0.376197</text:p>
          </table:table-cell>
          <table:table-cell office:value-type="float" office:value="0.3947595" calcext:value-type="float">
            <text:p>0.394759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157E-015" calcext:value-type="float">
            <text:p>1.938157E-15</text:p>
          </table:table-cell>
          <table:table-cell office:value-type="float" office:value="1.966686E-015" calcext:value-type="float">
            <text:p>1.966686E-15</text:p>
          </table:table-cell>
          <table:table-cell office:value-type="float" office:value="1.962624E-015" calcext:value-type="float">
            <text:p>1.962624E-15</text:p>
          </table:table-cell>
          <table:table-cell office:value-type="float" office:value="1.934756E-015" calcext:value-type="float">
            <text:p>1.934756E-15</text:p>
          </table:table-cell>
          <table:table-cell office:value-type="float" office:value="9.432305E-016" calcext:value-type="float">
            <text:p>9.432305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32914" calcext:value-type="float">
            <text:p>-3.532914</text:p>
          </table:table-cell>
          <table:table-cell office:value-type="float" office:value="-1.987367" calcext:value-type="float">
            <text:p>-1.987367</text:p>
          </table:table-cell>
          <table:table-cell office:value-type="float" office:value="-2.028545" calcext:value-type="float">
            <text:p>-2.028545</text:p>
          </table:table-cell>
          <table:table-cell office:value-type="float" office:value="-2.025121" calcext:value-type="float">
            <text:p>-2.025121</text:p>
          </table:table-cell>
          <table:table-cell office:value-type="float" office:value="-2.007562" calcext:value-type="float">
            <text:p>-2.007562</text:p>
          </table:table-cell>
          <table:table-cell office:value-type="float" office:value="-1.725788" calcext:value-type="float">
            <text:p>-1.725788</text:p>
          </table:table-cell>
          <table:table-cell office:value-type="float" office:value="-1.324386" calcext:value-type="float">
            <text:p>-1.324386</text:p>
          </table:table-cell>
          <table:table-cell office:value-type="float" office:value="-0.1704654" calcext:value-type="float">
            <text:p>-0.1704654</text:p>
          </table:table-cell>
          <table:table-cell office:value-type="float" office:value="-0.06389278" calcext:value-type="float">
            <text:p>-0.06389278</text:p>
          </table:table-cell>
          <table:table-cell office:value-type="float" office:value="-0.03085588" calcext:value-type="float">
            <text:p>-0.03085588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6.870537" calcext:value-type="float">
            <text:p>-6.870537</text:p>
          </table:table-cell>
          <table:table-cell office:value-type="float" office:value="0.03781564" calcext:value-type="float">
            <text:p>0.03781564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3966" calcext:value-type="float">
            <text:p>-2.3396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6" calcext:value-type="float">
            <text:p>9072006</text:p>
          </table:table-cell>
          <table:table-cell office:value-type="float" office:value="318.4002" calcext:value-type="float">
            <text:p>318.4002</text:p>
          </table:table-cell>
          <table:table-cell office:value-type="float" office:value="336.2068" calcext:value-type="float">
            <text:p>336.2068</text:p>
          </table:table-cell>
          <table:table-cell office:value-type="float" office:value="31.36814" calcext:value-type="float">
            <text:p>31.36814</text:p>
          </table:table-cell>
          <table:table-cell office:value-type="float" office:value="991.8846" calcext:value-type="float">
            <text:p>991.8846</text:p>
          </table:table-cell>
          <table:table-cell office:value-type="float" office:value="-10.35705" calcext:value-type="float">
            <text:p>-10.35705</text:p>
          </table:table-cell>
          <table:table-cell office:value-type="float" office:value="0" calcext:value-type="float">
            <text:p>0</text:p>
          </table:table-cell>
          <table:table-cell office:value-type="float" office:value="0.1501564" calcext:value-type="float">
            <text:p>0.1501564</text:p>
          </table:table-cell>
          <table:table-cell office:value-type="float" office:value="0.1748471" calcext:value-type="float">
            <text:p>0.1748471</text:p>
          </table:table-cell>
          <table:table-cell office:value-type="float" office:value="0.1765317" calcext:value-type="float">
            <text:p>0.1765317</text:p>
          </table:table-cell>
          <table:table-cell office:value-type="float" office:value="0.1767343" calcext:value-type="float">
            <text:p>0.1767343</text:p>
          </table:table-cell>
          <table:table-cell office:value-type="float" office:value="0.176814" calcext:value-type="float">
            <text:p>0.176814</text:p>
          </table:table-cell>
          <table:table-cell office:value-type="float" office:value="0.1595451" calcext:value-type="float">
            <text:p>0.1595451</text:p>
          </table:table-cell>
          <table:table-cell office:value-type="float" office:value="0.1565173" calcext:value-type="float">
            <text:p>0.1565173</text:p>
          </table:table-cell>
          <table:table-cell office:value-type="float" office:value="0.2920524" calcext:value-type="float">
            <text:p>0.2920524</text:p>
          </table:table-cell>
          <table:table-cell office:value-type="float" office:value="0.3203002" calcext:value-type="float">
            <text:p>0.3203002</text:p>
          </table:table-cell>
          <table:table-cell office:value-type="float" office:value="0.3524022" calcext:value-type="float">
            <text:p>0.3524022</text:p>
          </table:table-cell>
          <table:table-cell office:value-type="float" office:value="0.3753974" calcext:value-type="float">
            <text:p>0.3753974</text:p>
          </table:table-cell>
          <table:table-cell office:value-type="float" office:value="0.3944332" calcext:value-type="float">
            <text:p>0.394433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3E-015" calcext:value-type="float">
            <text:p>1.9383E-15</text:p>
          </table:table-cell>
          <table:table-cell office:value-type="float" office:value="1.966671E-015" calcext:value-type="float">
            <text:p>1.966671E-15</text:p>
          </table:table-cell>
          <table:table-cell office:value-type="float" office:value="1.962619E-015" calcext:value-type="float">
            <text:p>1.962619E-15</text:p>
          </table:table-cell>
          <table:table-cell office:value-type="float" office:value="1.934744E-015" calcext:value-type="float">
            <text:p>1.934744E-15</text:p>
          </table:table-cell>
          <table:table-cell office:value-type="float" office:value="9.432305E-016" calcext:value-type="float">
            <text:p>9.432305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169554" calcext:value-type="float">
            <text:p>-8.169554</text:p>
          </table:table-cell>
          <table:table-cell office:value-type="float" office:value="-2.270247" calcext:value-type="float">
            <text:p>-2.270247</text:p>
          </table:table-cell>
          <table:table-cell office:value-type="float" office:value="-2.107308" calcext:value-type="float">
            <text:p>-2.107308</text:p>
          </table:table-cell>
          <table:table-cell office:value-type="float" office:value="-2.088359" calcext:value-type="float">
            <text:p>-2.088359</text:p>
          </table:table-cell>
          <table:table-cell office:value-type="float" office:value="-2.082037" calcext:value-type="float">
            <text:p>-2.082037</text:p>
          </table:table-cell>
          <table:table-cell office:value-type="float" office:value="-1.814643" calcext:value-type="float">
            <text:p>-1.814643</text:p>
          </table:table-cell>
          <table:table-cell office:value-type="float" office:value="-1.494391" calcext:value-type="float">
            <text:p>-1.494391</text:p>
          </table:table-cell>
          <table:table-cell office:value-type="float" office:value="-0.19182" calcext:value-type="float">
            <text:p>-0.19182</text:p>
          </table:table-cell>
          <table:table-cell office:value-type="float" office:value="-0.06786637" calcext:value-type="float">
            <text:p>-0.06786637</text:p>
          </table:table-cell>
          <table:table-cell office:value-type="float" office:value="-0.03235614" calcext:value-type="float">
            <text:p>-0.03235614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7235706" calcext:value-type="float">
            <text:p>-0.7235706</text:p>
          </table:table-cell>
          <table:table-cell office:value-type="float" office:value="0.0377989" calcext:value-type="float">
            <text:p>0.0377989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42739" calcext:value-type="float">
            <text:p>-2.34273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6" calcext:value-type="float">
            <text:p>10072006</text:p>
          </table:table-cell>
          <table:table-cell office:value-type="float" office:value="325.0678" calcext:value-type="float">
            <text:p>325.0678</text:p>
          </table:table-cell>
          <table:table-cell office:value-type="float" office:value="341.2134" calcext:value-type="float">
            <text:p>341.2134</text:p>
          </table:table-cell>
          <table:table-cell office:value-type="float" office:value="31.36814" calcext:value-type="float">
            <text:p>31.36814</text:p>
          </table:table-cell>
          <table:table-cell office:value-type="float" office:value="993.5435" calcext:value-type="float">
            <text:p>993.5435</text:p>
          </table:table-cell>
          <table:table-cell office:value-type="float" office:value="-10.35474" calcext:value-type="float">
            <text:p>-10.35474</text:p>
          </table:table-cell>
          <table:table-cell office:value-type="float" office:value="0" calcext:value-type="float">
            <text:p>0</text:p>
          </table:table-cell>
          <table:table-cell office:value-type="float" office:value="0.3204285" calcext:value-type="float">
            <text:p>0.3204285</text:p>
          </table:table-cell>
          <table:table-cell office:value-type="float" office:value="0.1800403" calcext:value-type="float">
            <text:p>0.1800403</text:p>
          </table:table-cell>
          <table:table-cell office:value-type="float" office:value="0.1780959" calcext:value-type="float">
            <text:p>0.1780959</text:p>
          </table:table-cell>
          <table:table-cell office:value-type="float" office:value="0.1778983" calcext:value-type="float">
            <text:p>0.1778983</text:p>
          </table:table-cell>
          <table:table-cell office:value-type="float" office:value="0.1781761" calcext:value-type="float">
            <text:p>0.1781761</text:p>
          </table:table-cell>
          <table:table-cell office:value-type="float" office:value="0.159383" calcext:value-type="float">
            <text:p>0.159383</text:p>
          </table:table-cell>
          <table:table-cell office:value-type="float" office:value="0.1557743" calcext:value-type="float">
            <text:p>0.1557743</text:p>
          </table:table-cell>
          <table:table-cell office:value-type="float" office:value="0.2888609" calcext:value-type="float">
            <text:p>0.2888609</text:p>
          </table:table-cell>
          <table:table-cell office:value-type="float" office:value="0.3185502" calcext:value-type="float">
            <text:p>0.3185502</text:p>
          </table:table-cell>
          <table:table-cell office:value-type="float" office:value="0.3516801" calcext:value-type="float">
            <text:p>0.3516801</text:p>
          </table:table-cell>
          <table:table-cell office:value-type="float" office:value="0.3747446" calcext:value-type="float">
            <text:p>0.3747446</text:p>
          </table:table-cell>
          <table:table-cell office:value-type="float" office:value="0.3940992" calcext:value-type="float">
            <text:p>0.394099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444E-015" calcext:value-type="float">
            <text:p>1.938444E-15</text:p>
          </table:table-cell>
          <table:table-cell office:value-type="float" office:value="1.966656E-015" calcext:value-type="float">
            <text:p>1.966656E-15</text:p>
          </table:table-cell>
          <table:table-cell office:value-type="float" office:value="1.962618E-015" calcext:value-type="float">
            <text:p>1.962618E-15</text:p>
          </table:table-cell>
          <table:table-cell office:value-type="float" office:value="1.934731E-015" calcext:value-type="float">
            <text:p>1.934731E-15</text:p>
          </table:table-cell>
          <table:table-cell office:value-type="float" office:value="9.432305E-016" calcext:value-type="float">
            <text:p>9.432305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22561" calcext:value-type="float">
            <text:p>-0.02322561</text:p>
          </table:table-cell>
          <table:table-cell office:value-type="float" office:value="-1.817312" calcext:value-type="float">
            <text:p>-1.817312</text:p>
          </table:table-cell>
          <table:table-cell office:value-type="float" office:value="-1.969162" calcext:value-type="float">
            <text:p>-1.969162</text:p>
          </table:table-cell>
          <table:table-cell office:value-type="float" office:value="-1.985573" calcext:value-type="float">
            <text:p>-1.985573</text:p>
          </table:table-cell>
          <table:table-cell office:value-type="float" office:value="-1.962583" calcext:value-type="float">
            <text:p>-1.962583</text:p>
          </table:table-cell>
          <table:table-cell office:value-type="float" office:value="-1.828939" calcext:value-type="float">
            <text:p>-1.828939</text:p>
          </table:table-cell>
          <table:table-cell office:value-type="float" office:value="-1.546066" calcext:value-type="float">
            <text:p>-1.546066</text:p>
          </table:table-cell>
          <table:table-cell office:value-type="float" office:value="-0.2112448" calcext:value-type="float">
            <text:p>-0.2112448</text:p>
          </table:table-cell>
          <table:table-cell office:value-type="float" office:value="-0.07143705" calcext:value-type="float">
            <text:p>-0.07143705</text:p>
          </table:table-cell>
          <table:table-cell office:value-type="float" office:value="-0.0332884" calcext:value-type="float">
            <text:p>-0.0332884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2344649" calcext:value-type="float">
            <text:p>-0.02344649</text:p>
          </table:table-cell>
          <table:table-cell office:value-type="float" office:value="0.03772448" calcext:value-type="float">
            <text:p>0.0377244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46059" calcext:value-type="float">
            <text:p>-2.34605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6" calcext:value-type="float">
            <text:p>11072006</text:p>
          </table:table-cell>
          <table:table-cell office:value-type="float" office:value="325.0678" calcext:value-type="float">
            <text:p>325.0678</text:p>
          </table:table-cell>
          <table:table-cell office:value-type="float" office:value="346.1603" calcext:value-type="float">
            <text:p>346.1603</text:p>
          </table:table-cell>
          <table:table-cell office:value-type="float" office:value="31.36814" calcext:value-type="float">
            <text:p>31.36814</text:p>
          </table:table-cell>
          <table:table-cell office:value-type="float" office:value="988.5966" calcext:value-type="float">
            <text:p>988.5966</text:p>
          </table:table-cell>
          <table:table-cell office:value-type="float" office:value="-10.35474" calcext:value-type="float">
            <text:p>-10.35474</text:p>
          </table:table-cell>
          <table:table-cell office:value-type="float" office:value="0" calcext:value-type="float">
            <text:p>0</text:p>
          </table:table-cell>
          <table:table-cell office:value-type="float" office:value="0.2479943" calcext:value-type="float">
            <text:p>0.2479943</text:p>
          </table:table-cell>
          <table:table-cell office:value-type="float" office:value="0.1799585" calcext:value-type="float">
            <text:p>0.1799585</text:p>
          </table:table-cell>
          <table:table-cell office:value-type="float" office:value="0.1781406" calcext:value-type="float">
            <text:p>0.1781406</text:p>
          </table:table-cell>
          <table:table-cell office:value-type="float" office:value="0.178028" calcext:value-type="float">
            <text:p>0.178028</text:p>
          </table:table-cell>
          <table:table-cell office:value-type="float" office:value="0.1781678" calcext:value-type="float">
            <text:p>0.1781678</text:p>
          </table:table-cell>
          <table:table-cell office:value-type="float" office:value="0.1590759" calcext:value-type="float">
            <text:p>0.1590759</text:p>
          </table:table-cell>
          <table:table-cell office:value-type="float" office:value="0.1548064" calcext:value-type="float">
            <text:p>0.1548064</text:p>
          </table:table-cell>
          <table:table-cell office:value-type="float" office:value="0.2852599" calcext:value-type="float">
            <text:p>0.2852599</text:p>
          </table:table-cell>
          <table:table-cell office:value-type="float" office:value="0.3166481" calcext:value-type="float">
            <text:p>0.3166481</text:p>
          </table:table-cell>
          <table:table-cell office:value-type="float" office:value="0.3508317" calcext:value-type="float">
            <text:p>0.3508317</text:p>
          </table:table-cell>
          <table:table-cell office:value-type="float" office:value="0.3740215" calcext:value-type="float">
            <text:p>0.3740215</text:p>
          </table:table-cell>
          <table:table-cell office:value-type="float" office:value="0.3936912" calcext:value-type="float">
            <text:p>0.39369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8587E-015" calcext:value-type="float">
            <text:p>1.938587E-15</text:p>
          </table:table-cell>
          <table:table-cell office:value-type="float" office:value="1.966642E-015" calcext:value-type="float">
            <text:p>1.966642E-15</text:p>
          </table:table-cell>
          <table:table-cell office:value-type="float" office:value="1.962615E-015" calcext:value-type="float">
            <text:p>1.962615E-15</text:p>
          </table:table-cell>
          <table:table-cell office:value-type="float" office:value="1.934719E-015" calcext:value-type="float">
            <text:p>1.934719E-15</text:p>
          </table:table-cell>
          <table:table-cell office:value-type="float" office:value="9.432305E-016" calcext:value-type="float">
            <text:p>9.432305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24848" calcext:value-type="float">
            <text:p>-0.1524848</text:p>
          </table:table-cell>
          <table:table-cell office:value-type="float" office:value="-1.822427" calcext:value-type="float">
            <text:p>-1.822427</text:p>
          </table:table-cell>
          <table:table-cell office:value-type="float" office:value="-1.965328" calcext:value-type="float">
            <text:p>-1.965328</text:p>
          </table:table-cell>
          <table:table-cell office:value-type="float" office:value="-1.974422" calcext:value-type="float">
            <text:p>-1.974422</text:p>
          </table:table-cell>
          <table:table-cell office:value-type="float" office:value="-1.963268" calcext:value-type="float">
            <text:p>-1.963268</text:p>
          </table:table-cell>
          <table:table-cell office:value-type="float" office:value="-1.856141" calcext:value-type="float">
            <text:p>-1.856141</text:p>
          </table:table-cell>
          <table:table-cell office:value-type="float" office:value="-1.616333" calcext:value-type="float">
            <text:p>-1.616333</text:p>
          </table:table-cell>
          <table:table-cell office:value-type="float" office:value="-0.2357977" calcext:value-type="float">
            <text:p>-0.2357977</text:p>
          </table:table-cell>
          <table:table-cell office:value-type="float" office:value="-0.07554998" calcext:value-type="float">
            <text:p>-0.07554998</text:p>
          </table:table-cell>
          <table:table-cell office:value-type="float" office:value="-0.03407283" calcext:value-type="float">
            <text:p>-0.0340728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1548283" calcext:value-type="float">
            <text:p>-0.1548283</text:p>
          </table:table-cell>
          <table:table-cell office:value-type="float" office:value="0.03764971" calcext:value-type="float">
            <text:p>0.03764971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49661" calcext:value-type="float">
            <text:p>-2.34966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6" calcext:value-type="float">
            <text:p>12072006</text:p>
          </table:table-cell>
          <table:table-cell office:value-type="float" office:value="334.4023" calcext:value-type="float">
            <text:p>334.4023</text:p>
          </table:table-cell>
          <table:table-cell office:value-type="float" office:value="351.2806" calcext:value-type="float">
            <text:p>351.2806</text:p>
          </table:table-cell>
          <table:table-cell office:value-type="float" office:value="31.36814" calcext:value-type="float">
            <text:p>31.36814</text:p>
          </table:table-cell>
          <table:table-cell office:value-type="float" office:value="992.7952" calcext:value-type="float">
            <text:p>992.7952</text:p>
          </table:table-cell>
          <table:table-cell office:value-type="float" office:value="-10.33911" calcext:value-type="float">
            <text:p>-10.33911</text:p>
          </table:table-cell>
          <table:table-cell office:value-type="float" office:value="0" calcext:value-type="float">
            <text:p>0</text:p>
          </table:table-cell>
          <table:table-cell office:value-type="float" office:value="0.5795096" calcext:value-type="float">
            <text:p>0.5795096</text:p>
          </table:table-cell>
          <table:table-cell office:value-type="float" office:value="0.1807893" calcext:value-type="float">
            <text:p>0.1807893</text:p>
          </table:table-cell>
          <table:table-cell office:value-type="float" office:value="0.1776257" calcext:value-type="float">
            <text:p>0.1776257</text:p>
          </table:table-cell>
          <table:table-cell office:value-type="float" office:value="0.1776585" calcext:value-type="float">
            <text:p>0.1776585</text:p>
          </table:table-cell>
          <table:table-cell office:value-type="float" office:value="0.1776835" calcext:value-type="float">
            <text:p>0.1776835</text:p>
          </table:table-cell>
          <table:table-cell office:value-type="float" office:value="0.1586755" calcext:value-type="float">
            <text:p>0.1586755</text:p>
          </table:table-cell>
          <table:table-cell office:value-type="float" office:value="0.1548438" calcext:value-type="float">
            <text:p>0.1548438</text:p>
          </table:table-cell>
          <table:table-cell office:value-type="float" office:value="0.2814735" calcext:value-type="float">
            <text:p>0.2814735</text:p>
          </table:table-cell>
          <table:table-cell office:value-type="float" office:value="0.3146241" calcext:value-type="float">
            <text:p>0.3146241</text:p>
          </table:table-cell>
          <table:table-cell office:value-type="float" office:value="0.3498568" calcext:value-type="float">
            <text:p>0.3498568</text:p>
          </table:table-cell>
          <table:table-cell office:value-type="float" office:value="0.3733066" calcext:value-type="float">
            <text:p>0.3733066</text:p>
          </table:table-cell>
          <table:table-cell office:value-type="float" office:value="0.3933372" calcext:value-type="float">
            <text:p>0.393337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.0001341198" calcext:value-type="float">
            <text:p>0.0001341198</text:p>
          </table:table-cell>
          <table:table-cell office:value-type="float" office:value="1.938733E-015" calcext:value-type="float">
            <text:p>1.938733E-15</text:p>
          </table:table-cell>
          <table:table-cell office:value-type="float" office:value="1.966629E-015" calcext:value-type="float">
            <text:p>1.966629E-15</text:p>
          </table:table-cell>
          <table:table-cell office:value-type="float" office:value="1.96261E-015" calcext:value-type="float">
            <text:p>1.96261E-15</text:p>
          </table:table-cell>
          <table:table-cell office:value-type="float" office:value="1.934707E-015" calcext:value-type="float">
            <text:p>1.934707E-15</text:p>
          </table:table-cell>
          <table:table-cell office:value-type="float" office:value="9.432305E-016" calcext:value-type="float">
            <text:p>9.432305E-16</text:p>
          </table:table-cell>
          <table:table-cell office:value-type="float" office:value="1.932076E-015" calcext:value-type="float">
            <text:p>1.932076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345596" calcext:value-type="float">
            <text:p>-0.006345596</text:p>
          </table:table-cell>
          <table:table-cell office:value-type="float" office:value="-1.952811" calcext:value-type="float">
            <text:p>-1.952811</text:p>
          </table:table-cell>
          <table:table-cell office:value-type="float" office:value="-2.009599" calcext:value-type="float">
            <text:p>-2.009599</text:p>
          </table:table-cell>
          <table:table-cell office:value-type="float" office:value="-2.006238" calcext:value-type="float">
            <text:p>-2.006238</text:p>
          </table:table-cell>
          <table:table-cell office:value-type="float" office:value="-2.004877" calcext:value-type="float">
            <text:p>-2.004877</text:p>
          </table:table-cell>
          <table:table-cell office:value-type="float" office:value="-1.892301" calcext:value-type="float">
            <text:p>-1.892301</text:p>
          </table:table-cell>
          <table:table-cell office:value-type="float" office:value="-1.690314" calcext:value-type="float">
            <text:p>-1.690314</text:p>
          </table:table-cell>
          <table:table-cell office:value-type="float" office:value="-0.2650925" calcext:value-type="float">
            <text:p>-0.2650925</text:p>
          </table:table-cell>
          <table:table-cell office:value-type="float" office:value="-0.0802127" calcext:value-type="float">
            <text:p>-0.0802127</text:p>
          </table:table-cell>
          <table:table-cell office:value-type="float" office:value="-0.03499869" calcext:value-type="float">
            <text:p>-0.0349986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3748448" calcext:value-type="float">
            <text:p>-0.003748448</text:p>
          </table:table-cell>
          <table:table-cell office:value-type="float" office:value="0.03760028" calcext:value-type="float">
            <text:p>0.03760028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53442" calcext:value-type="float">
            <text:p>-2.35344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6" calcext:value-type="float">
            <text:p>13072006</text:p>
          </table:table-cell>
          <table:table-cell office:value-type="float" office:value="362.4056" calcext:value-type="float">
            <text:p>362.4056</text:p>
          </table:table-cell>
          <table:table-cell office:value-type="float" office:value="358.6359" calcext:value-type="float">
            <text:p>358.6359</text:p>
          </table:table-cell>
          <table:table-cell office:value-type="float" office:value="39.24977" calcext:value-type="float">
            <text:p>39.24977</text:p>
          </table:table-cell>
          <table:table-cell office:value-type="float" office:value="1005.003" calcext:value-type="float">
            <text:p>1005.003</text:p>
          </table:table-cell>
          <table:table-cell office:value-type="float" office:value="-9.781315" calcext:value-type="float">
            <text:p>-9.781315</text:p>
          </table:table-cell>
          <table:table-cell office:value-type="float" office:value="0" calcext:value-type="float">
            <text:p>0</text:p>
          </table:table-cell>
          <table:table-cell office:value-type="float" office:value="0.4151821" calcext:value-type="float">
            <text:p>0.4151821</text:p>
          </table:table-cell>
          <table:table-cell office:value-type="float" office:value="0.418823" calcext:value-type="float">
            <text:p>0.418823</text:p>
          </table:table-cell>
          <table:table-cell office:value-type="float" office:value="0.1914766" calcext:value-type="float">
            <text:p>0.1914766</text:p>
          </table:table-cell>
          <table:table-cell office:value-type="float" office:value="0.1979344" calcext:value-type="float">
            <text:p>0.1979344</text:p>
          </table:table-cell>
          <table:table-cell office:value-type="float" office:value="0.1832418" calcext:value-type="float">
            <text:p>0.1832418</text:p>
          </table:table-cell>
          <table:table-cell office:value-type="float" office:value="0.1598867" calcext:value-type="float">
            <text:p>0.1598867</text:p>
          </table:table-cell>
          <table:table-cell office:value-type="float" office:value="0.2107155" calcext:value-type="float">
            <text:p>0.2107155</text:p>
          </table:table-cell>
          <table:table-cell office:value-type="float" office:value="0.2806306" calcext:value-type="float">
            <text:p>0.2806306</text:p>
          </table:table-cell>
          <table:table-cell office:value-type="float" office:value="0.3138303" calcext:value-type="float">
            <text:p>0.3138303</text:p>
          </table:table-cell>
          <table:table-cell office:value-type="float" office:value="0.3495217" calcext:value-type="float">
            <text:p>0.3495217</text:p>
          </table:table-cell>
          <table:table-cell office:value-type="float" office:value="0.3730985" calcext:value-type="float">
            <text:p>0.3730985</text:p>
          </table:table-cell>
          <table:table-cell office:value-type="float" office:value="0.3931541" calcext:value-type="float">
            <text:p>0.393154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89E-015" calcext:value-type="float">
            <text:p>1.93889E-15</text:p>
          </table:table-cell>
          <table:table-cell office:value-type="float" office:value="1.966617E-015" calcext:value-type="float">
            <text:p>1.966617E-15</text:p>
          </table:table-cell>
          <table:table-cell office:value-type="float" office:value="1.962602E-015" calcext:value-type="float">
            <text:p>1.962602E-15</text:p>
          </table:table-cell>
          <table:table-cell office:value-type="float" office:value="1.934694E-015" calcext:value-type="float">
            <text:p>1.934694E-15</text:p>
          </table:table-cell>
          <table:table-cell office:value-type="float" office:value="9.432277E-016" calcext:value-type="float">
            <text:p>9.432277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761733" calcext:value-type="float">
            <text:p>-0.004761733</text:p>
          </table:table-cell>
          <table:table-cell office:value-type="float" office:value="-0.004497749" calcext:value-type="float">
            <text:p>-0.004497749</text:p>
          </table:table-cell>
          <table:table-cell office:value-type="float" office:value="-1.128308" calcext:value-type="float">
            <text:p>-1.128308</text:p>
          </table:table-cell>
          <table:table-cell office:value-type="float" office:value="-0.8722727" calcext:value-type="float">
            <text:p>-0.8722727</text:p>
          </table:table-cell>
          <table:table-cell office:value-type="float" office:value="-1.583183" calcext:value-type="float">
            <text:p>-1.583183</text:p>
          </table:table-cell>
          <table:table-cell office:value-type="float" office:value="-1.786075" calcext:value-type="float">
            <text:p>-1.786075</text:p>
          </table:table-cell>
          <table:table-cell office:value-type="float" office:value="-0.1795412" calcext:value-type="float">
            <text:p>-0.1795412</text:p>
          </table:table-cell>
          <table:table-cell office:value-type="float" office:value="-0.2723418" calcext:value-type="float">
            <text:p>-0.2723418</text:p>
          </table:table-cell>
          <table:table-cell office:value-type="float" office:value="-0.08215419" calcext:value-type="float">
            <text:p>-0.08215419</text:p>
          </table:table-cell>
          <table:table-cell office:value-type="float" office:value="-0.03532917" calcext:value-type="float">
            <text:p>-0.0353291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5014959" calcext:value-type="float">
            <text:p>-0.005014959</text:p>
          </table:table-cell>
          <table:table-cell office:value-type="float" office:value="0.03748389" calcext:value-type="float">
            <text:p>0.03748389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57582" calcext:value-type="float">
            <text:p>-2.35758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6" calcext:value-type="float">
            <text:p>14072006</text:p>
          </table:table-cell>
          <table:table-cell office:value-type="float" office:value="362.4056" calcext:value-type="float">
            <text:p>362.4056</text:p>
          </table:table-cell>
          <table:table-cell office:value-type="float" office:value="365.7679" calcext:value-type="float">
            <text:p>365.7679</text:p>
          </table:table-cell>
          <table:table-cell office:value-type="float" office:value="39.24977" calcext:value-type="float">
            <text:p>39.24977</text:p>
          </table:table-cell>
          <table:table-cell office:value-type="float" office:value="997.8712" calcext:value-type="float">
            <text:p>997.8712</text:p>
          </table:table-cell>
          <table:table-cell office:value-type="float" office:value="-9.781315" calcext:value-type="float">
            <text:p>-9.781315</text:p>
          </table:table-cell>
          <table:table-cell office:value-type="float" office:value="0" calcext:value-type="float">
            <text:p>0</text:p>
          </table:table-cell>
          <table:table-cell office:value-type="float" office:value="0.3223221" calcext:value-type="float">
            <text:p>0.3223221</text:p>
          </table:table-cell>
          <table:table-cell office:value-type="float" office:value="0.3236353" calcext:value-type="float">
            <text:p>0.3236353</text:p>
          </table:table-cell>
          <table:table-cell office:value-type="float" office:value="0.1920138" calcext:value-type="float">
            <text:p>0.1920138</text:p>
          </table:table-cell>
          <table:table-cell office:value-type="float" office:value="0.1936354" calcext:value-type="float">
            <text:p>0.1936354</text:p>
          </table:table-cell>
          <table:table-cell office:value-type="float" office:value="0.186394" calcext:value-type="float">
            <text:p>0.186394</text:p>
          </table:table-cell>
          <table:table-cell office:value-type="float" office:value="0.1611198" calcext:value-type="float">
            <text:p>0.1611198</text:p>
          </table:table-cell>
          <table:table-cell office:value-type="float" office:value="0.2027855" calcext:value-type="float">
            <text:p>0.2027855</text:p>
          </table:table-cell>
          <table:table-cell office:value-type="float" office:value="0.2795516" calcext:value-type="float">
            <text:p>0.2795516</text:p>
          </table:table-cell>
          <table:table-cell office:value-type="float" office:value="0.312934" calcext:value-type="float">
            <text:p>0.312934</text:p>
          </table:table-cell>
          <table:table-cell office:value-type="float" office:value="0.3491216" calcext:value-type="float">
            <text:p>0.3491216</text:p>
          </table:table-cell>
          <table:table-cell office:value-type="float" office:value="0.3728352" calcext:value-type="float">
            <text:p>0.3728352</text:p>
          </table:table-cell>
          <table:table-cell office:value-type="float" office:value="0.392952" calcext:value-type="float">
            <text:p>0.39295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11E-015" calcext:value-type="float">
            <text:p>1.93911E-15</text:p>
          </table:table-cell>
          <table:table-cell office:value-type="float" office:value="1.966592E-015" calcext:value-type="float">
            <text:p>1.966592E-15</text:p>
          </table:table-cell>
          <table:table-cell office:value-type="float" office:value="1.962588E-015" calcext:value-type="float">
            <text:p>1.962588E-15</text:p>
          </table:table-cell>
          <table:table-cell office:value-type="float" office:value="1.934684E-015" calcext:value-type="float">
            <text:p>1.934684E-15</text:p>
          </table:table-cell>
          <table:table-cell office:value-type="float" office:value="9.432251E-016" calcext:value-type="float">
            <text:p>9.432251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43502" calcext:value-type="float">
            <text:p>-0.02243502</text:p>
          </table:table-cell>
          <table:table-cell office:value-type="float" office:value="-0.02188048" calcext:value-type="float">
            <text:p>-0.02188048</text:p>
          </table:table-cell>
          <table:table-cell office:value-type="float" office:value="-1.104052" calcext:value-type="float">
            <text:p>-1.104052</text:p>
          </table:table-cell>
          <table:table-cell office:value-type="float" office:value="-1.033407" calcext:value-type="float">
            <text:p>-1.033407</text:p>
          </table:table-cell>
          <table:table-cell office:value-type="float" office:value="-1.38746" calcext:value-type="float">
            <text:p>-1.38746</text:p>
          </table:table-cell>
          <table:table-cell office:value-type="float" office:value="-1.683943" calcext:value-type="float">
            <text:p>-1.683943</text:p>
          </table:table-cell>
          <table:table-cell office:value-type="float" office:value="-0.2359902" calcext:value-type="float">
            <text:p>-0.2359902</text:p>
          </table:table-cell>
          <table:table-cell office:value-type="float" office:value="-0.2816894" calcext:value-type="float">
            <text:p>-0.2816894</text:p>
          </table:table-cell>
          <table:table-cell office:value-type="float" office:value="-0.08437879" calcext:value-type="float">
            <text:p>-0.08437879</text:p>
          </table:table-cell>
          <table:table-cell office:value-type="float" office:value="-0.03572156" calcext:value-type="float">
            <text:p>-0.0357215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2288294" calcext:value-type="float">
            <text:p>-0.02288294</text:p>
          </table:table-cell>
          <table:table-cell office:value-type="float" office:value="0.03737315" calcext:value-type="float">
            <text:p>0.03737315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6158" calcext:value-type="float">
            <text:p>-2.3615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6" calcext:value-type="float">
            <text:p>15072006</text:p>
          </table:table-cell>
          <table:table-cell office:value-type="float" office:value="362.4056" calcext:value-type="float">
            <text:p>362.4056</text:p>
          </table:table-cell>
          <table:table-cell office:value-type="float" office:value="373.0162" calcext:value-type="float">
            <text:p>373.0162</text:p>
          </table:table-cell>
          <table:table-cell office:value-type="float" office:value="39.24977" calcext:value-type="float">
            <text:p>39.24977</text:p>
          </table:table-cell>
          <table:table-cell office:value-type="float" office:value="990.623" calcext:value-type="float">
            <text:p>990.623</text:p>
          </table:table-cell>
          <table:table-cell office:value-type="float" office:value="-9.781315" calcext:value-type="float">
            <text:p>-9.781315</text:p>
          </table:table-cell>
          <table:table-cell office:value-type="float" office:value="0" calcext:value-type="float">
            <text:p>0</text:p>
          </table:table-cell>
          <table:table-cell office:value-type="float" office:value="0.257319" calcext:value-type="float">
            <text:p>0.257319</text:p>
          </table:table-cell>
          <table:table-cell office:value-type="float" office:value="0.2475693" calcext:value-type="float">
            <text:p>0.2475693</text:p>
          </table:table-cell>
          <table:table-cell office:value-type="float" office:value="0.1906029" calcext:value-type="float">
            <text:p>0.1906029</text:p>
          </table:table-cell>
          <table:table-cell office:value-type="float" office:value="0.1902617" calcext:value-type="float">
            <text:p>0.1902617</text:p>
          </table:table-cell>
          <table:table-cell office:value-type="float" office:value="0.1867516" calcext:value-type="float">
            <text:p>0.1867516</text:p>
          </table:table-cell>
          <table:table-cell office:value-type="float" office:value="0.1621668" calcext:value-type="float">
            <text:p>0.1621668</text:p>
          </table:table-cell>
          <table:table-cell office:value-type="float" office:value="0.1948327" calcext:value-type="float">
            <text:p>0.1948327</text:p>
          </table:table-cell>
          <table:table-cell office:value-type="float" office:value="0.2781258" calcext:value-type="float">
            <text:p>0.2781258</text:p>
          </table:table-cell>
          <table:table-cell office:value-type="float" office:value="0.3118702" calcext:value-type="float">
            <text:p>0.3118702</text:p>
          </table:table-cell>
          <table:table-cell office:value-type="float" office:value="0.3486198" calcext:value-type="float">
            <text:p>0.3486198</text:p>
          </table:table-cell>
          <table:table-cell office:value-type="float" office:value="0.3724894" calcext:value-type="float">
            <text:p>0.3724894</text:p>
          </table:table-cell>
          <table:table-cell office:value-type="float" office:value="0.3926998" calcext:value-type="float">
            <text:p>0.392699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313E-015" calcext:value-type="float">
            <text:p>1.939313E-15</text:p>
          </table:table-cell>
          <table:table-cell office:value-type="float" office:value="1.966575E-015" calcext:value-type="float">
            <text:p>1.966575E-15</text:p>
          </table:table-cell>
          <table:table-cell office:value-type="float" office:value="1.962575E-015" calcext:value-type="float">
            <text:p>1.962575E-15</text:p>
          </table:table-cell>
          <table:table-cell office:value-type="float" office:value="1.934674E-015" calcext:value-type="float">
            <text:p>1.934674E-15</text:p>
          </table:table-cell>
          <table:table-cell office:value-type="float" office:value="9.432212E-016" calcext:value-type="float">
            <text:p>9.432212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46788" calcext:value-type="float">
            <text:p>-0.1146788</text:p>
          </table:table-cell>
          <table:table-cell office:value-type="float" office:value="-0.155276" calcext:value-type="float">
            <text:p>-0.155276</text:p>
          </table:table-cell>
          <table:table-cell office:value-type="float" office:value="-1.168365" calcext:value-type="float">
            <text:p>-1.168365</text:p>
          </table:table-cell>
          <table:table-cell office:value-type="float" office:value="-1.183353" calcext:value-type="float">
            <text:p>-1.183353</text:p>
          </table:table-cell>
          <table:table-cell office:value-type="float" office:value="-1.36677" calcext:value-type="float">
            <text:p>-1.36677</text:p>
          </table:table-cell>
          <table:table-cell office:value-type="float" office:value="-1.602304" calcext:value-type="float">
            <text:p>-1.602304</text:p>
          </table:table-cell>
          <table:table-cell office:value-type="float" office:value="-0.3138406" calcext:value-type="float">
            <text:p>-0.3138406</text:p>
          </table:table-cell>
          <table:table-cell office:value-type="float" office:value="-0.2945947" calcext:value-type="float">
            <text:p>-0.2945947</text:p>
          </table:table-cell>
          <table:table-cell office:value-type="float" office:value="-0.08710222" calcext:value-type="float">
            <text:p>-0.08710222</text:p>
          </table:table-cell>
          <table:table-cell office:value-type="float" office:value="-0.03621953" calcext:value-type="float">
            <text:p>-0.0362195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11815" calcext:value-type="float">
            <text:p>-0.11815</text:p>
          </table:table-cell>
          <table:table-cell office:value-type="float" office:value="0.03726335" calcext:value-type="float">
            <text:p>0.03726335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65615" calcext:value-type="float">
            <text:p>-2.3656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6" calcext:value-type="float">
            <text:p>16072006</text:p>
          </table:table-cell>
          <table:table-cell office:value-type="float" office:value="362.4056" calcext:value-type="float">
            <text:p>362.4056</text:p>
          </table:table-cell>
          <table:table-cell office:value-type="float" office:value="380.3052" calcext:value-type="float">
            <text:p>380.3052</text:p>
          </table:table-cell>
          <table:table-cell office:value-type="float" office:value="39.24977" calcext:value-type="float">
            <text:p>39.24977</text:p>
          </table:table-cell>
          <table:table-cell office:value-type="float" office:value="983.3339" calcext:value-type="float">
            <text:p>983.3339</text:p>
          </table:table-cell>
          <table:table-cell office:value-type="float" office:value="-9.781315" calcext:value-type="float">
            <text:p>-9.781315</text:p>
          </table:table-cell>
          <table:table-cell office:value-type="float" office:value="0" calcext:value-type="float">
            <text:p>0</text:p>
          </table:table-cell>
          <table:table-cell office:value-type="float" office:value="0.1907835" calcext:value-type="float">
            <text:p>0.1907835</text:p>
          </table:table-cell>
          <table:table-cell office:value-type="float" office:value="0.1951388" calcext:value-type="float">
            <text:p>0.1951388</text:p>
          </table:table-cell>
          <table:table-cell office:value-type="float" office:value="0.1859834" calcext:value-type="float">
            <text:p>0.1859834</text:p>
          </table:table-cell>
          <table:table-cell office:value-type="float" office:value="0.1861024" calcext:value-type="float">
            <text:p>0.1861024</text:p>
          </table:table-cell>
          <table:table-cell office:value-type="float" office:value="0.1843353" calcext:value-type="float">
            <text:p>0.1843353</text:p>
          </table:table-cell>
          <table:table-cell office:value-type="float" office:value="0.1624863" calcext:value-type="float">
            <text:p>0.1624863</text:p>
          </table:table-cell>
          <table:table-cell office:value-type="float" office:value="0.1852897" calcext:value-type="float">
            <text:p>0.1852897</text:p>
          </table:table-cell>
          <table:table-cell office:value-type="float" office:value="0.2757718" calcext:value-type="float">
            <text:p>0.2757718</text:p>
          </table:table-cell>
          <table:table-cell office:value-type="float" office:value="0.3103509" calcext:value-type="float">
            <text:p>0.3103509</text:p>
          </table:table-cell>
          <table:table-cell office:value-type="float" office:value="0.3479067" calcext:value-type="float">
            <text:p>0.3479067</text:p>
          </table:table-cell>
          <table:table-cell office:value-type="float" office:value="0.3718885" calcext:value-type="float">
            <text:p>0.3718885</text:p>
          </table:table-cell>
          <table:table-cell office:value-type="float" office:value="0.3923408" calcext:value-type="float">
            <text:p>0.392340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9507E-015" calcext:value-type="float">
            <text:p>1.939507E-15</text:p>
          </table:table-cell>
          <table:table-cell office:value-type="float" office:value="1.966559E-015" calcext:value-type="float">
            <text:p>1.966559E-15</text:p>
          </table:table-cell>
          <table:table-cell office:value-type="float" office:value="1.962562E-015" calcext:value-type="float">
            <text:p>1.962562E-15</text:p>
          </table:table-cell>
          <table:table-cell office:value-type="float" office:value="1.934663E-015" calcext:value-type="float">
            <text:p>1.934663E-15</text:p>
          </table:table-cell>
          <table:table-cell office:value-type="float" office:value="9.43217E-016" calcext:value-type="float">
            <text:p>9.43217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42715" calcext:value-type="float">
            <text:p>-1.142715</text:p>
          </table:table-cell>
          <table:table-cell office:value-type="float" office:value="-0.9738083" calcext:value-type="float">
            <text:p>-0.9738083</text:p>
          </table:table-cell>
          <table:table-cell office:value-type="float" office:value="-1.410284" calcext:value-type="float">
            <text:p>-1.410284</text:p>
          </table:table-cell>
          <table:table-cell office:value-type="float" office:value="-1.402828" calcext:value-type="float">
            <text:p>-1.402828</text:p>
          </table:table-cell>
          <table:table-cell office:value-type="float" office:value="-1.510559" calcext:value-type="float">
            <text:p>-1.510559</text:p>
          </table:table-cell>
          <table:table-cell office:value-type="float" office:value="-1.578097" calcext:value-type="float">
            <text:p>-1.578097</text:p>
          </table:table-cell>
          <table:table-cell office:value-type="float" office:value="-0.4486432" calcext:value-type="float">
            <text:p>-0.4486432</text:p>
          </table:table-cell>
          <table:table-cell office:value-type="float" office:value="-0.3172866" calcext:value-type="float">
            <text:p>-0.3172866</text:p>
          </table:table-cell>
          <table:table-cell office:value-type="float" office:value="-0.09115651" calcext:value-type="float">
            <text:p>-0.09115651</text:p>
          </table:table-cell>
          <table:table-cell office:value-type="float" office:value="-0.03694006" calcext:value-type="float">
            <text:p>-0.0369400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.872683" calcext:value-type="float">
            <text:p>-1.872683</text:p>
          </table:table-cell>
          <table:table-cell office:value-type="float" office:value="0.03717551" calcext:value-type="float">
            <text:p>0.03717551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69072" calcext:value-type="float">
            <text:p>-2.36907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6" calcext:value-type="float">
            <text:p>17072006</text:p>
          </table:table-cell>
          <table:table-cell office:value-type="float" office:value="362.4056" calcext:value-type="float">
            <text:p>362.4056</text:p>
          </table:table-cell>
          <table:table-cell office:value-type="float" office:value="385.7505" calcext:value-type="float">
            <text:p>385.7505</text:p>
          </table:table-cell>
          <table:table-cell office:value-type="float" office:value="39.24977" calcext:value-type="float">
            <text:p>39.24977</text:p>
          </table:table-cell>
          <table:table-cell office:value-type="float" office:value="977.8885" calcext:value-type="float">
            <text:p>977.8885</text:p>
          </table:table-cell>
          <table:table-cell office:value-type="float" office:value="-9.781315" calcext:value-type="float">
            <text:p>-9.781315</text:p>
          </table:table-cell>
          <table:table-cell office:value-type="float" office:value="0" calcext:value-type="float">
            <text:p>0</text:p>
          </table:table-cell>
          <table:table-cell office:value-type="float" office:value="0.1453866" calcext:value-type="float">
            <text:p>0.1453866</text:p>
          </table:table-cell>
          <table:table-cell office:value-type="float" office:value="0.1793359" calcext:value-type="float">
            <text:p>0.1793359</text:p>
          </table:table-cell>
          <table:table-cell office:value-type="float" office:value="0.1811314" calcext:value-type="float">
            <text:p>0.1811314</text:p>
          </table:table-cell>
          <table:table-cell office:value-type="float" office:value="0.1819204" calcext:value-type="float">
            <text:p>0.1819204</text:p>
          </table:table-cell>
          <table:table-cell office:value-type="float" office:value="0.180992" calcext:value-type="float">
            <text:p>0.180992</text:p>
          </table:table-cell>
          <table:table-cell office:value-type="float" office:value="0.1619199" calcext:value-type="float">
            <text:p>0.1619199</text:p>
          </table:table-cell>
          <table:table-cell office:value-type="float" office:value="0.1753918" calcext:value-type="float">
            <text:p>0.1753918</text:p>
          </table:table-cell>
          <table:table-cell office:value-type="float" office:value="0.2725381" calcext:value-type="float">
            <text:p>0.2725381</text:p>
          </table:table-cell>
          <table:table-cell office:value-type="float" office:value="0.3084179" calcext:value-type="float">
            <text:p>0.3084179</text:p>
          </table:table-cell>
          <table:table-cell office:value-type="float" office:value="0.3469715" calcext:value-type="float">
            <text:p>0.3469715</text:p>
          </table:table-cell>
          <table:table-cell office:value-type="float" office:value="0.3710739" calcext:value-type="float">
            <text:p>0.3710739</text:p>
          </table:table-cell>
          <table:table-cell office:value-type="float" office:value="0.3918996" calcext:value-type="float">
            <text:p>0.3918996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39687E-015" calcext:value-type="float">
            <text:p>1.939687E-15</text:p>
          </table:table-cell>
          <table:table-cell office:value-type="float" office:value="1.966544E-015" calcext:value-type="float">
            <text:p>1.966544E-15</text:p>
          </table:table-cell>
          <table:table-cell office:value-type="float" office:value="1.962549E-015" calcext:value-type="float">
            <text:p>1.962549E-15</text:p>
          </table:table-cell>
          <table:table-cell office:value-type="float" office:value="1.934656E-015" calcext:value-type="float">
            <text:p>1.934656E-15</text:p>
          </table:table-cell>
          <table:table-cell office:value-type="float" office:value="9.432078E-016" calcext:value-type="float">
            <text:p>9.432078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201123" calcext:value-type="float">
            <text:p>-9.201123</text:p>
          </table:table-cell>
          <table:table-cell office:value-type="float" office:value="-1.866512" calcext:value-type="float">
            <text:p>-1.866512</text:p>
          </table:table-cell>
          <table:table-cell office:value-type="float" office:value="-1.728671" calcext:value-type="float">
            <text:p>-1.728671</text:p>
          </table:table-cell>
          <table:table-cell office:value-type="float" office:value="-1.671294" calcext:value-type="float">
            <text:p>-1.671294</text:p>
          </table:table-cell>
          <table:table-cell office:value-type="float" office:value="-1.739407" calcext:value-type="float">
            <text:p>-1.739407</text:p>
          </table:table-cell>
          <table:table-cell office:value-type="float" office:value="-1.6207" calcext:value-type="float">
            <text:p>-1.6207</text:p>
          </table:table-cell>
          <table:table-cell office:value-type="float" office:value="-0.6635059" calcext:value-type="float">
            <text:p>-0.6635059</text:p>
          </table:table-cell>
          <table:table-cell office:value-type="float" office:value="-0.3517845" calcext:value-type="float">
            <text:p>-0.3517845</text:p>
          </table:table-cell>
          <table:table-cell office:value-type="float" office:value="-0.09663015" calcext:value-type="float">
            <text:p>-0.09663015</text:p>
          </table:table-cell>
          <table:table-cell office:value-type="float" office:value="-0.03790993" calcext:value-type="float">
            <text:p>-0.0379099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32.90685" calcext:value-type="float">
            <text:p>-32.90685</text:p>
          </table:table-cell>
          <table:table-cell office:value-type="float" office:value="0.03713899" calcext:value-type="float">
            <text:p>0.03713899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7234" calcext:value-type="float">
            <text:p>-2.3723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6" calcext:value-type="float">
            <text:p>18072006</text:p>
          </table:table-cell>
          <table:table-cell office:value-type="float" office:value="362.4056" calcext:value-type="float">
            <text:p>362.4056</text:p>
          </table:table-cell>
          <table:table-cell office:value-type="float" office:value="389.7178" calcext:value-type="float">
            <text:p>389.7178</text:p>
          </table:table-cell>
          <table:table-cell office:value-type="float" office:value="39.24977" calcext:value-type="float">
            <text:p>39.24977</text:p>
          </table:table-cell>
          <table:table-cell office:value-type="float" office:value="973.9212" calcext:value-type="float">
            <text:p>973.9212</text:p>
          </table:table-cell>
          <table:table-cell office:value-type="float" office:value="-9.781315" calcext:value-type="float">
            <text:p>-9.781315</text:p>
          </table:table-cell>
          <table:table-cell office:value-type="float" office:value="0" calcext:value-type="float">
            <text:p>0</text:p>
          </table:table-cell>
          <table:table-cell office:value-type="float" office:value="0.1371488" calcext:value-type="float">
            <text:p>0.1371488</text:p>
          </table:table-cell>
          <table:table-cell office:value-type="float" office:value="0.1762257" calcext:value-type="float">
            <text:p>0.1762257</text:p>
          </table:table-cell>
          <table:table-cell office:value-type="float" office:value="0.1785074" calcext:value-type="float">
            <text:p>0.1785074</text:p>
          </table:table-cell>
          <table:table-cell office:value-type="float" office:value="0.1791805" calcext:value-type="float">
            <text:p>0.1791805</text:p>
          </table:table-cell>
          <table:table-cell office:value-type="float" office:value="0.1787906" calcext:value-type="float">
            <text:p>0.1787906</text:p>
          </table:table-cell>
          <table:table-cell office:value-type="float" office:value="0.1609149" calcext:value-type="float">
            <text:p>0.1609149</text:p>
          </table:table-cell>
          <table:table-cell office:value-type="float" office:value="0.1670189" calcext:value-type="float">
            <text:p>0.1670189</text:p>
          </table:table-cell>
          <table:table-cell office:value-type="float" office:value="0.2687713" calcext:value-type="float">
            <text:p>0.2687713</text:p>
          </table:table-cell>
          <table:table-cell office:value-type="float" office:value="0.3061977" calcext:value-type="float">
            <text:p>0.3061977</text:p>
          </table:table-cell>
          <table:table-cell office:value-type="float" office:value="0.3458534" calcext:value-type="float">
            <text:p>0.3458534</text:p>
          </table:table-cell>
          <table:table-cell office:value-type="float" office:value="0.3701964" calcext:value-type="float">
            <text:p>0.3701964</text:p>
          </table:table-cell>
          <table:table-cell office:value-type="float" office:value="0.3913986" calcext:value-type="float">
            <text:p>0.391398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875E-015" calcext:value-type="float">
            <text:p>1.939875E-15</text:p>
          </table:table-cell>
          <table:table-cell office:value-type="float" office:value="1.966528E-015" calcext:value-type="float">
            <text:p>1.966528E-15</text:p>
          </table:table-cell>
          <table:table-cell office:value-type="float" office:value="1.962536E-015" calcext:value-type="float">
            <text:p>1.962536E-15</text:p>
          </table:table-cell>
          <table:table-cell office:value-type="float" office:value="1.934649E-015" calcext:value-type="float">
            <text:p>1.934649E-15</text:p>
          </table:table-cell>
          <table:table-cell office:value-type="float" office:value="9.431984E-016" calcext:value-type="float">
            <text:p>9.431984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6456" calcext:value-type="float">
            <text:p>-14.6456</text:p>
          </table:table-cell>
          <table:table-cell office:value-type="float" office:value="-2.138006" calcext:value-type="float">
            <text:p>-2.138006</text:p>
          </table:table-cell>
          <table:table-cell office:value-type="float" office:value="-1.934481" calcext:value-type="float">
            <text:p>-1.934481</text:p>
          </table:table-cell>
          <table:table-cell office:value-type="float" office:value="-1.878689" calcext:value-type="float">
            <text:p>-1.878689</text:p>
          </table:table-cell>
          <table:table-cell office:value-type="float" office:value="-1.911436" calcext:value-type="float">
            <text:p>-1.911436</text:p>
          </table:table-cell>
          <table:table-cell office:value-type="float" office:value="-1.699781" calcext:value-type="float">
            <text:p>-1.699781</text:p>
          </table:table-cell>
          <table:table-cell office:value-type="float" office:value="-0.940497" calcext:value-type="float">
            <text:p>-0.940497</text:p>
          </table:table-cell>
          <table:table-cell office:value-type="float" office:value="-0.39741" calcext:value-type="float">
            <text:p>-0.39741</text:p>
          </table:table-cell>
          <table:table-cell office:value-type="float" office:value="-0.1033716" calcext:value-type="float">
            <text:p>-0.1033716</text:p>
          </table:table-cell>
          <table:table-cell office:value-type="float" office:value="-0.0391076" calcext:value-type="float">
            <text:p>-0.039107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40.50232" calcext:value-type="float">
            <text:p>-40.50232</text:p>
          </table:table-cell>
          <table:table-cell office:value-type="float" office:value="0.03711179" calcext:value-type="float">
            <text:p>0.03711179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75849" calcext:value-type="float">
            <text:p>-2.3758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6" calcext:value-type="float">
            <text:p>19072006</text:p>
          </table:table-cell>
          <table:table-cell office:value-type="float" office:value="365.7711" calcext:value-type="float">
            <text:p>365.7711</text:p>
          </table:table-cell>
          <table:table-cell office:value-type="float" office:value="393.9381" calcext:value-type="float">
            <text:p>393.9381</text:p>
          </table:table-cell>
          <table:table-cell office:value-type="float" office:value="39.24977" calcext:value-type="float">
            <text:p>39.24977</text:p>
          </table:table-cell>
          <table:table-cell office:value-type="float" office:value="973.0655" calcext:value-type="float">
            <text:p>973.0655</text:p>
          </table:table-cell>
          <table:table-cell office:value-type="float" office:value="-9.780287" calcext:value-type="float">
            <text:p>-9.780287</text:p>
          </table:table-cell>
          <table:table-cell office:value-type="float" office:value="0" calcext:value-type="float">
            <text:p>0</text:p>
          </table:table-cell>
          <table:table-cell office:value-type="float" office:value="0.1460434" calcext:value-type="float">
            <text:p>0.1460434</text:p>
          </table:table-cell>
          <table:table-cell office:value-type="float" office:value="0.1742986" calcext:value-type="float">
            <text:p>0.1742986</text:p>
          </table:table-cell>
          <table:table-cell office:value-type="float" office:value="0.1761321" calcext:value-type="float">
            <text:p>0.1761321</text:p>
          </table:table-cell>
          <table:table-cell office:value-type="float" office:value="0.1766555" calcext:value-type="float">
            <text:p>0.1766555</text:p>
          </table:table-cell>
          <table:table-cell office:value-type="float" office:value="0.176462" calcext:value-type="float">
            <text:p>0.176462</text:p>
          </table:table-cell>
          <table:table-cell office:value-type="float" office:value="0.1594128" calcext:value-type="float">
            <text:p>0.1594128</text:p>
          </table:table-cell>
          <table:table-cell office:value-type="float" office:value="0.1600099" calcext:value-type="float">
            <text:p>0.1600099</text:p>
          </table:table-cell>
          <table:table-cell office:value-type="float" office:value="0.2644984" calcext:value-type="float">
            <text:p>0.2644984</text:p>
          </table:table-cell>
          <table:table-cell office:value-type="float" office:value="0.3036648" calcext:value-type="float">
            <text:p>0.3036648</text:p>
          </table:table-cell>
          <table:table-cell office:value-type="float" office:value="0.3445351" calcext:value-type="float">
            <text:p>0.3445351</text:p>
          </table:table-cell>
          <table:table-cell office:value-type="float" office:value="0.369282" calcext:value-type="float">
            <text:p>0.369282</text:p>
          </table:table-cell>
          <table:table-cell office:value-type="float" office:value="0.3908034" calcext:value-type="float">
            <text:p>0.390803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085E-015" calcext:value-type="float">
            <text:p>1.940085E-15</text:p>
          </table:table-cell>
          <table:table-cell office:value-type="float" office:value="1.966506E-015" calcext:value-type="float">
            <text:p>1.966506E-15</text:p>
          </table:table-cell>
          <table:table-cell office:value-type="float" office:value="1.962522E-015" calcext:value-type="float">
            <text:p>1.962522E-15</text:p>
          </table:table-cell>
          <table:table-cell office:value-type="float" office:value="1.934647E-015" calcext:value-type="float">
            <text:p>1.934647E-15</text:p>
          </table:table-cell>
          <table:table-cell office:value-type="float" office:value="9.431837E-016" calcext:value-type="float">
            <text:p>9.431837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82332" calcext:value-type="float">
            <text:p>-10.82332</text:p>
          </table:table-cell>
          <table:table-cell office:value-type="float" office:value="-2.327229" calcext:value-type="float">
            <text:p>-2.327229</text:p>
          </table:table-cell>
          <table:table-cell office:value-type="float" office:value="-2.145258" calcext:value-type="float">
            <text:p>-2.145258</text:p>
          </table:table-cell>
          <table:table-cell office:value-type="float" office:value="-2.096054" calcext:value-type="float">
            <text:p>-2.096054</text:p>
          </table:table-cell>
          <table:table-cell office:value-type="float" office:value="-2.114986" calcext:value-type="float">
            <text:p>-2.114986</text:p>
          </table:table-cell>
          <table:table-cell office:value-type="float" office:value="-1.826346" calcext:value-type="float">
            <text:p>-1.826346</text:p>
          </table:table-cell>
          <table:table-cell office:value-type="float" office:value="-1.276697" calcext:value-type="float">
            <text:p>-1.276697</text:p>
          </table:table-cell>
          <table:table-cell office:value-type="float" office:value="-0.4573465" calcext:value-type="float">
            <text:p>-0.4573465</text:p>
          </table:table-cell>
          <table:table-cell office:value-type="float" office:value="-0.1117139" calcext:value-type="float">
            <text:p>-0.1117139</text:p>
          </table:table-cell>
          <table:table-cell office:value-type="float" office:value="-0.04057458" calcext:value-type="float">
            <text:p>-0.04057458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1850083" calcext:value-type="float">
            <text:p>-0.1850083</text:p>
          </table:table-cell>
          <table:table-cell office:value-type="float" office:value="0.03727715" calcext:value-type="float">
            <text:p>0.03727715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79633" calcext:value-type="float">
            <text:p>-2.3796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6" calcext:value-type="float">
            <text:p>20072006</text:p>
          </table:table-cell>
          <table:table-cell office:value-type="float" office:value="375.8677" calcext:value-type="float">
            <text:p>375.8677</text:p>
          </table:table-cell>
          <table:table-cell office:value-type="float" office:value="400.714" calcext:value-type="float">
            <text:p>400.714</text:p>
          </table:table-cell>
          <table:table-cell office:value-type="float" office:value="39.24977" calcext:value-type="float">
            <text:p>39.24977</text:p>
          </table:table-cell>
          <table:table-cell office:value-type="float" office:value="976.3065" calcext:value-type="float">
            <text:p>976.3065</text:p>
          </table:table-cell>
          <table:table-cell office:value-type="float" office:value="-9.700686" calcext:value-type="float">
            <text:p>-9.700686</text:p>
          </table:table-cell>
          <table:table-cell office:value-type="float" office:value="0" calcext:value-type="float">
            <text:p>0</text:p>
          </table:table-cell>
          <table:table-cell office:value-type="float" office:value="0.3308533" calcext:value-type="float">
            <text:p>0.3308533</text:p>
          </table:table-cell>
          <table:table-cell office:value-type="float" office:value="0.2114876" calcext:value-type="float">
            <text:p>0.2114876</text:p>
          </table:table-cell>
          <table:table-cell office:value-type="float" office:value="0.1816696" calcext:value-type="float">
            <text:p>0.1816696</text:p>
          </table:table-cell>
          <table:table-cell office:value-type="float" office:value="0.179669" calcext:value-type="float">
            <text:p>0.179669</text:p>
          </table:table-cell>
          <table:table-cell office:value-type="float" office:value="0.1801703" calcext:value-type="float">
            <text:p>0.1801703</text:p>
          </table:table-cell>
          <table:table-cell office:value-type="float" office:value="0.1601529" calcext:value-type="float">
            <text:p>0.1601529</text:p>
          </table:table-cell>
          <table:table-cell office:value-type="float" office:value="0.1610925" calcext:value-type="float">
            <text:p>0.1610925</text:p>
          </table:table-cell>
          <table:table-cell office:value-type="float" office:value="0.2627824" calcext:value-type="float">
            <text:p>0.2627824</text:p>
          </table:table-cell>
          <table:table-cell office:value-type="float" office:value="0.3022895" calcext:value-type="float">
            <text:p>0.3022895</text:p>
          </table:table-cell>
          <table:table-cell office:value-type="float" office:value="0.3438592" calcext:value-type="float">
            <text:p>0.3438592</text:p>
          </table:table-cell>
          <table:table-cell office:value-type="float" office:value="0.3689531" calcext:value-type="float">
            <text:p>0.3689531</text:p>
          </table:table-cell>
          <table:table-cell office:value-type="float" office:value="0.3903354" calcext:value-type="float">
            <text:p>0.390335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28E-015" calcext:value-type="float">
            <text:p>1.94028E-15</text:p>
          </table:table-cell>
          <table:table-cell office:value-type="float" office:value="1.96649E-015" calcext:value-type="float">
            <text:p>1.96649E-15</text:p>
          </table:table-cell>
          <table:table-cell office:value-type="float" office:value="1.962509E-015" calcext:value-type="float">
            <text:p>1.962509E-15</text:p>
          </table:table-cell>
          <table:table-cell office:value-type="float" office:value="1.934643E-015" calcext:value-type="float">
            <text:p>1.934643E-15</text:p>
          </table:table-cell>
          <table:table-cell office:value-type="float" office:value="9.431681E-016" calcext:value-type="float">
            <text:p>9.431681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03369" calcext:value-type="float">
            <text:p>-0.01903369</text:p>
          </table:table-cell>
          <table:table-cell office:value-type="float" office:value="-0.524388" calcext:value-type="float">
            <text:p>-0.524388</text:p>
          </table:table-cell>
          <table:table-cell office:value-type="float" office:value="-1.691368" calcext:value-type="float">
            <text:p>-1.691368</text:p>
          </table:table-cell>
          <table:table-cell office:value-type="float" office:value="-1.840532" calcext:value-type="float">
            <text:p>-1.840532</text:p>
          </table:table-cell>
          <table:table-cell office:value-type="float" office:value="-1.802042" calcext:value-type="float">
            <text:p>-1.802042</text:p>
          </table:table-cell>
          <table:table-cell office:value-type="float" office:value="-1.762956" calcext:value-type="float">
            <text:p>-1.762956</text:p>
          </table:table-cell>
          <table:table-cell office:value-type="float" office:value="-1.216988" calcext:value-type="float">
            <text:p>-1.216988</text:p>
          </table:table-cell>
          <table:table-cell office:value-type="float" office:value="-0.4844455" calcext:value-type="float">
            <text:p>-0.4844455</text:p>
          </table:table-cell>
          <table:table-cell office:value-type="float" office:value="-0.116578" calcext:value-type="float">
            <text:p>-0.116578</text:p>
          </table:table-cell>
          <table:table-cell office:value-type="float" office:value="-0.04135545" calcext:value-type="float">
            <text:p>-0.0413554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923765" calcext:value-type="float">
            <text:p>-0.01923765</text:p>
          </table:table-cell>
          <table:table-cell office:value-type="float" office:value="0.03716179" calcext:value-type="float">
            <text:p>0.03716179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83792" calcext:value-type="float">
            <text:p>-2.38379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6" calcext:value-type="float">
            <text:p>21072006</text:p>
          </table:table-cell>
          <table:table-cell office:value-type="float" office:value="375.8677" calcext:value-type="float">
            <text:p>375.8677</text:p>
          </table:table-cell>
          <table:table-cell office:value-type="float" office:value="406.075" calcext:value-type="float">
            <text:p>406.075</text:p>
          </table:table-cell>
          <table:table-cell office:value-type="float" office:value="39.24977" calcext:value-type="float">
            <text:p>39.24977</text:p>
          </table:table-cell>
          <table:table-cell office:value-type="float" office:value="970.9451" calcext:value-type="float">
            <text:p>970.9451</text:p>
          </table:table-cell>
          <table:table-cell office:value-type="float" office:value="-9.700686" calcext:value-type="float">
            <text:p>-9.700686</text:p>
          </table:table-cell>
          <table:table-cell office:value-type="float" office:value="0" calcext:value-type="float">
            <text:p>0</text:p>
          </table:table-cell>
          <table:table-cell office:value-type="float" office:value="0.2598654" calcext:value-type="float">
            <text:p>0.2598654</text:p>
          </table:table-cell>
          <table:table-cell office:value-type="float" office:value="0.1869831" calcext:value-type="float">
            <text:p>0.1869831</text:p>
          </table:table-cell>
          <table:table-cell office:value-type="float" office:value="0.1821578" calcext:value-type="float">
            <text:p>0.1821578</text:p>
          </table:table-cell>
          <table:table-cell office:value-type="float" office:value="0.1810089" calcext:value-type="float">
            <text:p>0.1810089</text:p>
          </table:table-cell>
          <table:table-cell office:value-type="float" office:value="0.1812892" calcext:value-type="float">
            <text:p>0.1812892</text:p>
          </table:table-cell>
          <table:table-cell office:value-type="float" office:value="0.160511" calcext:value-type="float">
            <text:p>0.160511</text:p>
          </table:table-cell>
          <table:table-cell office:value-type="float" office:value="0.1592721" calcext:value-type="float">
            <text:p>0.1592721</text:p>
          </table:table-cell>
          <table:table-cell office:value-type="float" office:value="0.260446" calcext:value-type="float">
            <text:p>0.260446</text:p>
          </table:table-cell>
          <table:table-cell office:value-type="float" office:value="0.3004967" calcext:value-type="float">
            <text:p>0.3004967</text:p>
          </table:table-cell>
          <table:table-cell office:value-type="float" office:value="0.342983" calcext:value-type="float">
            <text:p>0.342983</text:p>
          </table:table-cell>
          <table:table-cell office:value-type="float" office:value="0.3682993" calcext:value-type="float">
            <text:p>0.3682993</text:p>
          </table:table-cell>
          <table:table-cell office:value-type="float" office:value="0.3899016" calcext:value-type="float">
            <text:p>0.389901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458E-015" calcext:value-type="float">
            <text:p>1.940458E-15</text:p>
          </table:table-cell>
          <table:table-cell office:value-type="float" office:value="1.966474E-015" calcext:value-type="float">
            <text:p>1.966474E-15</text:p>
          </table:table-cell>
          <table:table-cell office:value-type="float" office:value="1.962496E-015" calcext:value-type="float">
            <text:p>1.962496E-15</text:p>
          </table:table-cell>
          <table:table-cell office:value-type="float" office:value="1.934641E-015" calcext:value-type="float">
            <text:p>1.934641E-15</text:p>
          </table:table-cell>
          <table:table-cell office:value-type="float" office:value="9.431526E-016" calcext:value-type="float">
            <text:p>9.431526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64006" calcext:value-type="float">
            <text:p>-0.1064006</text:p>
          </table:table-cell>
          <table:table-cell office:value-type="float" office:value="-1.35685" calcext:value-type="float">
            <text:p>-1.35685</text:p>
          </table:table-cell>
          <table:table-cell office:value-type="float" office:value="-1.655424" calcext:value-type="float">
            <text:p>-1.655424</text:p>
          </table:table-cell>
          <table:table-cell office:value-type="float" office:value="-1.737771" calcext:value-type="float">
            <text:p>-1.737771</text:p>
          </table:table-cell>
          <table:table-cell office:value-type="float" office:value="-1.71768" calcext:value-type="float">
            <text:p>-1.71768</text:p>
          </table:table-cell>
          <table:table-cell office:value-type="float" office:value="-1.732951" calcext:value-type="float">
            <text:p>-1.732951</text:p>
          </table:table-cell>
          <table:table-cell office:value-type="float" office:value="-1.31964" calcext:value-type="float">
            <text:p>-1.31964</text:p>
          </table:table-cell>
          <table:table-cell office:value-type="float" office:value="-0.5238386" calcext:value-type="float">
            <text:p>-0.5238386</text:p>
          </table:table-cell>
          <table:table-cell office:value-type="float" office:value="-0.1232332" calcext:value-type="float">
            <text:p>-0.1232332</text:p>
          </table:table-cell>
          <table:table-cell office:value-type="float" office:value="-0.04238407" calcext:value-type="float">
            <text:p>-0.0423840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1038377" calcext:value-type="float">
            <text:p>-0.1038377</text:p>
          </table:table-cell>
          <table:table-cell office:value-type="float" office:value="0.03707486" calcext:value-type="float">
            <text:p>0.03707486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88227" calcext:value-type="float">
            <text:p>-2.38822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6" calcext:value-type="float">
            <text:p>22072006</text:p>
          </table:table-cell>
          <table:table-cell office:value-type="float" office:value="375.8677" calcext:value-type="float">
            <text:p>375.8677</text:p>
          </table:table-cell>
          <table:table-cell office:value-type="float" office:value="411.2027" calcext:value-type="float">
            <text:p>411.2027</text:p>
          </table:table-cell>
          <table:table-cell office:value-type="float" office:value="39.24977" calcext:value-type="float">
            <text:p>39.24977</text:p>
          </table:table-cell>
          <table:table-cell office:value-type="float" office:value="965.8171" calcext:value-type="float">
            <text:p>965.8171</text:p>
          </table:table-cell>
          <table:table-cell office:value-type="float" office:value="-9.700686" calcext:value-type="float">
            <text:p>-9.700686</text:p>
          </table:table-cell>
          <table:table-cell office:value-type="float" office:value="0" calcext:value-type="float">
            <text:p>0</text:p>
          </table:table-cell>
          <table:table-cell office:value-type="float" office:value="0.1934944" calcext:value-type="float">
            <text:p>0.1934944</text:p>
          </table:table-cell>
          <table:table-cell office:value-type="float" office:value="0.1816012" calcext:value-type="float">
            <text:p>0.1816012</text:p>
          </table:table-cell>
          <table:table-cell office:value-type="float" office:value="0.1805095" calcext:value-type="float">
            <text:p>0.1805095</text:p>
          </table:table-cell>
          <table:table-cell office:value-type="float" office:value="0.1803548" calcext:value-type="float">
            <text:p>0.1803548</text:p>
          </table:table-cell>
          <table:table-cell office:value-type="float" office:value="0.1803315" calcext:value-type="float">
            <text:p>0.1803315</text:p>
          </table:table-cell>
          <table:table-cell office:value-type="float" office:value="0.1603497" calcext:value-type="float">
            <text:p>0.1603497</text:p>
          </table:table-cell>
          <table:table-cell office:value-type="float" office:value="0.1571631" calcext:value-type="float">
            <text:p>0.1571631</text:p>
          </table:table-cell>
          <table:table-cell office:value-type="float" office:value="0.2576747" calcext:value-type="float">
            <text:p>0.2576747</text:p>
          </table:table-cell>
          <table:table-cell office:value-type="float" office:value="0.2984477" calcext:value-type="float">
            <text:p>0.2984477</text:p>
          </table:table-cell>
          <table:table-cell office:value-type="float" office:value="0.3419241" calcext:value-type="float">
            <text:p>0.3419241</text:p>
          </table:table-cell>
          <table:table-cell office:value-type="float" office:value="0.3674474" calcext:value-type="float">
            <text:p>0.3674474</text:p>
          </table:table-cell>
          <table:table-cell office:value-type="float" office:value="0.3893976" calcext:value-type="float">
            <text:p>0.389397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626E-015" calcext:value-type="float">
            <text:p>1.940626E-15</text:p>
          </table:table-cell>
          <table:table-cell office:value-type="float" office:value="1.966462E-015" calcext:value-type="float">
            <text:p>1.966462E-15</text:p>
          </table:table-cell>
          <table:table-cell office:value-type="float" office:value="1.962482E-015" calcext:value-type="float">
            <text:p>1.962482E-15</text:p>
          </table:table-cell>
          <table:table-cell office:value-type="float" office:value="1.934637E-015" calcext:value-type="float">
            <text:p>1.934637E-15</text:p>
          </table:table-cell>
          <table:table-cell office:value-type="float" office:value="9.431369E-016" calcext:value-type="float">
            <text:p>9.431369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24276" calcext:value-type="float">
            <text:p>-1.024276</text:p>
          </table:table-cell>
          <table:table-cell office:value-type="float" office:value="-1.698596" calcext:value-type="float">
            <text:p>-1.698596</text:p>
          </table:table-cell>
          <table:table-cell office:value-type="float" office:value="-1.775363" calcext:value-type="float">
            <text:p>-1.775363</text:p>
          </table:table-cell>
          <table:table-cell office:value-type="float" office:value="-1.786613" calcext:value-type="float">
            <text:p>-1.786613</text:p>
          </table:table-cell>
          <table:table-cell office:value-type="float" office:value="-1.789067" calcext:value-type="float">
            <text:p>-1.789067</text:p>
          </table:table-cell>
          <table:table-cell office:value-type="float" office:value="-1.746248" calcext:value-type="float">
            <text:p>-1.746248</text:p>
          </table:table-cell>
          <table:table-cell office:value-type="float" office:value="-1.451085" calcext:value-type="float">
            <text:p>-1.451085</text:p>
          </table:table-cell>
          <table:table-cell office:value-type="float" office:value="-0.5752959" calcext:value-type="float">
            <text:p>-0.5752959</text:p>
          </table:table-cell>
          <table:table-cell office:value-type="float" office:value="-0.131364" calcext:value-type="float">
            <text:p>-0.131364</text:p>
          </table:table-cell>
          <table:table-cell office:value-type="float" office:value="-0.04366589" calcext:value-type="float">
            <text:p>-0.0436658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.481938" calcext:value-type="float">
            <text:p>-1.481938</text:p>
          </table:table-cell>
          <table:table-cell office:value-type="float" office:value="0.0370148" calcext:value-type="float">
            <text:p>0.0370148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92915" calcext:value-type="float">
            <text:p>-2.3929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6" calcext:value-type="float">
            <text:p>23072006</text:p>
          </table:table-cell>
          <table:table-cell office:value-type="float" office:value="375.8677" calcext:value-type="float">
            <text:p>375.8677</text:p>
          </table:table-cell>
          <table:table-cell office:value-type="float" office:value="415.9689" calcext:value-type="float">
            <text:p>415.9689</text:p>
          </table:table-cell>
          <table:table-cell office:value-type="float" office:value="39.24977" calcext:value-type="float">
            <text:p>39.24977</text:p>
          </table:table-cell>
          <table:table-cell office:value-type="float" office:value="961.051" calcext:value-type="float">
            <text:p>961.051</text:p>
          </table:table-cell>
          <table:table-cell office:value-type="float" office:value="-9.700686" calcext:value-type="float">
            <text:p>-9.700686</text:p>
          </table:table-cell>
          <table:table-cell office:value-type="float" office:value="0" calcext:value-type="float">
            <text:p>0</text:p>
          </table:table-cell>
          <table:table-cell office:value-type="float" office:value="0.1457914" calcext:value-type="float">
            <text:p>0.1457914</text:p>
          </table:table-cell>
          <table:table-cell office:value-type="float" office:value="0.1769135" calcext:value-type="float">
            <text:p>0.1769135</text:p>
          </table:table-cell>
          <table:table-cell office:value-type="float" office:value="0.1782589" calcext:value-type="float">
            <text:p>0.1782589</text:p>
          </table:table-cell>
          <table:table-cell office:value-type="float" office:value="0.178564" calcext:value-type="float">
            <text:p>0.178564</text:p>
          </table:table-cell>
          <table:table-cell office:value-type="float" office:value="0.1784083" calcext:value-type="float">
            <text:p>0.1784083</text:p>
          </table:table-cell>
          <table:table-cell office:value-type="float" office:value="0.1595877" calcext:value-type="float">
            <text:p>0.1595877</text:p>
          </table:table-cell>
          <table:table-cell office:value-type="float" office:value="0.154788" calcext:value-type="float">
            <text:p>0.154788</text:p>
          </table:table-cell>
          <table:table-cell office:value-type="float" office:value="0.2544208" calcext:value-type="float">
            <text:p>0.2544208</text:p>
          </table:table-cell>
          <table:table-cell office:value-type="float" office:value="0.2960516" calcext:value-type="float">
            <text:p>0.2960516</text:p>
          </table:table-cell>
          <table:table-cell office:value-type="float" office:value="0.3406624" calcext:value-type="float">
            <text:p>0.3406624</text:p>
          </table:table-cell>
          <table:table-cell office:value-type="float" office:value="0.3665399" calcext:value-type="float">
            <text:p>0.3665399</text:p>
          </table:table-cell>
          <table:table-cell office:value-type="float" office:value="0.3887493" calcext:value-type="float">
            <text:p>0.388749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799E-015" calcext:value-type="float">
            <text:p>1.940799E-15</text:p>
          </table:table-cell>
          <table:table-cell office:value-type="float" office:value="1.966448E-015" calcext:value-type="float">
            <text:p>1.966448E-15</text:p>
          </table:table-cell>
          <table:table-cell office:value-type="float" office:value="1.96247E-015" calcext:value-type="float">
            <text:p>1.96247E-15</text:p>
          </table:table-cell>
          <table:table-cell office:value-type="float" office:value="1.934635E-015" calcext:value-type="float">
            <text:p>1.934635E-15</text:p>
          </table:table-cell>
          <table:table-cell office:value-type="float" office:value="9.431195E-016" calcext:value-type="float">
            <text:p>9.431195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033636" calcext:value-type="float">
            <text:p>-9.033636</text:p>
          </table:table-cell>
          <table:table-cell office:value-type="float" office:value="-2.073672" calcext:value-type="float">
            <text:p>-2.073672</text:p>
          </table:table-cell>
          <table:table-cell office:value-type="float" office:value="-1.955469" calcext:value-type="float">
            <text:p>-1.955469</text:p>
          </table:table-cell>
          <table:table-cell office:value-type="float" office:value="-1.929369" calcext:value-type="float">
            <text:p>-1.929369</text:p>
          </table:table-cell>
          <table:table-cell office:value-type="float" office:value="-1.94327" calcext:value-type="float">
            <text:p>-1.94327</text:p>
          </table:table-cell>
          <table:table-cell office:value-type="float" office:value="-1.811074" calcext:value-type="float">
            <text:p>-1.811074</text:p>
          </table:table-cell>
          <table:table-cell office:value-type="float" office:value="-1.617461" calcext:value-type="float">
            <text:p>-1.617461</text:p>
          </table:table-cell>
          <table:table-cell office:value-type="float" office:value="-0.6430481" calcext:value-type="float">
            <text:p>-0.6430481</text:p>
          </table:table-cell>
          <table:table-cell office:value-type="float" office:value="-0.1416319" calcext:value-type="float">
            <text:p>-0.1416319</text:p>
          </table:table-cell>
          <table:table-cell office:value-type="float" office:value="-0.04524945" calcext:value-type="float">
            <text:p>-0.0452494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30.71588" calcext:value-type="float">
            <text:p>-30.71588</text:p>
          </table:table-cell>
          <table:table-cell office:value-type="float" office:value="0.03698259" calcext:value-type="float">
            <text:p>0.03698259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97985" calcext:value-type="float">
            <text:p>-2.39798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6" calcext:value-type="float">
            <text:p>24072006</text:p>
          </table:table-cell>
          <table:table-cell office:value-type="float" office:value="408.1472" calcext:value-type="float">
            <text:p>408.1472</text:p>
          </table:table-cell>
          <table:table-cell office:value-type="float" office:value="422.41" calcext:value-type="float">
            <text:p>422.41</text:p>
          </table:table-cell>
          <table:table-cell office:value-type="float" office:value="40.19649" calcext:value-type="float">
            <text:p>40.19649</text:p>
          </table:table-cell>
          <table:table-cell office:value-type="float" office:value="985.9294" calcext:value-type="float">
            <text:p>985.9294</text:p>
          </table:table-cell>
          <table:table-cell office:value-type="float" office:value="-9.688251" calcext:value-type="float">
            <text:p>-9.688251</text:p>
          </table:table-cell>
          <table:table-cell office:value-type="float" office:value="0" calcext:value-type="float">
            <text:p>0</text:p>
          </table:table-cell>
          <table:table-cell office:value-type="float" office:value="0.4691477" calcext:value-type="float">
            <text:p>0.4691477</text:p>
          </table:table-cell>
          <table:table-cell office:value-type="float" office:value="0.4744162" calcext:value-type="float">
            <text:p>0.4744162</text:p>
          </table:table-cell>
          <table:table-cell office:value-type="float" office:value="0.1825949" calcext:value-type="float">
            <text:p>0.1825949</text:p>
          </table:table-cell>
          <table:table-cell office:value-type="float" office:value="0.2009647" calcext:value-type="float">
            <text:p>0.2009647</text:p>
          </table:table-cell>
          <table:table-cell office:value-type="float" office:value="0.1819088" calcext:value-type="float">
            <text:p>0.1819088</text:p>
          </table:table-cell>
          <table:table-cell office:value-type="float" office:value="0.1601729" calcext:value-type="float">
            <text:p>0.1601729</text:p>
          </table:table-cell>
          <table:table-cell office:value-type="float" office:value="0.2086527" calcext:value-type="float">
            <text:p>0.2086527</text:p>
          </table:table-cell>
          <table:table-cell office:value-type="float" office:value="0.2531872" calcext:value-type="float">
            <text:p>0.2531872</text:p>
          </table:table-cell>
          <table:table-cell office:value-type="float" office:value="0.2946583" calcext:value-type="float">
            <text:p>0.2946583</text:p>
          </table:table-cell>
          <table:table-cell office:value-type="float" office:value="0.3399246" calcext:value-type="float">
            <text:p>0.3399246</text:p>
          </table:table-cell>
          <table:table-cell office:value-type="float" office:value="0.3662029" calcext:value-type="float">
            <text:p>0.3662029</text:p>
          </table:table-cell>
          <table:table-cell office:value-type="float" office:value="0.3885285" calcext:value-type="float">
            <text:p>0.3885285</text:p>
          </table:table-cell>
          <table:table-cell office:value-type="float" office:value="0.4584408" calcext:value-type="float">
            <text:p>0.4584408</text:p>
          </table:table-cell>
          <table:table-cell office:value-type="float" office:value="0" calcext:value-type="float">
            <text:p>0</text:p>
          </table:table-cell>
          <table:table-cell office:value-type="float" office:value="1.940937E-015" calcext:value-type="float">
            <text:p>1.940937E-15</text:p>
          </table:table-cell>
          <table:table-cell office:value-type="float" office:value="1.966443E-015" calcext:value-type="float">
            <text:p>1.966443E-15</text:p>
          </table:table-cell>
          <table:table-cell office:value-type="float" office:value="1.962456E-015" calcext:value-type="float">
            <text:p>1.962456E-15</text:p>
          </table:table-cell>
          <table:table-cell office:value-type="float" office:value="1.934632E-015" calcext:value-type="float">
            <text:p>1.934632E-15</text:p>
          </table:table-cell>
          <table:table-cell office:value-type="float" office:value="9.431053E-016" calcext:value-type="float">
            <text:p>9.431053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311333" calcext:value-type="float">
            <text:p>-0.002311333</text:p>
          </table:table-cell>
          <table:table-cell office:value-type="float" office:value="-0.002166737" calcext:value-type="float">
            <text:p>-0.002166737</text:p>
          </table:table-cell>
          <table:table-cell office:value-type="float" office:value="-1.629261" calcext:value-type="float">
            <text:p>-1.629261</text:p>
          </table:table-cell>
          <table:table-cell office:value-type="float" office:value="-0.7757401" calcext:value-type="float">
            <text:p>-0.7757401</text:p>
          </table:table-cell>
          <table:table-cell office:value-type="float" office:value="-1.676459" calcext:value-type="float">
            <text:p>-1.676459</text:p>
          </table:table-cell>
          <table:table-cell office:value-type="float" office:value="-1.761978" calcext:value-type="float">
            <text:p>-1.761978</text:p>
          </table:table-cell>
          <table:table-cell office:value-type="float" office:value="-0.1925515" calcext:value-type="float">
            <text:p>-0.1925515</text:p>
          </table:table-cell>
          <table:table-cell office:value-type="float" office:value="-0.6714348" calcext:value-type="float">
            <text:p>-0.6714348</text:p>
          </table:table-cell>
          <table:table-cell office:value-type="float" office:value="-0.1480833" calcext:value-type="float">
            <text:p>-0.1480833</text:p>
          </table:table-cell>
          <table:table-cell office:value-type="float" office:value="-0.04621677" calcext:value-type="float">
            <text:p>-0.0462167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3013278" calcext:value-type="float">
            <text:p>-0.003013278</text:p>
          </table:table-cell>
          <table:table-cell office:value-type="float" office:value="0.03688353" calcext:value-type="float">
            <text:p>0.03688353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59626" calcext:value-type="float">
            <text:p>-2.3596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6" calcext:value-type="float">
            <text:p>25072006</text:p>
          </table:table-cell>
          <table:table-cell office:value-type="float" office:value="411.3858" calcext:value-type="float">
            <text:p>411.3858</text:p>
          </table:table-cell>
          <table:table-cell office:value-type="float" office:value="429.746" calcext:value-type="float">
            <text:p>429.746</text:p>
          </table:table-cell>
          <table:table-cell office:value-type="float" office:value="40.19649" calcext:value-type="float">
            <text:p>40.19649</text:p>
          </table:table-cell>
          <table:table-cell office:value-type="float" office:value="982.4915" calcext:value-type="float">
            <text:p>982.4915</text:p>
          </table:table-cell>
          <table:table-cell office:value-type="float" office:value="-10.3479" calcext:value-type="float">
            <text:p>-10.3479</text:p>
          </table:table-cell>
          <table:table-cell office:value-type="float" office:value="0" calcext:value-type="float">
            <text:p>0</text:p>
          </table:table-cell>
          <table:table-cell office:value-type="float" office:value="0.4093627" calcext:value-type="float">
            <text:p>0.4093627</text:p>
          </table:table-cell>
          <table:table-cell office:value-type="float" office:value="0.4126913" calcext:value-type="float">
            <text:p>0.4126913</text:p>
          </table:table-cell>
          <table:table-cell office:value-type="float" office:value="0.1946212" calcext:value-type="float">
            <text:p>0.1946212</text:p>
          </table:table-cell>
          <table:table-cell office:value-type="float" office:value="0.1975841" calcext:value-type="float">
            <text:p>0.1975841</text:p>
          </table:table-cell>
          <table:table-cell office:value-type="float" office:value="0.187395" calcext:value-type="float">
            <text:p>0.187395</text:p>
          </table:table-cell>
          <table:table-cell office:value-type="float" office:value="0.1616965" calcext:value-type="float">
            <text:p>0.1616965</text:p>
          </table:table-cell>
          <table:table-cell office:value-type="float" office:value="0.201715" calcext:value-type="float">
            <text:p>0.201715</text:p>
          </table:table-cell>
          <table:table-cell office:value-type="float" office:value="0.2532466" calcext:value-type="float">
            <text:p>0.2532466</text:p>
          </table:table-cell>
          <table:table-cell office:value-type="float" office:value="0.2940268" calcext:value-type="float">
            <text:p>0.2940268</text:p>
          </table:table-cell>
          <table:table-cell office:value-type="float" office:value="0.3396226" calcext:value-type="float">
            <text:p>0.3396226</text:p>
          </table:table-cell>
          <table:table-cell office:value-type="float" office:value="0.3662557" calcext:value-type="float">
            <text:p>0.3662557</text:p>
          </table:table-cell>
          <table:table-cell office:value-type="float" office:value="0.3885209" calcext:value-type="float">
            <text:p>0.3885209</text:p>
          </table:table-cell>
          <table:table-cell office:value-type="float" office:value="0.4611762" calcext:value-type="float">
            <text:p>0.4611762</text:p>
          </table:table-cell>
          <table:table-cell office:value-type="float" office:value="0" calcext:value-type="float">
            <text:p>0</text:p>
          </table:table-cell>
          <table:table-cell office:value-type="float" office:value="1.941116E-015" calcext:value-type="float">
            <text:p>1.941116E-15</text:p>
          </table:table-cell>
          <table:table-cell office:value-type="float" office:value="1.966431E-015" calcext:value-type="float">
            <text:p>1.966431E-15</text:p>
          </table:table-cell>
          <table:table-cell office:value-type="float" office:value="1.962445E-015" calcext:value-type="float">
            <text:p>1.962445E-15</text:p>
          </table:table-cell>
          <table:table-cell office:value-type="float" office:value="1.934624E-015" calcext:value-type="float">
            <text:p>1.934624E-15</text:p>
          </table:table-cell>
          <table:table-cell office:value-type="float" office:value="9.430928E-016" calcext:value-type="float">
            <text:p>9.430928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189599" calcext:value-type="float">
            <text:p>-0.005189599</text:p>
          </table:table-cell>
          <table:table-cell office:value-type="float" office:value="-0.004921703" calcext:value-type="float">
            <text:p>-0.004921703</text:p>
          </table:table-cell>
          <table:table-cell office:value-type="float" office:value="-0.9955925" calcext:value-type="float">
            <text:p>-0.9955925</text:p>
          </table:table-cell>
          <table:table-cell office:value-type="float" office:value="-0.8846264" calcext:value-type="float">
            <text:p>-0.8846264</text:p>
          </table:table-cell>
          <table:table-cell office:value-type="float" office:value="-1.332172" calcext:value-type="float">
            <text:p>-1.332172</text:p>
          </table:table-cell>
          <table:table-cell office:value-type="float" office:value="-1.638677" calcext:value-type="float">
            <text:p>-1.638677</text:p>
          </table:table-cell>
          <table:table-cell office:value-type="float" office:value="-0.2449014" calcext:value-type="float">
            <text:p>-0.2449014</text:p>
          </table:table-cell>
          <table:table-cell office:value-type="float" office:value="-0.6700441" calcext:value-type="float">
            <text:p>-0.6700441</text:p>
          </table:table-cell>
          <table:table-cell office:value-type="float" office:value="-0.1510832" calcext:value-type="float">
            <text:p>-0.1510832</text:p>
          </table:table-cell>
          <table:table-cell office:value-type="float" office:value="-0.04661488" calcext:value-type="float">
            <text:p>-0.04661488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5436335" calcext:value-type="float">
            <text:p>-0.005436335</text:p>
          </table:table-cell>
          <table:table-cell office:value-type="float" office:value="0.03675082" calcext:value-type="float">
            <text:p>0.03675082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375084" calcext:value-type="float">
            <text:p>-2.37508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6" calcext:value-type="float">
            <text:p>26072006</text:p>
          </table:table-cell>
          <table:table-cell office:value-type="float" office:value="411.3858" calcext:value-type="float">
            <text:p>411.3858</text:p>
          </table:table-cell>
          <table:table-cell office:value-type="float" office:value="437.0231" calcext:value-type="float">
            <text:p>437.0231</text:p>
          </table:table-cell>
          <table:table-cell office:value-type="float" office:value="40.19649" calcext:value-type="float">
            <text:p>40.19649</text:p>
          </table:table-cell>
          <table:table-cell office:value-type="float" office:value="975.4379" calcext:value-type="float">
            <text:p>975.4379</text:p>
          </table:table-cell>
          <table:table-cell office:value-type="float" office:value="-10.5716" calcext:value-type="float">
            <text:p>-10.5716</text:p>
          </table:table-cell>
          <table:table-cell office:value-type="float" office:value="0" calcext:value-type="float">
            <text:p>0</text:p>
          </table:table-cell>
          <table:table-cell office:value-type="float" office:value="0.3128975" calcext:value-type="float">
            <text:p>0.3128975</text:p>
          </table:table-cell>
          <table:table-cell office:value-type="float" office:value="0.3138158" calcext:value-type="float">
            <text:p>0.3138158</text:p>
          </table:table-cell>
          <table:table-cell office:value-type="float" office:value="0.1949008" calcext:value-type="float">
            <text:p>0.1949008</text:p>
          </table:table-cell>
          <table:table-cell office:value-type="float" office:value="0.1946629" calcext:value-type="float">
            <text:p>0.1946629</text:p>
          </table:table-cell>
          <table:table-cell office:value-type="float" office:value="0.1898738" calcext:value-type="float">
            <text:p>0.1898738</text:p>
          </table:table-cell>
          <table:table-cell office:value-type="float" office:value="0.16301" calcext:value-type="float">
            <text:p>0.16301</text:p>
          </table:table-cell>
          <table:table-cell office:value-type="float" office:value="0.1939772" calcext:value-type="float">
            <text:p>0.1939772</text:p>
          </table:table-cell>
          <table:table-cell office:value-type="float" office:value="0.2529719" calcext:value-type="float">
            <text:p>0.2529719</text:p>
          </table:table-cell>
          <table:table-cell office:value-type="float" office:value="0.2931529" calcext:value-type="float">
            <text:p>0.2931529</text:p>
          </table:table-cell>
          <table:table-cell office:value-type="float" office:value="0.339214" calcext:value-type="float">
            <text:p>0.339214</text:p>
          </table:table-cell>
          <table:table-cell office:value-type="float" office:value="0.366164" calcext:value-type="float">
            <text:p>0.366164</text:p>
          </table:table-cell>
          <table:table-cell office:value-type="float" office:value="0.3883401" calcext:value-type="float">
            <text:p>0.3883401</text:p>
          </table:table-cell>
          <table:table-cell office:value-type="float" office:value="0.4622704" calcext:value-type="float">
            <text:p>0.4622704</text:p>
          </table:table-cell>
          <table:table-cell office:value-type="float" office:value="0" calcext:value-type="float">
            <text:p>0</text:p>
          </table:table-cell>
          <table:table-cell office:value-type="float" office:value="1.941367E-015" calcext:value-type="float">
            <text:p>1.941367E-15</text:p>
          </table:table-cell>
          <table:table-cell office:value-type="float" office:value="1.966399E-015" calcext:value-type="float">
            <text:p>1.966399E-15</text:p>
          </table:table-cell>
          <table:table-cell office:value-type="float" office:value="1.962432E-015" calcext:value-type="float">
            <text:p>1.962432E-15</text:p>
          </table:table-cell>
          <table:table-cell office:value-type="float" office:value="1.934622E-015" calcext:value-type="float">
            <text:p>1.934622E-15</text:p>
          </table:table-cell>
          <table:table-cell office:value-type="float" office:value="9.430759E-016" calcext:value-type="float">
            <text:p>9.430759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88409" calcext:value-type="float">
            <text:p>-0.02688409</text:p>
          </table:table-cell>
          <table:table-cell office:value-type="float" office:value="-0.02641812" calcext:value-type="float">
            <text:p>-0.02641812</text:p>
          </table:table-cell>
          <table:table-cell office:value-type="float" office:value="-0.9844906" calcext:value-type="float">
            <text:p>-0.9844906</text:p>
          </table:table-cell>
          <table:table-cell office:value-type="float" office:value="-0.9924557" calcext:value-type="float">
            <text:p>-0.9924557</text:p>
          </table:table-cell>
          <table:table-cell office:value-type="float" office:value="-1.203356" calcext:value-type="float">
            <text:p>-1.203356</text:p>
          </table:table-cell>
          <table:table-cell office:value-type="float" office:value="-1.540114" calcext:value-type="float">
            <text:p>-1.540114</text:p>
          </table:table-cell>
          <table:table-cell office:value-type="float" office:value="-0.323618" calcext:value-type="float">
            <text:p>-0.323618</text:p>
          </table:table-cell>
          <table:table-cell office:value-type="float" office:value="-0.6764311" calcext:value-type="float">
            <text:p>-0.6764311</text:p>
          </table:table-cell>
          <table:table-cell office:value-type="float" office:value="-0.1553427" calcext:value-type="float">
            <text:p>-0.1553427</text:p>
          </table:table-cell>
          <table:table-cell office:value-type="float" office:value="-0.04715978" calcext:value-type="float">
            <text:p>-0.04715978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2733186" calcext:value-type="float">
            <text:p>-0.02733186</text:p>
          </table:table-cell>
          <table:table-cell office:value-type="float" office:value="0.03661449" calcext:value-type="float">
            <text:p>0.03661449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86904" calcext:value-type="float">
            <text:p>-2.38690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6" calcext:value-type="float">
            <text:p>27072006</text:p>
          </table:table-cell>
          <table:table-cell office:value-type="float" office:value="411.3858" calcext:value-type="float">
            <text:p>411.3858</text:p>
          </table:table-cell>
          <table:table-cell office:value-type="float" office:value="443.9305" calcext:value-type="float">
            <text:p>443.9305</text:p>
          </table:table-cell>
          <table:table-cell office:value-type="float" office:value="40.19649" calcext:value-type="float">
            <text:p>40.19649</text:p>
          </table:table-cell>
          <table:table-cell office:value-type="float" office:value="968.5298" calcext:value-type="float">
            <text:p>968.5298</text:p>
          </table:table-cell>
          <table:table-cell office:value-type="float" office:value="-10.5716" calcext:value-type="float">
            <text:p>-10.5716</text:p>
          </table:table-cell>
          <table:table-cell office:value-type="float" office:value="0" calcext:value-type="float">
            <text:p>0</text:p>
          </table:table-cell>
          <table:table-cell office:value-type="float" office:value="0.2510174" calcext:value-type="float">
            <text:p>0.2510174</text:p>
          </table:table-cell>
          <table:table-cell office:value-type="float" office:value="0.2371778" calcext:value-type="float">
            <text:p>0.2371778</text:p>
          </table:table-cell>
          <table:table-cell office:value-type="float" office:value="0.1937069" calcext:value-type="float">
            <text:p>0.1937069</text:p>
          </table:table-cell>
          <table:table-cell office:value-type="float" office:value="0.1924774" calcext:value-type="float">
            <text:p>0.1924774</text:p>
          </table:table-cell>
          <table:table-cell office:value-type="float" office:value="0.1901317" calcext:value-type="float">
            <text:p>0.1901317</text:p>
          </table:table-cell>
          <table:table-cell office:value-type="float" office:value="0.1641337" calcext:value-type="float">
            <text:p>0.1641337</text:p>
          </table:table-cell>
          <table:table-cell office:value-type="float" office:value="0.1867297" calcext:value-type="float">
            <text:p>0.1867297</text:p>
          </table:table-cell>
          <table:table-cell office:value-type="float" office:value="0.2524892" calcext:value-type="float">
            <text:p>0.2524892</text:p>
          </table:table-cell>
          <table:table-cell office:value-type="float" office:value="0.2921221" calcext:value-type="float">
            <text:p>0.2921221</text:p>
          </table:table-cell>
          <table:table-cell office:value-type="float" office:value="0.3387406" calcext:value-type="float">
            <text:p>0.3387406</text:p>
          </table:table-cell>
          <table:table-cell office:value-type="float" office:value="0.3659792" calcext:value-type="float">
            <text:p>0.3659792</text:p>
          </table:table-cell>
          <table:table-cell office:value-type="float" office:value="0.3880804" calcext:value-type="float">
            <text:p>0.388080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1602E-015" calcext:value-type="float">
            <text:p>1.941602E-15</text:p>
          </table:table-cell>
          <table:table-cell office:value-type="float" office:value="1.966368E-015" calcext:value-type="float">
            <text:p>1.966368E-15</text:p>
          </table:table-cell>
          <table:table-cell office:value-type="float" office:value="1.962419E-015" calcext:value-type="float">
            <text:p>1.962419E-15</text:p>
          </table:table-cell>
          <table:table-cell office:value-type="float" office:value="1.934619E-015" calcext:value-type="float">
            <text:p>1.934619E-15</text:p>
          </table:table-cell>
          <table:table-cell office:value-type="float" office:value="9.430599E-016" calcext:value-type="float">
            <text:p>9.430599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88442" calcext:value-type="float">
            <text:p>-0.1388442</text:p>
          </table:table-cell>
          <table:table-cell office:value-type="float" office:value="-0.2160707" calcext:value-type="float">
            <text:p>-0.2160707</text:p>
          </table:table-cell>
          <table:table-cell office:value-type="float" office:value="-1.031764" calcext:value-type="float">
            <text:p>-1.031764</text:p>
          </table:table-cell>
          <table:table-cell office:value-type="float" office:value="-1.08261" calcext:value-type="float">
            <text:p>-1.08261</text:p>
          </table:table-cell>
          <table:table-cell office:value-type="float" office:value="-1.190417" calcext:value-type="float">
            <text:p>-1.190417</text:p>
          </table:table-cell>
          <table:table-cell office:value-type="float" office:value="-1.461081" calcext:value-type="float">
            <text:p>-1.461081</text:p>
          </table:table-cell>
          <table:table-cell office:value-type="float" office:value="-0.4244648" calcext:value-type="float">
            <text:p>-0.4244648</text:p>
          </table:table-cell>
          <table:table-cell office:value-type="float" office:value="-0.6878258" calcext:value-type="float">
            <text:p>-0.6878258</text:p>
          </table:table-cell>
          <table:table-cell office:value-type="float" office:value="-0.160529" calcext:value-type="float">
            <text:p>-0.160529</text:p>
          </table:table-cell>
          <table:table-cell office:value-type="float" office:value="-0.04779729" calcext:value-type="float">
            <text:p>-0.0477972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1414082" calcext:value-type="float">
            <text:p>-0.1414082</text:p>
          </table:table-cell>
          <table:table-cell office:value-type="float" office:value="0.03649486" calcext:value-type="float">
            <text:p>0.03649486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94248" calcext:value-type="float">
            <text:p>-2.39424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6" calcext:value-type="float">
            <text:p>28072006</text:p>
          </table:table-cell>
          <table:table-cell office:value-type="float" office:value="411.3858" calcext:value-type="float">
            <text:p>411.3858</text:p>
          </table:table-cell>
          <table:table-cell office:value-type="float" office:value="450.9394" calcext:value-type="float">
            <text:p>450.9394</text:p>
          </table:table-cell>
          <table:table-cell office:value-type="float" office:value="40.19649" calcext:value-type="float">
            <text:p>40.19649</text:p>
          </table:table-cell>
          <table:table-cell office:value-type="float" office:value="961.5676" calcext:value-type="float">
            <text:p>961.5676</text:p>
          </table:table-cell>
          <table:table-cell office:value-type="float" office:value="-10.6186" calcext:value-type="float">
            <text:p>-10.6186</text:p>
          </table:table-cell>
          <table:table-cell office:value-type="float" office:value="0" calcext:value-type="float">
            <text:p>0</text:p>
          </table:table-cell>
          <table:table-cell office:value-type="float" office:value="0.1870238" calcext:value-type="float">
            <text:p>0.1870238</text:p>
          </table:table-cell>
          <table:table-cell office:value-type="float" office:value="0.1917698" calcext:value-type="float">
            <text:p>0.1917698</text:p>
          </table:table-cell>
          <table:table-cell office:value-type="float" office:value="0.1876625" calcext:value-type="float">
            <text:p>0.1876625</text:p>
          </table:table-cell>
          <table:table-cell office:value-type="float" office:value="0.1878211" calcext:value-type="float">
            <text:p>0.1878211</text:p>
          </table:table-cell>
          <table:table-cell office:value-type="float" office:value="0.186422" calcext:value-type="float">
            <text:p>0.186422</text:p>
          </table:table-cell>
          <table:table-cell office:value-type="float" office:value="0.1643569" calcext:value-type="float">
            <text:p>0.1643569</text:p>
          </table:table-cell>
          <table:table-cell office:value-type="float" office:value="0.1775619" calcext:value-type="float">
            <text:p>0.1775619</text:p>
          </table:table-cell>
          <table:table-cell office:value-type="float" office:value="0.2511947" calcext:value-type="float">
            <text:p>0.2511947</text:p>
          </table:table-cell>
          <table:table-cell office:value-type="float" office:value="0.2905271" calcext:value-type="float">
            <text:p>0.2905271</text:p>
          </table:table-cell>
          <table:table-cell office:value-type="float" office:value="0.3379333" calcext:value-type="float">
            <text:p>0.3379333</text:p>
          </table:table-cell>
          <table:table-cell office:value-type="float" office:value="0.365436" calcext:value-type="float">
            <text:p>0.365436</text:p>
          </table:table-cell>
          <table:table-cell office:value-type="float" office:value="0.3875848" calcext:value-type="float">
            <text:p>0.3875848</text:p>
          </table:table-cell>
          <table:table-cell office:value-type="float" office:value="0.4546756" calcext:value-type="float">
            <text:p>0.4546756</text:p>
          </table:table-cell>
          <table:table-cell office:value-type="float" office:value="0" calcext:value-type="float">
            <text:p>0</text:p>
          </table:table-cell>
          <table:table-cell office:value-type="float" office:value="1.941813E-015" calcext:value-type="float">
            <text:p>1.941813E-15</text:p>
          </table:table-cell>
          <table:table-cell office:value-type="float" office:value="1.966349E-015" calcext:value-type="float">
            <text:p>1.966349E-15</text:p>
          </table:table-cell>
          <table:table-cell office:value-type="float" office:value="1.962406E-015" calcext:value-type="float">
            <text:p>1.962406E-15</text:p>
          </table:table-cell>
          <table:table-cell office:value-type="float" office:value="1.934617E-015" calcext:value-type="float">
            <text:p>1.934617E-15</text:p>
          </table:table-cell>
          <table:table-cell office:value-type="float" office:value="9.430433E-016" calcext:value-type="float">
            <text:p>9.430433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26928" calcext:value-type="float">
            <text:p>-1.326928</text:p>
          </table:table-cell>
          <table:table-cell office:value-type="float" office:value="-1.114069" calcext:value-type="float">
            <text:p>-1.114069</text:p>
          </table:table-cell>
          <table:table-cell office:value-type="float" office:value="-1.315774" calcext:value-type="float">
            <text:p>-1.315774</text:p>
          </table:table-cell>
          <table:table-cell office:value-type="float" office:value="-1.306932" calcext:value-type="float">
            <text:p>-1.306932</text:p>
          </table:table-cell>
          <table:table-cell office:value-type="float" office:value="-1.385014" calcext:value-type="float">
            <text:p>-1.385014</text:p>
          </table:table-cell>
          <table:table-cell office:value-type="float" office:value="-1.445601" calcext:value-type="float">
            <text:p>-1.445601</text:p>
          </table:table-cell>
          <table:table-cell office:value-type="float" office:value="-0.6073746" calcext:value-type="float">
            <text:p>-0.6073746</text:p>
          </table:table-cell>
          <table:table-cell office:value-type="float" office:value="-0.7194681" calcext:value-type="float">
            <text:p>-0.7194681</text:p>
          </table:table-cell>
          <table:table-cell office:value-type="float" office:value="-0.1689192" calcext:value-type="float">
            <text:p>-0.1689192</text:p>
          </table:table-cell>
          <table:table-cell office:value-type="float" office:value="-0.04890461" calcext:value-type="float">
            <text:p>-0.0489046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.297264" calcext:value-type="float">
            <text:p>-2.297264</text:p>
          </table:table-cell>
          <table:table-cell office:value-type="float" office:value="0.03640742" calcext:value-type="float">
            <text:p>0.03640742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30743" calcext:value-type="float">
            <text:p>-2.33074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6" calcext:value-type="float">
            <text:p>29072006</text:p>
          </table:table-cell>
          <table:table-cell office:value-type="float" office:value="442.5858" calcext:value-type="float">
            <text:p>442.5858</text:p>
          </table:table-cell>
          <table:table-cell office:value-type="float" office:value="458.6113" calcext:value-type="float">
            <text:p>458.6113</text:p>
          </table:table-cell>
          <table:table-cell office:value-type="float" office:value="41.24635" calcext:value-type="float">
            <text:p>41.24635</text:p>
          </table:table-cell>
          <table:table-cell office:value-type="float" office:value="984.3184" calcext:value-type="float">
            <text:p>984.3184</text:p>
          </table:table-cell>
          <table:table-cell office:value-type="float" office:value="-10.89136" calcext:value-type="float">
            <text:p>-10.89136</text:p>
          </table:table-cell>
          <table:table-cell office:value-type="float" office:value="0" calcext:value-type="float">
            <text:p>0</text:p>
          </table:table-cell>
          <table:table-cell office:value-type="float" office:value="0.469656" calcext:value-type="float">
            <text:p>0.469656</text:p>
          </table:table-cell>
          <table:table-cell office:value-type="float" office:value="0.4783391" calcext:value-type="float">
            <text:p>0.4783391</text:p>
          </table:table-cell>
          <table:table-cell office:value-type="float" office:value="0.1889907" calcext:value-type="float">
            <text:p>0.1889907</text:p>
          </table:table-cell>
          <table:table-cell office:value-type="float" office:value="0.2083247" calcext:value-type="float">
            <text:p>0.2083247</text:p>
          </table:table-cell>
          <table:table-cell office:value-type="float" office:value="0.1877852" calcext:value-type="float">
            <text:p>0.1877852</text:p>
          </table:table-cell>
          <table:table-cell office:value-type="float" office:value="0.164886" calcext:value-type="float">
            <text:p>0.164886</text:p>
          </table:table-cell>
          <table:table-cell office:value-type="float" office:value="0.2281433" calcext:value-type="float">
            <text:p>0.2281433</text:p>
          </table:table-cell>
          <table:table-cell office:value-type="float" office:value="0.2506682" calcext:value-type="float">
            <text:p>0.2506682</text:p>
          </table:table-cell>
          <table:table-cell office:value-type="float" office:value="0.2894008" calcext:value-type="float">
            <text:p>0.2894008</text:p>
          </table:table-cell>
          <table:table-cell office:value-type="float" office:value="0.3373689" calcext:value-type="float">
            <text:p>0.3373689</text:p>
          </table:table-cell>
          <table:table-cell office:value-type="float" office:value="0.3651049" calcext:value-type="float">
            <text:p>0.3651049</text:p>
          </table:table-cell>
          <table:table-cell office:value-type="float" office:value="0.3874135" calcext:value-type="float">
            <text:p>0.3874135</text:p>
          </table:table-cell>
          <table:table-cell office:value-type="float" office:value="0.4577321" calcext:value-type="float">
            <text:p>0.4577321</text:p>
          </table:table-cell>
          <table:table-cell office:value-type="float" office:value="0" calcext:value-type="float">
            <text:p>0</text:p>
          </table:table-cell>
          <table:table-cell office:value-type="float" office:value="1.941953E-015" calcext:value-type="float">
            <text:p>1.941953E-15</text:p>
          </table:table-cell>
          <table:table-cell office:value-type="float" office:value="1.966352E-015" calcext:value-type="float">
            <text:p>1.966352E-15</text:p>
          </table:table-cell>
          <table:table-cell office:value-type="float" office:value="1.96239E-015" calcext:value-type="float">
            <text:p>1.96239E-15</text:p>
          </table:table-cell>
          <table:table-cell office:value-type="float" office:value="1.934615E-015" calcext:value-type="float">
            <text:p>1.934615E-15</text:p>
          </table:table-cell>
          <table:table-cell office:value-type="float" office:value="9.430238E-016" calcext:value-type="float">
            <text:p>9.430238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237609" calcext:value-type="float">
            <text:p>-0.002237609</text:p>
          </table:table-cell>
          <table:table-cell office:value-type="float" office:value="-0.001989101" calcext:value-type="float">
            <text:p>-0.001989101</text:p>
          </table:table-cell>
          <table:table-cell office:value-type="float" office:value="-1.249354" calcext:value-type="float">
            <text:p>-1.249354</text:p>
          </table:table-cell>
          <table:table-cell office:value-type="float" office:value="-0.5880041" calcext:value-type="float">
            <text:p>-0.5880041</text:p>
          </table:table-cell>
          <table:table-cell office:value-type="float" office:value="-1.312084" calcext:value-type="float">
            <text:p>-1.312084</text:p>
          </table:table-cell>
          <table:table-cell office:value-type="float" office:value="-1.410988" calcext:value-type="float">
            <text:p>-1.410988</text:p>
          </table:table-cell>
          <table:table-cell office:value-type="float" office:value="-0.1019195" calcext:value-type="float">
            <text:p>-0.1019195</text:p>
          </table:table-cell>
          <table:table-cell office:value-type="float" office:value="-0.7329731" calcext:value-type="float">
            <text:p>-0.7329731</text:p>
          </table:table-cell>
          <table:table-cell office:value-type="float" office:value="-0.1752222" calcext:value-type="float">
            <text:p>-0.1752222</text:p>
          </table:table-cell>
          <table:table-cell office:value-type="float" office:value="-0.04970873" calcext:value-type="float">
            <text:p>-0.0497087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3200679" calcext:value-type="float">
            <text:p>-0.003200679</text:p>
          </table:table-cell>
          <table:table-cell office:value-type="float" office:value="0.03625802" calcext:value-type="float">
            <text:p>0.03625802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48192" calcext:value-type="float">
            <text:p>-2.34819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6" calcext:value-type="float">
            <text:p>30072006</text:p>
          </table:table-cell>
          <table:table-cell office:value-type="float" office:value="442.9032" calcext:value-type="float">
            <text:p>442.9032</text:p>
          </table:table-cell>
          <table:table-cell office:value-type="float" office:value="466.6289" calcext:value-type="float">
            <text:p>466.6289</text:p>
          </table:table-cell>
          <table:table-cell office:value-type="float" office:value="41.24635" calcext:value-type="float">
            <text:p>41.24635</text:p>
          </table:table-cell>
          <table:table-cell office:value-type="float" office:value="977.4256" calcext:value-type="float">
            <text:p>977.4256</text:p>
          </table:table-cell>
          <table:table-cell office:value-type="float" office:value="-11.69904" calcext:value-type="float">
            <text:p>-11.69904</text:p>
          </table:table-cell>
          <table:table-cell office:value-type="float" office:value="0" calcext:value-type="float">
            <text:p>0</text:p>
          </table:table-cell>
          <table:table-cell office:value-type="float" office:value="0.3549679" calcext:value-type="float">
            <text:p>0.3549679</text:p>
          </table:table-cell>
          <table:table-cell office:value-type="float" office:value="0.3561308" calcext:value-type="float">
            <text:p>0.3561308</text:p>
          </table:table-cell>
          <table:table-cell office:value-type="float" office:value="0.1935965" calcext:value-type="float">
            <text:p>0.1935965</text:p>
          </table:table-cell>
          <table:table-cell office:value-type="float" office:value="0.2008129" calcext:value-type="float">
            <text:p>0.2008129</text:p>
          </table:table-cell>
          <table:table-cell office:value-type="float" office:value="0.1915592" calcext:value-type="float">
            <text:p>0.1915592</text:p>
          </table:table-cell>
          <table:table-cell office:value-type="float" office:value="0.1662094" calcext:value-type="float">
            <text:p>0.1662094</text:p>
          </table:table-cell>
          <table:table-cell office:value-type="float" office:value="0.2178153" calcext:value-type="float">
            <text:p>0.2178153</text:p>
          </table:table-cell>
          <table:table-cell office:value-type="float" office:value="0.2506998" calcext:value-type="float">
            <text:p>0.2506998</text:p>
          </table:table-cell>
          <table:table-cell office:value-type="float" office:value="0.2885958" calcext:value-type="float">
            <text:p>0.2885958</text:p>
          </table:table-cell>
          <table:table-cell office:value-type="float" office:value="0.3369958" calcext:value-type="float">
            <text:p>0.3369958</text:p>
          </table:table-cell>
          <table:table-cell office:value-type="float" office:value="0.3650213" calcext:value-type="float">
            <text:p>0.3650213</text:p>
          </table:table-cell>
          <table:table-cell office:value-type="float" office:value="0.3872685" calcext:value-type="float">
            <text:p>0.3872685</text:p>
          </table:table-cell>
          <table:table-cell office:value-type="float" office:value="0.4609282" calcext:value-type="float">
            <text:p>0.4609282</text:p>
          </table:table-cell>
          <table:table-cell office:value-type="float" office:value="0" calcext:value-type="float">
            <text:p>0</text:p>
          </table:table-cell>
          <table:table-cell office:value-type="float" office:value="1.938107E-015" calcext:value-type="float">
            <text:p>1.938107E-15</text:p>
          </table:table-cell>
          <table:table-cell office:value-type="float" office:value="1.966333E-015" calcext:value-type="float">
            <text:p>1.966333E-15</text:p>
          </table:table-cell>
          <table:table-cell office:value-type="float" office:value="1.962378E-015" calcext:value-type="float">
            <text:p>1.962378E-15</text:p>
          </table:table-cell>
          <table:table-cell office:value-type="float" office:value="1.934598E-015" calcext:value-type="float">
            <text:p>1.934598E-15</text:p>
          </table:table-cell>
          <table:table-cell office:value-type="float" office:value="9.43009E-016" calcext:value-type="float">
            <text:p>9.43009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46913" calcext:value-type="float">
            <text:p>-0.01246913</text:p>
          </table:table-cell>
          <table:table-cell office:value-type="float" office:value="-0.01216525" calcext:value-type="float">
            <text:p>-0.01216525</text:p>
          </table:table-cell>
          <table:table-cell office:value-type="float" office:value="-1.037336" calcext:value-type="float">
            <text:p>-1.037336</text:p>
          </table:table-cell>
          <table:table-cell office:value-type="float" office:value="-0.7807728" calcext:value-type="float">
            <text:p>-0.7807728</text:p>
          </table:table-cell>
          <table:table-cell office:value-type="float" office:value="-1.12456" calcext:value-type="float">
            <text:p>-1.12456</text:p>
          </table:table-cell>
          <table:table-cell office:value-type="float" office:value="-1.327135" calcext:value-type="float">
            <text:p>-1.327135</text:p>
          </table:table-cell>
          <table:table-cell office:value-type="float" office:value="-0.1417716" calcext:value-type="float">
            <text:p>-0.1417716</text:p>
          </table:table-cell>
          <table:table-cell office:value-type="float" office:value="-0.7321532" calcext:value-type="float">
            <text:p>-0.7321532</text:p>
          </table:table-cell>
          <table:table-cell office:value-type="float" office:value="-0.1798412" calcext:value-type="float">
            <text:p>-0.1798412</text:p>
          </table:table-cell>
          <table:table-cell office:value-type="float" office:value="-0.05024159" calcext:value-type="float">
            <text:p>-0.0502415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270022" calcext:value-type="float">
            <text:p>-0.01270022</text:p>
          </table:table-cell>
          <table:table-cell office:value-type="float" office:value="0.03613036" calcext:value-type="float">
            <text:p>0.03613036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67006" calcext:value-type="float">
            <text:p>-2.36700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6" calcext:value-type="float">
            <text:p>31072006</text:p>
          </table:table-cell>
          <table:table-cell office:value-type="float" office:value="444.3635" calcext:value-type="float">
            <text:p>444.3635</text:p>
          </table:table-cell>
          <table:table-cell office:value-type="float" office:value="474.8504" calcext:value-type="float">
            <text:p>474.8504</text:p>
          </table:table-cell>
          <table:table-cell office:value-type="float" office:value="41.24635" calcext:value-type="float">
            <text:p>41.24635</text:p>
          </table:table-cell>
          <table:table-cell office:value-type="float" office:value="970.9314" calcext:value-type="float">
            <text:p>970.9314</text:p>
          </table:table-cell>
          <table:table-cell office:value-type="float" office:value="-11.96615" calcext:value-type="float">
            <text:p>-11.96615</text:p>
          </table:table-cell>
          <table:table-cell office:value-type="float" office:value="0" calcext:value-type="float">
            <text:p>0</text:p>
          </table:table-cell>
          <table:table-cell office:value-type="float" office:value="0.2798297" calcext:value-type="float">
            <text:p>0.2798297</text:p>
          </table:table-cell>
          <table:table-cell office:value-type="float" office:value="0.2749662" calcext:value-type="float">
            <text:p>0.2749662</text:p>
          </table:table-cell>
          <table:table-cell office:value-type="float" office:value="0.1947741" calcext:value-type="float">
            <text:p>0.1947741</text:p>
          </table:table-cell>
          <table:table-cell office:value-type="float" office:value="0.1965758" calcext:value-type="float">
            <text:p>0.1965758</text:p>
          </table:table-cell>
          <table:table-cell office:value-type="float" office:value="0.1922666" calcext:value-type="float">
            <text:p>0.1922666</text:p>
          </table:table-cell>
          <table:table-cell office:value-type="float" office:value="0.1673296" calcext:value-type="float">
            <text:p>0.1673296</text:p>
          </table:table-cell>
          <table:table-cell office:value-type="float" office:value="0.2083892" calcext:value-type="float">
            <text:p>0.2083892</text:p>
          </table:table-cell>
          <table:table-cell office:value-type="float" office:value="0.2506158" calcext:value-type="float">
            <text:p>0.2506158</text:p>
          </table:table-cell>
          <table:table-cell office:value-type="float" office:value="0.2877801" calcext:value-type="float">
            <text:p>0.2877801</text:p>
          </table:table-cell>
          <table:table-cell office:value-type="float" office:value="0.3365963" calcext:value-type="float">
            <text:p>0.3365963</text:p>
          </table:table-cell>
          <table:table-cell office:value-type="float" office:value="0.3649791" calcext:value-type="float">
            <text:p>0.3649791</text:p>
          </table:table-cell>
          <table:table-cell office:value-type="float" office:value="0.3870533" calcext:value-type="float">
            <text:p>0.387053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405E-015" calcext:value-type="float">
            <text:p>1.938405E-15</text:p>
          </table:table-cell>
          <table:table-cell office:value-type="float" office:value="1.966305E-015" calcext:value-type="float">
            <text:p>1.966305E-15</text:p>
          </table:table-cell>
          <table:table-cell office:value-type="float" office:value="1.962362E-015" calcext:value-type="float">
            <text:p>1.962362E-15</text:p>
          </table:table-cell>
          <table:table-cell office:value-type="float" office:value="1.934586E-015" calcext:value-type="float">
            <text:p>1.934586E-15</text:p>
          </table:table-cell>
          <table:table-cell office:value-type="float" office:value="9.429917E-016" calcext:value-type="float">
            <text:p>9.429917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049386" calcext:value-type="float">
            <text:p>-0.06049386</text:p>
          </table:table-cell>
          <table:table-cell office:value-type="float" office:value="-0.06914526" calcext:value-type="float">
            <text:p>-0.06914526</text:p>
          </table:table-cell>
          <table:table-cell office:value-type="float" office:value="-0.9895564" calcext:value-type="float">
            <text:p>-0.9895564</text:p>
          </table:table-cell>
          <table:table-cell office:value-type="float" office:value="-0.9204438" calcext:value-type="float">
            <text:p>-0.9204438</text:p>
          </table:table-cell>
          <table:table-cell office:value-type="float" office:value="-1.092689" calcext:value-type="float">
            <text:p>-1.092689</text:p>
          </table:table-cell>
          <table:table-cell office:value-type="float" office:value="-1.260489" calcext:value-type="float">
            <text:p>-1.260489</text:p>
          </table:table-cell>
          <table:table-cell office:value-type="float" office:value="-0.1942956" calcext:value-type="float">
            <text:p>-0.1942956</text:p>
          </table:table-cell>
          <table:table-cell office:value-type="float" office:value="-0.7342898" calcext:value-type="float">
            <text:p>-0.7342898</text:p>
          </table:table-cell>
          <table:table-cell office:value-type="float" office:value="-0.1846618" calcext:value-type="float">
            <text:p>-0.1846618</text:p>
          </table:table-cell>
          <table:table-cell office:value-type="float" office:value="-0.05081883" calcext:value-type="float">
            <text:p>-0.0508188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5971728" calcext:value-type="float">
            <text:p>-0.05971728</text:p>
          </table:table-cell>
          <table:table-cell office:value-type="float" office:value="0.03594631" calcext:value-type="float">
            <text:p>0.03594631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80844" calcext:value-type="float">
            <text:p>-2.38084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6" calcext:value-type="float">
            <text:p>1082006</text:p>
          </table:table-cell>
          <table:table-cell office:value-type="float" office:value="445.8874" calcext:value-type="float">
            <text:p>445.8874</text:p>
          </table:table-cell>
          <table:table-cell office:value-type="float" office:value="482.8994" calcext:value-type="float">
            <text:p>482.8994</text:p>
          </table:table-cell>
          <table:table-cell office:value-type="float" office:value="41.24635" calcext:value-type="float">
            <text:p>41.24635</text:p>
          </table:table-cell>
          <table:table-cell office:value-type="float" office:value="964.4058" calcext:value-type="float">
            <text:p>964.4058</text:p>
          </table:table-cell>
          <table:table-cell office:value-type="float" office:value="-11.96581" calcext:value-type="float">
            <text:p>-11.96581</text:p>
          </table:table-cell>
          <table:table-cell office:value-type="float" office:value="0" calcext:value-type="float">
            <text:p>0</text:p>
          </table:table-cell>
          <table:table-cell office:value-type="float" office:value="0.2322719" calcext:value-type="float">
            <text:p>0.2322719</text:p>
          </table:table-cell>
          <table:table-cell office:value-type="float" office:value="0.2173197" calcext:value-type="float">
            <text:p>0.2173197</text:p>
          </table:table-cell>
          <table:table-cell office:value-type="float" office:value="0.1928508" calcext:value-type="float">
            <text:p>0.1928508</text:p>
          </table:table-cell>
          <table:table-cell office:value-type="float" office:value="0.1930307" calcext:value-type="float">
            <text:p>0.1930307</text:p>
          </table:table-cell>
          <table:table-cell office:value-type="float" office:value="0.1909424" calcext:value-type="float">
            <text:p>0.1909424</text:p>
          </table:table-cell>
          <table:table-cell office:value-type="float" office:value="0.1678917" calcext:value-type="float">
            <text:p>0.1678917</text:p>
          </table:table-cell>
          <table:table-cell office:value-type="float" office:value="0.1982189" calcext:value-type="float">
            <text:p>0.1982189</text:p>
          </table:table-cell>
          <table:table-cell office:value-type="float" office:value="0.2502486" calcext:value-type="float">
            <text:p>0.2502486</text:p>
          </table:table-cell>
          <table:table-cell office:value-type="float" office:value="0.286756" calcext:value-type="float">
            <text:p>0.286756</text:p>
          </table:table-cell>
          <table:table-cell office:value-type="float" office:value="0.3360542" calcext:value-type="float">
            <text:p>0.3360542</text:p>
          </table:table-cell>
          <table:table-cell office:value-type="float" office:value="0.3647871" calcext:value-type="float">
            <text:p>0.3647871</text:p>
          </table:table-cell>
          <table:table-cell office:value-type="float" office:value="0.3867376" calcext:value-type="float">
            <text:p>0.386737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683E-015" calcext:value-type="float">
            <text:p>1.938683E-15</text:p>
          </table:table-cell>
          <table:table-cell office:value-type="float" office:value="1.966287E-015" calcext:value-type="float">
            <text:p>1.966287E-15</text:p>
          </table:table-cell>
          <table:table-cell office:value-type="float" office:value="1.96235E-015" calcext:value-type="float">
            <text:p>1.96235E-15</text:p>
          </table:table-cell>
          <table:table-cell office:value-type="float" office:value="1.934568E-015" calcext:value-type="float">
            <text:p>1.934568E-15</text:p>
          </table:table-cell>
          <table:table-cell office:value-type="float" office:value="9.429797E-016" calcext:value-type="float">
            <text:p>9.429797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19319" calcext:value-type="float">
            <text:p>-0.2519319</text:p>
          </table:table-cell>
          <table:table-cell office:value-type="float" office:value="-0.4249036" calcext:value-type="float">
            <text:p>-0.4249036</text:p>
          </table:table-cell>
          <table:table-cell office:value-type="float" office:value="-1.067308" calcext:value-type="float">
            <text:p>-1.067308</text:p>
          </table:table-cell>
          <table:table-cell office:value-type="float" office:value="-1.05884" calcext:value-type="float">
            <text:p>-1.05884</text:p>
          </table:table-cell>
          <table:table-cell office:value-type="float" office:value="-1.152005" calcext:value-type="float">
            <text:p>-1.152005</text:p>
          </table:table-cell>
          <table:table-cell office:value-type="float" office:value="-1.22833" calcext:value-type="float">
            <text:p>-1.22833</text:p>
          </table:table-cell>
          <table:table-cell office:value-type="float" office:value="-0.2772812" calcext:value-type="float">
            <text:p>-0.2772812</text:p>
          </table:table-cell>
          <table:table-cell office:value-type="float" office:value="-0.7437493" calcext:value-type="float">
            <text:p>-0.7437493</text:p>
          </table:table-cell>
          <table:table-cell office:value-type="float" office:value="-0.1908913" calcext:value-type="float">
            <text:p>-0.1908913</text:p>
          </table:table-cell>
          <table:table-cell office:value-type="float" office:value="-0.05161136" calcext:value-type="float">
            <text:p>-0.0516113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2705193" calcext:value-type="float">
            <text:p>-0.2705193</text:p>
          </table:table-cell>
          <table:table-cell office:value-type="float" office:value="0.03590305" calcext:value-type="float">
            <text:p>0.03590305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86984" calcext:value-type="float">
            <text:p>-2.38698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6" calcext:value-type="float">
            <text:p>2082006</text:p>
          </table:table-cell>
          <table:table-cell office:value-type="float" office:value="445.8874" calcext:value-type="float">
            <text:p>445.8874</text:p>
          </table:table-cell>
          <table:table-cell office:value-type="float" office:value="488.3584" calcext:value-type="float">
            <text:p>488.3584</text:p>
          </table:table-cell>
          <table:table-cell office:value-type="float" office:value="41.24635" calcext:value-type="float">
            <text:p>41.24635</text:p>
          </table:table-cell>
          <table:table-cell office:value-type="float" office:value="958.9466" calcext:value-type="float">
            <text:p>958.9466</text:p>
          </table:table-cell>
          <table:table-cell office:value-type="float" office:value="-11.96581" calcext:value-type="float">
            <text:p>-11.96581</text:p>
          </table:table-cell>
          <table:table-cell office:value-type="float" office:value="0" calcext:value-type="float">
            <text:p>0</text:p>
          </table:table-cell>
          <table:table-cell office:value-type="float" office:value="0.174367" calcext:value-type="float">
            <text:p>0.174367</text:p>
          </table:table-cell>
          <table:table-cell office:value-type="float" office:value="0.1914531" calcext:value-type="float">
            <text:p>0.1914531</text:p>
          </table:table-cell>
          <table:table-cell office:value-type="float" office:value="0.1898761" calcext:value-type="float">
            <text:p>0.1898761</text:p>
          </table:table-cell>
          <table:table-cell office:value-type="float" office:value="0.1902152" calcext:value-type="float">
            <text:p>0.1902152</text:p>
          </table:table-cell>
          <table:table-cell office:value-type="float" office:value="0.1891993" calcext:value-type="float">
            <text:p>0.1891993</text:p>
          </table:table-cell>
          <table:table-cell office:value-type="float" office:value="0.1679717" calcext:value-type="float">
            <text:p>0.1679717</text:p>
          </table:table-cell>
          <table:table-cell office:value-type="float" office:value="0.1869268" calcext:value-type="float">
            <text:p>0.1869268</text:p>
          </table:table-cell>
          <table:table-cell office:value-type="float" office:value="0.2495239" calcext:value-type="float">
            <text:p>0.2495239</text:p>
          </table:table-cell>
          <table:table-cell office:value-type="float" office:value="0.2853222" calcext:value-type="float">
            <text:p>0.2853222</text:p>
          </table:table-cell>
          <table:table-cell office:value-type="float" office:value="0.3352602" calcext:value-type="float">
            <text:p>0.3352602</text:p>
          </table:table-cell>
          <table:table-cell office:value-type="float" office:value="0.3643592" calcext:value-type="float">
            <text:p>0.3643592</text:p>
          </table:table-cell>
          <table:table-cell office:value-type="float" office:value="0.3862979" calcext:value-type="float">
            <text:p>0.386297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919E-015" calcext:value-type="float">
            <text:p>1.938919E-15</text:p>
          </table:table-cell>
          <table:table-cell office:value-type="float" office:value="1.966264E-015" calcext:value-type="float">
            <text:p>1.966264E-15</text:p>
          </table:table-cell>
          <table:table-cell office:value-type="float" office:value="1.962339E-015" calcext:value-type="float">
            <text:p>1.962339E-15</text:p>
          </table:table-cell>
          <table:table-cell office:value-type="float" office:value="1.934558E-015" calcext:value-type="float">
            <text:p>1.934558E-15</text:p>
          </table:table-cell>
          <table:table-cell office:value-type="float" office:value="9.429627E-016" calcext:value-type="float">
            <text:p>9.429627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90058" calcext:value-type="float">
            <text:p>-2.290058</text:p>
          </table:table-cell>
          <table:table-cell office:value-type="float" office:value="-1.128194" calcext:value-type="float">
            <text:p>-1.128194</text:p>
          </table:table-cell>
          <table:table-cell office:value-type="float" office:value="-1.202219" calcext:value-type="float">
            <text:p>-1.202219</text:p>
          </table:table-cell>
          <table:table-cell office:value-type="float" office:value="-1.185586" calcext:value-type="float">
            <text:p>-1.185586</text:p>
          </table:table-cell>
          <table:table-cell office:value-type="float" office:value="-1.236076" calcext:value-type="float">
            <text:p>-1.236076</text:p>
          </table:table-cell>
          <table:table-cell office:value-type="float" office:value="-1.223704" calcext:value-type="float">
            <text:p>-1.223704</text:p>
          </table:table-cell>
          <table:table-cell office:value-type="float" office:value="-0.4210335" calcext:value-type="float">
            <text:p>-0.4210335</text:p>
          </table:table-cell>
          <table:table-cell office:value-type="float" office:value="-0.7628642" calcext:value-type="float">
            <text:p>-0.7628642</text:p>
          </table:table-cell>
          <table:table-cell office:value-type="float" office:value="-0.2000236" calcext:value-type="float">
            <text:p>-0.2000236</text:p>
          </table:table-cell>
          <table:table-cell office:value-type="float" office:value="-0.05279957" calcext:value-type="float">
            <text:p>-0.0527995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3.852576" calcext:value-type="float">
            <text:p>-3.852576</text:p>
          </table:table-cell>
          <table:table-cell office:value-type="float" office:value="0.03584868" calcext:value-type="float">
            <text:p>0.03584868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93239" calcext:value-type="float">
            <text:p>-2.39323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6" calcext:value-type="float">
            <text:p>3082006</text:p>
          </table:table-cell>
          <table:table-cell office:value-type="float" office:value="478.4843" calcext:value-type="float">
            <text:p>478.4843</text:p>
          </table:table-cell>
          <table:table-cell office:value-type="float" office:value="494.6755" calcext:value-type="float">
            <text:p>494.6755</text:p>
          </table:table-cell>
          <table:table-cell office:value-type="float" office:value="42.40104" calcext:value-type="float">
            <text:p>42.40104</text:p>
          </table:table-cell>
          <table:table-cell office:value-type="float" office:value="983.5218" calcext:value-type="float">
            <text:p>983.5218</text:p>
          </table:table-cell>
          <table:table-cell office:value-type="float" office:value="-11.41655" calcext:value-type="float">
            <text:p>-11.41655</text:p>
          </table:table-cell>
          <table:table-cell office:value-type="float" office:value="0" calcext:value-type="float">
            <text:p>0</text:p>
          </table:table-cell>
          <table:table-cell office:value-type="float" office:value="0.494287" calcext:value-type="float">
            <text:p>0.494287</text:p>
          </table:table-cell>
          <table:table-cell office:value-type="float" office:value="0.5039448" calcext:value-type="float">
            <text:p>0.5039448</text:p>
          </table:table-cell>
          <table:table-cell office:value-type="float" office:value="0.1926328" calcext:value-type="float">
            <text:p>0.1926328</text:p>
          </table:table-cell>
          <table:table-cell office:value-type="float" office:value="0.2120342" calcext:value-type="float">
            <text:p>0.2120342</text:p>
          </table:table-cell>
          <table:table-cell office:value-type="float" office:value="0.1916704" calcext:value-type="float">
            <text:p>0.1916704</text:p>
          </table:table-cell>
          <table:table-cell office:value-type="float" office:value="0.1685696" calcext:value-type="float">
            <text:p>0.1685696</text:p>
          </table:table-cell>
          <table:table-cell office:value-type="float" office:value="0.2376589" calcext:value-type="float">
            <text:p>0.2376589</text:p>
          </table:table-cell>
          <table:table-cell office:value-type="float" office:value="0.2495015" calcext:value-type="float">
            <text:p>0.2495015</text:p>
          </table:table-cell>
          <table:table-cell office:value-type="float" office:value="0.2844738" calcext:value-type="float">
            <text:p>0.2844738</text:p>
          </table:table-cell>
          <table:table-cell office:value-type="float" office:value="0.3348327" calcext:value-type="float">
            <text:p>0.3348327</text:p>
          </table:table-cell>
          <table:table-cell office:value-type="float" office:value="0.3641596" calcext:value-type="float">
            <text:p>0.3641596</text:p>
          </table:table-cell>
          <table:table-cell office:value-type="float" office:value="0.3861068" calcext:value-type="float">
            <text:p>0.386106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052E-015" calcext:value-type="float">
            <text:p>1.939052E-15</text:p>
          </table:table-cell>
          <table:table-cell office:value-type="float" office:value="1.966264E-015" calcext:value-type="float">
            <text:p>1.966264E-15</text:p>
          </table:table-cell>
          <table:table-cell office:value-type="float" office:value="1.962327E-015" calcext:value-type="float">
            <text:p>1.962327E-15</text:p>
          </table:table-cell>
          <table:table-cell office:value-type="float" office:value="1.934553E-015" calcext:value-type="float">
            <text:p>1.934553E-15</text:p>
          </table:table-cell>
          <table:table-cell office:value-type="float" office:value="9.429476E-016" calcext:value-type="float">
            <text:p>9.429476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01086" calcext:value-type="float">
            <text:p>-0.001701086</text:p>
          </table:table-cell>
          <table:table-cell office:value-type="float" office:value="-0.001535626" calcext:value-type="float">
            <text:p>-0.001535626</text:p>
          </table:table-cell>
          <table:table-cell office:value-type="float" office:value="-1.078752" calcext:value-type="float">
            <text:p>-1.078752</text:p>
          </table:table-cell>
          <table:table-cell office:value-type="float" office:value="-0.5132933" calcext:value-type="float">
            <text:p>-0.5132933</text:p>
          </table:table-cell>
          <table:table-cell office:value-type="float" office:value="-1.12053" calcext:value-type="float">
            <text:p>-1.12053</text:p>
          </table:table-cell>
          <table:table-cell office:value-type="float" office:value="-1.19125" calcext:value-type="float">
            <text:p>-1.19125</text:p>
          </table:table-cell>
          <table:table-cell office:value-type="float" office:value="-0.07618255" calcext:value-type="float">
            <text:p>-0.07618255</text:p>
          </table:table-cell>
          <table:table-cell office:value-type="float" office:value="-0.7635909" calcext:value-type="float">
            <text:p>-0.7635909</text:p>
          </table:table-cell>
          <table:table-cell office:value-type="float" office:value="-0.2057232" calcext:value-type="float">
            <text:p>-0.2057232</text:p>
          </table:table-cell>
          <table:table-cell office:value-type="float" office:value="-0.05346343" calcext:value-type="float">
            <text:p>-0.0534634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4424774" calcext:value-type="float">
            <text:p>-0.004424774</text:p>
          </table:table-cell>
          <table:table-cell office:value-type="float" office:value="0.03571027" calcext:value-type="float">
            <text:p>0.03571027</text:p>
          </table:table-cell>
          <table:table-cell office:value-type="float" office:value="-9999.035" calcext:value-type="float">
            <text:p>-9999.035</text:p>
          </table:table-cell>
          <table:table-cell office:value-type="float" office:value="-2.399628" calcext:value-type="float">
            <text:p>-2.3996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6" calcext:value-type="float">
            <text:p>4082006</text:p>
          </table:table-cell>
          <table:table-cell office:value-type="float" office:value="484.6439" calcext:value-type="float">
            <text:p>484.6439</text:p>
          </table:table-cell>
          <table:table-cell office:value-type="float" office:value="501.4858" calcext:value-type="float">
            <text:p>501.4858</text:p>
          </table:table-cell>
          <table:table-cell office:value-type="float" office:value="42.40104" calcext:value-type="float">
            <text:p>42.40104</text:p>
          </table:table-cell>
          <table:table-cell office:value-type="float" office:value="983.2833" calcext:value-type="float">
            <text:p>983.2833</text:p>
          </table:table-cell>
          <table:table-cell office:value-type="float" office:value="-11.82941" calcext:value-type="float">
            <text:p>-11.82941</text:p>
          </table:table-cell>
          <table:table-cell office:value-type="float" office:value="0" calcext:value-type="float">
            <text:p>0</text:p>
          </table:table-cell>
          <table:table-cell office:value-type="float" office:value="0.4512276" calcext:value-type="float">
            <text:p>0.4512276</text:p>
          </table:table-cell>
          <table:table-cell office:value-type="float" office:value="0.4429744" calcext:value-type="float">
            <text:p>0.4429744</text:p>
          </table:table-cell>
          <table:table-cell office:value-type="float" office:value="0.2457935" calcext:value-type="float">
            <text:p>0.2457935</text:p>
          </table:table-cell>
          <table:table-cell office:value-type="float" office:value="0.2107823" calcext:value-type="float">
            <text:p>0.2107823</text:p>
          </table:table-cell>
          <table:table-cell office:value-type="float" office:value="0.1972688" calcext:value-type="float">
            <text:p>0.1972688</text:p>
          </table:table-cell>
          <table:table-cell office:value-type="float" office:value="0.1701071" calcext:value-type="float">
            <text:p>0.1701071</text:p>
          </table:table-cell>
          <table:table-cell office:value-type="float" office:value="0.2307816" calcext:value-type="float">
            <text:p>0.2307816</text:p>
          </table:table-cell>
          <table:table-cell office:value-type="float" office:value="0.2502248" calcext:value-type="float">
            <text:p>0.2502248</text:p>
          </table:table-cell>
          <table:table-cell office:value-type="float" office:value="0.2841045" calcext:value-type="float">
            <text:p>0.2841045</text:p>
          </table:table-cell>
          <table:table-cell office:value-type="float" office:value="0.3347589" calcext:value-type="float">
            <text:p>0.3347589</text:p>
          </table:table-cell>
          <table:table-cell office:value-type="float" office:value="0.364339" calcext:value-type="float">
            <text:p>0.364339</text:p>
          </table:table-cell>
          <table:table-cell office:value-type="float" office:value="0.3860453" calcext:value-type="float">
            <text:p>0.3860453</text:p>
          </table:table-cell>
          <table:table-cell office:value-type="float" office:value="0.4619405" calcext:value-type="float">
            <text:p>0.4619405</text:p>
          </table:table-cell>
          <table:table-cell office:value-type="float" office:value="0" calcext:value-type="float">
            <text:p>0</text:p>
          </table:table-cell>
          <table:table-cell office:value-type="float" office:value="1.939224E-015" calcext:value-type="float">
            <text:p>1.939224E-15</text:p>
          </table:table-cell>
          <table:table-cell office:value-type="float" office:value="1.966261E-015" calcext:value-type="float">
            <text:p>1.966261E-15</text:p>
          </table:table-cell>
          <table:table-cell office:value-type="float" office:value="1.962309E-015" calcext:value-type="float">
            <text:p>1.962309E-15</text:p>
          </table:table-cell>
          <table:table-cell office:value-type="float" office:value="1.934546E-015" calcext:value-type="float">
            <text:p>1.934546E-15</text:p>
          </table:table-cell>
          <table:table-cell office:value-type="float" office:value="9.429347E-016" calcext:value-type="float">
            <text:p>9.429347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143271" calcext:value-type="float">
            <text:p>-0.003143271</text:p>
          </table:table-cell>
          <table:table-cell office:value-type="float" office:value="-0.003539527" calcext:value-type="float">
            <text:p>-0.003539527</text:p>
          </table:table-cell>
          <table:table-cell office:value-type="float" office:value="-0.1649221" calcext:value-type="float">
            <text:p>-0.1649221</text:p>
          </table:table-cell>
          <table:table-cell office:value-type="float" office:value="-0.5380695" calcext:value-type="float">
            <text:p>-0.5380695</text:p>
          </table:table-cell>
          <table:table-cell office:value-type="float" office:value="-0.8970758" calcext:value-type="float">
            <text:p>-0.8970758</text:p>
          </table:table-cell>
          <table:table-cell office:value-type="float" office:value="-1.11129" calcext:value-type="float">
            <text:p>-1.11129</text:p>
          </table:table-cell>
          <table:table-cell office:value-type="float" office:value="-0.09390646" calcext:value-type="float">
            <text:p>-0.09390646</text:p>
          </table:table-cell>
          <table:table-cell office:value-type="float" office:value="-0.7444478" calcext:value-type="float">
            <text:p>-0.7444478</text:p>
          </table:table-cell>
          <table:table-cell office:value-type="float" office:value="-0.2082371" calcext:value-type="float">
            <text:p>-0.2082371</text:p>
          </table:table-cell>
          <table:table-cell office:value-type="float" office:value="-0.0535778" calcext:value-type="float">
            <text:p>-0.0535778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2685094" calcext:value-type="float">
            <text:p>-0.002685094</text:p>
          </table:table-cell>
          <table:table-cell office:value-type="float" office:value="0.0355886" calcext:value-type="float">
            <text:p>0.0355886</text:p>
          </table:table-cell>
          <table:table-cell office:value-type="float" office:value="-9999.035" calcext:value-type="float">
            <text:p>-9999.035</text:p>
          </table:table-cell>
          <table:table-cell office:value-type="float" office:value="-2.394033" calcext:value-type="float">
            <text:p>-2.39403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6" calcext:value-type="float">
            <text:p>5082006</text:p>
          </table:table-cell>
          <table:table-cell office:value-type="float" office:value="494.3594" calcext:value-type="float">
            <text:p>494.3594</text:p>
          </table:table-cell>
          <table:table-cell office:value-type="float" office:value="508.97" calcext:value-type="float">
            <text:p>508.97</text:p>
          </table:table-cell>
          <table:table-cell office:value-type="float" office:value="42.40104" calcext:value-type="float">
            <text:p>42.40104</text:p>
          </table:table-cell>
          <table:table-cell office:value-type="float" office:value="985.8845" calcext:value-type="float">
            <text:p>985.8845</text:p>
          </table:table-cell>
          <table:table-cell office:value-type="float" office:value="-12.19924" calcext:value-type="float">
            <text:p>-12.19924</text:p>
          </table:table-cell>
          <table:table-cell office:value-type="float" office:value="0" calcext:value-type="float">
            <text:p>0</text:p>
          </table:table-cell>
          <table:table-cell office:value-type="float" office:value="0.4745077" calcext:value-type="float">
            <text:p>0.4745077</text:p>
          </table:table-cell>
          <table:table-cell office:value-type="float" office:value="0.4573957" calcext:value-type="float">
            <text:p>0.4573957</text:p>
          </table:table-cell>
          <table:table-cell office:value-type="float" office:value="0.2785857" calcext:value-type="float">
            <text:p>0.2785857</text:p>
          </table:table-cell>
          <table:table-cell office:value-type="float" office:value="0.2103493" calcext:value-type="float">
            <text:p>0.2103493</text:p>
          </table:table-cell>
          <table:table-cell office:value-type="float" office:value="0.2007811" calcext:value-type="float">
            <text:p>0.2007811</text:p>
          </table:table-cell>
          <table:table-cell office:value-type="float" office:value="0.1715785" calcext:value-type="float">
            <text:p>0.1715785</text:p>
          </table:table-cell>
          <table:table-cell office:value-type="float" office:value="0.2259027" calcext:value-type="float">
            <text:p>0.2259027</text:p>
          </table:table-cell>
          <table:table-cell office:value-type="float" office:value="0.2508592" calcext:value-type="float">
            <text:p>0.2508592</text:p>
          </table:table-cell>
          <table:table-cell office:value-type="float" office:value="0.2837075" calcext:value-type="float">
            <text:p>0.2837075</text:p>
          </table:table-cell>
          <table:table-cell office:value-type="float" office:value="0.3346674" calcext:value-type="float">
            <text:p>0.3346674</text:p>
          </table:table-cell>
          <table:table-cell office:value-type="float" office:value="0.3644841" calcext:value-type="float">
            <text:p>0.3644841</text:p>
          </table:table-cell>
          <table:table-cell office:value-type="float" office:value="0.3861794" calcext:value-type="float">
            <text:p>0.3861794</text:p>
          </table:table-cell>
          <table:table-cell office:value-type="float" office:value="0.4551599" calcext:value-type="float">
            <text:p>0.4551599</text:p>
          </table:table-cell>
          <table:table-cell office:value-type="float" office:value="0.00004934845" calcext:value-type="float">
            <text:p>4.934845E-05</text:p>
          </table:table-cell>
          <table:table-cell office:value-type="float" office:value="1.939416E-015" calcext:value-type="float">
            <text:p>1.939416E-15</text:p>
          </table:table-cell>
          <table:table-cell office:value-type="float" office:value="1.966258E-015" calcext:value-type="float">
            <text:p>1.966258E-15</text:p>
          </table:table-cell>
          <table:table-cell office:value-type="float" office:value="1.962288E-015" calcext:value-type="float">
            <text:p>1.962288E-15</text:p>
          </table:table-cell>
          <table:table-cell office:value-type="float" office:value="1.934537E-015" calcext:value-type="float">
            <text:p>1.934537E-15</text:p>
          </table:table-cell>
          <table:table-cell office:value-type="float" office:value="9.429223E-016" calcext:value-type="float">
            <text:p>9.429223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287422" calcext:value-type="float">
            <text:p>-0.002287422</text:p>
          </table:table-cell>
          <table:table-cell office:value-type="float" office:value="-0.003327973" calcext:value-type="float">
            <text:p>-0.003327973</text:p>
          </table:table-cell>
          <table:table-cell office:value-type="float" office:value="-0.0633183" calcext:value-type="float">
            <text:p>-0.0633183</text:p>
          </table:table-cell>
          <table:table-cell office:value-type="float" office:value="-0.5467662" calcext:value-type="float">
            <text:p>-0.5467662</text:p>
          </table:table-cell>
          <table:table-cell office:value-type="float" office:value="-0.7827552" calcext:value-type="float">
            <text:p>-0.7827552</text:p>
          </table:table-cell>
          <table:table-cell office:value-type="float" office:value="-1.04032" calcext:value-type="float">
            <text:p>-1.04032</text:p>
          </table:table-cell>
          <table:table-cell office:value-type="float" office:value="-0.1109886" calcext:value-type="float">
            <text:p>-0.1109886</text:p>
          </table:table-cell>
          <table:table-cell office:value-type="float" office:value="-0.7280942" calcext:value-type="float">
            <text:p>-0.7280942</text:p>
          </table:table-cell>
          <table:table-cell office:value-type="float" office:value="-0.2109779" calcext:value-type="float">
            <text:p>-0.2109779</text:p>
          </table:table-cell>
          <table:table-cell office:value-type="float" office:value="-0.05371942" calcext:value-type="float">
            <text:p>-0.0537194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3543849" calcext:value-type="float">
            <text:p>0.03543849</text:p>
          </table:table-cell>
          <table:table-cell office:value-type="float" office:value="-9999.035" calcext:value-type="float">
            <text:p>-9999.035</text:p>
          </table:table-cell>
          <table:table-cell office:value-type="float" office:value="-2.331417" calcext:value-type="float">
            <text:p>-2.3314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6" calcext:value-type="float">
            <text:p>6082006</text:p>
          </table:table-cell>
          <table:table-cell office:value-type="float" office:value="520.8389" calcext:value-type="float">
            <text:p>520.8389</text:p>
          </table:table-cell>
          <table:table-cell office:value-type="float" office:value="515.8647" calcext:value-type="float">
            <text:p>515.8647</text:p>
          </table:table-cell>
          <table:table-cell office:value-type="float" office:value="42.40104" calcext:value-type="float">
            <text:p>42.40104</text:p>
          </table:table-cell>
          <table:table-cell office:value-type="float" office:value="1006.009" calcext:value-type="float">
            <text:p>1006.009</text:p>
          </table:table-cell>
          <table:table-cell office:value-type="float" office:value="-12.74028" calcext:value-type="float">
            <text:p>-12.74028</text:p>
          </table:table-cell>
          <table:table-cell office:value-type="float" office:value="0" calcext:value-type="float">
            <text:p>0</text:p>
          </table:table-cell>
          <table:table-cell office:value-type="float" office:value="0.5959406" calcext:value-type="float">
            <text:p>0.5959406</text:p>
          </table:table-cell>
          <table:table-cell office:value-type="float" office:value="0.5517056" calcext:value-type="float">
            <text:p>0.5517056</text:p>
          </table:table-cell>
          <table:table-cell office:value-type="float" office:value="0.498345" calcext:value-type="float">
            <text:p>0.498345</text:p>
          </table:table-cell>
          <table:table-cell office:value-type="float" office:value="0.2169198" calcext:value-type="float">
            <text:p>0.2169198</text:p>
          </table:table-cell>
          <table:table-cell office:value-type="float" office:value="0.2041058" calcext:value-type="float">
            <text:p>0.2041058</text:p>
          </table:table-cell>
          <table:table-cell office:value-type="float" office:value="0.1730474" calcext:value-type="float">
            <text:p>0.1730474</text:p>
          </table:table-cell>
          <table:table-cell office:value-type="float" office:value="0.2392773" calcext:value-type="float">
            <text:p>0.2392773</text:p>
          </table:table-cell>
          <table:table-cell office:value-type="float" office:value="0.2516187" calcext:value-type="float">
            <text:p>0.2516187</text:p>
          </table:table-cell>
          <table:table-cell office:value-type="float" office:value="0.2834231" calcext:value-type="float">
            <text:p>0.2834231</text:p>
          </table:table-cell>
          <table:table-cell office:value-type="float" office:value="0.3346429" calcext:value-type="float">
            <text:p>0.3346429</text:p>
          </table:table-cell>
          <table:table-cell office:value-type="float" office:value="0.3646843" calcext:value-type="float">
            <text:p>0.3646843</text:p>
          </table:table-cell>
          <table:table-cell office:value-type="float" office:value="0.386364" calcext:value-type="float">
            <text:p>0.386364</text:p>
          </table:table-cell>
          <table:table-cell office:value-type="float" office:value="0.4589455" calcext:value-type="float">
            <text:p>0.4589455</text:p>
          </table:table-cell>
          <table:table-cell office:value-type="float" office:value="0.002060207" calcext:value-type="float">
            <text:p>0.002060207</text:p>
          </table:table-cell>
          <table:table-cell office:value-type="float" office:value="1.939571E-015" calcext:value-type="float">
            <text:p>1.939571E-15</text:p>
          </table:table-cell>
          <table:table-cell office:value-type="float" office:value="1.966255E-015" calcext:value-type="float">
            <text:p>1.966255E-15</text:p>
          </table:table-cell>
          <table:table-cell office:value-type="float" office:value="1.962275E-015" calcext:value-type="float">
            <text:p>1.962275E-15</text:p>
          </table:table-cell>
          <table:table-cell office:value-type="float" office:value="1.934531E-015" calcext:value-type="float">
            <text:p>1.934531E-15</text:p>
          </table:table-cell>
          <table:table-cell office:value-type="float" office:value="9.429062E-016" calcext:value-type="float">
            <text:p>9.429062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635056" calcext:value-type="float">
            <text:p>-0.0005635056</text:p>
          </table:table-cell>
          <table:table-cell office:value-type="float" office:value="-0.0008698737" calcext:value-type="float">
            <text:p>-0.0008698737</text:p>
          </table:table-cell>
          <table:table-cell office:value-type="float" office:value="-0.002473576" calcext:value-type="float">
            <text:p>-0.002473576</text:p>
          </table:table-cell>
          <table:table-cell office:value-type="float" office:value="-0.457407" calcext:value-type="float">
            <text:p>-0.457407</text:p>
          </table:table-cell>
          <table:table-cell office:value-type="float" office:value="-0.6897608" calcext:value-type="float">
            <text:p>-0.6897608</text:p>
          </table:table-cell>
          <table:table-cell office:value-type="float" office:value="-0.9745569" calcext:value-type="float">
            <text:p>-0.9745569</text:p>
          </table:table-cell>
          <table:table-cell office:value-type="float" office:value="-0.08203077" calcext:value-type="float">
            <text:p>-0.08203077</text:p>
          </table:table-cell>
          <table:table-cell office:value-type="float" office:value="-0.7090793" calcext:value-type="float">
            <text:p>-0.7090793</text:p>
          </table:table-cell>
          <table:table-cell office:value-type="float" office:value="-0.2129644" calcext:value-type="float">
            <text:p>-0.2129644</text:p>
          </table:table-cell>
          <table:table-cell office:value-type="float" office:value="-0.05375743" calcext:value-type="float">
            <text:p>-0.0537574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3601243" calcext:value-type="float">
            <text:p>0.03601243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354516" calcext:value-type="float">
            <text:p>-2.3545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6" calcext:value-type="float">
            <text:p>7082006</text:p>
          </table:table-cell>
          <table:table-cell office:value-type="float" office:value="567.8922" calcext:value-type="float">
            <text:p>567.8922</text:p>
          </table:table-cell>
          <table:table-cell office:value-type="float" office:value="521.8813" calcext:value-type="float">
            <text:p>521.8813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1037.421" calcext:value-type="float">
            <text:p>1037.421</text:p>
          </table:table-cell>
          <table:table-cell office:value-type="float" office:value="-13.07869" calcext:value-type="float">
            <text:p>-13.07869</text:p>
          </table:table-cell>
          <table:table-cell office:value-type="float" office:value="0" calcext:value-type="float">
            <text:p>0</text:p>
          </table:table-cell>
          <table:table-cell office:value-type="float" office:value="0.4488474" calcext:value-type="float">
            <text:p>0.4488474</text:p>
          </table:table-cell>
          <table:table-cell office:value-type="float" office:value="0.4387936" calcext:value-type="float">
            <text:p>0.4387936</text:p>
          </table:table-cell>
          <table:table-cell office:value-type="float" office:value="0.4341968" calcext:value-type="float">
            <text:p>0.4341968</text:p>
          </table:table-cell>
          <table:table-cell office:value-type="float" office:value="0.4367764" calcext:value-type="float">
            <text:p>0.4367764</text:p>
          </table:table-cell>
          <table:table-cell office:value-type="float" office:value="0.4387833" calcext:value-type="float">
            <text:p>0.4387833</text:p>
          </table:table-cell>
          <table:table-cell office:value-type="float" office:value="0.3536912" calcext:value-type="float">
            <text:p>0.3536912</text:p>
          </table:table-cell>
          <table:table-cell office:value-type="float" office:value="0.3220139" calcext:value-type="float">
            <text:p>0.3220139</text:p>
          </table:table-cell>
          <table:table-cell office:value-type="float" office:value="0.2525674" calcext:value-type="float">
            <text:p>0.2525674</text:p>
          </table:table-cell>
          <table:table-cell office:value-type="float" office:value="0.2833463" calcext:value-type="float">
            <text:p>0.2833463</text:p>
          </table:table-cell>
          <table:table-cell office:value-type="float" office:value="0.3347513" calcext:value-type="float">
            <text:p>0.3347513</text:p>
          </table:table-cell>
          <table:table-cell office:value-type="float" office:value="0.3649868" calcext:value-type="float">
            <text:p>0.3649868</text:p>
          </table:table-cell>
          <table:table-cell office:value-type="float" office:value="0.3865234" calcext:value-type="float">
            <text:p>0.3865234</text:p>
          </table:table-cell>
          <table:table-cell office:value-type="float" office:value="0.4619237" calcext:value-type="float">
            <text:p>0.4619237</text:p>
          </table:table-cell>
          <table:table-cell office:value-type="float" office:value="0" calcext:value-type="float">
            <text:p>0</text:p>
          </table:table-cell>
          <table:table-cell office:value-type="float" office:value="1.939706E-015" calcext:value-type="float">
            <text:p>1.939706E-15</text:p>
          </table:table-cell>
          <table:table-cell office:value-type="float" office:value="1.966241E-015" calcext:value-type="float">
            <text:p>1.966241E-15</text:p>
          </table:table-cell>
          <table:table-cell office:value-type="float" office:value="1.962269E-015" calcext:value-type="float">
            <text:p>1.962269E-15</text:p>
          </table:table-cell>
          <table:table-cell office:value-type="float" office:value="1.934527E-015" calcext:value-type="float">
            <text:p>1.934527E-15</text:p>
          </table:table-cell>
          <table:table-cell office:value-type="float" office:value="9.428982E-016" calcext:value-type="float">
            <text:p>9.428982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172998" calcext:value-type="float">
            <text:p>-0.003172998</text:p>
          </table:table-cell>
          <table:table-cell office:value-type="float" office:value="-0.003598968" calcext:value-type="float">
            <text:p>-0.003598968</text:p>
          </table:table-cell>
          <table:table-cell office:value-type="float" office:value="-0.003695077" calcext:value-type="float">
            <text:p>-0.003695077</text:p>
          </table:table-cell>
          <table:table-cell office:value-type="float" office:value="-0.003521388" calcext:value-type="float">
            <text:p>-0.003521388</text:p>
          </table:table-cell>
          <table:table-cell office:value-type="float" office:value="-0.003410313" calcext:value-type="float">
            <text:p>-0.003410313</text:p>
          </table:table-cell>
          <table:table-cell office:value-type="float" office:value="-0.004223579" calcext:value-type="float">
            <text:p>-0.004223579</text:p>
          </table:table-cell>
          <table:table-cell office:value-type="float" office:value="-0.007087803" calcext:value-type="float">
            <text:p>-0.007087803</text:p>
          </table:table-cell>
          <table:table-cell office:value-type="float" office:value="-0.6860725" calcext:value-type="float">
            <text:p>-0.6860725</text:p>
          </table:table-cell>
          <table:table-cell office:value-type="float" office:value="-0.2135056" calcext:value-type="float">
            <text:p>-0.2135056</text:p>
          </table:table-cell>
          <table:table-cell office:value-type="float" office:value="-0.05358982" calcext:value-type="float">
            <text:p>-0.0535898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2738427" calcext:value-type="float">
            <text:p>-0.002738427</text:p>
          </table:table-cell>
          <table:table-cell office:value-type="float" office:value="0.03510676" calcext:value-type="float">
            <text:p>0.03510676</text:p>
          </table:table-cell>
          <table:table-cell office:value-type="float" office:value="-9999.035" calcext:value-type="float">
            <text:p>-9999.035</text:p>
          </table:table-cell>
          <table:table-cell office:value-type="float" office:value="-2.374521" calcext:value-type="float">
            <text:p>-2.3745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6" calcext:value-type="float">
            <text:p>8082006</text:p>
          </table:table-cell>
          <table:table-cell office:value-type="float" office:value="574.4962" calcext:value-type="float">
            <text:p>574.4962</text:p>
          </table:table-cell>
          <table:table-cell office:value-type="float" office:value="528.1129" calcext:value-type="float">
            <text:p>528.1129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1037.719" calcext:value-type="float">
            <text:p>1037.719</text:p>
          </table:table-cell>
          <table:table-cell office:value-type="float" office:value="-13.00504" calcext:value-type="float">
            <text:p>-13.00504</text:p>
          </table:table-cell>
          <table:table-cell office:value-type="float" office:value="0" calcext:value-type="float">
            <text:p>0</text:p>
          </table:table-cell>
          <table:table-cell office:value-type="float" office:value="0.4094188" calcext:value-type="float">
            <text:p>0.4094188</text:p>
          </table:table-cell>
          <table:table-cell office:value-type="float" office:value="0.4066833" calcext:value-type="float">
            <text:p>0.4066833</text:p>
          </table:table-cell>
          <table:table-cell office:value-type="float" office:value="0.4119445" calcext:value-type="float">
            <text:p>0.4119445</text:p>
          </table:table-cell>
          <table:table-cell office:value-type="float" office:value="0.4209355" calcext:value-type="float">
            <text:p>0.4209355</text:p>
          </table:table-cell>
          <table:table-cell office:value-type="float" office:value="0.4285903" calcext:value-type="float">
            <text:p>0.4285903</text:p>
          </table:table-cell>
          <table:table-cell office:value-type="float" office:value="0.3661851" calcext:value-type="float">
            <text:p>0.3661851</text:p>
          </table:table-cell>
          <table:table-cell office:value-type="float" office:value="0.3664781" calcext:value-type="float">
            <text:p>0.3664781</text:p>
          </table:table-cell>
          <table:table-cell office:value-type="float" office:value="0.2534876" calcext:value-type="float">
            <text:p>0.2534876</text:p>
          </table:table-cell>
          <table:table-cell office:value-type="float" office:value="0.2832511" calcext:value-type="float">
            <text:p>0.2832511</text:p>
          </table:table-cell>
          <table:table-cell office:value-type="float" office:value="0.334841" calcext:value-type="float">
            <text:p>0.334841</text:p>
          </table:table-cell>
          <table:table-cell office:value-type="float" office:value="0.3652459" calcext:value-type="float">
            <text:p>0.3652459</text:p>
          </table:table-cell>
          <table:table-cell office:value-type="float" office:value="0.3865771" calcext:value-type="float">
            <text:p>0.386577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947E-015" calcext:value-type="float">
            <text:p>1.939947E-15</text:p>
          </table:table-cell>
          <table:table-cell office:value-type="float" office:value="1.966227E-015" calcext:value-type="float">
            <text:p>1.966227E-15</text:p>
          </table:table-cell>
          <table:table-cell office:value-type="float" office:value="1.962251E-015" calcext:value-type="float">
            <text:p>1.962251E-15</text:p>
          </table:table-cell>
          <table:table-cell office:value-type="float" office:value="1.934521E-015" calcext:value-type="float">
            <text:p>1.934521E-15</text:p>
          </table:table-cell>
          <table:table-cell office:value-type="float" office:value="9.428795E-016" calcext:value-type="float">
            <text:p>9.428795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501311" calcext:value-type="float">
            <text:p>-0.005501311</text:p>
          </table:table-cell>
          <table:table-cell office:value-type="float" office:value="-0.005511783" calcext:value-type="float">
            <text:p>-0.005511783</text:p>
          </table:table-cell>
          <table:table-cell office:value-type="float" office:value="-0.005020697" calcext:value-type="float">
            <text:p>-0.005020697</text:p>
          </table:table-cell>
          <table:table-cell office:value-type="float" office:value="-0.004418725" calcext:value-type="float">
            <text:p>-0.004418725</text:p>
          </table:table-cell>
          <table:table-cell office:value-type="float" office:value="-0.003957948" calcext:value-type="float">
            <text:p>-0.003957948</text:p>
          </table:table-cell>
          <table:table-cell office:value-type="float" office:value="-0.00322594" calcext:value-type="float">
            <text:p>-0.00322594</text:p>
          </table:table-cell>
          <table:table-cell office:value-type="float" office:value="-0.002344501" calcext:value-type="float">
            <text:p>-0.002344501</text:p>
          </table:table-cell>
          <table:table-cell office:value-type="float" office:value="-0.6645316" calcext:value-type="float">
            <text:p>-0.6645316</text:p>
          </table:table-cell>
          <table:table-cell office:value-type="float" office:value="-0.2141777" calcext:value-type="float">
            <text:p>-0.2141777</text:p>
          </table:table-cell>
          <table:table-cell office:value-type="float" office:value="-0.05345149" calcext:value-type="float">
            <text:p>-0.0534514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5741098" calcext:value-type="float">
            <text:p>-0.005741098</text:p>
          </table:table-cell>
          <table:table-cell office:value-type="float" office:value="0.03501906" calcext:value-type="float">
            <text:p>0.03501906</text:p>
          </table:table-cell>
          <table:table-cell office:value-type="float" office:value="-9999.035" calcext:value-type="float">
            <text:p>-9999.035</text:p>
          </table:table-cell>
          <table:table-cell office:value-type="float" office:value="-2.385212" calcext:value-type="float">
            <text:p>-2.3852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6" calcext:value-type="float">
            <text:p>9082006</text:p>
          </table:table-cell>
          <table:table-cell office:value-type="float" office:value="577.4809" calcext:value-type="float">
            <text:p>577.4809</text:p>
          </table:table-cell>
          <table:table-cell office:value-type="float" office:value="535.5074" calcext:value-type="float">
            <text:p>535.5074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1033.307" calcext:value-type="float">
            <text:p>1033.307</text:p>
          </table:table-cell>
          <table:table-cell office:value-type="float" office:value="-13.00399" calcext:value-type="float">
            <text:p>-13.00399</text:p>
          </table:table-cell>
          <table:table-cell office:value-type="float" office:value="0" calcext:value-type="float">
            <text:p>0</text:p>
          </table:table-cell>
          <table:table-cell office:value-type="float" office:value="0.3890032" calcext:value-type="float">
            <text:p>0.3890032</text:p>
          </table:table-cell>
          <table:table-cell office:value-type="float" office:value="0.3916208" calcext:value-type="float">
            <text:p>0.3916208</text:p>
          </table:table-cell>
          <table:table-cell office:value-type="float" office:value="0.3987334" calcext:value-type="float">
            <text:p>0.3987334</text:p>
          </table:table-cell>
          <table:table-cell office:value-type="float" office:value="0.4085648" calcext:value-type="float">
            <text:p>0.4085648</text:p>
          </table:table-cell>
          <table:table-cell office:value-type="float" office:value="0.4165456" calcext:value-type="float">
            <text:p>0.4165456</text:p>
          </table:table-cell>
          <table:table-cell office:value-type="float" office:value="0.3582814" calcext:value-type="float">
            <text:p>0.3582814</text:p>
          </table:table-cell>
          <table:table-cell office:value-type="float" office:value="0.3584231" calcext:value-type="float">
            <text:p>0.3584231</text:p>
          </table:table-cell>
          <table:table-cell office:value-type="float" office:value="0.2543555" calcext:value-type="float">
            <text:p>0.2543555</text:p>
          </table:table-cell>
          <table:table-cell office:value-type="float" office:value="0.2830815" calcext:value-type="float">
            <text:p>0.2830815</text:p>
          </table:table-cell>
          <table:table-cell office:value-type="float" office:value="0.3348773" calcext:value-type="float">
            <text:p>0.3348773</text:p>
          </table:table-cell>
          <table:table-cell office:value-type="float" office:value="0.3654308" calcext:value-type="float">
            <text:p>0.3654308</text:p>
          </table:table-cell>
          <table:table-cell office:value-type="float" office:value="0.3865751" calcext:value-type="float">
            <text:p>0.386575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205E-015" calcext:value-type="float">
            <text:p>1.940205E-15</text:p>
          </table:table-cell>
          <table:table-cell office:value-type="float" office:value="1.96621E-015" calcext:value-type="float">
            <text:p>1.96621E-15</text:p>
          </table:table-cell>
          <table:table-cell office:value-type="float" office:value="1.96223E-015" calcext:value-type="float">
            <text:p>1.96223E-15</text:p>
          </table:table-cell>
          <table:table-cell office:value-type="float" office:value="1.934516E-015" calcext:value-type="float">
            <text:p>1.934516E-15</text:p>
          </table:table-cell>
          <table:table-cell office:value-type="float" office:value="9.428624E-016" calcext:value-type="float">
            <text:p>9.428624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154847" calcext:value-type="float">
            <text:p>-0.007154847</text:p>
          </table:table-cell>
          <table:table-cell office:value-type="float" office:value="-0.006847671" calcext:value-type="float">
            <text:p>-0.006847671</text:p>
          </table:table-cell>
          <table:table-cell office:value-type="float" office:value="-0.006124241" calcext:value-type="float">
            <text:p>-0.006124241</text:p>
          </table:table-cell>
          <table:table-cell office:value-type="float" office:value="-0.005301036" calcext:value-type="float">
            <text:p>-0.005301036</text:p>
          </table:table-cell>
          <table:table-cell office:value-type="float" office:value="-0.004708039" calcext:value-type="float">
            <text:p>-0.004708039</text:p>
          </table:table-cell>
          <table:table-cell office:value-type="float" office:value="-0.003800788" calcext:value-type="float">
            <text:p>-0.003800788</text:p>
          </table:table-cell>
          <table:table-cell office:value-type="float" office:value="-0.002820129" calcext:value-type="float">
            <text:p>-0.002820129</text:p>
          </table:table-cell>
          <table:table-cell office:value-type="float" office:value="-0.6449051" calcext:value-type="float">
            <text:p>-0.6449051</text:p>
          </table:table-cell>
          <table:table-cell office:value-type="float" office:value="-0.2153807" calcext:value-type="float">
            <text:p>-0.2153807</text:p>
          </table:table-cell>
          <table:table-cell office:value-type="float" office:value="-0.05339557" calcext:value-type="float">
            <text:p>-0.0533955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7386938" calcext:value-type="float">
            <text:p>-0.007386938</text:p>
          </table:table-cell>
          <table:table-cell office:value-type="float" office:value="0.03478981" calcext:value-type="float">
            <text:p>0.03478981</text:p>
          </table:table-cell>
          <table:table-cell office:value-type="float" office:value="-9999.035" calcext:value-type="float">
            <text:p>-9999.035</text:p>
          </table:table-cell>
          <table:table-cell office:value-type="float" office:value="-2.391515" calcext:value-type="float">
            <text:p>-2.3915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6" calcext:value-type="float">
            <text:p>10082006</text:p>
          </table:table-cell>
          <table:table-cell office:value-type="float" office:value="578.4337" calcext:value-type="float">
            <text:p>578.4337</text:p>
          </table:table-cell>
          <table:table-cell office:value-type="float" office:value="542.2832" calcext:value-type="float">
            <text:p>542.2832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1027.482" calcext:value-type="float">
            <text:p>1027.482</text:p>
          </table:table-cell>
          <table:table-cell office:value-type="float" office:value="-13.00391" calcext:value-type="float">
            <text:p>-13.00391</text:p>
          </table:table-cell>
          <table:table-cell office:value-type="float" office:value="0" calcext:value-type="float">
            <text:p>0</text:p>
          </table:table-cell>
          <table:table-cell office:value-type="float" office:value="0.3705432" calcext:value-type="float">
            <text:p>0.3705432</text:p>
          </table:table-cell>
          <table:table-cell office:value-type="float" office:value="0.3736844" calcext:value-type="float">
            <text:p>0.3736844</text:p>
          </table:table-cell>
          <table:table-cell office:value-type="float" office:value="0.381728" calcext:value-type="float">
            <text:p>0.381728</text:p>
          </table:table-cell>
          <table:table-cell office:value-type="float" office:value="0.3916481" calcext:value-type="float">
            <text:p>0.3916481</text:p>
          </table:table-cell>
          <table:table-cell office:value-type="float" office:value="0.3988065" calcext:value-type="float">
            <text:p>0.3988065</text:p>
          </table:table-cell>
          <table:table-cell office:value-type="float" office:value="0.3455511" calcext:value-type="float">
            <text:p>0.3455511</text:p>
          </table:table-cell>
          <table:table-cell office:value-type="float" office:value="0.3446505" calcext:value-type="float">
            <text:p>0.3446505</text:p>
          </table:table-cell>
          <table:table-cell office:value-type="float" office:value="0.2552044" calcext:value-type="float">
            <text:p>0.2552044</text:p>
          </table:table-cell>
          <table:table-cell office:value-type="float" office:value="0.2829636" calcext:value-type="float">
            <text:p>0.2829636</text:p>
          </table:table-cell>
          <table:table-cell office:value-type="float" office:value="0.3349416" calcext:value-type="float">
            <text:p>0.3349416</text:p>
          </table:table-cell>
          <table:table-cell office:value-type="float" office:value="0.3656191" calcext:value-type="float">
            <text:p>0.3656191</text:p>
          </table:table-cell>
          <table:table-cell office:value-type="float" office:value="0.3865681" calcext:value-type="float">
            <text:p>0.386568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464E-015" calcext:value-type="float">
            <text:p>1.940464E-15</text:p>
          </table:table-cell>
          <table:table-cell office:value-type="float" office:value="1.966193E-015" calcext:value-type="float">
            <text:p>1.966193E-15</text:p>
          </table:table-cell>
          <table:table-cell office:value-type="float" office:value="1.962208E-015" calcext:value-type="float">
            <text:p>1.962208E-15</text:p>
          </table:table-cell>
          <table:table-cell office:value-type="float" office:value="1.934508E-015" calcext:value-type="float">
            <text:p>1.934508E-15</text:p>
          </table:table-cell>
          <table:table-cell office:value-type="float" office:value="9.428491E-016" calcext:value-type="float">
            <text:p>9.428491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627559" calcext:value-type="float">
            <text:p>-0.009627559</text:p>
          </table:table-cell>
          <table:table-cell office:value-type="float" office:value="-0.009122225" calcext:value-type="float">
            <text:p>-0.009122225</text:p>
          </table:table-cell>
          <table:table-cell office:value-type="float" office:value="-0.007995186" calcext:value-type="float">
            <text:p>-0.007995186</text:p>
          </table:table-cell>
          <table:table-cell office:value-type="float" office:value="-0.006859331" calcext:value-type="float">
            <text:p>-0.006859331</text:p>
          </table:table-cell>
          <table:table-cell office:value-type="float" office:value="-0.006138458" calcext:value-type="float">
            <text:p>-0.006138458</text:p>
          </table:table-cell>
          <table:table-cell office:value-type="float" office:value="-0.004994833" calcext:value-type="float">
            <text:p>-0.004994833</text:p>
          </table:table-cell>
          <table:table-cell office:value-type="float" office:value="-0.003917027" calcext:value-type="float">
            <text:p>-0.003917027</text:p>
          </table:table-cell>
          <table:table-cell office:value-type="float" office:value="-0.6263309" calcext:value-type="float">
            <text:p>-0.6263309</text:p>
          </table:table-cell>
          <table:table-cell office:value-type="float" office:value="-0.2162211" calcext:value-type="float">
            <text:p>-0.2162211</text:p>
          </table:table-cell>
          <table:table-cell office:value-type="float" office:value="-0.05329691" calcext:value-type="float">
            <text:p>-0.0532969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9916007" calcext:value-type="float">
            <text:p>-0.009916007</text:p>
          </table:table-cell>
          <table:table-cell office:value-type="float" office:value="0.03482953" calcext:value-type="float">
            <text:p>0.03482953</text:p>
          </table:table-cell>
          <table:table-cell office:value-type="float" office:value="-9999.035" calcext:value-type="float">
            <text:p>-9999.035</text:p>
          </table:table-cell>
          <table:table-cell office:value-type="float" office:value="-2.39756" calcext:value-type="float">
            <text:p>-2.3975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6" calcext:value-type="float">
            <text:p>11082006</text:p>
          </table:table-cell>
          <table:table-cell office:value-type="float" office:value="578.4337" calcext:value-type="float">
            <text:p>578.4337</text:p>
          </table:table-cell>
          <table:table-cell office:value-type="float" office:value="548.7554" calcext:value-type="float">
            <text:p>548.7554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1021.568" calcext:value-type="float">
            <text:p>1021.568</text:p>
          </table:table-cell>
          <table:table-cell office:value-type="float" office:value="-13.56148" calcext:value-type="float">
            <text:p>-13.56148</text:p>
          </table:table-cell>
          <table:table-cell office:value-type="float" office:value="0" calcext:value-type="float">
            <text:p>0</text:p>
          </table:table-cell>
          <table:table-cell office:value-type="float" office:value="0.3464048" calcext:value-type="float">
            <text:p>0.3464048</text:p>
          </table:table-cell>
          <table:table-cell office:value-type="float" office:value="0.350664" calcext:value-type="float">
            <text:p>0.350664</text:p>
          </table:table-cell>
          <table:table-cell office:value-type="float" office:value="0.3608748" calcext:value-type="float">
            <text:p>0.3608748</text:p>
          </table:table-cell>
          <table:table-cell office:value-type="float" office:value="0.3719631" calcext:value-type="float">
            <text:p>0.3719631</text:p>
          </table:table-cell>
          <table:table-cell office:value-type="float" office:value="0.3795033" calcext:value-type="float">
            <text:p>0.3795033</text:p>
          </table:table-cell>
          <table:table-cell office:value-type="float" office:value="0.3318173" calcext:value-type="float">
            <text:p>0.3318173</text:p>
          </table:table-cell>
          <table:table-cell office:value-type="float" office:value="0.330604" calcext:value-type="float">
            <text:p>0.330604</text:p>
          </table:table-cell>
          <table:table-cell office:value-type="float" office:value="0.2560515" calcext:value-type="float">
            <text:p>0.2560515</text:p>
          </table:table-cell>
          <table:table-cell office:value-type="float" office:value="0.2828167" calcext:value-type="float">
            <text:p>0.2828167</text:p>
          </table:table-cell>
          <table:table-cell office:value-type="float" office:value="0.3349749" calcext:value-type="float">
            <text:p>0.3349749</text:p>
          </table:table-cell>
          <table:table-cell office:value-type="float" office:value="0.3657601" calcext:value-type="float">
            <text:p>0.3657601</text:p>
          </table:table-cell>
          <table:table-cell office:value-type="float" office:value="0.3868137" calcext:value-type="float">
            <text:p>0.3868137</text:p>
          </table:table-cell>
          <table:table-cell office:value-type="float" office:value="0.4524267" calcext:value-type="float">
            <text:p>0.4524267</text:p>
          </table:table-cell>
          <table:table-cell office:value-type="float" office:value="0" calcext:value-type="float">
            <text:p>0</text:p>
          </table:table-cell>
          <table:table-cell office:value-type="float" office:value="1.940702E-015" calcext:value-type="float">
            <text:p>1.940702E-15</text:p>
          </table:table-cell>
          <table:table-cell office:value-type="float" office:value="1.966163E-015" calcext:value-type="float">
            <text:p>1.966163E-15</text:p>
          </table:table-cell>
          <table:table-cell office:value-type="float" office:value="1.962192E-015" calcext:value-type="float">
            <text:p>1.962192E-15</text:p>
          </table:table-cell>
          <table:table-cell office:value-type="float" office:value="1.934506E-015" calcext:value-type="float">
            <text:p>1.934506E-15</text:p>
          </table:table-cell>
          <table:table-cell office:value-type="float" office:value="9.428331E-016" calcext:value-type="float">
            <text:p>9.428331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5575" calcext:value-type="float">
            <text:p>-0.0145575</text:p>
          </table:table-cell>
          <table:table-cell office:value-type="float" office:value="-0.01347255" calcext:value-type="float">
            <text:p>-0.01347255</text:p>
          </table:table-cell>
          <table:table-cell office:value-type="float" office:value="-0.01127364" calcext:value-type="float">
            <text:p>-0.01127364</text:p>
          </table:table-cell>
          <table:table-cell office:value-type="float" office:value="-0.009394927" calcext:value-type="float">
            <text:p>-0.009394927</text:p>
          </table:table-cell>
          <table:table-cell office:value-type="float" office:value="-0.00830909" calcext:value-type="float">
            <text:p>-0.00830909</text:p>
          </table:table-cell>
          <table:table-cell office:value-type="float" office:value="-0.006786844" calcext:value-type="float">
            <text:p>-0.006786844</text:p>
          </table:table-cell>
          <table:table-cell office:value-type="float" office:value="-0.005552041" calcext:value-type="float">
            <text:p>-0.005552041</text:p>
          </table:table-cell>
          <table:table-cell office:value-type="float" office:value="-0.6084136" calcext:value-type="float">
            <text:p>-0.6084136</text:p>
          </table:table-cell>
          <table:table-cell office:value-type="float" office:value="-0.2172725" calcext:value-type="float">
            <text:p>-0.2172725</text:p>
          </table:table-cell>
          <table:table-cell office:value-type="float" office:value="-0.05324586" calcext:value-type="float">
            <text:p>-0.0532458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497873" calcext:value-type="float">
            <text:p>-0.01497873</text:p>
          </table:table-cell>
          <table:table-cell office:value-type="float" office:value="0.03471364" calcext:value-type="float">
            <text:p>0.03471364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06496" calcext:value-type="float">
            <text:p>-2.30649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6" calcext:value-type="float">
            <text:p>12082006</text:p>
          </table:table-cell>
          <table:table-cell office:value-type="float" office:value="581.8625" calcext:value-type="float">
            <text:p>581.8625</text:p>
          </table:table-cell>
          <table:table-cell office:value-type="float" office:value="555.1578" calcext:value-type="float">
            <text:p>555.1578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1019.438" calcext:value-type="float">
            <text:p>1019.438</text:p>
          </table:table-cell>
          <table:table-cell office:value-type="float" office:value="-14.40471" calcext:value-type="float">
            <text:p>-14.40471</text:p>
          </table:table-cell>
          <table:table-cell office:value-type="float" office:value="0" calcext:value-type="float">
            <text:p>0</text:p>
          </table:table-cell>
          <table:table-cell office:value-type="float" office:value="0.4703538" calcext:value-type="float">
            <text:p>0.4703538</text:p>
          </table:table-cell>
          <table:table-cell office:value-type="float" office:value="0.332942" calcext:value-type="float">
            <text:p>0.332942</text:p>
          </table:table-cell>
          <table:table-cell office:value-type="float" office:value="0.3407664" calcext:value-type="float">
            <text:p>0.3407664</text:p>
          </table:table-cell>
          <table:table-cell office:value-type="float" office:value="0.35378" calcext:value-type="float">
            <text:p>0.35378</text:p>
          </table:table-cell>
          <table:table-cell office:value-type="float" office:value="0.361735" calcext:value-type="float">
            <text:p>0.361735</text:p>
          </table:table-cell>
          <table:table-cell office:value-type="float" office:value="0.3189147" calcext:value-type="float">
            <text:p>0.3189147</text:p>
          </table:table-cell>
          <table:table-cell office:value-type="float" office:value="0.3178937" calcext:value-type="float">
            <text:p>0.3178937</text:p>
          </table:table-cell>
          <table:table-cell office:value-type="float" office:value="0.2569421" calcext:value-type="float">
            <text:p>0.2569421</text:p>
          </table:table-cell>
          <table:table-cell office:value-type="float" office:value="0.2826625" calcext:value-type="float">
            <text:p>0.2826625</text:p>
          </table:table-cell>
          <table:table-cell office:value-type="float" office:value="0.3350041" calcext:value-type="float">
            <text:p>0.3350041</text:p>
          </table:table-cell>
          <table:table-cell office:value-type="float" office:value="0.3658987" calcext:value-type="float">
            <text:p>0.3658987</text:p>
          </table:table-cell>
          <table:table-cell office:value-type="float" office:value="0.387096" calcext:value-type="float">
            <text:p>0.387096</text:p>
          </table:table-cell>
          <table:table-cell office:value-type="float" office:value="0.457128" calcext:value-type="float">
            <text:p>0.457128</text:p>
          </table:table-cell>
          <table:table-cell office:value-type="float" office:value="0.00003355602" calcext:value-type="float">
            <text:p>3.355602E-05</text:p>
          </table:table-cell>
          <table:table-cell office:value-type="float" office:value="1.940919E-015" calcext:value-type="float">
            <text:p>1.940919E-15</text:p>
          </table:table-cell>
          <table:table-cell office:value-type="float" office:value="1.966139E-015" calcext:value-type="float">
            <text:p>1.966139E-15</text:p>
          </table:table-cell>
          <table:table-cell office:value-type="float" office:value="1.962181E-015" calcext:value-type="float">
            <text:p>1.962181E-15</text:p>
          </table:table-cell>
          <table:table-cell office:value-type="float" office:value="1.934496E-015" calcext:value-type="float">
            <text:p>1.934496E-15</text:p>
          </table:table-cell>
          <table:table-cell office:value-type="float" office:value="9.428273E-016" calcext:value-type="float">
            <text:p>9.428273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535882" calcext:value-type="float">
            <text:p>-0.004535882</text:p>
          </table:table-cell>
          <table:table-cell office:value-type="float" office:value="-0.01961949" calcext:value-type="float">
            <text:p>-0.01961949</text:p>
          </table:table-cell>
          <table:table-cell office:value-type="float" office:value="-0.01604065" calcext:value-type="float">
            <text:p>-0.01604065</text:p>
          </table:table-cell>
          <table:table-cell office:value-type="float" office:value="-0.01276656" calcext:value-type="float">
            <text:p>-0.01276656</text:p>
          </table:table-cell>
          <table:table-cell office:value-type="float" office:value="-0.01114252" calcext:value-type="float">
            <text:p>-0.01114252</text:p>
          </table:table-cell>
          <table:table-cell office:value-type="float" office:value="-0.009159806" calcext:value-type="float">
            <text:p>-0.009159806</text:p>
          </table:table-cell>
          <table:table-cell office:value-type="float" office:value="-0.007714412" calcext:value-type="float">
            <text:p>-0.007714412</text:p>
          </table:table-cell>
          <table:table-cell office:value-type="float" office:value="-0.5901628" calcext:value-type="float">
            <text:p>-0.5901628</text:p>
          </table:table-cell>
          <table:table-cell office:value-type="float" office:value="-0.2183831" calcext:value-type="float">
            <text:p>-0.2183831</text:p>
          </table:table-cell>
          <table:table-cell office:value-type="float" office:value="-0.05320106" calcext:value-type="float">
            <text:p>-0.0532010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3664293" calcext:value-type="float">
            <text:p>-0.003664293</text:p>
          </table:table-cell>
          <table:table-cell office:value-type="float" office:value="0.0345556" calcext:value-type="float">
            <text:p>0.0345556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39239" calcext:value-type="float">
            <text:p>-2.33923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6" calcext:value-type="float">
            <text:p>13082006</text:p>
          </table:table-cell>
          <table:table-cell office:value-type="float" office:value="592.1494" calcext:value-type="float">
            <text:p>592.1494</text:p>
          </table:table-cell>
          <table:table-cell office:value-type="float" office:value="561.308" calcext:value-type="float">
            <text:p>561.308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1024.208" calcext:value-type="float">
            <text:p>1024.208</text:p>
          </table:table-cell>
          <table:table-cell office:value-type="float" office:value="-15.03793" calcext:value-type="float">
            <text:p>-15.03793</text:p>
          </table:table-cell>
          <table:table-cell office:value-type="float" office:value="0" calcext:value-type="float">
            <text:p>0</text:p>
          </table:table-cell>
          <table:table-cell office:value-type="float" office:value="0.3683752" calcext:value-type="float">
            <text:p>0.3683752</text:p>
          </table:table-cell>
          <table:table-cell office:value-type="float" office:value="0.3708746" calcext:value-type="float">
            <text:p>0.3708746</text:p>
          </table:table-cell>
          <table:table-cell office:value-type="float" office:value="0.3756613" calcext:value-type="float">
            <text:p>0.3756613</text:p>
          </table:table-cell>
          <table:table-cell office:value-type="float" office:value="0.3802532" calcext:value-type="float">
            <text:p>0.3802532</text:p>
          </table:table-cell>
          <table:table-cell office:value-type="float" office:value="0.3826476" calcext:value-type="float">
            <text:p>0.3826476</text:p>
          </table:table-cell>
          <table:table-cell office:value-type="float" office:value="0.3263726" calcext:value-type="float">
            <text:p>0.3263726</text:p>
          </table:table-cell>
          <table:table-cell office:value-type="float" office:value="0.319139" calcext:value-type="float">
            <text:p>0.319139</text:p>
          </table:table-cell>
          <table:table-cell office:value-type="float" office:value="0.2578335" calcext:value-type="float">
            <text:p>0.2578335</text:p>
          </table:table-cell>
          <table:table-cell office:value-type="float" office:value="0.2826076" calcext:value-type="float">
            <text:p>0.2826076</text:p>
          </table:table-cell>
          <table:table-cell office:value-type="float" office:value="0.3351036" calcext:value-type="float">
            <text:p>0.3351036</text:p>
          </table:table-cell>
          <table:table-cell office:value-type="float" office:value="0.3660986" calcext:value-type="float">
            <text:p>0.3660986</text:p>
          </table:table-cell>
          <table:table-cell office:value-type="float" office:value="0.3872628" calcext:value-type="float">
            <text:p>0.3872628</text:p>
          </table:table-cell>
          <table:table-cell office:value-type="float" office:value="0.461155" calcext:value-type="float">
            <text:p>0.461155</text:p>
          </table:table-cell>
          <table:table-cell office:value-type="float" office:value="0" calcext:value-type="float">
            <text:p>0</text:p>
          </table:table-cell>
          <table:table-cell office:value-type="float" office:value="1.941058E-015" calcext:value-type="float">
            <text:p>1.941058E-15</text:p>
          </table:table-cell>
          <table:table-cell office:value-type="float" office:value="1.966131E-015" calcext:value-type="float">
            <text:p>1.966131E-15</text:p>
          </table:table-cell>
          <table:table-cell office:value-type="float" office:value="1.962173E-015" calcext:value-type="float">
            <text:p>1.962173E-15</text:p>
          </table:table-cell>
          <table:table-cell office:value-type="float" office:value="1.934481E-015" calcext:value-type="float">
            <text:p>1.934481E-15</text:p>
          </table:table-cell>
          <table:table-cell office:value-type="float" office:value="9.428273E-016" calcext:value-type="float">
            <text:p>9.428273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938846" calcext:value-type="float">
            <text:p>-0.009938846</text:p>
          </table:table-cell>
          <table:table-cell office:value-type="float" office:value="-0.009525287" calcext:value-type="float">
            <text:p>-0.009525287</text:p>
          </table:table-cell>
          <table:table-cell office:value-type="float" office:value="-0.008801511" calcext:value-type="float">
            <text:p>-0.008801511</text:p>
          </table:table-cell>
          <table:table-cell office:value-type="float" office:value="-0.008205796" calcext:value-type="float">
            <text:p>-0.008205796</text:p>
          </table:table-cell>
          <table:table-cell office:value-type="float" office:value="-0.007900631" calcext:value-type="float">
            <text:p>-0.007900631</text:p>
          </table:table-cell>
          <table:table-cell office:value-type="float" office:value="-0.007706875" calcext:value-type="float">
            <text:p>-0.007706875</text:p>
          </table:table-cell>
          <table:table-cell office:value-type="float" office:value="-0.007490761" calcext:value-type="float">
            <text:p>-0.007490761</text:p>
          </table:table-cell>
          <table:table-cell office:value-type="float" office:value="-0.572506" calcext:value-type="float">
            <text:p>-0.572506</text:p>
          </table:table-cell>
          <table:table-cell office:value-type="float" office:value="-0.2187811" calcext:value-type="float">
            <text:p>-0.2187811</text:p>
          </table:table-cell>
          <table:table-cell office:value-type="float" office:value="-0.05304873" calcext:value-type="float">
            <text:p>-0.0530487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020995" calcext:value-type="float">
            <text:p>-0.01020995</text:p>
          </table:table-cell>
          <table:table-cell office:value-type="float" office:value="0.03468659" calcext:value-type="float">
            <text:p>0.03468659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65791" calcext:value-type="float">
            <text:p>-2.36579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6" calcext:value-type="float">
            <text:p>14082006</text:p>
          </table:table-cell>
          <table:table-cell office:value-type="float" office:value="592.1494" calcext:value-type="float">
            <text:p>592.1494</text:p>
          </table:table-cell>
          <table:table-cell office:value-type="float" office:value="566.8585" calcext:value-type="float">
            <text:p>566.8585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1018.857" calcext:value-type="float">
            <text:p>1018.857</text:p>
          </table:table-cell>
          <table:table-cell office:value-type="float" office:value="-15.23746" calcext:value-type="float">
            <text:p>-15.23746</text:p>
          </table:table-cell>
          <table:table-cell office:value-type="float" office:value="0" calcext:value-type="float">
            <text:p>0</text:p>
          </table:table-cell>
          <table:table-cell office:value-type="float" office:value="0.3369853" calcext:value-type="float">
            <text:p>0.3369853</text:p>
          </table:table-cell>
          <table:table-cell office:value-type="float" office:value="0.341372" calcext:value-type="float">
            <text:p>0.341372</text:p>
          </table:table-cell>
          <table:table-cell office:value-type="float" office:value="0.3510493" calcext:value-type="float">
            <text:p>0.3510493</text:p>
          </table:table-cell>
          <table:table-cell office:value-type="float" office:value="0.359964" calcext:value-type="float">
            <text:p>0.359964</text:p>
          </table:table-cell>
          <table:table-cell office:value-type="float" office:value="0.3655227" calcext:value-type="float">
            <text:p>0.3655227</text:p>
          </table:table-cell>
          <table:table-cell office:value-type="float" office:value="0.3193001" calcext:value-type="float">
            <text:p>0.3193001</text:p>
          </table:table-cell>
          <table:table-cell office:value-type="float" office:value="0.3161456" calcext:value-type="float">
            <text:p>0.3161456</text:p>
          </table:table-cell>
          <table:table-cell office:value-type="float" office:value="0.2586812" calcext:value-type="float">
            <text:p>0.2586812</text:p>
          </table:table-cell>
          <table:table-cell office:value-type="float" office:value="0.2825426" calcext:value-type="float">
            <text:p>0.2825426</text:p>
          </table:table-cell>
          <table:table-cell office:value-type="float" office:value="0.3351783" calcext:value-type="float">
            <text:p>0.3351783</text:p>
          </table:table-cell>
          <table:table-cell office:value-type="float" office:value="0.3662594" calcext:value-type="float">
            <text:p>0.3662594</text:p>
          </table:table-cell>
          <table:table-cell office:value-type="float" office:value="0.3873126" calcext:value-type="float">
            <text:p>0.387312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116E-015" calcext:value-type="float">
            <text:p>1.94116E-15</text:p>
          </table:table-cell>
          <table:table-cell office:value-type="float" office:value="1.966122E-015" calcext:value-type="float">
            <text:p>1.966122E-15</text:p>
          </table:table-cell>
          <table:table-cell office:value-type="float" office:value="1.962161E-015" calcext:value-type="float">
            <text:p>1.962161E-15</text:p>
          </table:table-cell>
          <table:table-cell office:value-type="float" office:value="1.93448E-015" calcext:value-type="float">
            <text:p>1.93448E-15</text:p>
          </table:table-cell>
          <table:table-cell office:value-type="float" office:value="9.428273E-016" calcext:value-type="float">
            <text:p>9.428273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21078" calcext:value-type="float">
            <text:p>-0.01721078</text:p>
          </table:table-cell>
          <table:table-cell office:value-type="float" office:value="-0.0158623" calcext:value-type="float">
            <text:p>-0.0158623</text:p>
          </table:table-cell>
          <table:table-cell office:value-type="float" office:value="-0.01334144" calcext:value-type="float">
            <text:p>-0.01334144</text:p>
          </table:table-cell>
          <table:table-cell office:value-type="float" office:value="-0.01147777" calcext:value-type="float">
            <text:p>-0.01147777</text:p>
          </table:table-cell>
          <table:table-cell office:value-type="float" office:value="-0.01045397" calcext:value-type="float">
            <text:p>-0.01045397</text:p>
          </table:table-cell>
          <table:table-cell office:value-type="float" office:value="-0.009081246" calcext:value-type="float">
            <text:p>-0.009081246</text:p>
          </table:table-cell>
          <table:table-cell office:value-type="float" office:value="-0.008086431" calcext:value-type="float">
            <text:p>-0.008086431</text:p>
          </table:table-cell>
          <table:table-cell office:value-type="float" office:value="-0.5562576" calcext:value-type="float">
            <text:p>-0.5562576</text:p>
          </table:table-cell>
          <table:table-cell office:value-type="float" office:value="-0.2192528" calcext:value-type="float">
            <text:p>-0.2192528</text:p>
          </table:table-cell>
          <table:table-cell office:value-type="float" office:value="-0.05293487" calcext:value-type="float">
            <text:p>-0.0529348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764853" calcext:value-type="float">
            <text:p>-0.01764853</text:p>
          </table:table-cell>
          <table:table-cell office:value-type="float" office:value="0.03460402" calcext:value-type="float">
            <text:p>0.03460402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78974" calcext:value-type="float">
            <text:p>-2.37897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6" calcext:value-type="float">
            <text:p>15082006</text:p>
          </table:table-cell>
          <table:table-cell office:value-type="float" office:value="598.0547" calcext:value-type="float">
            <text:p>598.0547</text:p>
          </table:table-cell>
          <table:table-cell office:value-type="float" office:value="572.4584" calcext:value-type="float">
            <text:p>572.4584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1019.133" calcext:value-type="float">
            <text:p>1019.133</text:p>
          </table:table-cell>
          <table:table-cell office:value-type="float" office:value="-15.2077" calcext:value-type="float">
            <text:p>-15.2077</text:p>
          </table:table-cell>
          <table:table-cell office:value-type="float" office:value="0" calcext:value-type="float">
            <text:p>0</text:p>
          </table:table-cell>
          <table:table-cell office:value-type="float" office:value="0.5950069" calcext:value-type="float">
            <text:p>0.5950069</text:p>
          </table:table-cell>
          <table:table-cell office:value-type="float" office:value="0.3402971" calcext:value-type="float">
            <text:p>0.3402971</text:p>
          </table:table-cell>
          <table:table-cell office:value-type="float" office:value="0.332398" calcext:value-type="float">
            <text:p>0.332398</text:p>
          </table:table-cell>
          <table:table-cell office:value-type="float" office:value="0.3431251" calcext:value-type="float">
            <text:p>0.3431251</text:p>
          </table:table-cell>
          <table:table-cell office:value-type="float" office:value="0.3496448" calcext:value-type="float">
            <text:p>0.3496448</text:p>
          </table:table-cell>
          <table:table-cell office:value-type="float" office:value="0.309692" calcext:value-type="float">
            <text:p>0.309692</text:p>
          </table:table-cell>
          <table:table-cell office:value-type="float" office:value="0.309907" calcext:value-type="float">
            <text:p>0.309907</text:p>
          </table:table-cell>
          <table:table-cell office:value-type="float" office:value="0.2594928" calcext:value-type="float">
            <text:p>0.2594928</text:p>
          </table:table-cell>
          <table:table-cell office:value-type="float" office:value="0.2824662" calcext:value-type="float">
            <text:p>0.2824662</text:p>
          </table:table-cell>
          <table:table-cell office:value-type="float" office:value="0.3352408" calcext:value-type="float">
            <text:p>0.3352408</text:p>
          </table:table-cell>
          <table:table-cell office:value-type="float" office:value="0.3663952" calcext:value-type="float">
            <text:p>0.3663952</text:p>
          </table:table-cell>
          <table:table-cell office:value-type="float" office:value="0.3873096" calcext:value-type="float">
            <text:p>0.3873096</text:p>
          </table:table-cell>
          <table:table-cell office:value-type="float" office:value="0.4623742" calcext:value-type="float">
            <text:p>0.4623742</text:p>
          </table:table-cell>
          <table:table-cell office:value-type="float" office:value="0.0001902045" calcext:value-type="float">
            <text:p>0.0001902045</text:p>
          </table:table-cell>
          <table:table-cell office:value-type="float" office:value="1.941187E-015" calcext:value-type="float">
            <text:p>1.941187E-15</text:p>
          </table:table-cell>
          <table:table-cell office:value-type="float" office:value="1.966111E-015" calcext:value-type="float">
            <text:p>1.966111E-15</text:p>
          </table:table-cell>
          <table:table-cell office:value-type="float" office:value="1.962161E-015" calcext:value-type="float">
            <text:p>1.962161E-15</text:p>
          </table:table-cell>
          <table:table-cell office:value-type="float" office:value="1.934469E-015" calcext:value-type="float">
            <text:p>1.934469E-15</text:p>
          </table:table-cell>
          <table:table-cell office:value-type="float" office:value="9.428479E-016" calcext:value-type="float">
            <text:p>9.428479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699844" calcext:value-type="float">
            <text:p>-0.0008699844</text:p>
          </table:table-cell>
          <table:table-cell office:value-type="float" office:value="-0.02236837" calcext:value-type="float">
            <text:p>-0.02236837</text:p>
          </table:table-cell>
          <table:table-cell office:value-type="float" office:value="-0.01872359" calcext:value-type="float">
            <text:p>-0.01872359</text:p>
          </table:table-cell>
          <table:table-cell office:value-type="float" office:value="-0.0153877" calcext:value-type="float">
            <text:p>-0.0153877</text:p>
          </table:table-cell>
          <table:table-cell office:value-type="float" office:value="-0.01371438" calcext:value-type="float">
            <text:p>-0.01371438</text:p>
          </table:table-cell>
          <table:table-cell office:value-type="float" office:value="-0.01144054" calcext:value-type="float">
            <text:p>-0.01144054</text:p>
          </table:table-cell>
          <table:table-cell office:value-type="float" office:value="-0.009828622" calcext:value-type="float">
            <text:p>-0.009828622</text:p>
          </table:table-cell>
          <table:table-cell office:value-type="float" office:value="-0.5411804" calcext:value-type="float">
            <text:p>-0.5411804</text:p>
          </table:table-cell>
          <table:table-cell office:value-type="float" office:value="-0.2198075" calcext:value-type="float">
            <text:p>-0.2198075</text:p>
          </table:table-cell>
          <table:table-cell office:value-type="float" office:value="-0.05283973" calcext:value-type="float">
            <text:p>-0.0528397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3448004" calcext:value-type="float">
            <text:p>0.03448004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84656" calcext:value-type="float">
            <text:p>-2.38465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6" calcext:value-type="float">
            <text:p>16082006</text:p>
          </table:table-cell>
          <table:table-cell office:value-type="float" office:value="616.7869" calcext:value-type="float">
            <text:p>616.7869</text:p>
          </table:table-cell>
          <table:table-cell office:value-type="float" office:value="578.3894" calcext:value-type="float">
            <text:p>578.3894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1031.578" calcext:value-type="float">
            <text:p>1031.578</text:p>
          </table:table-cell>
          <table:table-cell office:value-type="float" office:value="-14.85212" calcext:value-type="float">
            <text:p>-14.85212</text:p>
          </table:table-cell>
          <table:table-cell office:value-type="float" office:value="0" calcext:value-type="float">
            <text:p>0</text:p>
          </table:table-cell>
          <table:table-cell office:value-type="float" office:value="0.4018103" calcext:value-type="float">
            <text:p>0.4018103</text:p>
          </table:table-cell>
          <table:table-cell office:value-type="float" office:value="0.3934174" calcext:value-type="float">
            <text:p>0.3934174</text:p>
          </table:table-cell>
          <table:table-cell office:value-type="float" office:value="0.3949608" calcext:value-type="float">
            <text:p>0.3949608</text:p>
          </table:table-cell>
          <table:table-cell office:value-type="float" office:value="0.3998532" calcext:value-type="float">
            <text:p>0.3998532</text:p>
          </table:table-cell>
          <table:table-cell office:value-type="float" office:value="0.4032493" calcext:value-type="float">
            <text:p>0.4032493</text:p>
          </table:table-cell>
          <table:table-cell office:value-type="float" office:value="0.3423578" calcext:value-type="float">
            <text:p>0.3423578</text:p>
          </table:table-cell>
          <table:table-cell office:value-type="float" office:value="0.3356521" calcext:value-type="float">
            <text:p>0.3356521</text:p>
          </table:table-cell>
          <table:table-cell office:value-type="float" office:value="0.2603406" calcext:value-type="float">
            <text:p>0.2603406</text:p>
          </table:table-cell>
          <table:table-cell office:value-type="float" office:value="0.2824426" calcext:value-type="float">
            <text:p>0.2824426</text:p>
          </table:table-cell>
          <table:table-cell office:value-type="float" office:value="0.3353487" calcext:value-type="float">
            <text:p>0.3353487</text:p>
          </table:table-cell>
          <table:table-cell office:value-type="float" office:value="0.3665615" calcext:value-type="float">
            <text:p>0.3665615</text:p>
          </table:table-cell>
          <table:table-cell office:value-type="float" office:value="0.3873152" calcext:value-type="float">
            <text:p>0.387315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115E-015" calcext:value-type="float">
            <text:p>1.94115E-15</text:p>
          </table:table-cell>
          <table:table-cell office:value-type="float" office:value="1.966117E-015" calcext:value-type="float">
            <text:p>1.966117E-15</text:p>
          </table:table-cell>
          <table:table-cell office:value-type="float" office:value="1.962157E-015" calcext:value-type="float">
            <text:p>1.962157E-15</text:p>
          </table:table-cell>
          <table:table-cell office:value-type="float" office:value="1.934456E-015" calcext:value-type="float">
            <text:p>1.934456E-15</text:p>
          </table:table-cell>
          <table:table-cell office:value-type="float" office:value="9.428816E-016" calcext:value-type="float">
            <text:p>9.428816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307113" calcext:value-type="float">
            <text:p>-0.006307113</text:p>
          </table:table-cell>
          <table:table-cell office:value-type="float" office:value="-0.006812975" calcext:value-type="float">
            <text:p>-0.006812975</text:p>
          </table:table-cell>
          <table:table-cell office:value-type="float" office:value="-0.006496611" calcext:value-type="float">
            <text:p>-0.006496611</text:p>
          </table:table-cell>
          <table:table-cell office:value-type="float" office:value="-0.006038728" calcext:value-type="float">
            <text:p>-0.006038728</text:p>
          </table:table-cell>
          <table:table-cell office:value-type="float" office:value="-0.005736419" calcext:value-type="float">
            <text:p>-0.005736419</text:p>
          </table:table-cell>
          <table:table-cell office:value-type="float" office:value="-0.005370065" calcext:value-type="float">
            <text:p>-0.005370065</text:p>
          </table:table-cell>
          <table:table-cell office:value-type="float" office:value="-0.00491526" calcext:value-type="float">
            <text:p>-0.00491526</text:p>
          </table:table-cell>
          <table:table-cell office:value-type="float" office:value="-0.5259425" calcext:value-type="float">
            <text:p>-0.5259425</text:p>
          </table:table-cell>
          <table:table-cell office:value-type="float" office:value="-0.219979" calcext:value-type="float">
            <text:p>-0.219979</text:p>
          </table:table-cell>
          <table:table-cell office:value-type="float" office:value="-0.05267595" calcext:value-type="float">
            <text:p>-0.0526759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6399389" calcext:value-type="float">
            <text:p>-0.006399389</text:p>
          </table:table-cell>
          <table:table-cell office:value-type="float" office:value="0.03419948" calcext:value-type="float">
            <text:p>0.03419948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90494" calcext:value-type="float">
            <text:p>-2.39049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6" calcext:value-type="float">
            <text:p>17082006</text:p>
          </table:table-cell>
          <table:table-cell office:value-type="float" office:value="620.3426" calcext:value-type="float">
            <text:p>620.3426</text:p>
          </table:table-cell>
          <table:table-cell office:value-type="float" office:value="584.6931" calcext:value-type="float">
            <text:p>584.6931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1028.83" calcext:value-type="float">
            <text:p>1028.83</text:p>
          </table:table-cell>
          <table:table-cell office:value-type="float" office:value="-14.85076" calcext:value-type="float">
            <text:p>-14.85076</text:p>
          </table:table-cell>
          <table:table-cell office:value-type="float" office:value="0" calcext:value-type="float">
            <text:p>0</text:p>
          </table:table-cell>
          <table:table-cell office:value-type="float" office:value="0.3746058" calcext:value-type="float">
            <text:p>0.3746058</text:p>
          </table:table-cell>
          <table:table-cell office:value-type="float" office:value="0.3759286" calcext:value-type="float">
            <text:p>0.3759286</text:p>
          </table:table-cell>
          <table:table-cell office:value-type="float" office:value="0.3819411" calcext:value-type="float">
            <text:p>0.3819411</text:p>
          </table:table-cell>
          <table:table-cell office:value-type="float" office:value="0.389735" calcext:value-type="float">
            <text:p>0.389735</text:p>
          </table:table-cell>
          <table:table-cell office:value-type="float" office:value="0.395414" calcext:value-type="float">
            <text:p>0.395414</text:p>
          </table:table-cell>
          <table:table-cell office:value-type="float" office:value="0.3408082" calcext:value-type="float">
            <text:p>0.3408082</text:p>
          </table:table-cell>
          <table:table-cell office:value-type="float" office:value="0.3376919" calcext:value-type="float">
            <text:p>0.3376919</text:p>
          </table:table-cell>
          <table:table-cell office:value-type="float" office:value="0.2612377" calcext:value-type="float">
            <text:p>0.2612377</text:p>
          </table:table-cell>
          <table:table-cell office:value-type="float" office:value="0.2823876" calcext:value-type="float">
            <text:p>0.2823876</text:p>
          </table:table-cell>
          <table:table-cell office:value-type="float" office:value="0.3354379" calcext:value-type="float">
            <text:p>0.3354379</text:p>
          </table:table-cell>
          <table:table-cell office:value-type="float" office:value="0.3666959" calcext:value-type="float">
            <text:p>0.3666959</text:p>
          </table:table-cell>
          <table:table-cell office:value-type="float" office:value="0.3872952" calcext:value-type="float">
            <text:p>0.387295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1182E-015" calcext:value-type="float">
            <text:p>1.941182E-15</text:p>
          </table:table-cell>
          <table:table-cell office:value-type="float" office:value="1.966105E-015" calcext:value-type="float">
            <text:p>1.966105E-15</text:p>
          </table:table-cell>
          <table:table-cell office:value-type="float" office:value="1.962157E-015" calcext:value-type="float">
            <text:p>1.962157E-15</text:p>
          </table:table-cell>
          <table:table-cell office:value-type="float" office:value="1.934443E-015" calcext:value-type="float">
            <text:p>1.934443E-15</text:p>
          </table:table-cell>
          <table:table-cell office:value-type="float" office:value="9.42905E-016" calcext:value-type="float">
            <text:p>9.42905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049285" calcext:value-type="float">
            <text:p>-0.009049285</text:p>
          </table:table-cell>
          <table:table-cell office:value-type="float" office:value="-0.008805725" calcext:value-type="float">
            <text:p>-0.008805725</text:p>
          </table:table-cell>
          <table:table-cell office:value-type="float" office:value="-0.00796508" calcext:value-type="float">
            <text:p>-0.00796508</text:p>
          </table:table-cell>
          <table:table-cell office:value-type="float" office:value="-0.007066354" calcext:value-type="float">
            <text:p>-0.007066354</text:p>
          </table:table-cell>
          <table:table-cell office:value-type="float" office:value="-0.006468117" calcext:value-type="float">
            <text:p>-0.006468117</text:p>
          </table:table-cell>
          <table:table-cell office:value-type="float" office:value="-0.005549233" calcext:value-type="float">
            <text:p>-0.005549233</text:p>
          </table:table-cell>
          <table:table-cell office:value-type="float" office:value="-0.004655344" calcext:value-type="float">
            <text:p>-0.004655344</text:p>
          </table:table-cell>
          <table:table-cell office:value-type="float" office:value="-0.5103111" calcext:value-type="float">
            <text:p>-0.5103111</text:p>
          </table:table-cell>
          <table:table-cell office:value-type="float" office:value="-0.2203804" calcext:value-type="float">
            <text:p>-0.2203804</text:p>
          </table:table-cell>
          <table:table-cell office:value-type="float" office:value="-0.05254071" calcext:value-type="float">
            <text:p>-0.0525407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9255705" calcext:value-type="float">
            <text:p>-0.009255705</text:p>
          </table:table-cell>
          <table:table-cell office:value-type="float" office:value="0.03401345" calcext:value-type="float">
            <text:p>0.03401345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395918" calcext:value-type="float">
            <text:p>-2.3959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6" calcext:value-type="float">
            <text:p>18082006</text:p>
          </table:table-cell>
          <table:table-cell office:value-type="float" office:value="621.8668" calcext:value-type="float">
            <text:p>621.8668</text:p>
          </table:table-cell>
          <table:table-cell office:value-type="float" office:value="590.9767" calcext:value-type="float">
            <text:p>590.9767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1024.285" calcext:value-type="float">
            <text:p>1024.285</text:p>
          </table:table-cell>
          <table:table-cell office:value-type="float" office:value="-15.06678" calcext:value-type="float">
            <text:p>-15.06678</text:p>
          </table:table-cell>
          <table:table-cell office:value-type="float" office:value="0" calcext:value-type="float">
            <text:p>0</text:p>
          </table:table-cell>
          <table:table-cell office:value-type="float" office:value="0.3556876" calcext:value-type="float">
            <text:p>0.3556876</text:p>
          </table:table-cell>
          <table:table-cell office:value-type="float" office:value="0.3589054" calcext:value-type="float">
            <text:p>0.3589054</text:p>
          </table:table-cell>
          <table:table-cell office:value-type="float" office:value="0.3668251" calcext:value-type="float">
            <text:p>0.3668251</text:p>
          </table:table-cell>
          <table:table-cell office:value-type="float" office:value="0.3757316" calcext:value-type="float">
            <text:p>0.3757316</text:p>
          </table:table-cell>
          <table:table-cell office:value-type="float" office:value="0.3819522" calcext:value-type="float">
            <text:p>0.3819522</text:p>
          </table:table-cell>
          <table:table-cell office:value-type="float" office:value="0.3322662" calcext:value-type="float">
            <text:p>0.3322662</text:p>
          </table:table-cell>
          <table:table-cell office:value-type="float" office:value="0.3299443" calcext:value-type="float">
            <text:p>0.3299443</text:p>
          </table:table-cell>
          <table:table-cell office:value-type="float" office:value="0.2620991" calcext:value-type="float">
            <text:p>0.2620991</text:p>
          </table:table-cell>
          <table:table-cell office:value-type="float" office:value="0.282335" calcext:value-type="float">
            <text:p>0.282335</text:p>
          </table:table-cell>
          <table:table-cell office:value-type="float" office:value="0.3355199" calcext:value-type="float">
            <text:p>0.3355199</text:p>
          </table:table-cell>
          <table:table-cell office:value-type="float" office:value="0.3668145" calcext:value-type="float">
            <text:p>0.3668145</text:p>
          </table:table-cell>
          <table:table-cell office:value-type="float" office:value="0.3873693" calcext:value-type="float">
            <text:p>0.3873693</text:p>
          </table:table-cell>
          <table:table-cell office:value-type="float" office:value="0.4515961" calcext:value-type="float">
            <text:p>0.4515961</text:p>
          </table:table-cell>
          <table:table-cell office:value-type="float" office:value="0" calcext:value-type="float">
            <text:p>0</text:p>
          </table:table-cell>
          <table:table-cell office:value-type="float" office:value="1.941232E-015" calcext:value-type="float">
            <text:p>1.941232E-15</text:p>
          </table:table-cell>
          <table:table-cell office:value-type="float" office:value="1.966091E-015" calcext:value-type="float">
            <text:p>1.966091E-15</text:p>
          </table:table-cell>
          <table:table-cell office:value-type="float" office:value="1.962155E-015" calcext:value-type="float">
            <text:p>1.962155E-15</text:p>
          </table:table-cell>
          <table:table-cell office:value-type="float" office:value="1.934432E-015" calcext:value-type="float">
            <text:p>1.934432E-15</text:p>
          </table:table-cell>
          <table:table-cell office:value-type="float" office:value="9.429237E-016" calcext:value-type="float">
            <text:p>9.429237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34036" calcext:value-type="float">
            <text:p>-0.01234036</text:p>
          </table:table-cell>
          <table:table-cell office:value-type="float" office:value="-0.01167795" calcext:value-type="float">
            <text:p>-0.01167795</text:p>
          </table:table-cell>
          <table:table-cell office:value-type="float" office:value="-0.01020099" calcext:value-type="float">
            <text:p>-0.01020099</text:p>
          </table:table-cell>
          <table:table-cell office:value-type="float" office:value="-0.008834534" calcext:value-type="float">
            <text:p>-0.008834534</text:p>
          </table:table-cell>
          <table:table-cell office:value-type="float" office:value="-0.007987999" calcext:value-type="float">
            <text:p>-0.007987999</text:p>
          </table:table-cell>
          <table:table-cell office:value-type="float" office:value="-0.00672054" calcext:value-type="float">
            <text:p>-0.00672054</text:p>
          </table:table-cell>
          <table:table-cell office:value-type="float" office:value="-0.005650544" calcext:value-type="float">
            <text:p>-0.005650544</text:p>
          </table:table-cell>
          <table:table-cell office:value-type="float" office:value="-0.4957859" calcext:value-type="float">
            <text:p>-0.4957859</text:p>
          </table:table-cell>
          <table:table-cell office:value-type="float" office:value="-0.2207647" calcext:value-type="float">
            <text:p>-0.2207647</text:p>
          </table:table-cell>
          <table:table-cell office:value-type="float" office:value="-0.05241697" calcext:value-type="float">
            <text:p>-0.0524169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264952" calcext:value-type="float">
            <text:p>-0.01264952</text:p>
          </table:table-cell>
          <table:table-cell office:value-type="float" office:value="0.03371466" calcext:value-type="float">
            <text:p>0.03371466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302484" calcext:value-type="float">
            <text:p>-2.30248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6" calcext:value-type="float">
            <text:p>19082006</text:p>
          </table:table-cell>
          <table:table-cell office:value-type="float" office:value="621.8668" calcext:value-type="float">
            <text:p>621.8668</text:p>
          </table:table-cell>
          <table:table-cell office:value-type="float" office:value="595.9765" calcext:value-type="float">
            <text:p>595.9765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1020.141" calcext:value-type="float">
            <text:p>1020.141</text:p>
          </table:table-cell>
          <table:table-cell office:value-type="float" office:value="-15.92412" calcext:value-type="float">
            <text:p>-15.92412</text:p>
          </table:table-cell>
          <table:table-cell office:value-type="float" office:value="0" calcext:value-type="float">
            <text:p>0</text:p>
          </table:table-cell>
          <table:table-cell office:value-type="float" office:value="0.3348304" calcext:value-type="float">
            <text:p>0.3348304</text:p>
          </table:table-cell>
          <table:table-cell office:value-type="float" office:value="0.3393129" calcext:value-type="float">
            <text:p>0.3393129</text:p>
          </table:table-cell>
          <table:table-cell office:value-type="float" office:value="0.3498937" calcext:value-type="float">
            <text:p>0.3498937</text:p>
          </table:table-cell>
          <table:table-cell office:value-type="float" office:value="0.3603545" calcext:value-type="float">
            <text:p>0.3603545</text:p>
          </table:table-cell>
          <table:table-cell office:value-type="float" office:value="0.3669658" calcext:value-type="float">
            <text:p>0.3669658</text:p>
          </table:table-cell>
          <table:table-cell office:value-type="float" office:value="0.3220785" calcext:value-type="float">
            <text:p>0.3220785</text:p>
          </table:table-cell>
          <table:table-cell office:value-type="float" office:value="0.3204052" calcext:value-type="float">
            <text:p>0.3204052</text:p>
          </table:table-cell>
          <table:table-cell office:value-type="float" office:value="0.2629328" calcext:value-type="float">
            <text:p>0.2629328</text:p>
          </table:table-cell>
          <table:table-cell office:value-type="float" office:value="0.2823339" calcext:value-type="float">
            <text:p>0.2823339</text:p>
          </table:table-cell>
          <table:table-cell office:value-type="float" office:value="0.3356195" calcext:value-type="float">
            <text:p>0.3356195</text:p>
          </table:table-cell>
          <table:table-cell office:value-type="float" office:value="0.3669482" calcext:value-type="float">
            <text:p>0.3669482</text:p>
          </table:table-cell>
          <table:table-cell office:value-type="float" office:value="0.387707" calcext:value-type="float">
            <text:p>0.387707</text:p>
          </table:table-cell>
          <table:table-cell office:value-type="float" office:value="0.4559293" calcext:value-type="float">
            <text:p>0.4559293</text:p>
          </table:table-cell>
          <table:table-cell office:value-type="float" office:value="0" calcext:value-type="float">
            <text:p>0</text:p>
          </table:table-cell>
          <table:table-cell office:value-type="float" office:value="1.941264E-015" calcext:value-type="float">
            <text:p>1.941264E-15</text:p>
          </table:table-cell>
          <table:table-cell office:value-type="float" office:value="1.966079E-015" calcext:value-type="float">
            <text:p>1.966079E-15</text:p>
          </table:table-cell>
          <table:table-cell office:value-type="float" office:value="1.962155E-015" calcext:value-type="float">
            <text:p>1.962155E-15</text:p>
          </table:table-cell>
          <table:table-cell office:value-type="float" office:value="1.934423E-015" calcext:value-type="float">
            <text:p>1.934423E-15</text:p>
          </table:table-cell>
          <table:table-cell office:value-type="float" office:value="9.429396E-016" calcext:value-type="float">
            <text:p>9.429396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91642" calcext:value-type="float">
            <text:p>-0.01791642</text:p>
          </table:table-cell>
          <table:table-cell office:value-type="float" office:value="-0.01647714" calcext:value-type="float">
            <text:p>-0.01647714</text:p>
          </table:table-cell>
          <table:table-cell office:value-type="float" office:value="-0.01361834" calcext:value-type="float">
            <text:p>-0.01361834</text:p>
          </table:table-cell>
          <table:table-cell office:value-type="float" office:value="-0.01140284" calcext:value-type="float">
            <text:p>-0.01140284</text:p>
          </table:table-cell>
          <table:table-cell office:value-type="float" office:value="-0.01020743" calcext:value-type="float">
            <text:p>-0.01020743</text:p>
          </table:table-cell>
          <table:table-cell office:value-type="float" office:value="-0.008503319" calcext:value-type="float">
            <text:p>-0.008503319</text:p>
          </table:table-cell>
          <table:table-cell office:value-type="float" office:value="-0.007222849" calcext:value-type="float">
            <text:p>-0.007222849</text:p>
          </table:table-cell>
          <table:table-cell office:value-type="float" office:value="-0.4821657" calcext:value-type="float">
            <text:p>-0.4821657</text:p>
          </table:table-cell>
          <table:table-cell office:value-type="float" office:value="-0.2207733" calcext:value-type="float">
            <text:p>-0.2207733</text:p>
          </table:table-cell>
          <table:table-cell office:value-type="float" office:value="-0.05226705" calcext:value-type="float">
            <text:p>-0.0522670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840492" calcext:value-type="float">
            <text:p>-0.01840492</text:p>
          </table:table-cell>
          <table:table-cell office:value-type="float" office:value="0.03349432" calcext:value-type="float">
            <text:p>0.03349432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331347" calcext:value-type="float">
            <text:p>-2.33134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6" calcext:value-type="float">
            <text:p>20082006</text:p>
          </table:table-cell>
          <table:table-cell office:value-type="float" office:value="621.8668" calcext:value-type="float">
            <text:p>621.8668</text:p>
          </table:table-cell>
          <table:table-cell office:value-type="float" office:value="601.1711" calcext:value-type="float">
            <text:p>601.1711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1015.764" calcext:value-type="float">
            <text:p>1015.764</text:p>
          </table:table-cell>
          <table:table-cell office:value-type="float" office:value="-16.74186" calcext:value-type="float">
            <text:p>-16.74186</text:p>
          </table:table-cell>
          <table:table-cell office:value-type="float" office:value="0" calcext:value-type="float">
            <text:p>0</text:p>
          </table:table-cell>
          <table:table-cell office:value-type="float" office:value="0.3104629" calcext:value-type="float">
            <text:p>0.3104629</text:p>
          </table:table-cell>
          <table:table-cell office:value-type="float" office:value="0.3183219" calcext:value-type="float">
            <text:p>0.3183219</text:p>
          </table:table-cell>
          <table:table-cell office:value-type="float" office:value="0.3335149" calcext:value-type="float">
            <text:p>0.3335149</text:p>
          </table:table-cell>
          <table:table-cell office:value-type="float" office:value="0.3454239" calcext:value-type="float">
            <text:p>0.3454239</text:p>
          </table:table-cell>
          <table:table-cell office:value-type="float" office:value="0.3524234" calcext:value-type="float">
            <text:p>0.3524234</text:p>
          </table:table-cell>
          <table:table-cell office:value-type="float" office:value="0.3121815" calcext:value-type="float">
            <text:p>0.3121815</text:p>
          </table:table-cell>
          <table:table-cell office:value-type="float" office:value="0.3108987" calcext:value-type="float">
            <text:p>0.3108987</text:p>
          </table:table-cell>
          <table:table-cell office:value-type="float" office:value="0.2637277" calcext:value-type="float">
            <text:p>0.2637277</text:p>
          </table:table-cell>
          <table:table-cell office:value-type="float" office:value="0.2823095" calcext:value-type="float">
            <text:p>0.2823095</text:p>
          </table:table-cell>
          <table:table-cell office:value-type="float" office:value="0.3356996" calcext:value-type="float">
            <text:p>0.3356996</text:p>
          </table:table-cell>
          <table:table-cell office:value-type="float" office:value="0.3670654" calcext:value-type="float">
            <text:p>0.3670654</text:p>
          </table:table-cell>
          <table:table-cell office:value-type="float" office:value="0.3878738" calcext:value-type="float">
            <text:p>0.3878738</text:p>
          </table:table-cell>
          <table:table-cell office:value-type="float" office:value="0.4601672" calcext:value-type="float">
            <text:p>0.4601672</text:p>
          </table:table-cell>
          <table:table-cell office:value-type="float" office:value="0" calcext:value-type="float">
            <text:p>0</text:p>
          </table:table-cell>
          <table:table-cell office:value-type="float" office:value="1.94126E-015" calcext:value-type="float">
            <text:p>1.94126E-15</text:p>
          </table:table-cell>
          <table:table-cell office:value-type="float" office:value="1.966079E-015" calcext:value-type="float">
            <text:p>1.966079E-15</text:p>
          </table:table-cell>
          <table:table-cell office:value-type="float" office:value="1.962146E-015" calcext:value-type="float">
            <text:p>1.962146E-15</text:p>
          </table:table-cell>
          <table:table-cell office:value-type="float" office:value="1.934411E-015" calcext:value-type="float">
            <text:p>1.934411E-15</text:p>
          </table:table-cell>
          <table:table-cell office:value-type="float" office:value="9.429763E-016" calcext:value-type="float">
            <text:p>9.429763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4679" calcext:value-type="float">
            <text:p>-0.0284679</text:p>
          </table:table-cell>
          <table:table-cell office:value-type="float" office:value="-0.0243593" calcext:value-type="float">
            <text:p>-0.0243593</text:p>
          </table:table-cell>
          <table:table-cell office:value-type="float" office:value="-0.0182564" calcext:value-type="float">
            <text:p>-0.0182564</text:p>
          </table:table-cell>
          <table:table-cell office:value-type="float" office:value="-0.01476998" calcext:value-type="float">
            <text:p>-0.01476998</text:p>
          </table:table-cell>
          <table:table-cell office:value-type="float" office:value="-0.01306602" calcext:value-type="float">
            <text:p>-0.01306602</text:p>
          </table:table-cell>
          <table:table-cell office:value-type="float" office:value="-0.01076595" calcext:value-type="float">
            <text:p>-0.01076595</text:p>
          </table:table-cell>
          <table:table-cell office:value-type="float" office:value="-0.009296349" calcext:value-type="float">
            <text:p>-0.009296349</text:p>
          </table:table-cell>
          <table:table-cell office:value-type="float" office:value="-0.4695667" calcext:value-type="float">
            <text:p>-0.4695667</text:p>
          </table:table-cell>
          <table:table-cell office:value-type="float" office:value="-0.2209515" calcext:value-type="float">
            <text:p>-0.2209515</text:p>
          </table:table-cell>
          <table:table-cell office:value-type="float" office:value="-0.05214696" calcext:value-type="float">
            <text:p>-0.0521469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2982866" calcext:value-type="float">
            <text:p>-0.02982866</text:p>
          </table:table-cell>
          <table:table-cell office:value-type="float" office:value="0.03326893" calcext:value-type="float">
            <text:p>0.03326893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359133" calcext:value-type="float">
            <text:p>-2.35913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6" calcext:value-type="float">
            <text:p>21082006</text:p>
          </table:table-cell>
          <table:table-cell office:value-type="float" office:value="621.8668" calcext:value-type="float">
            <text:p>621.8668</text:p>
          </table:table-cell>
          <table:table-cell office:value-type="float" office:value="606.7497" calcext:value-type="float">
            <text:p>606.7497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1010.599" calcext:value-type="float">
            <text:p>1010.599</text:p>
          </table:table-cell>
          <table:table-cell office:value-type="float" office:value="-17.15579" calcext:value-type="float">
            <text:p>-17.15579</text:p>
          </table:table-cell>
          <table:table-cell office:value-type="float" office:value="0" calcext:value-type="float">
            <text:p>0</text:p>
          </table:table-cell>
          <table:table-cell office:value-type="float" office:value="0.2857487" calcext:value-type="float">
            <text:p>0.2857487</text:p>
          </table:table-cell>
          <table:table-cell office:value-type="float" office:value="0.2960771" calcext:value-type="float">
            <text:p>0.2960771</text:p>
          </table:table-cell>
          <table:table-cell office:value-type="float" office:value="0.3156342" calcext:value-type="float">
            <text:p>0.3156342</text:p>
          </table:table-cell>
          <table:table-cell office:value-type="float" office:value="0.3299456" calcext:value-type="float">
            <text:p>0.3299456</text:p>
          </table:table-cell>
          <table:table-cell office:value-type="float" office:value="0.3379923" calcext:value-type="float">
            <text:p>0.3379923</text:p>
          </table:table-cell>
          <table:table-cell office:value-type="float" office:value="0.3023334" calcext:value-type="float">
            <text:p>0.3023334</text:p>
          </table:table-cell>
          <table:table-cell office:value-type="float" office:value="0.3015748" calcext:value-type="float">
            <text:p>0.3015748</text:p>
          </table:table-cell>
          <table:table-cell office:value-type="float" office:value="0.2644681" calcext:value-type="float">
            <text:p>0.2644681</text:p>
          </table:table-cell>
          <table:table-cell office:value-type="float" office:value="0.2822444" calcext:value-type="float">
            <text:p>0.2822444</text:p>
          </table:table-cell>
          <table:table-cell office:value-type="float" office:value="0.3357514" calcext:value-type="float">
            <text:p>0.3357514</text:p>
          </table:table-cell>
          <table:table-cell office:value-type="float" office:value="0.3671516" calcext:value-type="float">
            <text:p>0.3671516</text:p>
          </table:table-cell>
          <table:table-cell office:value-type="float" office:value="0.3879238" calcext:value-type="float">
            <text:p>0.3879238</text:p>
          </table:table-cell>
          <table:table-cell office:value-type="float" office:value="0.4623421" calcext:value-type="float">
            <text:p>0.4623421</text:p>
          </table:table-cell>
          <table:table-cell office:value-type="float" office:value="0" calcext:value-type="float">
            <text:p>0</text:p>
          </table:table-cell>
          <table:table-cell office:value-type="float" office:value="1.941231E-015" calcext:value-type="float">
            <text:p>1.941231E-15</text:p>
          </table:table-cell>
          <table:table-cell office:value-type="float" office:value="1.966078E-015" calcext:value-type="float">
            <text:p>1.966078E-15</text:p>
          </table:table-cell>
          <table:table-cell office:value-type="float" office:value="1.962143E-015" calcext:value-type="float">
            <text:p>1.962143E-15</text:p>
          </table:table-cell>
          <table:table-cell office:value-type="float" office:value="1.934409E-015" calcext:value-type="float">
            <text:p>1.934409E-15</text:p>
          </table:table-cell>
          <table:table-cell office:value-type="float" office:value="9.430034E-016" calcext:value-type="float">
            <text:p>9.430034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176867" calcext:value-type="float">
            <text:p>-0.05176867</text:p>
          </table:table-cell>
          <table:table-cell office:value-type="float" office:value="-0.03933022" calcext:value-type="float">
            <text:p>-0.03933022</text:p>
          </table:table-cell>
          <table:table-cell office:value-type="float" office:value="-0.02560132" calcext:value-type="float">
            <text:p>-0.02560132</text:p>
          </table:table-cell>
          <table:table-cell office:value-type="float" office:value="-0.01954876" calcext:value-type="float">
            <text:p>-0.01954876</text:p>
          </table:table-cell>
          <table:table-cell office:value-type="float" office:value="-0.01687554" calcext:value-type="float">
            <text:p>-0.01687554</text:p>
          </table:table-cell>
          <table:table-cell office:value-type="float" office:value="-0.01371728" calcext:value-type="float">
            <text:p>-0.01371728</text:p>
          </table:table-cell>
          <table:table-cell office:value-type="float" office:value="-0.01199679" calcext:value-type="float">
            <text:p>-0.01199679</text:p>
          </table:table-cell>
          <table:table-cell office:value-type="float" office:value="-0.4581809" calcext:value-type="float">
            <text:p>-0.4581809</text:p>
          </table:table-cell>
          <table:table-cell office:value-type="float" office:value="-0.2214276" calcext:value-type="float">
            <text:p>-0.2214276</text:p>
          </table:table-cell>
          <table:table-cell office:value-type="float" office:value="-0.05206934" calcext:value-type="float">
            <text:p>-0.05206934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5614514" calcext:value-type="float">
            <text:p>-0.05614514</text:p>
          </table:table-cell>
          <table:table-cell office:value-type="float" office:value="0.03292163" calcext:value-type="float">
            <text:p>0.03292163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376087" calcext:value-type="float">
            <text:p>-2.37608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6" calcext:value-type="float">
            <text:p>22082006</text:p>
          </table:table-cell>
          <table:table-cell office:value-type="float" office:value="621.8668" calcext:value-type="float">
            <text:p>621.8668</text:p>
          </table:table-cell>
          <table:table-cell office:value-type="float" office:value="612.3384" calcext:value-type="float">
            <text:p>612.3384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1005.011" calcext:value-type="float">
            <text:p>1005.011</text:p>
          </table:table-cell>
          <table:table-cell office:value-type="float" office:value="-17.15579" calcext:value-type="float">
            <text:p>-17.15579</text:p>
          </table:table-cell>
          <table:table-cell office:value-type="float" office:value="0" calcext:value-type="float">
            <text:p>0</text:p>
          </table:table-cell>
          <table:table-cell office:value-type="float" office:value="0.2554218" calcext:value-type="float">
            <text:p>0.2554218</text:p>
          </table:table-cell>
          <table:table-cell office:value-type="float" office:value="0.2733642" calcext:value-type="float">
            <text:p>0.2733642</text:p>
          </table:table-cell>
          <table:table-cell office:value-type="float" office:value="0.2986923" calcext:value-type="float">
            <text:p>0.2986923</text:p>
          </table:table-cell>
          <table:table-cell office:value-type="float" office:value="0.3152139" calcext:value-type="float">
            <text:p>0.3152139</text:p>
          </table:table-cell>
          <table:table-cell office:value-type="float" office:value="0.3239436" calcext:value-type="float">
            <text:p>0.3239436</text:p>
          </table:table-cell>
          <table:table-cell office:value-type="float" office:value="0.2931951" calcext:value-type="float">
            <text:p>0.2931951</text:p>
          </table:table-cell>
          <table:table-cell office:value-type="float" office:value="0.2926058" calcext:value-type="float">
            <text:p>0.2926058</text:p>
          </table:table-cell>
          <table:table-cell office:value-type="float" office:value="0.2652662" calcext:value-type="float">
            <text:p>0.2652662</text:p>
          </table:table-cell>
          <table:table-cell office:value-type="float" office:value="0.282152" calcext:value-type="float">
            <text:p>0.282152</text:p>
          </table:table-cell>
          <table:table-cell office:value-type="float" office:value="0.3357882" calcext:value-type="float">
            <text:p>0.3357882</text:p>
          </table:table-cell>
          <table:table-cell office:value-type="float" office:value="0.3672163" calcext:value-type="float">
            <text:p>0.3672163</text:p>
          </table:table-cell>
          <table:table-cell office:value-type="float" office:value="0.3878997" calcext:value-type="float">
            <text:p>0.387899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1178E-015" calcext:value-type="float">
            <text:p>1.941178E-15</text:p>
          </table:table-cell>
          <table:table-cell office:value-type="float" office:value="1.966078E-015" calcext:value-type="float">
            <text:p>1.966078E-15</text:p>
          </table:table-cell>
          <table:table-cell office:value-type="float" office:value="1.962142E-015" calcext:value-type="float">
            <text:p>1.962142E-15</text:p>
          </table:table-cell>
          <table:table-cell office:value-type="float" office:value="1.934417E-015" calcext:value-type="float">
            <text:p>1.934417E-15</text:p>
          </table:table-cell>
          <table:table-cell office:value-type="float" office:value="9.430147E-016" calcext:value-type="float">
            <text:p>9.430147E-16</text:p>
          </table:table-cell>
          <table:table-cell office:value-type="float" office:value="1.932077E-015" calcext:value-type="float">
            <text:p>1.932077E-15</text:p>
          </table:table-cell>
          <table:table-cell office:value-type="float" office:value="9.339636E-016" calcext:value-type="float">
            <text:p>9.339636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25966" calcext:value-type="float">
            <text:p>-0.1225966</text:p>
          </table:table-cell>
          <table:table-cell office:value-type="float" office:value="-0.07265791" calcext:value-type="float">
            <text:p>-0.07265791</text:p>
          </table:table-cell>
          <table:table-cell office:value-type="float" office:value="-0.03670302" calcext:value-type="float">
            <text:p>-0.03670302</text:p>
          </table:table-cell>
          <table:table-cell office:value-type="float" office:value="-0.02584266" calcext:value-type="float">
            <text:p>-0.02584266</text:p>
          </table:table-cell>
          <table:table-cell office:value-type="float" office:value="-0.02187442" calcext:value-type="float">
            <text:p>-0.02187442</text:p>
          </table:table-cell>
          <table:table-cell office:value-type="float" office:value="-0.01729908" calcext:value-type="float">
            <text:p>-0.01729908</text:p>
          </table:table-cell>
          <table:table-cell office:value-type="float" office:value="-0.01545172" calcext:value-type="float">
            <text:p>-0.01545172</text:p>
          </table:table-cell>
          <table:table-cell office:value-type="float" office:value="-0.4462278" calcext:value-type="float">
            <text:p>-0.4462278</text:p>
          </table:table-cell>
          <table:table-cell office:value-type="float" office:value="-0.2221069" calcext:value-type="float">
            <text:p>-0.2221069</text:p>
          </table:table-cell>
          <table:table-cell office:value-type="float" office:value="-0.05201421" calcext:value-type="float">
            <text:p>-0.0520142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1467638" calcext:value-type="float">
            <text:p>-0.1467638</text:p>
          </table:table-cell>
          <table:table-cell office:value-type="float" office:value="0.03259565" calcext:value-type="float">
            <text:p>0.03259565</text:p>
          </table:table-cell>
          <table:table-cell office:value-type="float" office:value="-9999.032" calcext:value-type="float">
            <text:p>-9999.032</text:p>
          </table:table-cell>
          <table:table-cell office:value-type="float" office:value="-2.381881" calcext:value-type="float">
            <text:p>-2.38188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6" calcext:value-type="float">
            <text:p>23082006</text:p>
          </table:table-cell>
          <table:table-cell office:value-type="float" office:value="621.8668" calcext:value-type="float">
            <text:p>621.8668</text:p>
          </table:table-cell>
          <table:table-cell office:value-type="float" office:value="618.3154" calcext:value-type="float">
            <text:p>618.3154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999.0339" calcext:value-type="float">
            <text:p>999.0339</text:p>
          </table:table-cell>
          <table:table-cell office:value-type="float" office:value="-17.15579" calcext:value-type="float">
            <text:p>-17.15579</text:p>
          </table:table-cell>
          <table:table-cell office:value-type="float" office:value="0" calcext:value-type="float">
            <text:p>0</text:p>
          </table:table-cell>
          <table:table-cell office:value-type="float" office:value="0.2172671" calcext:value-type="float">
            <text:p>0.2172671</text:p>
          </table:table-cell>
          <table:table-cell office:value-type="float" office:value="0.249027" calcext:value-type="float">
            <text:p>0.249027</text:p>
          </table:table-cell>
          <table:table-cell office:value-type="float" office:value="0.2820098" calcext:value-type="float">
            <text:p>0.2820098</text:p>
          </table:table-cell>
          <table:table-cell office:value-type="float" office:value="0.299325" calcext:value-type="float">
            <text:p>0.299325</text:p>
          </table:table-cell>
          <table:table-cell office:value-type="float" office:value="0.3093039" calcext:value-type="float">
            <text:p>0.3093039</text:p>
          </table:table-cell>
          <table:table-cell office:value-type="float" office:value="0.283953" calcext:value-type="float">
            <text:p>0.283953</text:p>
          </table:table-cell>
          <table:table-cell office:value-type="float" office:value="0.2836816" calcext:value-type="float">
            <text:p>0.2836816</text:p>
          </table:table-cell>
          <table:table-cell office:value-type="float" office:value="0.265912" calcext:value-type="float">
            <text:p>0.265912</text:p>
          </table:table-cell>
          <table:table-cell office:value-type="float" office:value="0.2819993" calcext:value-type="float">
            <text:p>0.2819993</text:p>
          </table:table-cell>
          <table:table-cell office:value-type="float" office:value="0.3357805" calcext:value-type="float">
            <text:p>0.3357805</text:p>
          </table:table-cell>
          <table:table-cell office:value-type="float" office:value="0.3672309" calcext:value-type="float">
            <text:p>0.3672309</text:p>
          </table:table-cell>
          <table:table-cell office:value-type="float" office:value="0.3878382" calcext:value-type="float">
            <text:p>0.387838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1091E-015" calcext:value-type="float">
            <text:p>1.941091E-15</text:p>
          </table:table-cell>
          <table:table-cell office:value-type="float" office:value="1.966082E-015" calcext:value-type="float">
            <text:p>1.966082E-15</text:p>
          </table:table-cell>
          <table:table-cell office:value-type="float" office:value="1.962142E-015" calcext:value-type="float">
            <text:p>1.962142E-15</text:p>
          </table:table-cell>
          <table:table-cell office:value-type="float" office:value="1.934416E-015" calcext:value-type="float">
            <text:p>1.934416E-15</text:p>
          </table:table-cell>
          <table:table-cell office:value-type="float" office:value="9.43039E-016" calcext:value-type="float">
            <text:p>9.43039E-16</text:p>
          </table:table-cell>
          <table:table-cell office:value-type="float" office:value="1.932076E-015" calcext:value-type="float">
            <text:p>1.932076E-15</text:p>
          </table:table-cell>
          <table:table-cell office:value-type="float" office:value="9.339652E-016" calcext:value-type="float">
            <text:p>9.339652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238529" calcext:value-type="float">
            <text:p>-0.4238529</text:p>
          </table:table-cell>
          <table:table-cell office:value-type="float" office:value="-0.148883" calcext:value-type="float">
            <text:p>-0.148883</text:p>
          </table:table-cell>
          <table:table-cell office:value-type="float" office:value="-0.05717415" calcext:value-type="float">
            <text:p>-0.05717415</text:p>
          </table:table-cell>
          <table:table-cell office:value-type="float" office:value="-0.03609754" calcext:value-type="float">
            <text:p>-0.03609754</text:p>
          </table:table-cell>
          <table:table-cell office:value-type="float" office:value="-0.02902593" calcext:value-type="float">
            <text:p>-0.02902593</text:p>
          </table:table-cell>
          <table:table-cell office:value-type="float" office:value="-0.02203467" calcext:value-type="float">
            <text:p>-0.02203467</text:p>
          </table:table-cell>
          <table:table-cell office:value-type="float" office:value="-0.02002947" calcext:value-type="float">
            <text:p>-0.02002947</text:p>
          </table:table-cell>
          <table:table-cell office:value-type="float" office:value="-0.4368086" calcext:value-type="float">
            <text:p>-0.4368086</text:p>
          </table:table-cell>
          <table:table-cell office:value-type="float" office:value="-0.223234" calcext:value-type="float">
            <text:p>-0.223234</text:p>
          </table:table-cell>
          <table:table-cell office:value-type="float" office:value="-0.0520257" calcext:value-type="float">
            <text:p>-0.052025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6906132" calcext:value-type="float">
            <text:p>-0.6906132</text:p>
          </table:table-cell>
          <table:table-cell office:value-type="float" office:value="0.03232308" calcext:value-type="float">
            <text:p>0.03232308</text:p>
          </table:table-cell>
          <table:table-cell office:value-type="float" office:value="-9999.032" calcext:value-type="float">
            <text:p>-9999.032</text:p>
          </table:table-cell>
          <table:table-cell office:value-type="float" office:value="-2.387142" calcext:value-type="float">
            <text:p>-2.38714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6" calcext:value-type="float">
            <text:p>24082006</text:p>
          </table:table-cell>
          <table:table-cell office:value-type="float" office:value="621.8668" calcext:value-type="float">
            <text:p>621.8668</text:p>
          </table:table-cell>
          <table:table-cell office:value-type="float" office:value="624.5258" calcext:value-type="float">
            <text:p>624.5258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992.822" calcext:value-type="float">
            <text:p>992.822</text:p>
          </table:table-cell>
          <table:table-cell office:value-type="float" office:value="-17.15579" calcext:value-type="float">
            <text:p>-17.15579</text:p>
          </table:table-cell>
          <table:table-cell office:value-type="float" office:value="0" calcext:value-type="float">
            <text:p>0</text:p>
          </table:table-cell>
          <table:table-cell office:value-type="float" office:value="0.172704" calcext:value-type="float">
            <text:p>0.172704</text:p>
          </table:table-cell>
          <table:table-cell office:value-type="float" office:value="0.2261183" calcext:value-type="float">
            <text:p>0.2261183</text:p>
          </table:table-cell>
          <table:table-cell office:value-type="float" office:value="0.2646049" calcext:value-type="float">
            <text:p>0.2646049</text:p>
          </table:table-cell>
          <table:table-cell office:value-type="float" office:value="0.282372" calcext:value-type="float">
            <text:p>0.282372</text:p>
          </table:table-cell>
          <table:table-cell office:value-type="float" office:value="0.2929205" calcext:value-type="float">
            <text:p>0.2929205</text:p>
          </table:table-cell>
          <table:table-cell office:value-type="float" office:value="0.2740474" calcext:value-type="float">
            <text:p>0.2740474</text:p>
          </table:table-cell>
          <table:table-cell office:value-type="float" office:value="0.2742161" calcext:value-type="float">
            <text:p>0.2742161</text:p>
          </table:table-cell>
          <table:table-cell office:value-type="float" office:value="0.2663503" calcext:value-type="float">
            <text:p>0.2663503</text:p>
          </table:table-cell>
          <table:table-cell office:value-type="float" office:value="0.2817577" calcext:value-type="float">
            <text:p>0.2817577</text:p>
          </table:table-cell>
          <table:table-cell office:value-type="float" office:value="0.3357026" calcext:value-type="float">
            <text:p>0.3357026</text:p>
          </table:table-cell>
          <table:table-cell office:value-type="float" office:value="0.3671768" calcext:value-type="float">
            <text:p>0.3671768</text:p>
          </table:table-cell>
          <table:table-cell office:value-type="float" office:value="0.3877335" calcext:value-type="float">
            <text:p>0.387733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969E-015" calcext:value-type="float">
            <text:p>1.940969E-15</text:p>
          </table:table-cell>
          <table:table-cell office:value-type="float" office:value="1.966087E-015" calcext:value-type="float">
            <text:p>1.966087E-15</text:p>
          </table:table-cell>
          <table:table-cell office:value-type="float" office:value="1.962138E-015" calcext:value-type="float">
            <text:p>1.962138E-15</text:p>
          </table:table-cell>
          <table:table-cell office:value-type="float" office:value="1.93442E-015" calcext:value-type="float">
            <text:p>1.93442E-15</text:p>
          </table:table-cell>
          <table:table-cell office:value-type="float" office:value="9.430737E-016" calcext:value-type="float">
            <text:p>9.430737E-16</text:p>
          </table:table-cell>
          <table:table-cell office:value-type="float" office:value="1.932073E-015" calcext:value-type="float">
            <text:p>1.932073E-15</text:p>
          </table:table-cell>
          <table:table-cell office:value-type="float" office:value="9.339684E-016" calcext:value-type="float">
            <text:p>9.339684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8457" calcext:value-type="float">
            <text:p>-2.48457</text:p>
          </table:table-cell>
          <table:table-cell office:value-type="float" office:value="-0.3128443" calcext:value-type="float">
            <text:p>-0.3128443</text:p>
          </table:table-cell>
          <table:table-cell office:value-type="float" office:value="-0.0933601" calcext:value-type="float">
            <text:p>-0.0933601</text:p>
          </table:table-cell>
          <table:table-cell office:value-type="float" office:value="-0.05655051" calcext:value-type="float">
            <text:p>-0.05655051</text:p>
          </table:table-cell>
          <table:table-cell office:value-type="float" office:value="-0.04271623" calcext:value-type="float">
            <text:p>-0.04271623</text:p>
          </table:table-cell>
          <table:table-cell office:value-type="float" office:value="-0.02880871" calcext:value-type="float">
            <text:p>-0.02880871</text:p>
          </table:table-cell>
          <table:table-cell office:value-type="float" office:value="-0.02661114" calcext:value-type="float">
            <text:p>-0.02661114</text:p>
          </table:table-cell>
          <table:table-cell office:value-type="float" office:value="-0.4305408" calcext:value-type="float">
            <text:p>-0.4305408</text:p>
          </table:table-cell>
          <table:table-cell office:value-type="float" office:value="-0.2250292" calcext:value-type="float">
            <text:p>-0.2250292</text:p>
          </table:table-cell>
          <table:table-cell office:value-type="float" office:value="-0.05214187" calcext:value-type="float">
            <text:p>-0.0521418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5.697149" calcext:value-type="float">
            <text:p>-5.697149</text:p>
          </table:table-cell>
          <table:table-cell office:value-type="float" office:value="0.03217269" calcext:value-type="float">
            <text:p>0.03217269</text:p>
          </table:table-cell>
          <table:table-cell office:value-type="float" office:value="-9999.032" calcext:value-type="float">
            <text:p>-9999.032</text:p>
          </table:table-cell>
          <table:table-cell office:value-type="float" office:value="-2.392261" calcext:value-type="float">
            <text:p>-2.39226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6" calcext:value-type="float">
            <text:p>25082006</text:p>
          </table:table-cell>
          <table:table-cell office:value-type="float" office:value="621.8668" calcext:value-type="float">
            <text:p>621.8668</text:p>
          </table:table-cell>
          <table:table-cell office:value-type="float" office:value="629.425" calcext:value-type="float">
            <text:p>629.425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987.9215" calcext:value-type="float">
            <text:p>987.9215</text:p>
          </table:table-cell>
          <table:table-cell office:value-type="float" office:value="-17.15579" calcext:value-type="float">
            <text:p>-17.15579</text:p>
          </table:table-cell>
          <table:table-cell office:value-type="float" office:value="0" calcext:value-type="float">
            <text:p>0</text:p>
          </table:table-cell>
          <table:table-cell office:value-type="float" office:value="0.1514021" calcext:value-type="float">
            <text:p>0.1514021</text:p>
          </table:table-cell>
          <table:table-cell office:value-type="float" office:value="0.2132209" calcext:value-type="float">
            <text:p>0.2132209</text:p>
          </table:table-cell>
          <table:table-cell office:value-type="float" office:value="0.2485954" calcext:value-type="float">
            <text:p>0.2485954</text:p>
          </table:table-cell>
          <table:table-cell office:value-type="float" office:value="0.267395" calcext:value-type="float">
            <text:p>0.267395</text:p>
          </table:table-cell>
          <table:table-cell office:value-type="float" office:value="0.278962" calcext:value-type="float">
            <text:p>0.278962</text:p>
          </table:table-cell>
          <table:table-cell office:value-type="float" office:value="0.2643452" calcext:value-type="float">
            <text:p>0.2643452</text:p>
          </table:table-cell>
          <table:table-cell office:value-type="float" office:value="0.2649113" calcext:value-type="float">
            <text:p>0.2649113</text:p>
          </table:table-cell>
          <table:table-cell office:value-type="float" office:value="0.2667378" calcext:value-type="float">
            <text:p>0.2667378</text:p>
          </table:table-cell>
          <table:table-cell office:value-type="float" office:value="0.2815128" calcext:value-type="float">
            <text:p>0.2815128</text:p>
          </table:table-cell>
          <table:table-cell office:value-type="float" office:value="0.335602" calcext:value-type="float">
            <text:p>0.335602</text:p>
          </table:table-cell>
          <table:table-cell office:value-type="float" office:value="0.3670987" calcext:value-type="float">
            <text:p>0.3670987</text:p>
          </table:table-cell>
          <table:table-cell office:value-type="float" office:value="0.3876106" calcext:value-type="float">
            <text:p>0.387610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799E-015" calcext:value-type="float">
            <text:p>1.940799E-15</text:p>
          </table:table-cell>
          <table:table-cell office:value-type="float" office:value="1.9661E-015" calcext:value-type="float">
            <text:p>1.9661E-15</text:p>
          </table:table-cell>
          <table:table-cell office:value-type="float" office:value="1.962141E-015" calcext:value-type="float">
            <text:p>1.962141E-15</text:p>
          </table:table-cell>
          <table:table-cell office:value-type="float" office:value="1.934418E-015" calcext:value-type="float">
            <text:p>1.934418E-15</text:p>
          </table:table-cell>
          <table:table-cell office:value-type="float" office:value="9.431186E-016" calcext:value-type="float">
            <text:p>9.431186E-16</text:p>
          </table:table-cell>
          <table:table-cell office:value-type="float" office:value="1.93207E-015" calcext:value-type="float">
            <text:p>1.93207E-15</text:p>
          </table:table-cell>
          <table:table-cell office:value-type="float" office:value="9.33974E-016" calcext:value-type="float">
            <text:p>9.33974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883119" calcext:value-type="float">
            <text:p>-6.883119</text:p>
          </table:table-cell>
          <table:table-cell office:value-type="float" office:value="-0.4917135" calcext:value-type="float">
            <text:p>-0.4917135</text:p>
          </table:table-cell>
          <table:table-cell office:value-type="float" office:value="-0.1508882" calcext:value-type="float">
            <text:p>-0.1508882</text:p>
          </table:table-cell>
          <table:table-cell office:value-type="float" office:value="-0.08605365" calcext:value-type="float">
            <text:p>-0.08605365</text:p>
          </table:table-cell>
          <table:table-cell office:value-type="float" office:value="-0.06219385" calcext:value-type="float">
            <text:p>-0.06219385</text:p>
          </table:table-cell>
          <table:table-cell office:value-type="float" office:value="-0.03789375" calcext:value-type="float">
            <text:p>-0.03789375</text:p>
          </table:table-cell>
          <table:table-cell office:value-type="float" office:value="-0.0351365" calcext:value-type="float">
            <text:p>-0.0351365</text:p>
          </table:table-cell>
          <table:table-cell office:value-type="float" office:value="-0.4250823" calcext:value-type="float">
            <text:p>-0.4250823</text:p>
          </table:table-cell>
          <table:table-cell office:value-type="float" office:value="-0.2268657" calcext:value-type="float">
            <text:p>-0.2268657</text:p>
          </table:table-cell>
          <table:table-cell office:value-type="float" office:value="-0.05229226" calcext:value-type="float">
            <text:p>-0.0522922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8.42106" calcext:value-type="float">
            <text:p>-18.42106</text:p>
          </table:table-cell>
          <table:table-cell office:value-type="float" office:value="0.03210131" calcext:value-type="float">
            <text:p>0.03210131</text:p>
          </table:table-cell>
          <table:table-cell office:value-type="float" office:value="-9999.032" calcext:value-type="float">
            <text:p>-9999.032</text:p>
          </table:table-cell>
          <table:table-cell office:value-type="float" office:value="-2.39727" calcext:value-type="float">
            <text:p>-2.3972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6" calcext:value-type="float">
            <text:p>26082006</text:p>
          </table:table-cell>
          <table:table-cell office:value-type="float" office:value="623.8352" calcext:value-type="float">
            <text:p>623.8352</text:p>
          </table:table-cell>
          <table:table-cell office:value-type="float" office:value="633.8602" calcext:value-type="float">
            <text:p>633.8602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985.8654" calcext:value-type="float">
            <text:p>985.8654</text:p>
          </table:table-cell>
          <table:table-cell office:value-type="float" office:value="-17.56701" calcext:value-type="float">
            <text:p>-17.56701</text:p>
          </table:table-cell>
          <table:table-cell office:value-type="float" office:value="0" calcext:value-type="float">
            <text:p>0</text:p>
          </table:table-cell>
          <table:table-cell office:value-type="float" office:value="0.1609334" calcext:value-type="float">
            <text:p>0.1609334</text:p>
          </table:table-cell>
          <table:table-cell office:value-type="float" office:value="0.2059249" calcext:value-type="float">
            <text:p>0.2059249</text:p>
          </table:table-cell>
          <table:table-cell office:value-type="float" office:value="0.2333507" calcext:value-type="float">
            <text:p>0.2333507</text:p>
          </table:table-cell>
          <table:table-cell office:value-type="float" office:value="0.2526985" calcext:value-type="float">
            <text:p>0.2526985</text:p>
          </table:table-cell>
          <table:table-cell office:value-type="float" office:value="0.26377" calcext:value-type="float">
            <text:p>0.26377</text:p>
          </table:table-cell>
          <table:table-cell office:value-type="float" office:value="0.2548884" calcext:value-type="float">
            <text:p>0.2548884</text:p>
          </table:table-cell>
          <table:table-cell office:value-type="float" office:value="0.2549646" calcext:value-type="float">
            <text:p>0.2549646</text:p>
          </table:table-cell>
          <table:table-cell office:value-type="float" office:value="0.2669528" calcext:value-type="float">
            <text:p>0.2669528</text:p>
          </table:table-cell>
          <table:table-cell office:value-type="float" office:value="0.2812061" calcext:value-type="float">
            <text:p>0.2812061</text:p>
          </table:table-cell>
          <table:table-cell office:value-type="float" office:value="0.3354408" calcext:value-type="float">
            <text:p>0.3354408</text:p>
          </table:table-cell>
          <table:table-cell office:value-type="float" office:value="0.3669701" calcext:value-type="float">
            <text:p>0.3669701</text:p>
          </table:table-cell>
          <table:table-cell office:value-type="float" office:value="0.3876717" calcext:value-type="float">
            <text:p>0.3876717</text:p>
          </table:table-cell>
          <table:table-cell office:value-type="float" office:value="0.4516691" calcext:value-type="float">
            <text:p>0.4516691</text:p>
          </table:table-cell>
          <table:table-cell office:value-type="float" office:value="0" calcext:value-type="float">
            <text:p>0</text:p>
          </table:table-cell>
          <table:table-cell office:value-type="float" office:value="1.940595E-015" calcext:value-type="float">
            <text:p>1.940595E-15</text:p>
          </table:table-cell>
          <table:table-cell office:value-type="float" office:value="1.966116E-015" calcext:value-type="float">
            <text:p>1.966116E-15</text:p>
          </table:table-cell>
          <table:table-cell office:value-type="float" office:value="1.962143E-015" calcext:value-type="float">
            <text:p>1.962143E-15</text:p>
          </table:table-cell>
          <table:table-cell office:value-type="float" office:value="1.934417E-015" calcext:value-type="float">
            <text:p>1.934417E-15</text:p>
          </table:table-cell>
          <table:table-cell office:value-type="float" office:value="9.431617E-016" calcext:value-type="float">
            <text:p>9.431617E-16</text:p>
          </table:table-cell>
          <table:table-cell office:value-type="float" office:value="1.932066E-015" calcext:value-type="float">
            <text:p>1.932066E-15</text:p>
          </table:table-cell>
          <table:table-cell office:value-type="float" office:value="9.339788E-016" calcext:value-type="float">
            <text:p>9.339788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023865" calcext:value-type="float">
            <text:p>-5.023865</text:p>
          </table:table-cell>
          <table:table-cell office:value-type="float" office:value="-0.6433209" calcext:value-type="float">
            <text:p>-0.6433209</text:p>
          </table:table-cell>
          <table:table-cell office:value-type="float" office:value="-0.24557" calcext:value-type="float">
            <text:p>-0.24557</text:p>
          </table:table-cell>
          <table:table-cell office:value-type="float" office:value="-0.1330111" calcext:value-type="float">
            <text:p>-0.1330111</text:p>
          </table:table-cell>
          <table:table-cell office:value-type="float" office:value="-0.09570145" calcext:value-type="float">
            <text:p>-0.09570145</text:p>
          </table:table-cell>
          <table:table-cell office:value-type="float" office:value="-0.05009525" calcext:value-type="float">
            <text:p>-0.05009525</text:p>
          </table:table-cell>
          <table:table-cell office:value-type="float" office:value="-0.04614208" calcext:value-type="float">
            <text:p>-0.04614208</text:p>
          </table:table-cell>
          <table:table-cell office:value-type="float" office:value="-0.4220833" calcext:value-type="float">
            <text:p>-0.4220833</text:p>
          </table:table-cell>
          <table:table-cell office:value-type="float" office:value="-0.2291884" calcext:value-type="float">
            <text:p>-0.2291884</text:p>
          </table:table-cell>
          <table:table-cell office:value-type="float" office:value="-0.05253442" calcext:value-type="float">
            <text:p>-0.0525344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6924611" calcext:value-type="float">
            <text:p>-0.6924611</text:p>
          </table:table-cell>
          <table:table-cell office:value-type="float" office:value="0.0320579" calcext:value-type="float">
            <text:p>0.0320579</text:p>
          </table:table-cell>
          <table:table-cell office:value-type="float" office:value="-9999.032" calcext:value-type="float">
            <text:p>-9999.032</text:p>
          </table:table-cell>
          <table:table-cell office:value-type="float" office:value="-2.301002" calcext:value-type="float">
            <text:p>-2.30100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6" calcext:value-type="float">
            <text:p>27082006</text:p>
          </table:table-cell>
          <table:table-cell office:value-type="float" office:value="629.7404" calcext:value-type="float">
            <text:p>629.7404</text:p>
          </table:table-cell>
          <table:table-cell office:value-type="float" office:value="638.9612" calcext:value-type="float">
            <text:p>638.9612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987.5198" calcext:value-type="float">
            <text:p>987.5198</text:p>
          </table:table-cell>
          <table:table-cell office:value-type="float" office:value="-18.41751" calcext:value-type="float">
            <text:p>-18.41751</text:p>
          </table:table-cell>
          <table:table-cell office:value-type="float" office:value="0" calcext:value-type="float">
            <text:p>0</text:p>
          </table:table-cell>
          <table:table-cell office:value-type="float" office:value="0.3231622" calcext:value-type="float">
            <text:p>0.3231622</text:p>
          </table:table-cell>
          <table:table-cell office:value-type="float" office:value="0.2132766" calcext:value-type="float">
            <text:p>0.2132766</text:p>
          </table:table-cell>
          <table:table-cell office:value-type="float" office:value="0.226382" calcext:value-type="float">
            <text:p>0.226382</text:p>
          </table:table-cell>
          <table:table-cell office:value-type="float" office:value="0.2446263" calcext:value-type="float">
            <text:p>0.2446263</text:p>
          </table:table-cell>
          <table:table-cell office:value-type="float" office:value="0.2567102" calcext:value-type="float">
            <text:p>0.2567102</text:p>
          </table:table-cell>
          <table:table-cell office:value-type="float" office:value="0.2478826" calcext:value-type="float">
            <text:p>0.2478826</text:p>
          </table:table-cell>
          <table:table-cell office:value-type="float" office:value="0.2474444" calcext:value-type="float">
            <text:p>0.2474444</text:p>
          </table:table-cell>
          <table:table-cell office:value-type="float" office:value="0.2673556" calcext:value-type="float">
            <text:p>0.2673556</text:p>
          </table:table-cell>
          <table:table-cell office:value-type="float" office:value="0.2810451" calcext:value-type="float">
            <text:p>0.2810451</text:p>
          </table:table-cell>
          <table:table-cell office:value-type="float" office:value="0.3353856" calcext:value-type="float">
            <text:p>0.3353856</text:p>
          </table:table-cell>
          <table:table-cell office:value-type="float" office:value="0.3669546" calcext:value-type="float">
            <text:p>0.3669546</text:p>
          </table:table-cell>
          <table:table-cell office:value-type="float" office:value="0.3879214" calcext:value-type="float">
            <text:p>0.3879214</text:p>
          </table:table-cell>
          <table:table-cell office:value-type="float" office:value="0.4564068" calcext:value-type="float">
            <text:p>0.4564068</text:p>
          </table:table-cell>
          <table:table-cell office:value-type="float" office:value="0" calcext:value-type="float">
            <text:p>0</text:p>
          </table:table-cell>
          <table:table-cell office:value-type="float" office:value="1.940365E-015" calcext:value-type="float">
            <text:p>1.940365E-15</text:p>
          </table:table-cell>
          <table:table-cell office:value-type="float" office:value="1.966127E-015" calcext:value-type="float">
            <text:p>1.966127E-15</text:p>
          </table:table-cell>
          <table:table-cell office:value-type="float" office:value="1.962151E-015" calcext:value-type="float">
            <text:p>1.962151E-15</text:p>
          </table:table-cell>
          <table:table-cell office:value-type="float" office:value="1.934418E-015" calcext:value-type="float">
            <text:p>1.934418E-15</text:p>
          </table:table-cell>
          <table:table-cell office:value-type="float" office:value="9.432075E-016" calcext:value-type="float">
            <text:p>9.432075E-16</text:p>
          </table:table-cell>
          <table:table-cell office:value-type="float" office:value="1.932064E-015" calcext:value-type="float">
            <text:p>1.932064E-15</text:p>
          </table:table-cell>
          <table:table-cell office:value-type="float" office:value="9.33982E-016" calcext:value-type="float">
            <text:p>9.33982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03648" calcext:value-type="float">
            <text:p>-0.02203648</text:p>
          </table:table-cell>
          <table:table-cell office:value-type="float" office:value="-0.4929302" calcext:value-type="float">
            <text:p>-0.4929302</text:p>
          </table:table-cell>
          <table:table-cell office:value-type="float" office:value="-0.3102614" calcext:value-type="float">
            <text:p>-0.3102614</text:p>
          </table:table-cell>
          <table:table-cell office:value-type="float" office:value="-0.1708207" calcext:value-type="float">
            <text:p>-0.1708207</text:p>
          </table:table-cell>
          <table:table-cell office:value-type="float" office:value="-0.118019" calcext:value-type="float">
            <text:p>-0.118019</text:p>
          </table:table-cell>
          <table:table-cell office:value-type="float" office:value="-0.06204633" calcext:value-type="float">
            <text:p>-0.06204633</text:p>
          </table:table-cell>
          <table:table-cell office:value-type="float" office:value="-0.05712971" calcext:value-type="float">
            <text:p>-0.05712971</text:p>
          </table:table-cell>
          <table:table-cell office:value-type="float" office:value="-0.4165385" calcext:value-type="float">
            <text:p>-0.4165385</text:p>
          </table:table-cell>
          <table:table-cell office:value-type="float" office:value="-0.2304194" calcext:value-type="float">
            <text:p>-0.2304194</text:p>
          </table:table-cell>
          <table:table-cell office:value-type="float" office:value="-0.05261854" calcext:value-type="float">
            <text:p>-0.05261854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2218593" calcext:value-type="float">
            <text:p>-0.02218593</text:p>
          </table:table-cell>
          <table:table-cell office:value-type="float" office:value="0.03166791" calcext:value-type="float">
            <text:p>0.03166791</text:p>
          </table:table-cell>
          <table:table-cell office:value-type="float" office:value="-9999.031" calcext:value-type="float">
            <text:p>-9999.031</text:p>
          </table:table-cell>
          <table:table-cell office:value-type="float" office:value="-2.333295" calcext:value-type="float">
            <text:p>-2.33329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6" calcext:value-type="float">
            <text:p>28082006</text:p>
          </table:table-cell>
          <table:table-cell office:value-type="float" office:value="629.7404" calcext:value-type="float">
            <text:p>629.7404</text:p>
          </table:table-cell>
          <table:table-cell office:value-type="float" office:value="643.015" calcext:value-type="float">
            <text:p>643.015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984.2794" calcext:value-type="float">
            <text:p>984.2794</text:p>
          </table:table-cell>
          <table:table-cell office:value-type="float" office:value="-19.23131" calcext:value-type="float">
            <text:p>-19.23131</text:p>
          </table:table-cell>
          <table:table-cell office:value-type="float" office:value="0" calcext:value-type="float">
            <text:p>0</text:p>
          </table:table-cell>
          <table:table-cell office:value-type="float" office:value="0.2607575" calcext:value-type="float">
            <text:p>0.2607575</text:p>
          </table:table-cell>
          <table:table-cell office:value-type="float" office:value="0.2169328" calcext:value-type="float">
            <text:p>0.2169328</text:p>
          </table:table-cell>
          <table:table-cell office:value-type="float" office:value="0.2219377" calcext:value-type="float">
            <text:p>0.2219377</text:p>
          </table:table-cell>
          <table:table-cell office:value-type="float" office:value="0.2371689" calcext:value-type="float">
            <text:p>0.2371689</text:p>
          </table:table-cell>
          <table:table-cell office:value-type="float" office:value="0.2488952" calcext:value-type="float">
            <text:p>0.2488952</text:p>
          </table:table-cell>
          <table:table-cell office:value-type="float" office:value="0.2414667" calcext:value-type="float">
            <text:p>0.2414667</text:p>
          </table:table-cell>
          <table:table-cell office:value-type="float" office:value="0.240057" calcext:value-type="float">
            <text:p>0.240057</text:p>
          </table:table-cell>
          <table:table-cell office:value-type="float" office:value="0.2677549" calcext:value-type="float">
            <text:p>0.2677549</text:p>
          </table:table-cell>
          <table:table-cell office:value-type="float" office:value="0.2808798" calcext:value-type="float">
            <text:p>0.2808798</text:p>
          </table:table-cell>
          <table:table-cell office:value-type="float" office:value="0.3353034" calcext:value-type="float">
            <text:p>0.3353034</text:p>
          </table:table-cell>
          <table:table-cell office:value-type="float" office:value="0.3669329" calcext:value-type="float">
            <text:p>0.3669329</text:p>
          </table:table-cell>
          <table:table-cell office:value-type="float" office:value="0.3880203" calcext:value-type="float">
            <text:p>0.3880203</text:p>
          </table:table-cell>
          <table:table-cell office:value-type="float" office:value="0.4606501" calcext:value-type="float">
            <text:p>0.4606501</text:p>
          </table:table-cell>
          <table:table-cell office:value-type="float" office:value="0" calcext:value-type="float">
            <text:p>0</text:p>
          </table:table-cell>
          <table:table-cell office:value-type="float" office:value="1.940109E-015" calcext:value-type="float">
            <text:p>1.940109E-15</text:p>
          </table:table-cell>
          <table:table-cell office:value-type="float" office:value="1.966143E-015" calcext:value-type="float">
            <text:p>1.966143E-15</text:p>
          </table:table-cell>
          <table:table-cell office:value-type="float" office:value="1.962162E-015" calcext:value-type="float">
            <text:p>1.962162E-15</text:p>
          </table:table-cell>
          <table:table-cell office:value-type="float" office:value="1.934422E-015" calcext:value-type="float">
            <text:p>1.934422E-15</text:p>
          </table:table-cell>
          <table:table-cell office:value-type="float" office:value="9.432478E-016" calcext:value-type="float">
            <text:p>9.432478E-16</text:p>
          </table:table-cell>
          <table:table-cell office:value-type="float" office:value="1.932061E-015" calcext:value-type="float">
            <text:p>1.932061E-15</text:p>
          </table:table-cell>
          <table:table-cell office:value-type="float" office:value="9.339868E-016" calcext:value-type="float">
            <text:p>9.339868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38748" calcext:value-type="float">
            <text:p>-0.1038748</text:p>
          </table:table-cell>
          <table:table-cell office:value-type="float" office:value="-0.4321426" calcext:value-type="float">
            <text:p>-0.4321426</text:p>
          </table:table-cell>
          <table:table-cell office:value-type="float" office:value="-0.3614701" calcext:value-type="float">
            <text:p>-0.3614701</text:p>
          </table:table-cell>
          <table:table-cell office:value-type="float" office:value="-0.2168139" calcext:value-type="float">
            <text:p>-0.2168139</text:p>
          </table:table-cell>
          <table:table-cell office:value-type="float" office:value="-0.1497305" calcext:value-type="float">
            <text:p>-0.1497305</text:p>
          </table:table-cell>
          <table:table-cell office:value-type="float" office:value="-0.07584453" calcext:value-type="float">
            <text:p>-0.07584453</text:p>
          </table:table-cell>
          <table:table-cell office:value-type="float" office:value="-0.07089603" calcext:value-type="float">
            <text:p>-0.07089603</text:p>
          </table:table-cell>
          <table:table-cell office:value-type="float" office:value="-0.411116" calcext:value-type="float">
            <text:p>-0.411116</text:p>
          </table:table-cell>
          <table:table-cell office:value-type="float" office:value="-0.2316899" calcext:value-type="float">
            <text:p>-0.2316899</text:p>
          </table:table-cell>
          <table:table-cell office:value-type="float" office:value="-0.05274275" calcext:value-type="float">
            <text:p>-0.0527427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1018303" calcext:value-type="float">
            <text:p>-0.1018303</text:p>
          </table:table-cell>
          <table:table-cell office:value-type="float" office:value="0.03137218" calcext:value-type="float">
            <text:p>0.03137218</text:p>
          </table:table-cell>
          <table:table-cell office:value-type="float" office:value="-9999.031" calcext:value-type="float">
            <text:p>-9999.031</text:p>
          </table:table-cell>
          <table:table-cell office:value-type="float" office:value="-2.361144" calcext:value-type="float">
            <text:p>-2.3611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6" calcext:value-type="float">
            <text:p>29082006</text:p>
          </table:table-cell>
          <table:table-cell office:value-type="float" office:value="629.7404" calcext:value-type="float">
            <text:p>629.7404</text:p>
          </table:table-cell>
          <table:table-cell office:value-type="float" office:value="647.7787" calcext:value-type="float">
            <text:p>647.7787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979.8163" calcext:value-type="float">
            <text:p>979.8163</text:p>
          </table:table-cell>
          <table:table-cell office:value-type="float" office:value="-19.53204" calcext:value-type="float">
            <text:p>-19.53204</text:p>
          </table:table-cell>
          <table:table-cell office:value-type="float" office:value="0" calcext:value-type="float">
            <text:p>0</text:p>
          </table:table-cell>
          <table:table-cell office:value-type="float" office:value="0.2054755" calcext:value-type="float">
            <text:p>0.2054755</text:p>
          </table:table-cell>
          <table:table-cell office:value-type="float" office:value="0.2117424" calcext:value-type="float">
            <text:p>0.2117424</text:p>
          </table:table-cell>
          <table:table-cell office:value-type="float" office:value="0.2158955" calcext:value-type="float">
            <text:p>0.2158955</text:p>
          </table:table-cell>
          <table:table-cell office:value-type="float" office:value="0.2282028" calcext:value-type="float">
            <text:p>0.2282028</text:p>
          </table:table-cell>
          <table:table-cell office:value-type="float" office:value="0.2384488" calcext:value-type="float">
            <text:p>0.2384488</text:p>
          </table:table-cell>
          <table:table-cell office:value-type="float" office:value="0.2344122" calcext:value-type="float">
            <text:p>0.2344122</text:p>
          </table:table-cell>
          <table:table-cell office:value-type="float" office:value="0.2316384" calcext:value-type="float">
            <text:p>0.2316384</text:p>
          </table:table-cell>
          <table:table-cell office:value-type="float" office:value="0.2678448" calcext:value-type="float">
            <text:p>0.2678448</text:p>
          </table:table-cell>
          <table:table-cell office:value-type="float" office:value="0.2805844" calcext:value-type="float">
            <text:p>0.2805844</text:p>
          </table:table-cell>
          <table:table-cell office:value-type="float" office:value="0.3351259" calcext:value-type="float">
            <text:p>0.3351259</text:p>
          </table:table-cell>
          <table:table-cell office:value-type="float" office:value="0.3669088" calcext:value-type="float">
            <text:p>0.3669088</text:p>
          </table:table-cell>
          <table:table-cell office:value-type="float" office:value="0.3881584" calcext:value-type="float">
            <text:p>0.3881584</text:p>
          </table:table-cell>
          <table:table-cell office:value-type="float" office:value="0.4623742" calcext:value-type="float">
            <text:p>0.4623742</text:p>
          </table:table-cell>
          <table:table-cell office:value-type="float" office:value="0" calcext:value-type="float">
            <text:p>0</text:p>
          </table:table-cell>
          <table:table-cell office:value-type="float" office:value="1.939838E-015" calcext:value-type="float">
            <text:p>1.939838E-15</text:p>
          </table:table-cell>
          <table:table-cell office:value-type="float" office:value="1.96616E-015" calcext:value-type="float">
            <text:p>1.96616E-15</text:p>
          </table:table-cell>
          <table:table-cell office:value-type="float" office:value="1.962167E-015" calcext:value-type="float">
            <text:p>1.962167E-15</text:p>
          </table:table-cell>
          <table:table-cell office:value-type="float" office:value="1.934427E-015" calcext:value-type="float">
            <text:p>1.934427E-15</text:p>
          </table:table-cell>
          <table:table-cell office:value-type="float" office:value="9.432974E-016" calcext:value-type="float">
            <text:p>9.432974E-16</text:p>
          </table:table-cell>
          <table:table-cell office:value-type="float" office:value="1.932059E-015" calcext:value-type="float">
            <text:p>1.932059E-15</text:p>
          </table:table-cell>
          <table:table-cell office:value-type="float" office:value="9.339901E-016" calcext:value-type="float">
            <text:p>9.339901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482593" calcext:value-type="float">
            <text:p>-0.6482593</text:p>
          </table:table-cell>
          <table:table-cell office:value-type="float" office:value="-0.5195879" calcext:value-type="float">
            <text:p>-0.5195879</text:p>
          </table:table-cell>
          <table:table-cell office:value-type="float" office:value="-0.4470501" calcext:value-type="float">
            <text:p>-0.4470501</text:p>
          </table:table-cell>
          <table:table-cell office:value-type="float" office:value="-0.2916696" calcext:value-type="float">
            <text:p>-0.2916696</text:p>
          </table:table-cell>
          <table:table-cell office:value-type="float" office:value="-0.2083001" calcext:value-type="float">
            <text:p>-0.2083001</text:p>
          </table:table-cell>
          <table:table-cell office:value-type="float" office:value="-0.09517049" calcext:value-type="float">
            <text:p>-0.09517049</text:p>
          </table:table-cell>
          <table:table-cell office:value-type="float" office:value="-0.09140979" calcext:value-type="float">
            <text:p>-0.09140979</text:p>
          </table:table-cell>
          <table:table-cell office:value-type="float" office:value="-0.4098997" calcext:value-type="float">
            <text:p>-0.4098997</text:p>
          </table:table-cell>
          <table:table-cell office:value-type="float" office:value="-0.2339792" calcext:value-type="float">
            <text:p>-0.2339792</text:p>
          </table:table-cell>
          <table:table-cell office:value-type="float" office:value="-0.05301213" calcext:value-type="float">
            <text:p>-0.0530121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9188222" calcext:value-type="float">
            <text:p>-0.9188222</text:p>
          </table:table-cell>
          <table:table-cell office:value-type="float" office:value="0.03117438" calcext:value-type="float">
            <text:p>0.03117438</text:p>
          </table:table-cell>
          <table:table-cell office:value-type="float" office:value="-9999.031" calcext:value-type="float">
            <text:p>-9999.031</text:p>
          </table:table-cell>
          <table:table-cell office:value-type="float" office:value="-2.378378" calcext:value-type="float">
            <text:p>-2.37837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6" calcext:value-type="float">
            <text:p>30082006</text:p>
          </table:table-cell>
          <table:table-cell office:value-type="float" office:value="629.7404" calcext:value-type="float">
            <text:p>629.7404</text:p>
          </table:table-cell>
          <table:table-cell office:value-type="float" office:value="652.547" calcext:value-type="float">
            <text:p>652.547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975.048" calcext:value-type="float">
            <text:p>975.048</text:p>
          </table:table-cell>
          <table:table-cell office:value-type="float" office:value="-19.53204" calcext:value-type="float">
            <text:p>-19.53204</text:p>
          </table:table-cell>
          <table:table-cell office:value-type="float" office:value="0" calcext:value-type="float">
            <text:p>0</text:p>
          </table:table-cell>
          <table:table-cell office:value-type="float" office:value="0.1600243" calcext:value-type="float">
            <text:p>0.1600243</text:p>
          </table:table-cell>
          <table:table-cell office:value-type="float" office:value="0.2024315" calcext:value-type="float">
            <text:p>0.2024315</text:p>
          </table:table-cell>
          <table:table-cell office:value-type="float" office:value="0.2092254" calcext:value-type="float">
            <text:p>0.2092254</text:p>
          </table:table-cell>
          <table:table-cell office:value-type="float" office:value="0.2187991" calcext:value-type="float">
            <text:p>0.2187991</text:p>
          </table:table-cell>
          <table:table-cell office:value-type="float" office:value="0.2266617" calcext:value-type="float">
            <text:p>0.2266617</text:p>
          </table:table-cell>
          <table:table-cell office:value-type="float" office:value="0.2268071" calcext:value-type="float">
            <text:p>0.2268071</text:p>
          </table:table-cell>
          <table:table-cell office:value-type="float" office:value="0.2222504" calcext:value-type="float">
            <text:p>0.2222504</text:p>
          </table:table-cell>
          <table:table-cell office:value-type="float" office:value="0.2676052" calcext:value-type="float">
            <text:p>0.2676052</text:p>
          </table:table-cell>
          <table:table-cell office:value-type="float" office:value="0.2801211" calcext:value-type="float">
            <text:p>0.2801211</text:p>
          </table:table-cell>
          <table:table-cell office:value-type="float" office:value="0.334859" calcext:value-type="float">
            <text:p>0.334859</text:p>
          </table:table-cell>
          <table:table-cell office:value-type="float" office:value="0.3668032" calcext:value-type="float">
            <text:p>0.3668032</text:p>
          </table:table-cell>
          <table:table-cell office:value-type="float" office:value="0.3881346" calcext:value-type="float">
            <text:p>0.388134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563E-015" calcext:value-type="float">
            <text:p>1.939563E-15</text:p>
          </table:table-cell>
          <table:table-cell office:value-type="float" office:value="1.966177E-015" calcext:value-type="float">
            <text:p>1.966177E-15</text:p>
          </table:table-cell>
          <table:table-cell office:value-type="float" office:value="1.962169E-015" calcext:value-type="float">
            <text:p>1.962169E-15</text:p>
          </table:table-cell>
          <table:table-cell office:value-type="float" office:value="1.934442E-015" calcext:value-type="float">
            <text:p>1.934442E-15</text:p>
          </table:table-cell>
          <table:table-cell office:value-type="float" office:value="9.43335E-016" calcext:value-type="float">
            <text:p>9.43335E-16</text:p>
          </table:table-cell>
          <table:table-cell office:value-type="float" office:value="1.932056E-015" calcext:value-type="float">
            <text:p>1.932056E-15</text:p>
          </table:table-cell>
          <table:table-cell office:value-type="float" office:value="9.339949E-016" calcext:value-type="float">
            <text:p>9.339949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78316" calcext:value-type="float">
            <text:p>-4.478316</text:p>
          </table:table-cell>
          <table:table-cell office:value-type="float" office:value="-0.7334573" calcext:value-type="float">
            <text:p>-0.7334573</text:p>
          </table:table-cell>
          <table:table-cell office:value-type="float" office:value="-0.5692196" calcext:value-type="float">
            <text:p>-0.5692196</text:p>
          </table:table-cell>
          <table:table-cell office:value-type="float" office:value="-0.4032647" calcext:value-type="float">
            <text:p>-0.4032647</text:p>
          </table:table-cell>
          <table:table-cell office:value-type="float" office:value="-0.3076595" calcext:value-type="float">
            <text:p>-0.3076595</text:p>
          </table:table-cell>
          <table:table-cell office:value-type="float" office:value="-0.1224944" calcext:value-type="float">
            <text:p>-0.1224944</text:p>
          </table:table-cell>
          <table:table-cell office:value-type="float" office:value="-0.1227048" calcext:value-type="float">
            <text:p>-0.1227048</text:p>
          </table:table-cell>
          <table:table-cell office:value-type="float" office:value="-0.4131137" calcext:value-type="float">
            <text:p>-0.4131137</text:p>
          </table:table-cell>
          <table:table-cell office:value-type="float" office:value="-0.2376139" calcext:value-type="float">
            <text:p>-0.2376139</text:p>
          </table:table-cell>
          <table:table-cell office:value-type="float" office:value="-0.0534201" calcext:value-type="float">
            <text:p>-0.053420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9.975264" calcext:value-type="float">
            <text:p>-9.975264</text:p>
          </table:table-cell>
          <table:table-cell office:value-type="float" office:value="0.03110261" calcext:value-type="float">
            <text:p>0.03110261</text:p>
          </table:table-cell>
          <table:table-cell office:value-type="float" office:value="-9999.031" calcext:value-type="float">
            <text:p>-9999.031</text:p>
          </table:table-cell>
          <table:table-cell office:value-type="float" office:value="-2.385382" calcext:value-type="float">
            <text:p>-2.38538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6" calcext:value-type="float">
            <text:p>31082006</text:p>
          </table:table-cell>
          <table:table-cell office:value-type="float" office:value="629.7404" calcext:value-type="float">
            <text:p>629.7404</text:p>
          </table:table-cell>
          <table:table-cell office:value-type="float" office:value="656.9451" calcext:value-type="float">
            <text:p>656.9451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970.6493" calcext:value-type="float">
            <text:p>970.6493</text:p>
          </table:table-cell>
          <table:table-cell office:value-type="float" office:value="-19.53204" calcext:value-type="float">
            <text:p>-19.53204</text:p>
          </table:table-cell>
          <table:table-cell office:value-type="float" office:value="0" calcext:value-type="float">
            <text:p>0</text:p>
          </table:table-cell>
          <table:table-cell office:value-type="float" office:value="0.1483646" calcext:value-type="float">
            <text:p>0.1483646</text:p>
          </table:table-cell>
          <table:table-cell office:value-type="float" office:value="0.1949425" calcext:value-type="float">
            <text:p>0.1949425</text:p>
          </table:table-cell>
          <table:table-cell office:value-type="float" office:value="0.2021092" calcext:value-type="float">
            <text:p>0.2021092</text:p>
          </table:table-cell>
          <table:table-cell office:value-type="float" office:value="0.2092085" calcext:value-type="float">
            <text:p>0.2092085</text:p>
          </table:table-cell>
          <table:table-cell office:value-type="float" office:value="0.2144503" calcext:value-type="float">
            <text:p>0.2144503</text:p>
          </table:table-cell>
          <table:table-cell office:value-type="float" office:value="0.2181768" calcext:value-type="float">
            <text:p>0.2181768</text:p>
          </table:table-cell>
          <table:table-cell office:value-type="float" office:value="0.211593" calcext:value-type="float">
            <text:p>0.211593</text:p>
          </table:table-cell>
          <table:table-cell office:value-type="float" office:value="0.2669039" calcext:value-type="float">
            <text:p>0.2669039</text:p>
          </table:table-cell>
          <table:table-cell office:value-type="float" office:value="0.279411" calcext:value-type="float">
            <text:p>0.279411</text:p>
          </table:table-cell>
          <table:table-cell office:value-type="float" office:value="0.3344605" calcext:value-type="float">
            <text:p>0.3344605</text:p>
          </table:table-cell>
          <table:table-cell office:value-type="float" office:value="0.3665888" calcext:value-type="float">
            <text:p>0.3665888</text:p>
          </table:table-cell>
          <table:table-cell office:value-type="float" office:value="0.3880071" calcext:value-type="float">
            <text:p>0.388007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296E-015" calcext:value-type="float">
            <text:p>1.939296E-15</text:p>
          </table:table-cell>
          <table:table-cell office:value-type="float" office:value="1.966194E-015" calcext:value-type="float">
            <text:p>1.966194E-15</text:p>
          </table:table-cell>
          <table:table-cell office:value-type="float" office:value="1.962176E-015" calcext:value-type="float">
            <text:p>1.962176E-15</text:p>
          </table:table-cell>
          <table:table-cell office:value-type="float" office:value="1.934447E-015" calcext:value-type="float">
            <text:p>1.934447E-15</text:p>
          </table:table-cell>
          <table:table-cell office:value-type="float" office:value="9.433808E-016" calcext:value-type="float">
            <text:p>9.433808E-16</text:p>
          </table:table-cell>
          <table:table-cell office:value-type="float" office:value="1.932052E-015" calcext:value-type="float">
            <text:p>1.932052E-15</text:p>
          </table:table-cell>
          <table:table-cell office:value-type="float" office:value="9.340006E-016" calcext:value-type="float">
            <text:p>9.340006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25225" calcext:value-type="float">
            <text:p>-8.025225</text:p>
          </table:table-cell>
          <table:table-cell office:value-type="float" office:value="-0.9813517" calcext:value-type="float">
            <text:p>-0.9813517</text:p>
          </table:table-cell>
          <table:table-cell office:value-type="float" office:value="-0.7431108" calcext:value-type="float">
            <text:p>-0.7431108</text:p>
          </table:table-cell>
          <table:table-cell office:value-type="float" office:value="-0.5695028" calcext:value-type="float">
            <text:p>-0.5695028</text:p>
          </table:table-cell>
          <table:table-cell office:value-type="float" office:value="-0.4712766" calcext:value-type="float">
            <text:p>-0.4712766</text:p>
          </table:table-cell>
          <table:table-cell office:value-type="float" office:value="-0.1648522" calcext:value-type="float">
            <text:p>-0.1648522</text:p>
          </table:table-cell>
          <table:table-cell office:value-type="float" office:value="-0.1741165" calcext:value-type="float">
            <text:p>-0.1741165</text:p>
          </table:table-cell>
          <table:table-cell office:value-type="float" office:value="-0.4227145" calcext:value-type="float">
            <text:p>-0.4227145</text:p>
          </table:table-cell>
          <table:table-cell office:value-type="float" office:value="-0.2433061" calcext:value-type="float">
            <text:p>-0.2433061</text:p>
          </table:table-cell>
          <table:table-cell office:value-type="float" office:value="-0.05403608" calcext:value-type="float">
            <text:p>-0.05403608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2.29141" calcext:value-type="float">
            <text:p>-22.29141</text:p>
          </table:table-cell>
          <table:table-cell office:value-type="float" office:value="0.03111658" calcext:value-type="float">
            <text:p>0.03111658</text:p>
          </table:table-cell>
          <table:table-cell office:value-type="float" office:value="-9999.031" calcext:value-type="float">
            <text:p>-9999.031</text:p>
          </table:table-cell>
          <table:table-cell office:value-type="float" office:value="-2.392091" calcext:value-type="float">
            <text:p>-2.39209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6" calcext:value-type="float">
            <text:p>1092006</text:p>
          </table:table-cell>
          <table:table-cell office:value-type="float" office:value="629.7404" calcext:value-type="float">
            <text:p>629.7404</text:p>
          </table:table-cell>
          <table:table-cell office:value-type="float" office:value="660.9763" calcext:value-type="float">
            <text:p>660.9763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966.618" calcext:value-type="float">
            <text:p>966.618</text:p>
          </table:table-cell>
          <table:table-cell office:value-type="float" office:value="-19.53204" calcext:value-type="float">
            <text:p>-19.53204</text:p>
          </table:table-cell>
          <table:table-cell office:value-type="float" office:value="0" calcext:value-type="float">
            <text:p>0</text:p>
          </table:table-cell>
          <table:table-cell office:value-type="float" office:value="0.1456335" calcext:value-type="float">
            <text:p>0.1456335</text:p>
          </table:table-cell>
          <table:table-cell office:value-type="float" office:value="0.1909338" calcext:value-type="float">
            <text:p>0.1909338</text:p>
          </table:table-cell>
          <table:table-cell office:value-type="float" office:value="0.1968231" calcext:value-type="float">
            <text:p>0.1968231</text:p>
          </table:table-cell>
          <table:table-cell office:value-type="float" office:value="0.2015498" calcext:value-type="float">
            <text:p>0.2015498</text:p>
          </table:table-cell>
          <table:table-cell office:value-type="float" office:value="0.2048811" calcext:value-type="float">
            <text:p>0.2048811</text:p>
          </table:table-cell>
          <table:table-cell office:value-type="float" office:value="0.2093424" calcext:value-type="float">
            <text:p>0.2093424</text:p>
          </table:table-cell>
          <table:table-cell office:value-type="float" office:value="0.2009293" calcext:value-type="float">
            <text:p>0.2009293</text:p>
          </table:table-cell>
          <table:table-cell office:value-type="float" office:value="0.2658332" calcext:value-type="float">
            <text:p>0.2658332</text:p>
          </table:table-cell>
          <table:table-cell office:value-type="float" office:value="0.2785073" calcext:value-type="float">
            <text:p>0.2785073</text:p>
          </table:table-cell>
          <table:table-cell office:value-type="float" office:value="0.3339482" calcext:value-type="float">
            <text:p>0.3339482</text:p>
          </table:table-cell>
          <table:table-cell office:value-type="float" office:value="0.3662492" calcext:value-type="float">
            <text:p>0.3662492</text:p>
          </table:table-cell>
          <table:table-cell office:value-type="float" office:value="0.3877004" calcext:value-type="float">
            <text:p>0.387700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057E-015" calcext:value-type="float">
            <text:p>1.939057E-15</text:p>
          </table:table-cell>
          <table:table-cell office:value-type="float" office:value="1.966208E-015" calcext:value-type="float">
            <text:p>1.966208E-15</text:p>
          </table:table-cell>
          <table:table-cell office:value-type="float" office:value="1.962184E-015" calcext:value-type="float">
            <text:p>1.962184E-15</text:p>
          </table:table-cell>
          <table:table-cell office:value-type="float" office:value="1.934451E-015" calcext:value-type="float">
            <text:p>1.934451E-15</text:p>
          </table:table-cell>
          <table:table-cell office:value-type="float" office:value="9.434239E-016" calcext:value-type="float">
            <text:p>9.434239E-16</text:p>
          </table:table-cell>
          <table:table-cell office:value-type="float" office:value="1.93205E-015" calcext:value-type="float">
            <text:p>1.93205E-15</text:p>
          </table:table-cell>
          <table:table-cell office:value-type="float" office:value="9.340037E-016" calcext:value-type="float">
            <text:p>9.340037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311736" calcext:value-type="float">
            <text:p>-9.311736</text:p>
          </table:table-cell>
          <table:table-cell office:value-type="float" office:value="-1.151653" calcext:value-type="float">
            <text:p>-1.151653</text:p>
          </table:table-cell>
          <table:table-cell office:value-type="float" office:value="-0.9115191" calcext:value-type="float">
            <text:p>-0.9115191</text:p>
          </table:table-cell>
          <table:table-cell office:value-type="float" office:value="-0.759074" calcext:value-type="float">
            <text:p>-0.759074</text:p>
          </table:table-cell>
          <table:table-cell office:value-type="float" office:value="-0.6699023" calcext:value-type="float">
            <text:p>-0.6699023</text:p>
          </table:table-cell>
          <table:table-cell office:value-type="float" office:value="-0.2262315" calcext:value-type="float">
            <text:p>-0.2262315</text:p>
          </table:table-cell>
          <table:table-cell office:value-type="float" office:value="-0.2516959" calcext:value-type="float">
            <text:p>-0.2516959</text:p>
          </table:table-cell>
          <table:table-cell office:value-type="float" office:value="-0.437859" calcext:value-type="float">
            <text:p>-0.437859</text:p>
          </table:table-cell>
          <table:table-cell office:value-type="float" office:value="-0.250773" calcext:value-type="float">
            <text:p>-0.250773</text:p>
          </table:table-cell>
          <table:table-cell office:value-type="float" office:value="-0.05483966" calcext:value-type="float">
            <text:p>-0.0548396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1.51575" calcext:value-type="float">
            <text:p>-21.51575</text:p>
          </table:table-cell>
          <table:table-cell office:value-type="float" office:value="0.03116394" calcext:value-type="float">
            <text:p>0.03116394</text:p>
          </table:table-cell>
          <table:table-cell office:value-type="float" office:value="-9999.031" calcext:value-type="float">
            <text:p>-9999.031</text:p>
          </table:table-cell>
          <table:table-cell office:value-type="float" office:value="-2.397532" calcext:value-type="float">
            <text:p>-2.39753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6" calcext:value-type="float">
            <text:p>2092006</text:p>
          </table:table-cell>
          <table:table-cell office:value-type="float" office:value="632.9154" calcext:value-type="float">
            <text:p>632.9154</text:p>
          </table:table-cell>
          <table:table-cell office:value-type="float" office:value="664.1337" calcext:value-type="float">
            <text:p>664.1337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967.1096" calcext:value-type="float">
            <text:p>967.1096</text:p>
          </table:table-cell>
          <table:table-cell office:value-type="float" office:value="-20.00617" calcext:value-type="float">
            <text:p>-20.00617</text:p>
          </table:table-cell>
          <table:table-cell office:value-type="float" office:value="0" calcext:value-type="float">
            <text:p>0</text:p>
          </table:table-cell>
          <table:table-cell office:value-type="float" office:value="0.1642046" calcext:value-type="float">
            <text:p>0.1642046</text:p>
          </table:table-cell>
          <table:table-cell office:value-type="float" office:value="0.1900452" calcext:value-type="float">
            <text:p>0.1900452</text:p>
          </table:table-cell>
          <table:table-cell office:value-type="float" office:value="0.1949635" calcext:value-type="float">
            <text:p>0.1949635</text:p>
          </table:table-cell>
          <table:table-cell office:value-type="float" office:value="0.1978031" calcext:value-type="float">
            <text:p>0.1978031</text:p>
          </table:table-cell>
          <table:table-cell office:value-type="float" office:value="0.2005007" calcext:value-type="float">
            <text:p>0.2005007</text:p>
          </table:table-cell>
          <table:table-cell office:value-type="float" office:value="0.2016119" calcext:value-type="float">
            <text:p>0.2016119</text:p>
          </table:table-cell>
          <table:table-cell office:value-type="float" office:value="0.1922316" calcext:value-type="float">
            <text:p>0.1922316</text:p>
          </table:table-cell>
          <table:table-cell office:value-type="float" office:value="0.264738" calcext:value-type="float">
            <text:p>0.264738</text:p>
          </table:table-cell>
          <table:table-cell office:value-type="float" office:value="0.2775786" calcext:value-type="float">
            <text:p>0.2775786</text:p>
          </table:table-cell>
          <table:table-cell office:value-type="float" office:value="0.3334135" calcext:value-type="float">
            <text:p>0.3334135</text:p>
          </table:table-cell>
          <table:table-cell office:value-type="float" office:value="0.3658861" calcext:value-type="float">
            <text:p>0.3658861</text:p>
          </table:table-cell>
          <table:table-cell office:value-type="float" office:value="0.3875991" calcext:value-type="float">
            <text:p>0.3875991</text:p>
          </table:table-cell>
          <table:table-cell office:value-type="float" office:value="0.4507129" calcext:value-type="float">
            <text:p>0.4507129</text:p>
          </table:table-cell>
          <table:table-cell office:value-type="float" office:value="0" calcext:value-type="float">
            <text:p>0</text:p>
          </table:table-cell>
          <table:table-cell office:value-type="float" office:value="1.938828E-015" calcext:value-type="float">
            <text:p>1.938828E-15</text:p>
          </table:table-cell>
          <table:table-cell office:value-type="float" office:value="1.966223E-015" calcext:value-type="float">
            <text:p>1.966223E-15</text:p>
          </table:table-cell>
          <table:table-cell office:value-type="float" office:value="1.962188E-015" calcext:value-type="float">
            <text:p>1.962188E-15</text:p>
          </table:table-cell>
          <table:table-cell office:value-type="float" office:value="1.934456E-015" calcext:value-type="float">
            <text:p>1.934456E-15</text:p>
          </table:table-cell>
          <table:table-cell office:value-type="float" office:value="9.43468E-016" calcext:value-type="float">
            <text:p>9.43468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19257" calcext:value-type="float">
            <text:p>-4.719257</text:p>
          </table:table-cell>
          <table:table-cell office:value-type="float" office:value="-1.194587" calcext:value-type="float">
            <text:p>-1.194587</text:p>
          </table:table-cell>
          <table:table-cell office:value-type="float" office:value="-0.9806433" calcext:value-type="float">
            <text:p>-0.9806433</text:p>
          </table:table-cell>
          <table:table-cell office:value-type="float" office:value="-0.8771564" calcext:value-type="float">
            <text:p>-0.8771564</text:p>
          </table:table-cell>
          <table:table-cell office:value-type="float" office:value="-0.7911161" calcext:value-type="float">
            <text:p>-0.7911161</text:p>
          </table:table-cell>
          <table:table-cell office:value-type="float" office:value="-0.3018439" calcext:value-type="float">
            <text:p>-0.3018439</text:p>
          </table:table-cell>
          <table:table-cell office:value-type="float" office:value="-0.3451119" calcext:value-type="float">
            <text:p>-0.3451119</text:p>
          </table:table-cell>
          <table:table-cell office:value-type="float" office:value="-0.4539827" calcext:value-type="float">
            <text:p>-0.4539827</text:p>
          </table:table-cell>
          <table:table-cell office:value-type="float" office:value="-0.2587159" calcext:value-type="float">
            <text:p>-0.2587159</text:p>
          </table:table-cell>
          <table:table-cell office:value-type="float" office:value="-0.05569299" calcext:value-type="float">
            <text:p>-0.0556929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1214996" calcext:value-type="float">
            <text:p>-0.1214996</text:p>
          </table:table-cell>
          <table:table-cell office:value-type="float" office:value="0.03120991" calcext:value-type="float">
            <text:p>0.03120991</text:p>
          </table:table-cell>
          <table:table-cell office:value-type="float" office:value="-9999.031" calcext:value-type="float">
            <text:p>-9999.031</text:p>
          </table:table-cell>
          <table:table-cell office:value-type="float" office:value="-2.292077" calcext:value-type="float">
            <text:p>-2.29207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6" calcext:value-type="float">
            <text:p>3092006</text:p>
          </table:table-cell>
          <table:table-cell office:value-type="float" office:value="642.4404" calcext:value-type="float">
            <text:p>642.4404</text:p>
          </table:table-cell>
          <table:table-cell office:value-type="float" office:value="668.5547" calcext:value-type="float">
            <text:p>668.5547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972.9863" calcext:value-type="float">
            <text:p>972.9863</text:p>
          </table:table-cell>
          <table:table-cell office:value-type="float" office:value="-20.77922" calcext:value-type="float">
            <text:p>-20.77922</text:p>
          </table:table-cell>
          <table:table-cell office:value-type="float" office:value="0" calcext:value-type="float">
            <text:p>0</text:p>
          </table:table-cell>
          <table:table-cell office:value-type="float" office:value="0.2935036" calcext:value-type="float">
            <text:p>0.2935036</text:p>
          </table:table-cell>
          <table:table-cell office:value-type="float" office:value="0.2903785" calcext:value-type="float">
            <text:p>0.2903785</text:p>
          </table:table-cell>
          <table:table-cell office:value-type="float" office:value="0.2011894" calcext:value-type="float">
            <text:p>0.2011894</text:p>
          </table:table-cell>
          <table:table-cell office:value-type="float" office:value="0.200526" calcext:value-type="float">
            <text:p>0.200526</text:p>
          </table:table-cell>
          <table:table-cell office:value-type="float" office:value="0.204515" calcext:value-type="float">
            <text:p>0.204515</text:p>
          </table:table-cell>
          <table:table-cell office:value-type="float" office:value="0.1995453" calcext:value-type="float">
            <text:p>0.1995453</text:p>
          </table:table-cell>
          <table:table-cell office:value-type="float" office:value="0.1926621" calcext:value-type="float">
            <text:p>0.1926621</text:p>
          </table:table-cell>
          <table:table-cell office:value-type="float" office:value="0.2647606" calcext:value-type="float">
            <text:p>0.2647606</text:p>
          </table:table-cell>
          <table:table-cell office:value-type="float" office:value="0.2773885" calcext:value-type="float">
            <text:p>0.2773885</text:p>
          </table:table-cell>
          <table:table-cell office:value-type="float" office:value="0.3333705" calcext:value-type="float">
            <text:p>0.3333705</text:p>
          </table:table-cell>
          <table:table-cell office:value-type="float" office:value="0.3659278" calcext:value-type="float">
            <text:p>0.3659278</text:p>
          </table:table-cell>
          <table:table-cell office:value-type="float" office:value="0.3878036" calcext:value-type="float">
            <text:p>0.3878036</text:p>
          </table:table-cell>
          <table:table-cell office:value-type="float" office:value="0.4557754" calcext:value-type="float">
            <text:p>0.4557754</text:p>
          </table:table-cell>
          <table:table-cell office:value-type="float" office:value="0" calcext:value-type="float">
            <text:p>0</text:p>
          </table:table-cell>
          <table:table-cell office:value-type="float" office:value="1.938601E-015" calcext:value-type="float">
            <text:p>1.938601E-15</text:p>
          </table:table-cell>
          <table:table-cell office:value-type="float" office:value="1.966238E-015" calcext:value-type="float">
            <text:p>1.966238E-15</text:p>
          </table:table-cell>
          <table:table-cell office:value-type="float" office:value="1.962192E-015" calcext:value-type="float">
            <text:p>1.962192E-15</text:p>
          </table:table-cell>
          <table:table-cell office:value-type="float" office:value="1.934465E-015" calcext:value-type="float">
            <text:p>1.934465E-15</text:p>
          </table:table-cell>
          <table:table-cell office:value-type="float" office:value="9.434989E-016" calcext:value-type="float">
            <text:p>9.434989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77029" calcext:value-type="float">
            <text:p>-0.04177029</text:p>
          </table:table-cell>
          <table:table-cell office:value-type="float" office:value="-0.04550602" calcext:value-type="float">
            <text:p>-0.04550602</text:p>
          </table:table-cell>
          <table:table-cell office:value-type="float" office:value="-0.7709882" calcext:value-type="float">
            <text:p>-0.7709882</text:p>
          </table:table-cell>
          <table:table-cell office:value-type="float" office:value="-0.7900134" calcext:value-type="float">
            <text:p>-0.7900134</text:p>
          </table:table-cell>
          <table:table-cell office:value-type="float" office:value="-0.6791767" calcext:value-type="float">
            <text:p>-0.6791767</text:p>
          </table:table-cell>
          <table:table-cell office:value-type="float" office:value="-0.3270152" calcext:value-type="float">
            <text:p>-0.3270152</text:p>
          </table:table-cell>
          <table:table-cell office:value-type="float" office:value="-0.3399903" calcext:value-type="float">
            <text:p>-0.3399903</text:p>
          </table:table-cell>
          <table:table-cell office:value-type="float" office:value="-0.4536697" calcext:value-type="float">
            <text:p>-0.4536697</text:p>
          </table:table-cell>
          <table:table-cell office:value-type="float" office:value="-0.2604208" calcext:value-type="float">
            <text:p>-0.2604208</text:p>
          </table:table-cell>
          <table:table-cell office:value-type="float" office:value="-0.05576997" calcext:value-type="float">
            <text:p>-0.0557699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4144968" calcext:value-type="float">
            <text:p>-0.04144968</text:p>
          </table:table-cell>
          <table:table-cell office:value-type="float" office:value="0.03095596" calcext:value-type="float">
            <text:p>0.03095596</text:p>
          </table:table-cell>
          <table:table-cell office:value-type="float" office:value="-9999.031" calcext:value-type="float">
            <text:p>-9999.031</text:p>
          </table:table-cell>
          <table:table-cell office:value-type="float" office:value="-2.327316" calcext:value-type="float">
            <text:p>-2.32731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6" calcext:value-type="float">
            <text:p>4092006</text:p>
          </table:table-cell>
          <table:table-cell office:value-type="float" office:value="642.4404" calcext:value-type="float">
            <text:p>642.4404</text:p>
          </table:table-cell>
          <table:table-cell office:value-type="float" office:value="672.4647" calcext:value-type="float">
            <text:p>672.4647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969.8937" calcext:value-type="float">
            <text:p>969.8937</text:p>
          </table:table-cell>
          <table:table-cell office:value-type="float" office:value="-21.59714" calcext:value-type="float">
            <text:p>-21.59714</text:p>
          </table:table-cell>
          <table:table-cell office:value-type="float" office:value="0" calcext:value-type="float">
            <text:p>0</text:p>
          </table:table-cell>
          <table:table-cell office:value-type="float" office:value="0.2403025" calcext:value-type="float">
            <text:p>0.2403025</text:p>
          </table:table-cell>
          <table:table-cell office:value-type="float" office:value="0.2468815" calcext:value-type="float">
            <text:p>0.2468815</text:p>
          </table:table-cell>
          <table:table-cell office:value-type="float" office:value="0.2054277" calcext:value-type="float">
            <text:p>0.2054277</text:p>
          </table:table-cell>
          <table:table-cell office:value-type="float" office:value="0.2028403" calcext:value-type="float">
            <text:p>0.2028403</text:p>
          </table:table-cell>
          <table:table-cell office:value-type="float" office:value="0.2066587" calcext:value-type="float">
            <text:p>0.2066587</text:p>
          </table:table-cell>
          <table:table-cell office:value-type="float" office:value="0.1974816" calcext:value-type="float">
            <text:p>0.1974816</text:p>
          </table:table-cell>
          <table:table-cell office:value-type="float" office:value="0.1904943" calcext:value-type="float">
            <text:p>0.1904943</text:p>
          </table:table-cell>
          <table:table-cell office:value-type="float" office:value="0.2646787" calcext:value-type="float">
            <text:p>0.2646787</text:p>
          </table:table-cell>
          <table:table-cell office:value-type="float" office:value="0.2771586" calcext:value-type="float">
            <text:p>0.2771586</text:p>
          </table:table-cell>
          <table:table-cell office:value-type="float" office:value="0.333286" calcext:value-type="float">
            <text:p>0.333286</text:p>
          </table:table-cell>
          <table:table-cell office:value-type="float" office:value="0.3659419" calcext:value-type="float">
            <text:p>0.3659419</text:p>
          </table:table-cell>
          <table:table-cell office:value-type="float" office:value="0.3878368" calcext:value-type="float">
            <text:p>0.3878368</text:p>
          </table:table-cell>
          <table:table-cell office:value-type="float" office:value="0.4602523" calcext:value-type="float">
            <text:p>0.4602523</text:p>
          </table:table-cell>
          <table:table-cell office:value-type="float" office:value="0" calcext:value-type="float">
            <text:p>0</text:p>
          </table:table-cell>
          <table:table-cell office:value-type="float" office:value="1.938405E-015" calcext:value-type="float">
            <text:p>1.938405E-15</text:p>
          </table:table-cell>
          <table:table-cell office:value-type="float" office:value="1.966253E-015" calcext:value-type="float">
            <text:p>1.966253E-15</text:p>
          </table:table-cell>
          <table:table-cell office:value-type="float" office:value="1.962194E-015" calcext:value-type="float">
            <text:p>1.962194E-15</text:p>
          </table:table-cell>
          <table:table-cell office:value-type="float" office:value="1.93447E-015" calcext:value-type="float">
            <text:p>1.93447E-15</text:p>
          </table:table-cell>
          <table:table-cell office:value-type="float" office:value="9.435335E-016" calcext:value-type="float">
            <text:p>9.435335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51399" calcext:value-type="float">
            <text:p>-0.1951399</text:p>
          </table:table-cell>
          <table:table-cell office:value-type="float" office:value="-0.1584506" calcext:value-type="float">
            <text:p>-0.1584506</text:p>
          </table:table-cell>
          <table:table-cell office:value-type="float" office:value="-0.6561962" calcext:value-type="float">
            <text:p>-0.6561962</text:p>
          </table:table-cell>
          <table:table-cell office:value-type="float" office:value="-0.723015" calcext:value-type="float">
            <text:p>-0.723015</text:p>
          </table:table-cell>
          <table:table-cell office:value-type="float" office:value="-0.6265272" calcext:value-type="float">
            <text:p>-0.6265272</text:p>
          </table:table-cell>
          <table:table-cell office:value-type="float" office:value="-0.3541086" calcext:value-type="float">
            <text:p>-0.3541086</text:p>
          </table:table-cell>
          <table:table-cell office:value-type="float" office:value="-0.3685201" calcext:value-type="float">
            <text:p>-0.3685201</text:p>
          </table:table-cell>
          <table:table-cell office:value-type="float" office:value="-0.4548924" calcext:value-type="float">
            <text:p>-0.4548924</text:p>
          </table:table-cell>
          <table:table-cell office:value-type="float" office:value="-0.2624453" calcext:value-type="float">
            <text:p>-0.2624453</text:p>
          </table:table-cell>
          <table:table-cell office:value-type="float" office:value="-0.05590446" calcext:value-type="float">
            <text:p>-0.0559044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214919" calcext:value-type="float">
            <text:p>-0.214919</text:p>
          </table:table-cell>
          <table:table-cell office:value-type="float" office:value="0.03079695" calcext:value-type="float">
            <text:p>0.03079695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57283" calcext:value-type="float">
            <text:p>-2.35728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6" calcext:value-type="float">
            <text:p>5092006</text:p>
          </table:table-cell>
          <table:table-cell office:value-type="float" office:value="642.4404" calcext:value-type="float">
            <text:p>642.4404</text:p>
          </table:table-cell>
          <table:table-cell office:value-type="float" office:value="676.7533" calcext:value-type="float">
            <text:p>676.7533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965.957" calcext:value-type="float">
            <text:p>965.957</text:p>
          </table:table-cell>
          <table:table-cell office:value-type="float" office:value="-21.94895" calcext:value-type="float">
            <text:p>-21.94895</text:p>
          </table:table-cell>
          <table:table-cell office:value-type="float" office:value="0" calcext:value-type="float">
            <text:p>0</text:p>
          </table:table-cell>
          <table:table-cell office:value-type="float" office:value="0.1859487" calcext:value-type="float">
            <text:p>0.1859487</text:p>
          </table:table-cell>
          <table:table-cell office:value-type="float" office:value="0.2139895" calcext:value-type="float">
            <text:p>0.2139895</text:p>
          </table:table-cell>
          <table:table-cell office:value-type="float" office:value="0.2044046" calcext:value-type="float">
            <text:p>0.2044046</text:p>
          </table:table-cell>
          <table:table-cell office:value-type="float" office:value="0.2026654" calcext:value-type="float">
            <text:p>0.2026654</text:p>
          </table:table-cell>
          <table:table-cell office:value-type="float" office:value="0.2051044" calcext:value-type="float">
            <text:p>0.2051044</text:p>
          </table:table-cell>
          <table:table-cell office:value-type="float" office:value="0.1946339" calcext:value-type="float">
            <text:p>0.1946339</text:p>
          </table:table-cell>
          <table:table-cell office:value-type="float" office:value="0.1872679" calcext:value-type="float">
            <text:p>0.1872679</text:p>
          </table:table-cell>
          <table:table-cell office:value-type="float" office:value="0.2642339" calcext:value-type="float">
            <text:p>0.2642339</text:p>
          </table:table-cell>
          <table:table-cell office:value-type="float" office:value="0.2766878" calcext:value-type="float">
            <text:p>0.2766878</text:p>
          </table:table-cell>
          <table:table-cell office:value-type="float" office:value="0.3330133" calcext:value-type="float">
            <text:p>0.3330133</text:p>
          </table:table-cell>
          <table:table-cell office:value-type="float" office:value="0.3658147" calcext:value-type="float">
            <text:p>0.3658147</text:p>
          </table:table-cell>
          <table:table-cell office:value-type="float" office:value="0.3876972" calcext:value-type="float">
            <text:p>0.387697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216E-015" calcext:value-type="float">
            <text:p>1.938216E-15</text:p>
          </table:table-cell>
          <table:table-cell office:value-type="float" office:value="1.966269E-015" calcext:value-type="float">
            <text:p>1.966269E-15</text:p>
          </table:table-cell>
          <table:table-cell office:value-type="float" office:value="1.962195E-015" calcext:value-type="float">
            <text:p>1.962195E-15</text:p>
          </table:table-cell>
          <table:table-cell office:value-type="float" office:value="1.934471E-015" calcext:value-type="float">
            <text:p>1.934471E-15</text:p>
          </table:table-cell>
          <table:table-cell office:value-type="float" office:value="9.435747E-016" calcext:value-type="float">
            <text:p>9.435747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04461" calcext:value-type="float">
            <text:p>-1.404461</text:p>
          </table:table-cell>
          <table:table-cell office:value-type="float" office:value="-0.4776017" calcext:value-type="float">
            <text:p>-0.4776017</text:p>
          </table:table-cell>
          <table:table-cell office:value-type="float" office:value="-0.6811666" calcext:value-type="float">
            <text:p>-0.6811666</text:p>
          </table:table-cell>
          <table:table-cell office:value-type="float" office:value="-0.7275396" calcext:value-type="float">
            <text:p>-0.7275396</text:p>
          </table:table-cell>
          <table:table-cell office:value-type="float" office:value="-0.6637337" calcext:value-type="float">
            <text:p>-0.6637337</text:p>
          </table:table-cell>
          <table:table-cell office:value-type="float" office:value="-0.3957518" calcext:value-type="float">
            <text:p>-0.3957518</text:p>
          </table:table-cell>
          <table:table-cell office:value-type="float" office:value="-0.4161776" calcext:value-type="float">
            <text:p>-0.4161776</text:p>
          </table:table-cell>
          <table:table-cell office:value-type="float" office:value="-0.461628" calcext:value-type="float">
            <text:p>-0.461628</text:p>
          </table:table-cell>
          <table:table-cell office:value-type="float" office:value="-0.2666239" calcext:value-type="float">
            <text:p>-0.2666239</text:p>
          </table:table-cell>
          <table:table-cell office:value-type="float" office:value="-0.05634388" calcext:value-type="float">
            <text:p>-0.05634388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.431572" calcext:value-type="float">
            <text:p>-2.431572</text:p>
          </table:table-cell>
          <table:table-cell office:value-type="float" office:value="0.03077733" calcext:value-type="float">
            <text:p>0.03077733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75265" calcext:value-type="float">
            <text:p>-2.37526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6" calcext:value-type="float">
            <text:p>6092006</text:p>
          </table:table-cell>
          <table:table-cell office:value-type="float" office:value="642.4404" calcext:value-type="float">
            <text:p>642.4404</text:p>
          </table:table-cell>
          <table:table-cell office:value-type="float" office:value="680.6795" calcext:value-type="float">
            <text:p>680.6795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962.031" calcext:value-type="float">
            <text:p>962.031</text:p>
          </table:table-cell>
          <table:table-cell office:value-type="float" office:value="-21.94895" calcext:value-type="float">
            <text:p>-21.94895</text:p>
          </table:table-cell>
          <table:table-cell office:value-type="float" office:value="0" calcext:value-type="float">
            <text:p>0</text:p>
          </table:table-cell>
          <table:table-cell office:value-type="float" office:value="0.150818" calcext:value-type="float">
            <text:p>0.150818</text:p>
          </table:table-cell>
          <table:table-cell office:value-type="float" office:value="0.1966896" calcext:value-type="float">
            <text:p>0.1966896</text:p>
          </table:table-cell>
          <table:table-cell office:value-type="float" office:value="0.1995238" calcext:value-type="float">
            <text:p>0.1995238</text:p>
          </table:table-cell>
          <table:table-cell office:value-type="float" office:value="0.1996726" calcext:value-type="float">
            <text:p>0.1996726</text:p>
          </table:table-cell>
          <table:table-cell office:value-type="float" office:value="0.2007816" calcext:value-type="float">
            <text:p>0.2007816</text:p>
          </table:table-cell>
          <table:table-cell office:value-type="float" office:value="0.1906948" calcext:value-type="float">
            <text:p>0.1906948</text:p>
          </table:table-cell>
          <table:table-cell office:value-type="float" office:value="0.1827919" calcext:value-type="float">
            <text:p>0.1827919</text:p>
          </table:table-cell>
          <table:table-cell office:value-type="float" office:value="0.2632453" calcext:value-type="float">
            <text:p>0.2632453</text:p>
          </table:table-cell>
          <table:table-cell office:value-type="float" office:value="0.2758768" calcext:value-type="float">
            <text:p>0.2758768</text:p>
          </table:table-cell>
          <table:table-cell office:value-type="float" office:value="0.3324942" calcext:value-type="float">
            <text:p>0.3324942</text:p>
          </table:table-cell>
          <table:table-cell office:value-type="float" office:value="0.3655925" calcext:value-type="float">
            <text:p>0.3655925</text:p>
          </table:table-cell>
          <table:table-cell office:value-type="float" office:value="0.3874193" calcext:value-type="float">
            <text:p>0.387419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032E-015" calcext:value-type="float">
            <text:p>1.938032E-15</text:p>
          </table:table-cell>
          <table:table-cell office:value-type="float" office:value="1.966284E-015" calcext:value-type="float">
            <text:p>1.966284E-15</text:p>
          </table:table-cell>
          <table:table-cell office:value-type="float" office:value="1.962194E-015" calcext:value-type="float">
            <text:p>1.962194E-15</text:p>
          </table:table-cell>
          <table:table-cell office:value-type="float" office:value="1.934479E-015" calcext:value-type="float">
            <text:p>1.934479E-15</text:p>
          </table:table-cell>
          <table:table-cell office:value-type="float" office:value="9.436093E-016" calcext:value-type="float">
            <text:p>9.436093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43536" calcext:value-type="float">
            <text:p>-7.043536</text:p>
          </table:table-cell>
          <table:table-cell office:value-type="float" office:value="-0.9145082" calcext:value-type="float">
            <text:p>-0.9145082</text:p>
          </table:table-cell>
          <table:table-cell office:value-type="float" office:value="-0.8202715" calcext:value-type="float">
            <text:p>-0.8202715</text:p>
          </table:table-cell>
          <table:table-cell office:value-type="float" office:value="-0.8157204" calcext:value-type="float">
            <text:p>-0.8157204</text:p>
          </table:table-cell>
          <table:table-cell office:value-type="float" office:value="-0.7820085" calcext:value-type="float">
            <text:p>-0.7820085</text:p>
          </table:table-cell>
          <table:table-cell office:value-type="float" office:value="-0.4627319" calcext:value-type="float">
            <text:p>-0.4627319</text:p>
          </table:table-cell>
          <table:table-cell office:value-type="float" office:value="-0.494434" calcext:value-type="float">
            <text:p>-0.494434</text:p>
          </table:table-cell>
          <table:table-cell office:value-type="float" office:value="-0.4770193" calcext:value-type="float">
            <text:p>-0.4770193</text:p>
          </table:table-cell>
          <table:table-cell office:value-type="float" office:value="-0.2740134" calcext:value-type="float">
            <text:p>-0.2740134</text:p>
          </table:table-cell>
          <table:table-cell office:value-type="float" office:value="-0.05719474" calcext:value-type="float">
            <text:p>-0.05719474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8.86828" calcext:value-type="float">
            <text:p>-18.86828</text:p>
          </table:table-cell>
          <table:table-cell office:value-type="float" office:value="0.03092038" calcext:value-type="float">
            <text:p>0.03092038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81041" calcext:value-type="float">
            <text:p>-2.3810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6" calcext:value-type="float">
            <text:p>7092006</text:p>
          </table:table-cell>
          <table:table-cell office:value-type="float" office:value="642.4404" calcext:value-type="float">
            <text:p>642.4404</text:p>
          </table:table-cell>
          <table:table-cell office:value-type="float" office:value="684.0314" calcext:value-type="float">
            <text:p>684.0314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958.6792" calcext:value-type="float">
            <text:p>958.6792</text:p>
          </table:table-cell>
          <table:table-cell office:value-type="float" office:value="-21.94895" calcext:value-type="float">
            <text:p>-21.94895</text:p>
          </table:table-cell>
          <table:table-cell office:value-type="float" office:value="0" calcext:value-type="float">
            <text:p>0</text:p>
          </table:table-cell>
          <table:table-cell office:value-type="float" office:value="0.1477454" calcext:value-type="float">
            <text:p>0.1477454</text:p>
          </table:table-cell>
          <table:table-cell office:value-type="float" office:value="0.1896396" calcext:value-type="float">
            <text:p>0.1896396</text:p>
          </table:table-cell>
          <table:table-cell office:value-type="float" office:value="0.194239" calcext:value-type="float">
            <text:p>0.194239</text:p>
          </table:table-cell>
          <table:table-cell office:value-type="float" office:value="0.1954031" calcext:value-type="float">
            <text:p>0.1954031</text:p>
          </table:table-cell>
          <table:table-cell office:value-type="float" office:value="0.195771" calcext:value-type="float">
            <text:p>0.195771</text:p>
          </table:table-cell>
          <table:table-cell office:value-type="float" office:value="0.1861239" calcext:value-type="float">
            <text:p>0.1861239</text:p>
          </table:table-cell>
          <table:table-cell office:value-type="float" office:value="0.1777891" calcext:value-type="float">
            <text:p>0.1777891</text:p>
          </table:table-cell>
          <table:table-cell office:value-type="float" office:value="0.2617321" calcext:value-type="float">
            <text:p>0.2617321</text:p>
          </table:table-cell>
          <table:table-cell office:value-type="float" office:value="0.2747486" calcext:value-type="float">
            <text:p>0.2747486</text:p>
          </table:table-cell>
          <table:table-cell office:value-type="float" office:value="0.3317739" calcext:value-type="float">
            <text:p>0.3317739</text:p>
          </table:table-cell>
          <table:table-cell office:value-type="float" office:value="0.3653292" calcext:value-type="float">
            <text:p>0.3653292</text:p>
          </table:table-cell>
          <table:table-cell office:value-type="float" office:value="0.3870766" calcext:value-type="float">
            <text:p>0.387076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862E-015" calcext:value-type="float">
            <text:p>1.937862E-15</text:p>
          </table:table-cell>
          <table:table-cell office:value-type="float" office:value="1.966297E-015" calcext:value-type="float">
            <text:p>1.966297E-15</text:p>
          </table:table-cell>
          <table:table-cell office:value-type="float" office:value="1.962196E-015" calcext:value-type="float">
            <text:p>1.962196E-15</text:p>
          </table:table-cell>
          <table:table-cell office:value-type="float" office:value="1.934481E-015" calcext:value-type="float">
            <text:p>1.934481E-15</text:p>
          </table:table-cell>
          <table:table-cell office:value-type="float" office:value="9.436468E-016" calcext:value-type="float">
            <text:p>9.436468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266815" calcext:value-type="float">
            <text:p>-8.266815</text:p>
          </table:table-cell>
          <table:table-cell office:value-type="float" office:value="-1.213197" calcext:value-type="float">
            <text:p>-1.213197</text:p>
          </table:table-cell>
          <table:table-cell office:value-type="float" office:value="-1.008841" calcext:value-type="float">
            <text:p>-1.008841</text:p>
          </table:table-cell>
          <table:table-cell office:value-type="float" office:value="-0.9634743" calcext:value-type="float">
            <text:p>-0.9634743</text:p>
          </table:table-cell>
          <table:table-cell office:value-type="float" office:value="-0.9501746" calcext:value-type="float">
            <text:p>-0.9501746</text:p>
          </table:table-cell>
          <table:table-cell office:value-type="float" office:value="-0.5572797" calcext:value-type="float">
            <text:p>-0.5572797</text:p>
          </table:table-cell>
          <table:table-cell office:value-type="float" office:value="-0.6025628" calcext:value-type="float">
            <text:p>-0.6025628</text:p>
          </table:table-cell>
          <table:table-cell office:value-type="float" office:value="-0.5016986" calcext:value-type="float">
            <text:p>-0.5016986</text:p>
          </table:table-cell>
          <table:table-cell office:value-type="float" office:value="-0.2846965" calcext:value-type="float">
            <text:p>-0.2846965</text:p>
          </table:table-cell>
          <table:table-cell office:value-type="float" office:value="-0.05840264" calcext:value-type="float">
            <text:p>-0.05840264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3.24415" calcext:value-type="float">
            <text:p>-23.24415</text:p>
          </table:table-cell>
          <table:table-cell office:value-type="float" office:value="0.03108515" calcext:value-type="float">
            <text:p>0.03108515</text:p>
          </table:table-cell>
          <table:table-cell office:value-type="float" office:value="-9999.031" calcext:value-type="float">
            <text:p>-9999.031</text:p>
          </table:table-cell>
          <table:table-cell office:value-type="float" office:value="-2.386885" calcext:value-type="float">
            <text:p>-2.38688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6" calcext:value-type="float">
            <text:p>8092006</text:p>
          </table:table-cell>
          <table:table-cell office:value-type="float" office:value="652.0923" calcext:value-type="float">
            <text:p>652.0923</text:p>
          </table:table-cell>
          <table:table-cell office:value-type="float" office:value="687.134" calcext:value-type="float">
            <text:p>687.134</text:p>
          </table:table-cell>
          <table:table-cell office:value-type="float" office:value="52.36534" calcext:value-type="float">
            <text:p>52.36534</text:p>
          </table:table-cell>
          <table:table-cell office:value-type="float" office:value="965.2102" calcext:value-type="float">
            <text:p>965.2102</text:p>
          </table:table-cell>
          <table:table-cell office:value-type="float" office:value="-21.93063" calcext:value-type="float">
            <text:p>-21.93063</text:p>
          </table:table-cell>
          <table:table-cell office:value-type="float" office:value="0" calcext:value-type="float">
            <text:p>0</text:p>
          </table:table-cell>
          <table:table-cell office:value-type="float" office:value="0.5945358" calcext:value-type="float">
            <text:p>0.5945358</text:p>
          </table:table-cell>
          <table:table-cell office:value-type="float" office:value="0.1940532" calcext:value-type="float">
            <text:p>0.1940532</text:p>
          </table:table-cell>
          <table:table-cell office:value-type="float" office:value="0.1909745" calcext:value-type="float">
            <text:p>0.1909745</text:p>
          </table:table-cell>
          <table:table-cell office:value-type="float" office:value="0.1921276" calcext:value-type="float">
            <text:p>0.1921276</text:p>
          </table:table-cell>
          <table:table-cell office:value-type="float" office:value="0.1923381" calcext:value-type="float">
            <text:p>0.1923381</text:p>
          </table:table-cell>
          <table:table-cell office:value-type="float" office:value="0.1819686" calcext:value-type="float">
            <text:p>0.1819686</text:p>
          </table:table-cell>
          <table:table-cell office:value-type="float" office:value="0.174738" calcext:value-type="float">
            <text:p>0.174738</text:p>
          </table:table-cell>
          <table:table-cell office:value-type="float" office:value="0.2599419" calcext:value-type="float">
            <text:p>0.2599419</text:p>
          </table:table-cell>
          <table:table-cell office:value-type="float" office:value="0.2734693" calcext:value-type="float">
            <text:p>0.2734693</text:p>
          </table:table-cell>
          <table:table-cell office:value-type="float" office:value="0.3309601" calcext:value-type="float">
            <text:p>0.3309601</text:p>
          </table:table-cell>
          <table:table-cell office:value-type="float" office:value="0.3650065" calcext:value-type="float">
            <text:p>0.3650065</text:p>
          </table:table-cell>
          <table:table-cell office:value-type="float" office:value="0.3866991" calcext:value-type="float">
            <text:p>0.3866991</text:p>
          </table:table-cell>
          <table:table-cell office:value-type="float" office:value="0.4623742" calcext:value-type="float">
            <text:p>0.4623742</text:p>
          </table:table-cell>
          <table:table-cell office:value-type="float" office:value="0.0003140746" calcext:value-type="float">
            <text:p>0.0003140746</text:p>
          </table:table-cell>
          <table:table-cell office:value-type="float" office:value="1.937704E-015" calcext:value-type="float">
            <text:p>1.937704E-15</text:p>
          </table:table-cell>
          <table:table-cell office:value-type="float" office:value="1.966306E-015" calcext:value-type="float">
            <text:p>1.966306E-15</text:p>
          </table:table-cell>
          <table:table-cell office:value-type="float" office:value="1.962198E-015" calcext:value-type="float">
            <text:p>1.962198E-15</text:p>
          </table:table-cell>
          <table:table-cell office:value-type="float" office:value="1.934484E-015" calcext:value-type="float">
            <text:p>1.934484E-15</text:p>
          </table:table-cell>
          <table:table-cell office:value-type="float" office:value="9.436806E-016" calcext:value-type="float">
            <text:p>9.436806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004485" calcext:value-type="float">
            <text:p>-0.004004485</text:p>
          </table:table-cell>
          <table:table-cell office:value-type="float" office:value="-1.342299" calcext:value-type="float">
            <text:p>-1.342299</text:p>
          </table:table-cell>
          <table:table-cell office:value-type="float" office:value="-1.149829" calcext:value-type="float">
            <text:p>-1.149829</text:p>
          </table:table-cell>
          <table:table-cell office:value-type="float" office:value="-1.0976" calcext:value-type="float">
            <text:p>-1.0976</text:p>
          </table:table-cell>
          <table:table-cell office:value-type="float" office:value="-1.089022" calcext:value-type="float">
            <text:p>-1.089022</text:p>
          </table:table-cell>
          <table:table-cell office:value-type="float" office:value="-0.6625876" calcext:value-type="float">
            <text:p>-0.6625876</text:p>
          </table:table-cell>
          <table:table-cell office:value-type="float" office:value="-0.7216908" calcext:value-type="float">
            <text:p>-0.7216908</text:p>
          </table:table-cell>
          <table:table-cell office:value-type="float" office:value="-0.5328205" calcext:value-type="float">
            <text:p>-0.5328205</text:p>
          </table:table-cell>
          <table:table-cell office:value-type="float" office:value="-0.2973878" calcext:value-type="float">
            <text:p>-0.2973878</text:p>
          </table:table-cell>
          <table:table-cell office:value-type="float" office:value="-0.0598027" calcext:value-type="float">
            <text:p>-0.059802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3125454" calcext:value-type="float">
            <text:p>0.03125454</text:p>
          </table:table-cell>
          <table:table-cell office:value-type="float" office:value="-9999.031" calcext:value-type="float">
            <text:p>-9999.031</text:p>
          </table:table-cell>
          <table:table-cell office:value-type="float" office:value="-2.392513" calcext:value-type="float">
            <text:p>-2.39251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6" calcext:value-type="float">
            <text:p>9092006</text:p>
          </table:table-cell>
          <table:table-cell office:value-type="float" office:value="683.5881" calcext:value-type="float">
            <text:p>683.5881</text:p>
          </table:table-cell>
          <table:table-cell office:value-type="float" office:value="690.9334" calcext:value-type="float">
            <text:p>690.9334</text:p>
          </table:table-cell>
          <table:table-cell office:value-type="float" office:value="61.43447" calcext:value-type="float">
            <text:p>61.43447</text:p>
          </table:table-cell>
          <table:table-cell office:value-type="float" office:value="983.2557" calcext:value-type="float">
            <text:p>983.2557</text:p>
          </table:table-cell>
          <table:table-cell office:value-type="float" office:value="-21.34875" calcext:value-type="float">
            <text:p>-21.34875</text:p>
          </table:table-cell>
          <table:table-cell office:value-type="float" office:value="0" calcext:value-type="float">
            <text:p>0</text:p>
          </table:table-cell>
          <table:table-cell office:value-type="float" office:value="0.4869995" calcext:value-type="float">
            <text:p>0.4869995</text:p>
          </table:table-cell>
          <table:table-cell office:value-type="float" office:value="0.4890208" calcext:value-type="float">
            <text:p>0.4890208</text:p>
          </table:table-cell>
          <table:table-cell office:value-type="float" office:value="0.223781" calcext:value-type="float">
            <text:p>0.223781</text:p>
          </table:table-cell>
          <table:table-cell office:value-type="float" office:value="0.2188638" calcext:value-type="float">
            <text:p>0.2188638</text:p>
          </table:table-cell>
          <table:table-cell office:value-type="float" office:value="0.2001084" calcext:value-type="float">
            <text:p>0.2001084</text:p>
          </table:table-cell>
          <table:table-cell office:value-type="float" office:value="0.1828891" calcext:value-type="float">
            <text:p>0.1828891</text:p>
          </table:table-cell>
          <table:table-cell office:value-type="float" office:value="0.2344319" calcext:value-type="float">
            <text:p>0.2344319</text:p>
          </table:table-cell>
          <table:table-cell office:value-type="float" office:value="0.2606155" calcext:value-type="float">
            <text:p>0.2606155</text:p>
          </table:table-cell>
          <table:table-cell office:value-type="float" office:value="0.2735216" calcext:value-type="float">
            <text:p>0.2735216</text:p>
          </table:table-cell>
          <table:table-cell office:value-type="float" office:value="0.3310628" calcext:value-type="float">
            <text:p>0.3310628</text:p>
          </table:table-cell>
          <table:table-cell office:value-type="float" office:value="0.3653142" calcext:value-type="float">
            <text:p>0.3653142</text:p>
          </table:table-cell>
          <table:table-cell office:value-type="float" office:value="0.3866751" calcext:value-type="float">
            <text:p>0.386675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.00003223354" calcext:value-type="float">
            <text:p>3.223354E-05</text:p>
          </table:table-cell>
          <table:table-cell office:value-type="float" office:value="1.937511E-015" calcext:value-type="float">
            <text:p>1.937511E-15</text:p>
          </table:table-cell>
          <table:table-cell office:value-type="float" office:value="1.966333E-015" calcext:value-type="float">
            <text:p>1.966333E-15</text:p>
          </table:table-cell>
          <table:table-cell office:value-type="float" office:value="1.9622E-015" calcext:value-type="float">
            <text:p>1.9622E-15</text:p>
          </table:table-cell>
          <table:table-cell office:value-type="float" office:value="1.93448E-015" calcext:value-type="float">
            <text:p>1.93448E-15</text:p>
          </table:table-cell>
          <table:table-cell office:value-type="float" office:value="9.437142E-016" calcext:value-type="float">
            <text:p>9.437142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992621" calcext:value-type="float">
            <text:p>-0.001992621</text:p>
          </table:table-cell>
          <table:table-cell office:value-type="float" office:value="-0.002004175" calcext:value-type="float">
            <text:p>-0.002004175</text:p>
          </table:table-cell>
          <table:table-cell office:value-type="float" office:value="-0.3396937" calcext:value-type="float">
            <text:p>-0.3396937</text:p>
          </table:table-cell>
          <table:table-cell office:value-type="float" office:value="-0.4023129" calcext:value-type="float">
            <text:p>-0.4023129</text:p>
          </table:table-cell>
          <table:table-cell office:value-type="float" office:value="-0.8040971" calcext:value-type="float">
            <text:p>-0.8040971</text:p>
          </table:table-cell>
          <table:table-cell office:value-type="float" office:value="-0.6378769" calcext:value-type="float">
            <text:p>-0.6378769</text:p>
          </table:table-cell>
          <table:table-cell office:value-type="float" office:value="-0.0846543" calcext:value-type="float">
            <text:p>-0.0846543</text:p>
          </table:table-cell>
          <table:table-cell office:value-type="float" office:value="-0.5210598" calcext:value-type="float">
            <text:p>-0.5210598</text:p>
          </table:table-cell>
          <table:table-cell office:value-type="float" office:value="-0.2969359" calcext:value-type="float">
            <text:p>-0.2969359</text:p>
          </table:table-cell>
          <table:table-cell office:value-type="float" office:value="-0.05963632" calcext:value-type="float">
            <text:p>-0.0596363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3081058" calcext:value-type="float">
            <text:p>0.03081058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98719" calcext:value-type="float">
            <text:p>-2.39871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6" calcext:value-type="float">
            <text:p>10092006</text:p>
          </table:table-cell>
          <table:table-cell office:value-type="float" office:value="691.2719" calcext:value-type="float">
            <text:p>691.2719</text:p>
          </table:table-cell>
          <table:table-cell office:value-type="float" office:value="694.2374" calcext:value-type="float">
            <text:p>694.2374</text:p>
          </table:table-cell>
          <table:table-cell office:value-type="float" office:value="61.43447" calcext:value-type="float">
            <text:p>61.43447</text:p>
          </table:table-cell>
          <table:table-cell office:value-type="float" office:value="988.1377" calcext:value-type="float">
            <text:p>988.1377</text:p>
          </table:table-cell>
          <table:table-cell office:value-type="float" office:value="-21.85196" calcext:value-type="float">
            <text:p>-21.85196</text:p>
          </table:table-cell>
          <table:table-cell office:value-type="float" office:value="0" calcext:value-type="float">
            <text:p>0</text:p>
          </table:table-cell>
          <table:table-cell office:value-type="float" office:value="0.3940018" calcext:value-type="float">
            <text:p>0.3940018</text:p>
          </table:table-cell>
          <table:table-cell office:value-type="float" office:value="0.3963502" calcext:value-type="float">
            <text:p>0.3963502</text:p>
          </table:table-cell>
          <table:table-cell office:value-type="float" office:value="0.4012555" calcext:value-type="float">
            <text:p>0.4012555</text:p>
          </table:table-cell>
          <table:table-cell office:value-type="float" office:value="0.2226693" calcext:value-type="float">
            <text:p>0.2226693</text:p>
          </table:table-cell>
          <table:table-cell office:value-type="float" office:value="0.2064726" calcext:value-type="float">
            <text:p>0.2064726</text:p>
          </table:table-cell>
          <table:table-cell office:value-type="float" office:value="0.1841401" calcext:value-type="float">
            <text:p>0.1841401</text:p>
          </table:table-cell>
          <table:table-cell office:value-type="float" office:value="0.2348111" calcext:value-type="float">
            <text:p>0.2348111</text:p>
          </table:table-cell>
          <table:table-cell office:value-type="float" office:value="0.261359" calcext:value-type="float">
            <text:p>0.261359</text:p>
          </table:table-cell>
          <table:table-cell office:value-type="float" office:value="0.2736444" calcext:value-type="float">
            <text:p>0.2736444</text:p>
          </table:table-cell>
          <table:table-cell office:value-type="float" office:value="0.3312619" calcext:value-type="float">
            <text:p>0.3312619</text:p>
          </table:table-cell>
          <table:table-cell office:value-type="float" office:value="0.3656696" calcext:value-type="float">
            <text:p>0.3656696</text:p>
          </table:table-cell>
          <table:table-cell office:value-type="float" office:value="0.3869029" calcext:value-type="float">
            <text:p>0.3869029</text:p>
          </table:table-cell>
          <table:table-cell office:value-type="float" office:value="0.4578699" calcext:value-type="float">
            <text:p>0.4578699</text:p>
          </table:table-cell>
          <table:table-cell office:value-type="float" office:value="0" calcext:value-type="float">
            <text:p>0</text:p>
          </table:table-cell>
          <table:table-cell office:value-type="float" office:value="1.937353E-015" calcext:value-type="float">
            <text:p>1.937353E-15</text:p>
          </table:table-cell>
          <table:table-cell office:value-type="float" office:value="1.96635E-015" calcext:value-type="float">
            <text:p>1.96635E-15</text:p>
          </table:table-cell>
          <table:table-cell office:value-type="float" office:value="1.962202E-015" calcext:value-type="float">
            <text:p>1.962202E-15</text:p>
          </table:table-cell>
          <table:table-cell office:value-type="float" office:value="1.934475E-015" calcext:value-type="float">
            <text:p>1.934475E-15</text:p>
          </table:table-cell>
          <table:table-cell office:value-type="float" office:value="9.437498E-016" calcext:value-type="float">
            <text:p>9.437498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587656" calcext:value-type="float">
            <text:p>-0.006587656</text:p>
          </table:table-cell>
          <table:table-cell office:value-type="float" office:value="-0.006333063" calcext:value-type="float">
            <text:p>-0.006333063</text:p>
          </table:table-cell>
          <table:table-cell office:value-type="float" office:value="-0.005874428" calcext:value-type="float">
            <text:p>-0.005874428</text:p>
          </table:table-cell>
          <table:table-cell office:value-type="float" office:value="-0.3529199" calcext:value-type="float">
            <text:p>-0.3529199</text:p>
          </table:table-cell>
          <table:table-cell office:value-type="float" office:value="-0.6315109" calcext:value-type="float">
            <text:p>-0.6315109</text:p>
          </table:table-cell>
          <table:table-cell office:value-type="float" office:value="-0.6054429" calcext:value-type="float">
            <text:p>-0.6054429</text:p>
          </table:table-cell>
          <table:table-cell office:value-type="float" office:value="-0.08300655" calcext:value-type="float">
            <text:p>-0.08300655</text:p>
          </table:table-cell>
          <table:table-cell office:value-type="float" office:value="-0.5082034" calcext:value-type="float">
            <text:p>-0.5082034</text:p>
          </table:table-cell>
          <table:table-cell office:value-type="float" office:value="-0.2956932" calcext:value-type="float">
            <text:p>-0.2956932</text:p>
          </table:table-cell>
          <table:table-cell office:value-type="float" office:value="-0.05929155" calcext:value-type="float">
            <text:p>-0.0592915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6784094" calcext:value-type="float">
            <text:p>-0.006784094</text:p>
          </table:table-cell>
          <table:table-cell office:value-type="float" office:value="0.03039286" calcext:value-type="float">
            <text:p>0.03039286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52695" calcext:value-type="float">
            <text:p>-2.35269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6" calcext:value-type="float">
            <text:p>11092006</text:p>
          </table:table-cell>
          <table:table-cell office:value-type="float" office:value="691.4622" calcext:value-type="float">
            <text:p>691.4622</text:p>
          </table:table-cell>
          <table:table-cell office:value-type="float" office:value="696.7067" calcext:value-type="float">
            <text:p>696.7067</text:p>
          </table:table-cell>
          <table:table-cell office:value-type="float" office:value="61.43447" calcext:value-type="float">
            <text:p>61.43447</text:p>
          </table:table-cell>
          <table:table-cell office:value-type="float" office:value="986.6662" calcext:value-type="float">
            <text:p>986.6662</text:p>
          </table:table-cell>
          <table:table-cell office:value-type="float" office:value="-22.65962" calcext:value-type="float">
            <text:p>-22.65962</text:p>
          </table:table-cell>
          <table:table-cell office:value-type="float" office:value="0" calcext:value-type="float">
            <text:p>0</text:p>
          </table:table-cell>
          <table:table-cell office:value-type="float" office:value="0.3697707" calcext:value-type="float">
            <text:p>0.3697707</text:p>
          </table:table-cell>
          <table:table-cell office:value-type="float" office:value="0.3716536" calcext:value-type="float">
            <text:p>0.3716536</text:p>
          </table:table-cell>
          <table:table-cell office:value-type="float" office:value="0.3750821" calcext:value-type="float">
            <text:p>0.3750821</text:p>
          </table:table-cell>
          <table:table-cell office:value-type="float" office:value="0.2273848" calcext:value-type="float">
            <text:p>0.2273848</text:p>
          </table:table-cell>
          <table:table-cell office:value-type="float" office:value="0.2118605" calcext:value-type="float">
            <text:p>0.2118605</text:p>
          </table:table-cell>
          <table:table-cell office:value-type="float" office:value="0.185403" calcext:value-type="float">
            <text:p>0.185403</text:p>
          </table:table-cell>
          <table:table-cell office:value-type="float" office:value="0.2321921" calcext:value-type="float">
            <text:p>0.2321921</text:p>
          </table:table-cell>
          <table:table-cell office:value-type="float" office:value="0.2620739" calcext:value-type="float">
            <text:p>0.2620739</text:p>
          </table:table-cell>
          <table:table-cell office:value-type="float" office:value="0.2737723" calcext:value-type="float">
            <text:p>0.2737723</text:p>
          </table:table-cell>
          <table:table-cell office:value-type="float" office:value="0.3314734" calcext:value-type="float">
            <text:p>0.3314734</text:p>
          </table:table-cell>
          <table:table-cell office:value-type="float" office:value="0.3660116" calcext:value-type="float">
            <text:p>0.3660116</text:p>
          </table:table-cell>
          <table:table-cell office:value-type="float" office:value="0.3871149" calcext:value-type="float">
            <text:p>0.3871149</text:p>
          </table:table-cell>
          <table:table-cell office:value-type="float" office:value="0.4608368" calcext:value-type="float">
            <text:p>0.4608368</text:p>
          </table:table-cell>
          <table:table-cell office:value-type="float" office:value="0" calcext:value-type="float">
            <text:p>0</text:p>
          </table:table-cell>
          <table:table-cell office:value-type="float" office:value="1.937258E-015" calcext:value-type="float">
            <text:p>1.937258E-15</text:p>
          </table:table-cell>
          <table:table-cell office:value-type="float" office:value="1.966358E-015" calcext:value-type="float">
            <text:p>1.966358E-15</text:p>
          </table:table-cell>
          <table:table-cell office:value-type="float" office:value="1.962195E-015" calcext:value-type="float">
            <text:p>1.962195E-15</text:p>
          </table:table-cell>
          <table:table-cell office:value-type="float" office:value="1.934477E-015" calcext:value-type="float">
            <text:p>1.934477E-15</text:p>
          </table:table-cell>
          <table:table-cell office:value-type="float" office:value="9.437817E-016" calcext:value-type="float">
            <text:p>9.437817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02737" calcext:value-type="float">
            <text:p>-0.009702737</text:p>
          </table:table-cell>
          <table:table-cell office:value-type="float" office:value="-0.009393552" calcext:value-type="float">
            <text:p>-0.009393552</text:p>
          </table:table-cell>
          <table:table-cell office:value-type="float" office:value="-0.008880949" calcext:value-type="float">
            <text:p>-0.008880949</text:p>
          </table:table-cell>
          <table:table-cell office:value-type="float" office:value="-0.3002174" calcext:value-type="float">
            <text:p>-0.3002174</text:p>
          </table:table-cell>
          <table:table-cell office:value-type="float" office:value="-0.5176793" calcext:value-type="float">
            <text:p>-0.5176793</text:p>
          </table:table-cell>
          <table:table-cell office:value-type="float" office:value="-0.5745605" calcext:value-type="float">
            <text:p>-0.5745605</text:p>
          </table:table-cell>
          <table:table-cell office:value-type="float" office:value="-0.08991395" calcext:value-type="float">
            <text:p>-0.08991395</text:p>
          </table:table-cell>
          <table:table-cell office:value-type="float" office:value="-0.4961695" calcext:value-type="float">
            <text:p>-0.4961695</text:p>
          </table:table-cell>
          <table:table-cell office:value-type="float" office:value="-0.2944045" calcext:value-type="float">
            <text:p>-0.2944045</text:p>
          </table:table-cell>
          <table:table-cell office:value-type="float" office:value="-0.05892746" calcext:value-type="float">
            <text:p>-0.0589274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9918545" calcext:value-type="float">
            <text:p>-0.009918545</text:p>
          </table:table-cell>
          <table:table-cell office:value-type="float" office:value="0.03006281" calcext:value-type="float">
            <text:p>0.03006281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69743" calcext:value-type="float">
            <text:p>-2.36974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6" calcext:value-type="float">
            <text:p>12092006</text:p>
          </table:table-cell>
          <table:table-cell office:value-type="float" office:value="691.4622" calcext:value-type="float">
            <text:p>691.4622</text:p>
          </table:table-cell>
          <table:table-cell office:value-type="float" office:value="699.2955" calcext:value-type="float">
            <text:p>699.2955</text:p>
          </table:table-cell>
          <table:table-cell office:value-type="float" office:value="61.43447" calcext:value-type="float">
            <text:p>61.43447</text:p>
          </table:table-cell>
          <table:table-cell office:value-type="float" office:value="984.383" calcext:value-type="float">
            <text:p>984.383</text:p>
          </table:table-cell>
          <table:table-cell office:value-type="float" office:value="-22.96568" calcext:value-type="float">
            <text:p>-22.96568</text:p>
          </table:table-cell>
          <table:table-cell office:value-type="float" office:value="0" calcext:value-type="float">
            <text:p>0</text:p>
          </table:table-cell>
          <table:table-cell office:value-type="float" office:value="0.3415501" calcext:value-type="float">
            <text:p>0.3415501</text:p>
          </table:table-cell>
          <table:table-cell office:value-type="float" office:value="0.3439316" calcext:value-type="float">
            <text:p>0.3439316</text:p>
          </table:table-cell>
          <table:table-cell office:value-type="float" office:value="0.3481548" calcext:value-type="float">
            <text:p>0.3481548</text:p>
          </table:table-cell>
          <table:table-cell office:value-type="float" office:value="0.2323376" calcext:value-type="float">
            <text:p>0.2323376</text:p>
          </table:table-cell>
          <table:table-cell office:value-type="float" office:value="0.2165164" calcext:value-type="float">
            <text:p>0.2165164</text:p>
          </table:table-cell>
          <table:table-cell office:value-type="float" office:value="0.1866232" calcext:value-type="float">
            <text:p>0.1866232</text:p>
          </table:table-cell>
          <table:table-cell office:value-type="float" office:value="0.2295372" calcext:value-type="float">
            <text:p>0.2295372</text:p>
          </table:table-cell>
          <table:table-cell office:value-type="float" office:value="0.2627502" calcext:value-type="float">
            <text:p>0.2627502</text:p>
          </table:table-cell>
          <table:table-cell office:value-type="float" office:value="0.2738992" calcext:value-type="float">
            <text:p>0.2738992</text:p>
          </table:table-cell>
          <table:table-cell office:value-type="float" office:value="0.331671" calcext:value-type="float">
            <text:p>0.331671</text:p>
          </table:table-cell>
          <table:table-cell office:value-type="float" office:value="0.36632" calcext:value-type="float">
            <text:p>0.36632</text:p>
          </table:table-cell>
          <table:table-cell office:value-type="float" office:value="0.3872273" calcext:value-type="float">
            <text:p>0.3872273</text:p>
          </table:table-cell>
          <table:table-cell office:value-type="float" office:value="0.4623108" calcext:value-type="float">
            <text:p>0.4623108</text:p>
          </table:table-cell>
          <table:table-cell office:value-type="float" office:value="0" calcext:value-type="float">
            <text:p>0</text:p>
          </table:table-cell>
          <table:table-cell office:value-type="float" office:value="1.937169E-015" calcext:value-type="float">
            <text:p>1.937169E-15</text:p>
          </table:table-cell>
          <table:table-cell office:value-type="float" office:value="1.966366E-015" calcext:value-type="float">
            <text:p>1.966366E-15</text:p>
          </table:table-cell>
          <table:table-cell office:value-type="float" office:value="1.962195E-015" calcext:value-type="float">
            <text:p>1.962195E-15</text:p>
          </table:table-cell>
          <table:table-cell office:value-type="float" office:value="1.934472E-015" calcext:value-type="float">
            <text:p>1.934472E-15</text:p>
          </table:table-cell>
          <table:table-cell office:value-type="float" office:value="9.438118E-016" calcext:value-type="float">
            <text:p>9.438118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80932" calcext:value-type="float">
            <text:p>-0.01580932</text:p>
          </table:table-cell>
          <table:table-cell office:value-type="float" office:value="-0.01511834" calcext:value-type="float">
            <text:p>-0.01511834</text:p>
          </table:table-cell>
          <table:table-cell office:value-type="float" office:value="-0.01399947" calcext:value-type="float">
            <text:p>-0.01399947</text:p>
          </table:table-cell>
          <table:table-cell office:value-type="float" office:value="-0.2543893" calcext:value-type="float">
            <text:p>-0.2543893</text:p>
          </table:table-cell>
          <table:table-cell office:value-type="float" office:value="-0.4377753" calcext:value-type="float">
            <text:p>-0.4377753</text:p>
          </table:table-cell>
          <table:table-cell office:value-type="float" office:value="-0.5463979" calcext:value-type="float">
            <text:p>-0.5463979</text:p>
          </table:table-cell>
          <table:table-cell office:value-type="float" office:value="-0.09759255" calcext:value-type="float">
            <text:p>-0.09759255</text:p>
          </table:table-cell>
          <table:table-cell office:value-type="float" office:value="-0.4850777" calcext:value-type="float">
            <text:p>-0.4850777</text:p>
          </table:table-cell>
          <table:table-cell office:value-type="float" office:value="-0.293133" calcext:value-type="float">
            <text:p>-0.293133</text:p>
          </table:table-cell>
          <table:table-cell office:value-type="float" office:value="-0.05858962" calcext:value-type="float">
            <text:p>-0.0585896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611619" calcext:value-type="float">
            <text:p>-0.01611619</text:p>
          </table:table-cell>
          <table:table-cell office:value-type="float" office:value="0.02969784" calcext:value-type="float">
            <text:p>0.02969784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382883" calcext:value-type="float">
            <text:p>-2.3828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6" calcext:value-type="float">
            <text:p>13092006</text:p>
          </table:table-cell>
          <table:table-cell office:value-type="float" office:value="691.4622" calcext:value-type="float">
            <text:p>691.4622</text:p>
          </table:table-cell>
          <table:table-cell office:value-type="float" office:value="701.9492" calcext:value-type="float">
            <text:p>701.9492</text:p>
          </table:table-cell>
          <table:table-cell office:value-type="float" office:value="61.43447" calcext:value-type="float">
            <text:p>61.43447</text:p>
          </table:table-cell>
          <table:table-cell office:value-type="float" office:value="981.7295" calcext:value-type="float">
            <text:p>981.7295</text:p>
          </table:table-cell>
          <table:table-cell office:value-type="float" office:value="-22.96568" calcext:value-type="float">
            <text:p>-22.96568</text:p>
          </table:table-cell>
          <table:table-cell office:value-type="float" office:value="0" calcext:value-type="float">
            <text:p>0</text:p>
          </table:table-cell>
          <table:table-cell office:value-type="float" office:value="0.3094692" calcext:value-type="float">
            <text:p>0.3094692</text:p>
          </table:table-cell>
          <table:table-cell office:value-type="float" office:value="0.316221" calcext:value-type="float">
            <text:p>0.316221</text:p>
          </table:table-cell>
          <table:table-cell office:value-type="float" office:value="0.3245794" calcext:value-type="float">
            <text:p>0.3245794</text:p>
          </table:table-cell>
          <table:table-cell office:value-type="float" office:value="0.2373931" calcext:value-type="float">
            <text:p>0.2373931</text:p>
          </table:table-cell>
          <table:table-cell office:value-type="float" office:value="0.2210219" calcext:value-type="float">
            <text:p>0.2210219</text:p>
          </table:table-cell>
          <table:table-cell office:value-type="float" office:value="0.1878564" calcext:value-type="float">
            <text:p>0.1878564</text:p>
          </table:table-cell>
          <table:table-cell office:value-type="float" office:value="0.2270505" calcext:value-type="float">
            <text:p>0.2270505</text:p>
          </table:table-cell>
          <table:table-cell office:value-type="float" office:value="0.2633937" calcext:value-type="float">
            <text:p>0.2633937</text:p>
          </table:table-cell>
          <table:table-cell office:value-type="float" office:value="0.274028" calcext:value-type="float">
            <text:p>0.274028</text:p>
          </table:table-cell>
          <table:table-cell office:value-type="float" office:value="0.3318699" calcext:value-type="float">
            <text:p>0.3318699</text:p>
          </table:table-cell>
          <table:table-cell office:value-type="float" office:value="0.3666038" calcext:value-type="float">
            <text:p>0.3666038</text:p>
          </table:table-cell>
          <table:table-cell office:value-type="float" office:value="0.3872928" calcext:value-type="float">
            <text:p>0.387292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099E-015" calcext:value-type="float">
            <text:p>1.937099E-15</text:p>
          </table:table-cell>
          <table:table-cell office:value-type="float" office:value="1.966368E-015" calcext:value-type="float">
            <text:p>1.966368E-15</text:p>
          </table:table-cell>
          <table:table-cell office:value-type="float" office:value="1.962195E-015" calcext:value-type="float">
            <text:p>1.962195E-15</text:p>
          </table:table-cell>
          <table:table-cell office:value-type="float" office:value="1.934467E-015" calcext:value-type="float">
            <text:p>1.934467E-15</text:p>
          </table:table-cell>
          <table:table-cell office:value-type="float" office:value="9.438453E-016" calcext:value-type="float">
            <text:p>9.438453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97115" calcext:value-type="float">
            <text:p>-0.02897115</text:p>
          </table:table-cell>
          <table:table-cell office:value-type="float" office:value="-0.0252885" calcext:value-type="float">
            <text:p>-0.0252885</text:p>
          </table:table-cell>
          <table:table-cell office:value-type="float" office:value="-0.02149303" calcext:value-type="float">
            <text:p>-0.02149303</text:p>
          </table:table-cell>
          <table:table-cell office:value-type="float" office:value="-0.2155714" calcext:value-type="float">
            <text:p>-0.2155714</text:p>
          </table:table-cell>
          <table:table-cell office:value-type="float" office:value="-0.3735633" calcext:value-type="float">
            <text:p>-0.3735633</text:p>
          </table:table-cell>
          <table:table-cell office:value-type="float" office:value="-0.5195549" calcext:value-type="float">
            <text:p>-0.5195549</text:p>
          </table:table-cell>
          <table:table-cell office:value-type="float" office:value="-0.1054625" calcext:value-type="float">
            <text:p>-0.1054625</text:p>
          </table:table-cell>
          <table:table-cell office:value-type="float" office:value="-0.4747801" calcext:value-type="float">
            <text:p>-0.4747801</text:p>
          </table:table-cell>
          <table:table-cell office:value-type="float" office:value="-0.2918471" calcext:value-type="float">
            <text:p>-0.2918471</text:p>
          </table:table-cell>
          <table:table-cell office:value-type="float" office:value="-0.05825168" calcext:value-type="float">
            <text:p>-0.05825168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3001645" calcext:value-type="float">
            <text:p>-0.03001645</text:p>
          </table:table-cell>
          <table:table-cell office:value-type="float" office:value="0.02927222" calcext:value-type="float">
            <text:p>0.02927222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389259" calcext:value-type="float">
            <text:p>-2.38925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6" calcext:value-type="float">
            <text:p>14092006</text:p>
          </table:table-cell>
          <table:table-cell office:value-type="float" office:value="694.2562" calcext:value-type="float">
            <text:p>694.2562</text:p>
          </table:table-cell>
          <table:table-cell office:value-type="float" office:value="704.5313" calcext:value-type="float">
            <text:p>704.5313</text:p>
          </table:table-cell>
          <table:table-cell office:value-type="float" office:value="61.43447" calcext:value-type="float">
            <text:p>61.43447</text:p>
          </table:table-cell>
          <table:table-cell office:value-type="float" office:value="981.9399" calcext:value-type="float">
            <text:p>981.9399</text:p>
          </table:table-cell>
          <table:table-cell office:value-type="float" office:value="-22.9639" calcext:value-type="float">
            <text:p>-22.9639</text:p>
          </table:table-cell>
          <table:table-cell office:value-type="float" office:value="0" calcext:value-type="float">
            <text:p>0</text:p>
          </table:table-cell>
          <table:table-cell office:value-type="float" office:value="0.3673231" calcext:value-type="float">
            <text:p>0.3673231</text:p>
          </table:table-cell>
          <table:table-cell office:value-type="float" office:value="0.2934819" calcext:value-type="float">
            <text:p>0.2934819</text:p>
          </table:table-cell>
          <table:table-cell office:value-type="float" office:value="0.3036699" calcext:value-type="float">
            <text:p>0.3036699</text:p>
          </table:table-cell>
          <table:table-cell office:value-type="float" office:value="0.2425603" calcext:value-type="float">
            <text:p>0.2425603</text:p>
          </table:table-cell>
          <table:table-cell office:value-type="float" office:value="0.2254761" calcext:value-type="float">
            <text:p>0.2254761</text:p>
          </table:table-cell>
          <table:table-cell office:value-type="float" office:value="0.1891989" calcext:value-type="float">
            <text:p>0.1891989</text:p>
          </table:table-cell>
          <table:table-cell office:value-type="float" office:value="0.2248357" calcext:value-type="float">
            <text:p>0.2248357</text:p>
          </table:table-cell>
          <table:table-cell office:value-type="float" office:value="0.2640133" calcext:value-type="float">
            <text:p>0.2640133</text:p>
          </table:table-cell>
          <table:table-cell office:value-type="float" office:value="0.2741593" calcext:value-type="float">
            <text:p>0.2741593</text:p>
          </table:table-cell>
          <table:table-cell office:value-type="float" office:value="0.3320822" calcext:value-type="float">
            <text:p>0.3320822</text:p>
          </table:table-cell>
          <table:table-cell office:value-type="float" office:value="0.3668705" calcext:value-type="float">
            <text:p>0.3668705</text:p>
          </table:table-cell>
          <table:table-cell office:value-type="float" office:value="0.3873417" calcext:value-type="float">
            <text:p>0.387341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062E-015" calcext:value-type="float">
            <text:p>1.937062E-15</text:p>
          </table:table-cell>
          <table:table-cell office:value-type="float" office:value="1.966369E-015" calcext:value-type="float">
            <text:p>1.966369E-15</text:p>
          </table:table-cell>
          <table:table-cell office:value-type="float" office:value="1.962194E-015" calcext:value-type="float">
            <text:p>1.962194E-15</text:p>
          </table:table-cell>
          <table:table-cell office:value-type="float" office:value="1.934457E-015" calcext:value-type="float">
            <text:p>1.934457E-15</text:p>
          </table:table-cell>
          <table:table-cell office:value-type="float" office:value="9.438782E-016" calcext:value-type="float">
            <text:p>9.438782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60051" calcext:value-type="float">
            <text:p>-0.02960051</text:p>
          </table:table-cell>
          <table:table-cell office:value-type="float" office:value="-0.04262707" calcext:value-type="float">
            <text:p>-0.04262707</text:p>
          </table:table-cell>
          <table:table-cell office:value-type="float" office:value="-0.03233057" calcext:value-type="float">
            <text:p>-0.03233057</text:p>
          </table:table-cell>
          <table:table-cell office:value-type="float" office:value="-0.182648" calcext:value-type="float">
            <text:p>-0.182648</text:p>
          </table:table-cell>
          <table:table-cell office:value-type="float" office:value="-0.3204047" calcext:value-type="float">
            <text:p>-0.3204047</text:p>
          </table:table-cell>
          <table:table-cell office:value-type="float" office:value="-0.4919658" calcext:value-type="float">
            <text:p>-0.4919658</text:p>
          </table:table-cell>
          <table:table-cell office:value-type="float" office:value="-0.1130943" calcext:value-type="float">
            <text:p>-0.1130943</text:p>
          </table:table-cell>
          <table:table-cell office:value-type="float" office:value="-0.4650945" calcext:value-type="float">
            <text:p>-0.4650945</text:p>
          </table:table-cell>
          <table:table-cell office:value-type="float" office:value="-0.2905434" calcext:value-type="float">
            <text:p>-0.2905434</text:p>
          </table:table-cell>
          <table:table-cell office:value-type="float" office:value="-0.05789347" calcext:value-type="float">
            <text:p>-0.0578934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8535864" calcext:value-type="float">
            <text:p>-0.008535864</text:p>
          </table:table-cell>
          <table:table-cell office:value-type="float" office:value="0.02880233" calcext:value-type="float">
            <text:p>0.02880233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94737" calcext:value-type="float">
            <text:p>-2.39473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6" calcext:value-type="float">
            <text:p>15092006</text:p>
          </table:table-cell>
          <table:table-cell office:value-type="float" office:value="713.3063" calcext:value-type="float">
            <text:p>713.3063</text:p>
          </table:table-cell>
          <table:table-cell office:value-type="float" office:value="707.4542" calcext:value-type="float">
            <text:p>707.4542</text:p>
          </table:table-cell>
          <table:table-cell office:value-type="float" office:value="61.43447" calcext:value-type="float">
            <text:p>61.43447</text:p>
          </table:table-cell>
          <table:table-cell office:value-type="float" office:value="997.8756" calcext:value-type="float">
            <text:p>997.8756</text:p>
          </table:table-cell>
          <table:table-cell office:value-type="float" office:value="-22.77224" calcext:value-type="float">
            <text:p>-22.77224</text:p>
          </table:table-cell>
          <table:table-cell office:value-type="float" office:value="0" calcext:value-type="float">
            <text:p>0</text:p>
          </table:table-cell>
          <table:table-cell office:value-type="float" office:value="0.6033555" calcext:value-type="float">
            <text:p>0.6033555</text:p>
          </table:table-cell>
          <table:table-cell office:value-type="float" office:value="0.4162792" calcext:value-type="float">
            <text:p>0.4162792</text:p>
          </table:table-cell>
          <table:table-cell office:value-type="float" office:value="0.3639827" calcext:value-type="float">
            <text:p>0.3639827</text:p>
          </table:table-cell>
          <table:table-cell office:value-type="float" office:value="0.2535492" calcext:value-type="float">
            <text:p>0.2535492</text:p>
          </table:table-cell>
          <table:table-cell office:value-type="float" office:value="0.230558" calcext:value-type="float">
            <text:p>0.230558</text:p>
          </table:table-cell>
          <table:table-cell office:value-type="float" office:value="0.1905679" calcext:value-type="float">
            <text:p>0.1905679</text:p>
          </table:table-cell>
          <table:table-cell office:value-type="float" office:value="0.2370314" calcext:value-type="float">
            <text:p>0.2370314</text:p>
          </table:table-cell>
          <table:table-cell office:value-type="float" office:value="0.2646783" calcext:value-type="float">
            <text:p>0.2646783</text:p>
          </table:table-cell>
          <table:table-cell office:value-type="float" office:value="0.2743004" calcext:value-type="float">
            <text:p>0.2743004</text:p>
          </table:table-cell>
          <table:table-cell office:value-type="float" office:value="0.3323329" calcext:value-type="float">
            <text:p>0.3323329</text:p>
          </table:table-cell>
          <table:table-cell office:value-type="float" office:value="0.3671539" calcext:value-type="float">
            <text:p>0.3671539</text:p>
          </table:table-cell>
          <table:table-cell office:value-type="float" office:value="0.3874161" calcext:value-type="float">
            <text:p>0.3874161</text:p>
          </table:table-cell>
          <table:table-cell office:value-type="float" office:value="0.4481641" calcext:value-type="float">
            <text:p>0.4481641</text:p>
          </table:table-cell>
          <table:table-cell office:value-type="float" office:value="0.003597396" calcext:value-type="float">
            <text:p>0.003597396</text:p>
          </table:table-cell>
          <table:table-cell office:value-type="float" office:value="1.936979E-015" calcext:value-type="float">
            <text:p>1.936979E-15</text:p>
          </table:table-cell>
          <table:table-cell office:value-type="float" office:value="1.966388E-015" calcext:value-type="float">
            <text:p>1.966388E-15</text:p>
          </table:table-cell>
          <table:table-cell office:value-type="float" office:value="1.962188E-015" calcext:value-type="float">
            <text:p>1.962188E-15</text:p>
          </table:table-cell>
          <table:table-cell office:value-type="float" office:value="1.934454E-015" calcext:value-type="float">
            <text:p>1.934454E-15</text:p>
          </table:table-cell>
          <table:table-cell office:value-type="float" office:value="9.43896E-016" calcext:value-type="float">
            <text:p>9.43896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204492" calcext:value-type="float">
            <text:p>-0.0005204492</text:p>
          </table:table-cell>
          <table:table-cell office:value-type="float" office:value="-0.006152671" calcext:value-type="float">
            <text:p>-0.006152671</text:p>
          </table:table-cell>
          <table:table-cell office:value-type="float" office:value="-0.01115197" calcext:value-type="float">
            <text:p>-0.01115197</text:p>
          </table:table-cell>
          <table:table-cell office:value-type="float" office:value="-0.1366074" calcext:value-type="float">
            <text:p>-0.1366074</text:p>
          </table:table-cell>
          <table:table-cell office:value-type="float" office:value="-0.2700568" calcext:value-type="float">
            <text:p>-0.2700568</text:p>
          </table:table-cell>
          <table:table-cell office:value-type="float" office:value="-0.4655476" calcext:value-type="float">
            <text:p>-0.4655476</text:p>
          </table:table-cell>
          <table:table-cell office:value-type="float" office:value="-0.08789276" calcext:value-type="float">
            <text:p>-0.08789276</text:p>
          </table:table-cell>
          <table:table-cell office:value-type="float" office:value="-0.4549684" calcext:value-type="float">
            <text:p>-0.4549684</text:p>
          </table:table-cell>
          <table:table-cell office:value-type="float" office:value="-0.2891499" calcext:value-type="float">
            <text:p>-0.2891499</text:p>
          </table:table-cell>
          <table:table-cell office:value-type="float" office:value="-0.05747342" calcext:value-type="float">
            <text:p>-0.0574734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3045607" calcext:value-type="float">
            <text:p>0.03045607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0.003597335" calcext:value-type="float">
            <text:p>0.0035973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6" calcext:value-type="float">
            <text:p>16092006</text:p>
          </table:table-cell>
          <table:table-cell office:value-type="float" office:value="745.3738" calcext:value-type="float">
            <text:p>745.3738</text:p>
          </table:table-cell>
          <table:table-cell office:value-type="float" office:value="710.472" calcext:value-type="float">
            <text:p>710.472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2.202" calcext:value-type="float">
            <text:p>1012.202</text:p>
          </table:table-cell>
          <table:table-cell office:value-type="float" office:value="-23.17664" calcext:value-type="float">
            <text:p>-23.17664</text:p>
          </table:table-cell>
          <table:table-cell office:value-type="float" office:value="0" calcext:value-type="float">
            <text:p>0</text:p>
          </table:table-cell>
          <table:table-cell office:value-type="float" office:value="0.4278432" calcext:value-type="float">
            <text:p>0.4278432</text:p>
          </table:table-cell>
          <table:table-cell office:value-type="float" office:value="0.4322488" calcext:value-type="float">
            <text:p>0.4322488</text:p>
          </table:table-cell>
          <table:table-cell office:value-type="float" office:value="0.4414065" calcext:value-type="float">
            <text:p>0.4414065</text:p>
          </table:table-cell>
          <table:table-cell office:value-type="float" office:value="0.4535273" calcext:value-type="float">
            <text:p>0.4535273</text:p>
          </table:table-cell>
          <table:table-cell office:value-type="float" office:value="0.2507856" calcext:value-type="float">
            <text:p>0.2507856</text:p>
          </table:table-cell>
          <table:table-cell office:value-type="float" office:value="0.1921185" calcext:value-type="float">
            <text:p>0.1921185</text:p>
          </table:table-cell>
          <table:table-cell office:value-type="float" office:value="0.2925374" calcext:value-type="float">
            <text:p>0.2925374</text:p>
          </table:table-cell>
          <table:table-cell office:value-type="float" office:value="0.2655128" calcext:value-type="float">
            <text:p>0.2655128</text:p>
          </table:table-cell>
          <table:table-cell office:value-type="float" office:value="0.2744446" calcext:value-type="float">
            <text:p>0.2744446</text:p>
          </table:table-cell>
          <table:table-cell office:value-type="float" office:value="0.3325854" calcext:value-type="float">
            <text:p>0.3325854</text:p>
          </table:table-cell>
          <table:table-cell office:value-type="float" office:value="0.3674401" calcext:value-type="float">
            <text:p>0.3674401</text:p>
          </table:table-cell>
          <table:table-cell office:value-type="float" office:value="0.38794" calcext:value-type="float">
            <text:p>0.38794</text:p>
          </table:table-cell>
          <table:table-cell office:value-type="float" office:value="0.4528109" calcext:value-type="float">
            <text:p>0.4528109</text:p>
          </table:table-cell>
          <table:table-cell office:value-type="float" office:value="0" calcext:value-type="float">
            <text:p>0</text:p>
          </table:table-cell>
          <table:table-cell office:value-type="float" office:value="1.936943E-015" calcext:value-type="float">
            <text:p>1.936943E-15</text:p>
          </table:table-cell>
          <table:table-cell office:value-type="float" office:value="1.966389E-015" calcext:value-type="float">
            <text:p>1.966389E-15</text:p>
          </table:table-cell>
          <table:table-cell office:value-type="float" office:value="1.96219E-015" calcext:value-type="float">
            <text:p>1.96219E-15</text:p>
          </table:table-cell>
          <table:table-cell office:value-type="float" office:value="1.934456E-015" calcext:value-type="float">
            <text:p>1.934456E-15</text:p>
          </table:table-cell>
          <table:table-cell office:value-type="float" office:value="9.438969E-016" calcext:value-type="float">
            <text:p>9.438969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972868" calcext:value-type="float">
            <text:p>-0.003972868</text:p>
          </table:table-cell>
          <table:table-cell office:value-type="float" office:value="-0.003718683" calcext:value-type="float">
            <text:p>-0.003718683</text:p>
          </table:table-cell>
          <table:table-cell office:value-type="float" office:value="-0.003275056" calcext:value-type="float">
            <text:p>-0.003275056</text:p>
          </table:table-cell>
          <table:table-cell office:value-type="float" office:value="-0.002797245" calcext:value-type="float">
            <text:p>-0.002797245</text:p>
          </table:table-cell>
          <table:table-cell office:value-type="float" office:value="-0.1423522" calcext:value-type="float">
            <text:p>-0.1423522</text:p>
          </table:table-cell>
          <table:table-cell office:value-type="float" office:value="-0.4375691" calcext:value-type="float">
            <text:p>-0.4375691</text:p>
          </table:table-cell>
          <table:table-cell office:value-type="float" office:value="-0.015489" calcext:value-type="float">
            <text:p>-0.015489</text:p>
          </table:table-cell>
          <table:table-cell office:value-type="float" office:value="-0.4425954" calcext:value-type="float">
            <text:p>-0.4425954</text:p>
          </table:table-cell>
          <table:table-cell office:value-type="float" office:value="-0.2877329" calcext:value-type="float">
            <text:p>-0.2877329</text:p>
          </table:table-cell>
          <table:table-cell office:value-type="float" office:value="-0.05705367" calcext:value-type="float">
            <text:p>-0.0570536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4157476" calcext:value-type="float">
            <text:p>-0.004157476</text:p>
          </table:table-cell>
          <table:table-cell office:value-type="float" office:value="0.0275907" calcext:value-type="float">
            <text:p>0.0275907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05651" calcext:value-type="float">
            <text:p>-2.30565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6" calcext:value-type="float">
            <text:p>17092006</text:p>
          </table:table-cell>
          <table:table-cell office:value-type="float" office:value="745.5641" calcext:value-type="float">
            <text:p>745.5641</text:p>
          </table:table-cell>
          <table:table-cell office:value-type="float" office:value="712.4386" calcext:value-type="float">
            <text:p>712.4386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1.267" calcext:value-type="float">
            <text:p>1011.267</text:p>
          </table:table-cell>
          <table:table-cell office:value-type="float" office:value="-24.01802" calcext:value-type="float">
            <text:p>-24.01802</text:p>
          </table:table-cell>
          <table:table-cell office:value-type="float" office:value="0" calcext:value-type="float">
            <text:p>0</text:p>
          </table:table-cell>
          <table:table-cell office:value-type="float" office:value="0.4016029" calcext:value-type="float">
            <text:p>0.4016029</text:p>
          </table:table-cell>
          <table:table-cell office:value-type="float" office:value="0.4038597" calcext:value-type="float">
            <text:p>0.4038597</text:p>
          </table:table-cell>
          <table:table-cell office:value-type="float" office:value="0.4041782" calcext:value-type="float">
            <text:p>0.4041782</text:p>
          </table:table-cell>
          <table:table-cell office:value-type="float" office:value="0.3980194" calcext:value-type="float">
            <text:p>0.3980194</text:p>
          </table:table-cell>
          <table:table-cell office:value-type="float" office:value="0.3917027" calcext:value-type="float">
            <text:p>0.3917027</text:p>
          </table:table-cell>
          <table:table-cell office:value-type="float" office:value="0.1941662" calcext:value-type="float">
            <text:p>0.1941662</text:p>
          </table:table-cell>
          <table:table-cell office:value-type="float" office:value="0.2894956" calcext:value-type="float">
            <text:p>0.2894956</text:p>
          </table:table-cell>
          <table:table-cell office:value-type="float" office:value="0.2663264" calcext:value-type="float">
            <text:p>0.2663264</text:p>
          </table:table-cell>
          <table:table-cell office:value-type="float" office:value="0.2745942" calcext:value-type="float">
            <text:p>0.2745942</text:p>
          </table:table-cell>
          <table:table-cell office:value-type="float" office:value="0.3328715" calcext:value-type="float">
            <text:p>0.3328715</text:p>
          </table:table-cell>
          <table:table-cell office:value-type="float" office:value="0.3677448" calcext:value-type="float">
            <text:p>0.3677448</text:p>
          </table:table-cell>
          <table:table-cell office:value-type="float" office:value="0.3885292" calcext:value-type="float">
            <text:p>0.3885292</text:p>
          </table:table-cell>
          <table:table-cell office:value-type="float" office:value="0.4577931" calcext:value-type="float">
            <text:p>0.4577931</text:p>
          </table:table-cell>
          <table:table-cell office:value-type="float" office:value="0" calcext:value-type="float">
            <text:p>0</text:p>
          </table:table-cell>
          <table:table-cell office:value-type="float" office:value="1.936967E-015" calcext:value-type="float">
            <text:p>1.936967E-15</text:p>
          </table:table-cell>
          <table:table-cell office:value-type="float" office:value="1.966381E-015" calcext:value-type="float">
            <text:p>1.966381E-15</text:p>
          </table:table-cell>
          <table:table-cell office:value-type="float" office:value="1.96219E-015" calcext:value-type="float">
            <text:p>1.96219E-15</text:p>
          </table:table-cell>
          <table:table-cell office:value-type="float" office:value="1.934456E-015" calcext:value-type="float">
            <text:p>1.934456E-15</text:p>
          </table:table-cell>
          <table:table-cell office:value-type="float" office:value="9.438969E-016" calcext:value-type="float">
            <text:p>9.438969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80439" calcext:value-type="float">
            <text:p>-0.00580439</text:p>
          </table:table-cell>
          <table:table-cell office:value-type="float" office:value="-0.005588541" calcext:value-type="float">
            <text:p>-0.005588541</text:p>
          </table:table-cell>
          <table:table-cell office:value-type="float" office:value="-0.005566114" calcext:value-type="float">
            <text:p>-0.005566114</text:p>
          </table:table-cell>
          <table:table-cell office:value-type="float" office:value="-0.006219565" calcext:value-type="float">
            <text:p>-0.006219565</text:p>
          </table:table-cell>
          <table:table-cell office:value-type="float" office:value="-0.0070987" calcext:value-type="float">
            <text:p>-0.0070987</text:p>
          </table:table-cell>
          <table:table-cell office:value-type="float" office:value="-0.4035244" calcext:value-type="float">
            <text:p>-0.4035244</text:p>
          </table:table-cell>
          <table:table-cell office:value-type="float" office:value="-0.0169049" calcext:value-type="float">
            <text:p>-0.0169049</text:p>
          </table:table-cell>
          <table:table-cell office:value-type="float" office:value="-0.4308749" calcext:value-type="float">
            <text:p>-0.4308749</text:p>
          </table:table-cell>
          <table:table-cell office:value-type="float" office:value="-0.2862725" calcext:value-type="float">
            <text:p>-0.2862725</text:p>
          </table:table-cell>
          <table:table-cell office:value-type="float" office:value="-0.05658399" calcext:value-type="float">
            <text:p>-0.0565839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5990866" calcext:value-type="float">
            <text:p>-0.005990866</text:p>
          </table:table-cell>
          <table:table-cell office:value-type="float" office:value="0.02719071" calcext:value-type="float">
            <text:p>0.02719071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42222" calcext:value-type="float">
            <text:p>-2.34222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6" calcext:value-type="float">
            <text:p>18092006</text:p>
          </table:table-cell>
          <table:table-cell office:value-type="float" office:value="745.5641" calcext:value-type="float">
            <text:p>745.5641</text:p>
          </table:table-cell>
          <table:table-cell office:value-type="float" office:value="713.8519" calcext:value-type="float">
            <text:p>713.8519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0.657" calcext:value-type="float">
            <text:p>1010.657</text:p>
          </table:table-cell>
          <table:table-cell office:value-type="float" office:value="-24.8219" calcext:value-type="float">
            <text:p>-24.8219</text:p>
          </table:table-cell>
          <table:table-cell office:value-type="float" office:value="0" calcext:value-type="float">
            <text:p>0</text:p>
          </table:table-cell>
          <table:table-cell office:value-type="float" office:value="0.3826368" calcext:value-type="float">
            <text:p>0.3826368</text:p>
          </table:table-cell>
          <table:table-cell office:value-type="float" office:value="0.3849787" calcext:value-type="float">
            <text:p>0.3849787</text:p>
          </table:table-cell>
          <table:table-cell office:value-type="float" office:value="0.389892" calcext:value-type="float">
            <text:p>0.389892</text:p>
          </table:table-cell>
          <table:table-cell office:value-type="float" office:value="0.3959335" calcext:value-type="float">
            <text:p>0.3959335</text:p>
          </table:table-cell>
          <table:table-cell office:value-type="float" office:value="0.4003001" calcext:value-type="float">
            <text:p>0.4003001</text:p>
          </table:table-cell>
          <table:table-cell office:value-type="float" office:value="0.1961891" calcext:value-type="float">
            <text:p>0.1961891</text:p>
          </table:table-cell>
          <table:table-cell office:value-type="float" office:value="0.2866492" calcext:value-type="float">
            <text:p>0.2866492</text:p>
          </table:table-cell>
          <table:table-cell office:value-type="float" office:value="0.267113" calcext:value-type="float">
            <text:p>0.267113</text:p>
          </table:table-cell>
          <table:table-cell office:value-type="float" office:value="0.2747473" calcext:value-type="float">
            <text:p>0.2747473</text:p>
          </table:table-cell>
          <table:table-cell office:value-type="float" office:value="0.3332235" calcext:value-type="float">
            <text:p>0.3332235</text:p>
          </table:table-cell>
          <table:table-cell office:value-type="float" office:value="0.3679645" calcext:value-type="float">
            <text:p>0.3679645</text:p>
          </table:table-cell>
          <table:table-cell office:value-type="float" office:value="0.3888872" calcext:value-type="float">
            <text:p>0.3888872</text:p>
          </table:table-cell>
          <table:table-cell office:value-type="float" office:value="0.4617271" calcext:value-type="float">
            <text:p>0.4617271</text:p>
          </table:table-cell>
          <table:table-cell office:value-type="float" office:value="0" calcext:value-type="float">
            <text:p>0</text:p>
          </table:table-cell>
          <table:table-cell office:value-type="float" office:value="1.936974E-015" calcext:value-type="float">
            <text:p>1.936974E-15</text:p>
          </table:table-cell>
          <table:table-cell office:value-type="float" office:value="1.966381E-015" calcext:value-type="float">
            <text:p>1.966381E-15</text:p>
          </table:table-cell>
          <table:table-cell office:value-type="float" office:value="1.96219E-015" calcext:value-type="float">
            <text:p>1.96219E-15</text:p>
          </table:table-cell>
          <table:table-cell office:value-type="float" office:value="1.934456E-015" calcext:value-type="float">
            <text:p>1.934456E-15</text:p>
          </table:table-cell>
          <table:table-cell office:value-type="float" office:value="9.438969E-016" calcext:value-type="float">
            <text:p>9.438969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883155" calcext:value-type="float">
            <text:p>-0.007883155</text:p>
          </table:table-cell>
          <table:table-cell office:value-type="float" office:value="-0.007576884" calcext:value-type="float">
            <text:p>-0.007576884</text:p>
          </table:table-cell>
          <table:table-cell office:value-type="float" office:value="-0.007014225" calcext:value-type="float">
            <text:p>-0.007014225</text:p>
          </table:table-cell>
          <table:table-cell office:value-type="float" office:value="-0.006416573" calcext:value-type="float">
            <text:p>-0.006416573</text:p>
          </table:table-cell>
          <table:table-cell office:value-type="float" office:value="-0.006000065" calcext:value-type="float">
            <text:p>-0.006000065</text:p>
          </table:table-cell>
          <table:table-cell office:value-type="float" office:value="-0.3727057" calcext:value-type="float">
            <text:p>-0.3727057</text:p>
          </table:table-cell>
          <table:table-cell office:value-type="float" office:value="-0.01836396" calcext:value-type="float">
            <text:p>-0.01836396</text:p>
          </table:table-cell>
          <table:table-cell office:value-type="float" office:value="-0.4198723" calcext:value-type="float">
            <text:p>-0.4198723</text:p>
          </table:table-cell>
          <table:table-cell office:value-type="float" office:value="-0.2847849" calcext:value-type="float">
            <text:p>-0.2847849</text:p>
          </table:table-cell>
          <table:table-cell office:value-type="float" office:value="-0.05600981" calcext:value-type="float">
            <text:p>-0.0560098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8083724" calcext:value-type="float">
            <text:p>-0.008083724</text:p>
          </table:table-cell>
          <table:table-cell office:value-type="float" office:value="0.02685442" calcext:value-type="float">
            <text:p>0.02685442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68738" calcext:value-type="float">
            <text:p>-2.36873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6" calcext:value-type="float">
            <text:p>19092006</text:p>
          </table:table-cell>
          <table:table-cell office:value-type="float" office:value="745.5641" calcext:value-type="float">
            <text:p>745.5641</text:p>
          </table:table-cell>
          <table:table-cell office:value-type="float" office:value="715.2767" calcext:value-type="float">
            <text:p>715.2767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09.281" calcext:value-type="float">
            <text:p>1009.281</text:p>
          </table:table-cell>
          <table:table-cell office:value-type="float" office:value="-24.87124" calcext:value-type="float">
            <text:p>-24.87124</text:p>
          </table:table-cell>
          <table:table-cell office:value-type="float" office:value="0" calcext:value-type="float">
            <text:p>0</text:p>
          </table:table-cell>
          <table:table-cell office:value-type="float" office:value="0.3743293" calcext:value-type="float">
            <text:p>0.3743293</text:p>
          </table:table-cell>
          <table:table-cell office:value-type="float" office:value="0.3766021" calcext:value-type="float">
            <text:p>0.3766021</text:p>
          </table:table-cell>
          <table:table-cell office:value-type="float" office:value="0.3815585" calcext:value-type="float">
            <text:p>0.3815585</text:p>
          </table:table-cell>
          <table:table-cell office:value-type="float" office:value="0.3873275" calcext:value-type="float">
            <text:p>0.3873275</text:p>
          </table:table-cell>
          <table:table-cell office:value-type="float" office:value="0.3911766" calcext:value-type="float">
            <text:p>0.3911766</text:p>
          </table:table-cell>
          <table:table-cell office:value-type="float" office:value="0.198396" calcext:value-type="float">
            <text:p>0.198396</text:p>
          </table:table-cell>
          <table:table-cell office:value-type="float" office:value="0.2836971" calcext:value-type="float">
            <text:p>0.2836971</text:p>
          </table:table-cell>
          <table:table-cell office:value-type="float" office:value="0.2678724" calcext:value-type="float">
            <text:p>0.2678724</text:p>
          </table:table-cell>
          <table:table-cell office:value-type="float" office:value="0.2749023" calcext:value-type="float">
            <text:p>0.2749023</text:p>
          </table:table-cell>
          <table:table-cell office:value-type="float" office:value="0.3335707" calcext:value-type="float">
            <text:p>0.3335707</text:p>
          </table:table-cell>
          <table:table-cell office:value-type="float" office:value="0.3681842" calcext:value-type="float">
            <text:p>0.3681842</text:p>
          </table:table-cell>
          <table:table-cell office:value-type="float" office:value="0.3890689" calcext:value-type="float">
            <text:p>0.3890689</text:p>
          </table:table-cell>
          <table:table-cell office:value-type="float" office:value="0.4623742" calcext:value-type="float">
            <text:p>0.4623742</text:p>
          </table:table-cell>
          <table:table-cell office:value-type="float" office:value="0" calcext:value-type="float">
            <text:p>0</text:p>
          </table:table-cell>
          <table:table-cell office:value-type="float" office:value="1.936971E-015" calcext:value-type="float">
            <text:p>1.936971E-15</text:p>
          </table:table-cell>
          <table:table-cell office:value-type="float" office:value="1.966381E-015" calcext:value-type="float">
            <text:p>1.966381E-15</text:p>
          </table:table-cell>
          <table:table-cell office:value-type="float" office:value="1.96219E-015" calcext:value-type="float">
            <text:p>1.96219E-15</text:p>
          </table:table-cell>
          <table:table-cell office:value-type="float" office:value="1.934456E-015" calcext:value-type="float">
            <text:p>1.934456E-15</text:p>
          </table:table-cell>
          <table:table-cell office:value-type="float" office:value="9.438969E-016" calcext:value-type="float">
            <text:p>9.438969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022511" calcext:value-type="float">
            <text:p>-0.009022511</text:p>
          </table:table-cell>
          <table:table-cell office:value-type="float" office:value="-0.008675242" calcext:value-type="float">
            <text:p>-0.008675242</text:p>
          </table:table-cell>
          <table:table-cell office:value-type="float" office:value="-0.008007167" calcext:value-type="float">
            <text:p>-0.008007167</text:p>
          </table:table-cell>
          <table:table-cell office:value-type="float" office:value="-0.007336033" calcext:value-type="float">
            <text:p>-0.007336033</text:p>
          </table:table-cell>
          <table:table-cell office:value-type="float" office:value="-0.006904966" calcext:value-type="float">
            <text:p>-0.006904966</text:p>
          </table:table-cell>
          <table:table-cell office:value-type="float" office:value="-0.3421521" calcext:value-type="float">
            <text:p>-0.3421521</text:p>
          </table:table-cell>
          <table:table-cell office:value-type="float" office:value="-0.02002552" calcext:value-type="float">
            <text:p>-0.02002552</text:p>
          </table:table-cell>
          <table:table-cell office:value-type="float" office:value="-0.4095472" calcext:value-type="float">
            <text:p>-0.4095472</text:p>
          </table:table-cell>
          <table:table-cell office:value-type="float" office:value="-0.2832881" calcext:value-type="float">
            <text:p>-0.2832881</text:p>
          </table:table-cell>
          <table:table-cell office:value-type="float" office:value="-0.0554499" calcext:value-type="float">
            <text:p>-0.055449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9225707" calcext:value-type="float">
            <text:p>-0.009225707</text:p>
          </table:table-cell>
          <table:table-cell office:value-type="float" office:value="0.02650071" calcext:value-type="float">
            <text:p>0.02650071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80029" calcext:value-type="float">
            <text:p>-2.38002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6" calcext:value-type="float">
            <text:p>20092006</text:p>
          </table:table-cell>
          <table:table-cell office:value-type="float" office:value="755.7241" calcext:value-type="float">
            <text:p>755.7241</text:p>
          </table:table-cell>
          <table:table-cell office:value-type="float" office:value="716.853" calcext:value-type="float">
            <text:p>716.853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7.781" calcext:value-type="float">
            <text:p>1017.781</text:p>
          </table:table-cell>
          <table:table-cell office:value-type="float" office:value="-24.78728" calcext:value-type="float">
            <text:p>-24.78728</text:p>
          </table:table-cell>
          <table:table-cell office:value-type="float" office:value="0" calcext:value-type="float">
            <text:p>0</text:p>
          </table:table-cell>
          <table:table-cell office:value-type="float" office:value="0.5990097" calcext:value-type="float">
            <text:p>0.5990097</text:p>
          </table:table-cell>
          <table:table-cell office:value-type="float" office:value="0.4586257" calcext:value-type="float">
            <text:p>0.4586257</text:p>
          </table:table-cell>
          <table:table-cell office:value-type="float" office:value="0.3819491" calcext:value-type="float">
            <text:p>0.3819491</text:p>
          </table:table-cell>
          <table:table-cell office:value-type="float" office:value="0.3821532" calcext:value-type="float">
            <text:p>0.3821532</text:p>
          </table:table-cell>
          <table:table-cell office:value-type="float" office:value="0.3823144" calcext:value-type="float">
            <text:p>0.3823144</text:p>
          </table:table-cell>
          <table:table-cell office:value-type="float" office:value="0.2005846" calcext:value-type="float">
            <text:p>0.2005846</text:p>
          </table:table-cell>
          <table:table-cell office:value-type="float" office:value="0.2910269" calcext:value-type="float">
            <text:p>0.2910269</text:p>
          </table:table-cell>
          <table:table-cell office:value-type="float" office:value="0.2686057" calcext:value-type="float">
            <text:p>0.2686057</text:p>
          </table:table-cell>
          <table:table-cell office:value-type="float" office:value="0.2750593" calcext:value-type="float">
            <text:p>0.2750593</text:p>
          </table:table-cell>
          <table:table-cell office:value-type="float" office:value="0.3339121" calcext:value-type="float">
            <text:p>0.3339121</text:p>
          </table:table-cell>
          <table:table-cell office:value-type="float" office:value="0.3683975" calcext:value-type="float">
            <text:p>0.3683975</text:p>
          </table:table-cell>
          <table:table-cell office:value-type="float" office:value="0.3891754" calcext:value-type="float">
            <text:p>0.3891754</text:p>
          </table:table-cell>
          <table:table-cell office:value-type="float" office:value="0.4623745" calcext:value-type="float">
            <text:p>0.4623745</text:p>
          </table:table-cell>
          <table:table-cell office:value-type="float" office:value="0.001912931" calcext:value-type="float">
            <text:p>0.001912931</text:p>
          </table:table-cell>
          <table:table-cell office:value-type="float" office:value="1.936933E-015" calcext:value-type="float">
            <text:p>1.936933E-15</text:p>
          </table:table-cell>
          <table:table-cell office:value-type="float" office:value="1.966391E-015" calcext:value-type="float">
            <text:p>1.966391E-15</text:p>
          </table:table-cell>
          <table:table-cell office:value-type="float" office:value="1.96219E-015" calcext:value-type="float">
            <text:p>1.96219E-15</text:p>
          </table:table-cell>
          <table:table-cell office:value-type="float" office:value="1.934456E-015" calcext:value-type="float">
            <text:p>1.934456E-15</text:p>
          </table:table-cell>
          <table:table-cell office:value-type="float" office:value="9.438969E-016" calcext:value-type="float">
            <text:p>9.438969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357486" calcext:value-type="float">
            <text:p>-0.0005357486</text:p>
          </table:table-cell>
          <table:table-cell office:value-type="float" office:value="-0.003927441" calcext:value-type="float">
            <text:p>-0.003927441</text:p>
          </table:table-cell>
          <table:table-cell office:value-type="float" office:value="-0.008626854" calcext:value-type="float">
            <text:p>-0.008626854</text:p>
          </table:table-cell>
          <table:table-cell office:value-type="float" office:value="-0.00818213" calcext:value-type="float">
            <text:p>-0.00818213</text:p>
          </table:table-cell>
          <table:table-cell office:value-type="float" office:value="-0.007988099" calcext:value-type="float">
            <text:p>-0.007988099</text:p>
          </table:table-cell>
          <table:table-cell office:value-type="float" office:value="-0.3145539" calcext:value-type="float">
            <text:p>-0.3145539</text:p>
          </table:table-cell>
          <table:table-cell office:value-type="float" office:value="-0.0182208" calcext:value-type="float">
            <text:p>-0.0182208</text:p>
          </table:table-cell>
          <table:table-cell office:value-type="float" office:value="-0.3998428" calcext:value-type="float">
            <text:p>-0.3998428</text:p>
          </table:table-cell>
          <table:table-cell office:value-type="float" office:value="-0.2817802" calcext:value-type="float">
            <text:p>-0.2817802</text:p>
          </table:table-cell>
          <table:table-cell office:value-type="float" office:value="-0.05490505" calcext:value-type="float">
            <text:p>-0.0549050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2735349" calcext:value-type="float">
            <text:p>0.02735349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0.001912851" calcext:value-type="float">
            <text:p>0.00191285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6" calcext:value-type="float">
            <text:p>21092006</text:p>
          </table:table-cell>
          <table:table-cell office:value-type="float" office:value="786.204" calcext:value-type="float">
            <text:p>786.204</text:p>
          </table:table-cell>
          <table:table-cell office:value-type="float" office:value="718.8359" calcext:value-type="float">
            <text:p>718.8359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45.948" calcext:value-type="float">
            <text:p>1045.948</text:p>
          </table:table-cell>
          <table:table-cell office:value-type="float" office:value="-24.45719" calcext:value-type="float">
            <text:p>-24.45719</text:p>
          </table:table-cell>
          <table:table-cell office:value-type="float" office:value="0" calcext:value-type="float">
            <text:p>0</text:p>
          </table:table-cell>
          <table:table-cell office:value-type="float" office:value="0.4232976" calcext:value-type="float">
            <text:p>0.4232976</text:p>
          </table:table-cell>
          <table:table-cell office:value-type="float" office:value="0.4272586" calcext:value-type="float">
            <text:p>0.4272586</text:p>
          </table:table-cell>
          <table:table-cell office:value-type="float" office:value="0.4352351" calcext:value-type="float">
            <text:p>0.4352351</text:p>
          </table:table-cell>
          <table:table-cell office:value-type="float" office:value="0.4455846" calcext:value-type="float">
            <text:p>0.4455846</text:p>
          </table:table-cell>
          <table:table-cell office:value-type="float" office:value="0.4546845" calcext:value-type="float">
            <text:p>0.4546845</text:p>
          </table:table-cell>
          <table:table-cell office:value-type="float" office:value="0.3858564" calcext:value-type="float">
            <text:p>0.3858564</text:p>
          </table:table-cell>
          <table:table-cell office:value-type="float" office:value="0.3903559" calcext:value-type="float">
            <text:p>0.3903559</text:p>
          </table:table-cell>
          <table:table-cell office:value-type="float" office:value="0.2694622" calcext:value-type="float">
            <text:p>0.2694622</text:p>
          </table:table-cell>
          <table:table-cell office:value-type="float" office:value="0.2752174" calcext:value-type="float">
            <text:p>0.2752174</text:p>
          </table:table-cell>
          <table:table-cell office:value-type="float" office:value="0.3342504" calcext:value-type="float">
            <text:p>0.3342504</text:p>
          </table:table-cell>
          <table:table-cell office:value-type="float" office:value="0.3686039" calcext:value-type="float">
            <text:p>0.3686039</text:p>
          </table:table-cell>
          <table:table-cell office:value-type="float" office:value="0.389243" calcext:value-type="float">
            <text:p>0.38924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822E-015" calcext:value-type="float">
            <text:p>1.936822E-15</text:p>
          </table:table-cell>
          <table:table-cell office:value-type="float" office:value="1.966403E-015" calcext:value-type="float">
            <text:p>1.966403E-15</text:p>
          </table:table-cell>
          <table:table-cell office:value-type="float" office:value="1.962201E-015" calcext:value-type="float">
            <text:p>1.962201E-15</text:p>
          </table:table-cell>
          <table:table-cell office:value-type="float" office:value="1.934457E-015" calcext:value-type="float">
            <text:p>1.934457E-15</text:p>
          </table:table-cell>
          <table:table-cell office:value-type="float" office:value="9.438988E-016" calcext:value-type="float">
            <text:p>9.438988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24013" calcext:value-type="float">
            <text:p>-0.00424013</text:p>
          </table:table-cell>
          <table:table-cell office:value-type="float" office:value="-0.003991051" calcext:value-type="float">
            <text:p>-0.003991051</text:p>
          </table:table-cell>
          <table:table-cell office:value-type="float" office:value="-0.003569532" calcext:value-type="float">
            <text:p>-0.003569532</text:p>
          </table:table-cell>
          <table:table-cell office:value-type="float" office:value="-0.003117769" calcext:value-type="float">
            <text:p>-0.003117769</text:p>
          </table:table-cell>
          <table:table-cell office:value-type="float" office:value="-0.002757698" calcext:value-type="float">
            <text:p>-0.002757698</text:p>
          </table:table-cell>
          <table:table-cell office:value-type="float" office:value="-0.002176326" calcext:value-type="float">
            <text:p>-0.002176326</text:p>
          </table:table-cell>
          <table:table-cell office:value-type="float" office:value="-0.001387962" calcext:value-type="float">
            <text:p>-0.001387962</text:p>
          </table:table-cell>
          <table:table-cell office:value-type="float" office:value="-0.3888552" calcext:value-type="float">
            <text:p>-0.3888552</text:p>
          </table:table-cell>
          <table:table-cell office:value-type="float" office:value="-0.2802707" calcext:value-type="float">
            <text:p>-0.2802707</text:p>
          </table:table-cell>
          <table:table-cell office:value-type="float" office:value="-0.05437119" calcext:value-type="float">
            <text:p>-0.0543711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4412806" calcext:value-type="float">
            <text:p>-0.004412806</text:p>
          </table:table-cell>
          <table:table-cell office:value-type="float" office:value="0.02556778" calcext:value-type="float">
            <text:p>0.02556778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91202" calcext:value-type="float">
            <text:p>-2.39120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6" calcext:value-type="float">
            <text:p>22092006</text:p>
          </table:table-cell>
          <table:table-cell office:value-type="float" office:value="786.204" calcext:value-type="float">
            <text:p>786.204</text:p>
          </table:table-cell>
          <table:table-cell office:value-type="float" office:value="720.4808" calcext:value-type="float">
            <text:p>720.4808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44.304" calcext:value-type="float">
            <text:p>1044.304</text:p>
          </table:table-cell>
          <table:table-cell office:value-type="float" office:value="-24.45719" calcext:value-type="float">
            <text:p>-24.45719</text:p>
          </table:table-cell>
          <table:table-cell office:value-type="float" office:value="0" calcext:value-type="float">
            <text:p>0</text:p>
          </table:table-cell>
          <table:table-cell office:value-type="float" office:value="0.4164236" calcext:value-type="float">
            <text:p>0.4164236</text:p>
          </table:table-cell>
          <table:table-cell office:value-type="float" office:value="0.4201453" calcext:value-type="float">
            <text:p>0.4201453</text:p>
          </table:table-cell>
          <table:table-cell office:value-type="float" office:value="0.4281402" calcext:value-type="float">
            <text:p>0.4281402</text:p>
          </table:table-cell>
          <table:table-cell office:value-type="float" office:value="0.4389401" calcext:value-type="float">
            <text:p>0.4389401</text:p>
          </table:table-cell>
          <table:table-cell office:value-type="float" office:value="0.4484798" calcext:value-type="float">
            <text:p>0.4484798</text:p>
          </table:table-cell>
          <table:table-cell office:value-type="float" office:value="0.3824415" calcext:value-type="float">
            <text:p>0.3824415</text:p>
          </table:table-cell>
          <table:table-cell office:value-type="float" office:value="0.3874677" calcext:value-type="float">
            <text:p>0.3874677</text:p>
          </table:table-cell>
          <table:table-cell office:value-type="float" office:value="0.270315" calcext:value-type="float">
            <text:p>0.270315</text:p>
          </table:table-cell>
          <table:table-cell office:value-type="float" office:value="0.2753766" calcext:value-type="float">
            <text:p>0.2753766</text:p>
          </table:table-cell>
          <table:table-cell office:value-type="float" office:value="0.3345833" calcext:value-type="float">
            <text:p>0.3345833</text:p>
          </table:table-cell>
          <table:table-cell office:value-type="float" office:value="0.368801" calcext:value-type="float">
            <text:p>0.368801</text:p>
          </table:table-cell>
          <table:table-cell office:value-type="float" office:value="0.389278" calcext:value-type="float">
            <text:p>0.389278</text:p>
          </table:table-cell>
          <table:table-cell office:value-type="float" office:value="0.4623744" calcext:value-type="float">
            <text:p>0.4623744</text:p>
          </table:table-cell>
          <table:table-cell office:value-type="float" office:value="0" calcext:value-type="float">
            <text:p>0</text:p>
          </table:table-cell>
          <table:table-cell office:value-type="float" office:value="1.936845E-015" calcext:value-type="float">
            <text:p>1.936845E-15</text:p>
          </table:table-cell>
          <table:table-cell office:value-type="float" office:value="1.966396E-015" calcext:value-type="float">
            <text:p>1.966396E-15</text:p>
          </table:table-cell>
          <table:table-cell office:value-type="float" office:value="1.9622E-015" calcext:value-type="float">
            <text:p>1.9622E-15</text:p>
          </table:table-cell>
          <table:table-cell office:value-type="float" office:value="1.934457E-015" calcext:value-type="float">
            <text:p>1.934457E-15</text:p>
          </table:table-cell>
          <table:table-cell office:value-type="float" office:value="9.438988E-016" calcext:value-type="float">
            <text:p>9.438988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698335" calcext:value-type="float">
            <text:p>-0.004698335</text:p>
          </table:table-cell>
          <table:table-cell office:value-type="float" office:value="-0.004434503" calcext:value-type="float">
            <text:p>-0.004434503</text:p>
          </table:table-cell>
          <table:table-cell office:value-type="float" office:value="-0.003955599" calcext:value-type="float">
            <text:p>-0.003955599</text:p>
          </table:table-cell>
          <table:table-cell office:value-type="float" office:value="-0.003421356" calcext:value-type="float">
            <text:p>-0.003421356</text:p>
          </table:table-cell>
          <table:table-cell office:value-type="float" office:value="-0.00300019" calcext:value-type="float">
            <text:p>-0.00300019</text:p>
          </table:table-cell>
          <table:table-cell office:value-type="float" office:value="-0.002324135" calcext:value-type="float">
            <text:p>-0.002324135</text:p>
          </table:table-cell>
          <table:table-cell office:value-type="float" office:value="-0.001470489" calcext:value-type="float">
            <text:p>-0.001470489</text:p>
          </table:table-cell>
          <table:table-cell office:value-type="float" office:value="-0.3782259" calcext:value-type="float">
            <text:p>-0.3782259</text:p>
          </table:table-cell>
          <table:table-cell office:value-type="float" office:value="-0.2787602" calcext:value-type="float">
            <text:p>-0.2787602</text:p>
          </table:table-cell>
          <table:table-cell office:value-type="float" office:value="-0.05385156" calcext:value-type="float">
            <text:p>-0.0538515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4871833" calcext:value-type="float">
            <text:p>-0.004871833</text:p>
          </table:table-cell>
          <table:table-cell office:value-type="float" office:value="0.02502296" calcext:value-type="float">
            <text:p>0.02502296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96224" calcext:value-type="float">
            <text:p>-2.39622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6" calcext:value-type="float">
            <text:p>23092006</text:p>
          </table:table-cell>
          <table:table-cell office:value-type="float" office:value="786.204" calcext:value-type="float">
            <text:p>786.204</text:p>
          </table:table-cell>
          <table:table-cell office:value-type="float" office:value="721.8231" calcext:value-type="float">
            <text:p>721.8231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43.168" calcext:value-type="float">
            <text:p>1043.168</text:p>
          </table:table-cell>
          <table:table-cell office:value-type="float" office:value="-24.66256" calcext:value-type="float">
            <text:p>-24.66256</text:p>
          </table:table-cell>
          <table:table-cell office:value-type="float" office:value="0" calcext:value-type="float">
            <text:p>0</text:p>
          </table:table-cell>
          <table:table-cell office:value-type="float" office:value="0.4136966" calcext:value-type="float">
            <text:p>0.4136966</text:p>
          </table:table-cell>
          <table:table-cell office:value-type="float" office:value="0.4172022" calcext:value-type="float">
            <text:p>0.4172022</text:p>
          </table:table-cell>
          <table:table-cell office:value-type="float" office:value="0.4247823" calcext:value-type="float">
            <text:p>0.4247823</text:p>
          </table:table-cell>
          <table:table-cell office:value-type="float" office:value="0.4349068" calcext:value-type="float">
            <text:p>0.4349068</text:p>
          </table:table-cell>
          <table:table-cell office:value-type="float" office:value="0.4437233" calcext:value-type="float">
            <text:p>0.4437233</text:p>
          </table:table-cell>
          <table:table-cell office:value-type="float" office:value="0.3782717" calcext:value-type="float">
            <text:p>0.3782717</text:p>
          </table:table-cell>
          <table:table-cell office:value-type="float" office:value="0.3815904" calcext:value-type="float">
            <text:p>0.3815904</text:p>
          </table:table-cell>
          <table:table-cell office:value-type="float" office:value="0.2711412" calcext:value-type="float">
            <text:p>0.2711412</text:p>
          </table:table-cell>
          <table:table-cell office:value-type="float" office:value="0.2755392" calcext:value-type="float">
            <text:p>0.2755392</text:p>
          </table:table-cell>
          <table:table-cell office:value-type="float" office:value="0.3349211" calcext:value-type="float">
            <text:p>0.3349211</text:p>
          </table:table-cell>
          <table:table-cell office:value-type="float" office:value="0.3690799" calcext:value-type="float">
            <text:p>0.3690799</text:p>
          </table:table-cell>
          <table:table-cell office:value-type="float" office:value="0.3893841" calcext:value-type="float">
            <text:p>0.3893841</text:p>
          </table:table-cell>
          <table:table-cell office:value-type="float" office:value="0.4494142" calcext:value-type="float">
            <text:p>0.4494142</text:p>
          </table:table-cell>
          <table:table-cell office:value-type="float" office:value="0" calcext:value-type="float">
            <text:p>0</text:p>
          </table:table-cell>
          <table:table-cell office:value-type="float" office:value="1.936865E-015" calcext:value-type="float">
            <text:p>1.936865E-15</text:p>
          </table:table-cell>
          <table:table-cell office:value-type="float" office:value="1.966391E-015" calcext:value-type="float">
            <text:p>1.966391E-15</text:p>
          </table:table-cell>
          <table:table-cell office:value-type="float" office:value="1.9622E-015" calcext:value-type="float">
            <text:p>1.9622E-15</text:p>
          </table:table-cell>
          <table:table-cell office:value-type="float" office:value="1.934457E-015" calcext:value-type="float">
            <text:p>1.934457E-15</text:p>
          </table:table-cell>
          <table:table-cell office:value-type="float" office:value="9.438988E-016" calcext:value-type="float">
            <text:p>9.438988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892524" calcext:value-type="float">
            <text:p>-0.004892524</text:p>
          </table:table-cell>
          <table:table-cell office:value-type="float" office:value="-0.004630071" calcext:value-type="float">
            <text:p>-0.004630071</text:p>
          </table:table-cell>
          <table:table-cell office:value-type="float" office:value="-0.004150939" calcext:value-type="float">
            <text:p>-0.004150939</text:p>
          </table:table-cell>
          <table:table-cell office:value-type="float" office:value="-0.003619752" calcext:value-type="float">
            <text:p>-0.003619752</text:p>
          </table:table-cell>
          <table:table-cell office:value-type="float" office:value="-0.003202205" calcext:value-type="float">
            <text:p>-0.003202205</text:p>
          </table:table-cell>
          <table:table-cell office:value-type="float" office:value="-0.00252511" calcext:value-type="float">
            <text:p>-0.00252511</text:p>
          </table:table-cell>
          <table:table-cell office:value-type="float" office:value="-0.00167171" calcext:value-type="float">
            <text:p>-0.00167171</text:p>
          </table:table-cell>
          <table:table-cell office:value-type="float" office:value="-0.3682361" calcext:value-type="float">
            <text:p>-0.3682361</text:p>
          </table:table-cell>
          <table:table-cell office:value-type="float" office:value="-0.2772267" calcext:value-type="float">
            <text:p>-0.2772267</text:p>
          </table:table-cell>
          <table:table-cell office:value-type="float" office:value="-0.05332996" calcext:value-type="float">
            <text:p>-0.0533299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5063659" calcext:value-type="float">
            <text:p>-0.005063659</text:p>
          </table:table-cell>
          <table:table-cell office:value-type="float" office:value="0.02457522" calcext:value-type="float">
            <text:p>0.02457522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283905" calcext:value-type="float">
            <text:p>-2.28390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6" calcext:value-type="float">
            <text:p>24092006</text:p>
          </table:table-cell>
          <table:table-cell office:value-type="float" office:value="786.204" calcext:value-type="float">
            <text:p>786.204</text:p>
          </table:table-cell>
          <table:table-cell office:value-type="float" office:value="723.3477" calcext:value-type="float">
            <text:p>723.3477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42.52" calcext:value-type="float">
            <text:p>1042.52</text:p>
          </table:table-cell>
          <table:table-cell office:value-type="float" office:value="-25.53975" calcext:value-type="float">
            <text:p>-25.53975</text:p>
          </table:table-cell>
          <table:table-cell office:value-type="float" office:value="0" calcext:value-type="float">
            <text:p>0</text:p>
          </table:table-cell>
          <table:table-cell office:value-type="float" office:value="0.4097605" calcext:value-type="float">
            <text:p>0.4097605</text:p>
          </table:table-cell>
          <table:table-cell office:value-type="float" office:value="0.4131428" calcext:value-type="float">
            <text:p>0.4131428</text:p>
          </table:table-cell>
          <table:table-cell office:value-type="float" office:value="0.4204095" calcext:value-type="float">
            <text:p>0.4204095</text:p>
          </table:table-cell>
          <table:table-cell office:value-type="float" office:value="0.4300233" calcext:value-type="float">
            <text:p>0.4300233</text:p>
          </table:table-cell>
          <table:table-cell office:value-type="float" office:value="0.4383663" calcext:value-type="float">
            <text:p>0.4383663</text:p>
          </table:table-cell>
          <table:table-cell office:value-type="float" office:value="0.3739676" calcext:value-type="float">
            <text:p>0.3739676</text:p>
          </table:table-cell>
          <table:table-cell office:value-type="float" office:value="0.3760081" calcext:value-type="float">
            <text:p>0.3760081</text:p>
          </table:table-cell>
          <table:table-cell office:value-type="float" office:value="0.2719404" calcext:value-type="float">
            <text:p>0.2719404</text:p>
          </table:table-cell>
          <table:table-cell office:value-type="float" office:value="0.2757033" calcext:value-type="float">
            <text:p>0.2757033</text:p>
          </table:table-cell>
          <table:table-cell office:value-type="float" office:value="0.3352664" calcext:value-type="float">
            <text:p>0.3352664</text:p>
          </table:table-cell>
          <table:table-cell office:value-type="float" office:value="0.3694502" calcext:value-type="float">
            <text:p>0.3694502</text:p>
          </table:table-cell>
          <table:table-cell office:value-type="float" office:value="0.3898363" calcext:value-type="float">
            <text:p>0.3898363</text:p>
          </table:table-cell>
          <table:table-cell office:value-type="float" office:value="0.4542183" calcext:value-type="float">
            <text:p>0.4542183</text:p>
          </table:table-cell>
          <table:table-cell office:value-type="float" office:value="0" calcext:value-type="float">
            <text:p>0</text:p>
          </table:table-cell>
          <table:table-cell office:value-type="float" office:value="1.936888E-015" calcext:value-type="float">
            <text:p>1.936888E-15</text:p>
          </table:table-cell>
          <table:table-cell office:value-type="float" office:value="1.966383E-015" calcext:value-type="float">
            <text:p>1.966383E-15</text:p>
          </table:table-cell>
          <table:table-cell office:value-type="float" office:value="1.9622E-015" calcext:value-type="float">
            <text:p>1.9622E-15</text:p>
          </table:table-cell>
          <table:table-cell office:value-type="float" office:value="1.934457E-015" calcext:value-type="float">
            <text:p>1.934457E-15</text:p>
          </table:table-cell>
          <table:table-cell office:value-type="float" office:value="9.438988E-016" calcext:value-type="float">
            <text:p>9.438988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187263" calcext:value-type="float">
            <text:p>-0.005187263</text:p>
          </table:table-cell>
          <table:table-cell office:value-type="float" office:value="-0.004916845" calcext:value-type="float">
            <text:p>-0.004916845</text:p>
          </table:table-cell>
          <table:table-cell office:value-type="float" office:value="-0.004423061" calcext:value-type="float">
            <text:p>-0.004423061</text:p>
          </table:table-cell>
          <table:table-cell office:value-type="float" office:value="-0.003878144" calcext:value-type="float">
            <text:p>-0.003878144</text:p>
          </table:table-cell>
          <table:table-cell office:value-type="float" office:value="-0.003448473" calcext:value-type="float">
            <text:p>-0.003448473</text:p>
          </table:table-cell>
          <table:table-cell office:value-type="float" office:value="-0.002752702" calcext:value-type="float">
            <text:p>-0.002752702</text:p>
          </table:table-cell>
          <table:table-cell office:value-type="float" office:value="-0.001891034" calcext:value-type="float">
            <text:p>-0.001891034</text:p>
          </table:table-cell>
          <table:table-cell office:value-type="float" office:value="-0.3588537" calcext:value-type="float">
            <text:p>-0.3588537</text:p>
          </table:table-cell>
          <table:table-cell office:value-type="float" office:value="-0.2756888" calcext:value-type="float">
            <text:p>-0.2756888</text:p>
          </table:table-cell>
          <table:table-cell office:value-type="float" office:value="-0.05280219" calcext:value-type="float">
            <text:p>-0.0528021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5355134" calcext:value-type="float">
            <text:p>-0.005355134</text:p>
          </table:table-cell>
          <table:table-cell office:value-type="float" office:value="0.0240318" calcext:value-type="float">
            <text:p>0.0240318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17622" calcext:value-type="float">
            <text:p>-2.31762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6" calcext:value-type="float">
            <text:p>25092006</text:p>
          </table:table-cell>
          <table:table-cell office:value-type="float" office:value="786.204" calcext:value-type="float">
            <text:p>786.204</text:p>
          </table:table-cell>
          <table:table-cell office:value-type="float" office:value="725.087" calcext:value-type="float">
            <text:p>725.087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41.611" calcext:value-type="float">
            <text:p>1041.611</text:p>
          </table:table-cell>
          <table:table-cell office:value-type="float" office:value="-26.36992" calcext:value-type="float">
            <text:p>-26.36992</text:p>
          </table:table-cell>
          <table:table-cell office:value-type="float" office:value="0" calcext:value-type="float">
            <text:p>0</text:p>
          </table:table-cell>
          <table:table-cell office:value-type="float" office:value="0.405208" calcext:value-type="float">
            <text:p>0.405208</text:p>
          </table:table-cell>
          <table:table-cell office:value-type="float" office:value="0.4084035" calcext:value-type="float">
            <text:p>0.4084035</text:p>
          </table:table-cell>
          <table:table-cell office:value-type="float" office:value="0.4153051" calcext:value-type="float">
            <text:p>0.4153051</text:p>
          </table:table-cell>
          <table:table-cell office:value-type="float" office:value="0.4244794" calcext:value-type="float">
            <text:p>0.4244794</text:p>
          </table:table-cell>
          <table:table-cell office:value-type="float" office:value="0.4323315" calcext:value-type="float">
            <text:p>0.4323315</text:p>
          </table:table-cell>
          <table:table-cell office:value-type="float" office:value="0.3691885" calcext:value-type="float">
            <text:p>0.3691885</text:p>
          </table:table-cell>
          <table:table-cell office:value-type="float" office:value="0.3700889" calcext:value-type="float">
            <text:p>0.3700889</text:p>
          </table:table-cell>
          <table:table-cell office:value-type="float" office:value="0.2727137" calcext:value-type="float">
            <text:p>0.2727137</text:p>
          </table:table-cell>
          <table:table-cell office:value-type="float" office:value="0.2758684" calcext:value-type="float">
            <text:p>0.2758684</text:p>
          </table:table-cell>
          <table:table-cell office:value-type="float" office:value="0.3356084" calcext:value-type="float">
            <text:p>0.3356084</text:p>
          </table:table-cell>
          <table:table-cell office:value-type="float" office:value="0.369804" calcext:value-type="float">
            <text:p>0.369804</text:p>
          </table:table-cell>
          <table:table-cell office:value-type="float" office:value="0.3900568" calcext:value-type="float">
            <text:p>0.3900568</text:p>
          </table:table-cell>
          <table:table-cell office:value-type="float" office:value="0.4589168" calcext:value-type="float">
            <text:p>0.4589168</text:p>
          </table:table-cell>
          <table:table-cell office:value-type="float" office:value="0" calcext:value-type="float">
            <text:p>0</text:p>
          </table:table-cell>
          <table:table-cell office:value-type="float" office:value="1.936924E-015" calcext:value-type="float">
            <text:p>1.936924E-15</text:p>
          </table:table-cell>
          <table:table-cell office:value-type="float" office:value="1.966377E-015" calcext:value-type="float">
            <text:p>1.966377E-15</text:p>
          </table:table-cell>
          <table:table-cell office:value-type="float" office:value="1.962197E-015" calcext:value-type="float">
            <text:p>1.962197E-15</text:p>
          </table:table-cell>
          <table:table-cell office:value-type="float" office:value="1.934457E-015" calcext:value-type="float">
            <text:p>1.934457E-15</text:p>
          </table:table-cell>
          <table:table-cell office:value-type="float" office:value="9.438988E-016" calcext:value-type="float">
            <text:p>9.438988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556021" calcext:value-type="float">
            <text:p>-0.005556021</text:p>
          </table:table-cell>
          <table:table-cell office:value-type="float" office:value="-0.005278129" calcext:value-type="float">
            <text:p>-0.005278129</text:p>
          </table:table-cell>
          <table:table-cell office:value-type="float" office:value="-0.00476709" calcext:value-type="float">
            <text:p>-0.00476709</text:p>
          </table:table-cell>
          <table:table-cell office:value-type="float" office:value="-0.004197835" calcext:value-type="float">
            <text:p>-0.004197835</text:p>
          </table:table-cell>
          <table:table-cell office:value-type="float" office:value="-0.003752808" calcext:value-type="float">
            <text:p>-0.003752808</text:p>
          </table:table-cell>
          <table:table-cell office:value-type="float" office:value="-0.003033132" calcext:value-type="float">
            <text:p>-0.003033132</text:p>
          </table:table-cell>
          <table:table-cell office:value-type="float" office:value="-0.002159596" calcext:value-type="float">
            <text:p>-0.002159596</text:p>
          </table:table-cell>
          <table:table-cell office:value-type="float" office:value="-0.3500258" calcext:value-type="float">
            <text:p>-0.3500258</text:p>
          </table:table-cell>
          <table:table-cell office:value-type="float" office:value="-0.2741498" calcext:value-type="float">
            <text:p>-0.2741498</text:p>
          </table:table-cell>
          <table:table-cell office:value-type="float" office:value="-0.05228527" calcext:value-type="float">
            <text:p>-0.0522852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5721482" calcext:value-type="float">
            <text:p>-0.005721482</text:p>
          </table:table-cell>
          <table:table-cell office:value-type="float" office:value="0.02339225" calcext:value-type="float">
            <text:p>0.02339225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49778" calcext:value-type="float">
            <text:p>-2.34977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6" calcext:value-type="float">
            <text:p>26092006</text:p>
          </table:table-cell>
          <table:table-cell office:value-type="float" office:value="786.8389" calcext:value-type="float">
            <text:p>786.8389</text:p>
          </table:table-cell>
          <table:table-cell office:value-type="float" office:value="727.0266" calcext:value-type="float">
            <text:p>727.0266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40.933" calcext:value-type="float">
            <text:p>1040.933</text:p>
          </table:table-cell>
          <table:table-cell office:value-type="float" office:value="-26.99633" calcext:value-type="float">
            <text:p>-26.99633</text:p>
          </table:table-cell>
          <table:table-cell office:value-type="float" office:value="0" calcext:value-type="float">
            <text:p>0</text:p>
          </table:table-cell>
          <table:table-cell office:value-type="float" office:value="0.4063796" calcext:value-type="float">
            <text:p>0.4063796</text:p>
          </table:table-cell>
          <table:table-cell office:value-type="float" office:value="0.4048774" calcext:value-type="float">
            <text:p>0.4048774</text:p>
          </table:table-cell>
          <table:table-cell office:value-type="float" office:value="0.4098161" calcext:value-type="float">
            <text:p>0.4098161</text:p>
          </table:table-cell>
          <table:table-cell office:value-type="float" office:value="0.4182865" calcext:value-type="float">
            <text:p>0.4182865</text:p>
          </table:table-cell>
          <table:table-cell office:value-type="float" office:value="0.4256253" calcext:value-type="float">
            <text:p>0.4256253</text:p>
          </table:table-cell>
          <table:table-cell office:value-type="float" office:value="0.3639701" calcext:value-type="float">
            <text:p>0.3639701</text:p>
          </table:table-cell>
          <table:table-cell office:value-type="float" office:value="0.3638498" calcext:value-type="float">
            <text:p>0.3638498</text:p>
          </table:table-cell>
          <table:table-cell office:value-type="float" office:value="0.2735523" calcext:value-type="float">
            <text:p>0.2735523</text:p>
          </table:table-cell>
          <table:table-cell office:value-type="float" office:value="0.2760416" calcext:value-type="float">
            <text:p>0.2760416</text:p>
          </table:table-cell>
          <table:table-cell office:value-type="float" office:value="0.3359393" calcext:value-type="float">
            <text:p>0.3359393</text:p>
          </table:table-cell>
          <table:table-cell office:value-type="float" office:value="0.3701316" calcext:value-type="float">
            <text:p>0.3701316</text:p>
          </table:table-cell>
          <table:table-cell office:value-type="float" office:value="0.3901172" calcext:value-type="float">
            <text:p>0.3901172</text:p>
          </table:table-cell>
          <table:table-cell office:value-type="float" office:value="0.4621276" calcext:value-type="float">
            <text:p>0.4621276</text:p>
          </table:table-cell>
          <table:table-cell office:value-type="float" office:value="0" calcext:value-type="float">
            <text:p>0</text:p>
          </table:table-cell>
          <table:table-cell office:value-type="float" office:value="1.936983E-015" calcext:value-type="float">
            <text:p>1.936983E-15</text:p>
          </table:table-cell>
          <table:table-cell office:value-type="float" office:value="1.96637E-015" calcext:value-type="float">
            <text:p>1.96637E-15</text:p>
          </table:table-cell>
          <table:table-cell office:value-type="float" office:value="1.96219E-015" calcext:value-type="float">
            <text:p>1.96219E-15</text:p>
          </table:table-cell>
          <table:table-cell office:value-type="float" office:value="1.934457E-015" calcext:value-type="float">
            <text:p>1.934457E-15</text:p>
          </table:table-cell>
          <table:table-cell office:value-type="float" office:value="9.438988E-016" calcext:value-type="float">
            <text:p>9.438988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66829" calcext:value-type="float">
            <text:p>-0.00566829</text:p>
          </table:table-cell>
          <table:table-cell office:value-type="float" office:value="-0.005639201" calcext:value-type="float">
            <text:p>-0.005639201</text:p>
          </table:table-cell>
          <table:table-cell office:value-type="float" office:value="-0.0051849" calcext:value-type="float">
            <text:p>-0.0051849</text:p>
          </table:table-cell>
          <table:table-cell office:value-type="float" office:value="-0.004593649" calcext:value-type="float">
            <text:p>-0.004593649</text:p>
          </table:table-cell>
          <table:table-cell office:value-type="float" office:value="-0.004128782" calcext:value-type="float">
            <text:p>-0.004128782</text:p>
          </table:table-cell>
          <table:table-cell office:value-type="float" office:value="-0.003377049" calcext:value-type="float">
            <text:p>-0.003377049</text:p>
          </table:table-cell>
          <table:table-cell office:value-type="float" office:value="-0.002489518" calcext:value-type="float">
            <text:p>-0.002489518</text:p>
          </table:table-cell>
          <table:table-cell office:value-type="float" office:value="-0.3407453" calcext:value-type="float">
            <text:p>-0.3407453</text:p>
          </table:table-cell>
          <table:table-cell office:value-type="float" office:value="-0.2725509" calcext:value-type="float">
            <text:p>-0.2725509</text:p>
          </table:table-cell>
          <table:table-cell office:value-type="float" office:value="-0.05178963" calcext:value-type="float">
            <text:p>-0.0517896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5790272" calcext:value-type="float">
            <text:p>-0.005790272</text:p>
          </table:table-cell>
          <table:table-cell office:value-type="float" office:value="0.02265693" calcext:value-type="float">
            <text:p>0.02265693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71598" calcext:value-type="float">
            <text:p>-2.37159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6" calcext:value-type="float">
            <text:p>27092006</text:p>
          </table:table-cell>
          <table:table-cell office:value-type="float" office:value="788.7436" calcext:value-type="float">
            <text:p>788.7436</text:p>
          </table:table-cell>
          <table:table-cell office:value-type="float" office:value="729.0864" calcext:value-type="float">
            <text:p>729.0864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40.776" calcext:value-type="float">
            <text:p>1040.776</text:p>
          </table:table-cell>
          <table:table-cell office:value-type="float" office:value="-26.99417" calcext:value-type="float">
            <text:p>-26.99417</text:p>
          </table:table-cell>
          <table:table-cell office:value-type="float" office:value="0" calcext:value-type="float">
            <text:p>0</text:p>
          </table:table-cell>
          <table:table-cell office:value-type="float" office:value="0.4020981" calcext:value-type="float">
            <text:p>0.4020981</text:p>
          </table:table-cell>
          <table:table-cell office:value-type="float" office:value="0.4051502" calcext:value-type="float">
            <text:p>0.4051502</text:p>
          </table:table-cell>
          <table:table-cell office:value-type="float" office:value="0.4115341" calcext:value-type="float">
            <text:p>0.4115341</text:p>
          </table:table-cell>
          <table:table-cell office:value-type="float" office:value="0.4198348" calcext:value-type="float">
            <text:p>0.4198348</text:p>
          </table:table-cell>
          <table:table-cell office:value-type="float" office:value="0.4267875" calcext:value-type="float">
            <text:p>0.4267875</text:p>
          </table:table-cell>
          <table:table-cell office:value-type="float" office:value="0.3640913" calcext:value-type="float">
            <text:p>0.3640913</text:p>
          </table:table-cell>
          <table:table-cell office:value-type="float" office:value="0.3633536" calcext:value-type="float">
            <text:p>0.3633536</text:p>
          </table:table-cell>
          <table:table-cell office:value-type="float" office:value="0.2744388" calcext:value-type="float">
            <text:p>0.2744388</text:p>
          </table:table-cell>
          <table:table-cell office:value-type="float" office:value="0.2762479" calcext:value-type="float">
            <text:p>0.2762479</text:p>
          </table:table-cell>
          <table:table-cell office:value-type="float" office:value="0.3362391" calcext:value-type="float">
            <text:p>0.3362391</text:p>
          </table:table-cell>
          <table:table-cell office:value-type="float" office:value="0.3704304" calcext:value-type="float">
            <text:p>0.3704304</text:p>
          </table:table-cell>
          <table:table-cell office:value-type="float" office:value="0.3900874" calcext:value-type="float">
            <text:p>0.39008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7027E-015" calcext:value-type="float">
            <text:p>1.937027E-15</text:p>
          </table:table-cell>
          <table:table-cell office:value-type="float" office:value="1.966364E-015" calcext:value-type="float">
            <text:p>1.966364E-15</text:p>
          </table:table-cell>
          <table:table-cell office:value-type="float" office:value="1.962183E-015" calcext:value-type="float">
            <text:p>1.962183E-15</text:p>
          </table:table-cell>
          <table:table-cell office:value-type="float" office:value="1.934457E-015" calcext:value-type="float">
            <text:p>1.934457E-15</text:p>
          </table:table-cell>
          <table:table-cell office:value-type="float" office:value="9.438988E-016" calcext:value-type="float">
            <text:p>9.438988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819946" calcext:value-type="float">
            <text:p>-0.005819946</text:p>
          </table:table-cell>
          <table:table-cell office:value-type="float" office:value="-0.005540307" calcext:value-type="float">
            <text:p>-0.005540307</text:p>
          </table:table-cell>
          <table:table-cell office:value-type="float" office:value="-0.005039338" calcext:value-type="float">
            <text:p>-0.005039338</text:p>
          </table:table-cell>
          <table:table-cell office:value-type="float" office:value="-0.004488813" calcext:value-type="float">
            <text:p>-0.004488813</text:p>
          </table:table-cell>
          <table:table-cell office:value-type="float" office:value="-0.004060498" calcext:value-type="float">
            <text:p>-0.004060498</text:p>
          </table:table-cell>
          <table:table-cell office:value-type="float" office:value="-0.003370254" calcext:value-type="float">
            <text:p>-0.003370254</text:p>
          </table:table-cell>
          <table:table-cell office:value-type="float" office:value="-0.002520448" calcext:value-type="float">
            <text:p>-0.002520448</text:p>
          </table:table-cell>
          <table:table-cell office:value-type="float" office:value="-0.3312106" calcext:value-type="float">
            <text:p>-0.3312106</text:p>
          </table:table-cell>
          <table:table-cell office:value-type="float" office:value="-0.2706541" calcext:value-type="float">
            <text:p>-0.2706541</text:p>
          </table:table-cell>
          <table:table-cell office:value-type="float" office:value="-0.05134609" calcext:value-type="float">
            <text:p>-0.0513460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5983899" calcext:value-type="float">
            <text:p>-0.005983899</text:p>
          </table:table-cell>
          <table:table-cell office:value-type="float" office:value="0.02214999" calcext:value-type="float">
            <text:p>0.02214999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78951" calcext:value-type="float">
            <text:p>-2.37895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6" calcext:value-type="float">
            <text:p>28092006</text:p>
          </table:table-cell>
          <table:table-cell office:value-type="float" office:value="788.7436" calcext:value-type="float">
            <text:p>788.7436</text:p>
          </table:table-cell>
          <table:table-cell office:value-type="float" office:value="730.4097" calcext:value-type="float">
            <text:p>730.4097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39.452" calcext:value-type="float">
            <text:p>1039.452</text:p>
          </table:table-cell>
          <table:table-cell office:value-type="float" office:value="-26.99417" calcext:value-type="float">
            <text:p>-26.99417</text:p>
          </table:table-cell>
          <table:table-cell office:value-type="float" office:value="0" calcext:value-type="float">
            <text:p>0</text:p>
          </table:table-cell>
          <table:table-cell office:value-type="float" office:value="0.3981293" calcext:value-type="float">
            <text:p>0.3981293</text:p>
          </table:table-cell>
          <table:table-cell office:value-type="float" office:value="0.4009408" calcext:value-type="float">
            <text:p>0.4009408</text:p>
          </table:table-cell>
          <table:table-cell office:value-type="float" office:value="0.4071748" calcext:value-type="float">
            <text:p>0.4071748</text:p>
          </table:table-cell>
          <table:table-cell office:value-type="float" office:value="0.4152015" calcext:value-type="float">
            <text:p>0.4152015</text:p>
          </table:table-cell>
          <table:table-cell office:value-type="float" office:value="0.4217694" calcext:value-type="float">
            <text:p>0.4217694</text:p>
          </table:table-cell>
          <table:table-cell office:value-type="float" office:value="0.3603813" calcext:value-type="float">
            <text:p>0.3603813</text:p>
          </table:table-cell>
          <table:table-cell office:value-type="float" office:value="0.3592441" calcext:value-type="float">
            <text:p>0.3592441</text:p>
          </table:table-cell>
          <table:table-cell office:value-type="float" office:value="0.2752941" calcext:value-type="float">
            <text:p>0.2752941</text:p>
          </table:table-cell>
          <table:table-cell office:value-type="float" office:value="0.2764564" calcext:value-type="float">
            <text:p>0.2764564</text:p>
          </table:table-cell>
          <table:table-cell office:value-type="float" office:value="0.3365368" calcext:value-type="float">
            <text:p>0.3365368</text:p>
          </table:table-cell>
          <table:table-cell office:value-type="float" office:value="0.3706999" calcext:value-type="float">
            <text:p>0.3706999</text:p>
          </table:table-cell>
          <table:table-cell office:value-type="float" office:value="0.390045" calcext:value-type="float">
            <text:p>0.39004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058E-015" calcext:value-type="float">
            <text:p>1.937058E-15</text:p>
          </table:table-cell>
          <table:table-cell office:value-type="float" office:value="1.966355E-015" calcext:value-type="float">
            <text:p>1.966355E-15</text:p>
          </table:table-cell>
          <table:table-cell office:value-type="float" office:value="1.962181E-015" calcext:value-type="float">
            <text:p>1.962181E-15</text:p>
          </table:table-cell>
          <table:table-cell office:value-type="float" office:value="1.934457E-015" calcext:value-type="float">
            <text:p>1.934457E-15</text:p>
          </table:table-cell>
          <table:table-cell office:value-type="float" office:value="9.438988E-016" calcext:value-type="float">
            <text:p>9.438988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193274" calcext:value-type="float">
            <text:p>-0.006193274</text:p>
          </table:table-cell>
          <table:table-cell office:value-type="float" office:value="-0.005910154" calcext:value-type="float">
            <text:p>-0.005910154</text:p>
          </table:table-cell>
          <table:table-cell office:value-type="float" office:value="-0.005380066" calcext:value-type="float">
            <text:p>-0.005380066</text:p>
          </table:table-cell>
          <table:table-cell office:value-type="float" office:value="-0.004803803" calcext:value-type="float">
            <text:p>-0.004803803</text:p>
          </table:table-cell>
          <table:table-cell office:value-type="float" office:value="-0.004364649" calcext:value-type="float">
            <text:p>-0.004364649</text:p>
          </table:table-cell>
          <table:table-cell office:value-type="float" office:value="-0.003640872" calcext:value-type="float">
            <text:p>-0.003640872</text:p>
          </table:table-cell>
          <table:table-cell office:value-type="float" office:value="-0.002771551" calcext:value-type="float">
            <text:p>-0.002771551</text:p>
          </table:table-cell>
          <table:table-cell office:value-type="float" office:value="-0.3222934" calcext:value-type="float">
            <text:p>-0.3222934</text:p>
          </table:table-cell>
          <table:table-cell office:value-type="float" office:value="-0.2687526" calcext:value-type="float">
            <text:p>-0.2687526</text:p>
          </table:table-cell>
          <table:table-cell office:value-type="float" office:value="-0.05090944" calcext:value-type="float">
            <text:p>-0.05090944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6350612" calcext:value-type="float">
            <text:p>-0.006350612</text:p>
          </table:table-cell>
          <table:table-cell office:value-type="float" office:value="0.02167006" calcext:value-type="float">
            <text:p>0.02167006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3736" calcext:value-type="float">
            <text:p>-2.38373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6" calcext:value-type="float">
            <text:p>29092006</text:p>
          </table:table-cell>
          <table:table-cell office:value-type="float" office:value="788.7436" calcext:value-type="float">
            <text:p>788.7436</text:p>
          </table:table-cell>
          <table:table-cell office:value-type="float" office:value="732.0422" calcext:value-type="float">
            <text:p>732.0422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37.82" calcext:value-type="float">
            <text:p>1037.82</text:p>
          </table:table-cell>
          <table:table-cell office:value-type="float" office:value="-26.99417" calcext:value-type="float">
            <text:p>-26.99417</text:p>
          </table:table-cell>
          <table:table-cell office:value-type="float" office:value="0" calcext:value-type="float">
            <text:p>0</text:p>
          </table:table-cell>
          <table:table-cell office:value-type="float" office:value="0.3927492" calcext:value-type="float">
            <text:p>0.3927492</text:p>
          </table:table-cell>
          <table:table-cell office:value-type="float" office:value="0.3955365" calcext:value-type="float">
            <text:p>0.3955365</text:p>
          </table:table-cell>
          <table:table-cell office:value-type="float" office:value="0.4017609" calcext:value-type="float">
            <text:p>0.4017609</text:p>
          </table:table-cell>
          <table:table-cell office:value-type="float" office:value="0.4097198" calcext:value-type="float">
            <text:p>0.4097198</text:p>
          </table:table-cell>
          <table:table-cell office:value-type="float" office:value="0.4160448" calcext:value-type="float">
            <text:p>0.4160448</text:p>
          </table:table-cell>
          <table:table-cell office:value-type="float" office:value="0.356139" calcext:value-type="float">
            <text:p>0.356139</text:p>
          </table:table-cell>
          <table:table-cell office:value-type="float" office:value="0.3545703" calcext:value-type="float">
            <text:p>0.3545703</text:p>
          </table:table-cell>
          <table:table-cell office:value-type="float" office:value="0.2761206" calcext:value-type="float">
            <text:p>0.2761206</text:p>
          </table:table-cell>
          <table:table-cell office:value-type="float" office:value="0.2766657" calcext:value-type="float">
            <text:p>0.2766657</text:p>
          </table:table-cell>
          <table:table-cell office:value-type="float" office:value="0.3368317" calcext:value-type="float">
            <text:p>0.3368317</text:p>
          </table:table-cell>
          <table:table-cell office:value-type="float" office:value="0.3709435" calcext:value-type="float">
            <text:p>0.3709435</text:p>
          </table:table-cell>
          <table:table-cell office:value-type="float" office:value="0.3899983" calcext:value-type="float">
            <text:p>0.389998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104E-015" calcext:value-type="float">
            <text:p>1.937104E-15</text:p>
          </table:table-cell>
          <table:table-cell office:value-type="float" office:value="1.966348E-015" calcext:value-type="float">
            <text:p>1.966348E-15</text:p>
          </table:table-cell>
          <table:table-cell office:value-type="float" office:value="1.962176E-015" calcext:value-type="float">
            <text:p>1.962176E-15</text:p>
          </table:table-cell>
          <table:table-cell office:value-type="float" office:value="1.934457E-015" calcext:value-type="float">
            <text:p>1.934457E-15</text:p>
          </table:table-cell>
          <table:table-cell office:value-type="float" office:value="9.438988E-016" calcext:value-type="float">
            <text:p>9.438988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729566" calcext:value-type="float">
            <text:p>-0.006729566</text:p>
          </table:table-cell>
          <table:table-cell office:value-type="float" office:value="-0.00642446" calcext:value-type="float">
            <text:p>-0.00642446</text:p>
          </table:table-cell>
          <table:table-cell office:value-type="float" office:value="-0.005840983" calcext:value-type="float">
            <text:p>-0.005840983</text:p>
          </table:table-cell>
          <table:table-cell office:value-type="float" office:value="-0.005209414" calcext:value-type="float">
            <text:p>-0.005209414</text:p>
          </table:table-cell>
          <table:table-cell office:value-type="float" office:value="-0.004742307" calcext:value-type="float">
            <text:p>-0.004742307</text:p>
          </table:table-cell>
          <table:table-cell office:value-type="float" office:value="-0.003981247" calcext:value-type="float">
            <text:p>-0.003981247</text:p>
          </table:table-cell>
          <table:table-cell office:value-type="float" office:value="-0.003092299" calcext:value-type="float">
            <text:p>-0.003092299</text:p>
          </table:table-cell>
          <table:table-cell office:value-type="float" office:value="-0.3139289" calcext:value-type="float">
            <text:p>-0.3139289</text:p>
          </table:table-cell>
          <table:table-cell office:value-type="float" office:value="-0.2668588" calcext:value-type="float">
            <text:p>-0.2668588</text:p>
          </table:table-cell>
          <table:table-cell office:value-type="float" office:value="-0.05048081" calcext:value-type="float">
            <text:p>-0.0504808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6882629" calcext:value-type="float">
            <text:p>-0.006882629</text:p>
          </table:table-cell>
          <table:table-cell office:value-type="float" office:value="0.02098578" calcext:value-type="float">
            <text:p>0.02098578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8324" calcext:value-type="float">
            <text:p>-2.38832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6" calcext:value-type="float">
            <text:p>30092006</text:p>
          </table:table-cell>
          <table:table-cell office:value-type="float" office:value="788.7436" calcext:value-type="float">
            <text:p>788.7436</text:p>
          </table:table-cell>
          <table:table-cell office:value-type="float" office:value="733.9874" calcext:value-type="float">
            <text:p>733.9874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35.875" calcext:value-type="float">
            <text:p>1035.875</text:p>
          </table:table-cell>
          <table:table-cell office:value-type="float" office:value="-26.99417" calcext:value-type="float">
            <text:p>-26.99417</text:p>
          </table:table-cell>
          <table:table-cell office:value-type="float" office:value="0" calcext:value-type="float">
            <text:p>0</text:p>
          </table:table-cell>
          <table:table-cell office:value-type="float" office:value="0.3862487" calcext:value-type="float">
            <text:p>0.3862487</text:p>
          </table:table-cell>
          <table:table-cell office:value-type="float" office:value="0.3890157" calcext:value-type="float">
            <text:p>0.3890157</text:p>
          </table:table-cell>
          <table:table-cell office:value-type="float" office:value="0.3953426" calcext:value-type="float">
            <text:p>0.3953426</text:p>
          </table:table-cell>
          <table:table-cell office:value-type="float" office:value="0.4032524" calcext:value-type="float">
            <text:p>0.4032524</text:p>
          </table:table-cell>
          <table:table-cell office:value-type="float" office:value="0.4093085" calcext:value-type="float">
            <text:p>0.4093085</text:p>
          </table:table-cell>
          <table:table-cell office:value-type="float" office:value="0.3513029" calcext:value-type="float">
            <text:p>0.3513029</text:p>
          </table:table-cell>
          <table:table-cell office:value-type="float" office:value="0.3493549" calcext:value-type="float">
            <text:p>0.3493549</text:p>
          </table:table-cell>
          <table:table-cell office:value-type="float" office:value="0.2769208" calcext:value-type="float">
            <text:p>0.2769208</text:p>
          </table:table-cell>
          <table:table-cell office:value-type="float" office:value="0.2768758" calcext:value-type="float">
            <text:p>0.2768758</text:p>
          </table:table-cell>
          <table:table-cell office:value-type="float" office:value="0.3371231" calcext:value-type="float">
            <text:p>0.3371231</text:p>
          </table:table-cell>
          <table:table-cell office:value-type="float" office:value="0.3711634" calcext:value-type="float">
            <text:p>0.3711634</text:p>
          </table:table-cell>
          <table:table-cell office:value-type="float" office:value="0.389946" calcext:value-type="float">
            <text:p>0.38994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184E-015" calcext:value-type="float">
            <text:p>1.937184E-15</text:p>
          </table:table-cell>
          <table:table-cell office:value-type="float" office:value="1.96634E-015" calcext:value-type="float">
            <text:p>1.96634E-15</text:p>
          </table:table-cell>
          <table:table-cell office:value-type="float" office:value="1.962165E-015" calcext:value-type="float">
            <text:p>1.962165E-15</text:p>
          </table:table-cell>
          <table:table-cell office:value-type="float" office:value="1.934457E-015" calcext:value-type="float">
            <text:p>1.934457E-15</text:p>
          </table:table-cell>
          <table:table-cell office:value-type="float" office:value="9.438988E-016" calcext:value-type="float">
            <text:p>9.438988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458131" calcext:value-type="float">
            <text:p>-0.007458131</text:p>
          </table:table-cell>
          <table:table-cell office:value-type="float" office:value="-0.007115971" calcext:value-type="float">
            <text:p>-0.007115971</text:p>
          </table:table-cell>
          <table:table-cell office:value-type="float" office:value="-0.006446911" calcext:value-type="float">
            <text:p>-0.006446911</text:p>
          </table:table-cell>
          <table:table-cell office:value-type="float" office:value="-0.005740003" calcext:value-type="float">
            <text:p>-0.005740003</text:p>
          </table:table-cell>
          <table:table-cell office:value-type="float" office:value="-0.005239113" calcext:value-type="float">
            <text:p>-0.005239113</text:p>
          </table:table-cell>
          <table:table-cell office:value-type="float" office:value="-0.004413467" calcext:value-type="float">
            <text:p>-0.004413467</text:p>
          </table:table-cell>
          <table:table-cell office:value-type="float" office:value="-0.003500436" calcext:value-type="float">
            <text:p>-0.003500436</text:p>
          </table:table-cell>
          <table:table-cell office:value-type="float" office:value="-0.3060622" calcext:value-type="float">
            <text:p>-0.3060622</text:p>
          </table:table-cell>
          <table:table-cell office:value-type="float" office:value="-0.2649724" calcext:value-type="float">
            <text:p>-0.2649724</text:p>
          </table:table-cell>
          <table:table-cell office:value-type="float" office:value="-0.05006126" calcext:value-type="float">
            <text:p>-0.0500612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761029" calcext:value-type="float">
            <text:p>-0.00761029</text:p>
          </table:table-cell>
          <table:table-cell office:value-type="float" office:value="0.02015289" calcext:value-type="float">
            <text:p>0.02015289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2722" calcext:value-type="float">
            <text:p>-2.39272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6" calcext:value-type="float">
            <text:p>1102006</text:p>
          </table:table-cell>
          <table:table-cell office:value-type="float" office:value="788.7436" calcext:value-type="float">
            <text:p>788.7436</text:p>
          </table:table-cell>
          <table:table-cell office:value-type="float" office:value="736.2387" calcext:value-type="float">
            <text:p>736.2387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33.623" calcext:value-type="float">
            <text:p>1033.623</text:p>
          </table:table-cell>
          <table:table-cell office:value-type="float" office:value="-26.99417" calcext:value-type="float">
            <text:p>-26.99417</text:p>
          </table:table-cell>
          <table:table-cell office:value-type="float" office:value="0" calcext:value-type="float">
            <text:p>0</text:p>
          </table:table-cell>
          <table:table-cell office:value-type="float" office:value="0.378496" calcext:value-type="float">
            <text:p>0.378496</text:p>
          </table:table-cell>
          <table:table-cell office:value-type="float" office:value="0.3812778" calcext:value-type="float">
            <text:p>0.3812778</text:p>
          </table:table-cell>
          <table:table-cell office:value-type="float" office:value="0.3876403" calcext:value-type="float">
            <text:p>0.3876403</text:p>
          </table:table-cell>
          <table:table-cell office:value-type="float" office:value="0.3956783" calcext:value-type="float">
            <text:p>0.3956783</text:p>
          </table:table-cell>
          <table:table-cell office:value-type="float" office:value="0.4018179" calcext:value-type="float">
            <text:p>0.4018179</text:p>
          </table:table-cell>
          <table:table-cell office:value-type="float" office:value="0.3459615" calcext:value-type="float">
            <text:p>0.3459615</text:p>
          </table:table-cell>
          <table:table-cell office:value-type="float" office:value="0.3436025" calcext:value-type="float">
            <text:p>0.3436025</text:p>
          </table:table-cell>
          <table:table-cell office:value-type="float" office:value="0.277766" calcext:value-type="float">
            <text:p>0.277766</text:p>
          </table:table-cell>
          <table:table-cell office:value-type="float" office:value="0.2770863" calcext:value-type="float">
            <text:p>0.2770863</text:p>
          </table:table-cell>
          <table:table-cell office:value-type="float" office:value="0.337476" calcext:value-type="float">
            <text:p>0.337476</text:p>
          </table:table-cell>
          <table:table-cell office:value-type="float" office:value="0.3712689" calcext:value-type="float">
            <text:p>0.3712689</text:p>
          </table:table-cell>
          <table:table-cell office:value-type="float" office:value="0.3898858" calcext:value-type="float">
            <text:p>0.389885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7305E-015" calcext:value-type="float">
            <text:p>1.937305E-15</text:p>
          </table:table-cell>
          <table:table-cell office:value-type="float" office:value="1.966328E-015" calcext:value-type="float">
            <text:p>1.966328E-15</text:p>
          </table:table-cell>
          <table:table-cell office:value-type="float" office:value="1.962157E-015" calcext:value-type="float">
            <text:p>1.962157E-15</text:p>
          </table:table-cell>
          <table:table-cell office:value-type="float" office:value="1.934451E-015" calcext:value-type="float">
            <text:p>1.934451E-15</text:p>
          </table:table-cell>
          <table:table-cell office:value-type="float" office:value="9.438988E-016" calcext:value-type="float">
            <text:p>9.438988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1E-016" calcext:value-type="float">
            <text:p>9.737741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440699" calcext:value-type="float">
            <text:p>-0.008440699</text:p>
          </table:table-cell>
          <table:table-cell office:value-type="float" office:value="-0.00804989" calcext:value-type="float">
            <text:p>-0.00804989</text:p>
          </table:table-cell>
          <table:table-cell office:value-type="float" office:value="-0.007272858" calcext:value-type="float">
            <text:p>-0.007272858</text:p>
          </table:table-cell>
          <table:table-cell office:value-type="float" office:value="-0.006443703" calcext:value-type="float">
            <text:p>-0.006443703</text:p>
          </table:table-cell>
          <table:table-cell office:value-type="float" office:value="-0.005864018" calcext:value-type="float">
            <text:p>-0.005864018</text:p>
          </table:table-cell>
          <table:table-cell office:value-type="float" office:value="-0.004953804" calcext:value-type="float">
            <text:p>-0.004953804</text:p>
          </table:table-cell>
          <table:table-cell office:value-type="float" office:value="-0.004022355" calcext:value-type="float">
            <text:p>-0.004022355</text:p>
          </table:table-cell>
          <table:table-cell office:value-type="float" office:value="-0.2980065" calcext:value-type="float">
            <text:p>-0.2980065</text:p>
          </table:table-cell>
          <table:table-cell office:value-type="float" office:value="-0.2630969" calcext:value-type="float">
            <text:p>-0.2630969</text:p>
          </table:table-cell>
          <table:table-cell office:value-type="float" office:value="-0.0495603" calcext:value-type="float">
            <text:p>-0.049560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859582" calcext:value-type="float">
            <text:p>-0.00859582</text:p>
          </table:table-cell>
          <table:table-cell office:value-type="float" office:value="0.01917046" calcext:value-type="float">
            <text:p>0.01917046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96944" calcext:value-type="float">
            <text:p>-2.39694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6" calcext:value-type="float">
            <text:p>2102006</text:p>
          </table:table-cell>
          <table:table-cell office:value-type="float" office:value="788.7436" calcext:value-type="float">
            <text:p>788.7436</text:p>
          </table:table-cell>
          <table:table-cell office:value-type="float" office:value="738.5212" calcext:value-type="float">
            <text:p>738.5212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31.558" calcext:value-type="float">
            <text:p>1031.558</text:p>
          </table:table-cell>
          <table:table-cell office:value-type="float" office:value="-27.21089" calcext:value-type="float">
            <text:p>-27.21089</text:p>
          </table:table-cell>
          <table:table-cell office:value-type="float" office:value="0" calcext:value-type="float">
            <text:p>0</text:p>
          </table:table-cell>
          <table:table-cell office:value-type="float" office:value="0.37072" calcext:value-type="float">
            <text:p>0.37072</text:p>
          </table:table-cell>
          <table:table-cell office:value-type="float" office:value="0.3735343" calcext:value-type="float">
            <text:p>0.3735343</text:p>
          </table:table-cell>
          <table:table-cell office:value-type="float" office:value="0.3800542" calcext:value-type="float">
            <text:p>0.3800542</text:p>
          </table:table-cell>
          <table:table-cell office:value-type="float" office:value="0.3881235" calcext:value-type="float">
            <text:p>0.3881235</text:p>
          </table:table-cell>
          <table:table-cell office:value-type="float" office:value="0.3940392" calcext:value-type="float">
            <text:p>0.3940392</text:p>
          </table:table-cell>
          <table:table-cell office:value-type="float" office:value="0.3402812" calcext:value-type="float">
            <text:p>0.3402812</text:p>
          </table:table-cell>
          <table:table-cell office:value-type="float" office:value="0.3376381" calcext:value-type="float">
            <text:p>0.3376381</text:p>
          </table:table-cell>
          <table:table-cell office:value-type="float" office:value="0.2786853" calcext:value-type="float">
            <text:p>0.2786853</text:p>
          </table:table-cell>
          <table:table-cell office:value-type="float" office:value="0.2772987" calcext:value-type="float">
            <text:p>0.2772987</text:p>
          </table:table-cell>
          <table:table-cell office:value-type="float" office:value="0.3378739" calcext:value-type="float">
            <text:p>0.3378739</text:p>
          </table:table-cell>
          <table:table-cell office:value-type="float" office:value="0.3713018" calcext:value-type="float">
            <text:p>0.3713018</text:p>
          </table:table-cell>
          <table:table-cell office:value-type="float" office:value="0.3898971" calcext:value-type="float">
            <text:p>0.3898971</text:p>
          </table:table-cell>
          <table:table-cell office:value-type="float" office:value="0.4574408" calcext:value-type="float">
            <text:p>0.4574408</text:p>
          </table:table-cell>
          <table:table-cell office:value-type="float" office:value="0" calcext:value-type="float">
            <text:p>0</text:p>
          </table:table-cell>
          <table:table-cell office:value-type="float" office:value="1.937462E-015" calcext:value-type="float">
            <text:p>1.937462E-15</text:p>
          </table:table-cell>
          <table:table-cell office:value-type="float" office:value="1.966312E-015" calcext:value-type="float">
            <text:p>1.966312E-15</text:p>
          </table:table-cell>
          <table:table-cell office:value-type="float" office:value="1.962151E-015" calcext:value-type="float">
            <text:p>1.962151E-15</text:p>
          </table:table-cell>
          <table:table-cell office:value-type="float" office:value="1.934439E-015" calcext:value-type="float">
            <text:p>1.934439E-15</text:p>
          </table:table-cell>
          <table:table-cell office:value-type="float" office:value="9.438974E-016" calcext:value-type="float">
            <text:p>9.438974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584392" calcext:value-type="float">
            <text:p>-0.009584392</text:p>
          </table:table-cell>
          <table:table-cell office:value-type="float" office:value="-0.00913348" calcext:value-type="float">
            <text:p>-0.00913348</text:p>
          </table:table-cell>
          <table:table-cell office:value-type="float" office:value="-0.008209036" calcext:value-type="float">
            <text:p>-0.008209036</text:p>
          </table:table-cell>
          <table:table-cell office:value-type="float" office:value="-0.007247337" calcext:value-type="float">
            <text:p>-0.007247337</text:p>
          </table:table-cell>
          <table:table-cell office:value-type="float" office:value="-0.006606281" calcext:value-type="float">
            <text:p>-0.006606281</text:p>
          </table:table-cell>
          <table:table-cell office:value-type="float" office:value="-0.005613398" calcext:value-type="float">
            <text:p>-0.005613398</text:p>
          </table:table-cell>
          <table:table-cell office:value-type="float" office:value="-0.004657764" calcext:value-type="float">
            <text:p>-0.004657764</text:p>
          </table:table-cell>
          <table:table-cell office:value-type="float" office:value="-0.2894937" calcext:value-type="float">
            <text:p>-0.2894937</text:p>
          </table:table-cell>
          <table:table-cell office:value-type="float" office:value="-0.2612197" calcext:value-type="float">
            <text:p>-0.2612197</text:p>
          </table:table-cell>
          <table:table-cell office:value-type="float" office:value="-0.04899988" calcext:value-type="float">
            <text:p>-0.04899988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9757093" calcext:value-type="float">
            <text:p>-0.009757093</text:p>
          </table:table-cell>
          <table:table-cell office:value-type="float" office:value="0.01821462" calcext:value-type="float">
            <text:p>0.01821462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53531" calcext:value-type="float">
            <text:p>-2.35353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6" calcext:value-type="float">
            <text:p>3102006</text:p>
          </table:table-cell>
          <table:table-cell office:value-type="float" office:value="788.7436" calcext:value-type="float">
            <text:p>788.7436</text:p>
          </table:table-cell>
          <table:table-cell office:value-type="float" office:value="740.8151" calcext:value-type="float">
            <text:p>740.8151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30.076" calcext:value-type="float">
            <text:p>1030.076</text:p>
          </table:table-cell>
          <table:table-cell office:value-type="float" office:value="-28.02294" calcext:value-type="float">
            <text:p>-28.02294</text:p>
          </table:table-cell>
          <table:table-cell office:value-type="float" office:value="0" calcext:value-type="float">
            <text:p>0</text:p>
          </table:table-cell>
          <table:table-cell office:value-type="float" office:value="0.3623578" calcext:value-type="float">
            <text:p>0.3623578</text:p>
          </table:table-cell>
          <table:table-cell office:value-type="float" office:value="0.3655135" calcext:value-type="float">
            <text:p>0.3655135</text:p>
          </table:table-cell>
          <table:table-cell office:value-type="float" office:value="0.3725953" calcext:value-type="float">
            <text:p>0.3725953</text:p>
          </table:table-cell>
          <table:table-cell office:value-type="float" office:value="0.3805655" calcext:value-type="float">
            <text:p>0.3805655</text:p>
          </table:table-cell>
          <table:table-cell office:value-type="float" office:value="0.386238" calcext:value-type="float">
            <text:p>0.386238</text:p>
          </table:table-cell>
          <table:table-cell office:value-type="float" office:value="0.334585" calcext:value-type="float">
            <text:p>0.334585</text:p>
          </table:table-cell>
          <table:table-cell office:value-type="float" office:value="0.3317712" calcext:value-type="float">
            <text:p>0.3317712</text:p>
          </table:table-cell>
          <table:table-cell office:value-type="float" office:value="0.2795697" calcext:value-type="float">
            <text:p>0.2795697</text:p>
          </table:table-cell>
          <table:table-cell office:value-type="float" office:value="0.277513" calcext:value-type="float">
            <text:p>0.277513</text:p>
          </table:table-cell>
          <table:table-cell office:value-type="float" office:value="0.3382619" calcext:value-type="float">
            <text:p>0.3382619</text:p>
          </table:table-cell>
          <table:table-cell office:value-type="float" office:value="0.3713527" calcext:value-type="float">
            <text:p>0.3713527</text:p>
          </table:table-cell>
          <table:table-cell office:value-type="float" office:value="0.3900774" calcext:value-type="float">
            <text:p>0.3900774</text:p>
          </table:table-cell>
          <table:table-cell office:value-type="float" office:value="0.4602039" calcext:value-type="float">
            <text:p>0.4602039</text:p>
          </table:table-cell>
          <table:table-cell office:value-type="float" office:value="0" calcext:value-type="float">
            <text:p>0</text:p>
          </table:table-cell>
          <table:table-cell office:value-type="float" office:value="1.937637E-015" calcext:value-type="float">
            <text:p>1.937637E-15</text:p>
          </table:table-cell>
          <table:table-cell office:value-type="float" office:value="1.966298E-015" calcext:value-type="float">
            <text:p>1.966298E-15</text:p>
          </table:table-cell>
          <table:table-cell office:value-type="float" office:value="1.962143E-015" calcext:value-type="float">
            <text:p>1.962143E-15</text:p>
          </table:table-cell>
          <table:table-cell office:value-type="float" office:value="1.934428E-015" calcext:value-type="float">
            <text:p>1.934428E-15</text:p>
          </table:table-cell>
          <table:table-cell office:value-type="float" office:value="9.438913E-016" calcext:value-type="float">
            <text:p>9.438913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00569" calcext:value-type="float">
            <text:p>-0.01100569</text:p>
          </table:table-cell>
          <table:table-cell office:value-type="float" office:value="-0.01043472" calcext:value-type="float">
            <text:p>-0.01043472</text:p>
          </table:table-cell>
          <table:table-cell office:value-type="float" office:value="-0.009269163" calcext:value-type="float">
            <text:p>-0.009269163</text:p>
          </table:table-cell>
          <table:table-cell office:value-type="float" office:value="-0.008171801" calcext:value-type="float">
            <text:p>-0.008171801</text:p>
          </table:table-cell>
          <table:table-cell office:value-type="float" office:value="-0.007463927" calcext:value-type="float">
            <text:p>-0.007463927</text:p>
          </table:table-cell>
          <table:table-cell office:value-type="float" office:value="-0.006376875" calcext:value-type="float">
            <text:p>-0.006376875</text:p>
          </table:table-cell>
          <table:table-cell office:value-type="float" office:value="-0.005394479" calcext:value-type="float">
            <text:p>-0.005394479</text:p>
          </table:table-cell>
          <table:table-cell office:value-type="float" office:value="-0.2815596" calcext:value-type="float">
            <text:p>-0.2815596</text:p>
          </table:table-cell>
          <table:table-cell office:value-type="float" office:value="-0.2593399" calcext:value-type="float">
            <text:p>-0.2593399</text:p>
          </table:table-cell>
          <table:table-cell office:value-type="float" office:value="-0.04845997" calcext:value-type="float">
            <text:p>-0.0484599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119529" calcext:value-type="float">
            <text:p>-0.01119529</text:p>
          </table:table-cell>
          <table:table-cell office:value-type="float" office:value="0.01730685" calcext:value-type="float">
            <text:p>0.01730685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3677" calcext:value-type="float">
            <text:p>-2.367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6" calcext:value-type="float">
            <text:p>4102006</text:p>
          </table:table-cell>
          <table:table-cell office:value-type="float" office:value="788.7436" calcext:value-type="float">
            <text:p>788.7436</text:p>
          </table:table-cell>
          <table:table-cell office:value-type="float" office:value="742.2893" calcext:value-type="float">
            <text:p>742.2893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9.097" calcext:value-type="float">
            <text:p>1029.097</text:p>
          </table:table-cell>
          <table:table-cell office:value-type="float" office:value="-28.51868" calcext:value-type="float">
            <text:p>-28.51868</text:p>
          </table:table-cell>
          <table:table-cell office:value-type="float" office:value="0" calcext:value-type="float">
            <text:p>0</text:p>
          </table:table-cell>
          <table:table-cell office:value-type="float" office:value="0.3604956" calcext:value-type="float">
            <text:p>0.3604956</text:p>
          </table:table-cell>
          <table:table-cell office:value-type="float" office:value="0.3628287" calcext:value-type="float">
            <text:p>0.3628287</text:p>
          </table:table-cell>
          <table:table-cell office:value-type="float" office:value="0.3685261" calcext:value-type="float">
            <text:p>0.3685261</text:p>
          </table:table-cell>
          <table:table-cell office:value-type="float" office:value="0.3754569" calcext:value-type="float">
            <text:p>0.3754569</text:p>
          </table:table-cell>
          <table:table-cell office:value-type="float" office:value="0.3803841" calcext:value-type="float">
            <text:p>0.3803841</text:p>
          </table:table-cell>
          <table:table-cell office:value-type="float" office:value="0.3296335" calcext:value-type="float">
            <text:p>0.3296335</text:p>
          </table:table-cell>
          <table:table-cell office:value-type="float" office:value="0.3264891" calcext:value-type="float">
            <text:p>0.3264891</text:p>
          </table:table-cell>
          <table:table-cell office:value-type="float" office:value="0.2804259" calcext:value-type="float">
            <text:p>0.2804259</text:p>
          </table:table-cell>
          <table:table-cell office:value-type="float" office:value="0.2777309" calcext:value-type="float">
            <text:p>0.2777309</text:p>
          </table:table-cell>
          <table:table-cell office:value-type="float" office:value="0.3386421" calcext:value-type="float">
            <text:p>0.3386421</text:p>
          </table:table-cell>
          <table:table-cell office:value-type="float" office:value="0.371423" calcext:value-type="float">
            <text:p>0.371423</text:p>
          </table:table-cell>
          <table:table-cell office:value-type="float" office:value="0.3901436" calcext:value-type="float">
            <text:p>0.3901436</text:p>
          </table:table-cell>
          <table:table-cell office:value-type="float" office:value="0.4621573" calcext:value-type="float">
            <text:p>0.4621573</text:p>
          </table:table-cell>
          <table:table-cell office:value-type="float" office:value="0" calcext:value-type="float">
            <text:p>0</text:p>
          </table:table-cell>
          <table:table-cell office:value-type="float" office:value="1.937777E-015" calcext:value-type="float">
            <text:p>1.937777E-15</text:p>
          </table:table-cell>
          <table:table-cell office:value-type="float" office:value="1.966284E-015" calcext:value-type="float">
            <text:p>1.966284E-15</text:p>
          </table:table-cell>
          <table:table-cell office:value-type="float" office:value="1.962141E-015" calcext:value-type="float">
            <text:p>1.962141E-15</text:p>
          </table:table-cell>
          <table:table-cell office:value-type="float" office:value="1.934419E-015" calcext:value-type="float">
            <text:p>1.934419E-15</text:p>
          </table:table-cell>
          <table:table-cell office:value-type="float" office:value="9.438828E-016" calcext:value-type="float">
            <text:p>9.438828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37733" calcext:value-type="float">
            <text:p>-0.01137733</text:p>
          </table:table-cell>
          <table:table-cell office:value-type="float" office:value="-0.01091246" calcext:value-type="float">
            <text:p>-0.01091246</text:p>
          </table:table-cell>
          <table:table-cell office:value-type="float" office:value="-0.009914167" calcext:value-type="float">
            <text:p>-0.009914167</text:p>
          </table:table-cell>
          <table:table-cell office:value-type="float" office:value="-0.008877701" calcext:value-type="float">
            <text:p>-0.008877701</text:p>
          </table:table-cell>
          <table:table-cell office:value-type="float" office:value="-0.008196879" calcext:value-type="float">
            <text:p>-0.008196879</text:p>
          </table:table-cell>
          <table:table-cell office:value-type="float" office:value="-0.007140137" calcext:value-type="float">
            <text:p>-0.007140137</text:p>
          </table:table-cell>
          <table:table-cell office:value-type="float" office:value="-0.006172183" calcext:value-type="float">
            <text:p>-0.006172183</text:p>
          </table:table-cell>
          <table:table-cell office:value-type="float" office:value="-0.2741081" calcext:value-type="float">
            <text:p>-0.2741081</text:p>
          </table:table-cell>
          <table:table-cell office:value-type="float" office:value="-0.2574453" calcext:value-type="float">
            <text:p>-0.2574453</text:p>
          </table:table-cell>
          <table:table-cell office:value-type="float" office:value="-0.04793758" calcext:value-type="float">
            <text:p>-0.04793758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153986" calcext:value-type="float">
            <text:p>-0.01153986</text:p>
          </table:table-cell>
          <table:table-cell office:value-type="float" office:value="0.01678732" calcext:value-type="float">
            <text:p>0.01678732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380165" calcext:value-type="float">
            <text:p>-2.38016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6" calcext:value-type="float">
            <text:p>5102006</text:p>
          </table:table-cell>
          <table:table-cell office:value-type="float" office:value="788.7436" calcext:value-type="float">
            <text:p>788.7436</text:p>
          </table:table-cell>
          <table:table-cell office:value-type="float" office:value="743.8195" calcext:value-type="float">
            <text:p>743.8195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7.567" calcext:value-type="float">
            <text:p>1027.567</text:p>
          </table:table-cell>
          <table:table-cell office:value-type="float" office:value="-28.51868" calcext:value-type="float">
            <text:p>-28.51868</text:p>
          </table:table-cell>
          <table:table-cell office:value-type="float" office:value="0" calcext:value-type="float">
            <text:p>0</text:p>
          </table:table-cell>
          <table:table-cell office:value-type="float" office:value="0.3546696" calcext:value-type="float">
            <text:p>0.3546696</text:p>
          </table:table-cell>
          <table:table-cell office:value-type="float" office:value="0.3572088" calcext:value-type="float">
            <text:p>0.3572088</text:p>
          </table:table-cell>
          <table:table-cell office:value-type="float" office:value="0.3633612" calcext:value-type="float">
            <text:p>0.3633612</text:p>
          </table:table-cell>
          <table:table-cell office:value-type="float" office:value="0.3704374" calcext:value-type="float">
            <text:p>0.3704374</text:p>
          </table:table-cell>
          <table:table-cell office:value-type="float" office:value="0.3751603" calcext:value-type="float">
            <text:p>0.3751603</text:p>
          </table:table-cell>
          <table:table-cell office:value-type="float" office:value="0.3256138" calcext:value-type="float">
            <text:p>0.3256138</text:p>
          </table:table-cell>
          <table:table-cell office:value-type="float" office:value="0.3222331" calcext:value-type="float">
            <text:p>0.3222331</text:p>
          </table:table-cell>
          <table:table-cell office:value-type="float" office:value="0.2812506" calcext:value-type="float">
            <text:p>0.2812506</text:p>
          </table:table-cell>
          <table:table-cell office:value-type="float" office:value="0.2779498" calcext:value-type="float">
            <text:p>0.2779498</text:p>
          </table:table-cell>
          <table:table-cell office:value-type="float" office:value="0.339014" calcext:value-type="float">
            <text:p>0.339014</text:p>
          </table:table-cell>
          <table:table-cell office:value-type="float" office:value="0.3714996" calcext:value-type="float">
            <text:p>0.3714996</text:p>
          </table:table-cell>
          <table:table-cell office:value-type="float" office:value="0.3901356" calcext:value-type="float">
            <text:p>0.390135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885E-015" calcext:value-type="float">
            <text:p>1.937885E-15</text:p>
          </table:table-cell>
          <table:table-cell office:value-type="float" office:value="1.966275E-015" calcext:value-type="float">
            <text:p>1.966275E-15</text:p>
          </table:table-cell>
          <table:table-cell office:value-type="float" office:value="1.962139E-015" calcext:value-type="float">
            <text:p>1.962139E-15</text:p>
          </table:table-cell>
          <table:table-cell office:value-type="float" office:value="1.934408E-015" calcext:value-type="float">
            <text:p>1.934408E-15</text:p>
          </table:table-cell>
          <table:table-cell office:value-type="float" office:value="9.438823E-016" calcext:value-type="float">
            <text:p>9.438823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3E-036" calcext:value-type="float">
            <text:p>1.754503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57054" calcext:value-type="float">
            <text:p>-0.01257054</text:p>
          </table:table-cell>
          <table:table-cell office:value-type="float" office:value="-0.01200847" calcext:value-type="float">
            <text:p>-0.01200847</text:p>
          </table:table-cell>
          <table:table-cell office:value-type="float" office:value="-0.01080708" calcext:value-type="float">
            <text:p>-0.01080708</text:p>
          </table:table-cell>
          <table:table-cell office:value-type="float" office:value="-0.009636167" calcext:value-type="float">
            <text:p>-0.009636167</text:p>
          </table:table-cell>
          <table:table-cell office:value-type="float" office:value="-0.008918076" calcext:value-type="float">
            <text:p>-0.008918076</text:p>
          </table:table-cell>
          <table:table-cell office:value-type="float" office:value="-0.007834596" calcext:value-type="float">
            <text:p>-0.007834596</text:p>
          </table:table-cell>
          <table:table-cell office:value-type="float" office:value="-0.006890649" calcext:value-type="float">
            <text:p>-0.006890649</text:p>
          </table:table-cell>
          <table:table-cell office:value-type="float" office:value="-0.2671376" calcext:value-type="float">
            <text:p>-0.2671376</text:p>
          </table:table-cell>
          <table:table-cell office:value-type="float" office:value="-0.2555562" calcext:value-type="float">
            <text:p>-0.2555562</text:p>
          </table:table-cell>
          <table:table-cell office:value-type="float" office:value="-0.04743232" calcext:value-type="float">
            <text:p>-0.0474323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274878" calcext:value-type="float">
            <text:p>-0.01274878</text:p>
          </table:table-cell>
          <table:table-cell office:value-type="float" office:value="0.01622698" calcext:value-type="float">
            <text:p>0.01622698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86695" calcext:value-type="float">
            <text:p>-2.38669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6" calcext:value-type="float">
            <text:p>6102006</text:p>
          </table:table-cell>
          <table:table-cell office:value-type="float" office:value="788.7436" calcext:value-type="float">
            <text:p>788.7436</text:p>
          </table:table-cell>
          <table:table-cell office:value-type="float" office:value="745.4509" calcext:value-type="float">
            <text:p>745.4509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5.935" calcext:value-type="float">
            <text:p>1025.935</text:p>
          </table:table-cell>
          <table:table-cell office:value-type="float" office:value="-28.51868" calcext:value-type="float">
            <text:p>-28.51868</text:p>
          </table:table-cell>
          <table:table-cell office:value-type="float" office:value="0" calcext:value-type="float">
            <text:p>0</text:p>
          </table:table-cell>
          <table:table-cell office:value-type="float" office:value="0.3477159" calcext:value-type="float">
            <text:p>0.3477159</text:p>
          </table:table-cell>
          <table:table-cell office:value-type="float" office:value="0.350629" calcext:value-type="float">
            <text:p>0.350629</text:p>
          </table:table-cell>
          <table:table-cell office:value-type="float" office:value="0.3574937" calcext:value-type="float">
            <text:p>0.3574937</text:p>
          </table:table-cell>
          <table:table-cell office:value-type="float" office:value="0.3649504" calcext:value-type="float">
            <text:p>0.3649504</text:p>
          </table:table-cell>
          <table:table-cell office:value-type="float" office:value="0.3696406" calcext:value-type="float">
            <text:p>0.3696406</text:p>
          </table:table-cell>
          <table:table-cell office:value-type="float" office:value="0.3216347" calcext:value-type="float">
            <text:p>0.3216347</text:p>
          </table:table-cell>
          <table:table-cell office:value-type="float" office:value="0.3181081" calcext:value-type="float">
            <text:p>0.3181081</text:p>
          </table:table-cell>
          <table:table-cell office:value-type="float" office:value="0.2821314" calcext:value-type="float">
            <text:p>0.2821314</text:p>
          </table:table-cell>
          <table:table-cell office:value-type="float" office:value="0.2781695" calcext:value-type="float">
            <text:p>0.2781695</text:p>
          </table:table-cell>
          <table:table-cell office:value-type="float" office:value="0.339377" calcext:value-type="float">
            <text:p>0.339377</text:p>
          </table:table-cell>
          <table:table-cell office:value-type="float" office:value="0.3715783" calcext:value-type="float">
            <text:p>0.3715783</text:p>
          </table:table-cell>
          <table:table-cell office:value-type="float" office:value="0.3901036" calcext:value-type="float">
            <text:p>0.39010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7996E-015" calcext:value-type="float">
            <text:p>1.937996E-15</text:p>
          </table:table-cell>
          <table:table-cell office:value-type="float" office:value="1.966264E-015" calcext:value-type="float">
            <text:p>1.966264E-15</text:p>
          </table:table-cell>
          <table:table-cell office:value-type="float" office:value="1.962137E-015" calcext:value-type="float">
            <text:p>1.962137E-15</text:p>
          </table:table-cell>
          <table:table-cell office:value-type="float" office:value="1.934397E-015" calcext:value-type="float">
            <text:p>1.934397E-15</text:p>
          </table:table-cell>
          <table:table-cell office:value-type="float" office:value="9.438823E-016" calcext:value-type="float">
            <text:p>9.438823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20686" calcext:value-type="float">
            <text:p>-0.01420686</text:p>
          </table:table-cell>
          <table:table-cell office:value-type="float" office:value="-0.01345972" calcext:value-type="float">
            <text:p>-0.01345972</text:p>
          </table:table-cell>
          <table:table-cell office:value-type="float" office:value="-0.01193797" calcext:value-type="float">
            <text:p>-0.01193797</text:p>
          </table:table-cell>
          <table:table-cell office:value-type="float" office:value="-0.01055377" calcext:value-type="float">
            <text:p>-0.01055377</text:p>
          </table:table-cell>
          <table:table-cell office:value-type="float" office:value="-0.009762078" calcext:value-type="float">
            <text:p>-0.009762078</text:p>
          </table:table-cell>
          <table:table-cell office:value-type="float" office:value="-0.00859732" calcext:value-type="float">
            <text:p>-0.00859732</text:p>
          </table:table-cell>
          <table:table-cell office:value-type="float" office:value="-0.007675467" calcext:value-type="float">
            <text:p>-0.007675467</text:p>
          </table:table-cell>
          <table:table-cell office:value-type="float" office:value="-0.2599281" calcext:value-type="float">
            <text:p>-0.2599281</text:p>
          </table:table-cell>
          <table:table-cell office:value-type="float" office:value="-0.2536762" calcext:value-type="float">
            <text:p>-0.2536762</text:p>
          </table:table-cell>
          <table:table-cell office:value-type="float" office:value="-0.04694492" calcext:value-type="float">
            <text:p>-0.0469449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443664" calcext:value-type="float">
            <text:p>-0.01443664</text:p>
          </table:table-cell>
          <table:table-cell office:value-type="float" office:value="0.01563459" calcext:value-type="float">
            <text:p>0.01563459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91005" calcext:value-type="float">
            <text:p>-2.39100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6" calcext:value-type="float">
            <text:p>7102006</text:p>
          </table:table-cell>
          <table:table-cell office:value-type="float" office:value="788.7436" calcext:value-type="float">
            <text:p>788.7436</text:p>
          </table:table-cell>
          <table:table-cell office:value-type="float" office:value="747.3783" calcext:value-type="float">
            <text:p>747.3783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4.007" calcext:value-type="float">
            <text:p>1024.007</text:p>
          </table:table-cell>
          <table:table-cell office:value-type="float" office:value="-28.51868" calcext:value-type="float">
            <text:p>-28.51868</text:p>
          </table:table-cell>
          <table:table-cell office:value-type="float" office:value="0" calcext:value-type="float">
            <text:p>0</text:p>
          </table:table-cell>
          <table:table-cell office:value-type="float" office:value="0.3372672" calcext:value-type="float">
            <text:p>0.3372672</text:p>
          </table:table-cell>
          <table:table-cell office:value-type="float" office:value="0.3412968" calcext:value-type="float">
            <text:p>0.3412968</text:p>
          </table:table-cell>
          <table:table-cell office:value-type="float" office:value="0.3505138" calcext:value-type="float">
            <text:p>0.3505138</text:p>
          </table:table-cell>
          <table:table-cell office:value-type="float" office:value="0.3587643" calcext:value-type="float">
            <text:p>0.3587643</text:p>
          </table:table-cell>
          <table:table-cell office:value-type="float" office:value="0.3635738" calcext:value-type="float">
            <text:p>0.3635738</text:p>
          </table:table-cell>
          <table:table-cell office:value-type="float" office:value="0.3174117" calcext:value-type="float">
            <text:p>0.3174117</text:p>
          </table:table-cell>
          <table:table-cell office:value-type="float" office:value="0.3139442" calcext:value-type="float">
            <text:p>0.3139442</text:p>
          </table:table-cell>
          <table:table-cell office:value-type="float" office:value="0.2830911" calcext:value-type="float">
            <text:p>0.2830911</text:p>
          </table:table-cell>
          <table:table-cell office:value-type="float" office:value="0.2783894" calcext:value-type="float">
            <text:p>0.2783894</text:p>
          </table:table-cell>
          <table:table-cell office:value-type="float" office:value="0.3397317" calcext:value-type="float">
            <text:p>0.3397317</text:p>
          </table:table-cell>
          <table:table-cell office:value-type="float" office:value="0.3716544" calcext:value-type="float">
            <text:p>0.3716544</text:p>
          </table:table-cell>
          <table:table-cell office:value-type="float" office:value="0.3900533" calcext:value-type="float">
            <text:p>0.390053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139E-015" calcext:value-type="float">
            <text:p>1.938139E-15</text:p>
          </table:table-cell>
          <table:table-cell office:value-type="float" office:value="1.966249E-015" calcext:value-type="float">
            <text:p>1.966249E-15</text:p>
          </table:table-cell>
          <table:table-cell office:value-type="float" office:value="1.962136E-015" calcext:value-type="float">
            <text:p>1.962136E-15</text:p>
          </table:table-cell>
          <table:table-cell office:value-type="float" office:value="1.934385E-015" calcext:value-type="float">
            <text:p>1.934385E-15</text:p>
          </table:table-cell>
          <table:table-cell office:value-type="float" office:value="9.438764E-016" calcext:value-type="float">
            <text:p>9.438764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2E-016" calcext:value-type="float">
            <text:p>9.737742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09718" calcext:value-type="float">
            <text:p>-0.01709718</text:p>
          </table:table-cell>
          <table:table-cell office:value-type="float" office:value="-0.01588705" calcext:value-type="float">
            <text:p>-0.01588705</text:p>
          </table:table-cell>
          <table:table-cell office:value-type="float" office:value="-0.01346597" calcext:value-type="float">
            <text:p>-0.01346597</text:p>
          </table:table-cell>
          <table:table-cell office:value-type="float" office:value="-0.01171202" calcext:value-type="float">
            <text:p>-0.01171202</text:p>
          </table:table-cell>
          <table:table-cell office:value-type="float" office:value="-0.01079858" calcext:value-type="float">
            <text:p>-0.01079858</text:p>
          </table:table-cell>
          <table:table-cell office:value-type="float" office:value="-0.009500176" calcext:value-type="float">
            <text:p>-0.009500176</text:p>
          </table:table-cell>
          <table:table-cell office:value-type="float" office:value="-0.008571369" calcext:value-type="float">
            <text:p>-0.008571369</text:p>
          </table:table-cell>
          <table:table-cell office:value-type="float" office:value="-0.2522997" calcext:value-type="float">
            <text:p>-0.2522997</text:p>
          </table:table-cell>
          <table:table-cell office:value-type="float" office:value="-0.25181" calcext:value-type="float">
            <text:p>-0.25181</text:p>
          </table:table-cell>
          <table:table-cell office:value-type="float" office:value="-0.04647419" calcext:value-type="float">
            <text:p>-0.0464741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739652" calcext:value-type="float">
            <text:p>-0.01739652</text:p>
          </table:table-cell>
          <table:table-cell office:value-type="float" office:value="0.01493778" calcext:value-type="float">
            <text:p>0.01493778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95128" calcext:value-type="float">
            <text:p>-2.39512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6" calcext:value-type="float">
            <text:p>8102006</text:p>
          </table:table-cell>
          <table:table-cell office:value-type="float" office:value="788.7436" calcext:value-type="float">
            <text:p>788.7436</text:p>
          </table:table-cell>
          <table:table-cell office:value-type="float" office:value="748.9254" calcext:value-type="float">
            <text:p>748.9254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2.459" calcext:value-type="float">
            <text:p>1022.459</text:p>
          </table:table-cell>
          <table:table-cell office:value-type="float" office:value="-28.51868" calcext:value-type="float">
            <text:p>-28.51868</text:p>
          </table:table-cell>
          <table:table-cell office:value-type="float" office:value="0" calcext:value-type="float">
            <text:p>0</text:p>
          </table:table-cell>
          <table:table-cell office:value-type="float" office:value="0.332162" calcext:value-type="float">
            <text:p>0.332162</text:p>
          </table:table-cell>
          <table:table-cell office:value-type="float" office:value="0.3359734" calcext:value-type="float">
            <text:p>0.3359734</text:p>
          </table:table-cell>
          <table:table-cell office:value-type="float" office:value="0.3450415" calcext:value-type="float">
            <text:p>0.3450415</text:p>
          </table:table-cell>
          <table:table-cell office:value-type="float" office:value="0.3530727" calcext:value-type="float">
            <text:p>0.3530727</text:p>
          </table:table-cell>
          <table:table-cell office:value-type="float" office:value="0.3577112" calcext:value-type="float">
            <text:p>0.3577112</text:p>
          </table:table-cell>
          <table:table-cell office:value-type="float" office:value="0.3131875" calcext:value-type="float">
            <text:p>0.3131875</text:p>
          </table:table-cell>
          <table:table-cell office:value-type="float" office:value="0.3099257" calcext:value-type="float">
            <text:p>0.3099257</text:p>
          </table:table-cell>
          <table:table-cell office:value-type="float" office:value="0.284016" calcext:value-type="float">
            <text:p>0.284016</text:p>
          </table:table-cell>
          <table:table-cell office:value-type="float" office:value="0.2786121" calcext:value-type="float">
            <text:p>0.2786121</text:p>
          </table:table-cell>
          <table:table-cell office:value-type="float" office:value="0.3400801" calcext:value-type="float">
            <text:p>0.3400801</text:p>
          </table:table-cell>
          <table:table-cell office:value-type="float" office:value="0.3717333" calcext:value-type="float">
            <text:p>0.3717333</text:p>
          </table:table-cell>
          <table:table-cell office:value-type="float" office:value="0.3899922" calcext:value-type="float">
            <text:p>0.38999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8275E-015" calcext:value-type="float">
            <text:p>1.938275E-15</text:p>
          </table:table-cell>
          <table:table-cell office:value-type="float" office:value="1.966236E-015" calcext:value-type="float">
            <text:p>1.966236E-15</text:p>
          </table:table-cell>
          <table:table-cell office:value-type="float" office:value="1.962133E-015" calcext:value-type="float">
            <text:p>1.962133E-15</text:p>
          </table:table-cell>
          <table:table-cell office:value-type="float" office:value="1.934375E-015" calcext:value-type="float">
            <text:p>1.934375E-15</text:p>
          </table:table-cell>
          <table:table-cell office:value-type="float" office:value="9.438703E-016" calcext:value-type="float">
            <text:p>9.438703E-16</text:p>
          </table:table-cell>
          <table:table-cell office:value-type="float" office:value="1.932049E-015" calcext:value-type="float">
            <text:p>1.932049E-15</text:p>
          </table:table-cell>
          <table:table-cell office:value-type="float" office:value="9.340053E-016" calcext:value-type="float">
            <text:p>9.340053E-16</text:p>
          </table:table-cell>
          <table:table-cell office:value-type="float" office:value="9.73774E-016" calcext:value-type="float">
            <text:p>9.73774E-16</text:p>
          </table:table-cell>
          <table:table-cell office:value-type="float" office:value="1.47793E-020" calcext:value-type="float">
            <text:p>1.47793E-20</text:p>
          </table:table-cell>
          <table:table-cell office:value-type="float" office:value="1.146114E-025" calcext:value-type="float">
            <text:p>1.146114E-25</text:p>
          </table:table-cell>
          <table:table-cell office:value-type="float" office:value="7.330807E-031" calcext:value-type="float">
            <text:p>7.330807E-31</text:p>
          </table:table-cell>
          <table:table-cell office:value-type="float" office:value="1.754502E-036" calcext:value-type="float">
            <text:p>1.754502E-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80898" calcext:value-type="float">
            <text:p>-0.01880898</text:p>
          </table:table-cell>
          <table:table-cell office:value-type="float" office:value="-0.01749485" calcext:value-type="float">
            <text:p>-0.01749485</text:p>
          </table:table-cell>
          <table:table-cell office:value-type="float" office:value="-0.01482171" calcext:value-type="float">
            <text:p>-0.01482171</text:p>
          </table:table-cell>
          <table:table-cell office:value-type="float" office:value="-0.01291654" calcext:value-type="float">
            <text:p>-0.01291654</text:p>
          </table:table-cell>
          <table:table-cell office:value-type="float" office:value="-0.01192824" calcext:value-type="float">
            <text:p>-0.01192824</text:p>
          </table:table-cell>
          <table:table-cell office:value-type="float" office:value="-0.01051345" calcext:value-type="float">
            <text:p>-0.01051345</text:p>
          </table:table-cell>
          <table:table-cell office:value-type="float" office:value="-0.009547938" calcext:value-type="float">
            <text:p>-0.009547938</text:p>
          </table:table-cell>
          <table:table-cell office:value-type="float" office:value="-0.2451826" calcext:value-type="float">
            <text:p>-0.2451826</text:p>
          </table:table-cell>
          <table:table-cell office:value-type="float" office:value="-0.2499345" calcext:value-type="float">
            <text:p>-0.2499345</text:p>
          </table:table-cell>
          <table:table-cell office:value-type="float" office:value="-0.04601669" calcext:value-type="float">
            <text:p>-0.0460166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913759" calcext:value-type="float">
            <text:p>-0.01913759</text:p>
          </table:table-cell>
          <table:table-cell office:value-type="float" office:value="0.01445566" calcext:value-type="float">
            <text:p>0.01445566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99067" calcext:value-type="float">
            <text:p>-2.39906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6" calcext:value-type="float">
            <text:p>9102006</text:p>
          </table:table-cell>
          <table:table-cell office:value-type="float" office:value="789.6961" calcext:value-type="float">
            <text:p>789.6961</text:p>
          </table:table-cell>
          <table:table-cell office:value-type="float" office:value="750.49" calcext:value-type="float">
            <text:p>750.49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2.545" calcext:value-type="float">
            <text:p>1022.545</text:p>
          </table:table-cell>
          <table:table-cell office:value-type="float" office:value="-29.21824" calcext:value-type="float">
            <text:p>-29.21824</text:p>
          </table:table-cell>
          <table:table-cell office:value-type="float" office:value="0" calcext:value-type="float">
            <text:p>0</text:p>
          </table:table-cell>
          <table:table-cell office:value-type="float" office:value="0.3011744" calcext:value-type="float">
            <text:p>0.3011744</text:p>
          </table:table-cell>
          <table:table-cell office:value-type="float" office:value="0.3135632" calcext:value-type="float">
            <text:p>0.3135632</text:p>
          </table:table-cell>
          <table:table-cell office:value-type="float" office:value="0.3365823" calcext:value-type="float">
            <text:p>0.3365823</text:p>
          </table:table-cell>
          <table:table-cell office:value-type="float" office:value="0.3473349" calcext:value-type="float">
            <text:p>0.3473349</text:p>
          </table:table-cell>
          <table:table-cell office:value-type="float" office:value="0.3526519" calcext:value-type="float">
            <text:p>0.3526519</text:p>
          </table:table-cell>
          <table:table-cell office:value-type="float" office:value="0.3094553" calcext:value-type="float">
            <text:p>0.3094553</text:p>
          </table:table-cell>
          <table:table-cell office:value-type="float" office:value="0.3063508" calcext:value-type="float">
            <text:p>0.3063508</text:p>
          </table:table-cell>
          <table:table-cell office:value-type="float" office:value="0.2848643" calcext:value-type="float">
            <text:p>0.2848643</text:p>
          </table:table-cell>
          <table:table-cell office:value-type="float" office:value="0.2788165" calcext:value-type="float">
            <text:p>0.2788165</text:p>
          </table:table-cell>
          <table:table-cell office:value-type="float" office:value="0.3404215" calcext:value-type="float">
            <text:p>0.3404215</text:p>
          </table:table-cell>
          <table:table-cell office:value-type="float" office:value="0.3718258" calcext:value-type="float">
            <text:p>0.3718258</text:p>
          </table:table-cell>
          <table:table-cell office:value-type="float" office:value="0.390421" calcext:value-type="float">
            <text:p>0.390421</text:p>
          </table:table-cell>
          <table:table-cell office:value-type="float" office:value="0.4524165" calcext:value-type="float">
            <text:p>0.4524165</text:p>
          </table:table-cell>
          <table:table-cell office:value-type="float" office:value="0" calcext:value-type="float">
            <text:p>0</text:p>
          </table:table-cell>
          <table:table-cell office:value-type="float" office:value="1.911442E-015" calcext:value-type="float">
            <text:p>1.911442E-15</text:p>
          </table:table-cell>
          <table:table-cell office:value-type="float" office:value="1.967646E-015" calcext:value-type="float">
            <text:p>1.967646E-15</text:p>
          </table:table-cell>
          <table:table-cell office:value-type="float" office:value="1.963247E-015" calcext:value-type="float">
            <text:p>1.963247E-15</text:p>
          </table:table-cell>
          <table:table-cell office:value-type="float" office:value="1.935255E-015" calcext:value-type="float">
            <text:p>1.935255E-15</text:p>
          </table:table-cell>
          <table:table-cell office:value-type="float" office:value="9.46303E-016" calcext:value-type="float">
            <text:p>9.46303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995537" calcext:value-type="float">
            <text:p>-0.03995537</text:p>
          </table:table-cell>
          <table:table-cell office:value-type="float" office:value="-0.02669243" calcext:value-type="float">
            <text:p>-0.02669243</text:p>
          </table:table-cell>
          <table:table-cell office:value-type="float" office:value="-0.01722046" calcext:value-type="float">
            <text:p>-0.01722046</text:p>
          </table:table-cell>
          <table:table-cell office:value-type="float" office:value="-0.01426229" calcext:value-type="float">
            <text:p>-0.01426229</text:p>
          </table:table-cell>
          <table:table-cell office:value-type="float" office:value="-0.01300628" calcext:value-type="float">
            <text:p>-0.01300628</text:p>
          </table:table-cell>
          <table:table-cell office:value-type="float" office:value="-0.01150844" calcext:value-type="float">
            <text:p>-0.01150844</text:p>
          </table:table-cell>
          <table:table-cell office:value-type="float" office:value="-0.01052067" calcext:value-type="float">
            <text:p>-0.01052067</text:p>
          </table:table-cell>
          <table:table-cell office:value-type="float" office:value="-0.2388444" calcext:value-type="float">
            <text:p>-0.2388444</text:p>
          </table:table-cell>
          <table:table-cell office:value-type="float" office:value="-0.2482233" calcext:value-type="float">
            <text:p>-0.2482233</text:p>
          </table:table-cell>
          <table:table-cell office:value-type="float" office:value="-0.04557329" calcext:value-type="float">
            <text:p>-0.0455732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3383729" calcext:value-type="float">
            <text:p>-0.03383729</text:p>
          </table:table-cell>
          <table:table-cell office:value-type="float" office:value="0.03359707" calcext:value-type="float">
            <text:p>0.03359707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305943" calcext:value-type="float">
            <text:p>-2.30594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6" calcext:value-type="float">
            <text:p>10102006</text:p>
          </table:table-cell>
          <table:table-cell office:value-type="float" office:value="792.5535" calcext:value-type="float">
            <text:p>792.5535</text:p>
          </table:table-cell>
          <table:table-cell office:value-type="float" office:value="752.2935" calcext:value-type="float">
            <text:p>752.2935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4.443" calcext:value-type="float">
            <text:p>1024.443</text:p>
          </table:table-cell>
          <table:table-cell office:value-type="float" office:value="-30.06261" calcext:value-type="float">
            <text:p>-30.06261</text:p>
          </table:table-cell>
          <table:table-cell office:value-type="float" office:value="0" calcext:value-type="float">
            <text:p>0</text:p>
          </table:table-cell>
          <table:table-cell office:value-type="float" office:value="0.3298405" calcext:value-type="float">
            <text:p>0.3298405</text:p>
          </table:table-cell>
          <table:table-cell office:value-type="float" office:value="0.3326463" calcext:value-type="float">
            <text:p>0.3326463</text:p>
          </table:table-cell>
          <table:table-cell office:value-type="float" office:value="0.3403374" calcext:value-type="float">
            <text:p>0.3403374</text:p>
          </table:table-cell>
          <table:table-cell office:value-type="float" office:value="0.3469762" calcext:value-type="float">
            <text:p>0.3469762</text:p>
          </table:table-cell>
          <table:table-cell office:value-type="float" office:value="0.3504788" calcext:value-type="float">
            <text:p>0.3504788</text:p>
          </table:table-cell>
          <table:table-cell office:value-type="float" office:value="0.306653" calcext:value-type="float">
            <text:p>0.306653</text:p>
          </table:table-cell>
          <table:table-cell office:value-type="float" office:value="0.3031577" calcext:value-type="float">
            <text:p>0.3031577</text:p>
          </table:table-cell>
          <table:table-cell office:value-type="float" office:value="0.2856244" calcext:value-type="float">
            <text:p>0.2856244</text:p>
          </table:table-cell>
          <table:table-cell office:value-type="float" office:value="0.2789955" calcext:value-type="float">
            <text:p>0.2789955</text:p>
          </table:table-cell>
          <table:table-cell office:value-type="float" office:value="0.3407529" calcext:value-type="float">
            <text:p>0.3407529</text:p>
          </table:table-cell>
          <table:table-cell office:value-type="float" office:value="0.3719428" calcext:value-type="float">
            <text:p>0.3719428</text:p>
          </table:table-cell>
          <table:table-cell office:value-type="float" office:value="0.390759" calcext:value-type="float">
            <text:p>0.390759</text:p>
          </table:table-cell>
          <table:table-cell office:value-type="float" office:value="0.4572876" calcext:value-type="float">
            <text:p>0.4572876</text:p>
          </table:table-cell>
          <table:table-cell office:value-type="float" office:value="0" calcext:value-type="float">
            <text:p>0</text:p>
          </table:table-cell>
          <table:table-cell office:value-type="float" office:value="1.911745E-015" calcext:value-type="float">
            <text:p>1.911745E-15</text:p>
          </table:table-cell>
          <table:table-cell office:value-type="float" office:value="1.967622E-015" calcext:value-type="float">
            <text:p>1.967622E-15</text:p>
          </table:table-cell>
          <table:table-cell office:value-type="float" office:value="1.963233E-015" calcext:value-type="float">
            <text:p>1.963233E-15</text:p>
          </table:table-cell>
          <table:table-cell office:value-type="float" office:value="1.935243E-015" calcext:value-type="float">
            <text:p>1.935243E-15</text:p>
          </table:table-cell>
          <table:table-cell office:value-type="float" office:value="9.462794E-016" calcext:value-type="float">
            <text:p>9.46279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574" calcext:value-type="float">
            <text:p>-0.019574</text:p>
          </table:table-cell>
          <table:table-cell office:value-type="float" office:value="-0.01859134" calcext:value-type="float">
            <text:p>-0.01859134</text:p>
          </table:table-cell>
          <table:table-cell office:value-type="float" office:value="-0.0161248" calcext:value-type="float">
            <text:p>-0.0161248</text:p>
          </table:table-cell>
          <table:table-cell office:value-type="float" office:value="-0.0143661" calcext:value-type="float">
            <text:p>-0.0143661</text:p>
          </table:table-cell>
          <table:table-cell office:value-type="float" office:value="-0.01351394" calcext:value-type="float">
            <text:p>-0.01351394</text:p>
          </table:table-cell>
          <table:table-cell office:value-type="float" office:value="-0.01233244" calcext:value-type="float">
            <text:p>-0.01233244</text:p>
          </table:table-cell>
          <table:table-cell office:value-type="float" office:value="-0.01148845" calcext:value-type="float">
            <text:p>-0.01148845</text:p>
          </table:table-cell>
          <table:table-cell office:value-type="float" office:value="-0.2333269" calcext:value-type="float">
            <text:p>-0.2333269</text:p>
          </table:table-cell>
          <table:table-cell office:value-type="float" office:value="-0.2467384" calcext:value-type="float">
            <text:p>-0.2467384</text:p>
          </table:table-cell>
          <table:table-cell office:value-type="float" office:value="-0.04514724" calcext:value-type="float">
            <text:p>-0.04514724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996279" calcext:value-type="float">
            <text:p>-0.01996279</text:p>
          </table:table-cell>
          <table:table-cell office:value-type="float" office:value="0.03319173" calcext:value-type="float">
            <text:p>0.03319173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338996" calcext:value-type="float">
            <text:p>-2.33899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6" calcext:value-type="float">
            <text:p>11102006</text:p>
          </table:table-cell>
          <table:table-cell office:value-type="float" office:value="792.5535" calcext:value-type="float">
            <text:p>792.5535</text:p>
          </table:table-cell>
          <table:table-cell office:value-type="float" office:value="753.8464" calcext:value-type="float">
            <text:p>753.8464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3.698" calcext:value-type="float">
            <text:p>1023.698</text:p>
          </table:table-cell>
          <table:table-cell office:value-type="float" office:value="-30.86993" calcext:value-type="float">
            <text:p>-30.86993</text:p>
          </table:table-cell>
          <table:table-cell office:value-type="float" office:value="0" calcext:value-type="float">
            <text:p>0</text:p>
          </table:table-cell>
          <table:table-cell office:value-type="float" office:value="0.3159229" calcext:value-type="float">
            <text:p>0.3159229</text:p>
          </table:table-cell>
          <table:table-cell office:value-type="float" office:value="0.3236973" calcext:value-type="float">
            <text:p>0.3236973</text:p>
          </table:table-cell>
          <table:table-cell office:value-type="float" office:value="0.3345516" calcext:value-type="float">
            <text:p>0.3345516</text:p>
          </table:table-cell>
          <table:table-cell office:value-type="float" office:value="0.3421867" calcext:value-type="float">
            <text:p>0.3421867</text:p>
          </table:table-cell>
          <table:table-cell office:value-type="float" office:value="0.3460888" calcext:value-type="float">
            <text:p>0.3460888</text:p>
          </table:table-cell>
          <table:table-cell office:value-type="float" office:value="0.3040392" calcext:value-type="float">
            <text:p>0.3040392</text:p>
          </table:table-cell>
          <table:table-cell office:value-type="float" office:value="0.3003537" calcext:value-type="float">
            <text:p>0.3003537</text:p>
          </table:table-cell>
          <table:table-cell office:value-type="float" office:value="0.2864574" calcext:value-type="float">
            <text:p>0.2864574</text:p>
          </table:table-cell>
          <table:table-cell office:value-type="float" office:value="0.2791764" calcext:value-type="float">
            <text:p>0.2791764</text:p>
          </table:table-cell>
          <table:table-cell office:value-type="float" office:value="0.3410787" calcext:value-type="float">
            <text:p>0.3410787</text:p>
          </table:table-cell>
          <table:table-cell office:value-type="float" office:value="0.3720698" calcext:value-type="float">
            <text:p>0.3720698</text:p>
          </table:table-cell>
          <table:table-cell office:value-type="float" office:value="0.3908871" calcext:value-type="float">
            <text:p>0.3908871</text:p>
          </table:table-cell>
          <table:table-cell office:value-type="float" office:value="0.4614288" calcext:value-type="float">
            <text:p>0.4614288</text:p>
          </table:table-cell>
          <table:table-cell office:value-type="float" office:value="0" calcext:value-type="float">
            <text:p>0</text:p>
          </table:table-cell>
          <table:table-cell office:value-type="float" office:value="1.912028E-015" calcext:value-type="float">
            <text:p>1.912028E-15</text:p>
          </table:table-cell>
          <table:table-cell office:value-type="float" office:value="1.967601E-015" calcext:value-type="float">
            <text:p>1.967601E-15</text:p>
          </table:table-cell>
          <table:table-cell office:value-type="float" office:value="1.963221E-015" calcext:value-type="float">
            <text:p>1.963221E-15</text:p>
          </table:table-cell>
          <table:table-cell office:value-type="float" office:value="1.93523E-015" calcext:value-type="float">
            <text:p>1.93523E-15</text:p>
          </table:table-cell>
          <table:table-cell office:value-type="float" office:value="9.462571E-016" calcext:value-type="float">
            <text:p>9.462571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25291" calcext:value-type="float">
            <text:p>-0.02525291</text:p>
          </table:table-cell>
          <table:table-cell office:value-type="float" office:value="-0.02193129" calcext:value-type="float">
            <text:p>-0.02193129</text:p>
          </table:table-cell>
          <table:table-cell office:value-type="float" office:value="-0.01790783" calcext:value-type="float">
            <text:p>-0.01790783</text:p>
          </table:table-cell>
          <table:table-cell office:value-type="float" office:value="-0.01563876" calcext:value-type="float">
            <text:p>-0.01563876</text:p>
          </table:table-cell>
          <table:table-cell office:value-type="float" office:value="-0.01459573" calcext:value-type="float">
            <text:p>-0.01459573</text:p>
          </table:table-cell>
          <table:table-cell office:value-type="float" office:value="-0.0131547" calcext:value-type="float">
            <text:p>-0.0131547</text:p>
          </table:table-cell>
          <table:table-cell office:value-type="float" office:value="-0.0124171" calcext:value-type="float">
            <text:p>-0.0124171</text:p>
          </table:table-cell>
          <table:table-cell office:value-type="float" office:value="-0.2274589" calcext:value-type="float">
            <text:p>-0.2274589</text:p>
          </table:table-cell>
          <table:table-cell office:value-type="float" office:value="-0.2452488" calcext:value-type="float">
            <text:p>-0.2452488</text:p>
          </table:table-cell>
          <table:table-cell office:value-type="float" office:value="-0.04473279" calcext:value-type="float">
            <text:p>-0.0447327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268271" calcext:value-type="float">
            <text:p>-0.0268271</text:p>
          </table:table-cell>
          <table:table-cell office:value-type="float" office:value="0.03285826" calcext:value-type="float">
            <text:p>0.03285826</text:p>
          </table:table-cell>
          <table:table-cell office:value-type="float" office:value="-9999.032" calcext:value-type="float">
            <text:p>-9999.032</text:p>
          </table:table-cell>
          <table:table-cell office:value-type="float" office:value="-2.36483" calcext:value-type="float">
            <text:p>-2.3648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6" calcext:value-type="float">
            <text:p>12102006</text:p>
          </table:table-cell>
          <table:table-cell office:value-type="float" office:value="792.5535" calcext:value-type="float">
            <text:p>792.5535</text:p>
          </table:table-cell>
          <table:table-cell office:value-type="float" office:value="755.3829" calcext:value-type="float">
            <text:p>755.3829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2.268" calcext:value-type="float">
            <text:p>1022.268</text:p>
          </table:table-cell>
          <table:table-cell office:value-type="float" office:value="-30.977" calcext:value-type="float">
            <text:p>-30.977</text:p>
          </table:table-cell>
          <table:table-cell office:value-type="float" office:value="0" calcext:value-type="float">
            <text:p>0</text:p>
          </table:table-cell>
          <table:table-cell office:value-type="float" office:value="0.3086444" calcext:value-type="float">
            <text:p>0.3086444</text:p>
          </table:table-cell>
          <table:table-cell office:value-type="float" office:value="0.3165829" calcext:value-type="float">
            <text:p>0.3165829</text:p>
          </table:table-cell>
          <table:table-cell office:value-type="float" office:value="0.3290339" calcext:value-type="float">
            <text:p>0.3290339</text:p>
          </table:table-cell>
          <table:table-cell office:value-type="float" office:value="0.3371472" calcext:value-type="float">
            <text:p>0.3371472</text:p>
          </table:table-cell>
          <table:table-cell office:value-type="float" office:value="0.3413216" calcext:value-type="float">
            <text:p>0.3413216</text:p>
          </table:table-cell>
          <table:table-cell office:value-type="float" office:value="0.30093" calcext:value-type="float">
            <text:p>0.30093</text:p>
          </table:table-cell>
          <table:table-cell office:value-type="float" office:value="0.2974429" calcext:value-type="float">
            <text:p>0.2974429</text:p>
          </table:table-cell>
          <table:table-cell office:value-type="float" office:value="0.2873833" calcext:value-type="float">
            <text:p>0.2873833</text:p>
          </table:table-cell>
          <table:table-cell office:value-type="float" office:value="0.2793602" calcext:value-type="float">
            <text:p>0.2793602</text:p>
          </table:table-cell>
          <table:table-cell office:value-type="float" office:value="0.3413989" calcext:value-type="float">
            <text:p>0.3413989</text:p>
          </table:table-cell>
          <table:table-cell office:value-type="float" office:value="0.3721966" calcext:value-type="float">
            <text:p>0.3721966</text:p>
          </table:table-cell>
          <table:table-cell office:value-type="float" office:value="0.3908944" calcext:value-type="float">
            <text:p>0.39089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2298E-015" calcext:value-type="float">
            <text:p>1.912298E-15</text:p>
          </table:table-cell>
          <table:table-cell office:value-type="float" office:value="1.967581E-015" calcext:value-type="float">
            <text:p>1.967581E-15</text:p>
          </table:table-cell>
          <table:table-cell office:value-type="float" office:value="1.963208E-015" calcext:value-type="float">
            <text:p>1.963208E-15</text:p>
          </table:table-cell>
          <table:table-cell office:value-type="float" office:value="1.935216E-015" calcext:value-type="float">
            <text:p>1.935216E-15</text:p>
          </table:table-cell>
          <table:table-cell office:value-type="float" office:value="9.462383E-016" calcext:value-type="float">
            <text:p>9.462383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24958" calcext:value-type="float">
            <text:p>-0.02924958</text:p>
          </table:table-cell>
          <table:table-cell office:value-type="float" office:value="-0.02514764" calcext:value-type="float">
            <text:p>-0.02514764</text:p>
          </table:table-cell>
          <table:table-cell office:value-type="float" office:value="-0.01983164" calcext:value-type="float">
            <text:p>-0.01983164</text:p>
          </table:table-cell>
          <table:table-cell office:value-type="float" office:value="-0.01712516" calcext:value-type="float">
            <text:p>-0.01712516</text:p>
          </table:table-cell>
          <table:table-cell office:value-type="float" office:value="-0.01588507" calcext:value-type="float">
            <text:p>-0.01588507</text:p>
          </table:table-cell>
          <table:table-cell office:value-type="float" office:value="-0.0142152" calcext:value-type="float">
            <text:p>-0.0142152</text:p>
          </table:table-cell>
          <table:table-cell office:value-type="float" office:value="-0.01347259" calcext:value-type="float">
            <text:p>-0.01347259</text:p>
          </table:table-cell>
          <table:table-cell office:value-type="float" office:value="-0.2211108" calcext:value-type="float">
            <text:p>-0.2211108</text:p>
          </table:table-cell>
          <table:table-cell office:value-type="float" office:value="-0.2437448" calcext:value-type="float">
            <text:p>-0.2437448</text:p>
          </table:table-cell>
          <table:table-cell office:value-type="float" office:value="-0.04432959" calcext:value-type="float">
            <text:p>-0.0443295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30895" calcext:value-type="float">
            <text:p>-0.030895</text:p>
          </table:table-cell>
          <table:table-cell office:value-type="float" office:value="0.03247559" calcext:value-type="float">
            <text:p>0.03247559</text:p>
          </table:table-cell>
          <table:table-cell office:value-type="float" office:value="-9999.032" calcext:value-type="float">
            <text:p>-9999.032</text:p>
          </table:table-cell>
          <table:table-cell office:value-type="float" office:value="-2.375696" calcext:value-type="float">
            <text:p>-2.37569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6" calcext:value-type="float">
            <text:p>13102006</text:p>
          </table:table-cell>
          <table:table-cell office:value-type="float" office:value="792.5535" calcext:value-type="float">
            <text:p>792.5535</text:p>
          </table:table-cell>
          <table:table-cell office:value-type="float" office:value="756.9885" calcext:value-type="float">
            <text:p>756.9885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0.663" calcext:value-type="float">
            <text:p>1020.663</text:p>
          </table:table-cell>
          <table:table-cell office:value-type="float" office:value="-30.977" calcext:value-type="float">
            <text:p>-30.977</text:p>
          </table:table-cell>
          <table:table-cell office:value-type="float" office:value="0" calcext:value-type="float">
            <text:p>0</text:p>
          </table:table-cell>
          <table:table-cell office:value-type="float" office:value="0.2998594" calcext:value-type="float">
            <text:p>0.2998594</text:p>
          </table:table-cell>
          <table:table-cell office:value-type="float" office:value="0.3087541" calcext:value-type="float">
            <text:p>0.3087541</text:p>
          </table:table-cell>
          <table:table-cell office:value-type="float" office:value="0.3235599" calcext:value-type="float">
            <text:p>0.3235599</text:p>
          </table:table-cell>
          <table:table-cell office:value-type="float" office:value="0.332473" calcext:value-type="float">
            <text:p>0.332473</text:p>
          </table:table-cell>
          <table:table-cell office:value-type="float" office:value="0.3367895" calcext:value-type="float">
            <text:p>0.3367895</text:p>
          </table:table-cell>
          <table:table-cell office:value-type="float" office:value="0.2979245" calcext:value-type="float">
            <text:p>0.2979245</text:p>
          </table:table-cell>
          <table:table-cell office:value-type="float" office:value="0.2945716" calcext:value-type="float">
            <text:p>0.2945716</text:p>
          </table:table-cell>
          <table:table-cell office:value-type="float" office:value="0.2882734" calcext:value-type="float">
            <text:p>0.2882734</text:p>
          </table:table-cell>
          <table:table-cell office:value-type="float" office:value="0.2795464" calcext:value-type="float">
            <text:p>0.2795464</text:p>
          </table:table-cell>
          <table:table-cell office:value-type="float" office:value="0.3417137" calcext:value-type="float">
            <text:p>0.3417137</text:p>
          </table:table-cell>
          <table:table-cell office:value-type="float" office:value="0.3723179" calcext:value-type="float">
            <text:p>0.3723179</text:p>
          </table:table-cell>
          <table:table-cell office:value-type="float" office:value="0.3908563" calcext:value-type="float">
            <text:p>0.39085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257E-015" calcext:value-type="float">
            <text:p>1.91257E-15</text:p>
          </table:table-cell>
          <table:table-cell office:value-type="float" office:value="1.96756E-015" calcext:value-type="float">
            <text:p>1.96756E-15</text:p>
          </table:table-cell>
          <table:table-cell office:value-type="float" office:value="1.963195E-015" calcext:value-type="float">
            <text:p>1.963195E-15</text:p>
          </table:table-cell>
          <table:table-cell office:value-type="float" office:value="1.935202E-015" calcext:value-type="float">
            <text:p>1.935202E-15</text:p>
          </table:table-cell>
          <table:table-cell office:value-type="float" office:value="9.462187E-016" calcext:value-type="float">
            <text:p>9.462187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560367" calcext:value-type="float">
            <text:p>-0.03560367</text:p>
          </table:table-cell>
          <table:table-cell office:value-type="float" office:value="-0.02932974" calcext:value-type="float">
            <text:p>-0.02932974</text:p>
          </table:table-cell>
          <table:table-cell office:value-type="float" office:value="-0.0219746" calcext:value-type="float">
            <text:p>-0.0219746</text:p>
          </table:table-cell>
          <table:table-cell office:value-type="float" office:value="-0.01865212" calcext:value-type="float">
            <text:p>-0.01865212</text:p>
          </table:table-cell>
          <table:table-cell office:value-type="float" office:value="-0.01723582" calcext:value-type="float">
            <text:p>-0.01723582</text:p>
          </table:table-cell>
          <table:table-cell office:value-type="float" office:value="-0.01533564" calcext:value-type="float">
            <text:p>-0.01533564</text:p>
          </table:table-cell>
          <table:table-cell office:value-type="float" office:value="-0.0146132" calcext:value-type="float">
            <text:p>-0.0146132</text:p>
          </table:table-cell>
          <table:table-cell office:value-type="float" office:value="-0.2151936" calcext:value-type="float">
            <text:p>-0.2151936</text:p>
          </table:table-cell>
          <table:table-cell office:value-type="float" office:value="-0.2422322" calcext:value-type="float">
            <text:p>-0.2422322</text:p>
          </table:table-cell>
          <table:table-cell office:value-type="float" office:value="-0.043937" calcext:value-type="float">
            <text:p>-0.04393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3809464" calcext:value-type="float">
            <text:p>-0.03809464</text:p>
          </table:table-cell>
          <table:table-cell office:value-type="float" office:value="0.03203765" calcext:value-type="float">
            <text:p>0.03203765</text:p>
          </table:table-cell>
          <table:table-cell office:value-type="float" office:value="-9999.031" calcext:value-type="float">
            <text:p>-9999.031</text:p>
          </table:table-cell>
          <table:table-cell office:value-type="float" office:value="-2.379758" calcext:value-type="float">
            <text:p>-2.37975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6" calcext:value-type="float">
            <text:p>14102006</text:p>
          </table:table-cell>
          <table:table-cell office:value-type="float" office:value="792.8711" calcext:value-type="float">
            <text:p>792.8711</text:p>
          </table:table-cell>
          <table:table-cell office:value-type="float" office:value="758.7141" calcext:value-type="float">
            <text:p>758.7141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9.255" calcext:value-type="float">
            <text:p>1019.255</text:p>
          </table:table-cell>
          <table:table-cell office:value-type="float" office:value="-30.9768" calcext:value-type="float">
            <text:p>-30.9768</text:p>
          </table:table-cell>
          <table:table-cell office:value-type="float" office:value="0" calcext:value-type="float">
            <text:p>0</text:p>
          </table:table-cell>
          <table:table-cell office:value-type="float" office:value="0.2945056" calcext:value-type="float">
            <text:p>0.2945056</text:p>
          </table:table-cell>
          <table:table-cell office:value-type="float" office:value="0.3002268" calcext:value-type="float">
            <text:p>0.3002268</text:p>
          </table:table-cell>
          <table:table-cell office:value-type="float" office:value="0.3177305" calcext:value-type="float">
            <text:p>0.3177305</text:p>
          </table:table-cell>
          <table:table-cell office:value-type="float" office:value="0.3278477" calcext:value-type="float">
            <text:p>0.3278477</text:p>
          </table:table-cell>
          <table:table-cell office:value-type="float" office:value="0.3326003" calcext:value-type="float">
            <text:p>0.3326003</text:p>
          </table:table-cell>
          <table:table-cell office:value-type="float" office:value="0.2949416" calcext:value-type="float">
            <text:p>0.2949416</text:p>
          </table:table-cell>
          <table:table-cell office:value-type="float" office:value="0.2917716" calcext:value-type="float">
            <text:p>0.2917716</text:p>
          </table:table-cell>
          <table:table-cell office:value-type="float" office:value="0.2891296" calcext:value-type="float">
            <text:p>0.2891296</text:p>
          </table:table-cell>
          <table:table-cell office:value-type="float" office:value="0.2797355" calcext:value-type="float">
            <text:p>0.2797355</text:p>
          </table:table-cell>
          <table:table-cell office:value-type="float" office:value="0.3421255" calcext:value-type="float">
            <text:p>0.3421255</text:p>
          </table:table-cell>
          <table:table-cell office:value-type="float" office:value="0.3722922" calcext:value-type="float">
            <text:p>0.3722922</text:p>
          </table:table-cell>
          <table:table-cell office:value-type="float" office:value="0.390804" calcext:value-type="float">
            <text:p>0.3908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285E-015" calcext:value-type="float">
            <text:p>1.91285E-15</text:p>
          </table:table-cell>
          <table:table-cell office:value-type="float" office:value="1.967537E-015" calcext:value-type="float">
            <text:p>1.967537E-15</text:p>
          </table:table-cell>
          <table:table-cell office:value-type="float" office:value="1.963182E-015" calcext:value-type="float">
            <text:p>1.963182E-15</text:p>
          </table:table-cell>
          <table:table-cell office:value-type="float" office:value="1.935187E-015" calcext:value-type="float">
            <text:p>1.935187E-15</text:p>
          </table:table-cell>
          <table:table-cell office:value-type="float" office:value="9.462026E-016" calcext:value-type="float">
            <text:p>9.462026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304831" calcext:value-type="float">
            <text:p>-0.04304831</text:p>
          </table:table-cell>
          <table:table-cell office:value-type="float" office:value="-0.03537037" calcext:value-type="float">
            <text:p>-0.03537037</text:p>
          </table:table-cell>
          <table:table-cell office:value-type="float" office:value="-0.024557" calcext:value-type="float">
            <text:p>-0.024557</text:p>
          </table:table-cell>
          <table:table-cell office:value-type="float" office:value="-0.02031881" calcext:value-type="float">
            <text:p>-0.02031881</text:p>
          </table:table-cell>
          <table:table-cell office:value-type="float" office:value="-0.01860181" calcext:value-type="float">
            <text:p>-0.01860181</text:p>
          </table:table-cell>
          <table:table-cell office:value-type="float" office:value="-0.01654925" calcext:value-type="float">
            <text:p>-0.01654925</text:p>
          </table:table-cell>
          <table:table-cell office:value-type="float" office:value="-0.0158305" calcext:value-type="float">
            <text:p>-0.0158305</text:p>
          </table:table-cell>
          <table:table-cell office:value-type="float" office:value="-0.2096681" calcext:value-type="float">
            <text:p>-0.2096681</text:p>
          </table:table-cell>
          <table:table-cell office:value-type="float" office:value="-0.2407065" calcext:value-type="float">
            <text:p>-0.2407065</text:p>
          </table:table-cell>
          <table:table-cell office:value-type="float" office:value="-0.04343073" calcext:value-type="float">
            <text:p>-0.0434307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4085786" calcext:value-type="float">
            <text:p>-0.04085786</text:p>
          </table:table-cell>
          <table:table-cell office:value-type="float" office:value="0.0315379" calcext:value-type="float">
            <text:p>0.0315379</text:p>
          </table:table-cell>
          <table:table-cell office:value-type="float" office:value="-9999.031" calcext:value-type="float">
            <text:p>-9999.031</text:p>
          </table:table-cell>
          <table:table-cell office:value-type="float" office:value="-2.383662" calcext:value-type="float">
            <text:p>-2.38366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6" calcext:value-type="float">
            <text:p>15102006</text:p>
          </table:table-cell>
          <table:table-cell office:value-type="float" office:value="793.8873" calcext:value-type="float">
            <text:p>793.8873</text:p>
          </table:table-cell>
          <table:table-cell office:value-type="float" office:value="760.6089" calcext:value-type="float">
            <text:p>760.6089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8.376" calcext:value-type="float">
            <text:p>1018.376</text:p>
          </table:table-cell>
          <table:table-cell office:value-type="float" office:value="-30.97618" calcext:value-type="float">
            <text:p>-30.97618</text:p>
          </table:table-cell>
          <table:table-cell office:value-type="float" office:value="0" calcext:value-type="float">
            <text:p>0</text:p>
          </table:table-cell>
          <table:table-cell office:value-type="float" office:value="0.2914035" calcext:value-type="float">
            <text:p>0.2914035</text:p>
          </table:table-cell>
          <table:table-cell office:value-type="float" office:value="0.3000574" calcext:value-type="float">
            <text:p>0.3000574</text:p>
          </table:table-cell>
          <table:table-cell office:value-type="float" office:value="0.3161163" calcext:value-type="float">
            <text:p>0.3161163</text:p>
          </table:table-cell>
          <table:table-cell office:value-type="float" office:value="0.3247671" calcext:value-type="float">
            <text:p>0.3247671</text:p>
          </table:table-cell>
          <table:table-cell office:value-type="float" office:value="0.3289171" calcext:value-type="float">
            <text:p>0.3289171</text:p>
          </table:table-cell>
          <table:table-cell office:value-type="float" office:value="0.2921468" calcext:value-type="float">
            <text:p>0.2921468</text:p>
          </table:table-cell>
          <table:table-cell office:value-type="float" office:value="0.2890857" calcext:value-type="float">
            <text:p>0.2890857</text:p>
          </table:table-cell>
          <table:table-cell office:value-type="float" office:value="0.2899521" calcext:value-type="float">
            <text:p>0.2899521</text:p>
          </table:table-cell>
          <table:table-cell office:value-type="float" office:value="0.2799263" calcext:value-type="float">
            <text:p>0.2799263</text:p>
          </table:table-cell>
          <table:table-cell office:value-type="float" office:value="0.3425378" calcext:value-type="float">
            <text:p>0.3425378</text:p>
          </table:table-cell>
          <table:table-cell office:value-type="float" office:value="0.3722669" calcext:value-type="float">
            <text:p>0.3722669</text:p>
          </table:table-cell>
          <table:table-cell office:value-type="float" office:value="0.390734" calcext:value-type="float">
            <text:p>0.3907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3161E-015" calcext:value-type="float">
            <text:p>1.913161E-15</text:p>
          </table:table-cell>
          <table:table-cell office:value-type="float" office:value="1.967516E-015" calcext:value-type="float">
            <text:p>1.967516E-15</text:p>
          </table:table-cell>
          <table:table-cell office:value-type="float" office:value="1.963168E-015" calcext:value-type="float">
            <text:p>1.963168E-15</text:p>
          </table:table-cell>
          <table:table-cell office:value-type="float" office:value="1.935169E-015" calcext:value-type="float">
            <text:p>1.935169E-15</text:p>
          </table:table-cell>
          <table:table-cell office:value-type="float" office:value="9.461847E-016" calcext:value-type="float">
            <text:p>9.461847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515899" calcext:value-type="float">
            <text:p>-0.04515899</text:p>
          </table:table-cell>
          <table:table-cell office:value-type="float" office:value="-0.03545288" calcext:value-type="float">
            <text:p>-0.03545288</text:p>
          </table:table-cell>
          <table:table-cell office:value-type="float" office:value="-0.02533508" calcext:value-type="float">
            <text:p>-0.02533508</text:p>
          </table:table-cell>
          <table:table-cell office:value-type="float" office:value="-0.02152463" calcext:value-type="float">
            <text:p>-0.02152463</text:p>
          </table:table-cell>
          <table:table-cell office:value-type="float" office:value="-0.0199201" calcext:value-type="float">
            <text:p>-0.0199201</text:p>
          </table:table-cell>
          <table:table-cell office:value-type="float" office:value="-0.01778354" calcext:value-type="float">
            <text:p>-0.01778354</text:p>
          </table:table-cell>
          <table:table-cell office:value-type="float" office:value="-0.0171062" calcext:value-type="float">
            <text:p>-0.0171062</text:p>
          </table:table-cell>
          <table:table-cell office:value-type="float" office:value="-0.2045081" calcext:value-type="float">
            <text:p>-0.2045081</text:p>
          </table:table-cell>
          <table:table-cell office:value-type="float" office:value="-0.2391768" calcext:value-type="float">
            <text:p>-0.2391768</text:p>
          </table:table-cell>
          <table:table-cell office:value-type="float" office:value="-0.04292887" calcext:value-type="float">
            <text:p>-0.0429288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4698629" calcext:value-type="float">
            <text:p>-0.04698629</text:p>
          </table:table-cell>
          <table:table-cell office:value-type="float" office:value="0.03084249" calcext:value-type="float">
            <text:p>0.03084249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387433" calcext:value-type="float">
            <text:p>-2.38743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6" calcext:value-type="float">
            <text:p>16102006</text:p>
          </table:table-cell>
          <table:table-cell office:value-type="float" office:value="795.03" calcext:value-type="float">
            <text:p>795.03</text:p>
          </table:table-cell>
          <table:table-cell office:value-type="float" office:value="762.4391" calcext:value-type="float">
            <text:p>762.4391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7.688" calcext:value-type="float">
            <text:p>1017.688</text:p>
          </table:table-cell>
          <table:table-cell office:value-type="float" office:value="-30.97542" calcext:value-type="float">
            <text:p>-30.97542</text:p>
          </table:table-cell>
          <table:table-cell office:value-type="float" office:value="0" calcext:value-type="float">
            <text:p>0</text:p>
          </table:table-cell>
          <table:table-cell office:value-type="float" office:value="0.2915014" calcext:value-type="float">
            <text:p>0.2915014</text:p>
          </table:table-cell>
          <table:table-cell office:value-type="float" office:value="0.29283" calcext:value-type="float">
            <text:p>0.29283</text:p>
          </table:table-cell>
          <table:table-cell office:value-type="float" office:value="0.3115127" calcext:value-type="float">
            <text:p>0.3115127</text:p>
          </table:table-cell>
          <table:table-cell office:value-type="float" office:value="0.3211969" calcext:value-type="float">
            <text:p>0.3211969</text:p>
          </table:table-cell>
          <table:table-cell office:value-type="float" office:value="0.3255205" calcext:value-type="float">
            <text:p>0.3255205</text:p>
          </table:table-cell>
          <table:table-cell office:value-type="float" office:value="0.2896392" calcext:value-type="float">
            <text:p>0.2896392</text:p>
          </table:table-cell>
          <table:table-cell office:value-type="float" office:value="0.2862371" calcext:value-type="float">
            <text:p>0.2862371</text:p>
          </table:table-cell>
          <table:table-cell office:value-type="float" office:value="0.290859" calcext:value-type="float">
            <text:p>0.290859</text:p>
          </table:table-cell>
          <table:table-cell office:value-type="float" office:value="0.2801203" calcext:value-type="float">
            <text:p>0.2801203</text:p>
          </table:table-cell>
          <table:table-cell office:value-type="float" office:value="0.3429377" calcext:value-type="float">
            <text:p>0.3429377</text:p>
          </table:table-cell>
          <table:table-cell office:value-type="float" office:value="0.3722571" calcext:value-type="float">
            <text:p>0.3722571</text:p>
          </table:table-cell>
          <table:table-cell office:value-type="float" office:value="0.3906504" calcext:value-type="float">
            <text:p>0.39065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3515E-015" calcext:value-type="float">
            <text:p>1.913515E-15</text:p>
          </table:table-cell>
          <table:table-cell office:value-type="float" office:value="1.96749E-015" calcext:value-type="float">
            <text:p>1.96749E-15</text:p>
          </table:table-cell>
          <table:table-cell office:value-type="float" office:value="1.963153E-015" calcext:value-type="float">
            <text:p>1.963153E-15</text:p>
          </table:table-cell>
          <table:table-cell office:value-type="float" office:value="1.935146E-015" calcext:value-type="float">
            <text:p>1.935146E-15</text:p>
          </table:table-cell>
          <table:table-cell office:value-type="float" office:value="9.461651E-016" calcext:value-type="float">
            <text:p>9.461651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116096" calcext:value-type="float">
            <text:p>-0.05116096</text:p>
          </table:table-cell>
          <table:table-cell office:value-type="float" office:value="-0.04290882" calcext:value-type="float">
            <text:p>-0.04290882</text:p>
          </table:table-cell>
          <table:table-cell office:value-type="float" office:value="-0.02772921" calcext:value-type="float">
            <text:p>-0.02772921</text:p>
          </table:table-cell>
          <table:table-cell office:value-type="float" office:value="-0.02303088" calcext:value-type="float">
            <text:p>-0.02303088</text:p>
          </table:table-cell>
          <table:table-cell office:value-type="float" office:value="-0.02122119" calcext:value-type="float">
            <text:p>-0.02122119</text:p>
          </table:table-cell>
          <table:table-cell office:value-type="float" office:value="-0.01898133" calcext:value-type="float">
            <text:p>-0.01898133</text:p>
          </table:table-cell>
          <table:table-cell office:value-type="float" office:value="-0.01858299" calcext:value-type="float">
            <text:p>-0.01858299</text:p>
          </table:table-cell>
          <table:table-cell office:value-type="float" office:value="-0.1989974" calcext:value-type="float">
            <text:p>-0.1989974</text:p>
          </table:table-cell>
          <table:table-cell office:value-type="float" office:value="-0.237634" calcext:value-type="float">
            <text:p>-0.237634</text:p>
          </table:table-cell>
          <table:table-cell office:value-type="float" office:value="-0.04244818" calcext:value-type="float">
            <text:p>-0.04244818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3573125" calcext:value-type="float">
            <text:p>-0.03573125</text:p>
          </table:table-cell>
          <table:table-cell office:value-type="float" office:value="0.03012137" calcext:value-type="float">
            <text:p>0.03012137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391081" calcext:value-type="float">
            <text:p>-2.39108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6" calcext:value-type="float">
            <text:p>17102006</text:p>
          </table:table-cell>
          <table:table-cell office:value-type="float" office:value="798.8399" calcext:value-type="float">
            <text:p>798.8399</text:p>
          </table:table-cell>
          <table:table-cell office:value-type="float" office:value="764.2083" calcext:value-type="float">
            <text:p>764.2083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9.727" calcext:value-type="float">
            <text:p>1019.727</text:p>
          </table:table-cell>
          <table:table-cell office:value-type="float" office:value="-30.97265" calcext:value-type="float">
            <text:p>-30.97265</text:p>
          </table:table-cell>
          <table:table-cell office:value-type="float" office:value="0" calcext:value-type="float">
            <text:p>0</text:p>
          </table:table-cell>
          <table:table-cell office:value-type="float" office:value="0.3420821" calcext:value-type="float">
            <text:p>0.3420821</text:p>
          </table:table-cell>
          <table:table-cell office:value-type="float" office:value="0.3145993" calcext:value-type="float">
            <text:p>0.3145993</text:p>
          </table:table-cell>
          <table:table-cell office:value-type="float" office:value="0.3190013" calcext:value-type="float">
            <text:p>0.3190013</text:p>
          </table:table-cell>
          <table:table-cell office:value-type="float" office:value="0.3219258" calcext:value-type="float">
            <text:p>0.3219258</text:p>
          </table:table-cell>
          <table:table-cell office:value-type="float" office:value="0.3242038" calcext:value-type="float">
            <text:p>0.3242038</text:p>
          </table:table-cell>
          <table:table-cell office:value-type="float" office:value="0.2872654" calcext:value-type="float">
            <text:p>0.2872654</text:p>
          </table:table-cell>
          <table:table-cell office:value-type="float" office:value="0.2834867" calcext:value-type="float">
            <text:p>0.2834867</text:p>
          </table:table-cell>
          <table:table-cell office:value-type="float" office:value="0.2918522" calcext:value-type="float">
            <text:p>0.2918522</text:p>
          </table:table-cell>
          <table:table-cell office:value-type="float" office:value="0.2803167" calcext:value-type="float">
            <text:p>0.2803167</text:p>
          </table:table-cell>
          <table:table-cell office:value-type="float" office:value="0.3433264" calcext:value-type="float">
            <text:p>0.3433264</text:p>
          </table:table-cell>
          <table:table-cell office:value-type="float" office:value="0.3722598" calcext:value-type="float">
            <text:p>0.3722598</text:p>
          </table:table-cell>
          <table:table-cell office:value-type="float" office:value="0.3905573" calcext:value-type="float">
            <text:p>0.390557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3859E-015" calcext:value-type="float">
            <text:p>1.913859E-15</text:p>
          </table:table-cell>
          <table:table-cell office:value-type="float" office:value="1.967464E-015" calcext:value-type="float">
            <text:p>1.967464E-15</text:p>
          </table:table-cell>
          <table:table-cell office:value-type="float" office:value="1.96314E-015" calcext:value-type="float">
            <text:p>1.96314E-15</text:p>
          </table:table-cell>
          <table:table-cell office:value-type="float" office:value="1.935125E-015" calcext:value-type="float">
            <text:p>1.935125E-15</text:p>
          </table:table-cell>
          <table:table-cell office:value-type="float" office:value="9.461419E-016" calcext:value-type="float">
            <text:p>9.461419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61042" calcext:value-type="float">
            <text:p>-0.01961042</text:p>
          </table:table-cell>
          <table:table-cell office:value-type="float" office:value="-0.02649162" calcext:value-type="float">
            <text:p>-0.02649162</text:p>
          </table:table-cell>
          <table:table-cell office:value-type="float" office:value="-0.02398168" calcext:value-type="float">
            <text:p>-0.02398168</text:p>
          </table:table-cell>
          <table:table-cell office:value-type="float" office:value="-0.0227263" calcext:value-type="float">
            <text:p>-0.0227263</text:p>
          </table:table-cell>
          <table:table-cell office:value-type="float" office:value="-0.02176936" calcext:value-type="float">
            <text:p>-0.02176936</text:p>
          </table:table-cell>
          <table:table-cell office:value-type="float" office:value="-0.02020274" calcext:value-type="float">
            <text:p>-0.02020274</text:p>
          </table:table-cell>
          <table:table-cell office:value-type="float" office:value="-0.02015191" calcext:value-type="float">
            <text:p>-0.02015191</text:p>
          </table:table-cell>
          <table:table-cell office:value-type="float" office:value="-0.1931347" calcext:value-type="float">
            <text:p>-0.1931347</text:p>
          </table:table-cell>
          <table:table-cell office:value-type="float" office:value="-0.2360823" calcext:value-type="float">
            <text:p>-0.2360823</text:p>
          </table:table-cell>
          <table:table-cell office:value-type="float" office:value="-0.04198653" calcext:value-type="float">
            <text:p>-0.0419865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438745" calcext:value-type="float">
            <text:p>-0.01438745</text:p>
          </table:table-cell>
          <table:table-cell office:value-type="float" office:value="0.02940535" calcext:value-type="float">
            <text:p>0.02940535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394622" calcext:value-type="float">
            <text:p>-2.39462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6" calcext:value-type="float">
            <text:p>18102006</text:p>
          </table:table-cell>
          <table:table-cell office:value-type="float" office:value="801.6974" calcext:value-type="float">
            <text:p>801.6974</text:p>
          </table:table-cell>
          <table:table-cell office:value-type="float" office:value="764.8035" calcext:value-type="float">
            <text:p>764.8035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1.987" calcext:value-type="float">
            <text:p>1021.987</text:p>
          </table:table-cell>
          <table:table-cell office:value-type="float" office:value="-30.97064" calcext:value-type="float">
            <text:p>-30.97064</text:p>
          </table:table-cell>
          <table:table-cell office:value-type="float" office:value="1.986911" calcext:value-type="float">
            <text:p>1.986911</text:p>
          </table:table-cell>
          <table:table-cell office:value-type="float" office:value="0.3351722" calcext:value-type="float">
            <text:p>0.3351722</text:p>
          </table:table-cell>
          <table:table-cell office:value-type="float" office:value="0.3393736" calcext:value-type="float">
            <text:p>0.3393736</text:p>
          </table:table-cell>
          <table:table-cell office:value-type="float" office:value="0.3345503" calcext:value-type="float">
            <text:p>0.3345503</text:p>
          </table:table-cell>
          <table:table-cell office:value-type="float" office:value="0.3281198" calcext:value-type="float">
            <text:p>0.3281198</text:p>
          </table:table-cell>
          <table:table-cell office:value-type="float" office:value="0.3265438" calcext:value-type="float">
            <text:p>0.3265438</text:p>
          </table:table-cell>
          <table:table-cell office:value-type="float" office:value="0.2859814" calcext:value-type="float">
            <text:p>0.2859814</text:p>
          </table:table-cell>
          <table:table-cell office:value-type="float" office:value="0.2813857" calcext:value-type="float">
            <text:p>0.2813857</text:p>
          </table:table-cell>
          <table:table-cell office:value-type="float" office:value="0.2927948" calcext:value-type="float">
            <text:p>0.2927948</text:p>
          </table:table-cell>
          <table:table-cell office:value-type="float" office:value="0.2805357" calcext:value-type="float">
            <text:p>0.2805357</text:p>
          </table:table-cell>
          <table:table-cell office:value-type="float" office:value="0.34369" calcext:value-type="float">
            <text:p>0.34369</text:p>
          </table:table-cell>
          <table:table-cell office:value-type="float" office:value="0.3722721" calcext:value-type="float">
            <text:p>0.3722721</text:p>
          </table:table-cell>
          <table:table-cell office:value-type="float" office:value="0.390457" calcext:value-type="float">
            <text:p>0.39045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4153E-015" calcext:value-type="float">
            <text:p>1.914153E-15</text:p>
          </table:table-cell>
          <table:table-cell office:value-type="float" office:value="1.967441E-015" calcext:value-type="float">
            <text:p>1.967441E-15</text:p>
          </table:table-cell>
          <table:table-cell office:value-type="float" office:value="1.963126E-015" calcext:value-type="float">
            <text:p>1.963126E-15</text:p>
          </table:table-cell>
          <table:table-cell office:value-type="float" office:value="1.93511E-015" calcext:value-type="float">
            <text:p>1.93511E-15</text:p>
          </table:table-cell>
          <table:table-cell office:value-type="float" office:value="9.461236E-016" calcext:value-type="float">
            <text:p>9.461236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49098" calcext:value-type="float">
            <text:p>-0.01749098</text:p>
          </table:table-cell>
          <table:table-cell office:value-type="float" office:value="-0.01629771" calcext:value-type="float">
            <text:p>-0.01629771</text:p>
          </table:table-cell>
          <table:table-cell office:value-type="float" office:value="-0.01792726" calcext:value-type="float">
            <text:p>-0.01792726</text:p>
          </table:table-cell>
          <table:table-cell office:value-type="float" office:value="-0.02026461" calcext:value-type="float">
            <text:p>-0.02026461</text:p>
          </table:table-cell>
          <table:table-cell office:value-type="float" office:value="-0.02085995" calcext:value-type="float">
            <text:p>-0.02085995</text:p>
          </table:table-cell>
          <table:table-cell office:value-type="float" office:value="-0.02090796" calcext:value-type="float">
            <text:p>-0.02090796</text:p>
          </table:table-cell>
          <table:table-cell office:value-type="float" office:value="-0.02145211" calcext:value-type="float">
            <text:p>-0.02145211</text:p>
          </table:table-cell>
          <table:table-cell office:value-type="float" office:value="-0.1877475" calcext:value-type="float">
            <text:p>-0.1877475</text:p>
          </table:table-cell>
          <table:table-cell office:value-type="float" office:value="-0.2343703" calcext:value-type="float">
            <text:p>-0.2343703</text:p>
          </table:table-cell>
          <table:table-cell office:value-type="float" office:value="-0.0415592" calcext:value-type="float">
            <text:p>-0.041559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824721" calcext:value-type="float">
            <text:p>-0.01824721</text:p>
          </table:table-cell>
          <table:table-cell office:value-type="float" office:value="0.02903893" calcext:value-type="float">
            <text:p>0.02903893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98048" calcext:value-type="float">
            <text:p>-2.39804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6" calcext:value-type="float">
            <text:p>19102006</text:p>
          </table:table-cell>
          <table:table-cell office:value-type="float" office:value="802.3959" calcext:value-type="float">
            <text:p>802.3959</text:p>
          </table:table-cell>
          <table:table-cell office:value-type="float" office:value="766.0494" calcext:value-type="float">
            <text:p>766.0494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1.621" calcext:value-type="float">
            <text:p>1021.621</text:p>
          </table:table-cell>
          <table:table-cell office:value-type="float" office:value="-31.15167" calcext:value-type="float">
            <text:p>-31.15167</text:p>
          </table:table-cell>
          <table:table-cell office:value-type="float" office:value="0" calcext:value-type="float">
            <text:p>0</text:p>
          </table:table-cell>
          <table:table-cell office:value-type="float" office:value="0.3464878" calcext:value-type="float">
            <text:p>0.3464878</text:p>
          </table:table-cell>
          <table:table-cell office:value-type="float" office:value="0.3233346" calcext:value-type="float">
            <text:p>0.3233346</text:p>
          </table:table-cell>
          <table:table-cell office:value-type="float" office:value="0.3265881" calcext:value-type="float">
            <text:p>0.3265881</text:p>
          </table:table-cell>
          <table:table-cell office:value-type="float" office:value="0.3285387" calcext:value-type="float">
            <text:p>0.3285387</text:p>
          </table:table-cell>
          <table:table-cell office:value-type="float" office:value="0.3286984" calcext:value-type="float">
            <text:p>0.3286984</text:p>
          </table:table-cell>
          <table:table-cell office:value-type="float" office:value="0.2870395" calcext:value-type="float">
            <text:p>0.2870395</text:p>
          </table:table-cell>
          <table:table-cell office:value-type="float" office:value="0.2830244" calcext:value-type="float">
            <text:p>0.2830244</text:p>
          </table:table-cell>
          <table:table-cell office:value-type="float" office:value="0.2936977" calcext:value-type="float">
            <text:p>0.2936977</text:p>
          </table:table-cell>
          <table:table-cell office:value-type="float" office:value="0.280798" calcext:value-type="float">
            <text:p>0.280798</text:p>
          </table:table-cell>
          <table:table-cell office:value-type="float" office:value="0.3440153" calcext:value-type="float">
            <text:p>0.3440153</text:p>
          </table:table-cell>
          <table:table-cell office:value-type="float" office:value="0.3722933" calcext:value-type="float">
            <text:p>0.3722933</text:p>
          </table:table-cell>
          <table:table-cell office:value-type="float" office:value="0.3905633" calcext:value-type="float">
            <text:p>0.3905633</text:p>
          </table:table-cell>
          <table:table-cell office:value-type="float" office:value="0.454772" calcext:value-type="float">
            <text:p>0.454772</text:p>
          </table:table-cell>
          <table:table-cell office:value-type="float" office:value="0" calcext:value-type="float">
            <text:p>0</text:p>
          </table:table-cell>
          <table:table-cell office:value-type="float" office:value="1.91443E-015" calcext:value-type="float">
            <text:p>1.91443E-15</text:p>
          </table:table-cell>
          <table:table-cell office:value-type="float" office:value="1.967419E-015" calcext:value-type="float">
            <text:p>1.967419E-15</text:p>
          </table:table-cell>
          <table:table-cell office:value-type="float" office:value="1.963112E-015" calcext:value-type="float">
            <text:p>1.963112E-15</text:p>
          </table:table-cell>
          <table:table-cell office:value-type="float" office:value="1.935098E-015" calcext:value-type="float">
            <text:p>1.935098E-15</text:p>
          </table:table-cell>
          <table:table-cell office:value-type="float" office:value="9.46104E-016" calcext:value-type="float">
            <text:p>9.4610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92003" calcext:value-type="float">
            <text:p>-0.01692003</text:p>
          </table:table-cell>
          <table:table-cell office:value-type="float" office:value="-0.0223904" calcext:value-type="float">
            <text:p>-0.0223904</text:p>
          </table:table-cell>
          <table:table-cell office:value-type="float" office:value="-0.0207635" calcext:value-type="float">
            <text:p>-0.0207635</text:p>
          </table:table-cell>
          <table:table-cell office:value-type="float" office:value="-0.02006109" calcext:value-type="float">
            <text:p>-0.02006109</text:p>
          </table:table-cell>
          <table:table-cell office:value-type="float" office:value="-0.02000964" calcext:value-type="float">
            <text:p>-0.02000964</text:p>
          </table:table-cell>
          <table:table-cell office:value-type="float" office:value="-0.02033603" calcext:value-type="float">
            <text:p>-0.02033603</text:p>
          </table:table-cell>
          <table:table-cell office:value-type="float" office:value="-0.02043189" calcext:value-type="float">
            <text:p>-0.02043189</text:p>
          </table:table-cell>
          <table:table-cell office:value-type="float" office:value="-0.1827453" calcext:value-type="float">
            <text:p>-0.1827453</text:p>
          </table:table-cell>
          <table:table-cell office:value-type="float" office:value="-0.2323325" calcext:value-type="float">
            <text:p>-0.2323325</text:p>
          </table:table-cell>
          <table:table-cell office:value-type="float" office:value="-0.04118158" calcext:value-type="float">
            <text:p>-0.04118158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417594" calcext:value-type="float">
            <text:p>-0.01417594</text:p>
          </table:table-cell>
          <table:table-cell office:value-type="float" office:value="0.0284903" calcext:value-type="float">
            <text:p>0.0284903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28334" calcext:value-type="float">
            <text:p>-2.32833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6" calcext:value-type="float">
            <text:p>20102006</text:p>
          </table:table-cell>
          <table:table-cell office:value-type="float" office:value="804.7455" calcext:value-type="float">
            <text:p>804.7455</text:p>
          </table:table-cell>
          <table:table-cell office:value-type="float" office:value="767.641" calcext:value-type="float">
            <text:p>767.641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3.208" calcext:value-type="float">
            <text:p>1023.208</text:p>
          </table:table-cell>
          <table:table-cell office:value-type="float" office:value="-31.98018" calcext:value-type="float">
            <text:p>-31.98018</text:p>
          </table:table-cell>
          <table:table-cell office:value-type="float" office:value="0" calcext:value-type="float">
            <text:p>0</text:p>
          </table:table-cell>
          <table:table-cell office:value-type="float" office:value="0.3360817" calcext:value-type="float">
            <text:p>0.3360817</text:p>
          </table:table-cell>
          <table:table-cell office:value-type="float" office:value="0.3293647" calcext:value-type="float">
            <text:p>0.3293647</text:p>
          </table:table-cell>
          <table:table-cell office:value-type="float" office:value="0.332658" calcext:value-type="float">
            <text:p>0.332658</text:p>
          </table:table-cell>
          <table:table-cell office:value-type="float" office:value="0.3332831" calcext:value-type="float">
            <text:p>0.3332831</text:p>
          </table:table-cell>
          <table:table-cell office:value-type="float" office:value="0.3324352" calcext:value-type="float">
            <text:p>0.3324352</text:p>
          </table:table-cell>
          <table:table-cell office:value-type="float" office:value="0.2876821" calcext:value-type="float">
            <text:p>0.2876821</text:p>
          </table:table-cell>
          <table:table-cell office:value-type="float" office:value="0.2817125" calcext:value-type="float">
            <text:p>0.2817125</text:p>
          </table:table-cell>
          <table:table-cell office:value-type="float" office:value="0.2945659" calcext:value-type="float">
            <text:p>0.2945659</text:p>
          </table:table-cell>
          <table:table-cell office:value-type="float" office:value="0.2810624" calcext:value-type="float">
            <text:p>0.2810624</text:p>
          </table:table-cell>
          <table:table-cell office:value-type="float" office:value="0.3443331" calcext:value-type="float">
            <text:p>0.3443331</text:p>
          </table:table-cell>
          <table:table-cell office:value-type="float" office:value="0.3723388" calcext:value-type="float">
            <text:p>0.3723388</text:p>
          </table:table-cell>
          <table:table-cell office:value-type="float" office:value="0.3908102" calcext:value-type="float">
            <text:p>0.3908102</text:p>
          </table:table-cell>
          <table:table-cell office:value-type="float" office:value="0.4585687" calcext:value-type="float">
            <text:p>0.4585687</text:p>
          </table:table-cell>
          <table:table-cell office:value-type="float" office:value="0" calcext:value-type="float">
            <text:p>0</text:p>
          </table:table-cell>
          <table:table-cell office:value-type="float" office:value="1.914731E-015" calcext:value-type="float">
            <text:p>1.914731E-15</text:p>
          </table:table-cell>
          <table:table-cell office:value-type="float" office:value="1.967398E-015" calcext:value-type="float">
            <text:p>1.967398E-15</text:p>
          </table:table-cell>
          <table:table-cell office:value-type="float" office:value="1.963093E-015" calcext:value-type="float">
            <text:p>1.963093E-15</text:p>
          </table:table-cell>
          <table:table-cell office:value-type="float" office:value="1.935084E-015" calcext:value-type="float">
            <text:p>1.935084E-15</text:p>
          </table:table-cell>
          <table:table-cell office:value-type="float" office:value="9.460874E-016" calcext:value-type="float">
            <text:p>9.46087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24039" calcext:value-type="float">
            <text:p>-0.01824039</text:p>
          </table:table-cell>
          <table:table-cell office:value-type="float" office:value="-0.01984142" calcext:value-type="float">
            <text:p>-0.01984142</text:p>
          </table:table-cell>
          <table:table-cell office:value-type="float" office:value="-0.01853618" calcext:value-type="float">
            <text:p>-0.01853618</text:p>
          </table:table-cell>
          <table:table-cell office:value-type="float" office:value="-0.01837739" calcext:value-type="float">
            <text:p>-0.01837739</text:p>
          </table:table-cell>
          <table:table-cell office:value-type="float" office:value="-0.01867746" calcext:value-type="float">
            <text:p>-0.01867746</text:p>
          </table:table-cell>
          <table:table-cell office:value-type="float" office:value="-0.01999856" calcext:value-type="float">
            <text:p>-0.01999856</text:p>
          </table:table-cell>
          <table:table-cell office:value-type="float" office:value="-0.02125129" calcext:value-type="float">
            <text:p>-0.02125129</text:p>
          </table:table-cell>
          <table:table-cell office:value-type="float" office:value="-0.1780745" calcext:value-type="float">
            <text:p>-0.1780745</text:p>
          </table:table-cell>
          <table:table-cell office:value-type="float" office:value="-0.2302977" calcext:value-type="float">
            <text:p>-0.2302977</text:p>
          </table:table-cell>
          <table:table-cell office:value-type="float" office:value="-0.04081615" calcext:value-type="float">
            <text:p>-0.0408161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728186" calcext:value-type="float">
            <text:p>-0.01728186</text:p>
          </table:table-cell>
          <table:table-cell office:value-type="float" office:value="0.02771544" calcext:value-type="float">
            <text:p>0.02771544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51313" calcext:value-type="float">
            <text:p>-2.3513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6" calcext:value-type="float">
            <text:p>21102006</text:p>
          </table:table-cell>
          <table:table-cell office:value-type="float" office:value="805.5073" calcext:value-type="float">
            <text:p>805.5073</text:p>
          </table:table-cell>
          <table:table-cell office:value-type="float" office:value="768.6251" calcext:value-type="float">
            <text:p>768.6251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3.786" calcext:value-type="float">
            <text:p>1023.786</text:p>
          </table:table-cell>
          <table:table-cell office:value-type="float" office:value="-32.78004" calcext:value-type="float">
            <text:p>-32.78004</text:p>
          </table:table-cell>
          <table:table-cell office:value-type="float" office:value="0" calcext:value-type="float">
            <text:p>0</text:p>
          </table:table-cell>
          <table:table-cell office:value-type="float" office:value="0.3202512" calcext:value-type="float">
            <text:p>0.3202512</text:p>
          </table:table-cell>
          <table:table-cell office:value-type="float" office:value="0.3270937" calcext:value-type="float">
            <text:p>0.3270937</text:p>
          </table:table-cell>
          <table:table-cell office:value-type="float" office:value="0.3309191" calcext:value-type="float">
            <text:p>0.3309191</text:p>
          </table:table-cell>
          <table:table-cell office:value-type="float" office:value="0.3321412" calcext:value-type="float">
            <text:p>0.3321412</text:p>
          </table:table-cell>
          <table:table-cell office:value-type="float" office:value="0.3319545" calcext:value-type="float">
            <text:p>0.3319545</text:p>
          </table:table-cell>
          <table:table-cell office:value-type="float" office:value="0.2880345" calcext:value-type="float">
            <text:p>0.2880345</text:p>
          </table:table-cell>
          <table:table-cell office:value-type="float" office:value="0.2808036" calcext:value-type="float">
            <text:p>0.2808036</text:p>
          </table:table-cell>
          <table:table-cell office:value-type="float" office:value="0.2956232" calcext:value-type="float">
            <text:p>0.2956232</text:p>
          </table:table-cell>
          <table:table-cell office:value-type="float" office:value="0.2813292" calcext:value-type="float">
            <text:p>0.2813292</text:p>
          </table:table-cell>
          <table:table-cell office:value-type="float" office:value="0.3446445" calcext:value-type="float">
            <text:p>0.3446445</text:p>
          </table:table-cell>
          <table:table-cell office:value-type="float" office:value="0.3724002" calcext:value-type="float">
            <text:p>0.3724002</text:p>
          </table:table-cell>
          <table:table-cell office:value-type="float" office:value="0.3909078" calcext:value-type="float">
            <text:p>0.3909078</text:p>
          </table:table-cell>
          <table:table-cell office:value-type="float" office:value="0.4619005" calcext:value-type="float">
            <text:p>0.4619005</text:p>
          </table:table-cell>
          <table:table-cell office:value-type="float" office:value="0" calcext:value-type="float">
            <text:p>0</text:p>
          </table:table-cell>
          <table:table-cell office:value-type="float" office:value="1.915018E-015" calcext:value-type="float">
            <text:p>1.915018E-15</text:p>
          </table:table-cell>
          <table:table-cell office:value-type="float" office:value="1.967375E-015" calcext:value-type="float">
            <text:p>1.967375E-15</text:p>
          </table:table-cell>
          <table:table-cell office:value-type="float" office:value="1.96308E-015" calcext:value-type="float">
            <text:p>1.96308E-15</text:p>
          </table:table-cell>
          <table:table-cell office:value-type="float" office:value="1.935072E-015" calcext:value-type="float">
            <text:p>1.935072E-15</text:p>
          </table:table-cell>
          <table:table-cell office:value-type="float" office:value="9.460656E-016" calcext:value-type="float">
            <text:p>9.460656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13945" calcext:value-type="float">
            <text:p>-0.02313945</text:p>
          </table:table-cell>
          <table:table-cell office:value-type="float" office:value="-0.02050401" calcext:value-type="float">
            <text:p>-0.02050401</text:p>
          </table:table-cell>
          <table:table-cell office:value-type="float" office:value="-0.01914306" calcext:value-type="float">
            <text:p>-0.01914306</text:p>
          </table:table-cell>
          <table:table-cell office:value-type="float" office:value="-0.01876836" calcext:value-type="float">
            <text:p>-0.01876836</text:p>
          </table:table-cell>
          <table:table-cell office:value-type="float" office:value="-0.01883866" calcext:value-type="float">
            <text:p>-0.01883866</text:p>
          </table:table-cell>
          <table:table-cell office:value-type="float" office:value="-0.01980838" calcext:value-type="float">
            <text:p>-0.01980838</text:p>
          </table:table-cell>
          <table:table-cell office:value-type="float" office:value="-0.02183497" calcext:value-type="float">
            <text:p>-0.02183497</text:p>
          </table:table-cell>
          <table:table-cell office:value-type="float" office:value="-0.1725797" calcext:value-type="float">
            <text:p>-0.1725797</text:p>
          </table:table-cell>
          <table:table-cell office:value-type="float" office:value="-0.2282648" calcext:value-type="float">
            <text:p>-0.2282648</text:p>
          </table:table-cell>
          <table:table-cell office:value-type="float" office:value="-0.04046157" calcext:value-type="float">
            <text:p>-0.0404615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2453738" calcext:value-type="float">
            <text:p>-0.02453738</text:p>
          </table:table-cell>
          <table:table-cell office:value-type="float" office:value="0.02729654" calcext:value-type="float">
            <text:p>0.02729654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69737" calcext:value-type="float">
            <text:p>-2.36973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6" calcext:value-type="float">
            <text:p>22102006</text:p>
          </table:table-cell>
          <table:table-cell office:value-type="float" office:value="805.5073" calcext:value-type="float">
            <text:p>805.5073</text:p>
          </table:table-cell>
          <table:table-cell office:value-type="float" office:value="769.6406" calcext:value-type="float">
            <text:p>769.6406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2.621" calcext:value-type="float">
            <text:p>1022.621</text:p>
          </table:table-cell>
          <table:table-cell office:value-type="float" office:value="-32.62978" calcext:value-type="float">
            <text:p>-32.62978</text:p>
          </table:table-cell>
          <table:table-cell office:value-type="float" office:value="0" calcext:value-type="float">
            <text:p>0</text:p>
          </table:table-cell>
          <table:table-cell office:value-type="float" office:value="0.3064949" calcext:value-type="float">
            <text:p>0.3064949</text:p>
          </table:table-cell>
          <table:table-cell office:value-type="float" office:value="0.3156305" calcext:value-type="float">
            <text:p>0.3156305</text:p>
          </table:table-cell>
          <table:table-cell office:value-type="float" office:value="0.3231879" calcext:value-type="float">
            <text:p>0.3231879</text:p>
          </table:table-cell>
          <table:table-cell office:value-type="float" office:value="0.3275375" calcext:value-type="float">
            <text:p>0.3275375</text:p>
          </table:table-cell>
          <table:table-cell office:value-type="float" office:value="0.3288532" calcext:value-type="float">
            <text:p>0.3288532</text:p>
          </table:table-cell>
          <table:table-cell office:value-type="float" office:value="0.2879338" calcext:value-type="float">
            <text:p>0.2879338</text:p>
          </table:table-cell>
          <table:table-cell office:value-type="float" office:value="0.2824886" calcext:value-type="float">
            <text:p>0.2824886</text:p>
          </table:table-cell>
          <table:table-cell office:value-type="float" office:value="0.2966897" calcext:value-type="float">
            <text:p>0.2966897</text:p>
          </table:table-cell>
          <table:table-cell office:value-type="float" office:value="0.2815979" calcext:value-type="float">
            <text:p>0.2815979</text:p>
          </table:table-cell>
          <table:table-cell office:value-type="float" office:value="0.3449501" calcext:value-type="float">
            <text:p>0.3449501</text:p>
          </table:table-cell>
          <table:table-cell office:value-type="float" office:value="0.3724685" calcext:value-type="float">
            <text:p>0.3724685</text:p>
          </table:table-cell>
          <table:table-cell office:value-type="float" office:value="0.3909034" calcext:value-type="float">
            <text:p>0.39090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5277E-015" calcext:value-type="float">
            <text:p>1.915277E-15</text:p>
          </table:table-cell>
          <table:table-cell office:value-type="float" office:value="1.967357E-015" calcext:value-type="float">
            <text:p>1.967357E-15</text:p>
          </table:table-cell>
          <table:table-cell office:value-type="float" office:value="1.963068E-015" calcext:value-type="float">
            <text:p>1.963068E-15</text:p>
          </table:table-cell>
          <table:table-cell office:value-type="float" office:value="1.935054E-015" calcext:value-type="float">
            <text:p>1.935054E-15</text:p>
          </table:table-cell>
          <table:table-cell office:value-type="float" office:value="9.460504E-016" calcext:value-type="float">
            <text:p>9.46050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020915" calcext:value-type="float">
            <text:p>-0.03020915</text:p>
          </table:table-cell>
          <table:table-cell office:value-type="float" office:value="-0.02554641" calcext:value-type="float">
            <text:p>-0.02554641</text:p>
          </table:table-cell>
          <table:table-cell office:value-type="float" office:value="-0.02213409" calcext:value-type="float">
            <text:p>-0.02213409</text:p>
          </table:table-cell>
          <table:table-cell office:value-type="float" office:value="-0.02043414" calcext:value-type="float">
            <text:p>-0.02043414</text:p>
          </table:table-cell>
          <table:table-cell office:value-type="float" office:value="-0.01994327" calcext:value-type="float">
            <text:p>-0.01994327</text:p>
          </table:table-cell>
          <table:table-cell office:value-type="float" office:value="-0.01985652" calcext:value-type="float">
            <text:p>-0.01985652</text:p>
          </table:table-cell>
          <table:table-cell office:value-type="float" office:value="-0.02076178" calcext:value-type="float">
            <text:p>-0.02076178</text:p>
          </table:table-cell>
          <table:table-cell office:value-type="float" office:value="-0.1672139" calcext:value-type="float">
            <text:p>-0.1672139</text:p>
          </table:table-cell>
          <table:table-cell office:value-type="float" office:value="-0.2262367" calcext:value-type="float">
            <text:p>-0.2262367</text:p>
          </table:table-cell>
          <table:table-cell office:value-type="float" office:value="-0.04011702" calcext:value-type="float">
            <text:p>-0.0401170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3277117" calcext:value-type="float">
            <text:p>-0.03277117</text:p>
          </table:table-cell>
          <table:table-cell office:value-type="float" office:value="0.02688104" calcext:value-type="float">
            <text:p>0.02688104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78212" calcext:value-type="float">
            <text:p>-2.37821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6" calcext:value-type="float">
            <text:p>23102006</text:p>
          </table:table-cell>
          <table:table-cell office:value-type="float" office:value="805.5073" calcext:value-type="float">
            <text:p>805.5073</text:p>
          </table:table-cell>
          <table:table-cell office:value-type="float" office:value="770.6685" calcext:value-type="float">
            <text:p>770.6685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1.52" calcext:value-type="float">
            <text:p>1021.52</text:p>
          </table:table-cell>
          <table:table-cell office:value-type="float" office:value="-32.55644" calcext:value-type="float">
            <text:p>-32.55644</text:p>
          </table:table-cell>
          <table:table-cell office:value-type="float" office:value="0" calcext:value-type="float">
            <text:p>0</text:p>
          </table:table-cell>
          <table:table-cell office:value-type="float" office:value="0.3004497" calcext:value-type="float">
            <text:p>0.3004497</text:p>
          </table:table-cell>
          <table:table-cell office:value-type="float" office:value="0.3087501" calcext:value-type="float">
            <text:p>0.3087501</text:p>
          </table:table-cell>
          <table:table-cell office:value-type="float" office:value="0.317392" calcext:value-type="float">
            <text:p>0.317392</text:p>
          </table:table-cell>
          <table:table-cell office:value-type="float" office:value="0.3230697" calcext:value-type="float">
            <text:p>0.3230697</text:p>
          </table:table-cell>
          <table:table-cell office:value-type="float" office:value="0.3252581" calcext:value-type="float">
            <text:p>0.3252581</text:p>
          </table:table-cell>
          <table:table-cell office:value-type="float" office:value="0.286647" calcext:value-type="float">
            <text:p>0.286647</text:p>
          </table:table-cell>
          <table:table-cell office:value-type="float" office:value="0.2813418" calcext:value-type="float">
            <text:p>0.2813418</text:p>
          </table:table-cell>
          <table:table-cell office:value-type="float" office:value="0.2977099" calcext:value-type="float">
            <text:p>0.2977099</text:p>
          </table:table-cell>
          <table:table-cell office:value-type="float" office:value="0.281868" calcext:value-type="float">
            <text:p>0.281868</text:p>
          </table:table-cell>
          <table:table-cell office:value-type="float" office:value="0.3452493" calcext:value-type="float">
            <text:p>0.3452493</text:p>
          </table:table-cell>
          <table:table-cell office:value-type="float" office:value="0.3725389" calcext:value-type="float">
            <text:p>0.3725389</text:p>
          </table:table-cell>
          <table:table-cell office:value-type="float" office:value="0.3908652" calcext:value-type="float">
            <text:p>0.390865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5526E-015" calcext:value-type="float">
            <text:p>1.915526E-15</text:p>
          </table:table-cell>
          <table:table-cell office:value-type="float" office:value="1.967341E-015" calcext:value-type="float">
            <text:p>1.967341E-15</text:p>
          </table:table-cell>
          <table:table-cell office:value-type="float" office:value="1.963056E-015" calcext:value-type="float">
            <text:p>1.963056E-15</text:p>
          </table:table-cell>
          <table:table-cell office:value-type="float" office:value="1.935039E-015" calcext:value-type="float">
            <text:p>1.935039E-15</text:p>
          </table:table-cell>
          <table:table-cell office:value-type="float" office:value="9.460356E-016" calcext:value-type="float">
            <text:p>9.460356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53848" calcext:value-type="float">
            <text:p>-0.03453848</text:p>
          </table:table-cell>
          <table:table-cell office:value-type="float" office:value="-0.02927074" calcext:value-type="float">
            <text:p>-0.02927074</text:p>
          </table:table-cell>
          <table:table-cell office:value-type="float" office:value="-0.02473591" calcext:value-type="float">
            <text:p>-0.02473591</text:p>
          </table:table-cell>
          <table:table-cell office:value-type="float" office:value="-0.02222583" calcext:value-type="float">
            <text:p>-0.02222583</text:p>
          </table:table-cell>
          <table:table-cell office:value-type="float" office:value="-0.02132895" calcext:value-type="float">
            <text:p>-0.02132895</text:p>
          </table:table-cell>
          <table:table-cell office:value-type="float" office:value="-0.02053563" calcext:value-type="float">
            <text:p>-0.02053563</text:p>
          </table:table-cell>
          <table:table-cell office:value-type="float" office:value="-0.02148068" calcext:value-type="float">
            <text:p>-0.02148068</text:p>
          </table:table-cell>
          <table:table-cell office:value-type="float" office:value="-0.1622533" calcext:value-type="float">
            <text:p>-0.1622533</text:p>
          </table:table-cell>
          <table:table-cell office:value-type="float" office:value="-0.2242191" calcext:value-type="float">
            <text:p>-0.2242191</text:p>
          </table:table-cell>
          <table:table-cell office:value-type="float" office:value="-0.03978273" calcext:value-type="float">
            <text:p>-0.0397827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3742162" calcext:value-type="float">
            <text:p>-0.03742162</text:p>
          </table:table-cell>
          <table:table-cell office:value-type="float" office:value="0.02643437" calcext:value-type="float">
            <text:p>0.02643437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82133" calcext:value-type="float">
            <text:p>-2.38213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6" calcext:value-type="float">
            <text:p>24102006</text:p>
          </table:table-cell>
          <table:table-cell office:value-type="float" office:value="806.2059" calcext:value-type="float">
            <text:p>806.2059</text:p>
          </table:table-cell>
          <table:table-cell office:value-type="float" office:value="771.804" calcext:value-type="float">
            <text:p>771.804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1.083" calcext:value-type="float">
            <text:p>1021.083</text:p>
          </table:table-cell>
          <table:table-cell office:value-type="float" office:value="-32.55576" calcext:value-type="float">
            <text:p>-32.55576</text:p>
          </table:table-cell>
          <table:table-cell office:value-type="float" office:value="0" calcext:value-type="float">
            <text:p>0</text:p>
          </table:table-cell>
          <table:table-cell office:value-type="float" office:value="0.3150038" calcext:value-type="float">
            <text:p>0.3150038</text:p>
          </table:table-cell>
          <table:table-cell office:value-type="float" office:value="0.3028047" calcext:value-type="float">
            <text:p>0.3028047</text:p>
          </table:table-cell>
          <table:table-cell office:value-type="float" office:value="0.3126768" calcext:value-type="float">
            <text:p>0.3126768</text:p>
          </table:table-cell>
          <table:table-cell office:value-type="float" office:value="0.3190911" calcext:value-type="float">
            <text:p>0.3190911</text:p>
          </table:table-cell>
          <table:table-cell office:value-type="float" office:value="0.3218034" calcext:value-type="float">
            <text:p>0.3218034</text:p>
          </table:table-cell>
          <table:table-cell office:value-type="float" office:value="0.284886" calcext:value-type="float">
            <text:p>0.284886</text:p>
          </table:table-cell>
          <table:table-cell office:value-type="float" office:value="0.2796729" calcext:value-type="float">
            <text:p>0.2796729</text:p>
          </table:table-cell>
          <table:table-cell office:value-type="float" office:value="0.2986814" calcext:value-type="float">
            <text:p>0.2986814</text:p>
          </table:table-cell>
          <table:table-cell office:value-type="float" office:value="0.2821389" calcext:value-type="float">
            <text:p>0.2821389</text:p>
          </table:table-cell>
          <table:table-cell office:value-type="float" office:value="0.3455437" calcext:value-type="float">
            <text:p>0.3455437</text:p>
          </table:table-cell>
          <table:table-cell office:value-type="float" office:value="0.3726104" calcext:value-type="float">
            <text:p>0.3726104</text:p>
          </table:table-cell>
          <table:table-cell office:value-type="float" office:value="0.3908142" calcext:value-type="float">
            <text:p>0.39081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5781E-015" calcext:value-type="float">
            <text:p>1.915781E-15</text:p>
          </table:table-cell>
          <table:table-cell office:value-type="float" office:value="1.967322E-015" calcext:value-type="float">
            <text:p>1.967322E-15</text:p>
          </table:table-cell>
          <table:table-cell office:value-type="float" office:value="1.963045E-015" calcext:value-type="float">
            <text:p>1.963045E-15</text:p>
          </table:table-cell>
          <table:table-cell office:value-type="float" office:value="1.935025E-015" calcext:value-type="float">
            <text:p>1.935025E-15</text:p>
          </table:table-cell>
          <table:table-cell office:value-type="float" office:value="9.460197E-016" calcext:value-type="float">
            <text:p>9.460197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43988" calcext:value-type="float">
            <text:p>-0.02943988</text:p>
          </table:table-cell>
          <table:table-cell office:value-type="float" office:value="-0.03331758" calcext:value-type="float">
            <text:p>-0.03331758</text:p>
          </table:table-cell>
          <table:table-cell office:value-type="float" office:value="-0.02711594" calcext:value-type="float">
            <text:p>-0.02711594</text:p>
          </table:table-cell>
          <table:table-cell office:value-type="float" office:value="-0.02397014" calcext:value-type="float">
            <text:p>-0.02397014</text:p>
          </table:table-cell>
          <table:table-cell office:value-type="float" office:value="-0.02276449" calcext:value-type="float">
            <text:p>-0.02276449</text:p>
          </table:table-cell>
          <table:table-cell office:value-type="float" office:value="-0.0215129" calcext:value-type="float">
            <text:p>-0.0215129</text:p>
          </table:table-cell>
          <table:table-cell office:value-type="float" office:value="-0.02257819" calcext:value-type="float">
            <text:p>-0.02257819</text:p>
          </table:table-cell>
          <table:table-cell office:value-type="float" office:value="-0.1576818" calcext:value-type="float">
            <text:p>-0.1576818</text:p>
          </table:table-cell>
          <table:table-cell office:value-type="float" office:value="-0.2222146" calcext:value-type="float">
            <text:p>-0.2222146</text:p>
          </table:table-cell>
          <table:table-cell office:value-type="float" office:value="-0.03945686" calcext:value-type="float">
            <text:p>-0.0394568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2309763" calcext:value-type="float">
            <text:p>-0.02309763</text:p>
          </table:table-cell>
          <table:table-cell office:value-type="float" office:value="0.02591474" calcext:value-type="float">
            <text:p>0.02591474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859" calcext:value-type="float">
            <text:p>-2.385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6" calcext:value-type="float">
            <text:p>25102006</text:p>
          </table:table-cell>
          <table:table-cell office:value-type="float" office:value="808.3016" calcext:value-type="float">
            <text:p>808.3016</text:p>
          </table:table-cell>
          <table:table-cell office:value-type="float" office:value="772.9228" calcext:value-type="float">
            <text:p>772.9228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1.966" calcext:value-type="float">
            <text:p>1021.966</text:p>
          </table:table-cell>
          <table:table-cell office:value-type="float" office:value="-32.46161" calcext:value-type="float">
            <text:p>-32.46161</text:p>
          </table:table-cell>
          <table:table-cell office:value-type="float" office:value="0" calcext:value-type="float">
            <text:p>0</text:p>
          </table:table-cell>
          <table:table-cell office:value-type="float" office:value="0.3149052" calcext:value-type="float">
            <text:p>0.3149052</text:p>
          </table:table-cell>
          <table:table-cell office:value-type="float" office:value="0.3165329" calcext:value-type="float">
            <text:p>0.3165329</text:p>
          </table:table-cell>
          <table:table-cell office:value-type="float" office:value="0.3193755" calcext:value-type="float">
            <text:p>0.3193755</text:p>
          </table:table-cell>
          <table:table-cell office:value-type="float" office:value="0.3203748" calcext:value-type="float">
            <text:p>0.3203748</text:p>
          </table:table-cell>
          <table:table-cell office:value-type="float" office:value="0.3213333" calcext:value-type="float">
            <text:p>0.3213333</text:p>
          </table:table-cell>
          <table:table-cell office:value-type="float" office:value="0.2839192" calcext:value-type="float">
            <text:p>0.2839192</text:p>
          </table:table-cell>
          <table:table-cell office:value-type="float" office:value="0.2799767" calcext:value-type="float">
            <text:p>0.2799767</text:p>
          </table:table-cell>
          <table:table-cell office:value-type="float" office:value="0.2998114" calcext:value-type="float">
            <text:p>0.2998114</text:p>
          </table:table-cell>
          <table:table-cell office:value-type="float" office:value="0.2824123" calcext:value-type="float">
            <text:p>0.2824123</text:p>
          </table:table-cell>
          <table:table-cell office:value-type="float" office:value="0.3458321" calcext:value-type="float">
            <text:p>0.3458321</text:p>
          </table:table-cell>
          <table:table-cell office:value-type="float" office:value="0.3726797" calcext:value-type="float">
            <text:p>0.3726797</text:p>
          </table:table-cell>
          <table:table-cell office:value-type="float" office:value="0.3907529" calcext:value-type="float">
            <text:p>0.39075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6047E-015" calcext:value-type="float">
            <text:p>1.916047E-15</text:p>
          </table:table-cell>
          <table:table-cell office:value-type="float" office:value="1.967301E-015" calcext:value-type="float">
            <text:p>1.967301E-15</text:p>
          </table:table-cell>
          <table:table-cell office:value-type="float" office:value="1.963032E-015" calcext:value-type="float">
            <text:p>1.963032E-15</text:p>
          </table:table-cell>
          <table:table-cell office:value-type="float" office:value="1.93501E-015" calcext:value-type="float">
            <text:p>1.93501E-15</text:p>
          </table:table-cell>
          <table:table-cell office:value-type="float" office:value="9.460022E-016" calcext:value-type="float">
            <text:p>9.460022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04809" calcext:value-type="float">
            <text:p>-0.02604809</text:p>
          </table:table-cell>
          <table:table-cell office:value-type="float" office:value="-0.02516916" calcext:value-type="float">
            <text:p>-0.02516916</text:p>
          </table:table-cell>
          <table:table-cell office:value-type="float" office:value="-0.02381137" calcext:value-type="float">
            <text:p>-0.02381137</text:p>
          </table:table-cell>
          <table:table-cell office:value-type="float" office:value="-0.02340964" calcext:value-type="float">
            <text:p>-0.02340964</text:p>
          </table:table-cell>
          <table:table-cell office:value-type="float" office:value="-0.02298847" calcext:value-type="float">
            <text:p>-0.02298847</text:p>
          </table:table-cell>
          <table:table-cell office:value-type="float" office:value="-0.02207807" calcext:value-type="float">
            <text:p>-0.02207807</text:p>
          </table:table-cell>
          <table:table-cell office:value-type="float" office:value="-0.02236164" calcext:value-type="float">
            <text:p>-0.02236164</text:p>
          </table:table-cell>
          <table:table-cell office:value-type="float" office:value="-0.1525588" calcext:value-type="float">
            <text:p>-0.1525588</text:p>
          </table:table-cell>
          <table:table-cell office:value-type="float" office:value="-0.2202125" calcext:value-type="float">
            <text:p>-0.2202125</text:p>
          </table:table-cell>
          <table:table-cell office:value-type="float" office:value="-0.03914041" calcext:value-type="float">
            <text:p>-0.0391404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2625818" calcext:value-type="float">
            <text:p>-0.02625818</text:p>
          </table:table-cell>
          <table:table-cell office:value-type="float" office:value="0.02538597" calcext:value-type="float">
            <text:p>0.02538597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89523" calcext:value-type="float">
            <text:p>-2.38952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6" calcext:value-type="float">
            <text:p>26102006</text:p>
          </table:table-cell>
          <table:table-cell office:value-type="float" office:value="808.3016" calcext:value-type="float">
            <text:p>808.3016</text:p>
          </table:table-cell>
          <table:table-cell office:value-type="float" office:value="773.9838" calcext:value-type="float">
            <text:p>773.9838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0.905" calcext:value-type="float">
            <text:p>1020.905</text:p>
          </table:table-cell>
          <table:table-cell office:value-type="float" office:value="-32.46161" calcext:value-type="float">
            <text:p>-32.46161</text:p>
          </table:table-cell>
          <table:table-cell office:value-type="float" office:value="0" calcext:value-type="float">
            <text:p>0</text:p>
          </table:table-cell>
          <table:table-cell office:value-type="float" office:value="0.3021844" calcext:value-type="float">
            <text:p>0.3021844</text:p>
          </table:table-cell>
          <table:table-cell office:value-type="float" office:value="0.3062831" calcext:value-type="float">
            <text:p>0.3062831</text:p>
          </table:table-cell>
          <table:table-cell office:value-type="float" office:value="0.3151369" calcext:value-type="float">
            <text:p>0.3151369</text:p>
          </table:table-cell>
          <table:table-cell office:value-type="float" office:value="0.3193064" calcext:value-type="float">
            <text:p>0.3193064</text:p>
          </table:table-cell>
          <table:table-cell office:value-type="float" office:value="0.3206744" calcext:value-type="float">
            <text:p>0.3206744</text:p>
          </table:table-cell>
          <table:table-cell office:value-type="float" office:value="0.2827358" calcext:value-type="float">
            <text:p>0.2827358</text:p>
          </table:table-cell>
          <table:table-cell office:value-type="float" office:value="0.2773368" calcext:value-type="float">
            <text:p>0.2773368</text:p>
          </table:table-cell>
          <table:table-cell office:value-type="float" office:value="0.3009845" calcext:value-type="float">
            <text:p>0.3009845</text:p>
          </table:table-cell>
          <table:table-cell office:value-type="float" office:value="0.2826876" calcext:value-type="float">
            <text:p>0.2826876</text:p>
          </table:table-cell>
          <table:table-cell office:value-type="float" office:value="0.346116" calcext:value-type="float">
            <text:p>0.346116</text:p>
          </table:table-cell>
          <table:table-cell office:value-type="float" office:value="0.3727486" calcext:value-type="float">
            <text:p>0.3727486</text:p>
          </table:table-cell>
          <table:table-cell office:value-type="float" office:value="0.3906832" calcext:value-type="float">
            <text:p>0.39068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6334E-015" calcext:value-type="float">
            <text:p>1.916334E-15</text:p>
          </table:table-cell>
          <table:table-cell office:value-type="float" office:value="1.967279E-015" calcext:value-type="float">
            <text:p>1.967279E-15</text:p>
          </table:table-cell>
          <table:table-cell office:value-type="float" office:value="1.963022E-015" calcext:value-type="float">
            <text:p>1.963022E-15</text:p>
          </table:table-cell>
          <table:table-cell office:value-type="float" office:value="1.934991E-015" calcext:value-type="float">
            <text:p>1.934991E-15</text:p>
          </table:table-cell>
          <table:table-cell office:value-type="float" office:value="9.459852E-016" calcext:value-type="float">
            <text:p>9.459852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71597" calcext:value-type="float">
            <text:p>-0.03371597</text:p>
          </table:table-cell>
          <table:table-cell office:value-type="float" office:value="-0.03081993" calcext:value-type="float">
            <text:p>-0.03081993</text:p>
          </table:table-cell>
          <table:table-cell office:value-type="float" office:value="-0.0258281" calcext:value-type="float">
            <text:p>-0.0258281</text:p>
          </table:table-cell>
          <table:table-cell office:value-type="float" office:value="-0.02387539" calcext:value-type="float">
            <text:p>-0.02387539</text:p>
          </table:table-cell>
          <table:table-cell office:value-type="float" office:value="-0.02326586" calcext:value-type="float">
            <text:p>-0.02326586</text:p>
          </table:table-cell>
          <table:table-cell office:value-type="float" office:value="-0.02278479" calcext:value-type="float">
            <text:p>-0.02278479</text:p>
          </table:table-cell>
          <table:table-cell office:value-type="float" office:value="-0.02421673" calcext:value-type="float">
            <text:p>-0.02421673</text:p>
          </table:table-cell>
          <table:table-cell office:value-type="float" office:value="-0.1474199" calcext:value-type="float">
            <text:p>-0.1474199</text:p>
          </table:table-cell>
          <table:table-cell office:value-type="float" office:value="-0.2182165" calcext:value-type="float">
            <text:p>-0.2182165</text:p>
          </table:table-cell>
          <table:table-cell office:value-type="float" office:value="-0.03883176" calcext:value-type="float">
            <text:p>-0.0388317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3434775" calcext:value-type="float">
            <text:p>-0.03434775</text:p>
          </table:table-cell>
          <table:table-cell office:value-type="float" office:value="0.02486855" calcext:value-type="float">
            <text:p>0.02486855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93019" calcext:value-type="float">
            <text:p>-2.3930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6" calcext:value-type="float">
            <text:p>27102006</text:p>
          </table:table-cell>
          <table:table-cell office:value-type="float" office:value="808.3016" calcext:value-type="float">
            <text:p>808.3016</text:p>
          </table:table-cell>
          <table:table-cell office:value-type="float" office:value="775.3928" calcext:value-type="float">
            <text:p>775.3928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9.496" calcext:value-type="float">
            <text:p>1019.496</text:p>
          </table:table-cell>
          <table:table-cell office:value-type="float" office:value="-32.46161" calcext:value-type="float">
            <text:p>-32.46161</text:p>
          </table:table-cell>
          <table:table-cell office:value-type="float" office:value="0" calcext:value-type="float">
            <text:p>0</text:p>
          </table:table-cell>
          <table:table-cell office:value-type="float" office:value="0.2869925" calcext:value-type="float">
            <text:p>0.2869925</text:p>
          </table:table-cell>
          <table:table-cell office:value-type="float" office:value="0.2960073" calcext:value-type="float">
            <text:p>0.2960073</text:p>
          </table:table-cell>
          <table:table-cell office:value-type="float" office:value="0.3098569" calcext:value-type="float">
            <text:p>0.3098569</text:p>
          </table:table-cell>
          <table:table-cell office:value-type="float" office:value="0.3162022" calcext:value-type="float">
            <text:p>0.3162022</text:p>
          </table:table-cell>
          <table:table-cell office:value-type="float" office:value="0.3182117" calcext:value-type="float">
            <text:p>0.3182117</text:p>
          </table:table-cell>
          <table:table-cell office:value-type="float" office:value="0.2812205" calcext:value-type="float">
            <text:p>0.2812205</text:p>
          </table:table-cell>
          <table:table-cell office:value-type="float" office:value="0.2754656" calcext:value-type="float">
            <text:p>0.2754656</text:p>
          </table:table-cell>
          <table:table-cell office:value-type="float" office:value="0.3020843" calcext:value-type="float">
            <text:p>0.3020843</text:p>
          </table:table-cell>
          <table:table-cell office:value-type="float" office:value="0.2829651" calcext:value-type="float">
            <text:p>0.2829651</text:p>
          </table:table-cell>
          <table:table-cell office:value-type="float" office:value="0.3464518" calcext:value-type="float">
            <text:p>0.3464518</text:p>
          </table:table-cell>
          <table:table-cell office:value-type="float" office:value="0.3727348" calcext:value-type="float">
            <text:p>0.3727348</text:p>
          </table:table-cell>
          <table:table-cell office:value-type="float" office:value="0.3906049" calcext:value-type="float">
            <text:p>0.39060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6637E-015" calcext:value-type="float">
            <text:p>1.916637E-15</text:p>
          </table:table-cell>
          <table:table-cell office:value-type="float" office:value="1.967257E-015" calcext:value-type="float">
            <text:p>1.967257E-15</text:p>
          </table:table-cell>
          <table:table-cell office:value-type="float" office:value="1.963004E-015" calcext:value-type="float">
            <text:p>1.963004E-15</text:p>
          </table:table-cell>
          <table:table-cell office:value-type="float" office:value="1.934978E-015" calcext:value-type="float">
            <text:p>1.934978E-15</text:p>
          </table:table-cell>
          <table:table-cell office:value-type="float" office:value="9.459678E-016" calcext:value-type="float">
            <text:p>9.459678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027667" calcext:value-type="float">
            <text:p>-0.05027667</text:p>
          </table:table-cell>
          <table:table-cell office:value-type="float" office:value="-0.03934873" calcext:value-type="float">
            <text:p>-0.03934873</text:p>
          </table:table-cell>
          <table:table-cell office:value-type="float" office:value="-0.02863673" calcext:value-type="float">
            <text:p>-0.02863673</text:p>
          </table:table-cell>
          <table:table-cell office:value-type="float" office:value="-0.02533971" calcext:value-type="float">
            <text:p>-0.02533971</text:p>
          </table:table-cell>
          <table:table-cell office:value-type="float" office:value="-0.02438398" calcext:value-type="float">
            <text:p>-0.02438398</text:p>
          </table:table-cell>
          <table:table-cell office:value-type="float" office:value="-0.02372651" calcext:value-type="float">
            <text:p>-0.02372651</text:p>
          </table:table-cell>
          <table:table-cell office:value-type="float" office:value="-0.02563358" calcext:value-type="float">
            <text:p>-0.02563358</text:p>
          </table:table-cell>
          <table:table-cell office:value-type="float" office:value="-0.1427775" calcext:value-type="float">
            <text:p>-0.1427775</text:p>
          </table:table-cell>
          <table:table-cell office:value-type="float" office:value="-0.2162247" calcext:value-type="float">
            <text:p>-0.2162247</text:p>
          </table:table-cell>
          <table:table-cell office:value-type="float" office:value="-0.03847122" calcext:value-type="float">
            <text:p>-0.0384712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5310078" calcext:value-type="float">
            <text:p>-0.05310078</text:p>
          </table:table-cell>
          <table:table-cell office:value-type="float" office:value="0.02426997" calcext:value-type="float">
            <text:p>0.02426997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96402" calcext:value-type="float">
            <text:p>-2.39640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6" calcext:value-type="float">
            <text:p>28102006</text:p>
          </table:table-cell>
          <table:table-cell office:value-type="float" office:value="808.3016" calcext:value-type="float">
            <text:p>808.3016</text:p>
          </table:table-cell>
          <table:table-cell office:value-type="float" office:value="776.8846" calcext:value-type="float">
            <text:p>776.8846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8.005" calcext:value-type="float">
            <text:p>1018.005</text:p>
          </table:table-cell>
          <table:table-cell office:value-type="float" office:value="-32.46161" calcext:value-type="float">
            <text:p>-32.46161</text:p>
          </table:table-cell>
          <table:table-cell office:value-type="float" office:value="0" calcext:value-type="float">
            <text:p>0</text:p>
          </table:table-cell>
          <table:table-cell office:value-type="float" office:value="0.273304" calcext:value-type="float">
            <text:p>0.273304</text:p>
          </table:table-cell>
          <table:table-cell office:value-type="float" office:value="0.2848362" calcext:value-type="float">
            <text:p>0.2848362</text:p>
          </table:table-cell>
          <table:table-cell office:value-type="float" office:value="0.3035459" calcext:value-type="float">
            <text:p>0.3035459</text:p>
          </table:table-cell>
          <table:table-cell office:value-type="float" office:value="0.3121293" calcext:value-type="float">
            <text:p>0.3121293</text:p>
          </table:table-cell>
          <table:table-cell office:value-type="float" office:value="0.3148646" calcext:value-type="float">
            <text:p>0.3148646</text:p>
          </table:table-cell>
          <table:table-cell office:value-type="float" office:value="0.2794812" calcext:value-type="float">
            <text:p>0.2794812</text:p>
          </table:table-cell>
          <table:table-cell office:value-type="float" office:value="0.2737222" calcext:value-type="float">
            <text:p>0.2737222</text:p>
          </table:table-cell>
          <table:table-cell office:value-type="float" office:value="0.3031228" calcext:value-type="float">
            <text:p>0.3031228</text:p>
          </table:table-cell>
          <table:table-cell office:value-type="float" office:value="0.2832447" calcext:value-type="float">
            <text:p>0.2832447</text:p>
          </table:table-cell>
          <table:table-cell office:value-type="float" office:value="0.3468256" calcext:value-type="float">
            <text:p>0.3468256</text:p>
          </table:table-cell>
          <table:table-cell office:value-type="float" office:value="0.3726692" calcext:value-type="float">
            <text:p>0.3726692</text:p>
          </table:table-cell>
          <table:table-cell office:value-type="float" office:value="0.3905136" calcext:value-type="float">
            <text:p>0.39051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6957E-015" calcext:value-type="float">
            <text:p>1.916957E-15</text:p>
          </table:table-cell>
          <table:table-cell office:value-type="float" office:value="1.967232E-015" calcext:value-type="float">
            <text:p>1.967232E-15</text:p>
          </table:table-cell>
          <table:table-cell office:value-type="float" office:value="1.962988E-015" calcext:value-type="float">
            <text:p>1.962988E-15</text:p>
          </table:table-cell>
          <table:table-cell office:value-type="float" office:value="1.934961E-015" calcext:value-type="float">
            <text:p>1.934961E-15</text:p>
          </table:table-cell>
          <table:table-cell office:value-type="float" office:value="9.45949E-016" calcext:value-type="float">
            <text:p>9.45949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336866" calcext:value-type="float">
            <text:p>-0.07336866</text:p>
          </table:table-cell>
          <table:table-cell office:value-type="float" office:value="-0.05289972" calcext:value-type="float">
            <text:p>-0.05289972</text:p>
          </table:table-cell>
          <table:table-cell office:value-type="float" office:value="-0.0324861" calcext:value-type="float">
            <text:p>-0.0324861</text:p>
          </table:table-cell>
          <table:table-cell office:value-type="float" office:value="-0.02742744" calcext:value-type="float">
            <text:p>-0.02742744</text:p>
          </table:table-cell>
          <table:table-cell office:value-type="float" office:value="-0.02601019" calcext:value-type="float">
            <text:p>-0.02601019</text:p>
          </table:table-cell>
          <table:table-cell office:value-type="float" office:value="-0.02486298" calcext:value-type="float">
            <text:p>-0.02486298</text:p>
          </table:table-cell>
          <table:table-cell office:value-type="float" office:value="-0.02703479" calcext:value-type="float">
            <text:p>-0.02703479</text:p>
          </table:table-cell>
          <table:table-cell office:value-type="float" office:value="-0.1385428" calcext:value-type="float">
            <text:p>-0.1385428</text:p>
          </table:table-cell>
          <table:table-cell office:value-type="float" office:value="-0.2142379" calcext:value-type="float">
            <text:p>-0.2142379</text:p>
          </table:table-cell>
          <table:table-cell office:value-type="float" office:value="-0.03807283" calcext:value-type="float">
            <text:p>-0.0380728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7653277" calcext:value-type="float">
            <text:p>-0.07653277</text:p>
          </table:table-cell>
          <table:table-cell office:value-type="float" office:value="0.02373046" calcext:value-type="float">
            <text:p>0.02373046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99684" calcext:value-type="float">
            <text:p>-2.39968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6" calcext:value-type="float">
            <text:p>29102006</text:p>
          </table:table-cell>
          <table:table-cell office:value-type="float" office:value="808.3016" calcext:value-type="float">
            <text:p>808.3016</text:p>
          </table:table-cell>
          <table:table-cell office:value-type="float" office:value="778.6039" calcext:value-type="float">
            <text:p>778.6039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7.106" calcext:value-type="float">
            <text:p>1017.106</text:p>
          </table:table-cell>
          <table:table-cell office:value-type="float" office:value="-33.28206" calcext:value-type="float">
            <text:p>-33.28206</text:p>
          </table:table-cell>
          <table:table-cell office:value-type="float" office:value="0" calcext:value-type="float">
            <text:p>0</text:p>
          </table:table-cell>
          <table:table-cell office:value-type="float" office:value="0.2511542" calcext:value-type="float">
            <text:p>0.2511542</text:p>
          </table:table-cell>
          <table:table-cell office:value-type="float" office:value="0.2737684" calcext:value-type="float">
            <text:p>0.2737684</text:p>
          </table:table-cell>
          <table:table-cell office:value-type="float" office:value="0.2981727" calcext:value-type="float">
            <text:p>0.2981727</text:p>
          </table:table-cell>
          <table:table-cell office:value-type="float" office:value="0.307801" calcext:value-type="float">
            <text:p>0.307801</text:p>
          </table:table-cell>
          <table:table-cell office:value-type="float" office:value="0.3113168" calcext:value-type="float">
            <text:p>0.3113168</text:p>
          </table:table-cell>
          <table:table-cell office:value-type="float" office:value="0.2774195" calcext:value-type="float">
            <text:p>0.2774195</text:p>
          </table:table-cell>
          <table:table-cell office:value-type="float" office:value="0.2713952" calcext:value-type="float">
            <text:p>0.2713952</text:p>
          </table:table-cell>
          <table:table-cell office:value-type="float" office:value="0.3043332" calcext:value-type="float">
            <text:p>0.3043332</text:p>
          </table:table-cell>
          <table:table-cell office:value-type="float" office:value="0.2835259" calcext:value-type="float">
            <text:p>0.2835259</text:p>
          </table:table-cell>
          <table:table-cell office:value-type="float" office:value="0.3471876" calcext:value-type="float">
            <text:p>0.3471876</text:p>
          </table:table-cell>
          <table:table-cell office:value-type="float" office:value="0.3726397" calcext:value-type="float">
            <text:p>0.3726397</text:p>
          </table:table-cell>
          <table:table-cell office:value-type="float" office:value="0.3910145" calcext:value-type="float">
            <text:p>0.3910145</text:p>
          </table:table-cell>
          <table:table-cell office:value-type="float" office:value="0.4521545" calcext:value-type="float">
            <text:p>0.4521545</text:p>
          </table:table-cell>
          <table:table-cell office:value-type="float" office:value="0" calcext:value-type="float">
            <text:p>0</text:p>
          </table:table-cell>
          <table:table-cell office:value-type="float" office:value="1.917298E-015" calcext:value-type="float">
            <text:p>1.917298E-15</text:p>
          </table:table-cell>
          <table:table-cell office:value-type="float" office:value="1.967204E-015" calcext:value-type="float">
            <text:p>1.967204E-15</text:p>
          </table:table-cell>
          <table:table-cell office:value-type="float" office:value="1.962971E-015" calcext:value-type="float">
            <text:p>1.962971E-15</text:p>
          </table:table-cell>
          <table:table-cell office:value-type="float" office:value="1.934946E-015" calcext:value-type="float">
            <text:p>1.934946E-15</text:p>
          </table:table-cell>
          <table:table-cell office:value-type="float" office:value="9.459285E-016" calcext:value-type="float">
            <text:p>9.459285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10231" calcext:value-type="float">
            <text:p>-0.1410231</text:p>
          </table:table-cell>
          <table:table-cell office:value-type="float" office:value="-0.07162985" calcext:value-type="float">
            <text:p>-0.07162985</text:p>
          </table:table-cell>
          <table:table-cell office:value-type="float" office:value="-0.03715192" calcext:value-type="float">
            <text:p>-0.03715192</text:p>
          </table:table-cell>
          <table:table-cell office:value-type="float" office:value="-0.02986825" calcext:value-type="float">
            <text:p>-0.02986825</text:p>
          </table:table-cell>
          <table:table-cell office:value-type="float" office:value="-0.02786993" calcext:value-type="float">
            <text:p>-0.02786993</text:p>
          </table:table-cell>
          <table:table-cell office:value-type="float" office:value="-0.02629099" calcext:value-type="float">
            <text:p>-0.02629099</text:p>
          </table:table-cell>
          <table:table-cell office:value-type="float" office:value="-0.02903208" calcext:value-type="float">
            <text:p>-0.02903208</text:p>
          </table:table-cell>
          <table:table-cell office:value-type="float" office:value="-0.1337947" calcext:value-type="float">
            <text:p>-0.1337947</text:p>
          </table:table-cell>
          <table:table-cell office:value-type="float" office:value="-0.2122601" calcext:value-type="float">
            <text:p>-0.2122601</text:p>
          </table:table-cell>
          <table:table-cell office:value-type="float" office:value="-0.03769145" calcext:value-type="float">
            <text:p>-0.0376914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1592888" calcext:value-type="float">
            <text:p>-0.1592888</text:p>
          </table:table-cell>
          <table:table-cell office:value-type="float" office:value="0.02319022" calcext:value-type="float">
            <text:p>0.02319022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00867" calcext:value-type="float">
            <text:p>-2.30086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6" calcext:value-type="float">
            <text:p>30102006</text:p>
          </table:table-cell>
          <table:table-cell office:value-type="float" office:value="808.3016" calcext:value-type="float">
            <text:p>808.3016</text:p>
          </table:table-cell>
          <table:table-cell office:value-type="float" office:value="780.0854" calcext:value-type="float">
            <text:p>780.0854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6.472" calcext:value-type="float">
            <text:p>1016.472</text:p>
          </table:table-cell>
          <table:table-cell office:value-type="float" office:value="-34.12912" calcext:value-type="float">
            <text:p>-34.12912</text:p>
          </table:table-cell>
          <table:table-cell office:value-type="float" office:value="0" calcext:value-type="float">
            <text:p>0</text:p>
          </table:table-cell>
          <table:table-cell office:value-type="float" office:value="0.2328288" calcext:value-type="float">
            <text:p>0.2328288</text:p>
          </table:table-cell>
          <table:table-cell office:value-type="float" office:value="0.2645238" calcext:value-type="float">
            <text:p>0.2645238</text:p>
          </table:table-cell>
          <table:table-cell office:value-type="float" office:value="0.2934917" calcext:value-type="float">
            <text:p>0.2934917</text:p>
          </table:table-cell>
          <table:table-cell office:value-type="float" office:value="0.3033988" calcext:value-type="float">
            <text:p>0.3033988</text:p>
          </table:table-cell>
          <table:table-cell office:value-type="float" office:value="0.3075766" calcext:value-type="float">
            <text:p>0.3075766</text:p>
          </table:table-cell>
          <table:table-cell office:value-type="float" office:value="0.2751739" calcext:value-type="float">
            <text:p>0.2751739</text:p>
          </table:table-cell>
          <table:table-cell office:value-type="float" office:value="0.269124" calcext:value-type="float">
            <text:p>0.269124</text:p>
          </table:table-cell>
          <table:table-cell office:value-type="float" office:value="0.3055342" calcext:value-type="float">
            <text:p>0.3055342</text:p>
          </table:table-cell>
          <table:table-cell office:value-type="float" office:value="0.2838098" calcext:value-type="float">
            <text:p>0.2838098</text:p>
          </table:table-cell>
          <table:table-cell office:value-type="float" office:value="0.347539" calcext:value-type="float">
            <text:p>0.347539</text:p>
          </table:table-cell>
          <table:table-cell office:value-type="float" office:value="0.3726532" calcext:value-type="float">
            <text:p>0.3726532</text:p>
          </table:table-cell>
          <table:table-cell office:value-type="float" office:value="0.3913243" calcext:value-type="float">
            <text:p>0.3913243</text:p>
          </table:table-cell>
          <table:table-cell office:value-type="float" office:value="0.4572837" calcext:value-type="float">
            <text:p>0.4572837</text:p>
          </table:table-cell>
          <table:table-cell office:value-type="float" office:value="0" calcext:value-type="float">
            <text:p>0</text:p>
          </table:table-cell>
          <table:table-cell office:value-type="float" office:value="1.917637E-015" calcext:value-type="float">
            <text:p>1.917637E-15</text:p>
          </table:table-cell>
          <table:table-cell office:value-type="float" office:value="1.967179E-015" calcext:value-type="float">
            <text:p>1.967179E-15</text:p>
          </table:table-cell>
          <table:table-cell office:value-type="float" office:value="1.962957E-015" calcext:value-type="float">
            <text:p>1.962957E-15</text:p>
          </table:table-cell>
          <table:table-cell office:value-type="float" office:value="1.934924E-015" calcext:value-type="float">
            <text:p>1.934924E-15</text:p>
          </table:table-cell>
          <table:table-cell office:value-type="float" office:value="9.459093E-016" calcext:value-type="float">
            <text:p>9.459093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21945" calcext:value-type="float">
            <text:p>-0.2521945</text:p>
          </table:table-cell>
          <table:table-cell office:value-type="float" office:value="-0.09329133" calcext:value-type="float">
            <text:p>-0.09329133</text:p>
          </table:table-cell>
          <table:table-cell office:value-type="float" office:value="-0.04195329" calcext:value-type="float">
            <text:p>-0.04195329</text:p>
          </table:table-cell>
          <table:table-cell office:value-type="float" office:value="-0.0326226" calcext:value-type="float">
            <text:p>-0.0326226</text:p>
          </table:table-cell>
          <table:table-cell office:value-type="float" office:value="-0.03000395" calcext:value-type="float">
            <text:p>-0.03000395</text:p>
          </table:table-cell>
          <table:table-cell office:value-type="float" office:value="-0.02795594" calcext:value-type="float">
            <text:p>-0.02795594</text:p>
          </table:table-cell>
          <table:table-cell office:value-type="float" office:value="-0.03115086" calcext:value-type="float">
            <text:p>-0.03115086</text:p>
          </table:table-cell>
          <table:table-cell office:value-type="float" office:value="-0.1292501" calcext:value-type="float">
            <text:p>-0.1292501</text:p>
          </table:table-cell>
          <table:table-cell office:value-type="float" office:value="-0.210284" calcext:value-type="float">
            <text:p>-0.210284</text:p>
          </table:table-cell>
          <table:table-cell office:value-type="float" office:value="-0.03732521" calcext:value-type="float">
            <text:p>-0.0373252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3228863" calcext:value-type="float">
            <text:p>-0.3228863</text:p>
          </table:table-cell>
          <table:table-cell office:value-type="float" office:value="0.02282888" calcext:value-type="float">
            <text:p>0.02282888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35659" calcext:value-type="float">
            <text:p>-2.33565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6" calcext:value-type="float">
            <text:p>31102006</text:p>
          </table:table-cell>
          <table:table-cell office:value-type="float" office:value="808.3016" calcext:value-type="float">
            <text:p>808.3016</text:p>
          </table:table-cell>
          <table:table-cell office:value-type="float" office:value="780.8976" calcext:value-type="float">
            <text:p>780.8976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6.468" calcext:value-type="float">
            <text:p>1016.468</text:p>
          </table:table-cell>
          <table:table-cell office:value-type="float" office:value="-34.93582" calcext:value-type="float">
            <text:p>-34.93582</text:p>
          </table:table-cell>
          <table:table-cell office:value-type="float" office:value="0" calcext:value-type="float">
            <text:p>0</text:p>
          </table:table-cell>
          <table:table-cell office:value-type="float" office:value="0.2249891" calcext:value-type="float">
            <text:p>0.2249891</text:p>
          </table:table-cell>
          <table:table-cell office:value-type="float" office:value="0.2565686" calcext:value-type="float">
            <text:p>0.2565686</text:p>
          </table:table-cell>
          <table:table-cell office:value-type="float" office:value="0.2901205" calcext:value-type="float">
            <text:p>0.2901205</text:p>
          </table:table-cell>
          <table:table-cell office:value-type="float" office:value="0.2998811" calcext:value-type="float">
            <text:p>0.2998811</text:p>
          </table:table-cell>
          <table:table-cell office:value-type="float" office:value="0.3040453" calcext:value-type="float">
            <text:p>0.3040453</text:p>
          </table:table-cell>
          <table:table-cell office:value-type="float" office:value="0.2728722" calcext:value-type="float">
            <text:p>0.2728722</text:p>
          </table:table-cell>
          <table:table-cell office:value-type="float" office:value="0.2670172" calcext:value-type="float">
            <text:p>0.2670172</text:p>
          </table:table-cell>
          <table:table-cell office:value-type="float" office:value="0.3066382" calcext:value-type="float">
            <text:p>0.3066382</text:p>
          </table:table-cell>
          <table:table-cell office:value-type="float" office:value="0.2840938" calcext:value-type="float">
            <text:p>0.2840938</text:p>
          </table:table-cell>
          <table:table-cell office:value-type="float" office:value="0.3478812" calcext:value-type="float">
            <text:p>0.3478812</text:p>
          </table:table-cell>
          <table:table-cell office:value-type="float" office:value="0.3726905" calcext:value-type="float">
            <text:p>0.3726905</text:p>
          </table:table-cell>
          <table:table-cell office:value-type="float" office:value="0.3914179" calcext:value-type="float">
            <text:p>0.3914179</text:p>
          </table:table-cell>
          <table:table-cell office:value-type="float" office:value="0.4615906" calcext:value-type="float">
            <text:p>0.4615906</text:p>
          </table:table-cell>
          <table:table-cell office:value-type="float" office:value="0" calcext:value-type="float">
            <text:p>0</text:p>
          </table:table-cell>
          <table:table-cell office:value-type="float" office:value="1.917908E-015" calcext:value-type="float">
            <text:p>1.917908E-15</text:p>
          </table:table-cell>
          <table:table-cell office:value-type="float" office:value="1.967161E-015" calcext:value-type="float">
            <text:p>1.967161E-15</text:p>
          </table:table-cell>
          <table:table-cell office:value-type="float" office:value="1.962944E-015" calcext:value-type="float">
            <text:p>1.962944E-15</text:p>
          </table:table-cell>
          <table:table-cell office:value-type="float" office:value="1.934909E-015" calcext:value-type="float">
            <text:p>1.934909E-15</text:p>
          </table:table-cell>
          <table:table-cell office:value-type="float" office:value="9.458888E-016" calcext:value-type="float">
            <text:p>9.458888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174336" calcext:value-type="float">
            <text:p>-0.3174336</text:p>
          </table:table-cell>
          <table:table-cell office:value-type="float" office:value="-0.1180885" calcext:value-type="float">
            <text:p>-0.1180885</text:p>
          </table:table-cell>
          <table:table-cell office:value-type="float" office:value="-0.04589763" calcext:value-type="float">
            <text:p>-0.04589763</text:p>
          </table:table-cell>
          <table:table-cell office:value-type="float" office:value="-0.03557924" calcext:value-type="float">
            <text:p>-0.03557924</text:p>
          </table:table-cell>
          <table:table-cell office:value-type="float" office:value="-0.03220183" calcext:value-type="float">
            <text:p>-0.03220183</text:p>
          </table:table-cell>
          <table:table-cell office:value-type="float" office:value="-0.02978741" calcext:value-type="float">
            <text:p>-0.02978741</text:p>
          </table:table-cell>
          <table:table-cell office:value-type="float" office:value="-0.03323125" calcext:value-type="float">
            <text:p>-0.03323125</text:p>
          </table:table-cell>
          <table:table-cell office:value-type="float" office:value="-0.125223" calcext:value-type="float">
            <text:p>-0.125223</text:p>
          </table:table-cell>
          <table:table-cell office:value-type="float" office:value="-0.2083279" calcext:value-type="float">
            <text:p>-0.2083279</text:p>
          </table:table-cell>
          <table:table-cell office:value-type="float" office:value="-0.03697232" calcext:value-type="float">
            <text:p>-0.0369723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5408756" calcext:value-type="float">
            <text:p>-0.5408756</text:p>
          </table:table-cell>
          <table:table-cell office:value-type="float" office:value="0.02269203" calcext:value-type="float">
            <text:p>0.02269203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62452" calcext:value-type="float">
            <text:p>-2.36245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6" calcext:value-type="float">
            <text:p>1112006</text:p>
          </table:table-cell>
          <table:table-cell office:value-type="float" office:value="808.3016" calcext:value-type="float">
            <text:p>808.3016</text:p>
          </table:table-cell>
          <table:table-cell office:value-type="float" office:value="781.6429" calcext:value-type="float">
            <text:p>781.6429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5.79" calcext:value-type="float">
            <text:p>1015.79</text:p>
          </table:table-cell>
          <table:table-cell office:value-type="float" office:value="-35.00331" calcext:value-type="float">
            <text:p>-35.00331</text:p>
          </table:table-cell>
          <table:table-cell office:value-type="float" office:value="0" calcext:value-type="float">
            <text:p>0</text:p>
          </table:table-cell>
          <table:table-cell office:value-type="float" office:value="0.2246401" calcext:value-type="float">
            <text:p>0.2246401</text:p>
          </table:table-cell>
          <table:table-cell office:value-type="float" office:value="0.2510378" calcext:value-type="float">
            <text:p>0.2510378</text:p>
          </table:table-cell>
          <table:table-cell office:value-type="float" office:value="0.2876916" calcext:value-type="float">
            <text:p>0.2876916</text:p>
          </table:table-cell>
          <table:table-cell office:value-type="float" office:value="0.2969234" calcext:value-type="float">
            <text:p>0.2969234</text:p>
          </table:table-cell>
          <table:table-cell office:value-type="float" office:value="0.3006283" calcext:value-type="float">
            <text:p>0.3006283</text:p>
          </table:table-cell>
          <table:table-cell office:value-type="float" office:value="0.2706449" calcext:value-type="float">
            <text:p>0.2706449</text:p>
          </table:table-cell>
          <table:table-cell office:value-type="float" office:value="0.2649594" calcext:value-type="float">
            <text:p>0.2649594</text:p>
          </table:table-cell>
          <table:table-cell office:value-type="float" office:value="0.3076652" calcext:value-type="float">
            <text:p>0.3076652</text:p>
          </table:table-cell>
          <table:table-cell office:value-type="float" office:value="0.2843777" calcext:value-type="float">
            <text:p>0.2843777</text:p>
          </table:table-cell>
          <table:table-cell office:value-type="float" office:value="0.3482147" calcext:value-type="float">
            <text:p>0.3482147</text:p>
          </table:table-cell>
          <table:table-cell office:value-type="float" office:value="0.3727395" calcext:value-type="float">
            <text:p>0.3727395</text:p>
          </table:table-cell>
          <table:table-cell office:value-type="float" office:value="0.3914014" calcext:value-type="float">
            <text:p>0.391401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8129E-015" calcext:value-type="float">
            <text:p>1.918129E-15</text:p>
          </table:table-cell>
          <table:table-cell office:value-type="float" office:value="1.967146E-015" calcext:value-type="float">
            <text:p>1.967146E-15</text:p>
          </table:table-cell>
          <table:table-cell office:value-type="float" office:value="1.962939E-015" calcext:value-type="float">
            <text:p>1.962939E-15</text:p>
          </table:table-cell>
          <table:table-cell office:value-type="float" office:value="1.93489E-015" calcext:value-type="float">
            <text:p>1.93489E-15</text:p>
          </table:table-cell>
          <table:table-cell office:value-type="float" office:value="9.458732E-016" calcext:value-type="float">
            <text:p>9.458732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1336" calcext:value-type="float">
            <text:p>-0.321336</text:p>
          </table:table-cell>
          <table:table-cell office:value-type="float" office:value="-0.1397848" calcext:value-type="float">
            <text:p>-0.1397848</text:p>
          </table:table-cell>
          <table:table-cell office:value-type="float" office:value="-0.04896754" calcext:value-type="float">
            <text:p>-0.04896754</text:p>
          </table:table-cell>
          <table:table-cell office:value-type="float" office:value="-0.03841068" calcext:value-type="float">
            <text:p>-0.03841068</text:p>
          </table:table-cell>
          <table:table-cell office:value-type="float" office:value="-0.03491156" calcext:value-type="float">
            <text:p>-0.03491156</text:p>
          </table:table-cell>
          <table:table-cell office:value-type="float" office:value="-0.03169215" calcext:value-type="float">
            <text:p>-0.03169215</text:p>
          </table:table-cell>
          <table:table-cell office:value-type="float" office:value="-0.03511276" calcext:value-type="float">
            <text:p>-0.03511276</text:p>
          </table:table-cell>
          <table:table-cell office:value-type="float" office:value="-0.1216025" calcext:value-type="float">
            <text:p>-0.1216025</text:p>
          </table:table-cell>
          <table:table-cell office:value-type="float" office:value="-0.2063918" calcext:value-type="float">
            <text:p>-0.2063918</text:p>
          </table:table-cell>
          <table:table-cell office:value-type="float" office:value="-0.03663199" calcext:value-type="float">
            <text:p>-0.0366319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5109619" calcext:value-type="float">
            <text:p>-0.5109619</text:p>
          </table:table-cell>
          <table:table-cell office:value-type="float" office:value="0.02254661" calcext:value-type="float">
            <text:p>0.02254661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72331" calcext:value-type="float">
            <text:p>-2.37233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6" calcext:value-type="float">
            <text:p>2112006</text:p>
          </table:table-cell>
          <table:table-cell office:value-type="float" office:value="808.3016" calcext:value-type="float">
            <text:p>808.3016</text:p>
          </table:table-cell>
          <table:table-cell office:value-type="float" office:value="782.3889" calcext:value-type="float">
            <text:p>782.3889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5.044" calcext:value-type="float">
            <text:p>1015.044</text:p>
          </table:table-cell>
          <table:table-cell office:value-type="float" office:value="-35.00331" calcext:value-type="float">
            <text:p>-35.00331</text:p>
          </table:table-cell>
          <table:table-cell office:value-type="float" office:value="0" calcext:value-type="float">
            <text:p>0</text:p>
          </table:table-cell>
          <table:table-cell office:value-type="float" office:value="0.2488052" calcext:value-type="float">
            <text:p>0.2488052</text:p>
          </table:table-cell>
          <table:table-cell office:value-type="float" office:value="0.2645587" calcext:value-type="float">
            <text:p>0.2645587</text:p>
          </table:table-cell>
          <table:table-cell office:value-type="float" office:value="0.2805391" calcext:value-type="float">
            <text:p>0.2805391</text:p>
          </table:table-cell>
          <table:table-cell office:value-type="float" office:value="0.293869" calcext:value-type="float">
            <text:p>0.293869</text:p>
          </table:table-cell>
          <table:table-cell office:value-type="float" office:value="0.2981808" calcext:value-type="float">
            <text:p>0.2981808</text:p>
          </table:table-cell>
          <table:table-cell office:value-type="float" office:value="0.2684301" calcext:value-type="float">
            <text:p>0.2684301</text:p>
          </table:table-cell>
          <table:table-cell office:value-type="float" office:value="0.262072" calcext:value-type="float">
            <text:p>0.262072</text:p>
          </table:table-cell>
          <table:table-cell office:value-type="float" office:value="0.3088872" calcext:value-type="float">
            <text:p>0.3088872</text:p>
          </table:table-cell>
          <table:table-cell office:value-type="float" office:value="0.2846637" calcext:value-type="float">
            <text:p>0.2846637</text:p>
          </table:table-cell>
          <table:table-cell office:value-type="float" office:value="0.3485403" calcext:value-type="float">
            <text:p>0.3485403</text:p>
          </table:table-cell>
          <table:table-cell office:value-type="float" office:value="0.3727947" calcext:value-type="float">
            <text:p>0.3727947</text:p>
          </table:table-cell>
          <table:table-cell office:value-type="float" office:value="0.3913486" calcext:value-type="float">
            <text:p>0.391348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39697E-015" calcext:value-type="float">
            <text:p>1.939697E-15</text:p>
          </table:table-cell>
          <table:table-cell office:value-type="float" office:value="1.963202E-015" calcext:value-type="float">
            <text:p>1.963202E-15</text:p>
          </table:table-cell>
          <table:table-cell office:value-type="float" office:value="1.961806E-015" calcext:value-type="float">
            <text:p>1.961806E-15</text:p>
          </table:table-cell>
          <table:table-cell office:value-type="float" office:value="1.934874E-015" calcext:value-type="float">
            <text:p>1.934874E-15</text:p>
          </table:table-cell>
          <table:table-cell office:value-type="float" office:value="9.458563E-016" calcext:value-type="float">
            <text:p>9.458563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00852" calcext:value-type="float">
            <text:p>-0.1500852</text:p>
          </table:table-cell>
          <table:table-cell office:value-type="float" office:value="-0.09333885" calcext:value-type="float">
            <text:p>-0.09333885</text:p>
          </table:table-cell>
          <table:table-cell office:value-type="float" office:value="-0.05947189" calcext:value-type="float">
            <text:p>-0.05947189</text:p>
          </table:table-cell>
          <table:table-cell office:value-type="float" office:value="-0.04158346" calcext:value-type="float">
            <text:p>-0.04158346</text:p>
          </table:table-cell>
          <table:table-cell office:value-type="float" office:value="-0.03718098" calcext:value-type="float">
            <text:p>-0.03718098</text:p>
          </table:table-cell>
          <table:table-cell office:value-type="float" office:value="-0.03373045" calcext:value-type="float">
            <text:p>-0.03373045</text:p>
          </table:table-cell>
          <table:table-cell office:value-type="float" office:value="-0.0379568" calcext:value-type="float">
            <text:p>-0.0379568</text:p>
          </table:table-cell>
          <table:table-cell office:value-type="float" office:value="-0.1174551" calcext:value-type="float">
            <text:p>-0.1174551</text:p>
          </table:table-cell>
          <table:table-cell office:value-type="float" office:value="-0.2044621" calcext:value-type="float">
            <text:p>-0.2044621</text:p>
          </table:table-cell>
          <table:table-cell office:value-type="float" office:value="-0.0363031" calcext:value-type="float">
            <text:p>-0.036303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1892677" calcext:value-type="float">
            <text:p>-0.1892677</text:p>
          </table:table-cell>
          <table:table-cell office:value-type="float" office:value="0.005678525" calcext:value-type="float">
            <text:p>0.00567852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6125" calcext:value-type="float">
            <text:p>-2.3761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6" calcext:value-type="float">
            <text:p>3112006</text:p>
          </table:table-cell>
          <table:table-cell office:value-type="float" office:value="808.3016" calcext:value-type="float">
            <text:p>808.3016</text:p>
          </table:table-cell>
          <table:table-cell office:value-type="float" office:value="783.3765" calcext:value-type="float">
            <text:p>783.3765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4.057" calcext:value-type="float">
            <text:p>1014.057</text:p>
          </table:table-cell>
          <table:table-cell office:value-type="float" office:value="-35.00331" calcext:value-type="float">
            <text:p>-35.00331</text:p>
          </table:table-cell>
          <table:table-cell office:value-type="float" office:value="0" calcext:value-type="float">
            <text:p>0</text:p>
          </table:table-cell>
          <table:table-cell office:value-type="float" office:value="0.2156768" calcext:value-type="float">
            <text:p>0.2156768</text:p>
          </table:table-cell>
          <table:table-cell office:value-type="float" office:value="0.2604643" calcext:value-type="float">
            <text:p>0.2604643</text:p>
          </table:table-cell>
          <table:table-cell office:value-type="float" office:value="0.280093" calcext:value-type="float">
            <text:p>0.280093</text:p>
          </table:table-cell>
          <table:table-cell office:value-type="float" office:value="0.2914346" calcext:value-type="float">
            <text:p>0.2914346</text:p>
          </table:table-cell>
          <table:table-cell office:value-type="float" office:value="0.2954971" calcext:value-type="float">
            <text:p>0.2954971</text:p>
          </table:table-cell>
          <table:table-cell office:value-type="float" office:value="0.2662489" calcext:value-type="float">
            <text:p>0.2662489</text:p>
          </table:table-cell>
          <table:table-cell office:value-type="float" office:value="0.2595275" calcext:value-type="float">
            <text:p>0.2595275</text:p>
          </table:table-cell>
          <table:table-cell office:value-type="float" office:value="0.3099968" calcext:value-type="float">
            <text:p>0.3099968</text:p>
          </table:table-cell>
          <table:table-cell office:value-type="float" office:value="0.2849657" calcext:value-type="float">
            <text:p>0.2849657</text:p>
          </table:table-cell>
          <table:table-cell office:value-type="float" office:value="0.3488502" calcext:value-type="float">
            <text:p>0.3488502</text:p>
          </table:table-cell>
          <table:table-cell office:value-type="float" office:value="0.3728533" calcext:value-type="float">
            <text:p>0.3728533</text:p>
          </table:table-cell>
          <table:table-cell office:value-type="float" office:value="0.391274" calcext:value-type="float">
            <text:p>0.3912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014E-015" calcext:value-type="float">
            <text:p>1.94014E-15</text:p>
          </table:table-cell>
          <table:table-cell office:value-type="float" office:value="1.963164E-015" calcext:value-type="float">
            <text:p>1.963164E-15</text:p>
          </table:table-cell>
          <table:table-cell office:value-type="float" office:value="1.961768E-015" calcext:value-type="float">
            <text:p>1.961768E-15</text:p>
          </table:table-cell>
          <table:table-cell office:value-type="float" office:value="1.934864E-015" calcext:value-type="float">
            <text:p>1.934864E-15</text:p>
          </table:table-cell>
          <table:table-cell office:value-type="float" office:value="9.458402E-016" calcext:value-type="float">
            <text:p>9.458402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524794" calcext:value-type="float">
            <text:p>-0.4524794</text:p>
          </table:table-cell>
          <table:table-cell office:value-type="float" office:value="-0.1052103" calcext:value-type="float">
            <text:p>-0.1052103</text:p>
          </table:table-cell>
          <table:table-cell office:value-type="float" office:value="-0.06019009" calcext:value-type="float">
            <text:p>-0.06019009</text:p>
          </table:table-cell>
          <table:table-cell office:value-type="float" office:value="-0.04434307" calcext:value-type="float">
            <text:p>-0.04434307</text:p>
          </table:table-cell>
          <table:table-cell office:value-type="float" office:value="-0.0398565" calcext:value-type="float">
            <text:p>-0.0398565</text:p>
          </table:table-cell>
          <table:table-cell office:value-type="float" office:value="-0.03590841" calcext:value-type="float">
            <text:p>-0.03590841</text:p>
          </table:table-cell>
          <table:table-cell office:value-type="float" office:value="-0.04068955" calcext:value-type="float">
            <text:p>-0.04068955</text:p>
          </table:table-cell>
          <table:table-cell office:value-type="float" office:value="-0.113814" calcext:value-type="float">
            <text:p>-0.113814</text:p>
          </table:table-cell>
          <table:table-cell office:value-type="float" office:value="-0.2024525" calcext:value-type="float">
            <text:p>-0.2024525</text:p>
          </table:table-cell>
          <table:table-cell office:value-type="float" office:value="-0.03599252" calcext:value-type="float">
            <text:p>-0.0359925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5522527" calcext:value-type="float">
            <text:p>-0.5522527</text:p>
          </table:table-cell>
          <table:table-cell office:value-type="float" office:value="0.005605394" calcext:value-type="float">
            <text:p>0.00560539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9678" calcext:value-type="float">
            <text:p>-2.37967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6" calcext:value-type="float">
            <text:p>4112006</text:p>
          </table:table-cell>
          <table:table-cell office:value-type="float" office:value="808.365" calcext:value-type="float">
            <text:p>808.365</text:p>
          </table:table-cell>
          <table:table-cell office:value-type="float" office:value="784.3617" calcext:value-type="float">
            <text:p>784.3617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3.135" calcext:value-type="float">
            <text:p>1013.135</text:p>
          </table:table-cell>
          <table:table-cell office:value-type="float" office:value="-35.00299" calcext:value-type="float">
            <text:p>-35.00299</text:p>
          </table:table-cell>
          <table:table-cell office:value-type="float" office:value="0" calcext:value-type="float">
            <text:p>0</text:p>
          </table:table-cell>
          <table:table-cell office:value-type="float" office:value="0.1862646" calcext:value-type="float">
            <text:p>0.1862646</text:p>
          </table:table-cell>
          <table:table-cell office:value-type="float" office:value="0.255246" calcext:value-type="float">
            <text:p>0.255246</text:p>
          </table:table-cell>
          <table:table-cell office:value-type="float" office:value="0.2787707" calcext:value-type="float">
            <text:p>0.2787707</text:p>
          </table:table-cell>
          <table:table-cell office:value-type="float" office:value="0.2891438" calcext:value-type="float">
            <text:p>0.2891438</text:p>
          </table:table-cell>
          <table:table-cell office:value-type="float" office:value="0.2931719" calcext:value-type="float">
            <text:p>0.2931719</text:p>
          </table:table-cell>
          <table:table-cell office:value-type="float" office:value="0.2641949" calcext:value-type="float">
            <text:p>0.2641949</text:p>
          </table:table-cell>
          <table:table-cell office:value-type="float" office:value="0.2572407" calcext:value-type="float">
            <text:p>0.2572407</text:p>
          </table:table-cell>
          <table:table-cell office:value-type="float" office:value="0.3109511" calcext:value-type="float">
            <text:p>0.3109511</text:p>
          </table:table-cell>
          <table:table-cell office:value-type="float" office:value="0.2853445" calcext:value-type="float">
            <text:p>0.2853445</text:p>
          </table:table-cell>
          <table:table-cell office:value-type="float" office:value="0.3491108" calcext:value-type="float">
            <text:p>0.3491108</text:p>
          </table:table-cell>
          <table:table-cell office:value-type="float" office:value="0.372912" calcext:value-type="float">
            <text:p>0.372912</text:p>
          </table:table-cell>
          <table:table-cell office:value-type="float" office:value="0.3911936" calcext:value-type="float">
            <text:p>0.39119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0549E-015" calcext:value-type="float">
            <text:p>1.950549E-15</text:p>
          </table:table-cell>
          <table:table-cell office:value-type="float" office:value="1.963127E-015" calcext:value-type="float">
            <text:p>1.963127E-15</text:p>
          </table:table-cell>
          <table:table-cell office:value-type="float" office:value="1.961735E-015" calcext:value-type="float">
            <text:p>1.961735E-15</text:p>
          </table:table-cell>
          <table:table-cell office:value-type="float" office:value="1.934849E-015" calcext:value-type="float">
            <text:p>1.934849E-15</text:p>
          </table:table-cell>
          <table:table-cell office:value-type="float" office:value="9.458232E-016" calcext:value-type="float">
            <text:p>9.458232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69098" calcext:value-type="float">
            <text:p>-1.469098</text:p>
          </table:table-cell>
          <table:table-cell office:value-type="float" office:value="-0.1229713" calcext:value-type="float">
            <text:p>-0.1229713</text:p>
          </table:table-cell>
          <table:table-cell office:value-type="float" office:value="-0.06242027" calcext:value-type="float">
            <text:p>-0.06242027</text:p>
          </table:table-cell>
          <table:table-cell office:value-type="float" office:value="-0.04711999" calcext:value-type="float">
            <text:p>-0.04711999</text:p>
          </table:table-cell>
          <table:table-cell office:value-type="float" office:value="-0.04235906" calcext:value-type="float">
            <text:p>-0.04235906</text:p>
          </table:table-cell>
          <table:table-cell office:value-type="float" office:value="-0.03810129" calcext:value-type="float">
            <text:p>-0.03810129</text:p>
          </table:table-cell>
          <table:table-cell office:value-type="float" office:value="-0.04334277" calcext:value-type="float">
            <text:p>-0.04334277</text:p>
          </table:table-cell>
          <table:table-cell office:value-type="float" office:value="-0.1107844" calcext:value-type="float">
            <text:p>-0.1107844</text:p>
          </table:table-cell>
          <table:table-cell office:value-type="float" office:value="-0.1999541" calcext:value-type="float">
            <text:p>-0.1999541</text:p>
          </table:table-cell>
          <table:table-cell office:value-type="float" office:value="-0.03573405" calcext:value-type="float">
            <text:p>-0.0357340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.378031" calcext:value-type="float">
            <text:p>-1.378031</text:p>
          </table:table-cell>
          <table:table-cell office:value-type="float" office:value="0.005561284" calcext:value-type="float">
            <text:p>0.00556128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3122" calcext:value-type="float">
            <text:p>-2.38312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6" calcext:value-type="float">
            <text:p>5112006</text:p>
          </table:table-cell>
          <table:table-cell office:value-type="float" office:value="808.5552" calcext:value-type="float">
            <text:p>808.5552</text:p>
          </table:table-cell>
          <table:table-cell office:value-type="float" office:value="785.4328" calcext:value-type="float">
            <text:p>785.4328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2.254" calcext:value-type="float">
            <text:p>1012.254</text:p>
          </table:table-cell>
          <table:table-cell office:value-type="float" office:value="-35.00196" calcext:value-type="float">
            <text:p>-35.00196</text:p>
          </table:table-cell>
          <table:table-cell office:value-type="float" office:value="0" calcext:value-type="float">
            <text:p>0</text:p>
          </table:table-cell>
          <table:table-cell office:value-type="float" office:value="0.1535437" calcext:value-type="float">
            <text:p>0.1535437</text:p>
          </table:table-cell>
          <table:table-cell office:value-type="float" office:value="0.2524547" calcext:value-type="float">
            <text:p>0.2524547</text:p>
          </table:table-cell>
          <table:table-cell office:value-type="float" office:value="0.2766874" calcext:value-type="float">
            <text:p>0.2766874</text:p>
          </table:table-cell>
          <table:table-cell office:value-type="float" office:value="0.2870235" calcext:value-type="float">
            <text:p>0.2870235</text:p>
          </table:table-cell>
          <table:table-cell office:value-type="float" office:value="0.2912709" calcext:value-type="float">
            <text:p>0.2912709</text:p>
          </table:table-cell>
          <table:table-cell office:value-type="float" office:value="0.2622095" calcext:value-type="float">
            <text:p>0.2622095</text:p>
          </table:table-cell>
          <table:table-cell office:value-type="float" office:value="0.2552492" calcext:value-type="float">
            <text:p>0.2552492</text:p>
          </table:table-cell>
          <table:table-cell office:value-type="float" office:value="0.311814" calcext:value-type="float">
            <text:p>0.311814</text:p>
          </table:table-cell>
          <table:table-cell office:value-type="float" office:value="0.2857205" calcext:value-type="float">
            <text:p>0.2857205</text:p>
          </table:table-cell>
          <table:table-cell office:value-type="float" office:value="0.3493675" calcext:value-type="float">
            <text:p>0.3493675</text:p>
          </table:table-cell>
          <table:table-cell office:value-type="float" office:value="0.3729708" calcext:value-type="float">
            <text:p>0.3729708</text:p>
          </table:table-cell>
          <table:table-cell office:value-type="float" office:value="0.3911089" calcext:value-type="float">
            <text:p>0.3911089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51072E-015" calcext:value-type="float">
            <text:p>1.951072E-15</text:p>
          </table:table-cell>
          <table:table-cell office:value-type="float" office:value="1.963082E-015" calcext:value-type="float">
            <text:p>1.963082E-15</text:p>
          </table:table-cell>
          <table:table-cell office:value-type="float" office:value="1.961691E-015" calcext:value-type="float">
            <text:p>1.961691E-15</text:p>
          </table:table-cell>
          <table:table-cell office:value-type="float" office:value="1.934831E-015" calcext:value-type="float">
            <text:p>1.934831E-15</text:p>
          </table:table-cell>
          <table:table-cell office:value-type="float" office:value="9.458094E-016" calcext:value-type="float">
            <text:p>9.45809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09725" calcext:value-type="float">
            <text:p>-6.209725</text:p>
          </table:table-cell>
          <table:table-cell office:value-type="float" office:value="-0.1339558" calcext:value-type="float">
            <text:p>-0.1339558</text:p>
          </table:table-cell>
          <table:table-cell office:value-type="float" office:value="-0.06610879" calcext:value-type="float">
            <text:p>-0.06610879</text:p>
          </table:table-cell>
          <table:table-cell office:value-type="float" office:value="-0.0498663" calcext:value-type="float">
            <text:p>-0.0498663</text:p>
          </table:table-cell>
          <table:table-cell office:value-type="float" office:value="-0.04453281" calcext:value-type="float">
            <text:p>-0.04453281</text:p>
          </table:table-cell>
          <table:table-cell office:value-type="float" office:value="-0.04037295" calcext:value-type="float">
            <text:p>-0.04037295</text:p>
          </table:table-cell>
          <table:table-cell office:value-type="float" office:value="-0.04580946" calcext:value-type="float">
            <text:p>-0.04580946</text:p>
          </table:table-cell>
          <table:table-cell office:value-type="float" office:value="-0.1081216" calcext:value-type="float">
            <text:p>-0.1081216</text:p>
          </table:table-cell>
          <table:table-cell office:value-type="float" office:value="-0.1975076" calcext:value-type="float">
            <text:p>-0.1975076</text:p>
          </table:table-cell>
          <table:table-cell office:value-type="float" office:value="-0.03548143" calcext:value-type="float">
            <text:p>-0.0354814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5.440363" calcext:value-type="float">
            <text:p>-5.440363</text:p>
          </table:table-cell>
          <table:table-cell office:value-type="float" office:value="0.005509375" calcext:value-type="float">
            <text:p>0.00550937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6473" calcext:value-type="float">
            <text:p>-2.38647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6" calcext:value-type="float">
            <text:p>6112006</text:p>
          </table:table-cell>
          <table:table-cell office:value-type="float" office:value="808.5552" calcext:value-type="float">
            <text:p>808.5552</text:p>
          </table:table-cell>
          <table:table-cell office:value-type="float" office:value="786.0455" calcext:value-type="float">
            <text:p>786.0455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1.641" calcext:value-type="float">
            <text:p>1011.641</text:p>
          </table:table-cell>
          <table:table-cell office:value-type="float" office:value="-35.00196" calcext:value-type="float">
            <text:p>-35.00196</text:p>
          </table:table-cell>
          <table:table-cell office:value-type="float" office:value="0" calcext:value-type="float">
            <text:p>0</text:p>
          </table:table-cell>
          <table:table-cell office:value-type="float" office:value="0.1258014" calcext:value-type="float">
            <text:p>0.1258014</text:p>
          </table:table-cell>
          <table:table-cell office:value-type="float" office:value="0.2535711" calcext:value-type="float">
            <text:p>0.2535711</text:p>
          </table:table-cell>
          <table:table-cell office:value-type="float" office:value="0.2746052" calcext:value-type="float">
            <text:p>0.2746052</text:p>
          </table:table-cell>
          <table:table-cell office:value-type="float" office:value="0.2850551" calcext:value-type="float">
            <text:p>0.2850551</text:p>
          </table:table-cell>
          <table:table-cell office:value-type="float" office:value="0.2890251" calcext:value-type="float">
            <text:p>0.2890251</text:p>
          </table:table-cell>
          <table:table-cell office:value-type="float" office:value="0.260465" calcext:value-type="float">
            <text:p>0.260465</text:p>
          </table:table-cell>
          <table:table-cell office:value-type="float" office:value="0.2528238" calcext:value-type="float">
            <text:p>0.2528238</text:p>
          </table:table-cell>
          <table:table-cell office:value-type="float" office:value="0.3127348" calcext:value-type="float">
            <text:p>0.3127348</text:p>
          </table:table-cell>
          <table:table-cell office:value-type="float" office:value="0.2860961" calcext:value-type="float">
            <text:p>0.2860961</text:p>
          </table:table-cell>
          <table:table-cell office:value-type="float" office:value="0.3496205" calcext:value-type="float">
            <text:p>0.3496205</text:p>
          </table:table-cell>
          <table:table-cell office:value-type="float" office:value="0.3730272" calcext:value-type="float">
            <text:p>0.3730272</text:p>
          </table:table-cell>
          <table:table-cell office:value-type="float" office:value="0.3910204" calcext:value-type="float">
            <text:p>0.3910204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5162E-015" calcext:value-type="float">
            <text:p>1.95162E-15</text:p>
          </table:table-cell>
          <table:table-cell office:value-type="float" office:value="1.963038E-015" calcext:value-type="float">
            <text:p>1.963038E-15</text:p>
          </table:table-cell>
          <table:table-cell office:value-type="float" office:value="1.961641E-015" calcext:value-type="float">
            <text:p>1.961641E-15</text:p>
          </table:table-cell>
          <table:table-cell office:value-type="float" office:value="1.934819E-015" calcext:value-type="float">
            <text:p>1.934819E-15</text:p>
          </table:table-cell>
          <table:table-cell office:value-type="float" office:value="9.457898E-016" calcext:value-type="float">
            <text:p>9.457898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72043" calcext:value-type="float">
            <text:p>-28.72043</text:p>
          </table:table-cell>
          <table:table-cell office:value-type="float" office:value="-0.1297115" calcext:value-type="float">
            <text:p>-0.1297115</text:p>
          </table:table-cell>
          <table:table-cell office:value-type="float" office:value="-0.07007968" calcext:value-type="float">
            <text:p>-0.07007968</text:p>
          </table:table-cell>
          <table:table-cell office:value-type="float" office:value="-0.05259081" calcext:value-type="float">
            <text:p>-0.05259081</text:p>
          </table:table-cell>
          <table:table-cell office:value-type="float" office:value="-0.04727253" calcext:value-type="float">
            <text:p>-0.04727253</text:p>
          </table:table-cell>
          <table:table-cell office:value-type="float" office:value="-0.04248687" calcext:value-type="float">
            <text:p>-0.04248687</text:p>
          </table:table-cell>
          <table:table-cell office:value-type="float" office:value="-0.0490292" calcext:value-type="float">
            <text:p>-0.0490292</text:p>
          </table:table-cell>
          <table:table-cell office:value-type="float" office:value="-0.1053662" calcext:value-type="float">
            <text:p>-0.1053662</text:p>
          </table:table-cell>
          <table:table-cell office:value-type="float" office:value="-0.1950974" calcext:value-type="float">
            <text:p>-0.1950974</text:p>
          </table:table-cell>
          <table:table-cell office:value-type="float" office:value="-0.03523453" calcext:value-type="float">
            <text:p>-0.0352345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1.25082" calcext:value-type="float">
            <text:p>-11.25082</text:p>
          </table:table-cell>
          <table:table-cell office:value-type="float" office:value="0.005472275" calcext:value-type="float">
            <text:p>0.00547227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9729" calcext:value-type="float">
            <text:p>-2.38972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6" calcext:value-type="float">
            <text:p>7112006</text:p>
          </table:table-cell>
          <table:table-cell office:value-type="float" office:value="808.5552" calcext:value-type="float">
            <text:p>808.5552</text:p>
          </table:table-cell>
          <table:table-cell office:value-type="float" office:value="786.2681" calcext:value-type="float">
            <text:p>786.2681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1.419" calcext:value-type="float">
            <text:p>1011.419</text:p>
          </table:table-cell>
          <table:table-cell office:value-type="float" office:value="-35.00196" calcext:value-type="float">
            <text:p>-35.00196</text:p>
          </table:table-cell>
          <table:table-cell office:value-type="float" office:value="0" calcext:value-type="float">
            <text:p>0</text:p>
          </table:table-cell>
          <table:table-cell office:value-type="float" office:value="0.1188339" calcext:value-type="float">
            <text:p>0.1188339</text:p>
          </table:table-cell>
          <table:table-cell office:value-type="float" office:value="0.2566479" calcext:value-type="float">
            <text:p>0.2566479</text:p>
          </table:table-cell>
          <table:table-cell office:value-type="float" office:value="0.2736503" calcext:value-type="float">
            <text:p>0.2736503</text:p>
          </table:table-cell>
          <table:table-cell office:value-type="float" office:value="0.283426" calcext:value-type="float">
            <text:p>0.283426</text:p>
          </table:table-cell>
          <table:table-cell office:value-type="float" office:value="0.2872614" calcext:value-type="float">
            <text:p>0.2872614</text:p>
          </table:table-cell>
          <table:table-cell office:value-type="float" office:value="0.2586444" calcext:value-type="float">
            <text:p>0.2586444</text:p>
          </table:table-cell>
          <table:table-cell office:value-type="float" office:value="0.2507127" calcext:value-type="float">
            <text:p>0.2507127</text:p>
          </table:table-cell>
          <table:table-cell office:value-type="float" office:value="0.3135997" calcext:value-type="float">
            <text:p>0.3135997</text:p>
          </table:table-cell>
          <table:table-cell office:value-type="float" office:value="0.2864699" calcext:value-type="float">
            <text:p>0.2864699</text:p>
          </table:table-cell>
          <table:table-cell office:value-type="float" office:value="0.3498697" calcext:value-type="float">
            <text:p>0.3498697</text:p>
          </table:table-cell>
          <table:table-cell office:value-type="float" office:value="0.3730831" calcext:value-type="float">
            <text:p>0.3730831</text:p>
          </table:table-cell>
          <table:table-cell office:value-type="float" office:value="0.3909291" calcext:value-type="float">
            <text:p>0.390929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2221E-015" calcext:value-type="float">
            <text:p>1.952221E-15</text:p>
          </table:table-cell>
          <table:table-cell office:value-type="float" office:value="1.962988E-015" calcext:value-type="float">
            <text:p>1.962988E-15</text:p>
          </table:table-cell>
          <table:table-cell office:value-type="float" office:value="1.961588E-015" calcext:value-type="float">
            <text:p>1.961588E-15</text:p>
          </table:table-cell>
          <table:table-cell office:value-type="float" office:value="1.934802E-015" calcext:value-type="float">
            <text:p>1.934802E-15</text:p>
          </table:table-cell>
          <table:table-cell office:value-type="float" office:value="9.457706E-016" calcext:value-type="float">
            <text:p>9.457706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07897" calcext:value-type="float">
            <text:p>-45.07897</text:p>
          </table:table-cell>
          <table:table-cell office:value-type="float" office:value="-0.1181757" calcext:value-type="float">
            <text:p>-0.1181757</text:p>
          </table:table-cell>
          <table:table-cell office:value-type="float" office:value="-0.07200968" calcext:value-type="float">
            <text:p>-0.07200968</text:p>
          </table:table-cell>
          <table:table-cell office:value-type="float" office:value="-0.0549602" calcext:value-type="float">
            <text:p>-0.0549602</text:p>
          </table:table-cell>
          <table:table-cell office:value-type="float" office:value="-0.04955561" calcext:value-type="float">
            <text:p>-0.04955561</text:p>
          </table:table-cell>
          <table:table-cell office:value-type="float" office:value="-0.04483318" calcext:value-type="float">
            <text:p>-0.04483318</text:p>
          </table:table-cell>
          <table:table-cell office:value-type="float" office:value="-0.05205351" calcext:value-type="float">
            <text:p>-0.05205351</text:p>
          </table:table-cell>
          <table:table-cell office:value-type="float" office:value="-0.1028406" calcext:value-type="float">
            <text:p>-0.1028406</text:p>
          </table:table-cell>
          <table:table-cell office:value-type="float" office:value="-0.1927308" calcext:value-type="float">
            <text:p>-0.1927308</text:p>
          </table:table-cell>
          <table:table-cell office:value-type="float" office:value="-0.03499293" calcext:value-type="float">
            <text:p>-0.0349929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7.44033" calcext:value-type="float">
            <text:p>-17.44033</text:p>
          </table:table-cell>
          <table:table-cell office:value-type="float" office:value="0.005429636" calcext:value-type="float">
            <text:p>0.00542963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2896" calcext:value-type="float">
            <text:p>-2.39289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6" calcext:value-type="float">
            <text:p>8112006</text:p>
          </table:table-cell>
          <table:table-cell office:value-type="float" office:value="809.4443" calcext:value-type="float">
            <text:p>809.4443</text:p>
          </table:table-cell>
          <table:table-cell office:value-type="float" office:value="786.398" calcext:value-type="float">
            <text:p>786.398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2.173" calcext:value-type="float">
            <text:p>1012.173</text:p>
          </table:table-cell>
          <table:table-cell office:value-type="float" office:value="-34.99686" calcext:value-type="float">
            <text:p>-34.99686</text:p>
          </table:table-cell>
          <table:table-cell office:value-type="float" office:value="0" calcext:value-type="float">
            <text:p>0</text:p>
          </table:table-cell>
          <table:table-cell office:value-type="float" office:value="0.1676268" calcext:value-type="float">
            <text:p>0.1676268</text:p>
          </table:table-cell>
          <table:table-cell office:value-type="float" office:value="0.2598034" calcext:value-type="float">
            <text:p>0.2598034</text:p>
          </table:table-cell>
          <table:table-cell office:value-type="float" office:value="0.2726874" calcext:value-type="float">
            <text:p>0.2726874</text:p>
          </table:table-cell>
          <table:table-cell office:value-type="float" office:value="0.2819025" calcext:value-type="float">
            <text:p>0.2819025</text:p>
          </table:table-cell>
          <table:table-cell office:value-type="float" office:value="0.285655" calcext:value-type="float">
            <text:p>0.285655</text:p>
          </table:table-cell>
          <table:table-cell office:value-type="float" office:value="0.2570432" calcext:value-type="float">
            <text:p>0.2570432</text:p>
          </table:table-cell>
          <table:table-cell office:value-type="float" office:value="0.248892" calcext:value-type="float">
            <text:p>0.248892</text:p>
          </table:table-cell>
          <table:table-cell office:value-type="float" office:value="0.3143315" calcext:value-type="float">
            <text:p>0.3143315</text:p>
          </table:table-cell>
          <table:table-cell office:value-type="float" office:value="0.2868403" calcext:value-type="float">
            <text:p>0.2868403</text:p>
          </table:table-cell>
          <table:table-cell office:value-type="float" office:value="0.3501152" calcext:value-type="float">
            <text:p>0.3501152</text:p>
          </table:table-cell>
          <table:table-cell office:value-type="float" office:value="0.3731367" calcext:value-type="float">
            <text:p>0.3731367</text:p>
          </table:table-cell>
          <table:table-cell office:value-type="float" office:value="0.3908359" calcext:value-type="float">
            <text:p>0.390835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5297E-015" calcext:value-type="float">
            <text:p>1.95297E-15</text:p>
          </table:table-cell>
          <table:table-cell office:value-type="float" office:value="1.962925E-015" calcext:value-type="float">
            <text:p>1.962925E-15</text:p>
          </table:table-cell>
          <table:table-cell office:value-type="float" office:value="1.961522E-015" calcext:value-type="float">
            <text:p>1.961522E-15</text:p>
          </table:table-cell>
          <table:table-cell office:value-type="float" office:value="1.934781E-015" calcext:value-type="float">
            <text:p>1.934781E-15</text:p>
          </table:table-cell>
          <table:table-cell office:value-type="float" office:value="9.457523E-016" calcext:value-type="float">
            <text:p>9.457523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92226" calcext:value-type="float">
            <text:p>-5.692226</text:p>
          </table:table-cell>
          <table:table-cell office:value-type="float" office:value="-0.107233" calcext:value-type="float">
            <text:p>-0.107233</text:p>
          </table:table-cell>
          <table:table-cell office:value-type="float" office:value="-0.07398228" calcext:value-type="float">
            <text:p>-0.07398228</text:p>
          </table:table-cell>
          <table:table-cell office:value-type="float" office:value="-0.05728928" calcext:value-type="float">
            <text:p>-0.05728928</text:p>
          </table:table-cell>
          <table:table-cell office:value-type="float" office:value="-0.0517463" calcext:value-type="float">
            <text:p>-0.0517463</text:p>
          </table:table-cell>
          <table:table-cell office:value-type="float" office:value="-0.04702045" calcext:value-type="float">
            <text:p>-0.04702045</text:p>
          </table:table-cell>
          <table:table-cell office:value-type="float" office:value="-0.05482841" calcext:value-type="float">
            <text:p>-0.05482841</text:p>
          </table:table-cell>
          <table:table-cell office:value-type="float" office:value="-0.100758" calcext:value-type="float">
            <text:p>-0.100758</text:p>
          </table:table-cell>
          <table:table-cell office:value-type="float" office:value="-0.1904172" calcext:value-type="float">
            <text:p>-0.1904172</text:p>
          </table:table-cell>
          <table:table-cell office:value-type="float" office:value="-0.03475695" calcext:value-type="float">
            <text:p>-0.0347569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213946" calcext:value-type="float">
            <text:p>-0.213946</text:p>
          </table:table-cell>
          <table:table-cell office:value-type="float" office:value="0.005369937" calcext:value-type="float">
            <text:p>0.00536993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5984" calcext:value-type="float">
            <text:p>-2.39598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6" calcext:value-type="float">
            <text:p>9112006</text:p>
          </table:table-cell>
          <table:table-cell office:value-type="float" office:value="812.1115" calcext:value-type="float">
            <text:p>812.1115</text:p>
          </table:table-cell>
          <table:table-cell office:value-type="float" office:value="787.7014" calcext:value-type="float">
            <text:p>787.7014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3.521" calcext:value-type="float">
            <text:p>1013.521</text:p>
          </table:table-cell>
          <table:table-cell office:value-type="float" office:value="-34.98192" calcext:value-type="float">
            <text:p>-34.98192</text:p>
          </table:table-cell>
          <table:table-cell office:value-type="float" office:value="0" calcext:value-type="float">
            <text:p>0</text:p>
          </table:table-cell>
          <table:table-cell office:value-type="float" office:value="0.263126" calcext:value-type="float">
            <text:p>0.263126</text:p>
          </table:table-cell>
          <table:table-cell office:value-type="float" office:value="0.2713426" calcext:value-type="float">
            <text:p>0.2713426</text:p>
          </table:table-cell>
          <table:table-cell office:value-type="float" office:value="0.2743068" calcext:value-type="float">
            <text:p>0.2743068</text:p>
          </table:table-cell>
          <table:table-cell office:value-type="float" office:value="0.2808528" calcext:value-type="float">
            <text:p>0.2808528</text:p>
          </table:table-cell>
          <table:table-cell office:value-type="float" office:value="0.2842221" calcext:value-type="float">
            <text:p>0.2842221</text:p>
          </table:table-cell>
          <table:table-cell office:value-type="float" office:value="0.2555437" calcext:value-type="float">
            <text:p>0.2555437</text:p>
          </table:table-cell>
          <table:table-cell office:value-type="float" office:value="0.2473388" calcext:value-type="float">
            <text:p>0.2473388</text:p>
          </table:table-cell>
          <table:table-cell office:value-type="float" office:value="0.314979" calcext:value-type="float">
            <text:p>0.314979</text:p>
          </table:table-cell>
          <table:table-cell office:value-type="float" office:value="0.287207" calcext:value-type="float">
            <text:p>0.287207</text:p>
          </table:table-cell>
          <table:table-cell office:value-type="float" office:value="0.3503572" calcext:value-type="float">
            <text:p>0.3503572</text:p>
          </table:table-cell>
          <table:table-cell office:value-type="float" office:value="0.3731886" calcext:value-type="float">
            <text:p>0.3731886</text:p>
          </table:table-cell>
          <table:table-cell office:value-type="float" office:value="0.3907395" calcext:value-type="float">
            <text:p>0.39073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3598E-015" calcext:value-type="float">
            <text:p>1.953598E-15</text:p>
          </table:table-cell>
          <table:table-cell office:value-type="float" office:value="1.962879E-015" calcext:value-type="float">
            <text:p>1.962879E-15</text:p>
          </table:table-cell>
          <table:table-cell office:value-type="float" office:value="1.961465E-015" calcext:value-type="float">
            <text:p>1.961465E-15</text:p>
          </table:table-cell>
          <table:table-cell office:value-type="float" office:value="1.934763E-015" calcext:value-type="float">
            <text:p>1.934763E-15</text:p>
          </table:table-cell>
          <table:table-cell office:value-type="float" office:value="9.457277E-016" calcext:value-type="float">
            <text:p>9.457277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691514" calcext:value-type="float">
            <text:p>-0.09691514</text:p>
          </table:table-cell>
          <table:table-cell office:value-type="float" office:value="-0.07676464" calcext:value-type="float">
            <text:p>-0.07676464</text:p>
          </table:table-cell>
          <table:table-cell office:value-type="float" office:value="-0.0707286" calcext:value-type="float">
            <text:p>-0.0707286</text:p>
          </table:table-cell>
          <table:table-cell office:value-type="float" office:value="-0.05897395" calcext:value-type="float">
            <text:p>-0.05897395</text:p>
          </table:table-cell>
          <table:table-cell office:value-type="float" office:value="-0.05379147" calcext:value-type="float">
            <text:p>-0.05379147</text:p>
          </table:table-cell>
          <table:table-cell office:value-type="float" office:value="-0.04917461" calcext:value-type="float">
            <text:p>-0.04917461</text:p>
          </table:table-cell>
          <table:table-cell office:value-type="float" office:value="-0.05733567" calcext:value-type="float">
            <text:p>-0.05733567</text:p>
          </table:table-cell>
          <table:table-cell office:value-type="float" office:value="-0.09895384" calcext:value-type="float">
            <text:p>-0.09895384</text:p>
          </table:table-cell>
          <table:table-cell office:value-type="float" office:value="-0.1881562" calcext:value-type="float">
            <text:p>-0.1881562</text:p>
          </table:table-cell>
          <table:table-cell office:value-type="float" office:value="-0.03452597" calcext:value-type="float">
            <text:p>-0.0345259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9607913" calcext:value-type="float">
            <text:p>-0.09607913</text:p>
          </table:table-cell>
          <table:table-cell office:value-type="float" office:value="0.005242982" calcext:value-type="float">
            <text:p>0.00524298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8995" calcext:value-type="float">
            <text:p>-2.39899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6" calcext:value-type="float">
            <text:p>10112006</text:p>
          </table:table-cell>
          <table:table-cell office:value-type="float" office:value="812.1115" calcext:value-type="float">
            <text:p>812.1115</text:p>
          </table:table-cell>
          <table:table-cell office:value-type="float" office:value="788.4872" calcext:value-type="float">
            <text:p>788.4872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3.286" calcext:value-type="float">
            <text:p>1013.286</text:p>
          </table:table-cell>
          <table:table-cell office:value-type="float" office:value="-35.53249" calcext:value-type="float">
            <text:p>-35.53249</text:p>
          </table:table-cell>
          <table:table-cell office:value-type="float" office:value="0" calcext:value-type="float">
            <text:p>0</text:p>
          </table:table-cell>
          <table:table-cell office:value-type="float" office:value="0.2325383" calcext:value-type="float">
            <text:p>0.2325383</text:p>
          </table:table-cell>
          <table:table-cell office:value-type="float" office:value="0.2613074" calcext:value-type="float">
            <text:p>0.2613074</text:p>
          </table:table-cell>
          <table:table-cell office:value-type="float" office:value="0.2737976" calcext:value-type="float">
            <text:p>0.2737976</text:p>
          </table:table-cell>
          <table:table-cell office:value-type="float" office:value="0.2802359" calcext:value-type="float">
            <text:p>0.2802359</text:p>
          </table:table-cell>
          <table:table-cell office:value-type="float" office:value="0.2831134" calcext:value-type="float">
            <text:p>0.2831134</text:p>
          </table:table-cell>
          <table:table-cell office:value-type="float" office:value="0.2541527" calcext:value-type="float">
            <text:p>0.2541527</text:p>
          </table:table-cell>
          <table:table-cell office:value-type="float" office:value="0.2460467" calcext:value-type="float">
            <text:p>0.2460467</text:p>
          </table:table-cell>
          <table:table-cell office:value-type="float" office:value="0.3155242" calcext:value-type="float">
            <text:p>0.3155242</text:p>
          </table:table-cell>
          <table:table-cell office:value-type="float" office:value="0.2875699" calcext:value-type="float">
            <text:p>0.2875699</text:p>
          </table:table-cell>
          <table:table-cell office:value-type="float" office:value="0.3505956" calcext:value-type="float">
            <text:p>0.3505956</text:p>
          </table:table-cell>
          <table:table-cell office:value-type="float" office:value="0.3732421" calcext:value-type="float">
            <text:p>0.3732421</text:p>
          </table:table-cell>
          <table:table-cell office:value-type="float" office:value="0.3908084" calcext:value-type="float">
            <text:p>0.3908084</text:p>
          </table:table-cell>
          <table:table-cell office:value-type="float" office:value="0.4597159" calcext:value-type="float">
            <text:p>0.4597159</text:p>
          </table:table-cell>
          <table:table-cell office:value-type="float" office:value="0" calcext:value-type="float">
            <text:p>0</text:p>
          </table:table-cell>
          <table:table-cell office:value-type="float" office:value="0.008732805" calcext:value-type="float">
            <text:p>0.008732805</text:p>
          </table:table-cell>
          <table:table-cell office:value-type="float" office:value="1.962849E-015" calcext:value-type="float">
            <text:p>1.962849E-15</text:p>
          </table:table-cell>
          <table:table-cell office:value-type="float" office:value="1.961435E-015" calcext:value-type="float">
            <text:p>1.961435E-15</text:p>
          </table:table-cell>
          <table:table-cell office:value-type="float" office:value="1.934746E-015" calcext:value-type="float">
            <text:p>1.934746E-15</text:p>
          </table:table-cell>
          <table:table-cell office:value-type="float" office:value="9.457129E-016" calcext:value-type="float">
            <text:p>9.457129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95658" calcext:value-type="float">
            <text:p>-0.2395658</text:p>
          </table:table-cell>
          <table:table-cell office:value-type="float" office:value="-0.1025381" calcext:value-type="float">
            <text:p>-0.1025381</text:p>
          </table:table-cell>
          <table:table-cell office:value-type="float" office:value="-0.07168825" calcext:value-type="float">
            <text:p>-0.07168825</text:p>
          </table:table-cell>
          <table:table-cell office:value-type="float" office:value="-0.05997643" calcext:value-type="float">
            <text:p>-0.05997643</text:p>
          </table:table-cell>
          <table:table-cell office:value-type="float" office:value="-0.05543752" calcext:value-type="float">
            <text:p>-0.05543752</text:p>
          </table:table-cell>
          <table:table-cell office:value-type="float" office:value="-0.05127643" calcext:value-type="float">
            <text:p>-0.05127643</text:p>
          </table:table-cell>
          <table:table-cell office:value-type="float" office:value="-0.05951897" calcext:value-type="float">
            <text:p>-0.05951897</text:p>
          </table:table-cell>
          <table:table-cell office:value-type="float" office:value="-0.09746152" calcext:value-type="float">
            <text:p>-0.09746152</text:p>
          </table:table-cell>
          <table:table-cell office:value-type="float" office:value="-0.1859487" calcext:value-type="float">
            <text:p>-0.1859487</text:p>
          </table:table-cell>
          <table:table-cell office:value-type="float" office:value="-0.03430012" calcext:value-type="float">
            <text:p>-0.0343001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3679501" calcext:value-type="float">
            <text:p>-0.3679501</text:p>
          </table:table-cell>
          <table:table-cell office:value-type="float" office:value="0.005213905" calcext:value-type="float">
            <text:p>0.00521390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8587" calcext:value-type="float">
            <text:p>-2.36858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6" calcext:value-type="float">
            <text:p>11112006</text:p>
          </table:table-cell>
          <table:table-cell office:value-type="float" office:value="812.1115" calcext:value-type="float">
            <text:p>812.1115</text:p>
          </table:table-cell>
          <table:table-cell office:value-type="float" office:value="789.1489" calcext:value-type="float">
            <text:p>789.1489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3.295" calcext:value-type="float">
            <text:p>1013.295</text:p>
          </table:table-cell>
          <table:table-cell office:value-type="float" office:value="-36.20299" calcext:value-type="float">
            <text:p>-36.20299</text:p>
          </table:table-cell>
          <table:table-cell office:value-type="float" office:value="0" calcext:value-type="float">
            <text:p>0</text:p>
          </table:table-cell>
          <table:table-cell office:value-type="float" office:value="0.2330864" calcext:value-type="float">
            <text:p>0.2330864</text:p>
          </table:table-cell>
          <table:table-cell office:value-type="float" office:value="0.2548272" calcext:value-type="float">
            <text:p>0.2548272</text:p>
          </table:table-cell>
          <table:table-cell office:value-type="float" office:value="0.2718695" calcext:value-type="float">
            <text:p>0.2718695</text:p>
          </table:table-cell>
          <table:table-cell office:value-type="float" office:value="0.2790799" calcext:value-type="float">
            <text:p>0.2790799</text:p>
          </table:table-cell>
          <table:table-cell office:value-type="float" office:value="0.281989" calcext:value-type="float">
            <text:p>0.281989</text:p>
          </table:table-cell>
          <table:table-cell office:value-type="float" office:value="0.2529289" calcext:value-type="float">
            <text:p>0.2529289</text:p>
          </table:table-cell>
          <table:table-cell office:value-type="float" office:value="0.2449242" calcext:value-type="float">
            <text:p>0.2449242</text:p>
          </table:table-cell>
          <table:table-cell office:value-type="float" office:value="0.3159943" calcext:value-type="float">
            <text:p>0.3159943</text:p>
          </table:table-cell>
          <table:table-cell office:value-type="float" office:value="0.2879291" calcext:value-type="float">
            <text:p>0.2879291</text:p>
          </table:table-cell>
          <table:table-cell office:value-type="float" office:value="0.3508664" calcext:value-type="float">
            <text:p>0.3508664</text:p>
          </table:table-cell>
          <table:table-cell office:value-type="float" office:value="0.3732533" calcext:value-type="float">
            <text:p>0.3732533</text:p>
          </table:table-cell>
          <table:table-cell office:value-type="float" office:value="0.3908728" calcext:value-type="float">
            <text:p>0.3908728</text:p>
          </table:table-cell>
          <table:table-cell office:value-type="float" office:value="0.4620038" calcext:value-type="float">
            <text:p>0.4620038</text:p>
          </table:table-cell>
          <table:table-cell office:value-type="float" office:value="0" calcext:value-type="float">
            <text:p>0</text:p>
          </table:table-cell>
          <table:table-cell office:value-type="float" office:value="1.924289E-015" calcext:value-type="float">
            <text:p>1.924289E-15</text:p>
          </table:table-cell>
          <table:table-cell office:value-type="float" office:value="1.96282E-015" calcext:value-type="float">
            <text:p>1.96282E-15</text:p>
          </table:table-cell>
          <table:table-cell office:value-type="float" office:value="1.961414E-015" calcext:value-type="float">
            <text:p>1.961414E-15</text:p>
          </table:table-cell>
          <table:table-cell office:value-type="float" office:value="1.934731E-015" calcext:value-type="float">
            <text:p>1.934731E-15</text:p>
          </table:table-cell>
          <table:table-cell office:value-type="float" office:value="9.456987E-016" calcext:value-type="float">
            <text:p>9.456987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78407" calcext:value-type="float">
            <text:p>-0.2478407</text:p>
          </table:table-cell>
          <table:table-cell office:value-type="float" office:value="-0.1245677" calcext:value-type="float">
            <text:p>-0.1245677</text:p>
          </table:table-cell>
          <table:table-cell office:value-type="float" office:value="-0.07568771" calcext:value-type="float">
            <text:p>-0.07568771</text:p>
          </table:table-cell>
          <table:table-cell office:value-type="float" office:value="-0.06190522" calcext:value-type="float">
            <text:p>-0.06190522</text:p>
          </table:table-cell>
          <table:table-cell office:value-type="float" office:value="-0.05715637" calcext:value-type="float">
            <text:p>-0.05715637</text:p>
          </table:table-cell>
          <table:table-cell office:value-type="float" office:value="-0.05321218" calcext:value-type="float">
            <text:p>-0.05321218</text:p>
          </table:table-cell>
          <table:table-cell office:value-type="float" office:value="-0.06148973" calcext:value-type="float">
            <text:p>-0.06148973</text:p>
          </table:table-cell>
          <table:table-cell office:value-type="float" office:value="-0.09619621" calcext:value-type="float">
            <text:p>-0.09619621</text:p>
          </table:table-cell>
          <table:table-cell office:value-type="float" office:value="-0.1837915" calcext:value-type="float">
            <text:p>-0.1837915</text:p>
          </table:table-cell>
          <table:table-cell office:value-type="float" office:value="-0.0340464" calcext:value-type="float">
            <text:p>-0.0340464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336633" calcext:value-type="float">
            <text:p>-0.336633</text:p>
          </table:table-cell>
          <table:table-cell office:value-type="float" office:value="0.005168465" calcext:value-type="float">
            <text:p>0.00516846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9527" calcext:value-type="float">
            <text:p>-2.3795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6" calcext:value-type="float">
            <text:p>12112006</text:p>
          </table:table-cell>
          <table:table-cell office:value-type="float" office:value="812.1115" calcext:value-type="float">
            <text:p>812.1115</text:p>
          </table:table-cell>
          <table:table-cell office:value-type="float" office:value="789.9215" calcext:value-type="float">
            <text:p>789.9215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2.522" calcext:value-type="float">
            <text:p>1012.522</text:p>
          </table:table-cell>
          <table:table-cell office:value-type="float" office:value="-36.20299" calcext:value-type="float">
            <text:p>-36.20299</text:p>
          </table:table-cell>
          <table:table-cell office:value-type="float" office:value="0" calcext:value-type="float">
            <text:p>0</text:p>
          </table:table-cell>
          <table:table-cell office:value-type="float" office:value="0.2107501" calcext:value-type="float">
            <text:p>0.2107501</text:p>
          </table:table-cell>
          <table:table-cell office:value-type="float" office:value="0.249919" calcext:value-type="float">
            <text:p>0.249919</text:p>
          </table:table-cell>
          <table:table-cell office:value-type="float" office:value="0.2699172" calcext:value-type="float">
            <text:p>0.2699172</text:p>
          </table:table-cell>
          <table:table-cell office:value-type="float" office:value="0.2775458" calcext:value-type="float">
            <text:p>0.2775458</text:p>
          </table:table-cell>
          <table:table-cell office:value-type="float" office:value="0.2805621" calcext:value-type="float">
            <text:p>0.2805621</text:p>
          </table:table-cell>
          <table:table-cell office:value-type="float" office:value="0.2518697" calcext:value-type="float">
            <text:p>0.2518697</text:p>
          </table:table-cell>
          <table:table-cell office:value-type="float" office:value="0.2438296" calcext:value-type="float">
            <text:p>0.2438296</text:p>
          </table:table-cell>
          <table:table-cell office:value-type="float" office:value="0.316421" calcext:value-type="float">
            <text:p>0.316421</text:p>
          </table:table-cell>
          <table:table-cell office:value-type="float" office:value="0.2882855" calcext:value-type="float">
            <text:p>0.2882855</text:p>
          </table:table-cell>
          <table:table-cell office:value-type="float" office:value="0.3511866" calcext:value-type="float">
            <text:p>0.3511866</text:p>
          </table:table-cell>
          <table:table-cell office:value-type="float" office:value="0.3732008" calcext:value-type="float">
            <text:p>0.3732008</text:p>
          </table:table-cell>
          <table:table-cell office:value-type="float" office:value="0.3908632" calcext:value-type="float">
            <text:p>0.3908632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36063E-015" calcext:value-type="float">
            <text:p>1.936063E-15</text:p>
          </table:table-cell>
          <table:table-cell office:value-type="float" office:value="1.962789E-015" calcext:value-type="float">
            <text:p>1.962789E-15</text:p>
          </table:table-cell>
          <table:table-cell office:value-type="float" office:value="1.961386E-015" calcext:value-type="float">
            <text:p>1.961386E-15</text:p>
          </table:table-cell>
          <table:table-cell office:value-type="float" office:value="1.934722E-015" calcext:value-type="float">
            <text:p>1.934722E-15</text:p>
          </table:table-cell>
          <table:table-cell office:value-type="float" office:value="9.456835E-016" calcext:value-type="float">
            <text:p>9.456835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442113" calcext:value-type="float">
            <text:p>-0.5442113</text:p>
          </table:table-cell>
          <table:table-cell office:value-type="float" office:value="-0.1445304" calcext:value-type="float">
            <text:p>-0.1445304</text:p>
          </table:table-cell>
          <table:table-cell office:value-type="float" office:value="-0.08001713" calcext:value-type="float">
            <text:p>-0.08001713</text:p>
          </table:table-cell>
          <table:table-cell office:value-type="float" office:value="-0.06458428" calcext:value-type="float">
            <text:p>-0.06458428</text:p>
          </table:table-cell>
          <table:table-cell office:value-type="float" office:value="-0.0594315" calcext:value-type="float">
            <text:p>-0.0594315</text:p>
          </table:table-cell>
          <table:table-cell office:value-type="float" office:value="-0.05494867" calcext:value-type="float">
            <text:p>-0.05494867</text:p>
          </table:table-cell>
          <table:table-cell office:value-type="float" office:value="-0.06347884" calcext:value-type="float">
            <text:p>-0.06347884</text:p>
          </table:table-cell>
          <table:table-cell office:value-type="float" office:value="-0.09506665" calcext:value-type="float">
            <text:p>-0.09506665</text:p>
          </table:table-cell>
          <table:table-cell office:value-type="float" office:value="-0.1816788" calcext:value-type="float">
            <text:p>-0.1816788</text:p>
          </table:table-cell>
          <table:table-cell office:value-type="float" office:value="-0.03374786" calcext:value-type="float">
            <text:p>-0.0337478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5972194" calcext:value-type="float">
            <text:p>-0.5972194</text:p>
          </table:table-cell>
          <table:table-cell office:value-type="float" office:value="0.005123373" calcext:value-type="float">
            <text:p>0.00512337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6582" calcext:value-type="float">
            <text:p>-2.38658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6" calcext:value-type="float">
            <text:p>13112006</text:p>
          </table:table-cell>
          <table:table-cell office:value-type="float" office:value="812.2386" calcext:value-type="float">
            <text:p>812.2386</text:p>
          </table:table-cell>
          <table:table-cell office:value-type="float" office:value="790.7116" calcext:value-type="float">
            <text:p>790.7116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1.859" calcext:value-type="float">
            <text:p>1011.859</text:p>
          </table:table-cell>
          <table:table-cell office:value-type="float" office:value="-36.20225" calcext:value-type="float">
            <text:p>-36.20225</text:p>
          </table:table-cell>
          <table:table-cell office:value-type="float" office:value="0" calcext:value-type="float">
            <text:p>0</text:p>
          </table:table-cell>
          <table:table-cell office:value-type="float" office:value="0.1922707" calcext:value-type="float">
            <text:p>0.1922707</text:p>
          </table:table-cell>
          <table:table-cell office:value-type="float" office:value="0.2446827" calcext:value-type="float">
            <text:p>0.2446827</text:p>
          </table:table-cell>
          <table:table-cell office:value-type="float" office:value="0.2678922" calcext:value-type="float">
            <text:p>0.2678922</text:p>
          </table:table-cell>
          <table:table-cell office:value-type="float" office:value="0.2762405" calcext:value-type="float">
            <text:p>0.2762405</text:p>
          </table:table-cell>
          <table:table-cell office:value-type="float" office:value="0.279298" calcext:value-type="float">
            <text:p>0.279298</text:p>
          </table:table-cell>
          <table:table-cell office:value-type="float" office:value="0.2507338" calcext:value-type="float">
            <text:p>0.2507338</text:p>
          </table:table-cell>
          <table:table-cell office:value-type="float" office:value="0.2426076" calcext:value-type="float">
            <text:p>0.2426076</text:p>
          </table:table-cell>
          <table:table-cell office:value-type="float" office:value="0.3168946" calcext:value-type="float">
            <text:p>0.3168946</text:p>
          </table:table-cell>
          <table:table-cell office:value-type="float" office:value="0.2886401" calcext:value-type="float">
            <text:p>0.2886401</text:p>
          </table:table-cell>
          <table:table-cell office:value-type="float" office:value="0.3514967" calcext:value-type="float">
            <text:p>0.3514967</text:p>
          </table:table-cell>
          <table:table-cell office:value-type="float" office:value="0.3731688" calcext:value-type="float">
            <text:p>0.3731688</text:p>
          </table:table-cell>
          <table:table-cell office:value-type="float" office:value="0.3908244" calcext:value-type="float">
            <text:p>0.39082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6435E-015" calcext:value-type="float">
            <text:p>1.936435E-15</text:p>
          </table:table-cell>
          <table:table-cell office:value-type="float" office:value="1.962758E-015" calcext:value-type="float">
            <text:p>1.962758E-15</text:p>
          </table:table-cell>
          <table:table-cell office:value-type="float" office:value="1.961359E-015" calcext:value-type="float">
            <text:p>1.961359E-15</text:p>
          </table:table-cell>
          <table:table-cell office:value-type="float" office:value="1.93471E-015" calcext:value-type="float">
            <text:p>1.93471E-15</text:p>
          </table:table-cell>
          <table:table-cell office:value-type="float" office:value="9.456652E-016" calcext:value-type="float">
            <text:p>9.456652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91606" calcext:value-type="float">
            <text:p>-1.191606</text:p>
          </table:table-cell>
          <table:table-cell office:value-type="float" office:value="-0.1701814" calcext:value-type="float">
            <text:p>-0.1701814</text:p>
          </table:table-cell>
          <table:table-cell office:value-type="float" office:value="-0.08478812" calcext:value-type="float">
            <text:p>-0.08478812</text:p>
          </table:table-cell>
          <table:table-cell office:value-type="float" office:value="-0.06697872" calcext:value-type="float">
            <text:p>-0.06697872</text:p>
          </table:table-cell>
          <table:table-cell office:value-type="float" office:value="-0.06154356" calcext:value-type="float">
            <text:p>-0.06154356</text:p>
          </table:table-cell>
          <table:table-cell office:value-type="float" office:value="-0.05688319" calcext:value-type="float">
            <text:p>-0.05688319</text:p>
          </table:table-cell>
          <table:table-cell office:value-type="float" office:value="-0.06579782" calcext:value-type="float">
            <text:p>-0.06579782</text:p>
          </table:table-cell>
          <table:table-cell office:value-type="float" office:value="-0.09382603" calcext:value-type="float">
            <text:p>-0.09382603</text:p>
          </table:table-cell>
          <table:table-cell office:value-type="float" office:value="-0.1796027" calcext:value-type="float">
            <text:p>-0.1796027</text:p>
          </table:table-cell>
          <table:table-cell office:value-type="float" office:value="-0.0334616" calcext:value-type="float">
            <text:p>-0.033461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8732153" calcext:value-type="float">
            <text:p>-0.8732153</text:p>
          </table:table-cell>
          <table:table-cell office:value-type="float" office:value="0.005088478" calcext:value-type="float">
            <text:p>0.00508847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068" calcext:value-type="float">
            <text:p>-2.39006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6" calcext:value-type="float">
            <text:p>14112006</text:p>
          </table:table-cell>
          <table:table-cell office:value-type="float" office:value="812.6198" calcext:value-type="float">
            <text:p>812.6198</text:p>
          </table:table-cell>
          <table:table-cell office:value-type="float" office:value="791.5323" calcext:value-type="float">
            <text:p>791.5323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1.418" calcext:value-type="float">
            <text:p>1011.418</text:p>
          </table:table-cell>
          <table:table-cell office:value-type="float" office:value="-36.20005" calcext:value-type="float">
            <text:p>-36.20005</text:p>
          </table:table-cell>
          <table:table-cell office:value-type="float" office:value="0" calcext:value-type="float">
            <text:p>0</text:p>
          </table:table-cell>
          <table:table-cell office:value-type="float" office:value="0.1891092" calcext:value-type="float">
            <text:p>0.1891092</text:p>
          </table:table-cell>
          <table:table-cell office:value-type="float" office:value="0.2409586" calcext:value-type="float">
            <text:p>0.2409586</text:p>
          </table:table-cell>
          <table:table-cell office:value-type="float" office:value="0.266193" calcext:value-type="float">
            <text:p>0.266193</text:p>
          </table:table-cell>
          <table:table-cell office:value-type="float" office:value="0.274993" calcext:value-type="float">
            <text:p>0.274993</text:p>
          </table:table-cell>
          <table:table-cell office:value-type="float" office:value="0.2782387" calcext:value-type="float">
            <text:p>0.2782387</text:p>
          </table:table-cell>
          <table:table-cell office:value-type="float" office:value="0.2496806" calcext:value-type="float">
            <text:p>0.2496806</text:p>
          </table:table-cell>
          <table:table-cell office:value-type="float" office:value="0.2416715" calcext:value-type="float">
            <text:p>0.2416715</text:p>
          </table:table-cell>
          <table:table-cell office:value-type="float" office:value="0.3172568" calcext:value-type="float">
            <text:p>0.3172568</text:p>
          </table:table-cell>
          <table:table-cell office:value-type="float" office:value="0.2889906" calcext:value-type="float">
            <text:p>0.2889906</text:p>
          </table:table-cell>
          <table:table-cell office:value-type="float" office:value="0.3517973" calcext:value-type="float">
            <text:p>0.3517973</text:p>
          </table:table-cell>
          <table:table-cell office:value-type="float" office:value="0.3731529" calcext:value-type="float">
            <text:p>0.3731529</text:p>
          </table:table-cell>
          <table:table-cell office:value-type="float" office:value="0.3907682" calcext:value-type="float">
            <text:p>0.390768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36822E-015" calcext:value-type="float">
            <text:p>1.936822E-15</text:p>
          </table:table-cell>
          <table:table-cell office:value-type="float" office:value="1.962724E-015" calcext:value-type="float">
            <text:p>1.962724E-15</text:p>
          </table:table-cell>
          <table:table-cell office:value-type="float" office:value="1.961328E-015" calcext:value-type="float">
            <text:p>1.961328E-15</text:p>
          </table:table-cell>
          <table:table-cell office:value-type="float" office:value="1.9347E-015" calcext:value-type="float">
            <text:p>1.9347E-15</text:p>
          </table:table-cell>
          <table:table-cell office:value-type="float" office:value="9.456488E-016" calcext:value-type="float">
            <text:p>9.456488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511" calcext:value-type="float">
            <text:p>-1.2511</text:p>
          </table:table-cell>
          <table:table-cell office:value-type="float" office:value="-0.1915132" calcext:value-type="float">
            <text:p>-0.1915132</text:p>
          </table:table-cell>
          <table:table-cell office:value-type="float" office:value="-0.08902982" calcext:value-type="float">
            <text:p>-0.08902982</text:p>
          </table:table-cell>
          <table:table-cell office:value-type="float" office:value="-0.0693507" calcext:value-type="float">
            <text:p>-0.0693507</text:p>
          </table:table-cell>
          <table:table-cell office:value-type="float" office:value="-0.06336533" calcext:value-type="float">
            <text:p>-0.06336533</text:p>
          </table:table-cell>
          <table:table-cell office:value-type="float" office:value="-0.05874857" calcext:value-type="float">
            <text:p>-0.05874857</text:p>
          </table:table-cell>
          <table:table-cell office:value-type="float" office:value="-0.06763943" calcext:value-type="float">
            <text:p>-0.06763943</text:p>
          </table:table-cell>
          <table:table-cell office:value-type="float" office:value="-0.09288812" calcext:value-type="float">
            <text:p>-0.09288812</text:p>
          </table:table-cell>
          <table:table-cell office:value-type="float" office:value="-0.1775767" calcext:value-type="float">
            <text:p>-0.1775767</text:p>
          </table:table-cell>
          <table:table-cell office:value-type="float" office:value="-0.0331867" calcext:value-type="float">
            <text:p>-0.033186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.278322" calcext:value-type="float">
            <text:p>-1.278322</text:p>
          </table:table-cell>
          <table:table-cell office:value-type="float" office:value="0.00504688" calcext:value-type="float">
            <text:p>0.0050468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3416" calcext:value-type="float">
            <text:p>-2.39341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6" calcext:value-type="float">
            <text:p>15112006</text:p>
          </table:table-cell>
          <table:table-cell office:value-type="float" office:value="812.6198" calcext:value-type="float">
            <text:p>812.6198</text:p>
          </table:table-cell>
          <table:table-cell office:value-type="float" office:value="792.1313" calcext:value-type="float">
            <text:p>792.1313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0.819" calcext:value-type="float">
            <text:p>1010.819</text:p>
          </table:table-cell>
          <table:table-cell office:value-type="float" office:value="-36.20005" calcext:value-type="float">
            <text:p>-36.20005</text:p>
          </table:table-cell>
          <table:table-cell office:value-type="float" office:value="0" calcext:value-type="float">
            <text:p>0</text:p>
          </table:table-cell>
          <table:table-cell office:value-type="float" office:value="0.1757428" calcext:value-type="float">
            <text:p>0.1757428</text:p>
          </table:table-cell>
          <table:table-cell office:value-type="float" office:value="0.2357214" calcext:value-type="float">
            <text:p>0.2357214</text:p>
          </table:table-cell>
          <table:table-cell office:value-type="float" office:value="0.2646224" calcext:value-type="float">
            <text:p>0.2646224</text:p>
          </table:table-cell>
          <table:table-cell office:value-type="float" office:value="0.2735973" calcext:value-type="float">
            <text:p>0.2735973</text:p>
          </table:table-cell>
          <table:table-cell office:value-type="float" office:value="0.276991" calcext:value-type="float">
            <text:p>0.276991</text:p>
          </table:table-cell>
          <table:table-cell office:value-type="float" office:value="0.2486372" calcext:value-type="float">
            <text:p>0.2486372</text:p>
          </table:table-cell>
          <table:table-cell office:value-type="float" office:value="0.2408919" calcext:value-type="float">
            <text:p>0.2408919</text:p>
          </table:table-cell>
          <table:table-cell office:value-type="float" office:value="0.3175639" calcext:value-type="float">
            <text:p>0.3175639</text:p>
          </table:table-cell>
          <table:table-cell office:value-type="float" office:value="0.2893368" calcext:value-type="float">
            <text:p>0.2893368</text:p>
          </table:table-cell>
          <table:table-cell office:value-type="float" office:value="0.3520888" calcext:value-type="float">
            <text:p>0.3520888</text:p>
          </table:table-cell>
          <table:table-cell office:value-type="float" office:value="0.3731503" calcext:value-type="float">
            <text:p>0.3731503</text:p>
          </table:table-cell>
          <table:table-cell office:value-type="float" office:value="0.3906989" calcext:value-type="float">
            <text:p>0.390698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7149E-015" calcext:value-type="float">
            <text:p>1.937149E-15</text:p>
          </table:table-cell>
          <table:table-cell office:value-type="float" office:value="1.962698E-015" calcext:value-type="float">
            <text:p>1.962698E-15</text:p>
          </table:table-cell>
          <table:table-cell office:value-type="float" office:value="1.961305E-015" calcext:value-type="float">
            <text:p>1.961305E-15</text:p>
          </table:table-cell>
          <table:table-cell office:value-type="float" office:value="1.93469E-015" calcext:value-type="float">
            <text:p>1.93469E-15</text:p>
          </table:table-cell>
          <table:table-cell office:value-type="float" office:value="9.456317E-016" calcext:value-type="float">
            <text:p>9.456317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13679" calcext:value-type="float">
            <text:p>-2.213679</text:p>
          </table:table-cell>
          <table:table-cell office:value-type="float" office:value="-0.2266951" calcext:value-type="float">
            <text:p>-0.2266951</text:p>
          </table:table-cell>
          <table:table-cell office:value-type="float" office:value="-0.09319447" calcext:value-type="float">
            <text:p>-0.09319447</text:p>
          </table:table-cell>
          <table:table-cell office:value-type="float" office:value="-0.07211991" calcext:value-type="float">
            <text:p>-0.07211991</text:p>
          </table:table-cell>
          <table:table-cell office:value-type="float" office:value="-0.0655937" calcext:value-type="float">
            <text:p>-0.0655937</text:p>
          </table:table-cell>
          <table:table-cell office:value-type="float" office:value="-0.06066284" calcext:value-type="float">
            <text:p>-0.06066284</text:p>
          </table:table-cell>
          <table:table-cell office:value-type="float" office:value="-0.06921678" calcext:value-type="float">
            <text:p>-0.06921678</text:p>
          </table:table-cell>
          <table:table-cell office:value-type="float" office:value="-0.09210257" calcext:value-type="float">
            <text:p>-0.09210257</text:p>
          </table:table-cell>
          <table:table-cell office:value-type="float" office:value="-0.1756007" calcext:value-type="float">
            <text:p>-0.1756007</text:p>
          </table:table-cell>
          <table:table-cell office:value-type="float" office:value="-0.03286259" calcext:value-type="float">
            <text:p>-0.0328625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.477064" calcext:value-type="float">
            <text:p>-2.477064</text:p>
          </table:table-cell>
          <table:table-cell office:value-type="float" office:value="0.005028571" calcext:value-type="float">
            <text:p>0.00502857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664" calcext:value-type="float">
            <text:p>-2.3966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6" calcext:value-type="float">
            <text:p>16112006</text:p>
          </table:table-cell>
          <table:table-cell office:value-type="float" office:value="812.6198" calcext:value-type="float">
            <text:p>812.6198</text:p>
          </table:table-cell>
          <table:table-cell office:value-type="float" office:value="792.6743" calcext:value-type="float">
            <text:p>792.6743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0.276" calcext:value-type="float">
            <text:p>1010.276</text:p>
          </table:table-cell>
          <table:table-cell office:value-type="float" office:value="-36.20005" calcext:value-type="float">
            <text:p>-36.20005</text:p>
          </table:table-cell>
          <table:table-cell office:value-type="float" office:value="0" calcext:value-type="float">
            <text:p>0</text:p>
          </table:table-cell>
          <table:table-cell office:value-type="float" office:value="0.1662691" calcext:value-type="float">
            <text:p>0.1662691</text:p>
          </table:table-cell>
          <table:table-cell office:value-type="float" office:value="0.2305537" calcext:value-type="float">
            <text:p>0.2305537</text:p>
          </table:table-cell>
          <table:table-cell office:value-type="float" office:value="0.2633421" calcext:value-type="float">
            <text:p>0.2633421</text:p>
          </table:table-cell>
          <table:table-cell office:value-type="float" office:value="0.2720568" calcext:value-type="float">
            <text:p>0.2720568</text:p>
          </table:table-cell>
          <table:table-cell office:value-type="float" office:value="0.2755862" calcext:value-type="float">
            <text:p>0.2755862</text:p>
          </table:table-cell>
          <table:table-cell office:value-type="float" office:value="0.2477409" calcext:value-type="float">
            <text:p>0.2477409</text:p>
          </table:table-cell>
          <table:table-cell office:value-type="float" office:value="0.2401227" calcext:value-type="float">
            <text:p>0.2401227</text:p>
          </table:table-cell>
          <table:table-cell office:value-type="float" office:value="0.3177791" calcext:value-type="float">
            <text:p>0.3177791</text:p>
          </table:table-cell>
          <table:table-cell office:value-type="float" office:value="0.2897853" calcext:value-type="float">
            <text:p>0.2897853</text:p>
          </table:table-cell>
          <table:table-cell office:value-type="float" office:value="0.3523116" calcext:value-type="float">
            <text:p>0.3523116</text:p>
          </table:table-cell>
          <table:table-cell office:value-type="float" office:value="0.3731629" calcext:value-type="float">
            <text:p>0.3731629</text:p>
          </table:table-cell>
          <table:table-cell office:value-type="float" office:value="0.3906201" calcext:value-type="float">
            <text:p>0.3906201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82039E-015" calcext:value-type="float">
            <text:p>1.982039E-15</text:p>
          </table:table-cell>
          <table:table-cell office:value-type="float" office:value="1.962674E-015" calcext:value-type="float">
            <text:p>1.962674E-15</text:p>
          </table:table-cell>
          <table:table-cell office:value-type="float" office:value="1.961277E-015" calcext:value-type="float">
            <text:p>1.961277E-15</text:p>
          </table:table-cell>
          <table:table-cell office:value-type="float" office:value="1.934688E-015" calcext:value-type="float">
            <text:p>1.934688E-15</text:p>
          </table:table-cell>
          <table:table-cell office:value-type="float" office:value="9.456148E-016" calcext:value-type="float">
            <text:p>9.456148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78037" calcext:value-type="float">
            <text:p>-3.378037</text:p>
          </table:table-cell>
          <table:table-cell office:value-type="float" office:value="-0.2689933" calcext:value-type="float">
            <text:p>-0.2689933</text:p>
          </table:table-cell>
          <table:table-cell office:value-type="float" office:value="-0.09675378" calcext:value-type="float">
            <text:p>-0.09675378</text:p>
          </table:table-cell>
          <table:table-cell office:value-type="float" office:value="-0.07532132" calcext:value-type="float">
            <text:p>-0.07532132</text:p>
          </table:table-cell>
          <table:table-cell office:value-type="float" office:value="-0.0682097" calcext:value-type="float">
            <text:p>-0.0682097</text:p>
          </table:table-cell>
          <table:table-cell office:value-type="float" office:value="-0.06236713" calcext:value-type="float">
            <text:p>-0.06236713</text:p>
          </table:table-cell>
          <table:table-cell office:value-type="float" office:value="-0.0708115" calcext:value-type="float">
            <text:p>-0.0708115</text:p>
          </table:table-cell>
          <table:table-cell office:value-type="float" office:value="-0.09155462" calcext:value-type="float">
            <text:p>-0.09155462</text:p>
          </table:table-cell>
          <table:table-cell office:value-type="float" office:value="-0.1730833" calcext:value-type="float">
            <text:p>-0.1730833</text:p>
          </table:table-cell>
          <table:table-cell office:value-type="float" office:value="-0.03250768" calcext:value-type="float">
            <text:p>-0.03250768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3.548139" calcext:value-type="float">
            <text:p>-3.548139</text:p>
          </table:table-cell>
          <table:table-cell office:value-type="float" office:value="0.005012156" calcext:value-type="float">
            <text:p>0.00501215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9766" calcext:value-type="float">
            <text:p>-2.39976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6" calcext:value-type="float">
            <text:p>17112006</text:p>
          </table:table-cell>
          <table:table-cell office:value-type="float" office:value="812.6198" calcext:value-type="float">
            <text:p>812.6198</text:p>
          </table:table-cell>
          <table:table-cell office:value-type="float" office:value="793.1929" calcext:value-type="float">
            <text:p>793.1929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0.535" calcext:value-type="float">
            <text:p>1010.535</text:p>
          </table:table-cell>
          <table:table-cell office:value-type="float" office:value="-36.97741" calcext:value-type="float">
            <text:p>-36.97741</text:p>
          </table:table-cell>
          <table:table-cell office:value-type="float" office:value="0" calcext:value-type="float">
            <text:p>0</text:p>
          </table:table-cell>
          <table:table-cell office:value-type="float" office:value="0.1551038" calcext:value-type="float">
            <text:p>0.1551038</text:p>
          </table:table-cell>
          <table:table-cell office:value-type="float" office:value="0.2260032" calcext:value-type="float">
            <text:p>0.2260032</text:p>
          </table:table-cell>
          <table:table-cell office:value-type="float" office:value="0.2618906" calcext:value-type="float">
            <text:p>0.2618906</text:p>
          </table:table-cell>
          <table:table-cell office:value-type="float" office:value="0.2710254" calcext:value-type="float">
            <text:p>0.2710254</text:p>
          </table:table-cell>
          <table:table-cell office:value-type="float" office:value="0.2743244" calcext:value-type="float">
            <text:p>0.2743244</text:p>
          </table:table-cell>
          <table:table-cell office:value-type="float" office:value="0.2468376" calcext:value-type="float">
            <text:p>0.2468376</text:p>
          </table:table-cell>
          <table:table-cell office:value-type="float" office:value="0.2394441" calcext:value-type="float">
            <text:p>0.2394441</text:p>
          </table:table-cell>
          <table:table-cell office:value-type="float" office:value="0.3179586" calcext:value-type="float">
            <text:p>0.3179586</text:p>
          </table:table-cell>
          <table:table-cell office:value-type="float" office:value="0.2902308" calcext:value-type="float">
            <text:p>0.2902308</text:p>
          </table:table-cell>
          <table:table-cell office:value-type="float" office:value="0.3525224" calcext:value-type="float">
            <text:p>0.3525224</text:p>
          </table:table-cell>
          <table:table-cell office:value-type="float" office:value="0.3731949" calcext:value-type="float">
            <text:p>0.3731949</text:p>
          </table:table-cell>
          <table:table-cell office:value-type="float" office:value="0.3908101" calcext:value-type="float">
            <text:p>0.3908101</text:p>
          </table:table-cell>
          <table:table-cell office:value-type="float" office:value="0.4593467" calcext:value-type="float">
            <text:p>0.4593467</text:p>
          </table:table-cell>
          <table:table-cell office:value-type="float" office:value="0" calcext:value-type="float">
            <text:p>0</text:p>
          </table:table-cell>
          <table:table-cell office:value-type="float" office:value="1.932543E-015" calcext:value-type="float">
            <text:p>1.932543E-15</text:p>
          </table:table-cell>
          <table:table-cell office:value-type="float" office:value="1.957825E-015" calcext:value-type="float">
            <text:p>1.957825E-15</text:p>
          </table:table-cell>
          <table:table-cell office:value-type="float" office:value="1.961256E-015" calcext:value-type="float">
            <text:p>1.961256E-15</text:p>
          </table:table-cell>
          <table:table-cell office:value-type="float" office:value="1.934683E-015" calcext:value-type="float">
            <text:p>1.934683E-15</text:p>
          </table:table-cell>
          <table:table-cell office:value-type="float" office:value="9.455983E-016" calcext:value-type="float">
            <text:p>9.455983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754529" calcext:value-type="float">
            <text:p>-5.754529</text:p>
          </table:table-cell>
          <table:table-cell office:value-type="float" office:value="-0.3137023" calcext:value-type="float">
            <text:p>-0.3137023</text:p>
          </table:table-cell>
          <table:table-cell office:value-type="float" office:value="-0.1009653" calcext:value-type="float">
            <text:p>-0.1009653</text:p>
          </table:table-cell>
          <table:table-cell office:value-type="float" office:value="-0.07756572" calcext:value-type="float">
            <text:p>-0.07756572</text:p>
          </table:table-cell>
          <table:table-cell office:value-type="float" office:value="-0.07066736" calcext:value-type="float">
            <text:p>-0.07066736</text:p>
          </table:table-cell>
          <table:table-cell office:value-type="float" office:value="-0.06413563" calcext:value-type="float">
            <text:p>-0.06413563</text:p>
          </table:table-cell>
          <table:table-cell office:value-type="float" office:value="-0.07225557" calcext:value-type="float">
            <text:p>-0.07225557</text:p>
          </table:table-cell>
          <table:table-cell office:value-type="float" office:value="-0.0911018" calcext:value-type="float">
            <text:p>-0.0911018</text:p>
          </table:table-cell>
          <table:table-cell office:value-type="float" office:value="-0.1706151" calcext:value-type="float">
            <text:p>-0.1706151</text:p>
          </table:table-cell>
          <table:table-cell office:value-type="float" office:value="-0.0321766" calcext:value-type="float">
            <text:p>-0.032176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5.161699" calcext:value-type="float">
            <text:p>-5.161699</text:p>
          </table:table-cell>
          <table:table-cell office:value-type="float" office:value="0.004998601" calcext:value-type="float">
            <text:p>0.00499860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2419" calcext:value-type="float">
            <text:p>-2.36241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6" calcext:value-type="float">
            <text:p>18112006</text:p>
          </table:table-cell>
          <table:table-cell office:value-type="float" office:value="812.6198" calcext:value-type="float">
            <text:p>812.6198</text:p>
          </table:table-cell>
          <table:table-cell office:value-type="float" office:value="793.6041" calcext:value-type="float">
            <text:p>793.6041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0.853" calcext:value-type="float">
            <text:p>1010.853</text:p>
          </table:table-cell>
          <table:table-cell office:value-type="float" office:value="-37.7063" calcext:value-type="float">
            <text:p>-37.7063</text:p>
          </table:table-cell>
          <table:table-cell office:value-type="float" office:value="0" calcext:value-type="float">
            <text:p>0</text:p>
          </table:table-cell>
          <table:table-cell office:value-type="float" office:value="0.1487624" calcext:value-type="float">
            <text:p>0.1487624</text:p>
          </table:table-cell>
          <table:table-cell office:value-type="float" office:value="0.222316" calcext:value-type="float">
            <text:p>0.222316</text:p>
          </table:table-cell>
          <table:table-cell office:value-type="float" office:value="0.260566" calcext:value-type="float">
            <text:p>0.260566</text:p>
          </table:table-cell>
          <table:table-cell office:value-type="float" office:value="0.2699345" calcext:value-type="float">
            <text:p>0.2699345</text:p>
          </table:table-cell>
          <table:table-cell office:value-type="float" office:value="0.2734614" calcext:value-type="float">
            <text:p>0.2734614</text:p>
          </table:table-cell>
          <table:table-cell office:value-type="float" office:value="0.2459335" calcext:value-type="float">
            <text:p>0.2459335</text:p>
          </table:table-cell>
          <table:table-cell office:value-type="float" office:value="0.2388463" calcext:value-type="float">
            <text:p>0.2388463</text:p>
          </table:table-cell>
          <table:table-cell office:value-type="float" office:value="0.3181097" calcext:value-type="float">
            <text:p>0.3181097</text:p>
          </table:table-cell>
          <table:table-cell office:value-type="float" office:value="0.290668" calcext:value-type="float">
            <text:p>0.290668</text:p>
          </table:table-cell>
          <table:table-cell office:value-type="float" office:value="0.3527254" calcext:value-type="float">
            <text:p>0.3527254</text:p>
          </table:table-cell>
          <table:table-cell office:value-type="float" office:value="0.3732482" calcext:value-type="float">
            <text:p>0.3732482</text:p>
          </table:table-cell>
          <table:table-cell office:value-type="float" office:value="0.3909134" calcext:value-type="float">
            <text:p>0.3909134</text:p>
          </table:table-cell>
          <table:table-cell office:value-type="float" office:value="0.4619777" calcext:value-type="float">
            <text:p>0.4619777</text:p>
          </table:table-cell>
          <table:table-cell office:value-type="float" office:value="0" calcext:value-type="float">
            <text:p>0</text:p>
          </table:table-cell>
          <table:table-cell office:value-type="float" office:value="1.975208E-015" calcext:value-type="float">
            <text:p>1.975208E-15</text:p>
          </table:table-cell>
          <table:table-cell office:value-type="float" office:value="1.962644E-015" calcext:value-type="float">
            <text:p>1.962644E-15</text:p>
          </table:table-cell>
          <table:table-cell office:value-type="float" office:value="1.961233E-015" calcext:value-type="float">
            <text:p>1.961233E-15</text:p>
          </table:table-cell>
          <table:table-cell office:value-type="float" office:value="1.934683E-015" calcext:value-type="float">
            <text:p>1.934683E-15</text:p>
          </table:table-cell>
          <table:table-cell office:value-type="float" office:value="9.455831E-016" calcext:value-type="float">
            <text:p>9.455831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934134" calcext:value-type="float">
            <text:p>-7.934134</text:p>
          </table:table-cell>
          <table:table-cell office:value-type="float" office:value="-0.3562453" calcext:value-type="float">
            <text:p>-0.3562453</text:p>
          </table:table-cell>
          <table:table-cell office:value-type="float" office:value="-0.1049584" calcext:value-type="float">
            <text:p>-0.1049584</text:p>
          </table:table-cell>
          <table:table-cell office:value-type="float" office:value="-0.08001029" calcext:value-type="float">
            <text:p>-0.08001029</text:p>
          </table:table-cell>
          <table:table-cell office:value-type="float" office:value="-0.07240997" calcext:value-type="float">
            <text:p>-0.07240997</text:p>
          </table:table-cell>
          <table:table-cell office:value-type="float" office:value="-0.06596423" calcext:value-type="float">
            <text:p>-0.06596423</text:p>
          </table:table-cell>
          <table:table-cell office:value-type="float" office:value="-0.07355513" calcext:value-type="float">
            <text:p>-0.07355513</text:p>
          </table:table-cell>
          <table:table-cell office:value-type="float" office:value="-0.09072227" calcext:value-type="float">
            <text:p>-0.09072227</text:p>
          </table:table-cell>
          <table:table-cell office:value-type="float" office:value="-0.168231" calcext:value-type="float">
            <text:p>-0.168231</text:p>
          </table:table-cell>
          <table:table-cell office:value-type="float" office:value="-0.03186112" calcext:value-type="float">
            <text:p>-0.0318611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6.757098" calcext:value-type="float">
            <text:p>-6.757098</text:p>
          </table:table-cell>
          <table:table-cell office:value-type="float" office:value="0.004989217" calcext:value-type="float">
            <text:p>0.00498921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5615" calcext:value-type="float">
            <text:p>-2.37561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6" calcext:value-type="float">
            <text:p>19112006</text:p>
          </table:table-cell>
          <table:table-cell office:value-type="float" office:value="812.6198" calcext:value-type="float">
            <text:p>812.6198</text:p>
          </table:table-cell>
          <table:table-cell office:value-type="float" office:value="793.9651" calcext:value-type="float">
            <text:p>793.9651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0.492" calcext:value-type="float">
            <text:p>1010.492</text:p>
          </table:table-cell>
          <table:table-cell office:value-type="float" office:value="-37.7063" calcext:value-type="float">
            <text:p>-37.7063</text:p>
          </table:table-cell>
          <table:table-cell office:value-type="float" office:value="0" calcext:value-type="float">
            <text:p>0</text:p>
          </table:table-cell>
          <table:table-cell office:value-type="float" office:value="0.1430744" calcext:value-type="float">
            <text:p>0.1430744</text:p>
          </table:table-cell>
          <table:table-cell office:value-type="float" office:value="0.2190664" calcext:value-type="float">
            <text:p>0.2190664</text:p>
          </table:table-cell>
          <table:table-cell office:value-type="float" office:value="0.259721" calcext:value-type="float">
            <text:p>0.259721</text:p>
          </table:table-cell>
          <table:table-cell office:value-type="float" office:value="0.2688659" calcext:value-type="float">
            <text:p>0.2688659</text:p>
          </table:table-cell>
          <table:table-cell office:value-type="float" office:value="0.272556" calcext:value-type="float">
            <text:p>0.272556</text:p>
          </table:table-cell>
          <table:table-cell office:value-type="float" office:value="0.2450702" calcext:value-type="float">
            <text:p>0.2450702</text:p>
          </table:table-cell>
          <table:table-cell office:value-type="float" office:value="0.2383083" calcext:value-type="float">
            <text:p>0.2383083</text:p>
          </table:table-cell>
          <table:table-cell office:value-type="float" office:value="0.3182361" calcext:value-type="float">
            <text:p>0.3182361</text:p>
          </table:table-cell>
          <table:table-cell office:value-type="float" office:value="0.2910972" calcext:value-type="float">
            <text:p>0.2910972</text:p>
          </table:table-cell>
          <table:table-cell office:value-type="float" office:value="0.3529214" calcext:value-type="float">
            <text:p>0.3529214</text:p>
          </table:table-cell>
          <table:table-cell office:value-type="float" office:value="0.3733134" calcext:value-type="float">
            <text:p>0.3733134</text:p>
          </table:table-cell>
          <table:table-cell office:value-type="float" office:value="0.3909226" calcext:value-type="float">
            <text:p>0.39092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2668E-015" calcext:value-type="float">
            <text:p>1.962668E-15</text:p>
          </table:table-cell>
          <table:table-cell office:value-type="float" office:value="1.993076E-015" calcext:value-type="float">
            <text:p>1.993076E-15</text:p>
          </table:table-cell>
          <table:table-cell office:value-type="float" office:value="1.961216E-015" calcext:value-type="float">
            <text:p>1.961216E-15</text:p>
          </table:table-cell>
          <table:table-cell office:value-type="float" office:value="1.934676E-015" calcext:value-type="float">
            <text:p>1.934676E-15</text:p>
          </table:table-cell>
          <table:table-cell office:value-type="float" office:value="9.455683E-016" calcext:value-type="float">
            <text:p>9.455683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1037" calcext:value-type="float">
            <text:p>-10.71037</text:p>
          </table:table-cell>
          <table:table-cell office:value-type="float" office:value="-0.3990603" calcext:value-type="float">
            <text:p>-0.3990603</text:p>
          </table:table-cell>
          <table:table-cell office:value-type="float" office:value="-0.1076403" calcext:value-type="float">
            <text:p>-0.1076403</text:p>
          </table:table-cell>
          <table:table-cell office:value-type="float" office:value="-0.08249324" calcext:value-type="float">
            <text:p>-0.08249324</text:p>
          </table:table-cell>
          <table:table-cell office:value-type="float" office:value="-0.07427826" calcext:value-type="float">
            <text:p>-0.07427826</text:p>
          </table:table-cell>
          <table:table-cell office:value-type="float" office:value="-0.06776529" calcext:value-type="float">
            <text:p>-0.06776529</text:p>
          </table:table-cell>
          <table:table-cell office:value-type="float" office:value="-0.07474741" calcext:value-type="float">
            <text:p>-0.07474741</text:p>
          </table:table-cell>
          <table:table-cell office:value-type="float" office:value="-0.09040622" calcext:value-type="float">
            <text:p>-0.09040622</text:p>
          </table:table-cell>
          <table:table-cell office:value-type="float" office:value="-0.1659264" calcext:value-type="float">
            <text:p>-0.1659264</text:p>
          </table:table-cell>
          <table:table-cell office:value-type="float" office:value="-0.03155949" calcext:value-type="float">
            <text:p>-0.0315594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6.71101" calcext:value-type="float">
            <text:p>-6.71101</text:p>
          </table:table-cell>
          <table:table-cell office:value-type="float" office:value="0.004977973" calcext:value-type="float">
            <text:p>0.00497797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3051" calcext:value-type="float">
            <text:p>-2.38305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6" calcext:value-type="float">
            <text:p>20112006</text:p>
          </table:table-cell>
          <table:table-cell office:value-type="float" office:value="812.6198" calcext:value-type="float">
            <text:p>812.6198</text:p>
          </table:table-cell>
          <table:table-cell office:value-type="float" office:value="794.2839" calcext:value-type="float">
            <text:p>794.2839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0.174" calcext:value-type="float">
            <text:p>1010.174</text:p>
          </table:table-cell>
          <table:table-cell office:value-type="float" office:value="-37.7063" calcext:value-type="float">
            <text:p>-37.7063</text:p>
          </table:table-cell>
          <table:table-cell office:value-type="float" office:value="0" calcext:value-type="float">
            <text:p>0</text:p>
          </table:table-cell>
          <table:table-cell office:value-type="float" office:value="0.1407551" calcext:value-type="float">
            <text:p>0.1407551</text:p>
          </table:table-cell>
          <table:table-cell office:value-type="float" office:value="0.2162384" calcext:value-type="float">
            <text:p>0.2162384</text:p>
          </table:table-cell>
          <table:table-cell office:value-type="float" office:value="0.2586595" calcext:value-type="float">
            <text:p>0.2586595</text:p>
          </table:table-cell>
          <table:table-cell office:value-type="float" office:value="0.2678382" calcext:value-type="float">
            <text:p>0.2678382</text:p>
          </table:table-cell>
          <table:table-cell office:value-type="float" office:value="0.2715695" calcext:value-type="float">
            <text:p>0.2715695</text:p>
          </table:table-cell>
          <table:table-cell office:value-type="float" office:value="0.2442499" calcext:value-type="float">
            <text:p>0.2442499</text:p>
          </table:table-cell>
          <table:table-cell office:value-type="float" office:value="0.2378333" calcext:value-type="float">
            <text:p>0.2378333</text:p>
          </table:table-cell>
          <table:table-cell office:value-type="float" office:value="0.3183249" calcext:value-type="float">
            <text:p>0.3183249</text:p>
          </table:table-cell>
          <table:table-cell office:value-type="float" office:value="0.2915184" calcext:value-type="float">
            <text:p>0.2915184</text:p>
          </table:table-cell>
          <table:table-cell office:value-type="float" office:value="0.3531112" calcext:value-type="float">
            <text:p>0.3531112</text:p>
          </table:table-cell>
          <table:table-cell office:value-type="float" office:value="0.3733853" calcext:value-type="float">
            <text:p>0.3733853</text:p>
          </table:table-cell>
          <table:table-cell office:value-type="float" office:value="0.3909061" calcext:value-type="float">
            <text:p>0.3909061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47229E-015" calcext:value-type="float">
            <text:p>1.947229E-15</text:p>
          </table:table-cell>
          <table:table-cell office:value-type="float" office:value="1.938446E-015" calcext:value-type="float">
            <text:p>1.938446E-15</text:p>
          </table:table-cell>
          <table:table-cell office:value-type="float" office:value="1.961196E-015" calcext:value-type="float">
            <text:p>1.961196E-15</text:p>
          </table:table-cell>
          <table:table-cell office:value-type="float" office:value="1.934672E-015" calcext:value-type="float">
            <text:p>1.934672E-15</text:p>
          </table:table-cell>
          <table:table-cell office:value-type="float" office:value="9.455527E-016" calcext:value-type="float">
            <text:p>9.455527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24082" calcext:value-type="float">
            <text:p>-12.24082</text:p>
          </table:table-cell>
          <table:table-cell office:value-type="float" office:value="-0.4409802" calcext:value-type="float">
            <text:p>-0.4409802</text:p>
          </table:table-cell>
          <table:table-cell office:value-type="float" office:value="-0.111076" calcext:value-type="float">
            <text:p>-0.111076</text:p>
          </table:table-cell>
          <table:table-cell office:value-type="float" office:value="-0.08496062" calcext:value-type="float">
            <text:p>-0.08496062</text:p>
          </table:table-cell>
          <table:table-cell office:value-type="float" office:value="-0.07638013" calcext:value-type="float">
            <text:p>-0.07638013</text:p>
          </table:table-cell>
          <table:table-cell office:value-type="float" office:value="-0.0695292" calcext:value-type="float">
            <text:p>-0.0695292</text:p>
          </table:table-cell>
          <table:table-cell office:value-type="float" office:value="-0.07581908" calcext:value-type="float">
            <text:p>-0.07581908</text:p>
          </table:table-cell>
          <table:table-cell office:value-type="float" office:value="-0.09018369" calcext:value-type="float">
            <text:p>-0.09018369</text:p>
          </table:table-cell>
          <table:table-cell office:value-type="float" office:value="-0.1636986" calcext:value-type="float">
            <text:p>-0.1636986</text:p>
          </table:table-cell>
          <table:table-cell office:value-type="float" office:value="-0.03127047" calcext:value-type="float">
            <text:p>-0.0312704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7.154984" calcext:value-type="float">
            <text:p>-7.154984</text:p>
          </table:table-cell>
          <table:table-cell office:value-type="float" office:value="0.004966774" calcext:value-type="float">
            <text:p>0.00496677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6662" calcext:value-type="float">
            <text:p>-2.38666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6" calcext:value-type="float">
            <text:p>21112006</text:p>
          </table:table-cell>
          <table:table-cell office:value-type="float" office:value="812.6198" calcext:value-type="float">
            <text:p>812.6198</text:p>
          </table:table-cell>
          <table:table-cell office:value-type="float" office:value="794.5982" calcext:value-type="float">
            <text:p>794.5982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09.86" calcext:value-type="float">
            <text:p>1009.86</text:p>
          </table:table-cell>
          <table:table-cell office:value-type="float" office:value="-37.7063" calcext:value-type="float">
            <text:p>-37.7063</text:p>
          </table:table-cell>
          <table:table-cell office:value-type="float" office:value="0" calcext:value-type="float">
            <text:p>0</text:p>
          </table:table-cell>
          <table:table-cell office:value-type="float" office:value="0.1356625" calcext:value-type="float">
            <text:p>0.1356625</text:p>
          </table:table-cell>
          <table:table-cell office:value-type="float" office:value="0.2137857" calcext:value-type="float">
            <text:p>0.2137857</text:p>
          </table:table-cell>
          <table:table-cell office:value-type="float" office:value="0.2580117" calcext:value-type="float">
            <text:p>0.2580117</text:p>
          </table:table-cell>
          <table:table-cell office:value-type="float" office:value="0.2667867" calcext:value-type="float">
            <text:p>0.2667867</text:p>
          </table:table-cell>
          <table:table-cell office:value-type="float" office:value="0.2704844" calcext:value-type="float">
            <text:p>0.2704844</text:p>
          </table:table-cell>
          <table:table-cell office:value-type="float" office:value="0.2435186" calcext:value-type="float">
            <text:p>0.2435186</text:p>
          </table:table-cell>
          <table:table-cell office:value-type="float" office:value="0.2373825" calcext:value-type="float">
            <text:p>0.2373825</text:p>
          </table:table-cell>
          <table:table-cell office:value-type="float" office:value="0.3183788" calcext:value-type="float">
            <text:p>0.3183788</text:p>
          </table:table-cell>
          <table:table-cell office:value-type="float" office:value="0.2919316" calcext:value-type="float">
            <text:p>0.2919316</text:p>
          </table:table-cell>
          <table:table-cell office:value-type="float" office:value="0.3532953" calcext:value-type="float">
            <text:p>0.3532953</text:p>
          </table:table-cell>
          <table:table-cell office:value-type="float" office:value="0.3734614" calcext:value-type="float">
            <text:p>0.3734614</text:p>
          </table:table-cell>
          <table:table-cell office:value-type="float" office:value="0.3908751" calcext:value-type="float">
            <text:p>0.3908751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47535E-015" calcext:value-type="float">
            <text:p>1.947535E-15</text:p>
          </table:table-cell>
          <table:table-cell office:value-type="float" office:value="1.93842E-015" calcext:value-type="float">
            <text:p>1.93842E-15</text:p>
          </table:table-cell>
          <table:table-cell office:value-type="float" office:value="1.961172E-015" calcext:value-type="float">
            <text:p>1.961172E-15</text:p>
          </table:table-cell>
          <table:table-cell office:value-type="float" office:value="1.934667E-015" calcext:value-type="float">
            <text:p>1.934667E-15</text:p>
          </table:table-cell>
          <table:table-cell office:value-type="float" office:value="9.455366E-016" calcext:value-type="float">
            <text:p>9.455366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4348" calcext:value-type="float">
            <text:p>-16.14348</text:p>
          </table:table-cell>
          <table:table-cell office:value-type="float" office:value="-0.4815797" calcext:value-type="float">
            <text:p>-0.4815797</text:p>
          </table:table-cell>
          <table:table-cell office:value-type="float" office:value="-0.1132667" calcext:value-type="float">
            <text:p>-0.1132667</text:p>
          </table:table-cell>
          <table:table-cell office:value-type="float" office:value="-0.08756971" calcext:value-type="float">
            <text:p>-0.08756971</text:p>
          </table:table-cell>
          <table:table-cell office:value-type="float" office:value="-0.07876934" calcext:value-type="float">
            <text:p>-0.07876934</text:p>
          </table:table-cell>
          <table:table-cell office:value-type="float" office:value="-0.07114833" calcext:value-type="float">
            <text:p>-0.07114833</text:p>
          </table:table-cell>
          <table:table-cell office:value-type="float" office:value="-0.07684961" calcext:value-type="float">
            <text:p>-0.07684961</text:p>
          </table:table-cell>
          <table:table-cell office:value-type="float" office:value="-0.09004958" calcext:value-type="float">
            <text:p>-0.09004958</text:p>
          </table:table-cell>
          <table:table-cell office:value-type="float" office:value="-0.1615456" calcext:value-type="float">
            <text:p>-0.1615456</text:p>
          </table:table-cell>
          <table:table-cell office:value-type="float" office:value="-0.03099281" calcext:value-type="float">
            <text:p>-0.0309928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7.93679" calcext:value-type="float">
            <text:p>-7.93679</text:p>
          </table:table-cell>
          <table:table-cell office:value-type="float" office:value="0.004951037" calcext:value-type="float">
            <text:p>0.00495103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1" calcext:value-type="float">
            <text:p>-2.390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6" calcext:value-type="float">
            <text:p>22112006</text:p>
          </table:table-cell>
          <table:table-cell office:value-type="float" office:value="812.6198" calcext:value-type="float">
            <text:p>812.6198</text:p>
          </table:table-cell>
          <table:table-cell office:value-type="float" office:value="794.8733" calcext:value-type="float">
            <text:p>794.8733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09.585" calcext:value-type="float">
            <text:p>1009.585</text:p>
          </table:table-cell>
          <table:table-cell office:value-type="float" office:value="-37.7063" calcext:value-type="float">
            <text:p>-37.7063</text:p>
          </table:table-cell>
          <table:table-cell office:value-type="float" office:value="0" calcext:value-type="float">
            <text:p>0</text:p>
          </table:table-cell>
          <table:table-cell office:value-type="float" office:value="0.1300002" calcext:value-type="float">
            <text:p>0.1300002</text:p>
          </table:table-cell>
          <table:table-cell office:value-type="float" office:value="0.2124091" calcext:value-type="float">
            <text:p>0.2124091</text:p>
          </table:table-cell>
          <table:table-cell office:value-type="float" office:value="0.2573502" calcext:value-type="float">
            <text:p>0.2573502</text:p>
          </table:table-cell>
          <table:table-cell office:value-type="float" office:value="0.2657015" calcext:value-type="float">
            <text:p>0.2657015</text:p>
          </table:table-cell>
          <table:table-cell office:value-type="float" office:value="0.269439" calcext:value-type="float">
            <text:p>0.269439</text:p>
          </table:table-cell>
          <table:table-cell office:value-type="float" office:value="0.2428862" calcext:value-type="float">
            <text:p>0.2428862</text:p>
          </table:table-cell>
          <table:table-cell office:value-type="float" office:value="0.2369277" calcext:value-type="float">
            <text:p>0.2369277</text:p>
          </table:table-cell>
          <table:table-cell office:value-type="float" office:value="0.3184184" calcext:value-type="float">
            <text:p>0.3184184</text:p>
          </table:table-cell>
          <table:table-cell office:value-type="float" office:value="0.2923371" calcext:value-type="float">
            <text:p>0.2923371</text:p>
          </table:table-cell>
          <table:table-cell office:value-type="float" office:value="0.353474" calcext:value-type="float">
            <text:p>0.353474</text:p>
          </table:table-cell>
          <table:table-cell office:value-type="float" office:value="0.3735404" calcext:value-type="float">
            <text:p>0.3735404</text:p>
          </table:table-cell>
          <table:table-cell office:value-type="float" office:value="0.3908322" calcext:value-type="float">
            <text:p>0.39083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7874E-015" calcext:value-type="float">
            <text:p>1.947874E-15</text:p>
          </table:table-cell>
          <table:table-cell office:value-type="float" office:value="1.93839E-015" calcext:value-type="float">
            <text:p>1.93839E-15</text:p>
          </table:table-cell>
          <table:table-cell office:value-type="float" office:value="1.961147E-015" calcext:value-type="float">
            <text:p>1.961147E-15</text:p>
          </table:table-cell>
          <table:table-cell office:value-type="float" office:value="1.934656E-015" calcext:value-type="float">
            <text:p>1.934656E-15</text:p>
          </table:table-cell>
          <table:table-cell office:value-type="float" office:value="9.455233E-016" calcext:value-type="float">
            <text:p>9.455233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41392" calcext:value-type="float">
            <text:p>-22.41392</text:p>
          </table:table-cell>
          <table:table-cell office:value-type="float" office:value="-0.5064241" calcext:value-type="float">
            <text:p>-0.5064241</text:p>
          </table:table-cell>
          <table:table-cell office:value-type="float" office:value="-0.1155184" calcext:value-type="float">
            <text:p>-0.1155184</text:p>
          </table:table-cell>
          <table:table-cell office:value-type="float" office:value="-0.09036405" calcext:value-type="float">
            <text:p>-0.09036405</text:p>
          </table:table-cell>
          <table:table-cell office:value-type="float" office:value="-0.0811535" calcext:value-type="float">
            <text:p>-0.0811535</text:p>
          </table:table-cell>
          <table:table-cell office:value-type="float" office:value="-0.07257849" calcext:value-type="float">
            <text:p>-0.07257849</text:p>
          </table:table-cell>
          <table:table-cell office:value-type="float" office:value="-0.07790771" calcext:value-type="float">
            <text:p>-0.07790771</text:p>
          </table:table-cell>
          <table:table-cell office:value-type="float" office:value="-0.08995146" calcext:value-type="float">
            <text:p>-0.08995146</text:p>
          </table:table-cell>
          <table:table-cell office:value-type="float" office:value="-0.1594629" calcext:value-type="float">
            <text:p>-0.1594629</text:p>
          </table:table-cell>
          <table:table-cell office:value-type="float" office:value="-0.03072575" calcext:value-type="float">
            <text:p>-0.0307257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9.332646" calcext:value-type="float">
            <text:p>-9.332646</text:p>
          </table:table-cell>
          <table:table-cell office:value-type="float" office:value="0.004933512" calcext:value-type="float">
            <text:p>0.00493351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3383" calcext:value-type="float">
            <text:p>-2.39338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6" calcext:value-type="float">
            <text:p>23112006</text:p>
          </table:table-cell>
          <table:table-cell office:value-type="float" office:value="812.6198" calcext:value-type="float">
            <text:p>812.6198</text:p>
          </table:table-cell>
          <table:table-cell office:value-type="float" office:value="795.0749" calcext:value-type="float">
            <text:p>795.0749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09.383" calcext:value-type="float">
            <text:p>1009.383</text:p>
          </table:table-cell>
          <table:table-cell office:value-type="float" office:value="-37.7063" calcext:value-type="float">
            <text:p>-37.7063</text:p>
          </table:table-cell>
          <table:table-cell office:value-type="float" office:value="0" calcext:value-type="float">
            <text:p>0</text:p>
          </table:table-cell>
          <table:table-cell office:value-type="float" office:value="0.1275983" calcext:value-type="float">
            <text:p>0.1275983</text:p>
          </table:table-cell>
          <table:table-cell office:value-type="float" office:value="0.2119657" calcext:value-type="float">
            <text:p>0.2119657</text:p>
          </table:table-cell>
          <table:table-cell office:value-type="float" office:value="0.2562278" calcext:value-type="float">
            <text:p>0.2562278</text:p>
          </table:table-cell>
          <table:table-cell office:value-type="float" office:value="0.2650442" calcext:value-type="float">
            <text:p>0.2650442</text:p>
          </table:table-cell>
          <table:table-cell office:value-type="float" office:value="0.2685346" calcext:value-type="float">
            <text:p>0.2685346</text:p>
          </table:table-cell>
          <table:table-cell office:value-type="float" office:value="0.2422295" calcext:value-type="float">
            <text:p>0.2422295</text:p>
          </table:table-cell>
          <table:table-cell office:value-type="float" office:value="0.2365106" calcext:value-type="float">
            <text:p>0.2365106</text:p>
          </table:table-cell>
          <table:table-cell office:value-type="float" office:value="0.3184448" calcext:value-type="float">
            <text:p>0.3184448</text:p>
          </table:table-cell>
          <table:table-cell office:value-type="float" office:value="0.292735" calcext:value-type="float">
            <text:p>0.292735</text:p>
          </table:table-cell>
          <table:table-cell office:value-type="float" office:value="0.3536476" calcext:value-type="float">
            <text:p>0.3536476</text:p>
          </table:table-cell>
          <table:table-cell office:value-type="float" office:value="0.3736196" calcext:value-type="float">
            <text:p>0.3736196</text:p>
          </table:table-cell>
          <table:table-cell office:value-type="float" office:value="0.3907802" calcext:value-type="float">
            <text:p>0.390780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48242E-015" calcext:value-type="float">
            <text:p>1.948242E-15</text:p>
          </table:table-cell>
          <table:table-cell office:value-type="float" office:value="1.938362E-015" calcext:value-type="float">
            <text:p>1.938362E-15</text:p>
          </table:table-cell>
          <table:table-cell office:value-type="float" office:value="1.961115E-015" calcext:value-type="float">
            <text:p>1.961115E-15</text:p>
          </table:table-cell>
          <table:table-cell office:value-type="float" office:value="1.934648E-015" calcext:value-type="float">
            <text:p>1.934648E-15</text:p>
          </table:table-cell>
          <table:table-cell office:value-type="float" office:value="9.455068E-016" calcext:value-type="float">
            <text:p>9.455068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85304" calcext:value-type="float">
            <text:p>-25.85304</text:p>
          </table:table-cell>
          <table:table-cell office:value-type="float" office:value="-0.5144978" calcext:value-type="float">
            <text:p>-0.5144978</text:p>
          </table:table-cell>
          <table:table-cell office:value-type="float" office:value="-0.1194576" calcext:value-type="float">
            <text:p>-0.1194576</text:p>
          </table:table-cell>
          <table:table-cell office:value-type="float" office:value="-0.09211298" calcext:value-type="float">
            <text:p>-0.09211298</text:p>
          </table:table-cell>
          <table:table-cell office:value-type="float" office:value="-0.08328681" calcext:value-type="float">
            <text:p>-0.08328681</text:p>
          </table:table-cell>
          <table:table-cell office:value-type="float" office:value="-0.07409859" calcext:value-type="float">
            <text:p>-0.07409859</text:p>
          </table:table-cell>
          <table:table-cell office:value-type="float" office:value="-0.07889228" calcext:value-type="float">
            <text:p>-0.07889228</text:p>
          </table:table-cell>
          <table:table-cell office:value-type="float" office:value="-0.08988557" calcext:value-type="float">
            <text:p>-0.08988557</text:p>
          </table:table-cell>
          <table:table-cell office:value-type="float" office:value="-0.1574482" calcext:value-type="float">
            <text:p>-0.1574482</text:p>
          </table:table-cell>
          <table:table-cell office:value-type="float" office:value="-0.03046871" calcext:value-type="float">
            <text:p>-0.0304687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9.431164" calcext:value-type="float">
            <text:p>-9.431164</text:p>
          </table:table-cell>
          <table:table-cell office:value-type="float" office:value="0.004915821" calcext:value-type="float">
            <text:p>0.00491582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6535" calcext:value-type="float">
            <text:p>-2.39653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6" calcext:value-type="float">
            <text:p>24112006</text:p>
          </table:table-cell>
          <table:table-cell office:value-type="float" office:value="812.6198" calcext:value-type="float">
            <text:p>812.6198</text:p>
          </table:table-cell>
          <table:table-cell office:value-type="float" office:value="795.2341" calcext:value-type="float">
            <text:p>795.2341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09.223" calcext:value-type="float">
            <text:p>1009.223</text:p>
          </table:table-cell>
          <table:table-cell office:value-type="float" office:value="-37.7063" calcext:value-type="float">
            <text:p>-37.7063</text:p>
          </table:table-cell>
          <table:table-cell office:value-type="float" office:value="0" calcext:value-type="float">
            <text:p>0</text:p>
          </table:table-cell>
          <table:table-cell office:value-type="float" office:value="0.1273139" calcext:value-type="float">
            <text:p>0.1273139</text:p>
          </table:table-cell>
          <table:table-cell office:value-type="float" office:value="0.2119268" calcext:value-type="float">
            <text:p>0.2119268</text:p>
          </table:table-cell>
          <table:table-cell office:value-type="float" office:value="0.2550972" calcext:value-type="float">
            <text:p>0.2550972</text:p>
          </table:table-cell>
          <table:table-cell office:value-type="float" office:value="0.2642738" calcext:value-type="float">
            <text:p>0.2642738</text:p>
          </table:table-cell>
          <table:table-cell office:value-type="float" office:value="0.267915" calcext:value-type="float">
            <text:p>0.267915</text:p>
          </table:table-cell>
          <table:table-cell office:value-type="float" office:value="0.2415764" calcext:value-type="float">
            <text:p>0.2415764</text:p>
          </table:table-cell>
          <table:table-cell office:value-type="float" office:value="0.2361185" calcext:value-type="float">
            <text:p>0.2361185</text:p>
          </table:table-cell>
          <table:table-cell office:value-type="float" office:value="0.3184594" calcext:value-type="float">
            <text:p>0.3184594</text:p>
          </table:table-cell>
          <table:table-cell office:value-type="float" office:value="0.2931256" calcext:value-type="float">
            <text:p>0.2931256</text:p>
          </table:table-cell>
          <table:table-cell office:value-type="float" office:value="0.3538472" calcext:value-type="float">
            <text:p>0.3538472</text:p>
          </table:table-cell>
          <table:table-cell office:value-type="float" office:value="0.3737892" calcext:value-type="float">
            <text:p>0.3737892</text:p>
          </table:table-cell>
          <table:table-cell office:value-type="float" office:value="0.3906326" calcext:value-type="float">
            <text:p>0.39063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859E-015" calcext:value-type="float">
            <text:p>1.94859E-15</text:p>
          </table:table-cell>
          <table:table-cell office:value-type="float" office:value="1.938332E-015" calcext:value-type="float">
            <text:p>1.938332E-15</text:p>
          </table:table-cell>
          <table:table-cell office:value-type="float" office:value="1.961089E-015" calcext:value-type="float">
            <text:p>1.961089E-15</text:p>
          </table:table-cell>
          <table:table-cell office:value-type="float" office:value="1.934638E-015" calcext:value-type="float">
            <text:p>1.934638E-15</text:p>
          </table:table-cell>
          <table:table-cell office:value-type="float" office:value="9.454903E-016" calcext:value-type="float">
            <text:p>9.454903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43427" calcext:value-type="float">
            <text:p>-26.43427</text:p>
          </table:table-cell>
          <table:table-cell office:value-type="float" office:value="-0.5151984" calcext:value-type="float">
            <text:p>-0.5151984</text:p>
          </table:table-cell>
          <table:table-cell office:value-type="float" office:value="-0.1235904" calcext:value-type="float">
            <text:p>-0.1235904</text:p>
          </table:table-cell>
          <table:table-cell office:value-type="float" office:value="-0.09419666" calcext:value-type="float">
            <text:p>-0.09419666</text:p>
          </table:table-cell>
          <table:table-cell office:value-type="float" office:value="-0.08479083" calcext:value-type="float">
            <text:p>-0.08479083</text:p>
          </table:table-cell>
          <table:table-cell office:value-type="float" office:value="-0.07564718" calcext:value-type="float">
            <text:p>-0.07564718</text:p>
          </table:table-cell>
          <table:table-cell office:value-type="float" office:value="-0.07983099" calcext:value-type="float">
            <text:p>-0.07983099</text:p>
          </table:table-cell>
          <table:table-cell office:value-type="float" office:value="-0.08984913" calcext:value-type="float">
            <text:p>-0.08984913</text:p>
          </table:table-cell>
          <table:table-cell office:value-type="float" office:value="-0.1554977" calcext:value-type="float">
            <text:p>-0.1554977</text:p>
          </table:table-cell>
          <table:table-cell office:value-type="float" office:value="-0.03017644" calcext:value-type="float">
            <text:p>-0.03017644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8.670962" calcext:value-type="float">
            <text:p>-8.670962</text:p>
          </table:table-cell>
          <table:table-cell office:value-type="float" office:value="0.004903198" calcext:value-type="float">
            <text:p>0.00490319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961" calcext:value-type="float">
            <text:p>-2.3996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6" calcext:value-type="float">
            <text:p>25112006</text:p>
          </table:table-cell>
          <table:table-cell office:value-type="float" office:value="812.6198" calcext:value-type="float">
            <text:p>812.6198</text:p>
          </table:table-cell>
          <table:table-cell office:value-type="float" office:value="795.3893" calcext:value-type="float">
            <text:p>795.3893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09.804" calcext:value-type="float">
            <text:p>1009.804</text:p>
          </table:table-cell>
          <table:table-cell office:value-type="float" office:value="-38.44184" calcext:value-type="float">
            <text:p>-38.44184</text:p>
          </table:table-cell>
          <table:table-cell office:value-type="float" office:value="0" calcext:value-type="float">
            <text:p>0</text:p>
          </table:table-cell>
          <table:table-cell office:value-type="float" office:value="0.1285752" calcext:value-type="float">
            <text:p>0.1285752</text:p>
          </table:table-cell>
          <table:table-cell office:value-type="float" office:value="0.2116517" calcext:value-type="float">
            <text:p>0.2116517</text:p>
          </table:table-cell>
          <table:table-cell office:value-type="float" office:value="0.2539594" calcext:value-type="float">
            <text:p>0.2539594</text:p>
          </table:table-cell>
          <table:table-cell office:value-type="float" office:value="0.26345" calcext:value-type="float">
            <text:p>0.26345</text:p>
          </table:table-cell>
          <table:table-cell office:value-type="float" office:value="0.267378" calcext:value-type="float">
            <text:p>0.267378</text:p>
          </table:table-cell>
          <table:table-cell office:value-type="float" office:value="0.2409619" calcext:value-type="float">
            <text:p>0.2409619</text:p>
          </table:table-cell>
          <table:table-cell office:value-type="float" office:value="0.2357467" calcext:value-type="float">
            <text:p>0.2357467</text:p>
          </table:table-cell>
          <table:table-cell office:value-type="float" office:value="0.3184634" calcext:value-type="float">
            <text:p>0.3184634</text:p>
          </table:table-cell>
          <table:table-cell office:value-type="float" office:value="0.2935091" calcext:value-type="float">
            <text:p>0.2935091</text:p>
          </table:table-cell>
          <table:table-cell office:value-type="float" office:value="0.3540474" calcext:value-type="float">
            <text:p>0.3540474</text:p>
          </table:table-cell>
          <table:table-cell office:value-type="float" office:value="0.3739642" calcext:value-type="float">
            <text:p>0.3739642</text:p>
          </table:table-cell>
          <table:table-cell office:value-type="float" office:value="0.3907915" calcext:value-type="float">
            <text:p>0.3907915</text:p>
          </table:table-cell>
          <table:table-cell office:value-type="float" office:value="0.4581495" calcext:value-type="float">
            <text:p>0.4581495</text:p>
          </table:table-cell>
          <table:table-cell office:value-type="float" office:value="0" calcext:value-type="float">
            <text:p>0</text:p>
          </table:table-cell>
          <table:table-cell office:value-type="float" office:value="1.948911E-015" calcext:value-type="float">
            <text:p>1.948911E-15</text:p>
          </table:table-cell>
          <table:table-cell office:value-type="float" office:value="1.938306E-015" calcext:value-type="float">
            <text:p>1.938306E-15</text:p>
          </table:table-cell>
          <table:table-cell office:value-type="float" office:value="1.961064E-015" calcext:value-type="float">
            <text:p>1.961064E-15</text:p>
          </table:table-cell>
          <table:table-cell office:value-type="float" office:value="1.93463E-015" calcext:value-type="float">
            <text:p>1.93463E-15</text:p>
          </table:table-cell>
          <table:table-cell office:value-type="float" office:value="9.454746E-016" calcext:value-type="float">
            <text:p>9.454746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44347" calcext:value-type="float">
            <text:p>-24.44347</text:p>
          </table:table-cell>
          <table:table-cell office:value-type="float" office:value="-0.5204525" calcext:value-type="float">
            <text:p>-0.5204525</text:p>
          </table:table-cell>
          <table:table-cell office:value-type="float" office:value="-0.1279224" calcext:value-type="float">
            <text:p>-0.1279224</text:p>
          </table:table-cell>
          <table:table-cell office:value-type="float" office:value="-0.09648769" calcext:value-type="float">
            <text:p>-0.09648769</text:p>
          </table:table-cell>
          <table:table-cell office:value-type="float" office:value="-0.08610492" calcext:value-type="float">
            <text:p>-0.08610492</text:p>
          </table:table-cell>
          <table:table-cell office:value-type="float" office:value="-0.07713813" calcext:value-type="float">
            <text:p>-0.07713813</text:p>
          </table:table-cell>
          <table:table-cell office:value-type="float" office:value="-0.08073255" calcext:value-type="float">
            <text:p>-0.08073255</text:p>
          </table:table-cell>
          <table:table-cell office:value-type="float" office:value="-0.089839" calcext:value-type="float">
            <text:p>-0.089839</text:p>
          </table:table-cell>
          <table:table-cell office:value-type="float" office:value="-0.1536087" calcext:value-type="float">
            <text:p>-0.1536087</text:p>
          </table:table-cell>
          <table:table-cell office:value-type="float" office:value="-0.02988582" calcext:value-type="float">
            <text:p>-0.0298858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8.476799" calcext:value-type="float">
            <text:p>-8.476799</text:p>
          </table:table-cell>
          <table:table-cell office:value-type="float" office:value="0.004892085" calcext:value-type="float">
            <text:p>0.00489208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52772" calcext:value-type="float">
            <text:p>-2.35277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6" calcext:value-type="float">
            <text:p>26112006</text:p>
          </table:table-cell>
          <table:table-cell office:value-type="float" office:value="812.8103" calcext:value-type="float">
            <text:p>812.8103</text:p>
          </table:table-cell>
          <table:table-cell office:value-type="float" office:value="795.5433" calcext:value-type="float">
            <text:p>795.5433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0.646" calcext:value-type="float">
            <text:p>1010.646</text:p>
          </table:table-cell>
          <table:table-cell office:value-type="float" office:value="-39.24718" calcext:value-type="float">
            <text:p>-39.24718</text:p>
          </table:table-cell>
          <table:table-cell office:value-type="float" office:value="1.359464" calcext:value-type="float">
            <text:p>1.359464</text:p>
          </table:table-cell>
          <table:table-cell office:value-type="float" office:value="0.1304848" calcext:value-type="float">
            <text:p>0.1304848</text:p>
          </table:table-cell>
          <table:table-cell office:value-type="float" office:value="0.2112204" calcext:value-type="float">
            <text:p>0.2112204</text:p>
          </table:table-cell>
          <table:table-cell office:value-type="float" office:value="0.252928" calcext:value-type="float">
            <text:p>0.252928</text:p>
          </table:table-cell>
          <table:table-cell office:value-type="float" office:value="0.2626027" calcext:value-type="float">
            <text:p>0.2626027</text:p>
          </table:table-cell>
          <table:table-cell office:value-type="float" office:value="0.2666878" calcext:value-type="float">
            <text:p>0.2666878</text:p>
          </table:table-cell>
          <table:table-cell office:value-type="float" office:value="0.2403668" calcext:value-type="float">
            <text:p>0.2403668</text:p>
          </table:table-cell>
          <table:table-cell office:value-type="float" office:value="0.2353914" calcext:value-type="float">
            <text:p>0.2353914</text:p>
          </table:table-cell>
          <table:table-cell office:value-type="float" office:value="0.3184462" calcext:value-type="float">
            <text:p>0.3184462</text:p>
          </table:table-cell>
          <table:table-cell office:value-type="float" office:value="0.2939118" calcext:value-type="float">
            <text:p>0.2939118</text:p>
          </table:table-cell>
          <table:table-cell office:value-type="float" office:value="0.3542284" calcext:value-type="float">
            <text:p>0.3542284</text:p>
          </table:table-cell>
          <table:table-cell office:value-type="float" office:value="0.3741393" calcext:value-type="float">
            <text:p>0.3741393</text:p>
          </table:table-cell>
          <table:table-cell office:value-type="float" office:value="0.3908991" calcext:value-type="float">
            <text:p>0.3908991</text:p>
          </table:table-cell>
          <table:table-cell office:value-type="float" office:value="0.4611841" calcext:value-type="float">
            <text:p>0.4611841</text:p>
          </table:table-cell>
          <table:table-cell office:value-type="float" office:value="0" calcext:value-type="float">
            <text:p>0</text:p>
          </table:table-cell>
          <table:table-cell office:value-type="float" office:value="1.949186E-015" calcext:value-type="float">
            <text:p>1.949186E-15</text:p>
          </table:table-cell>
          <table:table-cell office:value-type="float" office:value="1.938285E-015" calcext:value-type="float">
            <text:p>1.938285E-15</text:p>
          </table:table-cell>
          <table:table-cell office:value-type="float" office:value="1.961039E-015" calcext:value-type="float">
            <text:p>1.961039E-15</text:p>
          </table:table-cell>
          <table:table-cell office:value-type="float" office:value="1.934628E-015" calcext:value-type="float">
            <text:p>1.934628E-15</text:p>
          </table:table-cell>
          <table:table-cell office:value-type="float" office:value="9.454582E-016" calcext:value-type="float">
            <text:p>9.454582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82133" calcext:value-type="float">
            <text:p>-21.82133</text:p>
          </table:table-cell>
          <table:table-cell office:value-type="float" office:value="-0.5287989" calcext:value-type="float">
            <text:p>-0.5287989</text:p>
          </table:table-cell>
          <table:table-cell office:value-type="float" office:value="-0.1319961" calcext:value-type="float">
            <text:p>-0.1319961</text:p>
          </table:table-cell>
          <table:table-cell office:value-type="float" office:value="-0.0989095" calcext:value-type="float">
            <text:p>-0.0989095</text:p>
          </table:table-cell>
          <table:table-cell office:value-type="float" office:value="-0.08783288" calcext:value-type="float">
            <text:p>-0.08783288</text:p>
          </table:table-cell>
          <table:table-cell office:value-type="float" office:value="-0.07861286" calcext:value-type="float">
            <text:p>-0.07861286</text:p>
          </table:table-cell>
          <table:table-cell office:value-type="float" office:value="-0.08160473" calcext:value-type="float">
            <text:p>-0.08160473</text:p>
          </table:table-cell>
          <table:table-cell office:value-type="float" office:value="-0.08987983" calcext:value-type="float">
            <text:p>-0.08987983</text:p>
          </table:table-cell>
          <table:table-cell office:value-type="float" office:value="-0.1516583" calcext:value-type="float">
            <text:p>-0.1516583</text:p>
          </table:table-cell>
          <table:table-cell office:value-type="float" office:value="-0.0296245" calcext:value-type="float">
            <text:p>-0.029624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7.982868" calcext:value-type="float">
            <text:p>-7.982868</text:p>
          </table:table-cell>
          <table:table-cell office:value-type="float" office:value="0.004884579" calcext:value-type="float">
            <text:p>0.00488457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8433" calcext:value-type="float">
            <text:p>-2.36843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6" calcext:value-type="float">
            <text:p>27112006</text:p>
          </table:table-cell>
          <table:table-cell office:value-type="float" office:value="813.3818" calcext:value-type="float">
            <text:p>813.3818</text:p>
          </table:table-cell>
          <table:table-cell office:value-type="float" office:value="795.9022" calcext:value-type="float">
            <text:p>795.9022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1.054" calcext:value-type="float">
            <text:p>1011.054</text:p>
          </table:table-cell>
          <table:table-cell office:value-type="float" office:value="-39.44216" calcext:value-type="float">
            <text:p>-39.44216</text:p>
          </table:table-cell>
          <table:table-cell office:value-type="float" office:value="0" calcext:value-type="float">
            <text:p>0</text:p>
          </table:table-cell>
          <table:table-cell office:value-type="float" office:value="0.1840933" calcext:value-type="float">
            <text:p>0.1840933</text:p>
          </table:table-cell>
          <table:table-cell office:value-type="float" office:value="0.2095069" calcext:value-type="float">
            <text:p>0.2095069</text:p>
          </table:table-cell>
          <table:table-cell office:value-type="float" office:value="0.2518778" calcext:value-type="float">
            <text:p>0.2518778</text:p>
          </table:table-cell>
          <table:table-cell office:value-type="float" office:value="0.2617283" calcext:value-type="float">
            <text:p>0.2617283</text:p>
          </table:table-cell>
          <table:table-cell office:value-type="float" office:value="0.2659281" calcext:value-type="float">
            <text:p>0.2659281</text:p>
          </table:table-cell>
          <table:table-cell office:value-type="float" office:value="0.2397776" calcext:value-type="float">
            <text:p>0.2397776</text:p>
          </table:table-cell>
          <table:table-cell office:value-type="float" office:value="0.235045" calcext:value-type="float">
            <text:p>0.235045</text:p>
          </table:table-cell>
          <table:table-cell office:value-type="float" office:value="0.3183813" calcext:value-type="float">
            <text:p>0.3183813</text:p>
          </table:table-cell>
          <table:table-cell office:value-type="float" office:value="0.2944006" calcext:value-type="float">
            <text:p>0.2944006</text:p>
          </table:table-cell>
          <table:table-cell office:value-type="float" office:value="0.3543559" calcext:value-type="float">
            <text:p>0.3543559</text:p>
          </table:table-cell>
          <table:table-cell office:value-type="float" office:value="0.3743043" calcext:value-type="float">
            <text:p>0.3743043</text:p>
          </table:table-cell>
          <table:table-cell office:value-type="float" office:value="0.3909119" calcext:value-type="float">
            <text:p>0.390911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49449E-015" calcext:value-type="float">
            <text:p>1.949449E-15</text:p>
          </table:table-cell>
          <table:table-cell office:value-type="float" office:value="1.938263E-015" calcext:value-type="float">
            <text:p>1.938263E-15</text:p>
          </table:table-cell>
          <table:table-cell office:value-type="float" office:value="1.961021E-015" calcext:value-type="float">
            <text:p>1.961021E-15</text:p>
          </table:table-cell>
          <table:table-cell office:value-type="float" office:value="1.934621E-015" calcext:value-type="float">
            <text:p>1.934621E-15</text:p>
          </table:table-cell>
          <table:table-cell office:value-type="float" office:value="9.454425E-016" calcext:value-type="float">
            <text:p>9.454425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20475" calcext:value-type="float">
            <text:p>-1.520475</text:p>
          </table:table-cell>
          <table:table-cell office:value-type="float" office:value="-0.5629196" calcext:value-type="float">
            <text:p>-0.5629196</text:p>
          </table:table-cell>
          <table:table-cell office:value-type="float" office:value="-0.1362868" calcext:value-type="float">
            <text:p>-0.1362868</text:p>
          </table:table-cell>
          <table:table-cell office:value-type="float" office:value="-0.1014801" calcext:value-type="float">
            <text:p>-0.1014801</text:p>
          </table:table-cell>
          <table:table-cell office:value-type="float" office:value="-0.08978118" calcext:value-type="float">
            <text:p>-0.08978118</text:p>
          </table:table-cell>
          <table:table-cell office:value-type="float" office:value="-0.08010451" calcext:value-type="float">
            <text:p>-0.08010451</text:p>
          </table:table-cell>
          <table:table-cell office:value-type="float" office:value="-0.08246559" calcext:value-type="float">
            <text:p>-0.08246559</text:p>
          </table:table-cell>
          <table:table-cell office:value-type="float" office:value="-0.09004054" calcext:value-type="float">
            <text:p>-0.09004054</text:p>
          </table:table-cell>
          <table:table-cell office:value-type="float" office:value="-0.1493206" calcext:value-type="float">
            <text:p>-0.1493206</text:p>
          </table:table-cell>
          <table:table-cell office:value-type="float" office:value="-0.02944259" calcext:value-type="float">
            <text:p>-0.0294425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.563992" calcext:value-type="float">
            <text:p>-1.563992</text:p>
          </table:table-cell>
          <table:table-cell office:value-type="float" office:value="0.004856232" calcext:value-type="float">
            <text:p>0.00485623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9271" calcext:value-type="float">
            <text:p>-2.37927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6" calcext:value-type="float">
            <text:p>28112006</text:p>
          </table:table-cell>
          <table:table-cell office:value-type="float" office:value="813.3818" calcext:value-type="float">
            <text:p>813.3818</text:p>
          </table:table-cell>
          <table:table-cell office:value-type="float" office:value="796.4601" calcext:value-type="float">
            <text:p>796.4601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0.496" calcext:value-type="float">
            <text:p>1010.496</text:p>
          </table:table-cell>
          <table:table-cell office:value-type="float" office:value="-39.44216" calcext:value-type="float">
            <text:p>-39.44216</text:p>
          </table:table-cell>
          <table:table-cell office:value-type="float" office:value="0" calcext:value-type="float">
            <text:p>0</text:p>
          </table:table-cell>
          <table:table-cell office:value-type="float" office:value="0.1610613" calcext:value-type="float">
            <text:p>0.1610613</text:p>
          </table:table-cell>
          <table:table-cell office:value-type="float" office:value="0.2062033" calcext:value-type="float">
            <text:p>0.2062033</text:p>
          </table:table-cell>
          <table:table-cell office:value-type="float" office:value="0.2514005" calcext:value-type="float">
            <text:p>0.2514005</text:p>
          </table:table-cell>
          <table:table-cell office:value-type="float" office:value="0.2608838" calcext:value-type="float">
            <text:p>0.2608838</text:p>
          </table:table-cell>
          <table:table-cell office:value-type="float" office:value="0.2651377" calcext:value-type="float">
            <text:p>0.2651377</text:p>
          </table:table-cell>
          <table:table-cell office:value-type="float" office:value="0.2391866" calcext:value-type="float">
            <text:p>0.2391866</text:p>
          </table:table-cell>
          <table:table-cell office:value-type="float" office:value="0.2347025" calcext:value-type="float">
            <text:p>0.2347025</text:p>
          </table:table-cell>
          <table:table-cell office:value-type="float" office:value="0.3183135" calcext:value-type="float">
            <text:p>0.3183135</text:p>
          </table:table-cell>
          <table:table-cell office:value-type="float" office:value="0.2948772" calcext:value-type="float">
            <text:p>0.2948772</text:p>
          </table:table-cell>
          <table:table-cell office:value-type="float" office:value="0.3544847" calcext:value-type="float">
            <text:p>0.3544847</text:p>
          </table:table-cell>
          <table:table-cell office:value-type="float" office:value="0.3744542" calcext:value-type="float">
            <text:p>0.3744542</text:p>
          </table:table-cell>
          <table:table-cell office:value-type="float" office:value="0.3908866" calcext:value-type="float">
            <text:p>0.390886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5375E-015" calcext:value-type="float">
            <text:p>1.935375E-15</text:p>
          </table:table-cell>
          <table:table-cell office:value-type="float" office:value="1.946112E-015" calcext:value-type="float">
            <text:p>1.946112E-15</text:p>
          </table:table-cell>
          <table:table-cell office:value-type="float" office:value="1.961001E-015" calcext:value-type="float">
            <text:p>1.961001E-15</text:p>
          </table:table-cell>
          <table:table-cell office:value-type="float" office:value="1.934615E-015" calcext:value-type="float">
            <text:p>1.934615E-15</text:p>
          </table:table-cell>
          <table:table-cell office:value-type="float" office:value="9.454278E-016" calcext:value-type="float">
            <text:p>9.454278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49858" calcext:value-type="float">
            <text:p>-4.249858</text:p>
          </table:table-cell>
          <table:table-cell office:value-type="float" office:value="-0.63551" calcext:value-type="float">
            <text:p>-0.63551</text:p>
          </table:table-cell>
          <table:table-cell office:value-type="float" office:value="-0.1383123" calcext:value-type="float">
            <text:p>-0.1383123</text:p>
          </table:table-cell>
          <table:table-cell office:value-type="float" office:value="-0.1040394" calcext:value-type="float">
            <text:p>-0.1040394</text:p>
          </table:table-cell>
          <table:table-cell office:value-type="float" office:value="-0.09186191" calcext:value-type="float">
            <text:p>-0.09186191</text:p>
          </table:table-cell>
          <table:table-cell office:value-type="float" office:value="-0.08163245" calcext:value-type="float">
            <text:p>-0.08163245</text:p>
          </table:table-cell>
          <table:table-cell office:value-type="float" office:value="-0.08332685" calcext:value-type="float">
            <text:p>-0.08332685</text:p>
          </table:table-cell>
          <table:table-cell office:value-type="float" office:value="-0.09020896" calcext:value-type="float">
            <text:p>-0.09020896</text:p>
          </table:table-cell>
          <table:table-cell office:value-type="float" office:value="-0.1470795" calcext:value-type="float">
            <text:p>-0.1470795</text:p>
          </table:table-cell>
          <table:table-cell office:value-type="float" office:value="-0.02926013" calcext:value-type="float">
            <text:p>-0.0292601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4.302397" calcext:value-type="float">
            <text:p>-4.302397</text:p>
          </table:table-cell>
          <table:table-cell office:value-type="float" office:value="0.004836257" calcext:value-type="float">
            <text:p>0.00483625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3093" calcext:value-type="float">
            <text:p>-2.38309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6" calcext:value-type="float">
            <text:p>29112006</text:p>
          </table:table-cell>
          <table:table-cell office:value-type="float" office:value="813.3818" calcext:value-type="float">
            <text:p>813.3818</text:p>
          </table:table-cell>
          <table:table-cell office:value-type="float" office:value="796.8229" calcext:value-type="float">
            <text:p>796.8229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0.133" calcext:value-type="float">
            <text:p>1010.133</text:p>
          </table:table-cell>
          <table:table-cell office:value-type="float" office:value="-39.44216" calcext:value-type="float">
            <text:p>-39.44216</text:p>
          </table:table-cell>
          <table:table-cell office:value-type="float" office:value="0" calcext:value-type="float">
            <text:p>0</text:p>
          </table:table-cell>
          <table:table-cell office:value-type="float" office:value="0.1459048" calcext:value-type="float">
            <text:p>0.1459048</text:p>
          </table:table-cell>
          <table:table-cell office:value-type="float" office:value="0.1833747" calcext:value-type="float">
            <text:p>0.1833747</text:p>
          </table:table-cell>
          <table:table-cell office:value-type="float" office:value="0.2504384" calcext:value-type="float">
            <text:p>0.2504384</text:p>
          </table:table-cell>
          <table:table-cell office:value-type="float" office:value="0.2603271" calcext:value-type="float">
            <text:p>0.2603271</text:p>
          </table:table-cell>
          <table:table-cell office:value-type="float" office:value="0.264269" calcext:value-type="float">
            <text:p>0.264269</text:p>
          </table:table-cell>
          <table:table-cell office:value-type="float" office:value="0.2386988" calcext:value-type="float">
            <text:p>0.2386988</text:p>
          </table:table-cell>
          <table:table-cell office:value-type="float" office:value="0.2343483" calcext:value-type="float">
            <text:p>0.2343483</text:p>
          </table:table-cell>
          <table:table-cell office:value-type="float" office:value="0.3182422" calcext:value-type="float">
            <text:p>0.3182422</text:p>
          </table:table-cell>
          <table:table-cell office:value-type="float" office:value="0.2953421" calcext:value-type="float">
            <text:p>0.2953421</text:p>
          </table:table-cell>
          <table:table-cell office:value-type="float" office:value="0.3546135" calcext:value-type="float">
            <text:p>0.3546135</text:p>
          </table:table-cell>
          <table:table-cell office:value-type="float" office:value="0.3745904" calcext:value-type="float">
            <text:p>0.3745904</text:p>
          </table:table-cell>
          <table:table-cell office:value-type="float" office:value="0.390853" calcext:value-type="float">
            <text:p>0.390853</text:p>
          </table:table-cell>
          <table:table-cell office:value-type="float" office:value="0.4623632" calcext:value-type="float">
            <text:p>0.4623632</text:p>
          </table:table-cell>
          <table:table-cell office:value-type="float" office:value="0" calcext:value-type="float">
            <text:p>0</text:p>
          </table:table-cell>
          <table:table-cell office:value-type="float" office:value="0.007732198" calcext:value-type="float">
            <text:p>0.007732198</text:p>
          </table:table-cell>
          <table:table-cell office:value-type="float" office:value="0.0209267" calcext:value-type="float">
            <text:p>0.0209267</text:p>
          </table:table-cell>
          <table:table-cell office:value-type="float" office:value="1.960985E-015" calcext:value-type="float">
            <text:p>1.960985E-15</text:p>
          </table:table-cell>
          <table:table-cell office:value-type="float" office:value="1.934614E-015" calcext:value-type="float">
            <text:p>1.934614E-15</text:p>
          </table:table-cell>
          <table:table-cell office:value-type="float" office:value="9.454108E-016" calcext:value-type="float">
            <text:p>9.454108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968555" calcext:value-type="float">
            <text:p>-8.968555</text:p>
          </table:table-cell>
          <table:table-cell office:value-type="float" office:value="-1.501956" calcext:value-type="float">
            <text:p>-1.501956</text:p>
          </table:table-cell>
          <table:table-cell office:value-type="float" office:value="-0.1424501" calcext:value-type="float">
            <text:p>-0.1424501</text:p>
          </table:table-cell>
          <table:table-cell office:value-type="float" office:value="-0.1057701" calcext:value-type="float">
            <text:p>-0.1057701</text:p>
          </table:table-cell>
          <table:table-cell office:value-type="float" office:value="-0.09421403" calcext:value-type="float">
            <text:p>-0.09421403</text:p>
          </table:table-cell>
          <table:table-cell office:value-type="float" office:value="-0.0829227" calcext:value-type="float">
            <text:p>-0.0829227</text:p>
          </table:table-cell>
          <table:table-cell office:value-type="float" office:value="-0.08422782" calcext:value-type="float">
            <text:p>-0.08422782</text:p>
          </table:table-cell>
          <table:table-cell office:value-type="float" office:value="-0.09038609" calcext:value-type="float">
            <text:p>-0.09038609</text:p>
          </table:table-cell>
          <table:table-cell office:value-type="float" office:value="-0.1449289" calcext:value-type="float">
            <text:p>-0.1449289</text:p>
          </table:table-cell>
          <table:table-cell office:value-type="float" office:value="-0.02907892" calcext:value-type="float">
            <text:p>-0.0290789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1.76593" calcext:value-type="float">
            <text:p>-11.76593</text:p>
          </table:table-cell>
          <table:table-cell office:value-type="float" office:value="0.004906062" calcext:value-type="float">
            <text:p>0.00490606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7276" calcext:value-type="float">
            <text:p>-2.38727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6" calcext:value-type="float">
            <text:p>30112006</text:p>
          </table:table-cell>
          <table:table-cell office:value-type="float" office:value="813.3818" calcext:value-type="float">
            <text:p>813.3818</text:p>
          </table:table-cell>
          <table:table-cell office:value-type="float" office:value="797.0974" calcext:value-type="float">
            <text:p>797.0974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09.859" calcext:value-type="float">
            <text:p>1009.859</text:p>
          </table:table-cell>
          <table:table-cell office:value-type="float" office:value="-39.44216" calcext:value-type="float">
            <text:p>-39.44216</text:p>
          </table:table-cell>
          <table:table-cell office:value-type="float" office:value="0" calcext:value-type="float">
            <text:p>0</text:p>
          </table:table-cell>
          <table:table-cell office:value-type="float" office:value="0.1431616" calcext:value-type="float">
            <text:p>0.1431616</text:p>
          </table:table-cell>
          <table:table-cell office:value-type="float" office:value="0.1670101" calcext:value-type="float">
            <text:p>0.1670101</text:p>
          </table:table-cell>
          <table:table-cell office:value-type="float" office:value="0.2323218" calcext:value-type="float">
            <text:p>0.2323218</text:p>
          </table:table-cell>
          <table:table-cell office:value-type="float" office:value="0.2588518" calcext:value-type="float">
            <text:p>0.2588518</text:p>
          </table:table-cell>
          <table:table-cell office:value-type="float" office:value="0.2633978" calcext:value-type="float">
            <text:p>0.2633978</text:p>
          </table:table-cell>
          <table:table-cell office:value-type="float" office:value="0.2382356" calcext:value-type="float">
            <text:p>0.2382356</text:p>
          </table:table-cell>
          <table:table-cell office:value-type="float" office:value="0.2340132" calcext:value-type="float">
            <text:p>0.2340132</text:p>
          </table:table-cell>
          <table:table-cell office:value-type="float" office:value="0.3181669" calcext:value-type="float">
            <text:p>0.3181669</text:p>
          </table:table-cell>
          <table:table-cell office:value-type="float" office:value="0.2957959" calcext:value-type="float">
            <text:p>0.2957959</text:p>
          </table:table-cell>
          <table:table-cell office:value-type="float" office:value="0.3547422" calcext:value-type="float">
            <text:p>0.3547422</text:p>
          </table:table-cell>
          <table:table-cell office:value-type="float" office:value="0.3747141" calcext:value-type="float">
            <text:p>0.3747141</text:p>
          </table:table-cell>
          <table:table-cell office:value-type="float" office:value="0.3908051" calcext:value-type="float">
            <text:p>0.3908051</text:p>
          </table:table-cell>
          <table:table-cell office:value-type="float" office:value="0.4623507" calcext:value-type="float">
            <text:p>0.4623507</text:p>
          </table:table-cell>
          <table:table-cell office:value-type="float" office:value="0" calcext:value-type="float">
            <text:p>0</text:p>
          </table:table-cell>
          <table:table-cell office:value-type="float" office:value="0.0001027327" calcext:value-type="float">
            <text:p>0.0001027327</text:p>
          </table:table-cell>
          <table:table-cell office:value-type="float" office:value="0.03793465" calcext:value-type="float">
            <text:p>0.03793465</text:p>
          </table:table-cell>
          <table:table-cell office:value-type="float" office:value="0.01996398" calcext:value-type="float">
            <text:p>0.01996398</text:p>
          </table:table-cell>
          <table:table-cell office:value-type="float" office:value="1.934613E-015" calcext:value-type="float">
            <text:p>1.934613E-15</text:p>
          </table:table-cell>
          <table:table-cell office:value-type="float" office:value="9.453917E-016" calcext:value-type="float">
            <text:p>9.453917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47632" calcext:value-type="float">
            <text:p>-10.47632</text:p>
          </table:table-cell>
          <table:table-cell office:value-type="float" office:value="-3.129883" calcext:value-type="float">
            <text:p>-3.129883</text:p>
          </table:table-cell>
          <table:table-cell office:value-type="float" office:value="-0.2500131" calcext:value-type="float">
            <text:p>-0.2500131</text:p>
          </table:table-cell>
          <table:table-cell office:value-type="float" office:value="-0.1104794" calcext:value-type="float">
            <text:p>-0.1104794</text:p>
          </table:table-cell>
          <table:table-cell office:value-type="float" office:value="-0.09663114" calcext:value-type="float">
            <text:p>-0.09663114</text:p>
          </table:table-cell>
          <table:table-cell office:value-type="float" office:value="-0.08416449" calcext:value-type="float">
            <text:p>-0.08416449</text:p>
          </table:table-cell>
          <table:table-cell office:value-type="float" office:value="-0.08509146" calcext:value-type="float">
            <text:p>-0.08509146</text:p>
          </table:table-cell>
          <table:table-cell office:value-type="float" office:value="-0.09057362" calcext:value-type="float">
            <text:p>-0.09057362</text:p>
          </table:table-cell>
          <table:table-cell office:value-type="float" office:value="-0.1428638" calcext:value-type="float">
            <text:p>-0.1428638</text:p>
          </table:table-cell>
          <table:table-cell office:value-type="float" office:value="-0.02889895" calcext:value-type="float">
            <text:p>-0.0288989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3.23798" calcext:value-type="float">
            <text:p>-13.23798</text:p>
          </table:table-cell>
          <table:table-cell office:value-type="float" office:value="0.005031643" calcext:value-type="float">
            <text:p>0.00503164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1782" calcext:value-type="float">
            <text:p>-2.39178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6" calcext:value-type="float">
            <text:p>1122006</text:p>
          </table:table-cell>
          <table:table-cell office:value-type="float" office:value="813.3818" calcext:value-type="float">
            <text:p>813.3818</text:p>
          </table:table-cell>
          <table:table-cell office:value-type="float" office:value="797.2554" calcext:value-type="float">
            <text:p>797.2554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09.701" calcext:value-type="float">
            <text:p>1009.701</text:p>
          </table:table-cell>
          <table:table-cell office:value-type="float" office:value="-39.44216" calcext:value-type="float">
            <text:p>-39.44216</text:p>
          </table:table-cell>
          <table:table-cell office:value-type="float" office:value="0" calcext:value-type="float">
            <text:p>0</text:p>
          </table:table-cell>
          <table:table-cell office:value-type="float" office:value="0.1462423" calcext:value-type="float">
            <text:p>0.1462423</text:p>
          </table:table-cell>
          <table:table-cell office:value-type="float" office:value="0.1829093" calcext:value-type="float">
            <text:p>0.1829093</text:p>
          </table:table-cell>
          <table:table-cell office:value-type="float" office:value="0.2225375" calcext:value-type="float">
            <text:p>0.2225375</text:p>
          </table:table-cell>
          <table:table-cell office:value-type="float" office:value="0.2573991" calcext:value-type="float">
            <text:p>0.2573991</text:p>
          </table:table-cell>
          <table:table-cell office:value-type="float" office:value="0.2627118" calcext:value-type="float">
            <text:p>0.2627118</text:p>
          </table:table-cell>
          <table:table-cell office:value-type="float" office:value="0.2377499" calcext:value-type="float">
            <text:p>0.2377499</text:p>
          </table:table-cell>
          <table:table-cell office:value-type="float" office:value="0.2336958" calcext:value-type="float">
            <text:p>0.2336958</text:p>
          </table:table-cell>
          <table:table-cell office:value-type="float" office:value="0.3180888" calcext:value-type="float">
            <text:p>0.3180888</text:p>
          </table:table-cell>
          <table:table-cell office:value-type="float" office:value="0.2962388" calcext:value-type="float">
            <text:p>0.2962388</text:p>
          </table:table-cell>
          <table:table-cell office:value-type="float" office:value="0.354871" calcext:value-type="float">
            <text:p>0.354871</text:p>
          </table:table-cell>
          <table:table-cell office:value-type="float" office:value="0.3748264" calcext:value-type="float">
            <text:p>0.3748264</text:p>
          </table:table-cell>
          <table:table-cell office:value-type="float" office:value="0.3907491" calcext:value-type="float">
            <text:p>0.3907491</text:p>
          </table:table-cell>
          <table:table-cell office:value-type="float" office:value="0.4623463" calcext:value-type="float">
            <text:p>0.4623463</text:p>
          </table:table-cell>
          <table:table-cell office:value-type="float" office:value="0" calcext:value-type="float">
            <text:p>0</text:p>
          </table:table-cell>
          <table:table-cell office:value-type="float" office:value="0.00000001771311" calcext:value-type="float">
            <text:p>1.771311E-08</text:p>
          </table:table-cell>
          <table:table-cell office:value-type="float" office:value="0.0181614" calcext:value-type="float">
            <text:p>0.0181614</text:p>
          </table:table-cell>
          <table:table-cell office:value-type="float" office:value="0.03169008" calcext:value-type="float">
            <text:p>0.03169008</text:p>
          </table:table-cell>
          <table:table-cell office:value-type="float" office:value="1.934608E-015" calcext:value-type="float">
            <text:p>1.934608E-15</text:p>
          </table:table-cell>
          <table:table-cell office:value-type="float" office:value="9.453787E-016" calcext:value-type="float">
            <text:p>9.453787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978439" calcext:value-type="float">
            <text:p>-8.978439</text:p>
          </table:table-cell>
          <table:table-cell office:value-type="float" office:value="-1.528268" calcext:value-type="float">
            <text:p>-1.528268</text:p>
          </table:table-cell>
          <table:table-cell office:value-type="float" office:value="-0.3518451" calcext:value-type="float">
            <text:p>-0.3518451</text:p>
          </table:table-cell>
          <table:table-cell office:value-type="float" office:value="-0.1153548" calcext:value-type="float">
            <text:p>-0.1153548</text:p>
          </table:table-cell>
          <table:table-cell office:value-type="float" office:value="-0.09859838" calcext:value-type="float">
            <text:p>-0.09859838</text:p>
          </table:table-cell>
          <table:table-cell office:value-type="float" office:value="-0.08549006" calcext:value-type="float">
            <text:p>-0.08549006</text:p>
          </table:table-cell>
          <table:table-cell office:value-type="float" office:value="-0.0859182" calcext:value-type="float">
            <text:p>-0.0859182</text:p>
          </table:table-cell>
          <table:table-cell office:value-type="float" office:value="-0.09076913" calcext:value-type="float">
            <text:p>-0.09076913</text:p>
          </table:table-cell>
          <table:table-cell office:value-type="float" office:value="-0.1408792" calcext:value-type="float">
            <text:p>-0.1408792</text:p>
          </table:table-cell>
          <table:table-cell office:value-type="float" office:value="-0.02872003" calcext:value-type="float">
            <text:p>-0.0287200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0.30476" calcext:value-type="float">
            <text:p>-10.30476</text:p>
          </table:table-cell>
          <table:table-cell office:value-type="float" office:value="0.005010995" calcext:value-type="float">
            <text:p>0.00501099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4873" calcext:value-type="float">
            <text:p>-2.39487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6" calcext:value-type="float">
            <text:p>2122006</text:p>
          </table:table-cell>
          <table:table-cell office:value-type="float" office:value="813.3818" calcext:value-type="float">
            <text:p>813.3818</text:p>
          </table:table-cell>
          <table:table-cell office:value-type="float" office:value="797.4816" calcext:value-type="float">
            <text:p>797.4816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09.474" calcext:value-type="float">
            <text:p>1009.474</text:p>
          </table:table-cell>
          <table:table-cell office:value-type="float" office:value="-39.44216" calcext:value-type="float">
            <text:p>-39.44216</text:p>
          </table:table-cell>
          <table:table-cell office:value-type="float" office:value="0" calcext:value-type="float">
            <text:p>0</text:p>
          </table:table-cell>
          <table:table-cell office:value-type="float" office:value="0.141009" calcext:value-type="float">
            <text:p>0.141009</text:p>
          </table:table-cell>
          <table:table-cell office:value-type="float" office:value="0.1682925" calcext:value-type="float">
            <text:p>0.1682925</text:p>
          </table:table-cell>
          <table:table-cell office:value-type="float" office:value="0.2041683" calcext:value-type="float">
            <text:p>0.2041683</text:p>
          </table:table-cell>
          <table:table-cell office:value-type="float" office:value="0.2563271" calcext:value-type="float">
            <text:p>0.2563271</text:p>
          </table:table-cell>
          <table:table-cell office:value-type="float" office:value="0.2618908" calcext:value-type="float">
            <text:p>0.2618908</text:p>
          </table:table-cell>
          <table:table-cell office:value-type="float" office:value="0.2372559" calcext:value-type="float">
            <text:p>0.2372559</text:p>
          </table:table-cell>
          <table:table-cell office:value-type="float" office:value="0.2334195" calcext:value-type="float">
            <text:p>0.2334195</text:p>
          </table:table-cell>
          <table:table-cell office:value-type="float" office:value="0.3179969" calcext:value-type="float">
            <text:p>0.3179969</text:p>
          </table:table-cell>
          <table:table-cell office:value-type="float" office:value="0.2966713" calcext:value-type="float">
            <text:p>0.2966713</text:p>
          </table:table-cell>
          <table:table-cell office:value-type="float" office:value="0.3549997" calcext:value-type="float">
            <text:p>0.3549997</text:p>
          </table:table-cell>
          <table:table-cell office:value-type="float" office:value="0.3749285" calcext:value-type="float">
            <text:p>0.3749285</text:p>
          </table:table-cell>
          <table:table-cell office:value-type="float" office:value="0.3906881" calcext:value-type="float">
            <text:p>0.3906881</text:p>
          </table:table-cell>
          <table:table-cell office:value-type="float" office:value="0.4622896" calcext:value-type="float">
            <text:p>0.4622896</text:p>
          </table:table-cell>
          <table:table-cell office:value-type="float" office:value="0" calcext:value-type="float">
            <text:p>0</text:p>
          </table:table-cell>
          <table:table-cell office:value-type="float" office:value="0.00000003017632" calcext:value-type="float">
            <text:p>3.017632E-08</text:p>
          </table:table-cell>
          <table:table-cell office:value-type="float" office:value="0.03183095" calcext:value-type="float">
            <text:p>0.03183095</text:p>
          </table:table-cell>
          <table:table-cell office:value-type="float" office:value="0.0525447" calcext:value-type="float">
            <text:p>0.0525447</text:p>
          </table:table-cell>
          <table:table-cell office:value-type="float" office:value="1.934599E-015" calcext:value-type="float">
            <text:p>1.934599E-15</text:p>
          </table:table-cell>
          <table:table-cell office:value-type="float" office:value="9.453684E-016" calcext:value-type="float">
            <text:p>9.45368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86922" calcext:value-type="float">
            <text:p>-11.86922</text:p>
          </table:table-cell>
          <table:table-cell office:value-type="float" office:value="-2.940117" calcext:value-type="float">
            <text:p>-2.940117</text:p>
          </table:table-cell>
          <table:table-cell office:value-type="float" office:value="-0.6765524" calcext:value-type="float">
            <text:p>-0.6765524</text:p>
          </table:table-cell>
          <table:table-cell office:value-type="float" office:value="-0.1191393" calcext:value-type="float">
            <text:p>-0.1191393</text:p>
          </table:table-cell>
          <table:table-cell office:value-type="float" office:value="-0.1010007" calcext:value-type="float">
            <text:p>-0.1010007</text:p>
          </table:table-cell>
          <table:table-cell office:value-type="float" office:value="-0.08686207" calcext:value-type="float">
            <text:p>-0.08686207</text:p>
          </table:table-cell>
          <table:table-cell office:value-type="float" office:value="-0.08664653" calcext:value-type="float">
            <text:p>-0.08664653</text:p>
          </table:table-cell>
          <table:table-cell office:value-type="float" office:value="-0.09099854" calcext:value-type="float">
            <text:p>-0.09099854</text:p>
          </table:table-cell>
          <table:table-cell office:value-type="float" office:value="-0.1389709" calcext:value-type="float">
            <text:p>-0.1389709</text:p>
          </table:table-cell>
          <table:table-cell office:value-type="float" office:value="-0.02854246" calcext:value-type="float">
            <text:p>-0.0285424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2.69256" calcext:value-type="float">
            <text:p>-12.69256</text:p>
          </table:table-cell>
          <table:table-cell office:value-type="float" office:value="0.00513563" calcext:value-type="float">
            <text:p>0.0051356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8681" calcext:value-type="float">
            <text:p>-2.39868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6" calcext:value-type="float">
            <text:p>3122006</text:p>
          </table:table-cell>
          <table:table-cell office:value-type="float" office:value="813.3818" calcext:value-type="float">
            <text:p>813.3818</text:p>
          </table:table-cell>
          <table:table-cell office:value-type="float" office:value="797.6539" calcext:value-type="float">
            <text:p>797.6539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09.824" calcext:value-type="float">
            <text:p>1009.824</text:p>
          </table:table-cell>
          <table:table-cell office:value-type="float" office:value="-39.96392" calcext:value-type="float">
            <text:p>-39.96392</text:p>
          </table:table-cell>
          <table:table-cell office:value-type="float" office:value="0" calcext:value-type="float">
            <text:p>0</text:p>
          </table:table-cell>
          <table:table-cell office:value-type="float" office:value="0.1389415" calcext:value-type="float">
            <text:p>0.1389415</text:p>
          </table:table-cell>
          <table:table-cell office:value-type="float" office:value="0.1669752" calcext:value-type="float">
            <text:p>0.1669752</text:p>
          </table:table-cell>
          <table:table-cell office:value-type="float" office:value="0.1880141" calcext:value-type="float">
            <text:p>0.1880141</text:p>
          </table:table-cell>
          <table:table-cell office:value-type="float" office:value="0.255598" calcext:value-type="float">
            <text:p>0.255598</text:p>
          </table:table-cell>
          <table:table-cell office:value-type="float" office:value="0.2610279" calcext:value-type="float">
            <text:p>0.2610279</text:p>
          </table:table-cell>
          <table:table-cell office:value-type="float" office:value="0.236741" calcext:value-type="float">
            <text:p>0.236741</text:p>
          </table:table-cell>
          <table:table-cell office:value-type="float" office:value="0.2331493" calcext:value-type="float">
            <text:p>0.2331493</text:p>
          </table:table-cell>
          <table:table-cell office:value-type="float" office:value="0.3179032" calcext:value-type="float">
            <text:p>0.3179032</text:p>
          </table:table-cell>
          <table:table-cell office:value-type="float" office:value="0.2970937" calcext:value-type="float">
            <text:p>0.2970937</text:p>
          </table:table-cell>
          <table:table-cell office:value-type="float" office:value="0.3551284" calcext:value-type="float">
            <text:p>0.3551284</text:p>
          </table:table-cell>
          <table:table-cell office:value-type="float" office:value="0.3750302" calcext:value-type="float">
            <text:p>0.3750302</text:p>
          </table:table-cell>
          <table:table-cell office:value-type="float" office:value="0.3910333" calcext:value-type="float">
            <text:p>0.3910333</text:p>
          </table:table-cell>
          <table:table-cell office:value-type="float" office:value="0.4498024" calcext:value-type="float">
            <text:p>0.4498024</text:p>
          </table:table-cell>
          <table:table-cell office:value-type="float" office:value="0" calcext:value-type="float">
            <text:p>0</text:p>
          </table:table-cell>
          <table:table-cell office:value-type="float" office:value="0.00000002615127" calcext:value-type="float">
            <text:p>2.615127E-08</text:p>
          </table:table-cell>
          <table:table-cell office:value-type="float" office:value="0.03063322" calcext:value-type="float">
            <text:p>0.03063322</text:p>
          </table:table-cell>
          <table:table-cell office:value-type="float" office:value="0.07144596" calcext:value-type="float">
            <text:p>0.07144596</text:p>
          </table:table-cell>
          <table:table-cell office:value-type="float" office:value="0.00003056883" calcext:value-type="float">
            <text:p>3.056883E-05</text:p>
          </table:table-cell>
          <table:table-cell office:value-type="float" office:value="9.453594E-016" calcext:value-type="float">
            <text:p>9.45359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40012" calcext:value-type="float">
            <text:p>-13.40012</text:p>
          </table:table-cell>
          <table:table-cell office:value-type="float" office:value="-3.160932" calcext:value-type="float">
            <text:p>-3.160932</text:p>
          </table:table-cell>
          <table:table-cell office:value-type="float" office:value="-1.282092" calcext:value-type="float">
            <text:p>-1.282092</text:p>
          </table:table-cell>
          <table:table-cell office:value-type="float" office:value="-0.1217248" calcext:value-type="float">
            <text:p>-0.1217248</text:p>
          </table:table-cell>
          <table:table-cell office:value-type="float" office:value="-0.1036038" calcext:value-type="float">
            <text:p>-0.1036038</text:p>
          </table:table-cell>
          <table:table-cell office:value-type="float" office:value="-0.08831898" calcext:value-type="float">
            <text:p>-0.08831898</text:p>
          </table:table-cell>
          <table:table-cell office:value-type="float" office:value="-0.08736426" calcext:value-type="float">
            <text:p>-0.08736426</text:p>
          </table:table-cell>
          <table:table-cell office:value-type="float" office:value="-0.09123413" calcext:value-type="float">
            <text:p>-0.09123413</text:p>
          </table:table-cell>
          <table:table-cell office:value-type="float" office:value="-0.1371345" calcext:value-type="float">
            <text:p>-0.1371345</text:p>
          </table:table-cell>
          <table:table-cell office:value-type="float" office:value="-0.02836582" calcext:value-type="float">
            <text:p>-0.0283658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0.86983" calcext:value-type="float">
            <text:p>-10.86983</text:p>
          </table:table-cell>
          <table:table-cell office:value-type="float" office:value="0.005205187" calcext:value-type="float">
            <text:p>0.00520518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8486" calcext:value-type="float">
            <text:p>-2.2848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6" calcext:value-type="float">
            <text:p>4122006</text:p>
          </table:table-cell>
          <table:table-cell office:value-type="float" office:value="813.3818" calcext:value-type="float">
            <text:p>813.3818</text:p>
          </table:table-cell>
          <table:table-cell office:value-type="float" office:value="797.7113" calcext:value-type="float">
            <text:p>797.7113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0.636" calcext:value-type="float">
            <text:p>1010.636</text:p>
          </table:table-cell>
          <table:table-cell office:value-type="float" office:value="-40.83284" calcext:value-type="float">
            <text:p>-40.83284</text:p>
          </table:table-cell>
          <table:table-cell office:value-type="float" office:value="0" calcext:value-type="float">
            <text:p>0</text:p>
          </table:table-cell>
          <table:table-cell office:value-type="float" office:value="0.1507287" calcext:value-type="float">
            <text:p>0.1507287</text:p>
          </table:table-cell>
          <table:table-cell office:value-type="float" office:value="0.1857577" calcext:value-type="float">
            <text:p>0.1857577</text:p>
          </table:table-cell>
          <table:table-cell office:value-type="float" office:value="0.2071572" calcext:value-type="float">
            <text:p>0.2071572</text:p>
          </table:table-cell>
          <table:table-cell office:value-type="float" office:value="0.2550159" calcext:value-type="float">
            <text:p>0.2550159</text:p>
          </table:table-cell>
          <table:table-cell office:value-type="float" office:value="0.26004" calcext:value-type="float">
            <text:p>0.26004</text:p>
          </table:table-cell>
          <table:table-cell office:value-type="float" office:value="0.2361933" calcext:value-type="float">
            <text:p>0.2361933</text:p>
          </table:table-cell>
          <table:table-cell office:value-type="float" office:value="0.2328737" calcext:value-type="float">
            <text:p>0.2328737</text:p>
          </table:table-cell>
          <table:table-cell office:value-type="float" office:value="0.3178099" calcext:value-type="float">
            <text:p>0.3178099</text:p>
          </table:table-cell>
          <table:table-cell office:value-type="float" office:value="0.2975067" calcext:value-type="float">
            <text:p>0.2975067</text:p>
          </table:table-cell>
          <table:table-cell office:value-type="float" office:value="0.3552689" calcext:value-type="float">
            <text:p>0.3552689</text:p>
          </table:table-cell>
          <table:table-cell office:value-type="float" office:value="0.3751442" calcext:value-type="float">
            <text:p>0.3751442</text:p>
          </table:table-cell>
          <table:table-cell office:value-type="float" office:value="0.3914723" calcext:value-type="float">
            <text:p>0.3914723</text:p>
          </table:table-cell>
          <table:table-cell office:value-type="float" office:value="0.4553244" calcext:value-type="float">
            <text:p>0.4553244</text:p>
          </table:table-cell>
          <table:table-cell office:value-type="float" office:value="0" calcext:value-type="float">
            <text:p>0</text:p>
          </table:table-cell>
          <table:table-cell office:value-type="float" office:value="0.000000005054707" calcext:value-type="float">
            <text:p>5.054707E-09</text:p>
          </table:table-cell>
          <table:table-cell office:value-type="float" office:value="0.006099127" calcext:value-type="float">
            <text:p>0.006099127</text:p>
          </table:table-cell>
          <table:table-cell office:value-type="float" office:value="0.05232439" calcext:value-type="float">
            <text:p>0.05232439</text:p>
          </table:table-cell>
          <table:table-cell office:value-type="float" office:value="1.968757E-015" calcext:value-type="float">
            <text:p>1.968757E-15</text:p>
          </table:table-cell>
          <table:table-cell office:value-type="float" office:value="9.453546E-016" calcext:value-type="float">
            <text:p>9.453546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217737" calcext:value-type="float">
            <text:p>-7.217737</text:p>
          </table:table-cell>
          <table:table-cell office:value-type="float" office:value="-1.392309" calcext:value-type="float">
            <text:p>-1.392309</text:p>
          </table:table-cell>
          <table:table-cell office:value-type="float" office:value="-0.6129171" calcext:value-type="float">
            <text:p>-0.6129171</text:p>
          </table:table-cell>
          <table:table-cell office:value-type="float" office:value="-0.1239472" calcext:value-type="float">
            <text:p>-0.1239472</text:p>
          </table:table-cell>
          <table:table-cell office:value-type="float" office:value="-0.1066823" calcext:value-type="float">
            <text:p>-0.1066823</text:p>
          </table:table-cell>
          <table:table-cell office:value-type="float" office:value="-0.08989847" calcext:value-type="float">
            <text:p>-0.08989847</text:p>
          </table:table-cell>
          <table:table-cell office:value-type="float" office:value="-0.0881032" calcext:value-type="float">
            <text:p>-0.0881032</text:p>
          </table:table-cell>
          <table:table-cell office:value-type="float" office:value="-0.09146903" calcext:value-type="float">
            <text:p>-0.09146903</text:p>
          </table:table-cell>
          <table:table-cell office:value-type="float" office:value="-0.1353651" calcext:value-type="float">
            <text:p>-0.1353651</text:p>
          </table:table-cell>
          <table:table-cell office:value-type="float" office:value="-0.02817587" calcext:value-type="float">
            <text:p>-0.0281758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5.749855" calcext:value-type="float">
            <text:p>-5.749855</text:p>
          </table:table-cell>
          <table:table-cell office:value-type="float" office:value="0.005044477" calcext:value-type="float">
            <text:p>0.00504447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1673" calcext:value-type="float">
            <text:p>-2.32167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6" calcext:value-type="float">
            <text:p>5122006</text:p>
          </table:table-cell>
          <table:table-cell office:value-type="float" office:value="813.3818" calcext:value-type="float">
            <text:p>813.3818</text:p>
          </table:table-cell>
          <table:table-cell office:value-type="float" office:value="797.8616" calcext:value-type="float">
            <text:p>797.8616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1.306" calcext:value-type="float">
            <text:p>1011.306</text:p>
          </table:table-cell>
          <table:table-cell office:value-type="float" office:value="-41.6528" calcext:value-type="float">
            <text:p>-41.6528</text:p>
          </table:table-cell>
          <table:table-cell office:value-type="float" office:value="0" calcext:value-type="float">
            <text:p>0</text:p>
          </table:table-cell>
          <table:table-cell office:value-type="float" office:value="0.1535581" calcext:value-type="float">
            <text:p>0.1535581</text:p>
          </table:table-cell>
          <table:table-cell office:value-type="float" office:value="0.1884318" calcext:value-type="float">
            <text:p>0.1884318</text:p>
          </table:table-cell>
          <table:table-cell office:value-type="float" office:value="0.2549775" calcext:value-type="float">
            <text:p>0.2549775</text:p>
          </table:table-cell>
          <table:table-cell office:value-type="float" office:value="0.2548508" calcext:value-type="float">
            <text:p>0.2548508</text:p>
          </table:table-cell>
          <table:table-cell office:value-type="float" office:value="0.259562" calcext:value-type="float">
            <text:p>0.259562</text:p>
          </table:table-cell>
          <table:table-cell office:value-type="float" office:value="0.2356528" calcext:value-type="float">
            <text:p>0.2356528</text:p>
          </table:table-cell>
          <table:table-cell office:value-type="float" office:value="0.23259" calcext:value-type="float">
            <text:p>0.23259</text:p>
          </table:table-cell>
          <table:table-cell office:value-type="float" office:value="0.3177146" calcext:value-type="float">
            <text:p>0.3177146</text:p>
          </table:table-cell>
          <table:table-cell office:value-type="float" office:value="0.2979131" calcext:value-type="float">
            <text:p>0.2979131</text:p>
          </table:table-cell>
          <table:table-cell office:value-type="float" office:value="0.3554761" calcext:value-type="float">
            <text:p>0.3554761</text:p>
          </table:table-cell>
          <table:table-cell office:value-type="float" office:value="0.3751791" calcext:value-type="float">
            <text:p>0.3751791</text:p>
          </table:table-cell>
          <table:table-cell office:value-type="float" office:value="0.3916678" calcext:value-type="float">
            <text:p>0.3916678</text:p>
          </table:table-cell>
          <table:table-cell office:value-type="float" office:value="0.4603119" calcext:value-type="float">
            <text:p>0.4603119</text:p>
          </table:table-cell>
          <table:table-cell office:value-type="float" office:value="0" calcext:value-type="float">
            <text:p>0</text:p>
          </table:table-cell>
          <table:table-cell office:value-type="float" office:value="0.001167569" calcext:value-type="float">
            <text:p>0.001167569</text:p>
          </table:table-cell>
          <table:table-cell office:value-type="float" office:value="0.0005232312" calcext:value-type="float">
            <text:p>0.0005232312</text:p>
          </table:table-cell>
          <table:table-cell office:value-type="float" office:value="2.28244E-015" calcext:value-type="float">
            <text:p>2.28244E-15</text:p>
          </table:table-cell>
          <table:table-cell office:value-type="float" office:value="1.968747E-015" calcext:value-type="float">
            <text:p>1.968747E-15</text:p>
          </table:table-cell>
          <table:table-cell office:value-type="float" office:value="9.453509E-016" calcext:value-type="float">
            <text:p>9.453509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43655" calcext:value-type="float">
            <text:p>-5.943655</text:p>
          </table:table-cell>
          <table:table-cell office:value-type="float" office:value="-1.25228" calcext:value-type="float">
            <text:p>-1.25228</text:p>
          </table:table-cell>
          <table:table-cell office:value-type="float" office:value="-0.1239718" calcext:value-type="float">
            <text:p>-0.1239718</text:p>
          </table:table-cell>
          <table:table-cell office:value-type="float" office:value="-0.1246568" calcext:value-type="float">
            <text:p>-0.1246568</text:p>
          </table:table-cell>
          <table:table-cell office:value-type="float" office:value="-0.1082076" calcext:value-type="float">
            <text:p>-0.1082076</text:p>
          </table:table-cell>
          <table:table-cell office:value-type="float" office:value="-0.09149029" calcext:value-type="float">
            <text:p>-0.09149029</text:p>
          </table:table-cell>
          <table:table-cell office:value-type="float" office:value="-0.08887117" calcext:value-type="float">
            <text:p>-0.08887117</text:p>
          </table:table-cell>
          <table:table-cell office:value-type="float" office:value="-0.09171025" calcext:value-type="float">
            <text:p>-0.09171025</text:p>
          </table:table-cell>
          <table:table-cell office:value-type="float" office:value="-0.1336484" calcext:value-type="float">
            <text:p>-0.1336484</text:p>
          </table:table-cell>
          <table:table-cell office:value-type="float" office:value="-0.02789616" calcext:value-type="float">
            <text:p>-0.0278961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6.022966" calcext:value-type="float">
            <text:p>-6.022966</text:p>
          </table:table-cell>
          <table:table-cell office:value-type="float" office:value="0.004807449" calcext:value-type="float">
            <text:p>0.00480744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5247" calcext:value-type="float">
            <text:p>-2.3524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6" calcext:value-type="float">
            <text:p>6122006</text:p>
          </table:table-cell>
          <table:table-cell office:value-type="float" office:value="813.3818" calcext:value-type="float">
            <text:p>813.3818</text:p>
          </table:table-cell>
          <table:table-cell office:value-type="float" office:value="798.0977" calcext:value-type="float">
            <text:p>798.0977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1.415" calcext:value-type="float">
            <text:p>1011.415</text:p>
          </table:table-cell>
          <table:table-cell office:value-type="float" office:value="-41.99831" calcext:value-type="float">
            <text:p>-41.99831</text:p>
          </table:table-cell>
          <table:table-cell office:value-type="float" office:value="0" calcext:value-type="float">
            <text:p>0</text:p>
          </table:table-cell>
          <table:table-cell office:value-type="float" office:value="0.1471749" calcext:value-type="float">
            <text:p>0.1471749</text:p>
          </table:table-cell>
          <table:table-cell office:value-type="float" office:value="0.1817546" calcext:value-type="float">
            <text:p>0.1817546</text:p>
          </table:table-cell>
          <table:table-cell office:value-type="float" office:value="0.2530834" calcext:value-type="float">
            <text:p>0.2530834</text:p>
          </table:table-cell>
          <table:table-cell office:value-type="float" office:value="0.2551762" calcext:value-type="float">
            <text:p>0.2551762</text:p>
          </table:table-cell>
          <table:table-cell office:value-type="float" office:value="0.2593454" calcext:value-type="float">
            <text:p>0.2593454</text:p>
          </table:table-cell>
          <table:table-cell office:value-type="float" office:value="0.2351493" calcext:value-type="float">
            <text:p>0.2351493</text:p>
          </table:table-cell>
          <table:table-cell office:value-type="float" office:value="0.2323018" calcext:value-type="float">
            <text:p>0.2323018</text:p>
          </table:table-cell>
          <table:table-cell office:value-type="float" office:value="0.3176132" calcext:value-type="float">
            <text:p>0.3176132</text:p>
          </table:table-cell>
          <table:table-cell office:value-type="float" office:value="0.2983279" calcext:value-type="float">
            <text:p>0.2983279</text:p>
          </table:table-cell>
          <table:table-cell office:value-type="float" office:value="0.3556628" calcext:value-type="float">
            <text:p>0.3556628</text:p>
          </table:table-cell>
          <table:table-cell office:value-type="float" office:value="0.3752347" calcext:value-type="float">
            <text:p>0.3752347</text:p>
          </table:table-cell>
          <table:table-cell office:value-type="float" office:value="0.3917075" calcext:value-type="float">
            <text:p>0.3917075</text:p>
          </table:table-cell>
          <table:table-cell office:value-type="float" office:value="0.4623637" calcext:value-type="float">
            <text:p>0.4623637</text:p>
          </table:table-cell>
          <table:table-cell office:value-type="float" office:value="0" calcext:value-type="float">
            <text:p>0</text:p>
          </table:table-cell>
          <table:table-cell office:value-type="float" office:value="0.002899678" calcext:value-type="float">
            <text:p>0.002899678</text:p>
          </table:table-cell>
          <table:table-cell office:value-type="float" office:value="0.006448797" calcext:value-type="float">
            <text:p>0.006448797</text:p>
          </table:table-cell>
          <table:table-cell office:value-type="float" office:value="0.00009262886" calcext:value-type="float">
            <text:p>9.262886E-05</text:p>
          </table:table-cell>
          <table:table-cell office:value-type="float" office:value="1.968742E-015" calcext:value-type="float">
            <text:p>1.968742E-15</text:p>
          </table:table-cell>
          <table:table-cell office:value-type="float" office:value="9.453421E-016" calcext:value-type="float">
            <text:p>9.453421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268664" calcext:value-type="float">
            <text:p>-8.268664</text:p>
          </table:table-cell>
          <table:table-cell office:value-type="float" office:value="-1.612833" calcext:value-type="float">
            <text:p>-1.612833</text:p>
          </table:table-cell>
          <table:table-cell office:value-type="float" office:value="-0.1309758" calcext:value-type="float">
            <text:p>-0.1309758</text:p>
          </table:table-cell>
          <table:table-cell office:value-type="float" office:value="-0.1234138" calcext:value-type="float">
            <text:p>-0.1234138</text:p>
          </table:table-cell>
          <table:table-cell office:value-type="float" office:value="-0.108911" calcext:value-type="float">
            <text:p>-0.108911</text:p>
          </table:table-cell>
          <table:table-cell office:value-type="float" office:value="-0.09300289" calcext:value-type="float">
            <text:p>-0.09300289</text:p>
          </table:table-cell>
          <table:table-cell office:value-type="float" office:value="-0.08965968" calcext:value-type="float">
            <text:p>-0.08965968</text:p>
          </table:table-cell>
          <table:table-cell office:value-type="float" office:value="-0.09196596" calcext:value-type="float">
            <text:p>-0.09196596</text:p>
          </table:table-cell>
          <table:table-cell office:value-type="float" office:value="-0.131927" calcext:value-type="float">
            <text:p>-0.131927</text:p>
          </table:table-cell>
          <table:table-cell office:value-type="float" office:value="-0.02764536" calcext:value-type="float">
            <text:p>-0.0276453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9.508198" calcext:value-type="float">
            <text:p>-9.508198</text:p>
          </table:table-cell>
          <table:table-cell office:value-type="float" office:value="0.004822067" calcext:value-type="float">
            <text:p>0.00482206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8085" calcext:value-type="float">
            <text:p>-2.36808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6" calcext:value-type="float">
            <text:p>7122006</text:p>
          </table:table-cell>
          <table:table-cell office:value-type="float" office:value="813.3818" calcext:value-type="float">
            <text:p>813.3818</text:p>
          </table:table-cell>
          <table:table-cell office:value-type="float" office:value="798.3607" calcext:value-type="float">
            <text:p>798.3607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1.152" calcext:value-type="float">
            <text:p>1011.152</text:p>
          </table:table-cell>
          <table:table-cell office:value-type="float" office:value="-41.99831" calcext:value-type="float">
            <text:p>-41.99831</text:p>
          </table:table-cell>
          <table:table-cell office:value-type="float" office:value="0" calcext:value-type="float">
            <text:p>0</text:p>
          </table:table-cell>
          <table:table-cell office:value-type="float" office:value="0.14045" calcext:value-type="float">
            <text:p>0.14045</text:p>
          </table:table-cell>
          <table:table-cell office:value-type="float" office:value="0.1625914" calcext:value-type="float">
            <text:p>0.1625914</text:p>
          </table:table-cell>
          <table:table-cell office:value-type="float" office:value="0.208837" calcext:value-type="float">
            <text:p>0.208837</text:p>
          </table:table-cell>
          <table:table-cell office:value-type="float" office:value="0.2541415" calcext:value-type="float">
            <text:p>0.2541415</text:p>
          </table:table-cell>
          <table:table-cell office:value-type="float" office:value="0.259034" calcext:value-type="float">
            <text:p>0.259034</text:p>
          </table:table-cell>
          <table:table-cell office:value-type="float" office:value="0.2346909" calcext:value-type="float">
            <text:p>0.2346909</text:p>
          </table:table-cell>
          <table:table-cell office:value-type="float" office:value="0.232011" calcext:value-type="float">
            <text:p>0.232011</text:p>
          </table:table-cell>
          <table:table-cell office:value-type="float" office:value="0.3174751" calcext:value-type="float">
            <text:p>0.3174751</text:p>
          </table:table-cell>
          <table:table-cell office:value-type="float" office:value="0.2988411" calcext:value-type="float">
            <text:p>0.2988411</text:p>
          </table:table-cell>
          <table:table-cell office:value-type="float" office:value="0.3557773" calcext:value-type="float">
            <text:p>0.3557773</text:p>
          </table:table-cell>
          <table:table-cell office:value-type="float" office:value="0.375296" calcext:value-type="float">
            <text:p>0.375296</text:p>
          </table:table-cell>
          <table:table-cell office:value-type="float" office:value="0.3916975" calcext:value-type="float">
            <text:p>0.3916975</text:p>
          </table:table-cell>
          <table:table-cell office:value-type="float" office:value="0.4623634" calcext:value-type="float">
            <text:p>0.4623634</text:p>
          </table:table-cell>
          <table:table-cell office:value-type="float" office:value="0" calcext:value-type="float">
            <text:p>0</text:p>
          </table:table-cell>
          <table:table-cell office:value-type="float" office:value="0.00000002255941" calcext:value-type="float">
            <text:p>2.255941E-08</text:p>
          </table:table-cell>
          <table:table-cell office:value-type="float" office:value="0.02608446" calcext:value-type="float">
            <text:p>0.02608446</text:p>
          </table:table-cell>
          <table:table-cell office:value-type="float" office:value="0.04813225" calcext:value-type="float">
            <text:p>0.04813225</text:p>
          </table:table-cell>
          <table:table-cell office:value-type="float" office:value="1.968732E-015" calcext:value-type="float">
            <text:p>1.968732E-15</text:p>
          </table:table-cell>
          <table:table-cell office:value-type="float" office:value="9.45338E-016" calcext:value-type="float">
            <text:p>9.45338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25994" calcext:value-type="float">
            <text:p>-12.25994</text:p>
          </table:table-cell>
          <table:table-cell office:value-type="float" office:value="-3.910971" calcext:value-type="float">
            <text:p>-3.910971</text:p>
          </table:table-cell>
          <table:table-cell office:value-type="float" office:value="-0.5631696" calcext:value-type="float">
            <text:p>-0.5631696</text:p>
          </table:table-cell>
          <table:table-cell office:value-type="float" office:value="-0.1272709" calcext:value-type="float">
            <text:p>-0.1272709</text:p>
          </table:table-cell>
          <table:table-cell office:value-type="float" office:value="-0.1099077" calcext:value-type="float">
            <text:p>-0.1099077</text:p>
          </table:table-cell>
          <table:table-cell office:value-type="float" office:value="-0.09440383" calcext:value-type="float">
            <text:p>-0.09440383</text:p>
          </table:table-cell>
          <table:table-cell office:value-type="float" office:value="-0.09046312" calcext:value-type="float">
            <text:p>-0.09046312</text:p>
          </table:table-cell>
          <table:table-cell office:value-type="float" office:value="-0.0923174" calcext:value-type="float">
            <text:p>-0.0923174</text:p>
          </table:table-cell>
          <table:table-cell office:value-type="float" office:value="-0.1298237" calcext:value-type="float">
            <text:p>-0.1298237</text:p>
          </table:table-cell>
          <table:table-cell office:value-type="float" office:value="-0.02749343" calcext:value-type="float">
            <text:p>-0.0274934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3.01065" calcext:value-type="float">
            <text:p>-13.01065</text:p>
          </table:table-cell>
          <table:table-cell office:value-type="float" office:value="0.00507299" calcext:value-type="float">
            <text:p>0.0050729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4096" calcext:value-type="float">
            <text:p>-2.37409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6" calcext:value-type="float">
            <text:p>8122006</text:p>
          </table:table-cell>
          <table:table-cell office:value-type="float" office:value="813.3818" calcext:value-type="float">
            <text:p>813.3818</text:p>
          </table:table-cell>
          <table:table-cell office:value-type="float" office:value="798.4408" calcext:value-type="float">
            <text:p>798.4408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1.072" calcext:value-type="float">
            <text:p>1011.072</text:p>
          </table:table-cell>
          <table:table-cell office:value-type="float" office:value="-41.99831" calcext:value-type="float">
            <text:p>-41.99831</text:p>
          </table:table-cell>
          <table:table-cell office:value-type="float" office:value="0" calcext:value-type="float">
            <text:p>0</text:p>
          </table:table-cell>
          <table:table-cell office:value-type="float" office:value="0.1485999" calcext:value-type="float">
            <text:p>0.1485999</text:p>
          </table:table-cell>
          <table:table-cell office:value-type="float" office:value="0.1812647" calcext:value-type="float">
            <text:p>0.1812647</text:p>
          </table:table-cell>
          <table:table-cell office:value-type="float" office:value="0.2149821" calcext:value-type="float">
            <text:p>0.2149821</text:p>
          </table:table-cell>
          <table:table-cell office:value-type="float" office:value="0.2531603" calcext:value-type="float">
            <text:p>0.2531603</text:p>
          </table:table-cell>
          <table:table-cell office:value-type="float" office:value="0.2583297" calcext:value-type="float">
            <text:p>0.2583297</text:p>
          </table:table-cell>
          <table:table-cell office:value-type="float" office:value="0.2342797" calcext:value-type="float">
            <text:p>0.2342797</text:p>
          </table:table-cell>
          <table:table-cell office:value-type="float" office:value="0.2317274" calcext:value-type="float">
            <text:p>0.2317274</text:p>
          </table:table-cell>
          <table:table-cell office:value-type="float" office:value="0.3173418" calcext:value-type="float">
            <text:p>0.3173418</text:p>
          </table:table-cell>
          <table:table-cell office:value-type="float" office:value="0.2993392" calcext:value-type="float">
            <text:p>0.2993392</text:p>
          </table:table-cell>
          <table:table-cell office:value-type="float" office:value="0.3558917" calcext:value-type="float">
            <text:p>0.3558917</text:p>
          </table:table-cell>
          <table:table-cell office:value-type="float" office:value="0.3753561" calcext:value-type="float">
            <text:p>0.3753561</text:p>
          </table:table-cell>
          <table:table-cell office:value-type="float" office:value="0.3916451" calcext:value-type="float">
            <text:p>0.3916451</text:p>
          </table:table-cell>
          <table:table-cell office:value-type="float" office:value="0.4623703" calcext:value-type="float">
            <text:p>0.4623703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58016" calcext:value-type="float">
            <text:p>2.758016E-09</text:p>
          </table:table-cell>
          <table:table-cell office:value-type="float" office:value="0.003341891" calcext:value-type="float">
            <text:p>0.003341891</text:p>
          </table:table-cell>
          <table:table-cell office:value-type="float" office:value="0.04253129" calcext:value-type="float">
            <text:p>0.04253129</text:p>
          </table:table-cell>
          <table:table-cell office:value-type="float" office:value="1.993297E-015" calcext:value-type="float">
            <text:p>1.993297E-15</text:p>
          </table:table-cell>
          <table:table-cell office:value-type="float" office:value="9.453337E-016" calcext:value-type="float">
            <text:p>9.453337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34893" calcext:value-type="float">
            <text:p>-8.034893</text:p>
          </table:table-cell>
          <table:table-cell office:value-type="float" office:value="-1.695441" calcext:value-type="float">
            <text:p>-1.695441</text:p>
          </table:table-cell>
          <table:table-cell office:value-type="float" office:value="-0.4589947" calcext:value-type="float">
            <text:p>-0.4589947</text:p>
          </table:table-cell>
          <table:table-cell office:value-type="float" office:value="-0.1311189" calcext:value-type="float">
            <text:p>-0.1311189</text:p>
          </table:table-cell>
          <table:table-cell office:value-type="float" office:value="-0.1122232" calcext:value-type="float">
            <text:p>-0.1122232</text:p>
          </table:table-cell>
          <table:table-cell office:value-type="float" office:value="-0.09568466" calcext:value-type="float">
            <text:p>-0.09568466</text:p>
          </table:table-cell>
          <table:table-cell office:value-type="float" office:value="-0.09125554" calcext:value-type="float">
            <text:p>-0.09125554</text:p>
          </table:table-cell>
          <table:table-cell office:value-type="float" office:value="-0.09265822" calcext:value-type="float">
            <text:p>-0.09265822</text:p>
          </table:table-cell>
          <table:table-cell office:value-type="float" office:value="-0.127818" calcext:value-type="float">
            <text:p>-0.127818</text:p>
          </table:table-cell>
          <table:table-cell office:value-type="float" office:value="-0.02734256" calcext:value-type="float">
            <text:p>-0.0273425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6.048137" calcext:value-type="float">
            <text:p>-6.048137</text:p>
          </table:table-cell>
          <table:table-cell office:value-type="float" office:value="0.004972599" calcext:value-type="float">
            <text:p>0.00497259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6609" calcext:value-type="float">
            <text:p>-2.37660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6" calcext:value-type="float">
            <text:p>9122006</text:p>
          </table:table-cell>
          <table:table-cell office:value-type="float" office:value="813.3818" calcext:value-type="float">
            <text:p>813.3818</text:p>
          </table:table-cell>
          <table:table-cell office:value-type="float" office:value="798.5599" calcext:value-type="float">
            <text:p>798.5599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0.953" calcext:value-type="float">
            <text:p>1010.953</text:p>
          </table:table-cell>
          <table:table-cell office:value-type="float" office:value="-41.99831" calcext:value-type="float">
            <text:p>-41.99831</text:p>
          </table:table-cell>
          <table:table-cell office:value-type="float" office:value="0" calcext:value-type="float">
            <text:p>0</text:p>
          </table:table-cell>
          <table:table-cell office:value-type="float" office:value="0.1537081" calcext:value-type="float">
            <text:p>0.1537081</text:p>
          </table:table-cell>
          <table:table-cell office:value-type="float" office:value="0.1826623" calcext:value-type="float">
            <text:p>0.1826623</text:p>
          </table:table-cell>
          <table:table-cell office:value-type="float" office:value="0.253298" calcext:value-type="float">
            <text:p>0.253298</text:p>
          </table:table-cell>
          <table:table-cell office:value-type="float" office:value="0.2530542" calcext:value-type="float">
            <text:p>0.2530542</text:p>
          </table:table-cell>
          <table:table-cell office:value-type="float" office:value="0.2575749" calcext:value-type="float">
            <text:p>0.2575749</text:p>
          </table:table-cell>
          <table:table-cell office:value-type="float" office:value="0.2339449" calcext:value-type="float">
            <text:p>0.2339449</text:p>
          </table:table-cell>
          <table:table-cell office:value-type="float" office:value="0.2314723" calcext:value-type="float">
            <text:p>0.2314723</text:p>
          </table:table-cell>
          <table:table-cell office:value-type="float" office:value="0.3172126" calcext:value-type="float">
            <text:p>0.3172126</text:p>
          </table:table-cell>
          <table:table-cell office:value-type="float" office:value="0.2998228" calcext:value-type="float">
            <text:p>0.2998228</text:p>
          </table:table-cell>
          <table:table-cell office:value-type="float" office:value="0.3560062" calcext:value-type="float">
            <text:p>0.3560062</text:p>
          </table:table-cell>
          <table:table-cell office:value-type="float" office:value="0.3754148" calcext:value-type="float">
            <text:p>0.3754148</text:p>
          </table:table-cell>
          <table:table-cell office:value-type="float" office:value="0.3915937" calcext:value-type="float">
            <text:p>0.39159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5175E-015" calcext:value-type="float">
            <text:p>1.925175E-15</text:p>
          </table:table-cell>
          <table:table-cell office:value-type="float" office:value="1.933323E-015" calcext:value-type="float">
            <text:p>1.933323E-15</text:p>
          </table:table-cell>
          <table:table-cell office:value-type="float" office:value="1.967102E-015" calcext:value-type="float">
            <text:p>1.967102E-15</text:p>
          </table:table-cell>
          <table:table-cell office:value-type="float" office:value="1.99329E-015" calcext:value-type="float">
            <text:p>1.99329E-15</text:p>
          </table:table-cell>
          <table:table-cell office:value-type="float" office:value="9.453304E-016" calcext:value-type="float">
            <text:p>9.45330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80253" calcext:value-type="float">
            <text:p>-6.180253</text:p>
          </table:table-cell>
          <table:table-cell office:value-type="float" office:value="-1.617183" calcext:value-type="float">
            <text:p>-1.617183</text:p>
          </table:table-cell>
          <table:table-cell office:value-type="float" office:value="-0.1304401" calcext:value-type="float">
            <text:p>-0.1304401</text:p>
          </table:table-cell>
          <table:table-cell office:value-type="float" office:value="-0.1316296" calcext:value-type="float">
            <text:p>-0.1316296</text:p>
          </table:table-cell>
          <table:table-cell office:value-type="float" office:value="-0.1147932" calcext:value-type="float">
            <text:p>-0.1147932</text:p>
          </table:table-cell>
          <table:table-cell office:value-type="float" office:value="-0.09673732" calcext:value-type="float">
            <text:p>-0.09673732</text:p>
          </table:table-cell>
          <table:table-cell office:value-type="float" office:value="-0.09197466" calcext:value-type="float">
            <text:p>-0.09197466</text:p>
          </table:table-cell>
          <table:table-cell office:value-type="float" office:value="-0.09298954" calcext:value-type="float">
            <text:p>-0.09298954</text:p>
          </table:table-cell>
          <table:table-cell office:value-type="float" office:value="-0.1259034" calcext:value-type="float">
            <text:p>-0.1259034</text:p>
          </table:table-cell>
          <table:table-cell office:value-type="float" office:value="-0.02719257" calcext:value-type="float">
            <text:p>-0.0271925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4.606299" calcext:value-type="float">
            <text:p>-4.606299</text:p>
          </table:table-cell>
          <table:table-cell office:value-type="float" office:value="0.004781106" calcext:value-type="float">
            <text:p>0.00478110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8258" calcext:value-type="float">
            <text:p>-2.37825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6" calcext:value-type="float">
            <text:p>10122006</text:p>
          </table:table-cell>
          <table:table-cell office:value-type="float" office:value="813.8898" calcext:value-type="float">
            <text:p>813.8898</text:p>
          </table:table-cell>
          <table:table-cell office:value-type="float" office:value="798.8079" calcext:value-type="float">
            <text:p>798.8079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1.21" calcext:value-type="float">
            <text:p>1011.21</text:p>
          </table:table-cell>
          <table:table-cell office:value-type="float" office:value="-41.99536" calcext:value-type="float">
            <text:p>-41.99536</text:p>
          </table:table-cell>
          <table:table-cell office:value-type="float" office:value="0" calcext:value-type="float">
            <text:p>0</text:p>
          </table:table-cell>
          <table:table-cell office:value-type="float" office:value="0.177756" calcext:value-type="float">
            <text:p>0.177756</text:p>
          </table:table-cell>
          <table:table-cell office:value-type="float" office:value="0.1817384" calcext:value-type="float">
            <text:p>0.1817384</text:p>
          </table:table-cell>
          <table:table-cell office:value-type="float" office:value="0.2507647" calcext:value-type="float">
            <text:p>0.2507647</text:p>
          </table:table-cell>
          <table:table-cell office:value-type="float" office:value="0.2537705" calcext:value-type="float">
            <text:p>0.2537705</text:p>
          </table:table-cell>
          <table:table-cell office:value-type="float" office:value="0.2573217" calcext:value-type="float">
            <text:p>0.2573217</text:p>
          </table:table-cell>
          <table:table-cell office:value-type="float" office:value="0.2336019" calcext:value-type="float">
            <text:p>0.2336019</text:p>
          </table:table-cell>
          <table:table-cell office:value-type="float" office:value="0.231226" calcext:value-type="float">
            <text:p>0.231226</text:p>
          </table:table-cell>
          <table:table-cell office:value-type="float" office:value="0.3170884" calcext:value-type="float">
            <text:p>0.3170884</text:p>
          </table:table-cell>
          <table:table-cell office:value-type="float" office:value="0.3002926" calcext:value-type="float">
            <text:p>0.3002926</text:p>
          </table:table-cell>
          <table:table-cell office:value-type="float" office:value="0.3561206" calcext:value-type="float">
            <text:p>0.3561206</text:p>
          </table:table-cell>
          <table:table-cell office:value-type="float" office:value="0.375471" calcext:value-type="float">
            <text:p>0.375471</text:p>
          </table:table-cell>
          <table:table-cell office:value-type="float" office:value="0.3915416" calcext:value-type="float">
            <text:p>0.391541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6184E-015" calcext:value-type="float">
            <text:p>1.966184E-15</text:p>
          </table:table-cell>
          <table:table-cell office:value-type="float" office:value="1.957186E-015" calcext:value-type="float">
            <text:p>1.957186E-15</text:p>
          </table:table-cell>
          <table:table-cell office:value-type="float" office:value="1.987192E-015" calcext:value-type="float">
            <text:p>1.987192E-15</text:p>
          </table:table-cell>
          <table:table-cell office:value-type="float" office:value="1.993283E-015" calcext:value-type="float">
            <text:p>1.993283E-15</text:p>
          </table:table-cell>
          <table:table-cell office:value-type="float" office:value="9.453242E-016" calcext:value-type="float">
            <text:p>9.453242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02106" calcext:value-type="float">
            <text:p>-2.802106</text:p>
          </table:table-cell>
          <table:table-cell office:value-type="float" office:value="-1.684064" calcext:value-type="float">
            <text:p>-1.684064</text:p>
          </table:table-cell>
          <table:table-cell office:value-type="float" office:value="-0.1409569" calcext:value-type="float">
            <text:p>-0.1409569</text:p>
          </table:table-cell>
          <table:table-cell office:value-type="float" office:value="-0.1287601" calcext:value-type="float">
            <text:p>-0.1287601</text:p>
          </table:table-cell>
          <table:table-cell office:value-type="float" office:value="-0.1156812" calcext:value-type="float">
            <text:p>-0.1156812</text:p>
          </table:table-cell>
          <table:table-cell office:value-type="float" office:value="-0.09783094" calcext:value-type="float">
            <text:p>-0.09783094</text:p>
          </table:table-cell>
          <table:table-cell office:value-type="float" office:value="-0.09267687" calcext:value-type="float">
            <text:p>-0.09267687</text:p>
          </table:table-cell>
          <table:table-cell office:value-type="float" office:value="-0.09330957" calcext:value-type="float">
            <text:p>-0.09330957</text:p>
          </table:table-cell>
          <table:table-cell office:value-type="float" office:value="-0.1240737" calcext:value-type="float">
            <text:p>-0.1240737</text:p>
          </table:table-cell>
          <table:table-cell office:value-type="float" office:value="-0.02704346" calcext:value-type="float">
            <text:p>-0.0270434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463591" calcext:value-type="float">
            <text:p>-0.463591</text:p>
          </table:table-cell>
          <table:table-cell office:value-type="float" office:value="0.004771016" calcext:value-type="float">
            <text:p>0.00477101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145" calcext:value-type="float">
            <text:p>-2.3814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6" calcext:value-type="float">
            <text:p>11122006</text:p>
          </table:table-cell>
          <table:table-cell office:value-type="float" office:value="815.4141" calcext:value-type="float">
            <text:p>815.4141</text:p>
          </table:table-cell>
          <table:table-cell office:value-type="float" office:value="799.2661" calcext:value-type="float">
            <text:p>799.2661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2.245" calcext:value-type="float">
            <text:p>1012.245</text:p>
          </table:table-cell>
          <table:table-cell office:value-type="float" office:value="-41.96417" calcext:value-type="float">
            <text:p>-41.96417</text:p>
          </table:table-cell>
          <table:table-cell office:value-type="float" office:value="0" calcext:value-type="float">
            <text:p>0</text:p>
          </table:table-cell>
          <table:table-cell office:value-type="float" office:value="0.2537929" calcext:value-type="float">
            <text:p>0.2537929</text:p>
          </table:table-cell>
          <table:table-cell office:value-type="float" office:value="0.1887275" calcext:value-type="float">
            <text:p>0.1887275</text:p>
          </table:table-cell>
          <table:table-cell office:value-type="float" office:value="0.2487534" calcext:value-type="float">
            <text:p>0.2487534</text:p>
          </table:table-cell>
          <table:table-cell office:value-type="float" office:value="0.253902" calcext:value-type="float">
            <text:p>0.253902</text:p>
          </table:table-cell>
          <table:table-cell office:value-type="float" office:value="0.2572567" calcext:value-type="float">
            <text:p>0.2572567</text:p>
          </table:table-cell>
          <table:table-cell office:value-type="float" office:value="0.233295" calcext:value-type="float">
            <text:p>0.233295</text:p>
          </table:table-cell>
          <table:table-cell office:value-type="float" office:value="0.2312008" calcext:value-type="float">
            <text:p>0.2312008</text:p>
          </table:table-cell>
          <table:table-cell office:value-type="float" office:value="0.3169766" calcext:value-type="float">
            <text:p>0.3169766</text:p>
          </table:table-cell>
          <table:table-cell office:value-type="float" office:value="0.3007494" calcext:value-type="float">
            <text:p>0.3007494</text:p>
          </table:table-cell>
          <table:table-cell office:value-type="float" office:value="0.3562351" calcext:value-type="float">
            <text:p>0.3562351</text:p>
          </table:table-cell>
          <table:table-cell office:value-type="float" office:value="0.3755261" calcext:value-type="float">
            <text:p>0.3755261</text:p>
          </table:table-cell>
          <table:table-cell office:value-type="float" office:value="0.3914823" calcext:value-type="float">
            <text:p>0.3914823</text:p>
          </table:table-cell>
          <table:table-cell office:value-type="float" office:value="0.4623737" calcext:value-type="float">
            <text:p>0.4623737</text:p>
          </table:table-cell>
          <table:table-cell office:value-type="float" office:value="0" calcext:value-type="float">
            <text:p>0</text:p>
          </table:table-cell>
          <table:table-cell office:value-type="float" office:value="0.001186786" calcext:value-type="float">
            <text:p>0.001186786</text:p>
          </table:table-cell>
          <table:table-cell office:value-type="float" office:value="1.957168E-015" calcext:value-type="float">
            <text:p>1.957168E-15</text:p>
          </table:table-cell>
          <table:table-cell office:value-type="float" office:value="1.987183E-015" calcext:value-type="float">
            <text:p>1.987183E-15</text:p>
          </table:table-cell>
          <table:table-cell office:value-type="float" office:value="1.993276E-015" calcext:value-type="float">
            <text:p>1.993276E-15</text:p>
          </table:table-cell>
          <table:table-cell office:value-type="float" office:value="9.45314E-016" calcext:value-type="float">
            <text:p>9.4531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46527" calcext:value-type="float">
            <text:p>-0.1246527</text:p>
          </table:table-cell>
          <table:table-cell office:value-type="float" office:value="-1.261905" calcext:value-type="float">
            <text:p>-1.261905</text:p>
          </table:table-cell>
          <table:table-cell office:value-type="float" office:value="-0.1499988" calcext:value-type="float">
            <text:p>-0.1499988</text:p>
          </table:table-cell>
          <table:table-cell office:value-type="float" office:value="-0.1282277" calcext:value-type="float">
            <text:p>-0.1282277</text:p>
          </table:table-cell>
          <table:table-cell office:value-type="float" office:value="-0.1159075" calcext:value-type="float">
            <text:p>-0.1159075</text:p>
          </table:table-cell>
          <table:table-cell office:value-type="float" office:value="-0.09882183" calcext:value-type="float">
            <text:p>-0.09882183</text:p>
          </table:table-cell>
          <table:table-cell office:value-type="float" office:value="-0.09274581" calcext:value-type="float">
            <text:p>-0.09274581</text:p>
          </table:table-cell>
          <table:table-cell office:value-type="float" office:value="-0.09359878" calcext:value-type="float">
            <text:p>-0.09359878</text:p>
          </table:table-cell>
          <table:table-cell office:value-type="float" office:value="-0.1223233" calcext:value-type="float">
            <text:p>-0.1223233</text:p>
          </table:table-cell>
          <table:table-cell office:value-type="float" office:value="-0.02689539" calcext:value-type="float">
            <text:p>-0.0268953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1303502" calcext:value-type="float">
            <text:p>-0.1303502</text:p>
          </table:table-cell>
          <table:table-cell office:value-type="float" office:value="0.00472364" calcext:value-type="float">
            <text:p>0.00472364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4526" calcext:value-type="float">
            <text:p>-2.38452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6" calcext:value-type="float">
            <text:p>12122006</text:p>
          </table:table-cell>
          <table:table-cell office:value-type="float" office:value="815.4141" calcext:value-type="float">
            <text:p>815.4141</text:p>
          </table:table-cell>
          <table:table-cell office:value-type="float" office:value="799.6366" calcext:value-type="float">
            <text:p>799.6366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1.874" calcext:value-type="float">
            <text:p>1011.874</text:p>
          </table:table-cell>
          <table:table-cell office:value-type="float" office:value="-41.96417" calcext:value-type="float">
            <text:p>-41.96417</text:p>
          </table:table-cell>
          <table:table-cell office:value-type="float" office:value="0" calcext:value-type="float">
            <text:p>0</text:p>
          </table:table-cell>
          <table:table-cell office:value-type="float" office:value="0.1929355" calcext:value-type="float">
            <text:p>0.1929355</text:p>
          </table:table-cell>
          <table:table-cell office:value-type="float" office:value="0.1940519" calcext:value-type="float">
            <text:p>0.1940519</text:p>
          </table:table-cell>
          <table:table-cell office:value-type="float" office:value="0.2471661" calcext:value-type="float">
            <text:p>0.2471661</text:p>
          </table:table-cell>
          <table:table-cell office:value-type="float" office:value="0.2536755" calcext:value-type="float">
            <text:p>0.2536755</text:p>
          </table:table-cell>
          <table:table-cell office:value-type="float" office:value="0.2571402" calcext:value-type="float">
            <text:p>0.2571402</text:p>
          </table:table-cell>
          <table:table-cell office:value-type="float" office:value="0.2330102" calcext:value-type="float">
            <text:p>0.2330102</text:p>
          </table:table-cell>
          <table:table-cell office:value-type="float" office:value="0.2309261" calcext:value-type="float">
            <text:p>0.2309261</text:p>
          </table:table-cell>
          <table:table-cell office:value-type="float" office:value="0.3168673" calcext:value-type="float">
            <text:p>0.3168673</text:p>
          </table:table-cell>
          <table:table-cell office:value-type="float" office:value="0.3011935" calcext:value-type="float">
            <text:p>0.3011935</text:p>
          </table:table-cell>
          <table:table-cell office:value-type="float" office:value="0.3563466" calcext:value-type="float">
            <text:p>0.3563466</text:p>
          </table:table-cell>
          <table:table-cell office:value-type="float" office:value="0.3755791" calcext:value-type="float">
            <text:p>0.3755791</text:p>
          </table:table-cell>
          <table:table-cell office:value-type="float" office:value="0.3914175" calcext:value-type="float">
            <text:p>0.3914175</text:p>
          </table:table-cell>
          <table:table-cell office:value-type="float" office:value="0.46237" calcext:value-type="float">
            <text:p>0.46237</text:p>
          </table:table-cell>
          <table:table-cell office:value-type="float" office:value="0" calcext:value-type="float">
            <text:p>0</text:p>
          </table:table-cell>
          <table:table-cell office:value-type="float" office:value="0.02884862" calcext:value-type="float">
            <text:p>0.02884862</text:p>
          </table:table-cell>
          <table:table-cell office:value-type="float" office:value="1.957156E-015" calcext:value-type="float">
            <text:p>1.957156E-15</text:p>
          </table:table-cell>
          <table:table-cell office:value-type="float" office:value="1.987173E-015" calcext:value-type="float">
            <text:p>1.987173E-15</text:p>
          </table:table-cell>
          <table:table-cell office:value-type="float" office:value="1.99327E-015" calcext:value-type="float">
            <text:p>1.99327E-15</text:p>
          </table:table-cell>
          <table:table-cell office:value-type="float" office:value="9.453042E-016" calcext:value-type="float">
            <text:p>9.453042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84204" calcext:value-type="float">
            <text:p>-0.9784204</text:p>
          </table:table-cell>
          <table:table-cell office:value-type="float" office:value="-1.017065" calcext:value-type="float">
            <text:p>-1.017065</text:p>
          </table:table-cell>
          <table:table-cell office:value-type="float" office:value="-0.1575887" calcext:value-type="float">
            <text:p>-0.1575887</text:p>
          </table:table-cell>
          <table:table-cell office:value-type="float" office:value="-0.1291013" calcext:value-type="float">
            <text:p>-0.1291013</text:p>
          </table:table-cell>
          <table:table-cell office:value-type="float" office:value="-0.1163086" calcext:value-type="float">
            <text:p>-0.1163086</text:p>
          </table:table-cell>
          <table:table-cell office:value-type="float" office:value="-0.09975135" calcext:value-type="float">
            <text:p>-0.09975135</text:p>
          </table:table-cell>
          <table:table-cell office:value-type="float" office:value="-0.09353513" calcext:value-type="float">
            <text:p>-0.09353513</text:p>
          </table:table-cell>
          <table:table-cell office:value-type="float" office:value="-0.09388224" calcext:value-type="float">
            <text:p>-0.09388224</text:p>
          </table:table-cell>
          <table:table-cell office:value-type="float" office:value="-0.120647" calcext:value-type="float">
            <text:p>-0.120647</text:p>
          </table:table-cell>
          <table:table-cell office:value-type="float" office:value="-0.02675157" calcext:value-type="float">
            <text:p>-0.0267515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9459594" calcext:value-type="float">
            <text:p>-0.9459594</text:p>
          </table:table-cell>
          <table:table-cell office:value-type="float" office:value="0.00472806" calcext:value-type="float">
            <text:p>0.0047280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7653" calcext:value-type="float">
            <text:p>-2.38765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6" calcext:value-type="float">
            <text:p>13122006</text:p>
          </table:table-cell>
          <table:table-cell office:value-type="float" office:value="815.4141" calcext:value-type="float">
            <text:p>815.4141</text:p>
          </table:table-cell>
          <table:table-cell office:value-type="float" office:value="800.0643" calcext:value-type="float">
            <text:p>800.0643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1.446" calcext:value-type="float">
            <text:p>1011.446</text:p>
          </table:table-cell>
          <table:table-cell office:value-type="float" office:value="-41.96417" calcext:value-type="float">
            <text:p>-41.96417</text:p>
          </table:table-cell>
          <table:table-cell office:value-type="float" office:value="0" calcext:value-type="float">
            <text:p>0</text:p>
          </table:table-cell>
          <table:table-cell office:value-type="float" office:value="0.1920334" calcext:value-type="float">
            <text:p>0.1920334</text:p>
          </table:table-cell>
          <table:table-cell office:value-type="float" office:value="0.1964527" calcext:value-type="float">
            <text:p>0.1964527</text:p>
          </table:table-cell>
          <table:table-cell office:value-type="float" office:value="0.2458822" calcext:value-type="float">
            <text:p>0.2458822</text:p>
          </table:table-cell>
          <table:table-cell office:value-type="float" office:value="0.2532379" calcext:value-type="float">
            <text:p>0.2532379</text:p>
          </table:table-cell>
          <table:table-cell office:value-type="float" office:value="0.2569069" calcext:value-type="float">
            <text:p>0.2569069</text:p>
          </table:table-cell>
          <table:table-cell office:value-type="float" office:value="0.2327372" calcext:value-type="float">
            <text:p>0.2327372</text:p>
          </table:table-cell>
          <table:table-cell office:value-type="float" office:value="0.2306715" calcext:value-type="float">
            <text:p>0.2306715</text:p>
          </table:table-cell>
          <table:table-cell office:value-type="float" office:value="0.3167601" calcext:value-type="float">
            <text:p>0.3167601</text:p>
          </table:table-cell>
          <table:table-cell office:value-type="float" office:value="0.3016258" calcext:value-type="float">
            <text:p>0.3016258</text:p>
          </table:table-cell>
          <table:table-cell office:value-type="float" office:value="0.3564573" calcext:value-type="float">
            <text:p>0.3564573</text:p>
          </table:table-cell>
          <table:table-cell office:value-type="float" office:value="0.3756298" calcext:value-type="float">
            <text:p>0.3756298</text:p>
          </table:table-cell>
          <table:table-cell office:value-type="float" office:value="0.3913489" calcext:value-type="float">
            <text:p>0.391348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3523E-015" calcext:value-type="float">
            <text:p>1.963523E-15</text:p>
          </table:table-cell>
          <table:table-cell office:value-type="float" office:value="1.942062E-015" calcext:value-type="float">
            <text:p>1.942062E-15</text:p>
          </table:table-cell>
          <table:table-cell office:value-type="float" office:value="1.987165E-015" calcext:value-type="float">
            <text:p>1.987165E-15</text:p>
          </table:table-cell>
          <table:table-cell office:value-type="float" office:value="1.993265E-015" calcext:value-type="float">
            <text:p>1.993265E-15</text:p>
          </table:table-cell>
          <table:table-cell office:value-type="float" office:value="9.452912E-016" calcext:value-type="float">
            <text:p>9.452912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9579" calcext:value-type="float">
            <text:p>-1.09579</text:p>
          </table:table-cell>
          <table:table-cell office:value-type="float" office:value="-0.92484" calcext:value-type="float">
            <text:p>-0.92484</text:p>
          </table:table-cell>
          <table:table-cell office:value-type="float" office:value="-0.1640625" calcext:value-type="float">
            <text:p>-0.1640625</text:p>
          </table:table-cell>
          <table:table-cell office:value-type="float" office:value="-0.1308225" calcext:value-type="float">
            <text:p>-0.1308225</text:p>
          </table:table-cell>
          <table:table-cell office:value-type="float" office:value="-0.1171193" calcext:value-type="float">
            <text:p>-0.1171193</text:p>
          </table:table-cell>
          <table:table-cell office:value-type="float" office:value="-0.1006509" calcext:value-type="float">
            <text:p>-0.1006509</text:p>
          </table:table-cell>
          <table:table-cell office:value-type="float" office:value="-0.09427364" calcext:value-type="float">
            <text:p>-0.09427364</text:p>
          </table:table-cell>
          <table:table-cell office:value-type="float" office:value="-0.09416141" calcext:value-type="float">
            <text:p>-0.09416141</text:p>
          </table:table-cell>
          <table:table-cell office:value-type="float" office:value="-0.1190404" calcext:value-type="float">
            <text:p>-0.1190404</text:p>
          </table:table-cell>
          <table:table-cell office:value-type="float" office:value="-0.02660971" calcext:value-type="float">
            <text:p>-0.02660971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1.03896" calcext:value-type="float">
            <text:p>-1.03896</text:p>
          </table:table-cell>
          <table:table-cell office:value-type="float" office:value="0.004673629" calcext:value-type="float">
            <text:p>0.00467362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0373" calcext:value-type="float">
            <text:p>-2.39037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6" calcext:value-type="float">
            <text:p>14122006</text:p>
          </table:table-cell>
          <table:table-cell office:value-type="float" office:value="815.4141" calcext:value-type="float">
            <text:p>815.4141</text:p>
          </table:table-cell>
          <table:table-cell office:value-type="float" office:value="800.5613" calcext:value-type="float">
            <text:p>800.5613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0.95" calcext:value-type="float">
            <text:p>1010.95</text:p>
          </table:table-cell>
          <table:table-cell office:value-type="float" office:value="-41.96417" calcext:value-type="float">
            <text:p>-41.96417</text:p>
          </table:table-cell>
          <table:table-cell office:value-type="float" office:value="0" calcext:value-type="float">
            <text:p>0</text:p>
          </table:table-cell>
          <table:table-cell office:value-type="float" office:value="0.1642245" calcext:value-type="float">
            <text:p>0.1642245</text:p>
          </table:table-cell>
          <table:table-cell office:value-type="float" office:value="0.1957147" calcext:value-type="float">
            <text:p>0.1957147</text:p>
          </table:table-cell>
          <table:table-cell office:value-type="float" office:value="0.2448889" calcext:value-type="float">
            <text:p>0.2448889</text:p>
          </table:table-cell>
          <table:table-cell office:value-type="float" office:value="0.2528295" calcext:value-type="float">
            <text:p>0.2528295</text:p>
          </table:table-cell>
          <table:table-cell office:value-type="float" office:value="0.2565787" calcext:value-type="float">
            <text:p>0.2565787</text:p>
          </table:table-cell>
          <table:table-cell office:value-type="float" office:value="0.2324656" calcext:value-type="float">
            <text:p>0.2324656</text:p>
          </table:table-cell>
          <table:table-cell office:value-type="float" office:value="0.230433" calcext:value-type="float">
            <text:p>0.230433</text:p>
          </table:table-cell>
          <table:table-cell office:value-type="float" office:value="0.3166552" calcext:value-type="float">
            <text:p>0.3166552</text:p>
          </table:table-cell>
          <table:table-cell office:value-type="float" office:value="0.3020464" calcext:value-type="float">
            <text:p>0.3020464</text:p>
          </table:table-cell>
          <table:table-cell office:value-type="float" office:value="0.3565681" calcext:value-type="float">
            <text:p>0.3565681</text:p>
          </table:table-cell>
          <table:table-cell office:value-type="float" office:value="0.3756783" calcext:value-type="float">
            <text:p>0.3756783</text:p>
          </table:table-cell>
          <table:table-cell office:value-type="float" office:value="0.3912777" calcext:value-type="float">
            <text:p>0.391277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86281E-015" calcext:value-type="float">
            <text:p>1.986281E-15</text:p>
          </table:table-cell>
          <table:table-cell office:value-type="float" office:value="1.942045E-015" calcext:value-type="float">
            <text:p>1.942045E-15</text:p>
          </table:table-cell>
          <table:table-cell office:value-type="float" office:value="1.987151E-015" calcext:value-type="float">
            <text:p>1.987151E-15</text:p>
          </table:table-cell>
          <table:table-cell office:value-type="float" office:value="1.993261E-015" calcext:value-type="float">
            <text:p>1.993261E-15</text:p>
          </table:table-cell>
          <table:table-cell office:value-type="float" office:value="9.452773E-016" calcext:value-type="float">
            <text:p>9.452773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92293" calcext:value-type="float">
            <text:p>-3.692293</text:p>
          </table:table-cell>
          <table:table-cell office:value-type="float" office:value="-0.9501581" calcext:value-type="float">
            <text:p>-0.9501581</text:p>
          </table:table-cell>
          <table:table-cell office:value-type="float" office:value="-0.1692418" calcext:value-type="float">
            <text:p>-0.1692418</text:p>
          </table:table-cell>
          <table:table-cell office:value-type="float" office:value="-0.1324687" calcext:value-type="float">
            <text:p>-0.1324687</text:p>
          </table:table-cell>
          <table:table-cell office:value-type="float" office:value="-0.1182763" calcext:value-type="float">
            <text:p>-0.1182763</text:p>
          </table:table-cell>
          <table:table-cell office:value-type="float" office:value="-0.1015552" calcext:value-type="float">
            <text:p>-0.1015552</text:p>
          </table:table-cell>
          <table:table-cell office:value-type="float" office:value="-0.09497123" calcext:value-type="float">
            <text:p>-0.09497123</text:p>
          </table:table-cell>
          <table:table-cell office:value-type="float" office:value="-0.09443511" calcext:value-type="float">
            <text:p>-0.09443511</text:p>
          </table:table-cell>
          <table:table-cell office:value-type="float" office:value="-0.1174994" calcext:value-type="float">
            <text:p>-0.1174994</text:p>
          </table:table-cell>
          <table:table-cell office:value-type="float" office:value="-0.02646854" calcext:value-type="float">
            <text:p>-0.02646854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2.990243" calcext:value-type="float">
            <text:p>-2.990243</text:p>
          </table:table-cell>
          <table:table-cell office:value-type="float" office:value="0.004652914" calcext:value-type="float">
            <text:p>0.004652914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3171" calcext:value-type="float">
            <text:p>-2.39317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6" calcext:value-type="float">
            <text:p>15122006</text:p>
          </table:table-cell>
          <table:table-cell office:value-type="float" office:value="815.4141" calcext:value-type="float">
            <text:p>815.4141</text:p>
          </table:table-cell>
          <table:table-cell office:value-type="float" office:value="800.9315" calcext:value-type="float">
            <text:p>800.9315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0.58" calcext:value-type="float">
            <text:p>1010.58</text:p>
          </table:table-cell>
          <table:table-cell office:value-type="float" office:value="-41.96417" calcext:value-type="float">
            <text:p>-41.96417</text:p>
          </table:table-cell>
          <table:table-cell office:value-type="float" office:value="0" calcext:value-type="float">
            <text:p>0</text:p>
          </table:table-cell>
          <table:table-cell office:value-type="float" office:value="0.1516983" calcext:value-type="float">
            <text:p>0.1516983</text:p>
          </table:table-cell>
          <table:table-cell office:value-type="float" office:value="0.1933382" calcext:value-type="float">
            <text:p>0.1933382</text:p>
          </table:table-cell>
          <table:table-cell office:value-type="float" office:value="0.2436386" calcext:value-type="float">
            <text:p>0.2436386</text:p>
          </table:table-cell>
          <table:table-cell office:value-type="float" office:value="0.2524968" calcext:value-type="float">
            <text:p>0.2524968</text:p>
          </table:table-cell>
          <table:table-cell office:value-type="float" office:value="0.2563088" calcext:value-type="float">
            <text:p>0.2563088</text:p>
          </table:table-cell>
          <table:table-cell office:value-type="float" office:value="0.2321925" calcext:value-type="float">
            <text:p>0.2321925</text:p>
          </table:table-cell>
          <table:table-cell office:value-type="float" office:value="0.2302072" calcext:value-type="float">
            <text:p>0.2302072</text:p>
          </table:table-cell>
          <table:table-cell office:value-type="float" office:value="0.3165523" calcext:value-type="float">
            <text:p>0.3165523</text:p>
          </table:table-cell>
          <table:table-cell office:value-type="float" office:value="0.3024559" calcext:value-type="float">
            <text:p>0.3024559</text:p>
          </table:table-cell>
          <table:table-cell office:value-type="float" office:value="0.3566754" calcext:value-type="float">
            <text:p>0.3566754</text:p>
          </table:table-cell>
          <table:table-cell office:value-type="float" office:value="0.3757243" calcext:value-type="float">
            <text:p>0.3757243</text:p>
          </table:table-cell>
          <table:table-cell office:value-type="float" office:value="0.3912038" calcext:value-type="float">
            <text:p>0.39120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6979E-015" calcext:value-type="float">
            <text:p>1.936979E-15</text:p>
          </table:table-cell>
          <table:table-cell office:value-type="float" office:value="1.942028E-015" calcext:value-type="float">
            <text:p>1.942028E-15</text:p>
          </table:table-cell>
          <table:table-cell office:value-type="float" office:value="1.98714E-015" calcext:value-type="float">
            <text:p>1.98714E-15</text:p>
          </table:table-cell>
          <table:table-cell office:value-type="float" office:value="1.993258E-015" calcext:value-type="float">
            <text:p>1.993258E-15</text:p>
          </table:table-cell>
          <table:table-cell office:value-type="float" office:value="9.452608E-016" calcext:value-type="float">
            <text:p>9.452608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864315" calcext:value-type="float">
            <text:p>-6.864315</text:p>
          </table:table-cell>
          <table:table-cell office:value-type="float" office:value="-1.043309" calcext:value-type="float">
            <text:p>-1.043309</text:p>
          </table:table-cell>
          <table:table-cell office:value-type="float" office:value="-0.1760277" calcext:value-type="float">
            <text:p>-0.1760277</text:p>
          </table:table-cell>
          <table:table-cell office:value-type="float" office:value="-0.1338094" calcext:value-type="float">
            <text:p>-0.1338094</text:p>
          </table:table-cell>
          <table:table-cell office:value-type="float" office:value="-0.1192523" calcext:value-type="float">
            <text:p>-0.1192523</text:p>
          </table:table-cell>
          <table:table-cell office:value-type="float" office:value="-0.1024735" calcext:value-type="float">
            <text:p>-0.1024735</text:p>
          </table:table-cell>
          <table:table-cell office:value-type="float" office:value="-0.0956369" calcext:value-type="float">
            <text:p>-0.0956369</text:p>
          </table:table-cell>
          <table:table-cell office:value-type="float" office:value="-0.09470475" calcext:value-type="float">
            <text:p>-0.09470475</text:p>
          </table:table-cell>
          <table:table-cell office:value-type="float" office:value="-0.1160203" calcext:value-type="float">
            <text:p>-0.1160203</text:p>
          </table:table-cell>
          <table:table-cell office:value-type="float" office:value="-0.02633264" calcext:value-type="float">
            <text:p>-0.02633264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4.716277" calcext:value-type="float">
            <text:p>-4.716277</text:p>
          </table:table-cell>
          <table:table-cell office:value-type="float" office:value="0.004642097" calcext:value-type="float">
            <text:p>0.00464209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5885" calcext:value-type="float">
            <text:p>-2.39588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6" calcext:value-type="float">
            <text:p>16122006</text:p>
          </table:table-cell>
          <table:table-cell office:value-type="float" office:value="815.4141" calcext:value-type="float">
            <text:p>815.4141</text:p>
          </table:table-cell>
          <table:table-cell office:value-type="float" office:value="801.2383" calcext:value-type="float">
            <text:p>801.2383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0.273" calcext:value-type="float">
            <text:p>1010.273</text:p>
          </table:table-cell>
          <table:table-cell office:value-type="float" office:value="-41.96417" calcext:value-type="float">
            <text:p>-41.96417</text:p>
          </table:table-cell>
          <table:table-cell office:value-type="float" office:value="0" calcext:value-type="float">
            <text:p>0</text:p>
          </table:table-cell>
          <table:table-cell office:value-type="float" office:value="0.1451293" calcext:value-type="float">
            <text:p>0.1451293</text:p>
          </table:table-cell>
          <table:table-cell office:value-type="float" office:value="0.1909851" calcext:value-type="float">
            <text:p>0.1909851</text:p>
          </table:table-cell>
          <table:table-cell office:value-type="float" office:value="0.2422242" calcext:value-type="float">
            <text:p>0.2422242</text:p>
          </table:table-cell>
          <table:table-cell office:value-type="float" office:value="0.251996" calcext:value-type="float">
            <text:p>0.251996</text:p>
          </table:table-cell>
          <table:table-cell office:value-type="float" office:value="0.256233" calcext:value-type="float">
            <text:p>0.256233</text:p>
          </table:table-cell>
          <table:table-cell office:value-type="float" office:value="0.2319358" calcext:value-type="float">
            <text:p>0.2319358</text:p>
          </table:table-cell>
          <table:table-cell office:value-type="float" office:value="0.2299921" calcext:value-type="float">
            <text:p>0.2299921</text:p>
          </table:table-cell>
          <table:table-cell office:value-type="float" office:value="0.3164409" calcext:value-type="float">
            <text:p>0.3164409</text:p>
          </table:table-cell>
          <table:table-cell office:value-type="float" office:value="0.3029015" calcext:value-type="float">
            <text:p>0.3029015</text:p>
          </table:table-cell>
          <table:table-cell office:value-type="float" office:value="0.3567506" calcext:value-type="float">
            <text:p>0.3567506</text:p>
          </table:table-cell>
          <table:table-cell office:value-type="float" office:value="0.3757673" calcext:value-type="float">
            <text:p>0.3757673</text:p>
          </table:table-cell>
          <table:table-cell office:value-type="float" office:value="0.3911285" calcext:value-type="float">
            <text:p>0.39112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7169E-015" calcext:value-type="float">
            <text:p>1.937169E-15</text:p>
          </table:table-cell>
          <table:table-cell office:value-type="float" office:value="1.942011E-015" calcext:value-type="float">
            <text:p>1.942011E-15</text:p>
          </table:table-cell>
          <table:table-cell office:value-type="float" office:value="1.987128E-015" calcext:value-type="float">
            <text:p>1.987128E-15</text:p>
          </table:table-cell>
          <table:table-cell office:value-type="float" office:value="1.993255E-015" calcext:value-type="float">
            <text:p>1.993255E-15</text:p>
          </table:table-cell>
          <table:table-cell office:value-type="float" office:value="9.452447E-016" calcext:value-type="float">
            <text:p>9.452447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587365" calcext:value-type="float">
            <text:p>-9.587365</text:p>
          </table:table-cell>
          <table:table-cell office:value-type="float" office:value="-1.146295" calcext:value-type="float">
            <text:p>-1.146295</text:p>
          </table:table-cell>
          <table:table-cell office:value-type="float" office:value="-0.1841309" calcext:value-type="float">
            <text:p>-0.1841309</text:p>
          </table:table-cell>
          <table:table-cell office:value-type="float" office:value="-0.1358669" calcext:value-type="float">
            <text:p>-0.1358669</text:p>
          </table:table-cell>
          <table:table-cell office:value-type="float" office:value="-0.1195162" calcext:value-type="float">
            <text:p>-0.1195162</text:p>
          </table:table-cell>
          <table:table-cell office:value-type="float" office:value="-0.1033461" calcext:value-type="float">
            <text:p>-0.1033461</text:p>
          </table:table-cell>
          <table:table-cell office:value-type="float" office:value="-0.09627628" calcext:value-type="float">
            <text:p>-0.09627628</text:p>
          </table:table-cell>
          <table:table-cell office:value-type="float" office:value="-0.09499662" calcext:value-type="float">
            <text:p>-0.09499662</text:p>
          </table:table-cell>
          <table:table-cell office:value-type="float" office:value="-0.1144394" calcext:value-type="float">
            <text:p>-0.1144394</text:p>
          </table:table-cell>
          <table:table-cell office:value-type="float" office:value="-0.02623679" calcext:value-type="float">
            <text:p>-0.0262367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6.150296" calcext:value-type="float">
            <text:p>-6.150296</text:p>
          </table:table-cell>
          <table:table-cell office:value-type="float" office:value="0.0046326" calcext:value-type="float">
            <text:p>0.004632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8524" calcext:value-type="float">
            <text:p>-2.39852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6" calcext:value-type="float">
            <text:p>17122006</text:p>
          </table:table-cell>
          <table:table-cell office:value-type="float" office:value="815.4141" calcext:value-type="float">
            <text:p>815.4141</text:p>
          </table:table-cell>
          <table:table-cell office:value-type="float" office:value="801.4866" calcext:value-type="float">
            <text:p>801.4866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0.411" calcext:value-type="float">
            <text:p>1010.411</text:p>
          </table:table-cell>
          <table:table-cell office:value-type="float" office:value="-42.34953" calcext:value-type="float">
            <text:p>-42.34953</text:p>
          </table:table-cell>
          <table:table-cell office:value-type="float" office:value="0" calcext:value-type="float">
            <text:p>0</text:p>
          </table:table-cell>
          <table:table-cell office:value-type="float" office:value="0.1422475" calcext:value-type="float">
            <text:p>0.1422475</text:p>
          </table:table-cell>
          <table:table-cell office:value-type="float" office:value="0.1884658" calcext:value-type="float">
            <text:p>0.1884658</text:p>
          </table:table-cell>
          <table:table-cell office:value-type="float" office:value="0.2411798" calcext:value-type="float">
            <text:p>0.2411798</text:p>
          </table:table-cell>
          <table:table-cell office:value-type="float" office:value="0.2514392" calcext:value-type="float">
            <text:p>0.2514392</text:p>
          </table:table-cell>
          <table:table-cell office:value-type="float" office:value="0.2559904" calcext:value-type="float">
            <text:p>0.2559904</text:p>
          </table:table-cell>
          <table:table-cell office:value-type="float" office:value="0.23169" calcext:value-type="float">
            <text:p>0.23169</text:p>
          </table:table-cell>
          <table:table-cell office:value-type="float" office:value="0.2297841" calcext:value-type="float">
            <text:p>0.2297841</text:p>
          </table:table-cell>
          <table:table-cell office:value-type="float" office:value="0.3163218" calcext:value-type="float">
            <text:p>0.3163218</text:p>
          </table:table-cell>
          <table:table-cell office:value-type="float" office:value="0.3034088" calcext:value-type="float">
            <text:p>0.3034088</text:p>
          </table:table-cell>
          <table:table-cell office:value-type="float" office:value="0.3567754" calcext:value-type="float">
            <text:p>0.3567754</text:p>
          </table:table-cell>
          <table:table-cell office:value-type="float" office:value="0.3758063" calcext:value-type="float">
            <text:p>0.3758063</text:p>
          </table:table-cell>
          <table:table-cell office:value-type="float" office:value="0.3912953" calcext:value-type="float">
            <text:p>0.3912953</text:p>
          </table:table-cell>
          <table:table-cell office:value-type="float" office:value="0.4530702" calcext:value-type="float">
            <text:p>0.45307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66067" calcext:value-type="float">
            <text:p>2.466067E-10</text:p>
          </table:table-cell>
          <table:table-cell office:value-type="float" office:value="0.0003139571" calcext:value-type="float">
            <text:p>0.0003139571</text:p>
          </table:table-cell>
          <table:table-cell office:value-type="float" office:value="1.98712E-015" calcext:value-type="float">
            <text:p>1.98712E-15</text:p>
          </table:table-cell>
          <table:table-cell office:value-type="float" office:value="1.993249E-015" calcext:value-type="float">
            <text:p>1.993249E-15</text:p>
          </table:table-cell>
          <table:table-cell office:value-type="float" office:value="9.452328E-016" calcext:value-type="float">
            <text:p>9.452328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18542" calcext:value-type="float">
            <text:p>-11.18542</text:p>
          </table:table-cell>
          <table:table-cell office:value-type="float" office:value="-1.257957" calcext:value-type="float">
            <text:p>-1.257957</text:p>
          </table:table-cell>
          <table:table-cell office:value-type="float" office:value="-0.1903493" calcext:value-type="float">
            <text:p>-0.1903493</text:p>
          </table:table-cell>
          <table:table-cell office:value-type="float" office:value="-0.138198" calcext:value-type="float">
            <text:p>-0.138198</text:p>
          </table:table-cell>
          <table:table-cell office:value-type="float" office:value="-0.1203861" calcext:value-type="float">
            <text:p>-0.1203861</text:p>
          </table:table-cell>
          <table:table-cell office:value-type="float" office:value="-0.1041885" calcext:value-type="float">
            <text:p>-0.1041885</text:p>
          </table:table-cell>
          <table:table-cell office:value-type="float" office:value="-0.09689885" calcext:value-type="float">
            <text:p>-0.09689885</text:p>
          </table:table-cell>
          <table:table-cell office:value-type="float" office:value="-0.09531109" calcext:value-type="float">
            <text:p>-0.09531109</text:p>
          </table:table-cell>
          <table:table-cell office:value-type="float" office:value="-0.1126626" calcext:value-type="float">
            <text:p>-0.1126626</text:p>
          </table:table-cell>
          <table:table-cell office:value-type="float" office:value="-0.02620562" calcext:value-type="float">
            <text:p>-0.0262056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8.338699" calcext:value-type="float">
            <text:p>-8.338699</text:p>
          </table:table-cell>
          <table:table-cell office:value-type="float" office:value="0.004628512" calcext:value-type="float">
            <text:p>0.00462851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13011" calcext:value-type="float">
            <text:p>-2.31301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6" calcext:value-type="float">
            <text:p>18122006</text:p>
          </table:table-cell>
          <table:table-cell office:value-type="float" office:value="815.5411" calcext:value-type="float">
            <text:p>815.5411</text:p>
          </table:table-cell>
          <table:table-cell office:value-type="float" office:value="801.6705" calcext:value-type="float">
            <text:p>801.6705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1.197" calcext:value-type="float">
            <text:p>1011.197</text:p>
          </table:table-cell>
          <table:table-cell office:value-type="float" office:value="-43.19238" calcext:value-type="float">
            <text:p>-43.19238</text:p>
          </table:table-cell>
          <table:table-cell office:value-type="float" office:value="1.079305" calcext:value-type="float">
            <text:p>1.079305</text:p>
          </table:table-cell>
          <table:table-cell office:value-type="float" office:value="0.1432246" calcext:value-type="float">
            <text:p>0.1432246</text:p>
          </table:table-cell>
          <table:table-cell office:value-type="float" office:value="0.187214" calcext:value-type="float">
            <text:p>0.187214</text:p>
          </table:table-cell>
          <table:table-cell office:value-type="float" office:value="0.2401687" calcext:value-type="float">
            <text:p>0.2401687</text:p>
          </table:table-cell>
          <table:table-cell office:value-type="float" office:value="0.2508093" calcext:value-type="float">
            <text:p>0.2508093</text:p>
          </table:table-cell>
          <table:table-cell office:value-type="float" office:value="0.2556351" calcext:value-type="float">
            <text:p>0.2556351</text:p>
          </table:table-cell>
          <table:table-cell office:value-type="float" office:value="0.2314437" calcext:value-type="float">
            <text:p>0.2314437</text:p>
          </table:table-cell>
          <table:table-cell office:value-type="float" office:value="0.2295822" calcext:value-type="float">
            <text:p>0.2295822</text:p>
          </table:table-cell>
          <table:table-cell office:value-type="float" office:value="0.3162131" calcext:value-type="float">
            <text:p>0.3162131</text:p>
          </table:table-cell>
          <table:table-cell office:value-type="float" office:value="0.303897" calcext:value-type="float">
            <text:p>0.303897</text:p>
          </table:table-cell>
          <table:table-cell office:value-type="float" office:value="0.3568069" calcext:value-type="float">
            <text:p>0.3568069</text:p>
          </table:table-cell>
          <table:table-cell office:value-type="float" office:value="0.3758647" calcext:value-type="float">
            <text:p>0.3758647</text:p>
          </table:table-cell>
          <table:table-cell office:value-type="float" office:value="0.3916276" calcext:value-type="float">
            <text:p>0.3916276</text:p>
          </table:table-cell>
          <table:table-cell office:value-type="float" office:value="0.4574524" calcext:value-type="float">
            <text:p>0.4574524</text:p>
          </table:table-cell>
          <table:table-cell office:value-type="float" office:value="0" calcext:value-type="float">
            <text:p>0</text:p>
          </table:table-cell>
          <table:table-cell office:value-type="float" office:value="1.928124E-015" calcext:value-type="float">
            <text:p>1.928124E-15</text:p>
          </table:table-cell>
          <table:table-cell office:value-type="float" office:value="1.957124E-015" calcext:value-type="float">
            <text:p>1.957124E-15</text:p>
          </table:table-cell>
          <table:table-cell office:value-type="float" office:value="1.958974E-015" calcext:value-type="float">
            <text:p>1.958974E-15</text:p>
          </table:table-cell>
          <table:table-cell office:value-type="float" office:value="1.993247E-015" calcext:value-type="float">
            <text:p>1.993247E-15</text:p>
          </table:table-cell>
          <table:table-cell office:value-type="float" office:value="9.452203E-016" calcext:value-type="float">
            <text:p>9.452203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64967" calcext:value-type="float">
            <text:p>-10.64967</text:p>
          </table:table-cell>
          <table:table-cell office:value-type="float" office:value="-1.337763" calcext:value-type="float">
            <text:p>-1.337763</text:p>
          </table:table-cell>
          <table:table-cell office:value-type="float" office:value="-0.1966019" calcext:value-type="float">
            <text:p>-0.1966019</text:p>
          </table:table-cell>
          <table:table-cell office:value-type="float" office:value="-0.1408917" calcext:value-type="float">
            <text:p>-0.1408917</text:p>
          </table:table-cell>
          <table:table-cell office:value-type="float" office:value="-0.121676" calcext:value-type="float">
            <text:p>-0.121676</text:p>
          </table:table-cell>
          <table:table-cell office:value-type="float" office:value="-0.1050407" calcext:value-type="float">
            <text:p>-0.1050407</text:p>
          </table:table-cell>
          <table:table-cell office:value-type="float" office:value="-0.09750757" calcext:value-type="float">
            <text:p>-0.09750757</text:p>
          </table:table-cell>
          <table:table-cell office:value-type="float" office:value="-0.09559901" calcext:value-type="float">
            <text:p>-0.09559901</text:p>
          </table:table-cell>
          <table:table-cell office:value-type="float" office:value="-0.1109815" calcext:value-type="float">
            <text:p>-0.1109815</text:p>
          </table:table-cell>
          <table:table-cell office:value-type="float" office:value="-0.0261662" calcext:value-type="float">
            <text:p>-0.026166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7.198143" calcext:value-type="float">
            <text:p>-7.198143</text:p>
          </table:table-cell>
          <table:table-cell office:value-type="float" office:value="0.004622698" calcext:value-type="float">
            <text:p>0.00462269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40544" calcext:value-type="float">
            <text:p>-2.34054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6" calcext:value-type="float">
            <text:p>19122006</text:p>
          </table:table-cell>
          <table:table-cell office:value-type="float" office:value="818.5259" calcext:value-type="float">
            <text:p>818.5259</text:p>
          </table:table-cell>
          <table:table-cell office:value-type="float" office:value="801.8813" calcext:value-type="float">
            <text:p>801.8813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14.759" calcext:value-type="float">
            <text:p>1014.759</text:p>
          </table:table-cell>
          <table:table-cell office:value-type="float" office:value="-43.9802" calcext:value-type="float">
            <text:p>-43.9802</text:p>
          </table:table-cell>
          <table:table-cell office:value-type="float" office:value="0" calcext:value-type="float">
            <text:p>0</text:p>
          </table:table-cell>
          <table:table-cell office:value-type="float" office:value="0.3729227" calcext:value-type="float">
            <text:p>0.3729227</text:p>
          </table:table-cell>
          <table:table-cell office:value-type="float" office:value="0.1874357" calcext:value-type="float">
            <text:p>0.1874357</text:p>
          </table:table-cell>
          <table:table-cell office:value-type="float" office:value="0.2390023" calcext:value-type="float">
            <text:p>0.2390023</text:p>
          </table:table-cell>
          <table:table-cell office:value-type="float" office:value="0.2502907" calcext:value-type="float">
            <text:p>0.2502907</text:p>
          </table:table-cell>
          <table:table-cell office:value-type="float" office:value="0.2552227" calcext:value-type="float">
            <text:p>0.2552227</text:p>
          </table:table-cell>
          <table:table-cell office:value-type="float" office:value="0.2311894" calcext:value-type="float">
            <text:p>0.2311894</text:p>
          </table:table-cell>
          <table:table-cell office:value-type="float" office:value="0.2293834" calcext:value-type="float">
            <text:p>0.2293834</text:p>
          </table:table-cell>
          <table:table-cell office:value-type="float" office:value="0.3161111" calcext:value-type="float">
            <text:p>0.3161111</text:p>
          </table:table-cell>
          <table:table-cell office:value-type="float" office:value="0.3043695" calcext:value-type="float">
            <text:p>0.3043695</text:p>
          </table:table-cell>
          <table:table-cell office:value-type="float" office:value="0.3568448" calcext:value-type="float">
            <text:p>0.3568448</text:p>
          </table:table-cell>
          <table:table-cell office:value-type="float" office:value="0.3759329" calcext:value-type="float">
            <text:p>0.3759329</text:p>
          </table:table-cell>
          <table:table-cell office:value-type="float" office:value="0.3917677" calcext:value-type="float">
            <text:p>0.3917677</text:p>
          </table:table-cell>
          <table:table-cell office:value-type="float" office:value="0.4614761" calcext:value-type="float">
            <text:p>0.4614761</text:p>
          </table:table-cell>
          <table:table-cell office:value-type="float" office:value="0" calcext:value-type="float">
            <text:p>0</text:p>
          </table:table-cell>
          <table:table-cell office:value-type="float" office:value="0.003446008" calcext:value-type="float">
            <text:p>0.003446008</text:p>
          </table:table-cell>
          <table:table-cell office:value-type="float" office:value="1.957479E-015" calcext:value-type="float">
            <text:p>1.957479E-15</text:p>
          </table:table-cell>
          <table:table-cell office:value-type="float" office:value="1.974417E-015" calcext:value-type="float">
            <text:p>1.974417E-15</text:p>
          </table:table-cell>
          <table:table-cell office:value-type="float" office:value="1.993238E-015" calcext:value-type="float">
            <text:p>1.993238E-15</text:p>
          </table:table-cell>
          <table:table-cell office:value-type="float" office:value="9.452131E-016" calcext:value-type="float">
            <text:p>9.452131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82016" calcext:value-type="float">
            <text:p>-0.02882016</text:p>
          </table:table-cell>
          <table:table-cell office:value-type="float" office:value="-1.330718" calcext:value-type="float">
            <text:p>-1.330718</text:p>
          </table:table-cell>
          <table:table-cell office:value-type="float" office:value="-0.2040982" calcext:value-type="float">
            <text:p>-0.2040982</text:p>
          </table:table-cell>
          <table:table-cell office:value-type="float" office:value="-0.1431684" calcext:value-type="float">
            <text:p>-0.1431684</text:p>
          </table:table-cell>
          <table:table-cell office:value-type="float" office:value="-0.1231976" calcext:value-type="float">
            <text:p>-0.1231976</text:p>
          </table:table-cell>
          <table:table-cell office:value-type="float" office:value="-0.1059284" calcext:value-type="float">
            <text:p>-0.1059284</text:p>
          </table:table-cell>
          <table:table-cell office:value-type="float" office:value="-0.0981002" calcext:value-type="float">
            <text:p>-0.0981002</text:p>
          </table:table-cell>
          <table:table-cell office:value-type="float" office:value="-0.09586999" calcext:value-type="float">
            <text:p>-0.09586999</text:p>
          </table:table-cell>
          <table:table-cell office:value-type="float" office:value="-0.1093811" calcext:value-type="float">
            <text:p>-0.1093811</text:p>
          </table:table-cell>
          <table:table-cell office:value-type="float" office:value="-0.0261187" calcext:value-type="float">
            <text:p>-0.026118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6124781" calcext:value-type="float">
            <text:p>-0.006124781</text:p>
          </table:table-cell>
          <table:table-cell office:value-type="float" office:value="0.004610255" calcext:value-type="float">
            <text:p>0.004610255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4354" calcext:value-type="float">
            <text:p>-2.36435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6" calcext:value-type="float">
            <text:p>20122006</text:p>
          </table:table-cell>
          <table:table-cell office:value-type="float" office:value="826.5904" calcext:value-type="float">
            <text:p>826.5904</text:p>
          </table:table-cell>
          <table:table-cell office:value-type="float" office:value="802.2481" calcext:value-type="float">
            <text:p>802.2481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2.175" calcext:value-type="float">
            <text:p>1022.175</text:p>
          </table:table-cell>
          <table:table-cell office:value-type="float" office:value="-43.69926" calcext:value-type="float">
            <text:p>-43.69926</text:p>
          </table:table-cell>
          <table:table-cell office:value-type="float" office:value="0" calcext:value-type="float">
            <text:p>0</text:p>
          </table:table-cell>
          <table:table-cell office:value-type="float" office:value="0.336944" calcext:value-type="float">
            <text:p>0.336944</text:p>
          </table:table-cell>
          <table:table-cell office:value-type="float" office:value="0.3276255" calcext:value-type="float">
            <text:p>0.3276255</text:p>
          </table:table-cell>
          <table:table-cell office:value-type="float" office:value="0.2474427" calcext:value-type="float">
            <text:p>0.2474427</text:p>
          </table:table-cell>
          <table:table-cell office:value-type="float" office:value="0.2502709" calcext:value-type="float">
            <text:p>0.2502709</text:p>
          </table:table-cell>
          <table:table-cell office:value-type="float" office:value="0.2549839" calcext:value-type="float">
            <text:p>0.2549839</text:p>
          </table:table-cell>
          <table:table-cell office:value-type="float" office:value="0.2320439" calcext:value-type="float">
            <text:p>0.2320439</text:p>
          </table:table-cell>
          <table:table-cell office:value-type="float" office:value="0.2484815" calcext:value-type="float">
            <text:p>0.2484815</text:p>
          </table:table-cell>
          <table:table-cell office:value-type="float" office:value="0.3168008" calcext:value-type="float">
            <text:p>0.3168008</text:p>
          </table:table-cell>
          <table:table-cell office:value-type="float" office:value="0.3048325" calcext:value-type="float">
            <text:p>0.3048325</text:p>
          </table:table-cell>
          <table:table-cell office:value-type="float" office:value="0.3568889" calcext:value-type="float">
            <text:p>0.3568889</text:p>
          </table:table-cell>
          <table:table-cell office:value-type="float" office:value="0.3759995" calcext:value-type="float">
            <text:p>0.3759995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4623728" calcext:value-type="float">
            <text:p>0.4623728</text:p>
          </table:table-cell>
          <table:table-cell office:value-type="float" office:value="0" calcext:value-type="float">
            <text:p>0</text:p>
          </table:table-cell>
          <table:table-cell office:value-type="float" office:value="0.007505569" calcext:value-type="float">
            <text:p>0.007505569</text:p>
          </table:table-cell>
          <table:table-cell office:value-type="float" office:value="1.957461E-015" calcext:value-type="float">
            <text:p>1.957461E-15</text:p>
          </table:table-cell>
          <table:table-cell office:value-type="float" office:value="1.974412E-015" calcext:value-type="float">
            <text:p>1.974412E-15</text:p>
          </table:table-cell>
          <table:table-cell office:value-type="float" office:value="1.993227E-015" calcext:value-type="float">
            <text:p>1.993227E-15</text:p>
          </table:table-cell>
          <table:table-cell office:value-type="float" office:value="9.452086E-016" calcext:value-type="float">
            <text:p>9.452086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95792" calcext:value-type="float">
            <text:p>-0.01795792</text:p>
          </table:table-cell>
          <table:table-cell office:value-type="float" office:value="-0.0204314" calcext:value-type="float">
            <text:p>-0.0204314</text:p>
          </table:table-cell>
          <table:table-cell office:value-type="float" office:value="-0.1568365" calcext:value-type="float">
            <text:p>-0.1568365</text:p>
          </table:table-cell>
          <table:table-cell office:value-type="float" office:value="-0.143294" calcext:value-type="float">
            <text:p>-0.143294</text:p>
          </table:table-cell>
          <table:table-cell office:value-type="float" office:value="-0.124104" calcext:value-type="float">
            <text:p>-0.124104</text:p>
          </table:table-cell>
          <table:table-cell office:value-type="float" office:value="-0.1030171" calcext:value-type="float">
            <text:p>-0.1030171</text:p>
          </table:table-cell>
          <table:table-cell office:value-type="float" office:value="-0.05545729" calcext:value-type="float">
            <text:p>-0.05545729</text:p>
          </table:table-cell>
          <table:table-cell office:value-type="float" office:value="-0.09408005" calcext:value-type="float">
            <text:p>-0.09408005</text:p>
          </table:table-cell>
          <table:table-cell office:value-type="float" office:value="-0.1078379" calcext:value-type="float">
            <text:p>-0.1078379</text:p>
          </table:table-cell>
          <table:table-cell office:value-type="float" office:value="-0.02606367" calcext:value-type="float">
            <text:p>-0.0260636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1697204" calcext:value-type="float">
            <text:p>-0.01697204</text:p>
          </table:table-cell>
          <table:table-cell office:value-type="float" office:value="0.004587383" calcext:value-type="float">
            <text:p>0.00458738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3995" calcext:value-type="float">
            <text:p>-2.37399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6" calcext:value-type="float">
            <text:p>21122006</text:p>
          </table:table-cell>
          <table:table-cell office:value-type="float" office:value="827.3522" calcext:value-type="float">
            <text:p>827.3522</text:p>
          </table:table-cell>
          <table:table-cell office:value-type="float" office:value="802.634" calcext:value-type="float">
            <text:p>802.634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2.196" calcext:value-type="float">
            <text:p>1022.196</text:p>
          </table:table-cell>
          <table:table-cell office:value-type="float" office:value="-43.34335" calcext:value-type="float">
            <text:p>-43.34335</text:p>
          </table:table-cell>
          <table:table-cell office:value-type="float" office:value="0" calcext:value-type="float">
            <text:p>0</text:p>
          </table:table-cell>
          <table:table-cell office:value-type="float" office:value="0.3061592" calcext:value-type="float">
            <text:p>0.3061592</text:p>
          </table:table-cell>
          <table:table-cell office:value-type="float" office:value="0.3102148" calcext:value-type="float">
            <text:p>0.3102148</text:p>
          </table:table-cell>
          <table:table-cell office:value-type="float" office:value="0.257232" calcext:value-type="float">
            <text:p>0.257232</text:p>
          </table:table-cell>
          <table:table-cell office:value-type="float" office:value="0.2515135" calcext:value-type="float">
            <text:p>0.2515135</text:p>
          </table:table-cell>
          <table:table-cell office:value-type="float" office:value="0.2552644" calcext:value-type="float">
            <text:p>0.2552644</text:p>
          </table:table-cell>
          <table:table-cell office:value-type="float" office:value="0.2330982" calcext:value-type="float">
            <text:p>0.2330982</text:p>
          </table:table-cell>
          <table:table-cell office:value-type="float" office:value="0.2524882" calcext:value-type="float">
            <text:p>0.2524882</text:p>
          </table:table-cell>
          <table:table-cell office:value-type="float" office:value="0.317828" calcext:value-type="float">
            <text:p>0.317828</text:p>
          </table:table-cell>
          <table:table-cell office:value-type="float" office:value="0.3052938" calcext:value-type="float">
            <text:p>0.3052938</text:p>
          </table:table-cell>
          <table:table-cell office:value-type="float" office:value="0.3569377" calcext:value-type="float">
            <text:p>0.3569377</text:p>
          </table:table-cell>
          <table:table-cell office:value-type="float" office:value="0.3760606" calcext:value-type="float">
            <text:p>0.3760606</text:p>
          </table:table-cell>
          <table:table-cell office:value-type="float" office:value="0.3917826" calcext:value-type="float">
            <text:p>0.3917826</text:p>
          </table:table-cell>
          <table:table-cell office:value-type="float" office:value="0.4623729" calcext:value-type="float">
            <text:p>0.4623729</text:p>
          </table:table-cell>
          <table:table-cell office:value-type="float" office:value="0" calcext:value-type="float">
            <text:p>0</text:p>
          </table:table-cell>
          <table:table-cell office:value-type="float" office:value="0.003310046" calcext:value-type="float">
            <text:p>0.003310046</text:p>
          </table:table-cell>
          <table:table-cell office:value-type="float" office:value="1.957439E-015" calcext:value-type="float">
            <text:p>1.957439E-15</text:p>
          </table:table-cell>
          <table:table-cell office:value-type="float" office:value="1.974407E-015" calcext:value-type="float">
            <text:p>1.974407E-15</text:p>
          </table:table-cell>
          <table:table-cell office:value-type="float" office:value="1.993217E-015" calcext:value-type="float">
            <text:p>1.993217E-15</text:p>
          </table:table-cell>
          <table:table-cell office:value-type="float" office:value="9.452019E-016" calcext:value-type="float">
            <text:p>9.452019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005075" calcext:value-type="float">
            <text:p>-0.03005075</text:p>
          </table:table-cell>
          <table:table-cell office:value-type="float" office:value="-0.02836003" calcext:value-type="float">
            <text:p>-0.02836003</text:p>
          </table:table-cell>
          <table:table-cell office:value-type="float" office:value="-0.1162556" calcext:value-type="float">
            <text:p>-0.1162556</text:p>
          </table:table-cell>
          <table:table-cell office:value-type="float" office:value="-0.1379887" calcext:value-type="float">
            <text:p>-0.1379887</text:p>
          </table:table-cell>
          <table:table-cell office:value-type="float" office:value="-0.1230811" calcext:value-type="float">
            <text:p>-0.1230811</text:p>
          </table:table-cell>
          <table:table-cell office:value-type="float" office:value="-0.09950422" calcext:value-type="float">
            <text:p>-0.09950422</text:p>
          </table:table-cell>
          <table:table-cell office:value-type="float" office:value="-0.04944612" calcext:value-type="float">
            <text:p>-0.04944612</text:p>
          </table:table-cell>
          <table:table-cell office:value-type="float" office:value="-0.09145095" calcext:value-type="float">
            <text:p>-0.09145095</text:p>
          </table:table-cell>
          <table:table-cell office:value-type="float" office:value="-0.1063244" calcext:value-type="float">
            <text:p>-0.1063244</text:p>
          </table:table-cell>
          <table:table-cell office:value-type="float" office:value="-0.02600288" calcext:value-type="float">
            <text:p>-0.02600288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3138807" calcext:value-type="float">
            <text:p>-0.03138807</text:p>
          </table:table-cell>
          <table:table-cell office:value-type="float" office:value="0.004531413" calcext:value-type="float">
            <text:p>0.00453141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7159" calcext:value-type="float">
            <text:p>-2.37715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6" calcext:value-type="float">
            <text:p>22122006</text:p>
          </table:table-cell>
          <table:table-cell office:value-type="float" office:value="827.3522" calcext:value-type="float">
            <text:p>827.3522</text:p>
          </table:table-cell>
          <table:table-cell office:value-type="float" office:value="803.0273" calcext:value-type="float">
            <text:p>803.0273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1.735" calcext:value-type="float">
            <text:p>1021.735</text:p>
          </table:table-cell>
          <table:table-cell office:value-type="float" office:value="-43.27539" calcext:value-type="float">
            <text:p>-43.27539</text:p>
          </table:table-cell>
          <table:table-cell office:value-type="float" office:value="0" calcext:value-type="float">
            <text:p>0</text:p>
          </table:table-cell>
          <table:table-cell office:value-type="float" office:value="0.259997" calcext:value-type="float">
            <text:p>0.259997</text:p>
          </table:table-cell>
          <table:table-cell office:value-type="float" office:value="0.2876058" calcext:value-type="float">
            <text:p>0.2876058</text:p>
          </table:table-cell>
          <table:table-cell office:value-type="float" office:value="0.2652017" calcext:value-type="float">
            <text:p>0.2652017</text:p>
          </table:table-cell>
          <table:table-cell office:value-type="float" office:value="0.2541946" calcext:value-type="float">
            <text:p>0.2541946</text:p>
          </table:table-cell>
          <table:table-cell office:value-type="float" office:value="0.2560457" calcext:value-type="float">
            <text:p>0.2560457</text:p>
          </table:table-cell>
          <table:table-cell office:value-type="float" office:value="0.2338384" calcext:value-type="float">
            <text:p>0.2338384</text:p>
          </table:table-cell>
          <table:table-cell office:value-type="float" office:value="0.2478171" calcext:value-type="float">
            <text:p>0.2478171</text:p>
          </table:table-cell>
          <table:table-cell office:value-type="float" office:value="0.3186177" calcext:value-type="float">
            <text:p>0.3186177</text:p>
          </table:table-cell>
          <table:table-cell office:value-type="float" office:value="0.3057516" calcext:value-type="float">
            <text:p>0.3057516</text:p>
          </table:table-cell>
          <table:table-cell office:value-type="float" office:value="0.3569911" calcext:value-type="float">
            <text:p>0.3569911</text:p>
          </table:table-cell>
          <table:table-cell office:value-type="float" office:value="0.3761157" calcext:value-type="float">
            <text:p>0.3761157</text:p>
          </table:table-cell>
          <table:table-cell office:value-type="float" office:value="0.3917514" calcext:value-type="float">
            <text:p>0.3917514</text:p>
          </table:table-cell>
          <table:table-cell office:value-type="float" office:value="0.4623658" calcext:value-type="float">
            <text:p>0.4623658</text:p>
          </table:table-cell>
          <table:table-cell office:value-type="float" office:value="0" calcext:value-type="float">
            <text:p>0</text:p>
          </table:table-cell>
          <table:table-cell office:value-type="float" office:value="0.04821994" calcext:value-type="float">
            <text:p>0.04821994</text:p>
          </table:table-cell>
          <table:table-cell office:value-type="float" office:value="0.00002346291" calcext:value-type="float">
            <text:p>2.346291E-05</text:p>
          </table:table-cell>
          <table:table-cell office:value-type="float" office:value="1.974401E-015" calcext:value-type="float">
            <text:p>1.974401E-15</text:p>
          </table:table-cell>
          <table:table-cell office:value-type="float" office:value="1.993208E-015" calcext:value-type="float">
            <text:p>1.993208E-15</text:p>
          </table:table-cell>
          <table:table-cell office:value-type="float" office:value="9.451961E-016" calcext:value-type="float">
            <text:p>9.451961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937382" calcext:value-type="float">
            <text:p>-0.09937382</text:p>
          </table:table-cell>
          <table:table-cell office:value-type="float" office:value="-0.04851488" calcext:value-type="float">
            <text:p>-0.04851488</text:p>
          </table:table-cell>
          <table:table-cell office:value-type="float" office:value="-0.09185147" calcext:value-type="float">
            <text:p>-0.09185147</text:p>
          </table:table-cell>
          <table:table-cell office:value-type="float" office:value="-0.1272321" calcext:value-type="float">
            <text:p>-0.1272321</text:p>
          </table:table-cell>
          <table:table-cell office:value-type="float" office:value="-0.1202381" calcext:value-type="float">
            <text:p>-0.1202381</text:p>
          </table:table-cell>
          <table:table-cell office:value-type="float" office:value="-0.09710681" calcext:value-type="float">
            <text:p>-0.09710681</text:p>
          </table:table-cell>
          <table:table-cell office:value-type="float" office:value="-0.05650225" calcext:value-type="float">
            <text:p>-0.05650225</text:p>
          </table:table-cell>
          <table:table-cell office:value-type="float" office:value="-0.08947567" calcext:value-type="float">
            <text:p>-0.08947567</text:p>
          </table:table-cell>
          <table:table-cell office:value-type="float" office:value="-0.1048457" calcext:value-type="float">
            <text:p>-0.1048457</text:p>
          </table:table-cell>
          <table:table-cell office:value-type="float" office:value="-0.02593652" calcext:value-type="float">
            <text:p>-0.0259365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1081387" calcext:value-type="float">
            <text:p>-0.1081387</text:p>
          </table:table-cell>
          <table:table-cell office:value-type="float" office:value="0.004544052" calcext:value-type="float">
            <text:p>0.00454405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0445" calcext:value-type="float">
            <text:p>-2.38044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6" calcext:value-type="float">
            <text:p>23122006</text:p>
          </table:table-cell>
          <table:table-cell office:value-type="float" office:value="827.3522" calcext:value-type="float">
            <text:p>827.3522</text:p>
          </table:table-cell>
          <table:table-cell office:value-type="float" office:value="803.3118" calcext:value-type="float">
            <text:p>803.3118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1.45" calcext:value-type="float">
            <text:p>1021.45</text:p>
          </table:table-cell>
          <table:table-cell office:value-type="float" office:value="-43.27539" calcext:value-type="float">
            <text:p>-43.27539</text:p>
          </table:table-cell>
          <table:table-cell office:value-type="float" office:value="0" calcext:value-type="float">
            <text:p>0</text:p>
          </table:table-cell>
          <table:table-cell office:value-type="float" office:value="0.2675599" calcext:value-type="float">
            <text:p>0.2675599</text:p>
          </table:table-cell>
          <table:table-cell office:value-type="float" office:value="0.2803625" calcext:value-type="float">
            <text:p>0.2803625</text:p>
          </table:table-cell>
          <table:table-cell office:value-type="float" office:value="0.2671597" calcext:value-type="float">
            <text:p>0.2671597</text:p>
          </table:table-cell>
          <table:table-cell office:value-type="float" office:value="0.2570016" calcext:value-type="float">
            <text:p>0.2570016</text:p>
          </table:table-cell>
          <table:table-cell office:value-type="float" office:value="0.2573994" calcext:value-type="float">
            <text:p>0.2573994</text:p>
          </table:table-cell>
          <table:table-cell office:value-type="float" office:value="0.2343267" calcext:value-type="float">
            <text:p>0.2343267</text:p>
          </table:table-cell>
          <table:table-cell office:value-type="float" office:value="0.2441368" calcext:value-type="float">
            <text:p>0.2441368</text:p>
          </table:table-cell>
          <table:table-cell office:value-type="float" office:value="0.3191623" calcext:value-type="float">
            <text:p>0.3191623</text:p>
          </table:table-cell>
          <table:table-cell office:value-type="float" office:value="0.3062032" calcext:value-type="float">
            <text:p>0.3062032</text:p>
          </table:table-cell>
          <table:table-cell office:value-type="float" office:value="0.3570482" calcext:value-type="float">
            <text:p>0.3570482</text:p>
          </table:table-cell>
          <table:table-cell office:value-type="float" office:value="0.3761652" calcext:value-type="float">
            <text:p>0.3761652</text:p>
          </table:table-cell>
          <table:table-cell office:value-type="float" office:value="0.3917093" calcext:value-type="float">
            <text:p>0.3917093</text:p>
          </table:table-cell>
          <table:table-cell office:value-type="float" office:value="0.4623681" calcext:value-type="float">
            <text:p>0.4623681</text:p>
          </table:table-cell>
          <table:table-cell office:value-type="float" office:value="0" calcext:value-type="float">
            <text:p>0</text:p>
          </table:table-cell>
          <table:table-cell office:value-type="float" office:value="0.02300548" calcext:value-type="float">
            <text:p>0.02300548</text:p>
          </table:table-cell>
          <table:table-cell office:value-type="float" office:value="1.940672E-015" calcext:value-type="float">
            <text:p>1.940672E-15</text:p>
          </table:table-cell>
          <table:table-cell office:value-type="float" office:value="1.974397E-015" calcext:value-type="float">
            <text:p>1.974397E-15</text:p>
          </table:table-cell>
          <table:table-cell office:value-type="float" office:value="1.993198E-015" calcext:value-type="float">
            <text:p>1.993198E-15</text:p>
          </table:table-cell>
          <table:table-cell office:value-type="float" office:value="9.451921E-016" calcext:value-type="float">
            <text:p>9.451921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994661" calcext:value-type="float">
            <text:p>-0.07994661</text:p>
          </table:table-cell>
          <table:table-cell office:value-type="float" office:value="-0.05948379" calcext:value-type="float">
            <text:p>-0.05948379</text:p>
          </table:table-cell>
          <table:table-cell office:value-type="float" office:value="-0.0866972" calcext:value-type="float">
            <text:p>-0.0866972</text:p>
          </table:table-cell>
          <table:table-cell office:value-type="float" office:value="-0.1168868" calcext:value-type="float">
            <text:p>-0.1168868</text:p>
          </table:table-cell>
          <table:table-cell office:value-type="float" office:value="-0.1154689" calcext:value-type="float">
            <text:p>-0.1154689</text:p>
          </table:table-cell>
          <table:table-cell office:value-type="float" office:value="-0.0955615" calcext:value-type="float">
            <text:p>-0.0955615</text:p>
          </table:table-cell>
          <table:table-cell office:value-type="float" office:value="-0.06287746" calcext:value-type="float">
            <text:p>-0.06287746</text:p>
          </table:table-cell>
          <table:table-cell office:value-type="float" office:value="-0.0881402" calcext:value-type="float">
            <text:p>-0.0881402</text:p>
          </table:table-cell>
          <table:table-cell office:value-type="float" office:value="-0.103409" calcext:value-type="float">
            <text:p>-0.103409</text:p>
          </table:table-cell>
          <table:table-cell office:value-type="float" office:value="-0.02586562" calcext:value-type="float">
            <text:p>-0.02586562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8027796" calcext:value-type="float">
            <text:p>-0.08027796</text:p>
          </table:table-cell>
          <table:table-cell office:value-type="float" office:value="0.004497696" calcext:value-type="float">
            <text:p>0.00449769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3186" calcext:value-type="float">
            <text:p>-2.38318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6" calcext:value-type="float">
            <text:p>24122006</text:p>
          </table:table-cell>
          <table:table-cell office:value-type="float" office:value="827.3522" calcext:value-type="float">
            <text:p>827.3522</text:p>
          </table:table-cell>
          <table:table-cell office:value-type="float" office:value="803.6928" calcext:value-type="float">
            <text:p>803.6928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1.07" calcext:value-type="float">
            <text:p>1021.07</text:p>
          </table:table-cell>
          <table:table-cell office:value-type="float" office:value="-43.27539" calcext:value-type="float">
            <text:p>-43.27539</text:p>
          </table:table-cell>
          <table:table-cell office:value-type="float" office:value="0" calcext:value-type="float">
            <text:p>0</text:p>
          </table:table-cell>
          <table:table-cell office:value-type="float" office:value="0.2606285" calcext:value-type="float">
            <text:p>0.2606285</text:p>
          </table:table-cell>
          <table:table-cell office:value-type="float" office:value="0.2733342" calcext:value-type="float">
            <text:p>0.2733342</text:p>
          </table:table-cell>
          <table:table-cell office:value-type="float" office:value="0.2671424" calcext:value-type="float">
            <text:p>0.2671424</text:p>
          </table:table-cell>
          <table:table-cell office:value-type="float" office:value="0.259273" calcext:value-type="float">
            <text:p>0.259273</text:p>
          </table:table-cell>
          <table:table-cell office:value-type="float" office:value="0.2592275" calcext:value-type="float">
            <text:p>0.2592275</text:p>
          </table:table-cell>
          <table:table-cell office:value-type="float" office:value="0.2347639" calcext:value-type="float">
            <text:p>0.2347639</text:p>
          </table:table-cell>
          <table:table-cell office:value-type="float" office:value="0.2411287" calcext:value-type="float">
            <text:p>0.2411287</text:p>
          </table:table-cell>
          <table:table-cell office:value-type="float" office:value="0.3195234" calcext:value-type="float">
            <text:p>0.3195234</text:p>
          </table:table-cell>
          <table:table-cell office:value-type="float" office:value="0.3066467" calcext:value-type="float">
            <text:p>0.3066467</text:p>
          </table:table-cell>
          <table:table-cell office:value-type="float" office:value="0.357109" calcext:value-type="float">
            <text:p>0.357109</text:p>
          </table:table-cell>
          <table:table-cell office:value-type="float" office:value="0.3762096" calcext:value-type="float">
            <text:p>0.3762096</text:p>
          </table:table-cell>
          <table:table-cell office:value-type="float" office:value="0.3916605" calcext:value-type="float">
            <text:p>0.3916605</text:p>
          </table:table-cell>
          <table:table-cell office:value-type="float" office:value="0.4623681" calcext:value-type="float">
            <text:p>0.4623681</text:p>
          </table:table-cell>
          <table:table-cell office:value-type="float" office:value="0" calcext:value-type="float">
            <text:p>0</text:p>
          </table:table-cell>
          <table:table-cell office:value-type="float" office:value="0.01458193" calcext:value-type="float">
            <text:p>0.01458193</text:p>
          </table:table-cell>
          <table:table-cell office:value-type="float" office:value="1.960649E-015" calcext:value-type="float">
            <text:p>1.960649E-15</text:p>
          </table:table-cell>
          <table:table-cell office:value-type="float" office:value="1.974389E-015" calcext:value-type="float">
            <text:p>1.974389E-15</text:p>
          </table:table-cell>
          <table:table-cell office:value-type="float" office:value="1.993188E-015" calcext:value-type="float">
            <text:p>1.993188E-15</text:p>
          </table:table-cell>
          <table:table-cell office:value-type="float" office:value="9.451908E-016" calcext:value-type="float">
            <text:p>9.451908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604862" calcext:value-type="float">
            <text:p>-0.09604862</text:p>
          </table:table-cell>
          <table:table-cell office:value-type="float" office:value="-0.07242798" calcext:value-type="float">
            <text:p>-0.07242798</text:p>
          </table:table-cell>
          <table:table-cell office:value-type="float" office:value="-0.08667492" calcext:value-type="float">
            <text:p>-0.08667492</text:p>
          </table:table-cell>
          <table:table-cell office:value-type="float" office:value="-0.1092236" calcext:value-type="float">
            <text:p>-0.1092236</text:p>
          </table:table-cell>
          <table:table-cell office:value-type="float" office:value="-0.1093586" calcext:value-type="float">
            <text:p>-0.1093586</text:p>
          </table:table-cell>
          <table:table-cell office:value-type="float" office:value="-0.09420443" calcext:value-type="float">
            <text:p>-0.09420443</text:p>
          </table:table-cell>
          <table:table-cell office:value-type="float" office:value="-0.06869636" calcext:value-type="float">
            <text:p>-0.06869636</text:p>
          </table:table-cell>
          <table:table-cell office:value-type="float" office:value="-0.08726627" calcext:value-type="float">
            <text:p>-0.08726627</text:p>
          </table:table-cell>
          <table:table-cell office:value-type="float" office:value="-0.1020192" calcext:value-type="float">
            <text:p>-0.1020192</text:p>
          </table:table-cell>
          <table:table-cell office:value-type="float" office:value="-0.02579029" calcext:value-type="float">
            <text:p>-0.0257902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102701" calcext:value-type="float">
            <text:p>-0.102701</text:p>
          </table:table-cell>
          <table:table-cell office:value-type="float" office:value="0.004453509" calcext:value-type="float">
            <text:p>0.00445350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5922" calcext:value-type="float">
            <text:p>-2.38592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6" calcext:value-type="float">
            <text:p>25122006</text:p>
          </table:table-cell>
          <table:table-cell office:value-type="float" office:value="827.3522" calcext:value-type="float">
            <text:p>827.3522</text:p>
          </table:table-cell>
          <table:table-cell office:value-type="float" office:value="804.049" calcext:value-type="float">
            <text:p>804.049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0.714" calcext:value-type="float">
            <text:p>1020.714</text:p>
          </table:table-cell>
          <table:table-cell office:value-type="float" office:value="-43.27539" calcext:value-type="float">
            <text:p>-43.27539</text:p>
          </table:table-cell>
          <table:table-cell office:value-type="float" office:value="0" calcext:value-type="float">
            <text:p>0</text:p>
          </table:table-cell>
          <table:table-cell office:value-type="float" office:value="0.2047849" calcext:value-type="float">
            <text:p>0.2047849</text:p>
          </table:table-cell>
          <table:table-cell office:value-type="float" office:value="0.2616593" calcext:value-type="float">
            <text:p>0.2616593</text:p>
          </table:table-cell>
          <table:table-cell office:value-type="float" office:value="0.2650486" calcext:value-type="float">
            <text:p>0.2650486</text:p>
          </table:table-cell>
          <table:table-cell office:value-type="float" office:value="0.2609076" calcext:value-type="float">
            <text:p>0.2609076</text:p>
          </table:table-cell>
          <table:table-cell office:value-type="float" office:value="0.260836" calcext:value-type="float">
            <text:p>0.260836</text:p>
          </table:table-cell>
          <table:table-cell office:value-type="float" office:value="0.2350748" calcext:value-type="float">
            <text:p>0.2350748</text:p>
          </table:table-cell>
          <table:table-cell office:value-type="float" office:value="0.2389266" calcext:value-type="float">
            <text:p>0.2389266</text:p>
          </table:table-cell>
          <table:table-cell office:value-type="float" office:value="0.3197514" calcext:value-type="float">
            <text:p>0.3197514</text:p>
          </table:table-cell>
          <table:table-cell office:value-type="float" office:value="0.3070809" calcext:value-type="float">
            <text:p>0.3070809</text:p>
          </table:table-cell>
          <table:table-cell office:value-type="float" office:value="0.3571724" calcext:value-type="float">
            <text:p>0.3571724</text:p>
          </table:table-cell>
          <table:table-cell office:value-type="float" office:value="0.3762494" calcext:value-type="float">
            <text:p>0.3762494</text:p>
          </table:table-cell>
          <table:table-cell office:value-type="float" office:value="0.3916046" calcext:value-type="float">
            <text:p>0.3916046</text:p>
          </table:table-cell>
          <table:table-cell office:value-type="float" office:value="0.4623575" calcext:value-type="float">
            <text:p>0.4623575</text:p>
          </table:table-cell>
          <table:table-cell office:value-type="float" office:value="0" calcext:value-type="float">
            <text:p>0</text:p>
          </table:table-cell>
          <table:table-cell office:value-type="float" office:value="0.07583616" calcext:value-type="float">
            <text:p>0.07583616</text:p>
          </table:table-cell>
          <table:table-cell office:value-type="float" office:value="0.003453854" calcext:value-type="float">
            <text:p>0.003453854</text:p>
          </table:table-cell>
          <table:table-cell office:value-type="float" office:value="1.974384E-015" calcext:value-type="float">
            <text:p>1.974384E-15</text:p>
          </table:table-cell>
          <table:table-cell office:value-type="float" office:value="1.99318E-015" calcext:value-type="float">
            <text:p>1.99318E-15</text:p>
          </table:table-cell>
          <table:table-cell office:value-type="float" office:value="9.451895E-016" calcext:value-type="float">
            <text:p>9.451895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831335" calcext:value-type="float">
            <text:p>-0.5831335</text:p>
          </table:table-cell>
          <table:table-cell office:value-type="float" office:value="-0.09997697" calcext:value-type="float">
            <text:p>-0.09997697</text:p>
          </table:table-cell>
          <table:table-cell office:value-type="float" office:value="-0.09202805" calcext:value-type="float">
            <text:p>-0.09202805</text:p>
          </table:table-cell>
          <table:table-cell office:value-type="float" office:value="-0.1040303" calcext:value-type="float">
            <text:p>-0.1040303</text:p>
          </table:table-cell>
          <table:table-cell office:value-type="float" office:value="-0.1042574" calcext:value-type="float">
            <text:p>-0.1042574</text:p>
          </table:table-cell>
          <table:table-cell office:value-type="float" office:value="-0.09325302" calcext:value-type="float">
            <text:p>-0.09325302</text:p>
          </table:table-cell>
          <table:table-cell office:value-type="float" office:value="-0.07334883" calcext:value-type="float">
            <text:p>-0.07334883</text:p>
          </table:table-cell>
          <table:table-cell office:value-type="float" office:value="-0.08671992" calcext:value-type="float">
            <text:p>-0.08671992</text:p>
          </table:table-cell>
          <table:table-cell office:value-type="float" office:value="-0.1006787" calcext:value-type="float">
            <text:p>-0.1006787</text:p>
          </table:table-cell>
          <table:table-cell office:value-type="float" office:value="-0.02571203" calcext:value-type="float">
            <text:p>-0.02571203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591273" calcext:value-type="float">
            <text:p>-0.591273</text:p>
          </table:table-cell>
          <table:table-cell office:value-type="float" office:value="0.00449988" calcext:value-type="float">
            <text:p>0.0044998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9056" calcext:value-type="float">
            <text:p>-2.3890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6" calcext:value-type="float">
            <text:p>26122006</text:p>
          </table:table-cell>
          <table:table-cell office:value-type="float" office:value="827.3522" calcext:value-type="float">
            <text:p>827.3522</text:p>
          </table:table-cell>
          <table:table-cell office:value-type="float" office:value="804.3107" calcext:value-type="float">
            <text:p>804.3107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0.452" calcext:value-type="float">
            <text:p>1020.452</text:p>
          </table:table-cell>
          <table:table-cell office:value-type="float" office:value="-43.27539" calcext:value-type="float">
            <text:p>-43.27539</text:p>
          </table:table-cell>
          <table:table-cell office:value-type="float" office:value="0" calcext:value-type="float">
            <text:p>0</text:p>
          </table:table-cell>
          <table:table-cell office:value-type="float" office:value="0.2504122" calcext:value-type="float">
            <text:p>0.2504122</text:p>
          </table:table-cell>
          <table:table-cell office:value-type="float" office:value="0.2636231" calcext:value-type="float">
            <text:p>0.2636231</text:p>
          </table:table-cell>
          <table:table-cell office:value-type="float" office:value="0.2627373" calcext:value-type="float">
            <text:p>0.2627373</text:p>
          </table:table-cell>
          <table:table-cell office:value-type="float" office:value="0.2615267" calcext:value-type="float">
            <text:p>0.2615267</text:p>
          </table:table-cell>
          <table:table-cell office:value-type="float" office:value="0.2619086" calcext:value-type="float">
            <text:p>0.2619086</text:p>
          </table:table-cell>
          <table:table-cell office:value-type="float" office:value="0.2353085" calcext:value-type="float">
            <text:p>0.2353085</text:p>
          </table:table-cell>
          <table:table-cell office:value-type="float" office:value="0.2373463" calcext:value-type="float">
            <text:p>0.2373463</text:p>
          </table:table-cell>
          <table:table-cell office:value-type="float" office:value="0.3198664" calcext:value-type="float">
            <text:p>0.3198664</text:p>
          </table:table-cell>
          <table:table-cell office:value-type="float" office:value="0.3076112" calcext:value-type="float">
            <text:p>0.3076112</text:p>
          </table:table-cell>
          <table:table-cell office:value-type="float" office:value="0.3571637" calcext:value-type="float">
            <text:p>0.3571637</text:p>
          </table:table-cell>
          <table:table-cell office:value-type="float" office:value="0.3762826" calcext:value-type="float">
            <text:p>0.3762826</text:p>
          </table:table-cell>
          <table:table-cell office:value-type="float" office:value="0.3915431" calcext:value-type="float">
            <text:p>0.3915431</text:p>
          </table:table-cell>
          <table:table-cell office:value-type="float" office:value="0.4623693" calcext:value-type="float">
            <text:p>0.4623693</text:p>
          </table:table-cell>
          <table:table-cell office:value-type="float" office:value="0" calcext:value-type="float">
            <text:p>0</text:p>
          </table:table-cell>
          <table:table-cell office:value-type="float" office:value="0.01663592" calcext:value-type="float">
            <text:p>0.01663592</text:p>
          </table:table-cell>
          <table:table-cell office:value-type="float" office:value="1.946421E-015" calcext:value-type="float">
            <text:p>1.946421E-15</text:p>
          </table:table-cell>
          <table:table-cell office:value-type="float" office:value="1.974377E-015" calcext:value-type="float">
            <text:p>1.974377E-15</text:p>
          </table:table-cell>
          <table:table-cell office:value-type="float" office:value="1.993172E-015" calcext:value-type="float">
            <text:p>1.993172E-15</text:p>
          </table:table-cell>
          <table:table-cell office:value-type="float" office:value="9.451895E-016" calcext:value-type="float">
            <text:p>9.451895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39824" calcext:value-type="float">
            <text:p>-0.1339824</text:p>
          </table:table-cell>
          <table:table-cell office:value-type="float" office:value="-0.09577212" calcext:value-type="float">
            <text:p>-0.09577212</text:p>
          </table:table-cell>
          <table:table-cell office:value-type="float" office:value="-0.09851064" calcext:value-type="float">
            <text:p>-0.09851064</text:p>
          </table:table-cell>
          <table:table-cell office:value-type="float" office:value="-0.1021254" calcext:value-type="float">
            <text:p>-0.1021254</text:p>
          </table:table-cell>
          <table:table-cell office:value-type="float" office:value="-0.1009981" calcext:value-type="float">
            <text:p>-0.1009981</text:p>
          </table:table-cell>
          <table:table-cell office:value-type="float" office:value="-0.09254284" calcext:value-type="float">
            <text:p>-0.09254284</text:p>
          </table:table-cell>
          <table:table-cell office:value-type="float" office:value="-0.07691371" calcext:value-type="float">
            <text:p>-0.07691371</text:p>
          </table:table-cell>
          <table:table-cell office:value-type="float" office:value="-0.08644417" calcext:value-type="float">
            <text:p>-0.08644417</text:p>
          </table:table-cell>
          <table:table-cell office:value-type="float" office:value="-0.09907173" calcext:value-type="float">
            <text:p>-0.09907173</text:p>
          </table:table-cell>
          <table:table-cell office:value-type="float" office:value="-0.02572185" calcext:value-type="float">
            <text:p>-0.02572185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1376362" calcext:value-type="float">
            <text:p>-0.1376362</text:p>
          </table:table-cell>
          <table:table-cell office:value-type="float" office:value="0.004414548" calcext:value-type="float">
            <text:p>0.00441454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1244" calcext:value-type="float">
            <text:p>-2.39124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6" calcext:value-type="float">
            <text:p>27122006</text:p>
          </table:table-cell>
          <table:table-cell office:value-type="float" office:value="827.4792" calcext:value-type="float">
            <text:p>827.4792</text:p>
          </table:table-cell>
          <table:table-cell office:value-type="float" office:value="804.7054" calcext:value-type="float">
            <text:p>804.7054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0.184" calcext:value-type="float">
            <text:p>1020.184</text:p>
          </table:table-cell>
          <table:table-cell office:value-type="float" office:value="-43.27462" calcext:value-type="float">
            <text:p>-43.27462</text:p>
          </table:table-cell>
          <table:table-cell office:value-type="float" office:value="0" calcext:value-type="float">
            <text:p>0</text:p>
          </table:table-cell>
          <table:table-cell office:value-type="float" office:value="0.2609718" calcext:value-type="float">
            <text:p>0.2609718</text:p>
          </table:table-cell>
          <table:table-cell office:value-type="float" office:value="0.2589343" calcext:value-type="float">
            <text:p>0.2589343</text:p>
          </table:table-cell>
          <table:table-cell office:value-type="float" office:value="0.2618221" calcext:value-type="float">
            <text:p>0.2618221</text:p>
          </table:table-cell>
          <table:table-cell office:value-type="float" office:value="0.2618451" calcext:value-type="float">
            <text:p>0.2618451</text:p>
          </table:table-cell>
          <table:table-cell office:value-type="float" office:value="0.2625342" calcext:value-type="float">
            <text:p>0.2625342</text:p>
          </table:table-cell>
          <table:table-cell office:value-type="float" office:value="0.2354679" calcext:value-type="float">
            <text:p>0.2354679</text:p>
          </table:table-cell>
          <table:table-cell office:value-type="float" office:value="0.2362088" calcext:value-type="float">
            <text:p>0.2362088</text:p>
          </table:table-cell>
          <table:table-cell office:value-type="float" office:value="0.3199178" calcext:value-type="float">
            <text:p>0.3199178</text:p>
          </table:table-cell>
          <table:table-cell office:value-type="float" office:value="0.3081478" calcext:value-type="float">
            <text:p>0.3081478</text:p>
          </table:table-cell>
          <table:table-cell office:value-type="float" office:value="0.3571484" calcext:value-type="float">
            <text:p>0.3571484</text:p>
          </table:table-cell>
          <table:table-cell office:value-type="float" office:value="0.376305" calcext:value-type="float">
            <text:p>0.376305</text:p>
          </table:table-cell>
          <table:table-cell office:value-type="float" office:value="0.3914791" calcext:value-type="float">
            <text:p>0.3914791</text:p>
          </table:table-cell>
          <table:table-cell office:value-type="float" office:value="0.4623737" calcext:value-type="float">
            <text:p>0.4623737</text:p>
          </table:table-cell>
          <table:table-cell office:value-type="float" office:value="0" calcext:value-type="float">
            <text:p>0</text:p>
          </table:table-cell>
          <table:table-cell office:value-type="float" office:value="0.001141204" calcext:value-type="float">
            <text:p>0.001141204</text:p>
          </table:table-cell>
          <table:table-cell office:value-type="float" office:value="1.956634E-015" calcext:value-type="float">
            <text:p>1.956634E-15</text:p>
          </table:table-cell>
          <table:table-cell office:value-type="float" office:value="1.974368E-015" calcext:value-type="float">
            <text:p>1.974368E-15</text:p>
          </table:table-cell>
          <table:table-cell office:value-type="float" office:value="1.993165E-015" calcext:value-type="float">
            <text:p>1.993165E-15</text:p>
          </table:table-cell>
          <table:table-cell office:value-type="float" office:value="9.451863E-016" calcext:value-type="float">
            <text:p>9.451863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75922" calcext:value-type="float">
            <text:p>-0.1075922</text:p>
          </table:table-cell>
          <table:table-cell office:value-type="float" office:value="-0.1103217" calcext:value-type="float">
            <text:p>-0.1103217</text:p>
          </table:table-cell>
          <table:table-cell office:value-type="float" office:value="-0.1011676" calcext:value-type="float">
            <text:p>-0.1011676</text:p>
          </table:table-cell>
          <table:table-cell office:value-type="float" office:value="-0.101167" calcext:value-type="float">
            <text:p>-0.101167</text:p>
          </table:table-cell>
          <table:table-cell office:value-type="float" office:value="-0.09914995" calcext:value-type="float">
            <text:p>-0.09914995</text:p>
          </table:table-cell>
          <table:table-cell office:value-type="float" office:value="-0.0920627" calcext:value-type="float">
            <text:p>-0.0920627</text:p>
          </table:table-cell>
          <table:table-cell office:value-type="float" office:value="-0.0795989" calcext:value-type="float">
            <text:p>-0.0795989</text:p>
          </table:table-cell>
          <table:table-cell office:value-type="float" office:value="-0.08632147" calcext:value-type="float">
            <text:p>-0.08632147</text:p>
          </table:table-cell>
          <table:table-cell office:value-type="float" office:value="-0.09747035" calcext:value-type="float">
            <text:p>-0.09747035</text:p>
          </table:table-cell>
          <table:table-cell office:value-type="float" office:value="-0.02574079" calcext:value-type="float">
            <text:p>-0.02574079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1054695" calcext:value-type="float">
            <text:p>-0.1054695</text:p>
          </table:table-cell>
          <table:table-cell office:value-type="float" office:value="0.004365506" calcext:value-type="float">
            <text:p>0.00436550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3724" calcext:value-type="float">
            <text:p>-2.39372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6" calcext:value-type="float">
            <text:p>28122006</text:p>
          </table:table-cell>
          <table:table-cell office:value-type="float" office:value="831.0989" calcext:value-type="float">
            <text:p>831.0989</text:p>
          </table:table-cell>
          <table:table-cell office:value-type="float" office:value="804.9792" calcext:value-type="float">
            <text:p>804.9792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23.493" calcext:value-type="float">
            <text:p>1023.493</text:p>
          </table:table-cell>
          <table:table-cell office:value-type="float" office:value="-43.238" calcext:value-type="float">
            <text:p>-43.238</text:p>
          </table:table-cell>
          <table:table-cell office:value-type="float" office:value="0" calcext:value-type="float">
            <text:p>0</text:p>
          </table:table-cell>
          <table:table-cell office:value-type="float" office:value="0.5373651" calcext:value-type="float">
            <text:p>0.5373651</text:p>
          </table:table-cell>
          <table:table-cell office:value-type="float" office:value="0.262046" calcext:value-type="float">
            <text:p>0.262046</text:p>
          </table:table-cell>
          <table:table-cell office:value-type="float" office:value="0.2610602" calcext:value-type="float">
            <text:p>0.2610602</text:p>
          </table:table-cell>
          <table:table-cell office:value-type="float" office:value="0.2619614" calcext:value-type="float">
            <text:p>0.2619614</text:p>
          </table:table-cell>
          <table:table-cell office:value-type="float" office:value="0.2628971" calcext:value-type="float">
            <text:p>0.2628971</text:p>
          </table:table-cell>
          <table:table-cell office:value-type="float" office:value="0.2355767" calcext:value-type="float">
            <text:p>0.2355767</text:p>
          </table:table-cell>
          <table:table-cell office:value-type="float" office:value="0.2366637" calcext:value-type="float">
            <text:p>0.2366637</text:p>
          </table:table-cell>
          <table:table-cell office:value-type="float" office:value="0.3199393" calcext:value-type="float">
            <text:p>0.3199393</text:p>
          </table:table-cell>
          <table:table-cell office:value-type="float" office:value="0.308666" calcext:value-type="float">
            <text:p>0.308666</text:p>
          </table:table-cell>
          <table:table-cell office:value-type="float" office:value="0.3571429" calcext:value-type="float">
            <text:p>0.3571429</text:p>
          </table:table-cell>
          <table:table-cell office:value-type="float" office:value="0.376319" calcext:value-type="float">
            <text:p>0.376319</text:p>
          </table:table-cell>
          <table:table-cell office:value-type="float" office:value="0.3914115" calcext:value-type="float">
            <text:p>0.39141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0168854" calcext:value-type="float">
            <text:p>1.68854E-05</text:p>
          </table:table-cell>
          <table:table-cell office:value-type="float" office:value="0.00001176535" calcext:value-type="float">
            <text:p>1.176535E-05</text:p>
          </table:table-cell>
          <table:table-cell office:value-type="float" office:value="1.956618E-015" calcext:value-type="float">
            <text:p>1.956618E-15</text:p>
          </table:table-cell>
          <table:table-cell office:value-type="float" office:value="1.974361E-015" calcext:value-type="float">
            <text:p>1.974361E-15</text:p>
          </table:table-cell>
          <table:table-cell office:value-type="float" office:value="1.993156E-015" calcext:value-type="float">
            <text:p>1.993156E-15</text:p>
          </table:table-cell>
          <table:table-cell office:value-type="float" office:value="9.451836E-016" calcext:value-type="float">
            <text:p>9.451836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340883" calcext:value-type="float">
            <text:p>-0.002340883</text:p>
          </table:table-cell>
          <table:table-cell office:value-type="float" office:value="-0.1036026" calcext:value-type="float">
            <text:p>-0.1036026</text:p>
          </table:table-cell>
          <table:table-cell office:value-type="float" office:value="-0.1034975" calcext:value-type="float">
            <text:p>-0.1034975</text:p>
          </table:table-cell>
          <table:table-cell office:value-type="float" office:value="-0.1008175" calcext:value-type="float">
            <text:p>-0.1008175</text:p>
          </table:table-cell>
          <table:table-cell office:value-type="float" office:value="-0.09809515" calcext:value-type="float">
            <text:p>-0.09809515</text:p>
          </table:table-cell>
          <table:table-cell office:value-type="float" office:value="-0.09173819" calcext:value-type="float">
            <text:p>-0.09173819</text:p>
          </table:table-cell>
          <table:table-cell office:value-type="float" office:value="-0.08037294" calcext:value-type="float">
            <text:p>-0.08037294</text:p>
          </table:table-cell>
          <table:table-cell office:value-type="float" office:value="-0.08627087" calcext:value-type="float">
            <text:p>-0.08627087</text:p>
          </table:table-cell>
          <table:table-cell office:value-type="float" office:value="-0.09595093" calcext:value-type="float">
            <text:p>-0.09595093</text:p>
          </table:table-cell>
          <table:table-cell office:value-type="float" office:value="-0.02574777" calcext:value-type="float">
            <text:p>-0.0257477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4396057" calcext:value-type="float">
            <text:p>0.00439605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6178" calcext:value-type="float">
            <text:p>-2.39617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6" calcext:value-type="float">
            <text:p>29122006</text:p>
          </table:table-cell>
          <table:table-cell office:value-type="float" office:value="847.7358" calcext:value-type="float">
            <text:p>847.7358</text:p>
          </table:table-cell>
          <table:table-cell office:value-type="float" office:value="805.3638" calcext:value-type="float">
            <text:p>805.3638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39.357" calcext:value-type="float">
            <text:p>1039.357</text:p>
          </table:table-cell>
          <table:table-cell office:value-type="float" office:value="-42.84866" calcext:value-type="float">
            <text:p>-42.84866</text:p>
          </table:table-cell>
          <table:table-cell office:value-type="float" office:value="0" calcext:value-type="float">
            <text:p>0</text:p>
          </table:table-cell>
          <table:table-cell office:value-type="float" office:value="0.5450219" calcext:value-type="float">
            <text:p>0.5450219</text:p>
          </table:table-cell>
          <table:table-cell office:value-type="float" office:value="0.5477776" calcext:value-type="float">
            <text:p>0.5477776</text:p>
          </table:table-cell>
          <table:table-cell office:value-type="float" office:value="0.3136289" calcext:value-type="float">
            <text:p>0.3136289</text:p>
          </table:table-cell>
          <table:table-cell office:value-type="float" office:value="0.2644559" calcext:value-type="float">
            <text:p>0.2644559</text:p>
          </table:table-cell>
          <table:table-cell office:value-type="float" office:value="0.2635778" calcext:value-type="float">
            <text:p>0.2635778</text:p>
          </table:table-cell>
          <table:table-cell office:value-type="float" office:value="0.2369035" calcext:value-type="float">
            <text:p>0.2369035</text:p>
          </table:table-cell>
          <table:table-cell office:value-type="float" office:value="0.2551418" calcext:value-type="float">
            <text:p>0.2551418</text:p>
          </table:table-cell>
          <table:table-cell office:value-type="float" office:value="0.3207114" calcext:value-type="float">
            <text:p>0.3207114</text:p>
          </table:table-cell>
          <table:table-cell office:value-type="float" office:value="0.3091708" calcext:value-type="float">
            <text:p>0.3091708</text:p>
          </table:table-cell>
          <table:table-cell office:value-type="float" office:value="0.3571461" calcext:value-type="float">
            <text:p>0.3571461</text:p>
          </table:table-cell>
          <table:table-cell office:value-type="float" office:value="0.3763263" calcext:value-type="float">
            <text:p>0.3763263</text:p>
          </table:table-cell>
          <table:table-cell office:value-type="float" office:value="0.3913402" calcext:value-type="float">
            <text:p>0.391340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53E-015" calcext:value-type="float">
            <text:p>1.98953E-15</text:p>
          </table:table-cell>
          <table:table-cell office:value-type="float" office:value="1.956597E-015" calcext:value-type="float">
            <text:p>1.956597E-15</text:p>
          </table:table-cell>
          <table:table-cell office:value-type="float" office:value="1.974351E-015" calcext:value-type="float">
            <text:p>1.974351E-15</text:p>
          </table:table-cell>
          <table:table-cell office:value-type="float" office:value="1.993148E-015" calcext:value-type="float">
            <text:p>1.993148E-15</text:p>
          </table:table-cell>
          <table:table-cell office:value-type="float" office:value="9.451801E-016" calcext:value-type="float">
            <text:p>9.451801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065703" calcext:value-type="float">
            <text:p>-0.001065703</text:p>
          </table:table-cell>
          <table:table-cell office:value-type="float" office:value="-0.0009649114" calcext:value-type="float">
            <text:p>-0.0009649114</text:p>
          </table:table-cell>
          <table:table-cell office:value-type="float" office:value="-0.0458454" calcext:value-type="float">
            <text:p>-0.0458454</text:p>
          </table:table-cell>
          <table:table-cell office:value-type="float" office:value="-0.09397862" calcext:value-type="float">
            <text:p>-0.09397862</text:p>
          </table:table-cell>
          <table:table-cell office:value-type="float" office:value="-0.09619497" calcext:value-type="float">
            <text:p>-0.09619497</text:p>
          </table:table-cell>
          <table:table-cell office:value-type="float" office:value="-0.08791322" calcext:value-type="float">
            <text:p>-0.08791322</text:p>
          </table:table-cell>
          <table:table-cell office:value-type="float" office:value="-0.04657413" calcext:value-type="float">
            <text:p>-0.04657413</text:p>
          </table:table-cell>
          <table:table-cell office:value-type="float" office:value="-0.08448664" calcext:value-type="float">
            <text:p>-0.08448664</text:p>
          </table:table-cell>
          <table:table-cell office:value-type="float" office:value="-0.09449629" calcext:value-type="float">
            <text:p>-0.09449629</text:p>
          </table:table-cell>
          <table:table-cell office:value-type="float" office:value="-0.02574394" calcext:value-type="float">
            <text:p>-0.02574394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4352617" calcext:value-type="float">
            <text:p>0.00435261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8597" calcext:value-type="float">
            <text:p>-2.39859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6" calcext:value-type="float">
            <text:p>30122006</text:p>
          </table:table-cell>
          <table:table-cell office:value-type="float" office:value="868.5004" calcext:value-type="float">
            <text:p>868.5004</text:p>
          </table:table-cell>
          <table:table-cell office:value-type="float" office:value="805.1099" calcext:value-type="float">
            <text:p>805.1099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60.292" calcext:value-type="float">
            <text:p>1060.292</text:p>
          </table:table-cell>
          <table:table-cell office:value-type="float" office:value="-42.76526" calcext:value-type="float">
            <text:p>-42.76526</text:p>
          </table:table-cell>
          <table:table-cell office:value-type="float" office:value="24.83948" calcext:value-type="float">
            <text:p>24.83948</text:p>
          </table:table-cell>
          <table:table-cell office:value-type="float" office:value="0.4217934" calcext:value-type="float">
            <text:p>0.4217934</text:p>
          </table:table-cell>
          <table:table-cell office:value-type="float" office:value="0.4254354" calcext:value-type="float">
            <text:p>0.4254354</text:p>
          </table:table-cell>
          <table:table-cell office:value-type="float" office:value="0.4330713" calcext:value-type="float">
            <text:p>0.4330713</text:p>
          </table:table-cell>
          <table:table-cell office:value-type="float" office:value="0.4437307" calcext:value-type="float">
            <text:p>0.4437307</text:p>
          </table:table-cell>
          <table:table-cell office:value-type="float" office:value="0.4528159" calcext:value-type="float">
            <text:p>0.4528159</text:p>
          </table:table-cell>
          <table:table-cell office:value-type="float" office:value="0.2423604" calcext:value-type="float">
            <text:p>0.2423604</text:p>
          </table:table-cell>
          <table:table-cell office:value-type="float" office:value="0.2747589" calcext:value-type="float">
            <text:p>0.2747589</text:p>
          </table:table-cell>
          <table:table-cell office:value-type="float" office:value="0.3226131" calcext:value-type="float">
            <text:p>0.3226131</text:p>
          </table:table-cell>
          <table:table-cell office:value-type="float" office:value="0.3096791" calcext:value-type="float">
            <text:p>0.3096791</text:p>
          </table:table-cell>
          <table:table-cell office:value-type="float" office:value="0.3571567" calcext:value-type="float">
            <text:p>0.3571567</text:p>
          </table:table-cell>
          <table:table-cell office:value-type="float" office:value="0.3763298" calcext:value-type="float">
            <text:p>0.3763298</text:p>
          </table:table-cell>
          <table:table-cell office:value-type="float" office:value="0.3913695" calcext:value-type="float">
            <text:p>0.3913695</text:p>
          </table:table-cell>
          <table:table-cell office:value-type="float" office:value="0.4590538" calcext:value-type="float">
            <text:p>0.4590538</text:p>
          </table:table-cell>
          <table:table-cell office:value-type="float" office:value="0" calcext:value-type="float">
            <text:p>0</text:p>
          </table:table-cell>
          <table:table-cell office:value-type="float" office:value="1.988214E-015" calcext:value-type="float">
            <text:p>1.988214E-15</text:p>
          </table:table-cell>
          <table:table-cell office:value-type="float" office:value="1.956581E-015" calcext:value-type="float">
            <text:p>1.956581E-15</text:p>
          </table:table-cell>
          <table:table-cell office:value-type="float" office:value="1.974339E-015" calcext:value-type="float">
            <text:p>1.974339E-15</text:p>
          </table:table-cell>
          <table:table-cell office:value-type="float" office:value="1.99314E-015" calcext:value-type="float">
            <text:p>1.99314E-15</text:p>
          </table:table-cell>
          <table:table-cell office:value-type="float" office:value="9.451774E-016" calcext:value-type="float">
            <text:p>9.45177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31843" calcext:value-type="float">
            <text:p>-0.00431843</text:p>
          </table:table-cell>
          <table:table-cell office:value-type="float" office:value="-0.004061363" calcext:value-type="float">
            <text:p>-0.004061363</text:p>
          </table:table-cell>
          <table:table-cell office:value-type="float" office:value="-0.003648453" calcext:value-type="float">
            <text:p>-0.003648453</text:p>
          </table:table-cell>
          <table:table-cell office:value-type="float" office:value="-0.003202233" calcext:value-type="float">
            <text:p>-0.003202233</text:p>
          </table:table-cell>
          <table:table-cell office:value-type="float" office:value="-0.002831946" calcext:value-type="float">
            <text:p>-0.002831946</text:p>
          </table:table-cell>
          <table:table-cell office:value-type="float" office:value="-0.07400062" calcext:value-type="float">
            <text:p>-0.07400062</text:p>
          </table:table-cell>
          <table:table-cell office:value-type="float" office:value="-0.02611266" calcext:value-type="float">
            <text:p>-0.02611266</text:p>
          </table:table-cell>
          <table:table-cell office:value-type="float" office:value="-0.08024217" calcext:value-type="float">
            <text:p>-0.08024217</text:p>
          </table:table-cell>
          <table:table-cell office:value-type="float" office:value="-0.09305681" calcext:value-type="float">
            <text:p>-0.09305681</text:p>
          </table:table-cell>
          <table:table-cell office:value-type="float" office:value="-0.02573087" calcext:value-type="float">
            <text:p>-0.02573087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04446063" calcext:value-type="float">
            <text:p>-0.004446063</text:p>
          </table:table-cell>
          <table:table-cell office:value-type="float" office:value="0.004256429" calcext:value-type="float">
            <text:p>0.00425642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5399" calcext:value-type="float">
            <text:p>-2.36539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6" calcext:value-type="float">
            <text:p>31122006</text:p>
          </table:table-cell>
          <table:table-cell office:value-type="float" office:value="868.5113" calcext:value-type="float">
            <text:p>868.5113</text:p>
          </table:table-cell>
          <table:table-cell office:value-type="float" office:value="805.2534" calcext:value-type="float">
            <text:p>805.2534</text:p>
          </table:table-cell>
          <table:table-cell office:value-type="float" office:value="76.56259" calcext:value-type="float">
            <text:p>76.56259</text:p>
          </table:table-cell>
          <table:table-cell office:value-type="float" office:value="1060.093" calcext:value-type="float">
            <text:p>1060.093</text:p>
          </table:table-cell>
          <table:table-cell office:value-type="float" office:value="-42.69863" calcext:value-type="float">
            <text:p>-42.69863</text:p>
          </table:table-cell>
          <table:table-cell office:value-type="float" office:value="22.43626" calcext:value-type="float">
            <text:p>22.43626</text:p>
          </table:table-cell>
          <table:table-cell office:value-type="float" office:value="0.3067001" calcext:value-type="float">
            <text:p>0.3067001</text:p>
          </table:table-cell>
          <table:table-cell office:value-type="float" office:value="0.3627927" calcext:value-type="float">
            <text:p>0.3627927</text:p>
          </table:table-cell>
          <table:table-cell office:value-type="float" office:value="0.382034" calcext:value-type="float">
            <text:p>0.382034</text:p>
          </table:table-cell>
          <table:table-cell office:value-type="float" office:value="0.3942383" calcext:value-type="float">
            <text:p>0.3942383</text:p>
          </table:table-cell>
          <table:table-cell office:value-type="float" office:value="0.3992387" calcext:value-type="float">
            <text:p>0.3992387</text:p>
          </table:table-cell>
          <table:table-cell office:value-type="float" office:value="0.2544013" calcext:value-type="float">
            <text:p>0.2544013</text:p>
          </table:table-cell>
          <table:table-cell office:value-type="float" office:value="0.3719966" calcext:value-type="float">
            <text:p>0.3719966</text:p>
          </table:table-cell>
          <table:table-cell office:value-type="float" office:value="0.3252123" calcext:value-type="float">
            <text:p>0.3252123</text:p>
          </table:table-cell>
          <table:table-cell office:value-type="float" office:value="0.3101977" calcext:value-type="float">
            <text:p>0.3101977</text:p>
          </table:table-cell>
          <table:table-cell office:value-type="float" office:value="0.3571745" calcext:value-type="float">
            <text:p>0.3571745</text:p>
          </table:table-cell>
          <table:table-cell office:value-type="float" office:value="0.3763414" calcext:value-type="float">
            <text:p>0.3763414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4615984" calcext:value-type="float">
            <text:p>0.4615984</text:p>
          </table:table-cell>
          <table:table-cell office:value-type="float" office:value="0" calcext:value-type="float">
            <text:p>0</text:p>
          </table:table-cell>
          <table:table-cell office:value-type="float" office:value="0.07152974" calcext:value-type="float">
            <text:p>0.07152974</text:p>
          </table:table-cell>
          <table:table-cell office:value-type="float" office:value="0.00116337" calcext:value-type="float">
            <text:p>0.00116337</text:p>
          </table:table-cell>
          <table:table-cell office:value-type="float" office:value="1.974333E-015" calcext:value-type="float">
            <text:p>1.974333E-15</text:p>
          </table:table-cell>
          <table:table-cell office:value-type="float" office:value="1.99313E-015" calcext:value-type="float">
            <text:p>1.99313E-15</text:p>
          </table:table-cell>
          <table:table-cell office:value-type="float" office:value="9.451747E-016" calcext:value-type="float">
            <text:p>9.451747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62984" calcext:value-type="float">
            <text:p>-0.02862984</text:p>
          </table:table-cell>
          <table:table-cell office:value-type="float" office:value="-0.01077355" calcext:value-type="float">
            <text:p>-0.01077355</text:p>
          </table:table-cell>
          <table:table-cell office:value-type="float" office:value="-0.007847645" calcext:value-type="float">
            <text:p>-0.007847645</text:p>
          </table:table-cell>
          <table:table-cell office:value-type="float" office:value="-0.006549587" calcext:value-type="float">
            <text:p>-0.006549587</text:p>
          </table:table-cell>
          <table:table-cell office:value-type="float" office:value="-0.006059675" calcext:value-type="float">
            <text:p>-0.006059675</text:p>
          </table:table-cell>
          <table:table-cell office:value-type="float" office:value="-0.05119345" calcext:value-type="float">
            <text:p>-0.05119345</text:p>
          </table:table-cell>
          <table:table-cell office:value-type="float" office:value="-0.002090962" calcext:value-type="float">
            <text:p>-0.002090962</text:p>
          </table:table-cell>
          <table:table-cell office:value-type="float" office:value="-0.07482645" calcext:value-type="float">
            <text:p>-0.07482645</text:p>
          </table:table-cell>
          <table:table-cell office:value-type="float" office:value="-0.09161336" calcext:value-type="float">
            <text:p>-0.09161336</text:p>
          </table:table-cell>
          <table:table-cell office:value-type="float" office:value="-0.02570926" calcext:value-type="float">
            <text:p>-0.02570926</text:p>
          </table:table-cell>
          <table:table-cell office:value-type="float" office:value="0" calcext:value-type="float">
            <text:p>0</text:p>
          </table:table-cell>
          <table:table-cell office:value-type="float" office:value="0.01534285" calcext:value-type="float">
            <text:p>0.01534285</text:p>
          </table:table-cell>
          <table:table-cell office:value-type="float" office:value="-0.06817976" calcext:value-type="float">
            <text:p>-0.06817976</text:p>
          </table:table-cell>
          <table:table-cell office:value-type="float" office:value="0.004415478" calcext:value-type="float">
            <text:p>0.00441547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6187" calcext:value-type="float">
            <text:p>-2.376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40:21.845625774</dc:date>
    <meta:editing-duration>PT8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